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Normal_32_2" style:data-style-name="N2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6" style:family="table-cell" style:parent-style-name="Normal_32_2" style:data-style-name="N21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FE7F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fo:background-color="#CCFFCC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DDEBF7"/>
    </style:style>
    <style:style style:name="ce21" style:family="table-cell" style:parent-style-name="Default" style:data-style-name="N14">
      <style:table-cell-properties fo:background-color="#E2EFDA"/>
    </style:style>
    <style:style style:name="ce22" style:family="table-cell" style:parent-style-name="Default" style:data-style-name="N14">
      <style:table-cell-properties fo:background-color="#FFF2CC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CFE7F5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99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_Data" table:style-name="ta1">
        <table:table-column table:style-name="co1" table:number-columns-repeated="2" table:default-cell-style-name="ce1"/>
        <table:table-column table:style-name="co1" table:default-cell-style-name="ce29"/>
        <table:table-column table:style-name="co2" table:default-cell-style-name="ce30"/>
        <table:table-column table:style-name="co3" table:default-cell-style-name="ce19"/>
        <table:table-column table:style-name="co4" table:number-columns-repeated="7" table:default-cell-style-name="ce28"/>
        <table:table-column table:style-name="co4" table:number-columns-repeated="5" table:default-cell-style-name="ce20"/>
        <table:table-column table:style-name="co5" table:default-cell-style-name="ce20"/>
        <table:table-column table:style-name="co5" table:number-columns-repeated="13" table:default-cell-style-name="ce21"/>
        <table:table-column table:style-name="co2" table:default-cell-style-name="ce30"/>
        <table:table-column table:style-name="co6" table:default-cell-style-name="ce19"/>
        <table:table-column table:style-name="co3" table:number-columns-repeated="7" table:default-cell-style-name="ce28"/>
        <table:table-column table:style-name="co3" table:number-columns-repeated="5" table:default-cell-style-name="ce20"/>
        <table:table-column table:style-name="co5" table:default-cell-style-name="ce20"/>
        <table:table-column table:style-name="co5" table:number-columns-repeated="13" table:default-cell-style-name="ce21"/>
        <table:table-column table:style-name="co2" table:default-cell-style-name="ce30"/>
        <table:table-column table:style-name="co7" table:default-cell-style-name="ce19"/>
        <table:table-column table:style-name="co4" table:number-columns-repeated="7" table:default-cell-style-name="ce28"/>
        <table:table-column table:style-name="co4" table:default-cell-style-name="ce20"/>
        <table:table-column table:style-name="co5" table:default-cell-style-name="ce20"/>
        <table:table-column table:style-name="co8" table:default-cell-style-name="ce20"/>
        <table:table-column table:style-name="co2" table:number-columns-repeated="2" table:default-cell-style-name="ce20"/>
        <table:table-column table:style-name="co5" table:default-cell-style-name="ce20"/>
        <table:table-column table:style-name="co2" table:number-columns-repeated="13" table:default-cell-style-name="ce21"/>
        <table:table-column table:style-name="co9" table:default-cell-style-name="ce29"/>
        <table:table-column table:style-name="co2" table:number-columns-repeated="13" table:default-cell-style-name="ce22"/>
        <table:table-column table:style-name="co2" table:number-columns-repeated="956" table:default-cell-style-name="ce1"/>
        <table:table-column table:style-name="co10" table:number-columns-repeated="15327" table:default-cell-style-name="ce1"/>
        <table:table-row table:style-name="ro1">
          <table:table-cell office:value-type="string" table:style-name="ce7">
            <text:p>Key</text:p>
          </table:table-cell>
          <table:table-cell office:value-type="string" table:style-name="ce7">
            <text:p>Current Position</text:p>
          </table:table-cell>
          <table:table-cell office:value-type="string" table:style-name="ce8">
            <text:p>USERNAME</text:p>
          </table:table-cell>
          <table:table-cell office:value-type="string" table:style-name="ce9">
            <text:p>Stock1</text:p>
          </table:table-cell>
          <table:table-cell office:value-type="string" table:style-name="ce10">
            <text:p>Jan 1</text:p>
          </table:table-cell>
          <table:table-cell office:value-type="string" table:style-name="ce11">
            <text:p>Jan 6</text:p>
          </table:table-cell>
          <table:table-cell office:value-type="string" table:style-name="ce11">
            <text:p>Jan 13</text:p>
          </table:table-cell>
          <table:table-cell office:value-type="string" table:style-name="ce11">
            <text:p>Jan 20</text:p>
          </table:table-cell>
          <table:table-cell office:value-type="string" table:style-name="ce11">
            <text:p>Jan 27</text:p>
          </table:table-cell>
          <table:table-cell office:value-type="string" table:style-name="ce11">
            <text:p>Feb 3</text:p>
          </table:table-cell>
          <table:table-cell office:value-type="string" table:style-name="ce11">
            <text:p>Feb 10</text:p>
          </table:table-cell>
          <table:table-cell office:value-type="string" table:style-name="ce11">
            <text:p>Feb 17</text:p>
          </table:table-cell>
          <table:table-cell office:value-type="string" table:style-name="ce11">
            <text:p>Feb 24</text:p>
          </table:table-cell>
          <table:table-cell office:value-type="string" table:style-name="ce11">
            <text:p>March 3</text:p>
          </table:table-cell>
          <table:table-cell office:value-type="string" table:style-name="ce11">
            <text:p>March 10</text:p>
          </table:table-cell>
          <table:table-cell office:value-type="string" table:style-name="ce11">
            <text:p>March 17</text:p>
          </table:table-cell>
          <table:table-cell office:value-type="string" table:style-name="ce11">
            <text:p>March 24</text:p>
          </table:table-cell>
          <table:table-cell office:value-type="string" table:style-name="ce11">
            <text:p>March 31</text:p>
          </table:table-cell>
          <table:table-cell office:value-type="string" table:style-name="ce12">
            <text:p>Jan 6</text:p>
          </table:table-cell>
          <table:table-cell office:value-type="string" table:style-name="ce12">
            <text:p>Jan 13</text:p>
          </table:table-cell>
          <table:table-cell office:value-type="string" table:style-name="ce12">
            <text:p>Jan 20</text:p>
          </table:table-cell>
          <table:table-cell office:value-type="string" table:style-name="ce12">
            <text:p>Jan 27</text:p>
          </table:table-cell>
          <table:table-cell office:value-type="string" table:style-name="ce12">
            <text:p>Feb 3</text:p>
          </table:table-cell>
          <table:table-cell office:value-type="string" table:style-name="ce12">
            <text:p>Feb 10</text:p>
          </table:table-cell>
          <table:table-cell office:value-type="string" table:style-name="ce12">
            <text:p>Feb 17</text:p>
          </table:table-cell>
          <table:table-cell office:value-type="string" table:style-name="ce12">
            <text:p>Feb 24</text:p>
          </table:table-cell>
          <table:table-cell office:value-type="string" table:style-name="ce12">
            <text:p>March 3</text:p>
          </table:table-cell>
          <table:table-cell office:value-type="string" table:style-name="ce12">
            <text:p>March 10</text:p>
          </table:table-cell>
          <table:table-cell office:value-type="string" table:style-name="ce12">
            <text:p>March 17</text:p>
          </table:table-cell>
          <table:table-cell office:value-type="string" table:style-name="ce12">
            <text:p>March 24</text:p>
          </table:table-cell>
          <table:table-cell office:value-type="string" table:style-name="ce12">
            <text:p>March 31</text:p>
          </table:table-cell>
          <table:table-cell office:value-type="string" table:style-name="ce9">
            <text:p>Stock2</text:p>
          </table:table-cell>
          <table:table-cell office:value-type="string" table:style-name="ce13">
            <text:p>Jan 1</text:p>
          </table:table-cell>
          <table:table-cell office:value-type="string" table:style-name="ce11">
            <text:p>Jan 6</text:p>
          </table:table-cell>
          <table:table-cell office:value-type="string" table:style-name="ce11">
            <text:p>Jan 13</text:p>
          </table:table-cell>
          <table:table-cell office:value-type="string" table:style-name="ce11">
            <text:p>Jan 20</text:p>
          </table:table-cell>
          <table:table-cell office:value-type="string" table:style-name="ce11">
            <text:p>Jan 27</text:p>
          </table:table-cell>
          <table:table-cell office:value-type="string" table:style-name="ce11">
            <text:p>Feb 3</text:p>
          </table:table-cell>
          <table:table-cell office:value-type="string" table:style-name="ce11">
            <text:p>Feb 10</text:p>
          </table:table-cell>
          <table:table-cell office:value-type="string" table:style-name="ce11">
            <text:p>Feb 17</text:p>
          </table:table-cell>
          <table:table-cell office:value-type="string" table:style-name="ce11">
            <text:p>Feb 24</text:p>
          </table:table-cell>
          <table:table-cell office:value-type="string" table:style-name="ce11">
            <text:p>March 3</text:p>
          </table:table-cell>
          <table:table-cell office:value-type="string" table:style-name="ce11">
            <text:p>March 10</text:p>
          </table:table-cell>
          <table:table-cell office:value-type="string" table:style-name="ce11">
            <text:p>March 17</text:p>
          </table:table-cell>
          <table:table-cell office:value-type="string" table:style-name="ce11">
            <text:p>March 24</text:p>
          </table:table-cell>
          <table:table-cell office:value-type="string" table:style-name="ce11">
            <text:p>March 31</text:p>
          </table:table-cell>
          <table:table-cell office:value-type="string" table:style-name="ce12">
            <text:p>Jan 6</text:p>
          </table:table-cell>
          <table:table-cell office:value-type="string" table:style-name="ce12">
            <text:p>Jan 13</text:p>
          </table:table-cell>
          <table:table-cell office:value-type="string" table:style-name="ce12">
            <text:p>Jan 20</text:p>
          </table:table-cell>
          <table:table-cell office:value-type="string" table:style-name="ce12">
            <text:p>Jan 27</text:p>
          </table:table-cell>
          <table:table-cell office:value-type="string" table:style-name="ce12">
            <text:p>Feb 3</text:p>
          </table:table-cell>
          <table:table-cell office:value-type="string" table:style-name="ce12">
            <text:p>Feb 10</text:p>
          </table:table-cell>
          <table:table-cell office:value-type="string" table:style-name="ce12">
            <text:p>Feb 17</text:p>
          </table:table-cell>
          <table:table-cell office:value-type="string" table:style-name="ce12">
            <text:p>Feb 24</text:p>
          </table:table-cell>
          <table:table-cell office:value-type="string" table:style-name="ce12">
            <text:p>March 3</text:p>
          </table:table-cell>
          <table:table-cell office:value-type="string" table:style-name="ce12">
            <text:p>March 10</text:p>
          </table:table-cell>
          <table:table-cell office:value-type="string" table:style-name="ce12">
            <text:p>March 17</text:p>
          </table:table-cell>
          <table:table-cell office:value-type="string" table:style-name="ce12">
            <text:p>March 24</text:p>
          </table:table-cell>
          <table:table-cell office:value-type="string" table:style-name="ce12">
            <text:p>March 31</text:p>
          </table:table-cell>
          <table:table-cell office:value-type="string" table:style-name="ce14">
            <text:p>Stock3</text:p>
          </table:table-cell>
          <table:table-cell office:value-type="string" table:style-name="ce13">
            <text:p>Jan 1</text:p>
          </table:table-cell>
          <table:table-cell office:value-type="string" table:style-name="ce11">
            <text:p>Jan 6</text:p>
          </table:table-cell>
          <table:table-cell office:value-type="string" table:style-name="ce11">
            <text:p>Jan 13</text:p>
          </table:table-cell>
          <table:table-cell office:value-type="string" table:style-name="ce11">
            <text:p>Jan 20</text:p>
          </table:table-cell>
          <table:table-cell office:value-type="string" table:style-name="ce11">
            <text:p>Jan 27</text:p>
          </table:table-cell>
          <table:table-cell office:value-type="string" table:style-name="ce11">
            <text:p>Feb 3</text:p>
          </table:table-cell>
          <table:table-cell office:value-type="string" table:style-name="ce11">
            <text:p>Feb 10</text:p>
          </table:table-cell>
          <table:table-cell office:value-type="string" table:style-name="ce11">
            <text:p>Feb 17</text:p>
          </table:table-cell>
          <table:table-cell office:value-type="string" table:style-name="ce11">
            <text:p>Feb 24</text:p>
          </table:table-cell>
          <table:table-cell office:value-type="string" table:style-name="ce11">
            <text:p>March 3</text:p>
          </table:table-cell>
          <table:table-cell office:value-type="string" table:style-name="ce11">
            <text:p>March 10</text:p>
          </table:table-cell>
          <table:table-cell office:value-type="string" table:style-name="ce11">
            <text:p>March 17</text:p>
          </table:table-cell>
          <table:table-cell office:value-type="string" table:style-name="ce11">
            <text:p>March 24</text:p>
          </table:table-cell>
          <table:table-cell office:value-type="string" table:style-name="ce11">
            <text:p>March 31</text:p>
          </table:table-cell>
          <table:table-cell office:value-type="string" table:style-name="ce12">
            <text:p>Jan 6</text:p>
          </table:table-cell>
          <table:table-cell office:value-type="string" table:style-name="ce12">
            <text:p>Jan 13</text:p>
          </table:table-cell>
          <table:table-cell office:value-type="string" table:style-name="ce12">
            <text:p>Jan 20</text:p>
          </table:table-cell>
          <table:table-cell office:value-type="string" table:style-name="ce12">
            <text:p>Jan 27</text:p>
          </table:table-cell>
          <table:table-cell office:value-type="string" table:style-name="ce12">
            <text:p>Feb 3</text:p>
          </table:table-cell>
          <table:table-cell office:value-type="string" table:style-name="ce12">
            <text:p>Feb 10</text:p>
          </table:table-cell>
          <table:table-cell office:value-type="string" table:style-name="ce12">
            <text:p>Feb 17</text:p>
          </table:table-cell>
          <table:table-cell office:value-type="string" table:style-name="ce12">
            <text:p>Feb 24</text:p>
          </table:table-cell>
          <table:table-cell office:value-type="string" table:style-name="ce12">
            <text:p>March 3</text:p>
          </table:table-cell>
          <table:table-cell office:value-type="string" table:style-name="ce12">
            <text:p>March 10</text:p>
          </table:table-cell>
          <table:table-cell office:value-type="string" table:style-name="ce12">
            <text:p>March 17</text:p>
          </table:table-cell>
          <table:table-cell office:value-type="string" table:style-name="ce12">
            <text:p>March 24</text:p>
          </table:table-cell>
          <table:table-cell office:value-type="string" table:style-name="ce12">
            <text:p>March 31</text:p>
          </table:table-cell>
          <table:table-cell office:value-type="string" table:style-name="ce8">
            <text:p>USERNAME</text:p>
          </table:table-cell>
          <table:table-cell office:value-type="string" table:style-name="ce15">
            <text:p>Jan 6</text:p>
          </table:table-cell>
          <table:table-cell office:value-type="string" table:style-name="ce15">
            <text:p>Jan 13</text:p>
          </table:table-cell>
          <table:table-cell office:value-type="string" table:style-name="ce15">
            <text:p>Jan 20</text:p>
          </table:table-cell>
          <table:table-cell office:value-type="string" table:style-name="ce15">
            <text:p>Jan 27</text:p>
          </table:table-cell>
          <table:table-cell office:value-type="string" table:style-name="ce15">
            <text:p>Feb 3</text:p>
          </table:table-cell>
          <table:table-cell office:value-type="string" table:style-name="ce15">
            <text:p>Feb 10</text:p>
          </table:table-cell>
          <table:table-cell office:value-type="string" table:style-name="ce15">
            <text:p>Feb 17</text:p>
          </table:table-cell>
          <table:table-cell office:value-type="string" table:style-name="ce15">
            <text:p>Feb 24</text:p>
          </table:table-cell>
          <table:table-cell office:value-type="string" table:style-name="ce15">
            <text:p>March 3</text:p>
          </table:table-cell>
          <table:table-cell office:value-type="string" table:style-name="ce15">
            <text:p>March 10</text:p>
          </table:table-cell>
          <table:table-cell office:value-type="string" table:style-name="ce15">
            <text:p>March 17</text:p>
          </table:table-cell>
          <table:table-cell office:value-type="string" table:style-name="ce15">
            <text:p>March 24</text:p>
          </table:table-cell>
          <table:table-cell office:value-type="string" table:style-name="ce15">
            <text:p>March 31</text:p>
          </table:table-cell>
          <table:table-cell table:number-columns-repeated="16283" table:style-name="ce1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7">
            <text:p>BS</text:p>
          </table:table-cell>
          <table:table-cell office:value-type="string" table:style-name="ce18">
            <text:p>REG.V</text:p>
          </table:table-cell>
          <table:table-cell office:value-type="float" office:value="1.2" table:style-name="ce19">
            <text:p>1.2</text:p>
          </table:table-cell>
          <table:table-cell office:value-type="float" office:value="1.3" table:style-name="ce20">
            <text:p>1.3</text:p>
          </table:table-cell>
          <table:table-cell office:value-type="float" office:value="1.4" table:style-name="ce20">
            <text:p>1.4</text:p>
          </table:table-cell>
          <table:table-cell office:value-type="float" office:value="1.45" table:style-name="ce20">
            <text:p>1.45</text:p>
          </table:table-cell>
          <table:table-cell office:value-type="float" office:value="1.65" table:style-name="ce20">
            <text:p>1.65</text:p>
          </table:table-cell>
          <table:table-cell office:value-type="float" office:value="1.45" table:style-name="ce20">
            <text:p>1.45</text:p>
          </table:table-cell>
          <table:table-cell office:value-type="float" office:value="1.5" table:style-name="ce20">
            <text:p>1.5</text:p>
          </table:table-cell>
          <table:table-cell office:value-type="float" office:value="1.56" table:style-name="ce20">
            <text:p>1.56</text:p>
          </table:table-cell>
          <table:table-cell office:value-type="float" office:value="1.6" table:style-name="ce20">
            <text:p>1.6</text:p>
          </table:table-cell>
          <table:table-cell office:value-type="float" office:value="1.63" table:style-name="ce20">
            <text:p>1.63</text:p>
          </table:table-cell>
          <table:table-cell office:value-type="float" office:value="1.45" table:style-name="ce20">
            <text:p>1.45</text:p>
          </table:table-cell>
          <table:table-cell office:value-type="float" office:value="1.46" table:style-name="ce20">
            <text:p>1.46</text:p>
          </table:table-cell>
          <table:table-cell office:value-type="float" office:value="1.6" table:style-name="ce20">
            <text:p>1.6</text:p>
          </table:table-cell>
          <table:table-cell office:value-type="float" office:value="1.58" table:style-name="ce20">
            <text:p>1.58</text:p>
          </table:table-cell>
          <table:table-cell office:value-type="percentage" office:value="8.3333333333333412E-2" table:formula="of:=([.F2]-[.$E2])/[.$E2]" table:style-name="ce21">
            <text:p>8.33%</text:p>
          </table:table-cell>
          <table:table-cell office:value-type="percentage" office:value="0.16666666666666663" table:formula="of:=([.G2]-[.$E2])/[.$E2]" table:style-name="ce21">
            <text:p>16.67%</text:p>
          </table:table-cell>
          <table:table-cell office:value-type="percentage" office:value="0.20833333333333334" table:formula="of:=([.H2]-[.$E2])/[.$E2]" table:style-name="ce21">
            <text:p>20.83%</text:p>
          </table:table-cell>
          <table:table-cell office:value-type="percentage" office:value="0.375" table:formula="of:=([.I2]-[.$E2])/[.$E2]" table:style-name="ce21">
            <text:p>37.50%</text:p>
          </table:table-cell>
          <table:table-cell office:value-type="percentage" office:value="0.20833333333333334" table:formula="of:=([.J2]-[.$E2])/[.$E2]" table:style-name="ce21">
            <text:p>20.83%</text:p>
          </table:table-cell>
          <table:table-cell office:value-type="percentage" office:value="0.25000000000000006" table:formula="of:=([.K2]-[.$E2])/[.$E2]" table:style-name="ce21">
            <text:p>25.00%</text:p>
          </table:table-cell>
          <table:table-cell office:value-type="percentage" office:value="0.3000000000000001" table:formula="of:=([.L2]-[.$E2])/[.$E2]" table:style-name="ce21">
            <text:p>30.00%</text:p>
          </table:table-cell>
          <table:table-cell office:value-type="percentage" office:value="0.33333333333333348" table:formula="of:=([.M2]-[.$E2])/[.$E2]" table:style-name="ce21">
            <text:p>33.33%</text:p>
          </table:table-cell>
          <table:table-cell office:value-type="percentage" office:value="0.35833333333333328" table:formula="of:=([.N2]-[.$E2])/[.$E2]" table:style-name="ce21">
            <text:p>35.83%</text:p>
          </table:table-cell>
          <table:table-cell office:value-type="percentage" office:value="0.20833333333333334" table:formula="of:=([.O2]-[.$E2])/[.$E2]" table:style-name="ce21">
            <text:p>20.83%</text:p>
          </table:table-cell>
          <table:table-cell office:value-type="percentage" office:value="0.21666666666666667" table:formula="of:=([.P2]-[.$E2])/[.$E2]" table:style-name="ce21">
            <text:p>21.67%</text:p>
          </table:table-cell>
          <table:table-cell office:value-type="percentage" office:value="0.33333333333333348" table:formula="of:=([.Q2]-[.$E2])/[.$E2]" table:style-name="ce21">
            <text:p>33.33%</text:p>
          </table:table-cell>
          <table:table-cell office:value-type="percentage" office:value="0.31666666666666676" table:formula="of:=([.R2]-[.$E2])/[.$E2]" table:style-name="ce21">
            <text:p>31.67%</text:p>
          </table:table-cell>
          <table:table-cell office:value-type="string" table:style-name="ce18">
            <text:p>NAN.V</text:p>
          </table:table-cell>
          <table:table-cell office:value-type="float" office:value="0.09" table:style-name="ce19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percentage" office:value="5.5555555555555608E-2" table:formula="of:=([.AH2]-[.$AG2])/[.$AG2]" table:style-name="ce21">
            <text:p>5.56%</text:p>
          </table:table-cell>
          <table:table-cell office:value-type="percentage" office:value="5.5555555555555608E-2" table:formula="of:=([.AI2]-[.$AG2])/[.$AG2]" table:style-name="ce21">
            <text:p>5.56%</text:p>
          </table:table-cell>
          <table:table-cell office:value-type="percentage" office:value="5.5555555555555608E-2" table:formula="of:=([.AJ2]-[.$AG2])/[.$AG2]" table:style-name="ce21">
            <text:p>5.56%</text:p>
          </table:table-cell>
          <table:table-cell office:value-type="percentage" office:value="-5.5555555555555455E-2" table:formula="of:=([.AK2]-[.$AG2])/[.$AG2]" table:style-name="ce21">
            <text:p>-5.56%</text:p>
          </table:table-cell>
          <table:table-cell office:value-type="percentage" office:value="-0.11111111111111106" table:formula="of:=([.AL2]-[.$AG2])/[.$AG2]" table:style-name="ce21">
            <text:p>-11.11%</text:p>
          </table:table-cell>
          <table:table-cell office:value-type="percentage" office:value="-0.16666666666666666" table:formula="of:=([.AM2]-[.$AG2])/[.$AG2]" table:style-name="ce21">
            <text:p>-16.67%</text:p>
          </table:table-cell>
          <table:table-cell office:value-type="percentage" office:value="-5.5555555555555455E-2" table:formula="of:=([.AN2]-[.$AG2])/[.$AG2]" table:style-name="ce21">
            <text:p>-5.56%</text:p>
          </table:table-cell>
          <table:table-cell office:value-type="percentage" office:value="-5.5555555555555455E-2" table:formula="of:=([.AO2]-[.$AG2])/[.$AG2]" table:style-name="ce21">
            <text:p>-5.56%</text:p>
          </table:table-cell>
          <table:table-cell office:value-type="percentage" office:value="-0.11111111111111106" table:formula="of:=([.AP2]-[.$AG2])/[.$AG2]" table:style-name="ce21">
            <text:p>-11.11%</text:p>
          </table:table-cell>
          <table:table-cell office:value-type="percentage" office:value="-0.11111111111111106" table:formula="of:=([.AQ2]-[.$AG2])/[.$AG2]" table:style-name="ce21">
            <text:p>-11.11%</text:p>
          </table:table-cell>
          <table:table-cell office:value-type="percentage" office:value="-0.11111111111111106" table:formula="of:=([.AR2]-[.$AG2])/[.$AG2]" table:style-name="ce21">
            <text:p>-11.11%</text:p>
          </table:table-cell>
          <table:table-cell office:value-type="percentage" office:value="-0.16666666666666666" table:formula="of:=([.AS2]-[.$AG2])/[.$AG2]" table:style-name="ce21">
            <text:p>-16.67%</text:p>
          </table:table-cell>
          <table:table-cell office:value-type="percentage" office:value="-0.11111111111111106" table:formula="of:=([.AT2]-[.$AG2])/[.$AG2]" table:style-name="ce21">
            <text:p>-11.11%</text:p>
          </table:table-cell>
          <table:table-cell office:value-type="string" table:style-name="ce18">
            <text:p>PTM.TO</text:p>
          </table:table-cell>
          <table:table-cell office:value-type="float" office:value="1.94" table:style-name="ce19">
            <text:p>1.94</text:p>
          </table:table-cell>
          <table:table-cell office:value-type="float" office:value="2.2999999999999998" table:style-name="ce20">
            <text:p>2.3</text:p>
          </table:table-cell>
          <table:table-cell office:value-type="float" office:value="2.33" table:style-name="ce20">
            <text:p>2.33</text:p>
          </table:table-cell>
          <table:table-cell office:value-type="float" office:value="2.11" table:style-name="ce20">
            <text:p>2.11</text:p>
          </table:table-cell>
          <table:table-cell office:value-type="float" office:value="2.2000000000000002" table:style-name="ce20">
            <text:p>2.2</text:p>
          </table:table-cell>
          <table:table-cell office:value-type="float" office:value="2.44" table:style-name="ce20">
            <text:p>2.44</text:p>
          </table:table-cell>
          <table:table-cell office:value-type="float" office:value="2.96" table:style-name="ce20">
            <text:p>2.96</text:p>
          </table:table-cell>
          <table:table-cell office:value-type="float" office:value="2.73" table:style-name="ce20">
            <text:p>2.73</text:p>
          </table:table-cell>
          <table:table-cell office:value-type="float" office:value="2.4" table:style-name="ce20">
            <text:p>2.4</text:p>
          </table:table-cell>
          <table:table-cell office:value-type="float" office:value="2.14" table:style-name="ce20">
            <text:p>2.14</text:p>
          </table:table-cell>
          <table:table-cell office:value-type="float" office:value="1.95" table:style-name="ce20">
            <text:p>1.95</text:p>
          </table:table-cell>
          <table:table-cell office:value-type="float" office:value="2.2599999999999998" table:style-name="ce20">
            <text:p>2.26</text:p>
          </table:table-cell>
          <table:table-cell office:value-type="float" office:value="2.04" table:style-name="ce20">
            <text:p>2.04</text:p>
          </table:table-cell>
          <table:table-cell office:value-type="float" office:value="2.19" table:style-name="ce20">
            <text:p>2.19</text:p>
          </table:table-cell>
          <table:table-cell office:value-type="percentage" office:value="0.1855670103092783" table:formula="of:=([.BJ2]-[.$BI2])/[.$BI2]" table:style-name="ce21">
            <text:p>18.56%</text:p>
          </table:table-cell>
          <table:table-cell office:value-type="percentage" office:value="0.20103092783505161" table:formula="of:=([.BK2]-[.$BI2])/[.$BI2]" table:style-name="ce21">
            <text:p>20.10%</text:p>
          </table:table-cell>
          <table:table-cell office:value-type="percentage" office:value="8.762886597938141E-2" table:formula="of:=([.BL2]-[.$BI2])/[.$BI2]" table:style-name="ce21">
            <text:p>8.76%</text:p>
          </table:table-cell>
          <table:table-cell office:value-type="percentage" office:value="0.13402061855670117" table:formula="of:=([.BM2]-[.$BI2])/[.$BI2]" table:style-name="ce21">
            <text:p>13.40%</text:p>
          </table:table-cell>
          <table:table-cell office:value-type="percentage" office:value="0.25773195876288663" table:formula="of:=([.BN2]-[.$BI2])/[.$BI2]" table:style-name="ce21">
            <text:p>25.77%</text:p>
          </table:table-cell>
          <table:table-cell office:value-type="percentage" office:value="0.52577319587628868" table:formula="of:=([.BO2]-[.$BI2])/[.$BI2]" table:style-name="ce21">
            <text:p>52.58%</text:p>
          </table:table-cell>
          <table:table-cell office:value-type="percentage" office:value="0.40721649484536088" table:formula="of:=([.BP2]-[.$BI2])/[.$BI2]" table:style-name="ce21">
            <text:p>40.72%</text:p>
          </table:table-cell>
          <table:table-cell office:value-type="percentage" office:value="0.23711340206185566" table:formula="of:=([.BQ2]-[.$BI2])/[.$BI2]" table:style-name="ce21">
            <text:p>23.71%</text:p>
          </table:table-cell>
          <table:table-cell office:value-type="percentage" office:value="0.10309278350515473" table:formula="of:=([.BR2]-[.$BI2])/[.$BI2]" table:style-name="ce21">
            <text:p>10.31%</text:p>
          </table:table-cell>
          <table:table-cell office:value-type="percentage" office:value="5.1546391752577371E-3" table:formula="of:=([.BS2]-[.$BI2])/[.$BI2]" table:style-name="ce21">
            <text:p>0.52%</text:p>
          </table:table-cell>
          <table:table-cell office:value-type="percentage" office:value="0.16494845360824734" table:formula="of:=([.BT2]-[.$BI2])/[.$BI2]" table:style-name="ce21">
            <text:p>16.49%</text:p>
          </table:table-cell>
          <table:table-cell office:value-type="percentage" office:value="5.1546391752577365E-2" table:formula="of:=([.BU2]-[.$BI2])/[.$BI2]" table:style-name="ce21">
            <text:p>5.15%</text:p>
          </table:table-cell>
          <table:table-cell office:value-type="percentage" office:value="0.12886597938144331" table:formula="of:=([.BV2]-[.$BI2])/[.$BI2]" table:style-name="ce21">
            <text:p>12.89%</text:p>
          </table:table-cell>
          <table:table-cell office:value-type="string" table:style-name="ce17">
            <text:p>BS</text:p>
          </table:table-cell>
          <table:table-cell office:value-type="percentage" office:value="0.10815196639938911" table:formula="of:=([.S2]+[.AU2]+[.BW2])/3" table:style-name="ce22">
            <text:p>10.82%</text:p>
          </table:table-cell>
          <table:table-cell office:value-type="percentage" office:value="0.1410843833524246" table:formula="of:=([.T2]+[.AV2]+[.BX2])/3" table:style-name="ce22">
            <text:p>14.11%</text:p>
          </table:table-cell>
          <table:table-cell office:value-type="percentage" office:value="0.11717258495609012" table:formula="of:=([.U2]+[.AW2]+[.BY2])/3" table:style-name="ce22">
            <text:p>11.72%</text:p>
          </table:table-cell>
          <table:table-cell office:value-type="percentage" office:value="0.15115502100038189" table:formula="of:=([.V2]+[.AX2]+[.BZ2])/3" table:style-name="ce22">
            <text:p>15.12%</text:p>
          </table:table-cell>
          <table:table-cell office:value-type="percentage" office:value="0.11831806032836963" table:formula="of:=([.W2]+[.AY2]+[.CA2])/3" table:style-name="ce22">
            <text:p>11.83%</text:p>
          </table:table-cell>
          <table:table-cell office:value-type="percentage" office:value="0.20303550973654069" table:formula="of:=([.X2]+[.AZ2]+[.CB2])/3" table:style-name="ce22">
            <text:p>20.30%</text:p>
          </table:table-cell>
          <table:table-cell office:value-type="percentage" office:value="0.21722031309660184" table:formula="of:=([.Y2]+[.BA2]+[.CC2])/3" table:style-name="ce22">
            <text:p>21.72%</text:p>
          </table:table-cell>
          <table:table-cell office:value-type="percentage" office:value="0.17163039327987786" table:formula="of:=([.Z2]+[.BB2]+[.CD2])/3" table:style-name="ce22">
            <text:p>17.16%</text:p>
          </table:table-cell>
          <table:table-cell office:value-type="percentage" office:value="0.11677166857579231" table:formula="of:=([.AA2]+[.BC2]+[.CE2])/3" table:style-name="ce22">
            <text:p>11.68%</text:p>
          </table:table-cell>
          <table:table-cell office:value-type="percentage" office:value="3.4125620465826671E-2" table:formula="of:=([.AB2]+[.BD2]+[.CF2])/3" table:style-name="ce22">
            <text:p>3.41%</text:p>
          </table:table-cell>
          <table:table-cell office:value-type="percentage" office:value="9.0168003054600987E-2" table:formula="of:=([.AC2]+[.BE2]+[.CG2])/3" table:style-name="ce22">
            <text:p>9.02%</text:p>
          </table:table-cell>
          <table:table-cell office:value-type="percentage" office:value="7.2737686139748056E-2" table:formula="of:=([.AD2]+[.BF2]+[.CH2])/3" table:style-name="ce22">
            <text:p>7.27%</text:p>
          </table:table-cell>
          <table:table-cell office:value-type="percentage" office:value="0.11147384497899966" table:formula="of:=([.AE2]+[.BG2]+[.CI2])/3" table:style-name="ce22">
            <text:p>11.15%</text:p>
          </table:table-cell>
          <table:table-cell table:number-columns-repeated="1628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string" table:style-name="ce17">
            <text:p>LukeJackson</text:p>
          </table:table-cell>
          <table:table-cell office:value-type="string" table:style-name="ce18">
            <text:p>GMV.V</text:p>
          </table:table-cell>
          <table:table-cell office:value-type="float" office:value="0.53" table:style-name="ce19">
            <text:p>0.53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49" table:style-name="ce20">
            <text:p>0.49</text:p>
          </table:table-cell>
          <table:table-cell office:value-type="float" office:value="0.53" table:style-name="ce20">
            <text:p>0.53</text:p>
          </table:table-cell>
          <table:table-cell office:value-type="float" office:value="0.59" table:style-name="ce20">
            <text:p>0.59</text:p>
          </table:table-cell>
          <table:table-cell office:value-type="float" office:value="0.54" table:style-name="ce20">
            <text:p>0.54</text:p>
          </table:table-cell>
          <table:table-cell office:value-type="float" office:value="0.54" table:style-name="ce20">
            <text:p>0.54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51" table:style-name="ce20">
            <text:p>0.51</text:p>
          </table:table-cell>
          <table:table-cell office:value-type="float" office:value="0.42" table:style-name="ce20">
            <text:p>0.42</text:p>
          </table:table-cell>
          <table:table-cell office:value-type="float" office:value="0.375" table:style-name="ce20">
            <text:p>0.375</text:p>
          </table:table-cell>
          <table:table-cell office:value-type="float" office:value="0.38" table:style-name="ce20">
            <text:p>0.38</text:p>
          </table:table-cell>
          <table:table-cell office:value-type="float" office:value="0.38" table:style-name="ce20">
            <text:p>0.38</text:p>
          </table:table-cell>
          <table:table-cell office:value-type="float" office:value="0.34" table:style-name="ce20">
            <text:p>0.34</text:p>
          </table:table-cell>
          <table:table-cell office:value-type="percentage" office:value="7.5471698113207406E-2" table:formula="of:=([.F3]-[.$E3])/[.$E3]" table:style-name="ce21">
            <text:p>7.55%</text:p>
          </table:table-cell>
          <table:table-cell office:value-type="percentage" office:value="-7.5471698113207614E-2" table:formula="of:=([.G3]-[.$E3])/[.$E3]" table:style-name="ce21">
            <text:p>-7.55%</text:p>
          </table:table-cell>
          <table:table-cell office:value-type="percentage" office:value="0" table:formula="of:=([.H3]-[.$E3])/[.$E3]" table:style-name="ce21">
            <text:p>0.00%</text:p>
          </table:table-cell>
          <table:table-cell office:value-type="percentage" office:value="0.11320754716981121" table:formula="of:=([.I3]-[.$E3])/[.$E3]" table:style-name="ce21">
            <text:p>11.32%</text:p>
          </table:table-cell>
          <table:table-cell office:value-type="percentage" office:value="1.8867924528301903E-2" table:formula="of:=([.J3]-[.$E3])/[.$E3]" table:style-name="ce21">
            <text:p>1.89%</text:p>
          </table:table-cell>
          <table:table-cell office:value-type="percentage" office:value="1.8867924528301903E-2" table:formula="of:=([.K3]-[.$E3])/[.$E3]" table:style-name="ce21">
            <text:p>1.89%</text:p>
          </table:table-cell>
          <table:table-cell office:value-type="percentage" office:value="-8.4905660377358555E-2" table:formula="of:=([.L3]-[.$E3])/[.$E3]" table:style-name="ce21">
            <text:p>-8.49%</text:p>
          </table:table-cell>
          <table:table-cell office:value-type="percentage" office:value="-3.7735849056603807E-2" table:formula="of:=([.M3]-[.$E3])/[.$E3]" table:style-name="ce21">
            <text:p>-3.77%</text:p>
          </table:table-cell>
          <table:table-cell office:value-type="percentage" office:value="-0.20754716981132082" table:formula="of:=([.N3]-[.$E3])/[.$E3]" table:style-name="ce21">
            <text:p>-20.75%</text:p>
          </table:table-cell>
          <table:table-cell office:value-type="percentage" office:value="-0.29245283018867929" table:formula="of:=([.O3]-[.$E3])/[.$E3]" table:style-name="ce21">
            <text:p>-29.25%</text:p>
          </table:table-cell>
          <table:table-cell office:value-type="percentage" office:value="-0.28301886792452835" table:formula="of:=([.P3]-[.$E3])/[.$E3]" table:style-name="ce21">
            <text:p>-28.30%</text:p>
          </table:table-cell>
          <table:table-cell office:value-type="percentage" office:value="-0.28301886792452835" table:formula="of:=([.Q3]-[.$E3])/[.$E3]" table:style-name="ce21">
            <text:p>-28.30%</text:p>
          </table:table-cell>
          <table:table-cell office:value-type="percentage" office:value="-0.35849056603773582" table:formula="of:=([.R3]-[.$E3])/[.$E3]" table:style-name="ce21">
            <text:p>-35.85%</text:p>
          </table:table-cell>
          <table:table-cell office:value-type="string" table:style-name="ce18">
            <text:p>ADZ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6.6666666666666735E-2" table:formula="of:=([.AH3]-[.$AG3])/[.$AG3]" table:style-name="ce21">
            <text:p>6.67%</text:p>
          </table:table-cell>
          <table:table-cell office:value-type="percentage" office:value="6.6666666666666735E-2" table:formula="of:=([.AI3]-[.$AG3])/[.$AG3]" table:style-name="ce21">
            <text:p>6.67%</text:p>
          </table:table-cell>
          <table:table-cell office:value-type="percentage" office:value="6.6666666666666735E-2" table:formula="of:=([.AJ3]-[.$AG3])/[.$AG3]" table:style-name="ce21">
            <text:p>6.67%</text:p>
          </table:table-cell>
          <table:table-cell office:value-type="percentage" office:value="0.13333333333333347" table:formula="of:=([.AK3]-[.$AG3])/[.$AG3]" table:style-name="ce21">
            <text:p>13.33%</text:p>
          </table:table-cell>
          <table:table-cell office:value-type="percentage" office:value="0.33333333333333348" table:formula="of:=([.AL3]-[.$AG3])/[.$AG3]" table:style-name="ce21">
            <text:p>33.33%</text:p>
          </table:table-cell>
          <table:table-cell office:value-type="percentage" office:value="0.46666666666666673" table:formula="of:=([.AM3]-[.$AG3])/[.$AG3]" table:style-name="ce21">
            <text:p>46.67%</text:p>
          </table:table-cell>
          <table:table-cell office:value-type="percentage" office:value="0.6" table:formula="of:=([.AN3]-[.$AG3])/[.$AG3]" table:style-name="ce21">
            <text:p>60.00%</text:p>
          </table:table-cell>
          <table:table-cell office:value-type="percentage" office:value="0.6" table:formula="of:=([.AO3]-[.$AG3])/[.$AG3]" table:style-name="ce21">
            <text:p>60.00%</text:p>
          </table:table-cell>
          <table:table-cell office:value-type="percentage" office:value="0.4" table:formula="of:=([.AP3]-[.$AG3])/[.$AG3]" table:style-name="ce21">
            <text:p>40.00%</text:p>
          </table:table-cell>
          <table:table-cell office:value-type="percentage" office:value="0.26666666666666672" table:formula="of:=([.AQ3]-[.$AG3])/[.$AG3]" table:style-name="ce21">
            <text:p>26.67%</text:p>
          </table:table-cell>
          <table:table-cell office:value-type="percentage" office:value="0.33333333333333348" table:formula="of:=([.AR3]-[.$AG3])/[.$AG3]" table:style-name="ce21">
            <text:p>33.33%</text:p>
          </table:table-cell>
          <table:table-cell office:value-type="percentage" office:value="0.7333333333333335" table:formula="of:=([.AS3]-[.$AG3])/[.$AG3]" table:style-name="ce21">
            <text:p>73.33%</text:p>
          </table:table-cell>
          <table:table-cell office:value-type="percentage" office:value="0.93333333333333324" table:formula="of:=([.AT3]-[.$AG3])/[.$AG3]" table:style-name="ce21">
            <text:p>93.33%</text:p>
          </table:table-cell>
          <table:table-cell office:value-type="string" table:style-name="ce18">
            <text:p>F.V</text:p>
          </table:table-cell>
          <table:table-cell office:value-type="float" office:value="0.47" table:style-name="ce19">
            <text:p>0.47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41" table:style-name="ce20">
            <text:p>0.41</text:p>
          </table:table-cell>
          <table:table-cell office:value-type="float" office:value="0.39" table:style-name="ce20">
            <text:p>0.39</text:p>
          </table:table-cell>
          <table:table-cell office:value-type="float" office:value="0.44" table:style-name="ce20">
            <text:p>0.44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37" table:style-name="ce20">
            <text:p>0.37</text:p>
          </table:table-cell>
          <table:table-cell office:value-type="float" office:value="0.34" table:style-name="ce20">
            <text:p>0.34</text:p>
          </table:table-cell>
          <table:table-cell office:value-type="float" office:value="0.35" table:style-name="ce20">
            <text:p>0.35</text:p>
          </table:table-cell>
          <table:table-cell office:value-type="float" office:value="0.33" table:style-name="ce20">
            <text:p>0.33</text:p>
          </table:table-cell>
          <table:table-cell office:value-type="percentage" office:value="-3.1914893617021191E-2" table:formula="of:=([.BJ3]-[.$BI3])/[.$BI3]" table:style-name="ce21">
            <text:p>-3.19%</text:p>
          </table:table-cell>
          <table:table-cell office:value-type="percentage" office:value="-3.1914893617021191E-2" table:formula="of:=([.BK3]-[.$BI3])/[.$BI3]" table:style-name="ce21">
            <text:p>-3.19%</text:p>
          </table:table-cell>
          <table:table-cell office:value-type="percentage" office:value="-9.5744680851063801E-2" table:formula="of:=([.BL3]-[.$BI3])/[.$BI3]" table:style-name="ce21">
            <text:p>-9.57%</text:p>
          </table:table-cell>
          <table:table-cell office:value-type="percentage" office:value="-0.1276595744680851" table:formula="of:=([.BM3]-[.$BI3])/[.$BI3]" table:style-name="ce21">
            <text:p>-12.77%</text:p>
          </table:table-cell>
          <table:table-cell office:value-type="percentage" office:value="-0.17021276595744672" table:formula="of:=([.BN3]-[.$BI3])/[.$BI3]" table:style-name="ce21">
            <text:p>-17.02%</text:p>
          </table:table-cell>
          <table:table-cell office:value-type="percentage" office:value="-6.3829787234042493E-2" table:formula="of:=([.BO3]-[.$BI3])/[.$BI3]" table:style-name="ce21">
            <text:p>-6.38%</text:p>
          </table:table-cell>
          <table:table-cell office:value-type="percentage" office:value="-0.15957446808510631" table:formula="of:=([.BP3]-[.$BI3])/[.$BI3]" table:style-name="ce21">
            <text:p>-15.96%</text:p>
          </table:table-cell>
          <table:table-cell office:value-type="percentage" office:value="-0.13829787234042543" table:formula="of:=([.BQ3]-[.$BI3])/[.$BI3]" table:style-name="ce21">
            <text:p>-13.83%</text:p>
          </table:table-cell>
          <table:table-cell office:value-type="percentage" office:value="-0.15957446808510631" table:formula="of:=([.BR3]-[.$BI3])/[.$BI3]" table:style-name="ce21">
            <text:p>-15.96%</text:p>
          </table:table-cell>
          <table:table-cell office:value-type="percentage" office:value="-0.21276595744680848" table:formula="of:=([.BS3]-[.$BI3])/[.$BI3]" table:style-name="ce21">
            <text:p>-21.28%</text:p>
          </table:table-cell>
          <table:table-cell office:value-type="percentage" office:value="-0.27659574468085096" table:formula="of:=([.BT3]-[.$BI3])/[.$BI3]" table:style-name="ce21">
            <text:p>-27.66%</text:p>
          </table:table-cell>
          <table:table-cell office:value-type="percentage" office:value="-0.25531914893617019" table:formula="of:=([.BU3]-[.$BI3])/[.$BI3]" table:style-name="ce21">
            <text:p>-25.53%</text:p>
          </table:table-cell>
          <table:table-cell office:value-type="percentage" office:value="-0.29787234042553185" table:formula="of:=([.BV3]-[.$BI3])/[.$BI3]" table:style-name="ce21">
            <text:p>-29.79%</text:p>
          </table:table-cell>
          <table:table-cell office:value-type="string" table:style-name="ce17">
            <text:p>LukeJackson</text:p>
          </table:table-cell>
          <table:table-cell office:value-type="percentage" office:value="3.6741157054284317E-2" table:formula="of:=([.S3]+[.AU3]+[.BW3])/3" table:style-name="ce22">
            <text:p>3.67%</text:p>
          </table:table-cell>
          <table:table-cell office:value-type="percentage" office:value="-1.357330835452069E-2" table:formula="of:=([.T3]+[.AV3]+[.BX3])/3" table:style-name="ce22">
            <text:p>-1.36%</text:p>
          </table:table-cell>
          <table:table-cell office:value-type="percentage" office:value="-9.6926713947990215E-3" table:formula="of:=([.U3]+[.AW3]+[.BY3])/3" table:style-name="ce22">
            <text:p>-0.97%</text:p>
          </table:table-cell>
          <table:table-cell office:value-type="percentage" office:value="3.9627102011686531E-2" table:formula="of:=([.V3]+[.AX3]+[.BZ3])/3" table:style-name="ce22">
            <text:p>3.96%</text:p>
          </table:table-cell>
          <table:table-cell office:value-type="percentage" office:value="6.0662830634729548E-2" table:formula="of:=([.W3]+[.AY3]+[.CA3])/3" table:style-name="ce22">
            <text:p>6.07%</text:p>
          </table:table-cell>
          <table:table-cell office:value-type="percentage" office:value="0.14056826798697539" table:formula="of:=([.X3]+[.AZ3]+[.CB3])/3" table:style-name="ce22">
            <text:p>14.06%</text:p>
          </table:table-cell>
          <table:table-cell office:value-type="percentage" office:value="0.11850662384584502" table:formula="of:=([.Y3]+[.BA3]+[.CC3])/3" table:style-name="ce22">
            <text:p>11.85%</text:p>
          </table:table-cell>
          <table:table-cell office:value-type="percentage" office:value="0.14132209286765693" table:formula="of:=([.Z3]+[.BB3]+[.CD3])/3" table:style-name="ce22">
            <text:p>14.13%</text:p>
          </table:table-cell>
          <table:table-cell office:value-type="percentage" office:value="1.0959454034524299E-2" table:formula="of:=([.AA3]+[.BC3]+[.CE3])/3" table:style-name="ce22">
            <text:p>1.10%</text:p>
          </table:table-cell>
          <table:table-cell office:value-type="percentage" office:value="-7.951737365627369E-2" table:formula="of:=([.AB3]+[.BD3]+[.CF3])/3" table:style-name="ce22">
            <text:p>-7.95%</text:p>
          </table:table-cell>
          <table:table-cell office:value-type="percentage" office:value="-7.5427093090681949E-2" table:formula="of:=([.AC3]+[.BE3]+[.CG3])/3" table:style-name="ce22">
            <text:p>-7.54%</text:p>
          </table:table-cell>
          <table:table-cell office:value-type="percentage" office:value="6.4998438824211649E-2" table:formula="of:=([.AD3]+[.BF3]+[.CH3])/3" table:style-name="ce22">
            <text:p>6.50%</text:p>
          </table:table-cell>
          <table:table-cell office:value-type="percentage" office:value="9.2323475623355175E-2" table:formula="of:=([.AE3]+[.BG3]+[.CI3])/3" table:style-name="ce22">
            <text:p>9.23%</text:p>
          </table:table-cell>
          <table:table-cell table:number-columns-repeated="1628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string" table:style-name="ce17">
            <text:p>Stoneminer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F4]-[.$E4])/[.$E4]" table:style-name="ce21">
            <text:p>0.00%</text:p>
          </table:table-cell>
          <table:table-cell office:value-type="percentage" office:value="4.4444444444444363E-2" table:formula="of:=([.G4]-[.$E4])/[.$E4]" table:style-name="ce21">
            <text:p>4.44%</text:p>
          </table:table-cell>
          <table:table-cell office:value-type="percentage" office:value="0.33333333333333326" table:formula="of:=([.H4]-[.$E4])/[.$E4]" table:style-name="ce21">
            <text:p>33.33%</text:p>
          </table:table-cell>
          <table:table-cell office:value-type="percentage" office:value="0.46666666666666667" table:formula="of:=([.I4]-[.$E4])/[.$E4]" table:style-name="ce21">
            <text:p>46.67%</text:p>
          </table:table-cell>
          <table:table-cell office:value-type="percentage" office:value="0.35555555555555551" table:formula="of:=([.J4]-[.$E4])/[.$E4]" table:style-name="ce21">
            <text:p>35.56%</text:p>
          </table:table-cell>
          <table:table-cell office:value-type="percentage" office:value="0.62222222222222212" table:formula="of:=([.K4]-[.$E4])/[.$E4]" table:style-name="ce21">
            <text:p>62.22%</text:p>
          </table:table-cell>
          <table:table-cell office:value-type="percentage" office:value="0.59999999999999987" table:formula="of:=([.L4]-[.$E4])/[.$E4]" table:style-name="ce21">
            <text:p>60.00%</text:p>
          </table:table-cell>
          <table:table-cell office:value-type="percentage" office:value="0.51111111111111118" table:formula="of:=([.M4]-[.$E4])/[.$E4]" table:style-name="ce21">
            <text:p>51.11%</text:p>
          </table:table-cell>
          <table:table-cell office:value-type="percentage" office:value="0.46666666666666667" table:formula="of:=([.N4]-[.$E4])/[.$E4]" table:style-name="ce21">
            <text:p>46.67%</text:p>
          </table:table-cell>
          <table:table-cell office:value-type="percentage" office:value="1.3111111111111113" table:formula="of:=([.O4]-[.$E4])/[.$E4]" table:style-name="ce21">
            <text:p>131.11%</text:p>
          </table:table-cell>
          <table:table-cell office:value-type="percentage" office:value="1.7555555555555555" table:formula="of:=([.P4]-[.$E4])/[.$E4]" table:style-name="ce21">
            <text:p>175.56%</text:p>
          </table:table-cell>
          <table:table-cell office:value-type="percentage" office:value="1.3555555555555558" table:formula="of:=([.Q4]-[.$E4])/[.$E4]" table:style-name="ce21">
            <text:p>135.56%</text:p>
          </table:table-cell>
          <table:table-cell office:value-type="percentage" office:value="1.4888888888888892" table:formula="of:=([.R4]-[.$E4])/[.$E4]" table:style-name="ce21">
            <text:p>148.89%</text:p>
          </table:table-cell>
          <table:table-cell office:value-type="string" table:style-name="ce18">
            <text:p>ME.TO</text:p>
          </table:table-cell>
          <table:table-cell office:value-type="float" office:value="0.255" table:style-name="ce19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" table:style-name="ce20">
            <text:p>0.2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6" table:style-name="ce20">
            <text:p>0.16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percentage" office:value="0" table:formula="of:=([.AH4]-[.$AG4])/[.$AG4]" table:style-name="ce21">
            <text:p>0.00%</text:p>
          </table:table-cell>
          <table:table-cell office:value-type="percentage" office:value="0" table:formula="of:=([.AI4]-[.$AG4])/[.$AG4]" table:style-name="ce21">
            <text:p>0.00%</text:p>
          </table:table-cell>
          <table:table-cell office:value-type="percentage" office:value="-7.8431372549019676E-2" table:formula="of:=([.AJ4]-[.$AG4])/[.$AG4]" table:style-name="ce21">
            <text:p>-7.84%</text:p>
          </table:table-cell>
          <table:table-cell office:value-type="percentage" office:value="-0.13725490196078433" table:formula="of:=([.AK4]-[.$AG4])/[.$AG4]" table:style-name="ce21">
            <text:p>-13.73%</text:p>
          </table:table-cell>
          <table:table-cell office:value-type="percentage" office:value="-0.11764705882352941" table:formula="of:=([.AL4]-[.$AG4])/[.$AG4]" table:style-name="ce21">
            <text:p>-11.76%</text:p>
          </table:table-cell>
          <table:table-cell office:value-type="percentage" office:value="-9.8039215686274481E-2" table:formula="of:=([.AM4]-[.$AG4])/[.$AG4]" table:style-name="ce21">
            <text:p>-9.80%</text:p>
          </table:table-cell>
          <table:table-cell office:value-type="percentage" office:value="-5.8823529411764754E-2" table:formula="of:=([.AN4]-[.$AG4])/[.$AG4]" table:style-name="ce21">
            <text:p>-5.88%</text:p>
          </table:table-cell>
          <table:table-cell office:value-type="percentage" office:value="-5.8823529411764754E-2" table:formula="of:=([.AO4]-[.$AG4])/[.$AG4]" table:style-name="ce21">
            <text:p>-5.88%</text:p>
          </table:table-cell>
          <table:table-cell office:value-type="percentage" office:value="-0.11764705882352941" table:formula="of:=([.AP4]-[.$AG4])/[.$AG4]" table:style-name="ce21">
            <text:p>-11.76%</text:p>
          </table:table-cell>
          <table:table-cell office:value-type="percentage" office:value="-0.37254901960784315" table:formula="of:=([.AQ4]-[.$AG4])/[.$AG4]" table:style-name="ce21">
            <text:p>-37.25%</text:p>
          </table:table-cell>
          <table:table-cell office:value-type="percentage" office:value="-0.2156862745098039" table:formula="of:=([.AR4]-[.$AG4])/[.$AG4]" table:style-name="ce21">
            <text:p>-21.57%</text:p>
          </table:table-cell>
          <table:table-cell office:value-type="percentage" office:value="-0.29411764705882359" table:formula="of:=([.AS4]-[.$AG4])/[.$AG4]" table:style-name="ce21">
            <text:p>-29.41%</text:p>
          </table:table-cell>
          <table:table-cell office:value-type="percentage" office:value="-0.27450980392156865" table:formula="of:=([.AT4]-[.$AG4])/[.$AG4]" table:style-name="ce21">
            <text:p>-27.45%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BJ4]-[.$BI4])/[.$BI4]" table:style-name="ce21">
            <text:p>-11.11%</text:p>
          </table:table-cell>
          <table:table-cell office:value-type="percentage" office:value="0" table:formula="of:=([.BK4]-[.$BI4])/[.$BI4]" table:style-name="ce21">
            <text:p>0.00%</text:p>
          </table:table-cell>
          <table:table-cell office:value-type="percentage" office:value="-0.11111111111111106" table:formula="of:=([.BL4]-[.$BI4])/[.$BI4]" table:style-name="ce21">
            <text:p>-11.11%</text:p>
          </table:table-cell>
          <table:table-cell office:value-type="percentage" office:value="-0.11111111111111106" table:formula="of:=([.BM4]-[.$BI4])/[.$BI4]" table:style-name="ce21">
            <text:p>-11.11%</text:p>
          </table:table-cell>
          <table:table-cell office:value-type="percentage" office:value="-0.11111111111111106" table:formula="of:=([.BN4]-[.$BI4])/[.$BI4]" table:style-name="ce21">
            <text:p>-11.11%</text:p>
          </table:table-cell>
          <table:table-cell office:value-type="percentage" office:value="-0.11111111111111106" table:formula="of:=([.BO4]-[.$BI4])/[.$BI4]" table:style-name="ce21">
            <text:p>-11.11%</text:p>
          </table:table-cell>
          <table:table-cell office:value-type="percentage" office:value="0" table:formula="of:=([.BP4]-[.$BI4])/[.$BI4]" table:style-name="ce21">
            <text:p>0.00%</text:p>
          </table:table-cell>
          <table:table-cell office:value-type="percentage" office:value="0" table:formula="of:=([.BQ4]-[.$BI4])/[.$BI4]" table:style-name="ce21">
            <text:p>0.00%</text:p>
          </table:table-cell>
          <table:table-cell office:value-type="percentage" office:value="-0.11111111111111106" table:formula="of:=([.BR4]-[.$BI4])/[.$BI4]" table:style-name="ce21">
            <text:p>-11.11%</text:p>
          </table:table-cell>
          <table:table-cell office:value-type="percentage" office:value="0.11111111111111122" table:formula="of:=([.BS4]-[.$BI4])/[.$BI4]" table:style-name="ce21">
            <text:p>11.11%</text:p>
          </table:table-cell>
          <table:table-cell office:value-type="percentage" office:value="0.44444444444444453" table:formula="of:=([.BT4]-[.$BI4])/[.$BI4]" table:style-name="ce21">
            <text:p>44.44%</text:p>
          </table:table-cell>
          <table:table-cell office:value-type="percentage" office:value="0.44444444444444453" table:formula="of:=([.BU4]-[.$BI4])/[.$BI4]" table:style-name="ce21">
            <text:p>44.44%</text:p>
          </table:table-cell>
          <table:table-cell office:value-type="percentage" office:value="0.44444444444444453" table:formula="of:=([.BV4]-[.$BI4])/[.$BI4]" table:style-name="ce21">
            <text:p>44.44%</text:p>
          </table:table-cell>
          <table:table-cell office:value-type="string" table:style-name="ce17">
            <text:p>Stoneminer</text:p>
          </table:table-cell>
          <table:table-cell office:value-type="percentage" office:value="-3.7037037037037021E-2" table:formula="of:=([.S4]+[.AU4]+[.BW4])/3" table:style-name="ce22">
            <text:p>-3.70%</text:p>
          </table:table-cell>
          <table:table-cell office:value-type="percentage" office:value="1.4814814814814788E-2" table:formula="of:=([.T4]+[.AV4]+[.BX4])/3" table:style-name="ce22">
            <text:p>1.48%</text:p>
          </table:table-cell>
          <table:table-cell office:value-type="percentage" office:value="4.7930283224400849E-2" table:formula="of:=([.U4]+[.AW4]+[.BY4])/3" table:style-name="ce22">
            <text:p>4.79%</text:p>
          </table:table-cell>
          <table:table-cell office:value-type="percentage" office:value="7.2766884531590428E-2" table:formula="of:=([.V4]+[.AX4]+[.BZ4])/3" table:style-name="ce22">
            <text:p>7.28%</text:p>
          </table:table-cell>
          <table:table-cell office:value-type="percentage" office:value="4.2265795206971678E-2" table:formula="of:=([.W4]+[.AY4]+[.CA4])/3" table:style-name="ce22">
            <text:p>4.23%</text:p>
          </table:table-cell>
          <table:table-cell office:value-type="percentage" office:value="0.13769063180827887" table:formula="of:=([.X4]+[.AZ4]+[.CB4])/3" table:style-name="ce22">
            <text:p>13.77%</text:p>
          </table:table-cell>
          <table:table-cell office:value-type="percentage" office:value="0.18039215686274504" table:formula="of:=([.Y4]+[.BA4]+[.CC4])/3" table:style-name="ce22">
            <text:p>18.04%</text:p>
          </table:table-cell>
          <table:table-cell office:value-type="percentage" office:value="0.15076252723311548" table:formula="of:=([.Z4]+[.BB4]+[.CD4])/3" table:style-name="ce22">
            <text:p>15.08%</text:p>
          </table:table-cell>
          <table:table-cell office:value-type="percentage" office:value="7.9302832244008734E-2" table:formula="of:=([.AA4]+[.BC4]+[.CE4])/3" table:style-name="ce22">
            <text:p>7.93%</text:p>
          </table:table-cell>
          <table:table-cell office:value-type="percentage" office:value="0.34989106753812643" table:formula="of:=([.AB4]+[.BD4]+[.CF4])/3" table:style-name="ce22">
            <text:p>34.99%</text:p>
          </table:table-cell>
          <table:table-cell office:value-type="percentage" office:value="0.66143790849673201" table:formula="of:=([.AC4]+[.BE4]+[.CG4])/3" table:style-name="ce22">
            <text:p>66.14%</text:p>
          </table:table-cell>
          <table:table-cell office:value-type="percentage" office:value="0.50196078431372559" table:formula="of:=([.AD4]+[.BF4]+[.CH4])/3" table:style-name="ce22">
            <text:p>50.20%</text:p>
          </table:table-cell>
          <table:table-cell office:value-type="percentage" office:value="0.55294117647058838" table:formula="of:=([.AE4]+[.BG4]+[.CI4])/3" table:style-name="ce22">
            <text:p>55.29%</text:p>
          </table:table-cell>
          <table:table-cell table:number-columns-repeated="1628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string" table:style-name="ce17">
            <text:p>RockedRed</text:p>
          </table:table-cell>
          <table:table-cell office:value-type="string" table:style-name="ce18">
            <text:p>COR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" table:style-name="ce20">
            <text:p>0.2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3" table:style-name="ce20">
            <text:p>0.23</text:p>
          </table:table-cell>
          <table:table-cell office:value-type="float" office:value="0.33" table:style-name="ce20">
            <text:p>0.33</text:p>
          </table:table-cell>
          <table:table-cell office:value-type="float" office:value="0.32" table:style-name="ce20">
            <text:p>0.32</text:p>
          </table:table-cell>
          <table:table-cell office:value-type="float" office:value="0.35" table:style-name="ce20">
            <text:p>0.3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1" table:style-name="ce20">
            <text:p>0.31</text:p>
          </table:table-cell>
          <table:table-cell office:value-type="float" office:value="0.35" table:style-name="ce20">
            <text:p>0.3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5" table:style-name="ce20">
            <text:p>0.35</text:p>
          </table:table-cell>
          <table:table-cell office:value-type="float" office:value="0.31" table:style-name="ce20">
            <text:p>0.31</text:p>
          </table:table-cell>
          <table:table-cell office:value-type="percentage" office:value="-0.11111111111111108" table:formula="of:=([.F5]-[.$E5])/[.$E5]" table:style-name="ce21">
            <text:p>-11.11%</text:p>
          </table:table-cell>
          <table:table-cell office:value-type="percentage" office:value="0.22222222222222229" table:formula="of:=([.G5]-[.$E5])/[.$E5]" table:style-name="ce21">
            <text:p>22.22%</text:p>
          </table:table-cell>
          <table:table-cell office:value-type="percentage" office:value="2.222222222222224E-2" table:formula="of:=([.H5]-[.$E5])/[.$E5]" table:style-name="ce21">
            <text:p>2.22%</text:p>
          </table:table-cell>
          <table:table-cell office:value-type="percentage" office:value="0.46666666666666667" table:formula="of:=([.I5]-[.$E5])/[.$E5]" table:style-name="ce21">
            <text:p>46.67%</text:p>
          </table:table-cell>
          <table:table-cell office:value-type="percentage" office:value="0.42222222222222222" table:formula="of:=([.J5]-[.$E5])/[.$E5]" table:style-name="ce21">
            <text:p>42.22%</text:p>
          </table:table-cell>
          <table:table-cell office:value-type="percentage" office:value="0.55555555555555547" table:formula="of:=([.K5]-[.$E5])/[.$E5]" table:style-name="ce21">
            <text:p>55.56%</text:p>
          </table:table-cell>
          <table:table-cell office:value-type="percentage" office:value="0.44444444444444448" table:formula="of:=([.L5]-[.$E5])/[.$E5]" table:style-name="ce21">
            <text:p>44.44%</text:p>
          </table:table-cell>
          <table:table-cell office:value-type="percentage" office:value="0.35555555555555551" table:formula="of:=([.M5]-[.$E5])/[.$E5]" table:style-name="ce21">
            <text:p>35.56%</text:p>
          </table:table-cell>
          <table:table-cell office:value-type="percentage" office:value="0.37777777777777771" table:formula="of:=([.N5]-[.$E5])/[.$E5]" table:style-name="ce21">
            <text:p>37.78%</text:p>
          </table:table-cell>
          <table:table-cell office:value-type="percentage" office:value="0.55555555555555547" table:formula="of:=([.O5]-[.$E5])/[.$E5]" table:style-name="ce21">
            <text:p>55.56%</text:p>
          </table:table-cell>
          <table:table-cell office:value-type="percentage" office:value="0.71111111111111114" table:formula="of:=([.P5]-[.$E5])/[.$E5]" table:style-name="ce21">
            <text:p>71.11%</text:p>
          </table:table-cell>
          <table:table-cell office:value-type="percentage" office:value="0.55555555555555547" table:formula="of:=([.Q5]-[.$E5])/[.$E5]" table:style-name="ce21">
            <text:p>55.56%</text:p>
          </table:table-cell>
          <table:table-cell office:value-type="percentage" office:value="0.37777777777777771" table:formula="of:=([.R5]-[.$E5])/[.$E5]" table:style-name="ce21">
            <text:p>37.78%</text:p>
          </table:table-cell>
          <table:table-cell office:value-type="string" table:style-name="ce18">
            <text:p>CXO.V</text:p>
          </table:table-cell>
          <table:table-cell office:value-type="float" office:value="0.26500000000000001" table:style-name="ce19">
            <text:p>0.265</text:p>
          </table:table-cell>
          <table:table-cell office:value-type="float" office:value="0.27" table:style-name="ce20">
            <text:p>0.27</text:p>
          </table:table-cell>
          <table:table-cell office:value-type="float" office:value="0.27" table:style-name="ce20">
            <text:p>0.27</text:p>
          </table:table-cell>
          <table:table-cell office:value-type="float" office:value="0.25" table:style-name="ce20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34" table:style-name="ce20">
            <text:p>0.34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15" table:style-name="ce20">
            <text:p>0.315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percentage" office:value="1.8867924528301903E-2" table:formula="of:=([.AH5]-[.$AG5])/[.$AG5]" table:style-name="ce21">
            <text:p>1.89%</text:p>
          </table:table-cell>
          <table:table-cell office:value-type="percentage" office:value="1.8867924528301903E-2" table:formula="of:=([.AI5]-[.$AG5])/[.$AG5]" table:style-name="ce21">
            <text:p>1.89%</text:p>
          </table:table-cell>
          <table:table-cell office:value-type="percentage" office:value="-5.660377358490571E-2" table:formula="of:=([.AJ5]-[.$AG5])/[.$AG5]" table:style-name="ce21">
            <text:p>-5.66%</text:p>
          </table:table-cell>
          <table:table-cell office:value-type="percentage" office:value="7.5471698113207406E-2" table:formula="of:=([.AK5]-[.$AG5])/[.$AG5]" table:style-name="ce21">
            <text:p>7.55%</text:p>
          </table:table-cell>
          <table:table-cell office:value-type="percentage" office:value="0.28301886792452835" table:formula="of:=([.AL5]-[.$AG5])/[.$AG5]" table:style-name="ce21">
            <text:p>28.30%</text:p>
          </table:table-cell>
          <table:table-cell office:value-type="percentage" office:value="0.30188679245283001" table:formula="of:=([.AM5]-[.$AG5])/[.$AG5]" table:style-name="ce21">
            <text:p>30.19%</text:p>
          </table:table-cell>
          <table:table-cell office:value-type="percentage" office:value="0.18867924528301883" table:formula="of:=([.AN5]-[.$AG5])/[.$AG5]" table:style-name="ce21">
            <text:p>18.87%</text:p>
          </table:table-cell>
          <table:table-cell office:value-type="percentage" office:value="0.11320754716981121" table:formula="of:=([.AO5]-[.$AG5])/[.$AG5]" table:style-name="ce21">
            <text:p>11.32%</text:p>
          </table:table-cell>
          <table:table-cell office:value-type="percentage" office:value="1.8867924528301903E-2" table:formula="of:=([.AP5]-[.$AG5])/[.$AG5]" table:style-name="ce21">
            <text:p>1.89%</text:p>
          </table:table-cell>
          <table:table-cell office:value-type="percentage" office:value="5.660377358490571E-2" table:formula="of:=([.AQ5]-[.$AG5])/[.$AG5]" table:style-name="ce21">
            <text:p>5.66%</text:p>
          </table:table-cell>
          <table:table-cell office:value-type="percentage" office:value="7.5471698113207406E-2" table:formula="of:=([.AR5]-[.$AG5])/[.$AG5]" table:style-name="ce21">
            <text:p>7.55%</text:p>
          </table:table-cell>
          <table:table-cell office:value-type="percentage" office:value="1.8867924528301903E-2" table:formula="of:=([.AS5]-[.$AG5])/[.$AG5]" table:style-name="ce21">
            <text:p>1.89%</text:p>
          </table:table-cell>
          <table:table-cell office:value-type="percentage" office:value="5.660377358490571E-2" table:formula="of:=([.AT5]-[.$AG5])/[.$AG5]" table:style-name="ce21">
            <text:p>5.66%</text:p>
          </table:table-cell>
          <table:table-cell office:value-type="string" table:style-name="ce23">
            <text:p>PAW.V</text:p>
          </table:table-cell>
          <table:table-cell office:value-type="float" office:value="1.4999999999999999E-2" table:style-name="ce24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percentage" office:value="0" table:formula="of:=([.BJ5]-[.$BI5])/[.$BI5]" table:style-name="ce21">
            <text:p>0.00%</text:p>
          </table:table-cell>
          <table:table-cell office:value-type="percentage" office:value="0" table:formula="of:=([.BK5]-[.$BI5])/[.$BI5]" table:style-name="ce21">
            <text:p>0.00%</text:p>
          </table:table-cell>
          <table:table-cell office:value-type="percentage" office:value="0" table:formula="of:=([.BL5]-[.$BI5])/[.$BI5]" table:style-name="ce21">
            <text:p>0.00%</text:p>
          </table:table-cell>
          <table:table-cell office:value-type="percentage" office:value="0" table:formula="of:=([.BM5]-[.$BI5])/[.$BI5]" table:style-name="ce21">
            <text:p>0.00%</text:p>
          </table:table-cell>
          <table:table-cell office:value-type="percentage" office:value="0" table:formula="of:=([.BN5]-[.$BI5])/[.$BI5]" table:style-name="ce21">
            <text:p>0.00%</text:p>
          </table:table-cell>
          <table:table-cell office:value-type="percentage" office:value="0" table:formula="of:=([.BO5]-[.$BI5])/[.$BI5]" table:style-name="ce21">
            <text:p>0.00%</text:p>
          </table:table-cell>
          <table:table-cell office:value-type="percentage" office:value="0" table:formula="of:=([.BP5]-[.$BI5])/[.$BI5]" table:style-name="ce21">
            <text:p>0.00%</text:p>
          </table:table-cell>
          <table:table-cell office:value-type="percentage" office:value="0" table:formula="of:=([.BQ5]-[.$BI5])/[.$BI5]" table:style-name="ce21">
            <text:p>0.00%</text:p>
          </table:table-cell>
          <table:table-cell office:value-type="percentage" office:value="0" table:formula="of:=([.BR5]-[.$BI5])/[.$BI5]" table:style-name="ce21">
            <text:p>0.00%</text:p>
          </table:table-cell>
          <table:table-cell office:value-type="percentage" office:value="0" table:formula="of:=([.BS5]-[.$BI5])/[.$BI5]" table:style-name="ce21">
            <text:p>0.00%</text:p>
          </table:table-cell>
          <table:table-cell office:value-type="percentage" office:value="0" table:formula="of:=([.BT5]-[.$BI5])/[.$BI5]" table:style-name="ce21">
            <text:p>0.00%</text:p>
          </table:table-cell>
          <table:table-cell office:value-type="percentage" office:value="0" table:formula="of:=([.BU5]-[.$BI5])/[.$BI5]" table:style-name="ce21">
            <text:p>0.00%</text:p>
          </table:table-cell>
          <table:table-cell office:value-type="percentage" office:value="0" table:formula="of:=([.BV5]-[.$BI5])/[.$BI5]" table:style-name="ce21">
            <text:p>0.00%</text:p>
          </table:table-cell>
          <table:table-cell office:value-type="string" table:style-name="ce17">
            <text:p>RockedRed</text:p>
          </table:table-cell>
          <table:table-cell office:value-type="percentage" office:value="-3.074772886093639E-2" table:formula="of:=([.S5]+[.AU5]+[.BW5])/3" table:style-name="ce22">
            <text:p>-3.07%</text:p>
          </table:table-cell>
          <table:table-cell office:value-type="percentage" office:value="8.0363382250174739E-2" table:formula="of:=([.T5]+[.AV5]+[.BX5])/3" table:style-name="ce22">
            <text:p>8.04%</text:p>
          </table:table-cell>
          <table:table-cell office:value-type="percentage" office:value="-1.1460517120894491E-2" table:formula="of:=([.U5]+[.AW5]+[.BY5])/3" table:style-name="ce22">
            <text:p>-1.15%</text:p>
          </table:table-cell>
          <table:table-cell office:value-type="percentage" office:value="0.18071278825995804" table:formula="of:=([.V5]+[.AX5]+[.BZ5])/3" table:style-name="ce22">
            <text:p>18.07%</text:p>
          </table:table-cell>
          <table:table-cell office:value-type="percentage" office:value="0.23508036338225016" table:formula="of:=([.W5]+[.AY5]+[.CA5])/3" table:style-name="ce22">
            <text:p>23.51%</text:p>
          </table:table-cell>
          <table:table-cell office:value-type="percentage" office:value="0.28581411600279516" table:formula="of:=([.X5]+[.AZ5]+[.CB5])/3" table:style-name="ce22">
            <text:p>28.58%</text:p>
          </table:table-cell>
          <table:table-cell office:value-type="percentage" office:value="0.21104122990915442" table:formula="of:=([.Y5]+[.BA5]+[.CC5])/3" table:style-name="ce22">
            <text:p>21.10%</text:p>
          </table:table-cell>
          <table:table-cell office:value-type="percentage" office:value="0.15625436757512223" table:formula="of:=([.Z5]+[.BB5]+[.CD5])/3" table:style-name="ce22">
            <text:p>15.63%</text:p>
          </table:table-cell>
          <table:table-cell office:value-type="percentage" office:value="0.13221523410202654" table:formula="of:=([.AA5]+[.BC5]+[.CE5])/3" table:style-name="ce22">
            <text:p>13.22%</text:p>
          </table:table-cell>
          <table:table-cell office:value-type="percentage" office:value="0.20405310971348709" table:formula="of:=([.AB5]+[.BD5]+[.CF5])/3" table:style-name="ce22">
            <text:p>20.41%</text:p>
          </table:table-cell>
          <table:table-cell office:value-type="percentage" office:value="0.2621942697414395" table:formula="of:=([.AC5]+[.BE5]+[.CG5])/3" table:style-name="ce22">
            <text:p>26.22%</text:p>
          </table:table-cell>
          <table:table-cell office:value-type="percentage" office:value="0.19147449336128577" table:formula="of:=([.AD5]+[.BF5]+[.CH5])/3" table:style-name="ce22">
            <text:p>19.15%</text:p>
          </table:table-cell>
          <table:table-cell office:value-type="percentage" office:value="0.1447938504542278" table:formula="of:=([.AE5]+[.BG5]+[.CI5])/3" table:style-name="ce22">
            <text:p>14.48%</text:p>
          </table:table-cell>
          <table:table-cell table:number-columns-repeated="1628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string" table:style-name="ce17">
            <text:p>Vaughan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6]-[.$E6])/[.$E6]" table:style-name="ce21">
            <text:p>-11.11%</text:p>
          </table:table-cell>
          <table:table-cell office:value-type="percentage" office:value="0" table:formula="of:=([.G6]-[.$E6])/[.$E6]" table:style-name="ce21">
            <text:p>0.00%</text:p>
          </table:table-cell>
          <table:table-cell office:value-type="percentage" office:value="-0.11111111111111106" table:formula="of:=([.H6]-[.$E6])/[.$E6]" table:style-name="ce21">
            <text:p>-11.11%</text:p>
          </table:table-cell>
          <table:table-cell office:value-type="percentage" office:value="-0.11111111111111106" table:formula="of:=([.I6]-[.$E6])/[.$E6]" table:style-name="ce21">
            <text:p>-11.11%</text:p>
          </table:table-cell>
          <table:table-cell office:value-type="percentage" office:value="-0.11111111111111106" table:formula="of:=([.J6]-[.$E6])/[.$E6]" table:style-name="ce21">
            <text:p>-11.11%</text:p>
          </table:table-cell>
          <table:table-cell office:value-type="percentage" office:value="-0.11111111111111106" table:formula="of:=([.K6]-[.$E6])/[.$E6]" table:style-name="ce21">
            <text:p>-11.11%</text:p>
          </table:table-cell>
          <table:table-cell office:value-type="percentage" office:value="0" table:formula="of:=([.L6]-[.$E6])/[.$E6]" table:style-name="ce21">
            <text:p>0.00%</text:p>
          </table:table-cell>
          <table:table-cell office:value-type="percentage" office:value="0" table:formula="of:=([.M6]-[.$E6])/[.$E6]" table:style-name="ce21">
            <text:p>0.00%</text:p>
          </table:table-cell>
          <table:table-cell office:value-type="percentage" office:value="-0.11111111111111106" table:formula="of:=([.N6]-[.$E6])/[.$E6]" table:style-name="ce21">
            <text:p>-11.11%</text:p>
          </table:table-cell>
          <table:table-cell office:value-type="percentage" office:value="0.11111111111111122" table:formula="of:=([.O6]-[.$E6])/[.$E6]" table:style-name="ce21">
            <text:p>11.11%</text:p>
          </table:table-cell>
          <table:table-cell office:value-type="percentage" office:value="0.44444444444444453" table:formula="of:=([.P6]-[.$E6])/[.$E6]" table:style-name="ce21">
            <text:p>44.44%</text:p>
          </table:table-cell>
          <table:table-cell office:value-type="percentage" office:value="0.44444444444444453" table:formula="of:=([.Q6]-[.$E6])/[.$E6]" table:style-name="ce21">
            <text:p>44.44%</text:p>
          </table:table-cell>
          <table:table-cell office:value-type="percentage" office:value="0.44444444444444453" table:formula="of:=([.R6]-[.$E6])/[.$E6]" table:style-name="ce21">
            <text:p>44.44%</text:p>
          </table:table-cell>
          <table:table-cell office:value-type="string" table:style-name="ce18">
            <text:p>RYR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percentage" office:value="0.23529411764705868" table:formula="of:=([.AH6]-[.$AG6])/[.$AG6]" table:style-name="ce21">
            <text:p>23.53%</text:p>
          </table:table-cell>
          <table:table-cell office:value-type="percentage" office:value="0.23529411764705868" table:formula="of:=([.AI6]-[.$AG6])/[.$AG6]" table:style-name="ce21">
            <text:p>23.53%</text:p>
          </table:table-cell>
          <table:table-cell office:value-type="percentage" office:value="0.23529411764705868" table:formula="of:=([.AJ6]-[.$AG6])/[.$AG6]" table:style-name="ce21">
            <text:p>23.53%</text:p>
          </table:table-cell>
          <table:table-cell office:value-type="percentage" office:value="5.8823529411764594E-2" table:formula="of:=([.AK6]-[.$AG6])/[.$AG6]" table:style-name="ce21">
            <text:p>5.88%</text:p>
          </table:table-cell>
          <table:table-cell office:value-type="percentage" office:value="5.8823529411764594E-2" table:formula="of:=([.AL6]-[.$AG6])/[.$AG6]" table:style-name="ce21">
            <text:p>5.88%</text:p>
          </table:table-cell>
          <table:table-cell office:value-type="percentage" office:value="0.1764705882352941" table:formula="of:=([.AM6]-[.$AG6])/[.$AG6]" table:style-name="ce21">
            <text:p>17.65%</text:p>
          </table:table-cell>
          <table:table-cell office:value-type="percentage" office:value="0.1764705882352941" table:formula="of:=([.AN6]-[.$AG6])/[.$AG6]" table:style-name="ce21">
            <text:p>17.65%</text:p>
          </table:table-cell>
          <table:table-cell office:value-type="percentage" office:value="5.8823529411764594E-2" table:formula="of:=([.AO6]-[.$AG6])/[.$AG6]" table:style-name="ce21">
            <text:p>5.88%</text:p>
          </table:table-cell>
          <table:table-cell office:value-type="percentage" office:value="0.1764705882352941" table:formula="of:=([.AP6]-[.$AG6])/[.$AG6]" table:style-name="ce21">
            <text:p>17.65%</text:p>
          </table:table-cell>
          <table:table-cell office:value-type="percentage" office:value="5.8823529411764594E-2" table:formula="of:=([.AQ6]-[.$AG6])/[.$AG6]" table:style-name="ce21">
            <text:p>5.88%</text:p>
          </table:table-cell>
          <table:table-cell office:value-type="percentage" office:value="0.11764705882352934" table:formula="of:=([.AR6]-[.$AG6])/[.$AG6]" table:style-name="ce21">
            <text:p>11.76%</text:p>
          </table:table-cell>
          <table:table-cell office:value-type="percentage" office:value="5.8823529411764594E-2" table:formula="of:=([.AS6]-[.$AG6])/[.$AG6]" table:style-name="ce21">
            <text:p>5.88%</text:p>
          </table:table-cell>
          <table:table-cell office:value-type="percentage" office:value="5.8823529411764594E-2" table:formula="of:=([.AT6]-[.$AG6])/[.$AG6]" table:style-name="ce21">
            <text:p>5.88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BJ6]-[.$BI6])/[.$BI6]" table:style-name="ce21">
            <text:p>0.00%</text:p>
          </table:table-cell>
          <table:table-cell office:value-type="percentage" office:value="-5.4054054054054106E-2" table:formula="of:=([.BK6]-[.$BI6])/[.$BI6]" table:style-name="ce21">
            <text:p>-5.41%</text:p>
          </table:table-cell>
          <table:table-cell office:value-type="percentage" office:value="2.7027027027027053E-2" table:formula="of:=([.BL6]-[.$BI6])/[.$BI6]" table:style-name="ce21">
            <text:p>2.70%</text:p>
          </table:table-cell>
          <table:table-cell office:value-type="percentage" office:value="0.16216216216216217" table:formula="of:=([.BM6]-[.$BI6])/[.$BI6]" table:style-name="ce21">
            <text:p>16.22%</text:p>
          </table:table-cell>
          <table:table-cell office:value-type="percentage" office:value="0.1891891891891892" table:formula="of:=([.BN6]-[.$BI6])/[.$BI6]" table:style-name="ce21">
            <text:p>18.92%</text:p>
          </table:table-cell>
          <table:table-cell office:value-type="percentage" office:value="0.27027027027027023" table:formula="of:=([.BO6]-[.$BI6])/[.$BI6]" table:style-name="ce21">
            <text:p>27.03%</text:p>
          </table:table-cell>
          <table:table-cell office:value-type="percentage" office:value="0.48648648648648662" table:formula="of:=([.BP6]-[.$BI6])/[.$BI6]" table:style-name="ce21">
            <text:p>48.65%</text:p>
          </table:table-cell>
          <table:table-cell office:value-type="percentage" office:value="0.29729729729729726" table:formula="of:=([.BQ6]-[.$BI6])/[.$BI6]" table:style-name="ce21">
            <text:p>29.73%</text:p>
          </table:table-cell>
          <table:table-cell office:value-type="percentage" office:value="0.21621621621621626" table:formula="of:=([.BR6]-[.$BI6])/[.$BI6]" table:style-name="ce21">
            <text:p>21.62%</text:p>
          </table:table-cell>
          <table:table-cell office:value-type="percentage" office:value="5.4054054054054106E-2" table:formula="of:=([.BS6]-[.$BI6])/[.$BI6]" table:style-name="ce21">
            <text:p>5.41%</text:p>
          </table:table-cell>
          <table:table-cell office:value-type="percentage" office:value="0.24324324324324331" table:formula="of:=([.BT6]-[.$BI6])/[.$BI6]" table:style-name="ce21">
            <text:p>24.32%</text:p>
          </table:table-cell>
          <table:table-cell office:value-type="percentage" office:value="0.21621621621621626" table:formula="of:=([.BU6]-[.$BI6])/[.$BI6]" table:style-name="ce21">
            <text:p>21.62%</text:p>
          </table:table-cell>
          <table:table-cell office:value-type="percentage" office:value="0.21621621621621626" table:formula="of:=([.BV6]-[.$BI6])/[.$BI6]" table:style-name="ce21">
            <text:p>21.62%</text:p>
          </table:table-cell>
          <table:table-cell office:value-type="string" table:style-name="ce17">
            <text:p>Vaughan</text:p>
          </table:table-cell>
          <table:table-cell office:value-type="percentage" office:value="4.1394335511982537E-2" table:formula="of:=([.S6]+[.AU6]+[.BW6])/3" table:style-name="ce22">
            <text:p>4.14%</text:p>
          </table:table-cell>
          <table:table-cell office:value-type="percentage" office:value="6.0413354531001523E-2" table:formula="of:=([.T6]+[.AV6]+[.BX6])/3" table:style-name="ce22">
            <text:p>6.04%</text:p>
          </table:table-cell>
          <table:table-cell office:value-type="percentage" office:value="5.0403344520991551E-2" table:formula="of:=([.U6]+[.AW6]+[.BY6])/3" table:style-name="ce22">
            <text:p>5.04%</text:p>
          </table:table-cell>
          <table:table-cell office:value-type="percentage" office:value="3.6624860154271903E-2" table:formula="of:=([.V6]+[.AX6]+[.BZ6])/3" table:style-name="ce22">
            <text:p>3.66%</text:p>
          </table:table-cell>
          <table:table-cell office:value-type="percentage" office:value="4.563386916328091E-2" table:formula="of:=([.W6]+[.AY6]+[.CA6])/3" table:style-name="ce22">
            <text:p>4.56%</text:p>
          </table:table-cell>
          <table:table-cell office:value-type="percentage" office:value="0.11187658246481776" table:formula="of:=([.X6]+[.AZ6]+[.CB6])/3" table:style-name="ce22">
            <text:p>11.19%</text:p>
          </table:table-cell>
          <table:table-cell office:value-type="percentage" office:value="0.22098569157392692" table:formula="of:=([.Y6]+[.BA6]+[.CC6])/3" table:style-name="ce22">
            <text:p>22.10%</text:p>
          </table:table-cell>
          <table:table-cell office:value-type="percentage" office:value="0.11870694223635396" table:formula="of:=([.Z6]+[.BB6]+[.CD6])/3" table:style-name="ce22">
            <text:p>11.87%</text:p>
          </table:table-cell>
          <table:table-cell office:value-type="percentage" office:value="9.3858564446799755E-2" table:formula="of:=([.AA6]+[.BC6]+[.CE6])/3" table:style-name="ce22">
            <text:p>9.39%</text:p>
          </table:table-cell>
          <table:table-cell office:value-type="percentage" office:value="7.4662898192309979E-2" table:formula="of:=([.AB6]+[.BD6]+[.CF6])/3" table:style-name="ce22">
            <text:p>7.47%</text:p>
          </table:table-cell>
          <table:table-cell office:value-type="percentage" office:value="0.26844491550373906" table:formula="of:=([.AC6]+[.BE6]+[.CG6])/3" table:style-name="ce22">
            <text:p>26.84%</text:p>
          </table:table-cell>
          <table:table-cell office:value-type="percentage" office:value="0.23982806335747511" table:formula="of:=([.AD6]+[.BF6]+[.CH6])/3" table:style-name="ce22">
            <text:p>23.98%</text:p>
          </table:table-cell>
          <table:table-cell office:value-type="percentage" office:value="0.23982806335747511" table:formula="of:=([.AE6]+[.BG6]+[.CI6])/3" table:style-name="ce22">
            <text:p>23.98%</text:p>
          </table:table-cell>
          <table:table-cell table:number-columns-repeated="1628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3" table:style-name="ce1">
            <text:p>113</text:p>
          </table:table-cell>
          <table:table-cell office:value-type="string" table:style-name="ce17">
            <text:p>Rangerbentman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7]-[.$E7])/[.$E7]" table:style-name="ce21">
            <text:p>-11.11%</text:p>
          </table:table-cell>
          <table:table-cell office:value-type="percentage" office:value="0" table:formula="of:=([.G7]-[.$E7])/[.$E7]" table:style-name="ce21">
            <text:p>0.00%</text:p>
          </table:table-cell>
          <table:table-cell office:value-type="percentage" office:value="-0.11111111111111106" table:formula="of:=([.H7]-[.$E7])/[.$E7]" table:style-name="ce21">
            <text:p>-11.11%</text:p>
          </table:table-cell>
          <table:table-cell office:value-type="percentage" office:value="-0.11111111111111106" table:formula="of:=([.I7]-[.$E7])/[.$E7]" table:style-name="ce21">
            <text:p>-11.11%</text:p>
          </table:table-cell>
          <table:table-cell office:value-type="percentage" office:value="-0.11111111111111106" table:formula="of:=([.J7]-[.$E7])/[.$E7]" table:style-name="ce21">
            <text:p>-11.11%</text:p>
          </table:table-cell>
          <table:table-cell office:value-type="percentage" office:value="-0.11111111111111106" table:formula="of:=([.K7]-[.$E7])/[.$E7]" table:style-name="ce21">
            <text:p>-11.11%</text:p>
          </table:table-cell>
          <table:table-cell office:value-type="percentage" office:value="0" table:formula="of:=([.L7]-[.$E7])/[.$E7]" table:style-name="ce21">
            <text:p>0.00%</text:p>
          </table:table-cell>
          <table:table-cell office:value-type="percentage" office:value="0" table:formula="of:=([.M7]-[.$E7])/[.$E7]" table:style-name="ce21">
            <text:p>0.00%</text:p>
          </table:table-cell>
          <table:table-cell office:value-type="percentage" office:value="-0.11111111111111106" table:formula="of:=([.N7]-[.$E7])/[.$E7]" table:style-name="ce21">
            <text:p>-11.11%</text:p>
          </table:table-cell>
          <table:table-cell office:value-type="percentage" office:value="0.11111111111111122" table:formula="of:=([.O7]-[.$E7])/[.$E7]" table:style-name="ce21">
            <text:p>11.11%</text:p>
          </table:table-cell>
          <table:table-cell office:value-type="percentage" office:value="0.44444444444444453" table:formula="of:=([.P7]-[.$E7])/[.$E7]" table:style-name="ce21">
            <text:p>44.44%</text:p>
          </table:table-cell>
          <table:table-cell office:value-type="percentage" office:value="0.44444444444444453" table:formula="of:=([.Q7]-[.$E7])/[.$E7]" table:style-name="ce21">
            <text:p>44.44%</text:p>
          </table:table-cell>
          <table:table-cell office:value-type="percentage" office:value="0.44444444444444453" table:formula="of:=([.R7]-[.$E7])/[.$E7]" table:style-name="ce21">
            <text:p>44.44%</text:p>
          </table:table-cell>
          <table:table-cell office:value-type="string" table:style-name="ce18">
            <text:p>ALM.V</text:p>
          </table:table-cell>
          <table:table-cell office:value-type="float" office:value="3.5000000000000003E-2" table:style-name="ce19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5" table:style-name="ce20">
            <text:p>0.0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percentage" office:value="0" table:formula="of:=([.AH7]-[.$AG7])/[.$AG7]" table:style-name="ce21">
            <text:p>0.00%</text:p>
          </table:table-cell>
          <table:table-cell office:value-type="percentage" office:value="0" table:formula="of:=([.AI7]-[.$AG7])/[.$AG7]" table:style-name="ce21">
            <text:p>0.00%</text:p>
          </table:table-cell>
          <table:table-cell office:value-type="percentage" office:value="0.42857142857142849" table:formula="of:=([.AJ7]-[.$AG7])/[.$AG7]" table:style-name="ce21">
            <text:p>42.86%</text:p>
          </table:table-cell>
          <table:table-cell office:value-type="percentage" office:value="0.14285714285714277" table:formula="of:=([.AK7]-[.$AG7])/[.$AG7]" table:style-name="ce21">
            <text:p>14.29%</text:p>
          </table:table-cell>
          <table:table-cell office:value-type="percentage" office:value="0.14285714285714277" table:formula="of:=([.AL7]-[.$AG7])/[.$AG7]" table:style-name="ce21">
            <text:p>14.29%</text:p>
          </table:table-cell>
          <table:table-cell office:value-type="percentage" office:value="0.14285714285714277" table:formula="of:=([.AM7]-[.$AG7])/[.$AG7]" table:style-name="ce21">
            <text:p>14.29%</text:p>
          </table:table-cell>
          <table:table-cell office:value-type="percentage" office:value="0.14285714285714277" table:formula="of:=([.AN7]-[.$AG7])/[.$AG7]" table:style-name="ce21">
            <text:p>14.29%</text:p>
          </table:table-cell>
          <table:table-cell office:value-type="percentage" office:value="0.14285714285714277" table:formula="of:=([.AO7]-[.$AG7])/[.$AG7]" table:style-name="ce21">
            <text:p>14.29%</text:p>
          </table:table-cell>
          <table:table-cell office:value-type="percentage" office:value="0.14285714285714277" table:formula="of:=([.AP7]-[.$AG7])/[.$AG7]" table:style-name="ce21">
            <text:p>14.29%</text:p>
          </table:table-cell>
          <table:table-cell office:value-type="percentage" office:value="0.14285714285714277" table:formula="of:=([.AQ7]-[.$AG7])/[.$AG7]" table:style-name="ce21">
            <text:p>14.29%</text:p>
          </table:table-cell>
          <table:table-cell office:value-type="percentage" office:value="0.14285714285714277" table:formula="of:=([.AR7]-[.$AG7])/[.$AG7]" table:style-name="ce21">
            <text:p>14.29%</text:p>
          </table:table-cell>
          <table:table-cell office:value-type="percentage" office:value="0.14285714285714277" table:formula="of:=([.AS7]-[.$AG7])/[.$AG7]" table:style-name="ce21">
            <text:p>14.29%</text:p>
          </table:table-cell>
          <table:table-cell office:value-type="percentage" office:value="0.14285714285714277" table:formula="of:=([.AT7]-[.$AG7])/[.$AG7]" table:style-name="ce21">
            <text:p>14.29%</text:p>
          </table:table-cell>
          <table:table-cell office:value-type="string" table:style-name="ce18">
            <text:p>MTB.V</text:p>
          </table:table-cell>
          <table:table-cell office:value-type="float" office:value="6.5000000000000002E-2" table:style-name="ce19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" table:formula="of:=([.BJ7]-[.$BI7])/[.$BI7]" table:style-name="ce21">
            <text:p>0.00%</text:p>
          </table:table-cell>
          <table:table-cell office:value-type="percentage" office:value="7.6923076923076983E-2" table:formula="of:=([.BK7]-[.$BI7])/[.$BI7]" table:style-name="ce21">
            <text:p>7.69%</text:p>
          </table:table-cell>
          <table:table-cell office:value-type="percentage" office:value="7.6923076923076983E-2" table:formula="of:=([.BL7]-[.$BI7])/[.$BI7]" table:style-name="ce21">
            <text:p>7.69%</text:p>
          </table:table-cell>
          <table:table-cell office:value-type="percentage" office:value="-7.6923076923076983E-2" table:formula="of:=([.BM7]-[.$BI7])/[.$BI7]" table:style-name="ce21">
            <text:p>-7.69%</text:p>
          </table:table-cell>
          <table:table-cell office:value-type="percentage" office:value="0.15384615384615377" table:formula="of:=([.BN7]-[.$BI7])/[.$BI7]" table:style-name="ce21">
            <text:p>15.38%</text:p>
          </table:table-cell>
          <table:table-cell office:value-type="percentage" office:value="7.6923076923076983E-2" table:formula="of:=([.BO7]-[.$BI7])/[.$BI7]" table:style-name="ce21">
            <text:p>7.69%</text:p>
          </table:table-cell>
          <table:table-cell office:value-type="percentage" office:value="0.15384615384615377" table:formula="of:=([.BP7]-[.$BI7])/[.$BI7]" table:style-name="ce21">
            <text:p>15.38%</text:p>
          </table:table-cell>
          <table:table-cell office:value-type="percentage" office:value="0" table:formula="of:=([.BQ7]-[.$BI7])/[.$BI7]" table:style-name="ce21">
            <text:p>0.00%</text:p>
          </table:table-cell>
          <table:table-cell office:value-type="percentage" office:value="7.6923076923076983E-2" table:formula="of:=([.BR7]-[.$BI7])/[.$BI7]" table:style-name="ce21">
            <text:p>7.69%</text:p>
          </table:table-cell>
          <table:table-cell office:value-type="percentage" office:value="7.6923076923076983E-2" table:formula="of:=([.BS7]-[.$BI7])/[.$BI7]" table:style-name="ce21">
            <text:p>7.69%</text:p>
          </table:table-cell>
          <table:table-cell office:value-type="percentage" office:value="0.15384615384615377" table:formula="of:=([.BT7]-[.$BI7])/[.$BI7]" table:style-name="ce21">
            <text:p>15.38%</text:p>
          </table:table-cell>
          <table:table-cell office:value-type="percentage" office:value="7.6923076923076983E-2" table:formula="of:=([.BU7]-[.$BI7])/[.$BI7]" table:style-name="ce21">
            <text:p>7.69%</text:p>
          </table:table-cell>
          <table:table-cell office:value-type="percentage" office:value="7.6923076923076983E-2" table:formula="of:=([.BV7]-[.$BI7])/[.$BI7]" table:style-name="ce21">
            <text:p>7.69%</text:p>
          </table:table-cell>
          <table:table-cell office:value-type="string" table:style-name="ce17">
            <text:p>Rangerbentman</text:p>
          </table:table-cell>
          <table:table-cell office:value-type="percentage" office:value="-3.7037037037037021E-2" table:formula="of:=([.S7]+[.AU7]+[.BW7])/3" table:style-name="ce22">
            <text:p>-3.70%</text:p>
          </table:table-cell>
          <table:table-cell office:value-type="percentage" office:value="2.5641025641025661E-2" table:formula="of:=([.T7]+[.AV7]+[.BX7])/3" table:style-name="ce22">
            <text:p>2.56%</text:p>
          </table:table-cell>
          <table:table-cell office:value-type="percentage" office:value="0.13146113146113148" table:formula="of:=([.U7]+[.AW7]+[.BY7])/3" table:style-name="ce22">
            <text:p>13.15%</text:p>
          </table:table-cell>
          <table:table-cell office:value-type="percentage" office:value="-1.5059015059015093E-2" table:formula="of:=([.V7]+[.AX7]+[.BZ7])/3" table:style-name="ce22">
            <text:p>-1.51%</text:p>
          </table:table-cell>
          <table:table-cell office:value-type="percentage" office:value="6.1864061864061827E-2" table:formula="of:=([.W7]+[.AY7]+[.CA7])/3" table:style-name="ce22">
            <text:p>6.19%</text:p>
          </table:table-cell>
          <table:table-cell office:value-type="percentage" office:value="3.6223036223036228E-2" table:formula="of:=([.X7]+[.AZ7]+[.CB7])/3" table:style-name="ce22">
            <text:p>3.62%</text:p>
          </table:table-cell>
          <table:table-cell office:value-type="percentage" office:value="9.8901098901098841E-2" table:formula="of:=([.Y7]+[.BA7]+[.CC7])/3" table:style-name="ce22">
            <text:p>9.89%</text:p>
          </table:table-cell>
          <table:table-cell office:value-type="percentage" office:value="4.7619047619047589E-2" table:formula="of:=([.Z7]+[.BB7]+[.CD7])/3" table:style-name="ce22">
            <text:p>4.76%</text:p>
          </table:table-cell>
          <table:table-cell office:value-type="percentage" office:value="3.6223036223036228E-2" table:formula="of:=([.AA7]+[.BC7]+[.CE7])/3" table:style-name="ce22">
            <text:p>3.62%</text:p>
          </table:table-cell>
          <table:table-cell office:value-type="percentage" office:value="0.11029711029711031" table:formula="of:=([.AB7]+[.BD7]+[.CF7])/3" table:style-name="ce22">
            <text:p>11.03%</text:p>
          </table:table-cell>
          <table:table-cell office:value-type="percentage" office:value="0.24704924704924702" table:formula="of:=([.AC7]+[.BE7]+[.CG7])/3" table:style-name="ce22">
            <text:p>24.70%</text:p>
          </table:table-cell>
          <table:table-cell office:value-type="percentage" office:value="0.22140822140822145" table:formula="of:=([.AD7]+[.BF7]+[.CH7])/3" table:style-name="ce22">
            <text:p>22.14%</text:p>
          </table:table-cell>
          <table:table-cell office:value-type="percentage" office:value="0.22140822140822145" table:formula="of:=([.AE7]+[.BG7]+[.CI7])/3" table:style-name="ce22">
            <text:p>22.14%</text:p>
          </table:table-cell>
          <table:table-cell table:number-columns-repeated="1628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string" table:style-name="ce17">
            <text:p>Minaki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8]-[.$E8])/[.$E8]" table:style-name="ce21">
            <text:p>0.00%</text:p>
          </table:table-cell>
          <table:table-cell office:value-type="percentage" office:value="0" table:formula="of:=([.G8]-[.$E8])/[.$E8]" table:style-name="ce21">
            <text:p>0.00%</text:p>
          </table:table-cell>
          <table:table-cell office:value-type="percentage" office:value="0.13333333333333347" table:formula="of:=([.H8]-[.$E8])/[.$E8]" table:style-name="ce21">
            <text:p>13.33%</text:p>
          </table:table-cell>
          <table:table-cell office:value-type="percentage" office:value="0.2" table:formula="of:=([.I8]-[.$E8])/[.$E8]" table:style-name="ce21">
            <text:p>20.00%</text:p>
          </table:table-cell>
          <table:table-cell office:value-type="percentage" office:value="6.6666666666666735E-2" table:formula="of:=([.J8]-[.$E8])/[.$E8]" table:style-name="ce21">
            <text:p>6.67%</text:p>
          </table:table-cell>
          <table:table-cell office:value-type="percentage" office:value="0" table:formula="of:=([.K8]-[.$E8])/[.$E8]" table:style-name="ce21">
            <text:p>0.00%</text:p>
          </table:table-cell>
          <table:table-cell office:value-type="percentage" office:value="0.7333333333333335" table:formula="of:=([.L8]-[.$E8])/[.$E8]" table:style-name="ce21">
            <text:p>73.33%</text:p>
          </table:table-cell>
          <table:table-cell office:value-type="percentage" office:value="0.7333333333333335" table:formula="of:=([.M8]-[.$E8])/[.$E8]" table:style-name="ce21">
            <text:p>73.33%</text:p>
          </table:table-cell>
          <table:table-cell office:value-type="percentage" office:value="0.6" table:formula="of:=([.N8]-[.$E8])/[.$E8]" table:style-name="ce21">
            <text:p>60.00%</text:p>
          </table:table-cell>
          <table:table-cell office:value-type="percentage" office:value="0.66666666666666674" table:formula="of:=([.O8]-[.$E8])/[.$E8]" table:style-name="ce21">
            <text:p>66.67%</text:p>
          </table:table-cell>
          <table:table-cell office:value-type="percentage" office:value="0.7333333333333335" table:formula="of:=([.P8]-[.$E8])/[.$E8]" table:style-name="ce21">
            <text:p>73.33%</text:p>
          </table:table-cell>
          <table:table-cell office:value-type="percentage" office:value="0.66666666666666674" table:formula="of:=([.Q8]-[.$E8])/[.$E8]" table:style-name="ce21">
            <text:p>66.67%</text:p>
          </table:table-cell>
          <table:table-cell office:value-type="percentage" office:value="0.53333333333333344" table:formula="of:=([.R8]-[.$E8])/[.$E8]" table:style-name="ce21">
            <text:p>53.33%</text:p>
          </table:table-cell>
          <table:table-cell office:value-type="string" table:style-name="ce18">
            <text:p>BEE.V</text:p>
          </table:table-cell>
          <table:table-cell office:value-type="float" office:value="0.31" table:style-name="ce19">
            <text:p>0.31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1" table:style-name="ce20">
            <text:p>0.31</text:p>
          </table:table-cell>
          <table:table-cell office:value-type="float" office:value="0.315" table:style-name="ce20">
            <text:p>0.315</text:p>
          </table:table-cell>
          <table:table-cell office:value-type="float" office:value="0.32" table:style-name="ce20">
            <text:p>0.32</text:p>
          </table:table-cell>
          <table:table-cell office:value-type="float" office:value="0.3" table:style-name="ce20">
            <text:p>0.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3" table:style-name="ce20">
            <text:p>0.3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8000000000000003" table:style-name="ce20">
            <text:p>0.28</text:p>
          </table:table-cell>
          <table:table-cell office:value-type="percentage" office:value="-1.612903225806453E-2" table:formula="of:=([.AH8]-[.$AG8])/[.$AG8]" table:style-name="ce21">
            <text:p>-1.61%</text:p>
          </table:table-cell>
          <table:table-cell office:value-type="percentage" office:value="-1.612903225806453E-2" table:formula="of:=([.AI8]-[.$AG8])/[.$AG8]" table:style-name="ce21">
            <text:p>-1.61%</text:p>
          </table:table-cell>
          <table:table-cell office:value-type="percentage" office:value="0" table:formula="of:=([.AJ8]-[.$AG8])/[.$AG8]" table:style-name="ce21">
            <text:p>0.00%</text:p>
          </table:table-cell>
          <table:table-cell office:value-type="percentage" office:value="1.612903225806453E-2" table:formula="of:=([.AK8]-[.$AG8])/[.$AG8]" table:style-name="ce21">
            <text:p>1.61%</text:p>
          </table:table-cell>
          <table:table-cell office:value-type="percentage" office:value="3.2258064516129059E-2" table:formula="of:=([.AL8]-[.$AG8])/[.$AG8]" table:style-name="ce21">
            <text:p>3.23%</text:p>
          </table:table-cell>
          <table:table-cell office:value-type="percentage" office:value="-3.2258064516129059E-2" table:formula="of:=([.AM8]-[.$AG8])/[.$AG8]" table:style-name="ce21">
            <text:p>-3.23%</text:p>
          </table:table-cell>
          <table:table-cell office:value-type="percentage" office:value="-1.612903225806453E-2" table:formula="of:=([.AN8]-[.$AG8])/[.$AG8]" table:style-name="ce21">
            <text:p>-1.61%</text:p>
          </table:table-cell>
          <table:table-cell office:value-type="percentage" office:value="-6.4516129032258118E-2" table:formula="of:=([.AO8]-[.$AG8])/[.$AG8]" table:style-name="ce21">
            <text:p>-6.45%</text:p>
          </table:table-cell>
          <table:table-cell office:value-type="percentage" office:value="-3.2258064516129059E-2" table:formula="of:=([.AP8]-[.$AG8])/[.$AG8]" table:style-name="ce21">
            <text:p>-3.23%</text:p>
          </table:table-cell>
          <table:table-cell office:value-type="percentage" office:value="-9.6774193548387011E-2" table:formula="of:=([.AQ8]-[.$AG8])/[.$AG8]" table:style-name="ce21">
            <text:p>-9.68%</text:p>
          </table:table-cell>
          <table:table-cell office:value-type="percentage" office:value="-6.4516129032258118E-2" table:formula="of:=([.AR8]-[.$AG8])/[.$AG8]" table:style-name="ce21">
            <text:p>-6.45%</text:p>
          </table:table-cell>
          <table:table-cell office:value-type="percentage" office:value="-4.8387096774193589E-2" table:formula="of:=([.AS8]-[.$AG8])/[.$AG8]" table:style-name="ce21">
            <text:p>-4.84%</text:p>
          </table:table-cell>
          <table:table-cell office:value-type="percentage" office:value="-9.6774193548387011E-2" table:formula="of:=([.AT8]-[.$AG8])/[.$AG8]" table:style-name="ce21">
            <text:p>-9.68%</text:p>
          </table:table-cell>
          <table:table-cell office:value-type="string" table:style-name="ce18">
            <text:p>VIV.V</text:p>
          </table:table-cell>
          <table:table-cell office:value-type="float" office:value="0.125" table:style-name="ce19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percentage" office:value="0" table:formula="of:=([.BJ8]-[.$BI8])/[.$BI8]" table:style-name="ce21">
            <text:p>0.00%</text:p>
          </table:table-cell>
          <table:table-cell office:value-type="percentage" office:value="4.0000000000000036E-2" table:formula="of:=([.BK8]-[.$BI8])/[.$BI8]" table:style-name="ce21">
            <text:p>4.00%</text:p>
          </table:table-cell>
          <table:table-cell office:value-type="percentage" office:value="0" table:formula="of:=([.BL8]-[.$BI8])/[.$BI8]" table:style-name="ce21">
            <text:p>0.00%</text:p>
          </table:table-cell>
          <table:table-cell office:value-type="percentage" office:value="-4.0000000000000036E-2" table:formula="of:=([.BM8]-[.$BI8])/[.$BI8]" table:style-name="ce21">
            <text:p>-4.00%</text:p>
          </table:table-cell>
          <table:table-cell office:value-type="percentage" office:value="-4.0000000000000036E-2" table:formula="of:=([.BN8]-[.$BI8])/[.$BI8]" table:style-name="ce21">
            <text:p>-4.00%</text:p>
          </table:table-cell>
          <table:table-cell office:value-type="percentage" office:value="-0.16000000000000003" table:formula="of:=([.BO8]-[.$BI8])/[.$BI8]" table:style-name="ce21">
            <text:p>-16.00%</text:p>
          </table:table-cell>
          <table:table-cell office:value-type="percentage" office:value="-0.19999999999999996" table:formula="of:=([.BP8]-[.$BI8])/[.$BI8]" table:style-name="ce21">
            <text:p>-20.00%</text:p>
          </table:table-cell>
          <table:table-cell office:value-type="percentage" office:value="-0.19999999999999996" table:formula="of:=([.BQ8]-[.$BI8])/[.$BI8]" table:style-name="ce21">
            <text:p>-20.00%</text:p>
          </table:table-cell>
          <table:table-cell office:value-type="percentage" office:value="-0.24" table:formula="of:=([.BR8]-[.$BI8])/[.$BI8]" table:style-name="ce21">
            <text:p>-24.00%</text:p>
          </table:table-cell>
          <table:table-cell office:value-type="percentage" office:value="-0.24" table:formula="of:=([.BS8]-[.$BI8])/[.$BI8]" table:style-name="ce21">
            <text:p>-24.00%</text:p>
          </table:table-cell>
          <table:table-cell office:value-type="percentage" office:value="-0.28000000000000003" table:formula="of:=([.BT8]-[.$BI8])/[.$BI8]" table:style-name="ce21">
            <text:p>-28.00%</text:p>
          </table:table-cell>
          <table:table-cell office:value-type="percentage" office:value="-0.12" table:formula="of:=([.BU8]-[.$BI8])/[.$BI8]" table:style-name="ce21">
            <text:p>-12.00%</text:p>
          </table:table-cell>
          <table:table-cell office:value-type="percentage" office:value="-0.12" table:formula="of:=([.BV8]-[.$BI8])/[.$BI8]" table:style-name="ce21">
            <text:p>-12.00%</text:p>
          </table:table-cell>
          <table:table-cell office:value-type="string" table:style-name="ce17">
            <text:p>Minaki</text:p>
          </table:table-cell>
          <table:table-cell office:value-type="percentage" office:value="-5.3763440860215101E-3" table:formula="of:=([.S8]+[.AU8]+[.BW8])/3" table:style-name="ce22">
            <text:p>-0.54%</text:p>
          </table:table-cell>
          <table:table-cell office:value-type="percentage" office:value="7.9569892473118353E-3" table:formula="of:=([.T8]+[.AV8]+[.BX8])/3" table:style-name="ce22">
            <text:p>0.80%</text:p>
          </table:table-cell>
          <table:table-cell office:value-type="percentage" office:value="4.4444444444444488E-2" table:formula="of:=([.U8]+[.AW8]+[.BY8])/3" table:style-name="ce22">
            <text:p>4.44%</text:p>
          </table:table-cell>
          <table:table-cell office:value-type="percentage" office:value="5.8709677419354837E-2" table:formula="of:=([.V8]+[.AX8]+[.BZ8])/3" table:style-name="ce22">
            <text:p>5.87%</text:p>
          </table:table-cell>
          <table:table-cell office:value-type="percentage" office:value="1.964157706093192E-2" table:formula="of:=([.W8]+[.AY8]+[.CA8])/3" table:style-name="ce22">
            <text:p>1.96%</text:p>
          </table:table-cell>
          <table:table-cell office:value-type="percentage" office:value="-6.4086021505376359E-2" table:formula="of:=([.X8]+[.AZ8]+[.CB8])/3" table:style-name="ce22">
            <text:p>-6.41%</text:p>
          </table:table-cell>
          <table:table-cell office:value-type="percentage" office:value="0.17240143369175634" table:formula="of:=([.Y8]+[.BA8]+[.CC8])/3" table:style-name="ce22">
            <text:p>17.24%</text:p>
          </table:table-cell>
          <table:table-cell office:value-type="percentage" office:value="0.15627240143369181" table:formula="of:=([.Z8]+[.BB8]+[.CD8])/3" table:style-name="ce22">
            <text:p>15.63%</text:p>
          </table:table-cell>
          <table:table-cell office:value-type="percentage" office:value="0.10924731182795695" table:formula="of:=([.AA8]+[.BC8]+[.CE8])/3" table:style-name="ce22">
            <text:p>10.92%</text:p>
          </table:table-cell>
          <table:table-cell office:value-type="percentage" office:value="0.10996415770609325" table:formula="of:=([.AB8]+[.BD8]+[.CF8])/3" table:style-name="ce22">
            <text:p>11.00%</text:p>
          </table:table-cell>
          <table:table-cell office:value-type="percentage" office:value="0.12960573476702511" table:formula="of:=([.AC8]+[.BE8]+[.CG8])/3" table:style-name="ce22">
            <text:p>12.96%</text:p>
          </table:table-cell>
          <table:table-cell office:value-type="percentage" office:value="0.1660931899641577" table:formula="of:=([.AD8]+[.BF8]+[.CH8])/3" table:style-name="ce22">
            <text:p>16.61%</text:p>
          </table:table-cell>
          <table:table-cell office:value-type="percentage" office:value="0.10551971326164881" table:formula="of:=([.AE8]+[.BG8]+[.CI8])/3" table:style-name="ce22">
            <text:p>10.55%</text:p>
          </table:table-cell>
          <table:table-cell table:number-columns-repeated="1628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8" table:style-name="ce1">
            <text:p>118</text:p>
          </table:table-cell>
          <table:table-cell office:value-type="string" table:style-name="ce17">
            <text:p>Sarb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9]-[.$E9])/[.$E9]" table:style-name="ce21">
            <text:p>-11.11%</text:p>
          </table:table-cell>
          <table:table-cell office:value-type="percentage" office:value="0" table:formula="of:=([.G9]-[.$E9])/[.$E9]" table:style-name="ce21">
            <text:p>0.00%</text:p>
          </table:table-cell>
          <table:table-cell office:value-type="percentage" office:value="-0.11111111111111106" table:formula="of:=([.H9]-[.$E9])/[.$E9]" table:style-name="ce21">
            <text:p>-11.11%</text:p>
          </table:table-cell>
          <table:table-cell office:value-type="percentage" office:value="-0.11111111111111106" table:formula="of:=([.I9]-[.$E9])/[.$E9]" table:style-name="ce21">
            <text:p>-11.11%</text:p>
          </table:table-cell>
          <table:table-cell office:value-type="percentage" office:value="-0.11111111111111106" table:formula="of:=([.J9]-[.$E9])/[.$E9]" table:style-name="ce21">
            <text:p>-11.11%</text:p>
          </table:table-cell>
          <table:table-cell office:value-type="percentage" office:value="-0.11111111111111106" table:formula="of:=([.K9]-[.$E9])/[.$E9]" table:style-name="ce21">
            <text:p>-11.11%</text:p>
          </table:table-cell>
          <table:table-cell office:value-type="percentage" office:value="0" table:formula="of:=([.L9]-[.$E9])/[.$E9]" table:style-name="ce21">
            <text:p>0.00%</text:p>
          </table:table-cell>
          <table:table-cell office:value-type="percentage" office:value="0" table:formula="of:=([.M9]-[.$E9])/[.$E9]" table:style-name="ce21">
            <text:p>0.00%</text:p>
          </table:table-cell>
          <table:table-cell office:value-type="percentage" office:value="-0.11111111111111106" table:formula="of:=([.N9]-[.$E9])/[.$E9]" table:style-name="ce21">
            <text:p>-11.11%</text:p>
          </table:table-cell>
          <table:table-cell office:value-type="percentage" office:value="0.11111111111111122" table:formula="of:=([.O9]-[.$E9])/[.$E9]" table:style-name="ce21">
            <text:p>11.11%</text:p>
          </table:table-cell>
          <table:table-cell office:value-type="percentage" office:value="0.44444444444444453" table:formula="of:=([.P9]-[.$E9])/[.$E9]" table:style-name="ce21">
            <text:p>44.44%</text:p>
          </table:table-cell>
          <table:table-cell office:value-type="percentage" office:value="0.44444444444444453" table:formula="of:=([.Q9]-[.$E9])/[.$E9]" table:style-name="ce21">
            <text:p>44.44%</text:p>
          </table:table-cell>
          <table:table-cell office:value-type="percentage" office:value="0.44444444444444453" table:formula="of:=([.R9]-[.$E9])/[.$E9]" table:style-name="ce21">
            <text:p>44.44%</text:p>
          </table:table-cell>
          <table:table-cell office:value-type="string" table:style-name="ce18">
            <text:p>CLE.V</text:p>
          </table:table-cell>
          <table:table-cell office:value-type="float" office:value="0.06" table:style-name="ce19">
            <text:p>0.06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8" table:style-name="ce20">
            <text:p>0.08</text:p>
          </table:table-cell>
          <table:table-cell office:value-type="percentage" office:value="0.33333333333333343" table:formula="of:=([.AH9]-[.$AG9])/[.$AG9]" table:style-name="ce21">
            <text:p>33.33%</text:p>
          </table:table-cell>
          <table:table-cell office:value-type="percentage" office:value="0.33333333333333343" table:formula="of:=([.AI9]-[.$AG9])/[.$AG9]" table:style-name="ce21">
            <text:p>33.33%</text:p>
          </table:table-cell>
          <table:table-cell office:value-type="percentage" office:value="0.16666666666666682" table:formula="of:=([.AJ9]-[.$AG9])/[.$AG9]" table:style-name="ce21">
            <text:p>16.67%</text:p>
          </table:table-cell>
          <table:table-cell office:value-type="percentage" office:value="0.5" table:formula="of:=([.AK9]-[.$AG9])/[.$AG9]" table:style-name="ce21">
            <text:p>50.00%</text:p>
          </table:table-cell>
          <table:table-cell office:value-type="percentage" office:value="0.33333333333333343" table:formula="of:=([.AL9]-[.$AG9])/[.$AG9]" table:style-name="ce21">
            <text:p>33.33%</text:p>
          </table:table-cell>
          <table:table-cell office:value-type="percentage" office:value="0.25" table:formula="of:=([.AM9]-[.$AG9])/[.$AG9]" table:style-name="ce21">
            <text:p>25.00%</text:p>
          </table:table-cell>
          <table:table-cell office:value-type="percentage" office:value="0.33333333333333343" table:formula="of:=([.AN9]-[.$AG9])/[.$AG9]" table:style-name="ce21">
            <text:p>33.33%</text:p>
          </table:table-cell>
          <table:table-cell office:value-type="percentage" office:value="0.4166666666666668" table:formula="of:=([.AO9]-[.$AG9])/[.$AG9]" table:style-name="ce21">
            <text:p>41.67%</text:p>
          </table:table-cell>
          <table:table-cell office:value-type="percentage" office:value="0.25" table:formula="of:=([.AP9]-[.$AG9])/[.$AG9]" table:style-name="ce21">
            <text:p>25.00%</text:p>
          </table:table-cell>
          <table:table-cell office:value-type="percentage" office:value="0.25" table:formula="of:=([.AQ9]-[.$AG9])/[.$AG9]" table:style-name="ce21">
            <text:p>25.00%</text:p>
          </table:table-cell>
          <table:table-cell office:value-type="percentage" office:value="0.16666666666666682" table:formula="of:=([.AR9]-[.$AG9])/[.$AG9]" table:style-name="ce21">
            <text:p>16.67%</text:p>
          </table:table-cell>
          <table:table-cell office:value-type="percentage" office:value="8.3333333333333412E-2" table:formula="of:=([.AS9]-[.$AG9])/[.$AG9]" table:style-name="ce21">
            <text:p>8.33%</text:p>
          </table:table-cell>
          <table:table-cell office:value-type="percentage" office:value="0.33333333333333343" table:formula="of:=([.AT9]-[.$AG9])/[.$AG9]" table:style-name="ce21">
            <text:p>33.33%</text:p>
          </table:table-cell>
          <table:table-cell office:value-type="string" table:style-name="ce18">
            <text:p>XOP.V</text:p>
          </table:table-cell>
          <table:table-cell office:value-type="float" office:value="0.03" table:style-name="ce19">
            <text:p>0.03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2.2499999999999999E-2" table:style-name="ce20">
            <text:p>0.0225</text:p>
          </table:table-cell>
          <table:table-cell office:value-type="float" office:value="0.02" table:style-name="ce20">
            <text:p>0.02</text:p>
          </table:table-cell>
          <table:table-cell office:value-type="float" office:value="1.4999999999999999E-2" table:style-name="ce20">
            <text:p>0.015</text:p>
          </table:table-cell>
          <table:table-cell office:value-type="percentage" office:value="0.16666666666666682" table:formula="of:=([.BJ9]-[.$BI9])/[.$BI9]" table:style-name="ce21">
            <text:p>16.67%</text:p>
          </table:table-cell>
          <table:table-cell office:value-type="percentage" office:value="0" table:formula="of:=([.BK9]-[.$BI9])/[.$BI9]" table:style-name="ce21">
            <text:p>0.00%</text:p>
          </table:table-cell>
          <table:table-cell office:value-type="percentage" office:value="0" table:formula="of:=([.BL9]-[.$BI9])/[.$BI9]" table:style-name="ce21">
            <text:p>0.00%</text:p>
          </table:table-cell>
          <table:table-cell office:value-type="percentage" office:value="0" table:formula="of:=([.BM9]-[.$BI9])/[.$BI9]" table:style-name="ce21">
            <text:p>0.00%</text:p>
          </table:table-cell>
          <table:table-cell office:value-type="percentage" office:value="-0.1666666666666666" table:formula="of:=([.BN9]-[.$BI9])/[.$BI9]" table:style-name="ce21">
            <text:p>-16.67%</text:p>
          </table:table-cell>
          <table:table-cell office:value-type="percentage" office:value="-0.33333333333333331" table:formula="of:=([.BO9]-[.$BI9])/[.$BI9]" table:style-name="ce21">
            <text:p>-33.33%</text:p>
          </table:table-cell>
          <table:table-cell office:value-type="percentage" office:value="-0.1666666666666666" table:formula="of:=([.BP9]-[.$BI9])/[.$BI9]" table:style-name="ce21">
            <text:p>-16.67%</text:p>
          </table:table-cell>
          <table:table-cell office:value-type="percentage" office:value="-0.33333333333333331" table:formula="of:=([.BQ9]-[.$BI9])/[.$BI9]" table:style-name="ce21">
            <text:p>-33.33%</text:p>
          </table:table-cell>
          <table:table-cell office:value-type="percentage" office:value="-0.33333333333333331" table:formula="of:=([.BR9]-[.$BI9])/[.$BI9]" table:style-name="ce21">
            <text:p>-33.33%</text:p>
          </table:table-cell>
          <table:table-cell office:value-type="percentage" office:value="-0.33333333333333331" table:formula="of:=([.BS9]-[.$BI9])/[.$BI9]" table:style-name="ce21">
            <text:p>-33.33%</text:p>
          </table:table-cell>
          <table:table-cell office:value-type="percentage" office:value="-0.25" table:formula="of:=([.BT9]-[.$BI9])/[.$BI9]" table:style-name="ce21">
            <text:p>-25.00%</text:p>
          </table:table-cell>
          <table:table-cell office:value-type="percentage" office:value="-0.33333333333333331" table:formula="of:=([.BU9]-[.$BI9])/[.$BI9]" table:style-name="ce21">
            <text:p>-33.33%</text:p>
          </table:table-cell>
          <table:table-cell office:value-type="percentage" office:value="-0.5" table:formula="of:=([.BV9]-[.$BI9])/[.$BI9]" table:style-name="ce21">
            <text:p>-50.00%</text:p>
          </table:table-cell>
          <table:table-cell office:value-type="string" table:style-name="ce17">
            <text:p>Sarb</text:p>
          </table:table-cell>
          <table:table-cell office:value-type="percentage" office:value="0.12962962962962973" table:formula="of:=([.S9]+[.AU9]+[.BW9])/3" table:style-name="ce22">
            <text:p>12.96%</text:p>
          </table:table-cell>
          <table:table-cell office:value-type="percentage" office:value="0.11111111111111115" table:formula="of:=([.T9]+[.AV9]+[.BX9])/3" table:style-name="ce22">
            <text:p>11.11%</text:p>
          </table:table-cell>
          <table:table-cell office:value-type="percentage" office:value="1.8518518518518587E-2" table:formula="of:=([.U9]+[.AW9]+[.BY9])/3" table:style-name="ce22">
            <text:p>1.85%</text:p>
          </table:table-cell>
          <table:table-cell office:value-type="percentage" office:value="0.12962962962962965" table:formula="of:=([.V9]+[.AX9]+[.BZ9])/3" table:style-name="ce22">
            <text:p>12.96%</text:p>
          </table:table-cell>
          <table:table-cell office:value-type="percentage" office:value="1.851851851851859E-2" table:formula="of:=([.W9]+[.AY9]+[.CA9])/3" table:style-name="ce22">
            <text:p>1.85%</text:p>
          </table:table-cell>
          <table:table-cell office:value-type="percentage" office:value="-6.4814814814814783E-2" table:formula="of:=([.X9]+[.AZ9]+[.CB9])/3" table:style-name="ce22">
            <text:p>-6.48%</text:p>
          </table:table-cell>
          <table:table-cell office:value-type="percentage" office:value="5.5555555555555608E-2" table:formula="of:=([.Y9]+[.BA9]+[.CC9])/3" table:style-name="ce22">
            <text:p>5.56%</text:p>
          </table:table-cell>
          <table:table-cell office:value-type="percentage" office:value="2.7777777777777828E-2" table:formula="of:=([.Z9]+[.BB9]+[.CD9])/3" table:style-name="ce22">
            <text:p>2.78%</text:p>
          </table:table-cell>
          <table:table-cell office:value-type="percentage" office:value="-6.4814814814814783E-2" table:formula="of:=([.AA9]+[.BC9]+[.CE9])/3" table:style-name="ce22">
            <text:p>-6.48%</text:p>
          </table:table-cell>
          <table:table-cell office:value-type="percentage" office:value="9.2592592592593004E-3" table:formula="of:=([.AB9]+[.BD9]+[.CF9])/3" table:style-name="ce22">
            <text:p>0.93%</text:p>
          </table:table-cell>
          <table:table-cell office:value-type="percentage" office:value="0.12037037037037046" table:formula="of:=([.AC9]+[.BE9]+[.CG9])/3" table:style-name="ce22">
            <text:p>12.04%</text:p>
          </table:table-cell>
          <table:table-cell office:value-type="percentage" office:value="6.4814814814814867E-2" table:formula="of:=([.AD9]+[.BF9]+[.CH9])/3" table:style-name="ce22">
            <text:p>6.48%</text:p>
          </table:table-cell>
          <table:table-cell office:value-type="percentage" office:value="9.2592592592592629E-2" table:formula="of:=([.AE9]+[.BG9]+[.CI9])/3" table:style-name="ce22">
            <text:p>9.26%</text:p>
          </table:table-cell>
          <table:table-cell table:number-columns-repeated="1628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string" table:style-name="ce17">
            <text:p>Mutt</text:p>
          </table:table-cell>
          <table:table-cell office:value-type="string" table:style-name="ce18">
            <text:p>MEK.V</text:p>
          </table:table-cell>
          <table:table-cell office:value-type="float" office:value="6.5000000000000002E-2" table:style-name="ce19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0" table:formula="of:=([.F10]-[.$E10])/[.$E10]" table:style-name="ce21">
            <text:p>0.00%</text:p>
          </table:table-cell>
          <table:table-cell office:value-type="percentage" office:value="0.15384615384615377" table:formula="of:=([.G10]-[.$E10])/[.$E10]" table:style-name="ce21">
            <text:p>15.38%</text:p>
          </table:table-cell>
          <table:table-cell office:value-type="percentage" office:value="7.6923076923076983E-2" table:formula="of:=([.H10]-[.$E10])/[.$E10]" table:style-name="ce21">
            <text:p>7.69%</text:p>
          </table:table-cell>
          <table:table-cell office:value-type="percentage" office:value="7.6923076923076983E-2" table:formula="of:=([.I10]-[.$E10])/[.$E10]" table:style-name="ce21">
            <text:p>7.69%</text:p>
          </table:table-cell>
          <table:table-cell office:value-type="percentage" office:value="0.30769230769230776" table:formula="of:=([.J10]-[.$E10])/[.$E10]" table:style-name="ce21">
            <text:p>30.77%</text:p>
          </table:table-cell>
          <table:table-cell office:value-type="percentage" office:value="0.69230769230769229" table:formula="of:=([.K10]-[.$E10])/[.$E10]" table:style-name="ce21">
            <text:p>69.23%</text:p>
          </table:table-cell>
          <table:table-cell office:value-type="percentage" office:value="0.69230769230769229" table:formula="of:=([.L10]-[.$E10])/[.$E10]" table:style-name="ce21">
            <text:p>69.23%</text:p>
          </table:table-cell>
          <table:table-cell office:value-type="percentage" office:value="0.61538461538461531" table:formula="of:=([.M10]-[.$E10])/[.$E10]" table:style-name="ce21">
            <text:p>61.54%</text:p>
          </table:table-cell>
          <table:table-cell office:value-type="percentage" office:value="0.53846153846153855" table:formula="of:=([.N10]-[.$E10])/[.$E10]" table:style-name="ce21">
            <text:p>53.85%</text:p>
          </table:table-cell>
          <table:table-cell office:value-type="percentage" office:value="0.53846153846153855" table:formula="of:=([.O10]-[.$E10])/[.$E10]" table:style-name="ce21">
            <text:p>53.85%</text:p>
          </table:table-cell>
          <table:table-cell office:value-type="percentage" office:value="0.61538461538461531" table:formula="of:=([.P10]-[.$E10])/[.$E10]" table:style-name="ce21">
            <text:p>61.54%</text:p>
          </table:table-cell>
          <table:table-cell office:value-type="percentage" office:value="0.53846153846153855" table:formula="of:=([.Q10]-[.$E10])/[.$E10]" table:style-name="ce21">
            <text:p>53.85%</text:p>
          </table:table-cell>
          <table:table-cell office:value-type="percentage" office:value="0.46153846153846151" table:formula="of:=([.R10]-[.$E10])/[.$E10]" table:style-name="ce21">
            <text:p>46.15%</text:p>
          </table:table-cell>
          <table:table-cell office:value-type="string" table:style-name="ce18">
            <text:p>GSA.V</text:p>
          </table:table-cell>
          <table:table-cell office:value-type="float" office:value="0.02" table:style-name="ce19">
            <text:p>0.02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1.4999999999999999E-2" table:style-name="ce20">
            <text:p>0.015</text:p>
          </table:table-cell>
          <table:table-cell office:value-type="percentage" office:value="0.25000000000000006" table:formula="of:=([.AH10]-[.$AG10])/[.$AG10]" table:style-name="ce21">
            <text:p>25.00%</text:p>
          </table:table-cell>
          <table:table-cell office:value-type="percentage" office:value="0.25000000000000006" table:formula="of:=([.AI10]-[.$AG10])/[.$AG10]" table:style-name="ce21">
            <text:p>25.00%</text:p>
          </table:table-cell>
          <table:table-cell office:value-type="percentage" office:value="0.25000000000000006" table:formula="of:=([.AJ10]-[.$AG10])/[.$AG10]" table:style-name="ce21">
            <text:p>25.00%</text:p>
          </table:table-cell>
          <table:table-cell office:value-type="percentage" office:value="0" table:formula="of:=([.AK10]-[.$AG10])/[.$AG10]" table:style-name="ce21">
            <text:p>0.00%</text:p>
          </table:table-cell>
          <table:table-cell office:value-type="percentage" office:value="-0.25000000000000006" table:formula="of:=([.AL10]-[.$AG10])/[.$AG10]" table:style-name="ce21">
            <text:p>-25.00%</text:p>
          </table:table-cell>
          <table:table-cell office:value-type="percentage" office:value="-0.25000000000000006" table:formula="of:=([.AM10]-[.$AG10])/[.$AG10]" table:style-name="ce21">
            <text:p>-25.00%</text:p>
          </table:table-cell>
          <table:table-cell office:value-type="percentage" office:value="0.25000000000000006" table:formula="of:=([.AN10]-[.$AG10])/[.$AG10]" table:style-name="ce21">
            <text:p>25.00%</text:p>
          </table:table-cell>
          <table:table-cell office:value-type="percentage" office:value="0.25000000000000006" table:formula="of:=([.AO10]-[.$AG10])/[.$AG10]" table:style-name="ce21">
            <text:p>25.00%</text:p>
          </table:table-cell>
          <table:table-cell office:value-type="percentage" office:value="0.25000000000000006" table:formula="of:=([.AP10]-[.$AG10])/[.$AG10]" table:style-name="ce21">
            <text:p>25.00%</text:p>
          </table:table-cell>
          <table:table-cell office:value-type="percentage" office:value="0.25000000000000006" table:formula="of:=([.AQ10]-[.$AG10])/[.$AG10]" table:style-name="ce21">
            <text:p>25.00%</text:p>
          </table:table-cell>
          <table:table-cell office:value-type="percentage" office:value="0" table:formula="of:=([.AR10]-[.$AG10])/[.$AG10]" table:style-name="ce21">
            <text:p>0.00%</text:p>
          </table:table-cell>
          <table:table-cell office:value-type="percentage" office:value="0" table:formula="of:=([.AS10]-[.$AG10])/[.$AG10]" table:style-name="ce21">
            <text:p>0.00%</text:p>
          </table:table-cell>
          <table:table-cell office:value-type="percentage" office:value="-0.25000000000000006" table:formula="of:=([.AT10]-[.$AG10])/[.$AG10]" table:style-name="ce21">
            <text:p>-25.00%</text:p>
          </table:table-cell>
          <table:table-cell office:value-type="string" table:style-name="ce18">
            <text:p>RTM.V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percentage" office:value="0" table:formula="of:=([.BJ10]-[.$BI10])/[.$BI10]" table:style-name="ce21">
            <text:p>0.00%</text:p>
          </table:table-cell>
          <table:table-cell office:value-type="percentage" office:value="0.1875" table:formula="of:=([.BK10]-[.$BI10])/[.$BI10]" table:style-name="ce21">
            <text:p>18.75%</text:p>
          </table:table-cell>
          <table:table-cell office:value-type="percentage" office:value="6.2500000000000056E-2" table:formula="of:=([.BL10]-[.$BI10])/[.$BI10]" table:style-name="ce21">
            <text:p>6.25%</text:p>
          </table:table-cell>
          <table:table-cell office:value-type="percentage" office:value="-6.2500000000000056E-2" table:formula="of:=([.BM10]-[.$BI10])/[.$BI10]" table:style-name="ce21">
            <text:p>-6.25%</text:p>
          </table:table-cell>
          <table:table-cell office:value-type="percentage" office:value="-6.2500000000000056E-2" table:formula="of:=([.BN10]-[.$BI10])/[.$BI10]" table:style-name="ce21">
            <text:p>-6.25%</text:p>
          </table:table-cell>
          <table:table-cell office:value-type="percentage" office:value="-6.2500000000000056E-2" table:formula="of:=([.BO10]-[.$BI10])/[.$BI10]" table:style-name="ce21">
            <text:p>-6.25%</text:p>
          </table:table-cell>
          <table:table-cell office:value-type="percentage" office:value="6.2500000000000056E-2" table:formula="of:=([.BP10]-[.$BI10])/[.$BI10]" table:style-name="ce21">
            <text:p>6.25%</text:p>
          </table:table-cell>
          <table:table-cell office:value-type="percentage" office:value="-6.2500000000000056E-2" table:formula="of:=([.BQ10]-[.$BI10])/[.$BI10]" table:style-name="ce21">
            <text:p>-6.25%</text:p>
          </table:table-cell>
          <table:table-cell office:value-type="percentage" office:value="0.12499999999999993" table:formula="of:=([.BR10]-[.$BI10])/[.$BI10]" table:style-name="ce21">
            <text:p>12.50%</text:p>
          </table:table-cell>
          <table:table-cell office:value-type="percentage" office:value="0.12499999999999993" table:formula="of:=([.BS10]-[.$BI10])/[.$BI10]" table:style-name="ce21">
            <text:p>12.50%</text:p>
          </table:table-cell>
          <table:table-cell office:value-type="percentage" office:value="0.43750000000000006" table:formula="of:=([.BT10]-[.$BI10])/[.$BI10]" table:style-name="ce21">
            <text:p>43.75%</text:p>
          </table:table-cell>
          <table:table-cell office:value-type="percentage" office:value="0.43750000000000006" table:formula="of:=([.BU10]-[.$BI10])/[.$BI10]" table:style-name="ce21">
            <text:p>43.75%</text:p>
          </table:table-cell>
          <table:table-cell office:value-type="percentage" office:value="0.12499999999999993" table:formula="of:=([.BV10]-[.$BI10])/[.$BI10]" table:style-name="ce21">
            <text:p>12.50%</text:p>
          </table:table-cell>
          <table:table-cell office:value-type="string" table:style-name="ce17">
            <text:p>Mutt</text:p>
          </table:table-cell>
          <table:table-cell office:value-type="percentage" office:value="8.3333333333333356E-2" table:formula="of:=([.S10]+[.AU10]+[.BW10])/3" table:style-name="ce22">
            <text:p>8.33%</text:p>
          </table:table-cell>
          <table:table-cell office:value-type="percentage" office:value="0.19711538461538461" table:formula="of:=([.T10]+[.AV10]+[.BX10])/3" table:style-name="ce22">
            <text:p>19.71%</text:p>
          </table:table-cell>
          <table:table-cell office:value-type="percentage" office:value="0.12980769230769237" table:formula="of:=([.U10]+[.AW10]+[.BY10])/3" table:style-name="ce22">
            <text:p>12.98%</text:p>
          </table:table-cell>
          <table:table-cell office:value-type="percentage" office:value="4.8076923076923088E-3" table:formula="of:=([.V10]+[.AX10]+[.BZ10])/3" table:style-name="ce22">
            <text:p>0.48%</text:p>
          </table:table-cell>
          <table:table-cell office:value-type="percentage" office:value="-1.6025641025641153E-3" table:formula="of:=([.W10]+[.AY10]+[.CA10])/3" table:style-name="ce22">
            <text:p>-0.16%</text:p>
          </table:table-cell>
          <table:table-cell office:value-type="percentage" office:value="0.12660256410256407" table:formula="of:=([.X10]+[.AZ10]+[.CB10])/3" table:style-name="ce22">
            <text:p>12.66%</text:p>
          </table:table-cell>
          <table:table-cell office:value-type="percentage" office:value="0.33493589743589741" table:formula="of:=([.Y10]+[.BA10]+[.CC10])/3" table:style-name="ce22">
            <text:p>33.49%</text:p>
          </table:table-cell>
          <table:table-cell office:value-type="percentage" office:value="0.26762820512820512" table:formula="of:=([.Z10]+[.BB10]+[.CD10])/3" table:style-name="ce22">
            <text:p>26.76%</text:p>
          </table:table-cell>
          <table:table-cell office:value-type="percentage" office:value="0.30448717948717946" table:formula="of:=([.AA10]+[.BC10]+[.CE10])/3" table:style-name="ce22">
            <text:p>30.45%</text:p>
          </table:table-cell>
          <table:table-cell office:value-type="percentage" office:value="0.30448717948717946" table:formula="of:=([.AB10]+[.BD10]+[.CF10])/3" table:style-name="ce22">
            <text:p>30.45%</text:p>
          </table:table-cell>
          <table:table-cell office:value-type="percentage" office:value="0.35096153846153849" table:formula="of:=([.AC10]+[.BE10]+[.CG10])/3" table:style-name="ce22">
            <text:p>35.10%</text:p>
          </table:table-cell>
          <table:table-cell office:value-type="percentage" office:value="0.32532051282051283" table:formula="of:=([.AD10]+[.BF10]+[.CH10])/3" table:style-name="ce22">
            <text:p>32.53%</text:p>
          </table:table-cell>
          <table:table-cell office:value-type="percentage" office:value="0.11217948717948713" table:formula="of:=([.AE10]+[.BG10]+[.CI10])/3" table:style-name="ce22">
            <text:p>11.22%</text:p>
          </table:table-cell>
          <table:table-cell table:number-columns-repeated="1628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string" table:style-name="ce17">
            <text:p>TheGalvanizer</text:p>
          </table:table-cell>
          <table:table-cell office:value-type="string" table:style-name="ce18">
            <text:p>CGE.V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5" table:style-name="ce20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25" table:style-name="ce20">
            <text:p>0.125</text:p>
          </table:table-cell>
          <table:table-cell office:value-type="float" office:value="0.105" table:style-name="ce20">
            <text:p>0.105</text:p>
          </table:table-cell>
          <table:table-cell office:value-type="float" office:value="0.12" table:style-name="ce20">
            <text:p>0.12</text:p>
          </table:table-cell>
          <table:table-cell office:value-type="float" office:value="0.13" table:style-name="ce20">
            <text:p>0.13</text:p>
          </table:table-cell>
          <table:table-cell office:value-type="percentage" office:value="0" table:formula="of:=([.F11]-[.$E11])/[.$E11]" table:style-name="ce21">
            <text:p>0.00%</text:p>
          </table:table-cell>
          <table:table-cell office:value-type="percentage" office:value="-7.6923076923076983E-2" table:formula="of:=([.G11]-[.$E11])/[.$E11]" table:style-name="ce21">
            <text:p>-7.69%</text:p>
          </table:table-cell>
          <table:table-cell office:value-type="percentage" office:value="-7.6923076923076983E-2" table:formula="of:=([.H11]-[.$E11])/[.$E11]" table:style-name="ce21">
            <text:p>-7.69%</text:p>
          </table:table-cell>
          <table:table-cell office:value-type="percentage" office:value="3.8461538461538491E-2" table:formula="of:=([.I11]-[.$E11])/[.$E11]" table:style-name="ce21">
            <text:p>3.85%</text:p>
          </table:table-cell>
          <table:table-cell office:value-type="percentage" office:value="7.6923076923076983E-2" table:formula="of:=([.J11]-[.$E11])/[.$E11]" table:style-name="ce21">
            <text:p>7.69%</text:p>
          </table:table-cell>
          <table:table-cell office:value-type="percentage" office:value="-3.8461538461538491E-2" table:formula="of:=([.K11]-[.$E11])/[.$E11]" table:style-name="ce21">
            <text:p>-3.85%</text:p>
          </table:table-cell>
          <table:table-cell office:value-type="percentage" office:value="-3.8461538461538491E-2" table:formula="of:=([.L11]-[.$E11])/[.$E11]" table:style-name="ce21">
            <text:p>-3.85%</text:p>
          </table:table-cell>
          <table:table-cell office:value-type="percentage" office:value="-7.6923076923076983E-2" table:formula="of:=([.M11]-[.$E11])/[.$E11]" table:style-name="ce21">
            <text:p>-7.69%</text:p>
          </table:table-cell>
          <table:table-cell office:value-type="percentage" office:value="-0.11538461538461538" table:formula="of:=([.N11]-[.$E11])/[.$E11]" table:style-name="ce21">
            <text:p>-11.54%</text:p>
          </table:table-cell>
          <table:table-cell office:value-type="percentage" office:value="-3.8461538461538491E-2" table:formula="of:=([.O11]-[.$E11])/[.$E11]" table:style-name="ce21">
            <text:p>-3.85%</text:p>
          </table:table-cell>
          <table:table-cell office:value-type="percentage" office:value="-0.19230769230769237" table:formula="of:=([.P11]-[.$E11])/[.$E11]" table:style-name="ce21">
            <text:p>-19.23%</text:p>
          </table:table-cell>
          <table:table-cell office:value-type="percentage" office:value="-7.6923076923076983E-2" table:formula="of:=([.Q11]-[.$E11])/[.$E11]" table:style-name="ce21">
            <text:p>-7.69%</text:p>
          </table:table-cell>
          <table:table-cell office:value-type="percentage" office:value="0" table:formula="of:=([.R11]-[.$E11])/[.$E11]" table:style-name="ce21">
            <text:p>0.00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11]-[.$AG11])/[.$AG11]" table:style-name="ce21">
            <text:p>-5.41%</text:p>
          </table:table-cell>
          <table:table-cell office:value-type="percentage" office:value="-5.4054054054054106E-2" table:formula="of:=([.AI11]-[.$AG11])/[.$AG11]" table:style-name="ce21">
            <text:p>-5.41%</text:p>
          </table:table-cell>
          <table:table-cell office:value-type="percentage" office:value="2.7027027027027053E-2" table:formula="of:=([.AJ11]-[.$AG11])/[.$AG11]" table:style-name="ce21">
            <text:p>2.70%</text:p>
          </table:table-cell>
          <table:table-cell office:value-type="percentage" office:value="0.16216216216216217" table:formula="of:=([.AK11]-[.$AG11])/[.$AG11]" table:style-name="ce21">
            <text:p>16.22%</text:p>
          </table:table-cell>
          <table:table-cell office:value-type="percentage" office:value="0.1891891891891892" table:formula="of:=([.AL11]-[.$AG11])/[.$AG11]" table:style-name="ce21">
            <text:p>18.92%</text:p>
          </table:table-cell>
          <table:table-cell office:value-type="percentage" office:value="0.27027027027027023" table:formula="of:=([.AM11]-[.$AG11])/[.$AG11]" table:style-name="ce21">
            <text:p>27.03%</text:p>
          </table:table-cell>
          <table:table-cell office:value-type="percentage" office:value="0.48648648648648662" table:formula="of:=([.AN11]-[.$AG11])/[.$AG11]" table:style-name="ce21">
            <text:p>48.65%</text:p>
          </table:table-cell>
          <table:table-cell office:value-type="percentage" office:value="0.29729729729729726" table:formula="of:=([.AO11]-[.$AG11])/[.$AG11]" table:style-name="ce21">
            <text:p>29.73%</text:p>
          </table:table-cell>
          <table:table-cell office:value-type="percentage" office:value="0.21621621621621626" table:formula="of:=([.AP11]-[.$AG11])/[.$AG11]" table:style-name="ce21">
            <text:p>21.62%</text:p>
          </table:table-cell>
          <table:table-cell office:value-type="percentage" office:value="5.4054054054054106E-2" table:formula="of:=([.AQ11]-[.$AG11])/[.$AG11]" table:style-name="ce21">
            <text:p>5.41%</text:p>
          </table:table-cell>
          <table:table-cell office:value-type="percentage" office:value="0.24324324324324331" table:formula="of:=([.AR11]-[.$AG11])/[.$AG11]" table:style-name="ce21">
            <text:p>24.32%</text:p>
          </table:table-cell>
          <table:table-cell office:value-type="percentage" office:value="0.21621621621621626" table:formula="of:=([.AS11]-[.$AG11])/[.$AG11]" table:style-name="ce21">
            <text:p>21.62%</text:p>
          </table:table-cell>
          <table:table-cell office:value-type="percentage" office:value="0.21621621621621626" table:formula="of:=([.AT11]-[.$AG11])/[.$AG11]" table:style-name="ce21">
            <text:p>21.62%</text:p>
          </table:table-cell>
          <table:table-cell office:value-type="string" table:style-name="ce18">
            <text:p>IN.CN</text:p>
          </table:table-cell>
          <table:table-cell office:value-type="float" office:value="0.23" table:style-name="ce19">
            <text:p>0.23</text:p>
          </table:table-cell>
          <table:table-cell office:value-type="float" office:value="0.255" table:style-name="ce20">
            <text:p>0.255</text:p>
          </table:table-cell>
          <table:table-cell office:value-type="float" office:value="0.3" table:style-name="ce20">
            <text:p>0.3</text:p>
          </table:table-cell>
          <table:table-cell office:value-type="float" office:value="0.43" table:style-name="ce20">
            <text:p>0.43</text:p>
          </table:table-cell>
          <table:table-cell office:value-type="float" office:value="0.41" table:style-name="ce20">
            <text:p>0.41</text:p>
          </table:table-cell>
          <table:table-cell office:value-type="float" office:value="0.375" table:style-name="ce20">
            <text:p>0.375</text:p>
          </table:table-cell>
          <table:table-cell office:value-type="float" office:value="0.35" table:style-name="ce20">
            <text:p>0.35</text:p>
          </table:table-cell>
          <table:table-cell office:value-type="float" office:value="0.37" table:style-name="ce20">
            <text:p>0.37</text:p>
          </table:table-cell>
          <table:table-cell office:value-type="float" office:value="0.375" table:style-name="ce20">
            <text:p>0.375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9" table:style-name="ce20">
            <text:p>0.39</text:p>
          </table:table-cell>
          <table:table-cell office:value-type="float" office:value="0.47499999999999998" table:style-name="ce20">
            <text:p>0.475</text:p>
          </table:table-cell>
          <table:table-cell office:value-type="percentage" office:value="0.10869565217391301" table:formula="of:=([.BJ11]-[.$BI11])/[.$BI11]" table:style-name="ce21">
            <text:p>10.87%</text:p>
          </table:table-cell>
          <table:table-cell office:value-type="percentage" office:value="0.30434782608695643" table:formula="of:=([.BK11]-[.$BI11])/[.$BI11]" table:style-name="ce21">
            <text:p>30.43%</text:p>
          </table:table-cell>
          <table:table-cell office:value-type="percentage" office:value="0.86956521739130421" table:formula="of:=([.BL11]-[.$BI11])/[.$BI11]" table:style-name="ce21">
            <text:p>86.96%</text:p>
          </table:table-cell>
          <table:table-cell office:value-type="percentage" office:value="0.78260869565217372" table:formula="of:=([.BM11]-[.$BI11])/[.$BI11]" table:style-name="ce21">
            <text:p>78.26%</text:p>
          </table:table-cell>
          <table:table-cell office:value-type="percentage" office:value="0.63043478260869557" table:formula="of:=([.BN11]-[.$BI11])/[.$BI11]" table:style-name="ce21">
            <text:p>63.04%</text:p>
          </table:table-cell>
          <table:table-cell office:value-type="percentage" office:value="0.52173913043478248" table:formula="of:=([.BO11]-[.$BI11])/[.$BI11]" table:style-name="ce21">
            <text:p>52.17%</text:p>
          </table:table-cell>
          <table:table-cell office:value-type="percentage" office:value="0.60869565217391297" table:formula="of:=([.BP11]-[.$BI11])/[.$BI11]" table:style-name="ce21">
            <text:p>60.87%</text:p>
          </table:table-cell>
          <table:table-cell office:value-type="percentage" office:value="0.63043478260869557" table:formula="of:=([.BQ11]-[.$BI11])/[.$BI11]" table:style-name="ce21">
            <text:p>63.04%</text:p>
          </table:table-cell>
          <table:table-cell office:value-type="percentage" office:value="0.56521739130434767" table:formula="of:=([.BR11]-[.$BI11])/[.$BI11]" table:style-name="ce21">
            <text:p>56.52%</text:p>
          </table:table-cell>
          <table:table-cell office:value-type="percentage" office:value="0.52173913043478248" table:formula="of:=([.BS11]-[.$BI11])/[.$BI11]" table:style-name="ce21">
            <text:p>52.17%</text:p>
          </table:table-cell>
          <table:table-cell office:value-type="percentage" office:value="0.67391304347826086" table:formula="of:=([.BT11]-[.$BI11])/[.$BI11]" table:style-name="ce21">
            <text:p>67.39%</text:p>
          </table:table-cell>
          <table:table-cell office:value-type="percentage" office:value="0.69565217391304346" table:formula="of:=([.BU11]-[.$BI11])/[.$BI11]" table:style-name="ce21">
            <text:p>69.57%</text:p>
          </table:table-cell>
          <table:table-cell office:value-type="percentage" office:value="1.0652173913043477" table:formula="of:=([.BV11]-[.$BI11])/[.$BI11]" table:style-name="ce21">
            <text:p>106.52%</text:p>
          </table:table-cell>
          <table:table-cell office:value-type="string" table:style-name="ce17">
            <text:p>TheGalvanizer</text:p>
          </table:table-cell>
          <table:table-cell office:value-type="percentage" office:value="1.821386603995297E-2" table:formula="of:=([.S11]+[.AU11]+[.BW11])/3" table:style-name="ce22">
            <text:p>1.82%</text:p>
          </table:table-cell>
          <table:table-cell office:value-type="percentage" office:value="5.7790231703275109E-2" table:formula="of:=([.T11]+[.AV11]+[.BX11])/3" table:style-name="ce22">
            <text:p>5.78%</text:p>
          </table:table-cell>
          <table:table-cell office:value-type="percentage" office:value="0.27322305583175144" table:formula="of:=([.U11]+[.AW11]+[.BY11])/3" table:style-name="ce22">
            <text:p>27.32%</text:p>
          </table:table-cell>
          <table:table-cell office:value-type="percentage" office:value="0.32774413209195813" table:formula="of:=([.V11]+[.AX11]+[.BZ11])/3" table:style-name="ce22">
            <text:p>32.77%</text:p>
          </table:table-cell>
          <table:table-cell office:value-type="percentage" office:value="0.29884901624032056" table:formula="of:=([.W11]+[.AY11]+[.CA11])/3" table:style-name="ce22">
            <text:p>29.88%</text:p>
          </table:table-cell>
          <table:table-cell office:value-type="percentage" office:value="0.25118262074783809" table:formula="of:=([.X11]+[.AZ11]+[.CB11])/3" table:style-name="ce22">
            <text:p>25.12%</text:p>
          </table:table-cell>
          <table:table-cell office:value-type="percentage" office:value="0.35224020006628703" table:formula="of:=([.Y11]+[.BA11]+[.CC11])/3" table:style-name="ce22">
            <text:p>35.22%</text:p>
          </table:table-cell>
          <table:table-cell office:value-type="percentage" office:value="0.2836030009943053" table:formula="of:=([.Z11]+[.BB11]+[.CD11])/3" table:style-name="ce22">
            <text:p>28.36%</text:p>
          </table:table-cell>
          <table:table-cell office:value-type="percentage" office:value="0.22201633071198287" table:formula="of:=([.AA11]+[.BC11]+[.CE11])/3" table:style-name="ce22">
            <text:p>22.20%</text:p>
          </table:table-cell>
          <table:table-cell office:value-type="percentage" office:value="0.17911054867576603" table:formula="of:=([.AB11]+[.BD11]+[.CF11])/3" table:style-name="ce22">
            <text:p>17.91%</text:p>
          </table:table-cell>
          <table:table-cell office:value-type="percentage" office:value="0.24161619813793725" table:formula="of:=([.AC11]+[.BE11]+[.CG11])/3" table:style-name="ce22">
            <text:p>24.16%</text:p>
          </table:table-cell>
          <table:table-cell office:value-type="percentage" office:value="0.27831510440206092" table:formula="of:=([.AD11]+[.BF11]+[.CH11])/3" table:style-name="ce22">
            <text:p>27.83%</text:p>
          </table:table-cell>
          <table:table-cell office:value-type="percentage" office:value="0.42714453584018797" table:formula="of:=([.AE11]+[.BG11]+[.CI11])/3" table:style-name="ce22">
            <text:p>42.71%</text:p>
          </table:table-cell>
          <table:table-cell table:number-columns-repeated="1628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string" table:style-name="ce17">
            <text:p>Stocklor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12]-[.$E12])/[.$E12]" table:style-name="ce21">
            <text:p>-11.11%</text:p>
          </table:table-cell>
          <table:table-cell office:value-type="percentage" office:value="0" table:formula="of:=([.G12]-[.$E12])/[.$E12]" table:style-name="ce21">
            <text:p>0.00%</text:p>
          </table:table-cell>
          <table:table-cell office:value-type="percentage" office:value="-0.11111111111111106" table:formula="of:=([.H12]-[.$E12])/[.$E12]" table:style-name="ce21">
            <text:p>-11.11%</text:p>
          </table:table-cell>
          <table:table-cell office:value-type="percentage" office:value="-0.11111111111111106" table:formula="of:=([.I12]-[.$E12])/[.$E12]" table:style-name="ce21">
            <text:p>-11.11%</text:p>
          </table:table-cell>
          <table:table-cell office:value-type="percentage" office:value="-0.11111111111111106" table:formula="of:=([.J12]-[.$E12])/[.$E12]" table:style-name="ce21">
            <text:p>-11.11%</text:p>
          </table:table-cell>
          <table:table-cell office:value-type="percentage" office:value="-0.11111111111111106" table:formula="of:=([.K12]-[.$E12])/[.$E12]" table:style-name="ce21">
            <text:p>-11.11%</text:p>
          </table:table-cell>
          <table:table-cell office:value-type="percentage" office:value="0" table:formula="of:=([.L12]-[.$E12])/[.$E12]" table:style-name="ce21">
            <text:p>0.00%</text:p>
          </table:table-cell>
          <table:table-cell office:value-type="percentage" office:value="0" table:formula="of:=([.M12]-[.$E12])/[.$E12]" table:style-name="ce21">
            <text:p>0.00%</text:p>
          </table:table-cell>
          <table:table-cell office:value-type="percentage" office:value="-0.11111111111111106" table:formula="of:=([.N12]-[.$E12])/[.$E12]" table:style-name="ce21">
            <text:p>-11.11%</text:p>
          </table:table-cell>
          <table:table-cell office:value-type="percentage" office:value="0.11111111111111122" table:formula="of:=([.O12]-[.$E12])/[.$E12]" table:style-name="ce21">
            <text:p>11.11%</text:p>
          </table:table-cell>
          <table:table-cell office:value-type="percentage" office:value="0.44444444444444453" table:formula="of:=([.P12]-[.$E12])/[.$E12]" table:style-name="ce21">
            <text:p>44.44%</text:p>
          </table:table-cell>
          <table:table-cell office:value-type="percentage" office:value="0.44444444444444453" table:formula="of:=([.Q12]-[.$E12])/[.$E12]" table:style-name="ce21">
            <text:p>44.44%</text:p>
          </table:table-cell>
          <table:table-cell office:value-type="percentage" office:value="0.44444444444444453" table:formula="of:=([.R12]-[.$E12])/[.$E12]" table:style-name="ce21">
            <text:p>44.44%</text:p>
          </table:table-cell>
          <table:table-cell office:value-type="string" table:style-name="ce18">
            <text:p>PMA.V</text:p>
          </table:table-cell>
          <table:table-cell office:value-type="float" office:value="6.5000000000000002E-2" table:style-name="ce19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percentage" office:value="0.15384615384615377" table:formula="of:=([.AH12]-[.$AG12])/[.$AG12]" table:style-name="ce21">
            <text:p>15.38%</text:p>
          </table:table-cell>
          <table:table-cell office:value-type="percentage" office:value="0.15384615384615377" table:formula="of:=([.AI12]-[.$AG12])/[.$AG12]" table:style-name="ce21">
            <text:p>15.38%</text:p>
          </table:table-cell>
          <table:table-cell office:value-type="percentage" office:value="0.30769230769230776" table:formula="of:=([.AJ12]-[.$AG12])/[.$AG12]" table:style-name="ce21">
            <text:p>30.77%</text:p>
          </table:table-cell>
          <table:table-cell office:value-type="percentage" office:value="0.15384615384615377" table:formula="of:=([.AK12]-[.$AG12])/[.$AG12]" table:style-name="ce21">
            <text:p>15.38%</text:p>
          </table:table-cell>
          <table:table-cell office:value-type="percentage" office:value="0.46153846153846151" table:formula="of:=([.AL12]-[.$AG12])/[.$AG12]" table:style-name="ce21">
            <text:p>46.15%</text:p>
          </table:table-cell>
          <table:table-cell office:value-type="percentage" office:value="0.61538461538461531" table:formula="of:=([.AM12]-[.$AG12])/[.$AG12]" table:style-name="ce21">
            <text:p>61.54%</text:p>
          </table:table-cell>
          <table:table-cell office:value-type="percentage" office:value="0.61538461538461531" table:formula="of:=([.AN12]-[.$AG12])/[.$AG12]" table:style-name="ce21">
            <text:p>61.54%</text:p>
          </table:table-cell>
          <table:table-cell office:value-type="percentage" office:value="0.46153846153846151" table:formula="of:=([.AO12]-[.$AG12])/[.$AG12]" table:style-name="ce21">
            <text:p>46.15%</text:p>
          </table:table-cell>
          <table:table-cell office:value-type="percentage" office:value="0.46153846153846151" table:formula="of:=([.AP12]-[.$AG12])/[.$AG12]" table:style-name="ce21">
            <text:p>46.15%</text:p>
          </table:table-cell>
          <table:table-cell office:value-type="percentage" office:value="0.23076923076923075" table:formula="of:=([.AQ12]-[.$AG12])/[.$AG12]" table:style-name="ce21">
            <text:p>23.08%</text:p>
          </table:table-cell>
          <table:table-cell office:value-type="percentage" office:value="0.23076923076923075" table:formula="of:=([.AR12]-[.$AG12])/[.$AG12]" table:style-name="ce21">
            <text:p>23.08%</text:p>
          </table:table-cell>
          <table:table-cell office:value-type="percentage" office:value="0.15384615384615377" table:formula="of:=([.AS12]-[.$AG12])/[.$AG12]" table:style-name="ce21">
            <text:p>15.38%</text:p>
          </table:table-cell>
          <table:table-cell office:value-type="percentage" office:value="0.15384615384615377" table:formula="of:=([.AT12]-[.$AG12])/[.$AG12]" table:style-name="ce21">
            <text:p>15.38%</text:p>
          </table:table-cell>
          <table:table-cell office:value-type="string" table:style-name="ce18">
            <text:p>BEL.V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0.04" table:style-name="ce20">
            <text:p>0.04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0" table:formula="of:=([.BJ12]-[.$BI12])/[.$BI12]" table:style-name="ce21">
            <text:p>0.00%</text:p>
          </table:table-cell>
          <table:table-cell office:value-type="percentage" office:value="0" table:formula="of:=([.BK12]-[.$BI12])/[.$BI12]" table:style-name="ce21">
            <text:p>0.00%</text:p>
          </table:table-cell>
          <table:table-cell office:value-type="percentage" office:value="0" table:formula="of:=([.BL12]-[.$BI12])/[.$BI12]" table:style-name="ce21">
            <text:p>0.00%</text:p>
          </table:table-cell>
          <table:table-cell office:value-type="percentage" office:value="0" table:formula="of:=([.BM12]-[.$BI12])/[.$BI12]" table:style-name="ce21">
            <text:p>0.00%</text:p>
          </table:table-cell>
          <table:table-cell office:value-type="percentage" office:value="1.5" table:formula="of:=([.BN12]-[.$BI12])/[.$BI12]" table:style-name="ce21">
            <text:p>150.00%</text:p>
          </table:table-cell>
          <table:table-cell office:value-type="percentage" office:value="1.5" table:formula="of:=([.BO12]-[.$BI12])/[.$BI12]" table:style-name="ce21">
            <text:p>150.00%</text:p>
          </table:table-cell>
          <table:table-cell office:value-type="percentage" office:value="0.75000000000000011" table:formula="of:=([.BP12]-[.$BI12])/[.$BI12]" table:style-name="ce21">
            <text:p>75.00%</text:p>
          </table:table-cell>
          <table:table-cell office:value-type="percentage" office:value="0.75000000000000011" table:formula="of:=([.BQ12]-[.$BI12])/[.$BI12]" table:style-name="ce21">
            <text:p>75.00%</text:p>
          </table:table-cell>
          <table:table-cell office:value-type="percentage" office:value="0.75000000000000011" table:formula="of:=([.BR12]-[.$BI12])/[.$BI12]" table:style-name="ce21">
            <text:p>75.00%</text:p>
          </table:table-cell>
          <table:table-cell office:value-type="percentage" office:value="1.5" table:formula="of:=([.BS12]-[.$BI12])/[.$BI12]" table:style-name="ce21">
            <text:p>150.00%</text:p>
          </table:table-cell>
          <table:table-cell office:value-type="percentage" office:value="1.5" table:formula="of:=([.BT12]-[.$BI12])/[.$BI12]" table:style-name="ce21">
            <text:p>150.00%</text:p>
          </table:table-cell>
          <table:table-cell office:value-type="percentage" office:value="1" table:formula="of:=([.BU12]-[.$BI12])/[.$BI12]" table:style-name="ce21">
            <text:p>100.00%</text:p>
          </table:table-cell>
          <table:table-cell office:value-type="percentage" office:value="2.25" table:formula="of:=([.BV12]-[.$BI12])/[.$BI12]" table:style-name="ce21">
            <text:p>225.00%</text:p>
          </table:table-cell>
          <table:table-cell office:value-type="string" table:style-name="ce17">
            <text:p>Stocklor</text:p>
          </table:table-cell>
          <table:table-cell office:value-type="percentage" office:value="1.4245014245014237E-2" table:formula="of:=([.S12]+[.AU12]+[.BW12])/3" table:style-name="ce22">
            <text:p>1.42%</text:p>
          </table:table-cell>
          <table:table-cell office:value-type="percentage" office:value="5.1282051282051259E-2" table:formula="of:=([.T12]+[.AV12]+[.BX12])/3" table:style-name="ce22">
            <text:p>5.13%</text:p>
          </table:table-cell>
          <table:table-cell office:value-type="percentage" office:value="6.5527065527065567E-2" table:formula="of:=([.U12]+[.AW12]+[.BY12])/3" table:style-name="ce22">
            <text:p>6.55%</text:p>
          </table:table-cell>
          <table:table-cell office:value-type="percentage" office:value="1.4245014245014237E-2" table:formula="of:=([.V12]+[.AX12]+[.BZ12])/3" table:style-name="ce22">
            <text:p>1.42%</text:p>
          </table:table-cell>
          <table:table-cell office:value-type="percentage" office:value="0.61680911680911688" table:formula="of:=([.W12]+[.AY12]+[.CA12])/3" table:style-name="ce22">
            <text:p>61.68%</text:p>
          </table:table-cell>
          <table:table-cell office:value-type="percentage" office:value="0.66809116809116809" table:formula="of:=([.X12]+[.AZ12]+[.CB12])/3" table:style-name="ce22">
            <text:p>66.81%</text:p>
          </table:table-cell>
          <table:table-cell office:value-type="percentage" office:value="0.45512820512820512" table:formula="of:=([.Y12]+[.BA12]+[.CC12])/3" table:style-name="ce22">
            <text:p>45.51%</text:p>
          </table:table-cell>
          <table:table-cell office:value-type="percentage" office:value="0.40384615384615391" table:formula="of:=([.Z12]+[.BB12]+[.CD12])/3" table:style-name="ce22">
            <text:p>40.38%</text:p>
          </table:table-cell>
          <table:table-cell office:value-type="percentage" office:value="0.36680911680911682" table:formula="of:=([.AA12]+[.BC12]+[.CE12])/3" table:style-name="ce22">
            <text:p>36.68%</text:p>
          </table:table-cell>
          <table:table-cell office:value-type="percentage" office:value="0.61396011396011396" table:formula="of:=([.AB12]+[.BD12]+[.CF12])/3" table:style-name="ce22">
            <text:p>61.40%</text:p>
          </table:table-cell>
          <table:table-cell office:value-type="percentage" office:value="0.72507122507122512" table:formula="of:=([.AC12]+[.BE12]+[.CG12])/3" table:style-name="ce22">
            <text:p>72.51%</text:p>
          </table:table-cell>
          <table:table-cell office:value-type="percentage" office:value="0.53276353276353283" table:formula="of:=([.AD12]+[.BF12]+[.CH12])/3" table:style-name="ce22">
            <text:p>53.28%</text:p>
          </table:table-cell>
          <table:table-cell office:value-type="percentage" office:value="0.94943019943019946" table:formula="of:=([.AE12]+[.BG12]+[.CI12])/3" table:style-name="ce22">
            <text:p>94.94%</text:p>
          </table:table-cell>
          <table:table-cell table:number-columns-repeated="1628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office:value-type="string" table:style-name="ce17">
            <text:p>Evenprime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F13]-[.$E13])/[.$E13]" table:style-name="ce21">
            <text:p>0.00%</text:p>
          </table:table-cell>
          <table:table-cell office:value-type="percentage" office:value="4.4444444444444363E-2" table:formula="of:=([.G13]-[.$E13])/[.$E13]" table:style-name="ce21">
            <text:p>4.44%</text:p>
          </table:table-cell>
          <table:table-cell office:value-type="percentage" office:value="0.33333333333333326" table:formula="of:=([.H13]-[.$E13])/[.$E13]" table:style-name="ce21">
            <text:p>33.33%</text:p>
          </table:table-cell>
          <table:table-cell office:value-type="percentage" office:value="0.46666666666666667" table:formula="of:=([.I13]-[.$E13])/[.$E13]" table:style-name="ce21">
            <text:p>46.67%</text:p>
          </table:table-cell>
          <table:table-cell office:value-type="percentage" office:value="0.35555555555555551" table:formula="of:=([.J13]-[.$E13])/[.$E13]" table:style-name="ce21">
            <text:p>35.56%</text:p>
          </table:table-cell>
          <table:table-cell office:value-type="percentage" office:value="0.62222222222222212" table:formula="of:=([.K13]-[.$E13])/[.$E13]" table:style-name="ce21">
            <text:p>62.22%</text:p>
          </table:table-cell>
          <table:table-cell office:value-type="percentage" office:value="0.59999999999999987" table:formula="of:=([.L13]-[.$E13])/[.$E13]" table:style-name="ce21">
            <text:p>60.00%</text:p>
          </table:table-cell>
          <table:table-cell office:value-type="percentage" office:value="0.51111111111111118" table:formula="of:=([.M13]-[.$E13])/[.$E13]" table:style-name="ce21">
            <text:p>51.11%</text:p>
          </table:table-cell>
          <table:table-cell office:value-type="percentage" office:value="0.46666666666666667" table:formula="of:=([.N13]-[.$E13])/[.$E13]" table:style-name="ce21">
            <text:p>46.67%</text:p>
          </table:table-cell>
          <table:table-cell office:value-type="percentage" office:value="1.3111111111111113" table:formula="of:=([.O13]-[.$E13])/[.$E13]" table:style-name="ce21">
            <text:p>131.11%</text:p>
          </table:table-cell>
          <table:table-cell office:value-type="percentage" office:value="1.7555555555555555" table:formula="of:=([.P13]-[.$E13])/[.$E13]" table:style-name="ce21">
            <text:p>175.56%</text:p>
          </table:table-cell>
          <table:table-cell office:value-type="percentage" office:value="1.3555555555555558" table:formula="of:=([.Q13]-[.$E13])/[.$E13]" table:style-name="ce21">
            <text:p>135.56%</text:p>
          </table:table-cell>
          <table:table-cell office:value-type="percentage" office:value="1.4888888888888892" table:formula="of:=([.R13]-[.$E13])/[.$E13]" table:style-name="ce21">
            <text:p>148.89%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" table:formula="of:=([.AH13]-[.$AG13])/[.$AG13]" table:style-name="ce21">
            <text:p>0.00%</text:p>
          </table:table-cell>
          <table:table-cell office:value-type="percentage" office:value="0" table:formula="of:=([.AI13]-[.$AG13])/[.$AG13]" table:style-name="ce21">
            <text:p>0.00%</text:p>
          </table:table-cell>
          <table:table-cell office:value-type="percentage" office:value="0" table:formula="of:=([.AJ13]-[.$AG13])/[.$AG13]" table:style-name="ce21">
            <text:p>0.00%</text:p>
          </table:table-cell>
          <table:table-cell office:value-type="percentage" office:value="-0.18181818181818185" table:formula="of:=([.AK13]-[.$AG13])/[.$AG13]" table:style-name="ce21">
            <text:p>-18.18%</text:p>
          </table:table-cell>
          <table:table-cell office:value-type="percentage" office:value="-9.090909090909087E-2" table:formula="of:=([.AL13]-[.$AG13])/[.$AG13]" table:style-name="ce21">
            <text:p>-9.09%</text:p>
          </table:table-cell>
          <table:table-cell office:value-type="percentage" office:value="9.090909090909087E-2" table:formula="of:=([.AM13]-[.$AG13])/[.$AG13]" table:style-name="ce21">
            <text:p>9.09%</text:p>
          </table:table-cell>
          <table:table-cell office:value-type="percentage" office:value="0" table:formula="of:=([.AN13]-[.$AG13])/[.$AG13]" table:style-name="ce21">
            <text:p>0.00%</text:p>
          </table:table-cell>
          <table:table-cell office:value-type="percentage" office:value="0" table:formula="of:=([.AO13]-[.$AG13])/[.$AG13]" table:style-name="ce21">
            <text:p>0.00%</text:p>
          </table:table-cell>
          <table:table-cell office:value-type="percentage" office:value="0" table:formula="of:=([.AP13]-[.$AG13])/[.$AG13]" table:style-name="ce21">
            <text:p>0.00%</text:p>
          </table:table-cell>
          <table:table-cell office:value-type="percentage" office:value="-9.090909090909087E-2" table:formula="of:=([.AQ13]-[.$AG13])/[.$AG13]" table:style-name="ce21">
            <text:p>-9.09%</text:p>
          </table:table-cell>
          <table:table-cell office:value-type="percentage" office:value="0" table:formula="of:=([.AR13]-[.$AG13])/[.$AG13]" table:style-name="ce21">
            <text:p>0.00%</text:p>
          </table:table-cell>
          <table:table-cell office:value-type="percentage" office:value="-9.090909090909087E-2" table:formula="of:=([.AS13]-[.$AG13])/[.$AG13]" table:style-name="ce21">
            <text:p>-9.09%</text:p>
          </table:table-cell>
          <table:table-cell office:value-type="percentage" office:value="-9.090909090909087E-2" table:formula="of:=([.AT13]-[.$AG13])/[.$AG13]" table:style-name="ce21">
            <text:p>-9.09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BJ13]-[.$BI13])/[.$BI13]" table:style-name="ce21">
            <text:p>0.00%</text:p>
          </table:table-cell>
          <table:table-cell office:value-type="percentage" office:value="-5.4054054054054106E-2" table:formula="of:=([.BK13]-[.$BI13])/[.$BI13]" table:style-name="ce21">
            <text:p>-5.41%</text:p>
          </table:table-cell>
          <table:table-cell office:value-type="percentage" office:value="2.7027027027027053E-2" table:formula="of:=([.BL13]-[.$BI13])/[.$BI13]" table:style-name="ce21">
            <text:p>2.70%</text:p>
          </table:table-cell>
          <table:table-cell office:value-type="percentage" office:value="0.16216216216216217" table:formula="of:=([.BM13]-[.$BI13])/[.$BI13]" table:style-name="ce21">
            <text:p>16.22%</text:p>
          </table:table-cell>
          <table:table-cell office:value-type="percentage" office:value="0.1891891891891892" table:formula="of:=([.BN13]-[.$BI13])/[.$BI13]" table:style-name="ce21">
            <text:p>18.92%</text:p>
          </table:table-cell>
          <table:table-cell office:value-type="percentage" office:value="0.27027027027027023" table:formula="of:=([.BO13]-[.$BI13])/[.$BI13]" table:style-name="ce21">
            <text:p>27.03%</text:p>
          </table:table-cell>
          <table:table-cell office:value-type="percentage" office:value="0.48648648648648662" table:formula="of:=([.BP13]-[.$BI13])/[.$BI13]" table:style-name="ce21">
            <text:p>48.65%</text:p>
          </table:table-cell>
          <table:table-cell office:value-type="percentage" office:value="0.29729729729729726" table:formula="of:=([.BQ13]-[.$BI13])/[.$BI13]" table:style-name="ce21">
            <text:p>29.73%</text:p>
          </table:table-cell>
          <table:table-cell office:value-type="percentage" office:value="0.21621621621621626" table:formula="of:=([.BR13]-[.$BI13])/[.$BI13]" table:style-name="ce21">
            <text:p>21.62%</text:p>
          </table:table-cell>
          <table:table-cell office:value-type="percentage" office:value="5.4054054054054106E-2" table:formula="of:=([.BS13]-[.$BI13])/[.$BI13]" table:style-name="ce21">
            <text:p>5.41%</text:p>
          </table:table-cell>
          <table:table-cell office:value-type="percentage" office:value="0.24324324324324331" table:formula="of:=([.BT13]-[.$BI13])/[.$BI13]" table:style-name="ce21">
            <text:p>24.32%</text:p>
          </table:table-cell>
          <table:table-cell office:value-type="percentage" office:value="0.21621621621621626" table:formula="of:=([.BU13]-[.$BI13])/[.$BI13]" table:style-name="ce21">
            <text:p>21.62%</text:p>
          </table:table-cell>
          <table:table-cell office:value-type="percentage" office:value="0.21621621621621626" table:formula="of:=([.BV13]-[.$BI13])/[.$BI13]" table:style-name="ce21">
            <text:p>21.62%</text:p>
          </table:table-cell>
          <table:table-cell office:value-type="string" table:style-name="ce17">
            <text:p>Evenprime</text:p>
          </table:table-cell>
          <table:table-cell office:value-type="percentage" office:value="0" table:formula="of:=([.S13]+[.AU13]+[.BW13])/3" table:style-name="ce22">
            <text:p>0.00%</text:p>
          </table:table-cell>
          <table:table-cell office:value-type="percentage" office:value="-3.2032032032032476E-3" table:formula="of:=([.T13]+[.AV13]+[.BX13])/3" table:style-name="ce22">
            <text:p>-0.32%</text:p>
          </table:table-cell>
          <table:table-cell office:value-type="percentage" office:value="0.12012012012012009" table:formula="of:=([.U13]+[.AW13]+[.BY13])/3" table:style-name="ce22">
            <text:p>12.01%</text:p>
          </table:table-cell>
          <table:table-cell office:value-type="percentage" office:value="0.14900354900354898" table:formula="of:=([.V13]+[.AX13]+[.BZ13])/3" table:style-name="ce22">
            <text:p>14.90%</text:p>
          </table:table-cell>
          <table:table-cell office:value-type="percentage" office:value="0.15127855127855128" table:formula="of:=([.W13]+[.AY13]+[.CA13])/3" table:style-name="ce22">
            <text:p>15.13%</text:p>
          </table:table-cell>
          <table:table-cell office:value-type="percentage" office:value="0.32780052780052776" table:formula="of:=([.X13]+[.AZ13]+[.CB13])/3" table:style-name="ce22">
            <text:p>32.78%</text:p>
          </table:table-cell>
          <table:table-cell office:value-type="percentage" office:value="0.36216216216216218" table:formula="of:=([.Y13]+[.BA13]+[.CC13])/3" table:style-name="ce22">
            <text:p>36.22%</text:p>
          </table:table-cell>
          <table:table-cell office:value-type="percentage" office:value="0.26946946946946948" table:formula="of:=([.Z13]+[.BB13]+[.CD13])/3" table:style-name="ce22">
            <text:p>26.95%</text:p>
          </table:table-cell>
          <table:table-cell office:value-type="percentage" office:value="0.22762762762762764" table:formula="of:=([.AA13]+[.BC13]+[.CE13])/3" table:style-name="ce22">
            <text:p>22.76%</text:p>
          </table:table-cell>
          <table:table-cell office:value-type="percentage" office:value="0.42475202475202489" table:formula="of:=([.AB13]+[.BD13]+[.CF13])/3" table:style-name="ce22">
            <text:p>42.48%</text:p>
          </table:table-cell>
          <table:table-cell office:value-type="percentage" office:value="0.66626626626626628" table:formula="of:=([.AC13]+[.BE13]+[.CG13])/3" table:style-name="ce22">
            <text:p>66.63%</text:p>
          </table:table-cell>
          <table:table-cell office:value-type="percentage" office:value="0.49362089362089373" table:formula="of:=([.AD13]+[.BF13]+[.CH13])/3" table:style-name="ce22">
            <text:p>49.36%</text:p>
          </table:table-cell>
          <table:table-cell office:value-type="percentage" office:value="0.53806533806533818" table:formula="of:=([.AE13]+[.BG13]+[.CI13])/3" table:style-name="ce22">
            <text:p>53.81%</text:p>
          </table:table-cell>
          <table:table-cell table:number-columns-repeated="1628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7">
            <text:p>Excelsior</text:p>
          </table:table-cell>
          <table:table-cell office:value-type="string" table:style-name="ce18">
            <text:p>JAG.TO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61" table:style-name="ce20">
            <text:p>0.61</text:p>
          </table:table-cell>
          <table:table-cell office:value-type="float" office:value="0.61" table:style-name="ce20">
            <text:p>0.61</text:p>
          </table:table-cell>
          <table:table-cell office:value-type="float" office:value="0.64" table:style-name="ce20">
            <text:p>0.64</text:p>
          </table:table-cell>
          <table:table-cell office:value-type="float" office:value="0.69" table:style-name="ce20">
            <text:p>0.69</text:p>
          </table:table-cell>
          <table:table-cell office:value-type="float" office:value="0.7" table:style-name="ce20">
            <text:p>0.7</text:p>
          </table:table-cell>
          <table:table-cell office:value-type="float" office:value="0.69" table:style-name="ce20">
            <text:p>0.69</text:p>
          </table:table-cell>
          <table:table-cell office:value-type="float" office:value="0.66" table:style-name="ce20">
            <text:p>0.66</text:p>
          </table:table-cell>
          <table:table-cell office:value-type="float" office:value="0.65" table:style-name="ce20">
            <text:p>0.65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9" table:style-name="ce20">
            <text:p>0.59</text:p>
          </table:table-cell>
          <table:table-cell office:value-type="float" office:value="0.62" table:style-name="ce20">
            <text:p>0.62</text:p>
          </table:table-cell>
          <table:table-cell office:value-type="float" office:value="0.66" table:style-name="ce20">
            <text:p>0.66</text:p>
          </table:table-cell>
          <table:table-cell office:value-type="float" office:value="0.65" table:style-name="ce20">
            <text:p>0.65</text:p>
          </table:table-cell>
          <table:table-cell office:value-type="percentage" office:value="5.1724137931034531E-2" table:formula="of:=([.F14]-[.$E14])/[.$E14]" table:style-name="ce21">
            <text:p>5.17%</text:p>
          </table:table-cell>
          <table:table-cell office:value-type="percentage" office:value="5.1724137931034531E-2" table:formula="of:=([.G14]-[.$E14])/[.$E14]" table:style-name="ce21">
            <text:p>5.17%</text:p>
          </table:table-cell>
          <table:table-cell office:value-type="percentage" office:value="0.10344827586206906" table:formula="of:=([.H14]-[.$E14])/[.$E14]" table:style-name="ce21">
            <text:p>10.34%</text:p>
          </table:table-cell>
          <table:table-cell office:value-type="percentage" office:value="0.18965517241379309" table:formula="of:=([.I14]-[.$E14])/[.$E14]" table:style-name="ce21">
            <text:p>18.97%</text:p>
          </table:table-cell>
          <table:table-cell office:value-type="percentage" office:value="0.20689655172413793" table:formula="of:=([.J14]-[.$E14])/[.$E14]" table:style-name="ce21">
            <text:p>20.69%</text:p>
          </table:table-cell>
          <table:table-cell office:value-type="percentage" office:value="0.18965517241379309" table:formula="of:=([.K14]-[.$E14])/[.$E14]" table:style-name="ce21">
            <text:p>18.97%</text:p>
          </table:table-cell>
          <table:table-cell office:value-type="percentage" office:value="0.13793103448275876" table:formula="of:=([.L14]-[.$E14])/[.$E14]" table:style-name="ce21">
            <text:p>13.79%</text:p>
          </table:table-cell>
          <table:table-cell office:value-type="percentage" office:value="0.12068965517241391" table:formula="of:=([.M14]-[.$E14])/[.$E14]" table:style-name="ce21">
            <text:p>12.07%</text:p>
          </table:table-cell>
          <table:table-cell office:value-type="percentage" office:value="-3.4482758620689495E-2" table:formula="of:=([.N14]-[.$E14])/[.$E14]" table:style-name="ce21">
            <text:p>-3.45%</text:p>
          </table:table-cell>
          <table:table-cell office:value-type="percentage" office:value="1.7241379310344845E-2" table:formula="of:=([.O14]-[.$E14])/[.$E14]" table:style-name="ce21">
            <text:p>1.72%</text:p>
          </table:table-cell>
          <table:table-cell office:value-type="percentage" office:value="6.8965517241379379E-2" table:formula="of:=([.P14]-[.$E14])/[.$E14]" table:style-name="ce21">
            <text:p>6.90%</text:p>
          </table:table-cell>
          <table:table-cell office:value-type="percentage" office:value="0.13793103448275876" table:formula="of:=([.Q14]-[.$E14])/[.$E14]" table:style-name="ce21">
            <text:p>13.79%</text:p>
          </table:table-cell>
          <table:table-cell office:value-type="percentage" office:value="0.12068965517241391" table:formula="of:=([.R14]-[.$E14])/[.$E14]" table:style-name="ce21">
            <text:p>12.07%</text:p>
          </table:table-cell>
          <table:table-cell office:value-type="string" table:style-name="ce18">
            <text:p>SGN.V</text:p>
          </table:table-cell>
          <table:table-cell office:value-type="float" office:value="0.09" table:style-name="ce19">
            <text:p>0.09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5" table:style-name="ce20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percentage" office:value="0.16666666666666666" table:formula="of:=([.AH14]-[.$AG14])/[.$AG14]" table:style-name="ce21">
            <text:p>16.67%</text:p>
          </table:table-cell>
          <table:table-cell office:value-type="percentage" office:value="0.16666666666666666" table:formula="of:=([.AI14]-[.$AG14])/[.$AG14]" table:style-name="ce21">
            <text:p>16.67%</text:p>
          </table:table-cell>
          <table:table-cell office:value-type="percentage" office:value="0.50000000000000011" table:formula="of:=([.AJ14]-[.$AG14])/[.$AG14]" table:style-name="ce21">
            <text:p>50.00%</text:p>
          </table:table-cell>
          <table:table-cell office:value-type="percentage" office:value="0.38888888888888895" table:formula="of:=([.AK14]-[.$AG14])/[.$AG14]" table:style-name="ce21">
            <text:p>38.89%</text:p>
          </table:table-cell>
          <table:table-cell office:value-type="percentage" office:value="0.38888888888888895" table:formula="of:=([.AL14]-[.$AG14])/[.$AG14]" table:style-name="ce21">
            <text:p>38.89%</text:p>
          </table:table-cell>
          <table:table-cell office:value-type="percentage" office:value="0.33333333333333331" table:formula="of:=([.AM14]-[.$AG14])/[.$AG14]" table:style-name="ce21">
            <text:p>33.33%</text:p>
          </table:table-cell>
          <table:table-cell office:value-type="percentage" office:value="0.16666666666666666" table:formula="of:=([.AN14]-[.$AG14])/[.$AG14]" table:style-name="ce21">
            <text:p>16.67%</text:p>
          </table:table-cell>
          <table:table-cell office:value-type="percentage" office:value="0.16666666666666666" table:formula="of:=([.AO14]-[.$AG14])/[.$AG14]" table:style-name="ce21">
            <text:p>16.67%</text:p>
          </table:table-cell>
          <table:table-cell office:value-type="percentage" office:value="0.11111111111111122" table:formula="of:=([.AP14]-[.$AG14])/[.$AG14]" table:style-name="ce21">
            <text:p>11.11%</text:p>
          </table:table-cell>
          <table:table-cell office:value-type="percentage" office:value="0.11111111111111122" table:formula="of:=([.AQ14]-[.$AG14])/[.$AG14]" table:style-name="ce21">
            <text:p>11.11%</text:p>
          </table:table-cell>
          <table:table-cell office:value-type="percentage" office:value="0" table:formula="of:=([.AR14]-[.$AG14])/[.$AG14]" table:style-name="ce21">
            <text:p>0.00%</text:p>
          </table:table-cell>
          <table:table-cell office:value-type="percentage" office:value="-5.5555555555555455E-2" table:formula="of:=([.AS14]-[.$AG14])/[.$AG14]" table:style-name="ce21">
            <text:p>-5.56%</text:p>
          </table:table-cell>
          <table:table-cell office:value-type="percentage" office:value="-0.11111111111111106" table:formula="of:=([.AT14]-[.$AG14])/[.$AG14]" table:style-name="ce21">
            <text:p>-11.11%</text:p>
          </table:table-cell>
          <table:table-cell office:value-type="string" table:style-name="ce18">
            <text:p>MXSG</text:p>
          </table:table-cell>
          <table:table-cell office:value-type="float" office:value="0.15" table:style-name="ce19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3800000000000001" table:style-name="ce20">
            <text:p>0.138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" table:style-name="ce20">
            <text:p>0.12</text:p>
          </table:table-cell>
          <table:table-cell office:value-type="float" office:value="0.11600000000000001" table:style-name="ce20">
            <text:p>0.116</text:p>
          </table:table-cell>
          <table:table-cell office:value-type="float" office:value="0.127" table:style-name="ce20">
            <text:p>0.127</text:p>
          </table:table-cell>
          <table:table-cell office:value-type="float" office:value="0.129" table:style-name="ce20">
            <text:p>0.129</text:p>
          </table:table-cell>
          <table:table-cell office:value-type="float" office:value="0.123" table:style-name="ce20">
            <text:p>0.123</text:p>
          </table:table-cell>
          <table:table-cell office:value-type="float" office:value="0.14099999999999999" table:style-name="ce20">
            <text:p>0.141</text:p>
          </table:table-cell>
          <table:table-cell office:value-type="float" office:value="0.127" table:style-name="ce20">
            <text:p>0.127</text:p>
          </table:table-cell>
          <table:table-cell office:value-type="float" office:value="0.122" table:style-name="ce20">
            <text:p>0.122</text:p>
          </table:table-cell>
          <table:table-cell office:value-type="float" office:value="0.13" table:style-name="ce20">
            <text:p>0.13</text:p>
          </table:table-cell>
          <table:table-cell office:value-type="float" office:value="0.123" table:style-name="ce20">
            <text:p>0.123</text:p>
          </table:table-cell>
          <table:table-cell office:value-type="percentage" office:value="-6.6666666666666541E-2" table:formula="of:=([.BJ14]-[.$BI14])/[.$BI14]" table:style-name="ce21">
            <text:p>-6.67%</text:p>
          </table:table-cell>
          <table:table-cell office:value-type="percentage" office:value="-7.9999999999999891E-2" table:formula="of:=([.BK14]-[.$BI14])/[.$BI14]" table:style-name="ce21">
            <text:p>-8.00%</text:p>
          </table:table-cell>
          <table:table-cell office:value-type="percentage" office:value="-6.6666666666666541E-2" table:formula="of:=([.BL14]-[.$BI14])/[.$BI14]" table:style-name="ce21">
            <text:p>-6.67%</text:p>
          </table:table-cell>
          <table:table-cell office:value-type="percentage" office:value="-0.2" table:formula="of:=([.BM14]-[.$BI14])/[.$BI14]" table:style-name="ce21">
            <text:p>-20.00%</text:p>
          </table:table-cell>
          <table:table-cell office:value-type="percentage" office:value="-0.2266666666666666" table:formula="of:=([.BN14]-[.$BI14])/[.$BI14]" table:style-name="ce21">
            <text:p>-22.67%</text:p>
          </table:table-cell>
          <table:table-cell office:value-type="percentage" office:value="-0.15333333333333329" table:formula="of:=([.BO14]-[.$BI14])/[.$BI14]" table:style-name="ce21">
            <text:p>-15.33%</text:p>
          </table:table-cell>
          <table:table-cell office:value-type="percentage" office:value="-0.13999999999999996" table:formula="of:=([.BP14]-[.$BI14])/[.$BI14]" table:style-name="ce21">
            <text:p>-14.00%</text:p>
          </table:table-cell>
          <table:table-cell office:value-type="percentage" office:value="-0.18" table:formula="of:=([.BQ14]-[.$BI14])/[.$BI14]" table:style-name="ce21">
            <text:p>-18.00%</text:p>
          </table:table-cell>
          <table:table-cell office:value-type="percentage" office:value="-6.0000000000000053E-2" table:formula="of:=([.BR14]-[.$BI14])/[.$BI14]" table:style-name="ce21">
            <text:p>-6.00%</text:p>
          </table:table-cell>
          <table:table-cell office:value-type="percentage" office:value="-0.15333333333333329" table:formula="of:=([.BS14]-[.$BI14])/[.$BI14]" table:style-name="ce21">
            <text:p>-15.33%</text:p>
          </table:table-cell>
          <table:table-cell office:value-type="percentage" office:value="-0.18666666666666665" table:formula="of:=([.BT14]-[.$BI14])/[.$BI14]" table:style-name="ce21">
            <text:p>-18.67%</text:p>
          </table:table-cell>
          <table:table-cell office:value-type="percentage" office:value="-0.13333333333333328" table:formula="of:=([.BU14]-[.$BI14])/[.$BI14]" table:style-name="ce21">
            <text:p>-13.33%</text:p>
          </table:table-cell>
          <table:table-cell office:value-type="percentage" office:value="-0.18" table:formula="of:=([.BV14]-[.$BI14])/[.$BI14]" table:style-name="ce21">
            <text:p>-18.00%</text:p>
          </table:table-cell>
          <table:table-cell office:value-type="string" table:style-name="ce17">
            <text:p>Excelsior</text:p>
          </table:table-cell>
          <table:table-cell office:value-type="percentage" office:value="5.0574712643678216E-2" table:formula="of:=([.S14]+[.AU14]+[.BW14])/3" table:style-name="ce22">
            <text:p>5.06%</text:p>
          </table:table-cell>
          <table:table-cell office:value-type="percentage" office:value="4.613026819923377E-2" table:formula="of:=([.T14]+[.AV14]+[.BX14])/3" table:style-name="ce22">
            <text:p>4.61%</text:p>
          </table:table-cell>
          <table:table-cell office:value-type="percentage" office:value="0.17892720306513421" table:formula="of:=([.U14]+[.AW14]+[.BY14])/3" table:style-name="ce22">
            <text:p>17.89%</text:p>
          </table:table-cell>
          <table:table-cell office:value-type="percentage" office:value="0.12618135376756065" table:formula="of:=([.V14]+[.AX14]+[.BZ14])/3" table:style-name="ce22">
            <text:p>12.62%</text:p>
          </table:table-cell>
          <table:table-cell office:value-type="percentage" office:value="0.12303959131545343" table:formula="of:=([.W14]+[.AY14]+[.CA14])/3" table:style-name="ce22">
            <text:p>12.30%</text:p>
          </table:table-cell>
          <table:table-cell office:value-type="percentage" office:value="0.12321839080459769" table:formula="of:=([.X14]+[.AZ14]+[.CB14])/3" table:style-name="ce22">
            <text:p>12.32%</text:p>
          </table:table-cell>
          <table:table-cell office:value-type="percentage" office:value="5.4865900383141819E-2" table:formula="of:=([.Y14]+[.BA14]+[.CC14])/3" table:style-name="ce22">
            <text:p>5.49%</text:p>
          </table:table-cell>
          <table:table-cell office:value-type="percentage" office:value="3.5785440613026853E-2" table:formula="of:=([.Z14]+[.BB14]+[.CD14])/3" table:style-name="ce22">
            <text:p>3.58%</text:p>
          </table:table-cell>
          <table:table-cell office:value-type="percentage" office:value="5.5427841634738866E-3" table:formula="of:=([.AA14]+[.BC14]+[.CE14])/3" table:style-name="ce22">
            <text:p>0.55%</text:p>
          </table:table-cell>
          <table:table-cell office:value-type="percentage" office:value="-8.3269476372924145E-3" table:formula="of:=([.AB14]+[.BD14]+[.CF14])/3" table:style-name="ce22">
            <text:p>-0.83%</text:p>
          </table:table-cell>
          <table:table-cell office:value-type="percentage" office:value="-3.9233716475095756E-2" table:formula="of:=([.AC14]+[.BE14]+[.CG14])/3" table:style-name="ce22">
            <text:p>-3.92%</text:p>
          </table:table-cell>
          <table:table-cell office:value-type="percentage" office:value="-1.698595146870999E-2" table:formula="of:=([.AD14]+[.BF14]+[.CH14])/3" table:style-name="ce22">
            <text:p>-1.70%</text:p>
          </table:table-cell>
          <table:table-cell office:value-type="percentage" office:value="-5.6807151979565713E-2" table:formula="of:=([.AE14]+[.BG14]+[.CI14])/3" table:style-name="ce22">
            <text:p>-5.68%</text:p>
          </table:table-cell>
          <table:table-cell table:number-columns-repeated="1628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string" table:style-name="ce17">
            <text:p>Rod</text:p>
          </table:table-cell>
          <table:table-cell office:value-type="string" table:style-name="ce18">
            <text:p>SSP.V</text:p>
          </table:table-cell>
          <table:table-cell office:value-type="float" office:value="0.39" table:style-name="ce19">
            <text:p>0.39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43" table:style-name="ce20">
            <text:p>0.43</text:p>
          </table:table-cell>
          <table:table-cell office:value-type="float" office:value="0.435" table:style-name="ce20">
            <text:p>0.435</text:p>
          </table:table-cell>
          <table:table-cell office:value-type="float" office:value="0.41499999999999998" table:style-name="ce20">
            <text:p>0.415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52" table:style-name="ce20">
            <text:p>0.52</text:p>
          </table:table-cell>
          <table:table-cell office:value-type="float" office:value="0.59" table:style-name="ce20">
            <text:p>0.59</text:p>
          </table:table-cell>
          <table:table-cell office:value-type="float" office:value="0.59" table:style-name="ce20">
            <text:p>0.59</text:p>
          </table:table-cell>
          <table:table-cell office:value-type="float" office:value="0.52" table:style-name="ce20">
            <text:p>0.52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3" table:style-name="ce20">
            <text:p>0.53</text:p>
          </table:table-cell>
          <table:table-cell office:value-type="float" office:value="0.53" table:style-name="ce20">
            <text:p>0.53</text:p>
          </table:table-cell>
          <table:table-cell office:value-type="percentage" office:value="8.9743589743589675E-2" table:formula="of:=([.F15]-[.$E15])/[.$E15]" table:style-name="ce21">
            <text:p>8.97%</text:p>
          </table:table-cell>
          <table:table-cell office:value-type="percentage" office:value="0.10256410256410251" table:formula="of:=([.G15]-[.$E15])/[.$E15]" table:style-name="ce21">
            <text:p>10.26%</text:p>
          </table:table-cell>
          <table:table-cell office:value-type="percentage" office:value="0.11538461538461534" table:formula="of:=([.H15]-[.$E15])/[.$E15]" table:style-name="ce21">
            <text:p>11.54%</text:p>
          </table:table-cell>
          <table:table-cell office:value-type="percentage" office:value="6.4102564102564014E-2" table:formula="of:=([.I15]-[.$E15])/[.$E15]" table:style-name="ce21">
            <text:p>6.41%</text:p>
          </table:table-cell>
          <table:table-cell office:value-type="percentage" office:value="0.141025641025641" table:formula="of:=([.J15]-[.$E15])/[.$E15]" table:style-name="ce21">
            <text:p>14.10%</text:p>
          </table:table-cell>
          <table:table-cell office:value-type="percentage" office:value="0.33333333333333331" table:formula="of:=([.K15]-[.$E15])/[.$E15]" table:style-name="ce21">
            <text:p>33.33%</text:p>
          </table:table-cell>
          <table:table-cell office:value-type="percentage" office:value="0.51282051282051266" table:formula="of:=([.L15]-[.$E15])/[.$E15]" table:style-name="ce21">
            <text:p>51.28%</text:p>
          </table:table-cell>
          <table:table-cell office:value-type="percentage" office:value="0.51282051282051266" table:formula="of:=([.M15]-[.$E15])/[.$E15]" table:style-name="ce21">
            <text:p>51.28%</text:p>
          </table:table-cell>
          <table:table-cell office:value-type="percentage" office:value="0.33333333333333331" table:formula="of:=([.N15]-[.$E15])/[.$E15]" table:style-name="ce21">
            <text:p>33.33%</text:p>
          </table:table-cell>
          <table:table-cell office:value-type="percentage" office:value="0.43589743589743596" table:formula="of:=([.O15]-[.$E15])/[.$E15]" table:style-name="ce21">
            <text:p>43.59%</text:p>
          </table:table-cell>
          <table:table-cell office:value-type="percentage" office:value="0.43589743589743596" table:formula="of:=([.P15]-[.$E15])/[.$E15]" table:style-name="ce21">
            <text:p>43.59%</text:p>
          </table:table-cell>
          <table:table-cell office:value-type="percentage" office:value="0.35897435897435898" table:formula="of:=([.Q15]-[.$E15])/[.$E15]" table:style-name="ce21">
            <text:p>35.90%</text:p>
          </table:table-cell>
          <table:table-cell office:value-type="percentage" office:value="0.35897435897435898" table:formula="of:=([.R15]-[.$E15])/[.$E15]" table:style-name="ce21">
            <text:p>35.90%</text:p>
          </table:table-cell>
          <table:table-cell office:value-type="string" table:style-name="ce18">
            <text:p>PLG.TO</text:p>
          </table:table-cell>
          <table:table-cell office:value-type="float" office:value="0.44500000000000001" table:style-name="ce19">
            <text:p>0.445</text:p>
          </table:table-cell>
          <table:table-cell office:value-type="float" office:value="0.49" table:style-name="ce20">
            <text:p>0.49</text:p>
          </table:table-cell>
          <table:table-cell office:value-type="float" office:value="0.49" table:style-name="ce20">
            <text:p>0.49</text:p>
          </table:table-cell>
          <table:table-cell office:value-type="float" office:value="0.52" table:style-name="ce20">
            <text:p>0.52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62" table:style-name="ce20">
            <text:p>0.62</text:p>
          </table:table-cell>
          <table:table-cell office:value-type="float" office:value="0.6" table:style-name="ce20">
            <text:p>0.6</text:p>
          </table:table-cell>
          <table:table-cell office:value-type="float" office:value="0.6" table:style-name="ce20">
            <text:p>0.6</text:p>
          </table:table-cell>
          <table:table-cell office:value-type="float" office:value="0.5" table:style-name="ce20">
            <text:p>0.5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9" table:style-name="ce20">
            <text:p>0.49</text:p>
          </table:table-cell>
          <table:table-cell office:value-type="float" office:value="0.56999999999999995" table:style-name="ce20">
            <text:p>0.57</text:p>
          </table:table-cell>
          <table:table-cell office:value-type="percentage" office:value="0.10112359550561795" table:formula="of:=([.AH15]-[.$AG15])/[.$AG15]" table:style-name="ce21">
            <text:p>10.11%</text:p>
          </table:table-cell>
          <table:table-cell office:value-type="percentage" office:value="0.10112359550561795" table:formula="of:=([.AI15]-[.$AG15])/[.$AG15]" table:style-name="ce21">
            <text:p>10.11%</text:p>
          </table:table-cell>
          <table:table-cell office:value-type="percentage" office:value="0.16853932584269665" table:formula="of:=([.AJ15]-[.$AG15])/[.$AG15]" table:style-name="ce21">
            <text:p>16.85%</text:p>
          </table:table-cell>
          <table:table-cell office:value-type="percentage" office:value="0.28089887640449424" table:formula="of:=([.AK15]-[.$AG15])/[.$AG15]" table:style-name="ce21">
            <text:p>28.09%</text:p>
          </table:table-cell>
          <table:table-cell office:value-type="percentage" office:value="0.30337078651685384" table:formula="of:=([.AL15]-[.$AG15])/[.$AG15]" table:style-name="ce21">
            <text:p>30.34%</text:p>
          </table:table-cell>
          <table:table-cell office:value-type="percentage" office:value="0.3932584269662921" table:formula="of:=([.AM15]-[.$AG15])/[.$AG15]" table:style-name="ce21">
            <text:p>39.33%</text:p>
          </table:table-cell>
          <table:table-cell office:value-type="percentage" office:value="0.34831460674157294" table:formula="of:=([.AN15]-[.$AG15])/[.$AG15]" table:style-name="ce21">
            <text:p>34.83%</text:p>
          </table:table-cell>
          <table:table-cell office:value-type="percentage" office:value="0.34831460674157294" table:formula="of:=([.AO15]-[.$AG15])/[.$AG15]" table:style-name="ce21">
            <text:p>34.83%</text:p>
          </table:table-cell>
          <table:table-cell office:value-type="percentage" office:value="0.12359550561797751" table:formula="of:=([.AP15]-[.$AG15])/[.$AG15]" table:style-name="ce21">
            <text:p>12.36%</text:p>
          </table:table-cell>
          <table:table-cell office:value-type="percentage" office:value="6.741573033707858E-2" table:formula="of:=([.AQ15]-[.$AG15])/[.$AG15]" table:style-name="ce21">
            <text:p>6.74%</text:p>
          </table:table-cell>
          <table:table-cell office:value-type="percentage" office:value="6.741573033707858E-2" table:formula="of:=([.AR15]-[.$AG15])/[.$AG15]" table:style-name="ce21">
            <text:p>6.74%</text:p>
          </table:table-cell>
          <table:table-cell office:value-type="percentage" office:value="0.10112359550561795" table:formula="of:=([.AS15]-[.$AG15])/[.$AG15]" table:style-name="ce21">
            <text:p>10.11%</text:p>
          </table:table-cell>
          <table:table-cell office:value-type="percentage" office:value="0.28089887640449424" table:formula="of:=([.AT15]-[.$AG15])/[.$AG15]" table:style-name="ce21">
            <text:p>28.09%</text:p>
          </table:table-cell>
          <table:table-cell office:value-type="string" table:style-name="ce18">
            <text:p>AUG.TO</text:p>
          </table:table-cell>
          <table:table-cell office:value-type="float" office:value="2.96" table:style-name="ce19">
            <text:p>2.96</text:p>
          </table:table-cell>
          <table:table-cell office:value-type="float" office:value="3.05" table:style-name="ce20">
            <text:p>3.05</text:p>
          </table:table-cell>
          <table:table-cell office:value-type="float" office:value="3.31" table:style-name="ce20">
            <text:p>3.31</text:p>
          </table:table-cell>
          <table:table-cell office:value-type="float" office:value="3.7" table:style-name="ce20">
            <text:p>3.7</text:p>
          </table:table-cell>
          <table:table-cell office:value-type="float" office:value="3.35" table:style-name="ce20">
            <text:p>3.35</text:p>
          </table:table-cell>
          <table:table-cell office:value-type="float" office:value="3.37" table:style-name="ce20">
            <text:p>3.37</text:p>
          </table:table-cell>
          <table:table-cell office:value-type="float" office:value="3.66" table:style-name="ce20">
            <text:p>3.66</text:p>
          </table:table-cell>
          <table:table-cell office:value-type="float" office:value="3.53" table:style-name="ce20">
            <text:p>3.53</text:p>
          </table:table-cell>
          <table:table-cell office:value-type="float" office:value="3.25" table:style-name="ce20">
            <text:p>3.25</text:p>
          </table:table-cell>
          <table:table-cell office:value-type="float" office:value="3.08" table:style-name="ce20">
            <text:p>3.08</text:p>
          </table:table-cell>
          <table:table-cell office:value-type="float" office:value="2.72" table:style-name="ce20">
            <text:p>2.72</text:p>
          </table:table-cell>
          <table:table-cell office:value-type="float" office:value="3.13" table:style-name="ce20">
            <text:p>3.13</text:p>
          </table:table-cell>
          <table:table-cell office:value-type="float" office:value="3.16" table:style-name="ce20">
            <text:p>3.16</text:p>
          </table:table-cell>
          <table:table-cell office:value-type="float" office:value="3.14" table:style-name="ce20">
            <text:p>3.14</text:p>
          </table:table-cell>
          <table:table-cell office:value-type="percentage" office:value="3.0405405405405359E-2" table:formula="of:=([.BJ15]-[.$BI15])/[.$BI15]" table:style-name="ce21">
            <text:p>3.04%</text:p>
          </table:table-cell>
          <table:table-cell office:value-type="percentage" office:value="0.11824324324324327" table:formula="of:=([.BK15]-[.$BI15])/[.$BI15]" table:style-name="ce21">
            <text:p>11.82%</text:p>
          </table:table-cell>
          <table:table-cell office:value-type="percentage" office:value="0.25000000000000006" table:formula="of:=([.BL15]-[.$BI15])/[.$BI15]" table:style-name="ce21">
            <text:p>25.00%</text:p>
          </table:table-cell>
          <table:table-cell office:value-type="percentage" office:value="0.1317567567567568" table:formula="of:=([.BM15]-[.$BI15])/[.$BI15]" table:style-name="ce21">
            <text:p>13.18%</text:p>
          </table:table-cell>
          <table:table-cell office:value-type="percentage" office:value="0.13851351351351357" table:formula="of:=([.BN15]-[.$BI15])/[.$BI15]" table:style-name="ce21">
            <text:p>13.85%</text:p>
          </table:table-cell>
          <table:table-cell office:value-type="percentage" office:value="0.23648648648648654" table:formula="of:=([.BO15]-[.$BI15])/[.$BI15]" table:style-name="ce21">
            <text:p>23.65%</text:p>
          </table:table-cell>
          <table:table-cell office:value-type="percentage" office:value="0.19256756756756752" table:formula="of:=([.BP15]-[.$BI15])/[.$BI15]" table:style-name="ce21">
            <text:p>19.26%</text:p>
          </table:table-cell>
          <table:table-cell office:value-type="percentage" office:value="9.7972972972972985E-2" table:formula="of:=([.BQ15]-[.$BI15])/[.$BI15]" table:style-name="ce21">
            <text:p>9.80%</text:p>
          </table:table-cell>
          <table:table-cell office:value-type="percentage" office:value="4.0540540540540577E-2" table:formula="of:=([.BR15]-[.$BI15])/[.$BI15]" table:style-name="ce21">
            <text:p>4.05%</text:p>
          </table:table-cell>
          <table:table-cell office:value-type="percentage" office:value="-8.1081081081081002E-2" table:formula="of:=([.BS15]-[.$BI15])/[.$BI15]" table:style-name="ce21">
            <text:p>-8.11%</text:p>
          </table:table-cell>
          <table:table-cell office:value-type="percentage" office:value="5.7432432432432408E-2" table:formula="of:=([.BT15]-[.$BI15])/[.$BI15]" table:style-name="ce21">
            <text:p>5.74%</text:p>
          </table:table-cell>
          <table:table-cell office:value-type="percentage" office:value="6.7567567567567627E-2" table:formula="of:=([.BU15]-[.$BI15])/[.$BI15]" table:style-name="ce21">
            <text:p>6.76%</text:p>
          </table:table-cell>
          <table:table-cell office:value-type="percentage" office:value="6.0810810810810863E-2" table:formula="of:=([.BV15]-[.$BI15])/[.$BI15]" table:style-name="ce21">
            <text:p>6.08%</text:p>
          </table:table-cell>
          <table:table-cell office:value-type="string" table:style-name="ce17">
            <text:p>Rod</text:p>
          </table:table-cell>
          <table:table-cell office:value-type="percentage" office:value="7.3757530218204317E-2" table:formula="of:=([.S15]+[.AU15]+[.BW15])/3" table:style-name="ce22">
            <text:p>7.38%</text:p>
          </table:table-cell>
          <table:table-cell office:value-type="percentage" office:value="0.10731031377098792" table:formula="of:=([.T15]+[.AV15]+[.BX15])/3" table:style-name="ce22">
            <text:p>10.73%</text:p>
          </table:table-cell>
          <table:table-cell office:value-type="percentage" office:value="0.17797464707577068" table:formula="of:=([.U15]+[.AW15]+[.BY15])/3" table:style-name="ce22">
            <text:p>17.80%</text:p>
          </table:table-cell>
          <table:table-cell office:value-type="percentage" office:value="0.15891939908793837" table:formula="of:=([.V15]+[.AX15]+[.BZ15])/3" table:style-name="ce22">
            <text:p>15.89%</text:p>
          </table:table-cell>
          <table:table-cell office:value-type="percentage" office:value="0.19430331368533615" table:formula="of:=([.W15]+[.AY15]+[.CA15])/3" table:style-name="ce22">
            <text:p>19.43%</text:p>
          </table:table-cell>
          <table:table-cell office:value-type="percentage" office:value="0.32102608226203733" table:formula="of:=([.X15]+[.AZ15]+[.CB15])/3" table:style-name="ce22">
            <text:p>32.10%</text:p>
          </table:table-cell>
          <table:table-cell office:value-type="percentage" office:value="0.35123422904321772" table:formula="of:=([.Y15]+[.BA15]+[.CC15])/3" table:style-name="ce22">
            <text:p>35.12%</text:p>
          </table:table-cell>
          <table:table-cell office:value-type="percentage" office:value="0.31970269751168617" table:formula="of:=([.Z15]+[.BB15]+[.CD15])/3" table:style-name="ce22">
            <text:p>31.97%</text:p>
          </table:table-cell>
          <table:table-cell office:value-type="percentage" office:value="0.16582312649728378" table:formula="of:=([.AA15]+[.BC15]+[.CE15])/3" table:style-name="ce22">
            <text:p>16.58%</text:p>
          </table:table-cell>
          <table:table-cell office:value-type="percentage" office:value="0.14074402838447783" table:formula="of:=([.AB15]+[.BD15]+[.CF15])/3" table:style-name="ce22">
            <text:p>14.07%</text:p>
          </table:table-cell>
          <table:table-cell office:value-type="percentage" office:value="0.18691519955564898" table:formula="of:=([.AC15]+[.BE15]+[.CG15])/3" table:style-name="ce22">
            <text:p>18.69%</text:p>
          </table:table-cell>
          <table:table-cell office:value-type="percentage" office:value="0.17588850734918152" table:formula="of:=([.AD15]+[.BF15]+[.CH15])/3" table:style-name="ce22">
            <text:p>17.59%</text:p>
          </table:table-cell>
          <table:table-cell office:value-type="percentage" office:value="0.23356134872988801" table:formula="of:=([.AE15]+[.BG15]+[.CI15])/3" table:style-name="ce22">
            <text:p>23.36%</text:p>
          </table:table-cell>
          <table:table-cell table:number-columns-repeated="1628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string" table:style-name="ce17">
            <text:p>BrettCross</text:p>
          </table:table-cell>
          <table:table-cell office:value-type="string" table:style-name="ce18">
            <text:p>ADZ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0.13333333333333347" table:formula="of:=([.F16]-[.$E16])/[.$E16]" table:style-name="ce21">
            <text:p>13.33%</text:p>
          </table:table-cell>
          <table:table-cell office:value-type="percentage" office:value="6.6666666666666735E-2" table:formula="of:=([.G16]-[.$E16])/[.$E16]" table:style-name="ce21">
            <text:p>6.67%</text:p>
          </table:table-cell>
          <table:table-cell office:value-type="percentage" office:value="6.6666666666666735E-2" table:formula="of:=([.H16]-[.$E16])/[.$E16]" table:style-name="ce21">
            <text:p>6.67%</text:p>
          </table:table-cell>
          <table:table-cell office:value-type="percentage" office:value="0.13333333333333347" table:formula="of:=([.I16]-[.$E16])/[.$E16]" table:style-name="ce21">
            <text:p>13.33%</text:p>
          </table:table-cell>
          <table:table-cell office:value-type="percentage" office:value="0.33333333333333348" table:formula="of:=([.J16]-[.$E16])/[.$E16]" table:style-name="ce21">
            <text:p>33.33%</text:p>
          </table:table-cell>
          <table:table-cell office:value-type="percentage" office:value="0.46666666666666673" table:formula="of:=([.K16]-[.$E16])/[.$E16]" table:style-name="ce21">
            <text:p>46.67%</text:p>
          </table:table-cell>
          <table:table-cell office:value-type="percentage" office:value="0.6" table:formula="of:=([.L16]-[.$E16])/[.$E16]" table:style-name="ce21">
            <text:p>60.00%</text:p>
          </table:table-cell>
          <table:table-cell office:value-type="percentage" office:value="0.6" table:formula="of:=([.M16]-[.$E16])/[.$E16]" table:style-name="ce21">
            <text:p>60.00%</text:p>
          </table:table-cell>
          <table:table-cell office:value-type="percentage" office:value="0.4" table:formula="of:=([.N16]-[.$E16])/[.$E16]" table:style-name="ce21">
            <text:p>40.00%</text:p>
          </table:table-cell>
          <table:table-cell office:value-type="percentage" office:value="0.26666666666666672" table:formula="of:=([.O16]-[.$E16])/[.$E16]" table:style-name="ce21">
            <text:p>26.67%</text:p>
          </table:table-cell>
          <table:table-cell office:value-type="percentage" office:value="0.33333333333333348" table:formula="of:=([.P16]-[.$E16])/[.$E16]" table:style-name="ce21">
            <text:p>33.33%</text:p>
          </table:table-cell>
          <table:table-cell office:value-type="percentage" office:value="0.7333333333333335" table:formula="of:=([.Q16]-[.$E16])/[.$E16]" table:style-name="ce21">
            <text:p>73.33%</text:p>
          </table:table-cell>
          <table:table-cell office:value-type="percentage" office:value="0.93333333333333324" table:formula="of:=([.R16]-[.$E16])/[.$E16]" table:style-name="ce21">
            <text:p>93.33%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0.19565217391304351" table:formula="of:=([.AH16]-[.$AG16])/[.$AG16]" table:style-name="ce21">
            <text:p>19.57%</text:p>
          </table:table-cell>
          <table:table-cell office:value-type="percentage" office:value="0.19565217391304351" table:formula="of:=([.AI16]-[.$AG16])/[.$AG16]" table:style-name="ce21">
            <text:p>19.57%</text:p>
          </table:table-cell>
          <table:table-cell office:value-type="percentage" office:value="0.19565217391304351" table:formula="of:=([.AJ16]-[.$AG16])/[.$AG16]" table:style-name="ce21">
            <text:p>19.57%</text:p>
          </table:table-cell>
          <table:table-cell office:value-type="percentage" office:value="0.10869565217391301" table:formula="of:=([.AK16]-[.$AG16])/[.$AG16]" table:style-name="ce21">
            <text:p>10.87%</text:p>
          </table:table-cell>
          <table:table-cell office:value-type="percentage" office:value="6.5217391304347755E-2" table:formula="of:=([.AL16]-[.$AG16])/[.$AG16]" table:style-name="ce21">
            <text:p>6.52%</text:p>
          </table:table-cell>
          <table:table-cell office:value-type="percentage" office:value="4.3478260869565133E-2" table:formula="of:=([.AM16]-[.$AG16])/[.$AG16]" table:style-name="ce21">
            <text:p>4.35%</text:p>
          </table:table-cell>
          <table:table-cell office:value-type="percentage" office:value="0.13043478260869565" table:formula="of:=([.AN16]-[.$AG16])/[.$AG16]" table:style-name="ce21">
            <text:p>13.04%</text:p>
          </table:table-cell>
          <table:table-cell office:value-type="percentage" office:value="0.13043478260869565" table:formula="of:=([.AO16]-[.$AG16])/[.$AG16]" table:style-name="ce21">
            <text:p>13.04%</text:p>
          </table:table-cell>
          <table:table-cell office:value-type="percentage" office:value="2.1739130434782507E-2" table:formula="of:=([.AP16]-[.$AG16])/[.$AG16]" table:style-name="ce21">
            <text:p>2.17%</text:p>
          </table:table-cell>
          <table:table-cell office:value-type="percentage" office:value="0" table:formula="of:=([.AQ16]-[.$AG16])/[.$AG16]" table:style-name="ce21">
            <text:p>0.00%</text:p>
          </table:table-cell>
          <table:table-cell office:value-type="percentage" office:value="0" table:formula="of:=([.AR16]-[.$AG16])/[.$AG16]" table:style-name="ce21">
            <text:p>0.00%</text:p>
          </table:table-cell>
          <table:table-cell office:value-type="percentage" office:value="-6.521739130434788E-2" table:formula="of:=([.AS16]-[.$AG16])/[.$AG16]" table:style-name="ce21">
            <text:p>-6.52%</text:p>
          </table:table-cell>
          <table:table-cell office:value-type="percentage" office:value="-0.10869565217391314" table:formula="of:=([.AT16]-[.$AG16])/[.$AG16]" table:style-name="ce21">
            <text:p>-10.87%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19">
            <text:p>0.49</text:p>
          </table:table-cell>
          <table:table-cell office:value-type="float" office:value="0.7" table:style-name="ce20">
            <text:p>0.7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.42857142857142849" table:formula="of:=([.BJ16]-[.$BI16])/[.$BI16]" table:style-name="ce21">
            <text:p>42.86%</text:p>
          </table:table-cell>
          <table:table-cell office:value-type="percentage" office:value="0.14285714285714299" table:formula="of:=([.BK16]-[.$BI16])/[.$BI16]" table:style-name="ce21">
            <text:p>14.29%</text:p>
          </table:table-cell>
          <table:table-cell office:value-type="percentage" office:value="0.40816326530612235" table:formula="of:=([.BL16]-[.$BI16])/[.$BI16]" table:style-name="ce21">
            <text:p>40.82%</text:p>
          </table:table-cell>
          <table:table-cell office:value-type="percentage" office:value="2.5918367346938775" table:formula="of:=([.BM16]-[.$BI16])/[.$BI16]" table:style-name="ce21">
            <text:p>259.18%</text:p>
          </table:table-cell>
          <table:table-cell office:value-type="percentage" office:value="3.0816326530612246" table:formula="of:=([.BN16]-[.$BI16])/[.$BI16]" table:style-name="ce21">
            <text:p>308.16%</text:p>
          </table:table-cell>
          <table:table-cell office:value-type="percentage" office:value="1.5306122448979591" table:formula="of:=([.BO16]-[.$BI16])/[.$BI16]" table:style-name="ce21">
            <text:p>153.06%</text:p>
          </table:table-cell>
          <table:table-cell office:value-type="percentage" office:value="1.6734693877551021" table:formula="of:=([.BP16]-[.$BI16])/[.$BI16]" table:style-name="ce21">
            <text:p>167.35%</text:p>
          </table:table-cell>
          <table:table-cell office:value-type="percentage" office:value="1.7755102040816328" table:formula="of:=([.BQ16]-[.$BI16])/[.$BI16]" table:style-name="ce21">
            <text:p>177.55%</text:p>
          </table:table-cell>
          <table:table-cell office:value-type="percentage" office:value="2.0204081632653059" table:formula="of:=([.BR16]-[.$BI16])/[.$BI16]" table:style-name="ce21">
            <text:p>202.04%</text:p>
          </table:table-cell>
          <table:table-cell office:value-type="percentage" office:value="2.0408163265306123" table:formula="of:=([.BS16]-[.$BI16])/[.$BI16]" table:style-name="ce21">
            <text:p>204.08%</text:p>
          </table:table-cell>
          <table:table-cell office:value-type="percentage" office:value="2.0612244897959182" table:formula="of:=([.BT16]-[.$BI16])/[.$BI16]" table:style-name="ce21">
            <text:p>206.12%</text:p>
          </table:table-cell>
          <table:table-cell office:value-type="percentage" office:value="1.8775510204081631" table:formula="of:=([.BU16]-[.$BI16])/[.$BI16]" table:style-name="ce21">
            <text:p>187.76%</text:p>
          </table:table-cell>
          <table:table-cell office:value-type="percentage" office:value="1.8163265306122447" table:formula="of:=([.BV16]-[.$BI16])/[.$BI16]" table:style-name="ce21">
            <text:p>181.63%</text:p>
          </table:table-cell>
          <table:table-cell office:value-type="string" table:style-name="ce17">
            <text:p>BrettCross</text:p>
          </table:table-cell>
          <table:table-cell office:value-type="percentage" office:value="0.25251897860593514" table:formula="of:=([.S16]+[.AU16]+[.BW16])/3" table:style-name="ce22">
            <text:p>25.25%</text:p>
          </table:table-cell>
          <table:table-cell office:value-type="percentage" office:value="0.13505866114561774" table:formula="of:=([.T16]+[.AV16]+[.BX16])/3" table:style-name="ce22">
            <text:p>13.51%</text:p>
          </table:table-cell>
          <table:table-cell office:value-type="percentage" office:value="0.22349403529527753" table:formula="of:=([.U16]+[.AW16]+[.BY16])/3" table:style-name="ce22">
            <text:p>22.35%</text:p>
          </table:table-cell>
          <table:table-cell office:value-type="percentage" office:value="0.94462190673370794" table:formula="of:=([.V16]+[.AX16]+[.BZ16])/3" table:style-name="ce22">
            <text:p>94.46%</text:p>
          </table:table-cell>
          <table:table-cell office:value-type="percentage" office:value="1.1600611258996352" table:formula="of:=([.W16]+[.AY16]+[.CA16])/3" table:style-name="ce22">
            <text:p>116.01%</text:p>
          </table:table-cell>
          <table:table-cell office:value-type="percentage" office:value="0.68025239081139699" table:formula="of:=([.X16]+[.AZ16]+[.CB16])/3" table:style-name="ce22">
            <text:p>68.03%</text:p>
          </table:table-cell>
          <table:table-cell office:value-type="percentage" office:value="0.80130139012126589" table:formula="of:=([.Y16]+[.BA16]+[.CC16])/3" table:style-name="ce22">
            <text:p>80.13%</text:p>
          </table:table-cell>
          <table:table-cell office:value-type="percentage" office:value="0.8353149955634428" table:formula="of:=([.Z16]+[.BB16]+[.CD16])/3" table:style-name="ce22">
            <text:p>83.53%</text:p>
          </table:table-cell>
          <table:table-cell office:value-type="percentage" office:value="0.81404909790002955" table:formula="of:=([.AA16]+[.BC16]+[.CE16])/3" table:style-name="ce22">
            <text:p>81.40%</text:p>
          </table:table-cell>
          <table:table-cell office:value-type="percentage" office:value="0.7691609977324263" table:formula="of:=([.AB16]+[.BD16]+[.CF16])/3" table:style-name="ce22">
            <text:p>76.92%</text:p>
          </table:table-cell>
          <table:table-cell office:value-type="percentage" office:value="0.79818594104308394" table:formula="of:=([.AC16]+[.BE16]+[.CG16])/3" table:style-name="ce22">
            <text:p>79.82%</text:p>
          </table:table-cell>
          <table:table-cell office:value-type="percentage" office:value="0.84855565414571632" table:formula="of:=([.AD16]+[.BF16]+[.CH16])/3" table:style-name="ce22">
            <text:p>84.86%</text:p>
          </table:table-cell>
          <table:table-cell office:value-type="percentage" office:value="0.88032140392388813" table:formula="of:=([.AE16]+[.BG16]+[.CI16])/3" table:style-name="ce22">
            <text:p>88.03%</text:p>
          </table:table-cell>
          <table:table-cell table:number-columns-repeated="1628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7">
            <text:p>PamplonaTrader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17]-[.$E17])/[.$E17]" table:style-name="ce21">
            <text:p>15.88%</text:p>
          </table:table-cell>
          <table:table-cell office:value-type="percentage" office:value="0.42918454935622319" table:formula="of:=([.G17]-[.$E17])/[.$E17]" table:style-name="ce21">
            <text:p>42.92%</text:p>
          </table:table-cell>
          <table:table-cell office:value-type="percentage" office:value="0.40343347639484978" table:formula="of:=([.H17]-[.$E17])/[.$E17]" table:style-name="ce21">
            <text:p>40.34%</text:p>
          </table:table-cell>
          <table:table-cell office:value-type="percentage" office:value="0.55364806866952787" table:formula="of:=([.I17]-[.$E17])/[.$E17]" table:style-name="ce21">
            <text:p>55.36%</text:p>
          </table:table-cell>
          <table:table-cell office:value-type="percentage" office:value="0.44206008583690976" table:formula="of:=([.J17]-[.$E17])/[.$E17]" table:style-name="ce21">
            <text:p>44.21%</text:p>
          </table:table-cell>
          <table:table-cell office:value-type="percentage" office:value="0.67811158798283266" table:formula="of:=([.K17]-[.$E17])/[.$E17]" table:style-name="ce21">
            <text:p>67.81%</text:p>
          </table:table-cell>
          <table:table-cell office:value-type="percentage" office:value="0.72532188841201695" table:formula="of:=([.L17]-[.$E17])/[.$E17]" table:style-name="ce21">
            <text:p>72.53%</text:p>
          </table:table-cell>
          <table:table-cell office:value-type="percentage" office:value="0.66094420600858372" table:formula="of:=([.M17]-[.$E17])/[.$E17]" table:style-name="ce21">
            <text:p>66.09%</text:p>
          </table:table-cell>
          <table:table-cell office:value-type="percentage" office:value="0.53218884120171661" table:formula="of:=([.N17]-[.$E17])/[.$E17]" table:style-name="ce21">
            <text:p>53.22%</text:p>
          </table:table-cell>
          <table:table-cell office:value-type="percentage" office:value="0.42489270386266081" table:formula="of:=([.O17]-[.$E17])/[.$E17]" table:style-name="ce21">
            <text:p>42.49%</text:p>
          </table:table-cell>
          <table:table-cell office:value-type="percentage" office:value="0.51502145922746767" table:formula="of:=([.P17]-[.$E17])/[.$E17]" table:style-name="ce21">
            <text:p>51.50%</text:p>
          </table:table-cell>
          <table:table-cell office:value-type="percentage" office:value="0.34334763948497843" table:formula="of:=([.Q17]-[.$E17])/[.$E17]" table:style-name="ce21">
            <text:p>34.33%</text:p>
          </table:table-cell>
          <table:table-cell office:value-type="percentage" office:value="0.3519313304721029" table:formula="of:=([.R17]-[.$E17])/[.$E17]" table:style-name="ce21">
            <text:p>35.19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4.4444444444444363E-2" table:formula="of:=([.AH17]-[.$AG17])/[.$AG17]" table:style-name="ce21">
            <text:p>4.44%</text:p>
          </table:table-cell>
          <table:table-cell office:value-type="percentage" office:value="4.4444444444444363E-2" table:formula="of:=([.AI17]-[.$AG17])/[.$AG17]" table:style-name="ce21">
            <text:p>4.44%</text:p>
          </table:table-cell>
          <table:table-cell office:value-type="percentage" office:value="0.33333333333333326" table:formula="of:=([.AJ17]-[.$AG17])/[.$AG17]" table:style-name="ce21">
            <text:p>33.33%</text:p>
          </table:table-cell>
          <table:table-cell office:value-type="percentage" office:value="0.46666666666666667" table:formula="of:=([.AK17]-[.$AG17])/[.$AG17]" table:style-name="ce21">
            <text:p>46.67%</text:p>
          </table:table-cell>
          <table:table-cell office:value-type="percentage" office:value="0.35555555555555551" table:formula="of:=([.AL17]-[.$AG17])/[.$AG17]" table:style-name="ce21">
            <text:p>35.56%</text:p>
          </table:table-cell>
          <table:table-cell office:value-type="percentage" office:value="0.62222222222222212" table:formula="of:=([.AM17]-[.$AG17])/[.$AG17]" table:style-name="ce21">
            <text:p>62.22%</text:p>
          </table:table-cell>
          <table:table-cell office:value-type="percentage" office:value="0.59999999999999987" table:formula="of:=([.AN17]-[.$AG17])/[.$AG17]" table:style-name="ce21">
            <text:p>60.00%</text:p>
          </table:table-cell>
          <table:table-cell office:value-type="percentage" office:value="0.51111111111111118" table:formula="of:=([.AO17]-[.$AG17])/[.$AG17]" table:style-name="ce21">
            <text:p>51.11%</text:p>
          </table:table-cell>
          <table:table-cell office:value-type="percentage" office:value="0.46666666666666667" table:formula="of:=([.AP17]-[.$AG17])/[.$AG17]" table:style-name="ce21">
            <text:p>46.67%</text:p>
          </table:table-cell>
          <table:table-cell office:value-type="percentage" office:value="1.3111111111111113" table:formula="of:=([.AQ17]-[.$AG17])/[.$AG17]" table:style-name="ce21">
            <text:p>131.11%</text:p>
          </table:table-cell>
          <table:table-cell office:value-type="percentage" office:value="1.7555555555555555" table:formula="of:=([.AR17]-[.$AG17])/[.$AG17]" table:style-name="ce21">
            <text:p>175.56%</text:p>
          </table:table-cell>
          <table:table-cell office:value-type="percentage" office:value="1.3555555555555558" table:formula="of:=([.AS17]-[.$AG17])/[.$AG17]" table:style-name="ce21">
            <text:p>135.56%</text:p>
          </table:table-cell>
          <table:table-cell office:value-type="percentage" office:value="1.4888888888888892" table:formula="of:=([.AT17]-[.$AG17])/[.$AG17]" table:style-name="ce21">
            <text:p>148.89%</text:p>
          </table:table-cell>
          <table:table-cell office:value-type="string" table:style-name="ce18">
            <text:p>CIA.TO</text:p>
          </table:table-cell>
          <table:table-cell office:value-type="float" office:value="0.47" table:style-name="ce19">
            <text:p>0.47</text:p>
          </table:table-cell>
          <table:table-cell office:value-type="float" office:value="0.46500000000000002" table:style-name="ce20">
            <text:p>0.465</text:p>
          </table:table-cell>
          <table:table-cell office:value-type="float" office:value="0.75" table:style-name="ce20">
            <text:p>0.75</text:p>
          </table:table-cell>
          <table:table-cell office:value-type="float" office:value="0.94" table:style-name="ce20">
            <text:p>0.94</text:p>
          </table:table-cell>
          <table:table-cell office:value-type="float" office:value="1.1200000000000001" table:style-name="ce20">
            <text:p>1.12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1.23" table:style-name="ce20">
            <text:p>1.23</text:p>
          </table:table-cell>
          <table:table-cell office:value-type="float" office:value="1.31" table:style-name="ce20">
            <text:p>1.31</text:p>
          </table:table-cell>
          <table:table-cell office:value-type="float" office:value="1.1499999999999999" table:style-name="ce20">
            <text:p>1.15</text:p>
          </table:table-cell>
          <table:table-cell office:value-type="float" office:value="1.08" table:style-name="ce20">
            <text:p>1.08</text:p>
          </table:table-cell>
          <table:table-cell office:value-type="float" office:value="0.91" table:style-name="ce20">
            <text:p>0.91</text:p>
          </table:table-cell>
          <table:table-cell office:value-type="float" office:value="1.06" table:style-name="ce20">
            <text:p>1.06</text:p>
          </table:table-cell>
          <table:table-cell office:value-type="float" office:value="1" table:style-name="ce20">
            <text:p>1</text:p>
          </table:table-cell>
          <table:table-cell office:value-type="float" office:value="1.03" table:style-name="ce20">
            <text:p>1.03</text:p>
          </table:table-cell>
          <table:table-cell office:value-type="percentage" office:value="-1.0638297872340318E-2" table:formula="of:=([.BJ17]-[.$BI17])/[.$BI17]" table:style-name="ce21">
            <text:p>-1.06%</text:p>
          </table:table-cell>
          <table:table-cell office:value-type="percentage" office:value="0.59574468085106391" table:formula="of:=([.BK17]-[.$BI17])/[.$BI17]" table:style-name="ce21">
            <text:p>59.57%</text:p>
          </table:table-cell>
          <table:table-cell office:value-type="percentage" office:value="1" table:formula="of:=([.BL17]-[.$BI17])/[.$BI17]" table:style-name="ce21">
            <text:p>100.00%</text:p>
          </table:table-cell>
          <table:table-cell office:value-type="percentage" office:value="1.3829787234042556" table:formula="of:=([.BM17]-[.$BI17])/[.$BI17]" table:style-name="ce21">
            <text:p>138.30%</text:p>
          </table:table-cell>
          <table:table-cell office:value-type="percentage" office:value="1.425531914893617" table:formula="of:=([.BN17]-[.$BI17])/[.$BI17]" table:style-name="ce21">
            <text:p>142.55%</text:p>
          </table:table-cell>
          <table:table-cell office:value-type="percentage" office:value="1.6170212765957448" table:formula="of:=([.BO17]-[.$BI17])/[.$BI17]" table:style-name="ce21">
            <text:p>161.70%</text:p>
          </table:table-cell>
          <table:table-cell office:value-type="percentage" office:value="1.7872340425531918" table:formula="of:=([.BP17]-[.$BI17])/[.$BI17]" table:style-name="ce21">
            <text:p>178.72%</text:p>
          </table:table-cell>
          <table:table-cell office:value-type="percentage" office:value="1.4468085106382977" table:formula="of:=([.BQ17]-[.$BI17])/[.$BI17]" table:style-name="ce21">
            <text:p>144.68%</text:p>
          </table:table-cell>
          <table:table-cell office:value-type="percentage" office:value="1.2978723404255321" table:formula="of:=([.BR17]-[.$BI17])/[.$BI17]" table:style-name="ce21">
            <text:p>129.79%</text:p>
          </table:table-cell>
          <table:table-cell office:value-type="percentage" office:value="0.93617021276595758" table:formula="of:=([.BS17]-[.$BI17])/[.$BI17]" table:style-name="ce21">
            <text:p>93.62%</text:p>
          </table:table-cell>
          <table:table-cell office:value-type="percentage" office:value="1.2553191489361704" table:formula="of:=([.BT17]-[.$BI17])/[.$BI17]" table:style-name="ce21">
            <text:p>125.53%</text:p>
          </table:table-cell>
          <table:table-cell office:value-type="percentage" office:value="1.1276595744680853" table:formula="of:=([.BU17]-[.$BI17])/[.$BI17]" table:style-name="ce21">
            <text:p>112.77%</text:p>
          </table:table-cell>
          <table:table-cell office:value-type="percentage" office:value="1.1914893617021278" table:formula="of:=([.BV17]-[.$BI17])/[.$BI17]" table:style-name="ce21">
            <text:p>119.15%</text:p>
          </table:table-cell>
          <table:table-cell office:value-type="string" table:style-name="ce17">
            <text:p>PamplonaTrader</text:p>
          </table:table-cell>
          <table:table-cell office:value-type="percentage" office:value="6.4201476611302224E-2" table:formula="of:=([.S17]+[.AU17]+[.BW17])/3" table:style-name="ce22">
            <text:p>6.42%</text:p>
          </table:table-cell>
          <table:table-cell office:value-type="percentage" office:value="0.35645789155057717" table:formula="of:=([.T17]+[.AV17]+[.BX17])/3" table:style-name="ce22">
            <text:p>35.65%</text:p>
          </table:table-cell>
          <table:table-cell office:value-type="percentage" office:value="0.57892226990939433" table:formula="of:=([.U17]+[.AW17]+[.BY17])/3" table:style-name="ce22">
            <text:p>57.89%</text:p>
          </table:table-cell>
          <table:table-cell office:value-type="percentage" office:value="0.80109781958015003" table:formula="of:=([.V17]+[.AX17]+[.BZ17])/3" table:style-name="ce22">
            <text:p>80.11%</text:p>
          </table:table-cell>
          <table:table-cell office:value-type="percentage" office:value="0.74104918542869402" table:formula="of:=([.W17]+[.AY17]+[.CA17])/3" table:style-name="ce22">
            <text:p>74.10%</text:p>
          </table:table-cell>
          <table:table-cell office:value-type="percentage" office:value="0.97245169560026656" table:formula="of:=([.X17]+[.AZ17]+[.CB17])/3" table:style-name="ce22">
            <text:p>97.25%</text:p>
          </table:table-cell>
          <table:table-cell office:value-type="percentage" office:value="1.0375186436550694" table:formula="of:=([.Y17]+[.BA17]+[.CC17])/3" table:style-name="ce22">
            <text:p>103.75%</text:p>
          </table:table-cell>
          <table:table-cell office:value-type="percentage" office:value="0.87295460925266422" table:formula="of:=([.Z17]+[.BB17]+[.CD17])/3" table:style-name="ce22">
            <text:p>87.30%</text:p>
          </table:table-cell>
          <table:table-cell office:value-type="percentage" office:value="0.76557594943130514" table:formula="of:=([.AA17]+[.BC17]+[.CE17])/3" table:style-name="ce22">
            <text:p>76.56%</text:p>
          </table:table-cell>
          <table:table-cell office:value-type="percentage" office:value="0.89072467591324322" table:formula="of:=([.AB17]+[.BD17]+[.CF17])/3" table:style-name="ce22">
            <text:p>89.07%</text:p>
          </table:table-cell>
          <table:table-cell office:value-type="percentage" office:value="1.175298721239731" table:formula="of:=([.AC17]+[.BE17]+[.CG17])/3" table:style-name="ce22">
            <text:p>117.53%</text:p>
          </table:table-cell>
          <table:table-cell office:value-type="percentage" office:value="0.94218758983620654" table:formula="of:=([.AD17]+[.BF17]+[.CH17])/3" table:style-name="ce22">
            <text:p>94.22%</text:p>
          </table:table-cell>
          <table:table-cell office:value-type="percentage" office:value="1.0107698603543733" table:formula="of:=([.AE17]+[.BG17]+[.CI17])/3" table:style-name="ce22">
            <text:p>101.08%</text:p>
          </table:table-cell>
          <table:table-cell table:number-columns-repeated="1628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string" table:style-name="ce17">
            <text:p>Chatyak</text:p>
          </table:table-cell>
          <table:table-cell office:value-type="string" table:style-name="ce18">
            <text:p>BBB.V</text:p>
          </table:table-cell>
          <table:table-cell office:value-type="float" office:value="0.34499999999999997" table:style-name="ce19">
            <text:p>0.345</text:p>
          </table:table-cell>
          <table:table-cell office:value-type="float" office:value="0.48" table:style-name="ce20">
            <text:p>0.48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4" table:style-name="ce20">
            <text:p>0.4</text:p>
          </table:table-cell>
          <table:table-cell office:value-type="float" office:value="0.44" table:style-name="ce20">
            <text:p>0.44</text:p>
          </table:table-cell>
          <table:table-cell office:value-type="float" office:value="0.45" table:style-name="ce20">
            <text:p>0.45</text:p>
          </table:table-cell>
          <table:table-cell office:value-type="float" office:value="0.52" table:style-name="ce20">
            <text:p>0.52</text:p>
          </table:table-cell>
          <table:table-cell office:value-type="float" office:value="0.5" table:style-name="ce20">
            <text:p>0.5</text:p>
          </table:table-cell>
          <table:table-cell office:value-type="float" office:value="0.5" table:style-name="ce20">
            <text:p>0.5</text:p>
          </table:table-cell>
          <table:table-cell office:value-type="float" office:value="0.48" table:style-name="ce20">
            <text:p>0.48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52" table:style-name="ce20">
            <text:p>0.52</text:p>
          </table:table-cell>
          <table:table-cell office:value-type="percentage" office:value="0.39130434782608703" table:formula="of:=([.F18]-[.$E18])/[.$E18]" table:style-name="ce21">
            <text:p>39.13%</text:p>
          </table:table-cell>
          <table:table-cell office:value-type="percentage" office:value="0.28985507246376824" table:formula="of:=([.G18]-[.$E18])/[.$E18]" table:style-name="ce21">
            <text:p>28.99%</text:p>
          </table:table-cell>
          <table:table-cell office:value-type="percentage" office:value="0.13043478260869579" table:formula="of:=([.H18]-[.$E18])/[.$E18]" table:style-name="ce21">
            <text:p>13.04%</text:p>
          </table:table-cell>
          <table:table-cell office:value-type="percentage" office:value="0.18840579710144931" table:formula="of:=([.I18]-[.$E18])/[.$E18]" table:style-name="ce21">
            <text:p>18.84%</text:p>
          </table:table-cell>
          <table:table-cell office:value-type="percentage" office:value="0.15942028985507262" table:formula="of:=([.J18]-[.$E18])/[.$E18]" table:style-name="ce21">
            <text:p>15.94%</text:p>
          </table:table-cell>
          <table:table-cell office:value-type="percentage" office:value="0.27536231884057982" table:formula="of:=([.K18]-[.$E18])/[.$E18]" table:style-name="ce21">
            <text:p>27.54%</text:p>
          </table:table-cell>
          <table:table-cell office:value-type="percentage" office:value="0.30434782608695665" table:formula="of:=([.L18]-[.$E18])/[.$E18]" table:style-name="ce21">
            <text:p>30.43%</text:p>
          </table:table-cell>
          <table:table-cell office:value-type="percentage" office:value="0.50724637681159435" table:formula="of:=([.M18]-[.$E18])/[.$E18]" table:style-name="ce21">
            <text:p>50.72%</text:p>
          </table:table-cell>
          <table:table-cell office:value-type="percentage" office:value="0.44927536231884069" table:formula="of:=([.N18]-[.$E18])/[.$E18]" table:style-name="ce21">
            <text:p>44.93%</text:p>
          </table:table-cell>
          <table:table-cell office:value-type="percentage" office:value="0.44927536231884069" table:formula="of:=([.O18]-[.$E18])/[.$E18]" table:style-name="ce21">
            <text:p>44.93%</text:p>
          </table:table-cell>
          <table:table-cell office:value-type="percentage" office:value="0.39130434782608703" table:formula="of:=([.P18]-[.$E18])/[.$E18]" table:style-name="ce21">
            <text:p>39.13%</text:p>
          </table:table-cell>
          <table:table-cell office:value-type="percentage" office:value="0.37681159420289861" table:formula="of:=([.Q18]-[.$E18])/[.$E18]" table:style-name="ce21">
            <text:p>37.68%</text:p>
          </table:table-cell>
          <table:table-cell office:value-type="percentage" office:value="0.50724637681159435" table:formula="of:=([.R18]-[.$E18])/[.$E18]" table:style-name="ce21">
            <text:p>50.72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18]-[.$AG18])/[.$AG18]" table:style-name="ce21">
            <text:p>-5.41%</text:p>
          </table:table-cell>
          <table:table-cell office:value-type="percentage" office:value="-5.4054054054054106E-2" table:formula="of:=([.AI18]-[.$AG18])/[.$AG18]" table:style-name="ce21">
            <text:p>-5.41%</text:p>
          </table:table-cell>
          <table:table-cell office:value-type="percentage" office:value="2.7027027027027053E-2" table:formula="of:=([.AJ18]-[.$AG18])/[.$AG18]" table:style-name="ce21">
            <text:p>2.70%</text:p>
          </table:table-cell>
          <table:table-cell office:value-type="percentage" office:value="0.16216216216216217" table:formula="of:=([.AK18]-[.$AG18])/[.$AG18]" table:style-name="ce21">
            <text:p>16.22%</text:p>
          </table:table-cell>
          <table:table-cell office:value-type="percentage" office:value="0.1891891891891892" table:formula="of:=([.AL18]-[.$AG18])/[.$AG18]" table:style-name="ce21">
            <text:p>18.92%</text:p>
          </table:table-cell>
          <table:table-cell office:value-type="percentage" office:value="0.27027027027027023" table:formula="of:=([.AM18]-[.$AG18])/[.$AG18]" table:style-name="ce21">
            <text:p>27.03%</text:p>
          </table:table-cell>
          <table:table-cell office:value-type="percentage" office:value="0.48648648648648662" table:formula="of:=([.AN18]-[.$AG18])/[.$AG18]" table:style-name="ce21">
            <text:p>48.65%</text:p>
          </table:table-cell>
          <table:table-cell office:value-type="percentage" office:value="0.29729729729729726" table:formula="of:=([.AO18]-[.$AG18])/[.$AG18]" table:style-name="ce21">
            <text:p>29.73%</text:p>
          </table:table-cell>
          <table:table-cell office:value-type="percentage" office:value="0.21621621621621626" table:formula="of:=([.AP18]-[.$AG18])/[.$AG18]" table:style-name="ce21">
            <text:p>21.62%</text:p>
          </table:table-cell>
          <table:table-cell office:value-type="percentage" office:value="5.4054054054054106E-2" table:formula="of:=([.AQ18]-[.$AG18])/[.$AG18]" table:style-name="ce21">
            <text:p>5.41%</text:p>
          </table:table-cell>
          <table:table-cell office:value-type="percentage" office:value="0.24324324324324331" table:formula="of:=([.AR18]-[.$AG18])/[.$AG18]" table:style-name="ce21">
            <text:p>24.32%</text:p>
          </table:table-cell>
          <table:table-cell office:value-type="percentage" office:value="0.21621621621621626" table:formula="of:=([.AS18]-[.$AG18])/[.$AG18]" table:style-name="ce21">
            <text:p>21.62%</text:p>
          </table:table-cell>
          <table:table-cell office:value-type="percentage" office:value="0.21621621621621626" table:formula="of:=([.AT18]-[.$AG18])/[.$AG18]" table:style-name="ce21">
            <text:p>21.62%</text:p>
          </table:table-cell>
          <table:table-cell office:value-type="string" table:style-name="ce18">
            <text:p>DXD.V</text:p>
          </table:table-cell>
          <table:table-cell office:value-type="float" office:value="0.91" table:style-name="ce19">
            <text:p>0.91</text:p>
          </table:table-cell>
          <table:table-cell office:value-type="float" office:value="0.74" table:style-name="ce20">
            <text:p>0.74</text:p>
          </table:table-cell>
          <table:table-cell office:value-type="float" office:value="0.85" table:style-name="ce20">
            <text:p>0.85</text:p>
          </table:table-cell>
          <table:table-cell office:value-type="float" office:value="0.84" table:style-name="ce20">
            <text:p>0.84</text:p>
          </table:table-cell>
          <table:table-cell office:value-type="float" office:value="0.84" table:style-name="ce20">
            <text:p>0.84</text:p>
          </table:table-cell>
          <table:table-cell office:value-type="float" office:value="0.78" table:style-name="ce20">
            <text:p>0.78</text:p>
          </table:table-cell>
          <table:table-cell office:value-type="float" office:value="0.78" table:style-name="ce20">
            <text:p>0.78</text:p>
          </table:table-cell>
          <table:table-cell office:value-type="float" office:value="0.88" table:style-name="ce20">
            <text:p>0.88</text:p>
          </table:table-cell>
          <table:table-cell office:value-type="float" office:value="0.82" table:style-name="ce20">
            <text:p>0.82</text:p>
          </table:table-cell>
          <table:table-cell office:value-type="float" office:value="0.73" table:style-name="ce20">
            <text:p>0.73</text:p>
          </table:table-cell>
          <table:table-cell office:value-type="float" office:value="0.74" table:style-name="ce20">
            <text:p>0.74</text:p>
          </table:table-cell>
          <table:table-cell office:value-type="float" office:value="0.68" table:style-name="ce20">
            <text:p>0.68</text:p>
          </table:table-cell>
          <table:table-cell office:value-type="float" office:value="0.72" table:style-name="ce20">
            <text:p>0.72</text:p>
          </table:table-cell>
          <table:table-cell office:value-type="float" office:value="0.7" table:style-name="ce20">
            <text:p>0.7</text:p>
          </table:table-cell>
          <table:table-cell office:value-type="percentage" office:value="-0.18681318681318684" table:formula="of:=([.BJ18]-[.$BI18])/[.$BI18]" table:style-name="ce21">
            <text:p>-18.68%</text:p>
          </table:table-cell>
          <table:table-cell office:value-type="percentage" office:value="-6.5934065934065991E-2" table:formula="of:=([.BK18]-[.$BI18])/[.$BI18]" table:style-name="ce21">
            <text:p>-6.59%</text:p>
          </table:table-cell>
          <table:table-cell office:value-type="percentage" office:value="-7.6923076923076983E-2" table:formula="of:=([.BL18]-[.$BI18])/[.$BI18]" table:style-name="ce21">
            <text:p>-7.69%</text:p>
          </table:table-cell>
          <table:table-cell office:value-type="percentage" office:value="-7.6923076923076983E-2" table:formula="of:=([.BM18]-[.$BI18])/[.$BI18]" table:style-name="ce21">
            <text:p>-7.69%</text:p>
          </table:table-cell>
          <table:table-cell office:value-type="percentage" office:value="-0.14285714285714285" table:formula="of:=([.BN18]-[.$BI18])/[.$BI18]" table:style-name="ce21">
            <text:p>-14.29%</text:p>
          </table:table-cell>
          <table:table-cell office:value-type="percentage" office:value="-0.14285714285714285" table:formula="of:=([.BO18]-[.$BI18])/[.$BI18]" table:style-name="ce21">
            <text:p>-14.29%</text:p>
          </table:table-cell>
          <table:table-cell office:value-type="percentage" office:value="-3.2967032967032996E-2" table:formula="of:=([.BP18]-[.$BI18])/[.$BI18]" table:style-name="ce21">
            <text:p>-3.30%</text:p>
          </table:table-cell>
          <table:table-cell office:value-type="percentage" office:value="-9.890109890109898E-2" table:formula="of:=([.BQ18]-[.$BI18])/[.$BI18]" table:style-name="ce21">
            <text:p>-9.89%</text:p>
          </table:table-cell>
          <table:table-cell office:value-type="percentage" office:value="-0.19780219780219785" table:formula="of:=([.BR18]-[.$BI18])/[.$BI18]" table:style-name="ce21">
            <text:p>-19.78%</text:p>
          </table:table-cell>
          <table:table-cell office:value-type="percentage" office:value="-0.18681318681318684" table:formula="of:=([.BS18]-[.$BI18])/[.$BI18]" table:style-name="ce21">
            <text:p>-18.68%</text:p>
          </table:table-cell>
          <table:table-cell office:value-type="percentage" office:value="-0.25274725274725274" table:formula="of:=([.BT18]-[.$BI18])/[.$BI18]" table:style-name="ce21">
            <text:p>-25.27%</text:p>
          </table:table-cell>
          <table:table-cell office:value-type="percentage" office:value="-0.20879120879120885" table:formula="of:=([.BU18]-[.$BI18])/[.$BI18]" table:style-name="ce21">
            <text:p>-20.88%</text:p>
          </table:table-cell>
          <table:table-cell office:value-type="percentage" office:value="-0.23076923076923084" table:formula="of:=([.BV18]-[.$BI18])/[.$BI18]" table:style-name="ce21">
            <text:p>-23.08%</text:p>
          </table:table-cell>
          <table:table-cell office:value-type="string" table:style-name="ce17">
            <text:p>Chatyak</text:p>
          </table:table-cell>
          <table:table-cell office:value-type="percentage" office:value="5.0145702319615355E-2" table:formula="of:=([.S18]+[.AU18]+[.BW18])/3" table:style-name="ce22">
            <text:p>5.01%</text:p>
          </table:table-cell>
          <table:table-cell office:value-type="percentage" office:value="5.6622317491882714E-2" table:formula="of:=([.T18]+[.AV18]+[.BX18])/3" table:style-name="ce22">
            <text:p>5.66%</text:p>
          </table:table-cell>
          <table:table-cell office:value-type="percentage" office:value="2.6846244237548621E-2" table:formula="of:=([.U18]+[.AW18]+[.BY18])/3" table:style-name="ce22">
            <text:p>2.68%</text:p>
          </table:table-cell>
          <table:table-cell office:value-type="percentage" office:value="9.121496078017817E-2" table:formula="of:=([.V18]+[.AX18]+[.BZ18])/3" table:style-name="ce22">
            <text:p>9.12%</text:p>
          </table:table-cell>
          <table:table-cell office:value-type="percentage" office:value="6.8584112062372984E-2" table:formula="of:=([.W18]+[.AY18]+[.CA18])/3" table:style-name="ce22">
            <text:p>6.86%</text:p>
          </table:table-cell>
          <table:table-cell office:value-type="percentage" office:value="0.13425848208456906" table:formula="of:=([.X18]+[.AZ18]+[.CB18])/3" table:style-name="ce22">
            <text:p>13.43%</text:p>
          </table:table-cell>
          <table:table-cell office:value-type="percentage" office:value="0.25262242653547012" table:formula="of:=([.Y18]+[.BA18]+[.CC18])/3" table:style-name="ce22">
            <text:p>25.26%</text:p>
          </table:table-cell>
          <table:table-cell office:value-type="percentage" office:value="0.23521419173593086" table:formula="of:=([.Z18]+[.BB18]+[.CD18])/3" table:style-name="ce22">
            <text:p>23.52%</text:p>
          </table:table-cell>
          <table:table-cell office:value-type="percentage" office:value="0.15589646024428636" table:formula="of:=([.AA18]+[.BC18]+[.CE18])/3" table:style-name="ce22">
            <text:p>15.59%</text:p>
          </table:table-cell>
          <table:table-cell office:value-type="percentage" office:value="0.10550540985323598" table:formula="of:=([.AB18]+[.BD18]+[.CF18])/3" table:style-name="ce22">
            <text:p>10.55%</text:p>
          </table:table-cell>
          <table:table-cell office:value-type="percentage" office:value="0.12726677944069253" table:formula="of:=([.AC18]+[.BE18]+[.CG18])/3" table:style-name="ce22">
            <text:p>12.73%</text:p>
          </table:table-cell>
          <table:table-cell office:value-type="percentage" office:value="0.12807886720930203" table:formula="of:=([.AD18]+[.BF18]+[.CH18])/3" table:style-name="ce22">
            <text:p>12.81%</text:p>
          </table:table-cell>
          <table:table-cell office:value-type="percentage" office:value="0.16423112075285992" table:formula="of:=([.AE18]+[.BG18]+[.CI18])/3" table:style-name="ce22">
            <text:p>16.42%</text:p>
          </table:table-cell>
          <table:table-cell table:number-columns-repeated="1628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string" table:style-name="ce17">
            <text:p>Dutch_patience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19]-[.$E19])/[.$E19]" table:style-name="ce21">
            <text:p>-5.26%</text:p>
          </table:table-cell>
          <table:table-cell office:value-type="percentage" office:value="-0.10526315789473675" table:formula="of:=([.G19]-[.$E19])/[.$E19]" table:style-name="ce21">
            <text:p>-10.53%</text:p>
          </table:table-cell>
          <table:table-cell office:value-type="percentage" office:value="-0.10526315789473675" table:formula="of:=([.H19]-[.$E19])/[.$E19]" table:style-name="ce21">
            <text:p>-10.53%</text:p>
          </table:table-cell>
          <table:table-cell office:value-type="percentage" office:value="0" table:formula="of:=([.I19]-[.$E19])/[.$E19]" table:style-name="ce21">
            <text:p>0.00%</text:p>
          </table:table-cell>
          <table:table-cell office:value-type="percentage" office:value="0" table:formula="of:=([.J19]-[.$E19])/[.$E19]" table:style-name="ce21">
            <text:p>0.00%</text:p>
          </table:table-cell>
          <table:table-cell office:value-type="percentage" office:value="-8.7719298245613919E-2" table:formula="of:=([.K19]-[.$E19])/[.$E19]" table:style-name="ce21">
            <text:p>-8.77%</text:p>
          </table:table-cell>
          <table:table-cell office:value-type="percentage" office:value="-0.10526315789473675" table:formula="of:=([.L19]-[.$E19])/[.$E19]" table:style-name="ce21">
            <text:p>-10.53%</text:p>
          </table:table-cell>
          <table:table-cell office:value-type="percentage" office:value="-0.12280701754385957" table:formula="of:=([.M19]-[.$E19])/[.$E19]" table:style-name="ce21">
            <text:p>-12.28%</text:p>
          </table:table-cell>
          <table:table-cell office:value-type="percentage" office:value="-0.15789473684210523" table:formula="of:=([.N19]-[.$E19])/[.$E19]" table:style-name="ce21">
            <text:p>-15.79%</text:p>
          </table:table-cell>
          <table:table-cell office:value-type="percentage" office:value="-0.26315789473684209" table:formula="of:=([.O19]-[.$E19])/[.$E19]" table:style-name="ce21">
            <text:p>-26.32%</text:p>
          </table:table-cell>
          <table:table-cell office:value-type="percentage" office:value="-0.17543859649122803" table:formula="of:=([.P19]-[.$E19])/[.$E19]" table:style-name="ce21">
            <text:p>-17.54%</text:p>
          </table:table-cell>
          <table:table-cell office:value-type="percentage" office:value="-0.17543859649122803" table:formula="of:=([.Q19]-[.$E19])/[.$E19]" table:style-name="ce21">
            <text:p>-17.54%</text:p>
          </table:table-cell>
          <table:table-cell office:value-type="percentage" office:value="-7.0175438596491099E-2" table:formula="of:=([.R19]-[.$E19])/[.$E19]" table:style-name="ce21">
            <text:p>-7.02%</text:p>
          </table:table-cell>
          <table:table-cell office:value-type="string" table:style-name="ce18">
            <text:p>HPQ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45" table:style-name="ce20">
            <text:p>0.245</text:p>
          </table:table-cell>
          <table:table-cell office:value-type="float" office:value="0.22" table:style-name="ce20">
            <text:p>0.22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percentage" office:value="0.10714285714285703" table:formula="of:=([.AH19]-[.$AG19])/[.$AG19]" table:style-name="ce21">
            <text:p>10.71%</text:p>
          </table:table-cell>
          <table:table-cell office:value-type="percentage" office:value="0.10714285714285703" table:formula="of:=([.AI19]-[.$AG19])/[.$AG19]" table:style-name="ce21">
            <text:p>10.71%</text:p>
          </table:table-cell>
          <table:table-cell office:value-type="percentage" office:value="0.10714285714285703" table:formula="of:=([.AJ19]-[.$AG19])/[.$AG19]" table:style-name="ce21">
            <text:p>10.71%</text:p>
          </table:table-cell>
          <table:table-cell office:value-type="percentage" office:value="0.17857142857142852" table:formula="of:=([.AK19]-[.$AG19])/[.$AG19]" table:style-name="ce21">
            <text:p>17.86%</text:p>
          </table:table-cell>
          <table:table-cell office:value-type="percentage" office:value="0.32142857142857129" table:formula="of:=([.AL19]-[.$AG19])/[.$AG19]" table:style-name="ce21">
            <text:p>32.14%</text:p>
          </table:table-cell>
          <table:table-cell office:value-type="percentage" office:value="0.21428571428571425" table:formula="of:=([.AM19]-[.$AG19])/[.$AG19]" table:style-name="ce21">
            <text:p>21.43%</text:p>
          </table:table-cell>
          <table:table-cell office:value-type="percentage" office:value="0.32142857142857129" table:formula="of:=([.AN19]-[.$AG19])/[.$AG19]" table:style-name="ce21">
            <text:p>32.14%</text:p>
          </table:table-cell>
          <table:table-cell office:value-type="percentage" office:value="0.35714285714285704" table:formula="of:=([.AO19]-[.$AG19])/[.$AG19]" table:style-name="ce21">
            <text:p>35.71%</text:p>
          </table:table-cell>
          <table:table-cell office:value-type="percentage" office:value="0.49999999999999978" table:formula="of:=([.AP19]-[.$AG19])/[.$AG19]" table:style-name="ce21">
            <text:p>50.00%</text:p>
          </table:table-cell>
          <table:table-cell office:value-type="percentage" office:value="0.74999999999999978" table:formula="of:=([.AQ19]-[.$AG19])/[.$AG19]" table:style-name="ce21">
            <text:p>75.00%</text:p>
          </table:table-cell>
          <table:table-cell office:value-type="percentage" office:value="0.57142857142857129" table:formula="of:=([.AR19]-[.$AG19])/[.$AG19]" table:style-name="ce21">
            <text:p>57.14%</text:p>
          </table:table-cell>
          <table:table-cell office:value-type="percentage" office:value="0.57142857142857129" table:formula="of:=([.AS19]-[.$AG19])/[.$AG19]" table:style-name="ce21">
            <text:p>57.14%</text:p>
          </table:table-cell>
          <table:table-cell office:value-type="percentage" office:value="0.49999999999999978" table:formula="of:=([.AT19]-[.$AG19])/[.$AG19]" table:style-name="ce21">
            <text:p>50.00%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BJ19]-[.$BI19])/[.$BI19]" table:style-name="ce21">
            <text:p>4.35%</text:p>
          </table:table-cell>
          <table:table-cell office:value-type="percentage" office:value="0.19565217391304351" table:formula="of:=([.BK19]-[.$BI19])/[.$BI19]" table:style-name="ce21">
            <text:p>19.57%</text:p>
          </table:table-cell>
          <table:table-cell office:value-type="percentage" office:value="0.19565217391304351" table:formula="of:=([.BL19]-[.$BI19])/[.$BI19]" table:style-name="ce21">
            <text:p>19.57%</text:p>
          </table:table-cell>
          <table:table-cell office:value-type="percentage" office:value="0.10869565217391301" table:formula="of:=([.BM19]-[.$BI19])/[.$BI19]" table:style-name="ce21">
            <text:p>10.87%</text:p>
          </table:table-cell>
          <table:table-cell office:value-type="percentage" office:value="6.5217391304347755E-2" table:formula="of:=([.BN19]-[.$BI19])/[.$BI19]" table:style-name="ce21">
            <text:p>6.52%</text:p>
          </table:table-cell>
          <table:table-cell office:value-type="percentage" office:value="4.3478260869565133E-2" table:formula="of:=([.BO19]-[.$BI19])/[.$BI19]" table:style-name="ce21">
            <text:p>4.35%</text:p>
          </table:table-cell>
          <table:table-cell office:value-type="percentage" office:value="0.13043478260869565" table:formula="of:=([.BP19]-[.$BI19])/[.$BI19]" table:style-name="ce21">
            <text:p>13.04%</text:p>
          </table:table-cell>
          <table:table-cell office:value-type="percentage" office:value="0.13043478260869565" table:formula="of:=([.BQ19]-[.$BI19])/[.$BI19]" table:style-name="ce21">
            <text:p>13.04%</text:p>
          </table:table-cell>
          <table:table-cell office:value-type="percentage" office:value="2.1739130434782507E-2" table:formula="of:=([.BR19]-[.$BI19])/[.$BI19]" table:style-name="ce21">
            <text:p>2.17%</text:p>
          </table:table-cell>
          <table:table-cell office:value-type="percentage" office:value="0" table:formula="of:=([.BS19]-[.$BI19])/[.$BI19]" table:style-name="ce21">
            <text:p>0.00%</text:p>
          </table:table-cell>
          <table:table-cell office:value-type="percentage" office:value="0" table:formula="of:=([.BT19]-[.$BI19])/[.$BI19]" table:style-name="ce21">
            <text:p>0.00%</text:p>
          </table:table-cell>
          <table:table-cell office:value-type="percentage" office:value="-6.521739130434788E-2" table:formula="of:=([.BU19]-[.$BI19])/[.$BI19]" table:style-name="ce21">
            <text:p>-6.52%</text:p>
          </table:table-cell>
          <table:table-cell office:value-type="percentage" office:value="-0.10869565217391314" table:formula="of:=([.BV19]-[.$BI19])/[.$BI19]" table:style-name="ce21">
            <text:p>-10.87%</text:p>
          </table:table-cell>
          <table:table-cell office:value-type="string" table:style-name="ce17">
            <text:p>Dutch_patience</text:p>
          </table:table-cell>
          <table:table-cell office:value-type="percentage" office:value="3.2663179688351293E-2" table:formula="of:=([.S19]+[.AU19]+[.BW19])/3" table:style-name="ce22">
            <text:p>3.27%</text:p>
          </table:table-cell>
          <table:table-cell office:value-type="percentage" office:value="6.5843957720387924E-2" table:formula="of:=([.T19]+[.AV19]+[.BX19])/3" table:style-name="ce22">
            <text:p>6.58%</text:p>
          </table:table-cell>
          <table:table-cell office:value-type="percentage" office:value="6.5843957720387924E-2" table:formula="of:=([.U19]+[.AW19]+[.BY19])/3" table:style-name="ce22">
            <text:p>6.58%</text:p>
          </table:table-cell>
          <table:table-cell office:value-type="percentage" office:value="9.5755693581780502E-2" table:formula="of:=([.V19]+[.AX19]+[.BZ19])/3" table:style-name="ce22">
            <text:p>9.58%</text:p>
          </table:table-cell>
          <table:table-cell office:value-type="percentage" office:value="0.12888198757763969" table:formula="of:=([.W19]+[.AY19]+[.CA19])/3" table:style-name="ce22">
            <text:p>12.89%</text:p>
          </table:table-cell>
          <table:table-cell office:value-type="percentage" office:value="5.6681558969888489E-2" table:formula="of:=([.X19]+[.AZ19]+[.CB19])/3" table:style-name="ce22">
            <text:p>5.67%</text:p>
          </table:table-cell>
          <table:table-cell office:value-type="percentage" office:value="0.11553339871417673" table:formula="of:=([.Y19]+[.BA19]+[.CC19])/3" table:style-name="ce22">
            <text:p>11.55%</text:p>
          </table:table-cell>
          <table:table-cell office:value-type="percentage" office:value="0.12159020740256436" table:formula="of:=([.Z19]+[.BB19]+[.CD19])/3" table:style-name="ce22">
            <text:p>12.16%</text:p>
          </table:table-cell>
          <table:table-cell office:value-type="percentage" office:value="0.12128146453089235" table:formula="of:=([.AA19]+[.BC19]+[.CE19])/3" table:style-name="ce22">
            <text:p>12.13%</text:p>
          </table:table-cell>
          <table:table-cell office:value-type="percentage" office:value="0.16228070175438589" table:formula="of:=([.AB19]+[.BD19]+[.CF19])/3" table:style-name="ce22">
            <text:p>16.23%</text:p>
          </table:table-cell>
          <table:table-cell office:value-type="percentage" office:value="0.13199665831244775" table:formula="of:=([.AC19]+[.BE19]+[.CG19])/3" table:style-name="ce22">
            <text:p>13.20%</text:p>
          </table:table-cell>
          <table:table-cell office:value-type="percentage" office:value="0.11025752787766512" table:formula="of:=([.AD19]+[.BF19]+[.CH19])/3" table:style-name="ce22">
            <text:p>11.03%</text:p>
          </table:table-cell>
          <table:table-cell office:value-type="percentage" office:value="0.1070429697431985" table:formula="of:=([.AE19]+[.BG19]+[.CI19])/3" table:style-name="ce22">
            <text:p>10.70%</text:p>
          </table:table-cell>
          <table:table-cell table:number-columns-repeated="1628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2" table:style-name="ce1">
            <text:p>102</text:p>
          </table:table-cell>
          <table:table-cell office:value-type="string" table:style-name="ce17">
            <text:p>Daniel</text:p>
          </table:table-cell>
          <table:table-cell office:value-type="string" table:style-name="ce18">
            <text:p>CEM.V</text:p>
          </table:table-cell>
          <table:table-cell office:value-type="float" office:value="0.115" table:style-name="ce19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000000000000001" table:style-name="ce20">
            <text:p>0.14</text:p>
          </table:table-cell>
          <table:table-cell office:value-type="percentage" office:value="0.13043478260869565" table:formula="of:=([.F20]-[.$E20])/[.$E20]" table:style-name="ce21">
            <text:p>13.04%</text:p>
          </table:table-cell>
          <table:table-cell office:value-type="percentage" office:value="0.13043478260869565" table:formula="of:=([.G20]-[.$E20])/[.$E20]" table:style-name="ce21">
            <text:p>13.04%</text:p>
          </table:table-cell>
          <table:table-cell office:value-type="percentage" office:value="0.17391304347826089" table:formula="of:=([.H20]-[.$E20])/[.$E20]" table:style-name="ce21">
            <text:p>17.39%</text:p>
          </table:table-cell>
          <table:table-cell office:value-type="percentage" office:value="0.21739130434782614" table:formula="of:=([.I20]-[.$E20])/[.$E20]" table:style-name="ce21">
            <text:p>21.74%</text:p>
          </table:table-cell>
          <table:table-cell office:value-type="percentage" office:value="0.26086956521739119" table:formula="of:=([.J20]-[.$E20])/[.$E20]" table:style-name="ce21">
            <text:p>26.09%</text:p>
          </table:table-cell>
          <table:table-cell office:value-type="percentage" office:value="0.21739130434782614" table:formula="of:=([.K20]-[.$E20])/[.$E20]" table:style-name="ce21">
            <text:p>21.74%</text:p>
          </table:table-cell>
          <table:table-cell office:value-type="percentage" office:value="0.17391304347826089" table:formula="of:=([.L20]-[.$E20])/[.$E20]" table:style-name="ce21">
            <text:p>17.39%</text:p>
          </table:table-cell>
          <table:table-cell office:value-type="percentage" office:value="4.3478260869565133E-2" table:formula="of:=([.M20]-[.$E20])/[.$E20]" table:style-name="ce21">
            <text:p>4.35%</text:p>
          </table:table-cell>
          <table:table-cell office:value-type="percentage" office:value="8.6956521739130391E-2" table:formula="of:=([.N20]-[.$E20])/[.$E20]" table:style-name="ce21">
            <text:p>8.70%</text:p>
          </table:table-cell>
          <table:table-cell office:value-type="percentage" office:value="0.13043478260869565" table:formula="of:=([.O20]-[.$E20])/[.$E20]" table:style-name="ce21">
            <text:p>13.04%</text:p>
          </table:table-cell>
          <table:table-cell office:value-type="percentage" office:value="0.17391304347826089" table:formula="of:=([.P20]-[.$E20])/[.$E20]" table:style-name="ce21">
            <text:p>17.39%</text:p>
          </table:table-cell>
          <table:table-cell office:value-type="percentage" office:value="0.17391304347826089" table:formula="of:=([.Q20]-[.$E20])/[.$E20]" table:style-name="ce21">
            <text:p>17.39%</text:p>
          </table:table-cell>
          <table:table-cell office:value-type="percentage" office:value="0.21739130434782614" table:formula="of:=([.R20]-[.$E20])/[.$E20]" table:style-name="ce21">
            <text:p>21.74%</text:p>
          </table:table-cell>
          <table:table-cell office:value-type="string" table:style-name="ce18">
            <text:p>EFR.TO</text:p>
          </table:table-cell>
          <table:table-cell office:value-type="float" office:value="2.21" table:style-name="ce19">
            <text:p>2.21</text:p>
          </table:table-cell>
          <table:table-cell office:value-type="float" office:value="2.98" table:style-name="ce20">
            <text:p>2.98</text:p>
          </table:table-cell>
          <table:table-cell office:value-type="float" office:value="2.98" table:style-name="ce20">
            <text:p>2.98</text:p>
          </table:table-cell>
          <table:table-cell office:value-type="float" office:value="2.92" table:style-name="ce20">
            <text:p>2.92</text:p>
          </table:table-cell>
          <table:table-cell office:value-type="float" office:value="2.95" table:style-name="ce20">
            <text:p>2.95</text:p>
          </table:table-cell>
          <table:table-cell office:value-type="float" office:value="2.72" table:style-name="ce20">
            <text:p>2.72</text:p>
          </table:table-cell>
          <table:table-cell office:value-type="float" office:value="3.17" table:style-name="ce20">
            <text:p>3.17</text:p>
          </table:table-cell>
          <table:table-cell office:value-type="float" office:value="3.12" table:style-name="ce20">
            <text:p>3.12</text:p>
          </table:table-cell>
          <table:table-cell office:value-type="float" office:value="2.85" table:style-name="ce20">
            <text:p>2.85</text:p>
          </table:table-cell>
          <table:table-cell office:value-type="float" office:value="2.67" table:style-name="ce20">
            <text:p>2.67</text:p>
          </table:table-cell>
          <table:table-cell office:value-type="float" office:value="2.66" table:style-name="ce20">
            <text:p>2.66</text:p>
          </table:table-cell>
          <table:table-cell office:value-type="float" office:value="2.96" table:style-name="ce20">
            <text:p>2.96</text:p>
          </table:table-cell>
          <table:table-cell office:value-type="float" office:value="2.72" table:style-name="ce20">
            <text:p>2.72</text:p>
          </table:table-cell>
          <table:table-cell office:value-type="float" office:value="2.87" table:style-name="ce20">
            <text:p>2.87</text:p>
          </table:table-cell>
          <table:table-cell office:value-type="percentage" office:value="0.34841628959276022" table:formula="of:=([.AH20]-[.$AG20])/[.$AG20]" table:style-name="ce21">
            <text:p>34.84%</text:p>
          </table:table-cell>
          <table:table-cell office:value-type="percentage" office:value="0.34841628959276022" table:formula="of:=([.AI20]-[.$AG20])/[.$AG20]" table:style-name="ce21">
            <text:p>34.84%</text:p>
          </table:table-cell>
          <table:table-cell office:value-type="percentage" office:value="0.32126696832579182" table:formula="of:=([.AJ20]-[.$AG20])/[.$AG20]" table:style-name="ce21">
            <text:p>32.13%</text:p>
          </table:table-cell>
          <table:table-cell office:value-type="percentage" office:value="0.33484162895927611" table:formula="of:=([.AK20]-[.$AG20])/[.$AG20]" table:style-name="ce21">
            <text:p>33.48%</text:p>
          </table:table-cell>
          <table:table-cell office:value-type="percentage" office:value="0.23076923076923087" table:formula="of:=([.AL20]-[.$AG20])/[.$AG20]" table:style-name="ce21">
            <text:p>23.08%</text:p>
          </table:table-cell>
          <table:table-cell office:value-type="percentage" office:value="0.43438914027149322" table:formula="of:=([.AM20]-[.$AG20])/[.$AG20]" table:style-name="ce21">
            <text:p>43.44%</text:p>
          </table:table-cell>
          <table:table-cell office:value-type="percentage" office:value="0.41176470588235303" table:formula="of:=([.AN20]-[.$AG20])/[.$AG20]" table:style-name="ce21">
            <text:p>41.18%</text:p>
          </table:table-cell>
          <table:table-cell office:value-type="percentage" office:value="0.28959276018099556" table:formula="of:=([.AO20]-[.$AG20])/[.$AG20]" table:style-name="ce21">
            <text:p>28.96%</text:p>
          </table:table-cell>
          <table:table-cell office:value-type="percentage" office:value="0.20814479638009048" table:formula="of:=([.AP20]-[.$AG20])/[.$AG20]" table:style-name="ce21">
            <text:p>20.81%</text:p>
          </table:table-cell>
          <table:table-cell office:value-type="percentage" office:value="0.20361990950226252" table:formula="of:=([.AQ20]-[.$AG20])/[.$AG20]" table:style-name="ce21">
            <text:p>20.36%</text:p>
          </table:table-cell>
          <table:table-cell office:value-type="percentage" office:value="0.33936651583710409" table:formula="of:=([.AR20]-[.$AG20])/[.$AG20]" table:style-name="ce21">
            <text:p>33.94%</text:p>
          </table:table-cell>
          <table:table-cell office:value-type="percentage" office:value="0.23076923076923087" table:formula="of:=([.AS20]-[.$AG20])/[.$AG20]" table:style-name="ce21">
            <text:p>23.08%</text:p>
          </table:table-cell>
          <table:table-cell office:value-type="percentage" office:value="0.29864253393665163" table:formula="of:=([.AT20]-[.$AG20])/[.$AG20]" table:style-name="ce21">
            <text:p>29.86%</text:p>
          </table:table-cell>
          <table:table-cell office:value-type="string" table:style-name="ce18">
            <text:p>PLS.AX</text:p>
          </table:table-cell>
          <table:table-cell office:value-type="float" office:value="0.5" table:style-name="ce24">
            <text:p>0.5</text:p>
          </table:table-cell>
          <table:table-cell office:value-type="float" office:value="0.53500000000000003" table:style-name="ce20">
            <text:p>0.535</text:p>
          </table:table-cell>
          <table:table-cell office:value-type="float" office:value="0.58499999999999996" table:style-name="ce20">
            <text:p>0.585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4" table:style-name="ce20">
            <text:p>0.54</text:p>
          </table:table-cell>
          <table:table-cell office:value-type="float" office:value="0.5" table:style-name="ce20">
            <text:p>0.5</text:p>
          </table:table-cell>
          <table:table-cell office:value-type="float" office:value="0.48" table:style-name="ce20">
            <text:p>0.48</text:p>
          </table:table-cell>
          <table:table-cell office:value-type="float" office:value="0.46500000000000002" table:style-name="ce20">
            <text:p>0.465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5" table:style-name="ce20">
            <text:p>0.5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42499999999999999" table:style-name="ce20">
            <text:p>0.425</text:p>
          </table:table-cell>
          <table:table-cell office:value-type="percentage" office:value="7.0000000000000062E-2" table:formula="of:=([.BJ20]-[.$BI20])/[.$BI20]" table:style-name="ce21">
            <text:p>7.00%</text:p>
          </table:table-cell>
          <table:table-cell office:value-type="percentage" office:value="0.16999999999999993" table:formula="of:=([.BK20]-[.$BI20])/[.$BI20]" table:style-name="ce21">
            <text:p>17.00%</text:p>
          </table:table-cell>
          <table:table-cell office:value-type="percentage" office:value="0.12000000000000011" table:formula="of:=([.BL20]-[.$BI20])/[.$BI20]" table:style-name="ce21">
            <text:p>12.00%</text:p>
          </table:table-cell>
          <table:table-cell office:value-type="percentage" office:value="0.1399999999999999" table:formula="of:=([.BM20]-[.$BI20])/[.$BI20]" table:style-name="ce21">
            <text:p>14.00%</text:p>
          </table:table-cell>
          <table:table-cell office:value-type="percentage" office:value="8.0000000000000071E-2" table:formula="of:=([.BN20]-[.$BI20])/[.$BI20]" table:style-name="ce21">
            <text:p>8.00%</text:p>
          </table:table-cell>
          <table:table-cell office:value-type="percentage" office:value="0" table:formula="of:=([.BO20]-[.$BI20])/[.$BI20]" table:style-name="ce21">
            <text:p>0.00%</text:p>
          </table:table-cell>
          <table:table-cell office:value-type="percentage" office:value="-4.0000000000000036E-2" table:formula="of:=([.BP20]-[.$BI20])/[.$BI20]" table:style-name="ce21">
            <text:p>-4.00%</text:p>
          </table:table-cell>
          <table:table-cell office:value-type="percentage" office:value="-6.9999999999999951E-2" table:formula="of:=([.BQ20]-[.$BI20])/[.$BI20]" table:style-name="ce21">
            <text:p>-7.00%</text:p>
          </table:table-cell>
          <table:table-cell office:value-type="percentage" office:value="-3.0000000000000027E-2" table:formula="of:=([.BR20]-[.$BI20])/[.$BI20]" table:style-name="ce21">
            <text:p>-3.00%</text:p>
          </table:table-cell>
          <table:table-cell office:value-type="percentage" office:value="-8.9999999999999969E-2" table:formula="of:=([.BS20]-[.$BI20])/[.$BI20]" table:style-name="ce21">
            <text:p>-9.00%</text:p>
          </table:table-cell>
          <table:table-cell office:value-type="percentage" office:value="0" table:formula="of:=([.BT20]-[.$BI20])/[.$BI20]" table:style-name="ce21">
            <text:p>0.00%</text:p>
          </table:table-cell>
          <table:table-cell office:value-type="percentage" office:value="-0.10999999999999999" table:formula="of:=([.BU20]-[.$BI20])/[.$BI20]" table:style-name="ce21">
            <text:p>-11.00%</text:p>
          </table:table-cell>
          <table:table-cell office:value-type="percentage" office:value="-0.15000000000000002" table:formula="of:=([.BV20]-[.$BI20])/[.$BI20]" table:style-name="ce21">
            <text:p>-15.00%</text:p>
          </table:table-cell>
          <table:table-cell office:value-type="string" table:style-name="ce17">
            <text:p>Daniel</text:p>
          </table:table-cell>
          <table:table-cell office:value-type="percentage" office:value="0.18295035740048529" table:formula="of:=([.S20]+[.AU20]+[.BW20])/3" table:style-name="ce22">
            <text:p>18.30%</text:p>
          </table:table-cell>
          <table:table-cell office:value-type="percentage" office:value="0.21628369073381859" table:formula="of:=([.T20]+[.AV20]+[.BX20])/3" table:style-name="ce22">
            <text:p>21.63%</text:p>
          </table:table-cell>
          <table:table-cell office:value-type="percentage" office:value="0.20506000393468427" table:formula="of:=([.U20]+[.AW20]+[.BY20])/3" table:style-name="ce22">
            <text:p>20.51%</text:p>
          </table:table-cell>
          <table:table-cell office:value-type="percentage" office:value="0.23074431110236737" table:formula="of:=([.V20]+[.AX20]+[.BZ20])/3" table:style-name="ce22">
            <text:p>23.07%</text:p>
          </table:table-cell>
          <table:table-cell office:value-type="percentage" office:value="0.19054626532887406" table:formula="of:=([.W20]+[.AY20]+[.CA20])/3" table:style-name="ce22">
            <text:p>19.05%</text:p>
          </table:table-cell>
          <table:table-cell office:value-type="percentage" office:value="0.2172601482064398" table:formula="of:=([.X20]+[.AZ20]+[.CB20])/3" table:style-name="ce22">
            <text:p>21.73%</text:p>
          </table:table-cell>
          <table:table-cell office:value-type="percentage" office:value="0.18189258312020462" table:formula="of:=([.Y20]+[.BA20]+[.CC20])/3" table:style-name="ce22">
            <text:p>18.19%</text:p>
          </table:table-cell>
          <table:table-cell office:value-type="percentage" office:value="8.7690340350186913E-2" table:formula="of:=([.Z20]+[.BB20]+[.CD20])/3" table:style-name="ce22">
            <text:p>8.77%</text:p>
          </table:table-cell>
          <table:table-cell office:value-type="percentage" office:value="8.8367106039740281E-2" table:formula="of:=([.AA20]+[.BC20]+[.CE20])/3" table:style-name="ce22">
            <text:p>8.84%</text:p>
          </table:table-cell>
          <table:table-cell office:value-type="percentage" office:value="8.1351564036986068E-2" table:formula="of:=([.AB20]+[.BD20]+[.CF20])/3" table:style-name="ce22">
            <text:p>8.14%</text:p>
          </table:table-cell>
          <table:table-cell office:value-type="percentage" office:value="0.17109318643845497" table:formula="of:=([.AC20]+[.BE20]+[.CG20])/3" table:style-name="ce22">
            <text:p>17.11%</text:p>
          </table:table-cell>
          <table:table-cell office:value-type="percentage" office:value="9.8227424749163919E-2" table:formula="of:=([.AD20]+[.BF20]+[.CH20])/3" table:style-name="ce22">
            <text:p>9.82%</text:p>
          </table:table-cell>
          <table:table-cell office:value-type="percentage" office:value="0.12201127942815926" table:formula="of:=([.AE20]+[.BG20]+[.CI20])/3" table:style-name="ce22">
            <text:p>12.20%</text:p>
          </table:table-cell>
          <table:table-cell table:number-columns-repeated="1628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string" table:style-name="ce17">
            <text:p>Edp007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21]-[.$E21])/[.$E21]" table:style-name="ce21">
            <text:p>4.35%</text:p>
          </table:table-cell>
          <table:table-cell office:value-type="percentage" office:value="0.19565217391304351" table:formula="of:=([.G21]-[.$E21])/[.$E21]" table:style-name="ce21">
            <text:p>19.57%</text:p>
          </table:table-cell>
          <table:table-cell office:value-type="percentage" office:value="0.19565217391304351" table:formula="of:=([.H21]-[.$E21])/[.$E21]" table:style-name="ce21">
            <text:p>19.57%</text:p>
          </table:table-cell>
          <table:table-cell office:value-type="percentage" office:value="0.10869565217391301" table:formula="of:=([.I21]-[.$E21])/[.$E21]" table:style-name="ce21">
            <text:p>10.87%</text:p>
          </table:table-cell>
          <table:table-cell office:value-type="percentage" office:value="6.5217391304347755E-2" table:formula="of:=([.J21]-[.$E21])/[.$E21]" table:style-name="ce21">
            <text:p>6.52%</text:p>
          </table:table-cell>
          <table:table-cell office:value-type="percentage" office:value="4.3478260869565133E-2" table:formula="of:=([.K21]-[.$E21])/[.$E21]" table:style-name="ce21">
            <text:p>4.35%</text:p>
          </table:table-cell>
          <table:table-cell office:value-type="percentage" office:value="0.13043478260869565" table:formula="of:=([.L21]-[.$E21])/[.$E21]" table:style-name="ce21">
            <text:p>13.04%</text:p>
          </table:table-cell>
          <table:table-cell office:value-type="percentage" office:value="0.13043478260869565" table:formula="of:=([.M21]-[.$E21])/[.$E21]" table:style-name="ce21">
            <text:p>13.04%</text:p>
          </table:table-cell>
          <table:table-cell office:value-type="percentage" office:value="2.1739130434782507E-2" table:formula="of:=([.N21]-[.$E21])/[.$E21]" table:style-name="ce21">
            <text:p>2.17%</text:p>
          </table:table-cell>
          <table:table-cell office:value-type="percentage" office:value="0" table:formula="of:=([.O21]-[.$E21])/[.$E21]" table:style-name="ce21">
            <text:p>0.00%</text:p>
          </table:table-cell>
          <table:table-cell office:value-type="percentage" office:value="0" table:formula="of:=([.P21]-[.$E21])/[.$E21]" table:style-name="ce21">
            <text:p>0.00%</text:p>
          </table:table-cell>
          <table:table-cell office:value-type="percentage" office:value="-6.521739130434788E-2" table:formula="of:=([.Q21]-[.$E21])/[.$E21]" table:style-name="ce21">
            <text:p>-6.52%</text:p>
          </table:table-cell>
          <table:table-cell office:value-type="percentage" office:value="-0.10869565217391314" table:formula="of:=([.R21]-[.$E21])/[.$E21]" table:style-name="ce21">
            <text:p>-10.87%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19">
            <text:p>0.4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.14285714285714299" table:formula="of:=([.AH21]-[.$AG21])/[.$AG21]" table:style-name="ce21">
            <text:p>14.29%</text:p>
          </table:table-cell>
          <table:table-cell office:value-type="percentage" office:value="0.14285714285714299" table:formula="of:=([.AI21]-[.$AG21])/[.$AG21]" table:style-name="ce21">
            <text:p>14.29%</text:p>
          </table:table-cell>
          <table:table-cell office:value-type="percentage" office:value="0.40816326530612235" table:formula="of:=([.AJ21]-[.$AG21])/[.$AG21]" table:style-name="ce21">
            <text:p>40.82%</text:p>
          </table:table-cell>
          <table:table-cell office:value-type="percentage" office:value="2.5918367346938775" table:formula="of:=([.AK21]-[.$AG21])/[.$AG21]" table:style-name="ce21">
            <text:p>259.18%</text:p>
          </table:table-cell>
          <table:table-cell office:value-type="percentage" office:value="3.0816326530612246" table:formula="of:=([.AL21]-[.$AG21])/[.$AG21]" table:style-name="ce21">
            <text:p>308.16%</text:p>
          </table:table-cell>
          <table:table-cell office:value-type="percentage" office:value="1.5306122448979591" table:formula="of:=([.AM21]-[.$AG21])/[.$AG21]" table:style-name="ce21">
            <text:p>153.06%</text:p>
          </table:table-cell>
          <table:table-cell office:value-type="percentage" office:value="1.6734693877551021" table:formula="of:=([.AN21]-[.$AG21])/[.$AG21]" table:style-name="ce21">
            <text:p>167.35%</text:p>
          </table:table-cell>
          <table:table-cell office:value-type="percentage" office:value="1.7755102040816328" table:formula="of:=([.AO21]-[.$AG21])/[.$AG21]" table:style-name="ce21">
            <text:p>177.55%</text:p>
          </table:table-cell>
          <table:table-cell office:value-type="percentage" office:value="2.0204081632653059" table:formula="of:=([.AP21]-[.$AG21])/[.$AG21]" table:style-name="ce21">
            <text:p>202.04%</text:p>
          </table:table-cell>
          <table:table-cell office:value-type="percentage" office:value="2.0408163265306123" table:formula="of:=([.AQ21]-[.$AG21])/[.$AG21]" table:style-name="ce21">
            <text:p>204.08%</text:p>
          </table:table-cell>
          <table:table-cell office:value-type="percentage" office:value="2.0612244897959182" table:formula="of:=([.AR21]-[.$AG21])/[.$AG21]" table:style-name="ce21">
            <text:p>206.12%</text:p>
          </table:table-cell>
          <table:table-cell office:value-type="percentage" office:value="1.8775510204081631" table:formula="of:=([.AS21]-[.$AG21])/[.$AG21]" table:style-name="ce21">
            <text:p>187.76%</text:p>
          </table:table-cell>
          <table:table-cell office:value-type="percentage" office:value="1.8163265306122447" table:formula="of:=([.AT21]-[.$AG21])/[.$AG21]" table:style-name="ce21">
            <text:p>181.63%</text:p>
          </table:table-cell>
          <table:table-cell office:value-type="string" table:style-name="ce18">
            <text:p>NGZ.V</text:p>
          </table:table-cell>
          <table:table-cell office:value-type="float" office:value="0.11" table:style-name="ce19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15" table:style-name="ce20">
            <text:p>0.15</text:p>
          </table:table-cell>
          <table:table-cell office:value-type="float" office:value="0.18" table:style-name="ce20">
            <text:p>0.18</text:p>
          </table:table-cell>
          <table:table-cell office:value-type="float" office:value="0.16" table:style-name="ce20">
            <text:p>0.16</text:p>
          </table:table-cell>
          <table:table-cell office:value-type="percentage" office:value="0" table:formula="of:=([.BJ21]-[.$BI21])/[.$BI21]" table:style-name="ce21">
            <text:p>0.00%</text:p>
          </table:table-cell>
          <table:table-cell office:value-type="percentage" office:value="0" table:formula="of:=([.BK21]-[.$BI21])/[.$BI21]" table:style-name="ce21">
            <text:p>0.00%</text:p>
          </table:table-cell>
          <table:table-cell office:value-type="percentage" office:value="0" table:formula="of:=([.BL21]-[.$BI21])/[.$BI21]" table:style-name="ce21">
            <text:p>0.00%</text:p>
          </table:table-cell>
          <table:table-cell office:value-type="percentage" office:value="0" table:formula="of:=([.BM21]-[.$BI21])/[.$BI21]" table:style-name="ce21">
            <text:p>0.00%</text:p>
          </table:table-cell>
          <table:table-cell office:value-type="percentage" office:value="0" table:formula="of:=([.BN21]-[.$BI21])/[.$BI21]" table:style-name="ce21">
            <text:p>0.00%</text:p>
          </table:table-cell>
          <table:table-cell office:value-type="percentage" office:value="0" table:formula="of:=([.BO21]-[.$BI21])/[.$BI21]" table:style-name="ce21">
            <text:p>0.00%</text:p>
          </table:table-cell>
          <table:table-cell office:value-type="percentage" office:value="0" table:formula="of:=([.BP21]-[.$BI21])/[.$BI21]" table:style-name="ce21">
            <text:p>0.00%</text:p>
          </table:table-cell>
          <table:table-cell office:value-type="percentage" office:value="0.63636363636363624" table:formula="of:=([.BQ21]-[.$BI21])/[.$BI21]" table:style-name="ce21">
            <text:p>63.64%</text:p>
          </table:table-cell>
          <table:table-cell office:value-type="percentage" office:value="0.54545454545454553" table:formula="of:=([.BR21]-[.$BI21])/[.$BI21]" table:style-name="ce21">
            <text:p>54.55%</text:p>
          </table:table-cell>
          <table:table-cell office:value-type="percentage" office:value="0.72727272727272729" table:formula="of:=([.BS21]-[.$BI21])/[.$BI21]" table:style-name="ce21">
            <text:p>72.73%</text:p>
          </table:table-cell>
          <table:table-cell office:value-type="percentage" office:value="0.36363636363636359" table:formula="of:=([.BT21]-[.$BI21])/[.$BI21]" table:style-name="ce21">
            <text:p>36.36%</text:p>
          </table:table-cell>
          <table:table-cell office:value-type="percentage" office:value="0.63636363636363624" table:formula="of:=([.BU21]-[.$BI21])/[.$BI21]" table:style-name="ce21">
            <text:p>63.64%</text:p>
          </table:table-cell>
          <table:table-cell office:value-type="percentage" office:value="0.45454545454545459" table:formula="of:=([.BV21]-[.$BI21])/[.$BI21]" table:style-name="ce21">
            <text:p>45.45%</text:p>
          </table:table-cell>
          <table:table-cell office:value-type="string" table:style-name="ce17">
            <text:p>Edp007</text:p>
          </table:table-cell>
          <table:table-cell office:value-type="percentage" office:value="6.2111801242236038E-2" table:formula="of:=([.S21]+[.AU21]+[.BW21])/3" table:style-name="ce22">
            <text:p>6.21%</text:p>
          </table:table-cell>
          <table:table-cell office:value-type="percentage" office:value="0.1128364389233955" table:formula="of:=([.T21]+[.AV21]+[.BX21])/3" table:style-name="ce22">
            <text:p>11.28%</text:p>
          </table:table-cell>
          <table:table-cell office:value-type="percentage" office:value="0.20127181307305531" table:formula="of:=([.U21]+[.AW21]+[.BY21])/3" table:style-name="ce22">
            <text:p>20.13%</text:p>
          </table:table-cell>
          <table:table-cell office:value-type="percentage" office:value="0.90017746228926354" table:formula="of:=([.V21]+[.AX21]+[.BZ21])/3" table:style-name="ce22">
            <text:p>90.02%</text:p>
          </table:table-cell>
          <table:table-cell office:value-type="percentage" office:value="1.048950014788524" table:formula="of:=([.W21]+[.AY21]+[.CA21])/3" table:style-name="ce22">
            <text:p>104.90%</text:p>
          </table:table-cell>
          <table:table-cell office:value-type="percentage" office:value="0.52469683525584143" table:formula="of:=([.X21]+[.AZ21]+[.CB21])/3" table:style-name="ce22">
            <text:p>52.47%</text:p>
          </table:table-cell>
          <table:table-cell office:value-type="percentage" office:value="0.60130139012126593" table:formula="of:=([.Y21]+[.BA21]+[.CC21])/3" table:style-name="ce22">
            <text:p>60.13%</text:p>
          </table:table-cell>
          <table:table-cell office:value-type="percentage" office:value="0.84743620768465489" table:formula="of:=([.Z21]+[.BB21]+[.CD21])/3" table:style-name="ce22">
            <text:p>84.74%</text:p>
          </table:table-cell>
          <table:table-cell office:value-type="percentage" office:value="0.86253394638487801" table:formula="of:=([.AA21]+[.BC21]+[.CE21])/3" table:style-name="ce22">
            <text:p>86.25%</text:p>
          </table:table-cell>
          <table:table-cell office:value-type="percentage" office:value="0.92269635126777982" table:formula="of:=([.AB21]+[.BD21]+[.CF21])/3" table:style-name="ce22">
            <text:p>92.27%</text:p>
          </table:table-cell>
          <table:table-cell office:value-type="percentage" office:value="0.80828695114409399" table:formula="of:=([.AC21]+[.BE21]+[.CG21])/3" table:style-name="ce22">
            <text:p>80.83%</text:p>
          </table:table-cell>
          <table:table-cell office:value-type="percentage" office:value="0.8162324218224839" table:formula="of:=([.AD21]+[.BF21]+[.CH21])/3" table:style-name="ce22">
            <text:p>81.62%</text:p>
          </table:table-cell>
          <table:table-cell office:value-type="percentage" office:value="0.72072544432792862" table:formula="of:=([.AE21]+[.BG21]+[.CI21])/3" table:style-name="ce22">
            <text:p>72.07%</text:p>
          </table:table-cell>
          <table:table-cell table:number-columns-repeated="1628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string" table:style-name="ce17">
            <text:p>RichardBuffet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22]-[.$E22])/[.$E22]" table:style-name="ce21">
            <text:p>4.35%</text:p>
          </table:table-cell>
          <table:table-cell office:value-type="percentage" office:value="0.19565217391304351" table:formula="of:=([.G22]-[.$E22])/[.$E22]" table:style-name="ce21">
            <text:p>19.57%</text:p>
          </table:table-cell>
          <table:table-cell office:value-type="percentage" office:value="0.19565217391304351" table:formula="of:=([.H22]-[.$E22])/[.$E22]" table:style-name="ce21">
            <text:p>19.57%</text:p>
          </table:table-cell>
          <table:table-cell office:value-type="percentage" office:value="0.10869565217391301" table:formula="of:=([.I22]-[.$E22])/[.$E22]" table:style-name="ce21">
            <text:p>10.87%</text:p>
          </table:table-cell>
          <table:table-cell office:value-type="percentage" office:value="6.5217391304347755E-2" table:formula="of:=([.J22]-[.$E22])/[.$E22]" table:style-name="ce21">
            <text:p>6.52%</text:p>
          </table:table-cell>
          <table:table-cell office:value-type="percentage" office:value="4.3478260869565133E-2" table:formula="of:=([.K22]-[.$E22])/[.$E22]" table:style-name="ce21">
            <text:p>4.35%</text:p>
          </table:table-cell>
          <table:table-cell office:value-type="percentage" office:value="0.13043478260869565" table:formula="of:=([.L22]-[.$E22])/[.$E22]" table:style-name="ce21">
            <text:p>13.04%</text:p>
          </table:table-cell>
          <table:table-cell office:value-type="percentage" office:value="0.13043478260869565" table:formula="of:=([.M22]-[.$E22])/[.$E22]" table:style-name="ce21">
            <text:p>13.04%</text:p>
          </table:table-cell>
          <table:table-cell office:value-type="percentage" office:value="2.1739130434782507E-2" table:formula="of:=([.N22]-[.$E22])/[.$E22]" table:style-name="ce21">
            <text:p>2.17%</text:p>
          </table:table-cell>
          <table:table-cell office:value-type="percentage" office:value="0" table:formula="of:=([.O22]-[.$E22])/[.$E22]" table:style-name="ce21">
            <text:p>0.00%</text:p>
          </table:table-cell>
          <table:table-cell office:value-type="percentage" office:value="0" table:formula="of:=([.P22]-[.$E22])/[.$E22]" table:style-name="ce21">
            <text:p>0.00%</text:p>
          </table:table-cell>
          <table:table-cell office:value-type="percentage" office:value="-6.521739130434788E-2" table:formula="of:=([.Q22]-[.$E22])/[.$E22]" table:style-name="ce21">
            <text:p>-6.52%</text:p>
          </table:table-cell>
          <table:table-cell office:value-type="percentage" office:value="-0.10869565217391314" table:formula="of:=([.R22]-[.$E22])/[.$E22]" table:style-name="ce21">
            <text:p>-10.87%</text:p>
          </table:table-cell>
          <table:table-cell office:value-type="string" table:style-name="ce18">
            <text:p>GLH.CN</text:p>
          </table:table-cell>
          <table:table-cell office:value-type="float" office:value="0.35499999999999998" table:style-name="ce19">
            <text:p>0.355</text:p>
          </table:table-cell>
          <table:table-cell office:value-type="float" office:value="0.375" table:style-name="ce20">
            <text:p>0.375</text:p>
          </table:table-cell>
          <table:table-cell office:value-type="float" office:value="0.375" table:style-name="ce20">
            <text:p>0.37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435" table:style-name="ce20">
            <text:p>0.435</text:p>
          </table:table-cell>
          <table:table-cell office:value-type="float" office:value="0.39" table:style-name="ce20">
            <text:p>0.39</text:p>
          </table:table-cell>
          <table:table-cell office:value-type="float" office:value="0.39" table:style-name="ce20">
            <text:p>0.39</text:p>
          </table:table-cell>
          <table:table-cell office:value-type="float" office:value="0.34" table:style-name="ce20">
            <text:p>0.34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4" table:style-name="ce20">
            <text:p>0.34</text:p>
          </table:table-cell>
          <table:table-cell office:value-type="float" office:value="0.33500000000000002" table:style-name="ce20">
            <text:p>0.335</text:p>
          </table:table-cell>
          <table:table-cell office:value-type="percentage" office:value="5.6338028169014134E-2" table:formula="of:=([.AH22]-[.$AG22])/[.$AG22]" table:style-name="ce21">
            <text:p>5.63%</text:p>
          </table:table-cell>
          <table:table-cell office:value-type="percentage" office:value="5.6338028169014134E-2" table:formula="of:=([.AI22]-[.$AG22])/[.$AG22]" table:style-name="ce21">
            <text:p>5.63%</text:p>
          </table:table-cell>
          <table:table-cell office:value-type="percentage" office:value="8.4507042253521208E-2" table:formula="of:=([.AJ22]-[.$AG22])/[.$AG22]" table:style-name="ce21">
            <text:p>8.45%</text:p>
          </table:table-cell>
          <table:table-cell office:value-type="percentage" office:value="0.2253521126760564" table:formula="of:=([.AK22]-[.$AG22])/[.$AG22]" table:style-name="ce21">
            <text:p>22.54%</text:p>
          </table:table-cell>
          <table:table-cell office:value-type="percentage" office:value="9.8591549295774739E-2" table:formula="of:=([.AL22]-[.$AG22])/[.$AG22]" table:style-name="ce21">
            <text:p>9.86%</text:p>
          </table:table-cell>
          <table:table-cell office:value-type="percentage" office:value="9.8591549295774739E-2" table:formula="of:=([.AM22]-[.$AG22])/[.$AG22]" table:style-name="ce21">
            <text:p>9.86%</text:p>
          </table:table-cell>
          <table:table-cell office:value-type="percentage" office:value="-4.2253521126760445E-2" table:formula="of:=([.AN22]-[.$AG22])/[.$AG22]" table:style-name="ce21">
            <text:p>-4.23%</text:p>
          </table:table-cell>
          <table:table-cell office:value-type="percentage" office:value="-8.4507042253521056E-2" table:formula="of:=([.AO22]-[.$AG22])/[.$AG22]" table:style-name="ce21">
            <text:p>-8.45%</text:p>
          </table:table-cell>
          <table:table-cell office:value-type="percentage" office:value="-8.4507042253521056E-2" table:formula="of:=([.AP22]-[.$AG22])/[.$AG22]" table:style-name="ce21">
            <text:p>-8.45%</text:p>
          </table:table-cell>
          <table:table-cell office:value-type="percentage" office:value="-0.15492957746478872" table:formula="of:=([.AQ22]-[.$AG22])/[.$AG22]" table:style-name="ce21">
            <text:p>-15.49%</text:p>
          </table:table-cell>
          <table:table-cell office:value-type="percentage" office:value="-7.0422535211267512E-2" table:formula="of:=([.AR22]-[.$AG22])/[.$AG22]" table:style-name="ce21">
            <text:p>-7.04%</text:p>
          </table:table-cell>
          <table:table-cell office:value-type="percentage" office:value="-4.2253521126760445E-2" table:formula="of:=([.AS22]-[.$AG22])/[.$AG22]" table:style-name="ce21">
            <text:p>-4.23%</text:p>
          </table:table-cell>
          <table:table-cell office:value-type="percentage" office:value="-5.6338028169013982E-2" table:formula="of:=([.AT22]-[.$AG22])/[.$AG22]" table:style-name="ce21">
            <text:p>-5.63%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19">
            <text:p>0.49</text:p>
          </table:table-cell>
          <table:table-cell office:value-type="float" office:value="0.7" table:style-name="ce20">
            <text:p>0.7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.42857142857142849" table:formula="of:=([.BJ22]-[.$BI22])/[.$BI22]" table:style-name="ce21">
            <text:p>42.86%</text:p>
          </table:table-cell>
          <table:table-cell office:value-type="percentage" office:value="0.14285714285714299" table:formula="of:=([.BK22]-[.$BI22])/[.$BI22]" table:style-name="ce21">
            <text:p>14.29%</text:p>
          </table:table-cell>
          <table:table-cell office:value-type="percentage" office:value="0.40816326530612235" table:formula="of:=([.BL22]-[.$BI22])/[.$BI22]" table:style-name="ce21">
            <text:p>40.82%</text:p>
          </table:table-cell>
          <table:table-cell office:value-type="percentage" office:value="2.5918367346938775" table:formula="of:=([.BM22]-[.$BI22])/[.$BI22]" table:style-name="ce21">
            <text:p>259.18%</text:p>
          </table:table-cell>
          <table:table-cell office:value-type="percentage" office:value="3.0816326530612246" table:formula="of:=([.BN22]-[.$BI22])/[.$BI22]" table:style-name="ce21">
            <text:p>308.16%</text:p>
          </table:table-cell>
          <table:table-cell office:value-type="percentage" office:value="1.5306122448979591" table:formula="of:=([.BO22]-[.$BI22])/[.$BI22]" table:style-name="ce21">
            <text:p>153.06%</text:p>
          </table:table-cell>
          <table:table-cell office:value-type="percentage" office:value="1.6734693877551021" table:formula="of:=([.BP22]-[.$BI22])/[.$BI22]" table:style-name="ce21">
            <text:p>167.35%</text:p>
          </table:table-cell>
          <table:table-cell office:value-type="percentage" office:value="1.7755102040816328" table:formula="of:=([.BQ22]-[.$BI22])/[.$BI22]" table:style-name="ce21">
            <text:p>177.55%</text:p>
          </table:table-cell>
          <table:table-cell office:value-type="percentage" office:value="2.0204081632653059" table:formula="of:=([.BR22]-[.$BI22])/[.$BI22]" table:style-name="ce21">
            <text:p>202.04%</text:p>
          </table:table-cell>
          <table:table-cell office:value-type="percentage" office:value="2.0408163265306123" table:formula="of:=([.BS22]-[.$BI22])/[.$BI22]" table:style-name="ce21">
            <text:p>204.08%</text:p>
          </table:table-cell>
          <table:table-cell office:value-type="percentage" office:value="2.0612244897959182" table:formula="of:=([.BT22]-[.$BI22])/[.$BI22]" table:style-name="ce21">
            <text:p>206.12%</text:p>
          </table:table-cell>
          <table:table-cell office:value-type="percentage" office:value="1.8775510204081631" table:formula="of:=([.BU22]-[.$BI22])/[.$BI22]" table:style-name="ce21">
            <text:p>187.76%</text:p>
          </table:table-cell>
          <table:table-cell office:value-type="percentage" office:value="1.8163265306122447" table:formula="of:=([.BV22]-[.$BI22])/[.$BI22]" table:style-name="ce21">
            <text:p>181.63%</text:p>
          </table:table-cell>
          <table:table-cell office:value-type="string" table:style-name="ce17">
            <text:p>RichardBuffet</text:p>
          </table:table-cell>
          <table:table-cell office:value-type="percentage" office:value="0.17612923920333592" table:formula="of:=([.S22]+[.AU22]+[.BW22])/3" table:style-name="ce22">
            <text:p>17.61%</text:p>
          </table:table-cell>
          <table:table-cell office:value-type="percentage" office:value="0.1316157816464002" table:formula="of:=([.T22]+[.AV22]+[.BX22])/3" table:style-name="ce22">
            <text:p>13.16%</text:p>
          </table:table-cell>
          <table:table-cell office:value-type="percentage" office:value="0.22944082715756234" table:formula="of:=([.U22]+[.AW22]+[.BY22])/3" table:style-name="ce22">
            <text:p>22.94%</text:p>
          </table:table-cell>
          <table:table-cell office:value-type="percentage" office:value="0.97529483318128241" table:formula="of:=([.V22]+[.AX22]+[.BZ22])/3" table:style-name="ce22">
            <text:p>97.53%</text:p>
          </table:table-cell>
          <table:table-cell office:value-type="percentage" office:value="1.0818138645537825" table:formula="of:=([.W22]+[.AY22]+[.CA22])/3" table:style-name="ce22">
            <text:p>108.18%</text:p>
          </table:table-cell>
          <table:table-cell office:value-type="percentage" office:value="0.55756068502109968" table:formula="of:=([.X22]+[.AZ22]+[.CB22])/3" table:style-name="ce22">
            <text:p>55.76%</text:p>
          </table:table-cell>
          <table:table-cell office:value-type="percentage" office:value="0.58721688307901243" table:formula="of:=([.Y22]+[.BA22]+[.CC22])/3" table:style-name="ce22">
            <text:p>58.72%</text:p>
          </table:table-cell>
          <table:table-cell office:value-type="percentage" office:value="0.60714598147893584" table:formula="of:=([.Z22]+[.BB22]+[.CD22])/3" table:style-name="ce22">
            <text:p>60.71%</text:p>
          </table:table-cell>
          <table:table-cell office:value-type="percentage" office:value="0.65254675048218913" table:formula="of:=([.AA22]+[.BC22]+[.CE22])/3" table:style-name="ce22">
            <text:p>65.25%</text:p>
          </table:table-cell>
          <table:table-cell office:value-type="percentage" office:value="0.62862891635527451" table:formula="of:=([.AB22]+[.BD22]+[.CF22])/3" table:style-name="ce22">
            <text:p>62.86%</text:p>
          </table:table-cell>
          <table:table-cell office:value-type="percentage" office:value="0.6636006515282169" table:formula="of:=([.AC22]+[.BE22]+[.CG22])/3" table:style-name="ce22">
            <text:p>66.36%</text:p>
          </table:table-cell>
          <table:table-cell office:value-type="percentage" office:value="0.59002670265901824" table:formula="of:=([.AD22]+[.BF22]+[.CH22])/3" table:style-name="ce22">
            <text:p>59.00%</text:p>
          </table:table-cell>
          <table:table-cell office:value-type="percentage" office:value="0.5504309500897725" table:formula="of:=([.AE22]+[.BG22]+[.CI22])/3" table:style-name="ce22">
            <text:p>55.04%</text:p>
          </table:table-cell>
          <table:table-cell table:number-columns-repeated="1628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7">
            <text:p>Terrysteen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23]-[.$E23])/[.$E23]" table:style-name="ce21">
            <text:p>4.35%</text:p>
          </table:table-cell>
          <table:table-cell office:value-type="percentage" office:value="0.19565217391304351" table:formula="of:=([.G23]-[.$E23])/[.$E23]" table:style-name="ce21">
            <text:p>19.57%</text:p>
          </table:table-cell>
          <table:table-cell office:value-type="percentage" office:value="0.19565217391304351" table:formula="of:=([.H23]-[.$E23])/[.$E23]" table:style-name="ce21">
            <text:p>19.57%</text:p>
          </table:table-cell>
          <table:table-cell office:value-type="percentage" office:value="0.10869565217391301" table:formula="of:=([.I23]-[.$E23])/[.$E23]" table:style-name="ce21">
            <text:p>10.87%</text:p>
          </table:table-cell>
          <table:table-cell office:value-type="percentage" office:value="6.5217391304347755E-2" table:formula="of:=([.J23]-[.$E23])/[.$E23]" table:style-name="ce21">
            <text:p>6.52%</text:p>
          </table:table-cell>
          <table:table-cell office:value-type="percentage" office:value="4.3478260869565133E-2" table:formula="of:=([.K23]-[.$E23])/[.$E23]" table:style-name="ce21">
            <text:p>4.35%</text:p>
          </table:table-cell>
          <table:table-cell office:value-type="percentage" office:value="0.13043478260869565" table:formula="of:=([.L23]-[.$E23])/[.$E23]" table:style-name="ce21">
            <text:p>13.04%</text:p>
          </table:table-cell>
          <table:table-cell office:value-type="percentage" office:value="0.13043478260869565" table:formula="of:=([.M23]-[.$E23])/[.$E23]" table:style-name="ce21">
            <text:p>13.04%</text:p>
          </table:table-cell>
          <table:table-cell office:value-type="percentage" office:value="2.1739130434782507E-2" table:formula="of:=([.N23]-[.$E23])/[.$E23]" table:style-name="ce21">
            <text:p>2.17%</text:p>
          </table:table-cell>
          <table:table-cell office:value-type="percentage" office:value="0" table:formula="of:=([.O23]-[.$E23])/[.$E23]" table:style-name="ce21">
            <text:p>0.00%</text:p>
          </table:table-cell>
          <table:table-cell office:value-type="percentage" office:value="0" table:formula="of:=([.P23]-[.$E23])/[.$E23]" table:style-name="ce21">
            <text:p>0.00%</text:p>
          </table:table-cell>
          <table:table-cell office:value-type="percentage" office:value="-6.521739130434788E-2" table:formula="of:=([.Q23]-[.$E23])/[.$E23]" table:style-name="ce21">
            <text:p>-6.52%</text:p>
          </table:table-cell>
          <table:table-cell office:value-type="percentage" office:value="-0.10869565217391314" table:formula="of:=([.R23]-[.$E23])/[.$E23]" table:style-name="ce21">
            <text:p>-10.87%</text:p>
          </table:table-cell>
          <table:table-cell office:value-type="string" table:style-name="ce18">
            <text:p>SEV.TO</text:p>
          </table:table-cell>
          <table:table-cell office:value-type="float" office:value="0.38" table:style-name="ce19">
            <text:p>0.38</text:p>
          </table:table-cell>
          <table:table-cell office:value-type="float" office:value="0.46" table:style-name="ce20">
            <text:p>0.46</text:p>
          </table:table-cell>
          <table:table-cell office:value-type="float" office:value="0.46" table:style-name="ce20">
            <text:p>0.46</text:p>
          </table:table-cell>
          <table:table-cell office:value-type="float" office:value="0.46" table:style-name="ce20">
            <text:p>0.46</text:p>
          </table:table-cell>
          <table:table-cell office:value-type="float" office:value="0.43" table:style-name="ce20">
            <text:p>0.43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38" table:style-name="ce20">
            <text:p>0.38</text:p>
          </table:table-cell>
          <table:table-cell office:value-type="float" office:value="0.42" table:style-name="ce20">
            <text:p>0.42</text:p>
          </table:table-cell>
          <table:table-cell office:value-type="float" office:value="0.42" table:style-name="ce20">
            <text:p>0.42</text:p>
          </table:table-cell>
          <table:table-cell office:value-type="float" office:value="0.4" table:style-name="ce20">
            <text:p>0.4</text:p>
          </table:table-cell>
          <table:table-cell office:value-type="float" office:value="0.41499999999999998" table:style-name="ce20">
            <text:p>0.415</text:p>
          </table:table-cell>
          <table:table-cell office:value-type="float" office:value="0.39" table:style-name="ce20">
            <text:p>0.39</text:p>
          </table:table-cell>
          <table:table-cell office:value-type="float" office:value="0.46500000000000002" table:style-name="ce20">
            <text:p>0.465</text:p>
          </table:table-cell>
          <table:table-cell office:value-type="float" office:value="0.46500000000000002" table:style-name="ce20">
            <text:p>0.465</text:p>
          </table:table-cell>
          <table:table-cell office:value-type="percentage" office:value="0.21052631578947373" table:formula="of:=([.AH23]-[.$AG23])/[.$AG23]" table:style-name="ce21">
            <text:p>21.05%</text:p>
          </table:table-cell>
          <table:table-cell office:value-type="percentage" office:value="0.21052631578947373" table:formula="of:=([.AI23]-[.$AG23])/[.$AG23]" table:style-name="ce21">
            <text:p>21.05%</text:p>
          </table:table-cell>
          <table:table-cell office:value-type="percentage" office:value="0.21052631578947373" table:formula="of:=([.AJ23]-[.$AG23])/[.$AG23]" table:style-name="ce21">
            <text:p>21.05%</text:p>
          </table:table-cell>
          <table:table-cell office:value-type="percentage" office:value="0.13157894736842102" table:formula="of:=([.AK23]-[.$AG23])/[.$AG23]" table:style-name="ce21">
            <text:p>13.16%</text:p>
          </table:table-cell>
          <table:table-cell office:value-type="percentage" office:value="0.17105263157894737" table:formula="of:=([.AL23]-[.$AG23])/[.$AG23]" table:style-name="ce21">
            <text:p>17.11%</text:p>
          </table:table-cell>
          <table:table-cell office:value-type="percentage" office:value="0" table:formula="of:=([.AM23]-[.$AG23])/[.$AG23]" table:style-name="ce21">
            <text:p>0.00%</text:p>
          </table:table-cell>
          <table:table-cell office:value-type="percentage" office:value="0.10526315789473679" table:formula="of:=([.AN23]-[.$AG23])/[.$AG23]" table:style-name="ce21">
            <text:p>10.53%</text:p>
          </table:table-cell>
          <table:table-cell office:value-type="percentage" office:value="0.10526315789473679" table:formula="of:=([.AO23]-[.$AG23])/[.$AG23]" table:style-name="ce21">
            <text:p>10.53%</text:p>
          </table:table-cell>
          <table:table-cell office:value-type="percentage" office:value="5.2631578947368467E-2" table:formula="of:=([.AP23]-[.$AG23])/[.$AG23]" table:style-name="ce21">
            <text:p>5.26%</text:p>
          </table:table-cell>
          <table:table-cell office:value-type="percentage" office:value="9.2105263157894676E-2" table:formula="of:=([.AQ23]-[.$AG23])/[.$AG23]" table:style-name="ce21">
            <text:p>9.21%</text:p>
          </table:table-cell>
          <table:table-cell office:value-type="percentage" office:value="2.6315789473684233E-2" table:formula="of:=([.AR23]-[.$AG23])/[.$AG23]" table:style-name="ce21">
            <text:p>2.63%</text:p>
          </table:table-cell>
          <table:table-cell office:value-type="percentage" office:value="0.22368421052631585" table:formula="of:=([.AS23]-[.$AG23])/[.$AG23]" table:style-name="ce21">
            <text:p>22.37%</text:p>
          </table:table-cell>
          <table:table-cell office:value-type="percentage" office:value="0.22368421052631585" table:formula="of:=([.AT23]-[.$AG23])/[.$AG23]" table:style-name="ce21">
            <text:p>22.37%</text:p>
          </table:table-cell>
          <table:table-cell office:value-type="string" table:style-name="ce18">
            <text:p>R.TO</text:p>
          </table:table-cell>
          <table:table-cell office:value-type="float" office:value="0.75" table:style-name="ce19">
            <text:p>0.75</text:p>
          </table:table-cell>
          <table:table-cell office:value-type="float" office:value="0.8" table:style-name="ce20">
            <text:p>0.8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85" table:style-name="ce20">
            <text:p>0.85</text:p>
          </table:table-cell>
          <table:table-cell office:value-type="float" office:value="0.8" table:style-name="ce20">
            <text:p>0.8</text:p>
          </table:table-cell>
          <table:table-cell office:value-type="float" office:value="0.84" table:style-name="ce20">
            <text:p>0.84</text:p>
          </table:table-cell>
          <table:table-cell office:value-type="float" office:value="0.86" table:style-name="ce20">
            <text:p>0.86</text:p>
          </table:table-cell>
          <table:table-cell office:value-type="float" office:value="0.83" table:style-name="ce20">
            <text:p>0.83</text:p>
          </table:table-cell>
          <table:table-cell office:value-type="float" office:value="0.81" table:style-name="ce20">
            <text:p>0.81</text:p>
          </table:table-cell>
          <table:table-cell office:value-type="float" office:value="0.76" table:style-name="ce20">
            <text:p>0.76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7" table:style-name="ce20">
            <text:p>0.77</text:p>
          </table:table-cell>
          <table:table-cell office:value-type="percentage" office:value="6.6666666666666721E-2" table:formula="of:=([.BJ23]-[.$BI23])/[.$BI23]" table:style-name="ce21">
            <text:p>6.67%</text:p>
          </table:table-cell>
          <table:table-cell office:value-type="percentage" office:value="4.0000000000000036E-2" table:formula="of:=([.BK23]-[.$BI23])/[.$BI23]" table:style-name="ce21">
            <text:p>4.00%</text:p>
          </table:table-cell>
          <table:table-cell office:value-type="percentage" office:value="0.11999999999999995" table:formula="of:=([.BL23]-[.$BI23])/[.$BI23]" table:style-name="ce21">
            <text:p>12.00%</text:p>
          </table:table-cell>
          <table:table-cell office:value-type="percentage" office:value="0.1333333333333333" table:formula="of:=([.BM23]-[.$BI23])/[.$BI23]" table:style-name="ce21">
            <text:p>13.33%</text:p>
          </table:table-cell>
          <table:table-cell office:value-type="percentage" office:value="6.6666666666666721E-2" table:formula="of:=([.BN23]-[.$BI23])/[.$BI23]" table:style-name="ce21">
            <text:p>6.67%</text:p>
          </table:table-cell>
          <table:table-cell office:value-type="percentage" office:value="0.11999999999999995" table:formula="of:=([.BO23]-[.$BI23])/[.$BI23]" table:style-name="ce21">
            <text:p>12.00%</text:p>
          </table:table-cell>
          <table:table-cell office:value-type="percentage" office:value="0.14666666666666664" table:formula="of:=([.BP23]-[.$BI23])/[.$BI23]" table:style-name="ce21">
            <text:p>14.67%</text:p>
          </table:table-cell>
          <table:table-cell office:value-type="percentage" office:value="0.10666666666666662" table:formula="of:=([.BQ23]-[.$BI23])/[.$BI23]" table:style-name="ce21">
            <text:p>10.67%</text:p>
          </table:table-cell>
          <table:table-cell office:value-type="percentage" office:value="8.0000000000000071E-2" table:formula="of:=([.BR23]-[.$BI23])/[.$BI23]" table:style-name="ce21">
            <text:p>8.00%</text:p>
          </table:table-cell>
          <table:table-cell office:value-type="percentage" office:value="1.3333333333333345E-2" table:formula="of:=([.BS23]-[.$BI23])/[.$BI23]" table:style-name="ce21">
            <text:p>1.33%</text:p>
          </table:table-cell>
          <table:table-cell office:value-type="percentage" office:value="0" table:formula="of:=([.BT23]-[.$BI23])/[.$BI23]" table:style-name="ce21">
            <text:p>0.00%</text:p>
          </table:table-cell>
          <table:table-cell office:value-type="percentage" office:value="-2.6666666666666689E-2" table:formula="of:=([.BU23]-[.$BI23])/[.$BI23]" table:style-name="ce21">
            <text:p>-2.67%</text:p>
          </table:table-cell>
          <table:table-cell office:value-type="percentage" office:value="2.6666666666666689E-2" table:formula="of:=([.BV23]-[.$BI23])/[.$BI23]" table:style-name="ce21">
            <text:p>2.67%</text:p>
          </table:table-cell>
          <table:table-cell office:value-type="string" table:style-name="ce17">
            <text:p>Terrysteen</text:p>
          </table:table-cell>
          <table:table-cell office:value-type="percentage" office:value="0.10689041444190185" table:formula="of:=([.S23]+[.AU23]+[.BW23])/3" table:style-name="ce22">
            <text:p>10.69%</text:p>
          </table:table-cell>
          <table:table-cell office:value-type="percentage" office:value="0.14872616323417243" table:formula="of:=([.T23]+[.AV23]+[.BX23])/3" table:style-name="ce22">
            <text:p>14.87%</text:p>
          </table:table-cell>
          <table:table-cell office:value-type="percentage" office:value="0.17539282990083907" table:formula="of:=([.U23]+[.AW23]+[.BY23])/3" table:style-name="ce22">
            <text:p>17.54%</text:p>
          </table:table-cell>
          <table:table-cell office:value-type="percentage" office:value="0.12453597762522245" table:formula="of:=([.V23]+[.AX23]+[.BZ23])/3" table:style-name="ce22">
            <text:p>12.45%</text:p>
          </table:table-cell>
          <table:table-cell office:value-type="percentage" office:value="0.10097889651665394" table:formula="of:=([.W23]+[.AY23]+[.CA23])/3" table:style-name="ce22">
            <text:p>10.10%</text:p>
          </table:table-cell>
          <table:table-cell office:value-type="percentage" office:value="5.449275362318836E-2" table:formula="of:=([.X23]+[.AZ23]+[.CB23])/3" table:style-name="ce22">
            <text:p>5.45%</text:p>
          </table:table-cell>
          <table:table-cell office:value-type="percentage" office:value="0.1274548690566997" table:formula="of:=([.Y23]+[.BA23]+[.CC23])/3" table:style-name="ce22">
            <text:p>12.75%</text:p>
          </table:table-cell>
          <table:table-cell office:value-type="percentage" office:value="0.11412153572336636" table:formula="of:=([.Z23]+[.BB23]+[.CD23])/3" table:style-name="ce22">
            <text:p>11.41%</text:p>
          </table:table-cell>
          <table:table-cell office:value-type="percentage" office:value="5.1456903127383678E-2" table:formula="of:=([.AA23]+[.BC23]+[.CE23])/3" table:style-name="ce22">
            <text:p>5.15%</text:p>
          </table:table-cell>
          <table:table-cell office:value-type="percentage" office:value="3.5146198830409342E-2" table:formula="of:=([.AB23]+[.BD23]+[.CF23])/3" table:style-name="ce22">
            <text:p>3.51%</text:p>
          </table:table-cell>
          <table:table-cell office:value-type="percentage" office:value="8.7719298245614117E-3" table:formula="of:=([.AC23]+[.BE23]+[.CG23])/3" table:style-name="ce22">
            <text:p>0.88%</text:p>
          </table:table-cell>
          <table:table-cell office:value-type="percentage" office:value="4.3933384185100427E-2" table:formula="of:=([.AD23]+[.BF23]+[.CH23])/3" table:style-name="ce22">
            <text:p>4.39%</text:p>
          </table:table-cell>
          <table:table-cell office:value-type="percentage" office:value="4.7218408339689801E-2" table:formula="of:=([.AE23]+[.BG23]+[.CI23])/3" table:style-name="ce22">
            <text:p>4.72%</text:p>
          </table:table-cell>
          <table:table-cell table:number-columns-repeated="1628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8" table:style-name="ce1">
            <text:p>68</text:p>
          </table:table-cell>
          <table:table-cell office:value-type="string" table:style-name="ce17">
            <text:p>Bedrag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24]-[.$E24])/[.$E24]" table:style-name="ce21">
            <text:p>-11.11%</text:p>
          </table:table-cell>
          <table:table-cell office:value-type="percentage" office:value="0" table:formula="of:=([.G24]-[.$E24])/[.$E24]" table:style-name="ce21">
            <text:p>0.00%</text:p>
          </table:table-cell>
          <table:table-cell office:value-type="percentage" office:value="-0.11111111111111106" table:formula="of:=([.H24]-[.$E24])/[.$E24]" table:style-name="ce21">
            <text:p>-11.11%</text:p>
          </table:table-cell>
          <table:table-cell office:value-type="percentage" office:value="-0.11111111111111106" table:formula="of:=([.I24]-[.$E24])/[.$E24]" table:style-name="ce21">
            <text:p>-11.11%</text:p>
          </table:table-cell>
          <table:table-cell office:value-type="percentage" office:value="-0.11111111111111106" table:formula="of:=([.J24]-[.$E24])/[.$E24]" table:style-name="ce21">
            <text:p>-11.11%</text:p>
          </table:table-cell>
          <table:table-cell office:value-type="percentage" office:value="-0.11111111111111106" table:formula="of:=([.K24]-[.$E24])/[.$E24]" table:style-name="ce21">
            <text:p>-11.11%</text:p>
          </table:table-cell>
          <table:table-cell office:value-type="percentage" office:value="0" table:formula="of:=([.L24]-[.$E24])/[.$E24]" table:style-name="ce21">
            <text:p>0.00%</text:p>
          </table:table-cell>
          <table:table-cell office:value-type="percentage" office:value="0" table:formula="of:=([.M24]-[.$E24])/[.$E24]" table:style-name="ce21">
            <text:p>0.00%</text:p>
          </table:table-cell>
          <table:table-cell office:value-type="percentage" office:value="-0.11111111111111106" table:formula="of:=([.N24]-[.$E24])/[.$E24]" table:style-name="ce21">
            <text:p>-11.11%</text:p>
          </table:table-cell>
          <table:table-cell office:value-type="percentage" office:value="0.11111111111111122" table:formula="of:=([.O24]-[.$E24])/[.$E24]" table:style-name="ce21">
            <text:p>11.11%</text:p>
          </table:table-cell>
          <table:table-cell office:value-type="percentage" office:value="0.44444444444444453" table:formula="of:=([.P24]-[.$E24])/[.$E24]" table:style-name="ce21">
            <text:p>44.44%</text:p>
          </table:table-cell>
          <table:table-cell office:value-type="percentage" office:value="0.44444444444444453" table:formula="of:=([.Q24]-[.$E24])/[.$E24]" table:style-name="ce21">
            <text:p>44.44%</text:p>
          </table:table-cell>
          <table:table-cell office:value-type="percentage" office:value="0.44444444444444453" table:formula="of:=([.R24]-[.$E24])/[.$E24]" table:style-name="ce21">
            <text:p>44.44%</text:p>
          </table:table-cell>
          <table:table-cell office:value-type="string" table:style-name="ce18">
            <text:p>CSPG.V</text:p>
          </table:table-cell>
          <table:table-cell office:value-type="float" office:value="0.155" table:style-name="ce19">
            <text:p>0.15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6" table:style-name="ce20">
            <text:p>0.16</text:p>
          </table:table-cell>
          <table:table-cell office:value-type="float" office:value="0.18" table:style-name="ce20">
            <text:p>0.18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1" table:style-name="ce20">
            <text:p>0.21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float" office:value="0.17499999999999999" table:style-name="ce20">
            <text:p>0.175</text:p>
          </table:table-cell>
          <table:table-cell office:value-type="percentage" office:value="9.6774193548387177E-2" table:formula="of:=([.AH24]-[.$AG24])/[.$AG24]" table:style-name="ce21">
            <text:p>9.68%</text:p>
          </table:table-cell>
          <table:table-cell office:value-type="percentage" office:value="9.6774193548387177E-2" table:formula="of:=([.AI24]-[.$AG24])/[.$AG24]" table:style-name="ce21">
            <text:p>9.68%</text:p>
          </table:table-cell>
          <table:table-cell office:value-type="percentage" office:value="9.6774193548387177E-2" table:formula="of:=([.AJ24]-[.$AG24])/[.$AG24]" table:style-name="ce21">
            <text:p>9.68%</text:p>
          </table:table-cell>
          <table:table-cell office:value-type="percentage" office:value="9.6774193548387177E-2" table:formula="of:=([.AK24]-[.$AG24])/[.$AG24]" table:style-name="ce21">
            <text:p>9.68%</text:p>
          </table:table-cell>
          <table:table-cell office:value-type="percentage" office:value="3.2258064516129059E-2" table:formula="of:=([.AL24]-[.$AG24])/[.$AG24]" table:style-name="ce21">
            <text:p>3.23%</text:p>
          </table:table-cell>
          <table:table-cell office:value-type="percentage" office:value="0.16129032258064513" table:formula="of:=([.AM24]-[.$AG24])/[.$AG24]" table:style-name="ce21">
            <text:p>16.13%</text:p>
          </table:table-cell>
          <table:table-cell office:value-type="percentage" office:value="0.12903225806451607" table:formula="of:=([.AN24]-[.$AG24])/[.$AG24]" table:style-name="ce21">
            <text:p>12.90%</text:p>
          </table:table-cell>
          <table:table-cell office:value-type="percentage" office:value="0.35483870967741932" table:formula="of:=([.AO24]-[.$AG24])/[.$AG24]" table:style-name="ce21">
            <text:p>35.48%</text:p>
          </table:table-cell>
          <table:table-cell office:value-type="percentage" office:value="0.32258064516129026" table:formula="of:=([.AP24]-[.$AG24])/[.$AG24]" table:style-name="ce21">
            <text:p>32.26%</text:p>
          </table:table-cell>
          <table:table-cell office:value-type="percentage" office:value="0.16129032258064513" table:formula="of:=([.AQ24]-[.$AG24])/[.$AG24]" table:style-name="ce21">
            <text:p>16.13%</text:p>
          </table:table-cell>
          <table:table-cell office:value-type="percentage" office:value="9.6774193548387177E-2" table:formula="of:=([.AR24]-[.$AG24])/[.$AG24]" table:style-name="ce21">
            <text:p>9.68%</text:p>
          </table:table-cell>
          <table:table-cell office:value-type="percentage" office:value="0.16129032258064513" table:formula="of:=([.AS24]-[.$AG24])/[.$AG24]" table:style-name="ce21">
            <text:p>16.13%</text:p>
          </table:table-cell>
          <table:table-cell office:value-type="percentage" office:value="0.12903225806451607" table:formula="of:=([.AT24]-[.$AG24])/[.$AG24]" table:style-name="ce21">
            <text:p>12.90%</text:p>
          </table:table-cell>
          <table:table-cell office:value-type="string" table:style-name="ce18">
            <text:p>LIC.V</text:p>
          </table:table-cell>
          <table:table-cell office:value-type="float" office:value="0.13500000000000001" table:style-name="ce19">
            <text:p>0.13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22" table:style-name="ce20">
            <text:p>0.22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25" table:style-name="ce20">
            <text:p>0.125</text:p>
          </table:table-cell>
          <table:table-cell office:value-type="float" office:value="0.16" table:style-name="ce20">
            <text:p>0.16</text:p>
          </table:table-cell>
          <table:table-cell office:value-type="percentage" office:value="0.11111111111111099" table:formula="of:=([.BJ24]-[.$BI24])/[.$BI24]" table:style-name="ce21">
            <text:p>11.11%</text:p>
          </table:table-cell>
          <table:table-cell office:value-type="percentage" office:value="0.11111111111111099" table:formula="of:=([.BK24]-[.$BI24])/[.$BI24]" table:style-name="ce21">
            <text:p>11.11%</text:p>
          </table:table-cell>
          <table:table-cell office:value-type="percentage" office:value="0.25925925925925924" table:formula="of:=([.BL24]-[.$BI24])/[.$BI24]" table:style-name="ce21">
            <text:p>25.93%</text:p>
          </table:table-cell>
          <table:table-cell office:value-type="percentage" office:value="0.29629629629629611" table:formula="of:=([.BM24]-[.$BI24])/[.$BI24]" table:style-name="ce21">
            <text:p>29.63%</text:p>
          </table:table-cell>
          <table:table-cell office:value-type="percentage" office:value="0.25925925925925924" table:formula="of:=([.BN24]-[.$BI24])/[.$BI24]" table:style-name="ce21">
            <text:p>25.93%</text:p>
          </table:table-cell>
          <table:table-cell office:value-type="percentage" office:value="0.62962962962962954" table:formula="of:=([.BO24]-[.$BI24])/[.$BI24]" table:style-name="ce21">
            <text:p>62.96%</text:p>
          </table:table-cell>
          <table:table-cell office:value-type="percentage" office:value="0.3333333333333332" table:formula="of:=([.BP24]-[.$BI24])/[.$BI24]" table:style-name="ce21">
            <text:p>33.33%</text:p>
          </table:table-cell>
          <table:table-cell office:value-type="percentage" office:value="0.3333333333333332" table:formula="of:=([.BQ24]-[.$BI24])/[.$BI24]" table:style-name="ce21">
            <text:p>33.33%</text:p>
          </table:table-cell>
          <table:table-cell office:value-type="percentage" office:value="0.3333333333333332" table:formula="of:=([.BR24]-[.$BI24])/[.$BI24]" table:style-name="ce21">
            <text:p>33.33%</text:p>
          </table:table-cell>
          <table:table-cell office:value-type="percentage" office:value="0.11111111111111099" table:formula="of:=([.BS24]-[.$BI24])/[.$BI24]" table:style-name="ce21">
            <text:p>11.11%</text:p>
          </table:table-cell>
          <table:table-cell office:value-type="percentage" office:value="7.4074074074073931E-2" table:formula="of:=([.BT24]-[.$BI24])/[.$BI24]" table:style-name="ce21">
            <text:p>7.41%</text:p>
          </table:table-cell>
          <table:table-cell office:value-type="percentage" office:value="-7.4074074074074139E-2" table:formula="of:=([.BU24]-[.$BI24])/[.$BI24]" table:style-name="ce21">
            <text:p>-7.41%</text:p>
          </table:table-cell>
          <table:table-cell office:value-type="percentage" office:value="0.18518518518518512" table:formula="of:=([.BV24]-[.$BI24])/[.$BI24]" table:style-name="ce21">
            <text:p>18.52%</text:p>
          </table:table-cell>
          <table:table-cell office:value-type="string" table:style-name="ce17">
            <text:p>Bedrag</text:p>
          </table:table-cell>
          <table:table-cell office:value-type="percentage" office:value="3.2258064516129038E-2" table:formula="of:=([.S24]+[.AU24]+[.BW24])/3" table:style-name="ce22">
            <text:p>3.23%</text:p>
          </table:table-cell>
          <table:table-cell office:value-type="percentage" office:value="6.9295101553166052E-2" table:formula="of:=([.T24]+[.AV24]+[.BX24])/3" table:style-name="ce22">
            <text:p>6.93%</text:p>
          </table:table-cell>
          <table:table-cell office:value-type="percentage" office:value="8.1640780565511786E-2" table:formula="of:=([.U24]+[.AW24]+[.BY24])/3" table:style-name="ce22">
            <text:p>8.16%</text:p>
          </table:table-cell>
          <table:table-cell office:value-type="percentage" office:value="9.3986459577857409E-2" table:formula="of:=([.V24]+[.AX24]+[.BZ24])/3" table:style-name="ce22">
            <text:p>9.40%</text:p>
          </table:table-cell>
          <table:table-cell office:value-type="percentage" office:value="6.0135404221425749E-2" table:formula="of:=([.W24]+[.AY24]+[.CA24])/3" table:style-name="ce22">
            <text:p>6.01%</text:p>
          </table:table-cell>
          <table:table-cell office:value-type="percentage" office:value="0.22660294703305453" table:formula="of:=([.X24]+[.AZ24]+[.CB24])/3" table:style-name="ce22">
            <text:p>22.66%</text:p>
          </table:table-cell>
          <table:table-cell office:value-type="percentage" office:value="0.15412186379928308" table:formula="of:=([.Y24]+[.BA24]+[.CC24])/3" table:style-name="ce22">
            <text:p>15.41%</text:p>
          </table:table-cell>
          <table:table-cell office:value-type="percentage" office:value="0.22939068100358417" table:formula="of:=([.Z24]+[.BB24]+[.CD24])/3" table:style-name="ce22">
            <text:p>22.94%</text:p>
          </table:table-cell>
          <table:table-cell office:value-type="percentage" office:value="0.18160095579450411" table:formula="of:=([.AA24]+[.BC24]+[.CE24])/3" table:style-name="ce22">
            <text:p>18.16%</text:p>
          </table:table-cell>
          <table:table-cell office:value-type="percentage" office:value="0.1278375149342891" table:formula="of:=([.AB24]+[.BD24]+[.CF24])/3" table:style-name="ce22">
            <text:p>12.78%</text:p>
          </table:table-cell>
          <table:table-cell office:value-type="percentage" office:value="0.20509757068896853" table:formula="of:=([.AC24]+[.BE24]+[.CG24])/3" table:style-name="ce22">
            <text:p>20.51%</text:p>
          </table:table-cell>
          <table:table-cell office:value-type="percentage" office:value="0.17722023098367182" table:formula="of:=([.AD24]+[.BF24]+[.CH24])/3" table:style-name="ce22">
            <text:p>17.72%</text:p>
          </table:table-cell>
          <table:table-cell office:value-type="percentage" office:value="0.25288729589804859" table:formula="of:=([.AE24]+[.BG24]+[.CI24])/3" table:style-name="ce22">
            <text:p>25.29%</text:p>
          </table:table-cell>
          <table:table-cell table:number-columns-repeated="1628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string" table:style-name="ce17">
            <text:p>Newager23</text:p>
          </table:table-cell>
          <table:table-cell office:value-type="string" table:style-name="ce18">
            <text:p>EQT.V</text:p>
          </table:table-cell>
          <table:table-cell office:value-type="float" office:value="0.25" table:style-name="ce19">
            <text:p>0.25</text:p>
          </table:table-cell>
          <table:table-cell office:value-type="float" office:value="0.21" table:style-name="ce20">
            <text:p>0.21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5" table:style-name="ce20">
            <text:p>0.25</text:p>
          </table:table-cell>
          <table:table-cell office:value-type="float" office:value="0.3" table:style-name="ce20">
            <text:p>0.3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6" table:style-name="ce20">
            <text:p>0.36</text:p>
          </table:table-cell>
          <table:table-cell office:value-type="float" office:value="0.31" table:style-name="ce20">
            <text:p>0.31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7" table:style-name="ce20">
            <text:p>0.27</text:p>
          </table:table-cell>
          <table:table-cell office:value-type="float" office:value="0.245" table:style-name="ce20">
            <text:p>0.245</text:p>
          </table:table-cell>
          <table:table-cell office:value-type="percentage" office:value="-0.16000000000000003" table:formula="of:=([.F25]-[.$E25])/[.$E25]" table:style-name="ce21">
            <text:p>-16.00%</text:p>
          </table:table-cell>
          <table:table-cell office:value-type="percentage" office:value="-7.999999999999996E-2" table:formula="of:=([.G25]-[.$E25])/[.$E25]" table:style-name="ce21">
            <text:p>-8.00%</text:p>
          </table:table-cell>
          <table:table-cell office:value-type="percentage" office:value="-7.999999999999996E-2" table:formula="of:=([.H25]-[.$E25])/[.$E25]" table:style-name="ce21">
            <text:p>-8.00%</text:p>
          </table:table-cell>
          <table:table-cell office:value-type="percentage" office:value="0" table:formula="of:=([.I25]-[.$E25])/[.$E25]" table:style-name="ce21">
            <text:p>0.00%</text:p>
          </table:table-cell>
          <table:table-cell office:value-type="percentage" office:value="0.19999999999999996" table:formula="of:=([.J25]-[.$E25])/[.$E25]" table:style-name="ce21">
            <text:p>20.00%</text:p>
          </table:table-cell>
          <table:table-cell office:value-type="percentage" office:value="0.54" table:formula="of:=([.K25]-[.$E25])/[.$E25]" table:style-name="ce21">
            <text:p>54.00%</text:p>
          </table:table-cell>
          <table:table-cell office:value-type="percentage" office:value="0.43999999999999995" table:formula="of:=([.L25]-[.$E25])/[.$E25]" table:style-name="ce21">
            <text:p>44.00%</text:p>
          </table:table-cell>
          <table:table-cell office:value-type="percentage" office:value="0.24" table:formula="of:=([.M25]-[.$E25])/[.$E25]" table:style-name="ce21">
            <text:p>24.00%</text:p>
          </table:table-cell>
          <table:table-cell office:value-type="percentage" office:value="0.15999999999999992" table:formula="of:=([.N25]-[.$E25])/[.$E25]" table:style-name="ce21">
            <text:p>16.00%</text:p>
          </table:table-cell>
          <table:table-cell office:value-type="percentage" office:value="0.10000000000000009" table:formula="of:=([.O25]-[.$E25])/[.$E25]" table:style-name="ce21">
            <text:p>10.00%</text:p>
          </table:table-cell>
          <table:table-cell office:value-type="percentage" office:value="6.0000000000000053E-2" table:formula="of:=([.P25]-[.$E25])/[.$E25]" table:style-name="ce21">
            <text:p>6.00%</text:p>
          </table:table-cell>
          <table:table-cell office:value-type="percentage" office:value="8.0000000000000071E-2" table:formula="of:=([.Q25]-[.$E25])/[.$E25]" table:style-name="ce21">
            <text:p>8.00%</text:p>
          </table:table-cell>
          <table:table-cell office:value-type="percentage" office:value="-2.0000000000000018E-2" table:formula="of:=([.R25]-[.$E25])/[.$E25]" table:style-name="ce21">
            <text:p>-2.00%</text:p>
          </table:table-cell>
          <table:table-cell office:value-type="string" table:style-name="ce18">
            <text:p>AVA.V</text:p>
          </table:table-cell>
          <table:table-cell office:value-type="float" office:value="0.17499999999999999" table:style-name="ce19">
            <text:p>0.17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1" table:style-name="ce20">
            <text:p>0.21</text:p>
          </table:table-cell>
          <table:table-cell office:value-type="float" office:value="0.27" table:style-name="ce20">
            <text:p>0.27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9" table:style-name="ce20">
            <text:p>0.39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435" table:style-name="ce20">
            <text:p>0.435</text:p>
          </table:table-cell>
          <table:table-cell office:value-type="float" office:value="0.36" table:style-name="ce20">
            <text:p>0.36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29499999999999998" table:style-name="ce20">
            <text:p>0.295</text:p>
          </table:table-cell>
          <table:table-cell office:value-type="percentage" office:value="0.31428571428571445" table:formula="of:=([.AH25]-[.$AG25])/[.$AG25]" table:style-name="ce21">
            <text:p>31.43%</text:p>
          </table:table-cell>
          <table:table-cell office:value-type="percentage" office:value="0.31428571428571445" table:formula="of:=([.AI25]-[.$AG25])/[.$AG25]" table:style-name="ce21">
            <text:p>31.43%</text:p>
          </table:table-cell>
          <table:table-cell office:value-type="percentage" office:value="0.34285714285714286" table:formula="of:=([.AJ25]-[.$AG25])/[.$AG25]" table:style-name="ce21">
            <text:p>34.29%</text:p>
          </table:table-cell>
          <table:table-cell office:value-type="percentage" office:value="0.20000000000000004" table:formula="of:=([.AK25]-[.$AG25])/[.$AG25]" table:style-name="ce21">
            <text:p>20.00%</text:p>
          </table:table-cell>
          <table:table-cell office:value-type="percentage" office:value="0.54285714285714304" table:formula="of:=([.AL25]-[.$AG25])/[.$AG25]" table:style-name="ce21">
            <text:p>54.29%</text:p>
          </table:table-cell>
          <table:table-cell office:value-type="percentage" office:value="0.74285714285714288" table:formula="of:=([.AM25]-[.$AG25])/[.$AG25]" table:style-name="ce21">
            <text:p>74.29%</text:p>
          </table:table-cell>
          <table:table-cell office:value-type="percentage" office:value="1.2285714285714289" table:formula="of:=([.AN25]-[.$AG25])/[.$AG25]" table:style-name="ce21">
            <text:p>122.86%</text:p>
          </table:table-cell>
          <table:table-cell office:value-type="percentage" office:value="0.91428571428571448" table:formula="of:=([.AO25]-[.$AG25])/[.$AG25]" table:style-name="ce21">
            <text:p>91.43%</text:p>
          </table:table-cell>
          <table:table-cell office:value-type="percentage" office:value="1.4857142857142858" table:formula="of:=([.AP25]-[.$AG25])/[.$AG25]" table:style-name="ce21">
            <text:p>148.57%</text:p>
          </table:table-cell>
          <table:table-cell office:value-type="percentage" office:value="1.0571428571428572" table:formula="of:=([.AQ25]-[.$AG25])/[.$AG25]" table:style-name="ce21">
            <text:p>105.71%</text:p>
          </table:table-cell>
          <table:table-cell office:value-type="percentage" office:value="0.97142857142857142" table:formula="of:=([.AR25]-[.$AG25])/[.$AG25]" table:style-name="ce21">
            <text:p>97.14%</text:p>
          </table:table-cell>
          <table:table-cell office:value-type="percentage" office:value="0.91428571428571448" table:formula="of:=([.AS25]-[.$AG25])/[.$AG25]" table:style-name="ce21">
            <text:p>91.43%</text:p>
          </table:table-cell>
          <table:table-cell office:value-type="percentage" office:value="0.68571428571428572" table:formula="of:=([.AT25]-[.$AG25])/[.$AG25]" table:style-name="ce21">
            <text:p>68.57%</text:p>
          </table:table-cell>
          <table:table-cell office:value-type="string" table:style-name="ce18">
            <text:p>SPA.V</text:p>
          </table:table-cell>
          <table:table-cell office:value-type="float" office:value="0.12" table:style-name="ce19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" table:style-name="ce20">
            <text:p>0.12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float" office:value="0.17499999999999999" table:style-name="ce20">
            <text:p>0.175</text:p>
          </table:table-cell>
          <table:table-cell office:value-type="percentage" office:value="-4.1666666666666588E-2" table:formula="of:=([.BJ25]-[.$BI25])/[.$BI25]" table:style-name="ce21">
            <text:p>-4.17%</text:p>
          </table:table-cell>
          <table:table-cell office:value-type="percentage" office:value="8.3333333333333412E-2" table:formula="of:=([.BK25]-[.$BI25])/[.$BI25]" table:style-name="ce21">
            <text:p>8.33%</text:p>
          </table:table-cell>
          <table:table-cell office:value-type="percentage" office:value="0.12500000000000011" table:formula="of:=([.BL25]-[.$BI25])/[.$BI25]" table:style-name="ce21">
            <text:p>12.50%</text:p>
          </table:table-cell>
          <table:table-cell office:value-type="percentage" office:value="0" table:formula="of:=([.BM25]-[.$BI25])/[.$BI25]" table:style-name="ce21">
            <text:p>0.00%</text:p>
          </table:table-cell>
          <table:table-cell office:value-type="percentage" office:value="0.20833333333333329" table:formula="of:=([.BN25]-[.$BI25])/[.$BI25]" table:style-name="ce21">
            <text:p>20.83%</text:p>
          </table:table-cell>
          <table:table-cell office:value-type="percentage" office:value="0.33333333333333343" table:formula="of:=([.BO25]-[.$BI25])/[.$BI25]" table:style-name="ce21">
            <text:p>33.33%</text:p>
          </table:table-cell>
          <table:table-cell office:value-type="percentage" office:value="0.37500000000000011" table:formula="of:=([.BP25]-[.$BI25])/[.$BI25]" table:style-name="ce21">
            <text:p>37.50%</text:p>
          </table:table-cell>
          <table:table-cell office:value-type="percentage" office:value="0.66666666666666685" table:formula="of:=([.BQ25]-[.$BI25])/[.$BI25]" table:style-name="ce21">
            <text:p>66.67%</text:p>
          </table:table-cell>
          <table:table-cell office:value-type="percentage" office:value="0.58333333333333337" table:formula="of:=([.BR25]-[.$BI25])/[.$BI25]" table:style-name="ce21">
            <text:p>58.33%</text:p>
          </table:table-cell>
          <table:table-cell office:value-type="percentage" office:value="0.45833333333333331" table:formula="of:=([.BS25]-[.$BI25])/[.$BI25]" table:style-name="ce21">
            <text:p>45.83%</text:p>
          </table:table-cell>
          <table:table-cell office:value-type="percentage" office:value="0.4166666666666668" table:formula="of:=([.BT25]-[.$BI25])/[.$BI25]" table:style-name="ce21">
            <text:p>41.67%</text:p>
          </table:table-cell>
          <table:table-cell office:value-type="percentage" office:value="0.5" table:formula="of:=([.BU25]-[.$BI25])/[.$BI25]" table:style-name="ce21">
            <text:p>50.00%</text:p>
          </table:table-cell>
          <table:table-cell office:value-type="percentage" office:value="0.45833333333333331" table:formula="of:=([.BV25]-[.$BI25])/[.$BI25]" table:style-name="ce21">
            <text:p>45.83%</text:p>
          </table:table-cell>
          <table:table-cell office:value-type="string" table:style-name="ce17">
            <text:p>Newager23</text:p>
          </table:table-cell>
          <table:table-cell office:value-type="percentage" office:value="3.7539682539682609E-2" table:formula="of:=([.S25]+[.AU25]+[.BW25])/3" table:style-name="ce22">
            <text:p>3.75%</text:p>
          </table:table-cell>
          <table:table-cell office:value-type="percentage" office:value="0.10587301587301597" table:formula="of:=([.T25]+[.AV25]+[.BX25])/3" table:style-name="ce22">
            <text:p>10.59%</text:p>
          </table:table-cell>
          <table:table-cell office:value-type="percentage" office:value="0.12928571428571434" table:formula="of:=([.U25]+[.AW25]+[.BY25])/3" table:style-name="ce22">
            <text:p>12.93%</text:p>
          </table:table-cell>
          <table:table-cell office:value-type="percentage" office:value="6.666666666666668E-2" table:formula="of:=([.V25]+[.AX25]+[.BZ25])/3" table:style-name="ce22">
            <text:p>6.67%</text:p>
          </table:table-cell>
          <table:table-cell office:value-type="percentage" office:value="0.3170634920634921" table:formula="of:=([.W25]+[.AY25]+[.CA25])/3" table:style-name="ce22">
            <text:p>31.71%</text:p>
          </table:table-cell>
          <table:table-cell office:value-type="percentage" office:value="0.53873015873015884" table:formula="of:=([.X25]+[.AZ25]+[.CB25])/3" table:style-name="ce22">
            <text:p>53.87%</text:p>
          </table:table-cell>
          <table:table-cell office:value-type="percentage" office:value="0.68119047619047635" table:formula="of:=([.Y25]+[.BA25]+[.CC25])/3" table:style-name="ce22">
            <text:p>68.12%</text:p>
          </table:table-cell>
          <table:table-cell office:value-type="percentage" office:value="0.60698412698412707" table:formula="of:=([.Z25]+[.BB25]+[.CD25])/3" table:style-name="ce22">
            <text:p>60.70%</text:p>
          </table:table-cell>
          <table:table-cell office:value-type="percentage" office:value="0.74301587301587302" table:formula="of:=([.AA25]+[.BC25]+[.CE25])/3" table:style-name="ce22">
            <text:p>74.30%</text:p>
          </table:table-cell>
          <table:table-cell office:value-type="percentage" office:value="0.53849206349206347" table:formula="of:=([.AB25]+[.BD25]+[.CF25])/3" table:style-name="ce22">
            <text:p>53.85%</text:p>
          </table:table-cell>
          <table:table-cell office:value-type="percentage" office:value="0.48269841269841279" table:formula="of:=([.AC25]+[.BE25]+[.CG25])/3" table:style-name="ce22">
            <text:p>48.27%</text:p>
          </table:table-cell>
          <table:table-cell office:value-type="percentage" office:value="0.4980952380952382" table:formula="of:=([.AD25]+[.BF25]+[.CH25])/3" table:style-name="ce22">
            <text:p>49.81%</text:p>
          </table:table-cell>
          <table:table-cell office:value-type="percentage" office:value="0.37468253968253967" table:formula="of:=([.AE25]+[.BG25]+[.CI25])/3" table:style-name="ce22">
            <text:p>37.47%</text:p>
          </table:table-cell>
          <table:table-cell table:number-columns-repeated="1628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2" table:style-name="ce1">
            <text:p>142</text:p>
          </table:table-cell>
          <table:table-cell office:value-type="string" table:style-name="ce17">
            <text:p>IronMan07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26]-[.$E26])/[.$E26]" table:style-name="ce21">
            <text:p>-5.26%</text:p>
          </table:table-cell>
          <table:table-cell office:value-type="percentage" office:value="-0.10526315789473675" table:formula="of:=([.G26]-[.$E26])/[.$E26]" table:style-name="ce21">
            <text:p>-10.53%</text:p>
          </table:table-cell>
          <table:table-cell office:value-type="percentage" office:value="-0.10526315789473675" table:formula="of:=([.H26]-[.$E26])/[.$E26]" table:style-name="ce21">
            <text:p>-10.53%</text:p>
          </table:table-cell>
          <table:table-cell office:value-type="percentage" office:value="0" table:formula="of:=([.I26]-[.$E26])/[.$E26]" table:style-name="ce21">
            <text:p>0.00%</text:p>
          </table:table-cell>
          <table:table-cell office:value-type="percentage" office:value="0" table:formula="of:=([.J26]-[.$E26])/[.$E26]" table:style-name="ce21">
            <text:p>0.00%</text:p>
          </table:table-cell>
          <table:table-cell office:value-type="percentage" office:value="-8.7719298245613919E-2" table:formula="of:=([.K26]-[.$E26])/[.$E26]" table:style-name="ce21">
            <text:p>-8.77%</text:p>
          </table:table-cell>
          <table:table-cell office:value-type="percentage" office:value="-0.10526315789473675" table:formula="of:=([.L26]-[.$E26])/[.$E26]" table:style-name="ce21">
            <text:p>-10.53%</text:p>
          </table:table-cell>
          <table:table-cell office:value-type="percentage" office:value="-0.12280701754385957" table:formula="of:=([.M26]-[.$E26])/[.$E26]" table:style-name="ce21">
            <text:p>-12.28%</text:p>
          </table:table-cell>
          <table:table-cell office:value-type="percentage" office:value="-0.15789473684210523" table:formula="of:=([.N26]-[.$E26])/[.$E26]" table:style-name="ce21">
            <text:p>-15.79%</text:p>
          </table:table-cell>
          <table:table-cell office:value-type="percentage" office:value="-0.26315789473684209" table:formula="of:=([.O26]-[.$E26])/[.$E26]" table:style-name="ce21">
            <text:p>-26.32%</text:p>
          </table:table-cell>
          <table:table-cell office:value-type="percentage" office:value="-0.17543859649122803" table:formula="of:=([.P26]-[.$E26])/[.$E26]" table:style-name="ce21">
            <text:p>-17.54%</text:p>
          </table:table-cell>
          <table:table-cell office:value-type="percentage" office:value="-0.17543859649122803" table:formula="of:=([.Q26]-[.$E26])/[.$E26]" table:style-name="ce21">
            <text:p>-17.54%</text:p>
          </table:table-cell>
          <table:table-cell office:value-type="percentage" office:value="-7.0175438596491099E-2" table:formula="of:=([.R26]-[.$E26])/[.$E26]" table:style-name="ce21">
            <text:p>-7.02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26]-[.$AG26])/[.$AG26]" table:style-name="ce21">
            <text:p>-20.83%</text:p>
          </table:table-cell>
          <table:table-cell office:value-type="percentage" office:value="-0.20833333333333329" table:formula="of:=([.AI26]-[.$AG26])/[.$AG26]" table:style-name="ce21">
            <text:p>-20.83%</text:p>
          </table:table-cell>
          <table:table-cell office:value-type="percentage" office:value="-8.3333333333333301E-2" table:formula="of:=([.AJ26]-[.$AG26])/[.$AG26]" table:style-name="ce21">
            <text:p>-8.33%</text:p>
          </table:table-cell>
          <table:table-cell office:value-type="percentage" office:value="-0.25" table:formula="of:=([.AK26]-[.$AG26])/[.$AG26]" table:style-name="ce21">
            <text:p>-25.00%</text:p>
          </table:table-cell>
          <table:table-cell office:value-type="percentage" office:value="-0.29166666666666657" table:formula="of:=([.AL26]-[.$AG26])/[.$AG26]" table:style-name="ce21">
            <text:p>-29.17%</text:p>
          </table:table-cell>
          <table:table-cell office:value-type="percentage" office:value="-0.33333333333333331" table:formula="of:=([.AM26]-[.$AG26])/[.$AG26]" table:style-name="ce21">
            <text:p>-33.33%</text:p>
          </table:table-cell>
          <table:table-cell office:value-type="percentage" office:value="-0.41666666666666657" table:formula="of:=([.AN26]-[.$AG26])/[.$AG26]" table:style-name="ce21">
            <text:p>-41.67%</text:p>
          </table:table-cell>
          <table:table-cell office:value-type="percentage" office:value="-0.33333333333333331" table:formula="of:=([.AO26]-[.$AG26])/[.$AG26]" table:style-name="ce21">
            <text:p>-33.33%</text:p>
          </table:table-cell>
          <table:table-cell office:value-type="percentage" office:value="-0.25" table:formula="of:=([.AP26]-[.$AG26])/[.$AG26]" table:style-name="ce21">
            <text:p>-25.00%</text:p>
          </table:table-cell>
          <table:table-cell office:value-type="percentage" office:value="0" table:formula="of:=([.AQ26]-[.$AG26])/[.$AG26]" table:style-name="ce21">
            <text:p>0.00%</text:p>
          </table:table-cell>
          <table:table-cell office:value-type="percentage" office:value="-0.25" table:formula="of:=([.AR26]-[.$AG26])/[.$AG26]" table:style-name="ce21">
            <text:p>-25.00%</text:p>
          </table:table-cell>
          <table:table-cell office:value-type="percentage" office:value="-0.1666666666666666" table:formula="of:=([.AS26]-[.$AG26])/[.$AG26]" table:style-name="ce21">
            <text:p>-16.67%</text:p>
          </table:table-cell>
          <table:table-cell office:value-type="percentage" office:value="-0.29166666666666657" table:formula="of:=([.AT26]-[.$AG26])/[.$AG26]" table:style-name="ce21">
            <text:p>-29.17%</text:p>
          </table:table-cell>
          <table:table-cell office:value-type="string" table:style-name="ce18">
            <text:p>FDM.CN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9" table:style-name="ce20">
            <text:p>0.09</text:p>
          </table:table-cell>
          <table:table-cell office:value-type="float" office:value="0.105" table:style-name="ce20">
            <text:p>0.10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-0.2" table:formula="of:=([.BJ26]-[.$BI26])/[.$BI26]" table:style-name="ce21">
            <text:p>-20.00%</text:p>
          </table:table-cell>
          <table:table-cell office:value-type="percentage" office:value="0" table:formula="of:=([.BK26]-[.$BI26])/[.$BI26]" table:style-name="ce21">
            <text:p>0.00%</text:p>
          </table:table-cell>
          <table:table-cell office:value-type="percentage" office:value="0.2" table:formula="of:=([.BL26]-[.$BI26])/[.$BI26]" table:style-name="ce21">
            <text:p>20.00%</text:p>
          </table:table-cell>
          <table:table-cell office:value-type="percentage" office:value="0.4" table:formula="of:=([.BM26]-[.$BI26])/[.$BI26]" table:style-name="ce21">
            <text:p>40.00%</text:p>
          </table:table-cell>
          <table:table-cell office:value-type="percentage" office:value="6.6666666666666735E-2" table:formula="of:=([.BN26]-[.$BI26])/[.$BI26]" table:style-name="ce21">
            <text:p>6.67%</text:p>
          </table:table-cell>
          <table:table-cell office:value-type="percentage" office:value="-6.6666666666666541E-2" table:formula="of:=([.BO26]-[.$BI26])/[.$BI26]" table:style-name="ce21">
            <text:p>-6.67%</text:p>
          </table:table-cell>
          <table:table-cell office:value-type="percentage" office:value="-0.13333333333333328" table:formula="of:=([.BP26]-[.$BI26])/[.$BI26]" table:style-name="ce21">
            <text:p>-13.33%</text:p>
          </table:table-cell>
          <table:table-cell office:value-type="percentage" office:value="-0.13333333333333328" table:formula="of:=([.BQ26]-[.$BI26])/[.$BI26]" table:style-name="ce21">
            <text:p>-13.33%</text:p>
          </table:table-cell>
          <table:table-cell office:value-type="percentage" office:value="-0.2" table:formula="of:=([.BR26]-[.$BI26])/[.$BI26]" table:style-name="ce21">
            <text:p>-20.00%</text:p>
          </table:table-cell>
          <table:table-cell office:value-type="percentage" office:value="-6.6666666666666541E-2" table:formula="of:=([.BS26]-[.$BI26])/[.$BI26]" table:style-name="ce21">
            <text:p>-6.67%</text:p>
          </table:table-cell>
          <table:table-cell office:value-type="percentage" office:value="-0.2" table:formula="of:=([.BT26]-[.$BI26])/[.$BI26]" table:style-name="ce21">
            <text:p>-20.00%</text:p>
          </table:table-cell>
          <table:table-cell office:value-type="percentage" office:value="-0.2" table:formula="of:=([.BU26]-[.$BI26])/[.$BI26]" table:style-name="ce21">
            <text:p>-20.00%</text:p>
          </table:table-cell>
          <table:table-cell office:value-type="percentage" office:value="-6.6666666666666541E-2" table:formula="of:=([.BV26]-[.$BI26])/[.$BI26]" table:style-name="ce21">
            <text:p>-6.67%</text:p>
          </table:table-cell>
          <table:table-cell office:value-type="string" table:style-name="ce17">
            <text:p>IronMan07</text:p>
          </table:table-cell>
          <table:table-cell office:value-type="percentage" office:value="-0.15365497076023385" table:formula="of:=([.S26]+[.AU26]+[.BW26])/3" table:style-name="ce22">
            <text:p>-15.37%</text:p>
          </table:table-cell>
          <table:table-cell office:value-type="percentage" office:value="-0.10453216374269002" table:formula="of:=([.T26]+[.AV26]+[.BX26])/3" table:style-name="ce22">
            <text:p>-10.45%</text:p>
          </table:table-cell>
          <table:table-cell office:value-type="percentage" office:value="3.8011695906433238E-3" table:formula="of:=([.U26]+[.AW26]+[.BY26])/3" table:style-name="ce22">
            <text:p>0.38%</text:p>
          </table:table-cell>
          <table:table-cell office:value-type="percentage" office:value="5.000000000000001E-2" table:formula="of:=([.V26]+[.AX26]+[.BZ26])/3" table:style-name="ce22">
            <text:p>5.00%</text:p>
          </table:table-cell>
          <table:table-cell office:value-type="percentage" office:value="-7.4999999999999942E-2" table:formula="of:=([.W26]+[.AY26]+[.CA26])/3" table:style-name="ce22">
            <text:p>-7.50%</text:p>
          </table:table-cell>
          <table:table-cell office:value-type="percentage" office:value="-0.16257309941520459" table:formula="of:=([.X26]+[.AZ26]+[.CB26])/3" table:style-name="ce22">
            <text:p>-16.26%</text:p>
          </table:table-cell>
          <table:table-cell office:value-type="percentage" office:value="-0.21842105263157888" table:formula="of:=([.Y26]+[.BA26]+[.CC26])/3" table:style-name="ce22">
            <text:p>-21.84%</text:p>
          </table:table-cell>
          <table:table-cell office:value-type="percentage" office:value="-0.19649122807017538" table:formula="of:=([.Z26]+[.BB26]+[.CD26])/3" table:style-name="ce22">
            <text:p>-19.65%</text:p>
          </table:table-cell>
          <table:table-cell office:value-type="percentage" office:value="-0.20263157894736841" table:formula="of:=([.AA26]+[.BC26]+[.CE26])/3" table:style-name="ce22">
            <text:p>-20.26%</text:p>
          </table:table-cell>
          <table:table-cell office:value-type="percentage" office:value="-0.10994152046783622" table:formula="of:=([.AB26]+[.BD26]+[.CF26])/3" table:style-name="ce22">
            <text:p>-10.99%</text:p>
          </table:table-cell>
          <table:table-cell office:value-type="percentage" office:value="-0.20847953216374271" table:formula="of:=([.AC26]+[.BE26]+[.CG26])/3" table:style-name="ce22">
            <text:p>-20.85%</text:p>
          </table:table-cell>
          <table:table-cell office:value-type="percentage" office:value="-0.18070175438596489" table:formula="of:=([.AD26]+[.BF26]+[.CH26])/3" table:style-name="ce22">
            <text:p>-18.07%</text:p>
          </table:table-cell>
          <table:table-cell office:value-type="percentage" office:value="-0.1428362573099414" table:formula="of:=([.AE26]+[.BG26]+[.CI26])/3" table:style-name="ce22">
            <text:p>-14.28%</text:p>
          </table:table-cell>
          <table:table-cell table:number-columns-repeated="1628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office:value-type="string" table:style-name="ce17">
            <text:p>Highheat</text:p>
          </table:table-cell>
          <table:table-cell office:value-type="string" table:style-name="ce18">
            <text:p>HUMRF</text:p>
          </table:table-cell>
          <table:table-cell office:value-type="float" office:value="0.245" table:style-name="ce19">
            <text:p>0.245</text:p>
          </table:table-cell>
          <table:table-cell office:value-type="float" office:value="0.28683999999999998" table:style-name="ce20">
            <text:p>0.28684</text:p>
          </table:table-cell>
          <table:table-cell office:value-type="float" office:value="0.31" table:style-name="ce20">
            <text:p>0.31</text:p>
          </table:table-cell>
          <table:table-cell office:value-type="float" office:value="0.31" table:style-name="ce20">
            <text:p>0.31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33" table:style-name="ce20">
            <text:p>0.33</text:p>
          </table:table-cell>
          <table:table-cell office:value-type="float" office:value="0.3301" table:style-name="ce20">
            <text:p>0.3301</text:p>
          </table:table-cell>
          <table:table-cell office:value-type="float" office:value="0.34449999999999997" table:style-name="ce20">
            <text:p>0.3445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8989999999999999" table:style-name="ce20">
            <text:p>0.2899</text:p>
          </table:table-cell>
          <table:table-cell office:value-type="float" office:value="0.30099999999999999" table:style-name="ce20">
            <text:p>0.301</text:p>
          </table:table-cell>
          <table:table-cell office:value-type="float" office:value="0.3" table:style-name="ce20">
            <text:p>0.3</text:p>
          </table:table-cell>
          <table:table-cell office:value-type="float" office:value="0.32400000000000001" table:style-name="ce20">
            <text:p>0.324</text:p>
          </table:table-cell>
          <table:table-cell office:value-type="percentage" office:value="0.17077551020408158" table:formula="of:=([.F27]-[.$E27])/[.$E27]" table:style-name="ce21">
            <text:p>17.08%</text:p>
          </table:table-cell>
          <table:table-cell office:value-type="percentage" office:value="0.26530612244897961" table:formula="of:=([.G27]-[.$E27])/[.$E27]" table:style-name="ce21">
            <text:p>26.53%</text:p>
          </table:table-cell>
          <table:table-cell office:value-type="percentage" office:value="0.26530612244897961" table:formula="of:=([.H27]-[.$E27])/[.$E27]" table:style-name="ce21">
            <text:p>26.53%</text:p>
          </table:table-cell>
          <table:table-cell office:value-type="percentage" office:value="0.18367346938775503" table:formula="of:=([.I27]-[.$E27])/[.$E27]" table:style-name="ce21">
            <text:p>18.37%</text:p>
          </table:table-cell>
          <table:table-cell office:value-type="percentage" office:value="0.34693877551020419" table:formula="of:=([.J27]-[.$E27])/[.$E27]" table:style-name="ce21">
            <text:p>34.69%</text:p>
          </table:table-cell>
          <table:table-cell office:value-type="percentage" office:value="0.34734693877551026" table:formula="of:=([.K27]-[.$E27])/[.$E27]" table:style-name="ce21">
            <text:p>34.73%</text:p>
          </table:table-cell>
          <table:table-cell office:value-type="percentage" office:value="0.40612244897959177" table:formula="of:=([.L27]-[.$E27])/[.$E27]" table:style-name="ce21">
            <text:p>40.61%</text:p>
          </table:table-cell>
          <table:table-cell office:value-type="percentage" office:value="0.40816326530612235" table:formula="of:=([.M27]-[.$E27])/[.$E27]" table:style-name="ce21">
            <text:p>40.82%</text:p>
          </table:table-cell>
          <table:table-cell office:value-type="percentage" office:value="0.18367346938775503" table:formula="of:=([.N27]-[.$E27])/[.$E27]" table:style-name="ce21">
            <text:p>18.37%</text:p>
          </table:table-cell>
          <table:table-cell office:value-type="percentage" office:value="0.18326530612244896" table:formula="of:=([.O27]-[.$E27])/[.$E27]" table:style-name="ce21">
            <text:p>18.33%</text:p>
          </table:table-cell>
          <table:table-cell office:value-type="percentage" office:value="0.22857142857142856" table:formula="of:=([.P27]-[.$E27])/[.$E27]" table:style-name="ce21">
            <text:p>22.86%</text:p>
          </table:table-cell>
          <table:table-cell office:value-type="percentage" office:value="0.22448979591836732" table:formula="of:=([.Q27]-[.$E27])/[.$E27]" table:style-name="ce21">
            <text:p>22.45%</text:p>
          </table:table-cell>
          <table:table-cell office:value-type="percentage" office:value="0.32244897959183683" table:formula="of:=([.R27]-[.$E27])/[.$E27]" table:style-name="ce21">
            <text:p>32.24%</text:p>
          </table:table-cell>
          <table:table-cell office:value-type="string" table:style-name="ce18">
            <text:p>LTBR</text:p>
          </table:table-cell>
          <table:table-cell office:value-type="float" office:value="1.1399999999999999" table:style-name="ce19">
            <text:p>1.14</text:p>
          </table:table-cell>
          <table:table-cell office:value-type="float" office:value="1.06" table:style-name="ce20">
            <text:p>1.06</text:p>
          </table:table-cell>
          <table:table-cell office:value-type="float" office:value="1.06" table:style-name="ce20">
            <text:p>1.06</text:p>
          </table:table-cell>
          <table:table-cell office:value-type="float" office:value="0.93" table:style-name="ce20">
            <text:p>0.93</text:p>
          </table:table-cell>
          <table:table-cell office:value-type="float" office:value="0.99380000000000002" table:style-name="ce20">
            <text:p>0.9938</text:p>
          </table:table-cell>
          <table:table-cell office:value-type="float" office:value="0.98" table:style-name="ce20">
            <text:p>0.98</text:p>
          </table:table-cell>
          <table:table-cell office:value-type="float" office:value="1.07" table:style-name="ce20">
            <text:p>1.07</text:p>
          </table:table-cell>
          <table:table-cell office:value-type="float" office:value="1.04" table:style-name="ce20">
            <text:p>1.04</text:p>
          </table:table-cell>
          <table:table-cell office:value-type="float" office:value="1.03" table:style-name="ce20">
            <text:p>1.03</text:p>
          </table:table-cell>
          <table:table-cell office:value-type="float" office:value="0.99009999999999998" table:style-name="ce20">
            <text:p>0.9901</text:p>
          </table:table-cell>
          <table:table-cell office:value-type="float" office:value="1.08" table:style-name="ce20">
            <text:p>1.08</text:p>
          </table:table-cell>
          <table:table-cell office:value-type="float" office:value="1.08" table:style-name="ce20">
            <text:p>1.08</text:p>
          </table:table-cell>
          <table:table-cell office:value-type="float" office:value="1.01" table:style-name="ce20">
            <text:p>1.01</text:p>
          </table:table-cell>
          <table:table-cell office:value-type="float" office:value="1.33" table:style-name="ce20">
            <text:p>1.33</text:p>
          </table:table-cell>
          <table:table-cell office:value-type="percentage" office:value="-7.0175438596491099E-2" table:formula="of:=([.AH27]-[.$AG27])/[.$AG27]" table:style-name="ce21">
            <text:p>-7.02%</text:p>
          </table:table-cell>
          <table:table-cell office:value-type="percentage" office:value="-7.0175438596491099E-2" table:formula="of:=([.AI27]-[.$AG27])/[.$AG27]" table:style-name="ce21">
            <text:p>-7.02%</text:p>
          </table:table-cell>
          <table:table-cell office:value-type="percentage" office:value="-0.18421052631578935" table:formula="of:=([.AJ27]-[.$AG27])/[.$AG27]" table:style-name="ce21">
            <text:p>-18.42%</text:p>
          </table:table-cell>
          <table:table-cell office:value-type="percentage" office:value="-0.12824561403508764" table:formula="of:=([.AK27]-[.$AG27])/[.$AG27]" table:style-name="ce21">
            <text:p>-12.82%</text:p>
          </table:table-cell>
          <table:table-cell office:value-type="percentage" office:value="-0.14035087719298239" table:formula="of:=([.AL27]-[.$AG27])/[.$AG27]" table:style-name="ce21">
            <text:p>-14.04%</text:p>
          </table:table-cell>
          <table:table-cell office:value-type="percentage" office:value="-6.1403508771929689E-2" table:formula="of:=([.AM27]-[.$AG27])/[.$AG27]" table:style-name="ce21">
            <text:p>-6.14%</text:p>
          </table:table-cell>
          <table:table-cell office:value-type="percentage" office:value="-8.7719298245613919E-2" table:formula="of:=([.AN27]-[.$AG27])/[.$AG27]" table:style-name="ce21">
            <text:p>-8.77%</text:p>
          </table:table-cell>
          <table:table-cell office:value-type="percentage" office:value="-9.6491228070175336E-2" table:formula="of:=([.AO27]-[.$AG27])/[.$AG27]" table:style-name="ce21">
            <text:p>-9.65%</text:p>
          </table:table-cell>
          <table:table-cell office:value-type="percentage" office:value="-0.13149122807017538" table:formula="of:=([.AP27]-[.$AG27])/[.$AG27]" table:style-name="ce21">
            <text:p>-13.15%</text:p>
          </table:table-cell>
          <table:table-cell office:value-type="percentage" office:value="-5.2631578947368279E-2" table:formula="of:=([.AQ27]-[.$AG27])/[.$AG27]" table:style-name="ce21">
            <text:p>-5.26%</text:p>
          </table:table-cell>
          <table:table-cell office:value-type="percentage" office:value="-5.2631578947368279E-2" table:formula="of:=([.AR27]-[.$AG27])/[.$AG27]" table:style-name="ce21">
            <text:p>-5.26%</text:p>
          </table:table-cell>
          <table:table-cell office:value-type="percentage" office:value="-0.11403508771929816" table:formula="of:=([.AS27]-[.$AG27])/[.$AG27]" table:style-name="ce21">
            <text:p>-11.40%</text:p>
          </table:table-cell>
          <table:table-cell office:value-type="percentage" office:value="0.16666666666666682" table:formula="of:=([.AT27]-[.$AG27])/[.$AG27]" table:style-name="ce21">
            <text:p>16.67%</text:p>
          </table:table-cell>
          <table:table-cell office:value-type="string" table:style-name="ce18">
            <text:p>NXT.V</text:p>
          </table:table-cell>
          <table:table-cell office:value-type="float" office:value="0.17" table:style-name="ce24">
            <text:p>0.17</text:p>
          </table:table-cell>
          <table:table-cell office:value-type="float" office:value="0.22" table:style-name="ce20">
            <text:p>0.22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7" table:style-name="ce20">
            <text:p>0.37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" table:style-name="ce20">
            <text:p>0.3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2" table:style-name="ce20">
            <text:p>0.2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1" table:style-name="ce20">
            <text:p>0.21</text:p>
          </table:table-cell>
          <table:table-cell office:value-type="percentage" office:value="0.29411764705882343" table:formula="of:=([.BJ27]-[.$BI27])/[.$BI27]" table:style-name="ce21">
            <text:p>29.41%</text:p>
          </table:table-cell>
          <table:table-cell office:value-type="percentage" office:value="1.1470588235294115" table:formula="of:=([.BK27]-[.$BI27])/[.$BI27]" table:style-name="ce21">
            <text:p>114.71%</text:p>
          </table:table-cell>
          <table:table-cell office:value-type="percentage" office:value="1.1764705882352939" table:formula="of:=([.BL27]-[.$BI27])/[.$BI27]" table:style-name="ce21">
            <text:p>117.65%</text:p>
          </table:table-cell>
          <table:table-cell office:value-type="percentage" office:value="1.1470588235294115" table:formula="of:=([.BM27]-[.$BI27])/[.$BI27]" table:style-name="ce21">
            <text:p>114.71%</text:p>
          </table:table-cell>
          <table:table-cell office:value-type="percentage" office:value="0.76470588235294101" table:formula="of:=([.BN27]-[.$BI27])/[.$BI27]" table:style-name="ce21">
            <text:p>76.47%</text:p>
          </table:table-cell>
          <table:table-cell office:value-type="percentage" office:value="0.61764705882352944" table:formula="of:=([.BO27]-[.$BI27])/[.$BI27]" table:style-name="ce21">
            <text:p>61.76%</text:p>
          </table:table-cell>
          <table:table-cell office:value-type="percentage" office:value="0.41176470588235281" table:formula="of:=([.BP27]-[.$BI27])/[.$BI27]" table:style-name="ce21">
            <text:p>41.18%</text:p>
          </table:table-cell>
          <table:table-cell office:value-type="percentage" office:value="0.20588235294117632" table:formula="of:=([.BQ27]-[.$BI27])/[.$BI27]" table:style-name="ce21">
            <text:p>20.59%</text:p>
          </table:table-cell>
          <table:table-cell office:value-type="percentage" office:value="0.29411764705882343" table:formula="of:=([.BR27]-[.$BI27])/[.$BI27]" table:style-name="ce21">
            <text:p>29.41%</text:p>
          </table:table-cell>
          <table:table-cell office:value-type="percentage" office:value="0.32352941176470584" table:formula="of:=([.BS27]-[.$BI27])/[.$BI27]" table:style-name="ce21">
            <text:p>32.35%</text:p>
          </table:table-cell>
          <table:table-cell office:value-type="percentage" office:value="0.3529411764705882" table:formula="of:=([.BT27]-[.$BI27])/[.$BI27]" table:style-name="ce21">
            <text:p>35.29%</text:p>
          </table:table-cell>
          <table:table-cell office:value-type="percentage" office:value="0.20588235294117632" table:formula="of:=([.BU27]-[.$BI27])/[.$BI27]" table:style-name="ce21">
            <text:p>20.59%</text:p>
          </table:table-cell>
          <table:table-cell office:value-type="percentage" office:value="0.23529411764705868" table:formula="of:=([.BV27]-[.$BI27])/[.$BI27]" table:style-name="ce21">
            <text:p>23.53%</text:p>
          </table:table-cell>
          <table:table-cell office:value-type="string" table:style-name="ce17">
            <text:p>Highheat</text:p>
          </table:table-cell>
          <table:table-cell office:value-type="percentage" office:value="0.13157257288880464" table:formula="of:=([.S27]+[.AU27]+[.BW27])/3" table:style-name="ce22">
            <text:p>13.16%</text:p>
          </table:table-cell>
          <table:table-cell office:value-type="percentage" office:value="0.44739650246063328" table:formula="of:=([.T27]+[.AV27]+[.BX27])/3" table:style-name="ce22">
            <text:p>44.74%</text:p>
          </table:table-cell>
          <table:table-cell office:value-type="percentage" office:value="0.41918872812282809" table:formula="of:=([.U27]+[.AW27]+[.BY27])/3" table:style-name="ce22">
            <text:p>41.92%</text:p>
          </table:table-cell>
          <table:table-cell office:value-type="percentage" office:value="0.40082889296069296" table:formula="of:=([.V27]+[.AX27]+[.BZ27])/3" table:style-name="ce22">
            <text:p>40.08%</text:p>
          </table:table-cell>
          <table:table-cell office:value-type="percentage" office:value="0.32376459355672094" table:formula="of:=([.W27]+[.AY27]+[.CA27])/3" table:style-name="ce22">
            <text:p>32.38%</text:p>
          </table:table-cell>
          <table:table-cell office:value-type="percentage" office:value="0.30119682960903665" table:formula="of:=([.X27]+[.AZ27]+[.CB27])/3" table:style-name="ce22">
            <text:p>30.12%</text:p>
          </table:table-cell>
          <table:table-cell office:value-type="percentage" office:value="0.24338928553877689" table:formula="of:=([.Y27]+[.BA27]+[.CC27])/3" table:style-name="ce22">
            <text:p>24.34%</text:p>
          </table:table-cell>
          <table:table-cell office:value-type="percentage" office:value="0.17251813005904112" table:formula="of:=([.Z27]+[.BB27]+[.CD27])/3" table:style-name="ce22">
            <text:p>17.25%</text:p>
          </table:table-cell>
          <table:table-cell office:value-type="percentage" office:value="0.1154332961254677" table:formula="of:=([.AA27]+[.BC27]+[.CE27])/3" table:style-name="ce22">
            <text:p>11.54%</text:p>
          </table:table-cell>
          <table:table-cell office:value-type="percentage" office:value="0.15138771297992884" table:formula="of:=([.AB27]+[.BD27]+[.CF27])/3" table:style-name="ce22">
            <text:p>15.14%</text:p>
          </table:table-cell>
          <table:table-cell office:value-type="percentage" office:value="0.17629367536488283" table:formula="of:=([.AC27]+[.BE27]+[.CG27])/3" table:style-name="ce22">
            <text:p>17.63%</text:p>
          </table:table-cell>
          <table:table-cell office:value-type="percentage" office:value="0.1054456870467485" table:formula="of:=([.AD27]+[.BF27]+[.CH27])/3" table:style-name="ce22">
            <text:p>10.54%</text:p>
          </table:table-cell>
          <table:table-cell office:value-type="percentage" office:value="0.2414699213018541" table:formula="of:=([.AE27]+[.BG27]+[.CI27])/3" table:style-name="ce22">
            <text:p>24.15%</text:p>
          </table:table-cell>
          <table:table-cell table:number-columns-repeated="1628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7" table:style-name="ce1">
            <text:p>107</text:p>
          </table:table-cell>
          <table:table-cell office:value-type="string" table:style-name="ce17">
            <text:p>Allan</text:p>
          </table:table-cell>
          <table:table-cell office:value-type="string" table:style-name="ce18">
            <text:p>ION.V</text:p>
          </table:table-cell>
          <table:table-cell office:value-type="float" office:value="0.09" table:style-name="ce24">
            <text:p>0.09</text:p>
          </table:table-cell>
          <table:table-cell office:value-type="float" office:value="0.13" table:style-name="ce20">
            <text:p>0.13</text:p>
          </table:table-cell>
          <table:table-cell office:value-type="float" office:value="0.115" table:style-name="ce20">
            <text:p>0.115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0.44444444444444453" table:formula="of:=([.F28]-[.$E28])/[.$E28]" table:style-name="ce21">
            <text:p>44.44%</text:p>
          </table:table-cell>
          <table:table-cell office:value-type="percentage" office:value="0.2777777777777779" table:formula="of:=([.G28]-[.$E28])/[.$E28]" table:style-name="ce21">
            <text:p>27.78%</text:p>
          </table:table-cell>
          <table:table-cell office:value-type="percentage" office:value="0.11111111111111122" table:formula="of:=([.H28]-[.$E28])/[.$E28]" table:style-name="ce21">
            <text:p>11.11%</text:p>
          </table:table-cell>
          <table:table-cell office:value-type="percentage" office:value="0.16666666666666666" table:formula="of:=([.I28]-[.$E28])/[.$E28]" table:style-name="ce21">
            <text:p>16.67%</text:p>
          </table:table-cell>
          <table:table-cell office:value-type="percentage" office:value="5.5555555555555608E-2" table:formula="of:=([.J28]-[.$E28])/[.$E28]" table:style-name="ce21">
            <text:p>5.56%</text:p>
          </table:table-cell>
          <table:table-cell office:value-type="percentage" office:value="5.5555555555555608E-2" table:formula="of:=([.K28]-[.$E28])/[.$E28]" table:style-name="ce21">
            <text:p>5.56%</text:p>
          </table:table-cell>
          <table:table-cell office:value-type="percentage" office:value="0.2777777777777779" table:formula="of:=([.L28]-[.$E28])/[.$E28]" table:style-name="ce21">
            <text:p>27.78%</text:p>
          </table:table-cell>
          <table:table-cell office:value-type="percentage" office:value="0" table:formula="of:=([.M28]-[.$E28])/[.$E28]" table:style-name="ce21">
            <text:p>0.00%</text:p>
          </table:table-cell>
          <table:table-cell office:value-type="percentage" office:value="0.94444444444444442" table:formula="of:=([.N28]-[.$E28])/[.$E28]" table:style-name="ce21">
            <text:p>94.44%</text:p>
          </table:table-cell>
          <table:table-cell office:value-type="percentage" office:value="0.33333333333333331" table:formula="of:=([.O28]-[.$E28])/[.$E28]" table:style-name="ce21">
            <text:p>33.33%</text:p>
          </table:table-cell>
          <table:table-cell office:value-type="percentage" office:value="0.33333333333333331" table:formula="of:=([.P28]-[.$E28])/[.$E28]" table:style-name="ce21">
            <text:p>33.33%</text:p>
          </table:table-cell>
          <table:table-cell office:value-type="percentage" office:value="0.5555555555555558" table:formula="of:=([.Q28]-[.$E28])/[.$E28]" table:style-name="ce21">
            <text:p>55.56%</text:p>
          </table:table-cell>
          <table:table-cell office:value-type="percentage" office:value="0.66666666666666663" table:formula="of:=([.R28]-[.$E28])/[.$E28]" table:style-name="ce21">
            <text:p>66.67%</text:p>
          </table:table-cell>
          <table:table-cell office:value-type="string" table:style-name="ce18">
            <text:p>TUD.V</text:p>
          </table:table-cell>
          <table:table-cell office:value-type="float" office:value="0.65" table:style-name="ce19">
            <text:p>0.65</text:p>
          </table:table-cell>
          <table:table-cell office:value-type="float" office:value="0.7" table:style-name="ce20">
            <text:p>0.7</text:p>
          </table:table-cell>
          <table:table-cell office:value-type="float" office:value="0.7" table:style-name="ce20">
            <text:p>0.7</text:p>
          </table:table-cell>
          <table:table-cell office:value-type="float" office:value="0.7" table:style-name="ce20">
            <text:p>0.7</text:p>
          </table:table-cell>
          <table:table-cell office:value-type="float" office:value="0.66" table:style-name="ce20">
            <text:p>0.66</text:p>
          </table:table-cell>
          <table:table-cell office:value-type="float" office:value="0.63" table:style-name="ce20">
            <text:p>0.63</text:p>
          </table:table-cell>
          <table:table-cell office:value-type="float" office:value="0.6" table:style-name="ce20">
            <text:p>0.6</text:p>
          </table:table-cell>
          <table:table-cell office:value-type="float" office:value="0.54" table:style-name="ce20">
            <text:p>0.54</text:p>
          </table:table-cell>
          <table:table-cell office:value-type="float" office:value="0.53" table:style-name="ce20">
            <text:p>0.53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" table:style-name="ce20">
            <text:p>0.6</text:p>
          </table:table-cell>
          <table:table-cell office:value-type="float" office:value="0.6" table:style-name="ce20">
            <text:p>0.6</text:p>
          </table:table-cell>
          <table:table-cell office:value-type="float" office:value="0.51" table:style-name="ce20">
            <text:p>0.51</text:p>
          </table:table-cell>
          <table:table-cell office:value-type="float" office:value="0.59" table:style-name="ce20">
            <text:p>0.59</text:p>
          </table:table-cell>
          <table:table-cell office:value-type="percentage" office:value="7.6923076923076816E-2" table:formula="of:=([.AH28]-[.$AG28])/[.$AG28]" table:style-name="ce21">
            <text:p>7.69%</text:p>
          </table:table-cell>
          <table:table-cell office:value-type="percentage" office:value="7.6923076923076816E-2" table:formula="of:=([.AI28]-[.$AG28])/[.$AG28]" table:style-name="ce21">
            <text:p>7.69%</text:p>
          </table:table-cell>
          <table:table-cell office:value-type="percentage" office:value="7.6923076923076816E-2" table:formula="of:=([.AJ28]-[.$AG28])/[.$AG28]" table:style-name="ce21">
            <text:p>7.69%</text:p>
          </table:table-cell>
          <table:table-cell office:value-type="percentage" office:value="1.5384615384615398E-2" table:formula="of:=([.AK28]-[.$AG28])/[.$AG28]" table:style-name="ce21">
            <text:p>1.54%</text:p>
          </table:table-cell>
          <table:table-cell office:value-type="percentage" office:value="-3.0769230769230795E-2" table:formula="of:=([.AL28]-[.$AG28])/[.$AG28]" table:style-name="ce21">
            <text:p>-3.08%</text:p>
          </table:table-cell>
          <table:table-cell office:value-type="percentage" office:value="-7.6923076923076983E-2" table:formula="of:=([.AM28]-[.$AG28])/[.$AG28]" table:style-name="ce21">
            <text:p>-7.69%</text:p>
          </table:table-cell>
          <table:table-cell office:value-type="percentage" office:value="-0.16923076923076921" table:formula="of:=([.AN28]-[.$AG28])/[.$AG28]" table:style-name="ce21">
            <text:p>-16.92%</text:p>
          </table:table-cell>
          <table:table-cell office:value-type="percentage" office:value="-0.1846153846153846" table:formula="of:=([.AO28]-[.$AG28])/[.$AG28]" table:style-name="ce21">
            <text:p>-18.46%</text:p>
          </table:table-cell>
          <table:table-cell office:value-type="percentage" office:value="-0.1538461538461538" table:formula="of:=([.AP28]-[.$AG28])/[.$AG28]" table:style-name="ce21">
            <text:p>-15.38%</text:p>
          </table:table-cell>
          <table:table-cell office:value-type="percentage" office:value="-7.6923076923076983E-2" table:formula="of:=([.AQ28]-[.$AG28])/[.$AG28]" table:style-name="ce21">
            <text:p>-7.69%</text:p>
          </table:table-cell>
          <table:table-cell office:value-type="percentage" office:value="-7.6923076923076983E-2" table:formula="of:=([.AR28]-[.$AG28])/[.$AG28]" table:style-name="ce21">
            <text:p>-7.69%</text:p>
          </table:table-cell>
          <table:table-cell office:value-type="percentage" office:value="-0.2153846153846154" table:formula="of:=([.AS28]-[.$AG28])/[.$AG28]" table:style-name="ce21">
            <text:p>-21.54%</text:p>
          </table:table-cell>
          <table:table-cell office:value-type="percentage" office:value="-9.2307692307692382E-2" table:formula="of:=([.AT28]-[.$AG28])/[.$AG28]" table:style-name="ce21">
            <text:p>-9.23%</text:p>
          </table:table-cell>
          <table:table-cell office:value-type="string" table:style-name="ce18">
            <text:p>WLF.V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" table:style-name="ce20">
            <text:p>0.17</text:p>
          </table:table-cell>
          <table:table-cell office:value-type="float" office:value="0.12" table:style-name="ce20">
            <text:p>0.12</text:p>
          </table:table-cell>
          <table:table-cell office:value-type="float" office:value="0.13" table:style-name="ce20">
            <text:p>0.13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3" table:style-name="ce20">
            <text:p>0.13</text:p>
          </table:table-cell>
          <table:table-cell office:value-type="percentage" office:value="0" table:formula="of:=([.BJ28]-[.$BI28])/[.$BI28]" table:style-name="ce21">
            <text:p>0.00%</text:p>
          </table:table-cell>
          <table:table-cell office:value-type="percentage" office:value="-4.1666666666666588E-2" table:formula="of:=([.BK28]-[.$BI28])/[.$BI28]" table:style-name="ce21">
            <text:p>-4.17%</text:p>
          </table:table-cell>
          <table:table-cell office:value-type="percentage" office:value="0" table:formula="of:=([.BL28]-[.$BI28])/[.$BI28]" table:style-name="ce21">
            <text:p>0.00%</text:p>
          </table:table-cell>
          <table:table-cell office:value-type="percentage" office:value="0" table:formula="of:=([.BM28]-[.$BI28])/[.$BI28]" table:style-name="ce21">
            <text:p>0.00%</text:p>
          </table:table-cell>
          <table:table-cell office:value-type="percentage" office:value="0.4166666666666668" table:formula="of:=([.BN28]-[.$BI28])/[.$BI28]" table:style-name="ce21">
            <text:p>41.67%</text:p>
          </table:table-cell>
          <table:table-cell office:value-type="percentage" office:value="0.4166666666666668" table:formula="of:=([.BO28]-[.$BI28])/[.$BI28]" table:style-name="ce21">
            <text:p>41.67%</text:p>
          </table:table-cell>
          <table:table-cell office:value-type="percentage" office:value="0.33333333333333343" table:formula="of:=([.BP28]-[.$BI28])/[.$BI28]" table:style-name="ce21">
            <text:p>33.33%</text:p>
          </table:table-cell>
          <table:table-cell office:value-type="percentage" office:value="0.37500000000000011" table:formula="of:=([.BQ28]-[.$BI28])/[.$BI28]" table:style-name="ce21">
            <text:p>37.50%</text:p>
          </table:table-cell>
          <table:table-cell office:value-type="percentage" office:value="0.4166666666666668" table:formula="of:=([.BR28]-[.$BI28])/[.$BI28]" table:style-name="ce21">
            <text:p>41.67%</text:p>
          </table:table-cell>
          <table:table-cell office:value-type="percentage" office:value="0" table:formula="of:=([.BS28]-[.$BI28])/[.$BI28]" table:style-name="ce21">
            <text:p>0.00%</text:p>
          </table:table-cell>
          <table:table-cell office:value-type="percentage" office:value="8.3333333333333412E-2" table:formula="of:=([.BT28]-[.$BI28])/[.$BI28]" table:style-name="ce21">
            <text:p>8.33%</text:p>
          </table:table-cell>
          <table:table-cell office:value-type="percentage" office:value="0.16666666666666682" table:formula="of:=([.BU28]-[.$BI28])/[.$BI28]" table:style-name="ce21">
            <text:p>16.67%</text:p>
          </table:table-cell>
          <table:table-cell office:value-type="percentage" office:value="8.3333333333333412E-2" table:formula="of:=([.BV28]-[.$BI28])/[.$BI28]" table:style-name="ce21">
            <text:p>8.33%</text:p>
          </table:table-cell>
          <table:table-cell office:value-type="string" table:style-name="ce17">
            <text:p>Allan</text:p>
          </table:table-cell>
          <table:table-cell office:value-type="percentage" office:value="0.17378917378917377" table:formula="of:=([.S28]+[.AU28]+[.BW28])/3" table:style-name="ce22">
            <text:p>17.38%</text:p>
          </table:table-cell>
          <table:table-cell office:value-type="percentage" office:value="0.10434472934472938" table:formula="of:=([.T28]+[.AV28]+[.BX28])/3" table:style-name="ce22">
            <text:p>10.43%</text:p>
          </table:table-cell>
          <table:table-cell office:value-type="percentage" office:value="6.2678062678062682E-2" table:formula="of:=([.U28]+[.AW28]+[.BY28])/3" table:style-name="ce22">
            <text:p>6.27%</text:p>
          </table:table-cell>
          <table:table-cell office:value-type="percentage" office:value="6.0683760683760683E-2" table:formula="of:=([.V28]+[.AX28]+[.BZ28])/3" table:style-name="ce22">
            <text:p>6.07%</text:p>
          </table:table-cell>
          <table:table-cell office:value-type="percentage" office:value="0.14715099715099719" table:formula="of:=([.W28]+[.AY28]+[.CA28])/3" table:style-name="ce22">
            <text:p>14.72%</text:p>
          </table:table-cell>
          <table:table-cell office:value-type="percentage" office:value="0.13176638176638181" table:formula="of:=([.X28]+[.AZ28]+[.CB28])/3" table:style-name="ce22">
            <text:p>13.18%</text:p>
          </table:table-cell>
          <table:table-cell office:value-type="percentage" office:value="0.14729344729344737" table:formula="of:=([.Y28]+[.BA28]+[.CC28])/3" table:style-name="ce22">
            <text:p>14.73%</text:p>
          </table:table-cell>
          <table:table-cell office:value-type="percentage" office:value="6.34615384615385E-2" table:formula="of:=([.Z28]+[.BB28]+[.CD28])/3" table:style-name="ce22">
            <text:p>6.35%</text:p>
          </table:table-cell>
          <table:table-cell office:value-type="percentage" office:value="0.40242165242165245" table:formula="of:=([.AA28]+[.BC28]+[.CE28])/3" table:style-name="ce22">
            <text:p>40.24%</text:p>
          </table:table-cell>
          <table:table-cell office:value-type="percentage" office:value="8.5470085470085444E-2" table:formula="of:=([.AB28]+[.BD28]+[.CF28])/3" table:style-name="ce22">
            <text:p>8.55%</text:p>
          </table:table-cell>
          <table:table-cell office:value-type="percentage" office:value="0.11324786324786325" table:formula="of:=([.AC28]+[.BE28]+[.CG28])/3" table:style-name="ce22">
            <text:p>11.32%</text:p>
          </table:table-cell>
          <table:table-cell office:value-type="percentage" office:value="0.16894586894586908" table:formula="of:=([.AD28]+[.BF28]+[.CH28])/3" table:style-name="ce22">
            <text:p>16.89%</text:p>
          </table:table-cell>
          <table:table-cell office:value-type="percentage" office:value="0.2192307692307692" table:formula="of:=([.AE28]+[.BG28]+[.CI28])/3" table:style-name="ce22">
            <text:p>21.92%</text:p>
          </table:table-cell>
          <table:table-cell table:number-columns-repeated="1628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0" table:style-name="ce1">
            <text:p>110</text:p>
          </table:table-cell>
          <table:table-cell office:value-type="string" table:style-name="ce17">
            <text:p>Goodie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29]-[.$E29])/[.$E29]" table:style-name="ce21">
            <text:p>-5.26%</text:p>
          </table:table-cell>
          <table:table-cell office:value-type="percentage" office:value="-0.10526315789473675" table:formula="of:=([.G29]-[.$E29])/[.$E29]" table:style-name="ce21">
            <text:p>-10.53%</text:p>
          </table:table-cell>
          <table:table-cell office:value-type="percentage" office:value="-0.10526315789473675" table:formula="of:=([.H29]-[.$E29])/[.$E29]" table:style-name="ce21">
            <text:p>-10.53%</text:p>
          </table:table-cell>
          <table:table-cell office:value-type="percentage" office:value="0" table:formula="of:=([.I29]-[.$E29])/[.$E29]" table:style-name="ce21">
            <text:p>0.00%</text:p>
          </table:table-cell>
          <table:table-cell office:value-type="percentage" office:value="0" table:formula="of:=([.J29]-[.$E29])/[.$E29]" table:style-name="ce21">
            <text:p>0.00%</text:p>
          </table:table-cell>
          <table:table-cell office:value-type="percentage" office:value="-8.7719298245613919E-2" table:formula="of:=([.K29]-[.$E29])/[.$E29]" table:style-name="ce21">
            <text:p>-8.77%</text:p>
          </table:table-cell>
          <table:table-cell office:value-type="percentage" office:value="-0.10526315789473675" table:formula="of:=([.L29]-[.$E29])/[.$E29]" table:style-name="ce21">
            <text:p>-10.53%</text:p>
          </table:table-cell>
          <table:table-cell office:value-type="percentage" office:value="-0.12280701754385957" table:formula="of:=([.M29]-[.$E29])/[.$E29]" table:style-name="ce21">
            <text:p>-12.28%</text:p>
          </table:table-cell>
          <table:table-cell office:value-type="percentage" office:value="-0.15789473684210523" table:formula="of:=([.N29]-[.$E29])/[.$E29]" table:style-name="ce21">
            <text:p>-15.79%</text:p>
          </table:table-cell>
          <table:table-cell office:value-type="percentage" office:value="-0.26315789473684209" table:formula="of:=([.O29]-[.$E29])/[.$E29]" table:style-name="ce21">
            <text:p>-26.32%</text:p>
          </table:table-cell>
          <table:table-cell office:value-type="percentage" office:value="-0.17543859649122803" table:formula="of:=([.P29]-[.$E29])/[.$E29]" table:style-name="ce21">
            <text:p>-17.54%</text:p>
          </table:table-cell>
          <table:table-cell office:value-type="percentage" office:value="-0.17543859649122803" table:formula="of:=([.Q29]-[.$E29])/[.$E29]" table:style-name="ce21">
            <text:p>-17.54%</text:p>
          </table:table-cell>
          <table:table-cell office:value-type="percentage" office:value="-7.0175438596491099E-2" table:formula="of:=([.R29]-[.$E29])/[.$E29]" table:style-name="ce21">
            <text:p>-7.02%</text:p>
          </table:table-cell>
          <table:table-cell office:value-type="string" table:style-name="ce18">
            <text:p>OEE.V</text:p>
          </table:table-cell>
          <table:table-cell office:value-type="float" office:value="0.255" table:style-name="ce19">
            <text:p>0.25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3" table:style-name="ce20">
            <text:p>0.3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6" table:style-name="ce20">
            <text:p>0.26</text:p>
          </table:table-cell>
          <table:table-cell office:value-type="float" office:value="0.25" table:style-name="ce20">
            <text:p>0.25</text:p>
          </table:table-cell>
          <table:table-cell office:value-type="float" office:value="0.23" table:style-name="ce20">
            <text:p>0.23</text:p>
          </table:table-cell>
          <table:table-cell office:value-type="float" office:value="0.245" table:style-name="ce20">
            <text:p>0.245</text:p>
          </table:table-cell>
          <table:table-cell office:value-type="float" office:value="0.23" table:style-name="ce20">
            <text:p>0.23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.27450980392156865" table:formula="of:=([.AH29]-[.$AG29])/[.$AG29]" table:style-name="ce21">
            <text:p>27.45%</text:p>
          </table:table-cell>
          <table:table-cell office:value-type="percentage" office:value="0.27450980392156865" table:formula="of:=([.AI29]-[.$AG29])/[.$AG29]" table:style-name="ce21">
            <text:p>27.45%</text:p>
          </table:table-cell>
          <table:table-cell office:value-type="percentage" office:value="0.15686274509803913" table:formula="of:=([.AJ29]-[.$AG29])/[.$AG29]" table:style-name="ce21">
            <text:p>15.69%</text:p>
          </table:table-cell>
          <table:table-cell office:value-type="percentage" office:value="0.17647058823529405" table:formula="of:=([.AK29]-[.$AG29])/[.$AG29]" table:style-name="ce21">
            <text:p>17.65%</text:p>
          </table:table-cell>
          <table:table-cell office:value-type="percentage" office:value="0.15686274509803913" table:formula="of:=([.AL29]-[.$AG29])/[.$AG29]" table:style-name="ce21">
            <text:p>15.69%</text:p>
          </table:table-cell>
          <table:table-cell office:value-type="percentage" office:value="1.9607843137254919E-2" table:formula="of:=([.AM29]-[.$AG29])/[.$AG29]" table:style-name="ce21">
            <text:p>1.96%</text:p>
          </table:table-cell>
          <table:table-cell office:value-type="percentage" office:value="-1.9607843137254919E-2" table:formula="of:=([.AN29]-[.$AG29])/[.$AG29]" table:style-name="ce21">
            <text:p>-1.96%</text:p>
          </table:table-cell>
          <table:table-cell office:value-type="percentage" office:value="-9.8039215686274481E-2" table:formula="of:=([.AO29]-[.$AG29])/[.$AG29]" table:style-name="ce21">
            <text:p>-9.80%</text:p>
          </table:table-cell>
          <table:table-cell office:value-type="percentage" office:value="-3.9215686274509838E-2" table:formula="of:=([.AP29]-[.$AG29])/[.$AG29]" table:style-name="ce21">
            <text:p>-3.92%</text:p>
          </table:table-cell>
          <table:table-cell office:value-type="percentage" office:value="-9.8039215686274481E-2" table:formula="of:=([.AQ29]-[.$AG29])/[.$AG29]" table:style-name="ce21">
            <text:p>-9.80%</text:p>
          </table:table-cell>
          <table:table-cell office:value-type="percentage" office:value="-7.8431372549019676E-2" table:formula="of:=([.AR29]-[.$AG29])/[.$AG29]" table:style-name="ce21">
            <text:p>-7.84%</text:p>
          </table:table-cell>
          <table:table-cell office:value-type="percentage" office:value="-5.8823529411764754E-2" table:formula="of:=([.AS29]-[.$AG29])/[.$AG29]" table:style-name="ce21">
            <text:p>-5.88%</text:p>
          </table:table-cell>
          <table:table-cell office:value-type="percentage" office:value="-0.11764705882352941" table:formula="of:=([.AT29]-[.$AG29])/[.$AG29]" table:style-name="ce21">
            <text:p>-11.76%</text:p>
          </table:table-cell>
          <table:table-cell office:value-type="string" table:style-name="ce18">
            <text:p>ADK.V</text:p>
          </table:table-cell>
          <table:table-cell office:value-type="float" office:value="0.125" table:style-name="ce19">
            <text:p>0.12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6" table:style-name="ce20">
            <text:p>0.16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55" table:style-name="ce20">
            <text:p>0.15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8.0000000000000071E-2" table:formula="of:=([.BJ29]-[.$BI29])/[.$BI29]" table:style-name="ce21">
            <text:p>8.00%</text:p>
          </table:table-cell>
          <table:table-cell office:value-type="percentage" office:value="0.28000000000000003" table:formula="of:=([.BK29]-[.$BI29])/[.$BI29]" table:style-name="ce21">
            <text:p>28.00%</text:p>
          </table:table-cell>
          <table:table-cell office:value-type="percentage" office:value="0.43999999999999995" table:formula="of:=([.BL29]-[.$BI29])/[.$BI29]" table:style-name="ce21">
            <text:p>44.00%</text:p>
          </table:table-cell>
          <table:table-cell office:value-type="percentage" office:value="0.48" table:formula="of:=([.BM29]-[.$BI29])/[.$BI29]" table:style-name="ce21">
            <text:p>48.00%</text:p>
          </table:table-cell>
          <table:table-cell office:value-type="percentage" office:value="0.39999999999999991" table:formula="of:=([.BN29]-[.$BI29])/[.$BI29]" table:style-name="ce21">
            <text:p>40.00%</text:p>
          </table:table-cell>
          <table:table-cell office:value-type="percentage" office:value="0.24" table:formula="of:=([.BO29]-[.$BI29])/[.$BI29]" table:style-name="ce21">
            <text:p>24.00%</text:p>
          </table:table-cell>
          <table:table-cell office:value-type="percentage" office:value="0.15999999999999992" table:formula="of:=([.BP29]-[.$BI29])/[.$BI29]" table:style-name="ce21">
            <text:p>16.00%</text:p>
          </table:table-cell>
          <table:table-cell office:value-type="percentage" office:value="0.39999999999999991" table:formula="of:=([.BQ29]-[.$BI29])/[.$BI29]" table:style-name="ce21">
            <text:p>40.00%</text:p>
          </table:table-cell>
          <table:table-cell office:value-type="percentage" office:value="0.3600000000000001" table:formula="of:=([.BR29]-[.$BI29])/[.$BI29]" table:style-name="ce21">
            <text:p>36.00%</text:p>
          </table:table-cell>
          <table:table-cell office:value-type="percentage" office:value="0.39999999999999991" table:formula="of:=([.BS29]-[.$BI29])/[.$BI29]" table:style-name="ce21">
            <text:p>40.00%</text:p>
          </table:table-cell>
          <table:table-cell office:value-type="percentage" office:value="0.3600000000000001" table:formula="of:=([.BT29]-[.$BI29])/[.$BI29]" table:style-name="ce21">
            <text:p>36.00%</text:p>
          </table:table-cell>
          <table:table-cell office:value-type="percentage" office:value="0.12000000000000011" table:formula="of:=([.BU29]-[.$BI29])/[.$BI29]" table:style-name="ce21">
            <text:p>12.00%</text:p>
          </table:table-cell>
          <table:table-cell office:value-type="percentage" office:value="0.19999999999999996" table:formula="of:=([.BV29]-[.$BI29])/[.$BI29]" table:style-name="ce21">
            <text:p>20.00%</text:p>
          </table:table-cell>
          <table:table-cell office:value-type="string" table:style-name="ce17">
            <text:p>Goodie</text:p>
          </table:table-cell>
          <table:table-cell office:value-type="percentage" office:value="0.10062607499140015" table:formula="of:=([.S29]+[.AU29]+[.BW29])/3" table:style-name="ce22">
            <text:p>10.06%</text:p>
          </table:table-cell>
          <table:table-cell office:value-type="percentage" office:value="0.14974888200894398" table:formula="of:=([.T29]+[.AV29]+[.BX29])/3" table:style-name="ce22">
            <text:p>14.97%</text:p>
          </table:table-cell>
          <table:table-cell office:value-type="percentage" office:value="0.16386652906776744" table:formula="of:=([.U29]+[.AW29]+[.BY29])/3" table:style-name="ce22">
            <text:p>16.39%</text:p>
          </table:table-cell>
          <table:table-cell office:value-type="percentage" office:value="0.21882352941176467" table:formula="of:=([.V29]+[.AX29]+[.BZ29])/3" table:style-name="ce22">
            <text:p>21.88%</text:p>
          </table:table-cell>
          <table:table-cell office:value-type="percentage" office:value="0.18562091503267966" table:formula="of:=([.W29]+[.AY29]+[.CA29])/3" table:style-name="ce22">
            <text:p>18.56%</text:p>
          </table:table-cell>
          <table:table-cell office:value-type="percentage" office:value="5.7296181630546998E-2" table:formula="of:=([.X29]+[.AZ29]+[.CB29])/3" table:style-name="ce22">
            <text:p>5.73%</text:p>
          </table:table-cell>
          <table:table-cell office:value-type="percentage" office:value="1.1709666322669418E-2" table:formula="of:=([.Y29]+[.BA29]+[.CC29])/3" table:style-name="ce22">
            <text:p>1.17%</text:p>
          </table:table-cell>
          <table:table-cell office:value-type="percentage" office:value="5.9717922256621953E-2" table:formula="of:=([.Z29]+[.BB29]+[.CD29])/3" table:style-name="ce22">
            <text:p>5.97%</text:p>
          </table:table-cell>
          <table:table-cell office:value-type="percentage" office:value="5.4296525627795016E-2" table:formula="of:=([.AA29]+[.BC29]+[.CE29])/3" table:style-name="ce22">
            <text:p>5.43%</text:p>
          </table:table-cell>
          <table:table-cell office:value-type="percentage" office:value="1.2934296525627775E-2" table:formula="of:=([.AB29]+[.BD29]+[.CF29])/3" table:style-name="ce22">
            <text:p>1.29%</text:p>
          </table:table-cell>
          <table:table-cell office:value-type="percentage" office:value="3.5376676986584123E-2" table:formula="of:=([.AC29]+[.BE29]+[.CG29])/3" table:style-name="ce22">
            <text:p>3.54%</text:p>
          </table:table-cell>
          <table:table-cell office:value-type="percentage" office:value="-3.808737530099756E-2" table:formula="of:=([.AD29]+[.BF29]+[.CH29])/3" table:style-name="ce22">
            <text:p>-3.81%</text:p>
          </table:table-cell>
          <table:table-cell office:value-type="percentage" office:value="4.0591675266598197E-3" table:formula="of:=([.AE29]+[.BG29]+[.CI29])/3" table:style-name="ce22">
            <text:p>0.41%</text:p>
          </table:table-cell>
          <table:table-cell table:number-columns-repeated="1628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7">
            <text:p>FaxingBerlin</text:p>
          </table:table-cell>
          <table:table-cell office:value-type="string" table:style-name="ce18">
            <text:p>RTM.V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percentage" office:value="0" table:formula="of:=([.F30]-[.$E30])/[.$E30]" table:style-name="ce21">
            <text:p>0.00%</text:p>
          </table:table-cell>
          <table:table-cell office:value-type="percentage" office:value="0.1875" table:formula="of:=([.G30]-[.$E30])/[.$E30]" table:style-name="ce21">
            <text:p>18.75%</text:p>
          </table:table-cell>
          <table:table-cell office:value-type="percentage" office:value="6.2500000000000056E-2" table:formula="of:=([.H30]-[.$E30])/[.$E30]" table:style-name="ce21">
            <text:p>6.25%</text:p>
          </table:table-cell>
          <table:table-cell office:value-type="percentage" office:value="-6.2500000000000056E-2" table:formula="of:=([.I30]-[.$E30])/[.$E30]" table:style-name="ce21">
            <text:p>-6.25%</text:p>
          </table:table-cell>
          <table:table-cell office:value-type="percentage" office:value="-6.2500000000000056E-2" table:formula="of:=([.J30]-[.$E30])/[.$E30]" table:style-name="ce21">
            <text:p>-6.25%</text:p>
          </table:table-cell>
          <table:table-cell office:value-type="percentage" office:value="-6.2500000000000056E-2" table:formula="of:=([.K30]-[.$E30])/[.$E30]" table:style-name="ce21">
            <text:p>-6.25%</text:p>
          </table:table-cell>
          <table:table-cell office:value-type="percentage" office:value="6.2500000000000056E-2" table:formula="of:=([.L30]-[.$E30])/[.$E30]" table:style-name="ce21">
            <text:p>6.25%</text:p>
          </table:table-cell>
          <table:table-cell office:value-type="percentage" office:value="-6.2500000000000056E-2" table:formula="of:=([.M30]-[.$E30])/[.$E30]" table:style-name="ce21">
            <text:p>-6.25%</text:p>
          </table:table-cell>
          <table:table-cell office:value-type="percentage" office:value="0.12499999999999993" table:formula="of:=([.N30]-[.$E30])/[.$E30]" table:style-name="ce21">
            <text:p>12.50%</text:p>
          </table:table-cell>
          <table:table-cell office:value-type="percentage" office:value="0.12499999999999993" table:formula="of:=([.O30]-[.$E30])/[.$E30]" table:style-name="ce21">
            <text:p>12.50%</text:p>
          </table:table-cell>
          <table:table-cell office:value-type="percentage" office:value="0.43750000000000006" table:formula="of:=([.P30]-[.$E30])/[.$E30]" table:style-name="ce21">
            <text:p>43.75%</text:p>
          </table:table-cell>
          <table:table-cell office:value-type="percentage" office:value="0.43750000000000006" table:formula="of:=([.Q30]-[.$E30])/[.$E30]" table:style-name="ce21">
            <text:p>43.75%</text:p>
          </table:table-cell>
          <table:table-cell office:value-type="percentage" office:value="0.12499999999999993" table:formula="of:=([.R30]-[.$E30])/[.$E30]" table:style-name="ce21">
            <text:p>12.50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4.4444444444444363E-2" table:formula="of:=([.AH30]-[.$AG30])/[.$AG30]" table:style-name="ce21">
            <text:p>4.44%</text:p>
          </table:table-cell>
          <table:table-cell office:value-type="percentage" office:value="4.4444444444444363E-2" table:formula="of:=([.AI30]-[.$AG30])/[.$AG30]" table:style-name="ce21">
            <text:p>4.44%</text:p>
          </table:table-cell>
          <table:table-cell office:value-type="percentage" office:value="0.33333333333333326" table:formula="of:=([.AJ30]-[.$AG30])/[.$AG30]" table:style-name="ce21">
            <text:p>33.33%</text:p>
          </table:table-cell>
          <table:table-cell office:value-type="percentage" office:value="0.46666666666666667" table:formula="of:=([.AK30]-[.$AG30])/[.$AG30]" table:style-name="ce21">
            <text:p>46.67%</text:p>
          </table:table-cell>
          <table:table-cell office:value-type="percentage" office:value="0.35555555555555551" table:formula="of:=([.AL30]-[.$AG30])/[.$AG30]" table:style-name="ce21">
            <text:p>35.56%</text:p>
          </table:table-cell>
          <table:table-cell office:value-type="percentage" office:value="0.62222222222222212" table:formula="of:=([.AM30]-[.$AG30])/[.$AG30]" table:style-name="ce21">
            <text:p>62.22%</text:p>
          </table:table-cell>
          <table:table-cell office:value-type="percentage" office:value="0.59999999999999987" table:formula="of:=([.AN30]-[.$AG30])/[.$AG30]" table:style-name="ce21">
            <text:p>60.00%</text:p>
          </table:table-cell>
          <table:table-cell office:value-type="percentage" office:value="0.51111111111111118" table:formula="of:=([.AO30]-[.$AG30])/[.$AG30]" table:style-name="ce21">
            <text:p>51.11%</text:p>
          </table:table-cell>
          <table:table-cell office:value-type="percentage" office:value="0.46666666666666667" table:formula="of:=([.AP30]-[.$AG30])/[.$AG30]" table:style-name="ce21">
            <text:p>46.67%</text:p>
          </table:table-cell>
          <table:table-cell office:value-type="percentage" office:value="1.3111111111111113" table:formula="of:=([.AQ30]-[.$AG30])/[.$AG30]" table:style-name="ce21">
            <text:p>131.11%</text:p>
          </table:table-cell>
          <table:table-cell office:value-type="percentage" office:value="1.7555555555555555" table:formula="of:=([.AR30]-[.$AG30])/[.$AG30]" table:style-name="ce21">
            <text:p>175.56%</text:p>
          </table:table-cell>
          <table:table-cell office:value-type="percentage" office:value="1.3555555555555558" table:formula="of:=([.AS30]-[.$AG30])/[.$AG30]" table:style-name="ce21">
            <text:p>135.56%</text:p>
          </table:table-cell>
          <table:table-cell office:value-type="percentage" office:value="1.4888888888888892" table:formula="of:=([.AT30]-[.$AG30])/[.$AG30]" table:style-name="ce21">
            <text:p>148.89%</text:p>
          </table:table-cell>
          <table:table-cell office:value-type="string" table:style-name="ce18">
            <text:p>IZN.V</text:p>
          </table:table-cell>
          <table:table-cell office:value-type="float" office:value="0.185" table:style-name="ce19">
            <text:p>0.185</text:p>
          </table:table-cell>
          <table:table-cell office:value-type="float" office:value="0.23" table:style-name="ce20">
            <text:p>0.23</text:p>
          </table:table-cell>
          <table:table-cell office:value-type="float" office:value="0.22" table:style-name="ce20">
            <text:p>0.22</text:p>
          </table:table-cell>
          <table:table-cell office:value-type="float" office:value="0.22" table:style-name="ce20">
            <text:p>0.22</text:p>
          </table:table-cell>
          <table:table-cell office:value-type="float" office:value="0.26" table:style-name="ce20">
            <text:p>0.26</text:p>
          </table:table-cell>
          <table:table-cell office:value-type="float" office:value="0.315" table:style-name="ce20">
            <text:p>0.31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" table:style-name="ce20">
            <text:p>0.27</text:p>
          </table:table-cell>
          <table:table-cell office:value-type="float" office:value="0.25" table:style-name="ce20">
            <text:p>0.2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45" table:style-name="ce20">
            <text:p>0.245</text:p>
          </table:table-cell>
          <table:table-cell office:value-type="percentage" office:value="0.24324324324324331" table:formula="of:=([.BJ30]-[.$BI30])/[.$BI30]" table:style-name="ce21">
            <text:p>24.32%</text:p>
          </table:table-cell>
          <table:table-cell office:value-type="percentage" office:value="0.1891891891891892" table:formula="of:=([.BK30]-[.$BI30])/[.$BI30]" table:style-name="ce21">
            <text:p>18.92%</text:p>
          </table:table-cell>
          <table:table-cell office:value-type="percentage" office:value="0.1891891891891892" table:formula="of:=([.BL30]-[.$BI30])/[.$BI30]" table:style-name="ce21">
            <text:p>18.92%</text:p>
          </table:table-cell>
          <table:table-cell office:value-type="percentage" office:value="0.40540540540540548" table:formula="of:=([.BM30]-[.$BI30])/[.$BI30]" table:style-name="ce21">
            <text:p>40.54%</text:p>
          </table:table-cell>
          <table:table-cell office:value-type="percentage" office:value="0.70270270270270274" table:formula="of:=([.BN30]-[.$BI30])/[.$BI30]" table:style-name="ce21">
            <text:p>70.27%</text:p>
          </table:table-cell>
          <table:table-cell office:value-type="percentage" office:value="0.48648648648648662" table:formula="of:=([.BO30]-[.$BI30])/[.$BI30]" table:style-name="ce21">
            <text:p>48.65%</text:p>
          </table:table-cell>
          <table:table-cell office:value-type="percentage" office:value="0.4594594594594596" table:formula="of:=([.BP30]-[.$BI30])/[.$BI30]" table:style-name="ce21">
            <text:p>45.95%</text:p>
          </table:table-cell>
          <table:table-cell office:value-type="percentage" office:value="0.35135135135135137" table:formula="of:=([.BQ30]-[.$BI30])/[.$BI30]" table:style-name="ce21">
            <text:p>35.14%</text:p>
          </table:table-cell>
          <table:table-cell office:value-type="percentage" office:value="0.24324324324324331" table:formula="of:=([.BR30]-[.$BI30])/[.$BI30]" table:style-name="ce21">
            <text:p>24.32%</text:p>
          </table:table-cell>
          <table:table-cell office:value-type="percentage" office:value="0.24324324324324331" table:formula="of:=([.BS30]-[.$BI30])/[.$BI30]" table:style-name="ce21">
            <text:p>24.32%</text:p>
          </table:table-cell>
          <table:table-cell office:value-type="percentage" office:value="0.35135135135135137" table:formula="of:=([.BT30]-[.$BI30])/[.$BI30]" table:style-name="ce21">
            <text:p>35.14%</text:p>
          </table:table-cell>
          <table:table-cell office:value-type="percentage" office:value="0.29729729729729726" table:formula="of:=([.BU30]-[.$BI30])/[.$BI30]" table:style-name="ce21">
            <text:p>29.73%</text:p>
          </table:table-cell>
          <table:table-cell office:value-type="percentage" office:value="0.32432432432432434" table:formula="of:=([.BV30]-[.$BI30])/[.$BI30]" table:style-name="ce21">
            <text:p>32.43%</text:p>
          </table:table-cell>
          <table:table-cell office:value-type="string" table:style-name="ce17">
            <text:p>FaxingBerlin</text:p>
          </table:table-cell>
          <table:table-cell office:value-type="percentage" office:value="9.589589589589588E-2" table:formula="of:=([.S30]+[.AU30]+[.BW30])/3" table:style-name="ce22">
            <text:p>9.59%</text:p>
          </table:table-cell>
          <table:table-cell office:value-type="percentage" office:value="0.14037787787787784" table:formula="of:=([.T30]+[.AV30]+[.BX30])/3" table:style-name="ce22">
            <text:p>14.04%</text:p>
          </table:table-cell>
          <table:table-cell office:value-type="percentage" office:value="0.1950075075075075" table:formula="of:=([.U30]+[.AW30]+[.BY30])/3" table:style-name="ce22">
            <text:p>19.50%</text:p>
          </table:table-cell>
          <table:table-cell office:value-type="percentage" office:value="0.26985735735735733" table:formula="of:=([.V30]+[.AX30]+[.BZ30])/3" table:style-name="ce22">
            <text:p>26.99%</text:p>
          </table:table-cell>
          <table:table-cell office:value-type="percentage" office:value="0.33191941941941944" table:formula="of:=([.W30]+[.AY30]+[.CA30])/3" table:style-name="ce22">
            <text:p>33.19%</text:p>
          </table:table-cell>
          <table:table-cell office:value-type="percentage" office:value="0.34873623623623623" table:formula="of:=([.X30]+[.AZ30]+[.CB30])/3" table:style-name="ce22">
            <text:p>34.87%</text:p>
          </table:table-cell>
          <table:table-cell office:value-type="percentage" office:value="0.37398648648648652" table:formula="of:=([.Y30]+[.BA30]+[.CC30])/3" table:style-name="ce22">
            <text:p>37.40%</text:p>
          </table:table-cell>
          <table:table-cell office:value-type="percentage" office:value="0.26665415415415417" table:formula="of:=([.Z30]+[.BB30]+[.CD30])/3" table:style-name="ce22">
            <text:p>26.67%</text:p>
          </table:table-cell>
          <table:table-cell office:value-type="percentage" office:value="0.27830330330330327" table:formula="of:=([.AA30]+[.BC30]+[.CE30])/3" table:style-name="ce22">
            <text:p>27.83%</text:p>
          </table:table-cell>
          <table:table-cell office:value-type="percentage" office:value="0.55978478478478488" table:formula="of:=([.AB30]+[.BD30]+[.CF30])/3" table:style-name="ce22">
            <text:p>55.98%</text:p>
          </table:table-cell>
          <table:table-cell office:value-type="percentage" office:value="0.84813563563563565" table:formula="of:=([.AC30]+[.BE30]+[.CG30])/3" table:style-name="ce22">
            <text:p>84.81%</text:p>
          </table:table-cell>
          <table:table-cell office:value-type="percentage" office:value="0.69678428428428429" table:formula="of:=([.AD30]+[.BF30]+[.CH30])/3" table:style-name="ce22">
            <text:p>69.68%</text:p>
          </table:table-cell>
          <table:table-cell office:value-type="percentage" office:value="0.6460710710710712" table:formula="of:=([.AE30]+[.BG30]+[.CI30])/3" table:style-name="ce22">
            <text:p>64.61%</text:p>
          </table:table-cell>
          <table:table-cell table:number-columns-repeated="1628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6" table:style-name="ce1">
            <text:p>126</text:p>
          </table:table-cell>
          <table:table-cell office:value-type="string" table:style-name="ce17">
            <text:p>Ujms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31]-[.$E31])/[.$E31]" table:style-name="ce21">
            <text:p>4.35%</text:p>
          </table:table-cell>
          <table:table-cell office:value-type="percentage" office:value="0.19565217391304351" table:formula="of:=([.G31]-[.$E31])/[.$E31]" table:style-name="ce21">
            <text:p>19.57%</text:p>
          </table:table-cell>
          <table:table-cell office:value-type="percentage" office:value="0.19565217391304351" table:formula="of:=([.H31]-[.$E31])/[.$E31]" table:style-name="ce21">
            <text:p>19.57%</text:p>
          </table:table-cell>
          <table:table-cell office:value-type="percentage" office:value="0.10869565217391301" table:formula="of:=([.I31]-[.$E31])/[.$E31]" table:style-name="ce21">
            <text:p>10.87%</text:p>
          </table:table-cell>
          <table:table-cell office:value-type="percentage" office:value="6.5217391304347755E-2" table:formula="of:=([.J31]-[.$E31])/[.$E31]" table:style-name="ce21">
            <text:p>6.52%</text:p>
          </table:table-cell>
          <table:table-cell office:value-type="percentage" office:value="4.3478260869565133E-2" table:formula="of:=([.K31]-[.$E31])/[.$E31]" table:style-name="ce21">
            <text:p>4.35%</text:p>
          </table:table-cell>
          <table:table-cell office:value-type="percentage" office:value="0.13043478260869565" table:formula="of:=([.L31]-[.$E31])/[.$E31]" table:style-name="ce21">
            <text:p>13.04%</text:p>
          </table:table-cell>
          <table:table-cell office:value-type="percentage" office:value="0.13043478260869565" table:formula="of:=([.M31]-[.$E31])/[.$E31]" table:style-name="ce21">
            <text:p>13.04%</text:p>
          </table:table-cell>
          <table:table-cell office:value-type="percentage" office:value="2.1739130434782507E-2" table:formula="of:=([.N31]-[.$E31])/[.$E31]" table:style-name="ce21">
            <text:p>2.17%</text:p>
          </table:table-cell>
          <table:table-cell office:value-type="percentage" office:value="0" table:formula="of:=([.O31]-[.$E31])/[.$E31]" table:style-name="ce21">
            <text:p>0.00%</text:p>
          </table:table-cell>
          <table:table-cell office:value-type="percentage" office:value="0" table:formula="of:=([.P31]-[.$E31])/[.$E31]" table:style-name="ce21">
            <text:p>0.00%</text:p>
          </table:table-cell>
          <table:table-cell office:value-type="percentage" office:value="-6.521739130434788E-2" table:formula="of:=([.Q31]-[.$E31])/[.$E31]" table:style-name="ce21">
            <text:p>-6.52%</text:p>
          </table:table-cell>
          <table:table-cell office:value-type="percentage" office:value="-0.10869565217391314" table:formula="of:=([.R31]-[.$E31])/[.$E31]" table:style-name="ce21">
            <text:p>-10.87%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0.10526315789473675" table:formula="of:=([.AH31]-[.$AG31])/[.$AG31]" table:style-name="ce21">
            <text:p>-10.53%</text:p>
          </table:table-cell>
          <table:table-cell office:value-type="percentage" office:value="-0.10526315789473675" table:formula="of:=([.AI31]-[.$AG31])/[.$AG31]" table:style-name="ce21">
            <text:p>-10.53%</text:p>
          </table:table-cell>
          <table:table-cell office:value-type="percentage" office:value="-0.10526315789473675" table:formula="of:=([.AJ31]-[.$AG31])/[.$AG31]" table:style-name="ce21">
            <text:p>-10.53%</text:p>
          </table:table-cell>
          <table:table-cell office:value-type="percentage" office:value="0" table:formula="of:=([.AK31]-[.$AG31])/[.$AG31]" table:style-name="ce21">
            <text:p>0.00%</text:p>
          </table:table-cell>
          <table:table-cell office:value-type="percentage" office:value="0" table:formula="of:=([.AL31]-[.$AG31])/[.$AG31]" table:style-name="ce21">
            <text:p>0.00%</text:p>
          </table:table-cell>
          <table:table-cell office:value-type="percentage" office:value="-8.7719298245613919E-2" table:formula="of:=([.AM31]-[.$AG31])/[.$AG31]" table:style-name="ce21">
            <text:p>-8.77%</text:p>
          </table:table-cell>
          <table:table-cell office:value-type="percentage" office:value="-0.10526315789473675" table:formula="of:=([.AN31]-[.$AG31])/[.$AG31]" table:style-name="ce21">
            <text:p>-10.53%</text:p>
          </table:table-cell>
          <table:table-cell office:value-type="percentage" office:value="-0.12280701754385957" table:formula="of:=([.AO31]-[.$AG31])/[.$AG31]" table:style-name="ce21">
            <text:p>-12.28%</text:p>
          </table:table-cell>
          <table:table-cell office:value-type="percentage" office:value="-0.15789473684210523" table:formula="of:=([.AP31]-[.$AG31])/[.$AG31]" table:style-name="ce21">
            <text:p>-15.79%</text:p>
          </table:table-cell>
          <table:table-cell office:value-type="percentage" office:value="-0.26315789473684209" table:formula="of:=([.AQ31]-[.$AG31])/[.$AG31]" table:style-name="ce21">
            <text:p>-26.32%</text:p>
          </table:table-cell>
          <table:table-cell office:value-type="percentage" office:value="-0.17543859649122803" table:formula="of:=([.AR31]-[.$AG31])/[.$AG31]" table:style-name="ce21">
            <text:p>-17.54%</text:p>
          </table:table-cell>
          <table:table-cell office:value-type="percentage" office:value="-0.17543859649122803" table:formula="of:=([.AS31]-[.$AG31])/[.$AG31]" table:style-name="ce21">
            <text:p>-17.54%</text:p>
          </table:table-cell>
          <table:table-cell office:value-type="percentage" office:value="-7.0175438596491099E-2" table:formula="of:=([.AT31]-[.$AG31])/[.$AG31]" table:style-name="ce21">
            <text:p>-7.02%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BJ31]-[.$BI31])/[.$BI31]" table:style-name="ce21">
            <text:p>-11.11%</text:p>
          </table:table-cell>
          <table:table-cell office:value-type="percentage" office:value="0" table:formula="of:=([.BK31]-[.$BI31])/[.$BI31]" table:style-name="ce21">
            <text:p>0.00%</text:p>
          </table:table-cell>
          <table:table-cell office:value-type="percentage" office:value="-0.11111111111111106" table:formula="of:=([.BL31]-[.$BI31])/[.$BI31]" table:style-name="ce21">
            <text:p>-11.11%</text:p>
          </table:table-cell>
          <table:table-cell office:value-type="percentage" office:value="-0.11111111111111106" table:formula="of:=([.BM31]-[.$BI31])/[.$BI31]" table:style-name="ce21">
            <text:p>-11.11%</text:p>
          </table:table-cell>
          <table:table-cell office:value-type="percentage" office:value="-0.11111111111111106" table:formula="of:=([.BN31]-[.$BI31])/[.$BI31]" table:style-name="ce21">
            <text:p>-11.11%</text:p>
          </table:table-cell>
          <table:table-cell office:value-type="percentage" office:value="-0.11111111111111106" table:formula="of:=([.BO31]-[.$BI31])/[.$BI31]" table:style-name="ce21">
            <text:p>-11.11%</text:p>
          </table:table-cell>
          <table:table-cell office:value-type="percentage" office:value="0" table:formula="of:=([.BP31]-[.$BI31])/[.$BI31]" table:style-name="ce21">
            <text:p>0.00%</text:p>
          </table:table-cell>
          <table:table-cell office:value-type="percentage" office:value="0" table:formula="of:=([.BQ31]-[.$BI31])/[.$BI31]" table:style-name="ce21">
            <text:p>0.00%</text:p>
          </table:table-cell>
          <table:table-cell office:value-type="percentage" office:value="-0.11111111111111106" table:formula="of:=([.BR31]-[.$BI31])/[.$BI31]" table:style-name="ce21">
            <text:p>-11.11%</text:p>
          </table:table-cell>
          <table:table-cell office:value-type="percentage" office:value="0.11111111111111122" table:formula="of:=([.BS31]-[.$BI31])/[.$BI31]" table:style-name="ce21">
            <text:p>11.11%</text:p>
          </table:table-cell>
          <table:table-cell office:value-type="percentage" office:value="0.44444444444444453" table:formula="of:=([.BT31]-[.$BI31])/[.$BI31]" table:style-name="ce21">
            <text:p>44.44%</text:p>
          </table:table-cell>
          <table:table-cell office:value-type="percentage" office:value="0.44444444444444453" table:formula="of:=([.BU31]-[.$BI31])/[.$BI31]" table:style-name="ce21">
            <text:p>44.44%</text:p>
          </table:table-cell>
          <table:table-cell office:value-type="percentage" office:value="0.44444444444444453" table:formula="of:=([.BV31]-[.$BI31])/[.$BI31]" table:style-name="ce21">
            <text:p>44.44%</text:p>
          </table:table-cell>
          <table:table-cell office:value-type="string" table:style-name="ce17">
            <text:p>Ujms</text:p>
          </table:table-cell>
          <table:table-cell office:value-type="percentage" office:value="-5.7632002712094232E-2" table:formula="of:=([.S31]+[.AU31]+[.BW31])/3" table:style-name="ce22">
            <text:p>-5.76%</text:p>
          </table:table-cell>
          <table:table-cell office:value-type="percentage" office:value="3.0129672006102254E-2" table:formula="of:=([.T31]+[.AV31]+[.BX31])/3" table:style-name="ce22">
            <text:p>3.01%</text:p>
          </table:table-cell>
          <table:table-cell office:value-type="percentage" office:value="-6.9073650309347673E-3" table:formula="of:=([.U31]+[.AW31]+[.BY31])/3" table:style-name="ce22">
            <text:p>-0.69%</text:p>
          </table:table-cell>
          <table:table-cell office:value-type="percentage" office:value="-8.051529790660169E-4" table:formula="of:=([.V31]+[.AX31]+[.BZ31])/3" table:style-name="ce22">
            <text:p>-0.08%</text:p>
          </table:table-cell>
          <table:table-cell office:value-type="percentage" office:value="-1.5297906602254436E-2" table:formula="of:=([.W31]+[.AY31]+[.CA31])/3" table:style-name="ce22">
            <text:p>-1.53%</text:p>
          </table:table-cell>
          <table:table-cell office:value-type="percentage" office:value="-5.1784049495719943E-2" table:formula="of:=([.X31]+[.AZ31]+[.CB31])/3" table:style-name="ce22">
            <text:p>-5.18%</text:p>
          </table:table-cell>
          <table:table-cell office:value-type="percentage" office:value="8.3905415713196319E-3" table:formula="of:=([.Y31]+[.BA31]+[.CC31])/3" table:style-name="ce22">
            <text:p>0.84%</text:p>
          </table:table-cell>
          <table:table-cell office:value-type="percentage" office:value="2.5425883549453584E-3" table:formula="of:=([.Z31]+[.BB31]+[.CD31])/3" table:style-name="ce22">
            <text:p>0.25%</text:p>
          </table:table-cell>
          <table:table-cell office:value-type="percentage" office:value="-8.242223917281126E-2" table:formula="of:=([.AA31]+[.BC31]+[.CE31])/3" table:style-name="ce22">
            <text:p>-8.24%</text:p>
          </table:table-cell>
          <table:table-cell office:value-type="percentage" office:value="-5.0682261208576961E-2" table:formula="of:=([.AB31]+[.BD31]+[.CF31])/3" table:style-name="ce22">
            <text:p>-5.07%</text:p>
          </table:table-cell>
          <table:table-cell office:value-type="percentage" office:value="8.9668615984405495E-2" table:formula="of:=([.AC31]+[.BE31]+[.CG31])/3" table:style-name="ce22">
            <text:p>8.97%</text:p>
          </table:table-cell>
          <table:table-cell office:value-type="percentage" office:value="6.7929485549622873E-2" table:formula="of:=([.AD31]+[.BF31]+[.CH31])/3" table:style-name="ce22">
            <text:p>6.79%</text:p>
          </table:table-cell>
          <table:table-cell office:value-type="percentage" office:value="8.8524451224680098E-2" table:formula="of:=([.AE31]+[.BG31]+[.CI31])/3" table:style-name="ce22">
            <text:p>8.85%</text:p>
          </table:table-cell>
          <table:table-cell table:number-columns-repeated="1628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9" table:style-name="ce1">
            <text:p>129</text:p>
          </table:table-cell>
          <table:table-cell office:value-type="string" table:style-name="ce17">
            <text:p>Sugar-Dog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32]-[.$E32])/[.$E32]" table:style-name="ce21">
            <text:p>4.35%</text:p>
          </table:table-cell>
          <table:table-cell office:value-type="percentage" office:value="0.19565217391304351" table:formula="of:=([.G32]-[.$E32])/[.$E32]" table:style-name="ce21">
            <text:p>19.57%</text:p>
          </table:table-cell>
          <table:table-cell office:value-type="percentage" office:value="0.19565217391304351" table:formula="of:=([.H32]-[.$E32])/[.$E32]" table:style-name="ce21">
            <text:p>19.57%</text:p>
          </table:table-cell>
          <table:table-cell office:value-type="percentage" office:value="0.10869565217391301" table:formula="of:=([.I32]-[.$E32])/[.$E32]" table:style-name="ce21">
            <text:p>10.87%</text:p>
          </table:table-cell>
          <table:table-cell office:value-type="percentage" office:value="6.5217391304347755E-2" table:formula="of:=([.J32]-[.$E32])/[.$E32]" table:style-name="ce21">
            <text:p>6.52%</text:p>
          </table:table-cell>
          <table:table-cell office:value-type="percentage" office:value="4.3478260869565133E-2" table:formula="of:=([.K32]-[.$E32])/[.$E32]" table:style-name="ce21">
            <text:p>4.35%</text:p>
          </table:table-cell>
          <table:table-cell office:value-type="percentage" office:value="0.13043478260869565" table:formula="of:=([.L32]-[.$E32])/[.$E32]" table:style-name="ce21">
            <text:p>13.04%</text:p>
          </table:table-cell>
          <table:table-cell office:value-type="percentage" office:value="0.13043478260869565" table:formula="of:=([.M32]-[.$E32])/[.$E32]" table:style-name="ce21">
            <text:p>13.04%</text:p>
          </table:table-cell>
          <table:table-cell office:value-type="percentage" office:value="2.1739130434782507E-2" table:formula="of:=([.N32]-[.$E32])/[.$E32]" table:style-name="ce21">
            <text:p>2.17%</text:p>
          </table:table-cell>
          <table:table-cell office:value-type="percentage" office:value="0" table:formula="of:=([.O32]-[.$E32])/[.$E32]" table:style-name="ce21">
            <text:p>0.00%</text:p>
          </table:table-cell>
          <table:table-cell office:value-type="percentage" office:value="0" table:formula="of:=([.P32]-[.$E32])/[.$E32]" table:style-name="ce21">
            <text:p>0.00%</text:p>
          </table:table-cell>
          <table:table-cell office:value-type="percentage" office:value="-6.521739130434788E-2" table:formula="of:=([.Q32]-[.$E32])/[.$E32]" table:style-name="ce21">
            <text:p>-6.52%</text:p>
          </table:table-cell>
          <table:table-cell office:value-type="percentage" office:value="-0.10869565217391314" table:formula="of:=([.R32]-[.$E32])/[.$E32]" table:style-name="ce21">
            <text:p>-10.87%</text:p>
          </table:table-cell>
          <table:table-cell office:value-type="string" table:style-name="ce18">
            <text:p>FIN.CN</text:p>
          </table:table-cell>
          <table:table-cell office:value-type="float" office:value="0.34499999999999997" table:style-name="ce19">
            <text:p>0.345</text:p>
          </table:table-cell>
          <table:table-cell office:value-type="float" office:value="0.4" table:style-name="ce20">
            <text:p>0.4</text:p>
          </table:table-cell>
          <table:table-cell office:value-type="float" office:value="0.4" table:style-name="ce20">
            <text:p>0.4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17" table:style-name="ce20">
            <text:p>0.17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percentage" office:value="0.15942028985507262" table:formula="of:=([.AH32]-[.$AG32])/[.$AG32]" table:style-name="ce21">
            <text:p>15.94%</text:p>
          </table:table-cell>
          <table:table-cell office:value-type="percentage" office:value="0.15942028985507262" table:formula="of:=([.AI32]-[.$AG32])/[.$AG32]" table:style-name="ce21">
            <text:p>15.94%</text:p>
          </table:table-cell>
          <table:table-cell office:value-type="percentage" office:value="4.3478260869565258E-2" table:formula="of:=([.AJ32]-[.$AG32])/[.$AG32]" table:style-name="ce21">
            <text:p>4.35%</text:p>
          </table:table-cell>
          <table:table-cell office:value-type="percentage" office:value="1.449275362318842E-2" table:formula="of:=([.AK32]-[.$AG32])/[.$AG32]" table:style-name="ce21">
            <text:p>1.45%</text:p>
          </table:table-cell>
          <table:table-cell office:value-type="percentage" office:value="1.449275362318842E-2" table:formula="of:=([.AL32]-[.$AG32])/[.$AG32]" table:style-name="ce21">
            <text:p>1.45%</text:p>
          </table:table-cell>
          <table:table-cell office:value-type="percentage" office:value="1.449275362318842E-2" table:formula="of:=([.AM32]-[.$AG32])/[.$AG32]" table:style-name="ce21">
            <text:p>1.45%</text:p>
          </table:table-cell>
          <table:table-cell office:value-type="percentage" office:value="1.449275362318842E-2" table:formula="of:=([.AN32]-[.$AG32])/[.$AG32]" table:style-name="ce21">
            <text:p>1.45%</text:p>
          </table:table-cell>
          <table:table-cell office:value-type="percentage" office:value="1.449275362318842E-2" table:formula="of:=([.AO32]-[.$AG32])/[.$AG32]" table:style-name="ce21">
            <text:p>1.45%</text:p>
          </table:table-cell>
          <table:table-cell office:value-type="percentage" office:value="1.449275362318842E-2" table:formula="of:=([.AP32]-[.$AG32])/[.$AG32]" table:style-name="ce21">
            <text:p>1.45%</text:p>
          </table:table-cell>
          <table:table-cell office:value-type="percentage" office:value="1.449275362318842E-2" table:formula="of:=([.AQ32]-[.$AG32])/[.$AG32]" table:style-name="ce21">
            <text:p>1.45%</text:p>
          </table:table-cell>
          <table:table-cell office:value-type="percentage" office:value="-0.50724637681159412" table:formula="of:=([.AR32]-[.$AG32])/[.$AG32]" table:style-name="ce21">
            <text:p>-50.72%</text:p>
          </table:table-cell>
          <table:table-cell office:value-type="percentage" office:value="-0.6376811594202898" table:formula="of:=([.AS32]-[.$AG32])/[.$AG32]" table:style-name="ce21">
            <text:p>-63.77%</text:p>
          </table:table-cell>
          <table:table-cell office:value-type="percentage" office:value="-0.65217391304347827" table:formula="of:=([.AT32]-[.$AG32])/[.$AG32]" table:style-name="ce21">
            <text:p>-65.22%</text:p>
          </table:table-cell>
          <table:table-cell office:value-type="string" table:style-name="ce18">
            <text:p>CNZ.V</text:p>
          </table:table-cell>
          <table:table-cell office:value-type="float" office:value="1.1200000000000001" table:style-name="ce19">
            <text:p>1.12</text:p>
          </table:table-cell>
          <table:table-cell office:value-type="float" office:value="1.06" table:style-name="ce20">
            <text:p>1.06</text:p>
          </table:table-cell>
          <table:table-cell office:value-type="float" office:value="1.24" table:style-name="ce20">
            <text:p>1.24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1.18" table:style-name="ce20">
            <text:p>1.18</text:p>
          </table:table-cell>
          <table:table-cell office:value-type="float" office:value="1.0900000000000001" table:style-name="ce20">
            <text:p>1.09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1.07" table:style-name="ce20">
            <text:p>1.07</text:p>
          </table:table-cell>
          <table:table-cell office:value-type="float" office:value="0.92" table:style-name="ce20">
            <text:p>0.92</text:p>
          </table:table-cell>
          <table:table-cell office:value-type="float" office:value="0.84" table:style-name="ce20">
            <text:p>0.84</text:p>
          </table:table-cell>
          <table:table-cell office:value-type="float" office:value="0.75" table:style-name="ce20">
            <text:p>0.75</text:p>
          </table:table-cell>
          <table:table-cell office:value-type="float" office:value="0.76" table:style-name="ce20">
            <text:p>0.76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68" table:style-name="ce20">
            <text:p>0.68</text:p>
          </table:table-cell>
          <table:table-cell office:value-type="percentage" office:value="-5.3571428571428617E-2" table:formula="of:=([.BJ32]-[.$BI32])/[.$BI32]" table:style-name="ce21">
            <text:p>-5.36%</text:p>
          </table:table-cell>
          <table:table-cell office:value-type="percentage" office:value="0.10714285714285703" table:formula="of:=([.BK32]-[.$BI32])/[.$BI32]" table:style-name="ce21">
            <text:p>10.71%</text:p>
          </table:table-cell>
          <table:table-cell office:value-type="percentage" office:value="1.7857142857142672E-2" table:formula="of:=([.BL32]-[.$BI32])/[.$BI32]" table:style-name="ce21">
            <text:p>1.79%</text:p>
          </table:table-cell>
          <table:table-cell office:value-type="percentage" office:value="5.3571428571428416E-2" table:formula="of:=([.BM32]-[.$BI32])/[.$BI32]" table:style-name="ce21">
            <text:p>5.36%</text:p>
          </table:table-cell>
          <table:table-cell office:value-type="percentage" office:value="-2.6785714285714309E-2" table:formula="of:=([.BN32]-[.$BI32])/[.$BI32]" table:style-name="ce21">
            <text:p>-2.68%</text:p>
          </table:table-cell>
          <table:table-cell office:value-type="percentage" office:value="1.7857142857142672E-2" table:formula="of:=([.BO32]-[.$BI32])/[.$BI32]" table:style-name="ce21">
            <text:p>1.79%</text:p>
          </table:table-cell>
          <table:table-cell office:value-type="percentage" office:value="-4.4642857142857179E-2" table:formula="of:=([.BP32]-[.$BI32])/[.$BI32]" table:style-name="ce21">
            <text:p>-4.46%</text:p>
          </table:table-cell>
          <table:table-cell office:value-type="percentage" office:value="-0.1785714285714286" table:formula="of:=([.BQ32]-[.$BI32])/[.$BI32]" table:style-name="ce21">
            <text:p>-17.86%</text:p>
          </table:table-cell>
          <table:table-cell office:value-type="percentage" office:value="-0.25000000000000011" table:formula="of:=([.BR32]-[.$BI32])/[.$BI32]" table:style-name="ce21">
            <text:p>-25.00%</text:p>
          </table:table-cell>
          <table:table-cell office:value-type="percentage" office:value="-0.3303571428571429" table:formula="of:=([.BS32]-[.$BI32])/[.$BI32]" table:style-name="ce21">
            <text:p>-33.04%</text:p>
          </table:table-cell>
          <table:table-cell office:value-type="percentage" office:value="-0.32142857142857151" table:formula="of:=([.BT32]-[.$BI32])/[.$BI32]" table:style-name="ce21">
            <text:p>-32.14%</text:p>
          </table:table-cell>
          <table:table-cell office:value-type="percentage" office:value="-0.49107142857142866" table:formula="of:=([.BU32]-[.$BI32])/[.$BI32]" table:style-name="ce21">
            <text:p>-49.11%</text:p>
          </table:table-cell>
          <table:table-cell office:value-type="percentage" office:value="-0.39285714285714285" table:formula="of:=([.BV32]-[.$BI32])/[.$BI32]" table:style-name="ce21">
            <text:p>-39.29%</text:p>
          </table:table-cell>
          <table:table-cell office:value-type="string" table:style-name="ce17">
            <text:p>Sugar-Dog</text:p>
          </table:table-cell>
          <table:table-cell office:value-type="percentage" office:value="4.9775707384403046E-2" table:formula="of:=([.S32]+[.AU32]+[.BW32])/3" table:style-name="ce22">
            <text:p>4.98%</text:p>
          </table:table-cell>
          <table:table-cell office:value-type="percentage" office:value="0.15407177363699107" table:formula="of:=([.T32]+[.AV32]+[.BX32])/3" table:style-name="ce22">
            <text:p>15.41%</text:p>
          </table:table-cell>
          <table:table-cell office:value-type="percentage" office:value="8.5662525879917142E-2" table:formula="of:=([.U32]+[.AW32]+[.BY32])/3" table:style-name="ce22">
            <text:p>8.57%</text:p>
          </table:table-cell>
          <table:table-cell office:value-type="percentage" office:value="5.8919944789509952E-2" table:formula="of:=([.V32]+[.AX32]+[.BZ32])/3" table:style-name="ce22">
            <text:p>5.89%</text:p>
          </table:table-cell>
          <table:table-cell office:value-type="percentage" office:value="1.7641476880607288E-2" table:formula="of:=([.W32]+[.AY32]+[.CA32])/3" table:style-name="ce22">
            <text:p>1.76%</text:p>
          </table:table-cell>
          <table:table-cell office:value-type="percentage" office:value="2.5276052449965409E-2" table:formula="of:=([.X32]+[.AZ32]+[.CB32])/3" table:style-name="ce22">
            <text:p>2.53%</text:p>
          </table:table-cell>
          <table:table-cell office:value-type="percentage" office:value="3.3428226363008962E-2" table:formula="of:=([.Y32]+[.BA32]+[.CC32])/3" table:style-name="ce22">
            <text:p>3.34%</text:p>
          </table:table-cell>
          <table:table-cell office:value-type="percentage" office:value="-1.1214630779848181E-2" table:formula="of:=([.Z32]+[.BB32]+[.CD32])/3" table:style-name="ce22">
            <text:p>-1.12%</text:p>
          </table:table-cell>
          <table:table-cell office:value-type="percentage" office:value="-7.1256038647343062E-2" table:formula="of:=([.AA32]+[.BC32]+[.CE32])/3" table:style-name="ce22">
            <text:p>-7.13%</text:p>
          </table:table-cell>
          <table:table-cell office:value-type="percentage" office:value="-0.1052881297446515" table:formula="of:=([.AB32]+[.BD32]+[.CF32])/3" table:style-name="ce22">
            <text:p>-10.53%</text:p>
          </table:table-cell>
          <table:table-cell office:value-type="percentage" office:value="-0.27622498274672186" table:formula="of:=([.AC32]+[.BE32]+[.CG32])/3" table:style-name="ce22">
            <text:p>-27.62%</text:p>
          </table:table-cell>
          <table:table-cell office:value-type="percentage" office:value="-0.39798999309868877" table:formula="of:=([.AD32]+[.BF32]+[.CH32])/3" table:style-name="ce22">
            <text:p>-39.80%</text:p>
          </table:table-cell>
          <table:table-cell office:value-type="percentage" office:value="-0.38457556935817805" table:formula="of:=([.AE32]+[.BG32]+[.CI32])/3" table:style-name="ce22">
            <text:p>-38.46%</text:p>
          </table:table-cell>
          <table:table-cell table:number-columns-repeated="1628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1" table:style-name="ce1">
            <text:p>131</text:p>
          </table:table-cell>
          <table:table-cell office:value-type="string" table:style-name="ce17">
            <text:p>AlGreene</text:p>
          </table:table-cell>
          <table:table-cell office:value-type="string" table:style-name="ce18">
            <text:p>ACU.V</text:p>
          </table:table-cell>
          <table:table-cell office:value-type="float" office:value="0.155" table:style-name="ce19">
            <text:p>0.15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23" table:style-name="ce20">
            <text:p>0.23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1" table:style-name="ce20">
            <text:p>0.21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" table:style-name="ce20">
            <text:p>0.19</text:p>
          </table:table-cell>
          <table:table-cell office:value-type="float" office:value="0.185" table:style-name="ce20">
            <text:p>0.18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percentage" office:value="0.25806451612903231" table:formula="of:=([.F33]-[.$E33])/[.$E33]" table:style-name="ce21">
            <text:p>25.81%</text:p>
          </table:table-cell>
          <table:table-cell office:value-type="percentage" office:value="0.29032258064516137" table:formula="of:=([.G33]-[.$E33])/[.$E33]" table:style-name="ce21">
            <text:p>29.03%</text:p>
          </table:table-cell>
          <table:table-cell office:value-type="percentage" office:value="0.19354838709677419" table:formula="of:=([.H33]-[.$E33])/[.$E33]" table:style-name="ce21">
            <text:p>19.35%</text:p>
          </table:table-cell>
          <table:table-cell office:value-type="percentage" office:value="0.22580645161290325" table:formula="of:=([.I33]-[.$E33])/[.$E33]" table:style-name="ce21">
            <text:p>22.58%</text:p>
          </table:table-cell>
          <table:table-cell office:value-type="percentage" office:value="0.48387096774193555" table:formula="of:=([.J33]-[.$E33])/[.$E33]" table:style-name="ce21">
            <text:p>48.39%</text:p>
          </table:table-cell>
          <table:table-cell office:value-type="percentage" office:value="0.32258064516129026" table:formula="of:=([.K33]-[.$E33])/[.$E33]" table:style-name="ce21">
            <text:p>32.26%</text:p>
          </table:table-cell>
          <table:table-cell office:value-type="percentage" office:value="0.35483870967741932" table:formula="of:=([.L33]-[.$E33])/[.$E33]" table:style-name="ce21">
            <text:p>35.48%</text:p>
          </table:table-cell>
          <table:table-cell office:value-type="percentage" office:value="0.32258064516129026" table:formula="of:=([.M33]-[.$E33])/[.$E33]" table:style-name="ce21">
            <text:p>32.26%</text:p>
          </table:table-cell>
          <table:table-cell office:value-type="percentage" office:value="0.22580645161290325" table:formula="of:=([.N33]-[.$E33])/[.$E33]" table:style-name="ce21">
            <text:p>22.58%</text:p>
          </table:table-cell>
          <table:table-cell office:value-type="percentage" office:value="0.19354838709677419" table:formula="of:=([.O33]-[.$E33])/[.$E33]" table:style-name="ce21">
            <text:p>19.35%</text:p>
          </table:table-cell>
          <table:table-cell office:value-type="percentage" office:value="0.32258064516129026" table:formula="of:=([.P33]-[.$E33])/[.$E33]" table:style-name="ce21">
            <text:p>32.26%</text:p>
          </table:table-cell>
          <table:table-cell office:value-type="percentage" office:value="0.35483870967741932" table:formula="of:=([.Q33]-[.$E33])/[.$E33]" table:style-name="ce21">
            <text:p>35.48%</text:p>
          </table:table-cell>
          <table:table-cell office:value-type="percentage" office:value="0.29032258064516137" table:formula="of:=([.R33]-[.$E33])/[.$E33]" table:style-name="ce21">
            <text:p>29.03%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0.10526315789473675" table:formula="of:=([.AH33]-[.$AG33])/[.$AG33]" table:style-name="ce21">
            <text:p>-10.53%</text:p>
          </table:table-cell>
          <table:table-cell office:value-type="percentage" office:value="-0.10526315789473675" table:formula="of:=([.AI33]-[.$AG33])/[.$AG33]" table:style-name="ce21">
            <text:p>-10.53%</text:p>
          </table:table-cell>
          <table:table-cell office:value-type="percentage" office:value="-0.10526315789473675" table:formula="of:=([.AJ33]-[.$AG33])/[.$AG33]" table:style-name="ce21">
            <text:p>-10.53%</text:p>
          </table:table-cell>
          <table:table-cell office:value-type="percentage" office:value="0" table:formula="of:=([.AK33]-[.$AG33])/[.$AG33]" table:style-name="ce21">
            <text:p>0.00%</text:p>
          </table:table-cell>
          <table:table-cell office:value-type="percentage" office:value="0" table:formula="of:=([.AL33]-[.$AG33])/[.$AG33]" table:style-name="ce21">
            <text:p>0.00%</text:p>
          </table:table-cell>
          <table:table-cell office:value-type="percentage" office:value="-8.7719298245613919E-2" table:formula="of:=([.AM33]-[.$AG33])/[.$AG33]" table:style-name="ce21">
            <text:p>-8.77%</text:p>
          </table:table-cell>
          <table:table-cell office:value-type="percentage" office:value="-0.10526315789473675" table:formula="of:=([.AN33]-[.$AG33])/[.$AG33]" table:style-name="ce21">
            <text:p>-10.53%</text:p>
          </table:table-cell>
          <table:table-cell office:value-type="percentage" office:value="-0.12280701754385957" table:formula="of:=([.AO33]-[.$AG33])/[.$AG33]" table:style-name="ce21">
            <text:p>-12.28%</text:p>
          </table:table-cell>
          <table:table-cell office:value-type="percentage" office:value="-0.15789473684210523" table:formula="of:=([.AP33]-[.$AG33])/[.$AG33]" table:style-name="ce21">
            <text:p>-15.79%</text:p>
          </table:table-cell>
          <table:table-cell office:value-type="percentage" office:value="-0.26315789473684209" table:formula="of:=([.AQ33]-[.$AG33])/[.$AG33]" table:style-name="ce21">
            <text:p>-26.32%</text:p>
          </table:table-cell>
          <table:table-cell office:value-type="percentage" office:value="-0.17543859649122803" table:formula="of:=([.AR33]-[.$AG33])/[.$AG33]" table:style-name="ce21">
            <text:p>-17.54%</text:p>
          </table:table-cell>
          <table:table-cell office:value-type="percentage" office:value="-0.17543859649122803" table:formula="of:=([.AS33]-[.$AG33])/[.$AG33]" table:style-name="ce21">
            <text:p>-17.54%</text:p>
          </table:table-cell>
          <table:table-cell office:value-type="percentage" office:value="-7.0175438596491099E-2" table:formula="of:=([.AT33]-[.$AG33])/[.$AG33]" table:style-name="ce21">
            <text:p>-7.02%</text:p>
          </table:table-cell>
          <table:table-cell office:value-type="string" table:style-name="ce18">
            <text:p>IPWR</text:p>
          </table:table-cell>
          <table:table-cell office:value-type="float" office:value="3.3" table:style-name="ce19">
            <text:p>3.3</text:p>
          </table:table-cell>
          <table:table-cell office:value-type="float" office:value="3.59" table:style-name="ce20">
            <text:p>3.59</text:p>
          </table:table-cell>
          <table:table-cell office:value-type="float" office:value="3.01" table:style-name="ce20">
            <text:p>3.01</text:p>
          </table:table-cell>
          <table:table-cell office:value-type="float" office:value="2.39" table:style-name="ce20">
            <text:p>2.39</text:p>
          </table:table-cell>
          <table:table-cell office:value-type="float" office:value="2.25" table:style-name="ce20">
            <text:p>2.25</text:p>
          </table:table-cell>
          <table:table-cell office:value-type="float" office:value="2.27" table:style-name="ce20">
            <text:p>2.27</text:p>
          </table:table-cell>
          <table:table-cell office:value-type="float" office:value="2.29" table:style-name="ce20">
            <text:p>2.29</text:p>
          </table:table-cell>
          <table:table-cell office:value-type="float" office:value="2.48" table:style-name="ce20">
            <text:p>2.48</text:p>
          </table:table-cell>
          <table:table-cell office:value-type="float" office:value="2.4300000000000002" table:style-name="ce20">
            <text:p>2.43</text:p>
          </table:table-cell>
          <table:table-cell office:value-type="float" office:value="2.58" table:style-name="ce20">
            <text:p>2.58</text:p>
          </table:table-cell>
          <table:table-cell office:value-type="float" office:value="2.97" table:style-name="ce20">
            <text:p>2.97</text:p>
          </table:table-cell>
          <table:table-cell office:value-type="float" office:value="3.49" table:style-name="ce20">
            <text:p>3.49</text:p>
          </table:table-cell>
          <table:table-cell office:value-type="float" office:value="3.42" table:style-name="ce20">
            <text:p>3.42</text:p>
          </table:table-cell>
          <table:table-cell office:value-type="float" office:value="3.25" table:style-name="ce20">
            <text:p>3.25</text:p>
          </table:table-cell>
          <table:table-cell office:value-type="percentage" office:value="8.787878787878789E-2" table:formula="of:=([.BJ33]-[.$BI33])/[.$BI33]" table:style-name="ce21">
            <text:p>8.79%</text:p>
          </table:table-cell>
          <table:table-cell office:value-type="percentage" office:value="-8.787878787878789E-2" table:formula="of:=([.BK33]-[.$BI33])/[.$BI33]" table:style-name="ce21">
            <text:p>-8.79%</text:p>
          </table:table-cell>
          <table:table-cell office:value-type="percentage" office:value="-0.2757575757575757" table:formula="of:=([.BL33]-[.$BI33])/[.$BI33]" table:style-name="ce21">
            <text:p>-27.58%</text:p>
          </table:table-cell>
          <table:table-cell office:value-type="percentage" office:value="-0.31818181818181812" table:formula="of:=([.BM33]-[.$BI33])/[.$BI33]" table:style-name="ce21">
            <text:p>-31.82%</text:p>
          </table:table-cell>
          <table:table-cell office:value-type="percentage" office:value="-0.31212121212121208" table:formula="of:=([.BN33]-[.$BI33])/[.$BI33]" table:style-name="ce21">
            <text:p>-31.21%</text:p>
          </table:table-cell>
          <table:table-cell office:value-type="percentage" office:value="-0.30606060606060603" table:formula="of:=([.BO33]-[.$BI33])/[.$BI33]" table:style-name="ce21">
            <text:p>-30.61%</text:p>
          </table:table-cell>
          <table:table-cell office:value-type="percentage" office:value="-0.24848484848484845" table:formula="of:=([.BP33]-[.$BI33])/[.$BI33]" table:style-name="ce21">
            <text:p>-24.85%</text:p>
          </table:table-cell>
          <table:table-cell office:value-type="percentage" office:value="-0.26363636363636356" table:formula="of:=([.BQ33]-[.$BI33])/[.$BI33]" table:style-name="ce21">
            <text:p>-26.36%</text:p>
          </table:table-cell>
          <table:table-cell office:value-type="percentage" office:value="-0.21818181818181812" table:formula="of:=([.BR33]-[.$BI33])/[.$BI33]" table:style-name="ce21">
            <text:p>-21.82%</text:p>
          </table:table-cell>
          <table:table-cell office:value-type="percentage" office:value="-9.9999999999999895E-2" table:formula="of:=([.BS33]-[.$BI33])/[.$BI33]" table:style-name="ce21">
            <text:p>-10.00%</text:p>
          </table:table-cell>
          <table:table-cell office:value-type="percentage" office:value="5.7575757575757697E-2" table:formula="of:=([.BT33]-[.$BI33])/[.$BI33]" table:style-name="ce21">
            <text:p>5.76%</text:p>
          </table:table-cell>
          <table:table-cell office:value-type="percentage" office:value="3.6363636363636397E-2" table:formula="of:=([.BU33]-[.$BI33])/[.$BI33]" table:style-name="ce21">
            <text:p>3.64%</text:p>
          </table:table-cell>
          <table:table-cell office:value-type="percentage" office:value="-1.5151515151515098E-2" table:formula="of:=([.BV33]-[.$BI33])/[.$BI33]" table:style-name="ce21">
            <text:p>-1.52%</text:p>
          </table:table-cell>
          <table:table-cell office:value-type="string" table:style-name="ce17">
            <text:p>AlGreene</text:p>
          </table:table-cell>
          <table:table-cell office:value-type="percentage" office:value="8.022671537102781E-2" table:formula="of:=([.S33]+[.AU33]+[.BW33])/3" table:style-name="ce22">
            <text:p>8.02%</text:p>
          </table:table-cell>
          <table:table-cell office:value-type="percentage" office:value="3.2393544957212243E-2" table:formula="of:=([.T33]+[.AV33]+[.BX33])/3" table:style-name="ce22">
            <text:p>3.24%</text:p>
          </table:table-cell>
          <table:table-cell office:value-type="percentage" office:value="-6.2490782185179422E-2" table:formula="of:=([.U33]+[.AW33]+[.BY33])/3" table:style-name="ce22">
            <text:p>-6.25%</text:p>
          </table:table-cell>
          <table:table-cell office:value-type="percentage" office:value="-3.0791788856304958E-2" table:formula="of:=([.V33]+[.AX33]+[.BZ33])/3" table:style-name="ce22">
            <text:p>-3.08%</text:p>
          </table:table-cell>
          <table:table-cell office:value-type="percentage" office:value="5.7249918540241161E-2" table:formula="of:=([.W33]+[.AY33]+[.CA33])/3" table:style-name="ce22">
            <text:p>5.72%</text:p>
          </table:table-cell>
          <table:table-cell office:value-type="percentage" office:value="-2.3733086381643231E-2" table:formula="of:=([.X33]+[.AZ33]+[.CB33])/3" table:style-name="ce22">
            <text:p>-2.37%</text:p>
          </table:table-cell>
          <table:table-cell office:value-type="percentage" office:value="3.6356776594470563E-4" table:formula="of:=([.Y33]+[.BA33]+[.CC33])/3" table:style-name="ce22">
            <text:p>0.04%</text:p>
          </table:table-cell>
          <table:table-cell office:value-type="percentage" office:value="-2.128757867297763E-2" table:formula="of:=([.Z33]+[.BB33]+[.CD33])/3" table:style-name="ce22">
            <text:p>-2.13%</text:p>
          </table:table-cell>
          <table:table-cell office:value-type="percentage" office:value="-5.0090034470340029E-2" table:formula="of:=([.AA33]+[.BC33]+[.CE33])/3" table:style-name="ce22">
            <text:p>-5.01%</text:p>
          </table:table-cell>
          <table:table-cell office:value-type="percentage" office:value="-5.6536502546689266E-2" table:formula="of:=([.AB33]+[.BD33]+[.CF33])/3" table:style-name="ce22">
            <text:p>-5.65%</text:p>
          </table:table-cell>
          <table:table-cell office:value-type="percentage" office:value="6.8239268748606641E-2" table:formula="of:=([.AC33]+[.BE33]+[.CG33])/3" table:style-name="ce22">
            <text:p>6.82%</text:p>
          </table:table-cell>
          <table:table-cell office:value-type="percentage" office:value="7.1921249849942567E-2" table:formula="of:=([.AD33]+[.BF33]+[.CH33])/3" table:style-name="ce22">
            <text:p>7.19%</text:p>
          </table:table-cell>
          <table:table-cell office:value-type="percentage" office:value="6.8331875632385047E-2" table:formula="of:=([.AE33]+[.BG33]+[.CI33])/3" table:style-name="ce22">
            <text:p>6.83%</text:p>
          </table:table-cell>
          <table:table-cell table:number-columns-repeated="1628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1" table:style-name="ce1">
            <text:p>101</text:p>
          </table:table-cell>
          <table:table-cell office:value-type="string" table:style-name="ce25">
            <text:p>Mesro</text:p>
          </table:table-cell>
          <table:table-cell office:value-type="string" table:style-name="ce18">
            <text:p>BBI.V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3" table:style-name="ce20">
            <text:p>0.53</text:p>
          </table:table-cell>
          <table:table-cell office:value-type="float" office:value="0.51" table:style-name="ce20">
            <text:p>0.51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6" table:style-name="ce20">
            <text:p>0.66</text:p>
          </table:table-cell>
          <table:table-cell office:value-type="float" office:value="0.68" table:style-name="ce20">
            <text:p>0.68</text:p>
          </table:table-cell>
          <table:table-cell office:value-type="float" office:value="0.69" table:style-name="ce20">
            <text:p>0.69</text:p>
          </table:table-cell>
          <table:table-cell office:value-type="float" office:value="0.68" table:style-name="ce20">
            <text:p>0.68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3" table:style-name="ce20">
            <text:p>0.53</text:p>
          </table:table-cell>
          <table:table-cell office:value-type="float" office:value="0.52" table:style-name="ce20">
            <text:p>0.52</text:p>
          </table:table-cell>
          <table:table-cell office:value-type="float" office:value="0.51" table:style-name="ce20">
            <text:p>0.51</text:p>
          </table:table-cell>
          <table:table-cell office:value-type="float" office:value="0.5" table:style-name="ce20">
            <text:p>0.5</text:p>
          </table:table-cell>
          <table:table-cell office:value-type="percentage" office:value="-3.4482758620689495E-2" table:formula="of:=([.F34]-[.$E34])/[.$E34]" table:style-name="ce21">
            <text:p>-3.45%</text:p>
          </table:table-cell>
          <table:table-cell office:value-type="percentage" office:value="-8.6206896551724033E-2" table:formula="of:=([.G34]-[.$E34])/[.$E34]" table:style-name="ce21">
            <text:p>-8.62%</text:p>
          </table:table-cell>
          <table:table-cell office:value-type="percentage" office:value="-0.12068965517241372" table:formula="of:=([.H34]-[.$E34])/[.$E34]" table:style-name="ce21">
            <text:p>-12.07%</text:p>
          </table:table-cell>
          <table:table-cell office:value-type="percentage" office:value="-5.1724137931034343E-2" table:formula="of:=([.I34]-[.$E34])/[.$E34]" table:style-name="ce21">
            <text:p>-5.17%</text:p>
          </table:table-cell>
          <table:table-cell office:value-type="percentage" office:value="0.13793103448275876" table:formula="of:=([.J34]-[.$E34])/[.$E34]" table:style-name="ce21">
            <text:p>13.79%</text:p>
          </table:table-cell>
          <table:table-cell office:value-type="percentage" office:value="0.17241379310344845" table:formula="of:=([.K34]-[.$E34])/[.$E34]" table:style-name="ce21">
            <text:p>17.24%</text:p>
          </table:table-cell>
          <table:table-cell office:value-type="percentage" office:value="0.18965517241379309" table:formula="of:=([.L34]-[.$E34])/[.$E34]" table:style-name="ce21">
            <text:p>18.97%</text:p>
          </table:table-cell>
          <table:table-cell office:value-type="percentage" office:value="0.17241379310344845" table:formula="of:=([.M34]-[.$E34])/[.$E34]" table:style-name="ce21">
            <text:p>17.24%</text:p>
          </table:table-cell>
          <table:table-cell office:value-type="percentage" office:value="-5.1724137931034343E-2" table:formula="of:=([.N34]-[.$E34])/[.$E34]" table:style-name="ce21">
            <text:p>-5.17%</text:p>
          </table:table-cell>
          <table:table-cell office:value-type="percentage" office:value="-8.6206896551724033E-2" table:formula="of:=([.O34]-[.$E34])/[.$E34]" table:style-name="ce21">
            <text:p>-8.62%</text:p>
          </table:table-cell>
          <table:table-cell office:value-type="percentage" office:value="-0.10344827586206887" table:formula="of:=([.P34]-[.$E34])/[.$E34]" table:style-name="ce21">
            <text:p>-10.34%</text:p>
          </table:table-cell>
          <table:table-cell office:value-type="percentage" office:value="-0.12068965517241372" table:formula="of:=([.Q34]-[.$E34])/[.$E34]" table:style-name="ce21">
            <text:p>-12.07%</text:p>
          </table:table-cell>
          <table:table-cell office:value-type="percentage" office:value="-0.13793103448275856" table:formula="of:=([.R34]-[.$E34])/[.$E34]" table:style-name="ce21">
            <text:p>-13.79%</text:p>
          </table:table-cell>
          <table:table-cell office:value-type="string" table:style-name="ce18">
            <text:p>WUC.CN</text:p>
          </table:table-cell>
          <table:table-cell office:value-type="float" office:value="1.7" table:style-name="ce19">
            <text:p>1.7</text:p>
          </table:table-cell>
          <table:table-cell office:value-type="float" office:value="1.81" table:style-name="ce20">
            <text:p>1.81</text:p>
          </table:table-cell>
          <table:table-cell office:value-type="float" office:value="1.81" table:style-name="ce20">
            <text:p>1.81</text:p>
          </table:table-cell>
          <table:table-cell office:value-type="float" office:value="2.1" table:style-name="ce20">
            <text:p>2.1</text:p>
          </table:table-cell>
          <table:table-cell office:value-type="float" office:value="2.15" table:style-name="ce20">
            <text:p>2.15</text:p>
          </table:table-cell>
          <table:table-cell office:value-type="float" office:value="2.0499999999999998" table:style-name="ce20">
            <text:p>2.05</text:p>
          </table:table-cell>
          <table:table-cell office:value-type="float" office:value="2.5" table:style-name="ce20">
            <text:p>2.5</text:p>
          </table:table-cell>
          <table:table-cell office:value-type="float" office:value="2.5099999999999998" table:style-name="ce20">
            <text:p>2.51</text:p>
          </table:table-cell>
          <table:table-cell office:value-type="float" office:value="2" table:style-name="ce20">
            <text:p>2</text:p>
          </table:table-cell>
          <table:table-cell office:value-type="float" office:value="1.93" table:style-name="ce20">
            <text:p>1.93</text:p>
          </table:table-cell>
          <table:table-cell office:value-type="float" office:value="1.99" table:style-name="ce20">
            <text:p>1.99</text:p>
          </table:table-cell>
          <table:table-cell office:value-type="float" office:value="1.97" table:style-name="ce20">
            <text:p>1.97</text:p>
          </table:table-cell>
          <table:table-cell office:value-type="float" office:value="1.76" table:style-name="ce20">
            <text:p>1.76</text:p>
          </table:table-cell>
          <table:table-cell office:value-type="float" office:value="1.79" table:style-name="ce20">
            <text:p>1.79</text:p>
          </table:table-cell>
          <table:table-cell office:value-type="percentage" office:value="6.4705882352941238E-2" table:formula="of:=([.AH34]-[.$AG34])/[.$AG34]" table:style-name="ce21">
            <text:p>6.47%</text:p>
          </table:table-cell>
          <table:table-cell office:value-type="percentage" office:value="6.4705882352941238E-2" table:formula="of:=([.AI34]-[.$AG34])/[.$AG34]" table:style-name="ce21">
            <text:p>6.47%</text:p>
          </table:table-cell>
          <table:table-cell office:value-type="percentage" office:value="0.2352941176470589" table:formula="of:=([.AJ34]-[.$AG34])/[.$AG34]" table:style-name="ce21">
            <text:p>23.53%</text:p>
          </table:table-cell>
          <table:table-cell office:value-type="percentage" office:value="0.26470588235294118" table:formula="of:=([.AK34]-[.$AG34])/[.$AG34]" table:style-name="ce21">
            <text:p>26.47%</text:p>
          </table:table-cell>
          <table:table-cell office:value-type="percentage" office:value="0.20588235294117641" table:formula="of:=([.AL34]-[.$AG34])/[.$AG34]" table:style-name="ce21">
            <text:p>20.59%</text:p>
          </table:table-cell>
          <table:table-cell office:value-type="percentage" office:value="0.4705882352941177" table:formula="of:=([.AM34]-[.$AG34])/[.$AG34]" table:style-name="ce21">
            <text:p>47.06%</text:p>
          </table:table-cell>
          <table:table-cell office:value-type="percentage" office:value="0.47647058823529403" table:formula="of:=([.AN34]-[.$AG34])/[.$AG34]" table:style-name="ce21">
            <text:p>47.65%</text:p>
          </table:table-cell>
          <table:table-cell office:value-type="percentage" office:value="0.17647058823529416" table:formula="of:=([.AO34]-[.$AG34])/[.$AG34]" table:style-name="ce21">
            <text:p>17.65%</text:p>
          </table:table-cell>
          <table:table-cell office:value-type="percentage" office:value="0.13529411764705881" table:formula="of:=([.AP34]-[.$AG34])/[.$AG34]" table:style-name="ce21">
            <text:p>13.53%</text:p>
          </table:table-cell>
          <table:table-cell office:value-type="percentage" office:value="0.17058823529411768" table:formula="of:=([.AQ34]-[.$AG34])/[.$AG34]" table:style-name="ce21">
            <text:p>17.06%</text:p>
          </table:table-cell>
          <table:table-cell office:value-type="percentage" office:value="0.15882352941176472" table:formula="of:=([.AR34]-[.$AG34])/[.$AG34]" table:style-name="ce21">
            <text:p>15.88%</text:p>
          </table:table-cell>
          <table:table-cell office:value-type="percentage" office:value="3.5294117647058858E-2" table:formula="of:=([.AS34]-[.$AG34])/[.$AG34]" table:style-name="ce21">
            <text:p>3.53%</text:p>
          </table:table-cell>
          <table:table-cell office:value-type="percentage" office:value="5.2941176470588283E-2" table:formula="of:=([.AT34]-[.$AG34])/[.$AG34]" table:style-name="ce21">
            <text:p>5.29%</text:p>
          </table:table-cell>
          <table:table-cell office:value-type="string" table:style-name="ce18">
            <text:p>TNY.CN</text:p>
          </table:table-cell>
          <table:table-cell office:value-type="float" office:value="0.35" table:style-name="ce19">
            <text:p>0.35</text:p>
          </table:table-cell>
          <table:table-cell office:value-type="float" office:value="0.34" table:style-name="ce20">
            <text:p>0.34</text:p>
          </table:table-cell>
          <table:table-cell office:value-type="float" office:value="0.38" table:style-name="ce20">
            <text:p>0.38</text:p>
          </table:table-cell>
          <table:table-cell office:value-type="float" office:value="0.42" table:style-name="ce20">
            <text:p>0.42</text:p>
          </table:table-cell>
          <table:table-cell office:value-type="float" office:value="0.4" table:style-name="ce20">
            <text:p>0.4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2" table:style-name="ce20">
            <text:p>0.32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55" table:style-name="ce20">
            <text:p>0.25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5" table:style-name="ce20">
            <text:p>0.25</text:p>
          </table:table-cell>
          <table:table-cell office:value-type="percentage" office:value="-2.8571428571428439E-2" table:formula="of:=([.BJ34]-[.$BI34])/[.$BI34]" table:style-name="ce21">
            <text:p>-2.86%</text:p>
          </table:table-cell>
          <table:table-cell office:value-type="percentage" office:value="8.5714285714285798E-2" table:formula="of:=([.BK34]-[.$BI34])/[.$BI34]" table:style-name="ce21">
            <text:p>8.57%</text:p>
          </table:table-cell>
          <table:table-cell office:value-type="percentage" office:value="0.20000000000000004" table:formula="of:=([.BL34]-[.$BI34])/[.$BI34]" table:style-name="ce21">
            <text:p>20.00%</text:p>
          </table:table-cell>
          <table:table-cell office:value-type="percentage" office:value="0.14285714285714299" table:formula="of:=([.BM34]-[.$BI34])/[.$BI34]" table:style-name="ce21">
            <text:p>14.29%</text:p>
          </table:table-cell>
          <table:table-cell office:value-type="percentage" office:value="0" table:formula="of:=([.BN34]-[.$BI34])/[.$BI34]" table:style-name="ce21">
            <text:p>0.00%</text:p>
          </table:table-cell>
          <table:table-cell office:value-type="percentage" office:value="0" table:formula="of:=([.BO34]-[.$BI34])/[.$BI34]" table:style-name="ce21">
            <text:p>0.00%</text:p>
          </table:table-cell>
          <table:table-cell office:value-type="percentage" office:value="-1.4285714285714299E-2" table:formula="of:=([.BP34]-[.$BI34])/[.$BI34]" table:style-name="ce21">
            <text:p>-1.43%</text:p>
          </table:table-cell>
          <table:table-cell office:value-type="percentage" office:value="-8.5714285714285632E-2" table:formula="of:=([.BQ34]-[.$BI34])/[.$BI34]" table:style-name="ce21">
            <text:p>-8.57%</text:p>
          </table:table-cell>
          <table:table-cell office:value-type="percentage" office:value="-0.19999999999999987" table:formula="of:=([.BR34]-[.$BI34])/[.$BI34]" table:style-name="ce21">
            <text:p>-20.00%</text:p>
          </table:table-cell>
          <table:table-cell office:value-type="percentage" office:value="-0.19999999999999987" table:formula="of:=([.BS34]-[.$BI34])/[.$BI34]" table:style-name="ce21">
            <text:p>-20.00%</text:p>
          </table:table-cell>
          <table:table-cell office:value-type="percentage" office:value="-0.27142857142857135" table:formula="of:=([.BT34]-[.$BI34])/[.$BI34]" table:style-name="ce21">
            <text:p>-27.14%</text:p>
          </table:table-cell>
          <table:table-cell office:value-type="percentage" office:value="-0.32857142857142857" table:formula="of:=([.BU34]-[.$BI34])/[.$BI34]" table:style-name="ce21">
            <text:p>-32.86%</text:p>
          </table:table-cell>
          <table:table-cell office:value-type="percentage" office:value="-0.28571428571428564" table:formula="of:=([.BV34]-[.$BI34])/[.$BI34]" table:style-name="ce21">
            <text:p>-28.57%</text:p>
          </table:table-cell>
          <table:table-cell office:value-type="string" table:style-name="ce25">
            <text:p>Mesro</text:p>
          </table:table-cell>
          <table:table-cell office:value-type="percentage" office:value="5.5056505360776811E-4" table:formula="of:=([.S34]+[.AU34]+[.BW34])/3" table:style-name="ce22">
            <text:p>0.06%</text:p>
          </table:table-cell>
          <table:table-cell office:value-type="percentage" office:value="2.1404423838501E-2" table:formula="of:=([.T34]+[.AV34]+[.BX34])/3" table:style-name="ce22">
            <text:p>2.14%</text:p>
          </table:table-cell>
          <table:table-cell office:value-type="percentage" office:value="0.10486815415821509" table:formula="of:=([.U34]+[.AW34]+[.BY34])/3" table:style-name="ce22">
            <text:p>10.49%</text:p>
          </table:table-cell>
          <table:table-cell office:value-type="percentage" office:value="0.11861296242634994" table:formula="of:=([.V34]+[.AX34]+[.BZ34])/3" table:style-name="ce22">
            <text:p>11.86%</text:p>
          </table:table-cell>
          <table:table-cell office:value-type="percentage" office:value="0.11460446247464506" table:formula="of:=([.W34]+[.AY34]+[.CA34])/3" table:style-name="ce22">
            <text:p>11.46%</text:p>
          </table:table-cell>
          <table:table-cell office:value-type="percentage" office:value="0.21433400946585537" table:formula="of:=([.X34]+[.AZ34]+[.CB34])/3" table:style-name="ce22">
            <text:p>21.43%</text:p>
          </table:table-cell>
          <table:table-cell office:value-type="percentage" office:value="0.2172800154544576" table:formula="of:=([.Y34]+[.BA34]+[.CC34])/3" table:style-name="ce22">
            <text:p>21.73%</text:p>
          </table:table-cell>
          <table:table-cell office:value-type="percentage" office:value="8.7723365208152326E-2" table:formula="of:=([.Z34]+[.BB34]+[.CD34])/3" table:style-name="ce22">
            <text:p>8.77%</text:p>
          </table:table-cell>
          <table:table-cell office:value-type="percentage" office:value="-3.8810006761325129E-2" table:formula="of:=([.AA34]+[.BC34]+[.CE34])/3" table:style-name="ce22">
            <text:p>-3.88%</text:p>
          </table:table-cell>
          <table:table-cell office:value-type="percentage" office:value="-3.8539553752535406E-2" table:formula="of:=([.AB34]+[.BD34]+[.CF34])/3" table:style-name="ce22">
            <text:p>-3.85%</text:p>
          </table:table-cell>
          <table:table-cell office:value-type="percentage" office:value="-7.2017772626291832E-2" table:formula="of:=([.AC34]+[.BE34]+[.CG34])/3" table:style-name="ce22">
            <text:p>-7.20%</text:p>
          </table:table-cell>
          <table:table-cell office:value-type="percentage" office:value="-0.13798898869892781" table:formula="of:=([.AD34]+[.BF34]+[.CH34])/3" table:style-name="ce22">
            <text:p>-13.80%</text:p>
          </table:table-cell>
          <table:table-cell office:value-type="percentage" office:value="-0.12356804790881865" table:formula="of:=([.AE34]+[.BG34]+[.CI34])/3" table:style-name="ce22">
            <text:p>-12.36%</text:p>
          </table:table-cell>
          <table:table-cell table:number-columns-repeated="1628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9" table:style-name="ce1">
            <text:p>119</text:p>
          </table:table-cell>
          <table:table-cell office:value-type="string" table:style-name="ce25">
            <text:p>DJS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F35]-[.$E35])/[.$E35]" table:style-name="ce21">
            <text:p>0.00%</text:p>
          </table:table-cell>
          <table:table-cell office:value-type="percentage" office:value="-5.4054054054054106E-2" table:formula="of:=([.G35]-[.$E35])/[.$E35]" table:style-name="ce21">
            <text:p>-5.41%</text:p>
          </table:table-cell>
          <table:table-cell office:value-type="percentage" office:value="2.7027027027027053E-2" table:formula="of:=([.H35]-[.$E35])/[.$E35]" table:style-name="ce21">
            <text:p>2.70%</text:p>
          </table:table-cell>
          <table:table-cell office:value-type="percentage" office:value="0.16216216216216217" table:formula="of:=([.I35]-[.$E35])/[.$E35]" table:style-name="ce21">
            <text:p>16.22%</text:p>
          </table:table-cell>
          <table:table-cell office:value-type="percentage" office:value="0.1891891891891892" table:formula="of:=([.J35]-[.$E35])/[.$E35]" table:style-name="ce21">
            <text:p>18.92%</text:p>
          </table:table-cell>
          <table:table-cell office:value-type="percentage" office:value="0.27027027027027023" table:formula="of:=([.K35]-[.$E35])/[.$E35]" table:style-name="ce21">
            <text:p>27.03%</text:p>
          </table:table-cell>
          <table:table-cell office:value-type="percentage" office:value="0.48648648648648662" table:formula="of:=([.L35]-[.$E35])/[.$E35]" table:style-name="ce21">
            <text:p>48.65%</text:p>
          </table:table-cell>
          <table:table-cell office:value-type="percentage" office:value="0.29729729729729726" table:formula="of:=([.M35]-[.$E35])/[.$E35]" table:style-name="ce21">
            <text:p>29.73%</text:p>
          </table:table-cell>
          <table:table-cell office:value-type="percentage" office:value="0.21621621621621626" table:formula="of:=([.N35]-[.$E35])/[.$E35]" table:style-name="ce21">
            <text:p>21.62%</text:p>
          </table:table-cell>
          <table:table-cell office:value-type="percentage" office:value="5.4054054054054106E-2" table:formula="of:=([.O35]-[.$E35])/[.$E35]" table:style-name="ce21">
            <text:p>5.41%</text:p>
          </table:table-cell>
          <table:table-cell office:value-type="percentage" office:value="0.24324324324324331" table:formula="of:=([.P35]-[.$E35])/[.$E35]" table:style-name="ce21">
            <text:p>24.32%</text:p>
          </table:table-cell>
          <table:table-cell office:value-type="percentage" office:value="0.21621621621621626" table:formula="of:=([.Q35]-[.$E35])/[.$E35]" table:style-name="ce21">
            <text:p>21.62%</text:p>
          </table:table-cell>
          <table:table-cell office:value-type="percentage" office:value="0.21621621621621626" table:formula="of:=([.R35]-[.$E35])/[.$E35]" table:style-name="ce21">
            <text:p>21.62%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" table:formula="of:=([.AH35]-[.$AG35])/[.$AG35]" table:style-name="ce21">
            <text:p>0.00%</text:p>
          </table:table-cell>
          <table:table-cell office:value-type="percentage" office:value="0" table:formula="of:=([.AI35]-[.$AG35])/[.$AG35]" table:style-name="ce21">
            <text:p>0.00%</text:p>
          </table:table-cell>
          <table:table-cell office:value-type="percentage" office:value="0" table:formula="of:=([.AJ35]-[.$AG35])/[.$AG35]" table:style-name="ce21">
            <text:p>0.00%</text:p>
          </table:table-cell>
          <table:table-cell office:value-type="percentage" office:value="-0.18181818181818185" table:formula="of:=([.AK35]-[.$AG35])/[.$AG35]" table:style-name="ce21">
            <text:p>-18.18%</text:p>
          </table:table-cell>
          <table:table-cell office:value-type="percentage" office:value="-9.090909090909087E-2" table:formula="of:=([.AL35]-[.$AG35])/[.$AG35]" table:style-name="ce21">
            <text:p>-9.09%</text:p>
          </table:table-cell>
          <table:table-cell office:value-type="percentage" office:value="9.090909090909087E-2" table:formula="of:=([.AM35]-[.$AG35])/[.$AG35]" table:style-name="ce21">
            <text:p>9.09%</text:p>
          </table:table-cell>
          <table:table-cell office:value-type="percentage" office:value="0" table:formula="of:=([.AN35]-[.$AG35])/[.$AG35]" table:style-name="ce21">
            <text:p>0.00%</text:p>
          </table:table-cell>
          <table:table-cell office:value-type="percentage" office:value="0" table:formula="of:=([.AO35]-[.$AG35])/[.$AG35]" table:style-name="ce21">
            <text:p>0.00%</text:p>
          </table:table-cell>
          <table:table-cell office:value-type="percentage" office:value="0" table:formula="of:=([.AP35]-[.$AG35])/[.$AG35]" table:style-name="ce21">
            <text:p>0.00%</text:p>
          </table:table-cell>
          <table:table-cell office:value-type="percentage" office:value="-9.090909090909087E-2" table:formula="of:=([.AQ35]-[.$AG35])/[.$AG35]" table:style-name="ce21">
            <text:p>-9.09%</text:p>
          </table:table-cell>
          <table:table-cell office:value-type="percentage" office:value="0" table:formula="of:=([.AR35]-[.$AG35])/[.$AG35]" table:style-name="ce21">
            <text:p>0.00%</text:p>
          </table:table-cell>
          <table:table-cell office:value-type="percentage" office:value="-9.090909090909087E-2" table:formula="of:=([.AS35]-[.$AG35])/[.$AG35]" table:style-name="ce21">
            <text:p>-9.09%</text:p>
          </table:table-cell>
          <table:table-cell office:value-type="percentage" office:value="-9.090909090909087E-2" table:formula="of:=([.AT35]-[.$AG35])/[.$AG35]" table:style-name="ce21">
            <text:p>-9.09%</text:p>
          </table:table-cell>
          <table:table-cell office:value-type="string" table:style-name="ce18">
            <text:p>PGX.V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55" table:style-name="ce20">
            <text:p>0.155</text:p>
          </table:table-cell>
          <table:table-cell office:value-type="float" office:value="0.2" table:style-name="ce20">
            <text:p>0.2</text:p>
          </table:table-cell>
          <table:table-cell office:value-type="float" office:value="0.155" table:style-name="ce20">
            <text:p>0.15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percentage" office:value="0" table:formula="of:=([.BJ35]-[.$BI35])/[.$BI35]" table:style-name="ce21">
            <text:p>0.00%</text:p>
          </table:table-cell>
          <table:table-cell office:value-type="percentage" office:value="-7.5000000000000067E-2" table:formula="of:=([.BK35]-[.$BI35])/[.$BI35]" table:style-name="ce21">
            <text:p>-7.50%</text:p>
          </table:table-cell>
          <table:table-cell office:value-type="percentage" office:value="-7.5000000000000067E-2" table:formula="of:=([.BL35]-[.$BI35])/[.$BI35]" table:style-name="ce21">
            <text:p>-7.50%</text:p>
          </table:table-cell>
          <table:table-cell office:value-type="percentage" office:value="-0.27500000000000008" table:formula="of:=([.BM35]-[.$BI35])/[.$BI35]" table:style-name="ce21">
            <text:p>-27.50%</text:p>
          </table:table-cell>
          <table:table-cell office:value-type="percentage" office:value="-0.27500000000000008" table:formula="of:=([.BN35]-[.$BI35])/[.$BI35]" table:style-name="ce21">
            <text:p>-27.50%</text:p>
          </table:table-cell>
          <table:table-cell office:value-type="percentage" office:value="-0.35000000000000003" table:formula="of:=([.BO35]-[.$BI35])/[.$BI35]" table:style-name="ce21">
            <text:p>-35.00%</text:p>
          </table:table-cell>
          <table:table-cell office:value-type="percentage" office:value="-0.35000000000000003" table:formula="of:=([.BP35]-[.$BI35])/[.$BI35]" table:style-name="ce21">
            <text:p>-35.00%</text:p>
          </table:table-cell>
          <table:table-cell office:value-type="percentage" office:value="-0.22500000000000006" table:formula="of:=([.BQ35]-[.$BI35])/[.$BI35]" table:style-name="ce21">
            <text:p>-22.50%</text:p>
          </table:table-cell>
          <table:table-cell office:value-type="percentage" office:value="0" table:formula="of:=([.BR35]-[.$BI35])/[.$BI35]" table:style-name="ce21">
            <text:p>0.00%</text:p>
          </table:table-cell>
          <table:table-cell office:value-type="percentage" office:value="-0.22500000000000006" table:formula="of:=([.BS35]-[.$BI35])/[.$BI35]" table:style-name="ce21">
            <text:p>-22.50%</text:p>
          </table:table-cell>
          <table:table-cell office:value-type="percentage" office:value="-0.15" table:formula="of:=([.BT35]-[.$BI35])/[.$BI35]" table:style-name="ce21">
            <text:p>-15.00%</text:p>
          </table:table-cell>
          <table:table-cell office:value-type="percentage" office:value="-0.15" table:formula="of:=([.BU35]-[.$BI35])/[.$BI35]" table:style-name="ce21">
            <text:p>-15.00%</text:p>
          </table:table-cell>
          <table:table-cell office:value-type="percentage" office:value="-5.0000000000000044E-2" table:formula="of:=([.BV35]-[.$BI35])/[.$BI35]" table:style-name="ce21">
            <text:p>-5.00%</text:p>
          </table:table-cell>
          <table:table-cell office:value-type="string" table:style-name="ce25">
            <text:p>DJS</text:p>
          </table:table-cell>
          <table:table-cell office:value-type="percentage" office:value="0" table:formula="of:=([.S35]+[.AU35]+[.BW35])/3" table:style-name="ce22">
            <text:p>0.00%</text:p>
          </table:table-cell>
          <table:table-cell office:value-type="percentage" office:value="-4.3018018018018057E-2" table:formula="of:=([.T35]+[.AV35]+[.BX35])/3" table:style-name="ce22">
            <text:p>-4.30%</text:p>
          </table:table-cell>
          <table:table-cell office:value-type="percentage" office:value="-1.5990990990991005E-2" table:formula="of:=([.U35]+[.AW35]+[.BY35])/3" table:style-name="ce22">
            <text:p>-1.60%</text:p>
          </table:table-cell>
          <table:table-cell office:value-type="percentage" office:value="-9.8218673218673239E-2" table:formula="of:=([.V35]+[.AX35]+[.BZ35])/3" table:style-name="ce22">
            <text:p>-9.82%</text:p>
          </table:table-cell>
          <table:table-cell office:value-type="percentage" office:value="-5.8906633906633921E-2" table:formula="of:=([.W35]+[.AY35]+[.CA35])/3" table:style-name="ce22">
            <text:p>-5.89%</text:p>
          </table:table-cell>
          <table:table-cell office:value-type="percentage" office:value="3.7264537264536934E-3" table:formula="of:=([.X35]+[.AZ35]+[.CB35])/3" table:style-name="ce22">
            <text:p>0.37%</text:p>
          </table:table-cell>
          <table:table-cell office:value-type="percentage" office:value="4.549549549549553E-2" table:formula="of:=([.Y35]+[.BA35]+[.CC35])/3" table:style-name="ce22">
            <text:p>4.55%</text:p>
          </table:table-cell>
          <table:table-cell office:value-type="percentage" office:value="2.4099099099099065E-2" table:formula="of:=([.Z35]+[.BB35]+[.CD35])/3" table:style-name="ce22">
            <text:p>2.41%</text:p>
          </table:table-cell>
          <table:table-cell office:value-type="percentage" office:value="7.2072072072072085E-2" table:formula="of:=([.AA35]+[.BC35]+[.CE35])/3" table:style-name="ce22">
            <text:p>7.21%</text:p>
          </table:table-cell>
          <table:table-cell office:value-type="percentage" office:value="-8.7285012285012273E-2" table:formula="of:=([.AB35]+[.BD35]+[.CF35])/3" table:style-name="ce22">
            <text:p>-8.73%</text:p>
          </table:table-cell>
          <table:table-cell office:value-type="percentage" office:value="3.1081081081081107E-2" table:formula="of:=([.AC35]+[.BE35]+[.CG35])/3" table:style-name="ce22">
            <text:p>3.11%</text:p>
          </table:table-cell>
          <table:table-cell office:value-type="percentage" office:value="-8.2309582309581988E-3" table:formula="of:=([.AD35]+[.BF35]+[.CH35])/3" table:style-name="ce22">
            <text:p>-0.82%</text:p>
          </table:table-cell>
          <table:table-cell office:value-type="percentage" office:value="2.5102375102375118E-2" table:formula="of:=([.AE35]+[.BG35]+[.CI35])/3" table:style-name="ce22">
            <text:p>2.51%</text:p>
          </table:table-cell>
          <table:table-cell table:number-columns-repeated="1628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string" table:style-name="ce25">
            <text:p>500Wedge</text:p>
          </table:table-cell>
          <table:table-cell office:value-type="string" table:style-name="ce18">
            <text:p>YD.V</text:p>
          </table:table-cell>
          <table:table-cell office:value-type="float" office:value="0.41" table:style-name="ce19">
            <text:p>0.41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375" table:style-name="ce20">
            <text:p>0.375</text:p>
          </table:table-cell>
          <table:table-cell office:value-type="float" office:value="0.37" table:style-name="ce20">
            <text:p>0.37</text:p>
          </table:table-cell>
          <table:table-cell office:value-type="float" office:value="0.37" table:style-name="ce20">
            <text:p>0.37</text:p>
          </table:table-cell>
          <table:table-cell office:value-type="float" office:value="0.36" table:style-name="ce20">
            <text:p>0.36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1" table:style-name="ce20">
            <text:p>0.31</text:p>
          </table:table-cell>
          <table:table-cell office:value-type="float" office:value="0.31" table:style-name="ce20">
            <text:p>0.31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9499999999999998" table:style-name="ce20">
            <text:p>0.295</text:p>
          </table:table-cell>
          <table:table-cell office:value-type="percentage" office:value="-1.2195121951219388E-2" table:formula="of:=([.F36]-[.$E36])/[.$E36]" table:style-name="ce21">
            <text:p>-1.22%</text:p>
          </table:table-cell>
          <table:table-cell office:value-type="percentage" office:value="-8.5365853658536536E-2" table:formula="of:=([.G36]-[.$E36])/[.$E36]" table:style-name="ce21">
            <text:p>-8.54%</text:p>
          </table:table-cell>
          <table:table-cell office:value-type="percentage" office:value="-9.7560975609756059E-2" table:formula="of:=([.H36]-[.$E36])/[.$E36]" table:style-name="ce21">
            <text:p>-9.76%</text:p>
          </table:table-cell>
          <table:table-cell office:value-type="percentage" office:value="-9.7560975609756059E-2" table:formula="of:=([.I36]-[.$E36])/[.$E36]" table:style-name="ce21">
            <text:p>-9.76%</text:p>
          </table:table-cell>
          <table:table-cell office:value-type="percentage" office:value="-0.12195121951219511" table:formula="of:=([.J36]-[.$E36])/[.$E36]" table:style-name="ce21">
            <text:p>-12.20%</text:p>
          </table:table-cell>
          <table:table-cell office:value-type="percentage" office:value="-0.1829268292682926" table:formula="of:=([.K36]-[.$E36])/[.$E36]" table:style-name="ce21">
            <text:p>-18.29%</text:p>
          </table:table-cell>
          <table:table-cell office:value-type="percentage" office:value="-6.0975609756097483E-2" table:formula="of:=([.L36]-[.$E36])/[.$E36]" table:style-name="ce21">
            <text:p>-6.10%</text:p>
          </table:table-cell>
          <table:table-cell office:value-type="percentage" office:value="-0.12195121951219511" table:formula="of:=([.M36]-[.$E36])/[.$E36]" table:style-name="ce21">
            <text:p>-12.20%</text:p>
          </table:table-cell>
          <table:table-cell office:value-type="percentage" office:value="-0.14634146341463414" table:formula="of:=([.N36]-[.$E36])/[.$E36]" table:style-name="ce21">
            <text:p>-14.63%</text:p>
          </table:table-cell>
          <table:table-cell office:value-type="percentage" office:value="-0.24390243902439021" table:formula="of:=([.O36]-[.$E36])/[.$E36]" table:style-name="ce21">
            <text:p>-24.39%</text:p>
          </table:table-cell>
          <table:table-cell office:value-type="percentage" office:value="-0.24390243902439021" table:formula="of:=([.P36]-[.$E36])/[.$E36]" table:style-name="ce21">
            <text:p>-24.39%</text:p>
          </table:table-cell>
          <table:table-cell office:value-type="percentage" office:value="-0.29268292682926828" table:formula="of:=([.Q36]-[.$E36])/[.$E36]" table:style-name="ce21">
            <text:p>-29.27%</text:p>
          </table:table-cell>
          <table:table-cell office:value-type="percentage" office:value="-0.28048780487804875" table:formula="of:=([.R36]-[.$E36])/[.$E36]" table:style-name="ce21">
            <text:p>-28.05%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3.33" table:style-name="ce20">
            <text:p>3.33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42918454935622319" table:formula="of:=([.AH36]-[.$AG36])/[.$AG36]" table:style-name="ce21">
            <text:p>42.92%</text:p>
          </table:table-cell>
          <table:table-cell office:value-type="percentage" office:value="0.42918454935622319" table:formula="of:=([.AI36]-[.$AG36])/[.$AG36]" table:style-name="ce21">
            <text:p>42.92%</text:p>
          </table:table-cell>
          <table:table-cell office:value-type="percentage" office:value="0.40343347639484978" table:formula="of:=([.AJ36]-[.$AG36])/[.$AG36]" table:style-name="ce21">
            <text:p>40.34%</text:p>
          </table:table-cell>
          <table:table-cell office:value-type="percentage" office:value="0.55364806866952787" table:formula="of:=([.AK36]-[.$AG36])/[.$AG36]" table:style-name="ce21">
            <text:p>55.36%</text:p>
          </table:table-cell>
          <table:table-cell office:value-type="percentage" office:value="0.44206008583690976" table:formula="of:=([.AL36]-[.$AG36])/[.$AG36]" table:style-name="ce21">
            <text:p>44.21%</text:p>
          </table:table-cell>
          <table:table-cell office:value-type="percentage" office:value="0.67811158798283266" table:formula="of:=([.AM36]-[.$AG36])/[.$AG36]" table:style-name="ce21">
            <text:p>67.81%</text:p>
          </table:table-cell>
          <table:table-cell office:value-type="percentage" office:value="0.72532188841201695" table:formula="of:=([.AN36]-[.$AG36])/[.$AG36]" table:style-name="ce21">
            <text:p>72.53%</text:p>
          </table:table-cell>
          <table:table-cell office:value-type="percentage" office:value="0.66094420600858372" table:formula="of:=([.AO36]-[.$AG36])/[.$AG36]" table:style-name="ce21">
            <text:p>66.09%</text:p>
          </table:table-cell>
          <table:table-cell office:value-type="percentage" office:value="0.53218884120171661" table:formula="of:=([.AP36]-[.$AG36])/[.$AG36]" table:style-name="ce21">
            <text:p>53.22%</text:p>
          </table:table-cell>
          <table:table-cell office:value-type="percentage" office:value="0.42489270386266081" table:formula="of:=([.AQ36]-[.$AG36])/[.$AG36]" table:style-name="ce21">
            <text:p>42.49%</text:p>
          </table:table-cell>
          <table:table-cell office:value-type="percentage" office:value="0.51502145922746767" table:formula="of:=([.AR36]-[.$AG36])/[.$AG36]" table:style-name="ce21">
            <text:p>51.50%</text:p>
          </table:table-cell>
          <table:table-cell office:value-type="percentage" office:value="0.34334763948497843" table:formula="of:=([.AS36]-[.$AG36])/[.$AG36]" table:style-name="ce21">
            <text:p>34.33%</text:p>
          </table:table-cell>
          <table:table-cell office:value-type="percentage" office:value="0.3519313304721029" table:formula="of:=([.AT36]-[.$AG36])/[.$AG36]" table:style-name="ce21">
            <text:p>35.19%</text:p>
          </table:table-cell>
          <table:table-cell office:value-type="string" table:style-name="ce18">
            <text:p>ION.V</text:p>
          </table:table-cell>
          <table:table-cell office:value-type="float" office:value="0.09" table:style-name="ce19">
            <text:p>0.09</text:p>
          </table:table-cell>
          <table:table-cell office:value-type="float" office:value="0.13" table:style-name="ce20">
            <text:p>0.13</text:p>
          </table:table-cell>
          <table:table-cell office:value-type="float" office:value="0.115" table:style-name="ce20">
            <text:p>0.115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0.44444444444444453" table:formula="of:=([.BJ36]-[.$BI36])/[.$BI36]" table:style-name="ce21">
            <text:p>44.44%</text:p>
          </table:table-cell>
          <table:table-cell office:value-type="percentage" office:value="0.2777777777777779" table:formula="of:=([.BK36]-[.$BI36])/[.$BI36]" table:style-name="ce21">
            <text:p>27.78%</text:p>
          </table:table-cell>
          <table:table-cell office:value-type="percentage" office:value="0.11111111111111122" table:formula="of:=([.BL36]-[.$BI36])/[.$BI36]" table:style-name="ce21">
            <text:p>11.11%</text:p>
          </table:table-cell>
          <table:table-cell office:value-type="percentage" office:value="0.16666666666666666" table:formula="of:=([.BM36]-[.$BI36])/[.$BI36]" table:style-name="ce21">
            <text:p>16.67%</text:p>
          </table:table-cell>
          <table:table-cell office:value-type="percentage" office:value="5.5555555555555608E-2" table:formula="of:=([.BN36]-[.$BI36])/[.$BI36]" table:style-name="ce21">
            <text:p>5.56%</text:p>
          </table:table-cell>
          <table:table-cell office:value-type="percentage" office:value="5.5555555555555608E-2" table:formula="of:=([.BO36]-[.$BI36])/[.$BI36]" table:style-name="ce21">
            <text:p>5.56%</text:p>
          </table:table-cell>
          <table:table-cell office:value-type="percentage" office:value="0.2777777777777779" table:formula="of:=([.BP36]-[.$BI36])/[.$BI36]" table:style-name="ce21">
            <text:p>27.78%</text:p>
          </table:table-cell>
          <table:table-cell office:value-type="percentage" office:value="0" table:formula="of:=([.BQ36]-[.$BI36])/[.$BI36]" table:style-name="ce21">
            <text:p>0.00%</text:p>
          </table:table-cell>
          <table:table-cell office:value-type="percentage" office:value="0.94444444444444442" table:formula="of:=([.BR36]-[.$BI36])/[.$BI36]" table:style-name="ce21">
            <text:p>94.44%</text:p>
          </table:table-cell>
          <table:table-cell office:value-type="percentage" office:value="0.33333333333333331" table:formula="of:=([.BS36]-[.$BI36])/[.$BI36]" table:style-name="ce21">
            <text:p>33.33%</text:p>
          </table:table-cell>
          <table:table-cell office:value-type="percentage" office:value="0.33333333333333331" table:formula="of:=([.BT36]-[.$BI36])/[.$BI36]" table:style-name="ce21">
            <text:p>33.33%</text:p>
          </table:table-cell>
          <table:table-cell office:value-type="percentage" office:value="0.5555555555555558" table:formula="of:=([.BU36]-[.$BI36])/[.$BI36]" table:style-name="ce21">
            <text:p>55.56%</text:p>
          </table:table-cell>
          <table:table-cell office:value-type="percentage" office:value="0.66666666666666663" table:formula="of:=([.BV36]-[.$BI36])/[.$BI36]" table:style-name="ce21">
            <text:p>66.67%</text:p>
          </table:table-cell>
          <table:table-cell office:value-type="string" table:style-name="ce25">
            <text:p>500Wedge</text:p>
          </table:table-cell>
          <table:table-cell office:value-type="percentage" office:value="0.2871446239498161" table:formula="of:=([.S36]+[.AU36]+[.BW36])/3" table:style-name="ce22">
            <text:p>28.71%</text:p>
          </table:table-cell>
          <table:table-cell office:value-type="percentage" office:value="0.2071988244918215" table:formula="of:=([.T36]+[.AV36]+[.BX36])/3" table:style-name="ce22">
            <text:p>20.72%</text:p>
          </table:table-cell>
          <table:table-cell office:value-type="percentage" office:value="0.13899453729873498" table:formula="of:=([.U36]+[.AW36]+[.BY36])/3" table:style-name="ce22">
            <text:p>13.90%</text:p>
          </table:table-cell>
          <table:table-cell office:value-type="percentage" office:value="0.20758458657547949" table:formula="of:=([.V36]+[.AX36]+[.BZ36])/3" table:style-name="ce22">
            <text:p>20.76%</text:p>
          </table:table-cell>
          <table:table-cell office:value-type="percentage" office:value="0.12522147396009009" table:formula="of:=([.W36]+[.AY36]+[.CA36])/3" table:style-name="ce22">
            <text:p>12.52%</text:p>
          </table:table-cell>
          <table:table-cell office:value-type="percentage" office:value="0.18358010475669853" table:formula="of:=([.X36]+[.AZ36]+[.CB36])/3" table:style-name="ce22">
            <text:p>18.36%</text:p>
          </table:table-cell>
          <table:table-cell office:value-type="percentage" office:value="0.3140413521445658" table:formula="of:=([.Y36]+[.BA36]+[.CC36])/3" table:style-name="ce22">
            <text:p>31.40%</text:p>
          </table:table-cell>
          <table:table-cell office:value-type="percentage" office:value="0.17966432883212954" table:formula="of:=([.Z36]+[.BB36]+[.CD36])/3" table:style-name="ce22">
            <text:p>17.97%</text:p>
          </table:table-cell>
          <table:table-cell office:value-type="percentage" office:value="0.44343060741050894" table:formula="of:=([.AA36]+[.BC36]+[.CE36])/3" table:style-name="ce22">
            <text:p>44.34%</text:p>
          </table:table-cell>
          <table:table-cell office:value-type="percentage" office:value="0.17144119939053462" table:formula="of:=([.AB36]+[.BD36]+[.CF36])/3" table:style-name="ce22">
            <text:p>17.14%</text:p>
          </table:table-cell>
          <table:table-cell office:value-type="percentage" office:value="0.20148411784547027" table:formula="of:=([.AC36]+[.BE36]+[.CG36])/3" table:style-name="ce22">
            <text:p>20.15%</text:p>
          </table:table-cell>
          <table:table-cell office:value-type="percentage" office:value="0.20207342273708864" table:formula="of:=([.AD36]+[.BF36]+[.CH36])/3" table:style-name="ce22">
            <text:p>20.21%</text:p>
          </table:table-cell>
          <table:table-cell office:value-type="percentage" office:value="0.24603673075357357" table:formula="of:=([.AE36]+[.BG36]+[.CI36])/3" table:style-name="ce22">
            <text:p>24.60%</text:p>
          </table:table-cell>
          <table:table-cell table:number-columns-repeated="1628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string" table:style-name="ce25">
            <text:p>Nobshere</text:p>
          </table:table-cell>
          <table:table-cell office:value-type="string" table:style-name="ce18">
            <text:p>SVG.V</text:p>
          </table:table-cell>
          <table:table-cell office:value-type="float" office:value="0.06" table:style-name="ce19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6" table:style-name="ce20">
            <text:p>0.06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percentage" office:value="0.16666666666666682" table:formula="of:=([.F37]-[.$E37])/[.$E37]" table:style-name="ce21">
            <text:p>16.67%</text:p>
          </table:table-cell>
          <table:table-cell office:value-type="percentage" office:value="0.25" table:formula="of:=([.G37]-[.$E37])/[.$E37]" table:style-name="ce21">
            <text:p>25.00%</text:p>
          </table:table-cell>
          <table:table-cell office:value-type="percentage" office:value="0.33333333333333343" table:formula="of:=([.H37]-[.$E37])/[.$E37]" table:style-name="ce21">
            <text:p>33.33%</text:p>
          </table:table-cell>
          <table:table-cell office:value-type="percentage" office:value="0.33333333333333343" table:formula="of:=([.I37]-[.$E37])/[.$E37]" table:style-name="ce21">
            <text:p>33.33%</text:p>
          </table:table-cell>
          <table:table-cell office:value-type="percentage" office:value="0" table:formula="of:=([.J37]-[.$E37])/[.$E37]" table:style-name="ce21">
            <text:p>0.00%</text:p>
          </table:table-cell>
          <table:table-cell office:value-type="percentage" office:value="8.3333333333333412E-2" table:formula="of:=([.K37]-[.$E37])/[.$E37]" table:style-name="ce21">
            <text:p>8.33%</text:p>
          </table:table-cell>
          <table:table-cell office:value-type="percentage" office:value="0.4166666666666668" table:formula="of:=([.L37]-[.$E37])/[.$E37]" table:style-name="ce21">
            <text:p>41.67%</text:p>
          </table:table-cell>
          <table:table-cell office:value-type="percentage" office:value="0.33333333333333343" table:formula="of:=([.M37]-[.$E37])/[.$E37]" table:style-name="ce21">
            <text:p>33.33%</text:p>
          </table:table-cell>
          <table:table-cell office:value-type="percentage" office:value="0.58333333333333337" table:formula="of:=([.N37]-[.$E37])/[.$E37]" table:style-name="ce21">
            <text:p>58.33%</text:p>
          </table:table-cell>
          <table:table-cell office:value-type="percentage" office:value="0.16666666666666682" table:formula="of:=([.O37]-[.$E37])/[.$E37]" table:style-name="ce21">
            <text:p>16.67%</text:p>
          </table:table-cell>
          <table:table-cell office:value-type="percentage" office:value="0.33333333333333343" table:formula="of:=([.P37]-[.$E37])/[.$E37]" table:style-name="ce21">
            <text:p>33.33%</text:p>
          </table:table-cell>
          <table:table-cell office:value-type="percentage" office:value="0.4166666666666668" table:formula="of:=([.Q37]-[.$E37])/[.$E37]" table:style-name="ce21">
            <text:p>41.67%</text:p>
          </table:table-cell>
          <table:table-cell office:value-type="percentage" office:value="0.33333333333333343" table:formula="of:=([.R37]-[.$E37])/[.$E37]" table:style-name="ce21">
            <text:p>33.33%</text:p>
          </table:table-cell>
          <table:table-cell office:value-type="string" table:style-name="ce18">
            <text:p>PTK.V</text:p>
          </table:table-cell>
          <table:table-cell office:value-type="float" office:value="0.33" table:style-name="ce19">
            <text:p>0.33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6" table:style-name="ce20">
            <text:p>0.36</text:p>
          </table:table-cell>
          <table:table-cell office:value-type="float" office:value="0.35499999999999998" table:style-name="ce20">
            <text:p>0.355</text:p>
          </table:table-cell>
          <table:table-cell office:value-type="float" office:value="0.37" table:style-name="ce20">
            <text:p>0.37</text:p>
          </table:table-cell>
          <table:table-cell office:value-type="float" office:value="0.375" table:style-name="ce20">
            <text:p>0.375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5499999999999998" table:style-name="ce20">
            <text:p>0.355</text:p>
          </table:table-cell>
          <table:table-cell office:value-type="float" office:value="0.34" table:style-name="ce20">
            <text:p>0.34</text:p>
          </table:table-cell>
          <table:table-cell office:value-type="float" office:value="0.34" table:style-name="ce20">
            <text:p>0.34</text:p>
          </table:table-cell>
          <table:table-cell office:value-type="float" office:value="0.315" table:style-name="ce20">
            <text:p>0.315</text:p>
          </table:table-cell>
          <table:table-cell office:value-type="float" office:value="0.32500000000000001" table:style-name="ce20">
            <text:p>0.325</text:p>
          </table:table-cell>
          <table:table-cell office:value-type="percentage" office:value="0.16666666666666663" table:formula="of:=([.AH37]-[.$AG37])/[.$AG37]" table:style-name="ce21">
            <text:p>16.67%</text:p>
          </table:table-cell>
          <table:table-cell office:value-type="percentage" office:value="0.16666666666666663" table:formula="of:=([.AI37]-[.$AG37])/[.$AG37]" table:style-name="ce21">
            <text:p>16.67%</text:p>
          </table:table-cell>
          <table:table-cell office:value-type="percentage" office:value="9.0909090909090814E-2" table:formula="of:=([.AJ37]-[.$AG37])/[.$AG37]" table:style-name="ce21">
            <text:p>9.09%</text:p>
          </table:table-cell>
          <table:table-cell office:value-type="percentage" office:value="7.5757575757575649E-2" table:formula="of:=([.AK37]-[.$AG37])/[.$AG37]" table:style-name="ce21">
            <text:p>7.58%</text:p>
          </table:table-cell>
          <table:table-cell office:value-type="percentage" office:value="0.12121212121212115" table:formula="of:=([.AL37]-[.$AG37])/[.$AG37]" table:style-name="ce21">
            <text:p>12.12%</text:p>
          </table:table-cell>
          <table:table-cell office:value-type="percentage" office:value="0.1363636363636363" table:formula="of:=([.AM37]-[.$AG37])/[.$AG37]" table:style-name="ce21">
            <text:p>13.64%</text:p>
          </table:table-cell>
          <table:table-cell office:value-type="percentage" office:value="9.0909090909090814E-2" table:formula="of:=([.AN37]-[.$AG37])/[.$AG37]" table:style-name="ce21">
            <text:p>9.09%</text:p>
          </table:table-cell>
          <table:table-cell office:value-type="percentage" office:value="6.060606060606049E-2" table:formula="of:=([.AO37]-[.$AG37])/[.$AG37]" table:style-name="ce21">
            <text:p>6.06%</text:p>
          </table:table-cell>
          <table:table-cell office:value-type="percentage" office:value="7.5757575757575649E-2" table:formula="of:=([.AP37]-[.$AG37])/[.$AG37]" table:style-name="ce21">
            <text:p>7.58%</text:p>
          </table:table-cell>
          <table:table-cell office:value-type="percentage" office:value="3.0303030303030328E-2" table:formula="of:=([.AQ37]-[.$AG37])/[.$AG37]" table:style-name="ce21">
            <text:p>3.03%</text:p>
          </table:table-cell>
          <table:table-cell office:value-type="percentage" office:value="3.0303030303030328E-2" table:formula="of:=([.AR37]-[.$AG37])/[.$AG37]" table:style-name="ce21">
            <text:p>3.03%</text:p>
          </table:table-cell>
          <table:table-cell office:value-type="percentage" office:value="-4.5454545454545491E-2" table:formula="of:=([.AS37]-[.$AG37])/[.$AG37]" table:style-name="ce21">
            <text:p>-4.55%</text:p>
          </table:table-cell>
          <table:table-cell office:value-type="percentage" office:value="-1.5151515151515164E-2" table:formula="of:=([.AT37]-[.$AG37])/[.$AG37]" table:style-name="ce21">
            <text:p>-1.52%</text:p>
          </table:table-cell>
          <table:table-cell office:value-type="string" table:style-name="ce18">
            <text:p>SIR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" table:style-name="ce20">
            <text:p>0.13</text:p>
          </table:table-cell>
          <table:table-cell office:value-type="percentage" office:value="7.1428571428571286E-2" table:formula="of:=([.BJ37]-[.$BI37])/[.$BI37]" table:style-name="ce21">
            <text:p>7.14%</text:p>
          </table:table-cell>
          <table:table-cell office:value-type="percentage" office:value="-3.571428571428574E-2" table:formula="of:=([.BK37]-[.$BI37])/[.$BI37]" table:style-name="ce21">
            <text:p>-3.57%</text:p>
          </table:table-cell>
          <table:table-cell office:value-type="percentage" office:value="0.17857142857142852" table:formula="of:=([.BL37]-[.$BI37])/[.$BI37]" table:style-name="ce21">
            <text:p>17.86%</text:p>
          </table:table-cell>
          <table:table-cell office:value-type="percentage" office:value="0.17857142857142852" table:formula="of:=([.BM37]-[.$BI37])/[.$BI37]" table:style-name="ce21">
            <text:p>17.86%</text:p>
          </table:table-cell>
          <table:table-cell office:value-type="percentage" office:value="0.21428571428571425" table:formula="of:=([.BN37]-[.$BI37])/[.$BI37]" table:style-name="ce21">
            <text:p>21.43%</text:p>
          </table:table-cell>
          <table:table-cell office:value-type="percentage" office:value="0.21428571428571425" table:formula="of:=([.BO37]-[.$BI37])/[.$BI37]" table:style-name="ce21">
            <text:p>21.43%</text:p>
          </table:table-cell>
          <table:table-cell office:value-type="percentage" office:value="0.35714285714285704" table:formula="of:=([.BP37]-[.$BI37])/[.$BI37]" table:style-name="ce21">
            <text:p>35.71%</text:p>
          </table:table-cell>
          <table:table-cell office:value-type="percentage" office:value="0.21428571428571425" table:formula="of:=([.BQ37]-[.$BI37])/[.$BI37]" table:style-name="ce21">
            <text:p>21.43%</text:p>
          </table:table-cell>
          <table:table-cell office:value-type="percentage" office:value="3.5714285714285546E-2" table:formula="of:=([.BR37]-[.$BI37])/[.$BI37]" table:style-name="ce21">
            <text:p>3.57%</text:p>
          </table:table-cell>
          <table:table-cell office:value-type="percentage" office:value="0" table:formula="of:=([.BS37]-[.$BI37])/[.$BI37]" table:style-name="ce21">
            <text:p>0.00%</text:p>
          </table:table-cell>
          <table:table-cell office:value-type="percentage" office:value="0" table:formula="of:=([.BT37]-[.$BI37])/[.$BI37]" table:style-name="ce21">
            <text:p>0.00%</text:p>
          </table:table-cell>
          <table:table-cell office:value-type="percentage" office:value="-3.571428571428574E-2" table:formula="of:=([.BU37]-[.$BI37])/[.$BI37]" table:style-name="ce21">
            <text:p>-3.57%</text:p>
          </table:table-cell>
          <table:table-cell office:value-type="percentage" office:value="-7.142857142857148E-2" table:formula="of:=([.BV37]-[.$BI37])/[.$BI37]" table:style-name="ce21">
            <text:p>-7.14%</text:p>
          </table:table-cell>
          <table:table-cell office:value-type="string" table:style-name="ce25">
            <text:p>Nobshere</text:p>
          </table:table-cell>
          <table:table-cell office:value-type="percentage" office:value="0.13492063492063491" table:formula="of:=([.S37]+[.AU37]+[.BW37])/3" table:style-name="ce22">
            <text:p>13.49%</text:p>
          </table:table-cell>
          <table:table-cell office:value-type="percentage" office:value="0.12698412698412695" table:formula="of:=([.T37]+[.AV37]+[.BX37])/3" table:style-name="ce22">
            <text:p>12.70%</text:p>
          </table:table-cell>
          <table:table-cell office:value-type="percentage" office:value="0.20093795093795094" table:formula="of:=([.U37]+[.AW37]+[.BY37])/3" table:style-name="ce22">
            <text:p>20.09%</text:p>
          </table:table-cell>
          <table:table-cell office:value-type="percentage" office:value="0.19588744588744586" table:formula="of:=([.V37]+[.AX37]+[.BZ37])/3" table:style-name="ce22">
            <text:p>19.59%</text:p>
          </table:table-cell>
          <table:table-cell office:value-type="percentage" office:value="0.1118326118326118" table:formula="of:=([.W37]+[.AY37]+[.CA37])/3" table:style-name="ce22">
            <text:p>11.18%</text:p>
          </table:table-cell>
          <table:table-cell office:value-type="percentage" office:value="0.14466089466089466" table:formula="of:=([.X37]+[.AZ37]+[.CB37])/3" table:style-name="ce22">
            <text:p>14.47%</text:p>
          </table:table-cell>
          <table:table-cell office:value-type="percentage" office:value="0.28823953823953818" table:formula="of:=([.Y37]+[.BA37]+[.CC37])/3" table:style-name="ce22">
            <text:p>28.82%</text:p>
          </table:table-cell>
          <table:table-cell office:value-type="percentage" office:value="0.20274170274170275" table:formula="of:=([.Z37]+[.BB37]+[.CD37])/3" table:style-name="ce22">
            <text:p>20.27%</text:p>
          </table:table-cell>
          <table:table-cell office:value-type="percentage" office:value="0.23160173160173156" table:formula="of:=([.AA37]+[.BC37]+[.CE37])/3" table:style-name="ce22">
            <text:p>23.16%</text:p>
          </table:table-cell>
          <table:table-cell office:value-type="percentage" office:value="6.5656565656565719E-2" table:formula="of:=([.AB37]+[.BD37]+[.CF37])/3" table:style-name="ce22">
            <text:p>6.57%</text:p>
          </table:table-cell>
          <table:table-cell office:value-type="percentage" office:value="0.12121212121212126" table:formula="of:=([.AC37]+[.BE37]+[.CG37])/3" table:style-name="ce22">
            <text:p>12.12%</text:p>
          </table:table-cell>
          <table:table-cell office:value-type="percentage" office:value="0.11183261183261185" table:formula="of:=([.AD37]+[.BF37]+[.CH37])/3" table:style-name="ce22">
            <text:p>11.18%</text:p>
          </table:table-cell>
          <table:table-cell office:value-type="percentage" office:value="8.2251082251082269E-2" table:formula="of:=([.AE37]+[.BG37]+[.CI37])/3" table:style-name="ce22">
            <text:p>8.23%</text:p>
          </table:table-cell>
          <table:table-cell table:number-columns-repeated="1628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3" table:style-name="ce1">
            <text:p>103</text:p>
          </table:table-cell>
          <table:table-cell office:value-type="string" table:style-name="ce25">
            <text:p>Markus</text:p>
          </table:table-cell>
          <table:table-cell office:value-type="string" table:style-name="ce18">
            <text:p>R.TO</text:p>
          </table:table-cell>
          <table:table-cell office:value-type="float" office:value="0.75" table:style-name="ce19">
            <text:p>0.75</text:p>
          </table:table-cell>
          <table:table-cell office:value-type="float" office:value="0.8" table:style-name="ce20">
            <text:p>0.8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85" table:style-name="ce20">
            <text:p>0.85</text:p>
          </table:table-cell>
          <table:table-cell office:value-type="float" office:value="0.8" table:style-name="ce20">
            <text:p>0.8</text:p>
          </table:table-cell>
          <table:table-cell office:value-type="float" office:value="0.84" table:style-name="ce20">
            <text:p>0.84</text:p>
          </table:table-cell>
          <table:table-cell office:value-type="float" office:value="0.86" table:style-name="ce20">
            <text:p>0.86</text:p>
          </table:table-cell>
          <table:table-cell office:value-type="float" office:value="0.83" table:style-name="ce20">
            <text:p>0.83</text:p>
          </table:table-cell>
          <table:table-cell office:value-type="float" office:value="0.81" table:style-name="ce20">
            <text:p>0.81</text:p>
          </table:table-cell>
          <table:table-cell office:value-type="float" office:value="0.76" table:style-name="ce20">
            <text:p>0.76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7" table:style-name="ce20">
            <text:p>0.77</text:p>
          </table:table-cell>
          <table:table-cell office:value-type="percentage" office:value="6.6666666666666721E-2" table:formula="of:=([.F38]-[.$E38])/[.$E38]" table:style-name="ce21">
            <text:p>6.67%</text:p>
          </table:table-cell>
          <table:table-cell office:value-type="percentage" office:value="4.0000000000000036E-2" table:formula="of:=([.G38]-[.$E38])/[.$E38]" table:style-name="ce21">
            <text:p>4.00%</text:p>
          </table:table-cell>
          <table:table-cell office:value-type="percentage" office:value="0.11999999999999995" table:formula="of:=([.H38]-[.$E38])/[.$E38]" table:style-name="ce21">
            <text:p>12.00%</text:p>
          </table:table-cell>
          <table:table-cell office:value-type="percentage" office:value="0.1333333333333333" table:formula="of:=([.I38]-[.$E38])/[.$E38]" table:style-name="ce21">
            <text:p>13.33%</text:p>
          </table:table-cell>
          <table:table-cell office:value-type="percentage" office:value="6.6666666666666721E-2" table:formula="of:=([.J38]-[.$E38])/[.$E38]" table:style-name="ce21">
            <text:p>6.67%</text:p>
          </table:table-cell>
          <table:table-cell office:value-type="percentage" office:value="0.11999999999999995" table:formula="of:=([.K38]-[.$E38])/[.$E38]" table:style-name="ce21">
            <text:p>12.00%</text:p>
          </table:table-cell>
          <table:table-cell office:value-type="percentage" office:value="0.14666666666666664" table:formula="of:=([.L38]-[.$E38])/[.$E38]" table:style-name="ce21">
            <text:p>14.67%</text:p>
          </table:table-cell>
          <table:table-cell office:value-type="percentage" office:value="0.10666666666666662" table:formula="of:=([.M38]-[.$E38])/[.$E38]" table:style-name="ce21">
            <text:p>10.67%</text:p>
          </table:table-cell>
          <table:table-cell office:value-type="percentage" office:value="8.0000000000000071E-2" table:formula="of:=([.N38]-[.$E38])/[.$E38]" table:style-name="ce21">
            <text:p>8.00%</text:p>
          </table:table-cell>
          <table:table-cell office:value-type="percentage" office:value="1.3333333333333345E-2" table:formula="of:=([.O38]-[.$E38])/[.$E38]" table:style-name="ce21">
            <text:p>1.33%</text:p>
          </table:table-cell>
          <table:table-cell office:value-type="percentage" office:value="0" table:formula="of:=([.P38]-[.$E38])/[.$E38]" table:style-name="ce21">
            <text:p>0.00%</text:p>
          </table:table-cell>
          <table:table-cell office:value-type="percentage" office:value="-2.6666666666666689E-2" table:formula="of:=([.Q38]-[.$E38])/[.$E38]" table:style-name="ce21">
            <text:p>-2.67%</text:p>
          </table:table-cell>
          <table:table-cell office:value-type="percentage" office:value="2.6666666666666689E-2" table:formula="of:=([.R38]-[.$E38])/[.$E38]" table:style-name="ce21">
            <text:p>2.67%</text:p>
          </table:table-cell>
          <table:table-cell office:value-type="string" table:style-name="ce18">
            <text:p>ML.V</text:p>
          </table:table-cell>
          <table:table-cell office:value-type="float" office:value="1.41" table:style-name="ce19">
            <text:p>1.41</text:p>
          </table:table-cell>
          <table:table-cell office:value-type="float" office:value="1.4" table:style-name="ce20">
            <text:p>1.4</text:p>
          </table:table-cell>
          <table:table-cell office:value-type="float" office:value="1.4" table:style-name="ce20">
            <text:p>1.4</text:p>
          </table:table-cell>
          <table:table-cell office:value-type="float" office:value="1.47" table:style-name="ce20">
            <text:p>1.47</text:p>
          </table:table-cell>
          <table:table-cell office:value-type="float" office:value="1.61" table:style-name="ce20">
            <text:p>1.61</text:p>
          </table:table-cell>
          <table:table-cell office:value-type="float" office:value="1.78" table:style-name="ce20">
            <text:p>1.78</text:p>
          </table:table-cell>
          <table:table-cell office:value-type="float" office:value="1.69" table:style-name="ce20">
            <text:p>1.69</text:p>
          </table:table-cell>
          <table:table-cell office:value-type="float" office:value="1.64" table:style-name="ce20">
            <text:p>1.64</text:p>
          </table:table-cell>
          <table:table-cell office:value-type="float" office:value="1.57" table:style-name="ce20">
            <text:p>1.57</text:p>
          </table:table-cell>
          <table:table-cell office:value-type="float" office:value="1.46" table:style-name="ce20">
            <text:p>1.46</text:p>
          </table:table-cell>
          <table:table-cell office:value-type="float" office:value="1.41" table:style-name="ce20">
            <text:p>1.41</text:p>
          </table:table-cell>
          <table:table-cell office:value-type="float" office:value="1.35" table:style-name="ce20">
            <text:p>1.35</text:p>
          </table:table-cell>
          <table:table-cell office:value-type="float" office:value="1.33" table:style-name="ce20">
            <text:p>1.33</text:p>
          </table:table-cell>
          <table:table-cell office:value-type="float" office:value="1.47" table:style-name="ce20">
            <text:p>1.47</text:p>
          </table:table-cell>
          <table:table-cell office:value-type="percentage" office:value="-7.0921985815602905E-3" table:formula="of:=([.AH38]-[.$AG38])/[.$AG38]" table:style-name="ce21">
            <text:p>-0.71%</text:p>
          </table:table-cell>
          <table:table-cell office:value-type="percentage" office:value="-7.0921985815602905E-3" table:formula="of:=([.AI38]-[.$AG38])/[.$AG38]" table:style-name="ce21">
            <text:p>-0.71%</text:p>
          </table:table-cell>
          <table:table-cell office:value-type="percentage" office:value="4.2553191489361743E-2" table:formula="of:=([.AJ38]-[.$AG38])/[.$AG38]" table:style-name="ce21">
            <text:p>4.26%</text:p>
          </table:table-cell>
          <table:table-cell office:value-type="percentage" office:value="0.1418439716312058" table:formula="of:=([.AK38]-[.$AG38])/[.$AG38]" table:style-name="ce21">
            <text:p>14.18%</text:p>
          </table:table-cell>
          <table:table-cell office:value-type="percentage" office:value="0.2624113475177306" table:formula="of:=([.AL38]-[.$AG38])/[.$AG38]" table:style-name="ce21">
            <text:p>26.24%</text:p>
          </table:table-cell>
          <table:table-cell office:value-type="percentage" office:value="0.19858156028368798" table:formula="of:=([.AM38]-[.$AG38])/[.$AG38]" table:style-name="ce21">
            <text:p>19.86%</text:p>
          </table:table-cell>
          <table:table-cell office:value-type="percentage" office:value="0.16312056737588651" table:formula="of:=([.AN38]-[.$AG38])/[.$AG38]" table:style-name="ce21">
            <text:p>16.31%</text:p>
          </table:table-cell>
          <table:table-cell office:value-type="percentage" office:value="0.11347517730496465" table:formula="of:=([.AO38]-[.$AG38])/[.$AG38]" table:style-name="ce21">
            <text:p>11.35%</text:p>
          </table:table-cell>
          <table:table-cell office:value-type="percentage" office:value="3.5460992907801449E-2" table:formula="of:=([.AP38]-[.$AG38])/[.$AG38]" table:style-name="ce21">
            <text:p>3.55%</text:p>
          </table:table-cell>
          <table:table-cell office:value-type="percentage" office:value="0" table:formula="of:=([.AQ38]-[.$AG38])/[.$AG38]" table:style-name="ce21">
            <text:p>0.00%</text:p>
          </table:table-cell>
          <table:table-cell office:value-type="percentage" office:value="-4.2553191489361583E-2" table:formula="of:=([.AR38]-[.$AG38])/[.$AG38]" table:style-name="ce21">
            <text:p>-4.26%</text:p>
          </table:table-cell>
          <table:table-cell office:value-type="percentage" office:value="-5.6737588652482164E-2" table:formula="of:=([.AS38]-[.$AG38])/[.$AG38]" table:style-name="ce21">
            <text:p>-5.67%</text:p>
          </table:table-cell>
          <table:table-cell office:value-type="percentage" office:value="4.2553191489361743E-2" table:formula="of:=([.AT38]-[.$AG38])/[.$AG38]" table:style-name="ce21">
            <text:p>4.26%</text:p>
          </table:table-cell>
          <table:table-cell office:value-type="string" table:style-name="ce18">
            <text:p>TCO.V</text:p>
          </table:table-cell>
          <table:table-cell office:value-type="float" office:value="0.04" table:style-name="ce19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percentage" office:value="0" table:formula="of:=([.BJ38]-[.$BI38])/[.$BI38]" table:style-name="ce21">
            <text:p>0.00%</text:p>
          </table:table-cell>
          <table:table-cell office:value-type="percentage" office:value="0" table:formula="of:=([.BK38]-[.$BI38])/[.$BI38]" table:style-name="ce21">
            <text:p>0.00%</text:p>
          </table:table-cell>
          <table:table-cell office:value-type="percentage" office:value="0" table:formula="of:=([.BL38]-[.$BI38])/[.$BI38]" table:style-name="ce21">
            <text:p>0.00%</text:p>
          </table:table-cell>
          <table:table-cell office:value-type="percentage" office:value="-0.12499999999999993" table:formula="of:=([.BM38]-[.$BI38])/[.$BI38]" table:style-name="ce21">
            <text:p>-12.50%</text:p>
          </table:table-cell>
          <table:table-cell office:value-type="percentage" office:value="0" table:formula="of:=([.BN38]-[.$BI38])/[.$BI38]" table:style-name="ce21">
            <text:p>0.00%</text:p>
          </table:table-cell>
          <table:table-cell office:value-type="percentage" office:value="-0.12499999999999993" table:formula="of:=([.BO38]-[.$BI38])/[.$BI38]" table:style-name="ce21">
            <text:p>-12.50%</text:p>
          </table:table-cell>
          <table:table-cell office:value-type="percentage" office:value="-0.12499999999999993" table:formula="of:=([.BP38]-[.$BI38])/[.$BI38]" table:style-name="ce21">
            <text:p>-12.50%</text:p>
          </table:table-cell>
          <table:table-cell office:value-type="percentage" office:value="0" table:formula="of:=([.BQ38]-[.$BI38])/[.$BI38]" table:style-name="ce21">
            <text:p>0.00%</text:p>
          </table:table-cell>
          <table:table-cell office:value-type="percentage" office:value="0" table:formula="of:=([.BR38]-[.$BI38])/[.$BI38]" table:style-name="ce21">
            <text:p>0.00%</text:p>
          </table:table-cell>
          <table:table-cell office:value-type="percentage" office:value="0" table:formula="of:=([.BS38]-[.$BI38])/[.$BI38]" table:style-name="ce21">
            <text:p>0.00%</text:p>
          </table:table-cell>
          <table:table-cell office:value-type="percentage" office:value="0" table:formula="of:=([.BT38]-[.$BI38])/[.$BI38]" table:style-name="ce21">
            <text:p>0.00%</text:p>
          </table:table-cell>
          <table:table-cell office:value-type="percentage" office:value="-0.25000000000000006" table:formula="of:=([.BU38]-[.$BI38])/[.$BI38]" table:style-name="ce21">
            <text:p>-25.00%</text:p>
          </table:table-cell>
          <table:table-cell office:value-type="percentage" office:value="-0.25000000000000006" table:formula="of:=([.BV38]-[.$BI38])/[.$BI38]" table:style-name="ce21">
            <text:p>-25.00%</text:p>
          </table:table-cell>
          <table:table-cell office:value-type="string" table:style-name="ce25">
            <text:p>Markus</text:p>
          </table:table-cell>
          <table:table-cell office:value-type="percentage" office:value="1.9858156028368809E-2" table:formula="of:=([.S38]+[.AU38]+[.BW38])/3" table:style-name="ce22">
            <text:p>1.99%</text:p>
          </table:table-cell>
          <table:table-cell office:value-type="percentage" office:value="1.0969267139479913E-2" table:formula="of:=([.T38]+[.AV38]+[.BX38])/3" table:style-name="ce22">
            <text:p>1.10%</text:p>
          </table:table-cell>
          <table:table-cell office:value-type="percentage" office:value="5.4184397163120568E-2" table:formula="of:=([.U38]+[.AW38]+[.BY38])/3" table:style-name="ce22">
            <text:p>5.42%</text:p>
          </table:table-cell>
          <table:table-cell office:value-type="percentage" office:value="5.0059101654846373E-2" table:formula="of:=([.V38]+[.AX38]+[.BZ38])/3" table:style-name="ce22">
            <text:p>5.01%</text:p>
          </table:table-cell>
          <table:table-cell office:value-type="percentage" office:value="0.1096926713947991" table:formula="of:=([.W38]+[.AY38]+[.CA38])/3" table:style-name="ce22">
            <text:p>10.97%</text:p>
          </table:table-cell>
          <table:table-cell office:value-type="percentage" office:value="6.452718676122933E-2" table:formula="of:=([.X38]+[.AZ38]+[.CB38])/3" table:style-name="ce22">
            <text:p>6.45%</text:p>
          </table:table-cell>
          <table:table-cell office:value-type="percentage" office:value="6.1595744680851071E-2" table:formula="of:=([.Y38]+[.BA38]+[.CC38])/3" table:style-name="ce22">
            <text:p>6.16%</text:p>
          </table:table-cell>
          <table:table-cell office:value-type="percentage" office:value="7.3380614657210422E-2" table:formula="of:=([.Z38]+[.BB38]+[.CD38])/3" table:style-name="ce22">
            <text:p>7.34%</text:p>
          </table:table-cell>
          <table:table-cell office:value-type="percentage" office:value="3.8486997635933835E-2" table:formula="of:=([.AA38]+[.BC38]+[.CE38])/3" table:style-name="ce22">
            <text:p>3.85%</text:p>
          </table:table-cell>
          <table:table-cell office:value-type="percentage" office:value="4.4444444444444479E-3" table:formula="of:=([.AB38]+[.BD38]+[.CF38])/3" table:style-name="ce22">
            <text:p>0.44%</text:p>
          </table:table-cell>
          <table:table-cell office:value-type="percentage" office:value="-1.4184397163120527E-2" table:formula="of:=([.AC38]+[.BE38]+[.CG38])/3" table:style-name="ce22">
            <text:p>-1.42%</text:p>
          </table:table-cell>
          <table:table-cell office:value-type="percentage" office:value="-0.11113475177304964" table:formula="of:=([.AD38]+[.BF38]+[.CH38])/3" table:style-name="ce22">
            <text:p>-11.11%</text:p>
          </table:table-cell>
          <table:table-cell office:value-type="percentage" office:value="-6.0260047281323871E-2" table:formula="of:=([.AE38]+[.BG38]+[.CI38])/3" table:style-name="ce22">
            <text:p>-6.03%</text:p>
          </table:table-cell>
          <table:table-cell table:number-columns-repeated="1628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string" table:style-name="ce25">
            <text:p>ck</text:p>
          </table:table-cell>
          <table:table-cell office:value-type="string" table:style-name="ce18">
            <text:p>ETG.TO</text:p>
          </table:table-cell>
          <table:table-cell office:value-type="float" office:value="0.42" table:style-name="ce19">
            <text:p>0.42</text:p>
          </table:table-cell>
          <table:table-cell office:value-type="float" office:value="0.41499999999999998" table:style-name="ce20">
            <text:p>0.415</text:p>
          </table:table-cell>
          <table:table-cell office:value-type="float" office:value="0.53" table:style-name="ce20">
            <text:p>0.53</text:p>
          </table:table-cell>
          <table:table-cell office:value-type="float" office:value="0.7" table:style-name="ce20">
            <text:p>0.7</text:p>
          </table:table-cell>
          <table:table-cell office:value-type="float" office:value="0.69" table:style-name="ce20">
            <text:p>0.69</text:p>
          </table:table-cell>
          <table:table-cell office:value-type="float" office:value="0.64" table:style-name="ce20">
            <text:p>0.64</text:p>
          </table:table-cell>
          <table:table-cell office:value-type="float" office:value="0.69" table:style-name="ce20">
            <text:p>0.69</text:p>
          </table:table-cell>
          <table:table-cell office:value-type="float" office:value="0.83" table:style-name="ce20">
            <text:p>0.83</text:p>
          </table:table-cell>
          <table:table-cell office:value-type="float" office:value="0.75" table:style-name="ce20">
            <text:p>0.75</text:p>
          </table:table-cell>
          <table:table-cell office:value-type="float" office:value="0.72" table:style-name="ce20">
            <text:p>0.72</text:p>
          </table:table-cell>
          <table:table-cell office:value-type="float" office:value="0.66" table:style-name="ce20">
            <text:p>0.66</text:p>
          </table:table-cell>
          <table:table-cell office:value-type="float" office:value="0.69" table:style-name="ce20">
            <text:p>0.69</text:p>
          </table:table-cell>
          <table:table-cell office:value-type="float" office:value="0.65" table:style-name="ce20">
            <text:p>0.65</text:p>
          </table:table-cell>
          <table:table-cell office:value-type="float" office:value="0.65" table:style-name="ce20">
            <text:p>0.65</text:p>
          </table:table-cell>
          <table:table-cell office:value-type="percentage" office:value="-1.1904761904761916E-2" table:formula="of:=([.F39]-[.$E39])/[.$E39]" table:style-name="ce21">
            <text:p>-1.19%</text:p>
          </table:table-cell>
          <table:table-cell office:value-type="percentage" office:value="0.26190476190476203" table:formula="of:=([.G39]-[.$E39])/[.$E39]" table:style-name="ce21">
            <text:p>26.19%</text:p>
          </table:table-cell>
          <table:table-cell office:value-type="percentage" office:value="0.66666666666666663" table:formula="of:=([.H39]-[.$E39])/[.$E39]" table:style-name="ce21">
            <text:p>66.67%</text:p>
          </table:table-cell>
          <table:table-cell office:value-type="percentage" office:value="0.64285714285714279" table:formula="of:=([.I39]-[.$E39])/[.$E39]" table:style-name="ce21">
            <text:p>64.29%</text:p>
          </table:table-cell>
          <table:table-cell office:value-type="percentage" office:value="0.52380952380952395" table:formula="of:=([.J39]-[.$E39])/[.$E39]" table:style-name="ce21">
            <text:p>52.38%</text:p>
          </table:table-cell>
          <table:table-cell office:value-type="percentage" office:value="0.64285714285714279" table:formula="of:=([.K39]-[.$E39])/[.$E39]" table:style-name="ce21">
            <text:p>64.29%</text:p>
          </table:table-cell>
          <table:table-cell office:value-type="percentage" office:value="0.97619047619047616" table:formula="of:=([.L39]-[.$E39])/[.$E39]" table:style-name="ce21">
            <text:p>97.62%</text:p>
          </table:table-cell>
          <table:table-cell office:value-type="percentage" office:value="0.78571428571428581" table:formula="of:=([.M39]-[.$E39])/[.$E39]" table:style-name="ce21">
            <text:p>78.57%</text:p>
          </table:table-cell>
          <table:table-cell office:value-type="percentage" office:value="0.7142857142857143" table:formula="of:=([.N39]-[.$E39])/[.$E39]" table:style-name="ce21">
            <text:p>71.43%</text:p>
          </table:table-cell>
          <table:table-cell office:value-type="percentage" office:value="0.57142857142857151" table:formula="of:=([.O39]-[.$E39])/[.$E39]" table:style-name="ce21">
            <text:p>57.14%</text:p>
          </table:table-cell>
          <table:table-cell office:value-type="percentage" office:value="0.64285714285714279" table:formula="of:=([.P39]-[.$E39])/[.$E39]" table:style-name="ce21">
            <text:p>64.29%</text:p>
          </table:table-cell>
          <table:table-cell office:value-type="percentage" office:value="0.54761904761904778" table:formula="of:=([.Q39]-[.$E39])/[.$E39]" table:style-name="ce21">
            <text:p>54.76%</text:p>
          </table:table-cell>
          <table:table-cell office:value-type="percentage" office:value="0.54761904761904778" table:formula="of:=([.R39]-[.$E39])/[.$E39]" table:style-name="ce21">
            <text:p>54.76%</text:p>
          </table:table-cell>
          <table:table-cell office:value-type="string" table:style-name="ce18">
            <text:p>MAD.V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0" table:formula="of:=([.AH39]-[.$AG39])/[.$AG39]" table:style-name="ce21">
            <text:p>0.00%</text:p>
          </table:table-cell>
          <table:table-cell office:value-type="percentage" office:value="0" table:formula="of:=([.AI39]-[.$AG39])/[.$AG39]" table:style-name="ce21">
            <text:p>0.00%</text:p>
          </table:table-cell>
          <table:table-cell office:value-type="percentage" office:value="0.12499999999999993" table:formula="of:=([.AJ39]-[.$AG39])/[.$AG39]" table:style-name="ce21">
            <text:p>12.50%</text:p>
          </table:table-cell>
          <table:table-cell office:value-type="percentage" office:value="0.1875" table:formula="of:=([.AK39]-[.$AG39])/[.$AG39]" table:style-name="ce21">
            <text:p>18.75%</text:p>
          </table:table-cell>
          <table:table-cell office:value-type="percentage" office:value="0.1875" table:formula="of:=([.AL39]-[.$AG39])/[.$AG39]" table:style-name="ce21">
            <text:p>18.75%</text:p>
          </table:table-cell>
          <table:table-cell office:value-type="percentage" office:value="0.25000000000000006" table:formula="of:=([.AM39]-[.$AG39])/[.$AG39]" table:style-name="ce21">
            <text:p>25.00%</text:p>
          </table:table-cell>
          <table:table-cell office:value-type="percentage" office:value="0.25000000000000006" table:formula="of:=([.AN39]-[.$AG39])/[.$AG39]" table:style-name="ce21">
            <text:p>25.00%</text:p>
          </table:table-cell>
          <table:table-cell office:value-type="percentage" office:value="0.1875" table:formula="of:=([.AO39]-[.$AG39])/[.$AG39]" table:style-name="ce21">
            <text:p>18.75%</text:p>
          </table:table-cell>
          <table:table-cell office:value-type="percentage" office:value="0.12499999999999993" table:formula="of:=([.AP39]-[.$AG39])/[.$AG39]" table:style-name="ce21">
            <text:p>12.50%</text:p>
          </table:table-cell>
          <table:table-cell office:value-type="percentage" office:value="0.12499999999999993" table:formula="of:=([.AQ39]-[.$AG39])/[.$AG39]" table:style-name="ce21">
            <text:p>12.50%</text:p>
          </table:table-cell>
          <table:table-cell office:value-type="percentage" office:value="0.1875" table:formula="of:=([.AR39]-[.$AG39])/[.$AG39]" table:style-name="ce21">
            <text:p>18.75%</text:p>
          </table:table-cell>
          <table:table-cell office:value-type="percentage" office:value="0.25000000000000006" table:formula="of:=([.AS39]-[.$AG39])/[.$AG39]" table:style-name="ce21">
            <text:p>25.00%</text:p>
          </table:table-cell>
          <table:table-cell office:value-type="percentage" office:value="0.1875" table:formula="of:=([.AT39]-[.$AG39])/[.$AG39]" table:style-name="ce21">
            <text:p>18.75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BJ39]-[.$BI39])/[.$BI39]" table:style-name="ce21">
            <text:p>0.00%</text:p>
          </table:table-cell>
          <table:table-cell office:value-type="percentage" office:value="4.4444444444444363E-2" table:formula="of:=([.BK39]-[.$BI39])/[.$BI39]" table:style-name="ce21">
            <text:p>4.44%</text:p>
          </table:table-cell>
          <table:table-cell office:value-type="percentage" office:value="0.33333333333333326" table:formula="of:=([.BL39]-[.$BI39])/[.$BI39]" table:style-name="ce21">
            <text:p>33.33%</text:p>
          </table:table-cell>
          <table:table-cell office:value-type="percentage" office:value="0.46666666666666667" table:formula="of:=([.BM39]-[.$BI39])/[.$BI39]" table:style-name="ce21">
            <text:p>46.67%</text:p>
          </table:table-cell>
          <table:table-cell office:value-type="percentage" office:value="0.35555555555555551" table:formula="of:=([.BN39]-[.$BI39])/[.$BI39]" table:style-name="ce21">
            <text:p>35.56%</text:p>
          </table:table-cell>
          <table:table-cell office:value-type="percentage" office:value="0.62222222222222212" table:formula="of:=([.BO39]-[.$BI39])/[.$BI39]" table:style-name="ce21">
            <text:p>62.22%</text:p>
          </table:table-cell>
          <table:table-cell office:value-type="percentage" office:value="0.59999999999999987" table:formula="of:=([.BP39]-[.$BI39])/[.$BI39]" table:style-name="ce21">
            <text:p>60.00%</text:p>
          </table:table-cell>
          <table:table-cell office:value-type="percentage" office:value="0.51111111111111118" table:formula="of:=([.BQ39]-[.$BI39])/[.$BI39]" table:style-name="ce21">
            <text:p>51.11%</text:p>
          </table:table-cell>
          <table:table-cell office:value-type="percentage" office:value="0.46666666666666667" table:formula="of:=([.BR39]-[.$BI39])/[.$BI39]" table:style-name="ce21">
            <text:p>46.67%</text:p>
          </table:table-cell>
          <table:table-cell office:value-type="percentage" office:value="1.3111111111111113" table:formula="of:=([.BS39]-[.$BI39])/[.$BI39]" table:style-name="ce21">
            <text:p>131.11%</text:p>
          </table:table-cell>
          <table:table-cell office:value-type="percentage" office:value="1.7555555555555555" table:formula="of:=([.BT39]-[.$BI39])/[.$BI39]" table:style-name="ce21">
            <text:p>175.56%</text:p>
          </table:table-cell>
          <table:table-cell office:value-type="percentage" office:value="1.3555555555555558" table:formula="of:=([.BU39]-[.$BI39])/[.$BI39]" table:style-name="ce21">
            <text:p>135.56%</text:p>
          </table:table-cell>
          <table:table-cell office:value-type="percentage" office:value="1.4888888888888892" table:formula="of:=([.BV39]-[.$BI39])/[.$BI39]" table:style-name="ce21">
            <text:p>148.89%</text:p>
          </table:table-cell>
          <table:table-cell office:value-type="string" table:style-name="ce25">
            <text:p>ck</text:p>
          </table:table-cell>
          <table:table-cell office:value-type="percentage" office:value="-3.9682539682539724E-3" table:formula="of:=([.S39]+[.AU39]+[.BW39])/3" table:style-name="ce22">
            <text:p>-0.40%</text:p>
          </table:table-cell>
          <table:table-cell office:value-type="percentage" office:value="0.10211640211640212" table:formula="of:=([.T39]+[.AV39]+[.BX39])/3" table:style-name="ce22">
            <text:p>10.21%</text:p>
          </table:table-cell>
          <table:table-cell office:value-type="percentage" office:value="0.37499999999999994" table:formula="of:=([.U39]+[.AW39]+[.BY39])/3" table:style-name="ce22">
            <text:p>37.50%</text:p>
          </table:table-cell>
          <table:table-cell office:value-type="percentage" office:value="0.43234126984126986" table:formula="of:=([.V39]+[.AX39]+[.BZ39])/3" table:style-name="ce22">
            <text:p>43.23%</text:p>
          </table:table-cell>
          <table:table-cell office:value-type="percentage" office:value="0.35562169312169312" table:formula="of:=([.W39]+[.AY39]+[.CA39])/3" table:style-name="ce22">
            <text:p>35.56%</text:p>
          </table:table-cell>
          <table:table-cell office:value-type="percentage" office:value="0.50502645502645505" table:formula="of:=([.X39]+[.AZ39]+[.CB39])/3" table:style-name="ce22">
            <text:p>50.50%</text:p>
          </table:table-cell>
          <table:table-cell office:value-type="percentage" office:value="0.60873015873015868" table:formula="of:=([.Y39]+[.BA39]+[.CC39])/3" table:style-name="ce22">
            <text:p>60.87%</text:p>
          </table:table-cell>
          <table:table-cell office:value-type="percentage" office:value="0.49477513227513237" table:formula="of:=([.Z39]+[.BB39]+[.CD39])/3" table:style-name="ce22">
            <text:p>49.48%</text:p>
          </table:table-cell>
          <table:table-cell office:value-type="percentage" office:value="0.43531746031746027" table:formula="of:=([.AA39]+[.BC39]+[.CE39])/3" table:style-name="ce22">
            <text:p>43.53%</text:p>
          </table:table-cell>
          <table:table-cell office:value-type="percentage" office:value="0.66917989417989432" table:formula="of:=([.AB39]+[.BD39]+[.CF39])/3" table:style-name="ce22">
            <text:p>66.92%</text:p>
          </table:table-cell>
          <table:table-cell office:value-type="percentage" office:value="0.86197089947089944" table:formula="of:=([.AC39]+[.BE39]+[.CG39])/3" table:style-name="ce22">
            <text:p>86.20%</text:p>
          </table:table-cell>
          <table:table-cell office:value-type="percentage" office:value="0.71772486772486788" table:formula="of:=([.AD39]+[.BF39]+[.CH39])/3" table:style-name="ce22">
            <text:p>71.77%</text:p>
          </table:table-cell>
          <table:table-cell office:value-type="percentage" office:value="0.7413359788359789" table:formula="of:=([.AE39]+[.BG39]+[.CI39])/3" table:style-name="ce22">
            <text:p>74.13%</text:p>
          </table:table-cell>
          <table:table-cell table:number-columns-repeated="1628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office:value-type="string" table:style-name="ce25">
            <text:p>Onlyflaws</text:p>
          </table:table-cell>
          <table:table-cell office:value-type="string" table:style-name="ce18">
            <text:p>MARL.V</text:p>
          </table:table-cell>
          <table:table-cell office:value-type="float" office:value="1.2" table:style-name="ce19">
            <text:p>1.2</text:p>
          </table:table-cell>
          <table:table-cell office:value-type="float" office:value="1.19" table:style-name="ce20">
            <text:p>1.19</text:p>
          </table:table-cell>
          <table:table-cell office:value-type="float" office:value="1.29" table:style-name="ce20">
            <text:p>1.29</text:p>
          </table:table-cell>
          <table:table-cell office:value-type="float" office:value="1.36" table:style-name="ce20">
            <text:p>1.36</text:p>
          </table:table-cell>
          <table:table-cell office:value-type="float" office:value="1.36" table:style-name="ce20">
            <text:p>1.36</text:p>
          </table:table-cell>
          <table:table-cell office:value-type="float" office:value="1.29" table:style-name="ce20">
            <text:p>1.29</text:p>
          </table:table-cell>
          <table:table-cell office:value-type="float" office:value="1.26" table:style-name="ce20">
            <text:p>1.26</text:p>
          </table:table-cell>
          <table:table-cell office:value-type="float" office:value="1.24" table:style-name="ce20">
            <text:p>1.24</text:p>
          </table:table-cell>
          <table:table-cell office:value-type="float" office:value="1.21" table:style-name="ce20">
            <text:p>1.21</text:p>
          </table:table-cell>
          <table:table-cell office:value-type="float" office:value="1.1200000000000001" table:style-name="ce20">
            <text:p>1.12</text:p>
          </table:table-cell>
          <table:table-cell office:value-type="float" office:value="1" table:style-name="ce20">
            <text:p>1</text:p>
          </table:table-cell>
          <table:table-cell office:value-type="float" office:value="0.98" table:style-name="ce20">
            <text:p>0.98</text:p>
          </table:table-cell>
          <table:table-cell office:value-type="float" office:value="0.95" table:style-name="ce20">
            <text:p>0.95</text:p>
          </table:table-cell>
          <table:table-cell office:value-type="float" office:value="1.18" table:style-name="ce20">
            <text:p>1.18</text:p>
          </table:table-cell>
          <table:table-cell office:value-type="percentage" office:value="-8.3333333333333419E-3" table:formula="of:=([.F40]-[.$E40])/[.$E40]" table:style-name="ce21">
            <text:p>-0.83%</text:p>
          </table:table-cell>
          <table:table-cell office:value-type="percentage" office:value="7.5000000000000067E-2" table:formula="of:=([.G40]-[.$E40])/[.$E40]" table:style-name="ce21">
            <text:p>7.50%</text:p>
          </table:table-cell>
          <table:table-cell office:value-type="percentage" office:value="0.13333333333333347" table:formula="of:=([.H40]-[.$E40])/[.$E40]" table:style-name="ce21">
            <text:p>13.33%</text:p>
          </table:table-cell>
          <table:table-cell office:value-type="percentage" office:value="0.13333333333333347" table:formula="of:=([.I40]-[.$E40])/[.$E40]" table:style-name="ce21">
            <text:p>13.33%</text:p>
          </table:table-cell>
          <table:table-cell office:value-type="percentage" office:value="7.5000000000000067E-2" table:formula="of:=([.J40]-[.$E40])/[.$E40]" table:style-name="ce21">
            <text:p>7.50%</text:p>
          </table:table-cell>
          <table:table-cell office:value-type="percentage" office:value="5.0000000000000044E-2" table:formula="of:=([.K40]-[.$E40])/[.$E40]" table:style-name="ce21">
            <text:p>5.00%</text:p>
          </table:table-cell>
          <table:table-cell office:value-type="percentage" office:value="3.3333333333333368E-2" table:formula="of:=([.L40]-[.$E40])/[.$E40]" table:style-name="ce21">
            <text:p>3.33%</text:p>
          </table:table-cell>
          <table:table-cell office:value-type="percentage" office:value="8.3333333333333419E-3" table:formula="of:=([.M40]-[.$E40])/[.$E40]" table:style-name="ce21">
            <text:p>0.83%</text:p>
          </table:table-cell>
          <table:table-cell office:value-type="percentage" office:value="-6.6666666666666541E-2" table:formula="of:=([.N40]-[.$E40])/[.$E40]" table:style-name="ce21">
            <text:p>-6.67%</text:p>
          </table:table-cell>
          <table:table-cell office:value-type="percentage" office:value="-0.16666666666666663" table:formula="of:=([.O40]-[.$E40])/[.$E40]" table:style-name="ce21">
            <text:p>-16.67%</text:p>
          </table:table-cell>
          <table:table-cell office:value-type="percentage" office:value="-0.18333333333333332" table:formula="of:=([.P40]-[.$E40])/[.$E40]" table:style-name="ce21">
            <text:p>-18.33%</text:p>
          </table:table-cell>
          <table:table-cell office:value-type="percentage" office:value="-0.20833333333333334" table:formula="of:=([.Q40]-[.$E40])/[.$E40]" table:style-name="ce21">
            <text:p>-20.83%</text:p>
          </table:table-cell>
          <table:table-cell office:value-type="percentage" office:value="-1.6666666666666684E-2" table:formula="of:=([.R40]-[.$E40])/[.$E40]" table:style-name="ce21">
            <text:p>-1.67%</text:p>
          </table:table-cell>
          <table:table-cell office:value-type="string" table:style-name="ce18">
            <text:p>MAW.TO</text:p>
          </table:table-cell>
          <table:table-cell office:value-type="float" office:value="0.38" table:style-name="ce19">
            <text:p>0.38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43" table:style-name="ce20">
            <text:p>0.43</text:p>
          </table:table-cell>
          <table:table-cell office:value-type="float" office:value="0.43" table:style-name="ce20">
            <text:p>0.43</text:p>
          </table:table-cell>
          <table:table-cell office:value-type="float" office:value="0.44" table:style-name="ce20">
            <text:p>0.44</text:p>
          </table:table-cell>
          <table:table-cell office:value-type="float" office:value="0.46" table:style-name="ce20">
            <text:p>0.46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46500000000000002" table:style-name="ce20">
            <text:p>0.465</text:p>
          </table:table-cell>
          <table:table-cell office:value-type="float" office:value="0.41499999999999998" table:style-name="ce20">
            <text:p>0.415</text:p>
          </table:table-cell>
          <table:table-cell office:value-type="float" office:value="0.41" table:style-name="ce20">
            <text:p>0.41</text:p>
          </table:table-cell>
          <table:table-cell office:value-type="float" office:value="0.41" table:style-name="ce20">
            <text:p>0.41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42" table:style-name="ce20">
            <text:p>0.42</text:p>
          </table:table-cell>
          <table:table-cell office:value-type="percentage" office:value="6.5789473684210578E-2" table:formula="of:=([.AH40]-[.$AG40])/[.$AG40]" table:style-name="ce21">
            <text:p>6.58%</text:p>
          </table:table-cell>
          <table:table-cell office:value-type="percentage" office:value="6.5789473684210578E-2" table:formula="of:=([.AI40]-[.$AG40])/[.$AG40]" table:style-name="ce21">
            <text:p>6.58%</text:p>
          </table:table-cell>
          <table:table-cell office:value-type="percentage" office:value="0.13157894736842102" table:formula="of:=([.AJ40]-[.$AG40])/[.$AG40]" table:style-name="ce21">
            <text:p>13.16%</text:p>
          </table:table-cell>
          <table:table-cell office:value-type="percentage" office:value="0.13157894736842102" table:formula="of:=([.AK40]-[.$AG40])/[.$AG40]" table:style-name="ce21">
            <text:p>13.16%</text:p>
          </table:table-cell>
          <table:table-cell office:value-type="percentage" office:value="0.15789473684210525" table:formula="of:=([.AL40]-[.$AG40])/[.$AG40]" table:style-name="ce21">
            <text:p>15.79%</text:p>
          </table:table-cell>
          <table:table-cell office:value-type="percentage" office:value="0.21052631578947373" table:formula="of:=([.AM40]-[.$AG40])/[.$AG40]" table:style-name="ce21">
            <text:p>21.05%</text:p>
          </table:table-cell>
          <table:table-cell office:value-type="percentage" office:value="0.44736842105263169" table:formula="of:=([.AN40]-[.$AG40])/[.$AG40]" table:style-name="ce21">
            <text:p>44.74%</text:p>
          </table:table-cell>
          <table:table-cell office:value-type="percentage" office:value="0.22368421052631585" table:formula="of:=([.AO40]-[.$AG40])/[.$AG40]" table:style-name="ce21">
            <text:p>22.37%</text:p>
          </table:table-cell>
          <table:table-cell office:value-type="percentage" office:value="9.2105263157894676E-2" table:formula="of:=([.AP40]-[.$AG40])/[.$AG40]" table:style-name="ce21">
            <text:p>9.21%</text:p>
          </table:table-cell>
          <table:table-cell office:value-type="percentage" office:value="7.8947368421052558E-2" table:formula="of:=([.AQ40]-[.$AG40])/[.$AG40]" table:style-name="ce21">
            <text:p>7.89%</text:p>
          </table:table-cell>
          <table:table-cell office:value-type="percentage" office:value="7.8947368421052558E-2" table:formula="of:=([.AR40]-[.$AG40])/[.$AG40]" table:style-name="ce21">
            <text:p>7.89%</text:p>
          </table:table-cell>
          <table:table-cell office:value-type="percentage" office:value="6.5789473684210578E-2" table:formula="of:=([.AS40]-[.$AG40])/[.$AG40]" table:style-name="ce21">
            <text:p>6.58%</text:p>
          </table:table-cell>
          <table:table-cell office:value-type="percentage" office:value="0.10526315789473679" table:formula="of:=([.AT40]-[.$AG40])/[.$AG40]" table:style-name="ce21">
            <text:p>10.53%</text:p>
          </table:table-cell>
          <table:table-cell office:value-type="string" table:style-name="ce18">
            <text:p>GTT.V</text:p>
          </table:table-cell>
          <table:table-cell office:value-type="float" office:value="0.26" table:style-name="ce19">
            <text:p>0.26</text:p>
          </table:table-cell>
          <table:table-cell office:value-type="float" office:value="0.23" table:style-name="ce20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47" table:style-name="ce20">
            <text:p>0.47</text:p>
          </table:table-cell>
          <table:table-cell office:value-type="float" office:value="0.4" table:style-name="ce20">
            <text:p>0.4</text:p>
          </table:table-cell>
          <table:table-cell office:value-type="float" office:value="0.43" table:style-name="ce20">
            <text:p>0.43</text:p>
          </table:table-cell>
          <table:table-cell office:value-type="float" office:value="0.375" table:style-name="ce20">
            <text:p>0.375</text:p>
          </table:table-cell>
          <table:table-cell office:value-type="float" office:value="0.315" table:style-name="ce20">
            <text:p>0.315</text:p>
          </table:table-cell>
          <table:table-cell office:value-type="float" office:value="0.38" table:style-name="ce20">
            <text:p>0.38</text:p>
          </table:table-cell>
          <table:table-cell office:value-type="float" office:value="0.37" table:style-name="ce20">
            <text:p>0.37</text:p>
          </table:table-cell>
          <table:table-cell office:value-type="float" office:value="0.35" table:style-name="ce20">
            <text:p>0.35</text:p>
          </table:table-cell>
          <table:table-cell office:value-type="percentage" office:value="-0.11538461538461538" table:formula="of:=([.BJ40]-[.$BI40])/[.$BI40]" table:style-name="ce21">
            <text:p>-11.54%</text:p>
          </table:table-cell>
          <table:table-cell office:value-type="percentage" office:value="-7.6923076923076983E-2" table:formula="of:=([.BK40]-[.$BI40])/[.$BI40]" table:style-name="ce21">
            <text:p>-7.69%</text:p>
          </table:table-cell>
          <table:table-cell office:value-type="percentage" office:value="-0.15384615384615388" table:formula="of:=([.BL40]-[.$BI40])/[.$BI40]" table:style-name="ce21">
            <text:p>-15.38%</text:p>
          </table:table-cell>
          <table:table-cell office:value-type="percentage" office:value="0.30769230769230776" table:formula="of:=([.BM40]-[.$BI40])/[.$BI40]" table:style-name="ce21">
            <text:p>30.77%</text:p>
          </table:table-cell>
          <table:table-cell office:value-type="percentage" office:value="0.23076923076923075" table:formula="of:=([.BN40]-[.$BI40])/[.$BI40]" table:style-name="ce21">
            <text:p>23.08%</text:p>
          </table:table-cell>
          <table:table-cell office:value-type="percentage" office:value="0.80769230769230749" table:formula="of:=([.BO40]-[.$BI40])/[.$BI40]" table:style-name="ce21">
            <text:p>80.77%</text:p>
          </table:table-cell>
          <table:table-cell office:value-type="percentage" office:value="0.53846153846153855" table:formula="of:=([.BP40]-[.$BI40])/[.$BI40]" table:style-name="ce21">
            <text:p>53.85%</text:p>
          </table:table-cell>
          <table:table-cell office:value-type="percentage" office:value="0.65384615384615374" table:formula="of:=([.BQ40]-[.$BI40])/[.$BI40]" table:style-name="ce21">
            <text:p>65.38%</text:p>
          </table:table-cell>
          <table:table-cell office:value-type="percentage" office:value="0.44230769230769224" table:formula="of:=([.BR40]-[.$BI40])/[.$BI40]" table:style-name="ce21">
            <text:p>44.23%</text:p>
          </table:table-cell>
          <table:table-cell office:value-type="percentage" office:value="0.21153846153846151" table:formula="of:=([.BS40]-[.$BI40])/[.$BI40]" table:style-name="ce21">
            <text:p>21.15%</text:p>
          </table:table-cell>
          <table:table-cell office:value-type="percentage" office:value="0.46153846153846151" table:formula="of:=([.BT40]-[.$BI40])/[.$BI40]" table:style-name="ce21">
            <text:p>46.15%</text:p>
          </table:table-cell>
          <table:table-cell office:value-type="percentage" office:value="0.42307692307692302" table:formula="of:=([.BU40]-[.$BI40])/[.$BI40]" table:style-name="ce21">
            <text:p>42.31%</text:p>
          </table:table-cell>
          <table:table-cell office:value-type="percentage" office:value="0.34615384615384603" table:formula="of:=([.BV40]-[.$BI40])/[.$BI40]" table:style-name="ce21">
            <text:p>34.62%</text:p>
          </table:table-cell>
          <table:table-cell office:value-type="string" table:style-name="ce25">
            <text:p>Onlyflaws</text:p>
          </table:table-cell>
          <table:table-cell office:value-type="percentage" office:value="-1.9309491677912714E-2" table:formula="of:=([.S40]+[.AU40]+[.BW40])/3" table:style-name="ce22">
            <text:p>-1.93%</text:p>
          </table:table-cell>
          <table:table-cell office:value-type="percentage" office:value="2.1288798920377883E-2" table:formula="of:=([.T40]+[.AV40]+[.BX40])/3" table:style-name="ce22">
            <text:p>2.13%</text:p>
          </table:table-cell>
          <table:table-cell office:value-type="percentage" office:value="3.7022042285200202E-2" table:formula="of:=([.U40]+[.AW40]+[.BY40])/3" table:style-name="ce22">
            <text:p>3.70%</text:p>
          </table:table-cell>
          <table:table-cell office:value-type="percentage" office:value="0.19086819613135408" table:formula="of:=([.V40]+[.AX40]+[.BZ40])/3" table:style-name="ce22">
            <text:p>19.09%</text:p>
          </table:table-cell>
          <table:table-cell office:value-type="percentage" office:value="0.15455465587044537" table:formula="of:=([.W40]+[.AY40]+[.CA40])/3" table:style-name="ce22">
            <text:p>15.46%</text:p>
          </table:table-cell>
          <table:table-cell office:value-type="percentage" office:value="0.35607287449392705" table:formula="of:=([.X40]+[.AZ40]+[.CB40])/3" table:style-name="ce22">
            <text:p>35.61%</text:p>
          </table:table-cell>
          <table:table-cell office:value-type="percentage" office:value="0.33972109761583452" table:formula="of:=([.Y40]+[.BA40]+[.CC40])/3" table:style-name="ce22">
            <text:p>33.97%</text:p>
          </table:table-cell>
          <table:table-cell office:value-type="percentage" office:value="0.29528789923526766" table:formula="of:=([.Z40]+[.BB40]+[.CD40])/3" table:style-name="ce22">
            <text:p>29.53%</text:p>
          </table:table-cell>
          <table:table-cell office:value-type="percentage" office:value="0.15591542959964014" table:formula="of:=([.AA40]+[.BC40]+[.CE40])/3" table:style-name="ce22">
            <text:p>15.59%</text:p>
          </table:table-cell>
          <table:table-cell office:value-type="percentage" office:value="4.1273054430949148E-2" table:formula="of:=([.AB40]+[.BD40]+[.CF40])/3" table:style-name="ce22">
            <text:p>4.13%</text:p>
          </table:table-cell>
          <table:table-cell office:value-type="percentage" office:value="0.11905083220872692" table:formula="of:=([.AC40]+[.BE40]+[.CG40])/3" table:style-name="ce22">
            <text:p>11.91%</text:p>
          </table:table-cell>
          <table:table-cell office:value-type="percentage" office:value="9.3511021142600084E-2" table:formula="of:=([.AD40]+[.BF40]+[.CH40])/3" table:style-name="ce22">
            <text:p>9.35%</text:p>
          </table:table-cell>
          <table:table-cell office:value-type="percentage" office:value="0.14491677912730538" table:formula="of:=([.AE40]+[.BG40]+[.CI40])/3" table:style-name="ce22">
            <text:p>14.49%</text:p>
          </table:table-cell>
          <table:table-cell table:number-columns-repeated="1628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1" table:style-name="ce1">
            <text:p>71</text:p>
          </table:table-cell>
          <table:table-cell office:value-type="string" table:style-name="ce25">
            <text:p>sihv</text:p>
          </table:table-cell>
          <table:table-cell office:value-type="string" table:style-name="ce18">
            <text:p>NTY.V</text:p>
          </table:table-cell>
          <table:table-cell office:value-type="float" office:value="0.11" table:style-name="ce19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115" table:style-name="ce20">
            <text:p>0.115</text:p>
          </table:table-cell>
          <table:table-cell office:value-type="float" office:value="0.105" table:style-name="ce20">
            <text:p>0.105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" table:style-name="ce20">
            <text:p>0.12</text:p>
          </table:table-cell>
          <table:table-cell office:value-type="percentage" office:value="-9.090909090909087E-2" table:formula="of:=([.F41]-[.$E41])/[.$E41]" table:style-name="ce21">
            <text:p>-9.09%</text:p>
          </table:table-cell>
          <table:table-cell office:value-type="percentage" office:value="4.5454545454545497E-2" table:formula="of:=([.G41]-[.$E41])/[.$E41]" table:style-name="ce21">
            <text:p>4.55%</text:p>
          </table:table-cell>
          <table:table-cell office:value-type="percentage" office:value="-4.5454545454545497E-2" table:formula="of:=([.H41]-[.$E41])/[.$E41]" table:style-name="ce21">
            <text:p>-4.55%</text:p>
          </table:table-cell>
          <table:table-cell office:value-type="percentage" office:value="0" table:formula="of:=([.I41]-[.$E41])/[.$E41]" table:style-name="ce21">
            <text:p>0.00%</text:p>
          </table:table-cell>
          <table:table-cell office:value-type="percentage" office:value="-4.5454545454545497E-2" table:formula="of:=([.J41]-[.$E41])/[.$E41]" table:style-name="ce21">
            <text:p>-4.55%</text:p>
          </table:table-cell>
          <table:table-cell office:value-type="percentage" office:value="4.5454545454545497E-2" table:formula="of:=([.K41]-[.$E41])/[.$E41]" table:style-name="ce21">
            <text:p>4.55%</text:p>
          </table:table-cell>
          <table:table-cell office:value-type="percentage" office:value="0.18181818181818185" table:formula="of:=([.L41]-[.$E41])/[.$E41]" table:style-name="ce21">
            <text:p>18.18%</text:p>
          </table:table-cell>
          <table:table-cell office:value-type="percentage" office:value="9.090909090909087E-2" table:formula="of:=([.M41]-[.$E41])/[.$E41]" table:style-name="ce21">
            <text:p>9.09%</text:p>
          </table:table-cell>
          <table:table-cell office:value-type="percentage" office:value="4.5454545454545497E-2" table:formula="of:=([.N41]-[.$E41])/[.$E41]" table:style-name="ce21">
            <text:p>4.55%</text:p>
          </table:table-cell>
          <table:table-cell office:value-type="percentage" office:value="9.090909090909087E-2" table:formula="of:=([.O41]-[.$E41])/[.$E41]" table:style-name="ce21">
            <text:p>9.09%</text:p>
          </table:table-cell>
          <table:table-cell office:value-type="percentage" office:value="0.13636363636363635" table:formula="of:=([.P41]-[.$E41])/[.$E41]" table:style-name="ce21">
            <text:p>13.64%</text:p>
          </table:table-cell>
          <table:table-cell office:value-type="percentage" office:value="0.22727272727272735" table:formula="of:=([.Q41]-[.$E41])/[.$E41]" table:style-name="ce21">
            <text:p>22.73%</text:p>
          </table:table-cell>
          <table:table-cell office:value-type="percentage" office:value="9.090909090909087E-2" table:formula="of:=([.R41]-[.$E41])/[.$E41]" table:style-name="ce21">
            <text:p>9.09%</text:p>
          </table:table-cell>
          <table:table-cell office:value-type="string" table:style-name="ce18">
            <text:p>BCN.V</text:p>
          </table:table-cell>
          <table:table-cell office:value-type="float" office:value="1.01" table:style-name="ce19">
            <text:p>1.01</text:p>
          </table:table-cell>
          <table:table-cell office:value-type="float" office:value="1.25" table:style-name="ce20">
            <text:p>1.25</text:p>
          </table:table-cell>
          <table:table-cell office:value-type="float" office:value="1.25" table:style-name="ce20">
            <text:p>1.25</text:p>
          </table:table-cell>
          <table:table-cell office:value-type="float" office:value="1.22" table:style-name="ce20">
            <text:p>1.22</text:p>
          </table:table-cell>
          <table:table-cell office:value-type="float" office:value="1.21" table:style-name="ce20">
            <text:p>1.21</text:p>
          </table:table-cell>
          <table:table-cell office:value-type="float" office:value="1.29" table:style-name="ce20">
            <text:p>1.29</text:p>
          </table:table-cell>
          <table:table-cell office:value-type="float" office:value="1.23" table:style-name="ce20">
            <text:p>1.23</text:p>
          </table:table-cell>
          <table:table-cell office:value-type="float" office:value="1.2" table:style-name="ce20">
            <text:p>1.2</text:p>
          </table:table-cell>
          <table:table-cell office:value-type="float" office:value="1.52" table:style-name="ce20">
            <text:p>1.52</text:p>
          </table:table-cell>
          <table:table-cell office:value-type="float" office:value="1.36" table:style-name="ce20">
            <text:p>1.36</text:p>
          </table:table-cell>
          <table:table-cell office:value-type="float" office:value="1.36" table:style-name="ce20">
            <text:p>1.36</text:p>
          </table:table-cell>
          <table:table-cell office:value-type="float" office:value="1.33" table:style-name="ce20">
            <text:p>1.33</text:p>
          </table:table-cell>
          <table:table-cell office:value-type="float" office:value="1.31" table:style-name="ce20">
            <text:p>1.31</text:p>
          </table:table-cell>
          <table:table-cell office:value-type="float" office:value="1.32" table:style-name="ce20">
            <text:p>1.32</text:p>
          </table:table-cell>
          <table:table-cell office:value-type="percentage" office:value="0.23762376237623761" table:formula="of:=([.AH41]-[.$AG41])/[.$AG41]" table:style-name="ce21">
            <text:p>23.76%</text:p>
          </table:table-cell>
          <table:table-cell office:value-type="percentage" office:value="0.23762376237623761" table:formula="of:=([.AI41]-[.$AG41])/[.$AG41]" table:style-name="ce21">
            <text:p>23.76%</text:p>
          </table:table-cell>
          <table:table-cell office:value-type="percentage" office:value="0.20792079207920788" table:formula="of:=([.AJ41]-[.$AG41])/[.$AG41]" table:style-name="ce21">
            <text:p>20.79%</text:p>
          </table:table-cell>
          <table:table-cell office:value-type="percentage" office:value="0.19801980198019797" table:formula="of:=([.AK41]-[.$AG41])/[.$AG41]" table:style-name="ce21">
            <text:p>19.80%</text:p>
          </table:table-cell>
          <table:table-cell office:value-type="percentage" office:value="0.27722772277227725" table:formula="of:=([.AL41]-[.$AG41])/[.$AG41]" table:style-name="ce21">
            <text:p>27.72%</text:p>
          </table:table-cell>
          <table:table-cell office:value-type="percentage" office:value="0.21782178217821779" table:formula="of:=([.AM41]-[.$AG41])/[.$AG41]" table:style-name="ce21">
            <text:p>21.78%</text:p>
          </table:table-cell>
          <table:table-cell office:value-type="percentage" office:value="0.18811881188118806" table:formula="of:=([.AN41]-[.$AG41])/[.$AG41]" table:style-name="ce21">
            <text:p>18.81%</text:p>
          </table:table-cell>
          <table:table-cell office:value-type="percentage" office:value="0.50495049504950495" table:formula="of:=([.AO41]-[.$AG41])/[.$AG41]" table:style-name="ce21">
            <text:p>50.50%</text:p>
          </table:table-cell>
          <table:table-cell office:value-type="percentage" office:value="0.34653465346534662" table:formula="of:=([.AP41]-[.$AG41])/[.$AG41]" table:style-name="ce21">
            <text:p>34.65%</text:p>
          </table:table-cell>
          <table:table-cell office:value-type="percentage" office:value="0.34653465346534662" table:formula="of:=([.AQ41]-[.$AG41])/[.$AG41]" table:style-name="ce21">
            <text:p>34.65%</text:p>
          </table:table-cell>
          <table:table-cell office:value-type="percentage" office:value="0.31683168316831689" table:formula="of:=([.AR41]-[.$AG41])/[.$AG41]" table:style-name="ce21">
            <text:p>31.68%</text:p>
          </table:table-cell>
          <table:table-cell office:value-type="percentage" office:value="0.29702970297029707" table:formula="of:=([.AS41]-[.$AG41])/[.$AG41]" table:style-name="ce21">
            <text:p>29.70%</text:p>
          </table:table-cell>
          <table:table-cell office:value-type="percentage" office:value="0.30693069306930698" table:formula="of:=([.AT41]-[.$AG41])/[.$AG41]" table:style-name="ce21">
            <text:p>30.69%</text:p>
          </table:table-cell>
          <table:table-cell office:value-type="string" table:style-name="ce18">
            <text:p>PE.V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68" table:style-name="ce20">
            <text:p>0.68</text:p>
          </table:table-cell>
          <table:table-cell office:value-type="float" office:value="0.67" table:style-name="ce20">
            <text:p>0.67</text:p>
          </table:table-cell>
          <table:table-cell office:value-type="float" office:value="0.66" table:style-name="ce20">
            <text:p>0.66</text:p>
          </table:table-cell>
          <table:table-cell office:value-type="float" office:value="0.64" table:style-name="ce20">
            <text:p>0.64</text:p>
          </table:table-cell>
          <table:table-cell office:value-type="float" office:value="0.63" table:style-name="ce20">
            <text:p>0.63</text:p>
          </table:table-cell>
          <table:table-cell office:value-type="float" office:value="0.63" table:style-name="ce20">
            <text:p>0.63</text:p>
          </table:table-cell>
          <table:table-cell office:value-type="float" office:value="0.61" table:style-name="ce20">
            <text:p>0.61</text:p>
          </table:table-cell>
          <table:table-cell office:value-type="float" office:value="0.6" table:style-name="ce20">
            <text:p>0.6</text:p>
          </table:table-cell>
          <table:table-cell office:value-type="float" office:value="0.62" table:style-name="ce20">
            <text:p>0.62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1" table:style-name="ce20">
            <text:p>0.51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" table:style-name="ce20">
            <text:p>0.5</text:p>
          </table:table-cell>
          <table:table-cell office:value-type="percentage" office:value="0.19298245614035106" table:formula="of:=([.BJ41]-[.$BI41])/[.$BI41]" table:style-name="ce21">
            <text:p>19.30%</text:p>
          </table:table-cell>
          <table:table-cell office:value-type="percentage" office:value="0.17543859649122825" table:formula="of:=([.BK41]-[.$BI41])/[.$BI41]" table:style-name="ce21">
            <text:p>17.54%</text:p>
          </table:table-cell>
          <table:table-cell office:value-type="percentage" office:value="0.15789473684210542" table:formula="of:=([.BL41]-[.$BI41])/[.$BI41]" table:style-name="ce21">
            <text:p>15.79%</text:p>
          </table:table-cell>
          <table:table-cell office:value-type="percentage" office:value="0.12280701754385977" table:formula="of:=([.BM41]-[.$BI41])/[.$BI41]" table:style-name="ce21">
            <text:p>12.28%</text:p>
          </table:table-cell>
          <table:table-cell office:value-type="percentage" office:value="0.10526315789473695" table:formula="of:=([.BN41]-[.$BI41])/[.$BI41]" table:style-name="ce21">
            <text:p>10.53%</text:p>
          </table:table-cell>
          <table:table-cell office:value-type="percentage" office:value="0.10526315789473695" table:formula="of:=([.BO41]-[.$BI41])/[.$BI41]" table:style-name="ce21">
            <text:p>10.53%</text:p>
          </table:table-cell>
          <table:table-cell office:value-type="percentage" office:value="7.0175438596491294E-2" table:formula="of:=([.BP41]-[.$BI41])/[.$BI41]" table:style-name="ce21">
            <text:p>7.02%</text:p>
          </table:table-cell>
          <table:table-cell office:value-type="percentage" office:value="5.2631578947368474E-2" table:formula="of:=([.BQ41]-[.$BI41])/[.$BI41]" table:style-name="ce21">
            <text:p>5.26%</text:p>
          </table:table-cell>
          <table:table-cell office:value-type="percentage" office:value="8.7719298245614127E-2" table:formula="of:=([.BR41]-[.$BI41])/[.$BI41]" table:style-name="ce21">
            <text:p>8.77%</text:p>
          </table:table-cell>
          <table:table-cell office:value-type="percentage" office:value="0" table:formula="of:=([.BS41]-[.$BI41])/[.$BI41]" table:style-name="ce21">
            <text:p>0.00%</text:p>
          </table:table-cell>
          <table:table-cell office:value-type="percentage" office:value="-0.10526315789473675" table:formula="of:=([.BT41]-[.$BI41])/[.$BI41]" table:style-name="ce21">
            <text:p>-10.53%</text:p>
          </table:table-cell>
          <table:table-cell office:value-type="percentage" office:value="0" table:formula="of:=([.BU41]-[.$BI41])/[.$BI41]" table:style-name="ce21">
            <text:p>0.00%</text:p>
          </table:table-cell>
          <table:table-cell office:value-type="percentage" office:value="-0.12280701754385957" table:formula="of:=([.BV41]-[.$BI41])/[.$BI41]" table:style-name="ce21">
            <text:p>-12.28%</text:p>
          </table:table-cell>
          <table:table-cell office:value-type="string" table:style-name="ce25">
            <text:p>sihv</text:p>
          </table:table-cell>
          <table:table-cell office:value-type="percentage" office:value="0.11323237586916594" table:formula="of:=([.S41]+[.AU41]+[.BW41])/3" table:style-name="ce22">
            <text:p>11.32%</text:p>
          </table:table-cell>
          <table:table-cell office:value-type="percentage" office:value="0.15283896810733713" table:formula="of:=([.T41]+[.AV41]+[.BX41])/3" table:style-name="ce22">
            <text:p>15.28%</text:p>
          </table:table-cell>
          <table:table-cell office:value-type="percentage" office:value="0.10678699448892259" table:formula="of:=([.U41]+[.AW41]+[.BY41])/3" table:style-name="ce22">
            <text:p>10.68%</text:p>
          </table:table-cell>
          <table:table-cell office:value-type="percentage" office:value="0.10694227317468591" table:formula="of:=([.V41]+[.AX41]+[.BZ41])/3" table:style-name="ce22">
            <text:p>10.69%</text:p>
          </table:table-cell>
          <table:table-cell office:value-type="percentage" office:value="0.11234544507082289" table:formula="of:=([.W41]+[.AY41]+[.CA41])/3" table:style-name="ce22">
            <text:p>11.23%</text:p>
          </table:table-cell>
          <table:table-cell office:value-type="percentage" office:value="0.12284649517583342" table:formula="of:=([.X41]+[.AZ41]+[.CB41])/3" table:style-name="ce22">
            <text:p>12.28%</text:p>
          </table:table-cell>
          <table:table-cell office:value-type="percentage" office:value="0.1467041440986204" table:formula="of:=([.Y41]+[.BA41]+[.CC41])/3" table:style-name="ce22">
            <text:p>14.67%</text:p>
          </table:table-cell>
          <table:table-cell office:value-type="percentage" office:value="0.21616372163532141" table:formula="of:=([.Z41]+[.BB41]+[.CD41])/3" table:style-name="ce22">
            <text:p>21.62%</text:p>
          </table:table-cell>
          <table:table-cell office:value-type="percentage" office:value="0.15990283238850209" table:formula="of:=([.AA41]+[.BC41]+[.CE41])/3" table:style-name="ce22">
            <text:p>15.99%</text:p>
          </table:table-cell>
          <table:table-cell office:value-type="percentage" office:value="0.14581458145814583" table:formula="of:=([.AB41]+[.BD41]+[.CF41])/3" table:style-name="ce22">
            <text:p>14.58%</text:p>
          </table:table-cell>
          <table:table-cell office:value-type="percentage" office:value="0.11597738721240551" table:formula="of:=([.AC41]+[.BE41]+[.CG41])/3" table:style-name="ce22">
            <text:p>11.60%</text:p>
          </table:table-cell>
          <table:table-cell office:value-type="percentage" office:value="0.17476747674767479" table:formula="of:=([.AD41]+[.BF41]+[.CH41])/3" table:style-name="ce22">
            <text:p>17.48%</text:p>
          </table:table-cell>
          <table:table-cell office:value-type="percentage" office:value="9.1677588811512764E-2" table:formula="of:=([.AE41]+[.BG41]+[.CI41])/3" table:style-name="ce22">
            <text:p>9.17%</text:p>
          </table:table-cell>
          <table:table-cell table:number-columns-repeated="1628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8" table:style-name="ce1">
            <text:p>108</text:p>
          </table:table-cell>
          <table:table-cell office:value-type="string" table:style-name="ce25">
            <text:p>Truth Never Told</text:p>
          </table:table-cell>
          <table:table-cell office:value-type="string" table:style-name="ce18">
            <text:p>CAS.TO</text:p>
          </table:table-cell>
          <table:table-cell office:value-type="float" office:value="12.1" table:style-name="ce19">
            <text:p>12.1</text:p>
          </table:table-cell>
          <table:table-cell office:value-type="float" office:value="11.99" table:style-name="ce20">
            <text:p>11.99</text:p>
          </table:table-cell>
          <table:table-cell office:value-type="float" office:value="12.51" table:style-name="ce20">
            <text:p>12.51</text:p>
          </table:table-cell>
          <table:table-cell office:value-type="float" office:value="11.68" table:style-name="ce20">
            <text:p>11.68</text:p>
          </table:table-cell>
          <table:table-cell office:value-type="float" office:value="12.43" table:style-name="ce20">
            <text:p>12.43</text:p>
          </table:table-cell>
          <table:table-cell office:value-type="float" office:value="12.33" table:style-name="ce20">
            <text:p>12.33</text:p>
          </table:table-cell>
          <table:table-cell office:value-type="float" office:value="12.6" table:style-name="ce20">
            <text:p>12.6</text:p>
          </table:table-cell>
          <table:table-cell office:value-type="float" office:value="14.2" table:style-name="ce20">
            <text:p>14.2</text:p>
          </table:table-cell>
          <table:table-cell office:value-type="float" office:value="13.66" table:style-name="ce20">
            <text:p>13.66</text:p>
          </table:table-cell>
          <table:table-cell office:value-type="float" office:value="13.43" table:style-name="ce20">
            <text:p>13.43</text:p>
          </table:table-cell>
          <table:table-cell office:value-type="float" office:value="13.08" table:style-name="ce20">
            <text:p>13.08</text:p>
          </table:table-cell>
          <table:table-cell office:value-type="float" office:value="12.82" table:style-name="ce20">
            <text:p>12.82</text:p>
          </table:table-cell>
          <table:table-cell office:value-type="float" office:value="13.39" table:style-name="ce20">
            <text:p>13.39</text:p>
          </table:table-cell>
          <table:table-cell office:value-type="float" office:value="13.71" table:style-name="ce20">
            <text:p>13.71</text:p>
          </table:table-cell>
          <table:table-cell office:value-type="percentage" office:value="-9.0909090909090436E-3" table:formula="of:=([.F42]-[.$E42])/[.$E42]" table:style-name="ce21">
            <text:p>-0.91%</text:p>
          </table:table-cell>
          <table:table-cell office:value-type="percentage" office:value="3.3884297520661168E-2" table:formula="of:=([.G42]-[.$E42])/[.$E42]" table:style-name="ce21">
            <text:p>3.39%</text:p>
          </table:table-cell>
          <table:table-cell office:value-type="percentage" office:value="-3.4710743801652885E-2" table:formula="of:=([.H42]-[.$E42])/[.$E42]" table:style-name="ce21">
            <text:p>-3.47%</text:p>
          </table:table-cell>
          <table:table-cell office:value-type="percentage" office:value="2.7272727272727278E-2" table:formula="of:=([.I42]-[.$E42])/[.$E42]" table:style-name="ce21">
            <text:p>2.73%</text:p>
          </table:table-cell>
          <table:table-cell office:value-type="percentage" office:value="1.9008264462809954E-2" table:formula="of:=([.J42]-[.$E42])/[.$E42]" table:style-name="ce21">
            <text:p>1.90%</text:p>
          </table:table-cell>
          <table:table-cell office:value-type="percentage" office:value="4.1322314049586778E-2" table:formula="of:=([.K42]-[.$E42])/[.$E42]" table:style-name="ce21">
            <text:p>4.13%</text:p>
          </table:table-cell>
          <table:table-cell office:value-type="percentage" office:value="0.17355371900826444" table:formula="of:=([.L42]-[.$E42])/[.$E42]" table:style-name="ce21">
            <text:p>17.36%</text:p>
          </table:table-cell>
          <table:table-cell office:value-type="percentage" office:value="0.12892561983471079" table:formula="of:=([.M42]-[.$E42])/[.$E42]" table:style-name="ce21">
            <text:p>12.89%</text:p>
          </table:table-cell>
          <table:table-cell office:value-type="percentage" office:value="0.10991735537190084" table:formula="of:=([.N42]-[.$E42])/[.$E42]" table:style-name="ce21">
            <text:p>10.99%</text:p>
          </table:table-cell>
          <table:table-cell office:value-type="percentage" office:value="8.0991735537190121E-2" table:formula="of:=([.O42]-[.$E42])/[.$E42]" table:style-name="ce21">
            <text:p>8.10%</text:p>
          </table:table-cell>
          <table:table-cell office:value-type="percentage" office:value="5.9504132231405014E-2" table:formula="of:=([.P42]-[.$E42])/[.$E42]" table:style-name="ce21">
            <text:p>5.95%</text:p>
          </table:table-cell>
          <table:table-cell office:value-type="percentage" office:value="0.10661157024793397" table:formula="of:=([.Q42]-[.$E42])/[.$E42]" table:style-name="ce21">
            <text:p>10.66%</text:p>
          </table:table-cell>
          <table:table-cell office:value-type="percentage" office:value="0.13305785123966954" table:formula="of:=([.R42]-[.$E42])/[.$E42]" table:style-name="ce21">
            <text:p>13.31%</text:p>
          </table:table-cell>
          <table:table-cell office:value-type="string" table:style-name="ce18">
            <text:p>VIP</text:p>
          </table:table-cell>
          <table:table-cell office:value-type="float" office:value="3.85" table:style-name="ce24">
            <text:p>3.85</text:p>
          </table:table-cell>
          <table:table-cell office:value-type="float" office:value="3.97" table:style-name="ce20">
            <text:p>3.97</text:p>
          </table:table-cell>
          <table:table-cell office:value-type="float" office:value="3.97" table:style-name="ce20">
            <text:p>3.97</text:p>
          </table:table-cell>
          <table:table-cell office:value-type="float" office:value="4.03" table:style-name="ce20">
            <text:p>4.03</text:p>
          </table:table-cell>
          <table:table-cell office:value-type="float" office:value="4.28" table:style-name="ce20">
            <text:p>4.28</text:p>
          </table:table-cell>
          <table:table-cell office:value-type="float" office:value="3.99" table:style-name="ce20">
            <text:p>3.99</text:p>
          </table:table-cell>
          <table:table-cell office:value-type="float" office:value="4.24" table:style-name="ce20">
            <text:p>4.24</text:p>
          </table:table-cell>
          <table:table-cell office:value-type="float" office:value="4.2699999999999996" table:style-name="ce20">
            <text:p>4.27</text:p>
          </table:table-cell>
          <table:table-cell office:value-type="float" office:value="4.3" table:style-name="ce20">
            <text:p>4.3</text:p>
          </table:table-cell>
          <table:table-cell office:value-type="float" office:value="4.0999999999999996" table:style-name="ce20">
            <text:p>4.1</text:p>
          </table:table-cell>
          <table:table-cell office:value-type="float" office:value="3.98" table:style-name="ce20">
            <text:p>3.98</text:p>
          </table:table-cell>
          <table:table-cell office:value-type="float" office:value="4.0999999999999996" table:style-name="ce20">
            <text:p>4.1</text:p>
          </table:table-cell>
          <table:table-cell office:value-type="float" office:value="4.0999999999999996" table:style-name="ce20">
            <text:p>4.1</text:p>
          </table:table-cell>
          <table:table-cell office:value-type="float" office:value="4.05" table:style-name="ce20">
            <text:p>4.05</text:p>
          </table:table-cell>
          <table:table-cell office:value-type="percentage" office:value="3.1168831168831197E-2" table:formula="of:=([.AH42]-[.$AG42])/[.$AG42]" table:style-name="ce21">
            <text:p>3.12%</text:p>
          </table:table-cell>
          <table:table-cell office:value-type="percentage" office:value="3.1168831168831197E-2" table:formula="of:=([.AI42]-[.$AG42])/[.$AG42]" table:style-name="ce21">
            <text:p>3.12%</text:p>
          </table:table-cell>
          <table:table-cell office:value-type="percentage" office:value="4.6753246753246797E-2" table:formula="of:=([.AJ42]-[.$AG42])/[.$AG42]" table:style-name="ce21">
            <text:p>4.68%</text:p>
          </table:table-cell>
          <table:table-cell office:value-type="percentage" office:value="0.11168831168831173" table:formula="of:=([.AK42]-[.$AG42])/[.$AG42]" table:style-name="ce21">
            <text:p>11.17%</text:p>
          </table:table-cell>
          <table:table-cell office:value-type="percentage" office:value="3.6363636363636397E-2" table:formula="of:=([.AL42]-[.$AG42])/[.$AG42]" table:style-name="ce21">
            <text:p>3.64%</text:p>
          </table:table-cell>
          <table:table-cell office:value-type="percentage" office:value="0.10129870129870133" table:formula="of:=([.AM42]-[.$AG42])/[.$AG42]" table:style-name="ce21">
            <text:p>10.13%</text:p>
          </table:table-cell>
          <table:table-cell office:value-type="percentage" office:value="0.10909090909090896" table:formula="of:=([.AN42]-[.$AG42])/[.$AG42]" table:style-name="ce21">
            <text:p>10.91%</text:p>
          </table:table-cell>
          <table:table-cell office:value-type="percentage" office:value="0.11688311688311681" table:formula="of:=([.AO42]-[.$AG42])/[.$AG42]" table:style-name="ce21">
            <text:p>11.69%</text:p>
          </table:table-cell>
          <table:table-cell office:value-type="percentage" office:value="6.4935064935064818E-2" table:formula="of:=([.AP42]-[.$AG42])/[.$AG42]" table:style-name="ce21">
            <text:p>6.49%</text:p>
          </table:table-cell>
          <table:table-cell office:value-type="percentage" office:value="3.3766233766233736E-2" table:formula="of:=([.AQ42]-[.$AG42])/[.$AG42]" table:style-name="ce21">
            <text:p>3.38%</text:p>
          </table:table-cell>
          <table:table-cell office:value-type="percentage" office:value="6.4935064935064818E-2" table:formula="of:=([.AR42]-[.$AG42])/[.$AG42]" table:style-name="ce21">
            <text:p>6.49%</text:p>
          </table:table-cell>
          <table:table-cell office:value-type="percentage" office:value="6.4935064935064818E-2" table:formula="of:=([.AS42]-[.$AG42])/[.$AG42]" table:style-name="ce21">
            <text:p>6.49%</text:p>
          </table:table-cell>
          <table:table-cell office:value-type="percentage" office:value="5.1948051948051875E-2" table:formula="of:=([.AT42]-[.$AG42])/[.$AG42]" table:style-name="ce21">
            <text:p>5.19%</text:p>
          </table:table-cell>
          <table:table-cell office:value-type="string" table:style-name="ce18">
            <text:p>IDCC</text:p>
          </table:table-cell>
          <table:table-cell office:value-type="float" office:value="91.35" table:style-name="ce24">
            <text:p>91.35</text:p>
          </table:table-cell>
          <table:table-cell office:value-type="float" office:value="89" table:style-name="ce20">
            <text:p>89</text:p>
          </table:table-cell>
          <table:table-cell office:value-type="float" office:value="90.15" table:style-name="ce20">
            <text:p>90.15</text:p>
          </table:table-cell>
          <table:table-cell office:value-type="float" office:value="89.2" table:style-name="ce20">
            <text:p>89.2</text:p>
          </table:table-cell>
          <table:table-cell office:value-type="float" office:value="93.4" table:style-name="ce20">
            <text:p>93.4</text:p>
          </table:table-cell>
          <table:table-cell office:value-type="float" office:value="94.2" table:style-name="ce20">
            <text:p>94.2</text:p>
          </table:table-cell>
          <table:table-cell office:value-type="float" office:value="96.8" table:style-name="ce20">
            <text:p>96.8</text:p>
          </table:table-cell>
          <table:table-cell office:value-type="float" office:value="99.6" table:style-name="ce20">
            <text:p>99.6</text:p>
          </table:table-cell>
          <table:table-cell office:value-type="float" office:value="86.05" table:style-name="ce20">
            <text:p>86.05</text:p>
          </table:table-cell>
          <table:table-cell office:value-type="float" office:value="84.4" table:style-name="ce20">
            <text:p>84.4</text:p>
          </table:table-cell>
          <table:table-cell office:value-type="float" office:value="84.3" table:style-name="ce20">
            <text:p>84.3</text:p>
          </table:table-cell>
          <table:table-cell office:value-type="float" office:value="85.45" table:style-name="ce20">
            <text:p>85.45</text:p>
          </table:table-cell>
          <table:table-cell office:value-type="float" office:value="85.1" table:style-name="ce20">
            <text:p>85.1</text:p>
          </table:table-cell>
          <table:table-cell office:value-type="float" office:value="86.3" table:style-name="ce20">
            <text:p>86.3</text:p>
          </table:table-cell>
          <table:table-cell office:value-type="percentage" office:value="-2.5725232621784284E-2" table:formula="of:=([.BJ42]-[.$BI42])/[.$BI42]" table:style-name="ce21">
            <text:p>-2.57%</text:p>
          </table:table-cell>
          <table:table-cell office:value-type="percentage" office:value="-1.313628899835784E-2" table:formula="of:=([.BK42]-[.$BI42])/[.$BI42]" table:style-name="ce21">
            <text:p>-1.31%</text:p>
          </table:table-cell>
          <table:table-cell office:value-type="percentage" office:value="-2.3535851122057926E-2" table:formula="of:=([.BL42]-[.$BI42])/[.$BI42]" table:style-name="ce21">
            <text:p>-2.35%</text:p>
          </table:table-cell>
          <table:table-cell office:value-type="percentage" office:value="2.2441160372194981E-2" table:formula="of:=([.BM42]-[.$BI42])/[.$BI42]" table:style-name="ce21">
            <text:p>2.24%</text:p>
          </table:table-cell>
          <table:table-cell office:value-type="percentage" office:value="3.1198686371100258E-2" table:formula="of:=([.BN42]-[.$BI42])/[.$BI42]" table:style-name="ce21">
            <text:p>3.12%</text:p>
          </table:table-cell>
          <table:table-cell office:value-type="percentage" office:value="5.9660645867542453E-2" table:formula="of:=([.BO42]-[.$BI42])/[.$BI42]" table:style-name="ce21">
            <text:p>5.97%</text:p>
          </table:table-cell>
          <table:table-cell office:value-type="percentage" office:value="9.0311986863711002E-2" table:formula="of:=([.BP42]-[.$BI42])/[.$BI42]" table:style-name="ce21">
            <text:p>9.03%</text:p>
          </table:table-cell>
          <table:table-cell office:value-type="percentage" office:value="-5.8018609742747647E-2" table:formula="of:=([.BQ42]-[.$BI42])/[.$BI42]" table:style-name="ce21">
            <text:p>-5.80%</text:p>
          </table:table-cell>
          <table:table-cell office:value-type="percentage" office:value="-7.6081007115489749E-2" table:formula="of:=([.BR42]-[.$BI42])/[.$BI42]" table:style-name="ce21">
            <text:p>-7.61%</text:p>
          </table:table-cell>
          <table:table-cell office:value-type="percentage" office:value="-7.7175697865353013E-2" table:formula="of:=([.BS42]-[.$BI42])/[.$BI42]" table:style-name="ce21">
            <text:p>-7.72%</text:p>
          </table:table-cell>
          <table:table-cell office:value-type="percentage" office:value="-6.4586754241926572E-2" table:formula="of:=([.BT42]-[.$BI42])/[.$BI42]" table:style-name="ce21">
            <text:p>-6.46%</text:p>
          </table:table-cell>
          <table:table-cell office:value-type="percentage" office:value="-6.8418171866447733E-2" table:formula="of:=([.BU42]-[.$BI42])/[.$BI42]" table:style-name="ce21">
            <text:p>-6.84%</text:p>
          </table:table-cell>
          <table:table-cell office:value-type="percentage" office:value="-5.5281882868089736E-2" table:formula="of:=([.BV42]-[.$BI42])/[.$BI42]" table:style-name="ce21">
            <text:p>-5.53%</text:p>
          </table:table-cell>
          <table:table-cell office:value-type="string" table:style-name="ce25">
            <text:p>Truth Never Told</text:p>
          </table:table-cell>
          <table:table-cell office:value-type="percentage" office:value="-1.2157701812873765E-3" table:formula="of:=([.S42]+[.AU42]+[.BW42])/3" table:style-name="ce22">
            <text:p>-0.12%</text:p>
          </table:table-cell>
          <table:table-cell office:value-type="percentage" office:value="1.7305613230378176E-2" table:formula="of:=([.T42]+[.AV42]+[.BX42])/3" table:style-name="ce22">
            <text:p>1.73%</text:p>
          </table:table-cell>
          <table:table-cell office:value-type="percentage" office:value="-3.8311160568213383E-3" table:formula="of:=([.U42]+[.AW42]+[.BY42])/3" table:style-name="ce22">
            <text:p>-0.38%</text:p>
          </table:table-cell>
          <table:table-cell office:value-type="percentage" office:value="5.3800733111077997E-2" table:formula="of:=([.V42]+[.AX42]+[.BZ42])/3" table:style-name="ce22">
            <text:p>5.38%</text:p>
          </table:table-cell>
          <table:table-cell office:value-type="percentage" office:value="2.8856862399182202E-2" table:formula="of:=([.W42]+[.AY42]+[.CA42])/3" table:style-name="ce22">
            <text:p>2.89%</text:p>
          </table:table-cell>
          <table:table-cell office:value-type="percentage" office:value="6.7427220405276864E-2" table:formula="of:=([.X42]+[.AZ42]+[.CB42])/3" table:style-name="ce22">
            <text:p>6.74%</text:p>
          </table:table-cell>
          <table:table-cell office:value-type="percentage" office:value="0.1243188716542948" table:formula="of:=([.Y42]+[.BA42]+[.CC42])/3" table:style-name="ce22">
            <text:p>12.43%</text:p>
          </table:table-cell>
          <table:table-cell office:value-type="percentage" office:value="6.2596708991693326E-2" table:formula="of:=([.Z42]+[.BB42]+[.CD42])/3" table:style-name="ce22">
            <text:p>6.26%</text:p>
          </table:table-cell>
          <table:table-cell office:value-type="percentage" office:value="3.2923804397158633E-2" table:formula="of:=([.AA42]+[.BC42]+[.CE42])/3" table:style-name="ce22">
            <text:p>3.29%</text:p>
          </table:table-cell>
          <table:table-cell office:value-type="percentage" office:value="1.2527423812690281E-2" table:formula="of:=([.AB42]+[.BD42]+[.CF42])/3" table:style-name="ce22">
            <text:p>1.25%</text:p>
          </table:table-cell>
          <table:table-cell office:value-type="percentage" office:value="1.9950814308181089E-2" table:formula="of:=([.AC42]+[.BE42]+[.CG42])/3" table:style-name="ce22">
            <text:p>2.00%</text:p>
          </table:table-cell>
          <table:table-cell office:value-type="percentage" office:value="3.4376154438850351E-2" table:formula="of:=([.AD42]+[.BF42]+[.CH42])/3" table:style-name="ce22">
            <text:p>3.44%</text:p>
          </table:table-cell>
          <table:table-cell office:value-type="percentage" office:value="4.3241340106543895E-2" table:formula="of:=([.AE42]+[.BG42]+[.CI42])/3" table:style-name="ce22">
            <text:p>4.32%</text:p>
          </table:table-cell>
          <table:table-cell table:number-columns-repeated="1628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3" table:style-name="ce1">
            <text:p>143</text:p>
          </table:table-cell>
          <table:table-cell office:value-type="string" table:style-name="ce25">
            <text:p>B1984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43]-[.$E43])/[.$E43]" table:style-name="ce21">
            <text:p>-5.26%</text:p>
          </table:table-cell>
          <table:table-cell office:value-type="percentage" office:value="-0.10526315789473675" table:formula="of:=([.G43]-[.$E43])/[.$E43]" table:style-name="ce21">
            <text:p>-10.53%</text:p>
          </table:table-cell>
          <table:table-cell office:value-type="percentage" office:value="-0.10526315789473675" table:formula="of:=([.H43]-[.$E43])/[.$E43]" table:style-name="ce21">
            <text:p>-10.53%</text:p>
          </table:table-cell>
          <table:table-cell office:value-type="percentage" office:value="0" table:formula="of:=([.I43]-[.$E43])/[.$E43]" table:style-name="ce21">
            <text:p>0.00%</text:p>
          </table:table-cell>
          <table:table-cell office:value-type="percentage" office:value="0" table:formula="of:=([.J43]-[.$E43])/[.$E43]" table:style-name="ce21">
            <text:p>0.00%</text:p>
          </table:table-cell>
          <table:table-cell office:value-type="percentage" office:value="-8.7719298245613919E-2" table:formula="of:=([.K43]-[.$E43])/[.$E43]" table:style-name="ce21">
            <text:p>-8.77%</text:p>
          </table:table-cell>
          <table:table-cell office:value-type="percentage" office:value="-0.10526315789473675" table:formula="of:=([.L43]-[.$E43])/[.$E43]" table:style-name="ce21">
            <text:p>-10.53%</text:p>
          </table:table-cell>
          <table:table-cell office:value-type="percentage" office:value="-0.12280701754385957" table:formula="of:=([.M43]-[.$E43])/[.$E43]" table:style-name="ce21">
            <text:p>-12.28%</text:p>
          </table:table-cell>
          <table:table-cell office:value-type="percentage" office:value="-0.15789473684210523" table:formula="of:=([.N43]-[.$E43])/[.$E43]" table:style-name="ce21">
            <text:p>-15.79%</text:p>
          </table:table-cell>
          <table:table-cell office:value-type="percentage" office:value="-0.26315789473684209" table:formula="of:=([.O43]-[.$E43])/[.$E43]" table:style-name="ce21">
            <text:p>-26.32%</text:p>
          </table:table-cell>
          <table:table-cell office:value-type="percentage" office:value="-0.17543859649122803" table:formula="of:=([.P43]-[.$E43])/[.$E43]" table:style-name="ce21">
            <text:p>-17.54%</text:p>
          </table:table-cell>
          <table:table-cell office:value-type="percentage" office:value="-0.17543859649122803" table:formula="of:=([.Q43]-[.$E43])/[.$E43]" table:style-name="ce21">
            <text:p>-17.54%</text:p>
          </table:table-cell>
          <table:table-cell office:value-type="percentage" office:value="-7.0175438596491099E-2" table:formula="of:=([.R43]-[.$E43])/[.$E43]" table:style-name="ce21">
            <text:p>-7.02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43]-[.$AG43])/[.$AG43]" table:style-name="ce21">
            <text:p>-20.83%</text:p>
          </table:table-cell>
          <table:table-cell office:value-type="percentage" office:value="-0.20833333333333329" table:formula="of:=([.AI43]-[.$AG43])/[.$AG43]" table:style-name="ce21">
            <text:p>-20.83%</text:p>
          </table:table-cell>
          <table:table-cell office:value-type="percentage" office:value="-8.3333333333333301E-2" table:formula="of:=([.AJ43]-[.$AG43])/[.$AG43]" table:style-name="ce21">
            <text:p>-8.33%</text:p>
          </table:table-cell>
          <table:table-cell office:value-type="percentage" office:value="-0.25" table:formula="of:=([.AK43]-[.$AG43])/[.$AG43]" table:style-name="ce21">
            <text:p>-25.00%</text:p>
          </table:table-cell>
          <table:table-cell office:value-type="percentage" office:value="-0.29166666666666657" table:formula="of:=([.AL43]-[.$AG43])/[.$AG43]" table:style-name="ce21">
            <text:p>-29.17%</text:p>
          </table:table-cell>
          <table:table-cell office:value-type="percentage" office:value="-0.33333333333333331" table:formula="of:=([.AM43]-[.$AG43])/[.$AG43]" table:style-name="ce21">
            <text:p>-33.33%</text:p>
          </table:table-cell>
          <table:table-cell office:value-type="percentage" office:value="-0.41666666666666657" table:formula="of:=([.AN43]-[.$AG43])/[.$AG43]" table:style-name="ce21">
            <text:p>-41.67%</text:p>
          </table:table-cell>
          <table:table-cell office:value-type="percentage" office:value="-0.33333333333333331" table:formula="of:=([.AO43]-[.$AG43])/[.$AG43]" table:style-name="ce21">
            <text:p>-33.33%</text:p>
          </table:table-cell>
          <table:table-cell office:value-type="percentage" office:value="-0.25" table:formula="of:=([.AP43]-[.$AG43])/[.$AG43]" table:style-name="ce21">
            <text:p>-25.00%</text:p>
          </table:table-cell>
          <table:table-cell office:value-type="percentage" office:value="0" table:formula="of:=([.AQ43]-[.$AG43])/[.$AG43]" table:style-name="ce21">
            <text:p>0.00%</text:p>
          </table:table-cell>
          <table:table-cell office:value-type="percentage" office:value="-0.25" table:formula="of:=([.AR43]-[.$AG43])/[.$AG43]" table:style-name="ce21">
            <text:p>-25.00%</text:p>
          </table:table-cell>
          <table:table-cell office:value-type="percentage" office:value="-0.1666666666666666" table:formula="of:=([.AS43]-[.$AG43])/[.$AG43]" table:style-name="ce21">
            <text:p>-16.67%</text:p>
          </table:table-cell>
          <table:table-cell office:value-type="percentage" office:value="-0.29166666666666657" table:formula="of:=([.AT43]-[.$AG43])/[.$AG43]" table:style-name="ce21">
            <text:p>-29.17%</text:p>
          </table:table-cell>
          <table:table-cell office:value-type="string" table:style-name="ce18">
            <text:p>VIV.V</text:p>
          </table:table-cell>
          <table:table-cell office:value-type="float" office:value="0.125" table:style-name="ce19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percentage" office:value="0" table:formula="of:=([.BJ43]-[.$BI43])/[.$BI43]" table:style-name="ce21">
            <text:p>0.00%</text:p>
          </table:table-cell>
          <table:table-cell office:value-type="percentage" office:value="4.0000000000000036E-2" table:formula="of:=([.BK43]-[.$BI43])/[.$BI43]" table:style-name="ce21">
            <text:p>4.00%</text:p>
          </table:table-cell>
          <table:table-cell office:value-type="percentage" office:value="0" table:formula="of:=([.BL43]-[.$BI43])/[.$BI43]" table:style-name="ce21">
            <text:p>0.00%</text:p>
          </table:table-cell>
          <table:table-cell office:value-type="percentage" office:value="-4.0000000000000036E-2" table:formula="of:=([.BM43]-[.$BI43])/[.$BI43]" table:style-name="ce21">
            <text:p>-4.00%</text:p>
          </table:table-cell>
          <table:table-cell office:value-type="percentage" office:value="-4.0000000000000036E-2" table:formula="of:=([.BN43]-[.$BI43])/[.$BI43]" table:style-name="ce21">
            <text:p>-4.00%</text:p>
          </table:table-cell>
          <table:table-cell office:value-type="percentage" office:value="-0.16000000000000003" table:formula="of:=([.BO43]-[.$BI43])/[.$BI43]" table:style-name="ce21">
            <text:p>-16.00%</text:p>
          </table:table-cell>
          <table:table-cell office:value-type="percentage" office:value="-0.19999999999999996" table:formula="of:=([.BP43]-[.$BI43])/[.$BI43]" table:style-name="ce21">
            <text:p>-20.00%</text:p>
          </table:table-cell>
          <table:table-cell office:value-type="percentage" office:value="-0.19999999999999996" table:formula="of:=([.BQ43]-[.$BI43])/[.$BI43]" table:style-name="ce21">
            <text:p>-20.00%</text:p>
          </table:table-cell>
          <table:table-cell office:value-type="percentage" office:value="-0.24" table:formula="of:=([.BR43]-[.$BI43])/[.$BI43]" table:style-name="ce21">
            <text:p>-24.00%</text:p>
          </table:table-cell>
          <table:table-cell office:value-type="percentage" office:value="-0.24" table:formula="of:=([.BS43]-[.$BI43])/[.$BI43]" table:style-name="ce21">
            <text:p>-24.00%</text:p>
          </table:table-cell>
          <table:table-cell office:value-type="percentage" office:value="-0.28000000000000003" table:formula="of:=([.BT43]-[.$BI43])/[.$BI43]" table:style-name="ce21">
            <text:p>-28.00%</text:p>
          </table:table-cell>
          <table:table-cell office:value-type="percentage" office:value="-0.12" table:formula="of:=([.BU43]-[.$BI43])/[.$BI43]" table:style-name="ce21">
            <text:p>-12.00%</text:p>
          </table:table-cell>
          <table:table-cell office:value-type="percentage" office:value="-0.12" table:formula="of:=([.BV43]-[.$BI43])/[.$BI43]" table:style-name="ce21">
            <text:p>-12.00%</text:p>
          </table:table-cell>
          <table:table-cell office:value-type="string" table:style-name="ce25">
            <text:p>B1984</text:p>
          </table:table-cell>
          <table:table-cell office:value-type="percentage" office:value="-8.6988304093567184E-2" table:formula="of:=([.S43]+[.AU43]+[.BW43])/3" table:style-name="ce22">
            <text:p>-8.70%</text:p>
          </table:table-cell>
          <table:table-cell office:value-type="percentage" office:value="-9.1198830409356668E-2" table:formula="of:=([.T43]+[.AV43]+[.BX43])/3" table:style-name="ce22">
            <text:p>-9.12%</text:p>
          </table:table-cell>
          <table:table-cell office:value-type="percentage" office:value="-6.2865497076023347E-2" table:formula="of:=([.U43]+[.AW43]+[.BY43])/3" table:style-name="ce22">
            <text:p>-6.29%</text:p>
          </table:table-cell>
          <table:table-cell office:value-type="percentage" office:value="-9.6666666666666679E-2" table:formula="of:=([.V43]+[.AX43]+[.BZ43])/3" table:style-name="ce22">
            <text:p>-9.67%</text:p>
          </table:table-cell>
          <table:table-cell office:value-type="percentage" office:value="-0.11055555555555553" table:formula="of:=([.W43]+[.AY43]+[.CA43])/3" table:style-name="ce22">
            <text:p>-11.06%</text:p>
          </table:table-cell>
          <table:table-cell office:value-type="percentage" office:value="-0.19368421052631576" table:formula="of:=([.X43]+[.AZ43]+[.CB43])/3" table:style-name="ce22">
            <text:p>-19.37%</text:p>
          </table:table-cell>
          <table:table-cell office:value-type="percentage" office:value="-0.2406432748538011" table:formula="of:=([.Y43]+[.BA43]+[.CC43])/3" table:style-name="ce22">
            <text:p>-24.06%</text:p>
          </table:table-cell>
          <table:table-cell office:value-type="percentage" office:value="-0.21871345029239761" table:formula="of:=([.Z43]+[.BB43]+[.CD43])/3" table:style-name="ce22">
            <text:p>-21.87%</text:p>
          </table:table-cell>
          <table:table-cell office:value-type="percentage" office:value="-0.21596491228070172" table:formula="of:=([.AA43]+[.BC43]+[.CE43])/3" table:style-name="ce22">
            <text:p>-21.60%</text:p>
          </table:table-cell>
          <table:table-cell office:value-type="percentage" office:value="-0.16771929824561402" table:formula="of:=([.AB43]+[.BD43]+[.CF43])/3" table:style-name="ce22">
            <text:p>-16.77%</text:p>
          </table:table-cell>
          <table:table-cell office:value-type="percentage" office:value="-0.23514619883040935" table:formula="of:=([.AC43]+[.BE43]+[.CG43])/3" table:style-name="ce22">
            <text:p>-23.51%</text:p>
          </table:table-cell>
          <table:table-cell office:value-type="percentage" office:value="-0.15403508771929822" table:formula="of:=([.AD43]+[.BF43]+[.CH43])/3" table:style-name="ce22">
            <text:p>-15.40%</text:p>
          </table:table-cell>
          <table:table-cell office:value-type="percentage" office:value="-0.16061403508771924" table:formula="of:=([.AE43]+[.BG43]+[.CI43])/3" table:style-name="ce22">
            <text:p>-16.06%</text:p>
          </table:table-cell>
          <table:table-cell table:number-columns-repeated="1628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string" table:style-name="ce25">
            <text:p>Quantum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44]-[.$E44])/[.$E44]" table:style-name="ce21">
            <text:p>15.88%</text:p>
          </table:table-cell>
          <table:table-cell office:value-type="percentage" office:value="0.42918454935622319" table:formula="of:=([.G44]-[.$E44])/[.$E44]" table:style-name="ce21">
            <text:p>42.92%</text:p>
          </table:table-cell>
          <table:table-cell office:value-type="percentage" office:value="0.40343347639484978" table:formula="of:=([.H44]-[.$E44])/[.$E44]" table:style-name="ce21">
            <text:p>40.34%</text:p>
          </table:table-cell>
          <table:table-cell office:value-type="percentage" office:value="0.55364806866952787" table:formula="of:=([.I44]-[.$E44])/[.$E44]" table:style-name="ce21">
            <text:p>55.36%</text:p>
          </table:table-cell>
          <table:table-cell office:value-type="percentage" office:value="0.44206008583690976" table:formula="of:=([.J44]-[.$E44])/[.$E44]" table:style-name="ce21">
            <text:p>44.21%</text:p>
          </table:table-cell>
          <table:table-cell office:value-type="percentage" office:value="0.67811158798283266" table:formula="of:=([.K44]-[.$E44])/[.$E44]" table:style-name="ce21">
            <text:p>67.81%</text:p>
          </table:table-cell>
          <table:table-cell office:value-type="percentage" office:value="0.72532188841201695" table:formula="of:=([.L44]-[.$E44])/[.$E44]" table:style-name="ce21">
            <text:p>72.53%</text:p>
          </table:table-cell>
          <table:table-cell office:value-type="percentage" office:value="0.66094420600858372" table:formula="of:=([.M44]-[.$E44])/[.$E44]" table:style-name="ce21">
            <text:p>66.09%</text:p>
          </table:table-cell>
          <table:table-cell office:value-type="percentage" office:value="0.53218884120171661" table:formula="of:=([.N44]-[.$E44])/[.$E44]" table:style-name="ce21">
            <text:p>53.22%</text:p>
          </table:table-cell>
          <table:table-cell office:value-type="percentage" office:value="0.42489270386266081" table:formula="of:=([.O44]-[.$E44])/[.$E44]" table:style-name="ce21">
            <text:p>42.49%</text:p>
          </table:table-cell>
          <table:table-cell office:value-type="percentage" office:value="0.51502145922746767" table:formula="of:=([.P44]-[.$E44])/[.$E44]" table:style-name="ce21">
            <text:p>51.50%</text:p>
          </table:table-cell>
          <table:table-cell office:value-type="percentage" office:value="0.34334763948497843" table:formula="of:=([.Q44]-[.$E44])/[.$E44]" table:style-name="ce21">
            <text:p>34.33%</text:p>
          </table:table-cell>
          <table:table-cell office:value-type="percentage" office:value="0.3519313304721029" table:formula="of:=([.R44]-[.$E44])/[.$E44]" table:style-name="ce21">
            <text:p>35.19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44]-[.$AG44])/[.$AG44]" table:style-name="ce21">
            <text:p>-5.41%</text:p>
          </table:table-cell>
          <table:table-cell office:value-type="percentage" office:value="-5.4054054054054106E-2" table:formula="of:=([.AI44]-[.$AG44])/[.$AG44]" table:style-name="ce21">
            <text:p>-5.41%</text:p>
          </table:table-cell>
          <table:table-cell office:value-type="percentage" office:value="2.7027027027027053E-2" table:formula="of:=([.AJ44]-[.$AG44])/[.$AG44]" table:style-name="ce21">
            <text:p>2.70%</text:p>
          </table:table-cell>
          <table:table-cell office:value-type="percentage" office:value="0.16216216216216217" table:formula="of:=([.AK44]-[.$AG44])/[.$AG44]" table:style-name="ce21">
            <text:p>16.22%</text:p>
          </table:table-cell>
          <table:table-cell office:value-type="percentage" office:value="0.1891891891891892" table:formula="of:=([.AL44]-[.$AG44])/[.$AG44]" table:style-name="ce21">
            <text:p>18.92%</text:p>
          </table:table-cell>
          <table:table-cell office:value-type="percentage" office:value="0.27027027027027023" table:formula="of:=([.AM44]-[.$AG44])/[.$AG44]" table:style-name="ce21">
            <text:p>27.03%</text:p>
          </table:table-cell>
          <table:table-cell office:value-type="percentage" office:value="0.48648648648648662" table:formula="of:=([.AN44]-[.$AG44])/[.$AG44]" table:style-name="ce21">
            <text:p>48.65%</text:p>
          </table:table-cell>
          <table:table-cell office:value-type="percentage" office:value="0.29729729729729726" table:formula="of:=([.AO44]-[.$AG44])/[.$AG44]" table:style-name="ce21">
            <text:p>29.73%</text:p>
          </table:table-cell>
          <table:table-cell office:value-type="percentage" office:value="0.21621621621621626" table:formula="of:=([.AP44]-[.$AG44])/[.$AG44]" table:style-name="ce21">
            <text:p>21.62%</text:p>
          </table:table-cell>
          <table:table-cell office:value-type="percentage" office:value="5.4054054054054106E-2" table:formula="of:=([.AQ44]-[.$AG44])/[.$AG44]" table:style-name="ce21">
            <text:p>5.41%</text:p>
          </table:table-cell>
          <table:table-cell office:value-type="percentage" office:value="0.24324324324324331" table:formula="of:=([.AR44]-[.$AG44])/[.$AG44]" table:style-name="ce21">
            <text:p>24.32%</text:p>
          </table:table-cell>
          <table:table-cell office:value-type="percentage" office:value="0.21621621621621626" table:formula="of:=([.AS44]-[.$AG44])/[.$AG44]" table:style-name="ce21">
            <text:p>21.62%</text:p>
          </table:table-cell>
          <table:table-cell office:value-type="percentage" office:value="0.21621621621621626" table:formula="of:=([.AT44]-[.$AG44])/[.$AG44]" table:style-name="ce21">
            <text:p>21.62%</text:p>
          </table:table-cell>
          <table:table-cell office:value-type="string" table:style-name="ce18">
            <text:p>WAF.V</text:p>
          </table:table-cell>
          <table:table-cell office:value-type="float" office:value="0.22" table:style-name="ce19">
            <text:p>0.22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7" table:style-name="ce20">
            <text:p>0.27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7" table:style-name="ce20">
            <text:p>0.27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6" table:style-name="ce20">
            <text:p>0.26</text:p>
          </table:table-cell>
          <table:table-cell office:value-type="percentage" office:value="0.15909090909090912" table:formula="of:=([.BJ44]-[.$BI44])/[.$BI44]" table:style-name="ce21">
            <text:p>15.91%</text:p>
          </table:table-cell>
          <table:table-cell office:value-type="percentage" office:value="0.15909090909090912" table:formula="of:=([.BK44]-[.$BI44])/[.$BI44]" table:style-name="ce21">
            <text:p>15.91%</text:p>
          </table:table-cell>
          <table:table-cell office:value-type="percentage" office:value="0.22727272727272735" table:formula="of:=([.BL44]-[.$BI44])/[.$BI44]" table:style-name="ce21">
            <text:p>22.73%</text:p>
          </table:table-cell>
          <table:table-cell office:value-type="percentage" office:value="0.22727272727272735" table:formula="of:=([.BM44]-[.$BI44])/[.$BI44]" table:style-name="ce21">
            <text:p>22.73%</text:p>
          </table:table-cell>
          <table:table-cell office:value-type="percentage" office:value="0.27272727272727282" table:formula="of:=([.BN44]-[.$BI44])/[.$BI44]" table:style-name="ce21">
            <text:p>27.27%</text:p>
          </table:table-cell>
          <table:table-cell office:value-type="percentage" office:value="0.27272727272727282" table:formula="of:=([.BO44]-[.$BI44])/[.$BI44]" table:style-name="ce21">
            <text:p>27.27%</text:p>
          </table:table-cell>
          <table:table-cell office:value-type="percentage" office:value="0.22727272727272735" table:formula="of:=([.BP44]-[.$BI44])/[.$BI44]" table:style-name="ce21">
            <text:p>22.73%</text:p>
          </table:table-cell>
          <table:table-cell office:value-type="percentage" office:value="9.090909090909087E-2" table:formula="of:=([.BQ44]-[.$BI44])/[.$BI44]" table:style-name="ce21">
            <text:p>9.09%</text:p>
          </table:table-cell>
          <table:table-cell office:value-type="percentage" office:value="0" table:formula="of:=([.BR44]-[.$BI44])/[.$BI44]" table:style-name="ce21">
            <text:p>0.00%</text:p>
          </table:table-cell>
          <table:table-cell office:value-type="percentage" office:value="-9.090909090909087E-2" table:formula="of:=([.BS44]-[.$BI44])/[.$BI44]" table:style-name="ce21">
            <text:p>-9.09%</text:p>
          </table:table-cell>
          <table:table-cell office:value-type="percentage" office:value="4.5454545454545497E-2" table:formula="of:=([.BT44]-[.$BI44])/[.$BI44]" table:style-name="ce21">
            <text:p>4.55%</text:p>
          </table:table-cell>
          <table:table-cell office:value-type="percentage" office:value="4.5454545454545497E-2" table:formula="of:=([.BU44]-[.$BI44])/[.$BI44]" table:style-name="ce21">
            <text:p>4.55%</text:p>
          </table:table-cell>
          <table:table-cell office:value-type="percentage" office:value="0.18181818181818185" table:formula="of:=([.BV44]-[.$BI44])/[.$BI44]" table:style-name="ce21">
            <text:p>18.18%</text:p>
          </table:table-cell>
          <table:table-cell office:value-type="string" table:style-name="ce25">
            <text:p>Quantum</text:p>
          </table:table-cell>
          <table:table-cell office:value-type="percentage" office:value="8.7945046099552546E-2" table:formula="of:=([.S44]+[.AU44]+[.BW44])/3" table:style-name="ce22">
            <text:p>8.79%</text:p>
          </table:table-cell>
          <table:table-cell office:value-type="percentage" office:value="0.17807380146435939" table:formula="of:=([.T44]+[.AV44]+[.BX44])/3" table:style-name="ce22">
            <text:p>17.81%</text:p>
          </table:table-cell>
          <table:table-cell office:value-type="percentage" office:value="0.21924441023153474" table:formula="of:=([.U44]+[.AW44]+[.BY44])/3" table:style-name="ce22">
            <text:p>21.92%</text:p>
          </table:table-cell>
          <table:table-cell office:value-type="percentage" office:value="0.31436098603480578" table:formula="of:=([.V44]+[.AX44]+[.BZ44])/3" table:style-name="ce22">
            <text:p>31.44%</text:p>
          </table:table-cell>
          <table:table-cell office:value-type="percentage" office:value="0.30132551591779061" table:formula="of:=([.W44]+[.AY44]+[.CA44])/3" table:style-name="ce22">
            <text:p>30.13%</text:p>
          </table:table-cell>
          <table:table-cell office:value-type="percentage" office:value="0.40703637699345857" table:formula="of:=([.X44]+[.AZ44]+[.CB44])/3" table:style-name="ce22">
            <text:p>40.70%</text:p>
          </table:table-cell>
          <table:table-cell office:value-type="percentage" office:value="0.47969370072374362" table:formula="of:=([.Y44]+[.BA44]+[.CC44])/3" table:style-name="ce22">
            <text:p>47.97%</text:p>
          </table:table-cell>
          <table:table-cell office:value-type="percentage" office:value="0.34971686473832397" table:formula="of:=([.Z44]+[.BB44]+[.CD44])/3" table:style-name="ce22">
            <text:p>34.97%</text:p>
          </table:table-cell>
          <table:table-cell office:value-type="percentage" office:value="0.24946835247264429" table:formula="of:=([.AA44]+[.BC44]+[.CE44])/3" table:style-name="ce22">
            <text:p>24.95%</text:p>
          </table:table-cell>
          <table:table-cell office:value-type="percentage" office:value="0.12934588900254135" table:formula="of:=([.AB44]+[.BD44]+[.CF44])/3" table:style-name="ce22">
            <text:p>12.93%</text:p>
          </table:table-cell>
          <table:table-cell office:value-type="percentage" office:value="0.26790641597508552" table:formula="of:=([.AC44]+[.BE44]+[.CG44])/3" table:style-name="ce22">
            <text:p>26.79%</text:p>
          </table:table-cell>
          <table:table-cell office:value-type="percentage" office:value="0.20167280038524674" table:formula="of:=([.AD44]+[.BF44]+[.CH44])/3" table:style-name="ce22">
            <text:p>20.17%</text:p>
          </table:table-cell>
          <table:table-cell office:value-type="percentage" office:value="0.24998857616883366" table:formula="of:=([.AE44]+[.BG44]+[.CI44])/3" table:style-name="ce22">
            <text:p>25.00%</text:p>
          </table:table-cell>
          <table:table-cell table:number-columns-repeated="1628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2" table:style-name="ce1">
            <text:p>82</text:p>
          </table:table-cell>
          <table:table-cell office:value-type="string" table:style-name="ce25">
            <text:p>Nick</text:p>
          </table:table-cell>
          <table:table-cell office:value-type="string" table:style-name="ce18">
            <text:p>MSR.AX</text:p>
          </table:table-cell>
          <table:table-cell office:value-type="float" office:value="4.0000000000000001E-3" table:style-name="ce19">
            <text:p>0.004</text:p>
          </table:table-cell>
          <table:table-cell office:value-type="float" office:value="4.0000000000000001E-3" table:style-name="ce20">
            <text:p>0.004</text:p>
          </table:table-cell>
          <table:table-cell office:value-type="float" office:value="4.0000000000000001E-3" table:style-name="ce20">
            <text:p>0.004</text:p>
          </table:table-cell>
          <table:table-cell office:value-type="float" office:value="4.0000000000000001E-3" table:style-name="ce20">
            <text:p>0.004</text:p>
          </table:table-cell>
          <table:table-cell office:value-type="float" office:value="4.0000000000000001E-3" table:style-name="ce20">
            <text:p>0.004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4.0000000000000001E-3" table:style-name="ce20">
            <text:p>0.004</text:p>
          </table:table-cell>
          <table:table-cell office:value-type="float" office:value="6.0000000000000001E-3" table:style-name="ce20">
            <text:p>0.006</text:p>
          </table:table-cell>
          <table:table-cell office:value-type="float" office:value="6.0000000000000001E-3" table:style-name="ce20">
            <text:p>0.006</text:p>
          </table:table-cell>
          <table:table-cell office:value-type="float" office:value="5.0000000000000001E-3" table:style-name="ce20">
            <text:p>0.005</text:p>
          </table:table-cell>
          <table:table-cell office:value-type="percentage" office:value="0" table:formula="of:=([.F45]-[.$E45])/[.$E45]" table:style-name="ce21">
            <text:p>0.00%</text:p>
          </table:table-cell>
          <table:table-cell office:value-type="percentage" office:value="0" table:formula="of:=([.G45]-[.$E45])/[.$E45]" table:style-name="ce21">
            <text:p>0.00%</text:p>
          </table:table-cell>
          <table:table-cell office:value-type="percentage" office:value="0" table:formula="of:=([.H45]-[.$E45])/[.$E45]" table:style-name="ce21">
            <text:p>0.00%</text:p>
          </table:table-cell>
          <table:table-cell office:value-type="percentage" office:value="0" table:formula="of:=([.I45]-[.$E45])/[.$E45]" table:style-name="ce21">
            <text:p>0.00%</text:p>
          </table:table-cell>
          <table:table-cell office:value-type="percentage" office:value="0.25" table:formula="of:=([.J45]-[.$E45])/[.$E45]" table:style-name="ce21">
            <text:p>25.00%</text:p>
          </table:table-cell>
          <table:table-cell office:value-type="percentage" office:value="0.25" table:formula="of:=([.K45]-[.$E45])/[.$E45]" table:style-name="ce21">
            <text:p>25.00%</text:p>
          </table:table-cell>
          <table:table-cell office:value-type="percentage" office:value="0.25" table:formula="of:=([.L45]-[.$E45])/[.$E45]" table:style-name="ce21">
            <text:p>25.00%</text:p>
          </table:table-cell>
          <table:table-cell office:value-type="percentage" office:value="0.25" table:formula="of:=([.M45]-[.$E45])/[.$E45]" table:style-name="ce21">
            <text:p>25.00%</text:p>
          </table:table-cell>
          <table:table-cell office:value-type="percentage" office:value="0.25" table:formula="of:=([.N45]-[.$E45])/[.$E45]" table:style-name="ce21">
            <text:p>25.00%</text:p>
          </table:table-cell>
          <table:table-cell office:value-type="percentage" office:value="0" table:formula="of:=([.O45]-[.$E45])/[.$E45]" table:style-name="ce21">
            <text:p>0.00%</text:p>
          </table:table-cell>
          <table:table-cell office:value-type="percentage" office:value="0.5" table:formula="of:=([.P45]-[.$E45])/[.$E45]" table:style-name="ce21">
            <text:p>50.00%</text:p>
          </table:table-cell>
          <table:table-cell office:value-type="percentage" office:value="0.5" table:formula="of:=([.Q45]-[.$E45])/[.$E45]" table:style-name="ce21">
            <text:p>50.00%</text:p>
          </table:table-cell>
          <table:table-cell office:value-type="percentage" office:value="0.25" table:formula="of:=([.R45]-[.$E45])/[.$E45]" table:style-name="ce21">
            <text:p>25.00%</text:p>
          </table:table-cell>
          <table:table-cell office:value-type="string" table:style-name="ce18">
            <text:p>PNL.AX</text:p>
          </table:table-cell>
          <table:table-cell office:value-type="float" office:value="0.435" table:style-name="ce19">
            <text:p>0.435</text:p>
          </table:table-cell>
          <table:table-cell office:value-type="float" office:value="0.44" table:style-name="ce20">
            <text:p>0.44</text:p>
          </table:table-cell>
          <table:table-cell office:value-type="float" office:value="0.44" table:style-name="ce20">
            <text:p>0.44</text:p>
          </table:table-cell>
          <table:table-cell office:value-type="float" office:value="0.54" table:style-name="ce20">
            <text:p>0.54</text:p>
          </table:table-cell>
          <table:table-cell office:value-type="float" office:value="0.5" table:style-name="ce20">
            <text:p>0.5</text:p>
          </table:table-cell>
          <table:table-cell office:value-type="float" office:value="0.53500000000000003" table:style-name="ce20">
            <text:p>0.535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2" table:style-name="ce20">
            <text:p>0.52</text:p>
          </table:table-cell>
          <table:table-cell office:value-type="float" office:value="0.51" table:style-name="ce20">
            <text:p>0.51</text:p>
          </table:table-cell>
          <table:table-cell office:value-type="float" office:value="0.51" table:style-name="ce20">
            <text:p>0.51</text:p>
          </table:table-cell>
          <table:table-cell office:value-type="float" office:value="0.53" table:style-name="ce20">
            <text:p>0.53</text:p>
          </table:table-cell>
          <table:table-cell office:value-type="float" office:value="0.54" table:style-name="ce20">
            <text:p>0.54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3" table:style-name="ce20">
            <text:p>0.63</text:p>
          </table:table-cell>
          <table:table-cell office:value-type="percentage" office:value="1.1494252873563229E-2" table:formula="of:=([.AH45]-[.$AG45])/[.$AG45]" table:style-name="ce21">
            <text:p>1.15%</text:p>
          </table:table-cell>
          <table:table-cell office:value-type="percentage" office:value="1.1494252873563229E-2" table:formula="of:=([.AI45]-[.$AG45])/[.$AG45]" table:style-name="ce21">
            <text:p>1.15%</text:p>
          </table:table-cell>
          <table:table-cell office:value-type="percentage" office:value="0.24137931034482768" table:formula="of:=([.AJ45]-[.$AG45])/[.$AG45]" table:style-name="ce21">
            <text:p>24.14%</text:p>
          </table:table-cell>
          <table:table-cell office:value-type="percentage" office:value="0.14942528735632185" table:formula="of:=([.AK45]-[.$AG45])/[.$AG45]" table:style-name="ce21">
            <text:p>14.94%</text:p>
          </table:table-cell>
          <table:table-cell office:value-type="percentage" office:value="0.22988505747126445" table:formula="of:=([.AL45]-[.$AG45])/[.$AG45]" table:style-name="ce21">
            <text:p>22.99%</text:p>
          </table:table-cell>
          <table:table-cell office:value-type="percentage" office:value="0.3103448275862068" table:formula="of:=([.AM45]-[.$AG45])/[.$AG45]" table:style-name="ce21">
            <text:p>31.03%</text:p>
          </table:table-cell>
          <table:table-cell office:value-type="percentage" office:value="0.19540229885057475" table:formula="of:=([.AN45]-[.$AG45])/[.$AG45]" table:style-name="ce21">
            <text:p>19.54%</text:p>
          </table:table-cell>
          <table:table-cell office:value-type="percentage" office:value="0.17241379310344832" table:formula="of:=([.AO45]-[.$AG45])/[.$AG45]" table:style-name="ce21">
            <text:p>17.24%</text:p>
          </table:table-cell>
          <table:table-cell office:value-type="percentage" office:value="0.17241379310344832" table:formula="of:=([.AP45]-[.$AG45])/[.$AG45]" table:style-name="ce21">
            <text:p>17.24%</text:p>
          </table:table-cell>
          <table:table-cell office:value-type="percentage" office:value="0.21839080459770122" table:formula="of:=([.AQ45]-[.$AG45])/[.$AG45]" table:style-name="ce21">
            <text:p>21.84%</text:p>
          </table:table-cell>
          <table:table-cell office:value-type="percentage" office:value="0.24137931034482768" table:formula="of:=([.AR45]-[.$AG45])/[.$AG45]" table:style-name="ce21">
            <text:p>24.14%</text:p>
          </table:table-cell>
          <table:table-cell office:value-type="percentage" office:value="0.26436781609195414" table:formula="of:=([.AS45]-[.$AG45])/[.$AG45]" table:style-name="ce21">
            <text:p>26.44%</text:p>
          </table:table-cell>
          <table:table-cell office:value-type="percentage" office:value="0.44827586206896552" table:formula="of:=([.AT45]-[.$AG45])/[.$AG45]" table:style-name="ce21">
            <text:p>44.83%</text:p>
          </table:table-cell>
          <table:table-cell office:value-type="string" table:style-name="ce18">
            <text:p>AQI.AX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215" table:style-name="ce20">
            <text:p>0.215</text:p>
          </table:table-cell>
          <table:table-cell office:value-type="float" office:value="0.18" table:style-name="ce20">
            <text:p>0.18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percentage" office:value="0" table:formula="of:=([.BJ45]-[.$BI45])/[.$BI45]" table:style-name="ce21">
            <text:p>0.00%</text:p>
          </table:table-cell>
          <table:table-cell office:value-type="percentage" office:value="7.4999999999999928E-2" table:formula="of:=([.BK45]-[.$BI45])/[.$BI45]" table:style-name="ce21">
            <text:p>7.50%</text:p>
          </table:table-cell>
          <table:table-cell office:value-type="percentage" office:value="-0.10000000000000009" table:formula="of:=([.BL45]-[.$BI45])/[.$BI45]" table:style-name="ce21">
            <text:p>-10.00%</text:p>
          </table:table-cell>
          <table:table-cell office:value-type="percentage" office:value="9.999999999999995E-2" table:formula="of:=([.BM45]-[.$BI45])/[.$BI45]" table:style-name="ce21">
            <text:p>10.00%</text:p>
          </table:table-cell>
          <table:table-cell office:value-type="percentage" office:value="0" table:formula="of:=([.BN45]-[.$BI45])/[.$BI45]" table:style-name="ce21">
            <text:p>0.00%</text:p>
          </table:table-cell>
          <table:table-cell office:value-type="percentage" office:value="0.1999999999999999" table:formula="of:=([.BO45]-[.$BI45])/[.$BI45]" table:style-name="ce21">
            <text:p>20.00%</text:p>
          </table:table-cell>
          <table:table-cell office:value-type="percentage" office:value="9.999999999999995E-2" table:formula="of:=([.BP45]-[.$BI45])/[.$BI45]" table:style-name="ce21">
            <text:p>10.00%</text:p>
          </table:table-cell>
          <table:table-cell office:value-type="percentage" office:value="4.9999999999999906E-2" table:formula="of:=([.BQ45]-[.$BI45])/[.$BI45]" table:style-name="ce21">
            <text:p>5.00%</text:p>
          </table:table-cell>
          <table:table-cell office:value-type="percentage" office:value="0" table:formula="of:=([.BR45]-[.$BI45])/[.$BI45]" table:style-name="ce21">
            <text:p>0.00%</text:p>
          </table:table-cell>
          <table:table-cell office:value-type="percentage" office:value="-0.10000000000000009" table:formula="of:=([.BS45]-[.$BI45])/[.$BI45]" table:style-name="ce21">
            <text:p>-10.00%</text:p>
          </table:table-cell>
          <table:table-cell office:value-type="percentage" office:value="-0.10000000000000009" table:formula="of:=([.BT45]-[.$BI45])/[.$BI45]" table:style-name="ce21">
            <text:p>-10.00%</text:p>
          </table:table-cell>
          <table:table-cell office:value-type="percentage" office:value="-5.0000000000000044E-2" table:formula="of:=([.BU45]-[.$BI45])/[.$BI45]" table:style-name="ce21">
            <text:p>-5.00%</text:p>
          </table:table-cell>
          <table:table-cell office:value-type="percentage" office:value="-5.0000000000000044E-2" table:formula="of:=([.BV45]-[.$BI45])/[.$BI45]" table:style-name="ce21">
            <text:p>-5.00%</text:p>
          </table:table-cell>
          <table:table-cell office:value-type="string" table:style-name="ce25">
            <text:p>Nick</text:p>
          </table:table-cell>
          <table:table-cell office:value-type="percentage" office:value="3.8314176245210761E-3" table:formula="of:=([.S45]+[.AU45]+[.BW45])/3" table:style-name="ce22">
            <text:p>0.38%</text:p>
          </table:table-cell>
          <table:table-cell office:value-type="percentage" office:value="2.8831417624521054E-2" table:formula="of:=([.T45]+[.AV45]+[.BX45])/3" table:style-name="ce22">
            <text:p>2.88%</text:p>
          </table:table-cell>
          <table:table-cell office:value-type="percentage" office:value="4.7126436781609195E-2" table:formula="of:=([.U45]+[.AW45]+[.BY45])/3" table:style-name="ce22">
            <text:p>4.71%</text:p>
          </table:table-cell>
          <table:table-cell office:value-type="percentage" office:value="8.3141762452107262E-2" table:formula="of:=([.V45]+[.AX45]+[.BZ45])/3" table:style-name="ce22">
            <text:p>8.31%</text:p>
          </table:table-cell>
          <table:table-cell office:value-type="percentage" office:value="0.15996168582375481" table:formula="of:=([.W45]+[.AY45]+[.CA45])/3" table:style-name="ce22">
            <text:p>16.00%</text:p>
          </table:table-cell>
          <table:table-cell office:value-type="percentage" office:value="0.25344827586206892" table:formula="of:=([.X45]+[.AZ45]+[.CB45])/3" table:style-name="ce22">
            <text:p>25.34%</text:p>
          </table:table-cell>
          <table:table-cell office:value-type="percentage" office:value="0.1818007662835249" table:formula="of:=([.Y45]+[.BA45]+[.CC45])/3" table:style-name="ce22">
            <text:p>18.18%</text:p>
          </table:table-cell>
          <table:table-cell office:value-type="percentage" office:value="0.15747126436781608" table:formula="of:=([.Z45]+[.BB45]+[.CD45])/3" table:style-name="ce22">
            <text:p>15.75%</text:p>
          </table:table-cell>
          <table:table-cell office:value-type="percentage" office:value="0.14080459770114942" table:formula="of:=([.AA45]+[.BC45]+[.CE45])/3" table:style-name="ce22">
            <text:p>14.08%</text:p>
          </table:table-cell>
          <table:table-cell office:value-type="percentage" office:value="3.946360153256704E-2" table:formula="of:=([.AB45]+[.BD45]+[.CF45])/3" table:style-name="ce22">
            <text:p>3.95%</text:p>
          </table:table-cell>
          <table:table-cell office:value-type="percentage" office:value="0.21379310344827585" table:formula="of:=([.AC45]+[.BE45]+[.CG45])/3" table:style-name="ce22">
            <text:p>21.38%</text:p>
          </table:table-cell>
          <table:table-cell office:value-type="percentage" office:value="0.23812260536398469" table:formula="of:=([.AD45]+[.BF45]+[.CH45])/3" table:style-name="ce22">
            <text:p>23.81%</text:p>
          </table:table-cell>
          <table:table-cell office:value-type="percentage" office:value="0.2160919540229885" table:formula="of:=([.AE45]+[.BG45]+[.CI45])/3" table:style-name="ce22">
            <text:p>21.61%</text:p>
          </table:table-cell>
          <table:table-cell table:number-columns-repeated="1628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6" table:style-name="ce1">
            <text:p>116</text:p>
          </table:table-cell>
          <table:table-cell office:value-type="string" table:style-name="ce25">
            <text:p>Newbie</text:p>
          </table:table-cell>
          <table:table-cell office:value-type="string" table:style-name="ce18">
            <text:p>IDM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55" table:style-name="ce20">
            <text:p>0.155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percentage" office:value="-3.571428571428574E-2" table:formula="of:=([.F46]-[.$E46])/[.$E46]" table:style-name="ce21">
            <text:p>-3.57%</text:p>
          </table:table-cell>
          <table:table-cell office:value-type="percentage" office:value="-3.571428571428574E-2" table:formula="of:=([.G46]-[.$E46])/[.$E46]" table:style-name="ce21">
            <text:p>-3.57%</text:p>
          </table:table-cell>
          <table:table-cell office:value-type="percentage" office:value="3.5714285714285546E-2" table:formula="of:=([.H46]-[.$E46])/[.$E46]" table:style-name="ce21">
            <text:p>3.57%</text:p>
          </table:table-cell>
          <table:table-cell office:value-type="percentage" office:value="0" table:formula="of:=([.I46]-[.$E46])/[.$E46]" table:style-name="ce21">
            <text:p>0.00%</text:p>
          </table:table-cell>
          <table:table-cell office:value-type="percentage" office:value="7.1428571428571286E-2" table:formula="of:=([.J46]-[.$E46])/[.$E46]" table:style-name="ce21">
            <text:p>7.14%</text:p>
          </table:table-cell>
          <table:table-cell office:value-type="percentage" office:value="0.17857142857142852" table:formula="of:=([.K46]-[.$E46])/[.$E46]" table:style-name="ce21">
            <text:p>17.86%</text:p>
          </table:table-cell>
          <table:table-cell office:value-type="percentage" office:value="0.14285714285714277" table:formula="of:=([.L46]-[.$E46])/[.$E46]" table:style-name="ce21">
            <text:p>14.29%</text:p>
          </table:table-cell>
          <table:table-cell office:value-type="percentage" office:value="0.17857142857142852" table:formula="of:=([.M46]-[.$E46])/[.$E46]" table:style-name="ce21">
            <text:p>17.86%</text:p>
          </table:table-cell>
          <table:table-cell office:value-type="percentage" office:value="7.1428571428571286E-2" table:formula="of:=([.N46]-[.$E46])/[.$E46]" table:style-name="ce21">
            <text:p>7.14%</text:p>
          </table:table-cell>
          <table:table-cell office:value-type="percentage" office:value="7.1428571428571286E-2" table:formula="of:=([.O46]-[.$E46])/[.$E46]" table:style-name="ce21">
            <text:p>7.14%</text:p>
          </table:table-cell>
          <table:table-cell office:value-type="percentage" office:value="0.10714285714285703" table:formula="of:=([.P46]-[.$E46])/[.$E46]" table:style-name="ce21">
            <text:p>10.71%</text:p>
          </table:table-cell>
          <table:table-cell office:value-type="percentage" office:value="0.14285714285714277" table:formula="of:=([.Q46]-[.$E46])/[.$E46]" table:style-name="ce21">
            <text:p>14.29%</text:p>
          </table:table-cell>
          <table:table-cell office:value-type="percentage" office:value="0.14285714285714277" table:formula="of:=([.R46]-[.$E46])/[.$E46]" table:style-name="ce21">
            <text:p>14.29%</text:p>
          </table:table-cell>
          <table:table-cell office:value-type="string" table:style-name="ce18">
            <text:p>MXSG</text:p>
          </table:table-cell>
          <table:table-cell office:value-type="float" office:value="0.15" table:style-name="ce19">
            <text:p>0.15</text:p>
          </table:table-cell>
          <table:table-cell office:value-type="float" office:value="0.13800000000000001" table:style-name="ce20">
            <text:p>0.138</text:p>
          </table:table-cell>
          <table:table-cell office:value-type="float" office:value="0.13800000000000001" table:style-name="ce20">
            <text:p>0.138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" table:style-name="ce20">
            <text:p>0.12</text:p>
          </table:table-cell>
          <table:table-cell office:value-type="float" office:value="0.11600000000000001" table:style-name="ce20">
            <text:p>0.116</text:p>
          </table:table-cell>
          <table:table-cell office:value-type="float" office:value="0.127" table:style-name="ce20">
            <text:p>0.127</text:p>
          </table:table-cell>
          <table:table-cell office:value-type="float" office:value="0.129" table:style-name="ce20">
            <text:p>0.129</text:p>
          </table:table-cell>
          <table:table-cell office:value-type="float" office:value="0.123" table:style-name="ce20">
            <text:p>0.123</text:p>
          </table:table-cell>
          <table:table-cell office:value-type="float" office:value="0.14099999999999999" table:style-name="ce20">
            <text:p>0.141</text:p>
          </table:table-cell>
          <table:table-cell office:value-type="float" office:value="0.127" table:style-name="ce20">
            <text:p>0.127</text:p>
          </table:table-cell>
          <table:table-cell office:value-type="float" office:value="0.122" table:style-name="ce20">
            <text:p>0.122</text:p>
          </table:table-cell>
          <table:table-cell office:value-type="float" office:value="0.13" table:style-name="ce20">
            <text:p>0.13</text:p>
          </table:table-cell>
          <table:table-cell office:value-type="float" office:value="0.123" table:style-name="ce20">
            <text:p>0.123</text:p>
          </table:table-cell>
          <table:table-cell office:value-type="percentage" office:value="-7.9999999999999891E-2" table:formula="of:=([.AH46]-[.$AG46])/[.$AG46]" table:style-name="ce21">
            <text:p>-8.00%</text:p>
          </table:table-cell>
          <table:table-cell office:value-type="percentage" office:value="-7.9999999999999891E-2" table:formula="of:=([.AI46]-[.$AG46])/[.$AG46]" table:style-name="ce21">
            <text:p>-8.00%</text:p>
          </table:table-cell>
          <table:table-cell office:value-type="percentage" office:value="-6.6666666666666541E-2" table:formula="of:=([.AJ46]-[.$AG46])/[.$AG46]" table:style-name="ce21">
            <text:p>-6.67%</text:p>
          </table:table-cell>
          <table:table-cell office:value-type="percentage" office:value="-0.2" table:formula="of:=([.AK46]-[.$AG46])/[.$AG46]" table:style-name="ce21">
            <text:p>-20.00%</text:p>
          </table:table-cell>
          <table:table-cell office:value-type="percentage" office:value="-0.2266666666666666" table:formula="of:=([.AL46]-[.$AG46])/[.$AG46]" table:style-name="ce21">
            <text:p>-22.67%</text:p>
          </table:table-cell>
          <table:table-cell office:value-type="percentage" office:value="-0.15333333333333329" table:formula="of:=([.AM46]-[.$AG46])/[.$AG46]" table:style-name="ce21">
            <text:p>-15.33%</text:p>
          </table:table-cell>
          <table:table-cell office:value-type="percentage" office:value="-0.13999999999999996" table:formula="of:=([.AN46]-[.$AG46])/[.$AG46]" table:style-name="ce21">
            <text:p>-14.00%</text:p>
          </table:table-cell>
          <table:table-cell office:value-type="percentage" office:value="-0.18" table:formula="of:=([.AO46]-[.$AG46])/[.$AG46]" table:style-name="ce21">
            <text:p>-18.00%</text:p>
          </table:table-cell>
          <table:table-cell office:value-type="percentage" office:value="-6.0000000000000053E-2" table:formula="of:=([.AP46]-[.$AG46])/[.$AG46]" table:style-name="ce21">
            <text:p>-6.00%</text:p>
          </table:table-cell>
          <table:table-cell office:value-type="percentage" office:value="-0.15333333333333329" table:formula="of:=([.AQ46]-[.$AG46])/[.$AG46]" table:style-name="ce21">
            <text:p>-15.33%</text:p>
          </table:table-cell>
          <table:table-cell office:value-type="percentage" office:value="-0.18666666666666665" table:formula="of:=([.AR46]-[.$AG46])/[.$AG46]" table:style-name="ce21">
            <text:p>-18.67%</text:p>
          </table:table-cell>
          <table:table-cell office:value-type="percentage" office:value="-0.13333333333333328" table:formula="of:=([.AS46]-[.$AG46])/[.$AG46]" table:style-name="ce21">
            <text:p>-13.33%</text:p>
          </table:table-cell>
          <table:table-cell office:value-type="percentage" office:value="-0.18" table:formula="of:=([.AT46]-[.$AG46])/[.$AG46]" table:style-name="ce21">
            <text:p>-18.00%</text:p>
          </table:table-cell>
          <table:table-cell office:value-type="string" table:style-name="ce18">
            <text:p>R.TO</text:p>
          </table:table-cell>
          <table:table-cell office:value-type="float" office:value="0.75" table:style-name="ce19">
            <text:p>0.75</text:p>
          </table:table-cell>
          <table:table-cell office:value-type="float" office:value="0.8" table:style-name="ce20">
            <text:p>0.8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85" table:style-name="ce20">
            <text:p>0.85</text:p>
          </table:table-cell>
          <table:table-cell office:value-type="float" office:value="0.8" table:style-name="ce20">
            <text:p>0.8</text:p>
          </table:table-cell>
          <table:table-cell office:value-type="float" office:value="0.84" table:style-name="ce20">
            <text:p>0.84</text:p>
          </table:table-cell>
          <table:table-cell office:value-type="float" office:value="0.86" table:style-name="ce20">
            <text:p>0.86</text:p>
          </table:table-cell>
          <table:table-cell office:value-type="float" office:value="0.83" table:style-name="ce20">
            <text:p>0.83</text:p>
          </table:table-cell>
          <table:table-cell office:value-type="float" office:value="0.81" table:style-name="ce20">
            <text:p>0.81</text:p>
          </table:table-cell>
          <table:table-cell office:value-type="float" office:value="0.76" table:style-name="ce20">
            <text:p>0.76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7" table:style-name="ce20">
            <text:p>0.77</text:p>
          </table:table-cell>
          <table:table-cell office:value-type="percentage" office:value="6.6666666666666721E-2" table:formula="of:=([.BJ46]-[.$BI46])/[.$BI46]" table:style-name="ce21">
            <text:p>6.67%</text:p>
          </table:table-cell>
          <table:table-cell office:value-type="percentage" office:value="4.0000000000000036E-2" table:formula="of:=([.BK46]-[.$BI46])/[.$BI46]" table:style-name="ce21">
            <text:p>4.00%</text:p>
          </table:table-cell>
          <table:table-cell office:value-type="percentage" office:value="0.11999999999999995" table:formula="of:=([.BL46]-[.$BI46])/[.$BI46]" table:style-name="ce21">
            <text:p>12.00%</text:p>
          </table:table-cell>
          <table:table-cell office:value-type="percentage" office:value="0.1333333333333333" table:formula="of:=([.BM46]-[.$BI46])/[.$BI46]" table:style-name="ce21">
            <text:p>13.33%</text:p>
          </table:table-cell>
          <table:table-cell office:value-type="percentage" office:value="6.6666666666666721E-2" table:formula="of:=([.BN46]-[.$BI46])/[.$BI46]" table:style-name="ce21">
            <text:p>6.67%</text:p>
          </table:table-cell>
          <table:table-cell office:value-type="percentage" office:value="0.11999999999999995" table:formula="of:=([.BO46]-[.$BI46])/[.$BI46]" table:style-name="ce21">
            <text:p>12.00%</text:p>
          </table:table-cell>
          <table:table-cell office:value-type="percentage" office:value="0.14666666666666664" table:formula="of:=([.BP46]-[.$BI46])/[.$BI46]" table:style-name="ce21">
            <text:p>14.67%</text:p>
          </table:table-cell>
          <table:table-cell office:value-type="percentage" office:value="0.10666666666666662" table:formula="of:=([.BQ46]-[.$BI46])/[.$BI46]" table:style-name="ce21">
            <text:p>10.67%</text:p>
          </table:table-cell>
          <table:table-cell office:value-type="percentage" office:value="8.0000000000000071E-2" table:formula="of:=([.BR46]-[.$BI46])/[.$BI46]" table:style-name="ce21">
            <text:p>8.00%</text:p>
          </table:table-cell>
          <table:table-cell office:value-type="percentage" office:value="1.3333333333333345E-2" table:formula="of:=([.BS46]-[.$BI46])/[.$BI46]" table:style-name="ce21">
            <text:p>1.33%</text:p>
          </table:table-cell>
          <table:table-cell office:value-type="percentage" office:value="0" table:formula="of:=([.BT46]-[.$BI46])/[.$BI46]" table:style-name="ce21">
            <text:p>0.00%</text:p>
          </table:table-cell>
          <table:table-cell office:value-type="percentage" office:value="-2.6666666666666689E-2" table:formula="of:=([.BU46]-[.$BI46])/[.$BI46]" table:style-name="ce21">
            <text:p>-2.67%</text:p>
          </table:table-cell>
          <table:table-cell office:value-type="percentage" office:value="2.6666666666666689E-2" table:formula="of:=([.BV46]-[.$BI46])/[.$BI46]" table:style-name="ce21">
            <text:p>2.67%</text:p>
          </table:table-cell>
          <table:table-cell office:value-type="string" table:style-name="ce25">
            <text:p>Newbie</text:p>
          </table:table-cell>
          <table:table-cell office:value-type="percentage" office:value="-1.6349206349206304E-2" table:formula="of:=([.S46]+[.AU46]+[.BW46])/3" table:style-name="ce22">
            <text:p>-1.63%</text:p>
          </table:table-cell>
          <table:table-cell office:value-type="percentage" office:value="-2.5238095238095198E-2" table:formula="of:=([.T46]+[.AV46]+[.BX46])/3" table:style-name="ce22">
            <text:p>-2.52%</text:p>
          </table:table-cell>
          <table:table-cell office:value-type="percentage" office:value="2.9682539682539654E-2" table:formula="of:=([.U46]+[.AW46]+[.BY46])/3" table:style-name="ce22">
            <text:p>2.97%</text:p>
          </table:table-cell>
          <table:table-cell office:value-type="percentage" office:value="-2.2222222222222237E-2" table:formula="of:=([.V46]+[.AX46]+[.BZ46])/3" table:style-name="ce22">
            <text:p>-2.22%</text:p>
          </table:table-cell>
          <table:table-cell office:value-type="percentage" office:value="-2.9523809523809532E-2" table:formula="of:=([.W46]+[.AY46]+[.CA46])/3" table:style-name="ce22">
            <text:p>-2.95%</text:p>
          </table:table-cell>
          <table:table-cell office:value-type="percentage" office:value="4.8412698412698386E-2" table:formula="of:=([.X46]+[.AZ46]+[.CB46])/3" table:style-name="ce22">
            <text:p>4.84%</text:p>
          </table:table-cell>
          <table:table-cell office:value-type="percentage" office:value="4.9841269841269818E-2" table:formula="of:=([.Y46]+[.BA46]+[.CC46])/3" table:style-name="ce22">
            <text:p>4.98%</text:p>
          </table:table-cell>
          <table:table-cell office:value-type="percentage" office:value="3.507936507936505E-2" table:formula="of:=([.Z46]+[.BB46]+[.CD46])/3" table:style-name="ce22">
            <text:p>3.51%</text:p>
          </table:table-cell>
          <table:table-cell office:value-type="percentage" office:value="3.0476190476190435E-2" table:formula="of:=([.AA46]+[.BC46]+[.CE46])/3" table:style-name="ce22">
            <text:p>3.05%</text:p>
          </table:table-cell>
          <table:table-cell office:value-type="percentage" office:value="-2.2857142857142885E-2" table:formula="of:=([.AB46]+[.BD46]+[.CF46])/3" table:style-name="ce22">
            <text:p>-2.29%</text:p>
          </table:table-cell>
          <table:table-cell office:value-type="percentage" office:value="-2.6507936507936539E-2" table:formula="of:=([.AC46]+[.BE46]+[.CG46])/3" table:style-name="ce22">
            <text:p>-2.65%</text:p>
          </table:table-cell>
          <table:table-cell office:value-type="percentage" office:value="-5.7142857142857334E-3" table:formula="of:=([.AD46]+[.BF46]+[.CH46])/3" table:style-name="ce22">
            <text:p>-0.57%</text:p>
          </table:table-cell>
          <table:table-cell office:value-type="percentage" office:value="-3.4920634920635129E-3" table:formula="of:=([.AE46]+[.BG46]+[.CI46])/3" table:style-name="ce22">
            <text:p>-0.35%</text:p>
          </table:table-cell>
          <table:table-cell table:number-columns-repeated="1628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string" table:style-name="ce25">
            <text:p>Tron</text:p>
          </table:table-cell>
          <table:table-cell office:value-type="string" table:style-name="ce18">
            <text:p>AZX.V</text:p>
          </table:table-cell>
          <table:table-cell office:value-type="float" office:value="0.06" table:style-name="ce19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25E-2" table:style-name="ce20">
            <text:p>0.0625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0" table:formula="of:=([.F47]-[.$E47])/[.$E47]" table:style-name="ce21">
            <text:p>0.00%</text:p>
          </table:table-cell>
          <table:table-cell office:value-type="percentage" office:value="0" table:formula="of:=([.G47]-[.$E47])/[.$E47]" table:style-name="ce21">
            <text:p>0.00%</text:p>
          </table:table-cell>
          <table:table-cell office:value-type="percentage" office:value="0.25" table:formula="of:=([.H47]-[.$E47])/[.$E47]" table:style-name="ce21">
            <text:p>25.00%</text:p>
          </table:table-cell>
          <table:table-cell office:value-type="percentage" office:value="0.16666666666666682" table:formula="of:=([.I47]-[.$E47])/[.$E47]" table:style-name="ce21">
            <text:p>16.67%</text:p>
          </table:table-cell>
          <table:table-cell office:value-type="percentage" office:value="0.25" table:formula="of:=([.J47]-[.$E47])/[.$E47]" table:style-name="ce21">
            <text:p>25.00%</text:p>
          </table:table-cell>
          <table:table-cell office:value-type="percentage" office:value="4.1666666666666706E-2" table:formula="of:=([.K47]-[.$E47])/[.$E47]" table:style-name="ce21">
            <text:p>4.17%</text:p>
          </table:table-cell>
          <table:table-cell office:value-type="percentage" office:value="-8.3333333333333301E-2" table:formula="of:=([.L47]-[.$E47])/[.$E47]" table:style-name="ce21">
            <text:p>-8.33%</text:p>
          </table:table-cell>
          <table:table-cell office:value-type="percentage" office:value="0" table:formula="of:=([.M47]-[.$E47])/[.$E47]" table:style-name="ce21">
            <text:p>0.00%</text:p>
          </table:table-cell>
          <table:table-cell office:value-type="percentage" office:value="-8.3333333333333301E-2" table:formula="of:=([.N47]-[.$E47])/[.$E47]" table:style-name="ce21">
            <text:p>-8.33%</text:p>
          </table:table-cell>
          <table:table-cell office:value-type="percentage" office:value="-8.3333333333333301E-2" table:formula="of:=([.O47]-[.$E47])/[.$E47]" table:style-name="ce21">
            <text:p>-8.33%</text:p>
          </table:table-cell>
          <table:table-cell office:value-type="percentage" office:value="-8.3333333333333301E-2" table:formula="of:=([.P47]-[.$E47])/[.$E47]" table:style-name="ce21">
            <text:p>-8.33%</text:p>
          </table:table-cell>
          <table:table-cell office:value-type="percentage" office:value="-0.1666666666666666" table:formula="of:=([.Q47]-[.$E47])/[.$E47]" table:style-name="ce21">
            <text:p>-16.67%</text:p>
          </table:table-cell>
          <table:table-cell office:value-type="percentage" office:value="8.3333333333333412E-2" table:formula="of:=([.R47]-[.$E47])/[.$E47]" table:style-name="ce21">
            <text:p>8.33%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float" office:value="3.35" table:style-name="ce20">
            <text:p>3.35</text:p>
          </table:table-cell>
          <table:table-cell office:value-type="float" office:value="3.35" table:style-name="ce20">
            <text:p>3.35</text:p>
          </table:table-cell>
          <table:table-cell office:value-type="float" office:value="3.69" table:style-name="ce20">
            <text:p>3.69</text:p>
          </table:table-cell>
          <table:table-cell office:value-type="float" office:value="4.17" table:style-name="ce20">
            <text:p>4.17</text:p>
          </table:table-cell>
          <table:table-cell office:value-type="float" office:value="4" table:style-name="ce20">
            <text:p>4</text:p>
          </table:table-cell>
          <table:table-cell office:value-type="float" office:value="4.67" table:style-name="ce20">
            <text:p>4.67</text:p>
          </table:table-cell>
          <table:table-cell office:value-type="float" office:value="4.8600000000000003" table:style-name="ce20">
            <text:p>4.86</text:p>
          </table:table-cell>
          <table:table-cell office:value-type="float" office:value="4.28" table:style-name="ce20">
            <text:p>4.28</text:p>
          </table:table-cell>
          <table:table-cell office:value-type="float" office:value="4.17" table:style-name="ce20">
            <text:p>4.17</text:p>
          </table:table-cell>
          <table:table-cell office:value-type="float" office:value="4.22" table:style-name="ce20">
            <text:p>4.22</text:p>
          </table:table-cell>
          <table:table-cell office:value-type="float" office:value="4.29" table:style-name="ce20">
            <text:p>4.29</text:p>
          </table:table-cell>
          <table:table-cell office:value-type="float" office:value="4.6900000000000004" table:style-name="ce20">
            <text:p>4.69</text:p>
          </table:table-cell>
          <table:table-cell office:value-type="float" office:value="4.6399999999999997" table:style-name="ce20">
            <text:p>4.64</text:p>
          </table:table-cell>
          <table:table-cell office:value-type="percentage" office:value="0.31889763779527563" table:formula="of:=([.AH47]-[.$AG47])/[.$AG47]" table:style-name="ce21">
            <text:p>31.89%</text:p>
          </table:table-cell>
          <table:table-cell office:value-type="percentage" office:value="0.31889763779527563" table:formula="of:=([.AI47]-[.$AG47])/[.$AG47]" table:style-name="ce21">
            <text:p>31.89%</text:p>
          </table:table-cell>
          <table:table-cell office:value-type="percentage" office:value="0.452755905511811" table:formula="of:=([.AJ47]-[.$AG47])/[.$AG47]" table:style-name="ce21">
            <text:p>45.28%</text:p>
          </table:table-cell>
          <table:table-cell office:value-type="percentage" office:value="0.6417322834645669" table:formula="of:=([.AK47]-[.$AG47])/[.$AG47]" table:style-name="ce21">
            <text:p>64.17%</text:p>
          </table:table-cell>
          <table:table-cell office:value-type="percentage" office:value="0.57480314960629919" table:formula="of:=([.AL47]-[.$AG47])/[.$AG47]" table:style-name="ce21">
            <text:p>57.48%</text:p>
          </table:table-cell>
          <table:table-cell office:value-type="percentage" office:value="0.83858267716535428" table:formula="of:=([.AM47]-[.$AG47])/[.$AG47]" table:style-name="ce21">
            <text:p>83.86%</text:p>
          </table:table-cell>
          <table:table-cell office:value-type="percentage" office:value="0.9133858267716537" table:formula="of:=([.AN47]-[.$AG47])/[.$AG47]" table:style-name="ce21">
            <text:p>91.34%</text:p>
          </table:table-cell>
          <table:table-cell office:value-type="percentage" office:value="0.68503937007874027" table:formula="of:=([.AO47]-[.$AG47])/[.$AG47]" table:style-name="ce21">
            <text:p>68.50%</text:p>
          </table:table-cell>
          <table:table-cell office:value-type="percentage" office:value="0.6417322834645669" table:formula="of:=([.AP47]-[.$AG47])/[.$AG47]" table:style-name="ce21">
            <text:p>64.17%</text:p>
          </table:table-cell>
          <table:table-cell office:value-type="percentage" office:value="0.66141732283464549" table:formula="of:=([.AQ47]-[.$AG47])/[.$AG47]" table:style-name="ce21">
            <text:p>66.14%</text:p>
          </table:table-cell>
          <table:table-cell office:value-type="percentage" office:value="0.6889763779527559" table:formula="of:=([.AR47]-[.$AG47])/[.$AG47]" table:style-name="ce21">
            <text:p>68.90%</text:p>
          </table:table-cell>
          <table:table-cell office:value-type="percentage" office:value="0.84645669291338599" table:formula="of:=([.AS47]-[.$AG47])/[.$AG47]" table:style-name="ce21">
            <text:p>84.65%</text:p>
          </table:table-cell>
          <table:table-cell office:value-type="percentage" office:value="0.82677165354330695" table:formula="of:=([.AT47]-[.$AG47])/[.$AG47]" table:style-name="ce21">
            <text:p>82.68%</text:p>
          </table:table-cell>
          <table:table-cell office:value-type="string" table:style-name="ce18">
            <text:p>PGM.V</text:p>
          </table:table-cell>
          <table:table-cell office:value-type="float" office:value="0.52" table:style-name="ce19">
            <text:p>0.52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3" table:style-name="ce20">
            <text:p>0.53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" table:style-name="ce20">
            <text:p>0.6</text:p>
          </table:table-cell>
          <table:table-cell office:value-type="float" office:value="0.68" table:style-name="ce20">
            <text:p>0.68</text:p>
          </table:table-cell>
          <table:table-cell office:value-type="float" office:value="0.66" table:style-name="ce20">
            <text:p>0.66</text:p>
          </table:table-cell>
          <table:table-cell office:value-type="float" office:value="0.6" table:style-name="ce20">
            <text:p>0.6</text:p>
          </table:table-cell>
          <table:table-cell office:value-type="float" office:value="0.54" table:style-name="ce20">
            <text:p>0.54</text:p>
          </table:table-cell>
          <table:table-cell office:value-type="float" office:value="0.52" table:style-name="ce20">
            <text:p>0.52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" table:style-name="ce20">
            <text:p>0.6</text:p>
          </table:table-cell>
          <table:table-cell office:value-type="percentage" office:value="7.6923076923076983E-2" table:formula="of:=([.BJ47]-[.$BI47])/[.$BI47]" table:style-name="ce21">
            <text:p>7.69%</text:p>
          </table:table-cell>
          <table:table-cell office:value-type="percentage" office:value="1.9230769230769246E-2" table:formula="of:=([.BK47]-[.$BI47])/[.$BI47]" table:style-name="ce21">
            <text:p>1.92%</text:p>
          </table:table-cell>
          <table:table-cell office:value-type="percentage" office:value="9.615384615384602E-2" table:formula="of:=([.BL47]-[.$BI47])/[.$BI47]" table:style-name="ce21">
            <text:p>9.62%</text:p>
          </table:table-cell>
          <table:table-cell office:value-type="percentage" office:value="5.7692307692307744E-2" table:formula="of:=([.BM47]-[.$BI47])/[.$BI47]" table:style-name="ce21">
            <text:p>5.77%</text:p>
          </table:table-cell>
          <table:table-cell office:value-type="percentage" office:value="7.6923076923076983E-2" table:formula="of:=([.BN47]-[.$BI47])/[.$BI47]" table:style-name="ce21">
            <text:p>7.69%</text:p>
          </table:table-cell>
          <table:table-cell office:value-type="percentage" office:value="0.15384615384615377" table:formula="of:=([.BO47]-[.$BI47])/[.$BI47]" table:style-name="ce21">
            <text:p>15.38%</text:p>
          </table:table-cell>
          <table:table-cell office:value-type="percentage" office:value="0.30769230769230776" table:formula="of:=([.BP47]-[.$BI47])/[.$BI47]" table:style-name="ce21">
            <text:p>30.77%</text:p>
          </table:table-cell>
          <table:table-cell office:value-type="percentage" office:value="0.26923076923076927" table:formula="of:=([.BQ47]-[.$BI47])/[.$BI47]" table:style-name="ce21">
            <text:p>26.92%</text:p>
          </table:table-cell>
          <table:table-cell office:value-type="percentage" office:value="0.15384615384615377" table:formula="of:=([.BR47]-[.$BI47])/[.$BI47]" table:style-name="ce21">
            <text:p>15.38%</text:p>
          </table:table-cell>
          <table:table-cell office:value-type="percentage" office:value="3.8461538461538491E-2" table:formula="of:=([.BS47]-[.$BI47])/[.$BI47]" table:style-name="ce21">
            <text:p>3.85%</text:p>
          </table:table-cell>
          <table:table-cell office:value-type="percentage" office:value="0" table:formula="of:=([.BT47]-[.$BI47])/[.$BI47]" table:style-name="ce21">
            <text:p>0.00%</text:p>
          </table:table-cell>
          <table:table-cell office:value-type="percentage" office:value="5.7692307692307744E-2" table:formula="of:=([.BU47]-[.$BI47])/[.$BI47]" table:style-name="ce21">
            <text:p>5.77%</text:p>
          </table:table-cell>
          <table:table-cell office:value-type="percentage" office:value="0.15384615384615377" table:formula="of:=([.BV47]-[.$BI47])/[.$BI47]" table:style-name="ce21">
            <text:p>15.38%</text:p>
          </table:table-cell>
          <table:table-cell office:value-type="string" table:style-name="ce25">
            <text:p>Tron</text:p>
          </table:table-cell>
          <table:table-cell office:value-type="percentage" office:value="0.13194023823945086" table:formula="of:=([.S47]+[.AU47]+[.BW47])/3" table:style-name="ce22">
            <text:p>13.19%</text:p>
          </table:table-cell>
          <table:table-cell office:value-type="percentage" office:value="0.11270946900868162" table:formula="of:=([.T47]+[.AV47]+[.BX47])/3" table:style-name="ce22">
            <text:p>11.27%</text:p>
          </table:table-cell>
          <table:table-cell office:value-type="percentage" office:value="0.26630325055521903" table:formula="of:=([.U47]+[.AW47]+[.BY47])/3" table:style-name="ce22">
            <text:p>26.63%</text:p>
          </table:table-cell>
          <table:table-cell office:value-type="percentage" office:value="0.28869708594118049" table:formula="of:=([.V47]+[.AX47]+[.BZ47])/3" table:style-name="ce22">
            <text:p>28.87%</text:p>
          </table:table-cell>
          <table:table-cell office:value-type="percentage" office:value="0.30057540884312539" table:formula="of:=([.W47]+[.AY47]+[.CA47])/3" table:style-name="ce22">
            <text:p>30.06%</text:p>
          </table:table-cell>
          <table:table-cell office:value-type="percentage" office:value="0.34469849922605827" table:formula="of:=([.X47]+[.AZ47]+[.CB47])/3" table:style-name="ce22">
            <text:p>34.47%</text:p>
          </table:table-cell>
          <table:table-cell office:value-type="percentage" office:value="0.3792482670435427" table:formula="of:=([.Y47]+[.BA47]+[.CC47])/3" table:style-name="ce22">
            <text:p>37.92%</text:p>
          </table:table-cell>
          <table:table-cell office:value-type="percentage" office:value="0.31809004643650318" table:formula="of:=([.Z47]+[.BB47]+[.CD47])/3" table:style-name="ce22">
            <text:p>31.81%</text:p>
          </table:table-cell>
          <table:table-cell office:value-type="percentage" office:value="0.23741503465912914" table:formula="of:=([.AA47]+[.BC47]+[.CE47])/3" table:style-name="ce22">
            <text:p>23.74%</text:p>
          </table:table-cell>
          <table:table-cell office:value-type="percentage" office:value="0.2055151759876169" table:formula="of:=([.AB47]+[.BD47]+[.CF47])/3" table:style-name="ce22">
            <text:p>20.55%</text:p>
          </table:table-cell>
          <table:table-cell office:value-type="percentage" office:value="0.20188101487314089" table:formula="of:=([.AC47]+[.BE47]+[.CG47])/3" table:style-name="ce22">
            <text:p>20.19%</text:p>
          </table:table-cell>
          <table:table-cell office:value-type="percentage" office:value="0.24582744464634235" table:formula="of:=([.AD47]+[.BF47]+[.CH47])/3" table:style-name="ce22">
            <text:p>24.58%</text:p>
          </table:table-cell>
          <table:table-cell office:value-type="percentage" office:value="0.35465038024093137" table:formula="of:=([.AE47]+[.BG47]+[.CI47])/3" table:style-name="ce22">
            <text:p>35.47%</text:p>
          </table:table-cell>
          <table:table-cell table:number-columns-repeated="1628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string" table:style-name="ce25">
            <text:p>Stateside</text:p>
          </table:table-cell>
          <table:table-cell office:value-type="string" table:style-name="ce18">
            <text:p>GTT.V</text:p>
          </table:table-cell>
          <table:table-cell office:value-type="float" office:value="0.26" table:style-name="ce19">
            <text:p>0.26</text:p>
          </table:table-cell>
          <table:table-cell office:value-type="float" office:value="0.23" table:style-name="ce20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47" table:style-name="ce20">
            <text:p>0.47</text:p>
          </table:table-cell>
          <table:table-cell office:value-type="float" office:value="0.4" table:style-name="ce20">
            <text:p>0.4</text:p>
          </table:table-cell>
          <table:table-cell office:value-type="float" office:value="0.43" table:style-name="ce20">
            <text:p>0.43</text:p>
          </table:table-cell>
          <table:table-cell office:value-type="float" office:value="0.375" table:style-name="ce20">
            <text:p>0.375</text:p>
          </table:table-cell>
          <table:table-cell office:value-type="float" office:value="0.315" table:style-name="ce20">
            <text:p>0.315</text:p>
          </table:table-cell>
          <table:table-cell office:value-type="float" office:value="0.38" table:style-name="ce20">
            <text:p>0.38</text:p>
          </table:table-cell>
          <table:table-cell office:value-type="float" office:value="0.37" table:style-name="ce20">
            <text:p>0.37</text:p>
          </table:table-cell>
          <table:table-cell office:value-type="float" office:value="0.35" table:style-name="ce20">
            <text:p>0.35</text:p>
          </table:table-cell>
          <table:table-cell office:value-type="percentage" office:value="-0.11538461538461538" table:formula="of:=([.F48]-[.$E48])/[.$E48]" table:style-name="ce21">
            <text:p>-11.54%</text:p>
          </table:table-cell>
          <table:table-cell office:value-type="percentage" office:value="-7.6923076923076983E-2" table:formula="of:=([.G48]-[.$E48])/[.$E48]" table:style-name="ce21">
            <text:p>-7.69%</text:p>
          </table:table-cell>
          <table:table-cell office:value-type="percentage" office:value="-0.15384615384615388" table:formula="of:=([.H48]-[.$E48])/[.$E48]" table:style-name="ce21">
            <text:p>-15.38%</text:p>
          </table:table-cell>
          <table:table-cell office:value-type="percentage" office:value="0.30769230769230776" table:formula="of:=([.I48]-[.$E48])/[.$E48]" table:style-name="ce21">
            <text:p>30.77%</text:p>
          </table:table-cell>
          <table:table-cell office:value-type="percentage" office:value="0.23076923076923075" table:formula="of:=([.J48]-[.$E48])/[.$E48]" table:style-name="ce21">
            <text:p>23.08%</text:p>
          </table:table-cell>
          <table:table-cell office:value-type="percentage" office:value="0.80769230769230749" table:formula="of:=([.K48]-[.$E48])/[.$E48]" table:style-name="ce21">
            <text:p>80.77%</text:p>
          </table:table-cell>
          <table:table-cell office:value-type="percentage" office:value="0.53846153846153855" table:formula="of:=([.L48]-[.$E48])/[.$E48]" table:style-name="ce21">
            <text:p>53.85%</text:p>
          </table:table-cell>
          <table:table-cell office:value-type="percentage" office:value="0.65384615384615374" table:formula="of:=([.M48]-[.$E48])/[.$E48]" table:style-name="ce21">
            <text:p>65.38%</text:p>
          </table:table-cell>
          <table:table-cell office:value-type="percentage" office:value="0.44230769230769224" table:formula="of:=([.N48]-[.$E48])/[.$E48]" table:style-name="ce21">
            <text:p>44.23%</text:p>
          </table:table-cell>
          <table:table-cell office:value-type="percentage" office:value="0.21153846153846151" table:formula="of:=([.O48]-[.$E48])/[.$E48]" table:style-name="ce21">
            <text:p>21.15%</text:p>
          </table:table-cell>
          <table:table-cell office:value-type="percentage" office:value="0.46153846153846151" table:formula="of:=([.P48]-[.$E48])/[.$E48]" table:style-name="ce21">
            <text:p>46.15%</text:p>
          </table:table-cell>
          <table:table-cell office:value-type="percentage" office:value="0.42307692307692302" table:formula="of:=([.Q48]-[.$E48])/[.$E48]" table:style-name="ce21">
            <text:p>42.31%</text:p>
          </table:table-cell>
          <table:table-cell office:value-type="percentage" office:value="0.34615384615384603" table:formula="of:=([.R48]-[.$E48])/[.$E48]" table:style-name="ce21">
            <text:p>34.62%</text:p>
          </table:table-cell>
          <table:table-cell office:value-type="string" table:style-name="ce18">
            <text:p>SIC.V</text:p>
          </table:table-cell>
          <table:table-cell office:value-type="float" office:value="5.5E-2" table:style-name="ce19">
            <text:p>0.05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27272727272727282" table:formula="of:=([.AH48]-[.$AG48])/[.$AG48]" table:style-name="ce21">
            <text:p>27.27%</text:p>
          </table:table-cell>
          <table:table-cell office:value-type="percentage" office:value="0.27272727272727282" table:formula="of:=([.AI48]-[.$AG48])/[.$AG48]" table:style-name="ce21">
            <text:p>27.27%</text:p>
          </table:table-cell>
          <table:table-cell office:value-type="percentage" office:value="0.18181818181818185" table:formula="of:=([.AJ48]-[.$AG48])/[.$AG48]" table:style-name="ce21">
            <text:p>18.18%</text:p>
          </table:table-cell>
          <table:table-cell office:value-type="percentage" office:value="0.27272727272727282" table:formula="of:=([.AK48]-[.$AG48])/[.$AG48]" table:style-name="ce21">
            <text:p>27.27%</text:p>
          </table:table-cell>
          <table:table-cell office:value-type="percentage" office:value="0.27272727272727282" table:formula="of:=([.AL48]-[.$AG48])/[.$AG48]" table:style-name="ce21">
            <text:p>27.27%</text:p>
          </table:table-cell>
          <table:table-cell office:value-type="percentage" office:value="0.72727272727272729" table:formula="of:=([.AM48]-[.$AG48])/[.$AG48]" table:style-name="ce21">
            <text:p>72.73%</text:p>
          </table:table-cell>
          <table:table-cell office:value-type="percentage" office:value="0.81818181818181823" table:formula="of:=([.AN48]-[.$AG48])/[.$AG48]" table:style-name="ce21">
            <text:p>81.82%</text:p>
          </table:table-cell>
          <table:table-cell office:value-type="percentage" office:value="0.63636363636363624" table:formula="of:=([.AO48]-[.$AG48])/[.$AG48]" table:style-name="ce21">
            <text:p>63.64%</text:p>
          </table:table-cell>
          <table:table-cell office:value-type="percentage" office:value="0.36363636363636359" table:formula="of:=([.AP48]-[.$AG48])/[.$AG48]" table:style-name="ce21">
            <text:p>36.36%</text:p>
          </table:table-cell>
          <table:table-cell office:value-type="percentage" office:value="0.18181818181818185" table:formula="of:=([.AQ48]-[.$AG48])/[.$AG48]" table:style-name="ce21">
            <text:p>18.18%</text:p>
          </table:table-cell>
          <table:table-cell office:value-type="percentage" office:value="0.36363636363636359" table:formula="of:=([.AR48]-[.$AG48])/[.$AG48]" table:style-name="ce21">
            <text:p>36.36%</text:p>
          </table:table-cell>
          <table:table-cell office:value-type="percentage" office:value="0.18181818181818185" table:formula="of:=([.AS48]-[.$AG48])/[.$AG48]" table:style-name="ce21">
            <text:p>18.18%</text:p>
          </table:table-cell>
          <table:table-cell office:value-type="percentage" office:value="0.27272727272727282" table:formula="of:=([.AT48]-[.$AG48])/[.$AG48]" table:style-name="ce21">
            <text:p>27.27%</text:p>
          </table:table-cell>
          <table:table-cell office:value-type="string" table:style-name="ce18">
            <text:p>LIB.CN</text:p>
          </table:table-cell>
          <table:table-cell office:value-type="float" office:value="0.125" table:style-name="ce19">
            <text:p>0.12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percentage" office:value="8.0000000000000071E-2" table:formula="of:=([.BJ48]-[.$BI48])/[.$BI48]" table:style-name="ce21">
            <text:p>8.00%</text:p>
          </table:table-cell>
          <table:table-cell office:value-type="percentage" office:value="8.0000000000000071E-2" table:formula="of:=([.BK48]-[.$BI48])/[.$BI48]" table:style-name="ce21">
            <text:p>8.00%</text:p>
          </table:table-cell>
          <table:table-cell office:value-type="percentage" office:value="0.3600000000000001" table:formula="of:=([.BL48]-[.$BI48])/[.$BI48]" table:style-name="ce21">
            <text:p>36.00%</text:p>
          </table:table-cell>
          <table:table-cell office:value-type="percentage" office:value="0.52" table:formula="of:=([.BM48]-[.$BI48])/[.$BI48]" table:style-name="ce21">
            <text:p>52.00%</text:p>
          </table:table-cell>
          <table:table-cell office:value-type="percentage" office:value="0.67999999999999994" table:formula="of:=([.BN48]-[.$BI48])/[.$BI48]" table:style-name="ce21">
            <text:p>68.00%</text:p>
          </table:table-cell>
          <table:table-cell office:value-type="percentage" office:value="0.52" table:formula="of:=([.BO48]-[.$BI48])/[.$BI48]" table:style-name="ce21">
            <text:p>52.00%</text:p>
          </table:table-cell>
          <table:table-cell office:value-type="percentage" office:value="0.3600000000000001" table:formula="of:=([.BP48]-[.$BI48])/[.$BI48]" table:style-name="ce21">
            <text:p>36.00%</text:p>
          </table:table-cell>
          <table:table-cell office:value-type="percentage" office:value="0.32000000000000006" table:formula="of:=([.BQ48]-[.$BI48])/[.$BI48]" table:style-name="ce21">
            <text:p>32.00%</text:p>
          </table:table-cell>
          <table:table-cell office:value-type="percentage" office:value="0.32000000000000006" table:formula="of:=([.BR48]-[.$BI48])/[.$BI48]" table:style-name="ce21">
            <text:p>32.00%</text:p>
          </table:table-cell>
          <table:table-cell office:value-type="percentage" office:value="0.19999999999999996" table:formula="of:=([.BS48]-[.$BI48])/[.$BI48]" table:style-name="ce21">
            <text:p>20.00%</text:p>
          </table:table-cell>
          <table:table-cell office:value-type="percentage" office:value="0.12000000000000011" table:formula="of:=([.BT48]-[.$BI48])/[.$BI48]" table:style-name="ce21">
            <text:p>12.00%</text:p>
          </table:table-cell>
          <table:table-cell office:value-type="percentage" office:value="0.12000000000000011" table:formula="of:=([.BU48]-[.$BI48])/[.$BI48]" table:style-name="ce21">
            <text:p>12.00%</text:p>
          </table:table-cell>
          <table:table-cell office:value-type="percentage" office:value="0.12000000000000011" table:formula="of:=([.BV48]-[.$BI48])/[.$BI48]" table:style-name="ce21">
            <text:p>12.00%</text:p>
          </table:table-cell>
          <table:table-cell office:value-type="string" table:style-name="ce25">
            <text:p>Stateside</text:p>
          </table:table-cell>
          <table:table-cell office:value-type="percentage" office:value="7.9114219114219175E-2" table:formula="of:=([.S48]+[.AU48]+[.BW48])/3" table:style-name="ce22">
            <text:p>7.91%</text:p>
          </table:table-cell>
          <table:table-cell office:value-type="percentage" office:value="9.1934731934731964E-2" table:formula="of:=([.T48]+[.AV48]+[.BX48])/3" table:style-name="ce22">
            <text:p>9.19%</text:p>
          </table:table-cell>
          <table:table-cell office:value-type="percentage" office:value="0.12932400932400936" table:formula="of:=([.U48]+[.AW48]+[.BY48])/3" table:style-name="ce22">
            <text:p>12.93%</text:p>
          </table:table-cell>
          <table:table-cell office:value-type="percentage" office:value="0.36680652680652687" table:formula="of:=([.V48]+[.AX48]+[.BZ48])/3" table:style-name="ce22">
            <text:p>36.68%</text:p>
          </table:table-cell>
          <table:table-cell office:value-type="percentage" office:value="0.39449883449883449" table:formula="of:=([.W48]+[.AY48]+[.CA48])/3" table:style-name="ce22">
            <text:p>39.45%</text:p>
          </table:table-cell>
          <table:table-cell office:value-type="percentage" office:value="0.68498834498834482" table:formula="of:=([.X48]+[.AZ48]+[.CB48])/3" table:style-name="ce22">
            <text:p>68.50%</text:p>
          </table:table-cell>
          <table:table-cell office:value-type="percentage" office:value="0.57221445221445222" table:formula="of:=([.Y48]+[.BA48]+[.CC48])/3" table:style-name="ce22">
            <text:p>57.22%</text:p>
          </table:table-cell>
          <table:table-cell office:value-type="percentage" office:value="0.53673659673659668" table:formula="of:=([.Z48]+[.BB48]+[.CD48])/3" table:style-name="ce22">
            <text:p>53.67%</text:p>
          </table:table-cell>
          <table:table-cell office:value-type="percentage" office:value="0.37531468531468531" table:formula="of:=([.AA48]+[.BC48]+[.CE48])/3" table:style-name="ce22">
            <text:p>37.53%</text:p>
          </table:table-cell>
          <table:table-cell office:value-type="percentage" office:value="0.19778554778554777" table:formula="of:=([.AB48]+[.BD48]+[.CF48])/3" table:style-name="ce22">
            <text:p>19.78%</text:p>
          </table:table-cell>
          <table:table-cell office:value-type="percentage" office:value="0.31505827505827505" table:formula="of:=([.AC48]+[.BE48]+[.CG48])/3" table:style-name="ce22">
            <text:p>31.51%</text:p>
          </table:table-cell>
          <table:table-cell office:value-type="percentage" office:value="0.24163170163170167" table:formula="of:=([.AD48]+[.BF48]+[.CH48])/3" table:style-name="ce22">
            <text:p>24.16%</text:p>
          </table:table-cell>
          <table:table-cell office:value-type="percentage" office:value="0.24629370629370631" table:formula="of:=([.AE48]+[.BG48]+[.CI48])/3" table:style-name="ce22">
            <text:p>24.63%</text:p>
          </table:table-cell>
          <table:table-cell table:number-columns-repeated="16283" table:style-name="ce2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string" table:style-name="ce25">
            <text:p>JT</text:p>
          </table:table-cell>
          <table:table-cell office:value-type="string" table:style-name="ce18">
            <text:p>OOO.V</text:p>
          </table:table-cell>
          <table:table-cell office:value-type="float" office:value="0.25" table:style-name="ce19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" table:style-name="ce20">
            <text:p>0.27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33" table:style-name="ce20">
            <text:p>0.33</text:p>
          </table:table-cell>
          <table:table-cell office:value-type="float" office:value="0.31" table:style-name="ce20">
            <text:p>0.31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" table:style-name="ce20">
            <text:p>0.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27" table:style-name="ce20">
            <text:p>0.27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32" table:style-name="ce20">
            <text:p>0.32</text:p>
          </table:table-cell>
          <table:table-cell office:value-type="percentage" office:value="0.1399999999999999" table:formula="of:=([.F49]-[.$E49])/[.$E49]" table:style-name="ce21">
            <text:p>14.00%</text:p>
          </table:table-cell>
          <table:table-cell office:value-type="percentage" office:value="0.10000000000000009" table:formula="of:=([.G49]-[.$E49])/[.$E49]" table:style-name="ce21">
            <text:p>10.00%</text:p>
          </table:table-cell>
          <table:table-cell office:value-type="percentage" office:value="8.0000000000000071E-2" table:formula="of:=([.H49]-[.$E49])/[.$E49]" table:style-name="ce21">
            <text:p>8.00%</text:p>
          </table:table-cell>
          <table:table-cell office:value-type="percentage" office:value="0.1399999999999999" table:formula="of:=([.I49]-[.$E49])/[.$E49]" table:style-name="ce21">
            <text:p>14.00%</text:p>
          </table:table-cell>
          <table:table-cell office:value-type="percentage" office:value="4.0000000000000036E-2" table:formula="of:=([.J49]-[.$E49])/[.$E49]" table:style-name="ce21">
            <text:p>4.00%</text:p>
          </table:table-cell>
          <table:table-cell office:value-type="percentage" office:value="0.32000000000000006" table:formula="of:=([.K49]-[.$E49])/[.$E49]" table:style-name="ce21">
            <text:p>32.00%</text:p>
          </table:table-cell>
          <table:table-cell office:value-type="percentage" office:value="0.24" table:formula="of:=([.L49]-[.$E49])/[.$E49]" table:style-name="ce21">
            <text:p>24.00%</text:p>
          </table:table-cell>
          <table:table-cell office:value-type="percentage" office:value="0.45999999999999996" table:formula="of:=([.M49]-[.$E49])/[.$E49]" table:style-name="ce21">
            <text:p>46.00%</text:p>
          </table:table-cell>
          <table:table-cell office:value-type="percentage" office:value="0.19999999999999996" table:formula="of:=([.N49]-[.$E49])/[.$E49]" table:style-name="ce21">
            <text:p>20.00%</text:p>
          </table:table-cell>
          <table:table-cell office:value-type="percentage" office:value="0.21999999999999997" table:formula="of:=([.O49]-[.$E49])/[.$E49]" table:style-name="ce21">
            <text:p>22.00%</text:p>
          </table:table-cell>
          <table:table-cell office:value-type="percentage" office:value="8.0000000000000071E-2" table:formula="of:=([.P49]-[.$E49])/[.$E49]" table:style-name="ce21">
            <text:p>8.00%</text:p>
          </table:table-cell>
          <table:table-cell office:value-type="percentage" office:value="6.0000000000000053E-2" table:formula="of:=([.Q49]-[.$E49])/[.$E49]" table:style-name="ce21">
            <text:p>6.00%</text:p>
          </table:table-cell>
          <table:table-cell office:value-type="percentage" office:value="0.28000000000000003" table:formula="of:=([.R49]-[.$E49])/[.$E49]" table:style-name="ce21">
            <text:p>28.00%</text:p>
          </table:table-cell>
          <table:table-cell office:value-type="string" table:style-name="ce18">
            <text:p>SIC.V</text:p>
          </table:table-cell>
          <table:table-cell office:value-type="float" office:value="5.5E-2" table:style-name="ce19">
            <text:p>0.05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27272727272727282" table:formula="of:=([.AH49]-[.$AG49])/[.$AG49]" table:style-name="ce21">
            <text:p>27.27%</text:p>
          </table:table-cell>
          <table:table-cell office:value-type="percentage" office:value="0.27272727272727282" table:formula="of:=([.AI49]-[.$AG49])/[.$AG49]" table:style-name="ce21">
            <text:p>27.27%</text:p>
          </table:table-cell>
          <table:table-cell office:value-type="percentage" office:value="0.18181818181818185" table:formula="of:=([.AJ49]-[.$AG49])/[.$AG49]" table:style-name="ce21">
            <text:p>18.18%</text:p>
          </table:table-cell>
          <table:table-cell office:value-type="percentage" office:value="0.27272727272727282" table:formula="of:=([.AK49]-[.$AG49])/[.$AG49]" table:style-name="ce21">
            <text:p>27.27%</text:p>
          </table:table-cell>
          <table:table-cell office:value-type="percentage" office:value="0.27272727272727282" table:formula="of:=([.AL49]-[.$AG49])/[.$AG49]" table:style-name="ce21">
            <text:p>27.27%</text:p>
          </table:table-cell>
          <table:table-cell office:value-type="percentage" office:value="0.72727272727272729" table:formula="of:=([.AM49]-[.$AG49])/[.$AG49]" table:style-name="ce21">
            <text:p>72.73%</text:p>
          </table:table-cell>
          <table:table-cell office:value-type="percentage" office:value="0.81818181818181823" table:formula="of:=([.AN49]-[.$AG49])/[.$AG49]" table:style-name="ce21">
            <text:p>81.82%</text:p>
          </table:table-cell>
          <table:table-cell office:value-type="percentage" office:value="0.63636363636363624" table:formula="of:=([.AO49]-[.$AG49])/[.$AG49]" table:style-name="ce21">
            <text:p>63.64%</text:p>
          </table:table-cell>
          <table:table-cell office:value-type="percentage" office:value="0.36363636363636359" table:formula="of:=([.AP49]-[.$AG49])/[.$AG49]" table:style-name="ce21">
            <text:p>36.36%</text:p>
          </table:table-cell>
          <table:table-cell office:value-type="percentage" office:value="0.18181818181818185" table:formula="of:=([.AQ49]-[.$AG49])/[.$AG49]" table:style-name="ce21">
            <text:p>18.18%</text:p>
          </table:table-cell>
          <table:table-cell office:value-type="percentage" office:value="0.36363636363636359" table:formula="of:=([.AR49]-[.$AG49])/[.$AG49]" table:style-name="ce21">
            <text:p>36.36%</text:p>
          </table:table-cell>
          <table:table-cell office:value-type="percentage" office:value="0.18181818181818185" table:formula="of:=([.AS49]-[.$AG49])/[.$AG49]" table:style-name="ce21">
            <text:p>18.18%</text:p>
          </table:table-cell>
          <table:table-cell office:value-type="percentage" office:value="0.27272727272727282" table:formula="of:=([.AT49]-[.$AG49])/[.$AG49]" table:style-name="ce21">
            <text:p>27.27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BJ49]-[.$BI49])/[.$BI49]" table:style-name="ce21">
            <text:p>0.00%</text:p>
          </table:table-cell>
          <table:table-cell office:value-type="percentage" office:value="4.4444444444444363E-2" table:formula="of:=([.BK49]-[.$BI49])/[.$BI49]" table:style-name="ce21">
            <text:p>4.44%</text:p>
          </table:table-cell>
          <table:table-cell office:value-type="percentage" office:value="0.33333333333333326" table:formula="of:=([.BL49]-[.$BI49])/[.$BI49]" table:style-name="ce21">
            <text:p>33.33%</text:p>
          </table:table-cell>
          <table:table-cell office:value-type="percentage" office:value="0.46666666666666667" table:formula="of:=([.BM49]-[.$BI49])/[.$BI49]" table:style-name="ce21">
            <text:p>46.67%</text:p>
          </table:table-cell>
          <table:table-cell office:value-type="percentage" office:value="0.35555555555555551" table:formula="of:=([.BN49]-[.$BI49])/[.$BI49]" table:style-name="ce21">
            <text:p>35.56%</text:p>
          </table:table-cell>
          <table:table-cell office:value-type="percentage" office:value="0.62222222222222212" table:formula="of:=([.BO49]-[.$BI49])/[.$BI49]" table:style-name="ce21">
            <text:p>62.22%</text:p>
          </table:table-cell>
          <table:table-cell office:value-type="percentage" office:value="0.59999999999999987" table:formula="of:=([.BP49]-[.$BI49])/[.$BI49]" table:style-name="ce21">
            <text:p>60.00%</text:p>
          </table:table-cell>
          <table:table-cell office:value-type="percentage" office:value="0.51111111111111118" table:formula="of:=([.BQ49]-[.$BI49])/[.$BI49]" table:style-name="ce21">
            <text:p>51.11%</text:p>
          </table:table-cell>
          <table:table-cell office:value-type="percentage" office:value="0.46666666666666667" table:formula="of:=([.BR49]-[.$BI49])/[.$BI49]" table:style-name="ce21">
            <text:p>46.67%</text:p>
          </table:table-cell>
          <table:table-cell office:value-type="percentage" office:value="1.3111111111111113" table:formula="of:=([.BS49]-[.$BI49])/[.$BI49]" table:style-name="ce21">
            <text:p>131.11%</text:p>
          </table:table-cell>
          <table:table-cell office:value-type="percentage" office:value="1.7555555555555555" table:formula="of:=([.BT49]-[.$BI49])/[.$BI49]" table:style-name="ce21">
            <text:p>175.56%</text:p>
          </table:table-cell>
          <table:table-cell office:value-type="percentage" office:value="1.3555555555555558" table:formula="of:=([.BU49]-[.$BI49])/[.$BI49]" table:style-name="ce21">
            <text:p>135.56%</text:p>
          </table:table-cell>
          <table:table-cell office:value-type="percentage" office:value="1.4888888888888892" table:formula="of:=([.BV49]-[.$BI49])/[.$BI49]" table:style-name="ce21">
            <text:p>148.89%</text:p>
          </table:table-cell>
          <table:table-cell office:value-type="string" table:style-name="ce25">
            <text:p>JT</text:p>
          </table:table-cell>
          <table:table-cell office:value-type="percentage" office:value="0.13757575757575757" table:formula="of:=([.S49]+[.AU49]+[.BW49])/3" table:style-name="ce22">
            <text:p>13.76%</text:p>
          </table:table-cell>
          <table:table-cell office:value-type="percentage" office:value="0.13905723905723907" table:formula="of:=([.T49]+[.AV49]+[.BX49])/3" table:style-name="ce22">
            <text:p>13.91%</text:p>
          </table:table-cell>
          <table:table-cell office:value-type="percentage" office:value="0.19838383838383841" table:formula="of:=([.U49]+[.AW49]+[.BY49])/3" table:style-name="ce22">
            <text:p>19.84%</text:p>
          </table:table-cell>
          <table:table-cell office:value-type="percentage" office:value="0.29313131313131313" table:formula="of:=([.V49]+[.AX49]+[.BZ49])/3" table:style-name="ce22">
            <text:p>29.31%</text:p>
          </table:table-cell>
          <table:table-cell office:value-type="percentage" office:value="0.2227609427609428" table:formula="of:=([.W49]+[.AY49]+[.CA49])/3" table:style-name="ce22">
            <text:p>22.28%</text:p>
          </table:table-cell>
          <table:table-cell office:value-type="percentage" office:value="0.55649831649831649" table:formula="of:=([.X49]+[.AZ49]+[.CB49])/3" table:style-name="ce22">
            <text:p>55.65%</text:p>
          </table:table-cell>
          <table:table-cell office:value-type="percentage" office:value="0.55272727272727262" table:formula="of:=([.Y49]+[.BA49]+[.CC49])/3" table:style-name="ce22">
            <text:p>55.27%</text:p>
          </table:table-cell>
          <table:table-cell office:value-type="percentage" office:value="0.53582491582491576" table:formula="of:=([.Z49]+[.BB49]+[.CD49])/3" table:style-name="ce22">
            <text:p>53.58%</text:p>
          </table:table-cell>
          <table:table-cell office:value-type="percentage" office:value="0.34343434343434343" table:formula="of:=([.AA49]+[.BC49]+[.CE49])/3" table:style-name="ce22">
            <text:p>34.34%</text:p>
          </table:table-cell>
          <table:table-cell office:value-type="percentage" office:value="0.57097643097643103" table:formula="of:=([.AB49]+[.BD49]+[.CF49])/3" table:style-name="ce22">
            <text:p>57.10%</text:p>
          </table:table-cell>
          <table:table-cell office:value-type="percentage" office:value="0.73306397306397308" table:formula="of:=([.AC49]+[.BE49]+[.CG49])/3" table:style-name="ce22">
            <text:p>73.31%</text:p>
          </table:table-cell>
          <table:table-cell office:value-type="percentage" office:value="0.53245791245791263" table:formula="of:=([.AD49]+[.BF49]+[.CH49])/3" table:style-name="ce22">
            <text:p>53.25%</text:p>
          </table:table-cell>
          <table:table-cell office:value-type="percentage" office:value="0.68053872053872067" table:formula="of:=([.AE49]+[.BG49]+[.CI49])/3" table:style-name="ce22">
            <text:p>68.05%</text:p>
          </table:table-cell>
          <table:table-cell table:number-columns-repeated="1628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string" table:style-name="ce25">
            <text:p>dalton123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F50]-[.$E50])/[.$E50]" table:style-name="ce21">
            <text:p>0.00%</text:p>
          </table:table-cell>
          <table:table-cell office:value-type="percentage" office:value="4.4444444444444363E-2" table:formula="of:=([.G50]-[.$E50])/[.$E50]" table:style-name="ce21">
            <text:p>4.44%</text:p>
          </table:table-cell>
          <table:table-cell office:value-type="percentage" office:value="0.33333333333333326" table:formula="of:=([.H50]-[.$E50])/[.$E50]" table:style-name="ce21">
            <text:p>33.33%</text:p>
          </table:table-cell>
          <table:table-cell office:value-type="percentage" office:value="0.46666666666666667" table:formula="of:=([.I50]-[.$E50])/[.$E50]" table:style-name="ce21">
            <text:p>46.67%</text:p>
          </table:table-cell>
          <table:table-cell office:value-type="percentage" office:value="0.35555555555555551" table:formula="of:=([.J50]-[.$E50])/[.$E50]" table:style-name="ce21">
            <text:p>35.56%</text:p>
          </table:table-cell>
          <table:table-cell office:value-type="percentage" office:value="0.62222222222222212" table:formula="of:=([.K50]-[.$E50])/[.$E50]" table:style-name="ce21">
            <text:p>62.22%</text:p>
          </table:table-cell>
          <table:table-cell office:value-type="percentage" office:value="0.59999999999999987" table:formula="of:=([.L50]-[.$E50])/[.$E50]" table:style-name="ce21">
            <text:p>60.00%</text:p>
          </table:table-cell>
          <table:table-cell office:value-type="percentage" office:value="0.51111111111111118" table:formula="of:=([.M50]-[.$E50])/[.$E50]" table:style-name="ce21">
            <text:p>51.11%</text:p>
          </table:table-cell>
          <table:table-cell office:value-type="percentage" office:value="0.46666666666666667" table:formula="of:=([.N50]-[.$E50])/[.$E50]" table:style-name="ce21">
            <text:p>46.67%</text:p>
          </table:table-cell>
          <table:table-cell office:value-type="percentage" office:value="1.3111111111111113" table:formula="of:=([.O50]-[.$E50])/[.$E50]" table:style-name="ce21">
            <text:p>131.11%</text:p>
          </table:table-cell>
          <table:table-cell office:value-type="percentage" office:value="1.7555555555555555" table:formula="of:=([.P50]-[.$E50])/[.$E50]" table:style-name="ce21">
            <text:p>175.56%</text:p>
          </table:table-cell>
          <table:table-cell office:value-type="percentage" office:value="1.3555555555555558" table:formula="of:=([.Q50]-[.$E50])/[.$E50]" table:style-name="ce21">
            <text:p>135.56%</text:p>
          </table:table-cell>
          <table:table-cell office:value-type="percentage" office:value="1.4888888888888892" table:formula="of:=([.R50]-[.$E50])/[.$E50]" table:style-name="ce21">
            <text:p>148.89%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AH50]-[.$AG50])/[.$AG50]" table:style-name="ce21">
            <text:p>0.00%</text:p>
          </table:table-cell>
          <table:table-cell office:value-type="percentage" office:value="0" table:formula="of:=([.AI50]-[.$AG50])/[.$AG50]" table:style-name="ce21">
            <text:p>0.00%</text:p>
          </table:table-cell>
          <table:table-cell office:value-type="percentage" office:value="0.13333333333333347" table:formula="of:=([.AJ50]-[.$AG50])/[.$AG50]" table:style-name="ce21">
            <text:p>13.33%</text:p>
          </table:table-cell>
          <table:table-cell office:value-type="percentage" office:value="0.2" table:formula="of:=([.AK50]-[.$AG50])/[.$AG50]" table:style-name="ce21">
            <text:p>20.00%</text:p>
          </table:table-cell>
          <table:table-cell office:value-type="percentage" office:value="6.6666666666666735E-2" table:formula="of:=([.AL50]-[.$AG50])/[.$AG50]" table:style-name="ce21">
            <text:p>6.67%</text:p>
          </table:table-cell>
          <table:table-cell office:value-type="percentage" office:value="0" table:formula="of:=([.AM50]-[.$AG50])/[.$AG50]" table:style-name="ce21">
            <text:p>0.00%</text:p>
          </table:table-cell>
          <table:table-cell office:value-type="percentage" office:value="0.7333333333333335" table:formula="of:=([.AN50]-[.$AG50])/[.$AG50]" table:style-name="ce21">
            <text:p>73.33%</text:p>
          </table:table-cell>
          <table:table-cell office:value-type="percentage" office:value="0.7333333333333335" table:formula="of:=([.AO50]-[.$AG50])/[.$AG50]" table:style-name="ce21">
            <text:p>73.33%</text:p>
          </table:table-cell>
          <table:table-cell office:value-type="percentage" office:value="0.6" table:formula="of:=([.AP50]-[.$AG50])/[.$AG50]" table:style-name="ce21">
            <text:p>60.00%</text:p>
          </table:table-cell>
          <table:table-cell office:value-type="percentage" office:value="0.66666666666666674" table:formula="of:=([.AQ50]-[.$AG50])/[.$AG50]" table:style-name="ce21">
            <text:p>66.67%</text:p>
          </table:table-cell>
          <table:table-cell office:value-type="percentage" office:value="0.7333333333333335" table:formula="of:=([.AR50]-[.$AG50])/[.$AG50]" table:style-name="ce21">
            <text:p>73.33%</text:p>
          </table:table-cell>
          <table:table-cell office:value-type="percentage" office:value="0.66666666666666674" table:formula="of:=([.AS50]-[.$AG50])/[.$AG50]" table:style-name="ce21">
            <text:p>66.67%</text:p>
          </table:table-cell>
          <table:table-cell office:value-type="percentage" office:value="0.53333333333333344" table:formula="of:=([.AT50]-[.$AG50])/[.$AG50]" table:style-name="ce21">
            <text:p>53.33%</text:p>
          </table:table-cell>
          <table:table-cell office:value-type="string" table:style-name="ce18">
            <text:p>FAT.CN</text:p>
          </table:table-cell>
          <table:table-cell office:value-type="float" office:value="0.08" table:style-name="ce19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11" table:style-name="ce20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3" table:style-name="ce20">
            <text:p>0.13</text:p>
          </table:table-cell>
          <table:table-cell office:value-type="float" office:value="0.11" table:style-name="ce20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percentage" office:value="0.12499999999999993" table:formula="of:=([.BJ50]-[.$BI50])/[.$BI50]" table:style-name="ce21">
            <text:p>12.50%</text:p>
          </table:table-cell>
          <table:table-cell office:value-type="percentage" office:value="-6.2500000000000056E-2" table:formula="of:=([.BK50]-[.$BI50])/[.$BI50]" table:style-name="ce21">
            <text:p>-6.25%</text:p>
          </table:table-cell>
          <table:table-cell office:value-type="percentage" office:value="-6.2500000000000056E-2" table:formula="of:=([.BL50]-[.$BI50])/[.$BI50]" table:style-name="ce21">
            <text:p>-6.25%</text:p>
          </table:table-cell>
          <table:table-cell office:value-type="percentage" office:value="-0.1875" table:formula="of:=([.BM50]-[.$BI50])/[.$BI50]" table:style-name="ce21">
            <text:p>-18.75%</text:p>
          </table:table-cell>
          <table:table-cell office:value-type="percentage" office:value="0.375" table:formula="of:=([.BN50]-[.$BI50])/[.$BI50]" table:style-name="ce21">
            <text:p>37.50%</text:p>
          </table:table-cell>
          <table:table-cell office:value-type="percentage" office:value="0.25000000000000006" table:formula="of:=([.BO50]-[.$BI50])/[.$BI50]" table:style-name="ce21">
            <text:p>25.00%</text:p>
          </table:table-cell>
          <table:table-cell office:value-type="percentage" office:value="0.375" table:formula="of:=([.BP50]-[.$BI50])/[.$BI50]" table:style-name="ce21">
            <text:p>37.50%</text:p>
          </table:table-cell>
          <table:table-cell office:value-type="percentage" office:value="0.375" table:formula="of:=([.BQ50]-[.$BI50])/[.$BI50]" table:style-name="ce21">
            <text:p>37.50%</text:p>
          </table:table-cell>
          <table:table-cell office:value-type="percentage" office:value="0.625" table:formula="of:=([.BR50]-[.$BI50])/[.$BI50]" table:style-name="ce21">
            <text:p>62.50%</text:p>
          </table:table-cell>
          <table:table-cell office:value-type="percentage" office:value="0.375" table:formula="of:=([.BS50]-[.$BI50])/[.$BI50]" table:style-name="ce21">
            <text:p>37.50%</text:p>
          </table:table-cell>
          <table:table-cell office:value-type="percentage" office:value="0.25000000000000006" table:formula="of:=([.BT50]-[.$BI50])/[.$BI50]" table:style-name="ce21">
            <text:p>25.00%</text:p>
          </table:table-cell>
          <table:table-cell office:value-type="percentage" office:value="0.25000000000000006" table:formula="of:=([.BU50]-[.$BI50])/[.$BI50]" table:style-name="ce21">
            <text:p>25.00%</text:p>
          </table:table-cell>
          <table:table-cell office:value-type="percentage" office:value="0.31249999999999994" table:formula="of:=([.BV50]-[.$BI50])/[.$BI50]" table:style-name="ce21">
            <text:p>31.25%</text:p>
          </table:table-cell>
          <table:table-cell office:value-type="string" table:style-name="ce25">
            <text:p>dalton123</text:p>
          </table:table-cell>
          <table:table-cell office:value-type="percentage" office:value="4.1666666666666644E-2" table:formula="of:=([.S50]+[.AU50]+[.BW50])/3" table:style-name="ce22">
            <text:p>4.17%</text:p>
          </table:table-cell>
          <table:table-cell office:value-type="percentage" office:value="-6.0185185185185645E-3" table:formula="of:=([.T50]+[.AV50]+[.BX50])/3" table:style-name="ce22">
            <text:p>-0.60%</text:p>
          </table:table-cell>
          <table:table-cell office:value-type="percentage" office:value="0.13472222222222222" table:formula="of:=([.U50]+[.AW50]+[.BY50])/3" table:style-name="ce22">
            <text:p>13.47%</text:p>
          </table:table-cell>
          <table:table-cell office:value-type="percentage" office:value="0.15972222222222224" table:formula="of:=([.V50]+[.AX50]+[.BZ50])/3" table:style-name="ce22">
            <text:p>15.97%</text:p>
          </table:table-cell>
          <table:table-cell office:value-type="percentage" office:value="0.26574074074074078" table:formula="of:=([.W50]+[.AY50]+[.CA50])/3" table:style-name="ce22">
            <text:p>26.57%</text:p>
          </table:table-cell>
          <table:table-cell office:value-type="percentage" office:value="0.29074074074074074" table:formula="of:=([.X50]+[.AZ50]+[.CB50])/3" table:style-name="ce22">
            <text:p>29.07%</text:p>
          </table:table-cell>
          <table:table-cell office:value-type="percentage" office:value="0.56944444444444453" table:formula="of:=([.Y50]+[.BA50]+[.CC50])/3" table:style-name="ce22">
            <text:p>56.94%</text:p>
          </table:table-cell>
          <table:table-cell office:value-type="percentage" office:value="0.53981481481481486" table:formula="of:=([.Z50]+[.BB50]+[.CD50])/3" table:style-name="ce22">
            <text:p>53.98%</text:p>
          </table:table-cell>
          <table:table-cell office:value-type="percentage" office:value="0.56388888888888888" table:formula="of:=([.AA50]+[.BC50]+[.CE50])/3" table:style-name="ce22">
            <text:p>56.39%</text:p>
          </table:table-cell>
          <table:table-cell office:value-type="percentage" office:value="0.78425925925925932" table:formula="of:=([.AB50]+[.BD50]+[.CF50])/3" table:style-name="ce22">
            <text:p>78.43%</text:p>
          </table:table-cell>
          <table:table-cell office:value-type="percentage" office:value="0.91296296296296298" table:formula="of:=([.AC50]+[.BE50]+[.CG50])/3" table:style-name="ce22">
            <text:p>91.30%</text:p>
          </table:table-cell>
          <table:table-cell office:value-type="percentage" office:value="0.75740740740740753" table:formula="of:=([.AD50]+[.BF50]+[.CH50])/3" table:style-name="ce22">
            <text:p>75.74%</text:p>
          </table:table-cell>
          <table:table-cell office:value-type="percentage" office:value="0.7782407407407409" table:formula="of:=([.AE50]+[.BG50]+[.CI50])/3" table:style-name="ce22">
            <text:p>77.82%</text:p>
          </table:table-cell>
          <table:table-cell table:number-columns-repeated="1628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5" table:style-name="ce1">
            <text:p>145</text:p>
          </table:table-cell>
          <table:table-cell office:value-type="string" table:style-name="ce25">
            <text:p>jerrio78</text:p>
          </table:table-cell>
          <table:table-cell office:value-type="string" table:style-name="ce18">
            <text:p>EHT.V</text:p>
          </table:table-cell>
          <table:table-cell office:value-type="float" office:value="0.21" table:style-name="ce19">
            <text:p>0.21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5" table:style-name="ce20">
            <text:p>0.185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percentage" office:value="-0.21428571428571422" table:formula="of:=([.F51]-[.$E51])/[.$E51]" table:style-name="ce21">
            <text:p>-21.43%</text:p>
          </table:table-cell>
          <table:table-cell office:value-type="percentage" office:value="-0.11904761904761903" table:formula="of:=([.G51]-[.$E51])/[.$E51]" table:style-name="ce21">
            <text:p>-11.90%</text:p>
          </table:table-cell>
          <table:table-cell office:value-type="percentage" office:value="-0.14285714285714285" table:formula="of:=([.H51]-[.$E51])/[.$E51]" table:style-name="ce21">
            <text:p>-14.29%</text:p>
          </table:table-cell>
          <table:table-cell office:value-type="percentage" office:value="-0.11904761904761903" table:formula="of:=([.I51]-[.$E51])/[.$E51]" table:style-name="ce21">
            <text:p>-11.90%</text:p>
          </table:table-cell>
          <table:table-cell office:value-type="percentage" office:value="-0.14285714285714285" table:formula="of:=([.J51]-[.$E51])/[.$E51]" table:style-name="ce21">
            <text:p>-14.29%</text:p>
          </table:table-cell>
          <table:table-cell office:value-type="percentage" office:value="-0.11904761904761903" table:formula="of:=([.K51]-[.$E51])/[.$E51]" table:style-name="ce21">
            <text:p>-11.90%</text:p>
          </table:table-cell>
          <table:table-cell office:value-type="percentage" office:value="-0.21428571428571422" table:formula="of:=([.L51]-[.$E51])/[.$E51]" table:style-name="ce21">
            <text:p>-21.43%</text:p>
          </table:table-cell>
          <table:table-cell office:value-type="percentage" office:value="-0.21428571428571422" table:formula="of:=([.M51]-[.$E51])/[.$E51]" table:style-name="ce21">
            <text:p>-21.43%</text:p>
          </table:table-cell>
          <table:table-cell office:value-type="percentage" office:value="-0.2857142857142857" table:formula="of:=([.N51]-[.$E51])/[.$E51]" table:style-name="ce21">
            <text:p>-28.57%</text:p>
          </table:table-cell>
          <table:table-cell office:value-type="percentage" office:value="-0.33333333333333326" table:formula="of:=([.O51]-[.$E51])/[.$E51]" table:style-name="ce21">
            <text:p>-33.33%</text:p>
          </table:table-cell>
          <table:table-cell office:value-type="percentage" office:value="-0.2857142857142857" table:formula="of:=([.P51]-[.$E51])/[.$E51]" table:style-name="ce21">
            <text:p>-28.57%</text:p>
          </table:table-cell>
          <table:table-cell office:value-type="percentage" office:value="-0.38095238095238093" table:formula="of:=([.Q51]-[.$E51])/[.$E51]" table:style-name="ce21">
            <text:p>-38.10%</text:p>
          </table:table-cell>
          <table:table-cell office:value-type="percentage" office:value="-0.40476190476190477" table:formula="of:=([.R51]-[.$E51])/[.$E51]" table:style-name="ce21">
            <text:p>-40.48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51]-[.$AG51])/[.$AG51]" table:style-name="ce21">
            <text:p>-20.83%</text:p>
          </table:table-cell>
          <table:table-cell office:value-type="percentage" office:value="-0.20833333333333329" table:formula="of:=([.AI51]-[.$AG51])/[.$AG51]" table:style-name="ce21">
            <text:p>-20.83%</text:p>
          </table:table-cell>
          <table:table-cell office:value-type="percentage" office:value="-8.3333333333333301E-2" table:formula="of:=([.AJ51]-[.$AG51])/[.$AG51]" table:style-name="ce21">
            <text:p>-8.33%</text:p>
          </table:table-cell>
          <table:table-cell office:value-type="percentage" office:value="-0.25" table:formula="of:=([.AK51]-[.$AG51])/[.$AG51]" table:style-name="ce21">
            <text:p>-25.00%</text:p>
          </table:table-cell>
          <table:table-cell office:value-type="percentage" office:value="-0.29166666666666657" table:formula="of:=([.AL51]-[.$AG51])/[.$AG51]" table:style-name="ce21">
            <text:p>-29.17%</text:p>
          </table:table-cell>
          <table:table-cell office:value-type="percentage" office:value="-0.33333333333333331" table:formula="of:=([.AM51]-[.$AG51])/[.$AG51]" table:style-name="ce21">
            <text:p>-33.33%</text:p>
          </table:table-cell>
          <table:table-cell office:value-type="percentage" office:value="-0.41666666666666657" table:formula="of:=([.AN51]-[.$AG51])/[.$AG51]" table:style-name="ce21">
            <text:p>-41.67%</text:p>
          </table:table-cell>
          <table:table-cell office:value-type="percentage" office:value="-0.33333333333333331" table:formula="of:=([.AO51]-[.$AG51])/[.$AG51]" table:style-name="ce21">
            <text:p>-33.33%</text:p>
          </table:table-cell>
          <table:table-cell office:value-type="percentage" office:value="-0.25" table:formula="of:=([.AP51]-[.$AG51])/[.$AG51]" table:style-name="ce21">
            <text:p>-25.00%</text:p>
          </table:table-cell>
          <table:table-cell office:value-type="percentage" office:value="0" table:formula="of:=([.AQ51]-[.$AG51])/[.$AG51]" table:style-name="ce21">
            <text:p>0.00%</text:p>
          </table:table-cell>
          <table:table-cell office:value-type="percentage" office:value="-0.25" table:formula="of:=([.AR51]-[.$AG51])/[.$AG51]" table:style-name="ce21">
            <text:p>-25.00%</text:p>
          </table:table-cell>
          <table:table-cell office:value-type="percentage" office:value="-0.1666666666666666" table:formula="of:=([.AS51]-[.$AG51])/[.$AG51]" table:style-name="ce21">
            <text:p>-16.67%</text:p>
          </table:table-cell>
          <table:table-cell office:value-type="percentage" office:value="-0.29166666666666657" table:formula="of:=([.AT51]-[.$AG51])/[.$AG51]" table:style-name="ce21">
            <text:p>-29.17%</text:p>
          </table:table-cell>
          <table:table-cell office:value-type="string" table:style-name="ce18">
            <text:p>VIV.V</text:p>
          </table:table-cell>
          <table:table-cell office:value-type="float" office:value="0.125" table:style-name="ce19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percentage" office:value="0" table:formula="of:=([.BJ51]-[.$BI51])/[.$BI51]" table:style-name="ce21">
            <text:p>0.00%</text:p>
          </table:table-cell>
          <table:table-cell office:value-type="percentage" office:value="4.0000000000000036E-2" table:formula="of:=([.BK51]-[.$BI51])/[.$BI51]" table:style-name="ce21">
            <text:p>4.00%</text:p>
          </table:table-cell>
          <table:table-cell office:value-type="percentage" office:value="0" table:formula="of:=([.BL51]-[.$BI51])/[.$BI51]" table:style-name="ce21">
            <text:p>0.00%</text:p>
          </table:table-cell>
          <table:table-cell office:value-type="percentage" office:value="-4.0000000000000036E-2" table:formula="of:=([.BM51]-[.$BI51])/[.$BI51]" table:style-name="ce21">
            <text:p>-4.00%</text:p>
          </table:table-cell>
          <table:table-cell office:value-type="percentage" office:value="-4.0000000000000036E-2" table:formula="of:=([.BN51]-[.$BI51])/[.$BI51]" table:style-name="ce21">
            <text:p>-4.00%</text:p>
          </table:table-cell>
          <table:table-cell office:value-type="percentage" office:value="-0.16000000000000003" table:formula="of:=([.BO51]-[.$BI51])/[.$BI51]" table:style-name="ce21">
            <text:p>-16.00%</text:p>
          </table:table-cell>
          <table:table-cell office:value-type="percentage" office:value="-0.19999999999999996" table:formula="of:=([.BP51]-[.$BI51])/[.$BI51]" table:style-name="ce21">
            <text:p>-20.00%</text:p>
          </table:table-cell>
          <table:table-cell office:value-type="percentage" office:value="-0.19999999999999996" table:formula="of:=([.BQ51]-[.$BI51])/[.$BI51]" table:style-name="ce21">
            <text:p>-20.00%</text:p>
          </table:table-cell>
          <table:table-cell office:value-type="percentage" office:value="-0.24" table:formula="of:=([.BR51]-[.$BI51])/[.$BI51]" table:style-name="ce21">
            <text:p>-24.00%</text:p>
          </table:table-cell>
          <table:table-cell office:value-type="percentage" office:value="-0.24" table:formula="of:=([.BS51]-[.$BI51])/[.$BI51]" table:style-name="ce21">
            <text:p>-24.00%</text:p>
          </table:table-cell>
          <table:table-cell office:value-type="percentage" office:value="-0.28000000000000003" table:formula="of:=([.BT51]-[.$BI51])/[.$BI51]" table:style-name="ce21">
            <text:p>-28.00%</text:p>
          </table:table-cell>
          <table:table-cell office:value-type="percentage" office:value="-0.12" table:formula="of:=([.BU51]-[.$BI51])/[.$BI51]" table:style-name="ce21">
            <text:p>-12.00%</text:p>
          </table:table-cell>
          <table:table-cell office:value-type="percentage" office:value="-0.12" table:formula="of:=([.BV51]-[.$BI51])/[.$BI51]" table:style-name="ce21">
            <text:p>-12.00%</text:p>
          </table:table-cell>
          <table:table-cell office:value-type="string" table:style-name="ce25">
            <text:p>jerrio78</text:p>
          </table:table-cell>
          <table:table-cell office:value-type="percentage" office:value="-0.14087301587301584" table:formula="of:=([.S51]+[.AU51]+[.BW51])/3" table:style-name="ce22">
            <text:p>-14.09%</text:p>
          </table:table-cell>
          <table:table-cell office:value-type="percentage" office:value="-9.5793650793650764E-2" table:formula="of:=([.T51]+[.AV51]+[.BX51])/3" table:style-name="ce22">
            <text:p>-9.58%</text:p>
          </table:table-cell>
          <table:table-cell office:value-type="percentage" office:value="-7.5396825396825393E-2" table:formula="of:=([.U51]+[.AW51]+[.BY51])/3" table:style-name="ce22">
            <text:p>-7.54%</text:p>
          </table:table-cell>
          <table:table-cell office:value-type="percentage" office:value="-0.13634920634920636" table:formula="of:=([.V51]+[.AX51]+[.BZ51])/3" table:style-name="ce22">
            <text:p>-13.63%</text:p>
          </table:table-cell>
          <table:table-cell office:value-type="percentage" office:value="-0.15817460317460316" table:formula="of:=([.W51]+[.AY51]+[.CA51])/3" table:style-name="ce22">
            <text:p>-15.82%</text:p>
          </table:table-cell>
          <table:table-cell office:value-type="percentage" office:value="-0.20412698412698413" table:formula="of:=([.X51]+[.AZ51]+[.CB51])/3" table:style-name="ce22">
            <text:p>-20.41%</text:p>
          </table:table-cell>
          <table:table-cell office:value-type="percentage" office:value="-0.27698412698412694" table:formula="of:=([.Y51]+[.BA51]+[.CC51])/3" table:style-name="ce22">
            <text:p>-27.70%</text:p>
          </table:table-cell>
          <table:table-cell office:value-type="percentage" office:value="-0.24920634920634918" table:formula="of:=([.Z51]+[.BB51]+[.CD51])/3" table:style-name="ce22">
            <text:p>-24.92%</text:p>
          </table:table-cell>
          <table:table-cell office:value-type="percentage" office:value="-0.25857142857142856" table:formula="of:=([.AA51]+[.BC51]+[.CE51])/3" table:style-name="ce22">
            <text:p>-25.86%</text:p>
          </table:table-cell>
          <table:table-cell office:value-type="percentage" office:value="-0.19111111111111109" table:formula="of:=([.AB51]+[.BD51]+[.CF51])/3" table:style-name="ce22">
            <text:p>-19.11%</text:p>
          </table:table-cell>
          <table:table-cell office:value-type="percentage" office:value="-0.27190476190476193" table:formula="of:=([.AC51]+[.BE51]+[.CG51])/3" table:style-name="ce22">
            <text:p>-27.19%</text:p>
          </table:table-cell>
          <table:table-cell office:value-type="percentage" office:value="-0.22253968253968251" table:formula="of:=([.AD51]+[.BF51]+[.CH51])/3" table:style-name="ce22">
            <text:p>-22.25%</text:p>
          </table:table-cell>
          <table:table-cell office:value-type="percentage" office:value="-0.27214285714285713" table:formula="of:=([.AE51]+[.BG51]+[.CI51])/3" table:style-name="ce22">
            <text:p>-27.21%</text:p>
          </table:table-cell>
          <table:table-cell table:number-columns-repeated="1628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0" table:style-name="ce1">
            <text:p>130</text:p>
          </table:table-cell>
          <table:table-cell office:value-type="string" table:style-name="ce25">
            <text:p>Drj</text:p>
          </table:table-cell>
          <table:table-cell office:value-type="string" table:style-name="ce18">
            <text:p>OOO.V</text:p>
          </table:table-cell>
          <table:table-cell office:value-type="float" office:value="0.25" table:style-name="ce19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" table:style-name="ce20">
            <text:p>0.27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33" table:style-name="ce20">
            <text:p>0.33</text:p>
          </table:table-cell>
          <table:table-cell office:value-type="float" office:value="0.31" table:style-name="ce20">
            <text:p>0.31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" table:style-name="ce20">
            <text:p>0.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27" table:style-name="ce20">
            <text:p>0.27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32" table:style-name="ce20">
            <text:p>0.32</text:p>
          </table:table-cell>
          <table:table-cell office:value-type="percentage" office:value="0.1399999999999999" table:formula="of:=([.F52]-[.$E52])/[.$E52]" table:style-name="ce21">
            <text:p>14.00%</text:p>
          </table:table-cell>
          <table:table-cell office:value-type="percentage" office:value="0.10000000000000009" table:formula="of:=([.G52]-[.$E52])/[.$E52]" table:style-name="ce21">
            <text:p>10.00%</text:p>
          </table:table-cell>
          <table:table-cell office:value-type="percentage" office:value="8.0000000000000071E-2" table:formula="of:=([.H52]-[.$E52])/[.$E52]" table:style-name="ce21">
            <text:p>8.00%</text:p>
          </table:table-cell>
          <table:table-cell office:value-type="percentage" office:value="0.1399999999999999" table:formula="of:=([.I52]-[.$E52])/[.$E52]" table:style-name="ce21">
            <text:p>14.00%</text:p>
          </table:table-cell>
          <table:table-cell office:value-type="percentage" office:value="4.0000000000000036E-2" table:formula="of:=([.J52]-[.$E52])/[.$E52]" table:style-name="ce21">
            <text:p>4.00%</text:p>
          </table:table-cell>
          <table:table-cell office:value-type="percentage" office:value="0.32000000000000006" table:formula="of:=([.K52]-[.$E52])/[.$E52]" table:style-name="ce21">
            <text:p>32.00%</text:p>
          </table:table-cell>
          <table:table-cell office:value-type="percentage" office:value="0.24" table:formula="of:=([.L52]-[.$E52])/[.$E52]" table:style-name="ce21">
            <text:p>24.00%</text:p>
          </table:table-cell>
          <table:table-cell office:value-type="percentage" office:value="0.45999999999999996" table:formula="of:=([.M52]-[.$E52])/[.$E52]" table:style-name="ce21">
            <text:p>46.00%</text:p>
          </table:table-cell>
          <table:table-cell office:value-type="percentage" office:value="0.19999999999999996" table:formula="of:=([.N52]-[.$E52])/[.$E52]" table:style-name="ce21">
            <text:p>20.00%</text:p>
          </table:table-cell>
          <table:table-cell office:value-type="percentage" office:value="0.21999999999999997" table:formula="of:=([.O52]-[.$E52])/[.$E52]" table:style-name="ce21">
            <text:p>22.00%</text:p>
          </table:table-cell>
          <table:table-cell office:value-type="percentage" office:value="8.0000000000000071E-2" table:formula="of:=([.P52]-[.$E52])/[.$E52]" table:style-name="ce21">
            <text:p>8.00%</text:p>
          </table:table-cell>
          <table:table-cell office:value-type="percentage" office:value="6.0000000000000053E-2" table:formula="of:=([.Q52]-[.$E52])/[.$E52]" table:style-name="ce21">
            <text:p>6.00%</text:p>
          </table:table-cell>
          <table:table-cell office:value-type="percentage" office:value="0.28000000000000003" table:formula="of:=([.R52]-[.$E52])/[.$E52]" table:style-name="ce21">
            <text:p>28.00%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0.10526315789473675" table:formula="of:=([.AH52]-[.$AG52])/[.$AG52]" table:style-name="ce21">
            <text:p>-10.53%</text:p>
          </table:table-cell>
          <table:table-cell office:value-type="percentage" office:value="-0.10526315789473675" table:formula="of:=([.AI52]-[.$AG52])/[.$AG52]" table:style-name="ce21">
            <text:p>-10.53%</text:p>
          </table:table-cell>
          <table:table-cell office:value-type="percentage" office:value="-0.10526315789473675" table:formula="of:=([.AJ52]-[.$AG52])/[.$AG52]" table:style-name="ce21">
            <text:p>-10.53%</text:p>
          </table:table-cell>
          <table:table-cell office:value-type="percentage" office:value="0" table:formula="of:=([.AK52]-[.$AG52])/[.$AG52]" table:style-name="ce21">
            <text:p>0.00%</text:p>
          </table:table-cell>
          <table:table-cell office:value-type="percentage" office:value="0" table:formula="of:=([.AL52]-[.$AG52])/[.$AG52]" table:style-name="ce21">
            <text:p>0.00%</text:p>
          </table:table-cell>
          <table:table-cell office:value-type="percentage" office:value="-8.7719298245613919E-2" table:formula="of:=([.AM52]-[.$AG52])/[.$AG52]" table:style-name="ce21">
            <text:p>-8.77%</text:p>
          </table:table-cell>
          <table:table-cell office:value-type="percentage" office:value="-0.10526315789473675" table:formula="of:=([.AN52]-[.$AG52])/[.$AG52]" table:style-name="ce21">
            <text:p>-10.53%</text:p>
          </table:table-cell>
          <table:table-cell office:value-type="percentage" office:value="-0.12280701754385957" table:formula="of:=([.AO52]-[.$AG52])/[.$AG52]" table:style-name="ce21">
            <text:p>-12.28%</text:p>
          </table:table-cell>
          <table:table-cell office:value-type="percentage" office:value="-0.15789473684210523" table:formula="of:=([.AP52]-[.$AG52])/[.$AG52]" table:style-name="ce21">
            <text:p>-15.79%</text:p>
          </table:table-cell>
          <table:table-cell office:value-type="percentage" office:value="-0.26315789473684209" table:formula="of:=([.AQ52]-[.$AG52])/[.$AG52]" table:style-name="ce21">
            <text:p>-26.32%</text:p>
          </table:table-cell>
          <table:table-cell office:value-type="percentage" office:value="-0.17543859649122803" table:formula="of:=([.AR52]-[.$AG52])/[.$AG52]" table:style-name="ce21">
            <text:p>-17.54%</text:p>
          </table:table-cell>
          <table:table-cell office:value-type="percentage" office:value="-0.17543859649122803" table:formula="of:=([.AS52]-[.$AG52])/[.$AG52]" table:style-name="ce21">
            <text:p>-17.54%</text:p>
          </table:table-cell>
          <table:table-cell office:value-type="percentage" office:value="-7.0175438596491099E-2" table:formula="of:=([.AT52]-[.$AG52])/[.$AG52]" table:style-name="ce21">
            <text:p>-7.02%</text:p>
          </table:table-cell>
          <table:table-cell office:value-type="string" table:style-name="ce18">
            <text:p>EXO.V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percentage" office:value="0" table:formula="of:=([.BJ52]-[.$BI52])/[.$BI52]" table:style-name="ce21">
            <text:p>0.00%</text:p>
          </table:table-cell>
          <table:table-cell office:value-type="percentage" office:value="0.3" table:formula="of:=([.BK52]-[.$BI52])/[.$BI52]" table:style-name="ce21">
            <text:p>30.00%</text:p>
          </table:table-cell>
          <table:table-cell office:value-type="percentage" office:value="0.3" table:formula="of:=([.BL52]-[.$BI52])/[.$BI52]" table:style-name="ce21">
            <text:p>30.00%</text:p>
          </table:table-cell>
          <table:table-cell office:value-type="percentage" office:value="0.3" table:formula="of:=([.BM52]-[.$BI52])/[.$BI52]" table:style-name="ce21">
            <text:p>30.00%</text:p>
          </table:table-cell>
          <table:table-cell office:value-type="percentage" office:value="-0.40000000000000008" table:formula="of:=([.BN52]-[.$BI52])/[.$BI52]" table:style-name="ce21">
            <text:p>-40.00%</text:p>
          </table:table-cell>
          <table:table-cell office:value-type="percentage" office:value="-0.40000000000000008" table:formula="of:=([.BO52]-[.$BI52])/[.$BI52]" table:style-name="ce21">
            <text:p>-40.00%</text:p>
          </table:table-cell>
          <table:table-cell office:value-type="percentage" office:value="-0.40000000000000008" table:formula="of:=([.BP52]-[.$BI52])/[.$BI52]" table:style-name="ce21">
            <text:p>-40.00%</text:p>
          </table:table-cell>
          <table:table-cell office:value-type="percentage" office:value="-0.40000000000000008" table:formula="of:=([.BQ52]-[.$BI52])/[.$BI52]" table:style-name="ce21">
            <text:p>-40.00%</text:p>
          </table:table-cell>
          <table:table-cell office:value-type="percentage" office:value="-0.40000000000000008" table:formula="of:=([.BR52]-[.$BI52])/[.$BI52]" table:style-name="ce21">
            <text:p>-40.00%</text:p>
          </table:table-cell>
          <table:table-cell office:value-type="percentage" office:value="-0.40000000000000008" table:formula="of:=([.BS52]-[.$BI52])/[.$BI52]" table:style-name="ce21">
            <text:p>-40.00%</text:p>
          </table:table-cell>
          <table:table-cell office:value-type="percentage" office:value="-0.40000000000000008" table:formula="of:=([.BT52]-[.$BI52])/[.$BI52]" table:style-name="ce21">
            <text:p>-40.00%</text:p>
          </table:table-cell>
          <table:table-cell office:value-type="percentage" office:value="-0.40000000000000008" table:formula="of:=([.BU52]-[.$BI52])/[.$BI52]" table:style-name="ce21">
            <text:p>-40.00%</text:p>
          </table:table-cell>
          <table:table-cell office:value-type="percentage" office:value="-0.40000000000000008" table:formula="of:=([.BV52]-[.$BI52])/[.$BI52]" table:style-name="ce21">
            <text:p>-40.00%</text:p>
          </table:table-cell>
          <table:table-cell office:value-type="string" table:style-name="ce25">
            <text:p>Drj</text:p>
          </table:table-cell>
          <table:table-cell office:value-type="percentage" office:value="1.157894736842105E-2" table:formula="of:=([.S52]+[.AU52]+[.BW52])/3" table:style-name="ce22">
            <text:p>1.16%</text:p>
          </table:table-cell>
          <table:table-cell office:value-type="percentage" office:value="9.8245614035087761E-2" table:formula="of:=([.T52]+[.AV52]+[.BX52])/3" table:style-name="ce22">
            <text:p>9.82%</text:p>
          </table:table-cell>
          <table:table-cell office:value-type="percentage" office:value="9.1578947368421093E-2" table:formula="of:=([.U52]+[.AW52]+[.BY52])/3" table:style-name="ce22">
            <text:p>9.16%</text:p>
          </table:table-cell>
          <table:table-cell office:value-type="percentage" office:value="0.14666666666666664" table:formula="of:=([.V52]+[.AX52]+[.BZ52])/3" table:style-name="ce22">
            <text:p>14.67%</text:p>
          </table:table-cell>
          <table:table-cell office:value-type="percentage" office:value="-0.12000000000000001" table:formula="of:=([.W52]+[.AY52]+[.CA52])/3" table:style-name="ce22">
            <text:p>-12.00%</text:p>
          </table:table-cell>
          <table:table-cell office:value-type="percentage" office:value="-5.5906432748537981E-2" table:formula="of:=([.X52]+[.AZ52]+[.CB52])/3" table:style-name="ce22">
            <text:p>-5.59%</text:p>
          </table:table-cell>
          <table:table-cell office:value-type="percentage" office:value="-8.8421052631578956E-2" table:formula="of:=([.Y52]+[.BA52]+[.CC52])/3" table:style-name="ce22">
            <text:p>-8.84%</text:p>
          </table:table-cell>
          <table:table-cell office:value-type="percentage" office:value="-2.0935672514619901E-2" table:formula="of:=([.Z52]+[.BB52]+[.CD52])/3" table:style-name="ce22">
            <text:p>-2.09%</text:p>
          </table:table-cell>
          <table:table-cell office:value-type="percentage" office:value="-0.11929824561403513" table:formula="of:=([.AA52]+[.BC52]+[.CE52])/3" table:style-name="ce22">
            <text:p>-11.93%</text:p>
          </table:table-cell>
          <table:table-cell office:value-type="percentage" office:value="-0.14771929824561406" table:formula="of:=([.AB52]+[.BD52]+[.CF52])/3" table:style-name="ce22">
            <text:p>-14.77%</text:p>
          </table:table-cell>
          <table:table-cell office:value-type="percentage" office:value="-0.16514619883040935" table:formula="of:=([.AC52]+[.BE52]+[.CG52])/3" table:style-name="ce22">
            <text:p>-16.51%</text:p>
          </table:table-cell>
          <table:table-cell office:value-type="percentage" office:value="-0.171812865497076" table:formula="of:=([.AD52]+[.BF52]+[.CH52])/3" table:style-name="ce22">
            <text:p>-17.18%</text:p>
          </table:table-cell>
          <table:table-cell office:value-type="percentage" office:value="-6.3391812865497055E-2" table:formula="of:=([.AE52]+[.BG52]+[.CI52])/3" table:style-name="ce22">
            <text:p>-6.34%</text:p>
          </table:table-cell>
          <table:table-cell table:number-columns-repeated="1628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string" table:style-name="ce25">
            <text:p>Aaron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F53]-[.$E53])/[.$E53]" table:style-name="ce21">
            <text:p>0.00%</text:p>
          </table:table-cell>
          <table:table-cell office:value-type="percentage" office:value="-5.4054054054054106E-2" table:formula="of:=([.G53]-[.$E53])/[.$E53]" table:style-name="ce21">
            <text:p>-5.41%</text:p>
          </table:table-cell>
          <table:table-cell office:value-type="percentage" office:value="2.7027027027027053E-2" table:formula="of:=([.H53]-[.$E53])/[.$E53]" table:style-name="ce21">
            <text:p>2.70%</text:p>
          </table:table-cell>
          <table:table-cell office:value-type="percentage" office:value="0.16216216216216217" table:formula="of:=([.I53]-[.$E53])/[.$E53]" table:style-name="ce21">
            <text:p>16.22%</text:p>
          </table:table-cell>
          <table:table-cell office:value-type="percentage" office:value="0.1891891891891892" table:formula="of:=([.J53]-[.$E53])/[.$E53]" table:style-name="ce21">
            <text:p>18.92%</text:p>
          </table:table-cell>
          <table:table-cell office:value-type="percentage" office:value="0.27027027027027023" table:formula="of:=([.K53]-[.$E53])/[.$E53]" table:style-name="ce21">
            <text:p>27.03%</text:p>
          </table:table-cell>
          <table:table-cell office:value-type="percentage" office:value="0.48648648648648662" table:formula="of:=([.L53]-[.$E53])/[.$E53]" table:style-name="ce21">
            <text:p>48.65%</text:p>
          </table:table-cell>
          <table:table-cell office:value-type="percentage" office:value="0.29729729729729726" table:formula="of:=([.M53]-[.$E53])/[.$E53]" table:style-name="ce21">
            <text:p>29.73%</text:p>
          </table:table-cell>
          <table:table-cell office:value-type="percentage" office:value="0.21621621621621626" table:formula="of:=([.N53]-[.$E53])/[.$E53]" table:style-name="ce21">
            <text:p>21.62%</text:p>
          </table:table-cell>
          <table:table-cell office:value-type="percentage" office:value="5.4054054054054106E-2" table:formula="of:=([.O53]-[.$E53])/[.$E53]" table:style-name="ce21">
            <text:p>5.41%</text:p>
          </table:table-cell>
          <table:table-cell office:value-type="percentage" office:value="0.24324324324324331" table:formula="of:=([.P53]-[.$E53])/[.$E53]" table:style-name="ce21">
            <text:p>24.32%</text:p>
          </table:table-cell>
          <table:table-cell office:value-type="percentage" office:value="0.21621621621621626" table:formula="of:=([.Q53]-[.$E53])/[.$E53]" table:style-name="ce21">
            <text:p>21.62%</text:p>
          </table:table-cell>
          <table:table-cell office:value-type="percentage" office:value="0.21621621621621626" table:formula="of:=([.R53]-[.$E53])/[.$E53]" table:style-name="ce21">
            <text:p>21.62%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3.33" table:style-name="ce20">
            <text:p>3.33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42918454935622319" table:formula="of:=([.AH53]-[.$AG53])/[.$AG53]" table:style-name="ce21">
            <text:p>42.92%</text:p>
          </table:table-cell>
          <table:table-cell office:value-type="percentage" office:value="0.42918454935622319" table:formula="of:=([.AI53]-[.$AG53])/[.$AG53]" table:style-name="ce21">
            <text:p>42.92%</text:p>
          </table:table-cell>
          <table:table-cell office:value-type="percentage" office:value="0.40343347639484978" table:formula="of:=([.AJ53]-[.$AG53])/[.$AG53]" table:style-name="ce21">
            <text:p>40.34%</text:p>
          </table:table-cell>
          <table:table-cell office:value-type="percentage" office:value="0.55364806866952787" table:formula="of:=([.AK53]-[.$AG53])/[.$AG53]" table:style-name="ce21">
            <text:p>55.36%</text:p>
          </table:table-cell>
          <table:table-cell office:value-type="percentage" office:value="0.44206008583690976" table:formula="of:=([.AL53]-[.$AG53])/[.$AG53]" table:style-name="ce21">
            <text:p>44.21%</text:p>
          </table:table-cell>
          <table:table-cell office:value-type="percentage" office:value="0.67811158798283266" table:formula="of:=([.AM53]-[.$AG53])/[.$AG53]" table:style-name="ce21">
            <text:p>67.81%</text:p>
          </table:table-cell>
          <table:table-cell office:value-type="percentage" office:value="0.72532188841201695" table:formula="of:=([.AN53]-[.$AG53])/[.$AG53]" table:style-name="ce21">
            <text:p>72.53%</text:p>
          </table:table-cell>
          <table:table-cell office:value-type="percentage" office:value="0.66094420600858372" table:formula="of:=([.AO53]-[.$AG53])/[.$AG53]" table:style-name="ce21">
            <text:p>66.09%</text:p>
          </table:table-cell>
          <table:table-cell office:value-type="percentage" office:value="0.53218884120171661" table:formula="of:=([.AP53]-[.$AG53])/[.$AG53]" table:style-name="ce21">
            <text:p>53.22%</text:p>
          </table:table-cell>
          <table:table-cell office:value-type="percentage" office:value="0.42489270386266081" table:formula="of:=([.AQ53]-[.$AG53])/[.$AG53]" table:style-name="ce21">
            <text:p>42.49%</text:p>
          </table:table-cell>
          <table:table-cell office:value-type="percentage" office:value="0.51502145922746767" table:formula="of:=([.AR53]-[.$AG53])/[.$AG53]" table:style-name="ce21">
            <text:p>51.50%</text:p>
          </table:table-cell>
          <table:table-cell office:value-type="percentage" office:value="0.34334763948497843" table:formula="of:=([.AS53]-[.$AG53])/[.$AG53]" table:style-name="ce21">
            <text:p>34.33%</text:p>
          </table:table-cell>
          <table:table-cell office:value-type="percentage" office:value="0.3519313304721029" table:formula="of:=([.AT53]-[.$AG53])/[.$AG53]" table:style-name="ce21">
            <text:p>35.19%</text:p>
          </table:table-cell>
          <table:table-cell office:value-type="string" table:style-name="ce18">
            <text:p>SBB.TO</text:p>
          </table:table-cell>
          <table:table-cell office:value-type="float" office:value="0.98" table:style-name="ce19">
            <text:p>0.98</text:p>
          </table:table-cell>
          <table:table-cell office:value-type="float" office:value="0.98" table:style-name="ce20">
            <text:p>0.98</text:p>
          </table:table-cell>
          <table:table-cell office:value-type="float" office:value="1.27" table:style-name="ce20">
            <text:p>1.27</text:p>
          </table:table-cell>
          <table:table-cell office:value-type="float" office:value="1.32" table:style-name="ce20">
            <text:p>1.32</text:p>
          </table:table-cell>
          <table:table-cell office:value-type="float" office:value="1.36" table:style-name="ce20">
            <text:p>1.36</text:p>
          </table:table-cell>
          <table:table-cell office:value-type="float" office:value="1.38" table:style-name="ce20">
            <text:p>1.38</text:p>
          </table:table-cell>
          <table:table-cell office:value-type="float" office:value="1.46" table:style-name="ce20">
            <text:p>1.46</text:p>
          </table:table-cell>
          <table:table-cell office:value-type="float" office:value="1.57" table:style-name="ce20">
            <text:p>1.57</text:p>
          </table:table-cell>
          <table:table-cell office:value-type="float" office:value="1.35" table:style-name="ce20">
            <text:p>1.35</text:p>
          </table:table-cell>
          <table:table-cell office:value-type="float" office:value="1.32" table:style-name="ce20">
            <text:p>1.32</text:p>
          </table:table-cell>
          <table:table-cell office:value-type="float" office:value="1.3" table:style-name="ce20">
            <text:p>1.3</text:p>
          </table:table-cell>
          <table:table-cell office:value-type="float" office:value="1.31" table:style-name="ce20">
            <text:p>1.31</text:p>
          </table:table-cell>
          <table:table-cell office:value-type="float" office:value="1.48" table:style-name="ce20">
            <text:p>1.48</text:p>
          </table:table-cell>
          <table:table-cell office:value-type="float" office:value="1.54" table:style-name="ce20">
            <text:p>1.54</text:p>
          </table:table-cell>
          <table:table-cell office:value-type="percentage" office:value="0" table:formula="of:=([.BJ53]-[.$BI53])/[.$BI53]" table:style-name="ce21">
            <text:p>0.00%</text:p>
          </table:table-cell>
          <table:table-cell office:value-type="percentage" office:value="0.29591836734693883" table:formula="of:=([.BK53]-[.$BI53])/[.$BI53]" table:style-name="ce21">
            <text:p>29.59%</text:p>
          </table:table-cell>
          <table:table-cell office:value-type="percentage" office:value="0.34693877551020419" table:formula="of:=([.BL53]-[.$BI53])/[.$BI53]" table:style-name="ce21">
            <text:p>34.69%</text:p>
          </table:table-cell>
          <table:table-cell office:value-type="percentage" office:value="0.38775510204081642" table:formula="of:=([.BM53]-[.$BI53])/[.$BI53]" table:style-name="ce21">
            <text:p>38.78%</text:p>
          </table:table-cell>
          <table:table-cell office:value-type="percentage" office:value="0.40816326530612235" table:formula="of:=([.BN53]-[.$BI53])/[.$BI53]" table:style-name="ce21">
            <text:p>40.82%</text:p>
          </table:table-cell>
          <table:table-cell office:value-type="percentage" office:value="0.48979591836734693" table:formula="of:=([.BO53]-[.$BI53])/[.$BI53]" table:style-name="ce21">
            <text:p>48.98%</text:p>
          </table:table-cell>
          <table:table-cell office:value-type="percentage" office:value="0.60204081632653073" table:formula="of:=([.BP53]-[.$BI53])/[.$BI53]" table:style-name="ce21">
            <text:p>60.20%</text:p>
          </table:table-cell>
          <table:table-cell office:value-type="percentage" office:value="0.37755102040816341" table:formula="of:=([.BQ53]-[.$BI53])/[.$BI53]" table:style-name="ce21">
            <text:p>37.76%</text:p>
          </table:table-cell>
          <table:table-cell office:value-type="percentage" office:value="0.34693877551020419" table:formula="of:=([.BR53]-[.$BI53])/[.$BI53]" table:style-name="ce21">
            <text:p>34.69%</text:p>
          </table:table-cell>
          <table:table-cell office:value-type="percentage" office:value="0.32653061224489804" table:formula="of:=([.BS53]-[.$BI53])/[.$BI53]" table:style-name="ce21">
            <text:p>32.65%</text:p>
          </table:table-cell>
          <table:table-cell office:value-type="percentage" office:value="0.33673469387755112" table:formula="of:=([.BT53]-[.$BI53])/[.$BI53]" table:style-name="ce21">
            <text:p>33.67%</text:p>
          </table:table-cell>
          <table:table-cell office:value-type="percentage" office:value="0.51020408163265307" table:formula="of:=([.BU53]-[.$BI53])/[.$BI53]" table:style-name="ce21">
            <text:p>51.02%</text:p>
          </table:table-cell>
          <table:table-cell office:value-type="percentage" office:value="0.57142857142857151" table:formula="of:=([.BV53]-[.$BI53])/[.$BI53]" table:style-name="ce21">
            <text:p>57.14%</text:p>
          </table:table-cell>
          <table:table-cell office:value-type="string" table:style-name="ce25">
            <text:p>Aaron</text:p>
          </table:table-cell>
          <table:table-cell office:value-type="percentage" office:value="0.14306151645207441" table:formula="of:=([.S53]+[.AU53]+[.BW53])/3" table:style-name="ce22">
            <text:p>14.31%</text:p>
          </table:table-cell>
          <table:table-cell office:value-type="percentage" office:value="0.2236829542163693" table:formula="of:=([.T53]+[.AV53]+[.BX53])/3" table:style-name="ce22">
            <text:p>22.37%</text:p>
          </table:table-cell>
          <table:table-cell office:value-type="percentage" office:value="0.25913309297736031" table:formula="of:=([.U53]+[.AW53]+[.BY53])/3" table:style-name="ce22">
            <text:p>25.91%</text:p>
          </table:table-cell>
          <table:table-cell office:value-type="percentage" office:value="0.36785511095750217" table:formula="of:=([.V53]+[.AX53]+[.BZ53])/3" table:style-name="ce22">
            <text:p>36.79%</text:p>
          </table:table-cell>
          <table:table-cell office:value-type="percentage" office:value="0.34647084677740708" table:formula="of:=([.W53]+[.AY53]+[.CA53])/3" table:style-name="ce22">
            <text:p>34.65%</text:p>
          </table:table-cell>
          <table:table-cell office:value-type="percentage" office:value="0.47939259220681657" table:formula="of:=([.X53]+[.AZ53]+[.CB53])/3" table:style-name="ce22">
            <text:p>47.94%</text:p>
          </table:table-cell>
          <table:table-cell office:value-type="percentage" office:value="0.60461639707501147" table:formula="of:=([.Y53]+[.BA53]+[.CC53])/3" table:style-name="ce22">
            <text:p>60.46%</text:p>
          </table:table-cell>
          <table:table-cell office:value-type="percentage" office:value="0.44526417457134815" table:formula="of:=([.Z53]+[.BB53]+[.CD53])/3" table:style-name="ce22">
            <text:p>44.53%</text:p>
          </table:table-cell>
          <table:table-cell office:value-type="percentage" office:value="0.36511461097604569" table:formula="of:=([.AA53]+[.BC53]+[.CE53])/3" table:style-name="ce22">
            <text:p>36.51%</text:p>
          </table:table-cell>
          <table:table-cell office:value-type="percentage" office:value="0.26849245672053762" table:formula="of:=([.AB53]+[.BD53]+[.CF53])/3" table:style-name="ce22">
            <text:p>26.85%</text:p>
          </table:table-cell>
          <table:table-cell office:value-type="percentage" office:value="0.36499979878275401" table:formula="of:=([.AC53]+[.BE53]+[.CG53])/3" table:style-name="ce22">
            <text:p>36.50%</text:p>
          </table:table-cell>
          <table:table-cell office:value-type="percentage" office:value="0.35658931244461595" table:formula="of:=([.AD53]+[.BF53]+[.CH53])/3" table:style-name="ce22">
            <text:p>35.66%</text:p>
          </table:table-cell>
          <table:table-cell office:value-type="percentage" office:value="0.37985870603896355" table:formula="of:=([.AE53]+[.BG53]+[.CI53])/3" table:style-name="ce22">
            <text:p>37.99%</text:p>
          </table:table-cell>
          <table:table-cell table:number-columns-repeated="1628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string" table:style-name="ce25">
            <text:p>Buyhigh420</text:p>
          </table:table-cell>
          <table:table-cell office:value-type="string" table:style-name="ce18">
            <text:p>NUR.CN</text:p>
          </table:table-cell>
          <table:table-cell office:value-type="float" office:value="0.16" table:style-name="ce19">
            <text:p>0.16</text:p>
          </table:table-cell>
          <table:table-cell office:value-type="float" office:value="0.155" table:style-name="ce20">
            <text:p>0.155</text:p>
          </table:table-cell>
          <table:table-cell office:value-type="float" office:value="0.16" table:style-name="ce20">
            <text:p>0.16</text:p>
          </table:table-cell>
          <table:table-cell office:value-type="float" office:value="0.185" table:style-name="ce20">
            <text:p>0.185</text:p>
          </table:table-cell>
          <table:table-cell office:value-type="float" office:value="0.2" table:style-name="ce20">
            <text:p>0.2</text:p>
          </table:table-cell>
          <table:table-cell office:value-type="float" office:value="0.22" table:style-name="ce20">
            <text:p>0.22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55" table:style-name="ce20">
            <text:p>0.255</text:p>
          </table:table-cell>
          <table:table-cell office:value-type="float" office:value="0.24" table:style-name="ce20">
            <text:p>0.24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3" table:style-name="ce20">
            <text:p>0.23</text:p>
          </table:table-cell>
          <table:table-cell office:value-type="float" office:value="0.245" table:style-name="ce20">
            <text:p>0.24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6" table:style-name="ce20">
            <text:p>0.26</text:p>
          </table:table-cell>
          <table:table-cell office:value-type="percentage" office:value="-3.1250000000000028E-2" table:formula="of:=([.F54]-[.$E54])/[.$E54]" table:style-name="ce21">
            <text:p>-3.13%</text:p>
          </table:table-cell>
          <table:table-cell office:value-type="percentage" office:value="0" table:formula="of:=([.G54]-[.$E54])/[.$E54]" table:style-name="ce21">
            <text:p>0.00%</text:p>
          </table:table-cell>
          <table:table-cell office:value-type="percentage" office:value="0.15624999999999997" table:formula="of:=([.H54]-[.$E54])/[.$E54]" table:style-name="ce21">
            <text:p>15.63%</text:p>
          </table:table-cell>
          <table:table-cell office:value-type="percentage" office:value="0.25000000000000006" table:formula="of:=([.I54]-[.$E54])/[.$E54]" table:style-name="ce21">
            <text:p>25.00%</text:p>
          </table:table-cell>
          <table:table-cell office:value-type="percentage" office:value="0.375" table:formula="of:=([.J54]-[.$E54])/[.$E54]" table:style-name="ce21">
            <text:p>37.50%</text:p>
          </table:table-cell>
          <table:table-cell office:value-type="percentage" office:value="0.28124999999999989" table:formula="of:=([.K54]-[.$E54])/[.$E54]" table:style-name="ce21">
            <text:p>28.13%</text:p>
          </table:table-cell>
          <table:table-cell office:value-type="percentage" office:value="0.59375" table:formula="of:=([.L54]-[.$E54])/[.$E54]" table:style-name="ce21">
            <text:p>59.38%</text:p>
          </table:table-cell>
          <table:table-cell office:value-type="percentage" office:value="0.49999999999999989" table:formula="of:=([.M54]-[.$E54])/[.$E54]" table:style-name="ce21">
            <text:p>50.00%</text:p>
          </table:table-cell>
          <table:table-cell office:value-type="percentage" office:value="0.84374999999999989" table:formula="of:=([.N54]-[.$E54])/[.$E54]" table:style-name="ce21">
            <text:p>84.38%</text:p>
          </table:table-cell>
          <table:table-cell office:value-type="percentage" office:value="0.43750000000000006" table:formula="of:=([.O54]-[.$E54])/[.$E54]" table:style-name="ce21">
            <text:p>43.75%</text:p>
          </table:table-cell>
          <table:table-cell office:value-type="percentage" office:value="0.53124999999999989" table:formula="of:=([.P54]-[.$E54])/[.$E54]" table:style-name="ce21">
            <text:p>53.13%</text:p>
          </table:table-cell>
          <table:table-cell office:value-type="percentage" office:value="0.40625" table:formula="of:=([.Q54]-[.$E54])/[.$E54]" table:style-name="ce21">
            <text:p>40.63%</text:p>
          </table:table-cell>
          <table:table-cell office:value-type="percentage" office:value="0.625" table:formula="of:=([.R54]-[.$E54])/[.$E54]" table:style-name="ce21">
            <text:p>62.50%</text:p>
          </table:table-cell>
          <table:table-cell office:value-type="string" table:style-name="ce18">
            <text:p>AFI.CN</text:p>
          </table:table-cell>
          <table:table-cell office:value-type="float" office:value="0.11" table:style-name="ce19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15" table:style-name="ce20">
            <text:p>0.115</text:p>
          </table:table-cell>
          <table:table-cell office:value-type="float" office:value="0.11" table:style-name="ce20">
            <text:p>0.11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percentage" office:value="-4.5454545454545497E-2" table:formula="of:=([.AH54]-[.$AG54])/[.$AG54]" table:style-name="ce21">
            <text:p>-4.55%</text:p>
          </table:table-cell>
          <table:table-cell office:value-type="percentage" office:value="-4.5454545454545497E-2" table:formula="of:=([.AI54]-[.$AG54])/[.$AG54]" table:style-name="ce21">
            <text:p>-4.55%</text:p>
          </table:table-cell>
          <table:table-cell office:value-type="percentage" office:value="-4.5454545454545497E-2" table:formula="of:=([.AJ54]-[.$AG54])/[.$AG54]" table:style-name="ce21">
            <text:p>-4.55%</text:p>
          </table:table-cell>
          <table:table-cell office:value-type="percentage" office:value="-4.5454545454545497E-2" table:formula="of:=([.AK54]-[.$AG54])/[.$AG54]" table:style-name="ce21">
            <text:p>-4.55%</text:p>
          </table:table-cell>
          <table:table-cell office:value-type="percentage" office:value="-9.090909090909087E-2" table:formula="of:=([.AL54]-[.$AG54])/[.$AG54]" table:style-name="ce21">
            <text:p>-9.09%</text:p>
          </table:table-cell>
          <table:table-cell office:value-type="percentage" office:value="0.18181818181818185" table:formula="of:=([.AM54]-[.$AG54])/[.$AG54]" table:style-name="ce21">
            <text:p>18.18%</text:p>
          </table:table-cell>
          <table:table-cell office:value-type="percentage" office:value="4.5454545454545497E-2" table:formula="of:=([.AN54]-[.$AG54])/[.$AG54]" table:style-name="ce21">
            <text:p>4.55%</text:p>
          </table:table-cell>
          <table:table-cell office:value-type="percentage" office:value="0" table:formula="of:=([.AO54]-[.$AG54])/[.$AG54]" table:style-name="ce21">
            <text:p>0.00%</text:p>
          </table:table-cell>
          <table:table-cell office:value-type="percentage" office:value="0.18181818181818185" table:formula="of:=([.AP54]-[.$AG54])/[.$AG54]" table:style-name="ce21">
            <text:p>18.18%</text:p>
          </table:table-cell>
          <table:table-cell office:value-type="percentage" office:value="9.090909090909087E-2" table:formula="of:=([.AQ54]-[.$AG54])/[.$AG54]" table:style-name="ce21">
            <text:p>9.09%</text:p>
          </table:table-cell>
          <table:table-cell office:value-type="percentage" office:value="0" table:formula="of:=([.AR54]-[.$AG54])/[.$AG54]" table:style-name="ce21">
            <text:p>0.00%</text:p>
          </table:table-cell>
          <table:table-cell office:value-type="percentage" office:value="0" table:formula="of:=([.AS54]-[.$AG54])/[.$AG54]" table:style-name="ce21">
            <text:p>0.00%</text:p>
          </table:table-cell>
          <table:table-cell office:value-type="percentage" office:value="4.5454545454545497E-2" table:formula="of:=([.AT54]-[.$AG54])/[.$AG54]" table:style-name="ce21">
            <text:p>4.55%</text:p>
          </table:table-cell>
          <table:table-cell office:value-type="string" table:style-name="ce18">
            <text:p>SJL.V</text:p>
          </table:table-cell>
          <table:table-cell office:value-type="float" office:value="0.06" table:style-name="ce19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15" table:style-name="ce20">
            <text:p>0.1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percentage" office:value="0" table:formula="of:=([.BJ54]-[.$BI54])/[.$BI54]" table:style-name="ce21">
            <text:p>0.00%</text:p>
          </table:table-cell>
          <table:table-cell office:value-type="percentage" office:value="0" table:formula="of:=([.BK54]-[.$BI54])/[.$BI54]" table:style-name="ce21">
            <text:p>0.00%</text:p>
          </table:table-cell>
          <table:table-cell office:value-type="percentage" office:value="0" table:formula="of:=([.BL54]-[.$BI54])/[.$BI54]" table:style-name="ce21">
            <text:p>0.00%</text:p>
          </table:table-cell>
          <table:table-cell office:value-type="percentage" office:value="0" table:formula="of:=([.BM54]-[.$BI54])/[.$BI54]" table:style-name="ce21">
            <text:p>0.00%</text:p>
          </table:table-cell>
          <table:table-cell office:value-type="percentage" office:value="0.25" table:formula="of:=([.BN54]-[.$BI54])/[.$BI54]" table:style-name="ce21">
            <text:p>25.00%</text:p>
          </table:table-cell>
          <table:table-cell office:value-type="percentage" office:value="8.3333333333333412E-2" table:formula="of:=([.BO54]-[.$BI54])/[.$BI54]" table:style-name="ce21">
            <text:p>8.33%</text:p>
          </table:table-cell>
          <table:table-cell office:value-type="percentage" office:value="8.3333333333333412E-2" table:formula="of:=([.BP54]-[.$BI54])/[.$BI54]" table:style-name="ce21">
            <text:p>8.33%</text:p>
          </table:table-cell>
          <table:table-cell office:value-type="percentage" office:value="0.16666666666666682" table:formula="of:=([.BQ54]-[.$BI54])/[.$BI54]" table:style-name="ce21">
            <text:p>16.67%</text:p>
          </table:table-cell>
          <table:table-cell office:value-type="percentage" office:value="1.5" table:formula="of:=([.BR54]-[.$BI54])/[.$BI54]" table:style-name="ce21">
            <text:p>150.00%</text:p>
          </table:table-cell>
          <table:table-cell office:value-type="percentage" office:value="1.8333333333333337" table:formula="of:=([.BS54]-[.$BI54])/[.$BI54]" table:style-name="ce21">
            <text:p>183.33%</text:p>
          </table:table-cell>
          <table:table-cell office:value-type="percentage" office:value="1.8333333333333337" table:formula="of:=([.BT54]-[.$BI54])/[.$BI54]" table:style-name="ce21">
            <text:p>183.33%</text:p>
          </table:table-cell>
          <table:table-cell office:value-type="percentage" office:value="0.4166666666666668" table:formula="of:=([.BU54]-[.$BI54])/[.$BI54]" table:style-name="ce21">
            <text:p>41.67%</text:p>
          </table:table-cell>
          <table:table-cell office:value-type="percentage" office:value="0.25" table:formula="of:=([.BV54]-[.$BI54])/[.$BI54]" table:style-name="ce21">
            <text:p>25.00%</text:p>
          </table:table-cell>
          <table:table-cell office:value-type="string" table:style-name="ce25">
            <text:p>Buyhigh420</text:p>
          </table:table-cell>
          <table:table-cell office:value-type="percentage" office:value="-2.5568181818181841E-2" table:formula="of:=([.S54]+[.AU54]+[.BW54])/3" table:style-name="ce22">
            <text:p>-2.56%</text:p>
          </table:table-cell>
          <table:table-cell office:value-type="percentage" office:value="-1.5151515151515166E-2" table:formula="of:=([.T54]+[.AV54]+[.BX54])/3" table:style-name="ce22">
            <text:p>-1.52%</text:p>
          </table:table-cell>
          <table:table-cell office:value-type="percentage" office:value="3.6931818181818156E-2" table:formula="of:=([.U54]+[.AW54]+[.BY54])/3" table:style-name="ce22">
            <text:p>3.69%</text:p>
          </table:table-cell>
          <table:table-cell office:value-type="percentage" office:value="6.8181818181818191E-2" table:formula="of:=([.V54]+[.AX54]+[.BZ54])/3" table:style-name="ce22">
            <text:p>6.82%</text:p>
          </table:table-cell>
          <table:table-cell office:value-type="percentage" office:value="0.17803030303030307" table:formula="of:=([.W54]+[.AY54]+[.CA54])/3" table:style-name="ce22">
            <text:p>17.80%</text:p>
          </table:table-cell>
          <table:table-cell office:value-type="percentage" office:value="0.18213383838383837" table:formula="of:=([.X54]+[.AZ54]+[.CB54])/3" table:style-name="ce22">
            <text:p>18.21%</text:p>
          </table:table-cell>
          <table:table-cell office:value-type="percentage" office:value="0.24084595959595964" table:formula="of:=([.Y54]+[.BA54]+[.CC54])/3" table:style-name="ce22">
            <text:p>24.08%</text:p>
          </table:table-cell>
          <table:table-cell office:value-type="percentage" office:value="0.22222222222222224" table:formula="of:=([.Z54]+[.BB54]+[.CD54])/3" table:style-name="ce22">
            <text:p>22.22%</text:p>
          </table:table-cell>
          <table:table-cell office:value-type="percentage" office:value="0.84185606060606055" table:formula="of:=([.AA54]+[.BC54]+[.CE54])/3" table:style-name="ce22">
            <text:p>84.19%</text:p>
          </table:table-cell>
          <table:table-cell office:value-type="percentage" office:value="0.78724747474747492" table:formula="of:=([.AB54]+[.BD54]+[.CF54])/3" table:style-name="ce22">
            <text:p>78.72%</text:p>
          </table:table-cell>
          <table:table-cell office:value-type="percentage" office:value="0.78819444444444453" table:formula="of:=([.AC54]+[.BE54]+[.CG54])/3" table:style-name="ce22">
            <text:p>78.82%</text:p>
          </table:table-cell>
          <table:table-cell office:value-type="percentage" office:value="0.27430555555555558" table:formula="of:=([.AD54]+[.BF54]+[.CH54])/3" table:style-name="ce22">
            <text:p>27.43%</text:p>
          </table:table-cell>
          <table:table-cell office:value-type="percentage" office:value="0.30681818181818182" table:formula="of:=([.AE54]+[.BG54]+[.CI54])/3" table:style-name="ce22">
            <text:p>30.68%</text:p>
          </table:table-cell>
          <table:table-cell table:number-columns-repeated="1628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string" table:style-name="ce25">
            <text:p>Fiat</text:p>
          </table:table-cell>
          <table:table-cell office:value-type="string" table:style-name="ce18">
            <text:p>CGE.V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5" table:style-name="ce20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25" table:style-name="ce20">
            <text:p>0.125</text:p>
          </table:table-cell>
          <table:table-cell office:value-type="float" office:value="0.105" table:style-name="ce20">
            <text:p>0.105</text:p>
          </table:table-cell>
          <table:table-cell office:value-type="float" office:value="0.12" table:style-name="ce20">
            <text:p>0.12</text:p>
          </table:table-cell>
          <table:table-cell office:value-type="float" office:value="0.13" table:style-name="ce20">
            <text:p>0.13</text:p>
          </table:table-cell>
          <table:table-cell office:value-type="percentage" office:value="0" table:formula="of:=([.F55]-[.$E55])/[.$E55]" table:style-name="ce21">
            <text:p>0.00%</text:p>
          </table:table-cell>
          <table:table-cell office:value-type="percentage" office:value="-7.6923076923076983E-2" table:formula="of:=([.G55]-[.$E55])/[.$E55]" table:style-name="ce21">
            <text:p>-7.69%</text:p>
          </table:table-cell>
          <table:table-cell office:value-type="percentage" office:value="-7.6923076923076983E-2" table:formula="of:=([.H55]-[.$E55])/[.$E55]" table:style-name="ce21">
            <text:p>-7.69%</text:p>
          </table:table-cell>
          <table:table-cell office:value-type="percentage" office:value="3.8461538461538491E-2" table:formula="of:=([.I55]-[.$E55])/[.$E55]" table:style-name="ce21">
            <text:p>3.85%</text:p>
          </table:table-cell>
          <table:table-cell office:value-type="percentage" office:value="7.6923076923076983E-2" table:formula="of:=([.J55]-[.$E55])/[.$E55]" table:style-name="ce21">
            <text:p>7.69%</text:p>
          </table:table-cell>
          <table:table-cell office:value-type="percentage" office:value="-3.8461538461538491E-2" table:formula="of:=([.K55]-[.$E55])/[.$E55]" table:style-name="ce21">
            <text:p>-3.85%</text:p>
          </table:table-cell>
          <table:table-cell office:value-type="percentage" office:value="-3.8461538461538491E-2" table:formula="of:=([.L55]-[.$E55])/[.$E55]" table:style-name="ce21">
            <text:p>-3.85%</text:p>
          </table:table-cell>
          <table:table-cell office:value-type="percentage" office:value="-7.6923076923076983E-2" table:formula="of:=([.M55]-[.$E55])/[.$E55]" table:style-name="ce21">
            <text:p>-7.69%</text:p>
          </table:table-cell>
          <table:table-cell office:value-type="percentage" office:value="-0.11538461538461538" table:formula="of:=([.N55]-[.$E55])/[.$E55]" table:style-name="ce21">
            <text:p>-11.54%</text:p>
          </table:table-cell>
          <table:table-cell office:value-type="percentage" office:value="-3.8461538461538491E-2" table:formula="of:=([.O55]-[.$E55])/[.$E55]" table:style-name="ce21">
            <text:p>-3.85%</text:p>
          </table:table-cell>
          <table:table-cell office:value-type="percentage" office:value="-0.19230769230769237" table:formula="of:=([.P55]-[.$E55])/[.$E55]" table:style-name="ce21">
            <text:p>-19.23%</text:p>
          </table:table-cell>
          <table:table-cell office:value-type="percentage" office:value="-7.6923076923076983E-2" table:formula="of:=([.Q55]-[.$E55])/[.$E55]" table:style-name="ce21">
            <text:p>-7.69%</text:p>
          </table:table-cell>
          <table:table-cell office:value-type="percentage" office:value="0" table:formula="of:=([.R55]-[.$E55])/[.$E55]" table:style-name="ce21">
            <text:p>0.00%</text:p>
          </table:table-cell>
          <table:table-cell office:value-type="string" table:style-name="ce18">
            <text:p>RYR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percentage" office:value="0.23529411764705868" table:formula="of:=([.AH55]-[.$AG55])/[.$AG55]" table:style-name="ce21">
            <text:p>23.53%</text:p>
          </table:table-cell>
          <table:table-cell office:value-type="percentage" office:value="0.23529411764705868" table:formula="of:=([.AI55]-[.$AG55])/[.$AG55]" table:style-name="ce21">
            <text:p>23.53%</text:p>
          </table:table-cell>
          <table:table-cell office:value-type="percentage" office:value="0.23529411764705868" table:formula="of:=([.AJ55]-[.$AG55])/[.$AG55]" table:style-name="ce21">
            <text:p>23.53%</text:p>
          </table:table-cell>
          <table:table-cell office:value-type="percentage" office:value="5.8823529411764594E-2" table:formula="of:=([.AK55]-[.$AG55])/[.$AG55]" table:style-name="ce21">
            <text:p>5.88%</text:p>
          </table:table-cell>
          <table:table-cell office:value-type="percentage" office:value="5.8823529411764594E-2" table:formula="of:=([.AL55]-[.$AG55])/[.$AG55]" table:style-name="ce21">
            <text:p>5.88%</text:p>
          </table:table-cell>
          <table:table-cell office:value-type="percentage" office:value="0.1764705882352941" table:formula="of:=([.AM55]-[.$AG55])/[.$AG55]" table:style-name="ce21">
            <text:p>17.65%</text:p>
          </table:table-cell>
          <table:table-cell office:value-type="percentage" office:value="0.1764705882352941" table:formula="of:=([.AN55]-[.$AG55])/[.$AG55]" table:style-name="ce21">
            <text:p>17.65%</text:p>
          </table:table-cell>
          <table:table-cell office:value-type="percentage" office:value="5.8823529411764594E-2" table:formula="of:=([.AO55]-[.$AG55])/[.$AG55]" table:style-name="ce21">
            <text:p>5.88%</text:p>
          </table:table-cell>
          <table:table-cell office:value-type="percentage" office:value="0.1764705882352941" table:formula="of:=([.AP55]-[.$AG55])/[.$AG55]" table:style-name="ce21">
            <text:p>17.65%</text:p>
          </table:table-cell>
          <table:table-cell office:value-type="percentage" office:value="5.8823529411764594E-2" table:formula="of:=([.AQ55]-[.$AG55])/[.$AG55]" table:style-name="ce21">
            <text:p>5.88%</text:p>
          </table:table-cell>
          <table:table-cell office:value-type="percentage" office:value="0.11764705882352934" table:formula="of:=([.AR55]-[.$AG55])/[.$AG55]" table:style-name="ce21">
            <text:p>11.76%</text:p>
          </table:table-cell>
          <table:table-cell office:value-type="percentage" office:value="5.8823529411764594E-2" table:formula="of:=([.AS55]-[.$AG55])/[.$AG55]" table:style-name="ce21">
            <text:p>5.88%</text:p>
          </table:table-cell>
          <table:table-cell office:value-type="percentage" office:value="5.8823529411764594E-2" table:formula="of:=([.AT55]-[.$AG55])/[.$AG55]" table:style-name="ce21">
            <text:p>5.88%</text:p>
          </table:table-cell>
          <table:table-cell office:value-type="string" table:style-name="ce18">
            <text:p>VEM-H.V</text:p>
          </table:table-cell>
          <table:table-cell office:value-type="float" office:value="7.0000000000000007E-2" table:style-name="ce24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BJ55]-[.$BI55])/[.$BI55]" table:style-name="ce21">
            <text:p>0.00%</text:p>
          </table:table-cell>
          <table:table-cell office:value-type="percentage" office:value="0.14285714285714277" table:formula="of:=([.BK55]-[.$BI55])/[.$BI55]" table:style-name="ce21">
            <text:p>14.29%</text:p>
          </table:table-cell>
          <table:table-cell office:value-type="percentage" office:value="7.1428571428571286E-2" table:formula="of:=([.BL55]-[.$BI55])/[.$BI55]" table:style-name="ce21">
            <text:p>7.14%</text:p>
          </table:table-cell>
          <table:table-cell office:value-type="percentage" office:value="0" table:formula="of:=([.BM55]-[.$BI55])/[.$BI55]" table:style-name="ce21">
            <text:p>0.00%</text:p>
          </table:table-cell>
          <table:table-cell office:value-type="percentage" office:value="0.71428571428571408" table:formula="of:=([.BN55]-[.$BI55])/[.$BI55]" table:style-name="ce21">
            <text:p>71.43%</text:p>
          </table:table-cell>
          <table:table-cell office:value-type="percentage" office:value="0.71428571428571408" table:formula="of:=([.BO55]-[.$BI55])/[.$BI55]" table:style-name="ce21">
            <text:p>71.43%</text:p>
          </table:table-cell>
          <table:table-cell office:value-type="percentage" office:value="0.71428571428571408" table:formula="of:=([.BP55]-[.$BI55])/[.$BI55]" table:style-name="ce21">
            <text:p>71.43%</text:p>
          </table:table-cell>
          <table:table-cell office:value-type="percentage" office:value="0.57142857142857129" table:formula="of:=([.BQ55]-[.$BI55])/[.$BI55]" table:style-name="ce21">
            <text:p>57.14%</text:p>
          </table:table-cell>
          <table:table-cell office:value-type="percentage" office:value="0.57142857142857129" table:formula="of:=([.BR55]-[.$BI55])/[.$BI55]" table:style-name="ce21">
            <text:p>57.14%</text:p>
          </table:table-cell>
          <table:table-cell office:value-type="percentage" office:value="0.57142857142857129" table:formula="of:=([.BS55]-[.$BI55])/[.$BI55]" table:style-name="ce21">
            <text:p>57.14%</text:p>
          </table:table-cell>
          <table:table-cell office:value-type="percentage" office:value="0.57142857142857129" table:formula="of:=([.BT55]-[.$BI55])/[.$BI55]" table:style-name="ce21">
            <text:p>57.14%</text:p>
          </table:table-cell>
          <table:table-cell office:value-type="percentage" office:value="0.64285714285714279" table:formula="of:=([.BU55]-[.$BI55])/[.$BI55]" table:style-name="ce21">
            <text:p>64.29%</text:p>
          </table:table-cell>
          <table:table-cell office:value-type="percentage" office:value="0.64285714285714279" table:formula="of:=([.BV55]-[.$BI55])/[.$BI55]" table:style-name="ce21">
            <text:p>64.29%</text:p>
          </table:table-cell>
          <table:table-cell office:value-type="string" table:style-name="ce25">
            <text:p>Fiat</text:p>
          </table:table-cell>
          <table:table-cell office:value-type="percentage" office:value="7.8431372549019565E-2" table:formula="of:=([.S55]+[.AU55]+[.BW55])/3" table:style-name="ce22">
            <text:p>7.84%</text:p>
          </table:table-cell>
          <table:table-cell office:value-type="percentage" office:value="0.10040939452704149" table:formula="of:=([.T55]+[.AV55]+[.BX55])/3" table:style-name="ce22">
            <text:p>10.04%</text:p>
          </table:table-cell>
          <table:table-cell office:value-type="percentage" office:value="7.6599870717517657E-2" table:formula="of:=([.U55]+[.AW55]+[.BY55])/3" table:style-name="ce22">
            <text:p>7.66%</text:p>
          </table:table-cell>
          <table:table-cell office:value-type="percentage" office:value="3.2428355957767697E-2" table:formula="of:=([.V55]+[.AX55]+[.BZ55])/3" table:style-name="ce22">
            <text:p>3.24%</text:p>
          </table:table-cell>
          <table:table-cell office:value-type="percentage" office:value="0.28334410687351858" table:formula="of:=([.W55]+[.AY55]+[.CA55])/3" table:style-name="ce22">
            <text:p>28.33%</text:p>
          </table:table-cell>
          <table:table-cell office:value-type="percentage" office:value="0.28409825468648991" table:formula="of:=([.X55]+[.AZ55]+[.CB55])/3" table:style-name="ce22">
            <text:p>28.41%</text:p>
          </table:table-cell>
          <table:table-cell office:value-type="percentage" office:value="0.28409825468648991" table:formula="of:=([.Y55]+[.BA55]+[.CC55])/3" table:style-name="ce22">
            <text:p>28.41%</text:p>
          </table:table-cell>
          <table:table-cell office:value-type="percentage" office:value="0.18444300797241964" table:formula="of:=([.Z55]+[.BB55]+[.CD55])/3" table:style-name="ce22">
            <text:p>18.44%</text:p>
          </table:table-cell>
          <table:table-cell office:value-type="percentage" office:value="0.21083818142641667" table:formula="of:=([.AA55]+[.BC55]+[.CE55])/3" table:style-name="ce22">
            <text:p>21.08%</text:p>
          </table:table-cell>
          <table:table-cell office:value-type="percentage" office:value="0.19726352079293244" table:formula="of:=([.AB55]+[.BD55]+[.CF55])/3" table:style-name="ce22">
            <text:p>19.73%</text:p>
          </table:table-cell>
          <table:table-cell office:value-type="percentage" office:value="0.16558931264813609" table:formula="of:=([.AC55]+[.BE55]+[.CG55])/3" table:style-name="ce22">
            <text:p>16.56%</text:p>
          </table:table-cell>
          <table:table-cell office:value-type="percentage" office:value="0.20825253178194347" table:formula="of:=([.AD55]+[.BF55]+[.CH55])/3" table:style-name="ce22">
            <text:p>20.83%</text:p>
          </table:table-cell>
          <table:table-cell office:value-type="percentage" office:value="0.23389355742296913" table:formula="of:=([.AE55]+[.BG55]+[.CI55])/3" table:style-name="ce22">
            <text:p>23.39%</text:p>
          </table:table-cell>
          <table:table-cell table:number-columns-repeated="1628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office:value-type="string" table:style-name="ce25">
            <text:p>EpsteinResearch</text:p>
          </table:table-cell>
          <table:table-cell office:value-type="string" table:style-name="ce18">
            <text:p>TCO.V</text:p>
          </table:table-cell>
          <table:table-cell office:value-type="float" office:value="0.04" table:style-name="ce19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percentage" office:value="0" table:formula="of:=([.F56]-[.$E56])/[.$E56]" table:style-name="ce21">
            <text:p>0.00%</text:p>
          </table:table-cell>
          <table:table-cell office:value-type="percentage" office:value="0" table:formula="of:=([.G56]-[.$E56])/[.$E56]" table:style-name="ce21">
            <text:p>0.00%</text:p>
          </table:table-cell>
          <table:table-cell office:value-type="percentage" office:value="0" table:formula="of:=([.H56]-[.$E56])/[.$E56]" table:style-name="ce21">
            <text:p>0.00%</text:p>
          </table:table-cell>
          <table:table-cell office:value-type="percentage" office:value="-0.12499999999999993" table:formula="of:=([.I56]-[.$E56])/[.$E56]" table:style-name="ce21">
            <text:p>-12.50%</text:p>
          </table:table-cell>
          <table:table-cell office:value-type="percentage" office:value="0" table:formula="of:=([.J56]-[.$E56])/[.$E56]" table:style-name="ce21">
            <text:p>0.00%</text:p>
          </table:table-cell>
          <table:table-cell office:value-type="percentage" office:value="-0.12499999999999993" table:formula="of:=([.K56]-[.$E56])/[.$E56]" table:style-name="ce21">
            <text:p>-12.50%</text:p>
          </table:table-cell>
          <table:table-cell office:value-type="percentage" office:value="-0.12499999999999993" table:formula="of:=([.L56]-[.$E56])/[.$E56]" table:style-name="ce21">
            <text:p>-12.50%</text:p>
          </table:table-cell>
          <table:table-cell office:value-type="percentage" office:value="0" table:formula="of:=([.M56]-[.$E56])/[.$E56]" table:style-name="ce21">
            <text:p>0.00%</text:p>
          </table:table-cell>
          <table:table-cell office:value-type="percentage" office:value="0" table:formula="of:=([.N56]-[.$E56])/[.$E56]" table:style-name="ce21">
            <text:p>0.00%</text:p>
          </table:table-cell>
          <table:table-cell office:value-type="percentage" office:value="0" table:formula="of:=([.O56]-[.$E56])/[.$E56]" table:style-name="ce21">
            <text:p>0.00%</text:p>
          </table:table-cell>
          <table:table-cell office:value-type="percentage" office:value="0" table:formula="of:=([.P56]-[.$E56])/[.$E56]" table:style-name="ce21">
            <text:p>0.00%</text:p>
          </table:table-cell>
          <table:table-cell office:value-type="percentage" office:value="-0.25000000000000006" table:formula="of:=([.Q56]-[.$E56])/[.$E56]" table:style-name="ce21">
            <text:p>-25.00%</text:p>
          </table:table-cell>
          <table:table-cell office:value-type="percentage" office:value="-0.25000000000000006" table:formula="of:=([.R56]-[.$E56])/[.$E56]" table:style-name="ce21">
            <text:p>-25.00%</text:p>
          </table:table-cell>
          <table:table-cell office:value-type="string" table:style-name="ce18">
            <text:p>AZR.V</text:p>
          </table:table-cell>
          <table:table-cell office:value-type="float" office:value="0.21" table:style-name="ce24">
            <text:p>0.21</text:p>
          </table:table-cell>
          <table:table-cell office:value-type="float" office:value="0.375" table:style-name="ce20">
            <text:p>0.375</text:p>
          </table:table-cell>
          <table:table-cell office:value-type="float" office:value="0.375" table:style-name="ce20">
            <text:p>0.375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7" table:style-name="ce20">
            <text:p>0.27</text:p>
          </table:table-cell>
          <table:table-cell office:value-type="float" office:value="0.25" table:style-name="ce20">
            <text:p>0.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2" table:style-name="ce20">
            <text:p>0.22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2" table:style-name="ce20">
            <text:p>0.22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3499999999999999" table:style-name="ce20">
            <text:p>0.235</text:p>
          </table:table-cell>
          <table:table-cell office:value-type="percentage" office:value="0.78571428571428581" table:formula="of:=([.AH56]-[.$AG56])/[.$AG56]" table:style-name="ce21">
            <text:p>78.57%</text:p>
          </table:table-cell>
          <table:table-cell office:value-type="percentage" office:value="0.78571428571428581" table:formula="of:=([.AI56]-[.$AG56])/[.$AG56]" table:style-name="ce21">
            <text:p>78.57%</text:p>
          </table:table-cell>
          <table:table-cell office:value-type="percentage" office:value="0.33333333333333354" table:formula="of:=([.AJ56]-[.$AG56])/[.$AG56]" table:style-name="ce21">
            <text:p>33.33%</text:p>
          </table:table-cell>
          <table:table-cell office:value-type="percentage" office:value="0.28571428571428586" table:formula="of:=([.AK56]-[.$AG56])/[.$AG56]" table:style-name="ce21">
            <text:p>28.57%</text:p>
          </table:table-cell>
          <table:table-cell office:value-type="percentage" office:value="0.19047619047619052" table:formula="of:=([.AL56]-[.$AG56])/[.$AG56]" table:style-name="ce21">
            <text:p>19.05%</text:p>
          </table:table-cell>
          <table:table-cell office:value-type="percentage" office:value="0.11904761904761903" table:formula="of:=([.AM56]-[.$AG56])/[.$AG56]" table:style-name="ce21">
            <text:p>11.90%</text:p>
          </table:table-cell>
          <table:table-cell office:value-type="percentage" office:value="9.523809523809533E-2" table:formula="of:=([.AN56]-[.$AG56])/[.$AG56]" table:style-name="ce21">
            <text:p>9.52%</text:p>
          </table:table-cell>
          <table:table-cell office:value-type="percentage" office:value="4.7619047619047665E-2" table:formula="of:=([.AO56]-[.$AG56])/[.$AG56]" table:style-name="ce21">
            <text:p>4.76%</text:p>
          </table:table-cell>
          <table:table-cell office:value-type="percentage" office:value="0.23809523809523819" table:formula="of:=([.AP56]-[.$AG56])/[.$AG56]" table:style-name="ce21">
            <text:p>23.81%</text:p>
          </table:table-cell>
          <table:table-cell office:value-type="percentage" office:value="0.23809523809523819" table:formula="of:=([.AQ56]-[.$AG56])/[.$AG56]" table:style-name="ce21">
            <text:p>23.81%</text:p>
          </table:table-cell>
          <table:table-cell office:value-type="percentage" office:value="4.7619047619047665E-2" table:formula="of:=([.AR56]-[.$AG56])/[.$AG56]" table:style-name="ce21">
            <text:p>4.76%</text:p>
          </table:table-cell>
          <table:table-cell office:value-type="percentage" office:value="0.33333333333333354" table:formula="of:=([.AS56]-[.$AG56])/[.$AG56]" table:style-name="ce21">
            <text:p>33.33%</text:p>
          </table:table-cell>
          <table:table-cell office:value-type="percentage" office:value="0.11904761904761903" table:formula="of:=([.AT56]-[.$AG56])/[.$AG56]" table:style-name="ce21">
            <text:p>11.90%</text:p>
          </table:table-cell>
          <table:table-cell office:value-type="string" table:style-name="ce18">
            <text:p>NIM.V</text:p>
          </table:table-cell>
          <table:table-cell office:value-type="float" office:value="0.155" table:style-name="ce19">
            <text:p>0.15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1" table:style-name="ce20">
            <text:p>0.21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4" table:style-name="ce20">
            <text:p>0.24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3" table:style-name="ce20">
            <text:p>0.23</text:p>
          </table:table-cell>
          <table:table-cell office:value-type="float" office:value="0.2" table:style-name="ce20">
            <text:p>0.2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1" table:style-name="ce20">
            <text:p>0.21</text:p>
          </table:table-cell>
          <table:table-cell office:value-type="percentage" office:value="0.32258064516129026" table:formula="of:=([.BJ56]-[.$BI56])/[.$BI56]" table:style-name="ce21">
            <text:p>32.26%</text:p>
          </table:table-cell>
          <table:table-cell office:value-type="percentage" office:value="0.35483870967741932" table:formula="of:=([.BK56]-[.$BI56])/[.$BI56]" table:style-name="ce21">
            <text:p>35.48%</text:p>
          </table:table-cell>
          <table:table-cell office:value-type="percentage" office:value="0.38709677419354838" table:formula="of:=([.BL56]-[.$BI56])/[.$BI56]" table:style-name="ce21">
            <text:p>38.71%</text:p>
          </table:table-cell>
          <table:table-cell office:value-type="percentage" office:value="0.32258064516129026" table:formula="of:=([.BM56]-[.$BI56])/[.$BI56]" table:style-name="ce21">
            <text:p>32.26%</text:p>
          </table:table-cell>
          <table:table-cell office:value-type="percentage" office:value="0.45161290322580649" table:formula="of:=([.BN56]-[.$BI56])/[.$BI56]" table:style-name="ce21">
            <text:p>45.16%</text:p>
          </table:table-cell>
          <table:table-cell office:value-type="percentage" office:value="0.54838709677419351" table:formula="of:=([.BO56]-[.$BI56])/[.$BI56]" table:style-name="ce21">
            <text:p>54.84%</text:p>
          </table:table-cell>
          <table:table-cell office:value-type="percentage" office:value="0.87096774193548376" table:formula="of:=([.BP56]-[.$BI56])/[.$BI56]" table:style-name="ce21">
            <text:p>87.10%</text:p>
          </table:table-cell>
          <table:table-cell office:value-type="percentage" office:value="0.64516129032258074" table:formula="of:=([.BQ56]-[.$BI56])/[.$BI56]" table:style-name="ce21">
            <text:p>64.52%</text:p>
          </table:table-cell>
          <table:table-cell office:value-type="percentage" office:value="0.58064516129032251" table:formula="of:=([.BR56]-[.$BI56])/[.$BI56]" table:style-name="ce21">
            <text:p>58.06%</text:p>
          </table:table-cell>
          <table:table-cell office:value-type="percentage" office:value="0.48387096774193555" table:formula="of:=([.BS56]-[.$BI56])/[.$BI56]" table:style-name="ce21">
            <text:p>48.39%</text:p>
          </table:table-cell>
          <table:table-cell office:value-type="percentage" office:value="0.29032258064516137" table:formula="of:=([.BT56]-[.$BI56])/[.$BI56]" table:style-name="ce21">
            <text:p>29.03%</text:p>
          </table:table-cell>
          <table:table-cell office:value-type="percentage" office:value="0.32258064516129026" table:formula="of:=([.BU56]-[.$BI56])/[.$BI56]" table:style-name="ce21">
            <text:p>32.26%</text:p>
          </table:table-cell>
          <table:table-cell office:value-type="percentage" office:value="0.35483870967741932" table:formula="of:=([.BV56]-[.$BI56])/[.$BI56]" table:style-name="ce21">
            <text:p>35.48%</text:p>
          </table:table-cell>
          <table:table-cell office:value-type="string" table:style-name="ce25">
            <text:p>EpsteinResearch</text:p>
          </table:table-cell>
          <table:table-cell office:value-type="percentage" office:value="0.36943164362519204" table:formula="of:=([.S56]+[.AU56]+[.BW56])/3" table:style-name="ce22">
            <text:p>36.94%</text:p>
          </table:table-cell>
          <table:table-cell office:value-type="percentage" office:value="0.38018433179723504" table:formula="of:=([.T56]+[.AV56]+[.BX56])/3" table:style-name="ce22">
            <text:p>38.02%</text:p>
          </table:table-cell>
          <table:table-cell office:value-type="percentage" office:value="0.24014336917562731" table:formula="of:=([.U56]+[.AW56]+[.BY56])/3" table:style-name="ce22">
            <text:p>24.01%</text:p>
          </table:table-cell>
          <table:table-cell office:value-type="percentage" office:value="0.16109831029185873" table:formula="of:=([.V56]+[.AX56]+[.BZ56])/3" table:style-name="ce22">
            <text:p>16.11%</text:p>
          </table:table-cell>
          <table:table-cell office:value-type="percentage" office:value="0.21402969790066564" table:formula="of:=([.W56]+[.AY56]+[.CA56])/3" table:style-name="ce22">
            <text:p>21.40%</text:p>
          </table:table-cell>
          <table:table-cell office:value-type="percentage" office:value="0.18081157194060418" table:formula="of:=([.X56]+[.AZ56]+[.CB56])/3" table:style-name="ce22">
            <text:p>18.08%</text:p>
          </table:table-cell>
          <table:table-cell office:value-type="percentage" office:value="0.28040194572452637" table:formula="of:=([.Y56]+[.BA56]+[.CC56])/3" table:style-name="ce22">
            <text:p>28.04%</text:p>
          </table:table-cell>
          <table:table-cell office:value-type="percentage" office:value="0.23092677931387615" table:formula="of:=([.Z56]+[.BB56]+[.CD56])/3" table:style-name="ce22">
            <text:p>23.09%</text:p>
          </table:table-cell>
          <table:table-cell office:value-type="percentage" office:value="0.27291346646185355" table:formula="of:=([.AA56]+[.BC56]+[.CE56])/3" table:style-name="ce22">
            <text:p>27.29%</text:p>
          </table:table-cell>
          <table:table-cell office:value-type="percentage" office:value="0.24065540194572457" table:formula="of:=([.AB56]+[.BD56]+[.CF56])/3" table:style-name="ce22">
            <text:p>24.07%</text:p>
          </table:table-cell>
          <table:table-cell office:value-type="percentage" office:value="0.11264720942140301" table:formula="of:=([.AC56]+[.BE56]+[.CG56])/3" table:style-name="ce22">
            <text:p>11.26%</text:p>
          </table:table-cell>
          <table:table-cell office:value-type="percentage" office:value="0.13530465949820791" table:formula="of:=([.AD56]+[.BF56]+[.CH56])/3" table:style-name="ce22">
            <text:p>13.53%</text:p>
          </table:table-cell>
          <table:table-cell office:value-type="percentage" office:value="7.462877624167942E-2" table:formula="of:=([.AE56]+[.BG56]+[.CI56])/3" table:style-name="ce22">
            <text:p>7.46%</text:p>
          </table:table-cell>
          <table:table-cell table:number-columns-repeated="1628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string" table:style-name="ce25">
            <text:p>LucTenHave</text:p>
          </table:table-cell>
          <table:table-cell office:value-type="string" table:style-name="ce18">
            <text:p>TETH.L</text:p>
          </table:table-cell>
          <table:table-cell office:value-type="float" office:value="2.0499999999999998" table:style-name="ce19">
            <text:p>2.05</text:p>
          </table:table-cell>
          <table:table-cell office:value-type="float" office:value="2.625" table:style-name="ce20">
            <text:p>2.625</text:p>
          </table:table-cell>
          <table:table-cell office:value-type="float" office:value="3.125" table:style-name="ce20">
            <text:p>3.125</text:p>
          </table:table-cell>
          <table:table-cell office:value-type="float" office:value="4.25" table:style-name="ce20">
            <text:p>4.25</text:p>
          </table:table-cell>
          <table:table-cell office:value-type="float" office:value="4.25" table:style-name="ce20">
            <text:p>4.25</text:p>
          </table:table-cell>
          <table:table-cell office:value-type="float" office:value="5.875" table:style-name="ce20">
            <text:p>5.875</text:p>
          </table:table-cell>
          <table:table-cell office:value-type="float" office:value="6" table:style-name="ce20">
            <text:p>6</text:p>
          </table:table-cell>
          <table:table-cell office:value-type="float" office:value="5.875" table:style-name="ce20">
            <text:p>5.875</text:p>
          </table:table-cell>
          <table:table-cell office:value-type="float" office:value="5.625" table:style-name="ce20">
            <text:p>5.625</text:p>
          </table:table-cell>
          <table:table-cell office:value-type="float" office:value="5.7" table:style-name="ce20">
            <text:p>5.7</text:p>
          </table:table-cell>
          <table:table-cell office:value-type="float" office:value="5.5" table:style-name="ce20">
            <text:p>5.5</text:p>
          </table:table-cell>
          <table:table-cell office:value-type="float" office:value="5.25" table:style-name="ce20">
            <text:p>5.25</text:p>
          </table:table-cell>
          <table:table-cell office:value-type="float" office:value="5.05" table:style-name="ce20">
            <text:p>5.05</text:p>
          </table:table-cell>
          <table:table-cell office:value-type="float" office:value="4.875" table:style-name="ce20">
            <text:p>4.875</text:p>
          </table:table-cell>
          <table:table-cell office:value-type="percentage" office:value="0.28048780487804892" table:formula="of:=([.F57]-[.$E57])/[.$E57]" table:style-name="ce21">
            <text:p>28.05%</text:p>
          </table:table-cell>
          <table:table-cell office:value-type="percentage" office:value="0.52439024390243916" table:formula="of:=([.G57]-[.$E57])/[.$E57]" table:style-name="ce21">
            <text:p>52.44%</text:p>
          </table:table-cell>
          <table:table-cell office:value-type="percentage" office:value="1.0731707317073174" table:formula="of:=([.H57]-[.$E57])/[.$E57]" table:style-name="ce21">
            <text:p>107.32%</text:p>
          </table:table-cell>
          <table:table-cell office:value-type="percentage" office:value="1.0731707317073174" table:formula="of:=([.I57]-[.$E57])/[.$E57]" table:style-name="ce21">
            <text:p>107.32%</text:p>
          </table:table-cell>
          <table:table-cell office:value-type="percentage" office:value="1.8658536585365857" table:formula="of:=([.J57]-[.$E57])/[.$E57]" table:style-name="ce21">
            <text:p>186.59%</text:p>
          </table:table-cell>
          <table:table-cell office:value-type="percentage" office:value="1.9268292682926831" table:formula="of:=([.K57]-[.$E57])/[.$E57]" table:style-name="ce21">
            <text:p>192.68%</text:p>
          </table:table-cell>
          <table:table-cell office:value-type="percentage" office:value="1.8658536585365857" table:formula="of:=([.L57]-[.$E57])/[.$E57]" table:style-name="ce21">
            <text:p>186.59%</text:p>
          </table:table-cell>
          <table:table-cell office:value-type="percentage" office:value="1.7439024390243905" table:formula="of:=([.M57]-[.$E57])/[.$E57]" table:style-name="ce21">
            <text:p>174.39%</text:p>
          </table:table-cell>
          <table:table-cell office:value-type="percentage" office:value="1.780487804878049" table:formula="of:=([.N57]-[.$E57])/[.$E57]" table:style-name="ce21">
            <text:p>178.05%</text:p>
          </table:table-cell>
          <table:table-cell office:value-type="percentage" office:value="1.6829268292682928" table:formula="of:=([.O57]-[.$E57])/[.$E57]" table:style-name="ce21">
            <text:p>168.29%</text:p>
          </table:table-cell>
          <table:table-cell office:value-type="percentage" office:value="1.5609756097560978" table:formula="of:=([.P57]-[.$E57])/[.$E57]" table:style-name="ce21">
            <text:p>156.10%</text:p>
          </table:table-cell>
          <table:table-cell office:value-type="percentage" office:value="1.4634146341463417" table:formula="of:=([.Q57]-[.$E57])/[.$E57]" table:style-name="ce21">
            <text:p>146.34%</text:p>
          </table:table-cell>
          <table:table-cell office:value-type="percentage" office:value="1.378048780487805" table:formula="of:=([.R57]-[.$E57])/[.$E57]" table:style-name="ce21">
            <text:p>137.80%</text:p>
          </table:table-cell>
          <table:table-cell office:value-type="string" table:style-name="ce18">
            <text:p>JZZ.V</text:p>
          </table:table-cell>
          <table:table-cell office:value-type="float" office:value="0.1" table:style-name="ce19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55" table:style-name="ce20">
            <text:p>0.155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percentage" office:value="-5.0000000000000044E-2" table:formula="of:=([.AH57]-[.$AG57])/[.$AG57]" table:style-name="ce21">
            <text:p>-5.00%</text:p>
          </table:table-cell>
          <table:table-cell office:value-type="percentage" office:value="-5.0000000000000044E-2" table:formula="of:=([.AI57]-[.$AG57])/[.$AG57]" table:style-name="ce21">
            <text:p>-5.00%</text:p>
          </table:table-cell>
          <table:table-cell office:value-type="percentage" office:value="0.54999999999999993" table:formula="of:=([.AJ57]-[.$AG57])/[.$AG57]" table:style-name="ce21">
            <text:p>55.00%</text:p>
          </table:table-cell>
          <table:table-cell office:value-type="percentage" office:value="9.999999999999995E-2" table:formula="of:=([.AK57]-[.$AG57])/[.$AG57]" table:style-name="ce21">
            <text:p>10.00%</text:p>
          </table:table-cell>
          <table:table-cell office:value-type="percentage" office:value="9.999999999999995E-2" table:formula="of:=([.AL57]-[.$AG57])/[.$AG57]" table:style-name="ce21">
            <text:p>10.00%</text:p>
          </table:table-cell>
          <table:table-cell office:value-type="percentage" office:value="0.40000000000000008" table:formula="of:=([.AM57]-[.$AG57])/[.$AG57]" table:style-name="ce21">
            <text:p>40.00%</text:p>
          </table:table-cell>
          <table:table-cell office:value-type="percentage" office:value="0.3" table:formula="of:=([.AN57]-[.$AG57])/[.$AG57]" table:style-name="ce21">
            <text:p>30.00%</text:p>
          </table:table-cell>
          <table:table-cell office:value-type="percentage" office:value="0.3" table:formula="of:=([.AO57]-[.$AG57])/[.$AG57]" table:style-name="ce21">
            <text:p>30.00%</text:p>
          </table:table-cell>
          <table:table-cell office:value-type="percentage" office:value="0.3" table:formula="of:=([.AP57]-[.$AG57])/[.$AG57]" table:style-name="ce21">
            <text:p>30.00%</text:p>
          </table:table-cell>
          <table:table-cell office:value-type="percentage" office:value="0" table:formula="of:=([.AQ57]-[.$AG57])/[.$AG57]" table:style-name="ce21">
            <text:p>0.00%</text:p>
          </table:table-cell>
          <table:table-cell office:value-type="percentage" office:value="0" table:formula="of:=([.AR57]-[.$AG57])/[.$AG57]" table:style-name="ce21">
            <text:p>0.00%</text:p>
          </table:table-cell>
          <table:table-cell office:value-type="percentage" office:value="0" table:formula="of:=([.AS57]-[.$AG57])/[.$AG57]" table:style-name="ce21">
            <text:p>0.00%</text:p>
          </table:table-cell>
          <table:table-cell office:value-type="percentage" office:value="0" table:formula="of:=([.AT57]-[.$AG57])/[.$AG57]" table:style-name="ce21">
            <text:p>0.00%</text:p>
          </table:table-cell>
          <table:table-cell office:value-type="string" table:style-name="ce18">
            <text:p>QMX.V</text:p>
          </table:table-cell>
          <table:table-cell office:value-type="float" office:value="0.17" table:style-name="ce19">
            <text:p>0.17</text:p>
          </table:table-cell>
          <table:table-cell office:value-type="float" office:value="0.24" table:style-name="ce20">
            <text:p>0.24</text:p>
          </table:table-cell>
          <table:table-cell office:value-type="float" office:value="0.25" table:style-name="ce20">
            <text:p>0.25</text:p>
          </table:table-cell>
          <table:table-cell office:value-type="float" office:value="0.2" table:style-name="ce20">
            <text:p>0.2</text:p>
          </table:table-cell>
          <table:table-cell office:value-type="float" office:value="0.215" table:style-name="ce20">
            <text:p>0.215</text:p>
          </table:table-cell>
          <table:table-cell office:value-type="float" office:value="0.23" table:style-name="ce20">
            <text:p>0.23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4" table:style-name="ce20">
            <text:p>0.24</text:p>
          </table:table-cell>
          <table:table-cell office:value-type="float" office:value="0.25" table:style-name="ce20">
            <text:p>0.2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" table:style-name="ce20">
            <text:p>0.2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5" table:style-name="ce20">
            <text:p>0.25</text:p>
          </table:table-cell>
          <table:table-cell office:value-type="percentage" office:value="0.41176470588235281" table:formula="of:=([.BJ57]-[.$BI57])/[.$BI57]" table:style-name="ce21">
            <text:p>41.18%</text:p>
          </table:table-cell>
          <table:table-cell office:value-type="percentage" office:value="0.47058823529411753" table:formula="of:=([.BK57]-[.$BI57])/[.$BI57]" table:style-name="ce21">
            <text:p>47.06%</text:p>
          </table:table-cell>
          <table:table-cell office:value-type="percentage" office:value="0.1764705882352941" table:formula="of:=([.BL57]-[.$BI57])/[.$BI57]" table:style-name="ce21">
            <text:p>17.65%</text:p>
          </table:table-cell>
          <table:table-cell office:value-type="percentage" office:value="0.26470588235294107" table:formula="of:=([.BM57]-[.$BI57])/[.$BI57]" table:style-name="ce21">
            <text:p>26.47%</text:p>
          </table:table-cell>
          <table:table-cell office:value-type="percentage" office:value="0.3529411764705882" table:formula="of:=([.BN57]-[.$BI57])/[.$BI57]" table:style-name="ce21">
            <text:p>35.29%</text:p>
          </table:table-cell>
          <table:table-cell office:value-type="percentage" office:value="0.3823529411764704" table:formula="of:=([.BO57]-[.$BI57])/[.$BI57]" table:style-name="ce21">
            <text:p>38.24%</text:p>
          </table:table-cell>
          <table:table-cell office:value-type="percentage" office:value="0.41176470588235281" table:formula="of:=([.BP57]-[.$BI57])/[.$BI57]" table:style-name="ce21">
            <text:p>41.18%</text:p>
          </table:table-cell>
          <table:table-cell office:value-type="percentage" office:value="0.47058823529411753" table:formula="of:=([.BQ57]-[.$BI57])/[.$BI57]" table:style-name="ce21">
            <text:p>47.06%</text:p>
          </table:table-cell>
          <table:table-cell office:value-type="percentage" office:value="0.20588235294117632" table:formula="of:=([.BR57]-[.$BI57])/[.$BI57]" table:style-name="ce21">
            <text:p>20.59%</text:p>
          </table:table-cell>
          <table:table-cell office:value-type="percentage" office:value="0.14705882352941171" table:formula="of:=([.BS57]-[.$BI57])/[.$BI57]" table:style-name="ce21">
            <text:p>14.71%</text:p>
          </table:table-cell>
          <table:table-cell office:value-type="percentage" office:value="0.1764705882352941" table:formula="of:=([.BT57]-[.$BI57])/[.$BI57]" table:style-name="ce21">
            <text:p>17.65%</text:p>
          </table:table-cell>
          <table:table-cell office:value-type="percentage" office:value="0.20588235294117632" table:formula="of:=([.BU57]-[.$BI57])/[.$BI57]" table:style-name="ce21">
            <text:p>20.59%</text:p>
          </table:table-cell>
          <table:table-cell office:value-type="percentage" office:value="0.47058823529411753" table:formula="of:=([.BV57]-[.$BI57])/[.$BI57]" table:style-name="ce21">
            <text:p>47.06%</text:p>
          </table:table-cell>
          <table:table-cell office:value-type="string" table:style-name="ce25">
            <text:p>LucTenHave</text:p>
          </table:table-cell>
          <table:table-cell office:value-type="percentage" office:value="0.21408417025346724" table:formula="of:=([.S57]+[.AU57]+[.BW57])/3" table:style-name="ce22">
            <text:p>21.41%</text:p>
          </table:table-cell>
          <table:table-cell office:value-type="percentage" office:value="0.31499282639885223" table:formula="of:=([.T57]+[.AV57]+[.BX57])/3" table:style-name="ce22">
            <text:p>31.50%</text:p>
          </table:table-cell>
          <table:table-cell office:value-type="percentage" office:value="0.59988043998087048" table:formula="of:=([.U57]+[.AW57]+[.BY57])/3" table:style-name="ce22">
            <text:p>59.99%</text:p>
          </table:table-cell>
          <table:table-cell office:value-type="percentage" office:value="0.47929220468675277" table:formula="of:=([.V57]+[.AX57]+[.BZ57])/3" table:style-name="ce22">
            <text:p>47.93%</text:p>
          </table:table-cell>
          <table:table-cell office:value-type="percentage" office:value="0.77293161166905788" table:formula="of:=([.W57]+[.AY57]+[.CA57])/3" table:style-name="ce22">
            <text:p>77.29%</text:p>
          </table:table-cell>
          <table:table-cell office:value-type="percentage" office:value="0.90306073648971796" table:formula="of:=([.X57]+[.AZ57]+[.CB57])/3" table:style-name="ce22">
            <text:p>90.31%</text:p>
          </table:table-cell>
          <table:table-cell office:value-type="percentage" office:value="0.85920612147297948" table:formula="of:=([.Y57]+[.BA57]+[.CC57])/3" table:style-name="ce22">
            <text:p>85.92%</text:p>
          </table:table-cell>
          <table:table-cell office:value-type="percentage" office:value="0.83816355810616938" table:formula="of:=([.Z57]+[.BB57]+[.CD57])/3" table:style-name="ce22">
            <text:p>83.82%</text:p>
          </table:table-cell>
          <table:table-cell office:value-type="percentage" office:value="0.76212338593974172" table:formula="of:=([.AA57]+[.BC57]+[.CE57])/3" table:style-name="ce22">
            <text:p>76.21%</text:p>
          </table:table-cell>
          <table:table-cell office:value-type="percentage" office:value="0.60999521759923481" table:formula="of:=([.AB57]+[.BD57]+[.CF57])/3" table:style-name="ce22">
            <text:p>61.00%</text:p>
          </table:table-cell>
          <table:table-cell office:value-type="percentage" office:value="0.57914873266379729" table:formula="of:=([.AC57]+[.BE57]+[.CG57])/3" table:style-name="ce22">
            <text:p>57.91%</text:p>
          </table:table-cell>
          <table:table-cell office:value-type="percentage" office:value="0.55643232902917272" table:formula="of:=([.AD57]+[.BF57]+[.CH57])/3" table:style-name="ce22">
            <text:p>55.64%</text:p>
          </table:table-cell>
          <table:table-cell office:value-type="percentage" office:value="0.61621233859397417" table:formula="of:=([.AE57]+[.BG57]+[.CI57])/3" table:style-name="ce22">
            <text:p>61.62%</text:p>
          </table:table-cell>
          <table:table-cell table:number-columns-repeated="1628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4" table:style-name="ce1">
            <text:p>104</text:p>
          </table:table-cell>
          <table:table-cell office:value-type="string" table:style-name="ce25">
            <text:p>Ekim</text:p>
          </table:table-cell>
          <table:table-cell office:value-type="string" table:style-name="ce18">
            <text:p>DIA.V</text:p>
          </table:table-cell>
          <table:table-cell office:value-type="float" office:value="0.18" table:style-name="ce19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" table:style-name="ce20">
            <text:p>0.12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percentage" office:value="0" table:formula="of:=([.F58]-[.$E58])/[.$E58]" table:style-name="ce21">
            <text:p>0.00%</text:p>
          </table:table-cell>
          <table:table-cell office:value-type="percentage" office:value="-5.5555555555555455E-2" table:formula="of:=([.G58]-[.$E58])/[.$E58]" table:style-name="ce21">
            <text:p>-5.56%</text:p>
          </table:table-cell>
          <table:table-cell office:value-type="percentage" office:value="-5.5555555555555455E-2" table:formula="of:=([.H58]-[.$E58])/[.$E58]" table:style-name="ce21">
            <text:p>-5.56%</text:p>
          </table:table-cell>
          <table:table-cell office:value-type="percentage" office:value="0" table:formula="of:=([.I58]-[.$E58])/[.$E58]" table:style-name="ce21">
            <text:p>0.00%</text:p>
          </table:table-cell>
          <table:table-cell office:value-type="percentage" office:value="-5.5555555555555455E-2" table:formula="of:=([.J58]-[.$E58])/[.$E58]" table:style-name="ce21">
            <text:p>-5.56%</text:p>
          </table:table-cell>
          <table:table-cell office:value-type="percentage" office:value="-5.5555555555555455E-2" table:formula="of:=([.K58]-[.$E58])/[.$E58]" table:style-name="ce21">
            <text:p>-5.56%</text:p>
          </table:table-cell>
          <table:table-cell office:value-type="percentage" office:value="-0.19444444444444448" table:formula="of:=([.L58]-[.$E58])/[.$E58]" table:style-name="ce21">
            <text:p>-19.44%</text:p>
          </table:table-cell>
          <table:table-cell office:value-type="percentage" office:value="-0.22222222222222213" table:formula="of:=([.M58]-[.$E58])/[.$E58]" table:style-name="ce21">
            <text:p>-22.22%</text:p>
          </table:table-cell>
          <table:table-cell office:value-type="percentage" office:value="-0.33333333333333331" table:formula="of:=([.N58]-[.$E58])/[.$E58]" table:style-name="ce21">
            <text:p>-33.33%</text:p>
          </table:table-cell>
          <table:table-cell office:value-type="percentage" office:value="-0.22222222222222213" table:formula="of:=([.O58]-[.$E58])/[.$E58]" table:style-name="ce21">
            <text:p>-22.22%</text:p>
          </table:table-cell>
          <table:table-cell office:value-type="percentage" office:value="-0.38888888888888884" table:formula="of:=([.P58]-[.$E58])/[.$E58]" table:style-name="ce21">
            <text:p>-38.89%</text:p>
          </table:table-cell>
          <table:table-cell office:value-type="percentage" office:value="-0.33333333333333331" table:formula="of:=([.Q58]-[.$E58])/[.$E58]" table:style-name="ce21">
            <text:p>-33.33%</text:p>
          </table:table-cell>
          <table:table-cell office:value-type="percentage" office:value="-0.38888888888888884" table:formula="of:=([.R58]-[.$E58])/[.$E58]" table:style-name="ce21">
            <text:p>-38.89%</text:p>
          </table:table-cell>
          <table:table-cell office:value-type="string" table:style-name="ce18">
            <text:p>PGD.TO</text:p>
          </table:table-cell>
          <table:table-cell office:value-type="float" office:value="0.2" table:style-name="ce19">
            <text:p>0.2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percentage" office:value="0.15" table:formula="of:=([.AH58]-[.$AG58])/[.$AG58]" table:style-name="ce21">
            <text:p>15.00%</text:p>
          </table:table-cell>
          <table:table-cell office:value-type="percentage" office:value="0.15" table:formula="of:=([.AI58]-[.$AG58])/[.$AG58]" table:style-name="ce21">
            <text:p>15.00%</text:p>
          </table:table-cell>
          <table:table-cell office:value-type="percentage" office:value="2.4999999999999883E-2" table:formula="of:=([.AJ58]-[.$AG58])/[.$AG58]" table:style-name="ce21">
            <text:p>2.50%</text:p>
          </table:table-cell>
          <table:table-cell office:value-type="percentage" office:value="9.999999999999995E-2" table:formula="of:=([.AK58]-[.$AG58])/[.$AG58]" table:style-name="ce21">
            <text:p>10.00%</text:p>
          </table:table-cell>
          <table:table-cell office:value-type="percentage" office:value="0" table:formula="of:=([.AL58]-[.$AG58])/[.$AG58]" table:style-name="ce21">
            <text:p>0.00%</text:p>
          </table:table-cell>
          <table:table-cell office:value-type="percentage" office:value="-2.5000000000000022E-2" table:formula="of:=([.AM58]-[.$AG58])/[.$AG58]" table:style-name="ce21">
            <text:p>-2.50%</text:p>
          </table:table-cell>
          <table:table-cell office:value-type="percentage" office:value="-5.0000000000000044E-2" table:formula="of:=([.AN58]-[.$AG58])/[.$AG58]" table:style-name="ce21">
            <text:p>-5.00%</text:p>
          </table:table-cell>
          <table:table-cell office:value-type="percentage" office:value="2.4999999999999883E-2" table:formula="of:=([.AO58]-[.$AG58])/[.$AG58]" table:style-name="ce21">
            <text:p>2.50%</text:p>
          </table:table-cell>
          <table:table-cell office:value-type="percentage" office:value="-2.5000000000000022E-2" table:formula="of:=([.AP58]-[.$AG58])/[.$AG58]" table:style-name="ce21">
            <text:p>-2.50%</text:p>
          </table:table-cell>
          <table:table-cell office:value-type="percentage" office:value="-5.0000000000000044E-2" table:formula="of:=([.AQ58]-[.$AG58])/[.$AG58]" table:style-name="ce21">
            <text:p>-5.00%</text:p>
          </table:table-cell>
          <table:table-cell office:value-type="percentage" office:value="0" table:formula="of:=([.AR58]-[.$AG58])/[.$AG58]" table:style-name="ce21">
            <text:p>0.00%</text:p>
          </table:table-cell>
          <table:table-cell office:value-type="percentage" office:value="0" table:formula="of:=([.AS58]-[.$AG58])/[.$AG58]" table:style-name="ce21">
            <text:p>0.00%</text:p>
          </table:table-cell>
          <table:table-cell office:value-type="percentage" office:value="-2.5000000000000022E-2" table:formula="of:=([.AT58]-[.$AG58])/[.$AG58]" table:style-name="ce21">
            <text:p>-2.50%</text:p>
          </table:table-cell>
          <table:table-cell office:value-type="string" table:style-name="ce18">
            <text:p>SCY.TO</text:p>
          </table:table-cell>
          <table:table-cell office:value-type="float" office:value="0.27" table:style-name="ce19">
            <text:p>0.27</text:p>
          </table:table-cell>
          <table:table-cell office:value-type="float" office:value="0.32" table:style-name="ce20">
            <text:p>0.32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33" table:style-name="ce20">
            <text:p>0.33</text:p>
          </table:table-cell>
          <table:table-cell office:value-type="float" office:value="0.37" table:style-name="ce20">
            <text:p>0.37</text:p>
          </table:table-cell>
          <table:table-cell office:value-type="float" office:value="0.38" table:style-name="ce20">
            <text:p>0.38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75" table:style-name="ce20">
            <text:p>0.375</text:p>
          </table:table-cell>
          <table:table-cell office:value-type="float" office:value="0.43" table:style-name="ce20">
            <text:p>0.43</text:p>
          </table:table-cell>
          <table:table-cell office:value-type="float" office:value="0.41" table:style-name="ce20">
            <text:p>0.41</text:p>
          </table:table-cell>
          <table:table-cell office:value-type="float" office:value="0.38500000000000001" table:style-name="ce20">
            <text:p>0.385</text:p>
          </table:table-cell>
          <table:table-cell office:value-type="percentage" office:value="0.18518518518518512" table:formula="of:=([.BJ58]-[.$BI58])/[.$BI58]" table:style-name="ce21">
            <text:p>18.52%</text:p>
          </table:table-cell>
          <table:table-cell office:value-type="percentage" office:value="0.35185185185185175" table:formula="of:=([.BK58]-[.$BI58])/[.$BI58]" table:style-name="ce21">
            <text:p>35.19%</text:p>
          </table:table-cell>
          <table:table-cell office:value-type="percentage" office:value="0.25925925925925924" table:formula="of:=([.BL58]-[.$BI58])/[.$BI58]" table:style-name="ce21">
            <text:p>25.93%</text:p>
          </table:table-cell>
          <table:table-cell office:value-type="percentage" office:value="0.18518518518518512" table:formula="of:=([.BM58]-[.$BI58])/[.$BI58]" table:style-name="ce21">
            <text:p>18.52%</text:p>
          </table:table-cell>
          <table:table-cell office:value-type="percentage" office:value="7.4074074074073931E-2" table:formula="of:=([.BN58]-[.$BI58])/[.$BI58]" table:style-name="ce21">
            <text:p>7.41%</text:p>
          </table:table-cell>
          <table:table-cell office:value-type="percentage" office:value="0.22222222222222221" table:formula="of:=([.BO58]-[.$BI58])/[.$BI58]" table:style-name="ce21">
            <text:p>22.22%</text:p>
          </table:table-cell>
          <table:table-cell office:value-type="percentage" office:value="0.37037037037037024" table:formula="of:=([.BP58]-[.$BI58])/[.$BI58]" table:style-name="ce21">
            <text:p>37.04%</text:p>
          </table:table-cell>
          <table:table-cell office:value-type="percentage" office:value="0.40740740740740733" table:formula="of:=([.BQ58]-[.$BI58])/[.$BI58]" table:style-name="ce21">
            <text:p>40.74%</text:p>
          </table:table-cell>
          <table:table-cell office:value-type="percentage" office:value="0.20370370370370366" table:formula="of:=([.BR58]-[.$BI58])/[.$BI58]" table:style-name="ce21">
            <text:p>20.37%</text:p>
          </table:table-cell>
          <table:table-cell office:value-type="percentage" office:value="0.38888888888888878" table:formula="of:=([.BS58]-[.$BI58])/[.$BI58]" table:style-name="ce21">
            <text:p>38.89%</text:p>
          </table:table-cell>
          <table:table-cell office:value-type="percentage" office:value="0.59259259259259245" table:formula="of:=([.BT58]-[.$BI58])/[.$BI58]" table:style-name="ce21">
            <text:p>59.26%</text:p>
          </table:table-cell>
          <table:table-cell office:value-type="percentage" office:value="0.51851851851851838" table:formula="of:=([.BU58]-[.$BI58])/[.$BI58]" table:style-name="ce21">
            <text:p>51.85%</text:p>
          </table:table-cell>
          <table:table-cell office:value-type="percentage" office:value="0.42592592592592587" table:formula="of:=([.BV58]-[.$BI58])/[.$BI58]" table:style-name="ce21">
            <text:p>42.59%</text:p>
          </table:table-cell>
          <table:table-cell office:value-type="string" table:style-name="ce25">
            <text:p>Ekim</text:p>
          </table:table-cell>
          <table:table-cell office:value-type="percentage" office:value="0.11172839506172838" table:formula="of:=([.S58]+[.AU58]+[.BW58])/3" table:style-name="ce22">
            <text:p>11.17%</text:p>
          </table:table-cell>
          <table:table-cell office:value-type="percentage" office:value="0.14876543209876544" table:formula="of:=([.T58]+[.AV58]+[.BX58])/3" table:style-name="ce22">
            <text:p>14.88%</text:p>
          </table:table-cell>
          <table:table-cell office:value-type="percentage" office:value="7.6234567901234562E-2" table:formula="of:=([.U58]+[.AW58]+[.BY58])/3" table:style-name="ce22">
            <text:p>7.62%</text:p>
          </table:table-cell>
          <table:table-cell office:value-type="percentage" office:value="9.5061728395061704E-2" table:formula="of:=([.V58]+[.AX58]+[.BZ58])/3" table:style-name="ce22">
            <text:p>9.51%</text:p>
          </table:table-cell>
          <table:table-cell office:value-type="percentage" office:value="6.1728395061728253E-3" table:formula="of:=([.W58]+[.AY58]+[.CA58])/3" table:style-name="ce22">
            <text:p>0.62%</text:p>
          </table:table-cell>
          <table:table-cell office:value-type="percentage" office:value="4.7222222222222242E-2" table:formula="of:=([.X58]+[.AZ58]+[.CB58])/3" table:style-name="ce22">
            <text:p>4.72%</text:p>
          </table:table-cell>
          <table:table-cell office:value-type="percentage" office:value="4.197530864197524E-2" table:formula="of:=([.Y58]+[.BA58]+[.CC58])/3" table:style-name="ce22">
            <text:p>4.20%</text:p>
          </table:table-cell>
          <table:table-cell office:value-type="percentage" office:value="7.0061728395061695E-2" table:formula="of:=([.Z58]+[.BB58]+[.CD58])/3" table:style-name="ce22">
            <text:p>7.01%</text:p>
          </table:table-cell>
          <table:table-cell office:value-type="percentage" office:value="-5.1543209876543226E-2" table:formula="of:=([.AA58]+[.BC58]+[.CE58])/3" table:style-name="ce22">
            <text:p>-5.15%</text:p>
          </table:table-cell>
          <table:table-cell office:value-type="percentage" office:value="3.8888888888888883E-2" table:formula="of:=([.AB58]+[.BD58]+[.CF58])/3" table:style-name="ce22">
            <text:p>3.89%</text:p>
          </table:table-cell>
          <table:table-cell office:value-type="percentage" office:value="6.7901234567901203E-2" table:formula="of:=([.AC58]+[.BE58]+[.CG58])/3" table:style-name="ce22">
            <text:p>6.79%</text:p>
          </table:table-cell>
          <table:table-cell office:value-type="percentage" office:value="6.1728395061728357E-2" table:formula="of:=([.AD58]+[.BF58]+[.CH58])/3" table:style-name="ce22">
            <text:p>6.17%</text:p>
          </table:table-cell>
          <table:table-cell office:value-type="percentage" office:value="4.0123456790123373E-3" table:formula="of:=([.AE58]+[.BG58]+[.CI58])/3" table:style-name="ce22">
            <text:p>0.40%</text:p>
          </table:table-cell>
          <table:table-cell table:number-columns-repeated="1628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string" table:style-name="ce25">
            <text:p>Breccia</text:p>
          </table:table-cell>
          <table:table-cell office:value-type="string" table:style-name="ce18">
            <text:p>CGD.V</text:p>
          </table:table-cell>
          <table:table-cell office:value-type="float" office:value="0.05" table:style-name="ce19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3" table:formula="of:=([.F59]-[.$E59])/[.$E59]" table:style-name="ce21">
            <text:p>30.00%</text:p>
          </table:table-cell>
          <table:table-cell office:value-type="percentage" office:value="0.1999999999999999" table:formula="of:=([.G59]-[.$E59])/[.$E59]" table:style-name="ce21">
            <text:p>20.00%</text:p>
          </table:table-cell>
          <table:table-cell office:value-type="percentage" office:value="0.3" table:formula="of:=([.H59]-[.$E59])/[.$E59]" table:style-name="ce21">
            <text:p>30.00%</text:p>
          </table:table-cell>
          <table:table-cell office:value-type="percentage" office:value="0" table:formula="of:=([.I59]-[.$E59])/[.$E59]" table:style-name="ce21">
            <text:p>0.00%</text:p>
          </table:table-cell>
          <table:table-cell office:value-type="percentage" office:value="9.999999999999995E-2" table:formula="of:=([.J59]-[.$E59])/[.$E59]" table:style-name="ce21">
            <text:p>10.00%</text:p>
          </table:table-cell>
          <table:table-cell office:value-type="percentage" office:value="0.6" table:formula="of:=([.K59]-[.$E59])/[.$E59]" table:style-name="ce21">
            <text:p>60.00%</text:p>
          </table:table-cell>
          <table:table-cell office:value-type="percentage" office:value="0.70000000000000007" table:formula="of:=([.L59]-[.$E59])/[.$E59]" table:style-name="ce21">
            <text:p>70.00%</text:p>
          </table:table-cell>
          <table:table-cell office:value-type="percentage" office:value="0.70000000000000007" table:formula="of:=([.M59]-[.$E59])/[.$E59]" table:style-name="ce21">
            <text:p>70.00%</text:p>
          </table:table-cell>
          <table:table-cell office:value-type="percentage" office:value="0.40000000000000008" table:formula="of:=([.N59]-[.$E59])/[.$E59]" table:style-name="ce21">
            <text:p>40.00%</text:p>
          </table:table-cell>
          <table:table-cell office:value-type="percentage" office:value="9.999999999999995E-2" table:formula="of:=([.O59]-[.$E59])/[.$E59]" table:style-name="ce21">
            <text:p>10.00%</text:p>
          </table:table-cell>
          <table:table-cell office:value-type="percentage" office:value="0.1999999999999999" table:formula="of:=([.P59]-[.$E59])/[.$E59]" table:style-name="ce21">
            <text:p>20.00%</text:p>
          </table:table-cell>
          <table:table-cell office:value-type="percentage" office:value="0.1999999999999999" table:formula="of:=([.Q59]-[.$E59])/[.$E59]" table:style-name="ce21">
            <text:p>20.00%</text:p>
          </table:table-cell>
          <table:table-cell office:value-type="percentage" office:value="0.40000000000000008" table:formula="of:=([.R59]-[.$E59])/[.$E59]" table:style-name="ce21">
            <text:p>40.00%</text:p>
          </table:table-cell>
          <table:table-cell office:value-type="string" table:style-name="ce18">
            <text:p>FRK.V</text:p>
          </table:table-cell>
          <table:table-cell office:value-type="float" office:value="0.9" table:style-name="ce19">
            <text:p>0.9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4" table:style-name="ce20">
            <text:p>0.4</text:p>
          </table:table-cell>
          <table:table-cell office:value-type="float" office:value="0.39" table:style-name="ce20">
            <text:p>0.39</text:p>
          </table:table-cell>
          <table:table-cell office:value-type="float" office:value="0.4" table:style-name="ce20">
            <text:p>0.4</text:p>
          </table:table-cell>
          <table:table-cell office:value-type="float" office:value="0.37" table:style-name="ce20">
            <text:p>0.37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41499999999999998" table:style-name="ce20">
            <text:p>0.415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27" table:style-name="ce20">
            <text:p>0.27</text:p>
          </table:table-cell>
          <table:table-cell office:value-type="float" office:value="0.27" table:style-name="ce20">
            <text:p>0.27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9499999999999998" table:style-name="ce20">
            <text:p>0.295</text:p>
          </table:table-cell>
          <table:table-cell office:value-type="percentage" office:value="-0.50555555555555554" table:formula="of:=([.AH59]-[.$AG59])/[.$AG59]" table:style-name="ce21">
            <text:p>-50.56%</text:p>
          </table:table-cell>
          <table:table-cell office:value-type="percentage" office:value="-0.50555555555555554" table:formula="of:=([.AI59]-[.$AG59])/[.$AG59]" table:style-name="ce21">
            <text:p>-50.56%</text:p>
          </table:table-cell>
          <table:table-cell office:value-type="percentage" office:value="-0.55555555555555558" table:formula="of:=([.AJ59]-[.$AG59])/[.$AG59]" table:style-name="ce21">
            <text:p>-55.56%</text:p>
          </table:table-cell>
          <table:table-cell office:value-type="percentage" office:value="-0.56666666666666665" table:formula="of:=([.AK59]-[.$AG59])/[.$AG59]" table:style-name="ce21">
            <text:p>-56.67%</text:p>
          </table:table-cell>
          <table:table-cell office:value-type="percentage" office:value="-0.55555555555555558" table:formula="of:=([.AL59]-[.$AG59])/[.$AG59]" table:style-name="ce21">
            <text:p>-55.56%</text:p>
          </table:table-cell>
          <table:table-cell office:value-type="percentage" office:value="-0.58888888888888891" table:formula="of:=([.AM59]-[.$AG59])/[.$AG59]" table:style-name="ce21">
            <text:p>-58.89%</text:p>
          </table:table-cell>
          <table:table-cell office:value-type="percentage" office:value="-0.50555555555555554" table:formula="of:=([.AN59]-[.$AG59])/[.$AG59]" table:style-name="ce21">
            <text:p>-50.56%</text:p>
          </table:table-cell>
          <table:table-cell office:value-type="percentage" office:value="-0.53888888888888897" table:formula="of:=([.AO59]-[.$AG59])/[.$AG59]" table:style-name="ce21">
            <text:p>-53.89%</text:p>
          </table:table-cell>
          <table:table-cell office:value-type="percentage" office:value="-0.66111111111111109" table:formula="of:=([.AP59]-[.$AG59])/[.$AG59]" table:style-name="ce21">
            <text:p>-66.11%</text:p>
          </table:table-cell>
          <table:table-cell office:value-type="percentage" office:value="-0.7" table:formula="of:=([.AQ59]-[.$AG59])/[.$AG59]" table:style-name="ce21">
            <text:p>-70.00%</text:p>
          </table:table-cell>
          <table:table-cell office:value-type="percentage" office:value="-0.7" table:formula="of:=([.AR59]-[.$AG59])/[.$AG59]" table:style-name="ce21">
            <text:p>-70.00%</text:p>
          </table:table-cell>
          <table:table-cell office:value-type="percentage" office:value="-0.69444444444444442" table:formula="of:=([.AS59]-[.$AG59])/[.$AG59]" table:style-name="ce21">
            <text:p>-69.44%</text:p>
          </table:table-cell>
          <table:table-cell office:value-type="percentage" office:value="-0.67222222222222217" table:formula="of:=([.AT59]-[.$AG59])/[.$AG59]" table:style-name="ce21">
            <text:p>-67.22%</text:p>
          </table:table-cell>
          <table:table-cell office:value-type="string" table:style-name="ce18">
            <text:p>ADZ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0.13333333333333347" table:formula="of:=([.BJ59]-[.$BI59])/[.$BI59]" table:style-name="ce21">
            <text:p>13.33%</text:p>
          </table:table-cell>
          <table:table-cell office:value-type="percentage" office:value="6.6666666666666735E-2" table:formula="of:=([.BK59]-[.$BI59])/[.$BI59]" table:style-name="ce21">
            <text:p>6.67%</text:p>
          </table:table-cell>
          <table:table-cell office:value-type="percentage" office:value="6.6666666666666735E-2" table:formula="of:=([.BL59]-[.$BI59])/[.$BI59]" table:style-name="ce21">
            <text:p>6.67%</text:p>
          </table:table-cell>
          <table:table-cell office:value-type="percentage" office:value="0.13333333333333347" table:formula="of:=([.BM59]-[.$BI59])/[.$BI59]" table:style-name="ce21">
            <text:p>13.33%</text:p>
          </table:table-cell>
          <table:table-cell office:value-type="percentage" office:value="0.33333333333333348" table:formula="of:=([.BN59]-[.$BI59])/[.$BI59]" table:style-name="ce21">
            <text:p>33.33%</text:p>
          </table:table-cell>
          <table:table-cell office:value-type="percentage" office:value="0.46666666666666673" table:formula="of:=([.BO59]-[.$BI59])/[.$BI59]" table:style-name="ce21">
            <text:p>46.67%</text:p>
          </table:table-cell>
          <table:table-cell office:value-type="percentage" office:value="0.6" table:formula="of:=([.BP59]-[.$BI59])/[.$BI59]" table:style-name="ce21">
            <text:p>60.00%</text:p>
          </table:table-cell>
          <table:table-cell office:value-type="percentage" office:value="0.6" table:formula="of:=([.BQ59]-[.$BI59])/[.$BI59]" table:style-name="ce21">
            <text:p>60.00%</text:p>
          </table:table-cell>
          <table:table-cell office:value-type="percentage" office:value="0.4" table:formula="of:=([.BR59]-[.$BI59])/[.$BI59]" table:style-name="ce21">
            <text:p>40.00%</text:p>
          </table:table-cell>
          <table:table-cell office:value-type="percentage" office:value="0.26666666666666672" table:formula="of:=([.BS59]-[.$BI59])/[.$BI59]" table:style-name="ce21">
            <text:p>26.67%</text:p>
          </table:table-cell>
          <table:table-cell office:value-type="percentage" office:value="0.33333333333333348" table:formula="of:=([.BT59]-[.$BI59])/[.$BI59]" table:style-name="ce21">
            <text:p>33.33%</text:p>
          </table:table-cell>
          <table:table-cell office:value-type="percentage" office:value="0.7333333333333335" table:formula="of:=([.BU59]-[.$BI59])/[.$BI59]" table:style-name="ce21">
            <text:p>73.33%</text:p>
          </table:table-cell>
          <table:table-cell office:value-type="percentage" office:value="0.93333333333333324" table:formula="of:=([.BV59]-[.$BI59])/[.$BI59]" table:style-name="ce21">
            <text:p>93.33%</text:p>
          </table:table-cell>
          <table:table-cell office:value-type="string" table:style-name="ce25">
            <text:p>Breccia</text:p>
          </table:table-cell>
          <table:table-cell office:value-type="percentage" office:value="-2.4074074074074026E-2" table:formula="of:=([.S59]+[.AU59]+[.BW59])/3" table:style-name="ce22">
            <text:p>-2.41%</text:p>
          </table:table-cell>
          <table:table-cell office:value-type="percentage" office:value="-7.9629629629629634E-2" table:formula="of:=([.T59]+[.AV59]+[.BX59])/3" table:style-name="ce22">
            <text:p>-7.96%</text:p>
          </table:table-cell>
          <table:table-cell office:value-type="percentage" office:value="-6.2962962962962957E-2" table:formula="of:=([.U59]+[.AW59]+[.BY59])/3" table:style-name="ce22">
            <text:p>-6.30%</text:p>
          </table:table-cell>
          <table:table-cell office:value-type="percentage" office:value="-0.1444444444444444" table:formula="of:=([.V59]+[.AX59]+[.BZ59])/3" table:style-name="ce22">
            <text:p>-14.44%</text:p>
          </table:table-cell>
          <table:table-cell office:value-type="percentage" office:value="-4.0740740740740709E-2" table:formula="of:=([.W59]+[.AY59]+[.CA59])/3" table:style-name="ce22">
            <text:p>-4.07%</text:p>
          </table:table-cell>
          <table:table-cell office:value-type="percentage" office:value="0.15925925925925927" table:formula="of:=([.X59]+[.AZ59]+[.CB59])/3" table:style-name="ce22">
            <text:p>15.93%</text:p>
          </table:table-cell>
          <table:table-cell office:value-type="percentage" office:value="0.26481481481481484" table:formula="of:=([.Y59]+[.BA59]+[.CC59])/3" table:style-name="ce22">
            <text:p>26.48%</text:p>
          </table:table-cell>
          <table:table-cell office:value-type="percentage" office:value="0.25370370370370371" table:formula="of:=([.Z59]+[.BB59]+[.CD59])/3" table:style-name="ce22">
            <text:p>25.37%</text:p>
          </table:table-cell>
          <table:table-cell office:value-type="percentage" office:value="4.6296296296296335E-2" table:formula="of:=([.AA59]+[.BC59]+[.CE59])/3" table:style-name="ce22">
            <text:p>4.63%</text:p>
          </table:table-cell>
          <table:table-cell office:value-type="percentage" office:value="-0.11111111111111109" table:formula="of:=([.AB59]+[.BD59]+[.CF59])/3" table:style-name="ce22">
            <text:p>-11.11%</text:p>
          </table:table-cell>
          <table:table-cell office:value-type="percentage" office:value="-5.5555555555555504E-2" table:formula="of:=([.AC59]+[.BE59]+[.CG59])/3" table:style-name="ce22">
            <text:p>-5.56%</text:p>
          </table:table-cell>
          <table:table-cell office:value-type="percentage" office:value="7.9629629629629661E-2" table:formula="of:=([.AD59]+[.BF59]+[.CH59])/3" table:style-name="ce22">
            <text:p>7.96%</text:p>
          </table:table-cell>
          <table:table-cell office:value-type="percentage" office:value="0.22037037037037041" table:formula="of:=([.AE59]+[.BG59]+[.CI59])/3" table:style-name="ce22">
            <text:p>22.04%</text:p>
          </table:table-cell>
          <table:table-cell table:number-columns-repeated="1628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string" table:style-name="ce25">
            <text:p>raymipo</text:p>
          </table:table-cell>
          <table:table-cell office:value-type="string" table:style-name="ce18">
            <text:p>AU.V</text:p>
          </table:table-cell>
          <table:table-cell office:value-type="float" office:value="0.38" table:style-name="ce19">
            <text:p>0.38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46" table:style-name="ce20">
            <text:p>0.46</text:p>
          </table:table-cell>
          <table:table-cell office:value-type="float" office:value="0.495" table:style-name="ce20">
            <text:p>0.495</text:p>
          </table:table-cell>
          <table:table-cell office:value-type="float" office:value="1.6" table:style-name="ce20">
            <text:p>1.6</text:p>
          </table:table-cell>
          <table:table-cell office:value-type="float" office:value="1.76" table:style-name="ce20">
            <text:p>1.76</text:p>
          </table:table-cell>
          <table:table-cell office:value-type="float" office:value="1.69" table:style-name="ce20">
            <text:p>1.69</text:p>
          </table:table-cell>
          <table:table-cell office:value-type="float" office:value="1.72" table:style-name="ce20">
            <text:p>1.72</text:p>
          </table:table-cell>
          <table:table-cell office:value-type="float" office:value="1.72" table:style-name="ce20">
            <text:p>1.72</text:p>
          </table:table-cell>
          <table:table-cell office:value-type="float" office:value="2.0099999999999998" table:style-name="ce20">
            <text:p>2.01</text:p>
          </table:table-cell>
          <table:table-cell office:value-type="float" office:value="1.8" table:style-name="ce20">
            <text:p>1.8</text:p>
          </table:table-cell>
          <table:table-cell office:value-type="float" office:value="1.7" table:style-name="ce20">
            <text:p>1.7</text:p>
          </table:table-cell>
          <table:table-cell office:value-type="float" office:value="1.67" table:style-name="ce20">
            <text:p>1.67</text:p>
          </table:table-cell>
          <table:table-cell office:value-type="percentage" office:value="2.6315789473684233E-2" table:formula="of:=([.F60]-[.$E60])/[.$E60]" table:style-name="ce21">
            <text:p>2.63%</text:p>
          </table:table-cell>
          <table:table-cell office:value-type="percentage" office:value="7.8947368421052558E-2" table:formula="of:=([.G60]-[.$E60])/[.$E60]" table:style-name="ce21">
            <text:p>7.89%</text:p>
          </table:table-cell>
          <table:table-cell office:value-type="percentage" office:value="0.21052631578947373" table:formula="of:=([.H60]-[.$E60])/[.$E60]" table:style-name="ce21">
            <text:p>21.05%</text:p>
          </table:table-cell>
          <table:table-cell office:value-type="percentage" office:value="0.30263157894736842" table:formula="of:=([.I60]-[.$E60])/[.$E60]" table:style-name="ce21">
            <text:p>30.26%</text:p>
          </table:table-cell>
          <table:table-cell office:value-type="percentage" office:value="3.2105263157894743" table:formula="of:=([.J60]-[.$E60])/[.$E60]" table:style-name="ce21">
            <text:p>321.05%</text:p>
          </table:table-cell>
          <table:table-cell office:value-type="percentage" office:value="3.6315789473684208" table:formula="of:=([.K60]-[.$E60])/[.$E60]" table:style-name="ce21">
            <text:p>363.16%</text:p>
          </table:table-cell>
          <table:table-cell office:value-type="percentage" office:value="3.4473684210526319" table:formula="of:=([.L60]-[.$E60])/[.$E60]" table:style-name="ce21">
            <text:p>344.74%</text:p>
          </table:table-cell>
          <table:table-cell office:value-type="percentage" office:value="3.5263157894736836" table:formula="of:=([.M60]-[.$E60])/[.$E60]" table:style-name="ce21">
            <text:p>352.63%</text:p>
          </table:table-cell>
          <table:table-cell office:value-type="percentage" office:value="3.5263157894736836" table:formula="of:=([.N60]-[.$E60])/[.$E60]" table:style-name="ce21">
            <text:p>352.63%</text:p>
          </table:table-cell>
          <table:table-cell office:value-type="percentage" office:value="4.2894736842105257" table:formula="of:=([.O60]-[.$E60])/[.$E60]" table:style-name="ce21">
            <text:p>428.95%</text:p>
          </table:table-cell>
          <table:table-cell office:value-type="percentage" office:value="3.7368421052631575" table:formula="of:=([.P60]-[.$E60])/[.$E60]" table:style-name="ce21">
            <text:p>373.68%</text:p>
          </table:table-cell>
          <table:table-cell office:value-type="percentage" office:value="3.4736842105263155" table:formula="of:=([.Q60]-[.$E60])/[.$E60]" table:style-name="ce21">
            <text:p>347.37%</text:p>
          </table:table-cell>
          <table:table-cell office:value-type="percentage" office:value="3.3947368421052633" table:formula="of:=([.R60]-[.$E60])/[.$E60]" table:style-name="ce21">
            <text:p>339.47%</text:p>
          </table:table-cell>
          <table:table-cell office:value-type="string" table:style-name="ce18">
            <text:p>ECR.V</text:p>
          </table:table-cell>
          <table:table-cell office:value-type="float" office:value="0.19500000000000001" table:style-name="ce19">
            <text:p>0.195</text:p>
          </table:table-cell>
          <table:table-cell office:value-type="float" office:value="0.24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21" table:style-name="ce20">
            <text:p>0.21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" table:style-name="ce20">
            <text:p>0.2</text:p>
          </table:table-cell>
          <table:table-cell office:value-type="percentage" office:value="0.23076923076923067" table:formula="of:=([.AH60]-[.$AG60])/[.$AG60]" table:style-name="ce21">
            <text:p>23.08%</text:p>
          </table:table-cell>
          <table:table-cell office:value-type="percentage" office:value="0.23076923076923067" table:formula="of:=([.AI60]-[.$AG60])/[.$AG60]" table:style-name="ce21">
            <text:p>23.08%</text:p>
          </table:table-cell>
          <table:table-cell office:value-type="percentage" office:value="2.5641025641025664E-2" table:formula="of:=([.AJ60]-[.$AG60])/[.$AG60]" table:style-name="ce21">
            <text:p>2.56%</text:p>
          </table:table-cell>
          <table:table-cell office:value-type="percentage" office:value="2.5641025641025664E-2" table:formula="of:=([.AK60]-[.$AG60])/[.$AG60]" table:style-name="ce21">
            <text:p>2.56%</text:p>
          </table:table-cell>
          <table:table-cell office:value-type="percentage" office:value="7.6923076923076844E-2" table:formula="of:=([.AL60]-[.$AG60])/[.$AG60]" table:style-name="ce21">
            <text:p>7.69%</text:p>
          </table:table-cell>
          <table:table-cell office:value-type="percentage" office:value="0.12820512820512817" table:formula="of:=([.AM60]-[.$AG60])/[.$AG60]" table:style-name="ce21">
            <text:p>12.82%</text:p>
          </table:table-cell>
          <table:table-cell office:value-type="percentage" office:value="0.20512820512820501" table:formula="of:=([.AN60]-[.$AG60])/[.$AG60]" table:style-name="ce21">
            <text:p>20.51%</text:p>
          </table:table-cell>
          <table:table-cell office:value-type="percentage" office:value="5.1282051282051183E-2" table:formula="of:=([.AO60]-[.$AG60])/[.$AG60]" table:style-name="ce21">
            <text:p>5.13%</text:p>
          </table:table-cell>
          <table:table-cell office:value-type="percentage" office:value="0.12820512820512817" table:formula="of:=([.AP60]-[.$AG60])/[.$AG60]" table:style-name="ce21">
            <text:p>12.82%</text:p>
          </table:table-cell>
          <table:table-cell office:value-type="percentage" office:value="7.6923076923076844E-2" table:formula="of:=([.AQ60]-[.$AG60])/[.$AG60]" table:style-name="ce21">
            <text:p>7.69%</text:p>
          </table:table-cell>
          <table:table-cell office:value-type="percentage" office:value="7.6923076923076844E-2" table:formula="of:=([.AR60]-[.$AG60])/[.$AG60]" table:style-name="ce21">
            <text:p>7.69%</text:p>
          </table:table-cell>
          <table:table-cell office:value-type="percentage" office:value="0" table:formula="of:=([.AS60]-[.$AG60])/[.$AG60]" table:style-name="ce21">
            <text:p>0.00%</text:p>
          </table:table-cell>
          <table:table-cell office:value-type="percentage" office:value="2.5641025641025664E-2" table:formula="of:=([.AT60]-[.$AG60])/[.$AG60]" table:style-name="ce21">
            <text:p>2.56%</text:p>
          </table:table-cell>
          <table:table-cell office:value-type="string" table:style-name="ce18">
            <text:p>MD.V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1299999999999999" table:style-name="ce20">
            <text:p>1.13</text:p>
          </table:table-cell>
          <table:table-cell office:value-type="float" office:value="1.1000000000000001" table:style-name="ce20">
            <text:p>1.1</text:p>
          </table:table-cell>
          <table:table-cell office:value-type="float" office:value="1.04" table:style-name="ce20">
            <text:p>1.04</text:p>
          </table:table-cell>
          <table:table-cell office:value-type="float" office:value="0.97" table:style-name="ce20">
            <text:p>0.97</text:p>
          </table:table-cell>
          <table:table-cell office:value-type="float" office:value="1.05" table:style-name="ce20">
            <text:p>1.05</text:p>
          </table:table-cell>
          <table:table-cell office:value-type="float" office:value="1.2" table:style-name="ce20">
            <text:p>1.2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1.08" table:style-name="ce20">
            <text:p>1.08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1.05" table:style-name="ce20">
            <text:p>1.05</text:p>
          </table:table-cell>
          <table:table-cell office:value-type="float" office:value="1.1200000000000001" table:style-name="ce20">
            <text:p>1.12</text:p>
          </table:table-cell>
          <table:table-cell office:value-type="float" office:value="1.1299999999999999" table:style-name="ce20">
            <text:p>1.13</text:p>
          </table:table-cell>
          <table:table-cell office:value-type="float" office:value="1.1399999999999999" table:style-name="ce20">
            <text:p>1.14</text:p>
          </table:table-cell>
          <table:table-cell office:value-type="percentage" office:value="2.7272727272727094E-2" table:formula="of:=([.BJ60]-[.$BI60])/[.$BI60]" table:style-name="ce21">
            <text:p>2.73%</text:p>
          </table:table-cell>
          <table:table-cell office:value-type="percentage" office:value="0" table:formula="of:=([.BK60]-[.$BI60])/[.$BI60]" table:style-name="ce21">
            <text:p>0.00%</text:p>
          </table:table-cell>
          <table:table-cell office:value-type="percentage" office:value="-5.4545454545454591E-2" table:formula="of:=([.BL60]-[.$BI60])/[.$BI60]" table:style-name="ce21">
            <text:p>-5.45%</text:p>
          </table:table-cell>
          <table:table-cell office:value-type="percentage" office:value="-0.11818181818181828" table:formula="of:=([.BM60]-[.$BI60])/[.$BI60]" table:style-name="ce21">
            <text:p>-11.82%</text:p>
          </table:table-cell>
          <table:table-cell office:value-type="percentage" office:value="-4.5454545454545491E-2" table:formula="of:=([.BN60]-[.$BI60])/[.$BI60]" table:style-name="ce21">
            <text:p>-4.55%</text:p>
          </table:table-cell>
          <table:table-cell office:value-type="percentage" office:value="9.0909090909090787E-2" table:formula="of:=([.BO60]-[.$BI60])/[.$BI60]" table:style-name="ce21">
            <text:p>9.09%</text:p>
          </table:table-cell>
          <table:table-cell office:value-type="percentage" office:value="3.6363636363636188E-2" table:formula="of:=([.BP60]-[.$BI60])/[.$BI60]" table:style-name="ce21">
            <text:p>3.64%</text:p>
          </table:table-cell>
          <table:table-cell office:value-type="percentage" office:value="-1.8181818181818195E-2" table:formula="of:=([.BQ60]-[.$BI60])/[.$BI60]" table:style-name="ce21">
            <text:p>-1.82%</text:p>
          </table:table-cell>
          <table:table-cell office:value-type="percentage" office:value="3.6363636363636188E-2" table:formula="of:=([.BR60]-[.$BI60])/[.$BI60]" table:style-name="ce21">
            <text:p>3.64%</text:p>
          </table:table-cell>
          <table:table-cell office:value-type="percentage" office:value="-4.5454545454545491E-2" table:formula="of:=([.BS60]-[.$BI60])/[.$BI60]" table:style-name="ce21">
            <text:p>-4.55%</text:p>
          </table:table-cell>
          <table:table-cell office:value-type="percentage" office:value="1.8181818181818195E-2" table:formula="of:=([.BT60]-[.$BI60])/[.$BI60]" table:style-name="ce21">
            <text:p>1.82%</text:p>
          </table:table-cell>
          <table:table-cell office:value-type="percentage" office:value="2.7272727272727094E-2" table:formula="of:=([.BU60]-[.$BI60])/[.$BI60]" table:style-name="ce21">
            <text:p>2.73%</text:p>
          </table:table-cell>
          <table:table-cell office:value-type="percentage" office:value="3.6363636363636188E-2" table:formula="of:=([.BV60]-[.$BI60])/[.$BI60]" table:style-name="ce21">
            <text:p>3.64%</text:p>
          </table:table-cell>
          <table:table-cell office:value-type="string" table:style-name="ce25">
            <text:p>raymipo</text:p>
          </table:table-cell>
          <table:table-cell office:value-type="percentage" office:value="9.4785915838547341E-2" table:formula="of:=([.S60]+[.AU60]+[.BW60])/3" table:style-name="ce22">
            <text:p>9.48%</text:p>
          </table:table-cell>
          <table:table-cell office:value-type="percentage" office:value="0.10323886639676107" table:formula="of:=([.T60]+[.AV60]+[.BX60])/3" table:style-name="ce22">
            <text:p>10.32%</text:p>
          </table:table-cell>
          <table:table-cell office:value-type="percentage" office:value="6.0540628961681602E-2" table:formula="of:=([.U60]+[.AW60]+[.BY60])/3" table:style-name="ce22">
            <text:p>6.05%</text:p>
          </table:table-cell>
          <table:table-cell office:value-type="percentage" office:value="7.0030262135525267E-2" table:formula="of:=([.V60]+[.AX60]+[.BZ60])/3" table:style-name="ce22">
            <text:p>7.00%</text:p>
          </table:table-cell>
          <table:table-cell office:value-type="percentage" office:value="1.0806649490860019" table:formula="of:=([.W60]+[.AY60]+[.CA60])/3" table:style-name="ce22">
            <text:p>108.07%</text:p>
          </table:table-cell>
          <table:table-cell office:value-type="percentage" office:value="1.2835643888275465" table:formula="of:=([.X60]+[.AZ60]+[.CB60])/3" table:style-name="ce22">
            <text:p>128.36%</text:p>
          </table:table-cell>
          <table:table-cell office:value-type="percentage" office:value="1.2296200875148242" table:formula="of:=([.Y60]+[.BA60]+[.CC60])/3" table:style-name="ce22">
            <text:p>122.96%</text:p>
          </table:table-cell>
          <table:table-cell office:value-type="percentage" office:value="1.1864720075246389" table:formula="of:=([.Z60]+[.BB60]+[.CD60])/3" table:style-name="ce22">
            <text:p>118.65%</text:p>
          </table:table-cell>
          <table:table-cell office:value-type="percentage" office:value="1.2302948513474827" table:formula="of:=([.AA60]+[.BC60]+[.CE60])/3" table:style-name="ce22">
            <text:p>123.03%</text:p>
          </table:table-cell>
          <table:table-cell office:value-type="percentage" office:value="1.4403140718930187" table:formula="of:=([.AB60]+[.BD60]+[.CF60])/3" table:style-name="ce22">
            <text:p>144.03%</text:p>
          </table:table-cell>
          <table:table-cell office:value-type="percentage" office:value="1.2773156667893508" table:formula="of:=([.AC60]+[.BE60]+[.CG60])/3" table:style-name="ce22">
            <text:p>127.73%</text:p>
          </table:table-cell>
          <table:table-cell office:value-type="percentage" office:value="1.1669856459330141" table:formula="of:=([.AD60]+[.BF60]+[.CH60])/3" table:style-name="ce22">
            <text:p>116.70%</text:p>
          </table:table-cell>
          <table:table-cell office:value-type="percentage" office:value="1.1522471680366417" table:formula="of:=([.AE60]+[.BG60]+[.CI60])/3" table:style-name="ce22">
            <text:p>115.22%</text:p>
          </table:table-cell>
          <table:table-cell table:number-columns-repeated="1628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25">
            <text:p>SotallyTober</text:p>
          </table:table-cell>
          <table:table-cell office:value-type="string" table:style-name="ce18">
            <text:p>MAG.TO</text:p>
          </table:table-cell>
          <table:table-cell office:value-type="float" office:value="14.78" table:style-name="ce19">
            <text:p>14.78</text:p>
          </table:table-cell>
          <table:table-cell office:value-type="float" office:value="15.82" table:style-name="ce20">
            <text:p>15.82</text:p>
          </table:table-cell>
          <table:table-cell office:value-type="float" office:value="16.91" table:style-name="ce20">
            <text:p>16.91</text:p>
          </table:table-cell>
          <table:table-cell office:value-type="float" office:value="17.77" table:style-name="ce20">
            <text:p>17.77</text:p>
          </table:table-cell>
          <table:table-cell office:value-type="float" office:value="18.079999999999998" table:style-name="ce20">
            <text:p>18.08</text:p>
          </table:table-cell>
          <table:table-cell office:value-type="float" office:value="19.52" table:style-name="ce20">
            <text:p>19.52</text:p>
          </table:table-cell>
          <table:table-cell office:value-type="float" office:value="21.2" table:style-name="ce20">
            <text:p>21.2</text:p>
          </table:table-cell>
          <table:table-cell office:value-type="float" office:value="21.06" table:style-name="ce20">
            <text:p>21.06</text:p>
          </table:table-cell>
          <table:table-cell office:value-type="float" office:value="20.34" table:style-name="ce20">
            <text:p>20.34</text:p>
          </table:table-cell>
          <table:table-cell office:value-type="float" office:value="18.96" table:style-name="ce20">
            <text:p>18.96</text:p>
          </table:table-cell>
          <table:table-cell office:value-type="float" office:value="18.489999999999998" table:style-name="ce20">
            <text:p>18.49</text:p>
          </table:table-cell>
          <table:table-cell office:value-type="float" office:value="18.7" table:style-name="ce20">
            <text:p>18.7</text:p>
          </table:table-cell>
          <table:table-cell office:value-type="float" office:value="18.68" table:style-name="ce20">
            <text:p>18.68</text:p>
          </table:table-cell>
          <table:table-cell office:value-type="float" office:value="17.41" table:style-name="ce20">
            <text:p>17.41</text:p>
          </table:table-cell>
          <table:table-cell office:value-type="percentage" office:value="7.0365358592692898E-2" table:formula="of:=([.F61]-[.$E61])/[.$E61]" table:style-name="ce21">
            <text:p>7.04%</text:p>
          </table:table-cell>
          <table:table-cell office:value-type="percentage" office:value="0.14411366711772672" table:formula="of:=([.G61]-[.$E61])/[.$E61]" table:style-name="ce21">
            <text:p>14.41%</text:p>
          </table:table-cell>
          <table:table-cell office:value-type="percentage" office:value="0.2023004059539919" table:formula="of:=([.H61]-[.$E61])/[.$E61]" table:style-name="ce21">
            <text:p>20.23%</text:p>
          </table:table-cell>
          <table:table-cell office:value-type="percentage" office:value="0.22327469553450602" table:formula="of:=([.I61]-[.$E61])/[.$E61]" table:style-name="ce21">
            <text:p>22.33%</text:p>
          </table:table-cell>
          <table:table-cell office:value-type="percentage" office:value="0.32070365358592695" table:formula="of:=([.J61]-[.$E61])/[.$E61]" table:style-name="ce21">
            <text:p>32.07%</text:p>
          </table:table-cell>
          <table:table-cell office:value-type="percentage" office:value="0.43437077131258461" table:formula="of:=([.K61]-[.$E61])/[.$E61]" table:style-name="ce21">
            <text:p>43.44%</text:p>
          </table:table-cell>
          <table:table-cell office:value-type="percentage" office:value="0.42489851150202973" table:formula="of:=([.L61]-[.$E61])/[.$E61]" table:style-name="ce21">
            <text:p>42.49%</text:p>
          </table:table-cell>
          <table:table-cell office:value-type="percentage" office:value="0.37618403247631937" table:formula="of:=([.M61]-[.$E61])/[.$E61]" table:style-name="ce21">
            <text:p>37.62%</text:p>
          </table:table-cell>
          <table:table-cell office:value-type="percentage" office:value="0.2828146143437078" table:formula="of:=([.N61]-[.$E61])/[.$E61]" table:style-name="ce21">
            <text:p>28.28%</text:p>
          </table:table-cell>
          <table:table-cell office:value-type="percentage" office:value="0.25101488497970226" table:formula="of:=([.O61]-[.$E61])/[.$E61]" table:style-name="ce21">
            <text:p>25.10%</text:p>
          </table:table-cell>
          <table:table-cell office:value-type="percentage" office:value="0.26522327469553453" table:formula="of:=([.P61]-[.$E61])/[.$E61]" table:style-name="ce21">
            <text:p>26.52%</text:p>
          </table:table-cell>
          <table:table-cell office:value-type="percentage" office:value="0.26387009472259815" table:formula="of:=([.Q61]-[.$E61])/[.$E61]" table:style-name="ce21">
            <text:p>26.39%</text:p>
          </table:table-cell>
          <table:table-cell office:value-type="percentage" office:value="0.17794316644113672" table:formula="of:=([.R61]-[.$E61])/[.$E61]" table:style-name="ce21">
            <text:p>17.79%</text:p>
          </table:table-cell>
          <table:table-cell office:value-type="string" table:style-name="ce18">
            <text:p>MRZ.V</text:p>
          </table:table-cell>
          <table:table-cell office:value-type="float" office:value="1.51" table:style-name="ce24">
            <text:p>1.51</text:p>
          </table:table-cell>
          <table:table-cell office:value-type="float" office:value="1.75" table:style-name="ce20">
            <text:p>1.75</text:p>
          </table:table-cell>
          <table:table-cell office:value-type="float" office:value="1.75" table:style-name="ce20">
            <text:p>1.75</text:p>
          </table:table-cell>
          <table:table-cell office:value-type="float" office:value="1.8" table:style-name="ce20">
            <text:p>1.8</text:p>
          </table:table-cell>
          <table:table-cell office:value-type="float" office:value="1.95" table:style-name="ce20">
            <text:p>1.95</text:p>
          </table:table-cell>
          <table:table-cell office:value-type="float" office:value="1.94" table:style-name="ce20">
            <text:p>1.94</text:p>
          </table:table-cell>
          <table:table-cell office:value-type="float" office:value="1.88" table:style-name="ce20">
            <text:p>1.88</text:p>
          </table:table-cell>
          <table:table-cell office:value-type="float" office:value="1.97" table:style-name="ce20">
            <text:p>1.97</text:p>
          </table:table-cell>
          <table:table-cell office:value-type="float" office:value="1.9" table:style-name="ce20">
            <text:p>1.9</text:p>
          </table:table-cell>
          <table:table-cell office:value-type="float" office:value="1.68" table:style-name="ce20">
            <text:p>1.68</text:p>
          </table:table-cell>
          <table:table-cell office:value-type="float" office:value="1.74" table:style-name="ce20">
            <text:p>1.74</text:p>
          </table:table-cell>
          <table:table-cell office:value-type="float" office:value="1.73" table:style-name="ce20">
            <text:p>1.73</text:p>
          </table:table-cell>
          <table:table-cell office:value-type="float" office:value="1.68" table:style-name="ce20">
            <text:p>1.68</text:p>
          </table:table-cell>
          <table:table-cell office:value-type="float" office:value="1.69" table:style-name="ce20">
            <text:p>1.69</text:p>
          </table:table-cell>
          <table:table-cell office:value-type="percentage" office:value="0.15894039735099338" table:formula="of:=([.AH61]-[.$AG61])/[.$AG61]" table:style-name="ce21">
            <text:p>15.89%</text:p>
          </table:table-cell>
          <table:table-cell office:value-type="percentage" office:value="0.15894039735099338" table:formula="of:=([.AI61]-[.$AG61])/[.$AG61]" table:style-name="ce21">
            <text:p>15.89%</text:p>
          </table:table-cell>
          <table:table-cell office:value-type="percentage" office:value="0.19205298013245034" table:formula="of:=([.AJ61]-[.$AG61])/[.$AG61]" table:style-name="ce21">
            <text:p>19.21%</text:p>
          </table:table-cell>
          <table:table-cell office:value-type="percentage" office:value="0.29139072847682118" table:formula="of:=([.AK61]-[.$AG61])/[.$AG61]" table:style-name="ce21">
            <text:p>29.14%</text:p>
          </table:table-cell>
          <table:table-cell office:value-type="percentage" office:value="0.28476821192052976" table:formula="of:=([.AL61]-[.$AG61])/[.$AG61]" table:style-name="ce21">
            <text:p>28.48%</text:p>
          </table:table-cell>
          <table:table-cell office:value-type="percentage" office:value="0.24503311258278138" table:formula="of:=([.AM61]-[.$AG61])/[.$AG61]" table:style-name="ce21">
            <text:p>24.50%</text:p>
          </table:table-cell>
          <table:table-cell office:value-type="percentage" office:value="0.30463576158940397" table:formula="of:=([.AN61]-[.$AG61])/[.$AG61]" table:style-name="ce21">
            <text:p>30.46%</text:p>
          </table:table-cell>
          <table:table-cell office:value-type="percentage" office:value="0.25827814569536417" table:formula="of:=([.AO61]-[.$AG61])/[.$AG61]" table:style-name="ce21">
            <text:p>25.83%</text:p>
          </table:table-cell>
          <table:table-cell office:value-type="percentage" office:value="0.11258278145695359" table:formula="of:=([.AP61]-[.$AG61])/[.$AG61]" table:style-name="ce21">
            <text:p>11.26%</text:p>
          </table:table-cell>
          <table:table-cell office:value-type="percentage" office:value="0.15231788079470199" table:formula="of:=([.AQ61]-[.$AG61])/[.$AG61]" table:style-name="ce21">
            <text:p>15.23%</text:p>
          </table:table-cell>
          <table:table-cell office:value-type="percentage" office:value="0.14569536423841059" table:formula="of:=([.AR61]-[.$AG61])/[.$AG61]" table:style-name="ce21">
            <text:p>14.57%</text:p>
          </table:table-cell>
          <table:table-cell office:value-type="percentage" office:value="0.11258278145695359" table:formula="of:=([.AS61]-[.$AG61])/[.$AG61]" table:style-name="ce21">
            <text:p>11.26%</text:p>
          </table:table-cell>
          <table:table-cell office:value-type="percentage" office:value="0.11920529801324499" table:formula="of:=([.AT61]-[.$AG61])/[.$AG61]" table:style-name="ce21">
            <text:p>11.92%</text:p>
          </table:table-cell>
          <table:table-cell office:value-type="string" table:style-name="ce18">
            <text:p>WML.V</text:p>
          </table:table-cell>
          <table:table-cell office:value-type="float" office:value="1.25" table:style-name="ce19">
            <text:p>1.25</text:p>
          </table:table-cell>
          <table:table-cell office:value-type="float" office:value="1.28" table:style-name="ce20">
            <text:p>1.28</text:p>
          </table:table-cell>
          <table:table-cell office:value-type="float" office:value="1.22" table:style-name="ce20">
            <text:p>1.22</text:p>
          </table:table-cell>
          <table:table-cell office:value-type="float" office:value="1.26" table:style-name="ce20">
            <text:p>1.26</text:p>
          </table:table-cell>
          <table:table-cell office:value-type="float" office:value="1.5" table:style-name="ce20">
            <text:p>1.5</text:p>
          </table:table-cell>
          <table:table-cell office:value-type="float" office:value="1.59" table:style-name="ce20">
            <text:p>1.59</text:p>
          </table:table-cell>
          <table:table-cell office:value-type="float" office:value="1.39" table:style-name="ce20">
            <text:p>1.39</text:p>
          </table:table-cell>
          <table:table-cell office:value-type="float" office:value="1.72" table:style-name="ce20">
            <text:p>1.72</text:p>
          </table:table-cell>
          <table:table-cell office:value-type="float" office:value="1.7" table:style-name="ce20">
            <text:p>1.7</text:p>
          </table:table-cell>
          <table:table-cell office:value-type="float" office:value="1.72" table:style-name="ce20">
            <text:p>1.72</text:p>
          </table:table-cell>
          <table:table-cell office:value-type="float" office:value="1.5" table:style-name="ce20">
            <text:p>1.5</text:p>
          </table:table-cell>
          <table:table-cell office:value-type="float" office:value="1.54" table:style-name="ce20">
            <text:p>1.54</text:p>
          </table:table-cell>
          <table:table-cell office:value-type="float" office:value="1.52" table:style-name="ce20">
            <text:p>1.52</text:p>
          </table:table-cell>
          <table:table-cell office:value-type="float" office:value="1.45" table:style-name="ce20">
            <text:p>1.45</text:p>
          </table:table-cell>
          <table:table-cell office:value-type="percentage" office:value="2.4000000000000021E-2" table:formula="of:=([.BJ61]-[.$BI61])/[.$BI61]" table:style-name="ce21">
            <text:p>2.40%</text:p>
          </table:table-cell>
          <table:table-cell office:value-type="percentage" office:value="-2.4000000000000021E-2" table:formula="of:=([.BK61]-[.$BI61])/[.$BI61]" table:style-name="ce21">
            <text:p>-2.40%</text:p>
          </table:table-cell>
          <table:table-cell office:value-type="percentage" office:value="8.0000000000000071E-3" table:formula="of:=([.BL61]-[.$BI61])/[.$BI61]" table:style-name="ce21">
            <text:p>0.80%</text:p>
          </table:table-cell>
          <table:table-cell office:value-type="percentage" office:value="0.2" table:formula="of:=([.BM61]-[.$BI61])/[.$BI61]" table:style-name="ce21">
            <text:p>20.00%</text:p>
          </table:table-cell>
          <table:table-cell office:value-type="percentage" office:value="0.27200000000000008" table:formula="of:=([.BN61]-[.$BI61])/[.$BI61]" table:style-name="ce21">
            <text:p>27.20%</text:p>
          </table:table-cell>
          <table:table-cell office:value-type="percentage" office:value="0.11199999999999992" table:formula="of:=([.BO61]-[.$BI61])/[.$BI61]" table:style-name="ce21">
            <text:p>11.20%</text:p>
          </table:table-cell>
          <table:table-cell office:value-type="percentage" office:value="0.376" table:formula="of:=([.BP61]-[.$BI61])/[.$BI61]" table:style-name="ce21">
            <text:p>37.60%</text:p>
          </table:table-cell>
          <table:table-cell office:value-type="percentage" office:value="0.36" table:formula="of:=([.BQ61]-[.$BI61])/[.$BI61]" table:style-name="ce21">
            <text:p>36.00%</text:p>
          </table:table-cell>
          <table:table-cell office:value-type="percentage" office:value="0.376" table:formula="of:=([.BR61]-[.$BI61])/[.$BI61]" table:style-name="ce21">
            <text:p>37.60%</text:p>
          </table:table-cell>
          <table:table-cell office:value-type="percentage" office:value="0.2" table:formula="of:=([.BS61]-[.$BI61])/[.$BI61]" table:style-name="ce21">
            <text:p>20.00%</text:p>
          </table:table-cell>
          <table:table-cell office:value-type="percentage" office:value="0.23200000000000004" table:formula="of:=([.BT61]-[.$BI61])/[.$BI61]" table:style-name="ce21">
            <text:p>23.20%</text:p>
          </table:table-cell>
          <table:table-cell office:value-type="percentage" office:value="0.21600000000000003" table:formula="of:=([.BU61]-[.$BI61])/[.$BI61]" table:style-name="ce21">
            <text:p>21.60%</text:p>
          </table:table-cell>
          <table:table-cell office:value-type="percentage" office:value="0.15999999999999998" table:formula="of:=([.BV61]-[.$BI61])/[.$BI61]" table:style-name="ce21">
            <text:p>16.00%</text:p>
          </table:table-cell>
          <table:table-cell office:value-type="string" table:style-name="ce25">
            <text:p>SotallyTober</text:p>
          </table:table-cell>
          <table:table-cell office:value-type="percentage" office:value="8.4435251981228768E-2" table:formula="of:=([.S61]+[.AU61]+[.BW61])/3" table:style-name="ce22">
            <text:p>8.44%</text:p>
          </table:table-cell>
          <table:table-cell office:value-type="percentage" office:value="9.3018021489573346E-2" table:formula="of:=([.T61]+[.AV61]+[.BX61])/3" table:style-name="ce22">
            <text:p>9.30%</text:p>
          </table:table-cell>
          <table:table-cell office:value-type="percentage" office:value="0.13411779536214741" table:formula="of:=([.U61]+[.AW61]+[.BY61])/3" table:style-name="ce22">
            <text:p>13.41%</text:p>
          </table:table-cell>
          <table:table-cell office:value-type="percentage" office:value="0.23822180800377576" table:formula="of:=([.V61]+[.AX61]+[.BZ61])/3" table:style-name="ce22">
            <text:p>23.82%</text:p>
          </table:table-cell>
          <table:table-cell office:value-type="percentage" office:value="0.29249062183548563" table:formula="of:=([.W61]+[.AY61]+[.CA61])/3" table:style-name="ce22">
            <text:p>29.25%</text:p>
          </table:table-cell>
          <table:table-cell office:value-type="percentage" office:value="0.26380129463178864" table:formula="of:=([.X61]+[.AZ61]+[.CB61])/3" table:style-name="ce22">
            <text:p>26.38%</text:p>
          </table:table-cell>
          <table:table-cell office:value-type="percentage" office:value="0.36851142436381124" table:formula="of:=([.Y61]+[.BA61]+[.CC61])/3" table:style-name="ce22">
            <text:p>36.85%</text:p>
          </table:table-cell>
          <table:table-cell office:value-type="percentage" office:value="0.33148739272389449" table:formula="of:=([.Z61]+[.BB61]+[.CD61])/3" table:style-name="ce22">
            <text:p>33.15%</text:p>
          </table:table-cell>
          <table:table-cell office:value-type="percentage" office:value="0.25713246526688716" table:formula="of:=([.AA61]+[.BC61]+[.CE61])/3" table:style-name="ce22">
            <text:p>25.71%</text:p>
          </table:table-cell>
          <table:table-cell office:value-type="percentage" office:value="0.20111092192480143" table:formula="of:=([.AB61]+[.BD61]+[.CF61])/3" table:style-name="ce22">
            <text:p>20.11%</text:p>
          </table:table-cell>
          <table:table-cell office:value-type="percentage" office:value="0.21430621297798172" table:formula="of:=([.AC61]+[.BE61]+[.CG61])/3" table:style-name="ce22">
            <text:p>21.43%</text:p>
          </table:table-cell>
          <table:table-cell office:value-type="percentage" office:value="0.1974842920598506" table:formula="of:=([.AD61]+[.BF61]+[.CH61])/3" table:style-name="ce22">
            <text:p>19.75%</text:p>
          </table:table-cell>
          <table:table-cell office:value-type="percentage" office:value="0.1523828214847939" table:formula="of:=([.AE61]+[.BG61]+[.CI61])/3" table:style-name="ce22">
            <text:p>15.24%</text:p>
          </table:table-cell>
          <table:table-cell table:number-columns-repeated="1628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office:value-type="string" table:style-name="ce25">
            <text:p>Ylr</text:p>
          </table:table-cell>
          <table:table-cell office:value-type="string" table:style-name="ce18">
            <text:p>VRX.TO</text:p>
          </table:table-cell>
          <table:table-cell office:value-type="float" office:value="19.47" table:style-name="ce19">
            <text:p>19.47</text:p>
          </table:table-cell>
          <table:table-cell office:value-type="float" office:value="20.29" table:style-name="ce20">
            <text:p>20.29</text:p>
          </table:table-cell>
          <table:table-cell office:value-type="float" office:value="20.12" table:style-name="ce20">
            <text:p>20.12</text:p>
          </table:table-cell>
          <table:table-cell office:value-type="float" office:value="19.64" table:style-name="ce20">
            <text:p>19.64</text:p>
          </table:table-cell>
          <table:table-cell office:value-type="float" office:value="17.7" table:style-name="ce20">
            <text:p>17.7</text:p>
          </table:table-cell>
          <table:table-cell office:value-type="float" office:value="18.54" table:style-name="ce20">
            <text:p>18.54</text:p>
          </table:table-cell>
          <table:table-cell office:value-type="float" office:value="19.690000000000001" table:style-name="ce20">
            <text:p>19.69</text:p>
          </table:table-cell>
          <table:table-cell office:value-type="float" office:value="21.02" table:style-name="ce20">
            <text:p>21.02</text:p>
          </table:table-cell>
          <table:table-cell office:value-type="float" office:value="21.2" table:style-name="ce20">
            <text:p>21.2</text:p>
          </table:table-cell>
          <table:table-cell office:value-type="float" office:value="17.48" table:style-name="ce20">
            <text:p>17.48</text:p>
          </table:table-cell>
          <table:table-cell office:value-type="float" office:value="16.440000000000001" table:style-name="ce20">
            <text:p>16.44</text:p>
          </table:table-cell>
          <table:table-cell office:value-type="float" office:value="14.72" table:style-name="ce20">
            <text:p>14.72</text:p>
          </table:table-cell>
          <table:table-cell office:value-type="float" office:value="14.36" table:style-name="ce20">
            <text:p>14.36</text:p>
          </table:table-cell>
          <table:table-cell office:value-type="float" office:value="14.69" table:style-name="ce20">
            <text:p>14.69</text:p>
          </table:table-cell>
          <table:table-cell office:value-type="percentage" office:value="4.2116076014381117E-2" table:formula="of:=([.F62]-[.$E62])/[.$E62]" table:style-name="ce21">
            <text:p>4.21%</text:p>
          </table:table-cell>
          <table:table-cell office:value-type="percentage" office:value="3.3384694401643662E-2" table:formula="of:=([.G62]-[.$E62])/[.$E62]" table:style-name="ce21">
            <text:p>3.34%</text:p>
          </table:table-cell>
          <table:table-cell office:value-type="percentage" office:value="8.7313816127376331E-3" table:formula="of:=([.H62]-[.$E62])/[.$E62]" table:style-name="ce21">
            <text:p>0.87%</text:p>
          </table:table-cell>
          <table:table-cell office:value-type="percentage" office:value="-9.0909090909090898E-2" table:formula="of:=([.I62]-[.$E62])/[.$E62]" table:style-name="ce21">
            <text:p>-9.09%</text:p>
          </table:table-cell>
          <table:table-cell office:value-type="percentage" office:value="-4.7765793528505379E-2" table:formula="of:=([.J62]-[.$E62])/[.$E62]" table:style-name="ce21">
            <text:p>-4.78%</text:p>
          </table:table-cell>
          <table:table-cell office:value-type="percentage" office:value="1.1299435028248712E-2" table:formula="of:=([.K62]-[.$E62])/[.$E62]" table:style-name="ce21">
            <text:p>1.13%</text:p>
          </table:table-cell>
          <table:table-cell office:value-type="percentage" office:value="7.9609655880842359E-2" table:formula="of:=([.L62]-[.$E62])/[.$E62]" table:style-name="ce21">
            <text:p>7.96%</text:p>
          </table:table-cell>
          <table:table-cell office:value-type="percentage" office:value="8.8854648176682108E-2" table:formula="of:=([.M62]-[.$E62])/[.$E62]" table:style-name="ce21">
            <text:p>8.89%</text:p>
          </table:table-cell>
          <table:table-cell office:value-type="percentage" office:value="-0.10220852593733942" table:formula="of:=([.N62]-[.$E62])/[.$E62]" table:style-name="ce21">
            <text:p>-10.22%</text:p>
          </table:table-cell>
          <table:table-cell office:value-type="percentage" office:value="-0.15562403697996907" table:formula="of:=([.O62]-[.$E62])/[.$E62]" table:style-name="ce21">
            <text:p>-15.56%</text:p>
          </table:table-cell>
          <table:table-cell office:value-type="percentage" office:value="-0.24396507447354898" table:formula="of:=([.P62]-[.$E62])/[.$E62]" table:style-name="ce21">
            <text:p>-24.40%</text:p>
          </table:table-cell>
          <table:table-cell office:value-type="percentage" office:value="-0.26245505906522854" table:formula="of:=([.Q62]-[.$E62])/[.$E62]" table:style-name="ce21">
            <text:p>-26.25%</text:p>
          </table:table-cell>
          <table:table-cell office:value-type="percentage" office:value="-0.24550590652285564" table:formula="of:=([.R62]-[.$E62])/[.$E62]" table:style-name="ce21">
            <text:p>-24.55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AH62]-[.$AG62])/[.$AG62]" table:style-name="ce21">
            <text:p>0.00%</text:p>
          </table:table-cell>
          <table:table-cell office:value-type="percentage" office:value="0" table:formula="of:=([.AI62]-[.$AG62])/[.$AG62]" table:style-name="ce21">
            <text:p>0.00%</text:p>
          </table:table-cell>
          <table:table-cell office:value-type="percentage" office:value="0" table:formula="of:=([.AJ62]-[.$AG62])/[.$AG62]" table:style-name="ce21">
            <text:p>0.00%</text:p>
          </table:table-cell>
          <table:table-cell office:value-type="percentage" office:value="0" table:formula="of:=([.AK62]-[.$AG62])/[.$AG62]" table:style-name="ce21">
            <text:p>0.00%</text:p>
          </table:table-cell>
          <table:table-cell office:value-type="percentage" office:value="0" table:formula="of:=([.AL62]-[.$AG62])/[.$AG62]" table:style-name="ce21">
            <text:p>0.00%</text:p>
          </table:table-cell>
          <table:table-cell office:value-type="percentage" office:value="0" table:formula="of:=([.AM62]-[.$AG62])/[.$AG62]" table:style-name="ce21">
            <text:p>0.00%</text:p>
          </table:table-cell>
          <table:table-cell office:value-type="percentage" office:value="0" table:formula="of:=([.AN62]-[.$AG62])/[.$AG62]" table:style-name="ce21">
            <text:p>0.00%</text:p>
          </table:table-cell>
          <table:table-cell office:value-type="percentage" office:value="0" table:formula="of:=([.AO62]-[.$AG62])/[.$AG62]" table:style-name="ce21">
            <text:p>0.00%</text:p>
          </table:table-cell>
          <table:table-cell office:value-type="percentage" office:value="0" table:formula="of:=([.AP62]-[.$AG62])/[.$AG62]" table:style-name="ce21">
            <text:p>0.00%</text:p>
          </table:table-cell>
          <table:table-cell office:value-type="percentage" office:value="0" table:formula="of:=([.AQ62]-[.$AG62])/[.$AG62]" table:style-name="ce21">
            <text:p>0.00%</text:p>
          </table:table-cell>
          <table:table-cell office:value-type="percentage" office:value="0" table:formula="of:=([.AR62]-[.$AG62])/[.$AG62]" table:style-name="ce21">
            <text:p>0.00%</text:p>
          </table:table-cell>
          <table:table-cell office:value-type="percentage" office:value="0" table:formula="of:=([.AS62]-[.$AG62])/[.$AG62]" table:style-name="ce21">
            <text:p>0.00%</text:p>
          </table:table-cell>
          <table:table-cell office:value-type="percentage" office:value="0" table:formula="of:=([.AT62]-[.$AG62])/[.$AG62]" table:style-name="ce21">
            <text:p>0.00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BJ62]-[.$BI62])/[.$BI62]" table:style-name="ce21">
            <text:p>0.00%</text:p>
          </table:table-cell>
          <table:table-cell office:value-type="percentage" office:value="0" table:formula="of:=([.BK62]-[.$BI62])/[.$BI62]" table:style-name="ce21">
            <text:p>0.00%</text:p>
          </table:table-cell>
          <table:table-cell office:value-type="percentage" office:value="0" table:formula="of:=([.BL62]-[.$BI62])/[.$BI62]" table:style-name="ce21">
            <text:p>0.00%</text:p>
          </table:table-cell>
          <table:table-cell office:value-type="percentage" office:value="0" table:formula="of:=([.BM62]-[.$BI62])/[.$BI62]" table:style-name="ce21">
            <text:p>0.00%</text:p>
          </table:table-cell>
          <table:table-cell office:value-type="percentage" office:value="0" table:formula="of:=([.BN62]-[.$BI62])/[.$BI62]" table:style-name="ce21">
            <text:p>0.00%</text:p>
          </table:table-cell>
          <table:table-cell office:value-type="percentage" office:value="0" table:formula="of:=([.BO62]-[.$BI62])/[.$BI62]" table:style-name="ce21">
            <text:p>0.00%</text:p>
          </table:table-cell>
          <table:table-cell office:value-type="percentage" office:value="0" table:formula="of:=([.BP62]-[.$BI62])/[.$BI62]" table:style-name="ce21">
            <text:p>0.00%</text:p>
          </table:table-cell>
          <table:table-cell office:value-type="percentage" office:value="0" table:formula="of:=([.BQ62]-[.$BI62])/[.$BI62]" table:style-name="ce21">
            <text:p>0.00%</text:p>
          </table:table-cell>
          <table:table-cell office:value-type="percentage" office:value="0" table:formula="of:=([.BR62]-[.$BI62])/[.$BI62]" table:style-name="ce21">
            <text:p>0.00%</text:p>
          </table:table-cell>
          <table:table-cell office:value-type="percentage" office:value="0" table:formula="of:=([.BS62]-[.$BI62])/[.$BI62]" table:style-name="ce21">
            <text:p>0.00%</text:p>
          </table:table-cell>
          <table:table-cell office:value-type="percentage" office:value="0" table:formula="of:=([.BT62]-[.$BI62])/[.$BI62]" table:style-name="ce21">
            <text:p>0.00%</text:p>
          </table:table-cell>
          <table:table-cell office:value-type="percentage" office:value="0" table:formula="of:=([.BU62]-[.$BI62])/[.$BI62]" table:style-name="ce21">
            <text:p>0.00%</text:p>
          </table:table-cell>
          <table:table-cell office:value-type="percentage" office:value="0" table:formula="of:=([.BV62]-[.$BI62])/[.$BI62]" table:style-name="ce21">
            <text:p>0.00%</text:p>
          </table:table-cell>
          <table:table-cell office:value-type="string" table:style-name="ce25">
            <text:p>Ylr</text:p>
          </table:table-cell>
          <table:table-cell office:value-type="percentage" office:value="1.4038692004793706E-2" table:formula="of:=([.S62]+[.AU62]+[.BW62])/3" table:style-name="ce22">
            <text:p>1.40%</text:p>
          </table:table-cell>
          <table:table-cell office:value-type="percentage" office:value="1.1128231467214554E-2" table:formula="of:=([.T62]+[.AV62]+[.BX62])/3" table:style-name="ce22">
            <text:p>1.11%</text:p>
          </table:table-cell>
          <table:table-cell office:value-type="percentage" office:value="2.9104605375792109E-3" table:formula="of:=([.U62]+[.AW62]+[.BY62])/3" table:style-name="ce22">
            <text:p>0.29%</text:p>
          </table:table-cell>
          <table:table-cell office:value-type="percentage" office:value="-3.03030303030303E-2" table:formula="of:=([.V62]+[.AX62]+[.BZ62])/3" table:style-name="ce22">
            <text:p>-3.03%</text:p>
          </table:table-cell>
          <table:table-cell office:value-type="percentage" office:value="-1.5921931176168459E-2" table:formula="of:=([.W62]+[.AY62]+[.CA62])/3" table:style-name="ce22">
            <text:p>-1.59%</text:p>
          </table:table-cell>
          <table:table-cell office:value-type="percentage" office:value="3.7664783427495707E-3" table:formula="of:=([.X62]+[.AZ62]+[.CB62])/3" table:style-name="ce22">
            <text:p>0.38%</text:p>
          </table:table-cell>
          <table:table-cell office:value-type="percentage" office:value="2.6536551960280787E-2" table:formula="of:=([.Y62]+[.BA62]+[.CC62])/3" table:style-name="ce22">
            <text:p>2.65%</text:p>
          </table:table-cell>
          <table:table-cell office:value-type="percentage" office:value="2.9618216058894035E-2" table:formula="of:=([.Z62]+[.BB62]+[.CD62])/3" table:style-name="ce22">
            <text:p>2.96%</text:p>
          </table:table-cell>
          <table:table-cell office:value-type="percentage" office:value="-3.406950864577981E-2" table:formula="of:=([.AA62]+[.BC62]+[.CE62])/3" table:style-name="ce22">
            <text:p>-3.41%</text:p>
          </table:table-cell>
          <table:table-cell office:value-type="percentage" office:value="-5.1874678993323022E-2" table:formula="of:=([.AB62]+[.BD62]+[.CF62])/3" table:style-name="ce22">
            <text:p>-5.19%</text:p>
          </table:table-cell>
          <table:table-cell office:value-type="percentage" office:value="-8.1321691491182999E-2" table:formula="of:=([.AC62]+[.BE62]+[.CG62])/3" table:style-name="ce22">
            <text:p>-8.13%</text:p>
          </table:table-cell>
          <table:table-cell office:value-type="percentage" office:value="-8.7485019688409507E-2" table:formula="of:=([.AD62]+[.BF62]+[.CH62])/3" table:style-name="ce22">
            <text:p>-8.75%</text:p>
          </table:table-cell>
          <table:table-cell office:value-type="percentage" office:value="-8.183530217428521E-2" table:formula="of:=([.AE62]+[.BG62]+[.CI62])/3" table:style-name="ce22">
            <text:p>-8.18%</text:p>
          </table:table-cell>
          <table:table-cell table:number-columns-repeated="1628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string" table:style-name="ce25">
            <text:p>newstracker</text:p>
          </table:table-cell>
          <table:table-cell office:value-type="string" table:style-name="ce18">
            <text:p>R.TO</text:p>
          </table:table-cell>
          <table:table-cell office:value-type="float" office:value="0.75" table:style-name="ce19">
            <text:p>0.75</text:p>
          </table:table-cell>
          <table:table-cell office:value-type="float" office:value="0.8" table:style-name="ce20">
            <text:p>0.8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85" table:style-name="ce20">
            <text:p>0.85</text:p>
          </table:table-cell>
          <table:table-cell office:value-type="float" office:value="0.8" table:style-name="ce20">
            <text:p>0.8</text:p>
          </table:table-cell>
          <table:table-cell office:value-type="float" office:value="0.84" table:style-name="ce20">
            <text:p>0.84</text:p>
          </table:table-cell>
          <table:table-cell office:value-type="float" office:value="0.86" table:style-name="ce20">
            <text:p>0.86</text:p>
          </table:table-cell>
          <table:table-cell office:value-type="float" office:value="0.83" table:style-name="ce20">
            <text:p>0.83</text:p>
          </table:table-cell>
          <table:table-cell office:value-type="float" office:value="0.81" table:style-name="ce20">
            <text:p>0.81</text:p>
          </table:table-cell>
          <table:table-cell office:value-type="float" office:value="0.76" table:style-name="ce20">
            <text:p>0.76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7" table:style-name="ce20">
            <text:p>0.77</text:p>
          </table:table-cell>
          <table:table-cell office:value-type="percentage" office:value="6.6666666666666721E-2" table:formula="of:=([.F63]-[.$E63])/[.$E63]" table:style-name="ce21">
            <text:p>6.67%</text:p>
          </table:table-cell>
          <table:table-cell office:value-type="percentage" office:value="4.0000000000000036E-2" table:formula="of:=([.G63]-[.$E63])/[.$E63]" table:style-name="ce21">
            <text:p>4.00%</text:p>
          </table:table-cell>
          <table:table-cell office:value-type="percentage" office:value="0.11999999999999995" table:formula="of:=([.H63]-[.$E63])/[.$E63]" table:style-name="ce21">
            <text:p>12.00%</text:p>
          </table:table-cell>
          <table:table-cell office:value-type="percentage" office:value="0.1333333333333333" table:formula="of:=([.I63]-[.$E63])/[.$E63]" table:style-name="ce21">
            <text:p>13.33%</text:p>
          </table:table-cell>
          <table:table-cell office:value-type="percentage" office:value="6.6666666666666721E-2" table:formula="of:=([.J63]-[.$E63])/[.$E63]" table:style-name="ce21">
            <text:p>6.67%</text:p>
          </table:table-cell>
          <table:table-cell office:value-type="percentage" office:value="0.11999999999999995" table:formula="of:=([.K63]-[.$E63])/[.$E63]" table:style-name="ce21">
            <text:p>12.00%</text:p>
          </table:table-cell>
          <table:table-cell office:value-type="percentage" office:value="0.14666666666666664" table:formula="of:=([.L63]-[.$E63])/[.$E63]" table:style-name="ce21">
            <text:p>14.67%</text:p>
          </table:table-cell>
          <table:table-cell office:value-type="percentage" office:value="0.10666666666666662" table:formula="of:=([.M63]-[.$E63])/[.$E63]" table:style-name="ce21">
            <text:p>10.67%</text:p>
          </table:table-cell>
          <table:table-cell office:value-type="percentage" office:value="8.0000000000000071E-2" table:formula="of:=([.N63]-[.$E63])/[.$E63]" table:style-name="ce21">
            <text:p>8.00%</text:p>
          </table:table-cell>
          <table:table-cell office:value-type="percentage" office:value="1.3333333333333345E-2" table:formula="of:=([.O63]-[.$E63])/[.$E63]" table:style-name="ce21">
            <text:p>1.33%</text:p>
          </table:table-cell>
          <table:table-cell office:value-type="percentage" office:value="0" table:formula="of:=([.P63]-[.$E63])/[.$E63]" table:style-name="ce21">
            <text:p>0.00%</text:p>
          </table:table-cell>
          <table:table-cell office:value-type="percentage" office:value="-2.6666666666666689E-2" table:formula="of:=([.Q63]-[.$E63])/[.$E63]" table:style-name="ce21">
            <text:p>-2.67%</text:p>
          </table:table-cell>
          <table:table-cell office:value-type="percentage" office:value="2.6666666666666689E-2" table:formula="of:=([.R63]-[.$E63])/[.$E63]" table:style-name="ce21">
            <text:p>2.67%</text:p>
          </table:table-cell>
          <table:table-cell office:value-type="string" table:style-name="ce18">
            <text:p>TMB.TO</text:p>
          </table:table-cell>
          <table:table-cell office:value-type="float" office:value="2.4" table:style-name="ce19">
            <text:p>2.4</text:p>
          </table:table-cell>
          <table:table-cell office:value-type="float" office:value="2.1800000000000002" table:style-name="ce20">
            <text:p>2.18</text:p>
          </table:table-cell>
          <table:table-cell office:value-type="float" office:value="2.1800000000000002" table:style-name="ce20">
            <text:p>2.18</text:p>
          </table:table-cell>
          <table:table-cell office:value-type="float" office:value="2.04" table:style-name="ce20">
            <text:p>2.04</text:p>
          </table:table-cell>
          <table:table-cell office:value-type="float" office:value="2.86" table:style-name="ce20">
            <text:p>2.86</text:p>
          </table:table-cell>
          <table:table-cell office:value-type="float" office:value="2.97" table:style-name="ce20">
            <text:p>2.97</text:p>
          </table:table-cell>
          <table:table-cell office:value-type="float" office:value="2.89" table:style-name="ce20">
            <text:p>2.89</text:p>
          </table:table-cell>
          <table:table-cell office:value-type="float" office:value="2.86" table:style-name="ce20">
            <text:p>2.86</text:p>
          </table:table-cell>
          <table:table-cell office:value-type="float" office:value="2.99" table:style-name="ce20">
            <text:p>2.99</text:p>
          </table:table-cell>
          <table:table-cell office:value-type="float" office:value="3" table:style-name="ce20">
            <text:p>3</text:p>
          </table:table-cell>
          <table:table-cell office:value-type="float" office:value="2.85" table:style-name="ce20">
            <text:p>2.85</text:p>
          </table:table-cell>
          <table:table-cell office:value-type="float" office:value="2.87" table:style-name="ce20">
            <text:p>2.87</text:p>
          </table:table-cell>
          <table:table-cell office:value-type="float" office:value="2.89" table:style-name="ce20">
            <text:p>2.89</text:p>
          </table:table-cell>
          <table:table-cell office:value-type="float" office:value="2.98" table:style-name="ce20">
            <text:p>2.98</text:p>
          </table:table-cell>
          <table:table-cell office:value-type="percentage" office:value="-9.1666666666666563E-2" table:formula="of:=([.AH63]-[.$AG63])/[.$AG63]" table:style-name="ce21">
            <text:p>-9.17%</text:p>
          </table:table-cell>
          <table:table-cell office:value-type="percentage" office:value="-9.1666666666666563E-2" table:formula="of:=([.AI63]-[.$AG63])/[.$AG63]" table:style-name="ce21">
            <text:p>-9.17%</text:p>
          </table:table-cell>
          <table:table-cell office:value-type="percentage" office:value="-0.14999999999999997" table:formula="of:=([.AJ63]-[.$AG63])/[.$AG63]" table:style-name="ce21">
            <text:p>-15.00%</text:p>
          </table:table-cell>
          <table:table-cell office:value-type="percentage" office:value="0.19166666666666665" table:formula="of:=([.AK63]-[.$AG63])/[.$AG63]" table:style-name="ce21">
            <text:p>19.17%</text:p>
          </table:table-cell>
          <table:table-cell office:value-type="percentage" office:value="0.23750000000000013" table:formula="of:=([.AL63]-[.$AG63])/[.$AG63]" table:style-name="ce21">
            <text:p>23.75%</text:p>
          </table:table-cell>
          <table:table-cell office:value-type="percentage" office:value="0.20416666666666677" table:formula="of:=([.AM63]-[.$AG63])/[.$AG63]" table:style-name="ce21">
            <text:p>20.42%</text:p>
          </table:table-cell>
          <table:table-cell office:value-type="percentage" office:value="0.19166666666666665" table:formula="of:=([.AN63]-[.$AG63])/[.$AG63]" table:style-name="ce21">
            <text:p>19.17%</text:p>
          </table:table-cell>
          <table:table-cell office:value-type="percentage" office:value="0.24583333333333346" table:formula="of:=([.AO63]-[.$AG63])/[.$AG63]" table:style-name="ce21">
            <text:p>24.58%</text:p>
          </table:table-cell>
          <table:table-cell office:value-type="percentage" office:value="0.25000000000000006" table:formula="of:=([.AP63]-[.$AG63])/[.$AG63]" table:style-name="ce21">
            <text:p>25.00%</text:p>
          </table:table-cell>
          <table:table-cell office:value-type="percentage" office:value="0.18750000000000008" table:formula="of:=([.AQ63]-[.$AG63])/[.$AG63]" table:style-name="ce21">
            <text:p>18.75%</text:p>
          </table:table-cell>
          <table:table-cell office:value-type="percentage" office:value="0.19583333333333341" table:formula="of:=([.AR63]-[.$AG63])/[.$AG63]" table:style-name="ce21">
            <text:p>19.58%</text:p>
          </table:table-cell>
          <table:table-cell office:value-type="percentage" office:value="0.20416666666666677" table:formula="of:=([.AS63]-[.$AG63])/[.$AG63]" table:style-name="ce21">
            <text:p>20.42%</text:p>
          </table:table-cell>
          <table:table-cell office:value-type="percentage" office:value="0.2416666666666667" table:formula="of:=([.AT63]-[.$AG63])/[.$AG63]" table:style-name="ce21">
            <text:p>24.17%</text:p>
          </table:table-cell>
          <table:table-cell office:value-type="string" table:style-name="ce18">
            <text:p>CDB.V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20">
            <text:p>0.75</text:p>
          </table:table-cell>
          <table:table-cell office:value-type="float" office:value="0.82" table:style-name="ce20">
            <text:p>0.82</text:p>
          </table:table-cell>
          <table:table-cell office:value-type="float" office:value="0.93" table:style-name="ce20">
            <text:p>0.93</text:p>
          </table:table-cell>
          <table:table-cell office:value-type="float" office:value="1.45" table:style-name="ce20">
            <text:p>1.45</text:p>
          </table:table-cell>
          <table:table-cell office:value-type="float" office:value="1.51" table:style-name="ce20">
            <text:p>1.51</text:p>
          </table:table-cell>
          <table:table-cell office:value-type="float" office:value="1.49" table:style-name="ce20">
            <text:p>1.49</text:p>
          </table:table-cell>
          <table:table-cell office:value-type="float" office:value="1.45" table:style-name="ce20">
            <text:p>1.45</text:p>
          </table:table-cell>
          <table:table-cell office:value-type="float" office:value="1.39" table:style-name="ce20">
            <text:p>1.39</text:p>
          </table:table-cell>
          <table:table-cell office:value-type="float" office:value="1.27" table:style-name="ce20">
            <text:p>1.27</text:p>
          </table:table-cell>
          <table:table-cell office:value-type="float" office:value="1.18" table:style-name="ce20">
            <text:p>1.18</text:p>
          </table:table-cell>
          <table:table-cell office:value-type="float" office:value="1.36" table:style-name="ce20">
            <text:p>1.36</text:p>
          </table:table-cell>
          <table:table-cell office:value-type="float" office:value="1.34" table:style-name="ce20">
            <text:p>1.34</text:p>
          </table:table-cell>
          <table:table-cell office:value-type="float" office:value="1.26" table:style-name="ce20">
            <text:p>1.26</text:p>
          </table:table-cell>
          <table:table-cell office:value-type="percentage" office:value="2.7397260273972629E-2" table:formula="of:=([.BJ63]-[.$BI63])/[.$BI63]" table:style-name="ce21">
            <text:p>2.74%</text:p>
          </table:table-cell>
          <table:table-cell office:value-type="percentage" office:value="0.12328767123287668" table:formula="of:=([.BK63]-[.$BI63])/[.$BI63]" table:style-name="ce21">
            <text:p>12.33%</text:p>
          </table:table-cell>
          <table:table-cell office:value-type="percentage" office:value="0.27397260273972612" table:formula="of:=([.BL63]-[.$BI63])/[.$BI63]" table:style-name="ce21">
            <text:p>27.40%</text:p>
          </table:table-cell>
          <table:table-cell office:value-type="percentage" office:value="0.98630136986301364" table:formula="of:=([.BM63]-[.$BI63])/[.$BI63]" table:style-name="ce21">
            <text:p>98.63%</text:p>
          </table:table-cell>
          <table:table-cell office:value-type="percentage" office:value="1.0684931506849316" table:formula="of:=([.BN63]-[.$BI63])/[.$BI63]" table:style-name="ce21">
            <text:p>106.85%</text:p>
          </table:table-cell>
          <table:table-cell office:value-type="percentage" office:value="1.0410958904109588" table:formula="of:=([.BO63]-[.$BI63])/[.$BI63]" table:style-name="ce21">
            <text:p>104.11%</text:p>
          </table:table-cell>
          <table:table-cell office:value-type="percentage" office:value="0.98630136986301364" table:formula="of:=([.BP63]-[.$BI63])/[.$BI63]" table:style-name="ce21">
            <text:p>98.63%</text:p>
          </table:table-cell>
          <table:table-cell office:value-type="percentage" office:value="0.90410958904109584" table:formula="of:=([.BQ63]-[.$BI63])/[.$BI63]" table:style-name="ce21">
            <text:p>90.41%</text:p>
          </table:table-cell>
          <table:table-cell office:value-type="percentage" office:value="0.73972602739726034" table:formula="of:=([.BR63]-[.$BI63])/[.$BI63]" table:style-name="ce21">
            <text:p>73.97%</text:p>
          </table:table-cell>
          <table:table-cell office:value-type="percentage" office:value="0.61643835616438347" table:formula="of:=([.BS63]-[.$BI63])/[.$BI63]" table:style-name="ce21">
            <text:p>61.64%</text:p>
          </table:table-cell>
          <table:table-cell office:value-type="percentage" office:value="0.86301369863013722" table:formula="of:=([.BT63]-[.$BI63])/[.$BI63]" table:style-name="ce21">
            <text:p>86.30%</text:p>
          </table:table-cell>
          <table:table-cell office:value-type="percentage" office:value="0.8356164383561645" table:formula="of:=([.BU63]-[.$BI63])/[.$BI63]" table:style-name="ce21">
            <text:p>83.56%</text:p>
          </table:table-cell>
          <table:table-cell office:value-type="percentage" office:value="0.72602739726027399" table:formula="of:=([.BV63]-[.$BI63])/[.$BI63]" table:style-name="ce21">
            <text:p>72.60%</text:p>
          </table:table-cell>
          <table:table-cell office:value-type="string" table:style-name="ce25">
            <text:p>newstracker</text:p>
          </table:table-cell>
          <table:table-cell office:value-type="percentage" office:value="7.990867579909291E-4" table:formula="of:=([.S63]+[.AU63]+[.BW63])/3" table:style-name="ce22">
            <text:p>0.08%</text:p>
          </table:table-cell>
          <table:table-cell office:value-type="percentage" office:value="2.3873668188736718E-2" table:formula="of:=([.T63]+[.AV63]+[.BX63])/3" table:style-name="ce22">
            <text:p>2.39%</text:p>
          </table:table-cell>
          <table:table-cell office:value-type="percentage" office:value="8.1324200913242037E-2" table:formula="of:=([.U63]+[.AW63]+[.BY63])/3" table:style-name="ce22">
            <text:p>8.13%</text:p>
          </table:table-cell>
          <table:table-cell office:value-type="percentage" office:value="0.43710045662100455" table:formula="of:=([.V63]+[.AX63]+[.BZ63])/3" table:style-name="ce22">
            <text:p>43.71%</text:p>
          </table:table-cell>
          <table:table-cell office:value-type="percentage" office:value="0.45755327245053284" table:formula="of:=([.W63]+[.AY63]+[.CA63])/3" table:style-name="ce22">
            <text:p>45.76%</text:p>
          </table:table-cell>
          <table:table-cell office:value-type="percentage" office:value="0.45508751902587519" table:formula="of:=([.X63]+[.AZ63]+[.CB63])/3" table:style-name="ce22">
            <text:p>45.51%</text:p>
          </table:table-cell>
          <table:table-cell office:value-type="percentage" office:value="0.44154490106544902" table:formula="of:=([.Y63]+[.BA63]+[.CC63])/3" table:style-name="ce22">
            <text:p>44.15%</text:p>
          </table:table-cell>
          <table:table-cell office:value-type="percentage" office:value="0.41886986301369866" table:formula="of:=([.Z63]+[.BB63]+[.CD63])/3" table:style-name="ce22">
            <text:p>41.89%</text:p>
          </table:table-cell>
          <table:table-cell office:value-type="percentage" office:value="0.35657534246575345" table:formula="of:=([.AA63]+[.BC63]+[.CE63])/3" table:style-name="ce22">
            <text:p>35.66%</text:p>
          </table:table-cell>
          <table:table-cell office:value-type="percentage" office:value="0.27242389649923898" table:formula="of:=([.AB63]+[.BD63]+[.CF63])/3" table:style-name="ce22">
            <text:p>27.24%</text:p>
          </table:table-cell>
          <table:table-cell office:value-type="percentage" office:value="0.35294901065449019" table:formula="of:=([.AC63]+[.BE63]+[.CG63])/3" table:style-name="ce22">
            <text:p>35.29%</text:p>
          </table:table-cell>
          <table:table-cell office:value-type="percentage" office:value="0.33770547945205487" table:formula="of:=([.AD63]+[.BF63]+[.CH63])/3" table:style-name="ce22">
            <text:p>33.77%</text:p>
          </table:table-cell>
          <table:table-cell office:value-type="percentage" office:value="0.33145357686453575" table:formula="of:=([.AE63]+[.BG63]+[.CI63])/3" table:style-name="ce22">
            <text:p>33.15%</text:p>
          </table:table-cell>
          <table:table-cell table:number-columns-repeated="1628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25">
            <text:p>Goldfinger</text:p>
          </table:table-cell>
          <table:table-cell office:value-type="string" table:style-name="ce18">
            <text:p>GXU.V</text:p>
          </table:table-cell>
          <table:table-cell office:value-type="float" office:value="0.15" table:style-name="ce19">
            <text:p>0.1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55" table:style-name="ce20">
            <text:p>0.255</text:p>
          </table:table-cell>
          <table:table-cell office:value-type="float" office:value="0.26" table:style-name="ce20">
            <text:p>0.26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" table:style-name="ce20">
            <text:p>0.2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5499999999999998" table:style-name="ce20">
            <text:p>0.355</text:p>
          </table:table-cell>
          <table:table-cell office:value-type="float" office:value="0.37" table:style-name="ce20">
            <text:p>0.37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4" table:style-name="ce20">
            <text:p>0.34</text:p>
          </table:table-cell>
          <table:table-cell office:value-type="float" office:value="0.315" table:style-name="ce20">
            <text:p>0.31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6" table:style-name="ce20">
            <text:p>0.26</text:p>
          </table:table-cell>
          <table:table-cell office:value-type="percentage" office:value="0.36666666666666664" table:formula="of:=([.F64]-[.$E64])/[.$E64]" table:style-name="ce21">
            <text:p>36.67%</text:p>
          </table:table-cell>
          <table:table-cell office:value-type="percentage" office:value="0.70000000000000007" table:formula="of:=([.G64]-[.$E64])/[.$E64]" table:style-name="ce21">
            <text:p>70.00%</text:p>
          </table:table-cell>
          <table:table-cell office:value-type="percentage" office:value="0.7333333333333335" table:formula="of:=([.H64]-[.$E64])/[.$E64]" table:style-name="ce21">
            <text:p>73.33%</text:p>
          </table:table-cell>
          <table:table-cell office:value-type="percentage" office:value="0.83333333333333359" table:formula="of:=([.I64]-[.$E64])/[.$E64]" table:style-name="ce21">
            <text:p>83.33%</text:p>
          </table:table-cell>
          <table:table-cell office:value-type="percentage" office:value="0.66666666666666674" table:formula="of:=([.J64]-[.$E64])/[.$E64]" table:style-name="ce21">
            <text:p>66.67%</text:p>
          </table:table-cell>
          <table:table-cell office:value-type="percentage" office:value="1.5666666666666669" table:formula="of:=([.K64]-[.$E64])/[.$E64]" table:style-name="ce21">
            <text:p>156.67%</text:p>
          </table:table-cell>
          <table:table-cell office:value-type="percentage" office:value="1.3666666666666667" table:formula="of:=([.L64]-[.$E64])/[.$E64]" table:style-name="ce21">
            <text:p>136.67%</text:p>
          </table:table-cell>
          <table:table-cell office:value-type="percentage" office:value="1.4666666666666668" table:formula="of:=([.M64]-[.$E64])/[.$E64]" table:style-name="ce21">
            <text:p>146.67%</text:p>
          </table:table-cell>
          <table:table-cell office:value-type="percentage" office:value="1.1666666666666667" table:formula="of:=([.N64]-[.$E64])/[.$E64]" table:style-name="ce21">
            <text:p>116.67%</text:p>
          </table:table-cell>
          <table:table-cell office:value-type="percentage" office:value="1.2666666666666668" table:formula="of:=([.O64]-[.$E64])/[.$E64]" table:style-name="ce21">
            <text:p>126.67%</text:p>
          </table:table-cell>
          <table:table-cell office:value-type="percentage" office:value="1.1000000000000001" table:formula="of:=([.P64]-[.$E64])/[.$E64]" table:style-name="ce21">
            <text:p>110.00%</text:p>
          </table:table-cell>
          <table:table-cell office:value-type="percentage" office:value="0.76666666666666683" table:formula="of:=([.Q64]-[.$E64])/[.$E64]" table:style-name="ce21">
            <text:p>76.67%</text:p>
          </table:table-cell>
          <table:table-cell office:value-type="percentage" office:value="0.7333333333333335" table:formula="of:=([.R64]-[.$E64])/[.$E64]" table:style-name="ce21">
            <text:p>73.33%</text:p>
          </table:table-cell>
          <table:table-cell office:value-type="string" table:style-name="ce18">
            <text:p>ION.V</text:p>
          </table:table-cell>
          <table:table-cell office:value-type="float" office:value="0.09" table:style-name="ce19">
            <text:p>0.09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0.2777777777777779" table:formula="of:=([.AH64]-[.$AG64])/[.$AG64]" table:style-name="ce21">
            <text:p>27.78%</text:p>
          </table:table-cell>
          <table:table-cell office:value-type="percentage" office:value="0.2777777777777779" table:formula="of:=([.AI64]-[.$AG64])/[.$AG64]" table:style-name="ce21">
            <text:p>27.78%</text:p>
          </table:table-cell>
          <table:table-cell office:value-type="percentage" office:value="0.11111111111111122" table:formula="of:=([.AJ64]-[.$AG64])/[.$AG64]" table:style-name="ce21">
            <text:p>11.11%</text:p>
          </table:table-cell>
          <table:table-cell office:value-type="percentage" office:value="0.16666666666666666" table:formula="of:=([.AK64]-[.$AG64])/[.$AG64]" table:style-name="ce21">
            <text:p>16.67%</text:p>
          </table:table-cell>
          <table:table-cell office:value-type="percentage" office:value="5.5555555555555608E-2" table:formula="of:=([.AL64]-[.$AG64])/[.$AG64]" table:style-name="ce21">
            <text:p>5.56%</text:p>
          </table:table-cell>
          <table:table-cell office:value-type="percentage" office:value="5.5555555555555608E-2" table:formula="of:=([.AM64]-[.$AG64])/[.$AG64]" table:style-name="ce21">
            <text:p>5.56%</text:p>
          </table:table-cell>
          <table:table-cell office:value-type="percentage" office:value="0.2777777777777779" table:formula="of:=([.AN64]-[.$AG64])/[.$AG64]" table:style-name="ce21">
            <text:p>27.78%</text:p>
          </table:table-cell>
          <table:table-cell office:value-type="percentage" office:value="0" table:formula="of:=([.AO64]-[.$AG64])/[.$AG64]" table:style-name="ce21">
            <text:p>0.00%</text:p>
          </table:table-cell>
          <table:table-cell office:value-type="percentage" office:value="0.94444444444444442" table:formula="of:=([.AP64]-[.$AG64])/[.$AG64]" table:style-name="ce21">
            <text:p>94.44%</text:p>
          </table:table-cell>
          <table:table-cell office:value-type="percentage" office:value="0.33333333333333331" table:formula="of:=([.AQ64]-[.$AG64])/[.$AG64]" table:style-name="ce21">
            <text:p>33.33%</text:p>
          </table:table-cell>
          <table:table-cell office:value-type="percentage" office:value="0.33333333333333331" table:formula="of:=([.AR64]-[.$AG64])/[.$AG64]" table:style-name="ce21">
            <text:p>33.33%</text:p>
          </table:table-cell>
          <table:table-cell office:value-type="percentage" office:value="0.5555555555555558" table:formula="of:=([.AS64]-[.$AG64])/[.$AG64]" table:style-name="ce21">
            <text:p>55.56%</text:p>
          </table:table-cell>
          <table:table-cell office:value-type="percentage" office:value="0.66666666666666663" table:formula="of:=([.AT64]-[.$AG64])/[.$AG64]" table:style-name="ce21">
            <text:p>66.67%</text:p>
          </table:table-cell>
          <table:table-cell office:value-type="string" table:style-name="ce18">
            <text:p>OCN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15" table:style-name="ce20">
            <text:p>0.215</text:p>
          </table:table-cell>
          <table:table-cell office:value-type="float" office:value="0.21" table:style-name="ce20">
            <text:p>0.21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percentage" office:value="2.222222222222224E-2" table:formula="of:=([.BJ64]-[.$BI64])/[.$BI64]" table:style-name="ce21">
            <text:p>2.22%</text:p>
          </table:table-cell>
          <table:table-cell office:value-type="percentage" office:value="-6.6666666666666721E-2" table:formula="of:=([.BK64]-[.$BI64])/[.$BI64]" table:style-name="ce21">
            <text:p>-6.67%</text:p>
          </table:table-cell>
          <table:table-cell office:value-type="percentage" office:value="-6.6666666666666721E-2" table:formula="of:=([.BL64]-[.$BI64])/[.$BI64]" table:style-name="ce21">
            <text:p>-6.67%</text:p>
          </table:table-cell>
          <table:table-cell office:value-type="percentage" office:value="-6.6666666666666721E-2" table:formula="of:=([.BM64]-[.$BI64])/[.$BI64]" table:style-name="ce21">
            <text:p>-6.67%</text:p>
          </table:table-cell>
          <table:table-cell office:value-type="percentage" office:value="0" table:formula="of:=([.BN64]-[.$BI64])/[.$BI64]" table:style-name="ce21">
            <text:p>0.00%</text:p>
          </table:table-cell>
          <table:table-cell office:value-type="percentage" office:value="-4.4444444444444481E-2" table:formula="of:=([.BO64]-[.$BI64])/[.$BI64]" table:style-name="ce21">
            <text:p>-4.44%</text:p>
          </table:table-cell>
          <table:table-cell office:value-type="percentage" office:value="-6.6666666666666721E-2" table:formula="of:=([.BP64]-[.$BI64])/[.$BI64]" table:style-name="ce21">
            <text:p>-6.67%</text:p>
          </table:table-cell>
          <table:table-cell office:value-type="percentage" office:value="-4.4444444444444481E-2" table:formula="of:=([.BQ64]-[.$BI64])/[.$BI64]" table:style-name="ce21">
            <text:p>-4.44%</text:p>
          </table:table-cell>
          <table:table-cell office:value-type="percentage" office:value="-2.222222222222224E-2" table:formula="of:=([.BR64]-[.$BI64])/[.$BI64]" table:style-name="ce21">
            <text:p>-2.22%</text:p>
          </table:table-cell>
          <table:table-cell office:value-type="percentage" office:value="-0.13333333333333333" table:formula="of:=([.BS64]-[.$BI64])/[.$BI64]" table:style-name="ce21">
            <text:p>-13.33%</text:p>
          </table:table-cell>
          <table:table-cell office:value-type="percentage" office:value="-0.13333333333333333" table:formula="of:=([.BT64]-[.$BI64])/[.$BI64]" table:style-name="ce21">
            <text:p>-13.33%</text:p>
          </table:table-cell>
          <table:table-cell office:value-type="percentage" office:value="-0.15555555555555556" table:formula="of:=([.BU64]-[.$BI64])/[.$BI64]" table:style-name="ce21">
            <text:p>-15.56%</text:p>
          </table:table-cell>
          <table:table-cell office:value-type="percentage" office:value="-0.15555555555555556" table:formula="of:=([.BV64]-[.$BI64])/[.$BI64]" table:style-name="ce21">
            <text:p>-15.56%</text:p>
          </table:table-cell>
          <table:table-cell office:value-type="string" table:style-name="ce25">
            <text:p>Goldfinger</text:p>
          </table:table-cell>
          <table:table-cell office:value-type="percentage" office:value="0.22222222222222229" table:formula="of:=([.S64]+[.AU64]+[.BW64])/3" table:style-name="ce22">
            <text:p>22.22%</text:p>
          </table:table-cell>
          <table:table-cell office:value-type="percentage" office:value="0.30370370370370375" table:formula="of:=([.T64]+[.AV64]+[.BX64])/3" table:style-name="ce22">
            <text:p>30.37%</text:p>
          </table:table-cell>
          <table:table-cell office:value-type="percentage" office:value="0.25925925925925936" table:formula="of:=([.U64]+[.AW64]+[.BY64])/3" table:style-name="ce22">
            <text:p>25.93%</text:p>
          </table:table-cell>
          <table:table-cell office:value-type="percentage" office:value="0.31111111111111117" table:formula="of:=([.V64]+[.AX64]+[.BZ64])/3" table:style-name="ce22">
            <text:p>31.11%</text:p>
          </table:table-cell>
          <table:table-cell office:value-type="percentage" office:value="0.24074074074074078" table:formula="of:=([.W64]+[.AY64]+[.CA64])/3" table:style-name="ce22">
            <text:p>24.07%</text:p>
          </table:table-cell>
          <table:table-cell office:value-type="percentage" office:value="0.52592592592592602" table:formula="of:=([.X64]+[.AZ64]+[.CB64])/3" table:style-name="ce22">
            <text:p>52.59%</text:p>
          </table:table-cell>
          <table:table-cell office:value-type="percentage" office:value="0.52592592592592602" table:formula="of:=([.Y64]+[.BA64]+[.CC64])/3" table:style-name="ce22">
            <text:p>52.59%</text:p>
          </table:table-cell>
          <table:table-cell office:value-type="percentage" office:value="0.47407407407407409" table:formula="of:=([.Z64]+[.BB64]+[.CD64])/3" table:style-name="ce22">
            <text:p>47.41%</text:p>
          </table:table-cell>
          <table:table-cell office:value-type="percentage" office:value="0.6962962962962963" table:formula="of:=([.AA64]+[.BC64]+[.CE64])/3" table:style-name="ce22">
            <text:p>69.63%</text:p>
          </table:table-cell>
          <table:table-cell office:value-type="percentage" office:value="0.48888888888888893" table:formula="of:=([.AB64]+[.BD64]+[.CF64])/3" table:style-name="ce22">
            <text:p>48.89%</text:p>
          </table:table-cell>
          <table:table-cell office:value-type="percentage" office:value="0.43333333333333335" table:formula="of:=([.AC64]+[.BE64]+[.CG64])/3" table:style-name="ce22">
            <text:p>43.33%</text:p>
          </table:table-cell>
          <table:table-cell office:value-type="percentage" office:value="0.38888888888888901" table:formula="of:=([.AD64]+[.BF64]+[.CH64])/3" table:style-name="ce22">
            <text:p>38.89%</text:p>
          </table:table-cell>
          <table:table-cell office:value-type="percentage" office:value="0.4148148148148148" table:formula="of:=([.AE64]+[.BG64]+[.CI64])/3" table:style-name="ce22">
            <text:p>41.48%</text:p>
          </table:table-cell>
          <table:table-cell table:number-columns-repeated="1628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5" table:style-name="ce1">
            <text:p>125</text:p>
          </table:table-cell>
          <table:table-cell office:value-type="string" table:style-name="ce25">
            <text:p>schischi</text:p>
          </table:table-cell>
          <table:table-cell office:value-type="string" table:style-name="ce18">
            <text:p>EFR.TO</text:p>
          </table:table-cell>
          <table:table-cell office:value-type="float" office:value="2.21" table:style-name="ce19">
            <text:p>2.21</text:p>
          </table:table-cell>
          <table:table-cell office:value-type="float" office:value="2.57" table:style-name="ce20">
            <text:p>2.57</text:p>
          </table:table-cell>
          <table:table-cell office:value-type="float" office:value="2.98" table:style-name="ce20">
            <text:p>2.98</text:p>
          </table:table-cell>
          <table:table-cell office:value-type="float" office:value="2.92" table:style-name="ce20">
            <text:p>2.92</text:p>
          </table:table-cell>
          <table:table-cell office:value-type="float" office:value="2.95" table:style-name="ce20">
            <text:p>2.95</text:p>
          </table:table-cell>
          <table:table-cell office:value-type="float" office:value="2.72" table:style-name="ce20">
            <text:p>2.72</text:p>
          </table:table-cell>
          <table:table-cell office:value-type="float" office:value="3.17" table:style-name="ce20">
            <text:p>3.17</text:p>
          </table:table-cell>
          <table:table-cell office:value-type="float" office:value="3.12" table:style-name="ce20">
            <text:p>3.12</text:p>
          </table:table-cell>
          <table:table-cell office:value-type="float" office:value="2.85" table:style-name="ce20">
            <text:p>2.85</text:p>
          </table:table-cell>
          <table:table-cell office:value-type="float" office:value="2.67" table:style-name="ce20">
            <text:p>2.67</text:p>
          </table:table-cell>
          <table:table-cell office:value-type="float" office:value="2.66" table:style-name="ce20">
            <text:p>2.66</text:p>
          </table:table-cell>
          <table:table-cell office:value-type="float" office:value="2.96" table:style-name="ce20">
            <text:p>2.96</text:p>
          </table:table-cell>
          <table:table-cell office:value-type="float" office:value="2.72" table:style-name="ce20">
            <text:p>2.72</text:p>
          </table:table-cell>
          <table:table-cell office:value-type="float" office:value="2.87" table:style-name="ce20">
            <text:p>2.87</text:p>
          </table:table-cell>
          <table:table-cell office:value-type="percentage" office:value="0.1628959276018099" table:formula="of:=([.F65]-[.$E65])/[.$E65]" table:style-name="ce21">
            <text:p>16.29%</text:p>
          </table:table-cell>
          <table:table-cell office:value-type="percentage" office:value="0.34841628959276022" table:formula="of:=([.G65]-[.$E65])/[.$E65]" table:style-name="ce21">
            <text:p>34.84%</text:p>
          </table:table-cell>
          <table:table-cell office:value-type="percentage" office:value="0.32126696832579182" table:formula="of:=([.H65]-[.$E65])/[.$E65]" table:style-name="ce21">
            <text:p>32.13%</text:p>
          </table:table-cell>
          <table:table-cell office:value-type="percentage" office:value="0.33484162895927611" table:formula="of:=([.I65]-[.$E65])/[.$E65]" table:style-name="ce21">
            <text:p>33.48%</text:p>
          </table:table-cell>
          <table:table-cell office:value-type="percentage" office:value="0.23076923076923087" table:formula="of:=([.J65]-[.$E65])/[.$E65]" table:style-name="ce21">
            <text:p>23.08%</text:p>
          </table:table-cell>
          <table:table-cell office:value-type="percentage" office:value="0.43438914027149322" table:formula="of:=([.K65]-[.$E65])/[.$E65]" table:style-name="ce21">
            <text:p>43.44%</text:p>
          </table:table-cell>
          <table:table-cell office:value-type="percentage" office:value="0.41176470588235303" table:formula="of:=([.L65]-[.$E65])/[.$E65]" table:style-name="ce21">
            <text:p>41.18%</text:p>
          </table:table-cell>
          <table:table-cell office:value-type="percentage" office:value="0.28959276018099556" table:formula="of:=([.M65]-[.$E65])/[.$E65]" table:style-name="ce21">
            <text:p>28.96%</text:p>
          </table:table-cell>
          <table:table-cell office:value-type="percentage" office:value="0.20814479638009048" table:formula="of:=([.N65]-[.$E65])/[.$E65]" table:style-name="ce21">
            <text:p>20.81%</text:p>
          </table:table-cell>
          <table:table-cell office:value-type="percentage" office:value="0.20361990950226252" table:formula="of:=([.O65]-[.$E65])/[.$E65]" table:style-name="ce21">
            <text:p>20.36%</text:p>
          </table:table-cell>
          <table:table-cell office:value-type="percentage" office:value="0.33936651583710409" table:formula="of:=([.P65]-[.$E65])/[.$E65]" table:style-name="ce21">
            <text:p>33.94%</text:p>
          </table:table-cell>
          <table:table-cell office:value-type="percentage" office:value="0.23076923076923087" table:formula="of:=([.Q65]-[.$E65])/[.$E65]" table:style-name="ce21">
            <text:p>23.08%</text:p>
          </table:table-cell>
          <table:table-cell office:value-type="percentage" office:value="0.29864253393665163" table:formula="of:=([.R65]-[.$E65])/[.$E65]" table:style-name="ce21">
            <text:p>29.86%</text:p>
          </table:table-cell>
          <table:table-cell office:value-type="string" table:style-name="ce18">
            <text:p>LIX.V</text:p>
          </table:table-cell>
          <table:table-cell office:value-type="float" office:value="2.25" table:style-name="ce19">
            <text:p>2.25</text:p>
          </table:table-cell>
          <table:table-cell office:value-type="float" office:value="2.06" table:style-name="ce20">
            <text:p>2.06</text:p>
          </table:table-cell>
          <table:table-cell office:value-type="float" office:value="2.06" table:style-name="ce20">
            <text:p>2.06</text:p>
          </table:table-cell>
          <table:table-cell office:value-type="float" office:value="2.08" table:style-name="ce20">
            <text:p>2.08</text:p>
          </table:table-cell>
          <table:table-cell office:value-type="float" office:value="2.11" table:style-name="ce20">
            <text:p>2.11</text:p>
          </table:table-cell>
          <table:table-cell office:value-type="float" office:value="2.2599999999999998" table:style-name="ce20">
            <text:p>2.26</text:p>
          </table:table-cell>
          <table:table-cell office:value-type="float" office:value="2.16" table:style-name="ce20">
            <text:p>2.16</text:p>
          </table:table-cell>
          <table:table-cell office:value-type="float" office:value="2.08" table:style-name="ce20">
            <text:p>2.08</text:p>
          </table:table-cell>
          <table:table-cell office:value-type="float" office:value="1.95" table:style-name="ce20">
            <text:p>1.95</text:p>
          </table:table-cell>
          <table:table-cell office:value-type="float" office:value="1.9" table:style-name="ce20">
            <text:p>1.9</text:p>
          </table:table-cell>
          <table:table-cell office:value-type="float" office:value="1.5" table:style-name="ce20">
            <text:p>1.5</text:p>
          </table:table-cell>
          <table:table-cell office:value-type="float" office:value="1.68" table:style-name="ce20">
            <text:p>1.68</text:p>
          </table:table-cell>
          <table:table-cell office:value-type="float" office:value="1.49" table:style-name="ce20">
            <text:p>1.49</text:p>
          </table:table-cell>
          <table:table-cell office:value-type="float" office:value="1.64" table:style-name="ce20">
            <text:p>1.64</text:p>
          </table:table-cell>
          <table:table-cell office:value-type="percentage" office:value="-8.4444444444444419E-2" table:formula="of:=([.AH65]-[.$AG65])/[.$AG65]" table:style-name="ce21">
            <text:p>-8.44%</text:p>
          </table:table-cell>
          <table:table-cell office:value-type="percentage" office:value="-8.4444444444444419E-2" table:formula="of:=([.AI65]-[.$AG65])/[.$AG65]" table:style-name="ce21">
            <text:p>-8.44%</text:p>
          </table:table-cell>
          <table:table-cell office:value-type="percentage" office:value="-7.5555555555555529E-2" table:formula="of:=([.AJ65]-[.$AG65])/[.$AG65]" table:style-name="ce21">
            <text:p>-7.56%</text:p>
          </table:table-cell>
          <table:table-cell office:value-type="percentage" office:value="-6.2222222222222276E-2" table:formula="of:=([.AK65]-[.$AG65])/[.$AG65]" table:style-name="ce21">
            <text:p>-6.22%</text:p>
          </table:table-cell>
          <table:table-cell office:value-type="percentage" office:value="4.4444444444443499E-3" table:formula="of:=([.AL65]-[.$AG65])/[.$AG65]" table:style-name="ce21">
            <text:p>0.44%</text:p>
          </table:table-cell>
          <table:table-cell office:value-type="percentage" office:value="-3.9999999999999938E-2" table:formula="of:=([.AM65]-[.$AG65])/[.$AG65]" table:style-name="ce21">
            <text:p>-4.00%</text:p>
          </table:table-cell>
          <table:table-cell office:value-type="percentage" office:value="-7.5555555555555529E-2" table:formula="of:=([.AN65]-[.$AG65])/[.$AG65]" table:style-name="ce21">
            <text:p>-7.56%</text:p>
          </table:table-cell>
          <table:table-cell office:value-type="percentage" office:value="-0.13333333333333336" table:formula="of:=([.AO65]-[.$AG65])/[.$AG65]" table:style-name="ce21">
            <text:p>-13.33%</text:p>
          </table:table-cell>
          <table:table-cell office:value-type="percentage" office:value="-0.15555555555555559" table:formula="of:=([.AP65]-[.$AG65])/[.$AG65]" table:style-name="ce21">
            <text:p>-15.56%</text:p>
          </table:table-cell>
          <table:table-cell office:value-type="percentage" office:value="-0.33333333333333331" table:formula="of:=([.AQ65]-[.$AG65])/[.$AG65]" table:style-name="ce21">
            <text:p>-33.33%</text:p>
          </table:table-cell>
          <table:table-cell office:value-type="percentage" office:value="-0.25333333333333335" table:formula="of:=([.AR65]-[.$AG65])/[.$AG65]" table:style-name="ce21">
            <text:p>-25.33%</text:p>
          </table:table-cell>
          <table:table-cell office:value-type="percentage" office:value="-0.33777777777777779" table:formula="of:=([.AS65]-[.$AG65])/[.$AG65]" table:style-name="ce21">
            <text:p>-33.78%</text:p>
          </table:table-cell>
          <table:table-cell office:value-type="percentage" office:value="-0.27111111111111114" table:formula="of:=([.AT65]-[.$AG65])/[.$AG65]" table:style-name="ce21">
            <text:p>-27.11%</text:p>
          </table:table-cell>
          <table:table-cell office:value-type="string" table:style-name="ce18">
            <text:p>F.V</text:p>
          </table:table-cell>
          <table:table-cell office:value-type="float" office:value="0.47" table:style-name="ce19">
            <text:p>0.47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41" table:style-name="ce20">
            <text:p>0.41</text:p>
          </table:table-cell>
          <table:table-cell office:value-type="float" office:value="0.39" table:style-name="ce20">
            <text:p>0.39</text:p>
          </table:table-cell>
          <table:table-cell office:value-type="float" office:value="0.44" table:style-name="ce20">
            <text:p>0.44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37" table:style-name="ce20">
            <text:p>0.37</text:p>
          </table:table-cell>
          <table:table-cell office:value-type="float" office:value="0.34" table:style-name="ce20">
            <text:p>0.34</text:p>
          </table:table-cell>
          <table:table-cell office:value-type="float" office:value="0.35" table:style-name="ce20">
            <text:p>0.35</text:p>
          </table:table-cell>
          <table:table-cell office:value-type="float" office:value="0.33" table:style-name="ce20">
            <text:p>0.33</text:p>
          </table:table-cell>
          <table:table-cell office:value-type="percentage" office:value="-3.1914893617021191E-2" table:formula="of:=([.BJ65]-[.$BI65])/[.$BI65]" table:style-name="ce21">
            <text:p>-3.19%</text:p>
          </table:table-cell>
          <table:table-cell office:value-type="percentage" office:value="-3.1914893617021191E-2" table:formula="of:=([.BK65]-[.$BI65])/[.$BI65]" table:style-name="ce21">
            <text:p>-3.19%</text:p>
          </table:table-cell>
          <table:table-cell office:value-type="percentage" office:value="-9.5744680851063801E-2" table:formula="of:=([.BL65]-[.$BI65])/[.$BI65]" table:style-name="ce21">
            <text:p>-9.57%</text:p>
          </table:table-cell>
          <table:table-cell office:value-type="percentage" office:value="-0.1276595744680851" table:formula="of:=([.BM65]-[.$BI65])/[.$BI65]" table:style-name="ce21">
            <text:p>-12.77%</text:p>
          </table:table-cell>
          <table:table-cell office:value-type="percentage" office:value="-0.17021276595744672" table:formula="of:=([.BN65]-[.$BI65])/[.$BI65]" table:style-name="ce21">
            <text:p>-17.02%</text:p>
          </table:table-cell>
          <table:table-cell office:value-type="percentage" office:value="-6.3829787234042493E-2" table:formula="of:=([.BO65]-[.$BI65])/[.$BI65]" table:style-name="ce21">
            <text:p>-6.38%</text:p>
          </table:table-cell>
          <table:table-cell office:value-type="percentage" office:value="-0.15957446808510631" table:formula="of:=([.BP65]-[.$BI65])/[.$BI65]" table:style-name="ce21">
            <text:p>-15.96%</text:p>
          </table:table-cell>
          <table:table-cell office:value-type="percentage" office:value="-0.13829787234042543" table:formula="of:=([.BQ65]-[.$BI65])/[.$BI65]" table:style-name="ce21">
            <text:p>-13.83%</text:p>
          </table:table-cell>
          <table:table-cell office:value-type="percentage" office:value="-0.15957446808510631" table:formula="of:=([.BR65]-[.$BI65])/[.$BI65]" table:style-name="ce21">
            <text:p>-15.96%</text:p>
          </table:table-cell>
          <table:table-cell office:value-type="percentage" office:value="-0.21276595744680848" table:formula="of:=([.BS65]-[.$BI65])/[.$BI65]" table:style-name="ce21">
            <text:p>-21.28%</text:p>
          </table:table-cell>
          <table:table-cell office:value-type="percentage" office:value="-0.27659574468085096" table:formula="of:=([.BT65]-[.$BI65])/[.$BI65]" table:style-name="ce21">
            <text:p>-27.66%</text:p>
          </table:table-cell>
          <table:table-cell office:value-type="percentage" office:value="-0.25531914893617019" table:formula="of:=([.BU65]-[.$BI65])/[.$BI65]" table:style-name="ce21">
            <text:p>-25.53%</text:p>
          </table:table-cell>
          <table:table-cell office:value-type="percentage" office:value="-0.29787234042553185" table:formula="of:=([.BV65]-[.$BI65])/[.$BI65]" table:style-name="ce21">
            <text:p>-29.79%</text:p>
          </table:table-cell>
          <table:table-cell office:value-type="string" table:style-name="ce25">
            <text:p>schischi</text:p>
          </table:table-cell>
          <table:table-cell office:value-type="percentage" office:value="1.5512196513448097E-2" table:formula="of:=([.S65]+[.AU65]+[.BW65])/3" table:style-name="ce22">
            <text:p>1.55%</text:p>
          </table:table-cell>
          <table:table-cell office:value-type="percentage" office:value="7.7352317177098201E-2" table:formula="of:=([.T65]+[.AV65]+[.BX65])/3" table:style-name="ce22">
            <text:p>7.74%</text:p>
          </table:table-cell>
          <table:table-cell office:value-type="percentage" office:value="4.998891063972416E-2" table:formula="of:=([.U65]+[.AW65]+[.BY65])/3" table:style-name="ce22">
            <text:p>5.00%</text:p>
          </table:table-cell>
          <table:table-cell office:value-type="percentage" office:value="4.8319944089656237E-2" table:formula="of:=([.V65]+[.AX65]+[.BZ65])/3" table:style-name="ce22">
            <text:p>4.83%</text:p>
          </table:table-cell>
          <table:table-cell office:value-type="percentage" office:value="2.166696975207617E-2" table:formula="of:=([.W65]+[.AY65]+[.CA65])/3" table:style-name="ce22">
            <text:p>2.17%</text:p>
          </table:table-cell>
          <table:table-cell office:value-type="percentage" office:value="0.1101864510124836" table:formula="of:=([.X65]+[.AZ65]+[.CB65])/3" table:style-name="ce22">
            <text:p>11.02%</text:p>
          </table:table-cell>
          <table:table-cell office:value-type="percentage" office:value="5.8878227413897061E-2" table:formula="of:=([.Y65]+[.BA65]+[.CC65])/3" table:style-name="ce22">
            <text:p>5.89%</text:p>
          </table:table-cell>
          <table:table-cell office:value-type="percentage" office:value="5.9871848357455903E-3" table:formula="of:=([.Z65]+[.BB65]+[.CD65])/3" table:style-name="ce22">
            <text:p>0.60%</text:p>
          </table:table-cell>
          <table:table-cell office:value-type="percentage" office:value="-3.5661742420190469E-2" table:formula="of:=([.AA65]+[.BC65]+[.CE65])/3" table:style-name="ce22">
            <text:p>-3.57%</text:p>
          </table:table-cell>
          <table:table-cell office:value-type="percentage" office:value="-0.11415979375929308" table:formula="of:=([.AB65]+[.BD65]+[.CF65])/3" table:style-name="ce22">
            <text:p>-11.42%</text:p>
          </table:table-cell>
          <table:table-cell office:value-type="percentage" office:value="-6.3520854059026743E-2" table:formula="of:=([.AC65]+[.BE65]+[.CG65])/3" table:style-name="ce22">
            <text:p>-6.35%</text:p>
          </table:table-cell>
          <table:table-cell office:value-type="percentage" office:value="-0.12077589864823905" table:formula="of:=([.AD65]+[.BF65]+[.CH65])/3" table:style-name="ce22">
            <text:p>-12.08%</text:p>
          </table:table-cell>
          <table:table-cell office:value-type="percentage" office:value="-9.0113639199997111E-2" table:formula="of:=([.AE65]+[.BG65]+[.CI65])/3" table:style-name="ce22">
            <text:p>-9.01%</text:p>
          </table:table-cell>
          <table:table-cell table:number-columns-repeated="1628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string" table:style-name="ce25">
            <text:p>Lucabrasi</text:p>
          </table:table-cell>
          <table:table-cell office:value-type="string" table:style-name="ce18">
            <text:p>ADZ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0.13333333333333347" table:formula="of:=([.F66]-[.$E66])/[.$E66]" table:style-name="ce21">
            <text:p>13.33%</text:p>
          </table:table-cell>
          <table:table-cell office:value-type="percentage" office:value="6.6666666666666735E-2" table:formula="of:=([.G66]-[.$E66])/[.$E66]" table:style-name="ce21">
            <text:p>6.67%</text:p>
          </table:table-cell>
          <table:table-cell office:value-type="percentage" office:value="6.6666666666666735E-2" table:formula="of:=([.H66]-[.$E66])/[.$E66]" table:style-name="ce21">
            <text:p>6.67%</text:p>
          </table:table-cell>
          <table:table-cell office:value-type="percentage" office:value="0.13333333333333347" table:formula="of:=([.I66]-[.$E66])/[.$E66]" table:style-name="ce21">
            <text:p>13.33%</text:p>
          </table:table-cell>
          <table:table-cell office:value-type="percentage" office:value="0.33333333333333348" table:formula="of:=([.J66]-[.$E66])/[.$E66]" table:style-name="ce21">
            <text:p>33.33%</text:p>
          </table:table-cell>
          <table:table-cell office:value-type="percentage" office:value="0.46666666666666673" table:formula="of:=([.K66]-[.$E66])/[.$E66]" table:style-name="ce21">
            <text:p>46.67%</text:p>
          </table:table-cell>
          <table:table-cell office:value-type="percentage" office:value="0.6" table:formula="of:=([.L66]-[.$E66])/[.$E66]" table:style-name="ce21">
            <text:p>60.00%</text:p>
          </table:table-cell>
          <table:table-cell office:value-type="percentage" office:value="0.6" table:formula="of:=([.M66]-[.$E66])/[.$E66]" table:style-name="ce21">
            <text:p>60.00%</text:p>
          </table:table-cell>
          <table:table-cell office:value-type="percentage" office:value="0.4" table:formula="of:=([.N66]-[.$E66])/[.$E66]" table:style-name="ce21">
            <text:p>40.00%</text:p>
          </table:table-cell>
          <table:table-cell office:value-type="percentage" office:value="0.26666666666666672" table:formula="of:=([.O66]-[.$E66])/[.$E66]" table:style-name="ce21">
            <text:p>26.67%</text:p>
          </table:table-cell>
          <table:table-cell office:value-type="percentage" office:value="0.33333333333333348" table:formula="of:=([.P66]-[.$E66])/[.$E66]" table:style-name="ce21">
            <text:p>33.33%</text:p>
          </table:table-cell>
          <table:table-cell office:value-type="percentage" office:value="0.7333333333333335" table:formula="of:=([.Q66]-[.$E66])/[.$E66]" table:style-name="ce21">
            <text:p>73.33%</text:p>
          </table:table-cell>
          <table:table-cell office:value-type="percentage" office:value="0.93333333333333324" table:formula="of:=([.R66]-[.$E66])/[.$E66]" table:style-name="ce21">
            <text:p>93.33%</text:p>
          </table:table-cell>
          <table:table-cell office:value-type="string" table:style-name="ce18">
            <text:p>WRI.V</text:p>
          </table:table-cell>
          <table:table-cell office:value-type="float" office:value="0.115" table:style-name="ce19">
            <text:p>0.11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-0.30434782608695654" table:formula="of:=([.AH66]-[.$AG66])/[.$AG66]" table:style-name="ce21">
            <text:p>-30.43%</text:p>
          </table:table-cell>
          <table:table-cell office:value-type="percentage" office:value="-0.30434782608695654" table:formula="of:=([.AI66]-[.$AG66])/[.$AG66]" table:style-name="ce21">
            <text:p>-30.43%</text:p>
          </table:table-cell>
          <table:table-cell office:value-type="percentage" office:value="-0.30434782608695654" table:formula="of:=([.AJ66]-[.$AG66])/[.$AG66]" table:style-name="ce21">
            <text:p>-30.43%</text:p>
          </table:table-cell>
          <table:table-cell office:value-type="percentage" office:value="-0.47826086956521741" table:formula="of:=([.AK66]-[.$AG66])/[.$AG66]" table:style-name="ce21">
            <text:p>-47.83%</text:p>
          </table:table-cell>
          <table:table-cell office:value-type="percentage" office:value="-0.47826086956521741" table:formula="of:=([.AL66]-[.$AG66])/[.$AG66]" table:style-name="ce21">
            <text:p>-47.83%</text:p>
          </table:table-cell>
          <table:table-cell office:value-type="percentage" office:value="-0.39130434782608692" table:formula="of:=([.AM66]-[.$AG66])/[.$AG66]" table:style-name="ce21">
            <text:p>-39.13%</text:p>
          </table:table-cell>
          <table:table-cell office:value-type="percentage" office:value="-0.30434782608695654" table:formula="of:=([.AN66]-[.$AG66])/[.$AG66]" table:style-name="ce21">
            <text:p>-30.43%</text:p>
          </table:table-cell>
          <table:table-cell office:value-type="percentage" office:value="-0.47826086956521741" table:formula="of:=([.AO66]-[.$AG66])/[.$AG66]" table:style-name="ce21">
            <text:p>-47.83%</text:p>
          </table:table-cell>
          <table:table-cell office:value-type="percentage" office:value="-0.52173913043478259" table:formula="of:=([.AP66]-[.$AG66])/[.$AG66]" table:style-name="ce21">
            <text:p>-52.17%</text:p>
          </table:table-cell>
          <table:table-cell office:value-type="percentage" office:value="-0.47826086956521741" table:formula="of:=([.AQ66]-[.$AG66])/[.$AG66]" table:style-name="ce21">
            <text:p>-47.83%</text:p>
          </table:table-cell>
          <table:table-cell office:value-type="percentage" office:value="-0.52173913043478259" table:formula="of:=([.AR66]-[.$AG66])/[.$AG66]" table:style-name="ce21">
            <text:p>-52.17%</text:p>
          </table:table-cell>
          <table:table-cell office:value-type="percentage" office:value="-0.56521739130434778" table:formula="of:=([.AS66]-[.$AG66])/[.$AG66]" table:style-name="ce21">
            <text:p>-56.52%</text:p>
          </table:table-cell>
          <table:table-cell office:value-type="percentage" office:value="-0.56521739130434778" table:formula="of:=([.AT66]-[.$AG66])/[.$AG66]" table:style-name="ce21">
            <text:p>-56.52%</text:p>
          </table:table-cell>
          <table:table-cell office:value-type="string" table:style-name="ce18">
            <text:p>OPW.V</text:p>
          </table:table-cell>
          <table:table-cell office:value-type="float" office:value="0.08" table:style-name="ce19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11" table:style-name="ce20">
            <text:p>0.1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-6.2500000000000056E-2" table:formula="of:=([.BJ66]-[.$BI66])/[.$BI66]" table:style-name="ce21">
            <text:p>-6.25%</text:p>
          </table:table-cell>
          <table:table-cell office:value-type="percentage" office:value="-6.2500000000000056E-2" table:formula="of:=([.BK66]-[.$BI66])/[.$BI66]" table:style-name="ce21">
            <text:p>-6.25%</text:p>
          </table:table-cell>
          <table:table-cell office:value-type="percentage" office:value="-0.12499999999999993" table:formula="of:=([.BL66]-[.$BI66])/[.$BI66]" table:style-name="ce21">
            <text:p>-12.50%</text:p>
          </table:table-cell>
          <table:table-cell office:value-type="percentage" office:value="0" table:formula="of:=([.BM66]-[.$BI66])/[.$BI66]" table:style-name="ce21">
            <text:p>0.00%</text:p>
          </table:table-cell>
          <table:table-cell office:value-type="percentage" office:value="0.375" table:formula="of:=([.BN66]-[.$BI66])/[.$BI66]" table:style-name="ce21">
            <text:p>37.50%</text:p>
          </table:table-cell>
          <table:table-cell office:value-type="percentage" office:value="0.1875" table:formula="of:=([.BO66]-[.$BI66])/[.$BI66]" table:style-name="ce21">
            <text:p>18.75%</text:p>
          </table:table-cell>
          <table:table-cell office:value-type="percentage" office:value="0.5625" table:formula="of:=([.BP66]-[.$BI66])/[.$BI66]" table:style-name="ce21">
            <text:p>56.25%</text:p>
          </table:table-cell>
          <table:table-cell office:value-type="percentage" office:value="0.49999999999999989" table:formula="of:=([.BQ66]-[.$BI66])/[.$BI66]" table:style-name="ce21">
            <text:p>50.00%</text:p>
          </table:table-cell>
          <table:table-cell office:value-type="percentage" office:value="0.31249999999999994" table:formula="of:=([.BR66]-[.$BI66])/[.$BI66]" table:style-name="ce21">
            <text:p>31.25%</text:p>
          </table:table-cell>
          <table:table-cell office:value-type="percentage" office:value="0.25000000000000006" table:formula="of:=([.BS66]-[.$BI66])/[.$BI66]" table:style-name="ce21">
            <text:p>25.00%</text:p>
          </table:table-cell>
          <table:table-cell office:value-type="percentage" office:value="0.25000000000000006" table:formula="of:=([.BT66]-[.$BI66])/[.$BI66]" table:style-name="ce21">
            <text:p>25.00%</text:p>
          </table:table-cell>
          <table:table-cell office:value-type="percentage" office:value="0.12499999999999993" table:formula="of:=([.BU66]-[.$BI66])/[.$BI66]" table:style-name="ce21">
            <text:p>12.50%</text:p>
          </table:table-cell>
          <table:table-cell office:value-type="percentage" office:value="0.1875" table:formula="of:=([.BV66]-[.$BI66])/[.$BI66]" table:style-name="ce21">
            <text:p>18.75%</text:p>
          </table:table-cell>
          <table:table-cell office:value-type="string" table:style-name="ce25">
            <text:p>Lucabrasi</text:p>
          </table:table-cell>
          <table:table-cell office:value-type="percentage" office:value="-7.7838164251207709E-2" table:formula="of:=([.S66]+[.AU66]+[.BW66])/3" table:style-name="ce22">
            <text:p>-7.78%</text:p>
          </table:table-cell>
          <table:table-cell office:value-type="percentage" office:value="-0.10006038647342996" table:formula="of:=([.T66]+[.AV66]+[.BX66])/3" table:style-name="ce22">
            <text:p>-10.01%</text:p>
          </table:table-cell>
          <table:table-cell office:value-type="percentage" office:value="-0.12089371980676324" table:formula="of:=([.U66]+[.AW66]+[.BY66])/3" table:style-name="ce22">
            <text:p>-12.09%</text:p>
          </table:table-cell>
          <table:table-cell office:value-type="percentage" office:value="-0.11497584541062798" table:formula="of:=([.V66]+[.AX66]+[.BZ66])/3" table:style-name="ce22">
            <text:p>-11.50%</text:p>
          </table:table-cell>
          <table:table-cell office:value-type="percentage" office:value="7.6690821256038696E-2" table:formula="of:=([.W66]+[.AY66]+[.CA66])/3" table:style-name="ce22">
            <text:p>7.67%</text:p>
          </table:table-cell>
          <table:table-cell office:value-type="percentage" office:value="8.7620772946859937E-2" table:formula="of:=([.X66]+[.AZ66]+[.CB66])/3" table:style-name="ce22">
            <text:p>8.76%</text:p>
          </table:table-cell>
          <table:table-cell office:value-type="percentage" office:value="0.28605072463768116" table:formula="of:=([.Y66]+[.BA66]+[.CC66])/3" table:style-name="ce22">
            <text:p>28.61%</text:p>
          </table:table-cell>
          <table:table-cell office:value-type="percentage" office:value="0.20724637681159416" table:formula="of:=([.Z66]+[.BB66]+[.CD66])/3" table:style-name="ce22">
            <text:p>20.72%</text:p>
          </table:table-cell>
          <table:table-cell office:value-type="percentage" office:value="6.3586956521739124E-2" table:formula="of:=([.AA66]+[.BC66]+[.CE66])/3" table:style-name="ce22">
            <text:p>6.36%</text:p>
          </table:table-cell>
          <table:table-cell office:value-type="percentage" office:value="1.280193236714979E-2" table:formula="of:=([.AB66]+[.BD66]+[.CF66])/3" table:style-name="ce22">
            <text:p>1.28%</text:p>
          </table:table-cell>
          <table:table-cell office:value-type="percentage" office:value="2.0531400966183649E-2" table:formula="of:=([.AC66]+[.BE66]+[.CG66])/3" table:style-name="ce22">
            <text:p>2.05%</text:p>
          </table:table-cell>
          <table:table-cell office:value-type="percentage" office:value="9.7705314009661884E-2" table:formula="of:=([.AD66]+[.BF66]+[.CH66])/3" table:style-name="ce22">
            <text:p>9.77%</text:p>
          </table:table-cell>
          <table:table-cell office:value-type="percentage" office:value="0.18520531400966181" table:formula="of:=([.AE66]+[.BG66]+[.CI66])/3" table:style-name="ce22">
            <text:p>18.52%</text:p>
          </table:table-cell>
          <table:table-cell table:number-columns-repeated="1628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0" table:style-name="ce1">
            <text:p>120</text:p>
          </table:table-cell>
          <table:table-cell office:value-type="string" table:style-name="ce25">
            <text:p>dirkdiggler</text:p>
          </table:table-cell>
          <table:table-cell office:value-type="string" table:style-name="ce18">
            <text:p>WPQ.V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percentage" office:value="0" table:formula="of:=([.F67]-[.$E67])/[.$E67]" table:style-name="ce21">
            <text:p>0.00%</text:p>
          </table:table-cell>
          <table:table-cell office:value-type="percentage" office:value="0" table:formula="of:=([.G67]-[.$E67])/[.$E67]" table:style-name="ce21">
            <text:p>0.00%</text:p>
          </table:table-cell>
          <table:table-cell office:value-type="percentage" office:value="7.1428571428571286E-2" table:formula="of:=([.H67]-[.$E67])/[.$E67]" table:style-name="ce21">
            <text:p>7.14%</text:p>
          </table:table-cell>
          <table:table-cell office:value-type="percentage" office:value="-7.142857142857148E-2" table:formula="of:=([.I67]-[.$E67])/[.$E67]" table:style-name="ce21">
            <text:p>-7.14%</text:p>
          </table:table-cell>
          <table:table-cell office:value-type="percentage" office:value="-7.142857142857148E-2" table:formula="of:=([.J67]-[.$E67])/[.$E67]" table:style-name="ce21">
            <text:p>-7.14%</text:p>
          </table:table-cell>
          <table:table-cell office:value-type="percentage" office:value="0" table:formula="of:=([.K67]-[.$E67])/[.$E67]" table:style-name="ce21">
            <text:p>0.00%</text:p>
          </table:table-cell>
          <table:table-cell office:value-type="percentage" office:value="-7.142857142857148E-2" table:formula="of:=([.L67]-[.$E67])/[.$E67]" table:style-name="ce21">
            <text:p>-7.14%</text:p>
          </table:table-cell>
          <table:table-cell office:value-type="percentage" office:value="-7.142857142857148E-2" table:formula="of:=([.M67]-[.$E67])/[.$E67]" table:style-name="ce21">
            <text:p>-7.14%</text:p>
          </table:table-cell>
          <table:table-cell office:value-type="percentage" office:value="-0.14285714285714296" table:formula="of:=([.N67]-[.$E67])/[.$E67]" table:style-name="ce21">
            <text:p>-14.29%</text:p>
          </table:table-cell>
          <table:table-cell office:value-type="percentage" office:value="-0.14285714285714296" table:formula="of:=([.O67]-[.$E67])/[.$E67]" table:style-name="ce21">
            <text:p>-14.29%</text:p>
          </table:table-cell>
          <table:table-cell office:value-type="percentage" office:value="-0.21428571428571436" table:formula="of:=([.P67]-[.$E67])/[.$E67]" table:style-name="ce21">
            <text:p>-21.43%</text:p>
          </table:table-cell>
          <table:table-cell office:value-type="percentage" office:value="-0.14285714285714296" table:formula="of:=([.Q67]-[.$E67])/[.$E67]" table:style-name="ce21">
            <text:p>-14.29%</text:p>
          </table:table-cell>
          <table:table-cell office:value-type="percentage" office:value="-0.14285714285714296" table:formula="of:=([.R67]-[.$E67])/[.$E67]" table:style-name="ce21">
            <text:p>-14.29%</text:p>
          </table:table-cell>
          <table:table-cell office:value-type="string" table:style-name="ce18">
            <text:p>PGX.V</text:p>
          </table:table-cell>
          <table:table-cell office:value-type="float" office:value="0.2" table:style-name="ce19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55" table:style-name="ce20">
            <text:p>0.155</text:p>
          </table:table-cell>
          <table:table-cell office:value-type="float" office:value="0.2" table:style-name="ce20">
            <text:p>0.2</text:p>
          </table:table-cell>
          <table:table-cell office:value-type="float" office:value="0.155" table:style-name="ce20">
            <text:p>0.15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percentage" office:value="-7.5000000000000067E-2" table:formula="of:=([.AH67]-[.$AG67])/[.$AG67]" table:style-name="ce21">
            <text:p>-7.50%</text:p>
          </table:table-cell>
          <table:table-cell office:value-type="percentage" office:value="-7.5000000000000067E-2" table:formula="of:=([.AI67]-[.$AG67])/[.$AG67]" table:style-name="ce21">
            <text:p>-7.50%</text:p>
          </table:table-cell>
          <table:table-cell office:value-type="percentage" office:value="-7.5000000000000067E-2" table:formula="of:=([.AJ67]-[.$AG67])/[.$AG67]" table:style-name="ce21">
            <text:p>-7.50%</text:p>
          </table:table-cell>
          <table:table-cell office:value-type="percentage" office:value="-0.27500000000000008" table:formula="of:=([.AK67]-[.$AG67])/[.$AG67]" table:style-name="ce21">
            <text:p>-27.50%</text:p>
          </table:table-cell>
          <table:table-cell office:value-type="percentage" office:value="-0.27500000000000008" table:formula="of:=([.AL67]-[.$AG67])/[.$AG67]" table:style-name="ce21">
            <text:p>-27.50%</text:p>
          </table:table-cell>
          <table:table-cell office:value-type="percentage" office:value="-0.35000000000000003" table:formula="of:=([.AM67]-[.$AG67])/[.$AG67]" table:style-name="ce21">
            <text:p>-35.00%</text:p>
          </table:table-cell>
          <table:table-cell office:value-type="percentage" office:value="-0.35000000000000003" table:formula="of:=([.AN67]-[.$AG67])/[.$AG67]" table:style-name="ce21">
            <text:p>-35.00%</text:p>
          </table:table-cell>
          <table:table-cell office:value-type="percentage" office:value="-0.22500000000000006" table:formula="of:=([.AO67]-[.$AG67])/[.$AG67]" table:style-name="ce21">
            <text:p>-22.50%</text:p>
          </table:table-cell>
          <table:table-cell office:value-type="percentage" office:value="0" table:formula="of:=([.AP67]-[.$AG67])/[.$AG67]" table:style-name="ce21">
            <text:p>0.00%</text:p>
          </table:table-cell>
          <table:table-cell office:value-type="percentage" office:value="-0.22500000000000006" table:formula="of:=([.AQ67]-[.$AG67])/[.$AG67]" table:style-name="ce21">
            <text:p>-22.50%</text:p>
          </table:table-cell>
          <table:table-cell office:value-type="percentage" office:value="-0.15" table:formula="of:=([.AR67]-[.$AG67])/[.$AG67]" table:style-name="ce21">
            <text:p>-15.00%</text:p>
          </table:table-cell>
          <table:table-cell office:value-type="percentage" office:value="-0.15" table:formula="of:=([.AS67]-[.$AG67])/[.$AG67]" table:style-name="ce21">
            <text:p>-15.00%</text:p>
          </table:table-cell>
          <table:table-cell office:value-type="percentage" office:value="-5.0000000000000044E-2" table:formula="of:=([.AT67]-[.$AG67])/[.$AG67]" table:style-name="ce21">
            <text:p>-5.00%</text:p>
          </table:table-cell>
          <table:table-cell office:value-type="string" table:style-name="ce18">
            <text:p>MED.V</text:p>
          </table:table-cell>
          <table:table-cell office:value-type="float" office:value="0.16500000000000001" table:style-name="ce19">
            <text:p>0.165</text:p>
          </table:table-cell>
          <table:table-cell office:value-type="float" office:value="0.16" table:style-name="ce20">
            <text:p>0.16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185" table:style-name="ce20">
            <text:p>0.185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percentage" office:value="-3.0303030303030328E-2" table:formula="of:=([.BJ67]-[.$BI67])/[.$BI67]" table:style-name="ce21">
            <text:p>-3.03%</text:p>
          </table:table-cell>
          <table:table-cell office:value-type="percentage" office:value="0.21212121212121213" table:formula="of:=([.BK67]-[.$BI67])/[.$BI67]" table:style-name="ce21">
            <text:p>21.21%</text:p>
          </table:table-cell>
          <table:table-cell office:value-type="percentage" office:value="0.15151515151515146" table:formula="of:=([.BL67]-[.$BI67])/[.$BI67]" table:style-name="ce21">
            <text:p>15.15%</text:p>
          </table:table-cell>
          <table:table-cell office:value-type="percentage" office:value="0.15151515151515146" table:formula="of:=([.BM67]-[.$BI67])/[.$BI67]" table:style-name="ce21">
            <text:p>15.15%</text:p>
          </table:table-cell>
          <table:table-cell office:value-type="percentage" office:value="0.12121212121212115" table:formula="of:=([.BN67]-[.$BI67])/[.$BI67]" table:style-name="ce21">
            <text:p>12.12%</text:p>
          </table:table-cell>
          <table:table-cell office:value-type="percentage" office:value="0.33333333333333326" table:formula="of:=([.BO67]-[.$BI67])/[.$BI67]" table:style-name="ce21">
            <text:p>33.33%</text:p>
          </table:table-cell>
          <table:table-cell office:value-type="percentage" office:value="0.21212121212121213" table:formula="of:=([.BP67]-[.$BI67])/[.$BI67]" table:style-name="ce21">
            <text:p>21.21%</text:p>
          </table:table-cell>
          <table:table-cell office:value-type="percentage" office:value="0.33333333333333326" table:formula="of:=([.BQ67]-[.$BI67])/[.$BI67]" table:style-name="ce21">
            <text:p>33.33%</text:p>
          </table:table-cell>
          <table:table-cell office:value-type="percentage" office:value="0.21212121212121213" table:formula="of:=([.BR67]-[.$BI67])/[.$BI67]" table:style-name="ce21">
            <text:p>21.21%</text:p>
          </table:table-cell>
          <table:table-cell office:value-type="percentage" office:value="0.2727272727272726" table:formula="of:=([.BS67]-[.$BI67])/[.$BI67]" table:style-name="ce21">
            <text:p>27.27%</text:p>
          </table:table-cell>
          <table:table-cell office:value-type="percentage" office:value="0.21212121212121213" table:formula="of:=([.BT67]-[.$BI67])/[.$BI67]" table:style-name="ce21">
            <text:p>21.21%</text:p>
          </table:table-cell>
          <table:table-cell office:value-type="percentage" office:value="0.2727272727272726" table:formula="of:=([.BU67]-[.$BI67])/[.$BI67]" table:style-name="ce21">
            <text:p>27.27%</text:p>
          </table:table-cell>
          <table:table-cell office:value-type="percentage" office:value="0.2727272727272726" table:formula="of:=([.BV67]-[.$BI67])/[.$BI67]" table:style-name="ce21">
            <text:p>27.27%</text:p>
          </table:table-cell>
          <table:table-cell office:value-type="string" table:style-name="ce25">
            <text:p>dirkdiggler</text:p>
          </table:table-cell>
          <table:table-cell office:value-type="percentage" office:value="-3.5101010101010133E-2" table:formula="of:=([.S67]+[.AU67]+[.BW67])/3" table:style-name="ce22">
            <text:p>-3.51%</text:p>
          </table:table-cell>
          <table:table-cell office:value-type="percentage" office:value="4.5707070707070689E-2" table:formula="of:=([.T67]+[.AV67]+[.BX67])/3" table:style-name="ce22">
            <text:p>4.57%</text:p>
          </table:table-cell>
          <table:table-cell office:value-type="percentage" office:value="4.9314574314574228E-2" table:formula="of:=([.U67]+[.AW67]+[.BY67])/3" table:style-name="ce22">
            <text:p>4.93%</text:p>
          </table:table-cell>
          <table:table-cell office:value-type="percentage" office:value="-6.4971139971140027E-2" table:formula="of:=([.V67]+[.AX67]+[.BZ67])/3" table:style-name="ce22">
            <text:p>-6.50%</text:p>
          </table:table-cell>
          <table:table-cell office:value-type="percentage" office:value="-7.5072150072150123E-2" table:formula="of:=([.W67]+[.AY67]+[.CA67])/3" table:style-name="ce22">
            <text:p>-7.51%</text:p>
          </table:table-cell>
          <table:table-cell office:value-type="percentage" office:value="-5.5555555555555913E-3" table:formula="of:=([.X67]+[.AZ67]+[.CB67])/3" table:style-name="ce22">
            <text:p>-0.56%</text:p>
          </table:table-cell>
          <table:table-cell office:value-type="percentage" office:value="-6.9769119769119786E-2" table:formula="of:=([.Y67]+[.BA67]+[.CC67])/3" table:style-name="ce22">
            <text:p>-6.98%</text:p>
          </table:table-cell>
          <table:table-cell office:value-type="percentage" office:value="1.2301587301587239E-2" table:formula="of:=([.Z67]+[.BB67]+[.CD67])/3" table:style-name="ce22">
            <text:p>1.23%</text:p>
          </table:table-cell>
          <table:table-cell office:value-type="percentage" office:value="2.3088023088023057E-2" table:formula="of:=([.AA67]+[.BC67]+[.CE67])/3" table:style-name="ce22">
            <text:p>2.31%</text:p>
          </table:table-cell>
          <table:table-cell office:value-type="percentage" office:value="-3.1709956709956799E-2" table:formula="of:=([.AB67]+[.BD67]+[.CF67])/3" table:style-name="ce22">
            <text:p>-3.17%</text:p>
          </table:table-cell>
          <table:table-cell office:value-type="percentage" office:value="-5.072150072150073E-2" table:formula="of:=([.AC67]+[.BE67]+[.CG67])/3" table:style-name="ce22">
            <text:p>-5.07%</text:p>
          </table:table-cell>
          <table:table-cell office:value-type="percentage" office:value="-6.709956709956777E-3" table:formula="of:=([.AD67]+[.BF67]+[.CH67])/3" table:style-name="ce22">
            <text:p>-0.67%</text:p>
          </table:table-cell>
          <table:table-cell office:value-type="percentage" office:value="2.6623376623376532E-2" table:formula="of:=([.AE67]+[.BG67]+[.CI67])/3" table:style-name="ce22">
            <text:p>2.66%</text:p>
          </table:table-cell>
          <table:table-cell table:number-columns-repeated="1628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6" table:style-name="ce1">
            <text:p>106</text:p>
          </table:table-cell>
          <table:table-cell office:value-type="string" table:style-name="ce25">
            <text:p>madmann</text:p>
          </table:table-cell>
          <table:table-cell office:value-type="string" table:style-name="ce18">
            <text:p>NDM.TO</text:p>
          </table:table-cell>
          <table:table-cell office:value-type="float" office:value="2.77" table:style-name="ce19">
            <text:p>2.77</text:p>
          </table:table-cell>
          <table:table-cell office:value-type="float" office:value="2.54" table:style-name="ce20">
            <text:p>2.54</text:p>
          </table:table-cell>
          <table:table-cell office:value-type="float" office:value="2.98" table:style-name="ce20">
            <text:p>2.98</text:p>
          </table:table-cell>
          <table:table-cell office:value-type="float" office:value="3.48" table:style-name="ce20">
            <text:p>3.48</text:p>
          </table:table-cell>
          <table:table-cell office:value-type="float" office:value="3.92" table:style-name="ce20">
            <text:p>3.92</text:p>
          </table:table-cell>
          <table:table-cell office:value-type="float" office:value="3.82" table:style-name="ce20">
            <text:p>3.82</text:p>
          </table:table-cell>
          <table:table-cell office:value-type="float" office:value="4.41" table:style-name="ce20">
            <text:p>4.41</text:p>
          </table:table-cell>
          <table:table-cell office:value-type="float" office:value="2.97" table:style-name="ce20">
            <text:p>2.97</text:p>
          </table:table-cell>
          <table:table-cell office:value-type="float" office:value="2.1" table:style-name="ce20">
            <text:p>2.1</text:p>
          </table:table-cell>
          <table:table-cell office:value-type="float" office:value="1.91" table:style-name="ce20">
            <text:p>1.91</text:p>
          </table:table-cell>
          <table:table-cell office:value-type="float" office:value="1.62" table:style-name="ce20">
            <text:p>1.62</text:p>
          </table:table-cell>
          <table:table-cell office:value-type="float" office:value="1.92" table:style-name="ce20">
            <text:p>1.92</text:p>
          </table:table-cell>
          <table:table-cell office:value-type="float" office:value="1.8" table:style-name="ce20">
            <text:p>1.8</text:p>
          </table:table-cell>
          <table:table-cell office:value-type="float" office:value="1.87" table:style-name="ce20">
            <text:p>1.87</text:p>
          </table:table-cell>
          <table:table-cell office:value-type="percentage" office:value="-8.3032490974729228E-2" table:formula="of:=([.F68]-[.$E68])/[.$E68]" table:style-name="ce21">
            <text:p>-8.30%</text:p>
          </table:table-cell>
          <table:table-cell office:value-type="percentage" office:value="7.5812274368231028E-2" table:formula="of:=([.G68]-[.$E68])/[.$E68]" table:style-name="ce21">
            <text:p>7.58%</text:p>
          </table:table-cell>
          <table:table-cell office:value-type="percentage" office:value="0.2563176895306859" table:formula="of:=([.H68]-[.$E68])/[.$E68]" table:style-name="ce21">
            <text:p>25.63%</text:p>
          </table:table-cell>
          <table:table-cell office:value-type="percentage" office:value="0.41516245487364617" table:formula="of:=([.I68]-[.$E68])/[.$E68]" table:style-name="ce21">
            <text:p>41.52%</text:p>
          </table:table-cell>
          <table:table-cell office:value-type="percentage" office:value="0.37906137184115518" table:formula="of:=([.J68]-[.$E68])/[.$E68]" table:style-name="ce21">
            <text:p>37.91%</text:p>
          </table:table-cell>
          <table:table-cell office:value-type="percentage" office:value="0.59205776173285207" table:formula="of:=([.K68]-[.$E68])/[.$E68]" table:style-name="ce21">
            <text:p>59.21%</text:p>
          </table:table-cell>
          <table:table-cell office:value-type="percentage" office:value="7.2202166064982018E-2" table:formula="of:=([.L68]-[.$E68])/[.$E68]" table:style-name="ce21">
            <text:p>7.22%</text:p>
          </table:table-cell>
          <table:table-cell office:value-type="percentage" office:value="-0.2418772563176895" table:formula="of:=([.M68]-[.$E68])/[.$E68]" table:style-name="ce21">
            <text:p>-24.19%</text:p>
          </table:table-cell>
          <table:table-cell office:value-type="percentage" office:value="-0.31046931407942241" table:formula="of:=([.N68]-[.$E68])/[.$E68]" table:style-name="ce21">
            <text:p>-31.05%</text:p>
          </table:table-cell>
          <table:table-cell office:value-type="percentage" office:value="-0.41516245487364617" table:formula="of:=([.O68]-[.$E68])/[.$E68]" table:style-name="ce21">
            <text:p>-41.52%</text:p>
          </table:table-cell>
          <table:table-cell office:value-type="percentage" office:value="-0.30685920577617332" table:formula="of:=([.P68]-[.$E68])/[.$E68]" table:style-name="ce21">
            <text:p>-30.69%</text:p>
          </table:table-cell>
          <table:table-cell office:value-type="percentage" office:value="-0.35018050541516244" table:formula="of:=([.Q68]-[.$E68])/[.$E68]" table:style-name="ce21">
            <text:p>-35.02%</text:p>
          </table:table-cell>
          <table:table-cell office:value-type="percentage" office:value="-0.32490974729241873" table:formula="of:=([.R68]-[.$E68])/[.$E68]" table:style-name="ce21">
            <text:p>-32.49%</text:p>
          </table:table-cell>
          <table:table-cell office:value-type="string" table:style-name="ce18">
            <text:p>SCY.TO</text:p>
          </table:table-cell>
          <table:table-cell office:value-type="float" office:value="0.27" table:style-name="ce19">
            <text:p>0.27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33" table:style-name="ce20">
            <text:p>0.33</text:p>
          </table:table-cell>
          <table:table-cell office:value-type="float" office:value="0.37" table:style-name="ce20">
            <text:p>0.37</text:p>
          </table:table-cell>
          <table:table-cell office:value-type="float" office:value="0.38" table:style-name="ce20">
            <text:p>0.38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75" table:style-name="ce20">
            <text:p>0.375</text:p>
          </table:table-cell>
          <table:table-cell office:value-type="float" office:value="0.43" table:style-name="ce20">
            <text:p>0.43</text:p>
          </table:table-cell>
          <table:table-cell office:value-type="float" office:value="0.41" table:style-name="ce20">
            <text:p>0.41</text:p>
          </table:table-cell>
          <table:table-cell office:value-type="float" office:value="0.38500000000000001" table:style-name="ce20">
            <text:p>0.385</text:p>
          </table:table-cell>
          <table:table-cell office:value-type="percentage" office:value="0.35185185185185175" table:formula="of:=([.AH68]-[.$AG68])/[.$AG68]" table:style-name="ce21">
            <text:p>35.19%</text:p>
          </table:table-cell>
          <table:table-cell office:value-type="percentage" office:value="0.35185185185185175" table:formula="of:=([.AI68]-[.$AG68])/[.$AG68]" table:style-name="ce21">
            <text:p>35.19%</text:p>
          </table:table-cell>
          <table:table-cell office:value-type="percentage" office:value="0.25925925925925924" table:formula="of:=([.AJ68]-[.$AG68])/[.$AG68]" table:style-name="ce21">
            <text:p>25.93%</text:p>
          </table:table-cell>
          <table:table-cell office:value-type="percentage" office:value="0.18518518518518512" table:formula="of:=([.AK68]-[.$AG68])/[.$AG68]" table:style-name="ce21">
            <text:p>18.52%</text:p>
          </table:table-cell>
          <table:table-cell office:value-type="percentage" office:value="7.4074074074073931E-2" table:formula="of:=([.AL68]-[.$AG68])/[.$AG68]" table:style-name="ce21">
            <text:p>7.41%</text:p>
          </table:table-cell>
          <table:table-cell office:value-type="percentage" office:value="0.22222222222222221" table:formula="of:=([.AM68]-[.$AG68])/[.$AG68]" table:style-name="ce21">
            <text:p>22.22%</text:p>
          </table:table-cell>
          <table:table-cell office:value-type="percentage" office:value="0.37037037037037024" table:formula="of:=([.AN68]-[.$AG68])/[.$AG68]" table:style-name="ce21">
            <text:p>37.04%</text:p>
          </table:table-cell>
          <table:table-cell office:value-type="percentage" office:value="0.40740740740740733" table:formula="of:=([.AO68]-[.$AG68])/[.$AG68]" table:style-name="ce21">
            <text:p>40.74%</text:p>
          </table:table-cell>
          <table:table-cell office:value-type="percentage" office:value="0.20370370370370366" table:formula="of:=([.AP68]-[.$AG68])/[.$AG68]" table:style-name="ce21">
            <text:p>20.37%</text:p>
          </table:table-cell>
          <table:table-cell office:value-type="percentage" office:value="0.38888888888888878" table:formula="of:=([.AQ68]-[.$AG68])/[.$AG68]" table:style-name="ce21">
            <text:p>38.89%</text:p>
          </table:table-cell>
          <table:table-cell office:value-type="percentage" office:value="0.59259259259259245" table:formula="of:=([.AR68]-[.$AG68])/[.$AG68]" table:style-name="ce21">
            <text:p>59.26%</text:p>
          </table:table-cell>
          <table:table-cell office:value-type="percentage" office:value="0.51851851851851838" table:formula="of:=([.AS68]-[.$AG68])/[.$AG68]" table:style-name="ce21">
            <text:p>51.85%</text:p>
          </table:table-cell>
          <table:table-cell office:value-type="percentage" office:value="0.42592592592592587" table:formula="of:=([.AT68]-[.$AG68])/[.$AG68]" table:style-name="ce21">
            <text:p>42.59%</text:p>
          </table:table-cell>
          <table:table-cell office:value-type="string" table:style-name="ce18">
            <text:p>PGD.TO</text:p>
          </table:table-cell>
          <table:table-cell office:value-type="float" office:value="0.2" table:style-name="ce19">
            <text:p>0.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percentage" office:value="0.12499999999999997" table:formula="of:=([.BJ68]-[.$BI68])/[.$BI68]" table:style-name="ce21">
            <text:p>12.50%</text:p>
          </table:table-cell>
          <table:table-cell office:value-type="percentage" office:value="0.15" table:formula="of:=([.BK68]-[.$BI68])/[.$BI68]" table:style-name="ce21">
            <text:p>15.00%</text:p>
          </table:table-cell>
          <table:table-cell office:value-type="percentage" office:value="2.4999999999999883E-2" table:formula="of:=([.BL68]-[.$BI68])/[.$BI68]" table:style-name="ce21">
            <text:p>2.50%</text:p>
          </table:table-cell>
          <table:table-cell office:value-type="percentage" office:value="9.999999999999995E-2" table:formula="of:=([.BM68]-[.$BI68])/[.$BI68]" table:style-name="ce21">
            <text:p>10.00%</text:p>
          </table:table-cell>
          <table:table-cell office:value-type="percentage" office:value="0" table:formula="of:=([.BN68]-[.$BI68])/[.$BI68]" table:style-name="ce21">
            <text:p>0.00%</text:p>
          </table:table-cell>
          <table:table-cell office:value-type="percentage" office:value="-2.5000000000000022E-2" table:formula="of:=([.BO68]-[.$BI68])/[.$BI68]" table:style-name="ce21">
            <text:p>-2.50%</text:p>
          </table:table-cell>
          <table:table-cell office:value-type="percentage" office:value="-5.0000000000000044E-2" table:formula="of:=([.BP68]-[.$BI68])/[.$BI68]" table:style-name="ce21">
            <text:p>-5.00%</text:p>
          </table:table-cell>
          <table:table-cell office:value-type="percentage" office:value="2.4999999999999883E-2" table:formula="of:=([.BQ68]-[.$BI68])/[.$BI68]" table:style-name="ce21">
            <text:p>2.50%</text:p>
          </table:table-cell>
          <table:table-cell office:value-type="percentage" office:value="-2.5000000000000022E-2" table:formula="of:=([.BR68]-[.$BI68])/[.$BI68]" table:style-name="ce21">
            <text:p>-2.50%</text:p>
          </table:table-cell>
          <table:table-cell office:value-type="percentage" office:value="-5.0000000000000044E-2" table:formula="of:=([.BS68]-[.$BI68])/[.$BI68]" table:style-name="ce21">
            <text:p>-5.00%</text:p>
          </table:table-cell>
          <table:table-cell office:value-type="percentage" office:value="0" table:formula="of:=([.BT68]-[.$BI68])/[.$BI68]" table:style-name="ce21">
            <text:p>0.00%</text:p>
          </table:table-cell>
          <table:table-cell office:value-type="percentage" office:value="0" table:formula="of:=([.BU68]-[.$BI68])/[.$BI68]" table:style-name="ce21">
            <text:p>0.00%</text:p>
          </table:table-cell>
          <table:table-cell office:value-type="percentage" office:value="-2.5000000000000022E-2" table:formula="of:=([.BV68]-[.$BI68])/[.$BI68]" table:style-name="ce21">
            <text:p>-2.50%</text:p>
          </table:table-cell>
          <table:table-cell office:value-type="string" table:style-name="ce25">
            <text:p>madmann</text:p>
          </table:table-cell>
          <table:table-cell office:value-type="percentage" office:value="0.13127312029237417" table:formula="of:=([.S68]+[.AU68]+[.BW68])/3" table:style-name="ce22">
            <text:p>13.13%</text:p>
          </table:table-cell>
          <table:table-cell office:value-type="percentage" office:value="0.19255470874002759" table:formula="of:=([.T68]+[.AV68]+[.BX68])/3" table:style-name="ce22">
            <text:p>19.26%</text:p>
          </table:table-cell>
          <table:table-cell office:value-type="percentage" office:value="0.180192316263315" table:formula="of:=([.U68]+[.AW68]+[.BY68])/3" table:style-name="ce22">
            <text:p>18.02%</text:p>
          </table:table-cell>
          <table:table-cell office:value-type="percentage" office:value="0.23344921335294375" table:formula="of:=([.V68]+[.AX68]+[.BZ68])/3" table:style-name="ce22">
            <text:p>23.34%</text:p>
          </table:table-cell>
          <table:table-cell office:value-type="percentage" office:value="0.1510451486384097" table:formula="of:=([.W68]+[.AY68]+[.CA68])/3" table:style-name="ce22">
            <text:p>15.10%</text:p>
          </table:table-cell>
          <table:table-cell office:value-type="percentage" office:value="0.26309332798502477" table:formula="of:=([.X68]+[.AZ68]+[.CB68])/3" table:style-name="ce22">
            <text:p>26.31%</text:p>
          </table:table-cell>
          <table:table-cell office:value-type="percentage" office:value="0.1308575121451174" table:formula="of:=([.Y68]+[.BA68]+[.CC68])/3" table:style-name="ce22">
            <text:p>13.09%</text:p>
          </table:table-cell>
          <table:table-cell office:value-type="percentage" office:value="6.3510050363239243E-2" table:formula="of:=([.Z68]+[.BB68]+[.CD68])/3" table:style-name="ce22">
            <text:p>6.35%</text:p>
          </table:table-cell>
          <table:table-cell office:value-type="percentage" office:value="-4.3921870125239591E-2" table:formula="of:=([.AA68]+[.BC68]+[.CE68])/3" table:style-name="ce22">
            <text:p>-4.39%</text:p>
          </table:table-cell>
          <table:table-cell office:value-type="percentage" office:value="-2.5424521994919142E-2" table:formula="of:=([.AB68]+[.BD68]+[.CF68])/3" table:style-name="ce22">
            <text:p>-2.54%</text:p>
          </table:table-cell>
          <table:table-cell office:value-type="percentage" office:value="9.5244462272139715E-2" table:formula="of:=([.AC68]+[.BE68]+[.CG68])/3" table:style-name="ce22">
            <text:p>9.52%</text:p>
          </table:table-cell>
          <table:table-cell office:value-type="percentage" office:value="5.6112671034451979E-2" table:formula="of:=([.AD68]+[.BF68]+[.CH68])/3" table:style-name="ce22">
            <text:p>5.61%</text:p>
          </table:table-cell>
          <table:table-cell office:value-type="percentage" office:value="2.5338726211169043E-2" table:formula="of:=([.AE68]+[.BG68]+[.CI68])/3" table:style-name="ce22">
            <text:p>2.53%</text:p>
          </table:table-cell>
          <table:table-cell table:number-columns-repeated="1628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office:value-type="string" table:style-name="ce25">
            <text:p>ayeyou</text:p>
          </table:table-cell>
          <table:table-cell office:value-type="string" table:style-name="ce18">
            <text:p>WPQ.V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percentage" office:value="0" table:formula="of:=([.F69]-[.$E69])/[.$E69]" table:style-name="ce21">
            <text:p>0.00%</text:p>
          </table:table-cell>
          <table:table-cell office:value-type="percentage" office:value="0" table:formula="of:=([.G69]-[.$E69])/[.$E69]" table:style-name="ce21">
            <text:p>0.00%</text:p>
          </table:table-cell>
          <table:table-cell office:value-type="percentage" office:value="7.1428571428571286E-2" table:formula="of:=([.H69]-[.$E69])/[.$E69]" table:style-name="ce21">
            <text:p>7.14%</text:p>
          </table:table-cell>
          <table:table-cell office:value-type="percentage" office:value="-7.142857142857148E-2" table:formula="of:=([.I69]-[.$E69])/[.$E69]" table:style-name="ce21">
            <text:p>-7.14%</text:p>
          </table:table-cell>
          <table:table-cell office:value-type="percentage" office:value="-7.142857142857148E-2" table:formula="of:=([.J69]-[.$E69])/[.$E69]" table:style-name="ce21">
            <text:p>-7.14%</text:p>
          </table:table-cell>
          <table:table-cell office:value-type="percentage" office:value="0" table:formula="of:=([.K69]-[.$E69])/[.$E69]" table:style-name="ce21">
            <text:p>0.00%</text:p>
          </table:table-cell>
          <table:table-cell office:value-type="percentage" office:value="-7.142857142857148E-2" table:formula="of:=([.L69]-[.$E69])/[.$E69]" table:style-name="ce21">
            <text:p>-7.14%</text:p>
          </table:table-cell>
          <table:table-cell office:value-type="percentage" office:value="-7.142857142857148E-2" table:formula="of:=([.M69]-[.$E69])/[.$E69]" table:style-name="ce21">
            <text:p>-7.14%</text:p>
          </table:table-cell>
          <table:table-cell office:value-type="percentage" office:value="-0.14285714285714296" table:formula="of:=([.N69]-[.$E69])/[.$E69]" table:style-name="ce21">
            <text:p>-14.29%</text:p>
          </table:table-cell>
          <table:table-cell office:value-type="percentage" office:value="-0.14285714285714296" table:formula="of:=([.O69]-[.$E69])/[.$E69]" table:style-name="ce21">
            <text:p>-14.29%</text:p>
          </table:table-cell>
          <table:table-cell office:value-type="percentage" office:value="-0.21428571428571436" table:formula="of:=([.P69]-[.$E69])/[.$E69]" table:style-name="ce21">
            <text:p>-21.43%</text:p>
          </table:table-cell>
          <table:table-cell office:value-type="percentage" office:value="-0.14285714285714296" table:formula="of:=([.Q69]-[.$E69])/[.$E69]" table:style-name="ce21">
            <text:p>-14.29%</text:p>
          </table:table-cell>
          <table:table-cell office:value-type="percentage" office:value="-0.14285714285714296" table:formula="of:=([.R69]-[.$E69])/[.$E69]" table:style-name="ce21">
            <text:p>-14.29%</text:p>
          </table:table-cell>
          <table:table-cell office:value-type="string" table:style-name="ce18">
            <text:p>SEK.V</text:p>
          </table:table-cell>
          <table:table-cell office:value-type="float" office:value="0.04" table:style-name="ce19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percentage" office:value="0" table:formula="of:=([.AH69]-[.$AG69])/[.$AG69]" table:style-name="ce21">
            <text:p>0.00%</text:p>
          </table:table-cell>
          <table:table-cell office:value-type="percentage" office:value="0" table:formula="of:=([.AI69]-[.$AG69])/[.$AG69]" table:style-name="ce21">
            <text:p>0.00%</text:p>
          </table:table-cell>
          <table:table-cell office:value-type="percentage" office:value="0" table:formula="of:=([.AJ69]-[.$AG69])/[.$AG69]" table:style-name="ce21">
            <text:p>0.00%</text:p>
          </table:table-cell>
          <table:table-cell office:value-type="percentage" office:value="0" table:formula="of:=([.AK69]-[.$AG69])/[.$AG69]" table:style-name="ce21">
            <text:p>0.00%</text:p>
          </table:table-cell>
          <table:table-cell office:value-type="percentage" office:value="0.25000000000000006" table:formula="of:=([.AL69]-[.$AG69])/[.$AG69]" table:style-name="ce21">
            <text:p>25.00%</text:p>
          </table:table-cell>
          <table:table-cell office:value-type="percentage" office:value="0.87499999999999989" table:formula="of:=([.AM69]-[.$AG69])/[.$AG69]" table:style-name="ce21">
            <text:p>87.50%</text:p>
          </table:table-cell>
          <table:table-cell office:value-type="percentage" office:value="1.5" table:formula="of:=([.AN69]-[.$AG69])/[.$AG69]" table:style-name="ce21">
            <text:p>150.00%</text:p>
          </table:table-cell>
          <table:table-cell office:value-type="percentage" office:value="1.375" table:formula="of:=([.AO69]-[.$AG69])/[.$AG69]" table:style-name="ce21">
            <text:p>137.50%</text:p>
          </table:table-cell>
          <table:table-cell office:value-type="percentage" office:value="0.87499999999999989" table:formula="of:=([.AP69]-[.$AG69])/[.$AG69]" table:style-name="ce21">
            <text:p>87.50%</text:p>
          </table:table-cell>
          <table:table-cell office:value-type="percentage" office:value="0.625" table:formula="of:=([.AQ69]-[.$AG69])/[.$AG69]" table:style-name="ce21">
            <text:p>62.50%</text:p>
          </table:table-cell>
          <table:table-cell office:value-type="percentage" office:value="0.87499999999999989" table:formula="of:=([.AR69]-[.$AG69])/[.$AG69]" table:style-name="ce21">
            <text:p>87.50%</text:p>
          </table:table-cell>
          <table:table-cell office:value-type="percentage" office:value="1" table:formula="of:=([.AS69]-[.$AG69])/[.$AG69]" table:style-name="ce21">
            <text:p>100.00%</text:p>
          </table:table-cell>
          <table:table-cell office:value-type="percentage" office:value="1" table:formula="of:=([.AT69]-[.$AG69])/[.$AG69]" table:style-name="ce21">
            <text:p>100.00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BJ69]-[.$BI69])/[.$BI69]" table:style-name="ce21">
            <text:p>0.00%</text:p>
          </table:table-cell>
          <table:table-cell office:value-type="percentage" office:value="0" table:formula="of:=([.BK69]-[.$BI69])/[.$BI69]" table:style-name="ce21">
            <text:p>0.00%</text:p>
          </table:table-cell>
          <table:table-cell office:value-type="percentage" office:value="0" table:formula="of:=([.BL69]-[.$BI69])/[.$BI69]" table:style-name="ce21">
            <text:p>0.00%</text:p>
          </table:table-cell>
          <table:table-cell office:value-type="percentage" office:value="0" table:formula="of:=([.BM69]-[.$BI69])/[.$BI69]" table:style-name="ce21">
            <text:p>0.00%</text:p>
          </table:table-cell>
          <table:table-cell office:value-type="percentage" office:value="0" table:formula="of:=([.BN69]-[.$BI69])/[.$BI69]" table:style-name="ce21">
            <text:p>0.00%</text:p>
          </table:table-cell>
          <table:table-cell office:value-type="percentage" office:value="0" table:formula="of:=([.BO69]-[.$BI69])/[.$BI69]" table:style-name="ce21">
            <text:p>0.00%</text:p>
          </table:table-cell>
          <table:table-cell office:value-type="percentage" office:value="0" table:formula="of:=([.BP69]-[.$BI69])/[.$BI69]" table:style-name="ce21">
            <text:p>0.00%</text:p>
          </table:table-cell>
          <table:table-cell office:value-type="percentage" office:value="0" table:formula="of:=([.BQ69]-[.$BI69])/[.$BI69]" table:style-name="ce21">
            <text:p>0.00%</text:p>
          </table:table-cell>
          <table:table-cell office:value-type="percentage" office:value="0" table:formula="of:=([.BR69]-[.$BI69])/[.$BI69]" table:style-name="ce21">
            <text:p>0.00%</text:p>
          </table:table-cell>
          <table:table-cell office:value-type="percentage" office:value="0" table:formula="of:=([.BS69]-[.$BI69])/[.$BI69]" table:style-name="ce21">
            <text:p>0.00%</text:p>
          </table:table-cell>
          <table:table-cell office:value-type="percentage" office:value="0" table:formula="of:=([.BT69]-[.$BI69])/[.$BI69]" table:style-name="ce21">
            <text:p>0.00%</text:p>
          </table:table-cell>
          <table:table-cell office:value-type="percentage" office:value="0" table:formula="of:=([.BU69]-[.$BI69])/[.$BI69]" table:style-name="ce21">
            <text:p>0.00%</text:p>
          </table:table-cell>
          <table:table-cell office:value-type="percentage" office:value="0" table:formula="of:=([.BV69]-[.$BI69])/[.$BI69]" table:style-name="ce21">
            <text:p>0.00%</text:p>
          </table:table-cell>
          <table:table-cell office:value-type="string" table:style-name="ce25">
            <text:p>ayeyou</text:p>
          </table:table-cell>
          <table:table-cell office:value-type="percentage" office:value="0" table:formula="of:=([.S69]+[.AU69]+[.BW69])/3" table:style-name="ce22">
            <text:p>0.00%</text:p>
          </table:table-cell>
          <table:table-cell office:value-type="percentage" office:value="0" table:formula="of:=([.T69]+[.AV69]+[.BX69])/3" table:style-name="ce22">
            <text:p>0.00%</text:p>
          </table:table-cell>
          <table:table-cell office:value-type="percentage" office:value="2.3809523809523763E-2" table:formula="of:=([.U69]+[.AW69]+[.BY69])/3" table:style-name="ce22">
            <text:p>2.38%</text:p>
          </table:table-cell>
          <table:table-cell office:value-type="percentage" office:value="-2.3809523809523826E-2" table:formula="of:=([.V69]+[.AX69]+[.BZ69])/3" table:style-name="ce22">
            <text:p>-2.38%</text:p>
          </table:table-cell>
          <table:table-cell office:value-type="percentage" office:value="5.9523809523809527E-2" table:formula="of:=([.W69]+[.AY69]+[.CA69])/3" table:style-name="ce22">
            <text:p>5.95%</text:p>
          </table:table-cell>
          <table:table-cell office:value-type="percentage" office:value="0.29166666666666663" table:formula="of:=([.X69]+[.AZ69]+[.CB69])/3" table:style-name="ce22">
            <text:p>29.17%</text:p>
          </table:table-cell>
          <table:table-cell office:value-type="percentage" office:value="0.47619047619047622" table:formula="of:=([.Y69]+[.BA69]+[.CC69])/3" table:style-name="ce22">
            <text:p>47.62%</text:p>
          </table:table-cell>
          <table:table-cell office:value-type="percentage" office:value="0.43452380952380953" table:formula="of:=([.Z69]+[.BB69]+[.CD69])/3" table:style-name="ce22">
            <text:p>43.45%</text:p>
          </table:table-cell>
          <table:table-cell office:value-type="percentage" office:value="0.24404761904761899" table:formula="of:=([.AA69]+[.BC69]+[.CE69])/3" table:style-name="ce22">
            <text:p>24.40%</text:p>
          </table:table-cell>
          <table:table-cell office:value-type="percentage" office:value="0.16071428571428567" table:formula="of:=([.AB69]+[.BD69]+[.CF69])/3" table:style-name="ce22">
            <text:p>16.07%</text:p>
          </table:table-cell>
          <table:table-cell office:value-type="percentage" office:value="0.22023809523809521" table:formula="of:=([.AC69]+[.BE69]+[.CG69])/3" table:style-name="ce22">
            <text:p>22.02%</text:p>
          </table:table-cell>
          <table:table-cell office:value-type="percentage" office:value="0.28571428571428564" table:formula="of:=([.AD69]+[.BF69]+[.CH69])/3" table:style-name="ce22">
            <text:p>28.57%</text:p>
          </table:table-cell>
          <table:table-cell office:value-type="percentage" office:value="0.28571428571428564" table:formula="of:=([.AE69]+[.BG69]+[.CI69])/3" table:style-name="ce22">
            <text:p>28.57%</text:p>
          </table:table-cell>
          <table:table-cell table:number-columns-repeated="1628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7" table:style-name="ce1">
            <text:p>137</text:p>
          </table:table-cell>
          <table:table-cell office:value-type="string" table:style-name="ce25">
            <text:p>1969Enigma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70]-[.$E70])/[.$E70]" table:style-name="ce21">
            <text:p>-5.26%</text:p>
          </table:table-cell>
          <table:table-cell office:value-type="percentage" office:value="-0.10526315789473675" table:formula="of:=([.G70]-[.$E70])/[.$E70]" table:style-name="ce21">
            <text:p>-10.53%</text:p>
          </table:table-cell>
          <table:table-cell office:value-type="percentage" office:value="-0.10526315789473675" table:formula="of:=([.H70]-[.$E70])/[.$E70]" table:style-name="ce21">
            <text:p>-10.53%</text:p>
          </table:table-cell>
          <table:table-cell office:value-type="percentage" office:value="0" table:formula="of:=([.I70]-[.$E70])/[.$E70]" table:style-name="ce21">
            <text:p>0.00%</text:p>
          </table:table-cell>
          <table:table-cell office:value-type="percentage" office:value="0" table:formula="of:=([.J70]-[.$E70])/[.$E70]" table:style-name="ce21">
            <text:p>0.00%</text:p>
          </table:table-cell>
          <table:table-cell office:value-type="percentage" office:value="-8.7719298245613919E-2" table:formula="of:=([.K70]-[.$E70])/[.$E70]" table:style-name="ce21">
            <text:p>-8.77%</text:p>
          </table:table-cell>
          <table:table-cell office:value-type="percentage" office:value="-0.10526315789473675" table:formula="of:=([.L70]-[.$E70])/[.$E70]" table:style-name="ce21">
            <text:p>-10.53%</text:p>
          </table:table-cell>
          <table:table-cell office:value-type="percentage" office:value="-0.12280701754385957" table:formula="of:=([.M70]-[.$E70])/[.$E70]" table:style-name="ce21">
            <text:p>-12.28%</text:p>
          </table:table-cell>
          <table:table-cell office:value-type="percentage" office:value="-0.15789473684210523" table:formula="of:=([.N70]-[.$E70])/[.$E70]" table:style-name="ce21">
            <text:p>-15.79%</text:p>
          </table:table-cell>
          <table:table-cell office:value-type="percentage" office:value="-0.26315789473684209" table:formula="of:=([.O70]-[.$E70])/[.$E70]" table:style-name="ce21">
            <text:p>-26.32%</text:p>
          </table:table-cell>
          <table:table-cell office:value-type="percentage" office:value="-0.17543859649122803" table:formula="of:=([.P70]-[.$E70])/[.$E70]" table:style-name="ce21">
            <text:p>-17.54%</text:p>
          </table:table-cell>
          <table:table-cell office:value-type="percentage" office:value="-0.17543859649122803" table:formula="of:=([.Q70]-[.$E70])/[.$E70]" table:style-name="ce21">
            <text:p>-17.54%</text:p>
          </table:table-cell>
          <table:table-cell office:value-type="percentage" office:value="-7.0175438596491099E-2" table:formula="of:=([.R70]-[.$E70])/[.$E70]" table:style-name="ce21">
            <text:p>-7.02%</text:p>
          </table:table-cell>
          <table:table-cell office:value-type="string" table:style-name="ce18">
            <text:p>QIC.V</text:p>
          </table:table-cell>
          <table:table-cell office:value-type="float" office:value="0.255" table:style-name="ce19">
            <text:p>0.25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8" table:style-name="ce20">
            <text:p>0.18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1" table:style-name="ce20">
            <text:p>0.21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1" table:style-name="ce20">
            <text:p>0.21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1" table:style-name="ce20">
            <text:p>0.21</text:p>
          </table:table-cell>
          <table:table-cell office:value-type="float" office:value="0.24" table:style-name="ce20">
            <text:p>0.24</text:p>
          </table:table-cell>
          <table:table-cell office:value-type="percentage" office:value="-0.11764705882352941" table:formula="of:=([.AH70]-[.$AG70])/[.$AG70]" table:style-name="ce21">
            <text:p>-11.76%</text:p>
          </table:table-cell>
          <table:table-cell office:value-type="percentage" office:value="-0.11764705882352941" table:formula="of:=([.AI70]-[.$AG70])/[.$AG70]" table:style-name="ce21">
            <text:p>-11.76%</text:p>
          </table:table-cell>
          <table:table-cell office:value-type="percentage" office:value="-0.17647058823529416" table:formula="of:=([.AJ70]-[.$AG70])/[.$AG70]" table:style-name="ce21">
            <text:p>-17.65%</text:p>
          </table:table-cell>
          <table:table-cell office:value-type="percentage" office:value="-0.17647058823529416" table:formula="of:=([.AK70]-[.$AG70])/[.$AG70]" table:style-name="ce21">
            <text:p>-17.65%</text:p>
          </table:table-cell>
          <table:table-cell office:value-type="percentage" office:value="-0.23529411764705882" table:formula="of:=([.AL70]-[.$AG70])/[.$AG70]" table:style-name="ce21">
            <text:p>-23.53%</text:p>
          </table:table-cell>
          <table:table-cell office:value-type="percentage" office:value="-0.29411764705882359" table:formula="of:=([.AM70]-[.$AG70])/[.$AG70]" table:style-name="ce21">
            <text:p>-29.41%</text:p>
          </table:table-cell>
          <table:table-cell office:value-type="percentage" office:value="-0.23529411764705882" table:formula="of:=([.AN70]-[.$AG70])/[.$AG70]" table:style-name="ce21">
            <text:p>-23.53%</text:p>
          </table:table-cell>
          <table:table-cell office:value-type="percentage" office:value="-0.17647058823529416" table:formula="of:=([.AO70]-[.$AG70])/[.$AG70]" table:style-name="ce21">
            <text:p>-17.65%</text:p>
          </table:table-cell>
          <table:table-cell office:value-type="percentage" office:value="-0.23529411764705882" table:formula="of:=([.AP70]-[.$AG70])/[.$AG70]" table:style-name="ce21">
            <text:p>-23.53%</text:p>
          </table:table-cell>
          <table:table-cell office:value-type="percentage" office:value="-0.17647058823529416" table:formula="of:=([.AQ70]-[.$AG70])/[.$AG70]" table:style-name="ce21">
            <text:p>-17.65%</text:p>
          </table:table-cell>
          <table:table-cell office:value-type="percentage" office:value="-0.23529411764705882" table:formula="of:=([.AR70]-[.$AG70])/[.$AG70]" table:style-name="ce21">
            <text:p>-23.53%</text:p>
          </table:table-cell>
          <table:table-cell office:value-type="percentage" office:value="-0.17647058823529416" table:formula="of:=([.AS70]-[.$AG70])/[.$AG70]" table:style-name="ce21">
            <text:p>-17.65%</text:p>
          </table:table-cell>
          <table:table-cell office:value-type="percentage" office:value="-5.8823529411764754E-2" table:formula="of:=([.AT70]-[.$AG70])/[.$AG70]" table:style-name="ce21">
            <text:p>-5.88%</text:p>
          </table:table-cell>
          <table:table-cell office:value-type="string" table:style-name="ce18">
            <text:p>FIN.CN</text:p>
          </table:table-cell>
          <table:table-cell office:value-type="float" office:value="0.34499999999999997" table:style-name="ce19">
            <text:p>0.345</text:p>
          </table:table-cell>
          <table:table-cell office:value-type="float" office:value="0.39" table:style-name="ce20">
            <text:p>0.39</text:p>
          </table:table-cell>
          <table:table-cell office:value-type="float" office:value="0.4" table:style-name="ce20">
            <text:p>0.4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17" table:style-name="ce20">
            <text:p>0.17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percentage" office:value="0.13043478260869579" table:formula="of:=([.BJ70]-[.$BI70])/[.$BI70]" table:style-name="ce21">
            <text:p>13.04%</text:p>
          </table:table-cell>
          <table:table-cell office:value-type="percentage" office:value="0.15942028985507262" table:formula="of:=([.BK70]-[.$BI70])/[.$BI70]" table:style-name="ce21">
            <text:p>15.94%</text:p>
          </table:table-cell>
          <table:table-cell office:value-type="percentage" office:value="4.3478260869565258E-2" table:formula="of:=([.BL70]-[.$BI70])/[.$BI70]" table:style-name="ce21">
            <text:p>4.35%</text:p>
          </table:table-cell>
          <table:table-cell office:value-type="percentage" office:value="1.449275362318842E-2" table:formula="of:=([.BM70]-[.$BI70])/[.$BI70]" table:style-name="ce21">
            <text:p>1.45%</text:p>
          </table:table-cell>
          <table:table-cell office:value-type="percentage" office:value="1.449275362318842E-2" table:formula="of:=([.BN70]-[.$BI70])/[.$BI70]" table:style-name="ce21">
            <text:p>1.45%</text:p>
          </table:table-cell>
          <table:table-cell office:value-type="percentage" office:value="1.449275362318842E-2" table:formula="of:=([.BO70]-[.$BI70])/[.$BI70]" table:style-name="ce21">
            <text:p>1.45%</text:p>
          </table:table-cell>
          <table:table-cell office:value-type="percentage" office:value="1.449275362318842E-2" table:formula="of:=([.BP70]-[.$BI70])/[.$BI70]" table:style-name="ce21">
            <text:p>1.45%</text:p>
          </table:table-cell>
          <table:table-cell office:value-type="percentage" office:value="1.449275362318842E-2" table:formula="of:=([.BQ70]-[.$BI70])/[.$BI70]" table:style-name="ce21">
            <text:p>1.45%</text:p>
          </table:table-cell>
          <table:table-cell office:value-type="percentage" office:value="1.449275362318842E-2" table:formula="of:=([.BR70]-[.$BI70])/[.$BI70]" table:style-name="ce21">
            <text:p>1.45%</text:p>
          </table:table-cell>
          <table:table-cell office:value-type="percentage" office:value="1.449275362318842E-2" table:formula="of:=([.BS70]-[.$BI70])/[.$BI70]" table:style-name="ce21">
            <text:p>1.45%</text:p>
          </table:table-cell>
          <table:table-cell office:value-type="percentage" office:value="-0.50724637681159412" table:formula="of:=([.BT70]-[.$BI70])/[.$BI70]" table:style-name="ce21">
            <text:p>-50.72%</text:p>
          </table:table-cell>
          <table:table-cell office:value-type="percentage" office:value="-0.6376811594202898" table:formula="of:=([.BU70]-[.$BI70])/[.$BI70]" table:style-name="ce21">
            <text:p>-63.77%</text:p>
          </table:table-cell>
          <table:table-cell office:value-type="percentage" office:value="-0.65217391304347827" table:formula="of:=([.BV70]-[.$BI70])/[.$BI70]" table:style-name="ce21">
            <text:p>-65.22%</text:p>
          </table:table-cell>
          <table:table-cell office:value-type="string" table:style-name="ce25">
            <text:p>1969Enigma</text:p>
          </table:table-cell>
          <table:table-cell office:value-type="percentage" office:value="-1.3281285054067301E-2" table:formula="of:=([.S70]+[.AU70]+[.BW70])/3" table:style-name="ce22">
            <text:p>-1.33%</text:p>
          </table:table-cell>
          <table:table-cell office:value-type="percentage" office:value="-2.1163308954397848E-2" table:formula="of:=([.T70]+[.AV70]+[.BX70])/3" table:style-name="ce22">
            <text:p>-2.12%</text:p>
          </table:table-cell>
          <table:table-cell office:value-type="percentage" office:value="-7.9418495086821875E-2" table:formula="of:=([.U70]+[.AW70]+[.BY70])/3" table:style-name="ce22">
            <text:p>-7.94%</text:p>
          </table:table-cell>
          <table:table-cell office:value-type="percentage" office:value="-5.3992611537368583E-2" table:formula="of:=([.V70]+[.AX70]+[.BZ70])/3" table:style-name="ce22">
            <text:p>-5.40%</text:p>
          </table:table-cell>
          <table:table-cell office:value-type="percentage" office:value="-7.3600454674623464E-2" table:formula="of:=([.W70]+[.AY70]+[.CA70])/3" table:style-name="ce22">
            <text:p>-7.36%</text:p>
          </table:table-cell>
          <table:table-cell office:value-type="percentage" office:value="-0.1224480638937497" table:formula="of:=([.X70]+[.AZ70]+[.CB70])/3" table:style-name="ce22">
            <text:p>-12.24%</text:p>
          </table:table-cell>
          <table:table-cell office:value-type="percentage" office:value="-0.10868817397286906" table:formula="of:=([.Y70]+[.BA70]+[.CC70])/3" table:style-name="ce22">
            <text:p>-10.87%</text:p>
          </table:table-cell>
          <table:table-cell office:value-type="percentage" office:value="-9.4928284051988443E-2" table:formula="of:=([.Z70]+[.BB70]+[.CD70])/3" table:style-name="ce22">
            <text:p>-9.49%</text:p>
          </table:table-cell>
          <table:table-cell office:value-type="percentage" office:value="-0.1262320336219919" table:formula="of:=([.AA70]+[.BC70]+[.CE70])/3" table:style-name="ce22">
            <text:p>-12.62%</text:p>
          </table:table-cell>
          <table:table-cell office:value-type="percentage" office:value="-0.14171190978298262" table:formula="of:=([.AB70]+[.BD70]+[.CF70])/3" table:style-name="ce22">
            <text:p>-14.17%</text:p>
          </table:table-cell>
          <table:table-cell office:value-type="percentage" office:value="-0.305993030316627" table:formula="of:=([.AC70]+[.BE70]+[.CG70])/3" table:style-name="ce22">
            <text:p>-30.60%</text:p>
          </table:table-cell>
          <table:table-cell office:value-type="percentage" office:value="-0.32986344804893736" table:formula="of:=([.AD70]+[.BF70]+[.CH70])/3" table:style-name="ce22">
            <text:p>-32.99%</text:p>
          </table:table-cell>
          <table:table-cell office:value-type="percentage" office:value="-0.26039096035057802" table:formula="of:=([.AE70]+[.BG70]+[.CI70])/3" table:style-name="ce22">
            <text:p>-26.04%</text:p>
          </table:table-cell>
          <table:table-cell table:number-columns-repeated="1628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string" table:style-name="ce25">
            <text:p>Pepek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F71]-[.$E71])/[.$E71]" table:style-name="ce21">
            <text:p>0.00%</text:p>
          </table:table-cell>
          <table:table-cell office:value-type="percentage" office:value="-5.4054054054054106E-2" table:formula="of:=([.G71]-[.$E71])/[.$E71]" table:style-name="ce21">
            <text:p>-5.41%</text:p>
          </table:table-cell>
          <table:table-cell office:value-type="percentage" office:value="2.7027027027027053E-2" table:formula="of:=([.H71]-[.$E71])/[.$E71]" table:style-name="ce21">
            <text:p>2.70%</text:p>
          </table:table-cell>
          <table:table-cell office:value-type="percentage" office:value="0.16216216216216217" table:formula="of:=([.I71]-[.$E71])/[.$E71]" table:style-name="ce21">
            <text:p>16.22%</text:p>
          </table:table-cell>
          <table:table-cell office:value-type="percentage" office:value="0.1891891891891892" table:formula="of:=([.J71]-[.$E71])/[.$E71]" table:style-name="ce21">
            <text:p>18.92%</text:p>
          </table:table-cell>
          <table:table-cell office:value-type="percentage" office:value="0.27027027027027023" table:formula="of:=([.K71]-[.$E71])/[.$E71]" table:style-name="ce21">
            <text:p>27.03%</text:p>
          </table:table-cell>
          <table:table-cell office:value-type="percentage" office:value="0.48648648648648662" table:formula="of:=([.L71]-[.$E71])/[.$E71]" table:style-name="ce21">
            <text:p>48.65%</text:p>
          </table:table-cell>
          <table:table-cell office:value-type="percentage" office:value="0.29729729729729726" table:formula="of:=([.M71]-[.$E71])/[.$E71]" table:style-name="ce21">
            <text:p>29.73%</text:p>
          </table:table-cell>
          <table:table-cell office:value-type="percentage" office:value="0.21621621621621626" table:formula="of:=([.N71]-[.$E71])/[.$E71]" table:style-name="ce21">
            <text:p>21.62%</text:p>
          </table:table-cell>
          <table:table-cell office:value-type="percentage" office:value="5.4054054054054106E-2" table:formula="of:=([.O71]-[.$E71])/[.$E71]" table:style-name="ce21">
            <text:p>5.41%</text:p>
          </table:table-cell>
          <table:table-cell office:value-type="percentage" office:value="0.24324324324324331" table:formula="of:=([.P71]-[.$E71])/[.$E71]" table:style-name="ce21">
            <text:p>24.32%</text:p>
          </table:table-cell>
          <table:table-cell office:value-type="percentage" office:value="0.21621621621621626" table:formula="of:=([.Q71]-[.$E71])/[.$E71]" table:style-name="ce21">
            <text:p>21.62%</text:p>
          </table:table-cell>
          <table:table-cell office:value-type="percentage" office:value="0.21621621621621626" table:formula="of:=([.R71]-[.$E71])/[.$E71]" table:style-name="ce21">
            <text:p>21.62%</text:p>
          </table:table-cell>
          <table:table-cell office:value-type="string" table:style-name="ce18">
            <text:p>MRZ.V</text:p>
          </table:table-cell>
          <table:table-cell office:value-type="float" office:value="1.51" table:style-name="ce24">
            <text:p>1.51</text:p>
          </table:table-cell>
          <table:table-cell office:value-type="float" office:value="1.75" table:style-name="ce20">
            <text:p>1.75</text:p>
          </table:table-cell>
          <table:table-cell office:value-type="float" office:value="1.75" table:style-name="ce20">
            <text:p>1.75</text:p>
          </table:table-cell>
          <table:table-cell office:value-type="float" office:value="1.8" table:style-name="ce20">
            <text:p>1.8</text:p>
          </table:table-cell>
          <table:table-cell office:value-type="float" office:value="1.95" table:style-name="ce20">
            <text:p>1.95</text:p>
          </table:table-cell>
          <table:table-cell office:value-type="float" office:value="1.94" table:style-name="ce20">
            <text:p>1.94</text:p>
          </table:table-cell>
          <table:table-cell office:value-type="float" office:value="1.88" table:style-name="ce20">
            <text:p>1.88</text:p>
          </table:table-cell>
          <table:table-cell office:value-type="float" office:value="1.97" table:style-name="ce20">
            <text:p>1.97</text:p>
          </table:table-cell>
          <table:table-cell office:value-type="float" office:value="1.9" table:style-name="ce20">
            <text:p>1.9</text:p>
          </table:table-cell>
          <table:table-cell office:value-type="float" office:value="1.68" table:style-name="ce20">
            <text:p>1.68</text:p>
          </table:table-cell>
          <table:table-cell office:value-type="float" office:value="1.74" table:style-name="ce20">
            <text:p>1.74</text:p>
          </table:table-cell>
          <table:table-cell office:value-type="float" office:value="1.73" table:style-name="ce20">
            <text:p>1.73</text:p>
          </table:table-cell>
          <table:table-cell office:value-type="float" office:value="1.68" table:style-name="ce20">
            <text:p>1.68</text:p>
          </table:table-cell>
          <table:table-cell office:value-type="float" office:value="1.69" table:style-name="ce20">
            <text:p>1.69</text:p>
          </table:table-cell>
          <table:table-cell office:value-type="percentage" office:value="0.15894039735099338" table:formula="of:=([.AH71]-[.$AG71])/[.$AG71]" table:style-name="ce21">
            <text:p>15.89%</text:p>
          </table:table-cell>
          <table:table-cell office:value-type="percentage" office:value="0.15894039735099338" table:formula="of:=([.AI71]-[.$AG71])/[.$AG71]" table:style-name="ce21">
            <text:p>15.89%</text:p>
          </table:table-cell>
          <table:table-cell office:value-type="percentage" office:value="0.19205298013245034" table:formula="of:=([.AJ71]-[.$AG71])/[.$AG71]" table:style-name="ce21">
            <text:p>19.21%</text:p>
          </table:table-cell>
          <table:table-cell office:value-type="percentage" office:value="0.29139072847682118" table:formula="of:=([.AK71]-[.$AG71])/[.$AG71]" table:style-name="ce21">
            <text:p>29.14%</text:p>
          </table:table-cell>
          <table:table-cell office:value-type="percentage" office:value="0.28476821192052976" table:formula="of:=([.AL71]-[.$AG71])/[.$AG71]" table:style-name="ce21">
            <text:p>28.48%</text:p>
          </table:table-cell>
          <table:table-cell office:value-type="percentage" office:value="0.24503311258278138" table:formula="of:=([.AM71]-[.$AG71])/[.$AG71]" table:style-name="ce21">
            <text:p>24.50%</text:p>
          </table:table-cell>
          <table:table-cell office:value-type="percentage" office:value="0.30463576158940397" table:formula="of:=([.AN71]-[.$AG71])/[.$AG71]" table:style-name="ce21">
            <text:p>30.46%</text:p>
          </table:table-cell>
          <table:table-cell office:value-type="percentage" office:value="0.25827814569536417" table:formula="of:=([.AO71]-[.$AG71])/[.$AG71]" table:style-name="ce21">
            <text:p>25.83%</text:p>
          </table:table-cell>
          <table:table-cell office:value-type="percentage" office:value="0.11258278145695359" table:formula="of:=([.AP71]-[.$AG71])/[.$AG71]" table:style-name="ce21">
            <text:p>11.26%</text:p>
          </table:table-cell>
          <table:table-cell office:value-type="percentage" office:value="0.15231788079470199" table:formula="of:=([.AQ71]-[.$AG71])/[.$AG71]" table:style-name="ce21">
            <text:p>15.23%</text:p>
          </table:table-cell>
          <table:table-cell office:value-type="percentage" office:value="0.14569536423841059" table:formula="of:=([.AR71]-[.$AG71])/[.$AG71]" table:style-name="ce21">
            <text:p>14.57%</text:p>
          </table:table-cell>
          <table:table-cell office:value-type="percentage" office:value="0.11258278145695359" table:formula="of:=([.AS71]-[.$AG71])/[.$AG71]" table:style-name="ce21">
            <text:p>11.26%</text:p>
          </table:table-cell>
          <table:table-cell office:value-type="percentage" office:value="0.11920529801324499" table:formula="of:=([.AT71]-[.$AG71])/[.$AG71]" table:style-name="ce21">
            <text:p>11.92%</text:p>
          </table:table-cell>
          <table:table-cell office:value-type="string" table:style-name="ce18">
            <text:p>NNO.V</text:p>
          </table:table-cell>
          <table:table-cell office:value-type="float" office:value="0.53" table:style-name="ce19">
            <text:p>0.53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2" table:style-name="ce20">
            <text:p>0.62</text:p>
          </table:table-cell>
          <table:table-cell office:value-type="float" office:value="0.68" table:style-name="ce20">
            <text:p>0.68</text:p>
          </table:table-cell>
          <table:table-cell office:value-type="float" office:value="0.63" table:style-name="ce20">
            <text:p>0.63</text:p>
          </table:table-cell>
          <table:table-cell office:value-type="float" office:value="0.7" table:style-name="ce20">
            <text:p>0.7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76" table:style-name="ce20">
            <text:p>0.76</text:p>
          </table:table-cell>
          <table:table-cell office:value-type="float" office:value="0.82" table:style-name="ce20">
            <text:p>0.82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8" table:style-name="ce20">
            <text:p>0.78</text:p>
          </table:table-cell>
          <table:table-cell office:value-type="float" office:value="0.78" table:style-name="ce20">
            <text:p>0.78</text:p>
          </table:table-cell>
          <table:table-cell office:value-type="percentage" office:value="3.7735849056603807E-2" table:formula="of:=([.BJ71]-[.$BI71])/[.$BI71]" table:style-name="ce21">
            <text:p>3.77%</text:p>
          </table:table-cell>
          <table:table-cell office:value-type="percentage" office:value="0.16981132075471692" table:formula="of:=([.BK71]-[.$BI71])/[.$BI71]" table:style-name="ce21">
            <text:p>16.98%</text:p>
          </table:table-cell>
          <table:table-cell office:value-type="percentage" office:value="0.28301886792452835" table:formula="of:=([.BL71]-[.$BI71])/[.$BI71]" table:style-name="ce21">
            <text:p>28.30%</text:p>
          </table:table-cell>
          <table:table-cell office:value-type="percentage" office:value="0.18867924528301883" table:formula="of:=([.BM71]-[.$BI71])/[.$BI71]" table:style-name="ce21">
            <text:p>18.87%</text:p>
          </table:table-cell>
          <table:table-cell office:value-type="percentage" office:value="0.32075471698113195" table:formula="of:=([.BN71]-[.$BI71])/[.$BI71]" table:style-name="ce21">
            <text:p>32.08%</text:p>
          </table:table-cell>
          <table:table-cell office:value-type="percentage" office:value="0.47169811320754712" table:formula="of:=([.BO71]-[.$BI71])/[.$BI71]" table:style-name="ce21">
            <text:p>47.17%</text:p>
          </table:table-cell>
          <table:table-cell office:value-type="percentage" office:value="0.58490566037735836" table:formula="of:=([.BP71]-[.$BI71])/[.$BI71]" table:style-name="ce21">
            <text:p>58.49%</text:p>
          </table:table-cell>
          <table:table-cell office:value-type="percentage" office:value="0.43396226415094336" table:formula="of:=([.BQ71]-[.$BI71])/[.$BI71]" table:style-name="ce21">
            <text:p>43.40%</text:p>
          </table:table-cell>
          <table:table-cell office:value-type="percentage" office:value="0.5471698113207546" table:formula="of:=([.BR71]-[.$BI71])/[.$BI71]" table:style-name="ce21">
            <text:p>54.72%</text:p>
          </table:table-cell>
          <table:table-cell office:value-type="percentage" office:value="0.41509433962264142" table:formula="of:=([.BS71]-[.$BI71])/[.$BI71]" table:style-name="ce21">
            <text:p>41.51%</text:p>
          </table:table-cell>
          <table:table-cell office:value-type="percentage" office:value="0.37735849056603765" table:formula="of:=([.BT71]-[.$BI71])/[.$BI71]" table:style-name="ce21">
            <text:p>37.74%</text:p>
          </table:table-cell>
          <table:table-cell office:value-type="percentage" office:value="0.47169811320754712" table:formula="of:=([.BU71]-[.$BI71])/[.$BI71]" table:style-name="ce21">
            <text:p>47.17%</text:p>
          </table:table-cell>
          <table:table-cell office:value-type="percentage" office:value="0.47169811320754712" table:formula="of:=([.BV71]-[.$BI71])/[.$BI71]" table:style-name="ce21">
            <text:p>47.17%</text:p>
          </table:table-cell>
          <table:table-cell office:value-type="string" table:style-name="ce25">
            <text:p>Pepek</text:p>
          </table:table-cell>
          <table:table-cell office:value-type="percentage" office:value="6.5558748802532388E-2" table:formula="of:=([.S71]+[.AU71]+[.BW71])/3" table:style-name="ce22">
            <text:p>6.56%</text:p>
          </table:table-cell>
          <table:table-cell office:value-type="percentage" office:value="9.1565888017218725E-2" table:formula="of:=([.T71]+[.AV71]+[.BX71])/3" table:style-name="ce22">
            <text:p>9.16%</text:p>
          </table:table-cell>
          <table:table-cell office:value-type="percentage" office:value="0.16736629169466857" table:formula="of:=([.U71]+[.AW71]+[.BY71])/3" table:style-name="ce22">
            <text:p>16.74%</text:p>
          </table:table-cell>
          <table:table-cell office:value-type="percentage" office:value="0.21407737864066742" table:formula="of:=([.V71]+[.AX71]+[.BZ71])/3" table:style-name="ce22">
            <text:p>21.41%</text:p>
          </table:table-cell>
          <table:table-cell office:value-type="percentage" office:value="0.26490403936361701" table:formula="of:=([.W71]+[.AY71]+[.CA71])/3" table:style-name="ce22">
            <text:p>26.49%</text:p>
          </table:table-cell>
          <table:table-cell office:value-type="percentage" office:value="0.32900049868686621" table:formula="of:=([.X71]+[.AZ71]+[.CB71])/3" table:style-name="ce22">
            <text:p>32.90%</text:p>
          </table:table-cell>
          <table:table-cell office:value-type="percentage" office:value="0.4586759694844163" table:formula="of:=([.Y71]+[.BA71]+[.CC71])/3" table:style-name="ce22">
            <text:p>45.87%</text:p>
          </table:table-cell>
          <table:table-cell office:value-type="percentage" office:value="0.32984590238120154" table:formula="of:=([.Z71]+[.BB71]+[.CD71])/3" table:style-name="ce22">
            <text:p>32.98%</text:p>
          </table:table-cell>
          <table:table-cell office:value-type="percentage" office:value="0.29198960299797477" table:formula="of:=([.AA71]+[.BC71]+[.CE71])/3" table:style-name="ce22">
            <text:p>29.20%</text:p>
          </table:table-cell>
          <table:table-cell office:value-type="percentage" office:value="0.20715542482379914" table:formula="of:=([.AB71]+[.BD71]+[.CF71])/3" table:style-name="ce22">
            <text:p>20.72%</text:p>
          </table:table-cell>
          <table:table-cell office:value-type="percentage" office:value="0.25543236601589719" table:formula="of:=([.AC71]+[.BE71]+[.CG71])/3" table:style-name="ce22">
            <text:p>25.54%</text:p>
          </table:table-cell>
          <table:table-cell office:value-type="percentage" office:value="0.26683237029357232" table:formula="of:=([.AD71]+[.BF71]+[.CH71])/3" table:style-name="ce22">
            <text:p>26.68%</text:p>
          </table:table-cell>
          <table:table-cell office:value-type="percentage" office:value="0.26903987581233613" table:formula="of:=([.AE71]+[.BG71]+[.CI71])/3" table:style-name="ce22">
            <text:p>26.90%</text:p>
          </table:table-cell>
          <table:table-cell table:number-columns-repeated="1628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office:value-type="string" table:style-name="ce25">
            <text:p>CriticalInvestor</text:p>
          </table:table-cell>
          <table:table-cell office:value-type="string" table:style-name="ce18">
            <text:p>MIN.V</text:p>
          </table:table-cell>
          <table:table-cell office:value-type="float" office:value="0.63" table:style-name="ce19">
            <text:p>0.63</text:p>
          </table:table-cell>
          <table:table-cell office:value-type="float" office:value="0.69" table:style-name="ce20">
            <text:p>0.69</text:p>
          </table:table-cell>
          <table:table-cell office:value-type="float" office:value="0.74" table:style-name="ce20">
            <text:p>0.74</text:p>
          </table:table-cell>
          <table:table-cell office:value-type="float" office:value="0.73" table:style-name="ce20">
            <text:p>0.73</text:p>
          </table:table-cell>
          <table:table-cell office:value-type="float" office:value="0.77" table:style-name="ce20">
            <text:p>0.77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float" office:value="0.89" table:style-name="ce20">
            <text:p>0.89</text:p>
          </table:table-cell>
          <table:table-cell office:value-type="percentage" office:value="9.523809523809515E-2" table:formula="of:=([.F72]-[.$E72])/[.$E72]" table:style-name="ce21">
            <text:p>9.52%</text:p>
          </table:table-cell>
          <table:table-cell office:value-type="percentage" office:value="0.17460317460317459" table:formula="of:=([.G72]-[.$E72])/[.$E72]" table:style-name="ce21">
            <text:p>17.46%</text:p>
          </table:table-cell>
          <table:table-cell office:value-type="percentage" office:value="0.15873015873015869" table:formula="of:=([.H72]-[.$E72])/[.$E72]" table:style-name="ce21">
            <text:p>15.87%</text:p>
          </table:table-cell>
          <table:table-cell office:value-type="percentage" office:value="0.22222222222222224" table:formula="of:=([.I72]-[.$E72])/[.$E72]" table:style-name="ce21">
            <text:p>22.22%</text:p>
          </table:table-cell>
          <table:table-cell office:value-type="percentage" office:value="0.41269841269841273" table:formula="of:=([.J72]-[.$E72])/[.$E72]" table:style-name="ce21">
            <text:p>41.27%</text:p>
          </table:table-cell>
          <table:table-cell office:value-type="percentage" office:value="0.41269841269841273" table:formula="of:=([.K72]-[.$E72])/[.$E72]" table:style-name="ce21">
            <text:p>41.27%</text:p>
          </table:table-cell>
          <table:table-cell office:value-type="percentage" office:value="0.41269841269841273" table:formula="of:=([.L72]-[.$E72])/[.$E72]" table:style-name="ce21">
            <text:p>41.27%</text:p>
          </table:table-cell>
          <table:table-cell office:value-type="percentage" office:value="0.41269841269841273" table:formula="of:=([.M72]-[.$E72])/[.$E72]" table:style-name="ce21">
            <text:p>41.27%</text:p>
          </table:table-cell>
          <table:table-cell office:value-type="percentage" office:value="0.41269841269841273" table:formula="of:=([.N72]-[.$E72])/[.$E72]" table:style-name="ce21">
            <text:p>41.27%</text:p>
          </table:table-cell>
          <table:table-cell office:value-type="percentage" office:value="0.41269841269841273" table:formula="of:=([.O72]-[.$E72])/[.$E72]" table:style-name="ce21">
            <text:p>41.27%</text:p>
          </table:table-cell>
          <table:table-cell office:value-type="percentage" office:value="0.41269841269841273" table:formula="of:=([.P72]-[.$E72])/[.$E72]" table:style-name="ce21">
            <text:p>41.27%</text:p>
          </table:table-cell>
          <table:table-cell office:value-type="percentage" office:value="0.41269841269841273" table:formula="of:=([.Q72]-[.$E72])/[.$E72]" table:style-name="ce21">
            <text:p>41.27%</text:p>
          </table:table-cell>
          <table:table-cell office:value-type="percentage" office:value="0.41269841269841273" table:formula="of:=([.R72]-[.$E72])/[.$E72]" table:style-name="ce21">
            <text:p>41.27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72]-[.$AG72])/[.$AG72]" table:style-name="ce21">
            <text:p>-5.41%</text:p>
          </table:table-cell>
          <table:table-cell office:value-type="percentage" office:value="-5.4054054054054106E-2" table:formula="of:=([.AI72]-[.$AG72])/[.$AG72]" table:style-name="ce21">
            <text:p>-5.41%</text:p>
          </table:table-cell>
          <table:table-cell office:value-type="percentage" office:value="2.7027027027027053E-2" table:formula="of:=([.AJ72]-[.$AG72])/[.$AG72]" table:style-name="ce21">
            <text:p>2.70%</text:p>
          </table:table-cell>
          <table:table-cell office:value-type="percentage" office:value="0.16216216216216217" table:formula="of:=([.AK72]-[.$AG72])/[.$AG72]" table:style-name="ce21">
            <text:p>16.22%</text:p>
          </table:table-cell>
          <table:table-cell office:value-type="percentage" office:value="0.1891891891891892" table:formula="of:=([.AL72]-[.$AG72])/[.$AG72]" table:style-name="ce21">
            <text:p>18.92%</text:p>
          </table:table-cell>
          <table:table-cell office:value-type="percentage" office:value="0.27027027027027023" table:formula="of:=([.AM72]-[.$AG72])/[.$AG72]" table:style-name="ce21">
            <text:p>27.03%</text:p>
          </table:table-cell>
          <table:table-cell office:value-type="percentage" office:value="0.48648648648648662" table:formula="of:=([.AN72]-[.$AG72])/[.$AG72]" table:style-name="ce21">
            <text:p>48.65%</text:p>
          </table:table-cell>
          <table:table-cell office:value-type="percentage" office:value="0.29729729729729726" table:formula="of:=([.AO72]-[.$AG72])/[.$AG72]" table:style-name="ce21">
            <text:p>29.73%</text:p>
          </table:table-cell>
          <table:table-cell office:value-type="percentage" office:value="0.21621621621621626" table:formula="of:=([.AP72]-[.$AG72])/[.$AG72]" table:style-name="ce21">
            <text:p>21.62%</text:p>
          </table:table-cell>
          <table:table-cell office:value-type="percentage" office:value="5.4054054054054106E-2" table:formula="of:=([.AQ72]-[.$AG72])/[.$AG72]" table:style-name="ce21">
            <text:p>5.41%</text:p>
          </table:table-cell>
          <table:table-cell office:value-type="percentage" office:value="0.24324324324324331" table:formula="of:=([.AR72]-[.$AG72])/[.$AG72]" table:style-name="ce21">
            <text:p>24.32%</text:p>
          </table:table-cell>
          <table:table-cell office:value-type="percentage" office:value="0.21621621621621626" table:formula="of:=([.AS72]-[.$AG72])/[.$AG72]" table:style-name="ce21">
            <text:p>21.62%</text:p>
          </table:table-cell>
          <table:table-cell office:value-type="percentage" office:value="0.21621621621621626" table:formula="of:=([.AT72]-[.$AG72])/[.$AG72]" table:style-name="ce21">
            <text:p>21.62%</text:p>
          </table:table-cell>
          <table:table-cell office:value-type="string" table:style-name="ce18">
            <text:p>NCX.V</text:p>
          </table:table-cell>
          <table:table-cell office:value-type="float" office:value="0.16500000000000001" table:style-name="ce19">
            <text:p>0.165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55" table:style-name="ce20">
            <text:p>0.15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6" table:style-name="ce20">
            <text:p>0.16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9" table:style-name="ce20">
            <text:p>0.19</text:p>
          </table:table-cell>
          <table:table-cell office:value-type="float" office:value="0.16" table:style-name="ce20">
            <text:p>0.16</text:p>
          </table:table-cell>
          <table:table-cell office:value-type="percentage" office:value="3.0303030303030328E-2" table:formula="of:=([.BJ72]-[.$BI72])/[.$BI72]" table:style-name="ce21">
            <text:p>3.03%</text:p>
          </table:table-cell>
          <table:table-cell office:value-type="percentage" office:value="6.060606060606049E-2" table:formula="of:=([.BK72]-[.$BI72])/[.$BI72]" table:style-name="ce21">
            <text:p>6.06%</text:p>
          </table:table-cell>
          <table:table-cell office:value-type="percentage" office:value="3.0303030303030328E-2" table:formula="of:=([.BL72]-[.$BI72])/[.$BI72]" table:style-name="ce21">
            <text:p>3.03%</text:p>
          </table:table-cell>
          <table:table-cell office:value-type="percentage" office:value="-6.0606060606060656E-2" table:formula="of:=([.BM72]-[.$BI72])/[.$BI72]" table:style-name="ce21">
            <text:p>-6.06%</text:p>
          </table:table-cell>
          <table:table-cell office:value-type="percentage" office:value="-0.1818181818181818" table:formula="of:=([.BN72]-[.$BI72])/[.$BI72]" table:style-name="ce21">
            <text:p>-18.18%</text:p>
          </table:table-cell>
          <table:table-cell office:value-type="percentage" office:value="3.0303030303030328E-2" table:formula="of:=([.BO72]-[.$BI72])/[.$BI72]" table:style-name="ce21">
            <text:p>3.03%</text:p>
          </table:table-cell>
          <table:table-cell office:value-type="percentage" office:value="3.0303030303030328E-2" table:formula="of:=([.BP72]-[.$BI72])/[.$BI72]" table:style-name="ce21">
            <text:p>3.03%</text:p>
          </table:table-cell>
          <table:table-cell office:value-type="percentage" office:value="-3.0303030303030328E-2" table:formula="of:=([.BQ72]-[.$BI72])/[.$BI72]" table:style-name="ce21">
            <text:p>-3.03%</text:p>
          </table:table-cell>
          <table:table-cell office:value-type="percentage" office:value="6.060606060606049E-2" table:formula="of:=([.BR72]-[.$BI72])/[.$BI72]" table:style-name="ce21">
            <text:p>6.06%</text:p>
          </table:table-cell>
          <table:table-cell office:value-type="percentage" office:value="3.0303030303030328E-2" table:formula="of:=([.BS72]-[.$BI72])/[.$BI72]" table:style-name="ce21">
            <text:p>3.03%</text:p>
          </table:table-cell>
          <table:table-cell office:value-type="percentage" office:value="0" table:formula="of:=([.BT72]-[.$BI72])/[.$BI72]" table:style-name="ce21">
            <text:p>0.00%</text:p>
          </table:table-cell>
          <table:table-cell office:value-type="percentage" office:value="0.15151515151515146" table:formula="of:=([.BU72]-[.$BI72])/[.$BI72]" table:style-name="ce21">
            <text:p>15.15%</text:p>
          </table:table-cell>
          <table:table-cell office:value-type="percentage" office:value="-3.0303030303030328E-2" table:formula="of:=([.BV72]-[.$BI72])/[.$BI72]" table:style-name="ce21">
            <text:p>-3.03%</text:p>
          </table:table-cell>
          <table:table-cell office:value-type="string" table:style-name="ce25">
            <text:p>CriticalInvestor</text:p>
          </table:table-cell>
          <table:table-cell office:value-type="percentage" office:value="2.3829023829023788E-2" table:formula="of:=([.S72]+[.AU72]+[.BW72])/3" table:style-name="ce22">
            <text:p>2.38%</text:p>
          </table:table-cell>
          <table:table-cell office:value-type="percentage" office:value="6.0385060385060328E-2" table:formula="of:=([.T72]+[.AV72]+[.BX72])/3" table:style-name="ce22">
            <text:p>6.04%</text:p>
          </table:table-cell>
          <table:table-cell office:value-type="percentage" office:value="7.2020072020072032E-2" table:formula="of:=([.U72]+[.AW72]+[.BY72])/3" table:style-name="ce22">
            <text:p>7.20%</text:p>
          </table:table-cell>
          <table:table-cell office:value-type="percentage" office:value="0.10792610792610791" table:formula="of:=([.V72]+[.AX72]+[.BZ72])/3" table:style-name="ce22">
            <text:p>10.79%</text:p>
          </table:table-cell>
          <table:table-cell office:value-type="percentage" office:value="0.14002314002314006" table:formula="of:=([.W72]+[.AY72]+[.CA72])/3" table:style-name="ce22">
            <text:p>14.00%</text:p>
          </table:table-cell>
          <table:table-cell office:value-type="percentage" office:value="0.23775723775723775" table:formula="of:=([.X72]+[.AZ72]+[.CB72])/3" table:style-name="ce22">
            <text:p>23.78%</text:p>
          </table:table-cell>
          <table:table-cell office:value-type="percentage" office:value="0.3098293098293099" table:formula="of:=([.Y72]+[.BA72]+[.CC72])/3" table:style-name="ce22">
            <text:p>30.98%</text:p>
          </table:table-cell>
          <table:table-cell office:value-type="percentage" office:value="0.22656422656422656" table:formula="of:=([.Z72]+[.BB72]+[.CD72])/3" table:style-name="ce22">
            <text:p>22.66%</text:p>
          </table:table-cell>
          <table:table-cell office:value-type="percentage" office:value="0.22984022984022981" table:formula="of:=([.AA72]+[.BC72]+[.CE72])/3" table:style-name="ce22">
            <text:p>22.98%</text:p>
          </table:table-cell>
          <table:table-cell office:value-type="percentage" office:value="0.16568516568516573" table:formula="of:=([.AB72]+[.BD72]+[.CF72])/3" table:style-name="ce22">
            <text:p>16.57%</text:p>
          </table:table-cell>
          <table:table-cell office:value-type="percentage" office:value="0.21864721864721867" table:formula="of:=([.AC72]+[.BE72]+[.CG72])/3" table:style-name="ce22">
            <text:p>21.86%</text:p>
          </table:table-cell>
          <table:table-cell office:value-type="percentage" office:value="0.26014326014326017" table:formula="of:=([.AD72]+[.BF72]+[.CH72])/3" table:style-name="ce22">
            <text:p>26.01%</text:p>
          </table:table-cell>
          <table:table-cell office:value-type="percentage" office:value="0.19953719953719959" table:formula="of:=([.AE72]+[.BG72]+[.CI72])/3" table:style-name="ce22">
            <text:p>19.95%</text:p>
          </table:table-cell>
          <table:table-cell table:number-columns-repeated="1628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4" table:style-name="ce1">
            <text:p>134</text:p>
          </table:table-cell>
          <table:table-cell office:value-type="string" table:style-name="ce25">
            <text:p>Goldrush</text:p>
          </table:table-cell>
          <table:table-cell office:value-type="string" table:style-name="ce18">
            <text:p>PEA.V</text:p>
          </table:table-cell>
          <table:table-cell office:value-type="float" office:value="0.19500000000000001" table:style-name="ce19">
            <text:p>0.195</text:p>
          </table:table-cell>
          <table:table-cell office:value-type="float" office:value="0.19" table:style-name="ce20">
            <text:p>0.19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" table:style-name="ce20">
            <text:p>0.17</text:p>
          </table:table-cell>
          <table:table-cell office:value-type="float" office:value="0.15" table:style-name="ce20">
            <text:p>0.15</text:p>
          </table:table-cell>
          <table:table-cell office:value-type="float" office:value="0.16" table:style-name="ce20">
            <text:p>0.16</text:p>
          </table:table-cell>
          <table:table-cell office:value-type="float" office:value="0.155" table:style-name="ce20">
            <text:p>0.15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percentage" office:value="-2.5641025641025664E-2" table:formula="of:=([.F73]-[.$E73])/[.$E73]" table:style-name="ce21">
            <text:p>-2.56%</text:p>
          </table:table-cell>
          <table:table-cell office:value-type="percentage" office:value="-5.1282051282051329E-2" table:formula="of:=([.G73]-[.$E73])/[.$E73]" table:style-name="ce21">
            <text:p>-5.13%</text:p>
          </table:table-cell>
          <table:table-cell office:value-type="percentage" office:value="-0.10256410256410266" table:formula="of:=([.H73]-[.$E73])/[.$E73]" table:style-name="ce21">
            <text:p>-10.26%</text:p>
          </table:table-cell>
          <table:table-cell office:value-type="percentage" office:value="-0.12820512820512817" table:formula="of:=([.I73]-[.$E73])/[.$E73]" table:style-name="ce21">
            <text:p>-12.82%</text:p>
          </table:table-cell>
          <table:table-cell office:value-type="percentage" office:value="-0.12820512820512817" table:formula="of:=([.J73]-[.$E73])/[.$E73]" table:style-name="ce21">
            <text:p>-12.82%</text:p>
          </table:table-cell>
          <table:table-cell office:value-type="percentage" office:value="-0.12820512820512817" table:formula="of:=([.K73]-[.$E73])/[.$E73]" table:style-name="ce21">
            <text:p>-12.82%</text:p>
          </table:table-cell>
          <table:table-cell office:value-type="percentage" office:value="-0.15384615384615383" table:formula="of:=([.L73]-[.$E73])/[.$E73]" table:style-name="ce21">
            <text:p>-15.38%</text:p>
          </table:table-cell>
          <table:table-cell office:value-type="percentage" office:value="-0.12820512820512817" table:formula="of:=([.M73]-[.$E73])/[.$E73]" table:style-name="ce21">
            <text:p>-12.82%</text:p>
          </table:table-cell>
          <table:table-cell office:value-type="percentage" office:value="-0.23076923076923084" table:formula="of:=([.N73]-[.$E73])/[.$E73]" table:style-name="ce21">
            <text:p>-23.08%</text:p>
          </table:table-cell>
          <table:table-cell office:value-type="percentage" office:value="-0.17948717948717949" table:formula="of:=([.O73]-[.$E73])/[.$E73]" table:style-name="ce21">
            <text:p>-17.95%</text:p>
          </table:table-cell>
          <table:table-cell office:value-type="percentage" office:value="-0.20512820512820515" table:formula="of:=([.P73]-[.$E73])/[.$E73]" table:style-name="ce21">
            <text:p>-20.51%</text:p>
          </table:table-cell>
          <table:table-cell office:value-type="percentage" office:value="-0.28205128205128199" table:formula="of:=([.Q73]-[.$E73])/[.$E73]" table:style-name="ce21">
            <text:p>-28.21%</text:p>
          </table:table-cell>
          <table:table-cell office:value-type="percentage" office:value="-0.28205128205128199" table:formula="of:=([.R73]-[.$E73])/[.$E73]" table:style-name="ce21">
            <text:p>-28.21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AH73]-[.$AG73])/[.$AG73]" table:style-name="ce21">
            <text:p>0.00%</text:p>
          </table:table-cell>
          <table:table-cell office:value-type="percentage" office:value="0" table:formula="of:=([.AI73]-[.$AG73])/[.$AG73]" table:style-name="ce21">
            <text:p>0.00%</text:p>
          </table:table-cell>
          <table:table-cell office:value-type="percentage" office:value="0" table:formula="of:=([.AJ73]-[.$AG73])/[.$AG73]" table:style-name="ce21">
            <text:p>0.00%</text:p>
          </table:table-cell>
          <table:table-cell office:value-type="percentage" office:value="0" table:formula="of:=([.AK73]-[.$AG73])/[.$AG73]" table:style-name="ce21">
            <text:p>0.00%</text:p>
          </table:table-cell>
          <table:table-cell office:value-type="percentage" office:value="0" table:formula="of:=([.AL73]-[.$AG73])/[.$AG73]" table:style-name="ce21">
            <text:p>0.00%</text:p>
          </table:table-cell>
          <table:table-cell office:value-type="percentage" office:value="0" table:formula="of:=([.AM73]-[.$AG73])/[.$AG73]" table:style-name="ce21">
            <text:p>0.00%</text:p>
          </table:table-cell>
          <table:table-cell office:value-type="percentage" office:value="0" table:formula="of:=([.AN73]-[.$AG73])/[.$AG73]" table:style-name="ce21">
            <text:p>0.00%</text:p>
          </table:table-cell>
          <table:table-cell office:value-type="percentage" office:value="0" table:formula="of:=([.AO73]-[.$AG73])/[.$AG73]" table:style-name="ce21">
            <text:p>0.00%</text:p>
          </table:table-cell>
          <table:table-cell office:value-type="percentage" office:value="0" table:formula="of:=([.AP73]-[.$AG73])/[.$AG73]" table:style-name="ce21">
            <text:p>0.00%</text:p>
          </table:table-cell>
          <table:table-cell office:value-type="percentage" office:value="0" table:formula="of:=([.AQ73]-[.$AG73])/[.$AG73]" table:style-name="ce21">
            <text:p>0.00%</text:p>
          </table:table-cell>
          <table:table-cell office:value-type="percentage" office:value="0" table:formula="of:=([.AR73]-[.$AG73])/[.$AG73]" table:style-name="ce21">
            <text:p>0.00%</text:p>
          </table:table-cell>
          <table:table-cell office:value-type="percentage" office:value="0" table:formula="of:=([.AS73]-[.$AG73])/[.$AG73]" table:style-name="ce21">
            <text:p>0.00%</text:p>
          </table:table-cell>
          <table:table-cell office:value-type="percentage" office:value="0" table:formula="of:=([.AT73]-[.$AG73])/[.$AG73]" table:style-name="ce21">
            <text:p>0.00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BJ73]-[.$BI73])/[.$BI73]" table:style-name="ce21">
            <text:p>0.00%</text:p>
          </table:table-cell>
          <table:table-cell office:value-type="percentage" office:value="0" table:formula="of:=([.BK73]-[.$BI73])/[.$BI73]" table:style-name="ce21">
            <text:p>0.00%</text:p>
          </table:table-cell>
          <table:table-cell office:value-type="percentage" office:value="0" table:formula="of:=([.BL73]-[.$BI73])/[.$BI73]" table:style-name="ce21">
            <text:p>0.00%</text:p>
          </table:table-cell>
          <table:table-cell office:value-type="percentage" office:value="0" table:formula="of:=([.BM73]-[.$BI73])/[.$BI73]" table:style-name="ce21">
            <text:p>0.00%</text:p>
          </table:table-cell>
          <table:table-cell office:value-type="percentage" office:value="0" table:formula="of:=([.BN73]-[.$BI73])/[.$BI73]" table:style-name="ce21">
            <text:p>0.00%</text:p>
          </table:table-cell>
          <table:table-cell office:value-type="percentage" office:value="0" table:formula="of:=([.BO73]-[.$BI73])/[.$BI73]" table:style-name="ce21">
            <text:p>0.00%</text:p>
          </table:table-cell>
          <table:table-cell office:value-type="percentage" office:value="0" table:formula="of:=([.BP73]-[.$BI73])/[.$BI73]" table:style-name="ce21">
            <text:p>0.00%</text:p>
          </table:table-cell>
          <table:table-cell office:value-type="percentage" office:value="0" table:formula="of:=([.BQ73]-[.$BI73])/[.$BI73]" table:style-name="ce21">
            <text:p>0.00%</text:p>
          </table:table-cell>
          <table:table-cell office:value-type="percentage" office:value="0" table:formula="of:=([.BR73]-[.$BI73])/[.$BI73]" table:style-name="ce21">
            <text:p>0.00%</text:p>
          </table:table-cell>
          <table:table-cell office:value-type="percentage" office:value="0" table:formula="of:=([.BS73]-[.$BI73])/[.$BI73]" table:style-name="ce21">
            <text:p>0.00%</text:p>
          </table:table-cell>
          <table:table-cell office:value-type="percentage" office:value="0" table:formula="of:=([.BT73]-[.$BI73])/[.$BI73]" table:style-name="ce21">
            <text:p>0.00%</text:p>
          </table:table-cell>
          <table:table-cell office:value-type="percentage" office:value="0" table:formula="of:=([.BU73]-[.$BI73])/[.$BI73]" table:style-name="ce21">
            <text:p>0.00%</text:p>
          </table:table-cell>
          <table:table-cell office:value-type="percentage" office:value="0" table:formula="of:=([.BV73]-[.$BI73])/[.$BI73]" table:style-name="ce21">
            <text:p>0.00%</text:p>
          </table:table-cell>
          <table:table-cell office:value-type="string" table:style-name="ce25">
            <text:p>Goldrush</text:p>
          </table:table-cell>
          <table:table-cell office:value-type="percentage" office:value="-8.5470085470085548E-3" table:formula="of:=([.S73]+[.AU73]+[.BW73])/3" table:style-name="ce22">
            <text:p>-0.85%</text:p>
          </table:table-cell>
          <table:table-cell office:value-type="percentage" office:value="-1.709401709401711E-2" table:formula="of:=([.T73]+[.AV73]+[.BX73])/3" table:style-name="ce22">
            <text:p>-1.71%</text:p>
          </table:table-cell>
          <table:table-cell office:value-type="percentage" office:value="-3.4188034188034219E-2" table:formula="of:=([.U73]+[.AW73]+[.BY73])/3" table:style-name="ce22">
            <text:p>-3.42%</text:p>
          </table:table-cell>
          <table:table-cell office:value-type="percentage" office:value="-4.2735042735042722E-2" table:formula="of:=([.V73]+[.AX73]+[.BZ73])/3" table:style-name="ce22">
            <text:p>-4.27%</text:p>
          </table:table-cell>
          <table:table-cell office:value-type="percentage" office:value="-4.2735042735042722E-2" table:formula="of:=([.W73]+[.AY73]+[.CA73])/3" table:style-name="ce22">
            <text:p>-4.27%</text:p>
          </table:table-cell>
          <table:table-cell office:value-type="percentage" office:value="-4.2735042735042722E-2" table:formula="of:=([.X73]+[.AZ73]+[.CB73])/3" table:style-name="ce22">
            <text:p>-4.27%</text:p>
          </table:table-cell>
          <table:table-cell office:value-type="percentage" office:value="-5.1282051282051273E-2" table:formula="of:=([.Y73]+[.BA73]+[.CC73])/3" table:style-name="ce22">
            <text:p>-5.13%</text:p>
          </table:table-cell>
          <table:table-cell office:value-type="percentage" office:value="-4.2735042735042722E-2" table:formula="of:=([.Z73]+[.BB73]+[.CD73])/3" table:style-name="ce22">
            <text:p>-4.27%</text:p>
          </table:table-cell>
          <table:table-cell office:value-type="percentage" office:value="-7.6923076923076941E-2" table:formula="of:=([.AA73]+[.BC73]+[.CE73])/3" table:style-name="ce22">
            <text:p>-7.69%</text:p>
          </table:table-cell>
          <table:table-cell office:value-type="percentage" office:value="-5.9829059829059832E-2" table:formula="of:=([.AB73]+[.BD73]+[.CF73])/3" table:style-name="ce22">
            <text:p>-5.98%</text:p>
          </table:table-cell>
          <table:table-cell office:value-type="percentage" office:value="-6.8376068376068383E-2" table:formula="of:=([.AC73]+[.BE73]+[.CG73])/3" table:style-name="ce22">
            <text:p>-6.84%</text:p>
          </table:table-cell>
          <table:table-cell office:value-type="percentage" office:value="-9.4017094017094002E-2" table:formula="of:=([.AD73]+[.BF73]+[.CH73])/3" table:style-name="ce22">
            <text:p>-9.40%</text:p>
          </table:table-cell>
          <table:table-cell office:value-type="percentage" office:value="-9.4017094017094002E-2" table:formula="of:=([.AE73]+[.BG73]+[.CI73])/3" table:style-name="ce22">
            <text:p>-9.40%</text:p>
          </table:table-cell>
          <table:table-cell table:number-columns-repeated="1628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22" table:style-name="ce1">
            <text:p>122</text:p>
          </table:table-cell>
          <table:table-cell office:value-type="string" table:style-name="ce25">
            <text:p>Empire</text:p>
          </table:table-cell>
          <table:table-cell office:value-type="string" table:style-name="ce18">
            <text:p>JSE.V</text:p>
          </table:table-cell>
          <table:table-cell office:value-type="float" office:value="0.5" table:style-name="ce24">
            <text:p>0.5</text:p>
          </table:table-cell>
          <table:table-cell office:value-type="float" office:value="0.49" table:style-name="ce20">
            <text:p>0.49</text:p>
          </table:table-cell>
          <table:table-cell office:value-type="float" office:value="0.49" table:style-name="ce20">
            <text:p>0.49</text:p>
          </table:table-cell>
          <table:table-cell office:value-type="float" office:value="0.48" table:style-name="ce20">
            <text:p>0.48</text:p>
          </table:table-cell>
          <table:table-cell office:value-type="float" office:value="0.49" table:style-name="ce20">
            <text:p>0.49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51" table:style-name="ce20">
            <text:p>0.51</text:p>
          </table:table-cell>
          <table:table-cell office:value-type="float" office:value="0.5" table:style-name="ce20">
            <text:p>0.5</text:p>
          </table:table-cell>
          <table:table-cell office:value-type="float" office:value="0.46" table:style-name="ce20">
            <text:p>0.46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5" table:style-name="ce20">
            <text:p>0.45</text:p>
          </table:table-cell>
          <table:table-cell office:value-type="float" office:value="0.46" table:style-name="ce20">
            <text:p>0.46</text:p>
          </table:table-cell>
          <table:table-cell office:value-type="float" office:value="0.45" table:style-name="ce20">
            <text:p>0.45</text:p>
          </table:table-cell>
          <table:table-cell office:value-type="float" office:value="0.44" table:style-name="ce20">
            <text:p>0.44</text:p>
          </table:table-cell>
          <table:table-cell office:value-type="percentage" office:value="-2.0000000000000018E-2" table:formula="of:=([.F74]-[.$E74])/[.$E74]" table:style-name="ce21">
            <text:p>-2.00%</text:p>
          </table:table-cell>
          <table:table-cell office:value-type="percentage" office:value="-2.0000000000000018E-2" table:formula="of:=([.G74]-[.$E74])/[.$E74]" table:style-name="ce21">
            <text:p>-2.00%</text:p>
          </table:table-cell>
          <table:table-cell office:value-type="percentage" office:value="-4.0000000000000036E-2" table:formula="of:=([.H74]-[.$E74])/[.$E74]" table:style-name="ce21">
            <text:p>-4.00%</text:p>
          </table:table-cell>
          <table:table-cell office:value-type="percentage" office:value="-2.0000000000000018E-2" table:formula="of:=([.I74]-[.$E74])/[.$E74]" table:style-name="ce21">
            <text:p>-2.00%</text:p>
          </table:table-cell>
          <table:table-cell office:value-type="percentage" office:value="-3.0000000000000027E-2" table:formula="of:=([.J74]-[.$E74])/[.$E74]" table:style-name="ce21">
            <text:p>-3.00%</text:p>
          </table:table-cell>
          <table:table-cell office:value-type="percentage" office:value="2.0000000000000018E-2" table:formula="of:=([.K74]-[.$E74])/[.$E74]" table:style-name="ce21">
            <text:p>2.00%</text:p>
          </table:table-cell>
          <table:table-cell office:value-type="percentage" office:value="0" table:formula="of:=([.L74]-[.$E74])/[.$E74]" table:style-name="ce21">
            <text:p>0.00%</text:p>
          </table:table-cell>
          <table:table-cell office:value-type="percentage" office:value="-7.999999999999996E-2" table:formula="of:=([.M74]-[.$E74])/[.$E74]" table:style-name="ce21">
            <text:p>-8.00%</text:p>
          </table:table-cell>
          <table:table-cell office:value-type="percentage" office:value="-5.0000000000000044E-2" table:formula="of:=([.N74]-[.$E74])/[.$E74]" table:style-name="ce21">
            <text:p>-5.00%</text:p>
          </table:table-cell>
          <table:table-cell office:value-type="percentage" office:value="-9.9999999999999978E-2" table:formula="of:=([.O74]-[.$E74])/[.$E74]" table:style-name="ce21">
            <text:p>-10.00%</text:p>
          </table:table-cell>
          <table:table-cell office:value-type="percentage" office:value="-7.999999999999996E-2" table:formula="of:=([.P74]-[.$E74])/[.$E74]" table:style-name="ce21">
            <text:p>-8.00%</text:p>
          </table:table-cell>
          <table:table-cell office:value-type="percentage" office:value="-9.9999999999999978E-2" table:formula="of:=([.Q74]-[.$E74])/[.$E74]" table:style-name="ce21">
            <text:p>-10.00%</text:p>
          </table:table-cell>
          <table:table-cell office:value-type="percentage" office:value="-0.12" table:formula="of:=([.R74]-[.$E74])/[.$E74]" table:style-name="ce21">
            <text:p>-12.00%</text:p>
          </table:table-cell>
          <table:table-cell office:value-type="string" table:style-name="ce18">
            <text:p>ORG.V</text:p>
          </table:table-cell>
          <table:table-cell office:value-type="float" office:value="0.34" table:style-name="ce19">
            <text:p>0.34</text:p>
          </table:table-cell>
          <table:table-cell office:value-type="float" office:value="0.36" table:style-name="ce20">
            <text:p>0.36</text:p>
          </table:table-cell>
          <table:table-cell office:value-type="float" office:value="0.36" table:style-name="ce20">
            <text:p>0.36</text:p>
          </table:table-cell>
          <table:table-cell office:value-type="float" office:value="0.41" table:style-name="ce20">
            <text:p>0.41</text:p>
          </table:table-cell>
          <table:table-cell office:value-type="float" office:value="0.39" table:style-name="ce20">
            <text:p>0.39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7" table:style-name="ce20">
            <text:p>0.47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39" table:style-name="ce20">
            <text:p>0.39</text:p>
          </table:table-cell>
          <table:table-cell office:value-type="float" office:value="0.375" table:style-name="ce20">
            <text:p>0.375</text:p>
          </table:table-cell>
          <table:table-cell office:value-type="float" office:value="0.375" table:style-name="ce20">
            <text:p>0.375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37" table:style-name="ce20">
            <text:p>0.37</text:p>
          </table:table-cell>
          <table:table-cell office:value-type="float" office:value="0.375" table:style-name="ce20">
            <text:p>0.375</text:p>
          </table:table-cell>
          <table:table-cell office:value-type="percentage" office:value="5.8823529411764594E-2" table:formula="of:=([.AH74]-[.$AG74])/[.$AG74]" table:style-name="ce21">
            <text:p>5.88%</text:p>
          </table:table-cell>
          <table:table-cell office:value-type="percentage" office:value="5.8823529411764594E-2" table:formula="of:=([.AI74]-[.$AG74])/[.$AG74]" table:style-name="ce21">
            <text:p>5.88%</text:p>
          </table:table-cell>
          <table:table-cell office:value-type="percentage" office:value="0.20588235294117632" table:formula="of:=([.AJ74]-[.$AG74])/[.$AG74]" table:style-name="ce21">
            <text:p>20.59%</text:p>
          </table:table-cell>
          <table:table-cell office:value-type="percentage" office:value="0.14705882352941171" table:formula="of:=([.AK74]-[.$AG74])/[.$AG74]" table:style-name="ce21">
            <text:p>14.71%</text:p>
          </table:table-cell>
          <table:table-cell office:value-type="percentage" office:value="0.33823529411764702" table:formula="of:=([.AL74]-[.$AG74])/[.$AG74]" table:style-name="ce21">
            <text:p>33.82%</text:p>
          </table:table-cell>
          <table:table-cell office:value-type="percentage" office:value="0.3823529411764704" table:formula="of:=([.AM74]-[.$AG74])/[.$AG74]" table:style-name="ce21">
            <text:p>38.24%</text:p>
          </table:table-cell>
          <table:table-cell office:value-type="percentage" office:value="0.16176470588235292" table:formula="of:=([.AN74]-[.$AG74])/[.$AG74]" table:style-name="ce21">
            <text:p>16.18%</text:p>
          </table:table-cell>
          <table:table-cell office:value-type="percentage" office:value="0.14705882352941171" table:formula="of:=([.AO74]-[.$AG74])/[.$AG74]" table:style-name="ce21">
            <text:p>14.71%</text:p>
          </table:table-cell>
          <table:table-cell office:value-type="percentage" office:value="0.10294117647058816" table:formula="of:=([.AP74]-[.$AG74])/[.$AG74]" table:style-name="ce21">
            <text:p>10.29%</text:p>
          </table:table-cell>
          <table:table-cell office:value-type="percentage" office:value="0.10294117647058816" table:formula="of:=([.AQ74]-[.$AG74])/[.$AG74]" table:style-name="ce21">
            <text:p>10.29%</text:p>
          </table:table-cell>
          <table:table-cell office:value-type="percentage" office:value="0.19117647058823528" table:formula="of:=([.AR74]-[.$AG74])/[.$AG74]" table:style-name="ce21">
            <text:p>19.12%</text:p>
          </table:table-cell>
          <table:table-cell office:value-type="percentage" office:value="8.8235294117646967E-2" table:formula="of:=([.AS74]-[.$AG74])/[.$AG74]" table:style-name="ce21">
            <text:p>8.82%</text:p>
          </table:table-cell>
          <table:table-cell office:value-type="percentage" office:value="0.10294117647058816" table:formula="of:=([.AT74]-[.$AG74])/[.$AG74]" table:style-name="ce21">
            <text:p>10.29%</text:p>
          </table:table-cell>
          <table:table-cell office:value-type="string" table:style-name="ce18">
            <text:p>AFE.V</text:p>
          </table:table-cell>
          <table:table-cell office:value-type="float" office:value="0.26500000000000001" table:style-name="ce19">
            <text:p>0.265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7" table:style-name="ce20">
            <text:p>0.27</text:p>
          </table:table-cell>
          <table:table-cell office:value-type="float" office:value="0.3" table:style-name="ce20">
            <text:p>0.3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" table:style-name="ce20">
            <text:p>0.27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55" table:style-name="ce20">
            <text:p>0.255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5" table:style-name="ce20">
            <text:p>0.25</text:p>
          </table:table-cell>
          <table:table-cell office:value-type="float" office:value="0.22" table:style-name="ce20">
            <text:p>0.22</text:p>
          </table:table-cell>
          <table:table-cell office:value-type="float" office:value="0.19500000000000001" table:style-name="ce20">
            <text:p>0.195</text:p>
          </table:table-cell>
          <table:table-cell office:value-type="percentage" office:value="1.8867924528301903E-2" table:formula="of:=([.BJ74]-[.$BI74])/[.$BI74]" table:style-name="ce21">
            <text:p>1.89%</text:p>
          </table:table-cell>
          <table:table-cell office:value-type="percentage" office:value="5.660377358490571E-2" table:formula="of:=([.BK74]-[.$BI74])/[.$BI74]" table:style-name="ce21">
            <text:p>5.66%</text:p>
          </table:table-cell>
          <table:table-cell office:value-type="percentage" office:value="1.8867924528301903E-2" table:formula="of:=([.BL74]-[.$BI74])/[.$BI74]" table:style-name="ce21">
            <text:p>1.89%</text:p>
          </table:table-cell>
          <table:table-cell office:value-type="percentage" office:value="0.13207547169811309" table:formula="of:=([.BM74]-[.$BI74])/[.$BI74]" table:style-name="ce21">
            <text:p>13.21%</text:p>
          </table:table-cell>
          <table:table-cell office:value-type="percentage" office:value="3.7735849056603807E-2" table:formula="of:=([.BN74]-[.$BI74])/[.$BI74]" table:style-name="ce21">
            <text:p>3.77%</text:p>
          </table:table-cell>
          <table:table-cell office:value-type="percentage" office:value="1.8867924528301903E-2" table:formula="of:=([.BO74]-[.$BI74])/[.$BI74]" table:style-name="ce21">
            <text:p>1.89%</text:p>
          </table:table-cell>
          <table:table-cell office:value-type="percentage" office:value="0" table:formula="of:=([.BP74]-[.$BI74])/[.$BI74]" table:style-name="ce21">
            <text:p>0.00%</text:p>
          </table:table-cell>
          <table:table-cell office:value-type="percentage" office:value="-3.7735849056603807E-2" table:formula="of:=([.BQ74]-[.$BI74])/[.$BI74]" table:style-name="ce21">
            <text:p>-3.77%</text:p>
          </table:table-cell>
          <table:table-cell office:value-type="percentage" office:value="9.4339622641509302E-2" table:formula="of:=([.BR74]-[.$BI74])/[.$BI74]" table:style-name="ce21">
            <text:p>9.43%</text:p>
          </table:table-cell>
          <table:table-cell office:value-type="percentage" office:value="0" table:formula="of:=([.BS74]-[.$BI74])/[.$BI74]" table:style-name="ce21">
            <text:p>0.00%</text:p>
          </table:table-cell>
          <table:table-cell office:value-type="percentage" office:value="-5.660377358490571E-2" table:formula="of:=([.BT74]-[.$BI74])/[.$BI74]" table:style-name="ce21">
            <text:p>-5.66%</text:p>
          </table:table-cell>
          <table:table-cell office:value-type="percentage" office:value="-0.16981132075471703" table:formula="of:=([.BU74]-[.$BI74])/[.$BI74]" table:style-name="ce21">
            <text:p>-16.98%</text:p>
          </table:table-cell>
          <table:table-cell office:value-type="percentage" office:value="-0.26415094339622641" table:formula="of:=([.BV74]-[.$BI74])/[.$BI74]" table:style-name="ce21">
            <text:p>-26.42%</text:p>
          </table:table-cell>
          <table:table-cell office:value-type="string" table:style-name="ce25">
            <text:p>Empire</text:p>
          </table:table-cell>
          <table:table-cell office:value-type="percentage" office:value="1.9230484646688827E-2" table:formula="of:=([.S74]+[.AU74]+[.BW74])/3" table:style-name="ce22">
            <text:p>1.92%</text:p>
          </table:table-cell>
          <table:table-cell office:value-type="percentage" office:value="3.1809100998890096E-2" table:formula="of:=([.T74]+[.AV74]+[.BX74])/3" table:style-name="ce22">
            <text:p>3.18%</text:p>
          </table:table-cell>
          <table:table-cell office:value-type="percentage" office:value="6.1583425823159399E-2" table:formula="of:=([.U74]+[.AW74]+[.BY74])/3" table:style-name="ce22">
            <text:p>6.16%</text:p>
          </table:table-cell>
          <table:table-cell office:value-type="percentage" office:value="8.637809840917493E-2" table:formula="of:=([.V74]+[.AX74]+[.BZ74])/3" table:style-name="ce22">
            <text:p>8.64%</text:p>
          </table:table-cell>
          <table:table-cell office:value-type="percentage" office:value="0.11532371439141693" table:formula="of:=([.W74]+[.AY74]+[.CA74])/3" table:style-name="ce22">
            <text:p>11.53%</text:p>
          </table:table-cell>
          <table:table-cell office:value-type="percentage" office:value="0.14040695523492411" table:formula="of:=([.X74]+[.AZ74]+[.CB74])/3" table:style-name="ce22">
            <text:p>14.04%</text:p>
          </table:table-cell>
          <table:table-cell office:value-type="percentage" office:value="5.3921568627450976E-2" table:formula="of:=([.Y74]+[.BA74]+[.CC74])/3" table:style-name="ce22">
            <text:p>5.39%</text:p>
          </table:table-cell>
          <table:table-cell office:value-type="percentage" office:value="9.7743248242693152E-3" table:formula="of:=([.Z74]+[.BB74]+[.CD74])/3" table:style-name="ce22">
            <text:p>0.98%</text:p>
          </table:table-cell>
          <table:table-cell office:value-type="percentage" office:value="4.9093599704032466E-2" table:formula="of:=([.AA74]+[.BC74]+[.CE74])/3" table:style-name="ce22">
            <text:p>4.91%</text:p>
          </table:table-cell>
          <table:table-cell office:value-type="percentage" office:value="9.8039215686272774E-4" table:formula="of:=([.AB74]+[.BD74]+[.CF74])/3" table:style-name="ce22">
            <text:p>0.10%</text:p>
          </table:table-cell>
          <table:table-cell office:value-type="percentage" office:value="1.8190899001109869E-2" table:formula="of:=([.AC74]+[.BE74]+[.CG74])/3" table:style-name="ce22">
            <text:p>1.82%</text:p>
          </table:table-cell>
          <table:table-cell office:value-type="percentage" office:value="-6.0525342212356677E-2" table:formula="of:=([.AD74]+[.BF74]+[.CH74])/3" table:style-name="ce22">
            <text:p>-6.05%</text:p>
          </table:table-cell>
          <table:table-cell office:value-type="percentage" office:value="-9.3736588975212753E-2" table:formula="of:=([.AE74]+[.BG74]+[.CI74])/3" table:style-name="ce22">
            <text:p>-9.37%</text:p>
          </table:table-cell>
          <table:table-cell table:number-columns-repeated="1628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1" table:style-name="ce1">
            <text:p>111</text:p>
          </table:table-cell>
          <table:table-cell office:value-type="string" table:style-name="ce25">
            <text:p>Walterc</text:p>
          </table:table-cell>
          <table:table-cell office:value-type="string" table:style-name="ce18">
            <text:p>LWLG</text:p>
          </table:table-cell>
          <table:table-cell office:value-type="float" office:value="0.62" table:style-name="ce19">
            <text:p>0.62</text:p>
          </table:table-cell>
          <table:table-cell office:value-type="float" office:value="0.749" table:style-name="ce20">
            <text:p>0.749</text:p>
          </table:table-cell>
          <table:table-cell office:value-type="float" office:value="0.85099999999999998" table:style-name="ce20">
            <text:p>0.851</text:p>
          </table:table-cell>
          <table:table-cell office:value-type="float" office:value="0.85" table:style-name="ce20">
            <text:p>0.85</text:p>
          </table:table-cell>
          <table:table-cell office:value-type="float" office:value="0.745" table:style-name="ce20">
            <text:p>0.745</text:p>
          </table:table-cell>
          <table:table-cell office:value-type="float" office:value="0.68" table:style-name="ce20">
            <text:p>0.68</text:p>
          </table:table-cell>
          <table:table-cell office:value-type="float" office:value="0.67" table:style-name="ce20">
            <text:p>0.67</text:p>
          </table:table-cell>
          <table:table-cell office:value-type="float" office:value="0.68989999999999996" table:style-name="ce20">
            <text:p>0.6899</text:p>
          </table:table-cell>
          <table:table-cell office:value-type="float" office:value="0.73499999999999999" table:style-name="ce20">
            <text:p>0.735</text:p>
          </table:table-cell>
          <table:table-cell office:value-type="float" office:value="0.67" table:style-name="ce20">
            <text:p>0.67</text:p>
          </table:table-cell>
          <table:table-cell office:value-type="float" office:value="0.69" table:style-name="ce20">
            <text:p>0.69</text:p>
          </table:table-cell>
          <table:table-cell office:value-type="float" office:value="0.69799999999999995" table:style-name="ce20">
            <text:p>0.698</text:p>
          </table:table-cell>
          <table:table-cell office:value-type="float" office:value="0.71989999999999998" table:style-name="ce20">
            <text:p>0.7199</text:p>
          </table:table-cell>
          <table:table-cell office:value-type="float" office:value="0.74" table:style-name="ce20">
            <text:p>0.74</text:p>
          </table:table-cell>
          <table:table-cell office:value-type="percentage" office:value="0.20806451612903226" table:formula="of:=([.F75]-[.$E75])/[.$E75]" table:style-name="ce21">
            <text:p>20.81%</text:p>
          </table:table-cell>
          <table:table-cell office:value-type="percentage" office:value="0.3725806451612903" table:formula="of:=([.G75]-[.$E75])/[.$E75]" table:style-name="ce21">
            <text:p>37.26%</text:p>
          </table:table-cell>
          <table:table-cell office:value-type="percentage" office:value="0.37096774193548382" table:formula="of:=([.H75]-[.$E75])/[.$E75]" table:style-name="ce21">
            <text:p>37.10%</text:p>
          </table:table-cell>
          <table:table-cell office:value-type="percentage" office:value="0.20161290322580647" table:formula="of:=([.I75]-[.$E75])/[.$E75]" table:style-name="ce21">
            <text:p>20.16%</text:p>
          </table:table-cell>
          <table:table-cell office:value-type="percentage" office:value="9.6774193548387177E-2" table:formula="of:=([.J75]-[.$E75])/[.$E75]" table:style-name="ce21">
            <text:p>9.68%</text:p>
          </table:table-cell>
          <table:table-cell office:value-type="percentage" office:value="8.0645161290322648E-2" table:formula="of:=([.K75]-[.$E75])/[.$E75]" table:style-name="ce21">
            <text:p>8.06%</text:p>
          </table:table-cell>
          <table:table-cell office:value-type="percentage" office:value="0.1127419354838709" table:formula="of:=([.L75]-[.$E75])/[.$E75]" table:style-name="ce21">
            <text:p>11.27%</text:p>
          </table:table-cell>
          <table:table-cell office:value-type="percentage" office:value="0.18548387096774191" table:formula="of:=([.M75]-[.$E75])/[.$E75]" table:style-name="ce21">
            <text:p>18.55%</text:p>
          </table:table-cell>
          <table:table-cell office:value-type="percentage" office:value="8.0645161290322648E-2" table:formula="of:=([.N75]-[.$E75])/[.$E75]" table:style-name="ce21">
            <text:p>8.06%</text:p>
          </table:table-cell>
          <table:table-cell office:value-type="percentage" office:value="0.11290322580645154" table:formula="of:=([.O75]-[.$E75])/[.$E75]" table:style-name="ce21">
            <text:p>11.29%</text:p>
          </table:table-cell>
          <table:table-cell office:value-type="percentage" office:value="0.12580645161290316" table:formula="of:=([.P75]-[.$E75])/[.$E75]" table:style-name="ce21">
            <text:p>12.58%</text:p>
          </table:table-cell>
          <table:table-cell office:value-type="percentage" office:value="0.16112903225806449" table:formula="of:=([.Q75]-[.$E75])/[.$E75]" table:style-name="ce21">
            <text:p>16.11%</text:p>
          </table:table-cell>
          <table:table-cell office:value-type="percentage" office:value="0.19354838709677419" table:formula="of:=([.R75]-[.$E75])/[.$E75]" table:style-name="ce21">
            <text:p>19.35%</text:p>
          </table:table-cell>
          <table:table-cell office:value-type="string" table:style-name="ce18">
            <text:p>IB.V</text:p>
          </table:table-cell>
          <table:table-cell office:value-type="float" office:value="0.43" table:style-name="ce19">
            <text:p>0.43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5500000000000002" table:style-name="ce20">
            <text:p>0.455</text:p>
          </table:table-cell>
          <table:table-cell office:value-type="float" office:value="0.45" table:style-name="ce20">
            <text:p>0.45</text:p>
          </table:table-cell>
          <table:table-cell office:value-type="float" office:value="0.4" table:style-name="ce20">
            <text:p>0.4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5" table:style-name="ce20">
            <text:p>0.35</text:p>
          </table:table-cell>
          <table:table-cell office:value-type="float" office:value="0.42" table:style-name="ce20">
            <text:p>0.42</text:p>
          </table:table-cell>
          <table:table-cell office:value-type="float" office:value="0.41" table:style-name="ce20">
            <text:p>0.41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45" table:style-name="ce20">
            <text:p>0.45</text:p>
          </table:table-cell>
          <table:table-cell office:value-type="float" office:value="0.4" table:style-name="ce20">
            <text:p>0.4</text:p>
          </table:table-cell>
          <table:table-cell office:value-type="percentage" office:value="5.8139534883720985E-2" table:formula="of:=([.AH75]-[.$AG75])/[.$AG75]" table:style-name="ce21">
            <text:p>5.81%</text:p>
          </table:table-cell>
          <table:table-cell office:value-type="percentage" office:value="5.8139534883720985E-2" table:formula="of:=([.AI75]-[.$AG75])/[.$AG75]" table:style-name="ce21">
            <text:p>5.81%</text:p>
          </table:table-cell>
          <table:table-cell office:value-type="percentage" office:value="4.6511627906976785E-2" table:formula="of:=([.AJ75]-[.$AG75])/[.$AG75]" table:style-name="ce21">
            <text:p>4.65%</text:p>
          </table:table-cell>
          <table:table-cell office:value-type="percentage" office:value="-6.9767441860465046E-2" table:formula="of:=([.AK75]-[.$AG75])/[.$AG75]" table:style-name="ce21">
            <text:p>-6.98%</text:p>
          </table:table-cell>
          <table:table-cell office:value-type="percentage" office:value="-0.15116279069767444" table:formula="of:=([.AL75]-[.$AG75])/[.$AG75]" table:style-name="ce21">
            <text:p>-15.12%</text:p>
          </table:table-cell>
          <table:table-cell office:value-type="percentage" office:value="-0.186046511627907" table:formula="of:=([.AM75]-[.$AG75])/[.$AG75]" table:style-name="ce21">
            <text:p>-18.60%</text:p>
          </table:table-cell>
          <table:table-cell office:value-type="percentage" office:value="-2.3255813953488393E-2" table:formula="of:=([.AN75]-[.$AG75])/[.$AG75]" table:style-name="ce21">
            <text:p>-2.33%</text:p>
          </table:table-cell>
          <table:table-cell office:value-type="percentage" office:value="-4.6511627906976785E-2" table:formula="of:=([.AO75]-[.$AG75])/[.$AG75]" table:style-name="ce21">
            <text:p>-4.65%</text:p>
          </table:table-cell>
          <table:table-cell office:value-type="percentage" office:value="4.6511627906976785E-2" table:formula="of:=([.AP75]-[.$AG75])/[.$AG75]" table:style-name="ce21">
            <text:p>4.65%</text:p>
          </table:table-cell>
          <table:table-cell office:value-type="percentage" office:value="4.6511627906976785E-2" table:formula="of:=([.AQ75]-[.$AG75])/[.$AG75]" table:style-name="ce21">
            <text:p>4.65%</text:p>
          </table:table-cell>
          <table:table-cell office:value-type="percentage" office:value="-1.1627906976744196E-2" table:formula="of:=([.AR75]-[.$AG75])/[.$AG75]" table:style-name="ce21">
            <text:p>-1.16%</text:p>
          </table:table-cell>
          <table:table-cell office:value-type="percentage" office:value="4.6511627906976785E-2" table:formula="of:=([.AS75]-[.$AG75])/[.$AG75]" table:style-name="ce21">
            <text:p>4.65%</text:p>
          </table:table-cell>
          <table:table-cell office:value-type="percentage" office:value="-6.9767441860465046E-2" table:formula="of:=([.AT75]-[.$AG75])/[.$AG75]" table:style-name="ce21">
            <text:p>-6.98%</text:p>
          </table:table-cell>
          <table:table-cell office:value-type="string" table:style-name="ce18">
            <text:p>NB.TO</text:p>
          </table:table-cell>
          <table:table-cell office:value-type="float" office:value="0.75" table:style-name="ce19">
            <text:p>0.75</text:p>
          </table:table-cell>
          <table:table-cell office:value-type="float" office:value="0.75" table:style-name="ce20">
            <text:p>0.75</text:p>
          </table:table-cell>
          <table:table-cell office:value-type="float" office:value="0.72" table:style-name="ce20">
            <text:p>0.72</text:p>
          </table:table-cell>
          <table:table-cell office:value-type="float" office:value="0.72" table:style-name="ce20">
            <text:p>0.72</text:p>
          </table:table-cell>
          <table:table-cell office:value-type="float" office:value="0.69" table:style-name="ce20">
            <text:p>0.69</text:p>
          </table:table-cell>
          <table:table-cell office:value-type="float" office:value="0.69" table:style-name="ce20">
            <text:p>0.69</text:p>
          </table:table-cell>
          <table:table-cell office:value-type="float" office:value="0.74" table:style-name="ce20">
            <text:p>0.74</text:p>
          </table:table-cell>
          <table:table-cell office:value-type="float" office:value="0.87" table:style-name="ce20">
            <text:p>0.87</text:p>
          </table:table-cell>
          <table:table-cell office:value-type="float" office:value="0.78" table:style-name="ce20">
            <text:p>0.78</text:p>
          </table:table-cell>
          <table:table-cell office:value-type="float" office:value="0.76" table:style-name="ce20">
            <text:p>0.76</text:p>
          </table:table-cell>
          <table:table-cell office:value-type="float" office:value="0.79" table:style-name="ce20">
            <text:p>0.79</text:p>
          </table:table-cell>
          <table:table-cell office:value-type="float" office:value="0.76" table:style-name="ce20">
            <text:p>0.76</text:p>
          </table:table-cell>
          <table:table-cell office:value-type="float" office:value="0.72" table:style-name="ce20">
            <text:p>0.72</text:p>
          </table:table-cell>
          <table:table-cell office:value-type="float" office:value="0.74" table:style-name="ce20">
            <text:p>0.74</text:p>
          </table:table-cell>
          <table:table-cell office:value-type="percentage" office:value="0" table:formula="of:=([.BJ75]-[.$BI75])/[.$BI75]" table:style-name="ce21">
            <text:p>0.00%</text:p>
          </table:table-cell>
          <table:table-cell office:value-type="percentage" office:value="-4.0000000000000036E-2" table:formula="of:=([.BK75]-[.$BI75])/[.$BI75]" table:style-name="ce21">
            <text:p>-4.00%</text:p>
          </table:table-cell>
          <table:table-cell office:value-type="percentage" office:value="-4.0000000000000036E-2" table:formula="of:=([.BL75]-[.$BI75])/[.$BI75]" table:style-name="ce21">
            <text:p>-4.00%</text:p>
          </table:table-cell>
          <table:table-cell office:value-type="percentage" office:value="-8.0000000000000071E-2" table:formula="of:=([.BM75]-[.$BI75])/[.$BI75]" table:style-name="ce21">
            <text:p>-8.00%</text:p>
          </table:table-cell>
          <table:table-cell office:value-type="percentage" office:value="-8.0000000000000071E-2" table:formula="of:=([.BN75]-[.$BI75])/[.$BI75]" table:style-name="ce21">
            <text:p>-8.00%</text:p>
          </table:table-cell>
          <table:table-cell office:value-type="percentage" office:value="-1.3333333333333345E-2" table:formula="of:=([.BO75]-[.$BI75])/[.$BI75]" table:style-name="ce21">
            <text:p>-1.33%</text:p>
          </table:table-cell>
          <table:table-cell office:value-type="percentage" office:value="0.16" table:formula="of:=([.BP75]-[.$BI75])/[.$BI75]" table:style-name="ce21">
            <text:p>16.00%</text:p>
          </table:table-cell>
          <table:table-cell office:value-type="percentage" office:value="4.0000000000000036E-2" table:formula="of:=([.BQ75]-[.$BI75])/[.$BI75]" table:style-name="ce21">
            <text:p>4.00%</text:p>
          </table:table-cell>
          <table:table-cell office:value-type="percentage" office:value="1.3333333333333345E-2" table:formula="of:=([.BR75]-[.$BI75])/[.$BI75]" table:style-name="ce21">
            <text:p>1.33%</text:p>
          </table:table-cell>
          <table:table-cell office:value-type="percentage" office:value="5.3333333333333378E-2" table:formula="of:=([.BS75]-[.$BI75])/[.$BI75]" table:style-name="ce21">
            <text:p>5.33%</text:p>
          </table:table-cell>
          <table:table-cell office:value-type="percentage" office:value="1.3333333333333345E-2" table:formula="of:=([.BT75]-[.$BI75])/[.$BI75]" table:style-name="ce21">
            <text:p>1.33%</text:p>
          </table:table-cell>
          <table:table-cell office:value-type="percentage" office:value="-4.0000000000000036E-2" table:formula="of:=([.BU75]-[.$BI75])/[.$BI75]" table:style-name="ce21">
            <text:p>-4.00%</text:p>
          </table:table-cell>
          <table:table-cell office:value-type="percentage" office:value="-1.3333333333333345E-2" table:formula="of:=([.BV75]-[.$BI75])/[.$BI75]" table:style-name="ce21">
            <text:p>-1.33%</text:p>
          </table:table-cell>
          <table:table-cell office:value-type="string" table:style-name="ce25">
            <text:p>Walterc</text:p>
          </table:table-cell>
          <table:table-cell office:value-type="percentage" office:value="8.8734683670917747E-2" table:formula="of:=([.S75]+[.AU75]+[.BW75])/3" table:style-name="ce22">
            <text:p>8.87%</text:p>
          </table:table-cell>
          <table:table-cell office:value-type="percentage" office:value="0.13024006001500374" table:formula="of:=([.T75]+[.AV75]+[.BX75])/3" table:style-name="ce22">
            <text:p>13.02%</text:p>
          </table:table-cell>
          <table:table-cell office:value-type="percentage" office:value="0.12582645661415351" table:formula="of:=([.U75]+[.AW75]+[.BY75])/3" table:style-name="ce22">
            <text:p>12.58%</text:p>
          </table:table-cell>
          <table:table-cell office:value-type="percentage" office:value="1.7281820455113783E-2" table:formula="of:=([.V75]+[.AX75]+[.BZ75])/3" table:style-name="ce22">
            <text:p>1.73%</text:p>
          </table:table-cell>
          <table:table-cell office:value-type="percentage" office:value="-4.4796199049762446E-2" table:formula="of:=([.W75]+[.AY75]+[.CA75])/3" table:style-name="ce22">
            <text:p>-4.48%</text:p>
          </table:table-cell>
          <table:table-cell office:value-type="percentage" office:value="-3.9578227890305899E-2" table:formula="of:=([.X75]+[.AZ75]+[.CB75])/3" table:style-name="ce22">
            <text:p>-3.96%</text:p>
          </table:table-cell>
          <table:table-cell office:value-type="percentage" office:value="8.3162040510127502E-2" table:formula="of:=([.Y75]+[.BA75]+[.CC75])/3" table:style-name="ce22">
            <text:p>8.32%</text:p>
          </table:table-cell>
          <table:table-cell office:value-type="percentage" office:value="5.965741435358838E-2" table:formula="of:=([.Z75]+[.BB75]+[.CD75])/3" table:style-name="ce22">
            <text:p>5.97%</text:p>
          </table:table-cell>
          <table:table-cell office:value-type="percentage" office:value="4.6830040843544259E-2" table:formula="of:=([.AA75]+[.BC75]+[.CE75])/3" table:style-name="ce22">
            <text:p>4.68%</text:p>
          </table:table-cell>
          <table:table-cell office:value-type="percentage" office:value="7.0916062348920575E-2" table:formula="of:=([.AB75]+[.BD75]+[.CF75])/3" table:style-name="ce22">
            <text:p>7.09%</text:p>
          </table:table-cell>
          <table:table-cell office:value-type="percentage" office:value="4.2503959323164107E-2" table:formula="of:=([.AC75]+[.BE75]+[.CG75])/3" table:style-name="ce22">
            <text:p>4.25%</text:p>
          </table:table-cell>
          <table:table-cell office:value-type="percentage" office:value="5.5880220055013752E-2" table:formula="of:=([.AD75]+[.BF75]+[.CH75])/3" table:style-name="ce22">
            <text:p>5.59%</text:p>
          </table:table-cell>
          <table:table-cell office:value-type="percentage" office:value="3.6815870634325266E-2" table:formula="of:=([.AE75]+[.BG75]+[.CI75])/3" table:style-name="ce22">
            <text:p>3.68%</text:p>
          </table:table-cell>
          <table:table-cell table:number-columns-repeated="1628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string" table:style-name="ce25">
            <text:p>BruceWayne</text:p>
          </table:table-cell>
          <table:table-cell office:value-type="string" table:style-name="ce18">
            <text:p>SSL.TO</text:p>
          </table:table-cell>
          <table:table-cell office:value-type="float" office:value="5.27" table:style-name="ce19">
            <text:p>5.27</text:p>
          </table:table-cell>
          <table:table-cell office:value-type="float" office:value="5.49" table:style-name="ce20">
            <text:p>5.49</text:p>
          </table:table-cell>
          <table:table-cell office:value-type="float" office:value="5.63" table:style-name="ce20">
            <text:p>5.63</text:p>
          </table:table-cell>
          <table:table-cell office:value-type="float" office:value="5.87" table:style-name="ce20">
            <text:p>5.87</text:p>
          </table:table-cell>
          <table:table-cell office:value-type="float" office:value="5.67" table:style-name="ce20">
            <text:p>5.67</text:p>
          </table:table-cell>
          <table:table-cell office:value-type="float" office:value="5.94" table:style-name="ce20">
            <text:p>5.94</text:p>
          </table:table-cell>
          <table:table-cell office:value-type="float" office:value="6.35" table:style-name="ce20">
            <text:p>6.35</text:p>
          </table:table-cell>
          <table:table-cell office:value-type="float" office:value="6.08" table:style-name="ce20">
            <text:p>6.08</text:p>
          </table:table-cell>
          <table:table-cell office:value-type="float" office:value="5.94" table:style-name="ce20">
            <text:p>5.94</text:p>
          </table:table-cell>
          <table:table-cell office:value-type="float" office:value="5.61" table:style-name="ce20">
            <text:p>5.61</text:p>
          </table:table-cell>
          <table:table-cell office:value-type="float" office:value="5.65" table:style-name="ce20">
            <text:p>5.65</text:p>
          </table:table-cell>
          <table:table-cell office:value-type="float" office:value="5.54" table:style-name="ce20">
            <text:p>5.54</text:p>
          </table:table-cell>
          <table:table-cell office:value-type="float" office:value="5.77" table:style-name="ce20">
            <text:p>5.77</text:p>
          </table:table-cell>
          <table:table-cell office:value-type="float" office:value="5.72" table:style-name="ce20">
            <text:p>5.72</text:p>
          </table:table-cell>
          <table:table-cell office:value-type="percentage" office:value="4.1745730550284757E-2" table:formula="of:=([.F76]-[.$E76])/[.$E76]" table:style-name="ce21">
            <text:p>4.17%</text:p>
          </table:table-cell>
          <table:table-cell office:value-type="percentage" office:value="6.8311195445920375E-2" table:formula="of:=([.G76]-[.$E76])/[.$E76]" table:style-name="ce21">
            <text:p>6.83%</text:p>
          </table:table-cell>
          <table:table-cell office:value-type="percentage" office:value="0.11385199240986728" table:formula="of:=([.H76]-[.$E76])/[.$E76]" table:style-name="ce21">
            <text:p>11.39%</text:p>
          </table:table-cell>
          <table:table-cell office:value-type="percentage" office:value="7.5901328273244861E-2" table:formula="of:=([.I76]-[.$E76])/[.$E76]" table:style-name="ce21">
            <text:p>7.59%</text:p>
          </table:table-cell>
          <table:table-cell office:value-type="percentage" office:value="0.12713472485768518" table:formula="of:=([.J76]-[.$E76])/[.$E76]" table:style-name="ce21">
            <text:p>12.71%</text:p>
          </table:table-cell>
          <table:table-cell office:value-type="percentage" office:value="0.20493358633776093" table:formula="of:=([.K76]-[.$E76])/[.$E76]" table:style-name="ce21">
            <text:p>20.49%</text:p>
          </table:table-cell>
          <table:table-cell office:value-type="percentage" office:value="0.15370018975332078" table:formula="of:=([.L76]-[.$E76])/[.$E76]" table:style-name="ce21">
            <text:p>15.37%</text:p>
          </table:table-cell>
          <table:table-cell office:value-type="percentage" office:value="0.12713472485768518" table:formula="of:=([.M76]-[.$E76])/[.$E76]" table:style-name="ce21">
            <text:p>12.71%</text:p>
          </table:table-cell>
          <table:table-cell office:value-type="percentage" office:value="6.4516129032258215E-2" table:formula="of:=([.N76]-[.$E76])/[.$E76]" table:style-name="ce21">
            <text:p>6.45%</text:p>
          </table:table-cell>
          <table:table-cell office:value-type="percentage" office:value="7.2106261859582702E-2" table:formula="of:=([.O76]-[.$E76])/[.$E76]" table:style-name="ce21">
            <text:p>7.21%</text:p>
          </table:table-cell>
          <table:table-cell office:value-type="percentage" office:value="5.1233396584440316E-2" table:formula="of:=([.P76]-[.$E76])/[.$E76]" table:style-name="ce21">
            <text:p>5.12%</text:p>
          </table:table-cell>
          <table:table-cell office:value-type="percentage" office:value="9.4876660341555979E-2" table:formula="of:=([.Q76]-[.$E76])/[.$E76]" table:style-name="ce21">
            <text:p>9.49%</text:p>
          </table:table-cell>
          <table:table-cell office:value-type="percentage" office:value="8.538899430740042E-2" table:formula="of:=([.R76]-[.$E76])/[.$E76]" table:style-name="ce21">
            <text:p>8.54%</text:p>
          </table:table-cell>
          <table:table-cell office:value-type="string" table:style-name="ce18">
            <text:p>SNG.V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55" table:style-name="ce20">
            <text:p>0.255</text:p>
          </table:table-cell>
          <table:table-cell office:value-type="percentage" office:value="-3.4482758620689495E-2" table:formula="of:=([.AH76]-[.$AG76])/[.$AG76]" table:style-name="ce21">
            <text:p>-3.45%</text:p>
          </table:table-cell>
          <table:table-cell office:value-type="percentage" office:value="-3.4482758620689495E-2" table:formula="of:=([.AI76]-[.$AG76])/[.$AG76]" table:style-name="ce21">
            <text:p>-3.45%</text:p>
          </table:table-cell>
          <table:table-cell office:value-type="percentage" office:value="0.20689655172413793" table:formula="of:=([.AJ76]-[.$AG76])/[.$AG76]" table:style-name="ce21">
            <text:p>20.69%</text:p>
          </table:table-cell>
          <table:table-cell office:value-type="percentage" office:value="0.37931034482758635" table:formula="of:=([.AK76]-[.$AG76])/[.$AG76]" table:style-name="ce21">
            <text:p>37.93%</text:p>
          </table:table-cell>
          <table:table-cell office:value-type="percentage" office:value="0.27586206896551729" table:formula="of:=([.AL76]-[.$AG76])/[.$AG76]" table:style-name="ce21">
            <text:p>27.59%</text:p>
          </table:table-cell>
          <table:table-cell office:value-type="percentage" office:value="0.31034482758620702" table:formula="of:=([.AM76]-[.$AG76])/[.$AG76]" table:style-name="ce21">
            <text:p>31.03%</text:p>
          </table:table-cell>
          <table:table-cell office:value-type="percentage" office:value="0.31034482758620702" table:formula="of:=([.AN76]-[.$AG76])/[.$AG76]" table:style-name="ce21">
            <text:p>31.03%</text:p>
          </table:table-cell>
          <table:table-cell office:value-type="percentage" office:value="0.44827586206896558" table:formula="of:=([.AO76]-[.$AG76])/[.$AG76]" table:style-name="ce21">
            <text:p>44.83%</text:p>
          </table:table-cell>
          <table:table-cell office:value-type="percentage" office:value="0.44827586206896558" table:formula="of:=([.AP76]-[.$AG76])/[.$AG76]" table:style-name="ce21">
            <text:p>44.83%</text:p>
          </table:table-cell>
          <table:table-cell office:value-type="percentage" office:value="0.55172413793103459" table:formula="of:=([.AQ76]-[.$AG76])/[.$AG76]" table:style-name="ce21">
            <text:p>55.17%</text:p>
          </table:table-cell>
          <table:table-cell office:value-type="percentage" office:value="0.65517241379310354" table:formula="of:=([.AR76]-[.$AG76])/[.$AG76]" table:style-name="ce21">
            <text:p>65.52%</text:p>
          </table:table-cell>
          <table:table-cell office:value-type="percentage" office:value="0.55172413793103459" table:formula="of:=([.AS76]-[.$AG76])/[.$AG76]" table:style-name="ce21">
            <text:p>55.17%</text:p>
          </table:table-cell>
          <table:table-cell office:value-type="percentage" office:value="0.7586206896551726" table:formula="of:=([.AT76]-[.$AG76])/[.$AG76]" table:style-name="ce21">
            <text:p>75.86%</text:p>
          </table:table-cell>
          <table:table-cell office:value-type="string" table:style-name="ce18">
            <text:p>ADG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5" table:style-name="ce20">
            <text:p>0.15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3500000000000001" table:style-name="ce20">
            <text:p>0.135</text:p>
          </table:table-cell>
          <table:table-cell office:value-type="percentage" office:value="0.29411764705882343" table:formula="of:=([.BJ76]-[.$BI76])/[.$BI76]" table:style-name="ce21">
            <text:p>29.41%</text:p>
          </table:table-cell>
          <table:table-cell office:value-type="percentage" office:value="0.1764705882352941" table:formula="of:=([.BK76]-[.$BI76])/[.$BI76]" table:style-name="ce21">
            <text:p>17.65%</text:p>
          </table:table-cell>
          <table:table-cell office:value-type="percentage" office:value="0.76470588235294101" table:formula="of:=([.BL76]-[.$BI76])/[.$BI76]" table:style-name="ce21">
            <text:p>76.47%</text:p>
          </table:table-cell>
          <table:table-cell office:value-type="percentage" office:value="0.6470588235294118" table:formula="of:=([.BM76]-[.$BI76])/[.$BI76]" table:style-name="ce21">
            <text:p>64.71%</text:p>
          </table:table-cell>
          <table:table-cell office:value-type="percentage" office:value="1" table:formula="of:=([.BN76]-[.$BI76])/[.$BI76]" table:style-name="ce21">
            <text:p>100.00%</text:p>
          </table:table-cell>
          <table:table-cell office:value-type="percentage" office:value="0.94117647058823528" table:formula="of:=([.BO76]-[.$BI76])/[.$BI76]" table:style-name="ce21">
            <text:p>94.12%</text:p>
          </table:table-cell>
          <table:table-cell office:value-type="percentage" office:value="0.70588235294117618" table:formula="of:=([.BP76]-[.$BI76])/[.$BI76]" table:style-name="ce21">
            <text:p>70.59%</text:p>
          </table:table-cell>
          <table:table-cell office:value-type="percentage" office:value="0.6470588235294118" table:formula="of:=([.BQ76]-[.$BI76])/[.$BI76]" table:style-name="ce21">
            <text:p>64.71%</text:p>
          </table:table-cell>
          <table:table-cell office:value-type="percentage" office:value="0.82352941176470573" table:formula="of:=([.BR76]-[.$BI76])/[.$BI76]" table:style-name="ce21">
            <text:p>82.35%</text:p>
          </table:table-cell>
          <table:table-cell office:value-type="percentage" office:value="0.70588235294117618" table:formula="of:=([.BS76]-[.$BI76])/[.$BI76]" table:style-name="ce21">
            <text:p>70.59%</text:p>
          </table:table-cell>
          <table:table-cell office:value-type="percentage" office:value="0.6470588235294118" table:formula="of:=([.BT76]-[.$BI76])/[.$BI76]" table:style-name="ce21">
            <text:p>64.71%</text:p>
          </table:table-cell>
          <table:table-cell office:value-type="percentage" office:value="0.76470588235294101" table:formula="of:=([.BU76]-[.$BI76])/[.$BI76]" table:style-name="ce21">
            <text:p>76.47%</text:p>
          </table:table-cell>
          <table:table-cell office:value-type="percentage" office:value="0.58823529411764708" table:formula="of:=([.BV76]-[.$BI76])/[.$BI76]" table:style-name="ce21">
            <text:p>58.82%</text:p>
          </table:table-cell>
          <table:table-cell office:value-type="string" table:style-name="ce25">
            <text:p>BruceWayne</text:p>
          </table:table-cell>
          <table:table-cell office:value-type="percentage" office:value="0.10046020632947289" table:formula="of:=([.S76]+[.AU76]+[.BW76])/3" table:style-name="ce22">
            <text:p>10.05%</text:p>
          </table:table-cell>
          <table:table-cell office:value-type="percentage" office:value="7.0099675020174987E-2" table:formula="of:=([.T76]+[.AV76]+[.BX76])/3" table:style-name="ce22">
            <text:p>7.01%</text:p>
          </table:table-cell>
          <table:table-cell office:value-type="percentage" office:value="0.36181814216231539" table:formula="of:=([.U76]+[.AW76]+[.BY76])/3" table:style-name="ce22">
            <text:p>36.18%</text:p>
          </table:table-cell>
          <table:table-cell office:value-type="percentage" office:value="0.36742349887674769" table:formula="of:=([.V76]+[.AX76]+[.BZ76])/3" table:style-name="ce22">
            <text:p>36.74%</text:p>
          </table:table-cell>
          <table:table-cell office:value-type="percentage" office:value="0.46766559794106749" table:formula="of:=([.W76]+[.AY76]+[.CA76])/3" table:style-name="ce22">
            <text:p>46.77%</text:p>
          </table:table-cell>
          <table:table-cell office:value-type="percentage" office:value="0.48548496150406772" table:formula="of:=([.X76]+[.AZ76]+[.CB76])/3" table:style-name="ce22">
            <text:p>48.55%</text:p>
          </table:table-cell>
          <table:table-cell office:value-type="percentage" office:value="0.38997579009356803" table:formula="of:=([.Y76]+[.BA76]+[.CC76])/3" table:style-name="ce22">
            <text:p>39.00%</text:p>
          </table:table-cell>
          <table:table-cell office:value-type="percentage" office:value="0.40748980348535424" table:formula="of:=([.Z76]+[.BB76]+[.CD76])/3" table:style-name="ce22">
            <text:p>40.75%</text:p>
          </table:table-cell>
          <table:table-cell office:value-type="percentage" office:value="0.44544046762197648" table:formula="of:=([.AA76]+[.BC76]+[.CE76])/3" table:style-name="ce22">
            <text:p>44.54%</text:p>
          </table:table-cell>
          <table:table-cell office:value-type="percentage" office:value="0.44323758424393117" table:formula="of:=([.AB76]+[.BD76]+[.CF76])/3" table:style-name="ce22">
            <text:p>44.32%</text:p>
          </table:table-cell>
          <table:table-cell office:value-type="percentage" office:value="0.45115487796898518" table:formula="of:=([.AC76]+[.BE76]+[.CG76])/3" table:style-name="ce22">
            <text:p>45.12%</text:p>
          </table:table-cell>
          <table:table-cell office:value-type="percentage" office:value="0.47043556020851057" table:formula="of:=([.AD76]+[.BF76]+[.CH76])/3" table:style-name="ce22">
            <text:p>47.04%</text:p>
          </table:table-cell>
          <table:table-cell office:value-type="percentage" office:value="0.47741499269340676" table:formula="of:=([.AE76]+[.BG76]+[.CI76])/3" table:style-name="ce22">
            <text:p>47.74%</text:p>
          </table:table-cell>
          <table:table-cell table:number-columns-repeated="1628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string" table:style-name="ce25">
            <text:p>TinyBullStocks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77]-[.$E77])/[.$E77]" table:style-name="ce21">
            <text:p>-11.11%</text:p>
          </table:table-cell>
          <table:table-cell office:value-type="percentage" office:value="0" table:formula="of:=([.G77]-[.$E77])/[.$E77]" table:style-name="ce21">
            <text:p>0.00%</text:p>
          </table:table-cell>
          <table:table-cell office:value-type="percentage" office:value="-0.11111111111111106" table:formula="of:=([.H77]-[.$E77])/[.$E77]" table:style-name="ce21">
            <text:p>-11.11%</text:p>
          </table:table-cell>
          <table:table-cell office:value-type="percentage" office:value="-0.11111111111111106" table:formula="of:=([.I77]-[.$E77])/[.$E77]" table:style-name="ce21">
            <text:p>-11.11%</text:p>
          </table:table-cell>
          <table:table-cell office:value-type="percentage" office:value="-0.11111111111111106" table:formula="of:=([.J77]-[.$E77])/[.$E77]" table:style-name="ce21">
            <text:p>-11.11%</text:p>
          </table:table-cell>
          <table:table-cell office:value-type="percentage" office:value="-0.11111111111111106" table:formula="of:=([.K77]-[.$E77])/[.$E77]" table:style-name="ce21">
            <text:p>-11.11%</text:p>
          </table:table-cell>
          <table:table-cell office:value-type="percentage" office:value="0" table:formula="of:=([.L77]-[.$E77])/[.$E77]" table:style-name="ce21">
            <text:p>0.00%</text:p>
          </table:table-cell>
          <table:table-cell office:value-type="percentage" office:value="0" table:formula="of:=([.M77]-[.$E77])/[.$E77]" table:style-name="ce21">
            <text:p>0.00%</text:p>
          </table:table-cell>
          <table:table-cell office:value-type="percentage" office:value="-0.11111111111111106" table:formula="of:=([.N77]-[.$E77])/[.$E77]" table:style-name="ce21">
            <text:p>-11.11%</text:p>
          </table:table-cell>
          <table:table-cell office:value-type="percentage" office:value="0.11111111111111122" table:formula="of:=([.O77]-[.$E77])/[.$E77]" table:style-name="ce21">
            <text:p>11.11%</text:p>
          </table:table-cell>
          <table:table-cell office:value-type="percentage" office:value="0.44444444444444453" table:formula="of:=([.P77]-[.$E77])/[.$E77]" table:style-name="ce21">
            <text:p>44.44%</text:p>
          </table:table-cell>
          <table:table-cell office:value-type="percentage" office:value="0.44444444444444453" table:formula="of:=([.Q77]-[.$E77])/[.$E77]" table:style-name="ce21">
            <text:p>44.44%</text:p>
          </table:table-cell>
          <table:table-cell office:value-type="percentage" office:value="0.44444444444444453" table:formula="of:=([.R77]-[.$E77])/[.$E77]" table:style-name="ce21">
            <text:p>44.44%</text:p>
          </table:table-cell>
          <table:table-cell office:value-type="string" table:style-name="ce18">
            <text:p>WCE.V</text:p>
          </table:table-cell>
          <table:table-cell office:value-type="float" office:value="2.5000000000000001E-2" table:style-name="ce19">
            <text:p>0.02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percentage" office:value="0.1999999999999999" table:formula="of:=([.AH77]-[.$AG77])/[.$AG77]" table:style-name="ce21">
            <text:p>20.00%</text:p>
          </table:table-cell>
          <table:table-cell office:value-type="percentage" office:value="0.1999999999999999" table:formula="of:=([.AI77]-[.$AG77])/[.$AG77]" table:style-name="ce21">
            <text:p>20.00%</text:p>
          </table:table-cell>
          <table:table-cell office:value-type="percentage" office:value="0.6" table:formula="of:=([.AJ77]-[.$AG77])/[.$AG77]" table:style-name="ce21">
            <text:p>60.00%</text:p>
          </table:table-cell>
          <table:table-cell office:value-type="percentage" office:value="0.79999999999999982" table:formula="of:=([.AK77]-[.$AG77])/[.$AG77]" table:style-name="ce21">
            <text:p>80.00%</text:p>
          </table:table-cell>
          <table:table-cell office:value-type="percentage" office:value="0.6" table:formula="of:=([.AL77]-[.$AG77])/[.$AG77]" table:style-name="ce21">
            <text:p>60.00%</text:p>
          </table:table-cell>
          <table:table-cell office:value-type="percentage" office:value="0.79999999999999982" table:formula="of:=([.AM77]-[.$AG77])/[.$AG77]" table:style-name="ce21">
            <text:p>80.00%</text:p>
          </table:table-cell>
          <table:table-cell office:value-type="percentage" office:value="0.40000000000000008" table:formula="of:=([.AN77]-[.$AG77])/[.$AG77]" table:style-name="ce21">
            <text:p>40.00%</text:p>
          </table:table-cell>
          <table:table-cell office:value-type="percentage" office:value="0.1999999999999999" table:formula="of:=([.AO77]-[.$AG77])/[.$AG77]" table:style-name="ce21">
            <text:p>20.00%</text:p>
          </table:table-cell>
          <table:table-cell office:value-type="percentage" office:value="0.1999999999999999" table:formula="of:=([.AP77]-[.$AG77])/[.$AG77]" table:style-name="ce21">
            <text:p>20.00%</text:p>
          </table:table-cell>
          <table:table-cell office:value-type="percentage" office:value="0.40000000000000008" table:formula="of:=([.AQ77]-[.$AG77])/[.$AG77]" table:style-name="ce21">
            <text:p>40.00%</text:p>
          </table:table-cell>
          <table:table-cell office:value-type="percentage" office:value="0.40000000000000008" table:formula="of:=([.AR77]-[.$AG77])/[.$AG77]" table:style-name="ce21">
            <text:p>40.00%</text:p>
          </table:table-cell>
          <table:table-cell office:value-type="percentage" office:value="0.1999999999999999" table:formula="of:=([.AS77]-[.$AG77])/[.$AG77]" table:style-name="ce21">
            <text:p>20.00%</text:p>
          </table:table-cell>
          <table:table-cell office:value-type="percentage" office:value="0.1999999999999999" table:formula="of:=([.AT77]-[.$AG77])/[.$AG77]" table:style-name="ce21">
            <text:p>20.00%</text:p>
          </table:table-cell>
          <table:table-cell office:value-type="string" table:style-name="ce18">
            <text:p>IRI.V</text:p>
          </table:table-cell>
          <table:table-cell office:value-type="float" office:value="1.4999999999999999E-2" table:style-name="ce19">
            <text:p>0.01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3" table:style-name="ce20">
            <text:p>0.03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percentage" office:value="0.66666666666666685" table:formula="of:=([.BJ77]-[.$BI77])/[.$BI77]" table:style-name="ce21">
            <text:p>66.67%</text:p>
          </table:table-cell>
          <table:table-cell office:value-type="percentage" office:value="0.66666666666666685" table:formula="of:=([.BK77]-[.$BI77])/[.$BI77]" table:style-name="ce21">
            <text:p>66.67%</text:p>
          </table:table-cell>
          <table:table-cell office:value-type="percentage" office:value="0.66666666666666685" table:formula="of:=([.BL77]-[.$BI77])/[.$BI77]" table:style-name="ce21">
            <text:p>66.67%</text:p>
          </table:table-cell>
          <table:table-cell office:value-type="percentage" office:value="1" table:formula="of:=([.BM77]-[.$BI77])/[.$BI77]" table:style-name="ce21">
            <text:p>100.00%</text:p>
          </table:table-cell>
          <table:table-cell office:value-type="percentage" office:value="0.33333333333333343" table:formula="of:=([.BN77]-[.$BI77])/[.$BI77]" table:style-name="ce21">
            <text:p>33.33%</text:p>
          </table:table-cell>
          <table:table-cell office:value-type="percentage" office:value="0.33333333333333343" table:formula="of:=([.BO77]-[.$BI77])/[.$BI77]" table:style-name="ce21">
            <text:p>33.33%</text:p>
          </table:table-cell>
          <table:table-cell office:value-type="percentage" office:value="0.66666666666666685" table:formula="of:=([.BP77]-[.$BI77])/[.$BI77]" table:style-name="ce21">
            <text:p>66.67%</text:p>
          </table:table-cell>
          <table:table-cell office:value-type="percentage" office:value="0.66666666666666685" table:formula="of:=([.BQ77]-[.$BI77])/[.$BI77]" table:style-name="ce21">
            <text:p>66.67%</text:p>
          </table:table-cell>
          <table:table-cell office:value-type="percentage" office:value="1" table:formula="of:=([.BR77]-[.$BI77])/[.$BI77]" table:style-name="ce21">
            <text:p>100.00%</text:p>
          </table:table-cell>
          <table:table-cell office:value-type="percentage" office:value="1" table:formula="of:=([.BS77]-[.$BI77])/[.$BI77]" table:style-name="ce21">
            <text:p>100.00%</text:p>
          </table:table-cell>
          <table:table-cell office:value-type="percentage" office:value="0.66666666666666685" table:formula="of:=([.BT77]-[.$BI77])/[.$BI77]" table:style-name="ce21">
            <text:p>66.67%</text:p>
          </table:table-cell>
          <table:table-cell office:value-type="percentage" office:value="0.66666666666666685" table:formula="of:=([.BU77]-[.$BI77])/[.$BI77]" table:style-name="ce21">
            <text:p>66.67%</text:p>
          </table:table-cell>
          <table:table-cell office:value-type="percentage" office:value="0.33333333333333343" table:formula="of:=([.BV77]-[.$BI77])/[.$BI77]" table:style-name="ce21">
            <text:p>33.33%</text:p>
          </table:table-cell>
          <table:table-cell office:value-type="string" table:style-name="ce25">
            <text:p>TinyBullStocks</text:p>
          </table:table-cell>
          <table:table-cell office:value-type="percentage" office:value="0.25185185185185188" table:formula="of:=([.S77]+[.AU77]+[.BW77])/3" table:style-name="ce22">
            <text:p>25.19%</text:p>
          </table:table-cell>
          <table:table-cell office:value-type="percentage" office:value="0.28888888888888892" table:formula="of:=([.T77]+[.AV77]+[.BX77])/3" table:style-name="ce22">
            <text:p>28.89%</text:p>
          </table:table-cell>
          <table:table-cell office:value-type="percentage" office:value="0.3851851851851853" table:formula="of:=([.U77]+[.AW77]+[.BY77])/3" table:style-name="ce22">
            <text:p>38.52%</text:p>
          </table:table-cell>
          <table:table-cell office:value-type="percentage" office:value="0.56296296296296289" table:formula="of:=([.V77]+[.AX77]+[.BZ77])/3" table:style-name="ce22">
            <text:p>56.30%</text:p>
          </table:table-cell>
          <table:table-cell office:value-type="percentage" office:value="0.27407407407407414" table:formula="of:=([.W77]+[.AY77]+[.CA77])/3" table:style-name="ce22">
            <text:p>27.41%</text:p>
          </table:table-cell>
          <table:table-cell office:value-type="percentage" office:value="0.34074074074074073" table:formula="of:=([.X77]+[.AZ77]+[.CB77])/3" table:style-name="ce22">
            <text:p>34.07%</text:p>
          </table:table-cell>
          <table:table-cell office:value-type="percentage" office:value="0.35555555555555562" table:formula="of:=([.Y77]+[.BA77]+[.CC77])/3" table:style-name="ce22">
            <text:p>35.56%</text:p>
          </table:table-cell>
          <table:table-cell office:value-type="percentage" office:value="0.28888888888888892" table:formula="of:=([.Z77]+[.BB77]+[.CD77])/3" table:style-name="ce22">
            <text:p>28.89%</text:p>
          </table:table-cell>
          <table:table-cell office:value-type="percentage" office:value="0.36296296296296293" table:formula="of:=([.AA77]+[.BC77]+[.CE77])/3" table:style-name="ce22">
            <text:p>36.30%</text:p>
          </table:table-cell>
          <table:table-cell office:value-type="percentage" office:value="0.50370370370370376" table:formula="of:=([.AB77]+[.BD77]+[.CF77])/3" table:style-name="ce22">
            <text:p>50.37%</text:p>
          </table:table-cell>
          <table:table-cell office:value-type="percentage" office:value="0.50370370370370388" table:formula="of:=([.AC77]+[.BE77]+[.CG77])/3" table:style-name="ce22">
            <text:p>50.37%</text:p>
          </table:table-cell>
          <table:table-cell office:value-type="percentage" office:value="0.43703703703703711" table:formula="of:=([.AD77]+[.BF77]+[.CH77])/3" table:style-name="ce22">
            <text:p>43.70%</text:p>
          </table:table-cell>
          <table:table-cell office:value-type="percentage" office:value="0.32592592592592595" table:formula="of:=([.AE77]+[.BG77]+[.CI77])/3" table:style-name="ce22">
            <text:p>32.59%</text:p>
          </table:table-cell>
          <table:table-cell table:number-columns-repeated="1628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7" table:style-name="ce1">
            <text:p>127</text:p>
          </table:table-cell>
          <table:table-cell office:value-type="string" table:style-name="ce25">
            <text:p>PurpleKush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78]-[.$E78])/[.$E78]" table:style-name="ce21">
            <text:p>-5.26%</text:p>
          </table:table-cell>
          <table:table-cell office:value-type="percentage" office:value="-0.10526315789473675" table:formula="of:=([.G78]-[.$E78])/[.$E78]" table:style-name="ce21">
            <text:p>-10.53%</text:p>
          </table:table-cell>
          <table:table-cell office:value-type="percentage" office:value="-0.10526315789473675" table:formula="of:=([.H78]-[.$E78])/[.$E78]" table:style-name="ce21">
            <text:p>-10.53%</text:p>
          </table:table-cell>
          <table:table-cell office:value-type="percentage" office:value="0" table:formula="of:=([.I78]-[.$E78])/[.$E78]" table:style-name="ce21">
            <text:p>0.00%</text:p>
          </table:table-cell>
          <table:table-cell office:value-type="percentage" office:value="0" table:formula="of:=([.J78]-[.$E78])/[.$E78]" table:style-name="ce21">
            <text:p>0.00%</text:p>
          </table:table-cell>
          <table:table-cell office:value-type="percentage" office:value="-8.7719298245613919E-2" table:formula="of:=([.K78]-[.$E78])/[.$E78]" table:style-name="ce21">
            <text:p>-8.77%</text:p>
          </table:table-cell>
          <table:table-cell office:value-type="percentage" office:value="-0.10526315789473675" table:formula="of:=([.L78]-[.$E78])/[.$E78]" table:style-name="ce21">
            <text:p>-10.53%</text:p>
          </table:table-cell>
          <table:table-cell office:value-type="percentage" office:value="-0.12280701754385957" table:formula="of:=([.M78]-[.$E78])/[.$E78]" table:style-name="ce21">
            <text:p>-12.28%</text:p>
          </table:table-cell>
          <table:table-cell office:value-type="percentage" office:value="-0.15789473684210523" table:formula="of:=([.N78]-[.$E78])/[.$E78]" table:style-name="ce21">
            <text:p>-15.79%</text:p>
          </table:table-cell>
          <table:table-cell office:value-type="percentage" office:value="-0.26315789473684209" table:formula="of:=([.O78]-[.$E78])/[.$E78]" table:style-name="ce21">
            <text:p>-26.32%</text:p>
          </table:table-cell>
          <table:table-cell office:value-type="percentage" office:value="-0.17543859649122803" table:formula="of:=([.P78]-[.$E78])/[.$E78]" table:style-name="ce21">
            <text:p>-17.54%</text:p>
          </table:table-cell>
          <table:table-cell office:value-type="percentage" office:value="-0.17543859649122803" table:formula="of:=([.Q78]-[.$E78])/[.$E78]" table:style-name="ce21">
            <text:p>-17.54%</text:p>
          </table:table-cell>
          <table:table-cell office:value-type="percentage" office:value="-7.0175438596491099E-2" table:formula="of:=([.R78]-[.$E78])/[.$E78]" table:style-name="ce21">
            <text:p>-7.02%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0" table:formula="of:=([.AH78]-[.$AG78])/[.$AG78]" table:style-name="ce21">
            <text:p>0.00%</text:p>
          </table:table-cell>
          <table:table-cell office:value-type="percentage" office:value="0" table:formula="of:=([.AI78]-[.$AG78])/[.$AG78]" table:style-name="ce21">
            <text:p>0.00%</text:p>
          </table:table-cell>
          <table:table-cell office:value-type="percentage" office:value="-0.11111111111111106" table:formula="of:=([.AJ78]-[.$AG78])/[.$AG78]" table:style-name="ce21">
            <text:p>-11.11%</text:p>
          </table:table-cell>
          <table:table-cell office:value-type="percentage" office:value="-0.11111111111111106" table:formula="of:=([.AK78]-[.$AG78])/[.$AG78]" table:style-name="ce21">
            <text:p>-11.11%</text:p>
          </table:table-cell>
          <table:table-cell office:value-type="percentage" office:value="-0.11111111111111106" table:formula="of:=([.AL78]-[.$AG78])/[.$AG78]" table:style-name="ce21">
            <text:p>-11.11%</text:p>
          </table:table-cell>
          <table:table-cell office:value-type="percentage" office:value="-0.11111111111111106" table:formula="of:=([.AM78]-[.$AG78])/[.$AG78]" table:style-name="ce21">
            <text:p>-11.11%</text:p>
          </table:table-cell>
          <table:table-cell office:value-type="percentage" office:value="0" table:formula="of:=([.AN78]-[.$AG78])/[.$AG78]" table:style-name="ce21">
            <text:p>0.00%</text:p>
          </table:table-cell>
          <table:table-cell office:value-type="percentage" office:value="0" table:formula="of:=([.AO78]-[.$AG78])/[.$AG78]" table:style-name="ce21">
            <text:p>0.00%</text:p>
          </table:table-cell>
          <table:table-cell office:value-type="percentage" office:value="-0.11111111111111106" table:formula="of:=([.AP78]-[.$AG78])/[.$AG78]" table:style-name="ce21">
            <text:p>-11.11%</text:p>
          </table:table-cell>
          <table:table-cell office:value-type="percentage" office:value="0.11111111111111122" table:formula="of:=([.AQ78]-[.$AG78])/[.$AG78]" table:style-name="ce21">
            <text:p>11.11%</text:p>
          </table:table-cell>
          <table:table-cell office:value-type="percentage" office:value="0.44444444444444453" table:formula="of:=([.AR78]-[.$AG78])/[.$AG78]" table:style-name="ce21">
            <text:p>44.44%</text:p>
          </table:table-cell>
          <table:table-cell office:value-type="percentage" office:value="0.44444444444444453" table:formula="of:=([.AS78]-[.$AG78])/[.$AG78]" table:style-name="ce21">
            <text:p>44.44%</text:p>
          </table:table-cell>
          <table:table-cell office:value-type="percentage" office:value="0.44444444444444453" table:formula="of:=([.AT78]-[.$AG78])/[.$AG78]" table:style-name="ce21">
            <text:p>44.44%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BJ78]-[.$BI78])/[.$BI78]" table:style-name="ce21">
            <text:p>4.35%</text:p>
          </table:table-cell>
          <table:table-cell office:value-type="percentage" office:value="0.19565217391304351" table:formula="of:=([.BK78]-[.$BI78])/[.$BI78]" table:style-name="ce21">
            <text:p>19.57%</text:p>
          </table:table-cell>
          <table:table-cell office:value-type="percentage" office:value="0.19565217391304351" table:formula="of:=([.BL78]-[.$BI78])/[.$BI78]" table:style-name="ce21">
            <text:p>19.57%</text:p>
          </table:table-cell>
          <table:table-cell office:value-type="percentage" office:value="0.10869565217391301" table:formula="of:=([.BM78]-[.$BI78])/[.$BI78]" table:style-name="ce21">
            <text:p>10.87%</text:p>
          </table:table-cell>
          <table:table-cell office:value-type="percentage" office:value="6.5217391304347755E-2" table:formula="of:=([.BN78]-[.$BI78])/[.$BI78]" table:style-name="ce21">
            <text:p>6.52%</text:p>
          </table:table-cell>
          <table:table-cell office:value-type="percentage" office:value="4.3478260869565133E-2" table:formula="of:=([.BO78]-[.$BI78])/[.$BI78]" table:style-name="ce21">
            <text:p>4.35%</text:p>
          </table:table-cell>
          <table:table-cell office:value-type="percentage" office:value="0.13043478260869565" table:formula="of:=([.BP78]-[.$BI78])/[.$BI78]" table:style-name="ce21">
            <text:p>13.04%</text:p>
          </table:table-cell>
          <table:table-cell office:value-type="percentage" office:value="0.13043478260869565" table:formula="of:=([.BQ78]-[.$BI78])/[.$BI78]" table:style-name="ce21">
            <text:p>13.04%</text:p>
          </table:table-cell>
          <table:table-cell office:value-type="percentage" office:value="2.1739130434782507E-2" table:formula="of:=([.BR78]-[.$BI78])/[.$BI78]" table:style-name="ce21">
            <text:p>2.17%</text:p>
          </table:table-cell>
          <table:table-cell office:value-type="percentage" office:value="0" table:formula="of:=([.BS78]-[.$BI78])/[.$BI78]" table:style-name="ce21">
            <text:p>0.00%</text:p>
          </table:table-cell>
          <table:table-cell office:value-type="percentage" office:value="0" table:formula="of:=([.BT78]-[.$BI78])/[.$BI78]" table:style-name="ce21">
            <text:p>0.00%</text:p>
          </table:table-cell>
          <table:table-cell office:value-type="percentage" office:value="-6.521739130434788E-2" table:formula="of:=([.BU78]-[.$BI78])/[.$BI78]" table:style-name="ce21">
            <text:p>-6.52%</text:p>
          </table:table-cell>
          <table:table-cell office:value-type="percentage" office:value="-0.10869565217391314" table:formula="of:=([.BV78]-[.$BI78])/[.$BI78]" table:style-name="ce21">
            <text:p>-10.87%</text:p>
          </table:table-cell>
          <table:table-cell office:value-type="string" table:style-name="ce25">
            <text:p>PurpleKush</text:p>
          </table:table-cell>
          <table:table-cell office:value-type="percentage" office:value="-3.0511060259343823E-3" table:formula="of:=([.S78]+[.AU78]+[.BW78])/3" table:style-name="ce22">
            <text:p>-0.31%</text:p>
          </table:table-cell>
          <table:table-cell office:value-type="percentage" office:value="3.0129672006102254E-2" table:formula="of:=([.T78]+[.AV78]+[.BX78])/3" table:style-name="ce22">
            <text:p>3.01%</text:p>
          </table:table-cell>
          <table:table-cell office:value-type="percentage" office:value="-6.9073650309347716E-3" table:formula="of:=([.U78]+[.AW78]+[.BY78])/3" table:style-name="ce22">
            <text:p>-0.69%</text:p>
          </table:table-cell>
          <table:table-cell office:value-type="percentage" office:value="-8.051529790660169E-4" table:formula="of:=([.V78]+[.AX78]+[.BZ78])/3" table:style-name="ce22">
            <text:p>-0.08%</text:p>
          </table:table-cell>
          <table:table-cell office:value-type="percentage" office:value="-1.5297906602254436E-2" table:formula="of:=([.W78]+[.AY78]+[.CA78])/3" table:style-name="ce22">
            <text:p>-1.53%</text:p>
          </table:table-cell>
          <table:table-cell office:value-type="percentage" office:value="-5.1784049495719943E-2" table:formula="of:=([.X78]+[.AZ78]+[.CB78])/3" table:style-name="ce22">
            <text:p>-5.18%</text:p>
          </table:table-cell>
          <table:table-cell office:value-type="percentage" office:value="8.3905415713196319E-3" table:formula="of:=([.Y78]+[.BA78]+[.CC78])/3" table:style-name="ce22">
            <text:p>0.84%</text:p>
          </table:table-cell>
          <table:table-cell office:value-type="percentage" office:value="2.5425883549453584E-3" table:formula="of:=([.Z78]+[.BB78]+[.CD78])/3" table:style-name="ce22">
            <text:p>0.25%</text:p>
          </table:table-cell>
          <table:table-cell office:value-type="percentage" office:value="-8.242223917281126E-2" table:formula="of:=([.AA78]+[.BC78]+[.CE78])/3" table:style-name="ce22">
            <text:p>-8.24%</text:p>
          </table:table-cell>
          <table:table-cell office:value-type="percentage" office:value="-5.0682261208576961E-2" table:formula="of:=([.AB78]+[.BD78]+[.CF78])/3" table:style-name="ce22">
            <text:p>-5.07%</text:p>
          </table:table-cell>
          <table:table-cell office:value-type="percentage" office:value="8.9668615984405495E-2" table:formula="of:=([.AC78]+[.BE78]+[.CG78])/3" table:style-name="ce22">
            <text:p>8.97%</text:p>
          </table:table-cell>
          <table:table-cell office:value-type="percentage" office:value="6.7929485549622859E-2" table:formula="of:=([.AD78]+[.BF78]+[.CH78])/3" table:style-name="ce22">
            <text:p>6.79%</text:p>
          </table:table-cell>
          <table:table-cell office:value-type="percentage" office:value="8.8524451224680098E-2" table:formula="of:=([.AE78]+[.BG78]+[.CI78])/3" table:style-name="ce22">
            <text:p>8.85%</text:p>
          </table:table-cell>
          <table:table-cell table:number-columns-repeated="1628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33" table:style-name="ce1">
            <text:p>133</text:p>
          </table:table-cell>
          <table:table-cell office:value-type="string" table:style-name="ce25">
            <text:p>CautiousNow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.18181818181818185" table:formula="of:=([.F79]-[.$E79])/[.$E79]" table:style-name="ce21">
            <text:p>18.18%</text:p>
          </table:table-cell>
          <table:table-cell office:value-type="percentage" office:value="0" table:formula="of:=([.G79]-[.$E79])/[.$E79]" table:style-name="ce21">
            <text:p>0.00%</text:p>
          </table:table-cell>
          <table:table-cell office:value-type="percentage" office:value="0" table:formula="of:=([.H79]-[.$E79])/[.$E79]" table:style-name="ce21">
            <text:p>0.00%</text:p>
          </table:table-cell>
          <table:table-cell office:value-type="percentage" office:value="-0.18181818181818185" table:formula="of:=([.I79]-[.$E79])/[.$E79]" table:style-name="ce21">
            <text:p>-18.18%</text:p>
          </table:table-cell>
          <table:table-cell office:value-type="percentage" office:value="-9.090909090909087E-2" table:formula="of:=([.J79]-[.$E79])/[.$E79]" table:style-name="ce21">
            <text:p>-9.09%</text:p>
          </table:table-cell>
          <table:table-cell office:value-type="percentage" office:value="9.090909090909087E-2" table:formula="of:=([.K79]-[.$E79])/[.$E79]" table:style-name="ce21">
            <text:p>9.09%</text:p>
          </table:table-cell>
          <table:table-cell office:value-type="percentage" office:value="0" table:formula="of:=([.L79]-[.$E79])/[.$E79]" table:style-name="ce21">
            <text:p>0.00%</text:p>
          </table:table-cell>
          <table:table-cell office:value-type="percentage" office:value="0" table:formula="of:=([.M79]-[.$E79])/[.$E79]" table:style-name="ce21">
            <text:p>0.00%</text:p>
          </table:table-cell>
          <table:table-cell office:value-type="percentage" office:value="0" table:formula="of:=([.N79]-[.$E79])/[.$E79]" table:style-name="ce21">
            <text:p>0.00%</text:p>
          </table:table-cell>
          <table:table-cell office:value-type="percentage" office:value="-9.090909090909087E-2" table:formula="of:=([.O79]-[.$E79])/[.$E79]" table:style-name="ce21">
            <text:p>-9.09%</text:p>
          </table:table-cell>
          <table:table-cell office:value-type="percentage" office:value="0" table:formula="of:=([.P79]-[.$E79])/[.$E79]" table:style-name="ce21">
            <text:p>0.00%</text:p>
          </table:table-cell>
          <table:table-cell office:value-type="percentage" office:value="-9.090909090909087E-2" table:formula="of:=([.Q79]-[.$E79])/[.$E79]" table:style-name="ce21">
            <text:p>-9.09%</text:p>
          </table:table-cell>
          <table:table-cell office:value-type="percentage" office:value="-9.090909090909087E-2" table:formula="of:=([.R79]-[.$E79])/[.$E79]" table:style-name="ce21">
            <text:p>-9.09%</text:p>
          </table:table-cell>
          <table:table-cell office:value-type="string" table:style-name="ce18">
            <text:p>ME.TO</text:p>
          </table:table-cell>
          <table:table-cell office:value-type="float" office:value="0.255" table:style-name="ce19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" table:style-name="ce20">
            <text:p>0.2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6" table:style-name="ce20">
            <text:p>0.16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percentage" office:value="0" table:formula="of:=([.AH79]-[.$AG79])/[.$AG79]" table:style-name="ce21">
            <text:p>0.00%</text:p>
          </table:table-cell>
          <table:table-cell office:value-type="percentage" office:value="0" table:formula="of:=([.AI79]-[.$AG79])/[.$AG79]" table:style-name="ce21">
            <text:p>0.00%</text:p>
          </table:table-cell>
          <table:table-cell office:value-type="percentage" office:value="-7.8431372549019676E-2" table:formula="of:=([.AJ79]-[.$AG79])/[.$AG79]" table:style-name="ce21">
            <text:p>-7.84%</text:p>
          </table:table-cell>
          <table:table-cell office:value-type="percentage" office:value="-0.13725490196078433" table:formula="of:=([.AK79]-[.$AG79])/[.$AG79]" table:style-name="ce21">
            <text:p>-13.73%</text:p>
          </table:table-cell>
          <table:table-cell office:value-type="percentage" office:value="-0.11764705882352941" table:formula="of:=([.AL79]-[.$AG79])/[.$AG79]" table:style-name="ce21">
            <text:p>-11.76%</text:p>
          </table:table-cell>
          <table:table-cell office:value-type="percentage" office:value="-9.8039215686274481E-2" table:formula="of:=([.AM79]-[.$AG79])/[.$AG79]" table:style-name="ce21">
            <text:p>-9.80%</text:p>
          </table:table-cell>
          <table:table-cell office:value-type="percentage" office:value="-5.8823529411764754E-2" table:formula="of:=([.AN79]-[.$AG79])/[.$AG79]" table:style-name="ce21">
            <text:p>-5.88%</text:p>
          </table:table-cell>
          <table:table-cell office:value-type="percentage" office:value="-5.8823529411764754E-2" table:formula="of:=([.AO79]-[.$AG79])/[.$AG79]" table:style-name="ce21">
            <text:p>-5.88%</text:p>
          </table:table-cell>
          <table:table-cell office:value-type="percentage" office:value="-0.11764705882352941" table:formula="of:=([.AP79]-[.$AG79])/[.$AG79]" table:style-name="ce21">
            <text:p>-11.76%</text:p>
          </table:table-cell>
          <table:table-cell office:value-type="percentage" office:value="-0.37254901960784315" table:formula="of:=([.AQ79]-[.$AG79])/[.$AG79]" table:style-name="ce21">
            <text:p>-37.25%</text:p>
          </table:table-cell>
          <table:table-cell office:value-type="percentage" office:value="-0.2156862745098039" table:formula="of:=([.AR79]-[.$AG79])/[.$AG79]" table:style-name="ce21">
            <text:p>-21.57%</text:p>
          </table:table-cell>
          <table:table-cell office:value-type="percentage" office:value="-0.29411764705882359" table:formula="of:=([.AS79]-[.$AG79])/[.$AG79]" table:style-name="ce21">
            <text:p>-29.41%</text:p>
          </table:table-cell>
          <table:table-cell office:value-type="percentage" office:value="-0.27450980392156865" table:formula="of:=([.AT79]-[.$AG79])/[.$AG79]" table:style-name="ce21">
            <text:p>-27.45%</text:p>
          </table:table-cell>
          <table:table-cell office:value-type="string" table:style-name="ce18">
            <text:p>GMV.V</text:p>
          </table:table-cell>
          <table:table-cell office:value-type="float" office:value="0.53" table:style-name="ce19">
            <text:p>0.53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49" table:style-name="ce20">
            <text:p>0.49</text:p>
          </table:table-cell>
          <table:table-cell office:value-type="float" office:value="0.53" table:style-name="ce20">
            <text:p>0.53</text:p>
          </table:table-cell>
          <table:table-cell office:value-type="float" office:value="0.59" table:style-name="ce20">
            <text:p>0.59</text:p>
          </table:table-cell>
          <table:table-cell office:value-type="float" office:value="0.54" table:style-name="ce20">
            <text:p>0.54</text:p>
          </table:table-cell>
          <table:table-cell office:value-type="float" office:value="0.54" table:style-name="ce20">
            <text:p>0.54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51" table:style-name="ce20">
            <text:p>0.51</text:p>
          </table:table-cell>
          <table:table-cell office:value-type="float" office:value="0.42" table:style-name="ce20">
            <text:p>0.42</text:p>
          </table:table-cell>
          <table:table-cell office:value-type="float" office:value="0.375" table:style-name="ce20">
            <text:p>0.375</text:p>
          </table:table-cell>
          <table:table-cell office:value-type="float" office:value="0.38" table:style-name="ce20">
            <text:p>0.38</text:p>
          </table:table-cell>
          <table:table-cell office:value-type="float" office:value="0.38" table:style-name="ce20">
            <text:p>0.38</text:p>
          </table:table-cell>
          <table:table-cell office:value-type="float" office:value="0.34" table:style-name="ce20">
            <text:p>0.34</text:p>
          </table:table-cell>
          <table:table-cell office:value-type="percentage" office:value="7.5471698113207406E-2" table:formula="of:=([.BJ79]-[.$BI79])/[.$BI79]" table:style-name="ce21">
            <text:p>7.55%</text:p>
          </table:table-cell>
          <table:table-cell office:value-type="percentage" office:value="-7.5471698113207614E-2" table:formula="of:=([.BK79]-[.$BI79])/[.$BI79]" table:style-name="ce21">
            <text:p>-7.55%</text:p>
          </table:table-cell>
          <table:table-cell office:value-type="percentage" office:value="0" table:formula="of:=([.BL79]-[.$BI79])/[.$BI79]" table:style-name="ce21">
            <text:p>0.00%</text:p>
          </table:table-cell>
          <table:table-cell office:value-type="percentage" office:value="0.11320754716981121" table:formula="of:=([.BM79]-[.$BI79])/[.$BI79]" table:style-name="ce21">
            <text:p>11.32%</text:p>
          </table:table-cell>
          <table:table-cell office:value-type="percentage" office:value="1.8867924528301903E-2" table:formula="of:=([.BN79]-[.$BI79])/[.$BI79]" table:style-name="ce21">
            <text:p>1.89%</text:p>
          </table:table-cell>
          <table:table-cell office:value-type="percentage" office:value="1.8867924528301903E-2" table:formula="of:=([.BO79]-[.$BI79])/[.$BI79]" table:style-name="ce21">
            <text:p>1.89%</text:p>
          </table:table-cell>
          <table:table-cell office:value-type="percentage" office:value="-8.4905660377358555E-2" table:formula="of:=([.BP79]-[.$BI79])/[.$BI79]" table:style-name="ce21">
            <text:p>-8.49%</text:p>
          </table:table-cell>
          <table:table-cell office:value-type="percentage" office:value="-3.7735849056603807E-2" table:formula="of:=([.BQ79]-[.$BI79])/[.$BI79]" table:style-name="ce21">
            <text:p>-3.77%</text:p>
          </table:table-cell>
          <table:table-cell office:value-type="percentage" office:value="-0.20754716981132082" table:formula="of:=([.BR79]-[.$BI79])/[.$BI79]" table:style-name="ce21">
            <text:p>-20.75%</text:p>
          </table:table-cell>
          <table:table-cell office:value-type="percentage" office:value="-0.29245283018867929" table:formula="of:=([.BS79]-[.$BI79])/[.$BI79]" table:style-name="ce21">
            <text:p>-29.25%</text:p>
          </table:table-cell>
          <table:table-cell office:value-type="percentage" office:value="-0.28301886792452835" table:formula="of:=([.BT79]-[.$BI79])/[.$BI79]" table:style-name="ce21">
            <text:p>-28.30%</text:p>
          </table:table-cell>
          <table:table-cell office:value-type="percentage" office:value="-0.28301886792452835" table:formula="of:=([.BU79]-[.$BI79])/[.$BI79]" table:style-name="ce21">
            <text:p>-28.30%</text:p>
          </table:table-cell>
          <table:table-cell office:value-type="percentage" office:value="-0.35849056603773582" table:formula="of:=([.BV79]-[.$BI79])/[.$BI79]" table:style-name="ce21">
            <text:p>-35.85%</text:p>
          </table:table-cell>
          <table:table-cell office:value-type="string" table:style-name="ce25">
            <text:p>CautiousNow</text:p>
          </table:table-cell>
          <table:table-cell office:value-type="percentage" office:value="8.5763293310463076E-2" table:formula="of:=([.S79]+[.AU79]+[.BW79])/3" table:style-name="ce22">
            <text:p>8.58%</text:p>
          </table:table-cell>
          <table:table-cell office:value-type="percentage" office:value="-2.5157232704402538E-2" table:formula="of:=([.T79]+[.AV79]+[.BX79])/3" table:style-name="ce22">
            <text:p>-2.52%</text:p>
          </table:table-cell>
          <table:table-cell office:value-type="percentage" office:value="-2.6143790849673224E-2" table:formula="of:=([.U79]+[.AW79]+[.BY79])/3" table:style-name="ce22">
            <text:p>-2.61%</text:p>
          </table:table-cell>
          <table:table-cell office:value-type="percentage" office:value="-6.8621845536384979E-2" table:formula="of:=([.V79]+[.AX79]+[.BZ79])/3" table:style-name="ce22">
            <text:p>-6.86%</text:p>
          </table:table-cell>
          <table:table-cell office:value-type="percentage" office:value="-6.3229408401439452E-2" table:formula="of:=([.W79]+[.AY79]+[.CA79])/3" table:style-name="ce22">
            <text:p>-6.32%</text:p>
          </table:table-cell>
          <table:table-cell office:value-type="percentage" office:value="3.9125999170394306E-3" table:formula="of:=([.X79]+[.AZ79]+[.CB79])/3" table:style-name="ce22">
            <text:p>0.39%</text:p>
          </table:table-cell>
          <table:table-cell office:value-type="percentage" office:value="-4.7909729929707767E-2" table:formula="of:=([.Y79]+[.BA79]+[.CC79])/3" table:style-name="ce22">
            <text:p>-4.79%</text:p>
          </table:table-cell>
          <table:table-cell office:value-type="percentage" office:value="-3.2186459489456191E-2" table:formula="of:=([.Z79]+[.BB79]+[.CD79])/3" table:style-name="ce22">
            <text:p>-3.22%</text:p>
          </table:table-cell>
          <table:table-cell office:value-type="percentage" office:value="-0.10839807621161675" table:formula="of:=([.AA79]+[.BC79]+[.CE79])/3" table:style-name="ce22">
            <text:p>-10.84%</text:p>
          </table:table-cell>
          <table:table-cell office:value-type="percentage" office:value="-0.25197031356853777" table:formula="of:=([.AB79]+[.BD79]+[.CF79])/3" table:style-name="ce22">
            <text:p>-25.20%</text:p>
          </table:table-cell>
          <table:table-cell office:value-type="percentage" office:value="-0.16623504747811077" table:formula="of:=([.AC79]+[.BE79]+[.CG79])/3" table:style-name="ce22">
            <text:p>-16.62%</text:p>
          </table:table-cell>
          <table:table-cell office:value-type="percentage" office:value="-0.22268186863081429" table:formula="of:=([.AD79]+[.BF79]+[.CH79])/3" table:style-name="ce22">
            <text:p>-22.27%</text:p>
          </table:table-cell>
          <table:table-cell office:value-type="percentage" office:value="-0.24130315362279844" table:formula="of:=([.AE79]+[.BG79]+[.CI79])/3" table:style-name="ce22">
            <text:p>-24.13%</text:p>
          </table:table-cell>
          <table:table-cell table:number-columns-repeated="1628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1" table:style-name="ce1">
            <text:p>141</text:p>
          </table:table-cell>
          <table:table-cell office:value-type="string" table:style-name="ce25">
            <text:p>Maxhuntly</text:p>
          </table:table-cell>
          <table:table-cell office:value-type="string" table:style-name="ce18">
            <text:p>WKG.V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percentage" office:value="0" table:formula="of:=([.F80]-[.$E80])/[.$E80]" table:style-name="ce21">
            <text:p>0.00%</text:p>
          </table:table-cell>
          <table:table-cell office:value-type="percentage" office:value="0.16666666666666682" table:formula="of:=([.G80]-[.$E80])/[.$E80]" table:style-name="ce21">
            <text:p>16.67%</text:p>
          </table:table-cell>
          <table:table-cell office:value-type="percentage" office:value="0" table:formula="of:=([.H80]-[.$E80])/[.$E80]" table:style-name="ce21">
            <text:p>0.00%</text:p>
          </table:table-cell>
          <table:table-cell office:value-type="percentage" office:value="0" table:formula="of:=([.I80]-[.$E80])/[.$E80]" table:style-name="ce21">
            <text:p>0.00%</text:p>
          </table:table-cell>
          <table:table-cell office:value-type="percentage" office:value="0" table:formula="of:=([.J80]-[.$E80])/[.$E80]" table:style-name="ce21">
            <text:p>0.00%</text:p>
          </table:table-cell>
          <table:table-cell office:value-type="percentage" office:value="0" table:formula="of:=([.K80]-[.$E80])/[.$E80]" table:style-name="ce21">
            <text:p>0.00%</text:p>
          </table:table-cell>
          <table:table-cell office:value-type="percentage" office:value="0" table:formula="of:=([.L80]-[.$E80])/[.$E80]" table:style-name="ce21">
            <text:p>0.00%</text:p>
          </table:table-cell>
          <table:table-cell office:value-type="percentage" office:value="-0.1666666666666666" table:formula="of:=([.M80]-[.$E80])/[.$E80]" table:style-name="ce21">
            <text:p>-16.67%</text:p>
          </table:table-cell>
          <table:table-cell office:value-type="percentage" office:value="-0.1666666666666666" table:formula="of:=([.N80]-[.$E80])/[.$E80]" table:style-name="ce21">
            <text:p>-16.67%</text:p>
          </table:table-cell>
          <table:table-cell office:value-type="percentage" office:value="-0.1666666666666666" table:formula="of:=([.O80]-[.$E80])/[.$E80]" table:style-name="ce21">
            <text:p>-16.67%</text:p>
          </table:table-cell>
          <table:table-cell office:value-type="percentage" office:value="-0.1666666666666666" table:formula="of:=([.P80]-[.$E80])/[.$E80]" table:style-name="ce21">
            <text:p>-16.67%</text:p>
          </table:table-cell>
          <table:table-cell office:value-type="percentage" office:value="-0.33333333333333331" table:formula="of:=([.Q80]-[.$E80])/[.$E80]" table:style-name="ce21">
            <text:p>-33.33%</text:p>
          </table:table-cell>
          <table:table-cell office:value-type="percentage" office:value="-0.33333333333333331" table:formula="of:=([.R80]-[.$E80])/[.$E80]" table:style-name="ce21">
            <text:p>-33.33%</text:p>
          </table:table-cell>
          <table:table-cell office:value-type="string" table:style-name="ce18">
            <text:p>BX.TO</text:p>
          </table:table-cell>
          <table:table-cell office:value-type="float" office:value="0.9" table:style-name="ce19">
            <text:p>0.9</text:p>
          </table:table-cell>
          <table:table-cell office:value-type="float" office:value="0.81" table:style-name="ce20">
            <text:p>0.81</text:p>
          </table:table-cell>
          <table:table-cell office:value-type="float" office:value="0.81" table:style-name="ce20">
            <text:p>0.81</text:p>
          </table:table-cell>
          <table:table-cell office:value-type="float" office:value="0.9" table:style-name="ce20">
            <text:p>0.9</text:p>
          </table:table-cell>
          <table:table-cell office:value-type="float" office:value="0.85" table:style-name="ce20">
            <text:p>0.85</text:p>
          </table:table-cell>
          <table:table-cell office:value-type="float" office:value="0.89" table:style-name="ce20">
            <text:p>0.89</text:p>
          </table:table-cell>
          <table:table-cell office:value-type="float" office:value="0.9" table:style-name="ce20">
            <text:p>0.9</text:p>
          </table:table-cell>
          <table:table-cell office:value-type="float" office:value="0.95" table:style-name="ce20">
            <text:p>0.95</text:p>
          </table:table-cell>
          <table:table-cell office:value-type="float" office:value="0.85" table:style-name="ce20">
            <text:p>0.85</text:p>
          </table:table-cell>
          <table:table-cell office:value-type="float" office:value="0.8" table:style-name="ce20">
            <text:p>0.8</text:p>
          </table:table-cell>
          <table:table-cell office:value-type="float" office:value="0.93" table:style-name="ce20">
            <text:p>0.93</text:p>
          </table:table-cell>
          <table:table-cell office:value-type="float" office:value="0.95" table:style-name="ce20">
            <text:p>0.95</text:p>
          </table:table-cell>
          <table:table-cell office:value-type="float" office:value="0.84" table:style-name="ce20">
            <text:p>0.84</text:p>
          </table:table-cell>
          <table:table-cell office:value-type="float" office:value="0.85" table:style-name="ce20">
            <text:p>0.85</text:p>
          </table:table-cell>
          <table:table-cell office:value-type="percentage" office:value="-9.9999999999999964E-2" table:formula="of:=([.AH80]-[.$AG80])/[.$AG80]" table:style-name="ce21">
            <text:p>-10.00%</text:p>
          </table:table-cell>
          <table:table-cell office:value-type="percentage" office:value="-9.9999999999999964E-2" table:formula="of:=([.AI80]-[.$AG80])/[.$AG80]" table:style-name="ce21">
            <text:p>-10.00%</text:p>
          </table:table-cell>
          <table:table-cell office:value-type="percentage" office:value="0" table:formula="of:=([.AJ80]-[.$AG80])/[.$AG80]" table:style-name="ce21">
            <text:p>0.00%</text:p>
          </table:table-cell>
          <table:table-cell office:value-type="percentage" office:value="-5.5555555555555601E-2" table:formula="of:=([.AK80]-[.$AG80])/[.$AG80]" table:style-name="ce21">
            <text:p>-5.56%</text:p>
          </table:table-cell>
          <table:table-cell office:value-type="percentage" office:value="-1.111111111111112E-2" table:formula="of:=([.AL80]-[.$AG80])/[.$AG80]" table:style-name="ce21">
            <text:p>-1.11%</text:p>
          </table:table-cell>
          <table:table-cell office:value-type="percentage" office:value="0" table:formula="of:=([.AM80]-[.$AG80])/[.$AG80]" table:style-name="ce21">
            <text:p>0.00%</text:p>
          </table:table-cell>
          <table:table-cell office:value-type="percentage" office:value="5.5555555555555483E-2" table:formula="of:=([.AN80]-[.$AG80])/[.$AG80]" table:style-name="ce21">
            <text:p>5.56%</text:p>
          </table:table-cell>
          <table:table-cell office:value-type="percentage" office:value="-5.5555555555555601E-2" table:formula="of:=([.AO80]-[.$AG80])/[.$AG80]" table:style-name="ce21">
            <text:p>-5.56%</text:p>
          </table:table-cell>
          <table:table-cell office:value-type="percentage" office:value="-0.11111111111111108" table:formula="of:=([.AP80]-[.$AG80])/[.$AG80]" table:style-name="ce21">
            <text:p>-11.11%</text:p>
          </table:table-cell>
          <table:table-cell office:value-type="percentage" office:value="3.3333333333333361E-2" table:formula="of:=([.AQ80]-[.$AG80])/[.$AG80]" table:style-name="ce21">
            <text:p>3.33%</text:p>
          </table:table-cell>
          <table:table-cell office:value-type="percentage" office:value="5.5555555555555483E-2" table:formula="of:=([.AR80]-[.$AG80])/[.$AG80]" table:style-name="ce21">
            <text:p>5.56%</text:p>
          </table:table-cell>
          <table:table-cell office:value-type="percentage" office:value="-6.6666666666666721E-2" table:formula="of:=([.AS80]-[.$AG80])/[.$AG80]" table:style-name="ce21">
            <text:p>-6.67%</text:p>
          </table:table-cell>
          <table:table-cell office:value-type="percentage" office:value="-5.5555555555555601E-2" table:formula="of:=([.AT80]-[.$AG80])/[.$AG80]" table:style-name="ce21">
            <text:p>-5.56%</text:p>
          </table:table-cell>
          <table:table-cell office:value-type="string" table:style-name="ce18">
            <text:p>DW.TO</text:p>
          </table:table-cell>
          <table:table-cell office:value-type="float" office:value="0.61" table:style-name="ce19">
            <text:p>0.61</text:p>
          </table:table-cell>
          <table:table-cell office:value-type="float" office:value="0.75" table:style-name="ce20">
            <text:p>0.75</text:p>
          </table:table-cell>
          <table:table-cell office:value-type="float" office:value="0.64" table:style-name="ce20">
            <text:p>0.64</text:p>
          </table:table-cell>
          <table:table-cell office:value-type="float" office:value="0.72" table:style-name="ce20">
            <text:p>0.72</text:p>
          </table:table-cell>
          <table:table-cell office:value-type="float" office:value="0.67" table:style-name="ce20">
            <text:p>0.67</text:p>
          </table:table-cell>
          <table:table-cell office:value-type="float" office:value="0.74" table:style-name="ce20">
            <text:p>0.74</text:p>
          </table:table-cell>
          <table:table-cell office:value-type="float" office:value="0.62" table:style-name="ce20">
            <text:p>0.62</text:p>
          </table:table-cell>
          <table:table-cell office:value-type="float" office:value="0.43" table:style-name="ce20">
            <text:p>0.43</text:p>
          </table:table-cell>
          <table:table-cell office:value-type="float" office:value="0.43" table:style-name="ce20">
            <text:p>0.43</text:p>
          </table:table-cell>
          <table:table-cell office:value-type="float" office:value="0.42" table:style-name="ce20">
            <text:p>0.42</text:p>
          </table:table-cell>
          <table:table-cell office:value-type="float" office:value="0.38" table:style-name="ce20">
            <text:p>0.38</text:p>
          </table:table-cell>
          <table:table-cell office:value-type="float" office:value="0.35" table:style-name="ce20">
            <text:p>0.35</text:p>
          </table:table-cell>
          <table:table-cell office:value-type="float" office:value="0.34" table:style-name="ce20">
            <text:p>0.34</text:p>
          </table:table-cell>
          <table:table-cell office:value-type="float" office:value="0.43" table:style-name="ce20">
            <text:p>0.43</text:p>
          </table:table-cell>
          <table:table-cell office:value-type="percentage" office:value="0.22950819672131151" table:formula="of:=([.BJ80]-[.$BI80])/[.$BI80]" table:style-name="ce21">
            <text:p>22.95%</text:p>
          </table:table-cell>
          <table:table-cell office:value-type="percentage" office:value="4.9180327868852507E-2" table:formula="of:=([.BK80]-[.$BI80])/[.$BI80]" table:style-name="ce21">
            <text:p>4.92%</text:p>
          </table:table-cell>
          <table:table-cell office:value-type="percentage" office:value="0.18032786885245899" table:formula="of:=([.BL80]-[.$BI80])/[.$BI80]" table:style-name="ce21">
            <text:p>18.03%</text:p>
          </table:table-cell>
          <table:table-cell office:value-type="percentage" office:value="9.8360655737705013E-2" table:formula="of:=([.BM80]-[.$BI80])/[.$BI80]" table:style-name="ce21">
            <text:p>9.84%</text:p>
          </table:table-cell>
          <table:table-cell office:value-type="percentage" office:value="0.21311475409836067" table:formula="of:=([.BN80]-[.$BI80])/[.$BI80]" table:style-name="ce21">
            <text:p>21.31%</text:p>
          </table:table-cell>
          <table:table-cell office:value-type="percentage" office:value="1.6393442622950834E-2" table:formula="of:=([.BO80]-[.$BI80])/[.$BI80]" table:style-name="ce21">
            <text:p>1.64%</text:p>
          </table:table-cell>
          <table:table-cell office:value-type="percentage" office:value="-0.29508196721311475" table:formula="of:=([.BP80]-[.$BI80])/[.$BI80]" table:style-name="ce21">
            <text:p>-29.51%</text:p>
          </table:table-cell>
          <table:table-cell office:value-type="percentage" office:value="-0.29508196721311475" table:formula="of:=([.BQ80]-[.$BI80])/[.$BI80]" table:style-name="ce21">
            <text:p>-29.51%</text:p>
          </table:table-cell>
          <table:table-cell office:value-type="percentage" office:value="-0.31147540983606559" table:formula="of:=([.BR80]-[.$BI80])/[.$BI80]" table:style-name="ce21">
            <text:p>-31.15%</text:p>
          </table:table-cell>
          <table:table-cell office:value-type="percentage" office:value="-0.37704918032786883" table:formula="of:=([.BS80]-[.$BI80])/[.$BI80]" table:style-name="ce21">
            <text:p>-37.70%</text:p>
          </table:table-cell>
          <table:table-cell office:value-type="percentage" office:value="-0.42622950819672134" table:formula="of:=([.BT80]-[.$BI80])/[.$BI80]" table:style-name="ce21">
            <text:p>-42.62%</text:p>
          </table:table-cell>
          <table:table-cell office:value-type="percentage" office:value="-0.44262295081967207" table:formula="of:=([.BU80]-[.$BI80])/[.$BI80]" table:style-name="ce21">
            <text:p>-44.26%</text:p>
          </table:table-cell>
          <table:table-cell office:value-type="percentage" office:value="-0.29508196721311475" table:formula="of:=([.BV80]-[.$BI80])/[.$BI80]" table:style-name="ce21">
            <text:p>-29.51%</text:p>
          </table:table-cell>
          <table:table-cell office:value-type="string" table:style-name="ce25">
            <text:p>Maxhuntly</text:p>
          </table:table-cell>
          <table:table-cell office:value-type="percentage" office:value="4.3169398907103841E-2" table:formula="of:=([.S80]+[.AU80]+[.BW80])/3" table:style-name="ce22">
            <text:p>4.32%</text:p>
          </table:table-cell>
          <table:table-cell office:value-type="percentage" office:value="3.861566484517312E-2" table:formula="of:=([.T80]+[.AV80]+[.BX80])/3" table:style-name="ce22">
            <text:p>3.86%</text:p>
          </table:table-cell>
          <table:table-cell office:value-type="percentage" office:value="6.0109289617486329E-2" table:formula="of:=([.U80]+[.AW80]+[.BY80])/3" table:style-name="ce22">
            <text:p>6.01%</text:p>
          </table:table-cell>
          <table:table-cell office:value-type="percentage" office:value="1.4268366727383137E-2" table:formula="of:=([.V80]+[.AX80]+[.BZ80])/3" table:style-name="ce22">
            <text:p>1.43%</text:p>
          </table:table-cell>
          <table:table-cell office:value-type="percentage" office:value="6.7334547662416519E-2" table:formula="of:=([.W80]+[.AY80]+[.CA80])/3" table:style-name="ce22">
            <text:p>6.73%</text:p>
          </table:table-cell>
          <table:table-cell office:value-type="percentage" office:value="5.4644808743169451E-3" table:formula="of:=([.X80]+[.AZ80]+[.CB80])/3" table:style-name="ce22">
            <text:p>0.55%</text:p>
          </table:table-cell>
          <table:table-cell office:value-type="percentage" office:value="-7.9842137219186426E-2" table:formula="of:=([.Y80]+[.BA80]+[.CC80])/3" table:style-name="ce22">
            <text:p>-7.98%</text:p>
          </table:table-cell>
          <table:table-cell office:value-type="percentage" office:value="-0.17243472981177899" table:formula="of:=([.Z80]+[.BB80]+[.CD80])/3" table:style-name="ce22">
            <text:p>-17.24%</text:p>
          </table:table-cell>
          <table:table-cell office:value-type="percentage" office:value="-0.19641772920461442" table:formula="of:=([.AA80]+[.BC80]+[.CE80])/3" table:style-name="ce22">
            <text:p>-19.64%</text:p>
          </table:table-cell>
          <table:table-cell office:value-type="percentage" office:value="-0.17012750455373404" table:formula="of:=([.AB80]+[.BD80]+[.CF80])/3" table:style-name="ce22">
            <text:p>-17.01%</text:p>
          </table:table-cell>
          <table:table-cell office:value-type="percentage" office:value="-0.17911353976927749" table:formula="of:=([.AC80]+[.BE80]+[.CG80])/3" table:style-name="ce22">
            <text:p>-17.91%</text:p>
          </table:table-cell>
          <table:table-cell office:value-type="percentage" office:value="-0.28087431693989068" table:formula="of:=([.AD80]+[.BF80]+[.CH80])/3" table:style-name="ce22">
            <text:p>-28.09%</text:p>
          </table:table-cell>
          <table:table-cell office:value-type="percentage" office:value="-0.22799028536733457" table:formula="of:=([.AE80]+[.BG80]+[.CI80])/3" table:style-name="ce22">
            <text:p>-22.80%</text:p>
          </table:table-cell>
          <table:table-cell table:number-columns-repeated="1628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string" table:style-name="ce25">
            <text:p>Exia</text:p>
          </table:table-cell>
          <table:table-cell office:value-type="string" table:style-name="ce18">
            <text:p>IN.CN</text:p>
          </table:table-cell>
          <table:table-cell office:value-type="float" office:value="0.23" table:style-name="ce19">
            <text:p>0.23</text:p>
          </table:table-cell>
          <table:table-cell office:value-type="float" office:value="0.255" table:style-name="ce20">
            <text:p>0.255</text:p>
          </table:table-cell>
          <table:table-cell office:value-type="float" office:value="0.3" table:style-name="ce20">
            <text:p>0.3</text:p>
          </table:table-cell>
          <table:table-cell office:value-type="float" office:value="0.43" table:style-name="ce20">
            <text:p>0.43</text:p>
          </table:table-cell>
          <table:table-cell office:value-type="float" office:value="0.41" table:style-name="ce20">
            <text:p>0.41</text:p>
          </table:table-cell>
          <table:table-cell office:value-type="float" office:value="0.375" table:style-name="ce20">
            <text:p>0.375</text:p>
          </table:table-cell>
          <table:table-cell office:value-type="float" office:value="0.35" table:style-name="ce20">
            <text:p>0.35</text:p>
          </table:table-cell>
          <table:table-cell office:value-type="float" office:value="0.37" table:style-name="ce20">
            <text:p>0.37</text:p>
          </table:table-cell>
          <table:table-cell office:value-type="float" office:value="0.375" table:style-name="ce20">
            <text:p>0.375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9" table:style-name="ce20">
            <text:p>0.39</text:p>
          </table:table-cell>
          <table:table-cell office:value-type="float" office:value="0.47499999999999998" table:style-name="ce20">
            <text:p>0.475</text:p>
          </table:table-cell>
          <table:table-cell office:value-type="percentage" office:value="0.10869565217391301" table:formula="of:=([.F81]-[.$E81])/[.$E81]" table:style-name="ce21">
            <text:p>10.87%</text:p>
          </table:table-cell>
          <table:table-cell office:value-type="percentage" office:value="0.30434782608695643" table:formula="of:=([.G81]-[.$E81])/[.$E81]" table:style-name="ce21">
            <text:p>30.43%</text:p>
          </table:table-cell>
          <table:table-cell office:value-type="percentage" office:value="0.86956521739130421" table:formula="of:=([.H81]-[.$E81])/[.$E81]" table:style-name="ce21">
            <text:p>86.96%</text:p>
          </table:table-cell>
          <table:table-cell office:value-type="percentage" office:value="0.78260869565217372" table:formula="of:=([.I81]-[.$E81])/[.$E81]" table:style-name="ce21">
            <text:p>78.26%</text:p>
          </table:table-cell>
          <table:table-cell office:value-type="percentage" office:value="0.63043478260869557" table:formula="of:=([.J81]-[.$E81])/[.$E81]" table:style-name="ce21">
            <text:p>63.04%</text:p>
          </table:table-cell>
          <table:table-cell office:value-type="percentage" office:value="0.52173913043478248" table:formula="of:=([.K81]-[.$E81])/[.$E81]" table:style-name="ce21">
            <text:p>52.17%</text:p>
          </table:table-cell>
          <table:table-cell office:value-type="percentage" office:value="0.60869565217391297" table:formula="of:=([.L81]-[.$E81])/[.$E81]" table:style-name="ce21">
            <text:p>60.87%</text:p>
          </table:table-cell>
          <table:table-cell office:value-type="percentage" office:value="0.63043478260869557" table:formula="of:=([.M81]-[.$E81])/[.$E81]" table:style-name="ce21">
            <text:p>63.04%</text:p>
          </table:table-cell>
          <table:table-cell office:value-type="percentage" office:value="0.56521739130434767" table:formula="of:=([.N81]-[.$E81])/[.$E81]" table:style-name="ce21">
            <text:p>56.52%</text:p>
          </table:table-cell>
          <table:table-cell office:value-type="percentage" office:value="0.52173913043478248" table:formula="of:=([.O81]-[.$E81])/[.$E81]" table:style-name="ce21">
            <text:p>52.17%</text:p>
          </table:table-cell>
          <table:table-cell office:value-type="percentage" office:value="0.67391304347826086" table:formula="of:=([.P81]-[.$E81])/[.$E81]" table:style-name="ce21">
            <text:p>67.39%</text:p>
          </table:table-cell>
          <table:table-cell office:value-type="percentage" office:value="0.69565217391304346" table:formula="of:=([.Q81]-[.$E81])/[.$E81]" table:style-name="ce21">
            <text:p>69.57%</text:p>
          </table:table-cell>
          <table:table-cell office:value-type="percentage" office:value="1.0652173913043477" table:formula="of:=([.R81]-[.$E81])/[.$E81]" table:style-name="ce21">
            <text:p>106.52%</text:p>
          </table:table-cell>
          <table:table-cell office:value-type="string" table:style-name="ce18">
            <text:p>NNO.V</text:p>
          </table:table-cell>
          <table:table-cell office:value-type="float" office:value="0.53" table:style-name="ce19">
            <text:p>0.53</text:p>
          </table:table-cell>
          <table:table-cell office:value-type="float" office:value="0.62" table:style-name="ce20">
            <text:p>0.62</text:p>
          </table:table-cell>
          <table:table-cell office:value-type="float" office:value="0.62" table:style-name="ce20">
            <text:p>0.62</text:p>
          </table:table-cell>
          <table:table-cell office:value-type="float" office:value="0.68" table:style-name="ce20">
            <text:p>0.68</text:p>
          </table:table-cell>
          <table:table-cell office:value-type="float" office:value="0.63" table:style-name="ce20">
            <text:p>0.63</text:p>
          </table:table-cell>
          <table:table-cell office:value-type="float" office:value="0.7" table:style-name="ce20">
            <text:p>0.7</text:p>
          </table:table-cell>
          <table:table-cell office:value-type="float" office:value="0.78" table:style-name="ce20">
            <text:p>0.78</text:p>
          </table:table-cell>
          <table:table-cell office:value-type="float" office:value="0.84" table:style-name="ce20">
            <text:p>0.84</text:p>
          </table:table-cell>
          <table:table-cell office:value-type="float" office:value="0.76" table:style-name="ce20">
            <text:p>0.76</text:p>
          </table:table-cell>
          <table:table-cell office:value-type="float" office:value="0.82" table:style-name="ce20">
            <text:p>0.82</text:p>
          </table:table-cell>
          <table:table-cell office:value-type="float" office:value="0.75" table:style-name="ce20">
            <text:p>0.75</text:p>
          </table:table-cell>
          <table:table-cell office:value-type="float" office:value="0.73" table:style-name="ce20">
            <text:p>0.73</text:p>
          </table:table-cell>
          <table:table-cell office:value-type="float" office:value="0.78" table:style-name="ce20">
            <text:p>0.78</text:p>
          </table:table-cell>
          <table:table-cell office:value-type="float" office:value="0.78" table:style-name="ce20">
            <text:p>0.78</text:p>
          </table:table-cell>
          <table:table-cell office:value-type="percentage" office:value="0.16981132075471692" table:formula="of:=([.AH81]-[.$AG81])/[.$AG81]" table:style-name="ce21">
            <text:p>16.98%</text:p>
          </table:table-cell>
          <table:table-cell office:value-type="percentage" office:value="0.16981132075471692" table:formula="of:=([.AI81]-[.$AG81])/[.$AG81]" table:style-name="ce21">
            <text:p>16.98%</text:p>
          </table:table-cell>
          <table:table-cell office:value-type="percentage" office:value="0.28301886792452835" table:formula="of:=([.AJ81]-[.$AG81])/[.$AG81]" table:style-name="ce21">
            <text:p>28.30%</text:p>
          </table:table-cell>
          <table:table-cell office:value-type="percentage" office:value="0.18867924528301883" table:formula="of:=([.AK81]-[.$AG81])/[.$AG81]" table:style-name="ce21">
            <text:p>18.87%</text:p>
          </table:table-cell>
          <table:table-cell office:value-type="percentage" office:value="0.32075471698113195" table:formula="of:=([.AL81]-[.$AG81])/[.$AG81]" table:style-name="ce21">
            <text:p>32.08%</text:p>
          </table:table-cell>
          <table:table-cell office:value-type="percentage" office:value="0.47169811320754712" table:formula="of:=([.AM81]-[.$AG81])/[.$AG81]" table:style-name="ce21">
            <text:p>47.17%</text:p>
          </table:table-cell>
          <table:table-cell office:value-type="percentage" office:value="0.58490566037735836" table:formula="of:=([.AN81]-[.$AG81])/[.$AG81]" table:style-name="ce21">
            <text:p>58.49%</text:p>
          </table:table-cell>
          <table:table-cell office:value-type="percentage" office:value="0.43396226415094336" table:formula="of:=([.AO81]-[.$AG81])/[.$AG81]" table:style-name="ce21">
            <text:p>43.40%</text:p>
          </table:table-cell>
          <table:table-cell office:value-type="percentage" office:value="0.5471698113207546" table:formula="of:=([.AP81]-[.$AG81])/[.$AG81]" table:style-name="ce21">
            <text:p>54.72%</text:p>
          </table:table-cell>
          <table:table-cell office:value-type="percentage" office:value="0.41509433962264142" table:formula="of:=([.AQ81]-[.$AG81])/[.$AG81]" table:style-name="ce21">
            <text:p>41.51%</text:p>
          </table:table-cell>
          <table:table-cell office:value-type="percentage" office:value="0.37735849056603765" table:formula="of:=([.AR81]-[.$AG81])/[.$AG81]" table:style-name="ce21">
            <text:p>37.74%</text:p>
          </table:table-cell>
          <table:table-cell office:value-type="percentage" office:value="0.47169811320754712" table:formula="of:=([.AS81]-[.$AG81])/[.$AG81]" table:style-name="ce21">
            <text:p>47.17%</text:p>
          </table:table-cell>
          <table:table-cell office:value-type="percentage" office:value="0.47169811320754712" table:formula="of:=([.AT81]-[.$AG81])/[.$AG81]" table:style-name="ce21">
            <text:p>47.17%</text:p>
          </table:table-cell>
          <table:table-cell office:value-type="string" table:style-name="ce18">
            <text:p>EMC.V</text:p>
          </table:table-cell>
          <table:table-cell office:value-type="float" office:value="3.82" table:style-name="ce19">
            <text:p>3.82</text:p>
          </table:table-cell>
          <table:table-cell office:value-type="float" office:value="4.34" table:style-name="ce20">
            <text:p>4.34</text:p>
          </table:table-cell>
          <table:table-cell office:value-type="float" office:value="4.37" table:style-name="ce20">
            <text:p>4.37</text:p>
          </table:table-cell>
          <table:table-cell office:value-type="float" office:value="4" table:style-name="ce20">
            <text:p>4</text:p>
          </table:table-cell>
          <table:table-cell office:value-type="float" office:value="3.96" table:style-name="ce20">
            <text:p>3.96</text:p>
          </table:table-cell>
          <table:table-cell office:value-type="float" office:value="3.6" table:style-name="ce20">
            <text:p>3.6</text:p>
          </table:table-cell>
          <table:table-cell office:value-type="float" office:value="3.65" table:style-name="ce20">
            <text:p>3.65</text:p>
          </table:table-cell>
          <table:table-cell office:value-type="float" office:value="3.98" table:style-name="ce20">
            <text:p>3.98</text:p>
          </table:table-cell>
          <table:table-cell office:value-type="float" office:value="3.57" table:style-name="ce20">
            <text:p>3.57</text:p>
          </table:table-cell>
          <table:table-cell office:value-type="float" office:value="3.2" table:style-name="ce20">
            <text:p>3.2</text:p>
          </table:table-cell>
          <table:table-cell office:value-type="float" office:value="2.58" table:style-name="ce20">
            <text:p>2.58</text:p>
          </table:table-cell>
          <table:table-cell office:value-type="float" office:value="2.4900000000000002" table:style-name="ce20">
            <text:p>2.49</text:p>
          </table:table-cell>
          <table:table-cell office:value-type="float" office:value="2.34" table:style-name="ce20">
            <text:p>2.34</text:p>
          </table:table-cell>
          <table:table-cell office:value-type="float" office:value="2.31" table:style-name="ce20">
            <text:p>2.31</text:p>
          </table:table-cell>
          <table:table-cell office:value-type="percentage" office:value="0.13612565445026178" table:formula="of:=([.BJ81]-[.$BI81])/[.$BI81]" table:style-name="ce21">
            <text:p>13.61%</text:p>
          </table:table-cell>
          <table:table-cell office:value-type="percentage" office:value="0.14397905759162311" table:formula="of:=([.BK81]-[.$BI81])/[.$BI81]" table:style-name="ce21">
            <text:p>14.40%</text:p>
          </table:table-cell>
          <table:table-cell office:value-type="percentage" office:value="4.7120418848167582E-2" table:formula="of:=([.BL81]-[.$BI81])/[.$BI81]" table:style-name="ce21">
            <text:p>4.71%</text:p>
          </table:table-cell>
          <table:table-cell office:value-type="percentage" office:value="3.6649214659685896E-2" table:formula="of:=([.BM81]-[.$BI81])/[.$BI81]" table:style-name="ce21">
            <text:p>3.66%</text:p>
          </table:table-cell>
          <table:table-cell office:value-type="percentage" office:value="-5.7591623036649151E-2" table:formula="of:=([.BN81]-[.$BI81])/[.$BI81]" table:style-name="ce21">
            <text:p>-5.76%</text:p>
          </table:table-cell>
          <table:table-cell office:value-type="percentage" office:value="-4.4502617801047105E-2" table:formula="of:=([.BO81]-[.$BI81])/[.$BI81]" table:style-name="ce21">
            <text:p>-4.45%</text:p>
          </table:table-cell>
          <table:table-cell office:value-type="percentage" office:value="4.1884816753926739E-2" table:formula="of:=([.BP81]-[.$BI81])/[.$BI81]" table:style-name="ce21">
            <text:p>4.19%</text:p>
          </table:table-cell>
          <table:table-cell office:value-type="percentage" office:value="-6.5445026178010471E-2" table:formula="of:=([.BQ81]-[.$BI81])/[.$BI81]" table:style-name="ce21">
            <text:p>-6.54%</text:p>
          </table:table-cell>
          <table:table-cell office:value-type="percentage" office:value="-0.16230366492146589" table:formula="of:=([.BR81]-[.$BI81])/[.$BI81]" table:style-name="ce21">
            <text:p>-16.23%</text:p>
          </table:table-cell>
          <table:table-cell office:value-type="percentage" office:value="-0.32460732984293189" table:formula="of:=([.BS81]-[.$BI81])/[.$BI81]" table:style-name="ce21">
            <text:p>-32.46%</text:p>
          </table:table-cell>
          <table:table-cell office:value-type="percentage" office:value="-0.3481675392670156" table:formula="of:=([.BT81]-[.$BI81])/[.$BI81]" table:style-name="ce21">
            <text:p>-34.82%</text:p>
          </table:table-cell>
          <table:table-cell office:value-type="percentage" office:value="-0.38743455497382201" table:formula="of:=([.BU81]-[.$BI81])/[.$BI81]" table:style-name="ce21">
            <text:p>-38.74%</text:p>
          </table:table-cell>
          <table:table-cell office:value-type="percentage" office:value="-0.39528795811518319" table:formula="of:=([.BV81]-[.$BI81])/[.$BI81]" table:style-name="ce21">
            <text:p>-39.53%</text:p>
          </table:table-cell>
          <table:table-cell office:value-type="string" table:style-name="ce25">
            <text:p>Exia</text:p>
          </table:table-cell>
          <table:table-cell office:value-type="percentage" office:value="0.1382108757929639" table:formula="of:=([.S81]+[.AU81]+[.BW81])/3" table:style-name="ce22">
            <text:p>13.82%</text:p>
          </table:table-cell>
          <table:table-cell office:value-type="percentage" office:value="0.20604606814443216" table:formula="of:=([.T81]+[.AV81]+[.BX81])/3" table:style-name="ce22">
            <text:p>20.60%</text:p>
          </table:table-cell>
          <table:table-cell office:value-type="percentage" office:value="0.39990150138800007" table:formula="of:=([.U81]+[.AW81]+[.BY81])/3" table:style-name="ce22">
            <text:p>39.99%</text:p>
          </table:table-cell>
          <table:table-cell office:value-type="percentage" office:value="0.33597905186495947" table:formula="of:=([.V81]+[.AX81]+[.BZ81])/3" table:style-name="ce22">
            <text:p>33.60%</text:p>
          </table:table-cell>
          <table:table-cell office:value-type="percentage" office:value="0.29786595885105949" table:formula="of:=([.W81]+[.AY81]+[.CA81])/3" table:style-name="ce22">
            <text:p>29.79%</text:p>
          </table:table-cell>
          <table:table-cell office:value-type="percentage" office:value="0.31631154194709415" table:formula="of:=([.X81]+[.AZ81]+[.CB81])/3" table:style-name="ce22">
            <text:p>31.63%</text:p>
          </table:table-cell>
          <table:table-cell office:value-type="percentage" office:value="0.4118287097683993" table:formula="of:=([.Y81]+[.BA81]+[.CC81])/3" table:style-name="ce22">
            <text:p>41.18%</text:p>
          </table:table-cell>
          <table:table-cell office:value-type="percentage" office:value="0.3329840068605428" table:formula="of:=([.Z81]+[.BB81]+[.CD81])/3" table:style-name="ce22">
            <text:p>33.30%</text:p>
          </table:table-cell>
          <table:table-cell office:value-type="percentage" office:value="0.31669451256787878" table:formula="of:=([.AA81]+[.BC81]+[.CE81])/3" table:style-name="ce22">
            <text:p>31.67%</text:p>
          </table:table-cell>
          <table:table-cell office:value-type="percentage" office:value="0.20407538007149731" table:formula="of:=([.AB81]+[.BD81]+[.CF81])/3" table:style-name="ce22">
            <text:p>20.41%</text:p>
          </table:table-cell>
          <table:table-cell office:value-type="percentage" office:value="0.23436799825909427" table:formula="of:=([.AC81]+[.BE81]+[.CG81])/3" table:style-name="ce22">
            <text:p>23.44%</text:p>
          </table:table-cell>
          <table:table-cell office:value-type="percentage" office:value="0.2599719107155895" table:formula="of:=([.AD81]+[.BF81]+[.CH81])/3" table:style-name="ce22">
            <text:p>26.00%</text:p>
          </table:table-cell>
          <table:table-cell office:value-type="percentage" office:value="0.38054251546557055" table:formula="of:=([.AE81]+[.BG81]+[.CI81])/3" table:style-name="ce22">
            <text:p>38.05%</text:p>
          </table:table-cell>
          <table:table-cell table:number-columns-repeated="1628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35" table:style-name="ce1">
            <text:p>135</text:p>
          </table:table-cell>
          <table:table-cell office:value-type="string" table:style-name="ce25">
            <text:p>Sigmund</text:p>
          </table:table-cell>
          <table:table-cell office:value-type="string" table:style-name="ce18">
            <text:p>PRG.V</text:p>
          </table:table-cell>
          <table:table-cell office:value-type="float" office:value="0.215" table:style-name="ce19">
            <text:p>0.215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2" table:style-name="ce20">
            <text:p>0.12</text:p>
          </table:table-cell>
          <table:table-cell office:value-type="percentage" office:value="-6.9767441860465046E-2" table:formula="of:=([.F82]-[.$E82])/[.$E82]" table:style-name="ce21">
            <text:p>-6.98%</text:p>
          </table:table-cell>
          <table:table-cell office:value-type="percentage" office:value="-0.16279069767441862" table:formula="of:=([.G82]-[.$E82])/[.$E82]" table:style-name="ce21">
            <text:p>-16.28%</text:p>
          </table:table-cell>
          <table:table-cell office:value-type="percentage" office:value="-0.41860465116279066" table:formula="of:=([.H82]-[.$E82])/[.$E82]" table:style-name="ce21">
            <text:p>-41.86%</text:p>
          </table:table-cell>
          <table:table-cell office:value-type="percentage" office:value="-0.44186046511627908" table:formula="of:=([.I82]-[.$E82])/[.$E82]" table:style-name="ce21">
            <text:p>-44.19%</text:p>
          </table:table-cell>
          <table:table-cell office:value-type="percentage" office:value="-0.44186046511627908" table:formula="of:=([.J82]-[.$E82])/[.$E82]" table:style-name="ce21">
            <text:p>-44.19%</text:p>
          </table:table-cell>
          <table:table-cell office:value-type="percentage" office:value="-0.46511627906976744" table:formula="of:=([.K82]-[.$E82])/[.$E82]" table:style-name="ce21">
            <text:p>-46.51%</text:p>
          </table:table-cell>
          <table:table-cell office:value-type="percentage" office:value="-0.39534883720930231" table:formula="of:=([.L82]-[.$E82])/[.$E82]" table:style-name="ce21">
            <text:p>-39.53%</text:p>
          </table:table-cell>
          <table:table-cell office:value-type="percentage" office:value="-0.39534883720930231" table:formula="of:=([.M82]-[.$E82])/[.$E82]" table:style-name="ce21">
            <text:p>-39.53%</text:p>
          </table:table-cell>
          <table:table-cell office:value-type="percentage" office:value="-0.44186046511627908" table:formula="of:=([.N82]-[.$E82])/[.$E82]" table:style-name="ce21">
            <text:p>-44.19%</text:p>
          </table:table-cell>
          <table:table-cell office:value-type="percentage" office:value="-0.41860465116279066" table:formula="of:=([.O82]-[.$E82])/[.$E82]" table:style-name="ce21">
            <text:p>-41.86%</text:p>
          </table:table-cell>
          <table:table-cell office:value-type="percentage" office:value="-0.44186046511627908" table:formula="of:=([.P82]-[.$E82])/[.$E82]" table:style-name="ce21">
            <text:p>-44.19%</text:p>
          </table:table-cell>
          <table:table-cell office:value-type="percentage" office:value="-0.46511627906976744" table:formula="of:=([.Q82]-[.$E82])/[.$E82]" table:style-name="ce21">
            <text:p>-46.51%</text:p>
          </table:table-cell>
          <table:table-cell office:value-type="percentage" office:value="-0.44186046511627908" table:formula="of:=([.R82]-[.$E82])/[.$E82]" table:style-name="ce21">
            <text:p>-44.19%</text:p>
          </table:table-cell>
          <table:table-cell office:value-type="string" table:style-name="ce18">
            <text:p>SA.V</text:p>
          </table:table-cell>
          <table:table-cell office:value-type="float" office:value="0.5" table:style-name="ce19">
            <text:p>0.5</text:p>
          </table:table-cell>
          <table:table-cell office:value-type="float" office:value="0.5" table:style-name="ce20">
            <text:p>0.5</text:p>
          </table:table-cell>
          <table:table-cell office:value-type="float" office:value="0.5" table:style-name="ce20">
            <text:p>0.5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" table:style-name="ce20">
            <text:p>0.6</text:p>
          </table:table-cell>
          <table:table-cell office:value-type="float" office:value="0.61" table:style-name="ce20">
            <text:p>0.61</text:p>
          </table:table-cell>
          <table:table-cell office:value-type="float" office:value="0.6" table:style-name="ce20">
            <text:p>0.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6" table:style-name="ce20">
            <text:p>0.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7" table:style-name="ce20">
            <text:p>0.67</text:p>
          </table:table-cell>
          <table:table-cell office:value-type="float" office:value="0.61" table:style-name="ce20">
            <text:p>0.61</text:p>
          </table:table-cell>
          <table:table-cell office:value-type="percentage" office:value="0" table:formula="of:=([.AH82]-[.$AG82])/[.$AG82]" table:style-name="ce21">
            <text:p>0.00%</text:p>
          </table:table-cell>
          <table:table-cell office:value-type="percentage" office:value="0" table:formula="of:=([.AI82]-[.$AG82])/[.$AG82]" table:style-name="ce21">
            <text:p>0.00%</text:p>
          </table:table-cell>
          <table:table-cell office:value-type="percentage" office:value="0.10000000000000009" table:formula="of:=([.AJ82]-[.$AG82])/[.$AG82]" table:style-name="ce21">
            <text:p>10.00%</text:p>
          </table:table-cell>
          <table:table-cell office:value-type="percentage" office:value="0.19999999999999996" table:formula="of:=([.AK82]-[.$AG82])/[.$AG82]" table:style-name="ce21">
            <text:p>20.00%</text:p>
          </table:table-cell>
          <table:table-cell office:value-type="percentage" office:value="0.21999999999999997" table:formula="of:=([.AL82]-[.$AG82])/[.$AG82]" table:style-name="ce21">
            <text:p>22.00%</text:p>
          </table:table-cell>
          <table:table-cell office:value-type="percentage" office:value="0.19999999999999996" table:formula="of:=([.AM82]-[.$AG82])/[.$AG82]" table:style-name="ce21">
            <text:p>20.00%</text:p>
          </table:table-cell>
          <table:table-cell office:value-type="percentage" office:value="0.12000000000000011" table:formula="of:=([.AN82]-[.$AG82])/[.$AG82]" table:style-name="ce21">
            <text:p>12.00%</text:p>
          </table:table-cell>
          <table:table-cell office:value-type="percentage" office:value="0.15999999999999992" table:formula="of:=([.AO82]-[.$AG82])/[.$AG82]" table:style-name="ce21">
            <text:p>16.00%</text:p>
          </table:table-cell>
          <table:table-cell office:value-type="percentage" office:value="0.15999999999999992" table:formula="of:=([.AP82]-[.$AG82])/[.$AG82]" table:style-name="ce21">
            <text:p>16.00%</text:p>
          </table:table-cell>
          <table:table-cell office:value-type="percentage" office:value="0.19999999999999996" table:formula="of:=([.AQ82]-[.$AG82])/[.$AG82]" table:style-name="ce21">
            <text:p>20.00%</text:p>
          </table:table-cell>
          <table:table-cell office:value-type="percentage" office:value="0.12000000000000011" table:formula="of:=([.AR82]-[.$AG82])/[.$AG82]" table:style-name="ce21">
            <text:p>12.00%</text:p>
          </table:table-cell>
          <table:table-cell office:value-type="percentage" office:value="0.34000000000000008" table:formula="of:=([.AS82]-[.$AG82])/[.$AG82]" table:style-name="ce21">
            <text:p>34.00%</text:p>
          </table:table-cell>
          <table:table-cell office:value-type="percentage" office:value="0.21999999999999997" table:formula="of:=([.AT82]-[.$AG82])/[.$AG82]" table:style-name="ce21">
            <text:p>22.00%</text:p>
          </table:table-cell>
          <table:table-cell office:value-type="string" table:style-name="ce18">
            <text:p>NVO.V</text:p>
          </table:table-cell>
          <table:table-cell office:value-type="float" office:value="0.8" table:style-name="ce19">
            <text:p>0.8</text:p>
          </table:table-cell>
          <table:table-cell office:value-type="float" office:value="0.81" table:style-name="ce20">
            <text:p>0.81</text:p>
          </table:table-cell>
          <table:table-cell office:value-type="float" office:value="0.8" table:style-name="ce20">
            <text:p>0.8</text:p>
          </table:table-cell>
          <table:table-cell office:value-type="float" office:value="0.82" table:style-name="ce20">
            <text:p>0.82</text:p>
          </table:table-cell>
          <table:table-cell office:value-type="float" office:value="0.9" table:style-name="ce20">
            <text:p>0.9</text:p>
          </table:table-cell>
          <table:table-cell office:value-type="float" office:value="0.9" table:style-name="ce20">
            <text:p>0.9</text:p>
          </table:table-cell>
          <table:table-cell office:value-type="float" office:value="0.98" table:style-name="ce20">
            <text:p>0.98</text:p>
          </table:table-cell>
          <table:table-cell office:value-type="float" office:value="0.93" table:style-name="ce20">
            <text:p>0.93</text:p>
          </table:table-cell>
          <table:table-cell office:value-type="float" office:value="0.87" table:style-name="ce20">
            <text:p>0.87</text:p>
          </table:table-cell>
          <table:table-cell office:value-type="float" office:value="0.85" table:style-name="ce20">
            <text:p>0.85</text:p>
          </table:table-cell>
          <table:table-cell office:value-type="float" office:value="0.79" table:style-name="ce20">
            <text:p>0.79</text:p>
          </table:table-cell>
          <table:table-cell office:value-type="float" office:value="0.73" table:style-name="ce20">
            <text:p>0.73</text:p>
          </table:table-cell>
          <table:table-cell office:value-type="float" office:value="0.76" table:style-name="ce20">
            <text:p>0.76</text:p>
          </table:table-cell>
          <table:table-cell office:value-type="float" office:value="0.7" table:style-name="ce20">
            <text:p>0.7</text:p>
          </table:table-cell>
          <table:table-cell office:value-type="percentage" office:value="1.2500000000000011E-2" table:formula="of:=([.BJ82]-[.$BI82])/[.$BI82]" table:style-name="ce21">
            <text:p>1.25%</text:p>
          </table:table-cell>
          <table:table-cell office:value-type="percentage" office:value="0" table:formula="of:=([.BK82]-[.$BI82])/[.$BI82]" table:style-name="ce21">
            <text:p>0.00%</text:p>
          </table:table-cell>
          <table:table-cell office:value-type="percentage" office:value="2.4999999999999883E-2" table:formula="of:=([.BL82]-[.$BI82])/[.$BI82]" table:style-name="ce21">
            <text:p>2.50%</text:p>
          </table:table-cell>
          <table:table-cell office:value-type="percentage" office:value="0.12499999999999997" table:formula="of:=([.BM82]-[.$BI82])/[.$BI82]" table:style-name="ce21">
            <text:p>12.50%</text:p>
          </table:table-cell>
          <table:table-cell office:value-type="percentage" office:value="0.12499999999999997" table:formula="of:=([.BN82]-[.$BI82])/[.$BI82]" table:style-name="ce21">
            <text:p>12.50%</text:p>
          </table:table-cell>
          <table:table-cell office:value-type="percentage" office:value="0.22499999999999992" table:formula="of:=([.BO82]-[.$BI82])/[.$BI82]" table:style-name="ce21">
            <text:p>22.50%</text:p>
          </table:table-cell>
          <table:table-cell office:value-type="percentage" office:value="0.16250000000000001" table:formula="of:=([.BP82]-[.$BI82])/[.$BI82]" table:style-name="ce21">
            <text:p>16.25%</text:p>
          </table:table-cell>
          <table:table-cell office:value-type="percentage" office:value="8.7499999999999939E-2" table:formula="of:=([.BQ82]-[.$BI82])/[.$BI82]" table:style-name="ce21">
            <text:p>8.75%</text:p>
          </table:table-cell>
          <table:table-cell office:value-type="percentage" office:value="6.2499999999999917E-2" table:formula="of:=([.BR82]-[.$BI82])/[.$BI82]" table:style-name="ce21">
            <text:p>6.25%</text:p>
          </table:table-cell>
          <table:table-cell office:value-type="percentage" office:value="-1.2500000000000011E-2" table:formula="of:=([.BS82]-[.$BI82])/[.$BI82]" table:style-name="ce21">
            <text:p>-1.25%</text:p>
          </table:table-cell>
          <table:table-cell office:value-type="percentage" office:value="-8.7500000000000078E-2" table:formula="of:=([.BT82]-[.$BI82])/[.$BI82]" table:style-name="ce21">
            <text:p>-8.75%</text:p>
          </table:table-cell>
          <table:table-cell office:value-type="percentage" office:value="-5.0000000000000044E-2" table:formula="of:=([.BU82]-[.$BI82])/[.$BI82]" table:style-name="ce21">
            <text:p>-5.00%</text:p>
          </table:table-cell>
          <table:table-cell office:value-type="percentage" office:value="-0.12500000000000011" table:formula="of:=([.BV82]-[.$BI82])/[.$BI82]" table:style-name="ce21">
            <text:p>-12.50%</text:p>
          </table:table-cell>
          <table:table-cell office:value-type="string" table:style-name="ce25">
            <text:p>Sigmund</text:p>
          </table:table-cell>
          <table:table-cell office:value-type="percentage" office:value="-1.9089147286821678E-2" table:formula="of:=([.S82]+[.AU82]+[.BW82])/3" table:style-name="ce22">
            <text:p>-1.91%</text:p>
          </table:table-cell>
          <table:table-cell office:value-type="percentage" office:value="-5.4263565891472874E-2" table:formula="of:=([.T82]+[.AV82]+[.BX82])/3" table:style-name="ce22">
            <text:p>-5.43%</text:p>
          </table:table-cell>
          <table:table-cell office:value-type="percentage" office:value="-9.7868217054263559E-2" table:formula="of:=([.U82]+[.AW82]+[.BY82])/3" table:style-name="ce22">
            <text:p>-9.79%</text:p>
          </table:table-cell>
          <table:table-cell office:value-type="percentage" office:value="-3.8953488372093052E-2" table:formula="of:=([.V82]+[.AX82]+[.BZ82])/3" table:style-name="ce22">
            <text:p>-3.90%</text:p>
          </table:table-cell>
          <table:table-cell office:value-type="percentage" office:value="-3.2286821705426377E-2" table:formula="of:=([.W82]+[.AY82]+[.CA82])/3" table:style-name="ce22">
            <text:p>-3.23%</text:p>
          </table:table-cell>
          <table:table-cell office:value-type="percentage" office:value="-1.3372093023255852E-2" table:formula="of:=([.X82]+[.AZ82]+[.CB82])/3" table:style-name="ce22">
            <text:p>-1.34%</text:p>
          </table:table-cell>
          <table:table-cell office:value-type="percentage" office:value="-3.7616279069767396E-2" table:formula="of:=([.Y82]+[.BA82]+[.CC82])/3" table:style-name="ce22">
            <text:p>-3.76%</text:p>
          </table:table-cell>
          <table:table-cell office:value-type="percentage" office:value="-4.9282945736434151E-2" table:formula="of:=([.Z82]+[.BB82]+[.CD82])/3" table:style-name="ce22">
            <text:p>-4.93%</text:p>
          </table:table-cell>
          <table:table-cell office:value-type="percentage" office:value="-7.3120155038759752E-2" table:formula="of:=([.AA82]+[.BC82]+[.CE82])/3" table:style-name="ce22">
            <text:p>-7.31%</text:p>
          </table:table-cell>
          <table:table-cell office:value-type="percentage" office:value="-7.7034883720930244E-2" table:formula="of:=([.AB82]+[.BD82]+[.CF82])/3" table:style-name="ce22">
            <text:p>-7.70%</text:p>
          </table:table-cell>
          <table:table-cell office:value-type="percentage" office:value="-0.13645348837209301" table:formula="of:=([.AC82]+[.BE82]+[.CG82])/3" table:style-name="ce22">
            <text:p>-13.65%</text:p>
          </table:table-cell>
          <table:table-cell office:value-type="percentage" office:value="-5.83720930232558E-2" table:formula="of:=([.AD82]+[.BF82]+[.CH82])/3" table:style-name="ce22">
            <text:p>-5.84%</text:p>
          </table:table-cell>
          <table:table-cell office:value-type="percentage" office:value="-0.11562015503875973" table:formula="of:=([.AE82]+[.BG82]+[.CI82])/3" table:style-name="ce22">
            <text:p>-11.56%</text:p>
          </table:table-cell>
          <table:table-cell table:number-columns-repeated="1628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string" table:style-name="ce25">
            <text:p>strakpao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20">
            <text:p>0.24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4.3478260869565133E-2" table:formula="of:=([.F83]-[.$E83])/[.$E83]" table:style-name="ce21">
            <text:p>4.35%</text:p>
          </table:table-cell>
          <table:table-cell office:value-type="percentage" office:value="0.19565217391304351" table:formula="of:=([.G83]-[.$E83])/[.$E83]" table:style-name="ce21">
            <text:p>19.57%</text:p>
          </table:table-cell>
          <table:table-cell office:value-type="percentage" office:value="0.19565217391304351" table:formula="of:=([.H83]-[.$E83])/[.$E83]" table:style-name="ce21">
            <text:p>19.57%</text:p>
          </table:table-cell>
          <table:table-cell office:value-type="percentage" office:value="0.10869565217391301" table:formula="of:=([.I83]-[.$E83])/[.$E83]" table:style-name="ce21">
            <text:p>10.87%</text:p>
          </table:table-cell>
          <table:table-cell office:value-type="percentage" office:value="6.5217391304347755E-2" table:formula="of:=([.J83]-[.$E83])/[.$E83]" table:style-name="ce21">
            <text:p>6.52%</text:p>
          </table:table-cell>
          <table:table-cell office:value-type="percentage" office:value="4.3478260869565133E-2" table:formula="of:=([.K83]-[.$E83])/[.$E83]" table:style-name="ce21">
            <text:p>4.35%</text:p>
          </table:table-cell>
          <table:table-cell office:value-type="percentage" office:value="0.13043478260869565" table:formula="of:=([.L83]-[.$E83])/[.$E83]" table:style-name="ce21">
            <text:p>13.04%</text:p>
          </table:table-cell>
          <table:table-cell office:value-type="percentage" office:value="0.13043478260869565" table:formula="of:=([.M83]-[.$E83])/[.$E83]" table:style-name="ce21">
            <text:p>13.04%</text:p>
          </table:table-cell>
          <table:table-cell office:value-type="percentage" office:value="2.1739130434782507E-2" table:formula="of:=([.N83]-[.$E83])/[.$E83]" table:style-name="ce21">
            <text:p>2.17%</text:p>
          </table:table-cell>
          <table:table-cell office:value-type="percentage" office:value="0" table:formula="of:=([.O83]-[.$E83])/[.$E83]" table:style-name="ce21">
            <text:p>0.00%</text:p>
          </table:table-cell>
          <table:table-cell office:value-type="percentage" office:value="0" table:formula="of:=([.P83]-[.$E83])/[.$E83]" table:style-name="ce21">
            <text:p>0.00%</text:p>
          </table:table-cell>
          <table:table-cell office:value-type="percentage" office:value="-6.521739130434788E-2" table:formula="of:=([.Q83]-[.$E83])/[.$E83]" table:style-name="ce21">
            <text:p>-6.52%</text:p>
          </table:table-cell>
          <table:table-cell office:value-type="percentage" office:value="-0.10869565217391314" table:formula="of:=([.R83]-[.$E83])/[.$E83]" table:style-name="ce21">
            <text:p>-10.87%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19">
            <text:p>0.4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.14285714285714299" table:formula="of:=([.AH83]-[.$AG83])/[.$AG83]" table:style-name="ce21">
            <text:p>14.29%</text:p>
          </table:table-cell>
          <table:table-cell office:value-type="percentage" office:value="0.14285714285714299" table:formula="of:=([.AI83]-[.$AG83])/[.$AG83]" table:style-name="ce21">
            <text:p>14.29%</text:p>
          </table:table-cell>
          <table:table-cell office:value-type="percentage" office:value="0.40816326530612235" table:formula="of:=([.AJ83]-[.$AG83])/[.$AG83]" table:style-name="ce21">
            <text:p>40.82%</text:p>
          </table:table-cell>
          <table:table-cell office:value-type="percentage" office:value="2.5918367346938775" table:formula="of:=([.AK83]-[.$AG83])/[.$AG83]" table:style-name="ce21">
            <text:p>259.18%</text:p>
          </table:table-cell>
          <table:table-cell office:value-type="percentage" office:value="3.0816326530612246" table:formula="of:=([.AL83]-[.$AG83])/[.$AG83]" table:style-name="ce21">
            <text:p>308.16%</text:p>
          </table:table-cell>
          <table:table-cell office:value-type="percentage" office:value="1.5306122448979591" table:formula="of:=([.AM83]-[.$AG83])/[.$AG83]" table:style-name="ce21">
            <text:p>153.06%</text:p>
          </table:table-cell>
          <table:table-cell office:value-type="percentage" office:value="1.6734693877551021" table:formula="of:=([.AN83]-[.$AG83])/[.$AG83]" table:style-name="ce21">
            <text:p>167.35%</text:p>
          </table:table-cell>
          <table:table-cell office:value-type="percentage" office:value="1.7755102040816328" table:formula="of:=([.AO83]-[.$AG83])/[.$AG83]" table:style-name="ce21">
            <text:p>177.55%</text:p>
          </table:table-cell>
          <table:table-cell office:value-type="percentage" office:value="2.0204081632653059" table:formula="of:=([.AP83]-[.$AG83])/[.$AG83]" table:style-name="ce21">
            <text:p>202.04%</text:p>
          </table:table-cell>
          <table:table-cell office:value-type="percentage" office:value="2.0408163265306123" table:formula="of:=([.AQ83]-[.$AG83])/[.$AG83]" table:style-name="ce21">
            <text:p>204.08%</text:p>
          </table:table-cell>
          <table:table-cell office:value-type="percentage" office:value="2.0612244897959182" table:formula="of:=([.AR83]-[.$AG83])/[.$AG83]" table:style-name="ce21">
            <text:p>206.12%</text:p>
          </table:table-cell>
          <table:table-cell office:value-type="percentage" office:value="1.8775510204081631" table:formula="of:=([.AS83]-[.$AG83])/[.$AG83]" table:style-name="ce21">
            <text:p>187.76%</text:p>
          </table:table-cell>
          <table:table-cell office:value-type="percentage" office:value="1.8163265306122447" table:formula="of:=([.AT83]-[.$AG83])/[.$AG83]" table:style-name="ce21">
            <text:p>181.63%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BJ83]-[.$BI83])/[.$BI83]" table:style-name="ce21">
            <text:p>0.00%</text:p>
          </table:table-cell>
          <table:table-cell office:value-type="percentage" office:value="0" table:formula="of:=([.BK83]-[.$BI83])/[.$BI83]" table:style-name="ce21">
            <text:p>0.00%</text:p>
          </table:table-cell>
          <table:table-cell office:value-type="percentage" office:value="0.13333333333333347" table:formula="of:=([.BL83]-[.$BI83])/[.$BI83]" table:style-name="ce21">
            <text:p>13.33%</text:p>
          </table:table-cell>
          <table:table-cell office:value-type="percentage" office:value="0.2" table:formula="of:=([.BM83]-[.$BI83])/[.$BI83]" table:style-name="ce21">
            <text:p>20.00%</text:p>
          </table:table-cell>
          <table:table-cell office:value-type="percentage" office:value="6.6666666666666735E-2" table:formula="of:=([.BN83]-[.$BI83])/[.$BI83]" table:style-name="ce21">
            <text:p>6.67%</text:p>
          </table:table-cell>
          <table:table-cell office:value-type="percentage" office:value="0" table:formula="of:=([.BO83]-[.$BI83])/[.$BI83]" table:style-name="ce21">
            <text:p>0.00%</text:p>
          </table:table-cell>
          <table:table-cell office:value-type="percentage" office:value="0.7333333333333335" table:formula="of:=([.BP83]-[.$BI83])/[.$BI83]" table:style-name="ce21">
            <text:p>73.33%</text:p>
          </table:table-cell>
          <table:table-cell office:value-type="percentage" office:value="0.7333333333333335" table:formula="of:=([.BQ83]-[.$BI83])/[.$BI83]" table:style-name="ce21">
            <text:p>73.33%</text:p>
          </table:table-cell>
          <table:table-cell office:value-type="percentage" office:value="0.6" table:formula="of:=([.BR83]-[.$BI83])/[.$BI83]" table:style-name="ce21">
            <text:p>60.00%</text:p>
          </table:table-cell>
          <table:table-cell office:value-type="percentage" office:value="0.66666666666666674" table:formula="of:=([.BS83]-[.$BI83])/[.$BI83]" table:style-name="ce21">
            <text:p>66.67%</text:p>
          </table:table-cell>
          <table:table-cell office:value-type="percentage" office:value="0.7333333333333335" table:formula="of:=([.BT83]-[.$BI83])/[.$BI83]" table:style-name="ce21">
            <text:p>73.33%</text:p>
          </table:table-cell>
          <table:table-cell office:value-type="percentage" office:value="0.66666666666666674" table:formula="of:=([.BU83]-[.$BI83])/[.$BI83]" table:style-name="ce21">
            <text:p>66.67%</text:p>
          </table:table-cell>
          <table:table-cell office:value-type="percentage" office:value="0.53333333333333344" table:formula="of:=([.BV83]-[.$BI83])/[.$BI83]" table:style-name="ce21">
            <text:p>53.33%</text:p>
          </table:table-cell>
          <table:table-cell office:value-type="string" table:style-name="ce25">
            <text:p>strakpao</text:p>
          </table:table-cell>
          <table:table-cell office:value-type="percentage" office:value="6.2111801242236038E-2" table:formula="of:=([.S83]+[.AU83]+[.BW83])/3" table:style-name="ce22">
            <text:p>6.21%</text:p>
          </table:table-cell>
          <table:table-cell office:value-type="percentage" office:value="0.1128364389233955" table:formula="of:=([.T83]+[.AV83]+[.BX83])/3" table:style-name="ce22">
            <text:p>11.28%</text:p>
          </table:table-cell>
          <table:table-cell office:value-type="percentage" office:value="0.24571625751749981" table:formula="of:=([.U83]+[.AW83]+[.BY83])/3" table:style-name="ce22">
            <text:p>24.57%</text:p>
          </table:table-cell>
          <table:table-cell office:value-type="percentage" office:value="0.9668441289559303" table:formula="of:=([.V83]+[.AX83]+[.BZ83])/3" table:style-name="ce22">
            <text:p>96.68%</text:p>
          </table:table-cell>
          <table:table-cell office:value-type="percentage" office:value="1.0711722370107464" table:formula="of:=([.W83]+[.AY83]+[.CA83])/3" table:style-name="ce22">
            <text:p>107.12%</text:p>
          </table:table-cell>
          <table:table-cell office:value-type="percentage" office:value="0.52469683525584143" table:formula="of:=([.X83]+[.AZ83]+[.CB83])/3" table:style-name="ce22">
            <text:p>52.47%</text:p>
          </table:table-cell>
          <table:table-cell office:value-type="percentage" office:value="0.8457458345657104" table:formula="of:=([.Y83]+[.BA83]+[.CC83])/3" table:style-name="ce22">
            <text:p>84.57%</text:p>
          </table:table-cell>
          <table:table-cell office:value-type="percentage" office:value="0.87975944000788731" table:formula="of:=([.Z83]+[.BB83]+[.CD83])/3" table:style-name="ce22">
            <text:p>87.98%</text:p>
          </table:table-cell>
          <table:table-cell office:value-type="percentage" office:value="0.8807157645666962" table:formula="of:=([.AA83]+[.BC83]+[.CE83])/3" table:style-name="ce22">
            <text:p>88.07%</text:p>
          </table:table-cell>
          <table:table-cell office:value-type="percentage" office:value="0.9024943310657596" table:formula="of:=([.AB83]+[.BD83]+[.CF83])/3" table:style-name="ce22">
            <text:p>90.25%</text:p>
          </table:table-cell>
          <table:table-cell office:value-type="percentage" office:value="0.93151927437641724" table:formula="of:=([.AC83]+[.BE83]+[.CG83])/3" table:style-name="ce22">
            <text:p>93.15%</text:p>
          </table:table-cell>
          <table:table-cell office:value-type="percentage" office:value="0.82633343192349396" table:formula="of:=([.AD83]+[.BF83]+[.CH83])/3" table:style-name="ce22">
            <text:p>82.63%</text:p>
          </table:table-cell>
          <table:table-cell office:value-type="percentage" office:value="0.74698807059055505" table:formula="of:=([.AE83]+[.BG83]+[.CI83])/3" table:style-name="ce22">
            <text:p>74.70%</text:p>
          </table:table-cell>
          <table:table-cell table:number-columns-repeated="1628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25">
            <text:p>Silver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84]-[.$E84])/[.$E84]" table:style-name="ce21">
            <text:p>-5.26%</text:p>
          </table:table-cell>
          <table:table-cell office:value-type="percentage" office:value="-0.10526315789473675" table:formula="of:=([.G84]-[.$E84])/[.$E84]" table:style-name="ce21">
            <text:p>-10.53%</text:p>
          </table:table-cell>
          <table:table-cell office:value-type="percentage" office:value="-0.10526315789473675" table:formula="of:=([.H84]-[.$E84])/[.$E84]" table:style-name="ce21">
            <text:p>-10.53%</text:p>
          </table:table-cell>
          <table:table-cell office:value-type="percentage" office:value="0" table:formula="of:=([.I84]-[.$E84])/[.$E84]" table:style-name="ce21">
            <text:p>0.00%</text:p>
          </table:table-cell>
          <table:table-cell office:value-type="percentage" office:value="0" table:formula="of:=([.J84]-[.$E84])/[.$E84]" table:style-name="ce21">
            <text:p>0.00%</text:p>
          </table:table-cell>
          <table:table-cell office:value-type="percentage" office:value="-8.7719298245613919E-2" table:formula="of:=([.K84]-[.$E84])/[.$E84]" table:style-name="ce21">
            <text:p>-8.77%</text:p>
          </table:table-cell>
          <table:table-cell office:value-type="percentage" office:value="-0.10526315789473675" table:formula="of:=([.L84]-[.$E84])/[.$E84]" table:style-name="ce21">
            <text:p>-10.53%</text:p>
          </table:table-cell>
          <table:table-cell office:value-type="percentage" office:value="-0.12280701754385957" table:formula="of:=([.M84]-[.$E84])/[.$E84]" table:style-name="ce21">
            <text:p>-12.28%</text:p>
          </table:table-cell>
          <table:table-cell office:value-type="percentage" office:value="-0.15789473684210523" table:formula="of:=([.N84]-[.$E84])/[.$E84]" table:style-name="ce21">
            <text:p>-15.79%</text:p>
          </table:table-cell>
          <table:table-cell office:value-type="percentage" office:value="-0.26315789473684209" table:formula="of:=([.O84]-[.$E84])/[.$E84]" table:style-name="ce21">
            <text:p>-26.32%</text:p>
          </table:table-cell>
          <table:table-cell office:value-type="percentage" office:value="-0.17543859649122803" table:formula="of:=([.P84]-[.$E84])/[.$E84]" table:style-name="ce21">
            <text:p>-17.54%</text:p>
          </table:table-cell>
          <table:table-cell office:value-type="percentage" office:value="-0.17543859649122803" table:formula="of:=([.Q84]-[.$E84])/[.$E84]" table:style-name="ce21">
            <text:p>-17.54%</text:p>
          </table:table-cell>
          <table:table-cell office:value-type="percentage" office:value="-7.0175438596491099E-2" table:formula="of:=([.R84]-[.$E84])/[.$E84]" table:style-name="ce21">
            <text:p>-7.02%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0" table:formula="of:=([.AH84]-[.$AG84])/[.$AG84]" table:style-name="ce21">
            <text:p>0.00%</text:p>
          </table:table-cell>
          <table:table-cell office:value-type="percentage" office:value="0" table:formula="of:=([.AI84]-[.$AG84])/[.$AG84]" table:style-name="ce21">
            <text:p>0.00%</text:p>
          </table:table-cell>
          <table:table-cell office:value-type="percentage" office:value="-0.11111111111111106" table:formula="of:=([.AJ84]-[.$AG84])/[.$AG84]" table:style-name="ce21">
            <text:p>-11.11%</text:p>
          </table:table-cell>
          <table:table-cell office:value-type="percentage" office:value="-0.11111111111111106" table:formula="of:=([.AK84]-[.$AG84])/[.$AG84]" table:style-name="ce21">
            <text:p>-11.11%</text:p>
          </table:table-cell>
          <table:table-cell office:value-type="percentage" office:value="-0.11111111111111106" table:formula="of:=([.AL84]-[.$AG84])/[.$AG84]" table:style-name="ce21">
            <text:p>-11.11%</text:p>
          </table:table-cell>
          <table:table-cell office:value-type="percentage" office:value="-0.11111111111111106" table:formula="of:=([.AM84]-[.$AG84])/[.$AG84]" table:style-name="ce21">
            <text:p>-11.11%</text:p>
          </table:table-cell>
          <table:table-cell office:value-type="percentage" office:value="0" table:formula="of:=([.AN84]-[.$AG84])/[.$AG84]" table:style-name="ce21">
            <text:p>0.00%</text:p>
          </table:table-cell>
          <table:table-cell office:value-type="percentage" office:value="0" table:formula="of:=([.AO84]-[.$AG84])/[.$AG84]" table:style-name="ce21">
            <text:p>0.00%</text:p>
          </table:table-cell>
          <table:table-cell office:value-type="percentage" office:value="-0.11111111111111106" table:formula="of:=([.AP84]-[.$AG84])/[.$AG84]" table:style-name="ce21">
            <text:p>-11.11%</text:p>
          </table:table-cell>
          <table:table-cell office:value-type="percentage" office:value="0.11111111111111122" table:formula="of:=([.AQ84]-[.$AG84])/[.$AG84]" table:style-name="ce21">
            <text:p>11.11%</text:p>
          </table:table-cell>
          <table:table-cell office:value-type="percentage" office:value="0.44444444444444453" table:formula="of:=([.AR84]-[.$AG84])/[.$AG84]" table:style-name="ce21">
            <text:p>44.44%</text:p>
          </table:table-cell>
          <table:table-cell office:value-type="percentage" office:value="0.44444444444444453" table:formula="of:=([.AS84]-[.$AG84])/[.$AG84]" table:style-name="ce21">
            <text:p>44.44%</text:p>
          </table:table-cell>
          <table:table-cell office:value-type="percentage" office:value="0.44444444444444453" table:formula="of:=([.AT84]-[.$AG84])/[.$AG84]" table:style-name="ce21">
            <text:p>44.44%</text:p>
          </table:table-cell>
          <table:table-cell office:value-type="string" table:style-name="ce18">
            <text:p>USO.V</text:p>
          </table:table-cell>
          <table:table-cell office:value-type="float" office:value="1.5" table:style-name="ce19">
            <text:p>1.5</text:p>
          </table:table-cell>
          <table:table-cell office:value-type="float" office:value="1.53" table:style-name="ce20">
            <text:p>1.53</text:p>
          </table:table-cell>
          <table:table-cell office:value-type="float" office:value="1.42" table:style-name="ce20">
            <text:p>1.42</text:p>
          </table:table-cell>
          <table:table-cell office:value-type="float" office:value="1.35" table:style-name="ce20">
            <text:p>1.35</text:p>
          </table:table-cell>
          <table:table-cell office:value-type="float" office:value="1.21" table:style-name="ce20">
            <text:p>1.21</text:p>
          </table:table-cell>
          <table:table-cell office:value-type="float" office:value="1.17" table:style-name="ce20">
            <text:p>1.17</text:p>
          </table:table-cell>
          <table:table-cell office:value-type="float" office:value="1.1499999999999999" table:style-name="ce20">
            <text:p>1.15</text:p>
          </table:table-cell>
          <table:table-cell office:value-type="float" office:value="1.08" table:style-name="ce20">
            <text:p>1.08</text:p>
          </table:table-cell>
          <table:table-cell office:value-type="float" office:value="1.1299999999999999" table:style-name="ce20">
            <text:p>1.13</text:p>
          </table:table-cell>
          <table:table-cell office:value-type="float" office:value="0.82" table:style-name="ce20">
            <text:p>0.82</text:p>
          </table:table-cell>
          <table:table-cell office:value-type="float" office:value="0.92" table:style-name="ce20">
            <text:p>0.92</text:p>
          </table:table-cell>
          <table:table-cell office:value-type="float" office:value="0.91" table:style-name="ce20">
            <text:p>0.91</text:p>
          </table:table-cell>
          <table:table-cell office:value-type="float" office:value="0.78" table:style-name="ce20">
            <text:p>0.78</text:p>
          </table:table-cell>
          <table:table-cell office:value-type="float" office:value="0.75" table:style-name="ce20">
            <text:p>0.75</text:p>
          </table:table-cell>
          <table:table-cell office:value-type="percentage" office:value="2.0000000000000018E-2" table:formula="of:=([.BJ84]-[.$BI84])/[.$BI84]" table:style-name="ce21">
            <text:p>2.00%</text:p>
          </table:table-cell>
          <table:table-cell office:value-type="percentage" office:value="-5.3333333333333378E-2" table:formula="of:=([.BK84]-[.$BI84])/[.$BI84]" table:style-name="ce21">
            <text:p>-5.33%</text:p>
          </table:table-cell>
          <table:table-cell office:value-type="percentage" office:value="-9.9999999999999936E-2" table:formula="of:=([.BL84]-[.$BI84])/[.$BI84]" table:style-name="ce21">
            <text:p>-10.00%</text:p>
          </table:table-cell>
          <table:table-cell office:value-type="percentage" office:value="-0.19333333333333336" table:formula="of:=([.BM84]-[.$BI84])/[.$BI84]" table:style-name="ce21">
            <text:p>-19.33%</text:p>
          </table:table-cell>
          <table:table-cell office:value-type="percentage" office:value="-0.22000000000000006" table:formula="of:=([.BN84]-[.$BI84])/[.$BI84]" table:style-name="ce21">
            <text:p>-22.00%</text:p>
          </table:table-cell>
          <table:table-cell office:value-type="percentage" office:value="-0.23333333333333339" table:formula="of:=([.BO84]-[.$BI84])/[.$BI84]" table:style-name="ce21">
            <text:p>-23.33%</text:p>
          </table:table-cell>
          <table:table-cell office:value-type="percentage" office:value="-0.27999999999999997" table:formula="of:=([.BP84]-[.$BI84])/[.$BI84]" table:style-name="ce21">
            <text:p>-28.00%</text:p>
          </table:table-cell>
          <table:table-cell office:value-type="percentage" office:value="-0.24666666666666673" table:formula="of:=([.BQ84]-[.$BI84])/[.$BI84]" table:style-name="ce21">
            <text:p>-24.67%</text:p>
          </table:table-cell>
          <table:table-cell office:value-type="percentage" office:value="-0.45333333333333337" table:formula="of:=([.BR84]-[.$BI84])/[.$BI84]" table:style-name="ce21">
            <text:p>-45.33%</text:p>
          </table:table-cell>
          <table:table-cell office:value-type="percentage" office:value="-0.38666666666666666" table:formula="of:=([.BS84]-[.$BI84])/[.$BI84]" table:style-name="ce21">
            <text:p>-38.67%</text:p>
          </table:table-cell>
          <table:table-cell office:value-type="percentage" office:value="-0.39333333333333331" table:formula="of:=([.BT84]-[.$BI84])/[.$BI84]" table:style-name="ce21">
            <text:p>-39.33%</text:p>
          </table:table-cell>
          <table:table-cell office:value-type="percentage" office:value="-0.48" table:formula="of:=([.BU84]-[.$BI84])/[.$BI84]" table:style-name="ce21">
            <text:p>-48.00%</text:p>
          </table:table-cell>
          <table:table-cell office:value-type="percentage" office:value="-0.5" table:formula="of:=([.BV84]-[.$BI84])/[.$BI84]" table:style-name="ce21">
            <text:p>-50.00%</text:p>
          </table:table-cell>
          <table:table-cell office:value-type="string" table:style-name="ce25">
            <text:p>Silver</text:p>
          </table:table-cell>
          <table:table-cell office:value-type="percentage" office:value="-1.0877192982456088E-2" table:formula="of:=([.S84]+[.AU84]+[.BW84])/3" table:style-name="ce22">
            <text:p>-1.09%</text:p>
          </table:table-cell>
          <table:table-cell office:value-type="percentage" office:value="-5.2865497076023373E-2" table:formula="of:=([.T84]+[.AV84]+[.BX84])/3" table:style-name="ce22">
            <text:p>-5.29%</text:p>
          </table:table-cell>
          <table:table-cell office:value-type="percentage" office:value="-0.10545808966861592" table:formula="of:=([.U84]+[.AW84]+[.BY84])/3" table:style-name="ce22">
            <text:p>-10.55%</text:p>
          </table:table-cell>
          <table:table-cell office:value-type="percentage" office:value="-0.10148148148148146" table:formula="of:=([.V84]+[.AX84]+[.BZ84])/3" table:style-name="ce22">
            <text:p>-10.15%</text:p>
          </table:table-cell>
          <table:table-cell office:value-type="percentage" office:value="-0.11037037037037038" table:formula="of:=([.W84]+[.AY84]+[.CA84])/3" table:style-name="ce22">
            <text:p>-11.04%</text:p>
          </table:table-cell>
          <table:table-cell office:value-type="percentage" office:value="-0.14405458089668613" table:formula="of:=([.X84]+[.AZ84]+[.CB84])/3" table:style-name="ce22">
            <text:p>-14.41%</text:p>
          </table:table-cell>
          <table:table-cell office:value-type="percentage" office:value="-0.12842105263157891" table:formula="of:=([.Y84]+[.BA84]+[.CC84])/3" table:style-name="ce22">
            <text:p>-12.84%</text:p>
          </table:table-cell>
          <table:table-cell office:value-type="percentage" office:value="-0.12315789473684209" table:formula="of:=([.Z84]+[.BB84]+[.CD84])/3" table:style-name="ce22">
            <text:p>-12.32%</text:p>
          </table:table-cell>
          <table:table-cell office:value-type="percentage" office:value="-0.24077972709551654" table:formula="of:=([.AA84]+[.BC84]+[.CE84])/3" table:style-name="ce22">
            <text:p>-24.08%</text:p>
          </table:table-cell>
          <table:table-cell office:value-type="percentage" office:value="-0.17957115009746585" table:formula="of:=([.AB84]+[.BD84]+[.CF84])/3" table:style-name="ce22">
            <text:p>-17.96%</text:p>
          </table:table-cell>
          <table:table-cell office:value-type="percentage" office:value="-4.1442495126705614E-2" table:formula="of:=([.AC84]+[.BE84]+[.CG84])/3" table:style-name="ce22">
            <text:p>-4.14%</text:p>
          </table:table-cell>
          <table:table-cell office:value-type="percentage" office:value="-7.0331384015594509E-2" table:formula="of:=([.AD84]+[.BF84]+[.CH84])/3" table:style-name="ce22">
            <text:p>-7.03%</text:p>
          </table:table-cell>
          <table:table-cell office:value-type="percentage" office:value="-4.191033138401553E-2" table:formula="of:=([.AE84]+[.BG84]+[.CI84])/3" table:style-name="ce22">
            <text:p>-4.19%</text:p>
          </table:table-cell>
          <table:table-cell table:number-columns-repeated="1628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4" table:style-name="ce1">
            <text:p>114</text:p>
          </table:table-cell>
          <table:table-cell office:value-type="string" table:style-name="ce25">
            <text:p>6furlongs</text:p>
          </table:table-cell>
          <table:table-cell office:value-type="string" table:style-name="ce18">
            <text:p>LTE.V</text:p>
          </table:table-cell>
          <table:table-cell office:value-type="float" office:value="1.88" table:style-name="ce19">
            <text:p>1.88</text:p>
          </table:table-cell>
          <table:table-cell office:value-type="float" office:value="1.91" table:style-name="ce20">
            <text:p>1.91</text:p>
          </table:table-cell>
          <table:table-cell office:value-type="float" office:value="1.99" table:style-name="ce20">
            <text:p>1.99</text:p>
          </table:table-cell>
          <table:table-cell office:value-type="float" office:value="2" table:style-name="ce20">
            <text:p>2</text:p>
          </table:table-cell>
          <table:table-cell office:value-type="float" office:value="2.02" table:style-name="ce20">
            <text:p>2.02</text:p>
          </table:table-cell>
          <table:table-cell office:value-type="float" office:value="2.0299999999999998" table:style-name="ce20">
            <text:p>2.03</text:p>
          </table:table-cell>
          <table:table-cell office:value-type="float" office:value="2.2200000000000002" table:style-name="ce20">
            <text:p>2.22</text:p>
          </table:table-cell>
          <table:table-cell office:value-type="float" office:value="2.38" table:style-name="ce20">
            <text:p>2.38</text:p>
          </table:table-cell>
          <table:table-cell office:value-type="float" office:value="2.4" table:style-name="ce20">
            <text:p>2.4</text:p>
          </table:table-cell>
          <table:table-cell office:value-type="float" office:value="2.65" table:style-name="ce20">
            <text:p>2.65</text:p>
          </table:table-cell>
          <table:table-cell office:value-type="float" office:value="2.9" table:style-name="ce20">
            <text:p>2.9</text:p>
          </table:table-cell>
          <table:table-cell office:value-type="float" office:value="3.06" table:style-name="ce20">
            <text:p>3.06</text:p>
          </table:table-cell>
          <table:table-cell office:value-type="float" office:value="3.33" table:style-name="ce20">
            <text:p>3.33</text:p>
          </table:table-cell>
          <table:table-cell office:value-type="float" office:value="3.6" table:style-name="ce20">
            <text:p>3.6</text:p>
          </table:table-cell>
          <table:table-cell office:value-type="percentage" office:value="1.5957446808510654E-2" table:formula="of:=([.F85]-[.$E85])/[.$E85]" table:style-name="ce21">
            <text:p>1.60%</text:p>
          </table:table-cell>
          <table:table-cell office:value-type="percentage" office:value="5.8510638297872397E-2" table:formula="of:=([.G85]-[.$E85])/[.$E85]" table:style-name="ce21">
            <text:p>5.85%</text:p>
          </table:table-cell>
          <table:table-cell office:value-type="percentage" office:value="6.3829787234042618E-2" table:formula="of:=([.H85]-[.$E85])/[.$E85]" table:style-name="ce21">
            <text:p>6.38%</text:p>
          </table:table-cell>
          <table:table-cell office:value-type="percentage" office:value="7.4468085106383045E-2" table:formula="of:=([.I85]-[.$E85])/[.$E85]" table:style-name="ce21">
            <text:p>7.45%</text:p>
          </table:table-cell>
          <table:table-cell office:value-type="percentage" office:value="7.9787234042553154E-2" table:formula="of:=([.J85]-[.$E85])/[.$E85]" table:style-name="ce21">
            <text:p>7.98%</text:p>
          </table:table-cell>
          <table:table-cell office:value-type="percentage" office:value="0.18085106382978741" table:formula="of:=([.K85]-[.$E85])/[.$E85]" table:style-name="ce21">
            <text:p>18.09%</text:p>
          </table:table-cell>
          <table:table-cell office:value-type="percentage" office:value="0.26595744680851063" table:formula="of:=([.L85]-[.$E85])/[.$E85]" table:style-name="ce21">
            <text:p>26.60%</text:p>
          </table:table-cell>
          <table:table-cell office:value-type="percentage" office:value="0.27659574468085107" table:formula="of:=([.M85]-[.$E85])/[.$E85]" table:style-name="ce21">
            <text:p>27.66%</text:p>
          </table:table-cell>
          <table:table-cell office:value-type="percentage" office:value="0.40957446808510639" table:formula="of:=([.N85]-[.$E85])/[.$E85]" table:style-name="ce21">
            <text:p>40.96%</text:p>
          </table:table-cell>
          <table:table-cell office:value-type="percentage" office:value="0.54255319148936176" table:formula="of:=([.O85]-[.$E85])/[.$E85]" table:style-name="ce21">
            <text:p>54.26%</text:p>
          </table:table-cell>
          <table:table-cell office:value-type="percentage" office:value="0.62765957446808518" table:formula="of:=([.P85]-[.$E85])/[.$E85]" table:style-name="ce21">
            <text:p>62.77%</text:p>
          </table:table-cell>
          <table:table-cell office:value-type="percentage" office:value="0.77127659574468099" table:formula="of:=([.Q85]-[.$E85])/[.$E85]" table:style-name="ce21">
            <text:p>77.13%</text:p>
          </table:table-cell>
          <table:table-cell office:value-type="percentage" office:value="0.91489361702127681" table:formula="of:=([.R85]-[.$E85])/[.$E85]" table:style-name="ce21">
            <text:p>91.49%</text:p>
          </table:table-cell>
          <table:table-cell office:value-type="string" table:style-name="ce18">
            <text:p>IMEX.V</text:p>
          </table:table-cell>
          <table:table-cell office:value-type="float" office:value="0.61" table:style-name="ce24">
            <text:p>0.61</text:p>
          </table:table-cell>
          <table:table-cell office:value-type="float" office:value="0.65" table:style-name="ce20">
            <text:p>0.65</text:p>
          </table:table-cell>
          <table:table-cell office:value-type="float" office:value="0.65" table:style-name="ce20">
            <text:p>0.65</text:p>
          </table:table-cell>
          <table:table-cell office:value-type="float" office:value="0.69" table:style-name="ce20">
            <text:p>0.69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9" table:style-name="ce20">
            <text:p>0.5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52" table:style-name="ce20">
            <text:p>0.52</text:p>
          </table:table-cell>
          <table:table-cell office:value-type="float" office:value="0.49" table:style-name="ce20">
            <text:p>0.49</text:p>
          </table:table-cell>
          <table:table-cell office:value-type="float" office:value="0.37" table:style-name="ce20">
            <text:p>0.37</text:p>
          </table:table-cell>
          <table:table-cell office:value-type="float" office:value="0.34" table:style-name="ce20">
            <text:p>0.34</text:p>
          </table:table-cell>
          <table:table-cell office:value-type="float" office:value="0.27" table:style-name="ce20">
            <text:p>0.27</text:p>
          </table:table-cell>
          <table:table-cell office:value-type="float" office:value="0.3" table:style-name="ce20">
            <text:p>0.3</text:p>
          </table:table-cell>
          <table:table-cell office:value-type="percentage" office:value="6.5573770491803338E-2" table:formula="of:=([.AH85]-[.$AG85])/[.$AG85]" table:style-name="ce21">
            <text:p>6.56%</text:p>
          </table:table-cell>
          <table:table-cell office:value-type="percentage" office:value="6.5573770491803338E-2" table:formula="of:=([.AI85]-[.$AG85])/[.$AG85]" table:style-name="ce21">
            <text:p>6.56%</text:p>
          </table:table-cell>
          <table:table-cell office:value-type="percentage" office:value="0.13114754098360648" table:formula="of:=([.AJ85]-[.$AG85])/[.$AG85]" table:style-name="ce21">
            <text:p>13.11%</text:p>
          </table:table-cell>
          <table:table-cell office:value-type="percentage" office:value="-9.8360655737704819E-2" table:formula="of:=([.AK85]-[.$AG85])/[.$AG85]" table:style-name="ce21">
            <text:p>-9.84%</text:p>
          </table:table-cell>
          <table:table-cell office:value-type="percentage" office:value="-3.2786885245901669E-2" table:formula="of:=([.AL85]-[.$AG85])/[.$AG85]" table:style-name="ce21">
            <text:p>-3.28%</text:p>
          </table:table-cell>
          <table:table-cell office:value-type="percentage" office:value="-8.1967213114753995E-2" table:formula="of:=([.AM85]-[.$AG85])/[.$AG85]" table:style-name="ce21">
            <text:p>-8.20%</text:p>
          </table:table-cell>
          <table:table-cell office:value-type="percentage" office:value="-0.22131147540983609" table:formula="of:=([.AN85]-[.$AG85])/[.$AG85]" table:style-name="ce21">
            <text:p>-22.13%</text:p>
          </table:table-cell>
          <table:table-cell office:value-type="percentage" office:value="-0.14754098360655732" table:formula="of:=([.AO85]-[.$AG85])/[.$AG85]" table:style-name="ce21">
            <text:p>-14.75%</text:p>
          </table:table-cell>
          <table:table-cell office:value-type="percentage" office:value="-0.19672131147540983" table:formula="of:=([.AP85]-[.$AG85])/[.$AG85]" table:style-name="ce21">
            <text:p>-19.67%</text:p>
          </table:table-cell>
          <table:table-cell office:value-type="percentage" office:value="-0.39344262295081966" table:formula="of:=([.AQ85]-[.$AG85])/[.$AG85]" table:style-name="ce21">
            <text:p>-39.34%</text:p>
          </table:table-cell>
          <table:table-cell office:value-type="percentage" office:value="-0.44262295081967207" table:formula="of:=([.AR85]-[.$AG85])/[.$AG85]" table:style-name="ce21">
            <text:p>-44.26%</text:p>
          </table:table-cell>
          <table:table-cell office:value-type="percentage" office:value="-0.55737704918032782" table:formula="of:=([.AS85]-[.$AG85])/[.$AG85]" table:style-name="ce21">
            <text:p>-55.74%</text:p>
          </table:table-cell>
          <table:table-cell office:value-type="percentage" office:value="-0.50819672131147542" table:formula="of:=([.AT85]-[.$AG85])/[.$AG85]" table:style-name="ce21">
            <text:p>-50.82%</text:p>
          </table:table-cell>
          <table:table-cell office:value-type="string" table:style-name="ce23">
            <text:p>CSG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BJ85]-[.$BI85])/[.$BI85]" table:style-name="ce21">
            <text:p>0.00%</text:p>
          </table:table-cell>
          <table:table-cell office:value-type="percentage" office:value="0" table:formula="of:=([.BK85]-[.$BI85])/[.$BI85]" table:style-name="ce21">
            <text:p>0.00%</text:p>
          </table:table-cell>
          <table:table-cell office:value-type="percentage" office:value="0" table:formula="of:=([.BL85]-[.$BI85])/[.$BI85]" table:style-name="ce21">
            <text:p>0.00%</text:p>
          </table:table-cell>
          <table:table-cell office:value-type="percentage" office:value="0" table:formula="of:=([.BM85]-[.$BI85])/[.$BI85]" table:style-name="ce21">
            <text:p>0.00%</text:p>
          </table:table-cell>
          <table:table-cell office:value-type="percentage" office:value="0" table:formula="of:=([.BN85]-[.$BI85])/[.$BI85]" table:style-name="ce21">
            <text:p>0.00%</text:p>
          </table:table-cell>
          <table:table-cell office:value-type="percentage" office:value="0" table:formula="of:=([.BO85]-[.$BI85])/[.$BI85]" table:style-name="ce21">
            <text:p>0.00%</text:p>
          </table:table-cell>
          <table:table-cell office:value-type="percentage" office:value="0" table:formula="of:=([.BP85]-[.$BI85])/[.$BI85]" table:style-name="ce21">
            <text:p>0.00%</text:p>
          </table:table-cell>
          <table:table-cell office:value-type="percentage" office:value="0" table:formula="of:=([.BQ85]-[.$BI85])/[.$BI85]" table:style-name="ce21">
            <text:p>0.00%</text:p>
          </table:table-cell>
          <table:table-cell office:value-type="percentage" office:value="0" table:formula="of:=([.BR85]-[.$BI85])/[.$BI85]" table:style-name="ce21">
            <text:p>0.00%</text:p>
          </table:table-cell>
          <table:table-cell office:value-type="percentage" office:value="0" table:formula="of:=([.BS85]-[.$BI85])/[.$BI85]" table:style-name="ce21">
            <text:p>0.00%</text:p>
          </table:table-cell>
          <table:table-cell office:value-type="percentage" office:value="0" table:formula="of:=([.BT85]-[.$BI85])/[.$BI85]" table:style-name="ce21">
            <text:p>0.00%</text:p>
          </table:table-cell>
          <table:table-cell office:value-type="percentage" office:value="0" table:formula="of:=([.BU85]-[.$BI85])/[.$BI85]" table:style-name="ce21">
            <text:p>0.00%</text:p>
          </table:table-cell>
          <table:table-cell office:value-type="percentage" office:value="0" table:formula="of:=([.BV85]-[.$BI85])/[.$BI85]" table:style-name="ce21">
            <text:p>0.00%</text:p>
          </table:table-cell>
          <table:table-cell office:value-type="string" table:style-name="ce25">
            <text:p>6furlongs</text:p>
          </table:table-cell>
          <table:table-cell office:value-type="percentage" office:value="2.7177072433437994E-2" table:formula="of:=([.S85]+[.AU85]+[.BW85])/3" table:style-name="ce22">
            <text:p>2.72%</text:p>
          </table:table-cell>
          <table:table-cell office:value-type="percentage" office:value="4.1361469596558578E-2" table:formula="of:=([.T85]+[.AV85]+[.BX85])/3" table:style-name="ce22">
            <text:p>4.14%</text:p>
          </table:table-cell>
          <table:table-cell office:value-type="percentage" office:value="6.4992442739216366E-2" table:formula="of:=([.U85]+[.AW85]+[.BY85])/3" table:style-name="ce22">
            <text:p>6.50%</text:p>
          </table:table-cell>
          <table:table-cell office:value-type="percentage" office:value="-7.9641902104405915E-3" table:formula="of:=([.V85]+[.AX85]+[.BZ85])/3" table:style-name="ce22">
            <text:p>-0.80%</text:p>
          </table:table-cell>
          <table:table-cell office:value-type="percentage" office:value="1.5666782932217162E-2" table:formula="of:=([.W85]+[.AY85]+[.CA85])/3" table:style-name="ce22">
            <text:p>1.57%</text:p>
          </table:table-cell>
          <table:table-cell office:value-type="percentage" office:value="3.2961283571677803E-2" table:formula="of:=([.X85]+[.AZ85]+[.CB85])/3" table:style-name="ce22">
            <text:p>3.30%</text:p>
          </table:table-cell>
          <table:table-cell office:value-type="percentage" office:value="1.4881990466224848E-2" table:formula="of:=([.Y85]+[.BA85]+[.CC85])/3" table:style-name="ce22">
            <text:p>1.49%</text:p>
          </table:table-cell>
          <table:table-cell office:value-type="percentage" office:value="4.3018253691431252E-2" table:formula="of:=([.Z85]+[.BB85]+[.CD85])/3" table:style-name="ce22">
            <text:p>4.30%</text:p>
          </table:table-cell>
          <table:table-cell office:value-type="percentage" office:value="7.0951052203232182E-2" table:formula="of:=([.AA85]+[.BC85]+[.CE85])/3" table:style-name="ce22">
            <text:p>7.10%</text:p>
          </table:table-cell>
          <table:table-cell office:value-type="percentage" office:value="4.9703522846180702E-2" table:formula="of:=([.AB85]+[.BD85]+[.CF85])/3" table:style-name="ce22">
            <text:p>4.97%</text:p>
          </table:table-cell>
          <table:table-cell office:value-type="percentage" office:value="6.167887454947104E-2" table:formula="of:=([.AC85]+[.BE85]+[.CG85])/3" table:style-name="ce22">
            <text:p>6.17%</text:p>
          </table:table-cell>
          <table:table-cell office:value-type="percentage" office:value="7.1299848854784395E-2" table:formula="of:=([.AD85]+[.BF85]+[.CH85])/3" table:style-name="ce22">
            <text:p>7.13%</text:p>
          </table:table-cell>
          <table:table-cell office:value-type="percentage" office:value="0.13556563190326712" table:formula="of:=([.AE85]+[.BG85]+[.CI85])/3" table:style-name="ce22">
            <text:p>13.56%</text:p>
          </table:table-cell>
          <table:table-cell table:number-columns-repeated="1628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string" table:style-name="ce25">
            <text:p>Oliver</text:p>
          </table:table-cell>
          <table:table-cell office:value-type="string" table:style-name="ce18">
            <text:p>NCA.V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20">
            <text:p>0.75</text:p>
          </table:table-cell>
          <table:table-cell office:value-type="float" office:value="0.74" table:style-name="ce20">
            <text:p>0.74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float" office:value="0.73" table:style-name="ce20">
            <text:p>0.73</text:p>
          </table:table-cell>
          <table:table-cell office:value-type="percentage" office:value="2.7397260273972629E-2" table:formula="of:=([.F86]-[.$E86])/[.$E86]" table:style-name="ce21">
            <text:p>2.74%</text:p>
          </table:table-cell>
          <table:table-cell office:value-type="percentage" office:value="1.3698630136986314E-2" table:formula="of:=([.G86]-[.$E86])/[.$E86]" table:style-name="ce21">
            <text:p>1.37%</text:p>
          </table:table-cell>
          <table:table-cell office:value-type="percentage" office:value="0" table:formula="of:=([.H86]-[.$E86])/[.$E86]" table:style-name="ce21">
            <text:p>0.00%</text:p>
          </table:table-cell>
          <table:table-cell office:value-type="percentage" office:value="0" table:formula="of:=([.I86]-[.$E86])/[.$E86]" table:style-name="ce21">
            <text:p>0.00%</text:p>
          </table:table-cell>
          <table:table-cell office:value-type="percentage" office:value="0" table:formula="of:=([.J86]-[.$E86])/[.$E86]" table:style-name="ce21">
            <text:p>0.00%</text:p>
          </table:table-cell>
          <table:table-cell office:value-type="percentage" office:value="0" table:formula="of:=([.K86]-[.$E86])/[.$E86]" table:style-name="ce21">
            <text:p>0.00%</text:p>
          </table:table-cell>
          <table:table-cell office:value-type="percentage" office:value="0" table:formula="of:=([.L86]-[.$E86])/[.$E86]" table:style-name="ce21">
            <text:p>0.00%</text:p>
          </table:table-cell>
          <table:table-cell office:value-type="percentage" office:value="0" table:formula="of:=([.M86]-[.$E86])/[.$E86]" table:style-name="ce21">
            <text:p>0.00%</text:p>
          </table:table-cell>
          <table:table-cell office:value-type="percentage" office:value="0" table:formula="of:=([.N86]-[.$E86])/[.$E86]" table:style-name="ce21">
            <text:p>0.00%</text:p>
          </table:table-cell>
          <table:table-cell office:value-type="percentage" office:value="0" table:formula="of:=([.O86]-[.$E86])/[.$E86]" table:style-name="ce21">
            <text:p>0.00%</text:p>
          </table:table-cell>
          <table:table-cell office:value-type="percentage" office:value="0" table:formula="of:=([.P86]-[.$E86])/[.$E86]" table:style-name="ce21">
            <text:p>0.00%</text:p>
          </table:table-cell>
          <table:table-cell office:value-type="percentage" office:value="0" table:formula="of:=([.Q86]-[.$E86])/[.$E86]" table:style-name="ce21">
            <text:p>0.00%</text:p>
          </table:table-cell>
          <table:table-cell office:value-type="percentage" office:value="0" table:formula="of:=([.R86]-[.$E86])/[.$E86]" table:style-name="ce21">
            <text:p>0.00%</text:p>
          </table:table-cell>
          <table:table-cell office:value-type="string" table:style-name="ce23">
            <text:p>NGZ.V</text:p>
          </table:table-cell>
          <table:table-cell office:value-type="float" office:value="0.11" table:style-name="ce19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15" table:style-name="ce20">
            <text:p>0.15</text:p>
          </table:table-cell>
          <table:table-cell office:value-type="float" office:value="0.18" table:style-name="ce20">
            <text:p>0.18</text:p>
          </table:table-cell>
          <table:table-cell office:value-type="float" office:value="0.16" table:style-name="ce20">
            <text:p>0.16</text:p>
          </table:table-cell>
          <table:table-cell office:value-type="percentage" office:value="0" table:formula="of:=([.AH86]-[.$AG86])/[.$AG86]" table:style-name="ce21">
            <text:p>0.00%</text:p>
          </table:table-cell>
          <table:table-cell office:value-type="percentage" office:value="0" table:formula="of:=([.AI86]-[.$AG86])/[.$AG86]" table:style-name="ce21">
            <text:p>0.00%</text:p>
          </table:table-cell>
          <table:table-cell office:value-type="percentage" office:value="0" table:formula="of:=([.AJ86]-[.$AG86])/[.$AG86]" table:style-name="ce21">
            <text:p>0.00%</text:p>
          </table:table-cell>
          <table:table-cell office:value-type="percentage" office:value="0" table:formula="of:=([.AK86]-[.$AG86])/[.$AG86]" table:style-name="ce21">
            <text:p>0.00%</text:p>
          </table:table-cell>
          <table:table-cell office:value-type="percentage" office:value="0" table:formula="of:=([.AL86]-[.$AG86])/[.$AG86]" table:style-name="ce21">
            <text:p>0.00%</text:p>
          </table:table-cell>
          <table:table-cell office:value-type="percentage" office:value="0" table:formula="of:=([.AM86]-[.$AG86])/[.$AG86]" table:style-name="ce21">
            <text:p>0.00%</text:p>
          </table:table-cell>
          <table:table-cell office:value-type="percentage" office:value="0" table:formula="of:=([.AN86]-[.$AG86])/[.$AG86]" table:style-name="ce21">
            <text:p>0.00%</text:p>
          </table:table-cell>
          <table:table-cell office:value-type="percentage" office:value="0.63636363636363624" table:formula="of:=([.AO86]-[.$AG86])/[.$AG86]" table:style-name="ce21">
            <text:p>63.64%</text:p>
          </table:table-cell>
          <table:table-cell office:value-type="percentage" office:value="0.54545454545454553" table:formula="of:=([.AP86]-[.$AG86])/[.$AG86]" table:style-name="ce21">
            <text:p>54.55%</text:p>
          </table:table-cell>
          <table:table-cell office:value-type="percentage" office:value="0.72727272727272729" table:formula="of:=([.AQ86]-[.$AG86])/[.$AG86]" table:style-name="ce21">
            <text:p>72.73%</text:p>
          </table:table-cell>
          <table:table-cell office:value-type="percentage" office:value="0.36363636363636359" table:formula="of:=([.AR86]-[.$AG86])/[.$AG86]" table:style-name="ce21">
            <text:p>36.36%</text:p>
          </table:table-cell>
          <table:table-cell office:value-type="percentage" office:value="0.63636363636363624" table:formula="of:=([.AS86]-[.$AG86])/[.$AG86]" table:style-name="ce21">
            <text:p>63.64%</text:p>
          </table:table-cell>
          <table:table-cell office:value-type="percentage" office:value="0.45454545454545459" table:formula="of:=([.AT86]-[.$AG86])/[.$AG86]" table:style-name="ce21">
            <text:p>45.45%</text:p>
          </table:table-cell>
          <table:table-cell office:value-type="string" table:style-name="ce18">
            <text:p>ML.V</text:p>
          </table:table-cell>
          <table:table-cell office:value-type="float" office:value="1.41" table:style-name="ce19">
            <text:p>1.41</text:p>
          </table:table-cell>
          <table:table-cell office:value-type="float" office:value="1.44" table:style-name="ce20">
            <text:p>1.44</text:p>
          </table:table-cell>
          <table:table-cell office:value-type="float" office:value="1.4" table:style-name="ce20">
            <text:p>1.4</text:p>
          </table:table-cell>
          <table:table-cell office:value-type="float" office:value="1.47" table:style-name="ce20">
            <text:p>1.47</text:p>
          </table:table-cell>
          <table:table-cell office:value-type="float" office:value="1.61" table:style-name="ce20">
            <text:p>1.61</text:p>
          </table:table-cell>
          <table:table-cell office:value-type="float" office:value="1.78" table:style-name="ce20">
            <text:p>1.78</text:p>
          </table:table-cell>
          <table:table-cell office:value-type="float" office:value="1.69" table:style-name="ce20">
            <text:p>1.69</text:p>
          </table:table-cell>
          <table:table-cell office:value-type="float" office:value="1.64" table:style-name="ce20">
            <text:p>1.64</text:p>
          </table:table-cell>
          <table:table-cell office:value-type="float" office:value="1.57" table:style-name="ce20">
            <text:p>1.57</text:p>
          </table:table-cell>
          <table:table-cell office:value-type="float" office:value="1.46" table:style-name="ce20">
            <text:p>1.46</text:p>
          </table:table-cell>
          <table:table-cell office:value-type="float" office:value="1.41" table:style-name="ce20">
            <text:p>1.41</text:p>
          </table:table-cell>
          <table:table-cell office:value-type="float" office:value="1.35" table:style-name="ce20">
            <text:p>1.35</text:p>
          </table:table-cell>
          <table:table-cell office:value-type="float" office:value="1.33" table:style-name="ce20">
            <text:p>1.33</text:p>
          </table:table-cell>
          <table:table-cell office:value-type="float" office:value="1.47" table:style-name="ce20">
            <text:p>1.47</text:p>
          </table:table-cell>
          <table:table-cell office:value-type="percentage" office:value="2.1276595744680871E-2" table:formula="of:=([.BJ86]-[.$BI86])/[.$BI86]" table:style-name="ce21">
            <text:p>2.13%</text:p>
          </table:table-cell>
          <table:table-cell office:value-type="percentage" office:value="-7.0921985815602905E-3" table:formula="of:=([.BK86]-[.$BI86])/[.$BI86]" table:style-name="ce21">
            <text:p>-0.71%</text:p>
          </table:table-cell>
          <table:table-cell office:value-type="percentage" office:value="4.2553191489361743E-2" table:formula="of:=([.BL86]-[.$BI86])/[.$BI86]" table:style-name="ce21">
            <text:p>4.26%</text:p>
          </table:table-cell>
          <table:table-cell office:value-type="percentage" office:value="0.1418439716312058" table:formula="of:=([.BM86]-[.$BI86])/[.$BI86]" table:style-name="ce21">
            <text:p>14.18%</text:p>
          </table:table-cell>
          <table:table-cell office:value-type="percentage" office:value="0.2624113475177306" table:formula="of:=([.BN86]-[.$BI86])/[.$BI86]" table:style-name="ce21">
            <text:p>26.24%</text:p>
          </table:table-cell>
          <table:table-cell office:value-type="percentage" office:value="0.19858156028368798" table:formula="of:=([.BO86]-[.$BI86])/[.$BI86]" table:style-name="ce21">
            <text:p>19.86%</text:p>
          </table:table-cell>
          <table:table-cell office:value-type="percentage" office:value="0.16312056737588651" table:formula="of:=([.BP86]-[.$BI86])/[.$BI86]" table:style-name="ce21">
            <text:p>16.31%</text:p>
          </table:table-cell>
          <table:table-cell office:value-type="percentage" office:value="0.11347517730496465" table:formula="of:=([.BQ86]-[.$BI86])/[.$BI86]" table:style-name="ce21">
            <text:p>11.35%</text:p>
          </table:table-cell>
          <table:table-cell office:value-type="percentage" office:value="3.5460992907801449E-2" table:formula="of:=([.BR86]-[.$BI86])/[.$BI86]" table:style-name="ce21">
            <text:p>3.55%</text:p>
          </table:table-cell>
          <table:table-cell office:value-type="percentage" office:value="0" table:formula="of:=([.BS86]-[.$BI86])/[.$BI86]" table:style-name="ce21">
            <text:p>0.00%</text:p>
          </table:table-cell>
          <table:table-cell office:value-type="percentage" office:value="-4.2553191489361583E-2" table:formula="of:=([.BT86]-[.$BI86])/[.$BI86]" table:style-name="ce21">
            <text:p>-4.26%</text:p>
          </table:table-cell>
          <table:table-cell office:value-type="percentage" office:value="-5.6737588652482164E-2" table:formula="of:=([.BU86]-[.$BI86])/[.$BI86]" table:style-name="ce21">
            <text:p>-5.67%</text:p>
          </table:table-cell>
          <table:table-cell office:value-type="percentage" office:value="4.2553191489361743E-2" table:formula="of:=([.BV86]-[.$BI86])/[.$BI86]" table:style-name="ce21">
            <text:p>4.26%</text:p>
          </table:table-cell>
          <table:table-cell office:value-type="string" table:style-name="ce25">
            <text:p>Oliver</text:p>
          </table:table-cell>
          <table:table-cell office:value-type="percentage" office:value="1.6224618672884498E-2" table:formula="of:=([.S86]+[.AU86]+[.BW86])/3" table:style-name="ce22">
            <text:p>1.62%</text:p>
          </table:table-cell>
          <table:table-cell office:value-type="percentage" office:value="2.2021438518086745E-3" table:formula="of:=([.T86]+[.AV86]+[.BX86])/3" table:style-name="ce22">
            <text:p>0.22%</text:p>
          </table:table-cell>
          <table:table-cell office:value-type="percentage" office:value="1.4184397163120581E-2" table:formula="of:=([.U86]+[.AW86]+[.BY86])/3" table:style-name="ce22">
            <text:p>1.42%</text:p>
          </table:table-cell>
          <table:table-cell office:value-type="percentage" office:value="4.7281323877068598E-2" table:formula="of:=([.V86]+[.AX86]+[.BZ86])/3" table:style-name="ce22">
            <text:p>4.73%</text:p>
          </table:table-cell>
          <table:table-cell office:value-type="percentage" office:value="8.7470449172576861E-2" table:formula="of:=([.W86]+[.AY86]+[.CA86])/3" table:style-name="ce22">
            <text:p>8.75%</text:p>
          </table:table-cell>
          <table:table-cell office:value-type="percentage" office:value="6.6193853427895993E-2" table:formula="of:=([.X86]+[.AZ86]+[.CB86])/3" table:style-name="ce22">
            <text:p>6.62%</text:p>
          </table:table-cell>
          <table:table-cell office:value-type="percentage" office:value="5.4373522458628837E-2" table:formula="of:=([.Y86]+[.BA86]+[.CC86])/3" table:style-name="ce22">
            <text:p>5.44%</text:p>
          </table:table-cell>
          <table:table-cell office:value-type="percentage" office:value="0.24994627122286697" table:formula="of:=([.Z86]+[.BB86]+[.CD86])/3" table:style-name="ce22">
            <text:p>24.99%</text:p>
          </table:table-cell>
          <table:table-cell office:value-type="percentage" office:value="0.19363851278744901" table:formula="of:=([.AA86]+[.BC86]+[.CE86])/3" table:style-name="ce22">
            <text:p>19.36%</text:p>
          </table:table-cell>
          <table:table-cell office:value-type="percentage" office:value="0.24242424242424243" table:formula="of:=([.AB86]+[.BD86]+[.CF86])/3" table:style-name="ce22">
            <text:p>24.24%</text:p>
          </table:table-cell>
          <table:table-cell office:value-type="percentage" office:value="0.10702772404900067" table:formula="of:=([.AC86]+[.BE86]+[.CG86])/3" table:style-name="ce22">
            <text:p>10.70%</text:p>
          </table:table-cell>
          <table:table-cell office:value-type="percentage" office:value="0.1932086825703847" table:formula="of:=([.AD86]+[.BF86]+[.CH86])/3" table:style-name="ce22">
            <text:p>19.32%</text:p>
          </table:table-cell>
          <table:table-cell office:value-type="percentage" office:value="0.16569954867827211" table:formula="of:=([.AE86]+[.BG86]+[.CI86])/3" table:style-name="ce22">
            <text:p>16.57%</text:p>
          </table:table-cell>
          <table:table-cell table:number-columns-repeated="1628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string" table:style-name="ce25">
            <text:p>Ltr</text:p>
          </table:table-cell>
          <table:table-cell office:value-type="string" table:style-name="ce18">
            <text:p>SIC.V</text:p>
          </table:table-cell>
          <table:table-cell office:value-type="float" office:value="5.5E-2" table:style-name="ce24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-9.090909090909087E-2" table:formula="of:=([.F87]-[.$E87])/[.$E87]" table:style-name="ce21">
            <text:p>-9.09%</text:p>
          </table:table-cell>
          <table:table-cell office:value-type="percentage" office:value="0.27272727272727282" table:formula="of:=([.G87]-[.$E87])/[.$E87]" table:style-name="ce21">
            <text:p>27.27%</text:p>
          </table:table-cell>
          <table:table-cell office:value-type="percentage" office:value="0.18181818181818185" table:formula="of:=([.H87]-[.$E87])/[.$E87]" table:style-name="ce21">
            <text:p>18.18%</text:p>
          </table:table-cell>
          <table:table-cell office:value-type="percentage" office:value="0.27272727272727282" table:formula="of:=([.I87]-[.$E87])/[.$E87]" table:style-name="ce21">
            <text:p>27.27%</text:p>
          </table:table-cell>
          <table:table-cell office:value-type="percentage" office:value="0.27272727272727282" table:formula="of:=([.J87]-[.$E87])/[.$E87]" table:style-name="ce21">
            <text:p>27.27%</text:p>
          </table:table-cell>
          <table:table-cell office:value-type="percentage" office:value="0.72727272727272729" table:formula="of:=([.K87]-[.$E87])/[.$E87]" table:style-name="ce21">
            <text:p>72.73%</text:p>
          </table:table-cell>
          <table:table-cell office:value-type="percentage" office:value="0.81818181818181823" table:formula="of:=([.L87]-[.$E87])/[.$E87]" table:style-name="ce21">
            <text:p>81.82%</text:p>
          </table:table-cell>
          <table:table-cell office:value-type="percentage" office:value="0.63636363636363624" table:formula="of:=([.M87]-[.$E87])/[.$E87]" table:style-name="ce21">
            <text:p>63.64%</text:p>
          </table:table-cell>
          <table:table-cell office:value-type="percentage" office:value="0.36363636363636359" table:formula="of:=([.N87]-[.$E87])/[.$E87]" table:style-name="ce21">
            <text:p>36.36%</text:p>
          </table:table-cell>
          <table:table-cell office:value-type="percentage" office:value="0.18181818181818185" table:formula="of:=([.O87]-[.$E87])/[.$E87]" table:style-name="ce21">
            <text:p>18.18%</text:p>
          </table:table-cell>
          <table:table-cell office:value-type="percentage" office:value="0.36363636363636359" table:formula="of:=([.P87]-[.$E87])/[.$E87]" table:style-name="ce21">
            <text:p>36.36%</text:p>
          </table:table-cell>
          <table:table-cell office:value-type="percentage" office:value="0.18181818181818185" table:formula="of:=([.Q87]-[.$E87])/[.$E87]" table:style-name="ce21">
            <text:p>18.18%</text:p>
          </table:table-cell>
          <table:table-cell office:value-type="percentage" office:value="0.27272727272727282" table:formula="of:=([.R87]-[.$E87])/[.$E87]" table:style-name="ce21">
            <text:p>27.27%</text:p>
          </table:table-cell>
          <table:table-cell office:value-type="string" table:style-name="ce18">
            <text:p>RTM.V</text:p>
          </table:table-cell>
          <table:table-cell office:value-type="float" office:value="0.08" table:style-name="ce19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09" table:style-name="ce20">
            <text:p>0.09</text:p>
          </table:table-cell>
          <table:table-cell office:value-type="percentage" office:value="0.1875" table:formula="of:=([.AH87]-[.$AG87])/[.$AG87]" table:style-name="ce21">
            <text:p>18.75%</text:p>
          </table:table-cell>
          <table:table-cell office:value-type="percentage" office:value="0.1875" table:formula="of:=([.AI87]-[.$AG87])/[.$AG87]" table:style-name="ce21">
            <text:p>18.75%</text:p>
          </table:table-cell>
          <table:table-cell office:value-type="percentage" office:value="6.2500000000000056E-2" table:formula="of:=([.AJ87]-[.$AG87])/[.$AG87]" table:style-name="ce21">
            <text:p>6.25%</text:p>
          </table:table-cell>
          <table:table-cell office:value-type="percentage" office:value="-6.2500000000000056E-2" table:formula="of:=([.AK87]-[.$AG87])/[.$AG87]" table:style-name="ce21">
            <text:p>-6.25%</text:p>
          </table:table-cell>
          <table:table-cell office:value-type="percentage" office:value="-6.2500000000000056E-2" table:formula="of:=([.AL87]-[.$AG87])/[.$AG87]" table:style-name="ce21">
            <text:p>-6.25%</text:p>
          </table:table-cell>
          <table:table-cell office:value-type="percentage" office:value="-6.2500000000000056E-2" table:formula="of:=([.AM87]-[.$AG87])/[.$AG87]" table:style-name="ce21">
            <text:p>-6.25%</text:p>
          </table:table-cell>
          <table:table-cell office:value-type="percentage" office:value="6.2500000000000056E-2" table:formula="of:=([.AN87]-[.$AG87])/[.$AG87]" table:style-name="ce21">
            <text:p>6.25%</text:p>
          </table:table-cell>
          <table:table-cell office:value-type="percentage" office:value="-6.2500000000000056E-2" table:formula="of:=([.AO87]-[.$AG87])/[.$AG87]" table:style-name="ce21">
            <text:p>-6.25%</text:p>
          </table:table-cell>
          <table:table-cell office:value-type="percentage" office:value="0.12499999999999993" table:formula="of:=([.AP87]-[.$AG87])/[.$AG87]" table:style-name="ce21">
            <text:p>12.50%</text:p>
          </table:table-cell>
          <table:table-cell office:value-type="percentage" office:value="0.12499999999999993" table:formula="of:=([.AQ87]-[.$AG87])/[.$AG87]" table:style-name="ce21">
            <text:p>12.50%</text:p>
          </table:table-cell>
          <table:table-cell office:value-type="percentage" office:value="0.43750000000000006" table:formula="of:=([.AR87]-[.$AG87])/[.$AG87]" table:style-name="ce21">
            <text:p>43.75%</text:p>
          </table:table-cell>
          <table:table-cell office:value-type="percentage" office:value="0.43750000000000006" table:formula="of:=([.AS87]-[.$AG87])/[.$AG87]" table:style-name="ce21">
            <text:p>43.75%</text:p>
          </table:table-cell>
          <table:table-cell office:value-type="percentage" office:value="0.12499999999999993" table:formula="of:=([.AT87]-[.$AG87])/[.$AG87]" table:style-name="ce21">
            <text:p>12.50%</text:p>
          </table:table-cell>
          <table:table-cell office:value-type="string" table:style-name="ce18">
            <text:p>MEK.V</text:p>
          </table:table-cell>
          <table:table-cell office:value-type="float" office:value="6.5000000000000002E-2" table:style-name="ce19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0" table:formula="of:=([.BJ87]-[.$BI87])/[.$BI87]" table:style-name="ce21">
            <text:p>0.00%</text:p>
          </table:table-cell>
          <table:table-cell office:value-type="percentage" office:value="0.15384615384615377" table:formula="of:=([.BK87]-[.$BI87])/[.$BI87]" table:style-name="ce21">
            <text:p>15.38%</text:p>
          </table:table-cell>
          <table:table-cell office:value-type="percentage" office:value="7.6923076923076983E-2" table:formula="of:=([.BL87]-[.$BI87])/[.$BI87]" table:style-name="ce21">
            <text:p>7.69%</text:p>
          </table:table-cell>
          <table:table-cell office:value-type="percentage" office:value="7.6923076923076983E-2" table:formula="of:=([.BM87]-[.$BI87])/[.$BI87]" table:style-name="ce21">
            <text:p>7.69%</text:p>
          </table:table-cell>
          <table:table-cell office:value-type="percentage" office:value="0.30769230769230776" table:formula="of:=([.BN87]-[.$BI87])/[.$BI87]" table:style-name="ce21">
            <text:p>30.77%</text:p>
          </table:table-cell>
          <table:table-cell office:value-type="percentage" office:value="0.69230769230769229" table:formula="of:=([.BO87]-[.$BI87])/[.$BI87]" table:style-name="ce21">
            <text:p>69.23%</text:p>
          </table:table-cell>
          <table:table-cell office:value-type="percentage" office:value="0.69230769230769229" table:formula="of:=([.BP87]-[.$BI87])/[.$BI87]" table:style-name="ce21">
            <text:p>69.23%</text:p>
          </table:table-cell>
          <table:table-cell office:value-type="percentage" office:value="0.61538461538461531" table:formula="of:=([.BQ87]-[.$BI87])/[.$BI87]" table:style-name="ce21">
            <text:p>61.54%</text:p>
          </table:table-cell>
          <table:table-cell office:value-type="percentage" office:value="0.53846153846153855" table:formula="of:=([.BR87]-[.$BI87])/[.$BI87]" table:style-name="ce21">
            <text:p>53.85%</text:p>
          </table:table-cell>
          <table:table-cell office:value-type="percentage" office:value="0.53846153846153855" table:formula="of:=([.BS87]-[.$BI87])/[.$BI87]" table:style-name="ce21">
            <text:p>53.85%</text:p>
          </table:table-cell>
          <table:table-cell office:value-type="percentage" office:value="0.61538461538461531" table:formula="of:=([.BT87]-[.$BI87])/[.$BI87]" table:style-name="ce21">
            <text:p>61.54%</text:p>
          </table:table-cell>
          <table:table-cell office:value-type="percentage" office:value="0.53846153846153855" table:formula="of:=([.BU87]-[.$BI87])/[.$BI87]" table:style-name="ce21">
            <text:p>53.85%</text:p>
          </table:table-cell>
          <table:table-cell office:value-type="percentage" office:value="0.46153846153846151" table:formula="of:=([.BV87]-[.$BI87])/[.$BI87]" table:style-name="ce21">
            <text:p>46.15%</text:p>
          </table:table-cell>
          <table:table-cell office:value-type="string" table:style-name="ce25">
            <text:p>Ltr</text:p>
          </table:table-cell>
          <table:table-cell office:value-type="percentage" office:value="3.219696969696971E-2" table:formula="of:=([.S87]+[.AU87]+[.BW87])/3" table:style-name="ce22">
            <text:p>3.22%</text:p>
          </table:table-cell>
          <table:table-cell office:value-type="percentage" office:value="0.20469114219114218" table:formula="of:=([.T87]+[.AV87]+[.BX87])/3" table:style-name="ce22">
            <text:p>20.47%</text:p>
          </table:table-cell>
          <table:table-cell office:value-type="percentage" office:value="0.10708041958041963" table:formula="of:=([.U87]+[.AW87]+[.BY87])/3" table:style-name="ce22">
            <text:p>10.71%</text:p>
          </table:table-cell>
          <table:table-cell office:value-type="percentage" office:value="9.5716783216783244E-2" table:formula="of:=([.V87]+[.AX87]+[.BZ87])/3" table:style-name="ce22">
            <text:p>9.57%</text:p>
          </table:table-cell>
          <table:table-cell office:value-type="percentage" office:value="0.17263986013986019" table:formula="of:=([.W87]+[.AY87]+[.CA87])/3" table:style-name="ce22">
            <text:p>17.26%</text:p>
          </table:table-cell>
          <table:table-cell office:value-type="percentage" office:value="0.45236013986013984" table:formula="of:=([.X87]+[.AZ87]+[.CB87])/3" table:style-name="ce22">
            <text:p>45.24%</text:p>
          </table:table-cell>
          <table:table-cell office:value-type="percentage" office:value="0.52432983682983691" table:formula="of:=([.Y87]+[.BA87]+[.CC87])/3" table:style-name="ce22">
            <text:p>52.43%</text:p>
          </table:table-cell>
          <table:table-cell office:value-type="percentage" office:value="0.39641608391608391" table:formula="of:=([.Z87]+[.BB87]+[.CD87])/3" table:style-name="ce22">
            <text:p>39.64%</text:p>
          </table:table-cell>
          <table:table-cell office:value-type="percentage" office:value="0.34236596736596736" table:formula="of:=([.AA87]+[.BC87]+[.CE87])/3" table:style-name="ce22">
            <text:p>34.24%</text:p>
          </table:table-cell>
          <table:table-cell office:value-type="percentage" office:value="0.28175990675990675" table:formula="of:=([.AB87]+[.BD87]+[.CF87])/3" table:style-name="ce22">
            <text:p>28.18%</text:p>
          </table:table-cell>
          <table:table-cell office:value-type="percentage" office:value="0.47217365967365965" table:formula="of:=([.AC87]+[.BE87]+[.CG87])/3" table:style-name="ce22">
            <text:p>47.22%</text:p>
          </table:table-cell>
          <table:table-cell office:value-type="percentage" office:value="0.38592657342657349" table:formula="of:=([.AD87]+[.BF87]+[.CH87])/3" table:style-name="ce22">
            <text:p>38.59%</text:p>
          </table:table-cell>
          <table:table-cell office:value-type="percentage" office:value="0.28642191142191142" table:formula="of:=([.AE87]+[.BG87]+[.CI87])/3" table:style-name="ce22">
            <text:p>28.64%</text:p>
          </table:table-cell>
          <table:table-cell table:number-columns-repeated="1628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string" table:style-name="ce25">
            <text:p>robby</text:p>
          </table:table-cell>
          <table:table-cell office:value-type="string" table:style-name="ce23">
            <text:p>NGZ.V</text:p>
          </table:table-cell>
          <table:table-cell office:value-type="float" office:value="0.11" table:style-name="ce19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15" table:style-name="ce20">
            <text:p>0.15</text:p>
          </table:table-cell>
          <table:table-cell office:value-type="float" office:value="0.18" table:style-name="ce20">
            <text:p>0.18</text:p>
          </table:table-cell>
          <table:table-cell office:value-type="float" office:value="0.16" table:style-name="ce20">
            <text:p>0.16</text:p>
          </table:table-cell>
          <table:table-cell office:value-type="percentage" office:value="0" table:formula="of:=([.F88]-[.$E88])/[.$E88]" table:style-name="ce21">
            <text:p>0.00%</text:p>
          </table:table-cell>
          <table:table-cell office:value-type="percentage" office:value="0" table:formula="of:=([.G88]-[.$E88])/[.$E88]" table:style-name="ce21">
            <text:p>0.00%</text:p>
          </table:table-cell>
          <table:table-cell office:value-type="percentage" office:value="0" table:formula="of:=([.H88]-[.$E88])/[.$E88]" table:style-name="ce21">
            <text:p>0.00%</text:p>
          </table:table-cell>
          <table:table-cell office:value-type="percentage" office:value="0" table:formula="of:=([.I88]-[.$E88])/[.$E88]" table:style-name="ce21">
            <text:p>0.00%</text:p>
          </table:table-cell>
          <table:table-cell office:value-type="percentage" office:value="0" table:formula="of:=([.J88]-[.$E88])/[.$E88]" table:style-name="ce21">
            <text:p>0.00%</text:p>
          </table:table-cell>
          <table:table-cell office:value-type="percentage" office:value="0" table:formula="of:=([.K88]-[.$E88])/[.$E88]" table:style-name="ce21">
            <text:p>0.00%</text:p>
          </table:table-cell>
          <table:table-cell office:value-type="percentage" office:value="0" table:formula="of:=([.L88]-[.$E88])/[.$E88]" table:style-name="ce21">
            <text:p>0.00%</text:p>
          </table:table-cell>
          <table:table-cell office:value-type="percentage" office:value="0.63636363636363624" table:formula="of:=([.M88]-[.$E88])/[.$E88]" table:style-name="ce21">
            <text:p>63.64%</text:p>
          </table:table-cell>
          <table:table-cell office:value-type="percentage" office:value="0.54545454545454553" table:formula="of:=([.N88]-[.$E88])/[.$E88]" table:style-name="ce21">
            <text:p>54.55%</text:p>
          </table:table-cell>
          <table:table-cell office:value-type="percentage" office:value="0.72727272727272729" table:formula="of:=([.O88]-[.$E88])/[.$E88]" table:style-name="ce21">
            <text:p>72.73%</text:p>
          </table:table-cell>
          <table:table-cell office:value-type="percentage" office:value="0.36363636363636359" table:formula="of:=([.P88]-[.$E88])/[.$E88]" table:style-name="ce21">
            <text:p>36.36%</text:p>
          </table:table-cell>
          <table:table-cell office:value-type="percentage" office:value="0.63636363636363624" table:formula="of:=([.Q88]-[.$E88])/[.$E88]" table:style-name="ce21">
            <text:p>63.64%</text:p>
          </table:table-cell>
          <table:table-cell office:value-type="percentage" office:value="0.45454545454545459" table:formula="of:=([.R88]-[.$E88])/[.$E88]" table:style-name="ce21">
            <text:p>45.45%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19">
            <text:p>0.4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.14285714285714299" table:formula="of:=([.AH88]-[.$AG88])/[.$AG88]" table:style-name="ce21">
            <text:p>14.29%</text:p>
          </table:table-cell>
          <table:table-cell office:value-type="percentage" office:value="0.14285714285714299" table:formula="of:=([.AI88]-[.$AG88])/[.$AG88]" table:style-name="ce21">
            <text:p>14.29%</text:p>
          </table:table-cell>
          <table:table-cell office:value-type="percentage" office:value="0.40816326530612235" table:formula="of:=([.AJ88]-[.$AG88])/[.$AG88]" table:style-name="ce21">
            <text:p>40.82%</text:p>
          </table:table-cell>
          <table:table-cell office:value-type="percentage" office:value="2.5918367346938775" table:formula="of:=([.AK88]-[.$AG88])/[.$AG88]" table:style-name="ce21">
            <text:p>259.18%</text:p>
          </table:table-cell>
          <table:table-cell office:value-type="percentage" office:value="3.0816326530612246" table:formula="of:=([.AL88]-[.$AG88])/[.$AG88]" table:style-name="ce21">
            <text:p>308.16%</text:p>
          </table:table-cell>
          <table:table-cell office:value-type="percentage" office:value="1.5306122448979591" table:formula="of:=([.AM88]-[.$AG88])/[.$AG88]" table:style-name="ce21">
            <text:p>153.06%</text:p>
          </table:table-cell>
          <table:table-cell office:value-type="percentage" office:value="1.6734693877551021" table:formula="of:=([.AN88]-[.$AG88])/[.$AG88]" table:style-name="ce21">
            <text:p>167.35%</text:p>
          </table:table-cell>
          <table:table-cell office:value-type="percentage" office:value="1.7755102040816328" table:formula="of:=([.AO88]-[.$AG88])/[.$AG88]" table:style-name="ce21">
            <text:p>177.55%</text:p>
          </table:table-cell>
          <table:table-cell office:value-type="percentage" office:value="2.0204081632653059" table:formula="of:=([.AP88]-[.$AG88])/[.$AG88]" table:style-name="ce21">
            <text:p>202.04%</text:p>
          </table:table-cell>
          <table:table-cell office:value-type="percentage" office:value="2.0408163265306123" table:formula="of:=([.AQ88]-[.$AG88])/[.$AG88]" table:style-name="ce21">
            <text:p>204.08%</text:p>
          </table:table-cell>
          <table:table-cell office:value-type="percentage" office:value="2.0612244897959182" table:formula="of:=([.AR88]-[.$AG88])/[.$AG88]" table:style-name="ce21">
            <text:p>206.12%</text:p>
          </table:table-cell>
          <table:table-cell office:value-type="percentage" office:value="1.8775510204081631" table:formula="of:=([.AS88]-[.$AG88])/[.$AG88]" table:style-name="ce21">
            <text:p>187.76%</text:p>
          </table:table-cell>
          <table:table-cell office:value-type="percentage" office:value="1.8163265306122447" table:formula="of:=([.AT88]-[.$AG88])/[.$AG88]" table:style-name="ce21">
            <text:p>181.63%</text:p>
          </table:table-cell>
          <table:table-cell office:value-type="string" table:style-name="ce18">
            <text:p>AVA.V</text:p>
          </table:table-cell>
          <table:table-cell office:value-type="float" office:value="0.17499999999999999" table:style-name="ce19">
            <text:p>0.175</text:p>
          </table:table-cell>
          <table:table-cell office:value-type="float" office:value="0.215" table:style-name="ce20">
            <text:p>0.215</text:p>
          </table:table-cell>
          <table:table-cell office:value-type="float" office:value="0.23" table:style-name="ce20">
            <text:p>0.23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1" table:style-name="ce20">
            <text:p>0.21</text:p>
          </table:table-cell>
          <table:table-cell office:value-type="float" office:value="0.27" table:style-name="ce20">
            <text:p>0.27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9" table:style-name="ce20">
            <text:p>0.39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435" table:style-name="ce20">
            <text:p>0.435</text:p>
          </table:table-cell>
          <table:table-cell office:value-type="float" office:value="0.36" table:style-name="ce20">
            <text:p>0.36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29499999999999998" table:style-name="ce20">
            <text:p>0.295</text:p>
          </table:table-cell>
          <table:table-cell office:value-type="percentage" office:value="0.22857142857142862" table:formula="of:=([.BJ88]-[.$BI88])/[.$BI88]" table:style-name="ce21">
            <text:p>22.86%</text:p>
          </table:table-cell>
          <table:table-cell office:value-type="percentage" office:value="0.31428571428571445" table:formula="of:=([.BK88]-[.$BI88])/[.$BI88]" table:style-name="ce21">
            <text:p>31.43%</text:p>
          </table:table-cell>
          <table:table-cell office:value-type="percentage" office:value="0.34285714285714286" table:formula="of:=([.BL88]-[.$BI88])/[.$BI88]" table:style-name="ce21">
            <text:p>34.29%</text:p>
          </table:table-cell>
          <table:table-cell office:value-type="percentage" office:value="0.20000000000000004" table:formula="of:=([.BM88]-[.$BI88])/[.$BI88]" table:style-name="ce21">
            <text:p>20.00%</text:p>
          </table:table-cell>
          <table:table-cell office:value-type="percentage" office:value="0.54285714285714304" table:formula="of:=([.BN88]-[.$BI88])/[.$BI88]" table:style-name="ce21">
            <text:p>54.29%</text:p>
          </table:table-cell>
          <table:table-cell office:value-type="percentage" office:value="0.74285714285714288" table:formula="of:=([.BO88]-[.$BI88])/[.$BI88]" table:style-name="ce21">
            <text:p>74.29%</text:p>
          </table:table-cell>
          <table:table-cell office:value-type="percentage" office:value="1.2285714285714289" table:formula="of:=([.BP88]-[.$BI88])/[.$BI88]" table:style-name="ce21">
            <text:p>122.86%</text:p>
          </table:table-cell>
          <table:table-cell office:value-type="percentage" office:value="0.91428571428571448" table:formula="of:=([.BQ88]-[.$BI88])/[.$BI88]" table:style-name="ce21">
            <text:p>91.43%</text:p>
          </table:table-cell>
          <table:table-cell office:value-type="percentage" office:value="1.4857142857142858" table:formula="of:=([.BR88]-[.$BI88])/[.$BI88]" table:style-name="ce21">
            <text:p>148.57%</text:p>
          </table:table-cell>
          <table:table-cell office:value-type="percentage" office:value="1.0571428571428572" table:formula="of:=([.BS88]-[.$BI88])/[.$BI88]" table:style-name="ce21">
            <text:p>105.71%</text:p>
          </table:table-cell>
          <table:table-cell office:value-type="percentage" office:value="0.97142857142857142" table:formula="of:=([.BT88]-[.$BI88])/[.$BI88]" table:style-name="ce21">
            <text:p>97.14%</text:p>
          </table:table-cell>
          <table:table-cell office:value-type="percentage" office:value="0.91428571428571448" table:formula="of:=([.BU88]-[.$BI88])/[.$BI88]" table:style-name="ce21">
            <text:p>91.43%</text:p>
          </table:table-cell>
          <table:table-cell office:value-type="percentage" office:value="0.68571428571428572" table:formula="of:=([.BV88]-[.$BI88])/[.$BI88]" table:style-name="ce21">
            <text:p>68.57%</text:p>
          </table:table-cell>
          <table:table-cell office:value-type="string" table:style-name="ce25">
            <text:p>robby</text:p>
          </table:table-cell>
          <table:table-cell office:value-type="percentage" office:value="0.12380952380952387" table:formula="of:=([.S88]+[.AU88]+[.BW88])/3" table:style-name="ce22">
            <text:p>12.38%</text:p>
          </table:table-cell>
          <table:table-cell office:value-type="percentage" office:value="0.15238095238095248" table:formula="of:=([.T88]+[.AV88]+[.BX88])/3" table:style-name="ce22">
            <text:p>15.24%</text:p>
          </table:table-cell>
          <table:table-cell office:value-type="percentage" office:value="0.25034013605442174" table:formula="of:=([.U88]+[.AW88]+[.BY88])/3" table:style-name="ce22">
            <text:p>25.03%</text:p>
          </table:table-cell>
          <table:table-cell office:value-type="percentage" office:value="0.93061224489795924" table:formula="of:=([.V88]+[.AX88]+[.BZ88])/3" table:style-name="ce22">
            <text:p>93.06%</text:p>
          </table:table-cell>
          <table:table-cell office:value-type="percentage" office:value="1.2081632653061225" table:formula="of:=([.W88]+[.AY88]+[.CA88])/3" table:style-name="ce22">
            <text:p>120.82%</text:p>
          </table:table-cell>
          <table:table-cell office:value-type="percentage" office:value="0.7578231292517007" table:formula="of:=([.X88]+[.AZ88]+[.CB88])/3" table:style-name="ce22">
            <text:p>75.78%</text:p>
          </table:table-cell>
          <table:table-cell office:value-type="percentage" office:value="0.96734693877551037" table:formula="of:=([.Y88]+[.BA88]+[.CC88])/3" table:style-name="ce22">
            <text:p>96.73%</text:p>
          </table:table-cell>
          <table:table-cell office:value-type="percentage" office:value="1.1087198515769945" table:formula="of:=([.Z88]+[.BB88]+[.CD88])/3" table:style-name="ce22">
            <text:p>110.87%</text:p>
          </table:table-cell>
          <table:table-cell office:value-type="percentage" office:value="1.3505256648113793" table:formula="of:=([.AA88]+[.BC88]+[.CE88])/3" table:style-name="ce22">
            <text:p>135.05%</text:p>
          </table:table-cell>
          <table:table-cell office:value-type="percentage" office:value="1.2750773036487322" table:formula="of:=([.AB88]+[.BD88]+[.CF88])/3" table:style-name="ce22">
            <text:p>127.51%</text:p>
          </table:table-cell>
          <table:table-cell office:value-type="percentage" office:value="1.1320964749536178" table:formula="of:=([.AC88]+[.BE88]+[.CG88])/3" table:style-name="ce22">
            <text:p>113.21%</text:p>
          </table:table-cell>
          <table:table-cell office:value-type="percentage" office:value="1.1427334570191714" table:formula="of:=([.AD88]+[.BF88]+[.CH88])/3" table:style-name="ce22">
            <text:p>114.27%</text:p>
          </table:table-cell>
          <table:table-cell office:value-type="percentage" office:value="0.98552875695732833" table:formula="of:=([.AE88]+[.BG88]+[.CI88])/3" table:style-name="ce22">
            <text:p>98.55%</text:p>
          </table:table-cell>
          <table:table-cell table:number-columns-repeated="1628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4" table:style-name="ce1">
            <text:p>124</text:p>
          </table:table-cell>
          <table:table-cell office:value-type="string" table:style-name="ce25">
            <text:p>NoSoup4U</text:p>
          </table:table-cell>
          <table:table-cell office:value-type="string" table:style-name="ce18">
            <text:p>EVR.V</text:p>
          </table:table-cell>
          <table:table-cell office:value-type="float" office:value="0.06" table:style-name="ce19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percentage" office:value="0.16666666666666682" table:formula="of:=([.F89]-[.$E89])/[.$E89]" table:style-name="ce21">
            <text:p>16.67%</text:p>
          </table:table-cell>
          <table:table-cell office:value-type="percentage" office:value="0.16666666666666682" table:formula="of:=([.G89]-[.$E89])/[.$E89]" table:style-name="ce21">
            <text:p>16.67%</text:p>
          </table:table-cell>
          <table:table-cell office:value-type="percentage" office:value="-8.3333333333333301E-2" table:formula="of:=([.H89]-[.$E89])/[.$E89]" table:style-name="ce21">
            <text:p>-8.33%</text:p>
          </table:table-cell>
          <table:table-cell office:value-type="percentage" office:value="-0.1666666666666666" table:formula="of:=([.I89]-[.$E89])/[.$E89]" table:style-name="ce21">
            <text:p>-16.67%</text:p>
          </table:table-cell>
          <table:table-cell office:value-type="percentage" office:value="0" table:formula="of:=([.J89]-[.$E89])/[.$E89]" table:style-name="ce21">
            <text:p>0.00%</text:p>
          </table:table-cell>
          <table:table-cell office:value-type="percentage" office:value="0.25" table:formula="of:=([.K89]-[.$E89])/[.$E89]" table:style-name="ce21">
            <text:p>25.00%</text:p>
          </table:table-cell>
          <table:table-cell office:value-type="percentage" office:value="8.3333333333333412E-2" table:formula="of:=([.L89]-[.$E89])/[.$E89]" table:style-name="ce21">
            <text:p>8.33%</text:p>
          </table:table-cell>
          <table:table-cell office:value-type="percentage" office:value="0.16666666666666682" table:formula="of:=([.M89]-[.$E89])/[.$E89]" table:style-name="ce21">
            <text:p>16.67%</text:p>
          </table:table-cell>
          <table:table-cell office:value-type="percentage" office:value="0.25" table:formula="of:=([.N89]-[.$E89])/[.$E89]" table:style-name="ce21">
            <text:p>25.00%</text:p>
          </table:table-cell>
          <table:table-cell office:value-type="percentage" office:value="0.16666666666666682" table:formula="of:=([.O89]-[.$E89])/[.$E89]" table:style-name="ce21">
            <text:p>16.67%</text:p>
          </table:table-cell>
          <table:table-cell office:value-type="percentage" office:value="0.58333333333333337" table:formula="of:=([.P89]-[.$E89])/[.$E89]" table:style-name="ce21">
            <text:p>58.33%</text:p>
          </table:table-cell>
          <table:table-cell office:value-type="percentage" office:value="0.58333333333333337" table:formula="of:=([.Q89]-[.$E89])/[.$E89]" table:style-name="ce21">
            <text:p>58.33%</text:p>
          </table:table-cell>
          <table:table-cell office:value-type="percentage" office:value="0.5" table:formula="of:=([.R89]-[.$E89])/[.$E89]" table:style-name="ce21">
            <text:p>50.00%</text:p>
          </table:table-cell>
          <table:table-cell office:value-type="string" table:style-name="ce18">
            <text:p>BXR.V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percentage" office:value="0.25000000000000006" table:formula="of:=([.AH89]-[.$AG89])/[.$AG89]" table:style-name="ce21">
            <text:p>25.00%</text:p>
          </table:table-cell>
          <table:table-cell office:value-type="percentage" office:value="0.25000000000000006" table:formula="of:=([.AI89]-[.$AG89])/[.$AG89]" table:style-name="ce21">
            <text:p>25.00%</text:p>
          </table:table-cell>
          <table:table-cell office:value-type="percentage" office:value="0.12499999999999993" table:formula="of:=([.AJ89]-[.$AG89])/[.$AG89]" table:style-name="ce21">
            <text:p>12.50%</text:p>
          </table:table-cell>
          <table:table-cell office:value-type="percentage" office:value="0.12499999999999993" table:formula="of:=([.AK89]-[.$AG89])/[.$AG89]" table:style-name="ce21">
            <text:p>12.50%</text:p>
          </table:table-cell>
          <table:table-cell office:value-type="percentage" office:value="0.12499999999999993" table:formula="of:=([.AL89]-[.$AG89])/[.$AG89]" table:style-name="ce21">
            <text:p>12.50%</text:p>
          </table:table-cell>
          <table:table-cell office:value-type="percentage" office:value="0.12499999999999993" table:formula="of:=([.AM89]-[.$AG89])/[.$AG89]" table:style-name="ce21">
            <text:p>12.50%</text:p>
          </table:table-cell>
          <table:table-cell office:value-type="percentage" office:value="0.12499999999999993" table:formula="of:=([.AN89]-[.$AG89])/[.$AG89]" table:style-name="ce21">
            <text:p>12.50%</text:p>
          </table:table-cell>
          <table:table-cell office:value-type="percentage" office:value="0.12499999999999993" table:formula="of:=([.AO89]-[.$AG89])/[.$AG89]" table:style-name="ce21">
            <text:p>12.50%</text:p>
          </table:table-cell>
          <table:table-cell office:value-type="percentage" office:value="0.12499999999999993" table:formula="of:=([.AP89]-[.$AG89])/[.$AG89]" table:style-name="ce21">
            <text:p>12.50%</text:p>
          </table:table-cell>
          <table:table-cell office:value-type="percentage" office:value="0.12499999999999993" table:formula="of:=([.AQ89]-[.$AG89])/[.$AG89]" table:style-name="ce21">
            <text:p>12.50%</text:p>
          </table:table-cell>
          <table:table-cell office:value-type="percentage" office:value="0" table:formula="of:=([.AR89]-[.$AG89])/[.$AG89]" table:style-name="ce21">
            <text:p>0.00%</text:p>
          </table:table-cell>
          <table:table-cell office:value-type="percentage" office:value="0" table:formula="of:=([.AS89]-[.$AG89])/[.$AG89]" table:style-name="ce21">
            <text:p>0.00%</text:p>
          </table:table-cell>
          <table:table-cell office:value-type="percentage" office:value="-0.12499999999999993" table:formula="of:=([.AT89]-[.$AG89])/[.$AG89]" table:style-name="ce21">
            <text:p>-12.50%</text:p>
          </table:table-cell>
          <table:table-cell office:value-type="string" table:style-name="ce18">
            <text:p>RML.V</text:p>
          </table:table-cell>
          <table:table-cell office:value-type="float" office:value="0.24" table:style-name="ce19">
            <text:p>0.24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percentage" office:value="-0.14583333333333334" table:formula="of:=([.BJ89]-[.$BI89])/[.$BI89]" table:style-name="ce21">
            <text:p>-14.58%</text:p>
          </table:table-cell>
          <table:table-cell office:value-type="percentage" office:value="-0.14583333333333334" table:formula="of:=([.BK89]-[.$BI89])/[.$BI89]" table:style-name="ce21">
            <text:p>-14.58%</text:p>
          </table:table-cell>
          <table:table-cell office:value-type="percentage" office:value="-0.22916666666666666" table:formula="of:=([.BL89]-[.$BI89])/[.$BI89]" table:style-name="ce21">
            <text:p>-22.92%</text:p>
          </table:table-cell>
          <table:table-cell office:value-type="percentage" office:value="-0.27083333333333337" table:formula="of:=([.BM89]-[.$BI89])/[.$BI89]" table:style-name="ce21">
            <text:p>-27.08%</text:p>
          </table:table-cell>
          <table:table-cell office:value-type="percentage" office:value="-0.29166666666666657" table:formula="of:=([.BN89]-[.$BI89])/[.$BI89]" table:style-name="ce21">
            <text:p>-29.17%</text:p>
          </table:table-cell>
          <table:table-cell office:value-type="percentage" office:value="-0.18749999999999994" table:formula="of:=([.BO89]-[.$BI89])/[.$BI89]" table:style-name="ce21">
            <text:p>-18.75%</text:p>
          </table:table-cell>
          <table:table-cell office:value-type="percentage" office:value="-0.27083333333333337" table:formula="of:=([.BP89]-[.$BI89])/[.$BI89]" table:style-name="ce21">
            <text:p>-27.08%</text:p>
          </table:table-cell>
          <table:table-cell office:value-type="percentage" office:value="-0.27083333333333337" table:formula="of:=([.BQ89]-[.$BI89])/[.$BI89]" table:style-name="ce21">
            <text:p>-27.08%</text:p>
          </table:table-cell>
          <table:table-cell office:value-type="percentage" office:value="-0.31249999999999994" table:formula="of:=([.BR89]-[.$BI89])/[.$BI89]" table:style-name="ce21">
            <text:p>-31.25%</text:p>
          </table:table-cell>
          <table:table-cell office:value-type="percentage" office:value="-0.375" table:formula="of:=([.BS89]-[.$BI89])/[.$BI89]" table:style-name="ce21">
            <text:p>-37.50%</text:p>
          </table:table-cell>
          <table:table-cell office:value-type="percentage" office:value="-0.22916666666666666" table:formula="of:=([.BT89]-[.$BI89])/[.$BI89]" table:style-name="ce21">
            <text:p>-22.92%</text:p>
          </table:table-cell>
          <table:table-cell office:value-type="percentage" office:value="-0.29166666666666657" table:formula="of:=([.BU89]-[.$BI89])/[.$BI89]" table:style-name="ce21">
            <text:p>-29.17%</text:p>
          </table:table-cell>
          <table:table-cell office:value-type="percentage" office:value="-0.25" table:formula="of:=([.BV89]-[.$BI89])/[.$BI89]" table:style-name="ce21">
            <text:p>-25.00%</text:p>
          </table:table-cell>
          <table:table-cell office:value-type="string" table:style-name="ce25">
            <text:p>NoSoup4U</text:p>
          </table:table-cell>
          <table:table-cell office:value-type="percentage" office:value="9.0277777777777832E-2" table:formula="of:=([.S89]+[.AU89]+[.BW89])/3" table:style-name="ce22">
            <text:p>9.03%</text:p>
          </table:table-cell>
          <table:table-cell office:value-type="percentage" office:value="9.0277777777777832E-2" table:formula="of:=([.T89]+[.AV89]+[.BX89])/3" table:style-name="ce22">
            <text:p>9.03%</text:p>
          </table:table-cell>
          <table:table-cell office:value-type="percentage" office:value="-6.2500000000000014E-2" table:formula="of:=([.U89]+[.AW89]+[.BY89])/3" table:style-name="ce22">
            <text:p>-6.25%</text:p>
          </table:table-cell>
          <table:table-cell office:value-type="percentage" office:value="-0.10416666666666669" table:formula="of:=([.V89]+[.AX89]+[.BZ89])/3" table:style-name="ce22">
            <text:p>-10.42%</text:p>
          </table:table-cell>
          <table:table-cell office:value-type="percentage" office:value="-5.5555555555555546E-2" table:formula="of:=([.W89]+[.AY89]+[.CA89])/3" table:style-name="ce22">
            <text:p>-5.56%</text:p>
          </table:table-cell>
          <table:table-cell office:value-type="percentage" office:value="6.25E-2" table:formula="of:=([.X89]+[.AZ89]+[.CB89])/3" table:style-name="ce22">
            <text:p>6.25%</text:p>
          </table:table-cell>
          <table:table-cell office:value-type="percentage" office:value="-2.0833333333333343E-2" table:formula="of:=([.Y89]+[.BA89]+[.CC89])/3" table:style-name="ce22">
            <text:p>-2.08%</text:p>
          </table:table-cell>
          <table:table-cell office:value-type="percentage" office:value="6.9444444444444571E-3" table:formula="of:=([.Z89]+[.BB89]+[.CD89])/3" table:style-name="ce22">
            <text:p>0.69%</text:p>
          </table:table-cell>
          <table:table-cell office:value-type="percentage" office:value="2.0833333333333332E-2" table:formula="of:=([.AA89]+[.BC89]+[.CE89])/3" table:style-name="ce22">
            <text:p>2.08%</text:p>
          </table:table-cell>
          <table:table-cell office:value-type="percentage" office:value="-2.7777777777777752E-2" table:formula="of:=([.AB89]+[.BD89]+[.CF89])/3" table:style-name="ce22">
            <text:p>-2.78%</text:p>
          </table:table-cell>
          <table:table-cell office:value-type="percentage" office:value="0.11805555555555558" table:formula="of:=([.AC89]+[.BE89]+[.CG89])/3" table:style-name="ce22">
            <text:p>11.81%</text:p>
          </table:table-cell>
          <table:table-cell office:value-type="percentage" office:value="9.7222222222222265E-2" table:formula="of:=([.AD89]+[.BF89]+[.CH89])/3" table:style-name="ce22">
            <text:p>9.72%</text:p>
          </table:table-cell>
          <table:table-cell office:value-type="percentage" office:value="4.1666666666666685E-2" table:formula="of:=([.AE89]+[.BG89]+[.CI89])/3" table:style-name="ce22">
            <text:p>4.17%</text:p>
          </table:table-cell>
          <table:table-cell table:number-columns-repeated="1628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MiningBookGuy</text:p>
          </table:table-cell>
          <table:table-cell office:value-type="string" table:style-name="ce18">
            <text:p>SWA.V</text:p>
          </table:table-cell>
          <table:table-cell office:value-type="float" office:value="0.2" table:style-name="ce19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9" table:style-name="ce20">
            <text:p>0.19</text:p>
          </table:table-cell>
          <table:table-cell office:value-type="float" office:value="0.23" table:style-name="ce20">
            <text:p>0.23</text:p>
          </table:table-cell>
          <table:table-cell office:value-type="float" office:value="0.27" table:style-name="ce20">
            <text:p>0.27</text:p>
          </table:table-cell>
          <table:table-cell office:value-type="float" office:value="0.26" table:style-name="ce20">
            <text:p>0.26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1" table:style-name="ce20">
            <text:p>0.21</text:p>
          </table:table-cell>
          <table:table-cell office:value-type="float" office:value="0.22" table:style-name="ce20">
            <text:p>0.2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1" table:style-name="ce20">
            <text:p>0.21</text:p>
          </table:table-cell>
          <table:table-cell office:value-type="percentage" office:value="-5.0000000000000044E-2" table:formula="of:=([.F90]-[.$E90])/[.$E90]" table:style-name="ce21">
            <text:p>-5.00%</text:p>
          </table:table-cell>
          <table:table-cell office:value-type="percentage" office:value="0" table:formula="of:=([.G90]-[.$E90])/[.$E90]" table:style-name="ce21">
            <text:p>0.00%</text:p>
          </table:table-cell>
          <table:table-cell office:value-type="percentage" office:value="-0.10000000000000009" table:formula="of:=([.H90]-[.$E90])/[.$E90]" table:style-name="ce21">
            <text:p>-10.00%</text:p>
          </table:table-cell>
          <table:table-cell office:value-type="percentage" office:value="-5.0000000000000044E-2" table:formula="of:=([.I90]-[.$E90])/[.$E90]" table:style-name="ce21">
            <text:p>-5.00%</text:p>
          </table:table-cell>
          <table:table-cell office:value-type="percentage" office:value="0.15" table:formula="of:=([.J90]-[.$E90])/[.$E90]" table:style-name="ce21">
            <text:p>15.00%</text:p>
          </table:table-cell>
          <table:table-cell office:value-type="percentage" office:value="0.35000000000000003" table:formula="of:=([.K90]-[.$E90])/[.$E90]" table:style-name="ce21">
            <text:p>35.00%</text:p>
          </table:table-cell>
          <table:table-cell office:value-type="percentage" office:value="0.3" table:formula="of:=([.L90]-[.$E90])/[.$E90]" table:style-name="ce21">
            <text:p>30.00%</text:p>
          </table:table-cell>
          <table:table-cell office:value-type="percentage" office:value="0.12499999999999997" table:formula="of:=([.M90]-[.$E90])/[.$E90]" table:style-name="ce21">
            <text:p>12.50%</text:p>
          </table:table-cell>
          <table:table-cell office:value-type="percentage" office:value="0.12499999999999997" table:formula="of:=([.N90]-[.$E90])/[.$E90]" table:style-name="ce21">
            <text:p>12.50%</text:p>
          </table:table-cell>
          <table:table-cell office:value-type="percentage" office:value="4.9999999999999906E-2" table:formula="of:=([.O90]-[.$E90])/[.$E90]" table:style-name="ce21">
            <text:p>5.00%</text:p>
          </table:table-cell>
          <table:table-cell office:value-type="percentage" office:value="9.999999999999995E-2" table:formula="of:=([.P90]-[.$E90])/[.$E90]" table:style-name="ce21">
            <text:p>10.00%</text:p>
          </table:table-cell>
          <table:table-cell office:value-type="percentage" office:value="-2.5000000000000022E-2" table:formula="of:=([.Q90]-[.$E90])/[.$E90]" table:style-name="ce21">
            <text:p>-2.50%</text:p>
          </table:table-cell>
          <table:table-cell office:value-type="percentage" office:value="4.9999999999999906E-2" table:formula="of:=([.R90]-[.$E90])/[.$E90]" table:style-name="ce21">
            <text:p>5.00%</text:p>
          </table:table-cell>
          <table:table-cell office:value-type="string" table:style-name="ce18">
            <text:p>AQI.AX</text:p>
          </table:table-cell>
          <table:table-cell office:value-type="float" office:value="0.2" table:style-name="ce19">
            <text:p>0.2</text:p>
          </table:table-cell>
          <table:table-cell office:value-type="float" office:value="0.215" table:style-name="ce20">
            <text:p>0.215</text:p>
          </table:table-cell>
          <table:table-cell office:value-type="float" office:value="0.215" table:style-name="ce20">
            <text:p>0.215</text:p>
          </table:table-cell>
          <table:table-cell office:value-type="float" office:value="0.18" table:style-name="ce20">
            <text:p>0.18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percentage" office:value="7.4999999999999928E-2" table:formula="of:=([.AH90]-[.$AG90])/[.$AG90]" table:style-name="ce21">
            <text:p>7.50%</text:p>
          </table:table-cell>
          <table:table-cell office:value-type="percentage" office:value="7.4999999999999928E-2" table:formula="of:=([.AI90]-[.$AG90])/[.$AG90]" table:style-name="ce21">
            <text:p>7.50%</text:p>
          </table:table-cell>
          <table:table-cell office:value-type="percentage" office:value="-0.10000000000000009" table:formula="of:=([.AJ90]-[.$AG90])/[.$AG90]" table:style-name="ce21">
            <text:p>-10.00%</text:p>
          </table:table-cell>
          <table:table-cell office:value-type="percentage" office:value="9.999999999999995E-2" table:formula="of:=([.AK90]-[.$AG90])/[.$AG90]" table:style-name="ce21">
            <text:p>10.00%</text:p>
          </table:table-cell>
          <table:table-cell office:value-type="percentage" office:value="0" table:formula="of:=([.AL90]-[.$AG90])/[.$AG90]" table:style-name="ce21">
            <text:p>0.00%</text:p>
          </table:table-cell>
          <table:table-cell office:value-type="percentage" office:value="0.1999999999999999" table:formula="of:=([.AM90]-[.$AG90])/[.$AG90]" table:style-name="ce21">
            <text:p>20.00%</text:p>
          </table:table-cell>
          <table:table-cell office:value-type="percentage" office:value="9.999999999999995E-2" table:formula="of:=([.AN90]-[.$AG90])/[.$AG90]" table:style-name="ce21">
            <text:p>10.00%</text:p>
          </table:table-cell>
          <table:table-cell office:value-type="percentage" office:value="4.9999999999999906E-2" table:formula="of:=([.AO90]-[.$AG90])/[.$AG90]" table:style-name="ce21">
            <text:p>5.00%</text:p>
          </table:table-cell>
          <table:table-cell office:value-type="percentage" office:value="0" table:formula="of:=([.AP90]-[.$AG90])/[.$AG90]" table:style-name="ce21">
            <text:p>0.00%</text:p>
          </table:table-cell>
          <table:table-cell office:value-type="percentage" office:value="-0.10000000000000009" table:formula="of:=([.AQ90]-[.$AG90])/[.$AG90]" table:style-name="ce21">
            <text:p>-10.00%</text:p>
          </table:table-cell>
          <table:table-cell office:value-type="percentage" office:value="-0.10000000000000009" table:formula="of:=([.AR90]-[.$AG90])/[.$AG90]" table:style-name="ce21">
            <text:p>-10.00%</text:p>
          </table:table-cell>
          <table:table-cell office:value-type="percentage" office:value="-5.0000000000000044E-2" table:formula="of:=([.AS90]-[.$AG90])/[.$AG90]" table:style-name="ce21">
            <text:p>-5.00%</text:p>
          </table:table-cell>
          <table:table-cell office:value-type="percentage" office:value="-5.0000000000000044E-2" table:formula="of:=([.AT90]-[.$AG90])/[.$AG90]" table:style-name="ce21">
            <text:p>-5.00%</text:p>
          </table:table-cell>
          <table:table-cell office:value-type="string" table:style-name="ce18">
            <text:p>AU.V</text:p>
          </table:table-cell>
          <table:table-cell office:value-type="float" office:value="0.38" table:style-name="ce19">
            <text:p>0.38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46" table:style-name="ce20">
            <text:p>0.46</text:p>
          </table:table-cell>
          <table:table-cell office:value-type="float" office:value="0.495" table:style-name="ce20">
            <text:p>0.495</text:p>
          </table:table-cell>
          <table:table-cell office:value-type="float" office:value="1.6" table:style-name="ce20">
            <text:p>1.6</text:p>
          </table:table-cell>
          <table:table-cell office:value-type="float" office:value="1.76" table:style-name="ce20">
            <text:p>1.76</text:p>
          </table:table-cell>
          <table:table-cell office:value-type="float" office:value="1.69" table:style-name="ce20">
            <text:p>1.69</text:p>
          </table:table-cell>
          <table:table-cell office:value-type="float" office:value="1.72" table:style-name="ce20">
            <text:p>1.72</text:p>
          </table:table-cell>
          <table:table-cell office:value-type="float" office:value="1.72" table:style-name="ce20">
            <text:p>1.72</text:p>
          </table:table-cell>
          <table:table-cell office:value-type="float" office:value="2.0099999999999998" table:style-name="ce20">
            <text:p>2.01</text:p>
          </table:table-cell>
          <table:table-cell office:value-type="float" office:value="1.8" table:style-name="ce20">
            <text:p>1.8</text:p>
          </table:table-cell>
          <table:table-cell office:value-type="float" office:value="1.7" table:style-name="ce20">
            <text:p>1.7</text:p>
          </table:table-cell>
          <table:table-cell office:value-type="float" office:value="1.67" table:style-name="ce20">
            <text:p>1.67</text:p>
          </table:table-cell>
          <table:table-cell office:value-type="percentage" office:value="2.6315789473684233E-2" table:formula="of:=([.BJ90]-[.$BI90])/[.$BI90]" table:style-name="ce21">
            <text:p>2.63%</text:p>
          </table:table-cell>
          <table:table-cell office:value-type="percentage" office:value="7.8947368421052558E-2" table:formula="of:=([.BK90]-[.$BI90])/[.$BI90]" table:style-name="ce21">
            <text:p>7.89%</text:p>
          </table:table-cell>
          <table:table-cell office:value-type="percentage" office:value="0.21052631578947373" table:formula="of:=([.BL90]-[.$BI90])/[.$BI90]" table:style-name="ce21">
            <text:p>21.05%</text:p>
          </table:table-cell>
          <table:table-cell office:value-type="percentage" office:value="0.30263157894736842" table:formula="of:=([.BM90]-[.$BI90])/[.$BI90]" table:style-name="ce21">
            <text:p>30.26%</text:p>
          </table:table-cell>
          <table:table-cell office:value-type="percentage" office:value="3.2105263157894743" table:formula="of:=([.BN90]-[.$BI90])/[.$BI90]" table:style-name="ce21">
            <text:p>321.05%</text:p>
          </table:table-cell>
          <table:table-cell office:value-type="percentage" office:value="3.6315789473684208" table:formula="of:=([.BO90]-[.$BI90])/[.$BI90]" table:style-name="ce21">
            <text:p>363.16%</text:p>
          </table:table-cell>
          <table:table-cell office:value-type="percentage" office:value="3.4473684210526319" table:formula="of:=([.BP90]-[.$BI90])/[.$BI90]" table:style-name="ce21">
            <text:p>344.74%</text:p>
          </table:table-cell>
          <table:table-cell office:value-type="percentage" office:value="3.5263157894736836" table:formula="of:=([.BQ90]-[.$BI90])/[.$BI90]" table:style-name="ce21">
            <text:p>352.63%</text:p>
          </table:table-cell>
          <table:table-cell office:value-type="percentage" office:value="3.5263157894736836" table:formula="of:=([.BR90]-[.$BI90])/[.$BI90]" table:style-name="ce21">
            <text:p>352.63%</text:p>
          </table:table-cell>
          <table:table-cell office:value-type="percentage" office:value="4.2894736842105257" table:formula="of:=([.BS90]-[.$BI90])/[.$BI90]" table:style-name="ce21">
            <text:p>428.95%</text:p>
          </table:table-cell>
          <table:table-cell office:value-type="percentage" office:value="3.7368421052631575" table:formula="of:=([.BT90]-[.$BI90])/[.$BI90]" table:style-name="ce21">
            <text:p>373.68%</text:p>
          </table:table-cell>
          <table:table-cell office:value-type="percentage" office:value="3.4736842105263155" table:formula="of:=([.BU90]-[.$BI90])/[.$BI90]" table:style-name="ce21">
            <text:p>347.37%</text:p>
          </table:table-cell>
          <table:table-cell office:value-type="percentage" office:value="3.3947368421052633" table:formula="of:=([.BV90]-[.$BI90])/[.$BI90]" table:style-name="ce21">
            <text:p>339.47%</text:p>
          </table:table-cell>
          <table:table-cell office:value-type="string" table:style-name="ce25">
            <text:p>MiningBookGuy</text:p>
          </table:table-cell>
          <table:table-cell office:value-type="percentage" office:value="1.7105263157894707E-2" table:formula="of:=([.S90]+[.AU90]+[.BW90])/3" table:style-name="ce22">
            <text:p>1.71%</text:p>
          </table:table-cell>
          <table:table-cell office:value-type="percentage" office:value="5.1315789473684169E-2" table:formula="of:=([.T90]+[.AV90]+[.BX90])/3" table:style-name="ce22">
            <text:p>5.13%</text:p>
          </table:table-cell>
          <table:table-cell office:value-type="percentage" office:value="3.5087719298245168E-3" table:formula="of:=([.U90]+[.AW90]+[.BY90])/3" table:style-name="ce22">
            <text:p>0.35%</text:p>
          </table:table-cell>
          <table:table-cell office:value-type="percentage" office:value="0.11754385964912277" table:formula="of:=([.V90]+[.AX90]+[.BZ90])/3" table:style-name="ce22">
            <text:p>11.75%</text:p>
          </table:table-cell>
          <table:table-cell office:value-type="percentage" office:value="1.1201754385964915" table:formula="of:=([.W90]+[.AY90]+[.CA90])/3" table:style-name="ce22">
            <text:p>112.02%</text:p>
          </table:table-cell>
          <table:table-cell office:value-type="percentage" office:value="1.393859649122807" table:formula="of:=([.X90]+[.AZ90]+[.CB90])/3" table:style-name="ce22">
            <text:p>139.39%</text:p>
          </table:table-cell>
          <table:table-cell office:value-type="percentage" office:value="1.2824561403508772" table:formula="of:=([.Y90]+[.BA90]+[.CC90])/3" table:style-name="ce22">
            <text:p>128.25%</text:p>
          </table:table-cell>
          <table:table-cell office:value-type="percentage" office:value="1.2337719298245611" table:formula="of:=([.Z90]+[.BB90]+[.CD90])/3" table:style-name="ce22">
            <text:p>123.38%</text:p>
          </table:table-cell>
          <table:table-cell office:value-type="percentage" office:value="1.2171052631578945" table:formula="of:=([.AA90]+[.BC90]+[.CE90])/3" table:style-name="ce22">
            <text:p>121.71%</text:p>
          </table:table-cell>
          <table:table-cell office:value-type="percentage" office:value="1.4131578947368419" table:formula="of:=([.AB90]+[.BD90]+[.CF90])/3" table:style-name="ce22">
            <text:p>141.32%</text:p>
          </table:table-cell>
          <table:table-cell office:value-type="percentage" office:value="1.2456140350877192" table:formula="of:=([.AC90]+[.BE90]+[.CG90])/3" table:style-name="ce22">
            <text:p>124.56%</text:p>
          </table:table-cell>
          <table:table-cell office:value-type="percentage" office:value="1.1328947368421052" table:formula="of:=([.AD90]+[.BF90]+[.CH90])/3" table:style-name="ce22">
            <text:p>113.29%</text:p>
          </table:table-cell>
          <table:table-cell office:value-type="percentage" office:value="1.131578947368421" table:formula="of:=([.AE90]+[.BG90]+[.CI90])/3" table:style-name="ce22">
            <text:p>113.16%</text:p>
          </table:table-cell>
          <table:table-cell table:number-columns-repeated="1628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8" table:style-name="ce1">
            <text:p>128</text:p>
          </table:table-cell>
          <table:table-cell office:value-type="string" table:style-name="ce25">
            <text:p>ScroogeMcduck</text:p>
          </table:table-cell>
          <table:table-cell office:value-type="string" table:style-name="ce18">
            <text:p>GLH.CN</text:p>
          </table:table-cell>
          <table:table-cell office:value-type="float" office:value="0.35549999999999998" table:style-name="ce19">
            <text:p>0.3555</text:p>
          </table:table-cell>
          <table:table-cell office:value-type="float" office:value="0.36" table:style-name="ce20">
            <text:p>0.36</text:p>
          </table:table-cell>
          <table:table-cell office:value-type="float" office:value="0.375" table:style-name="ce20">
            <text:p>0.37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435" table:style-name="ce20">
            <text:p>0.435</text:p>
          </table:table-cell>
          <table:table-cell office:value-type="float" office:value="0.39" table:style-name="ce20">
            <text:p>0.39</text:p>
          </table:table-cell>
          <table:table-cell office:value-type="float" office:value="0.39" table:style-name="ce20">
            <text:p>0.39</text:p>
          </table:table-cell>
          <table:table-cell office:value-type="float" office:value="0.34" table:style-name="ce20">
            <text:p>0.34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4" table:style-name="ce20">
            <text:p>0.34</text:p>
          </table:table-cell>
          <table:table-cell office:value-type="float" office:value="0.33500000000000002" table:style-name="ce20">
            <text:p>0.335</text:p>
          </table:table-cell>
          <table:table-cell office:value-type="percentage" office:value="1.2658227848101278E-2" table:formula="of:=([.F91]-[.$E91])/[.$E91]" table:style-name="ce21">
            <text:p>1.27%</text:p>
          </table:table-cell>
          <table:table-cell office:value-type="percentage" office:value="5.4852320675105537E-2" table:formula="of:=([.G91]-[.$E91])/[.$E91]" table:style-name="ce21">
            <text:p>5.49%</text:p>
          </table:table-cell>
          <table:table-cell office:value-type="percentage" office:value="8.2981715893108376E-2" table:formula="of:=([.H91]-[.$E91])/[.$E91]" table:style-name="ce21">
            <text:p>8.30%</text:p>
          </table:table-cell>
          <table:table-cell office:value-type="percentage" office:value="0.22362869198312241" table:formula="of:=([.I91]-[.$E91])/[.$E91]" table:style-name="ce21">
            <text:p>22.36%</text:p>
          </table:table-cell>
          <table:table-cell office:value-type="percentage" office:value="9.7046413502109796E-2" table:formula="of:=([.J91]-[.$E91])/[.$E91]" table:style-name="ce21">
            <text:p>9.70%</text:p>
          </table:table-cell>
          <table:table-cell office:value-type="percentage" office:value="9.7046413502109796E-2" table:formula="of:=([.K91]-[.$E91])/[.$E91]" table:style-name="ce21">
            <text:p>9.70%</text:p>
          </table:table-cell>
          <table:table-cell office:value-type="percentage" office:value="-4.3600562587904242E-2" table:formula="of:=([.L91]-[.$E91])/[.$E91]" table:style-name="ce21">
            <text:p>-4.36%</text:p>
          </table:table-cell>
          <table:table-cell office:value-type="percentage" office:value="-8.5794655414908508E-2" table:formula="of:=([.M91]-[.$E91])/[.$E91]" table:style-name="ce21">
            <text:p>-8.58%</text:p>
          </table:table-cell>
          <table:table-cell office:value-type="percentage" office:value="-8.5794655414908508E-2" table:formula="of:=([.N91]-[.$E91])/[.$E91]" table:style-name="ce21">
            <text:p>-8.58%</text:p>
          </table:table-cell>
          <table:table-cell office:value-type="percentage" office:value="-0.15611814345991559" table:formula="of:=([.O91]-[.$E91])/[.$E91]" table:style-name="ce21">
            <text:p>-15.61%</text:p>
          </table:table-cell>
          <table:table-cell office:value-type="percentage" office:value="-7.1729957805907088E-2" table:formula="of:=([.P91]-[.$E91])/[.$E91]" table:style-name="ce21">
            <text:p>-7.17%</text:p>
          </table:table-cell>
          <table:table-cell office:value-type="percentage" office:value="-4.3600562587904242E-2" table:formula="of:=([.Q91]-[.$E91])/[.$E91]" table:style-name="ce21">
            <text:p>-4.36%</text:p>
          </table:table-cell>
          <table:table-cell office:value-type="percentage" office:value="-5.7665260196905661E-2" table:formula="of:=([.R91]-[.$E91])/[.$E91]" table:style-name="ce21">
            <text:p>-5.77%</text:p>
          </table:table-cell>
          <table:table-cell office:value-type="string" table:style-name="ce18">
            <text:p>INV.TO</text:p>
          </table:table-cell>
          <table:table-cell office:value-type="float" office:value="0.7" table:style-name="ce19">
            <text:p>0.7</text:p>
          </table:table-cell>
          <table:table-cell office:value-type="float" office:value="0.7" table:style-name="ce20">
            <text:p>0.7</text:p>
          </table:table-cell>
          <table:table-cell office:value-type="float" office:value="0.7" table:style-name="ce20">
            <text:p>0.7</text:p>
          </table:table-cell>
          <table:table-cell office:value-type="float" office:value="0.75" table:style-name="ce20">
            <text:p>0.75</text:p>
          </table:table-cell>
          <table:table-cell office:value-type="float" office:value="0.65" table:style-name="ce20">
            <text:p>0.65</text:p>
          </table:table-cell>
          <table:table-cell office:value-type="float" office:value="0.92" table:style-name="ce20">
            <text:p>0.92</text:p>
          </table:table-cell>
          <table:table-cell office:value-type="float" office:value="1.02" table:style-name="ce20">
            <text:p>1.02</text:p>
          </table:table-cell>
          <table:table-cell office:value-type="float" office:value="1" table:style-name="ce20">
            <text:p>1</text:p>
          </table:table-cell>
          <table:table-cell office:value-type="float" office:value="0.94" table:style-name="ce20">
            <text:p>0.94</text:p>
          </table:table-cell>
          <table:table-cell office:value-type="float" office:value="0.9" table:style-name="ce20">
            <text:p>0.9</text:p>
          </table:table-cell>
          <table:table-cell office:value-type="float" office:value="0.85" table:style-name="ce20">
            <text:p>0.85</text:p>
          </table:table-cell>
          <table:table-cell office:value-type="float" office:value="0.83" table:style-name="ce20">
            <text:p>0.83</text:p>
          </table:table-cell>
          <table:table-cell office:value-type="float" office:value="0.79" table:style-name="ce20">
            <text:p>0.79</text:p>
          </table:table-cell>
          <table:table-cell office:value-type="float" office:value="0.9" table:style-name="ce20">
            <text:p>0.9</text:p>
          </table:table-cell>
          <table:table-cell office:value-type="percentage" office:value="0" table:formula="of:=([.AH91]-[.$AG91])/[.$AG91]" table:style-name="ce21">
            <text:p>0.00%</text:p>
          </table:table-cell>
          <table:table-cell office:value-type="percentage" office:value="0" table:formula="of:=([.AI91]-[.$AG91])/[.$AG91]" table:style-name="ce21">
            <text:p>0.00%</text:p>
          </table:table-cell>
          <table:table-cell office:value-type="percentage" office:value="7.1428571428571494E-2" table:formula="of:=([.AJ91]-[.$AG91])/[.$AG91]" table:style-name="ce21">
            <text:p>7.14%</text:p>
          </table:table-cell>
          <table:table-cell office:value-type="percentage" office:value="-7.1428571428571341E-2" table:formula="of:=([.AK91]-[.$AG91])/[.$AG91]" table:style-name="ce21">
            <text:p>-7.14%</text:p>
          </table:table-cell>
          <table:table-cell office:value-type="percentage" office:value="0.31428571428571445" table:formula="of:=([.AL91]-[.$AG91])/[.$AG91]" table:style-name="ce21">
            <text:p>31.43%</text:p>
          </table:table-cell>
          <table:table-cell office:value-type="percentage" office:value="0.45714285714285724" table:formula="of:=([.AM91]-[.$AG91])/[.$AG91]" table:style-name="ce21">
            <text:p>45.71%</text:p>
          </table:table-cell>
          <table:table-cell office:value-type="percentage" office:value="0.42857142857142866" table:formula="of:=([.AN91]-[.$AG91])/[.$AG91]" table:style-name="ce21">
            <text:p>42.86%</text:p>
          </table:table-cell>
          <table:table-cell office:value-type="percentage" office:value="0.34285714285714286" table:formula="of:=([.AO91]-[.$AG91])/[.$AG91]" table:style-name="ce21">
            <text:p>34.29%</text:p>
          </table:table-cell>
          <table:table-cell office:value-type="percentage" office:value="0.28571428571428581" table:formula="of:=([.AP91]-[.$AG91])/[.$AG91]" table:style-name="ce21">
            <text:p>28.57%</text:p>
          </table:table-cell>
          <table:table-cell office:value-type="percentage" office:value="0.21428571428571433" table:formula="of:=([.AQ91]-[.$AG91])/[.$AG91]" table:style-name="ce21">
            <text:p>21.43%</text:p>
          </table:table-cell>
          <table:table-cell office:value-type="percentage" office:value="0.18571428571428572" table:formula="of:=([.AR91]-[.$AG91])/[.$AG91]" table:style-name="ce21">
            <text:p>18.57%</text:p>
          </table:table-cell>
          <table:table-cell office:value-type="percentage" office:value="0.1285714285714287" table:formula="of:=([.AS91]-[.$AG91])/[.$AG91]" table:style-name="ce21">
            <text:p>12.86%</text:p>
          </table:table-cell>
          <table:table-cell office:value-type="percentage" office:value="0.28571428571428581" table:formula="of:=([.AT91]-[.$AG91])/[.$AG91]" table:style-name="ce21">
            <text:p>28.57%</text:p>
          </table:table-cell>
          <table:table-cell office:value-type="string" table:style-name="ce18">
            <text:p>EAT.CN</text:p>
          </table:table-cell>
          <table:table-cell office:value-type="float" office:value="0.26" table:style-name="ce19">
            <text:p>0.26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16" table:style-name="ce20">
            <text:p>0.16</text:p>
          </table:table-cell>
          <table:table-cell office:value-type="float" office:value="0.15" table:style-name="ce20">
            <text:p>0.15</text:p>
          </table:table-cell>
          <table:table-cell office:value-type="float" office:value="0.13" table:style-name="ce20">
            <text:p>0.13</text:p>
          </table:table-cell>
          <table:table-cell office:value-type="float" office:value="0.155" table:style-name="ce20">
            <text:p>0.155</text:p>
          </table:table-cell>
          <table:table-cell office:value-type="percentage" office:value="-0.13461538461538464" table:formula="of:=([.BJ91]-[.$BI91])/[.$BI91]" table:style-name="ce21">
            <text:p>-13.46%</text:p>
          </table:table-cell>
          <table:table-cell office:value-type="percentage" office:value="-9.6153846153846242E-2" table:formula="of:=([.BK91]-[.$BI91])/[.$BI91]" table:style-name="ce21">
            <text:p>-9.62%</text:p>
          </table:table-cell>
          <table:table-cell office:value-type="percentage" office:value="-0.13461538461538464" table:formula="of:=([.BL91]-[.$BI91])/[.$BI91]" table:style-name="ce21">
            <text:p>-13.46%</text:p>
          </table:table-cell>
          <table:table-cell office:value-type="percentage" office:value="-0.11538461538461538" table:formula="of:=([.BM91]-[.$BI91])/[.$BI91]" table:style-name="ce21">
            <text:p>-11.54%</text:p>
          </table:table-cell>
          <table:table-cell office:value-type="percentage" office:value="-0.13461538461538464" table:formula="of:=([.BN91]-[.$BI91])/[.$BI91]" table:style-name="ce21">
            <text:p>-13.46%</text:p>
          </table:table-cell>
          <table:table-cell office:value-type="percentage" office:value="-0.19230769230769237" table:formula="of:=([.BO91]-[.$BI91])/[.$BI91]" table:style-name="ce21">
            <text:p>-19.23%</text:p>
          </table:table-cell>
          <table:table-cell office:value-type="percentage" office:value="-0.23076923076923075" table:formula="of:=([.BP91]-[.$BI91])/[.$BI91]" table:style-name="ce21">
            <text:p>-23.08%</text:p>
          </table:table-cell>
          <table:table-cell office:value-type="percentage" office:value="-0.26923076923076927" table:formula="of:=([.BQ91]-[.$BI91])/[.$BI91]" table:style-name="ce21">
            <text:p>-26.92%</text:p>
          </table:table-cell>
          <table:table-cell office:value-type="percentage" office:value="-0.26923076923076927" table:formula="of:=([.BR91]-[.$BI91])/[.$BI91]" table:style-name="ce21">
            <text:p>-26.92%</text:p>
          </table:table-cell>
          <table:table-cell office:value-type="percentage" office:value="-0.38461538461538464" table:formula="of:=([.BS91]-[.$BI91])/[.$BI91]" table:style-name="ce21">
            <text:p>-38.46%</text:p>
          </table:table-cell>
          <table:table-cell office:value-type="percentage" office:value="-0.42307692307692313" table:formula="of:=([.BT91]-[.$BI91])/[.$BI91]" table:style-name="ce21">
            <text:p>-42.31%</text:p>
          </table:table-cell>
          <table:table-cell office:value-type="percentage" office:value="-0.5" table:formula="of:=([.BU91]-[.$BI91])/[.$BI91]" table:style-name="ce21">
            <text:p>-50.00%</text:p>
          </table:table-cell>
          <table:table-cell office:value-type="percentage" office:value="-0.40384615384615385" table:formula="of:=([.BV91]-[.$BI91])/[.$BI91]" table:style-name="ce21">
            <text:p>-40.38%</text:p>
          </table:table-cell>
          <table:table-cell office:value-type="string" table:style-name="ce25">
            <text:p>ScroogeMcduck</text:p>
          </table:table-cell>
          <table:table-cell office:value-type="percentage" office:value="-4.0652385589094453E-2" table:formula="of:=([.S91]+[.AU91]+[.BW91])/3" table:style-name="ce22">
            <text:p>-4.07%</text:p>
          </table:table-cell>
          <table:table-cell office:value-type="percentage" office:value="-1.3767175159580236E-2" table:formula="of:=([.T91]+[.AV91]+[.BX91])/3" table:style-name="ce22">
            <text:p>-1.38%</text:p>
          </table:table-cell>
          <table:table-cell office:value-type="percentage" office:value="6.5983009020984156E-3" table:formula="of:=([.U91]+[.AW91]+[.BY91])/3" table:style-name="ce22">
            <text:p>0.66%</text:p>
          </table:table-cell>
          <table:table-cell office:value-type="percentage" office:value="1.227183505664523E-2" table:formula="of:=([.V91]+[.AX91]+[.BZ91])/3" table:style-name="ce22">
            <text:p>1.23%</text:p>
          </table:table-cell>
          <table:table-cell office:value-type="percentage" office:value="9.2238914390813206E-2" table:formula="of:=([.W91]+[.AY91]+[.CA91])/3" table:style-name="ce22">
            <text:p>9.22%</text:p>
          </table:table-cell>
          <table:table-cell office:value-type="percentage" office:value="0.12062719277909155" table:formula="of:=([.X91]+[.AZ91]+[.CB91])/3" table:style-name="ce22">
            <text:p>12.06%</text:p>
          </table:table-cell>
          <table:table-cell office:value-type="percentage" office:value="5.1400545071431221E-2" table:formula="of:=([.Y91]+[.BA91]+[.CC91])/3" table:style-name="ce22">
            <text:p>5.14%</text:p>
          </table:table-cell>
          <table:table-cell office:value-type="percentage" office:value="-4.0560939295116354E-3" table:formula="of:=([.Z91]+[.BB91]+[.CD91])/3" table:style-name="ce22">
            <text:p>-0.41%</text:p>
          </table:table-cell>
          <table:table-cell office:value-type="percentage" office:value="-2.3103712977130653E-2" table:formula="of:=([.AA91]+[.BC91]+[.CE91])/3" table:style-name="ce22">
            <text:p>-2.31%</text:p>
          </table:table-cell>
          <table:table-cell office:value-type="percentage" office:value="-0.10881593792986195" table:formula="of:=([.AB91]+[.BD91]+[.CF91])/3" table:style-name="ce22">
            <text:p>-10.88%</text:p>
          </table:table-cell>
          <table:table-cell office:value-type="percentage" office:value="-0.10303086505618149" table:formula="of:=([.AC91]+[.BE91]+[.CG91])/3" table:style-name="ce22">
            <text:p>-10.30%</text:p>
          </table:table-cell>
          <table:table-cell office:value-type="percentage" office:value="-0.13834304467215852" table:formula="of:=([.AD91]+[.BF91]+[.CH91])/3" table:style-name="ce22">
            <text:p>-13.83%</text:p>
          </table:table-cell>
          <table:table-cell office:value-type="percentage" office:value="-5.8599042776257902E-2" table:formula="of:=([.AE91]+[.BG91]+[.CI91])/3" table:style-name="ce22">
            <text:p>-5.86%</text:p>
          </table:table-cell>
          <table:table-cell table:number-columns-repeated="1628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string" table:style-name="ce25">
            <text:p>Tomjosd</text:p>
          </table:table-cell>
          <table:table-cell office:value-type="string" table:style-name="ce18">
            <text:p>SVB.TO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" table:style-name="ce20">
            <text:p>0.18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percentage" office:value="0.17857142857142852" table:formula="of:=([.F92]-[.$E92])/[.$E92]" table:style-name="ce21">
            <text:p>17.86%</text:p>
          </table:table-cell>
          <table:table-cell office:value-type="percentage" office:value="0.35714285714285704" table:formula="of:=([.G92]-[.$E92])/[.$E92]" table:style-name="ce21">
            <text:p>35.71%</text:p>
          </table:table-cell>
          <table:table-cell office:value-type="percentage" office:value="0.21428571428571425" table:formula="of:=([.H92]-[.$E92])/[.$E92]" table:style-name="ce21">
            <text:p>21.43%</text:p>
          </table:table-cell>
          <table:table-cell office:value-type="percentage" office:value="0.17857142857142852" table:formula="of:=([.I92]-[.$E92])/[.$E92]" table:style-name="ce21">
            <text:p>17.86%</text:p>
          </table:table-cell>
          <table:table-cell office:value-type="percentage" office:value="0.28571428571428553" table:formula="of:=([.J92]-[.$E92])/[.$E92]" table:style-name="ce21">
            <text:p>28.57%</text:p>
          </table:table-cell>
          <table:table-cell office:value-type="percentage" office:value="7.1428571428571286E-2" table:formula="of:=([.K92]-[.$E92])/[.$E92]" table:style-name="ce21">
            <text:p>7.14%</text:p>
          </table:table-cell>
          <table:table-cell office:value-type="percentage" office:value="7.1428571428571286E-2" table:formula="of:=([.L92]-[.$E92])/[.$E92]" table:style-name="ce21">
            <text:p>7.14%</text:p>
          </table:table-cell>
          <table:table-cell office:value-type="percentage" office:value="3.5714285714285546E-2" table:formula="of:=([.M92]-[.$E92])/[.$E92]" table:style-name="ce21">
            <text:p>3.57%</text:p>
          </table:table-cell>
          <table:table-cell office:value-type="percentage" office:value="3.5714285714285546E-2" table:formula="of:=([.N92]-[.$E92])/[.$E92]" table:style-name="ce21">
            <text:p>3.57%</text:p>
          </table:table-cell>
          <table:table-cell office:value-type="percentage" office:value="-3.571428571428574E-2" table:formula="of:=([.O92]-[.$E92])/[.$E92]" table:style-name="ce21">
            <text:p>-3.57%</text:p>
          </table:table-cell>
          <table:table-cell office:value-type="percentage" office:value="-3.571428571428574E-2" table:formula="of:=([.P92]-[.$E92])/[.$E92]" table:style-name="ce21">
            <text:p>-3.57%</text:p>
          </table:table-cell>
          <table:table-cell office:value-type="percentage" office:value="-0.10714285714285723" table:formula="of:=([.Q92]-[.$E92])/[.$E92]" table:style-name="ce21">
            <text:p>-10.71%</text:p>
          </table:table-cell>
          <table:table-cell office:value-type="percentage" office:value="-0.14285714285714296" table:formula="of:=([.R92]-[.$E92])/[.$E92]" table:style-name="ce21">
            <text:p>-14.29%</text:p>
          </table:table-cell>
          <table:table-cell office:value-type="string" table:style-name="ce18">
            <text:p>SBR.TO</text:p>
          </table:table-cell>
          <table:table-cell office:value-type="float" office:value="0.25" table:style-name="ce19">
            <text:p>0.25</text:p>
          </table:table-cell>
          <table:table-cell office:value-type="float" office:value="0.31" table:style-name="ce20">
            <text:p>0.31</text:p>
          </table:table-cell>
          <table:table-cell office:value-type="float" office:value="0.31" table:style-name="ce20">
            <text:p>0.31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315" table:style-name="ce20">
            <text:p>0.315</text:p>
          </table:table-cell>
          <table:table-cell office:value-type="float" office:value="0.36" table:style-name="ce20">
            <text:p>0.36</text:p>
          </table:table-cell>
          <table:table-cell office:value-type="float" office:value="0.435" table:style-name="ce20">
            <text:p>0.435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float" office:value="0.43" table:style-name="ce20">
            <text:p>0.43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9500000000000002" table:style-name="ce20">
            <text:p>0.395</text:p>
          </table:table-cell>
          <table:table-cell office:value-type="percentage" office:value="0.24" table:formula="of:=([.AH92]-[.$AG92])/[.$AG92]" table:style-name="ce21">
            <text:p>24.00%</text:p>
          </table:table-cell>
          <table:table-cell office:value-type="percentage" office:value="0.24" table:formula="of:=([.AI92]-[.$AG92])/[.$AG92]" table:style-name="ce21">
            <text:p>24.00%</text:p>
          </table:table-cell>
          <table:table-cell office:value-type="percentage" office:value="0.17999999999999994" table:formula="of:=([.AJ92]-[.$AG92])/[.$AG92]" table:style-name="ce21">
            <text:p>18.00%</text:p>
          </table:table-cell>
          <table:table-cell office:value-type="percentage" office:value="0.26" table:formula="of:=([.AK92]-[.$AG92])/[.$AG92]" table:style-name="ce21">
            <text:p>26.00%</text:p>
          </table:table-cell>
          <table:table-cell office:value-type="percentage" office:value="0.43999999999999995" table:formula="of:=([.AL92]-[.$AG92])/[.$AG92]" table:style-name="ce21">
            <text:p>44.00%</text:p>
          </table:table-cell>
          <table:table-cell office:value-type="percentage" office:value="0.74" table:formula="of:=([.AM92]-[.$AG92])/[.$AG92]" table:style-name="ce21">
            <text:p>74.00%</text:p>
          </table:table-cell>
          <table:table-cell office:value-type="percentage" office:value="0.8" table:formula="of:=([.AN92]-[.$AG92])/[.$AG92]" table:style-name="ce21">
            <text:p>80.00%</text:p>
          </table:table-cell>
          <table:table-cell office:value-type="percentage" office:value="0.8" table:formula="of:=([.AO92]-[.$AG92])/[.$AG92]" table:style-name="ce21">
            <text:p>80.00%</text:p>
          </table:table-cell>
          <table:table-cell office:value-type="percentage" office:value="0.72" table:formula="of:=([.AP92]-[.$AG92])/[.$AG92]" table:style-name="ce21">
            <text:p>72.00%</text:p>
          </table:table-cell>
          <table:table-cell office:value-type="percentage" office:value="0.56000000000000005" table:formula="of:=([.AQ92]-[.$AG92])/[.$AG92]" table:style-name="ce21">
            <text:p>56.00%</text:p>
          </table:table-cell>
          <table:table-cell office:value-type="percentage" office:value="0.6399999999999999" table:formula="of:=([.AR92]-[.$AG92])/[.$AG92]" table:style-name="ce21">
            <text:p>64.00%</text:p>
          </table:table-cell>
          <table:table-cell office:value-type="percentage" office:value="0.54" table:formula="of:=([.AS92]-[.$AG92])/[.$AG92]" table:style-name="ce21">
            <text:p>54.00%</text:p>
          </table:table-cell>
          <table:table-cell office:value-type="percentage" office:value="0.58000000000000007" table:formula="of:=([.AT92]-[.$AG92])/[.$AG92]" table:style-name="ce21">
            <text:p>58.00%</text:p>
          </table:table-cell>
          <table:table-cell office:value-type="string" table:style-name="ce18">
            <text:p>SPA.V</text:p>
          </table:table-cell>
          <table:table-cell office:value-type="float" office:value="0.12" table:style-name="ce19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" table:style-name="ce20">
            <text:p>0.12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float" office:value="0.17499999999999999" table:style-name="ce20">
            <text:p>0.175</text:p>
          </table:table-cell>
          <table:table-cell office:value-type="percentage" office:value="-4.1666666666666588E-2" table:formula="of:=([.BJ92]-[.$BI92])/[.$BI92]" table:style-name="ce21">
            <text:p>-4.17%</text:p>
          </table:table-cell>
          <table:table-cell office:value-type="percentage" office:value="8.3333333333333412E-2" table:formula="of:=([.BK92]-[.$BI92])/[.$BI92]" table:style-name="ce21">
            <text:p>8.33%</text:p>
          </table:table-cell>
          <table:table-cell office:value-type="percentage" office:value="0.12500000000000011" table:formula="of:=([.BL92]-[.$BI92])/[.$BI92]" table:style-name="ce21">
            <text:p>12.50%</text:p>
          </table:table-cell>
          <table:table-cell office:value-type="percentage" office:value="0" table:formula="of:=([.BM92]-[.$BI92])/[.$BI92]" table:style-name="ce21">
            <text:p>0.00%</text:p>
          </table:table-cell>
          <table:table-cell office:value-type="percentage" office:value="0.20833333333333329" table:formula="of:=([.BN92]-[.$BI92])/[.$BI92]" table:style-name="ce21">
            <text:p>20.83%</text:p>
          </table:table-cell>
          <table:table-cell office:value-type="percentage" office:value="0.33333333333333343" table:formula="of:=([.BO92]-[.$BI92])/[.$BI92]" table:style-name="ce21">
            <text:p>33.33%</text:p>
          </table:table-cell>
          <table:table-cell office:value-type="percentage" office:value="0.37500000000000011" table:formula="of:=([.BP92]-[.$BI92])/[.$BI92]" table:style-name="ce21">
            <text:p>37.50%</text:p>
          </table:table-cell>
          <table:table-cell office:value-type="percentage" office:value="0.66666666666666685" table:formula="of:=([.BQ92]-[.$BI92])/[.$BI92]" table:style-name="ce21">
            <text:p>66.67%</text:p>
          </table:table-cell>
          <table:table-cell office:value-type="percentage" office:value="0.58333333333333337" table:formula="of:=([.BR92]-[.$BI92])/[.$BI92]" table:style-name="ce21">
            <text:p>58.33%</text:p>
          </table:table-cell>
          <table:table-cell office:value-type="percentage" office:value="0.45833333333333331" table:formula="of:=([.BS92]-[.$BI92])/[.$BI92]" table:style-name="ce21">
            <text:p>45.83%</text:p>
          </table:table-cell>
          <table:table-cell office:value-type="percentage" office:value="0.4166666666666668" table:formula="of:=([.BT92]-[.$BI92])/[.$BI92]" table:style-name="ce21">
            <text:p>41.67%</text:p>
          </table:table-cell>
          <table:table-cell office:value-type="percentage" office:value="0.5" table:formula="of:=([.BU92]-[.$BI92])/[.$BI92]" table:style-name="ce21">
            <text:p>50.00%</text:p>
          </table:table-cell>
          <table:table-cell office:value-type="percentage" office:value="0.45833333333333331" table:formula="of:=([.BV92]-[.$BI92])/[.$BI92]" table:style-name="ce21">
            <text:p>45.83%</text:p>
          </table:table-cell>
          <table:table-cell office:value-type="string" table:style-name="ce25">
            <text:p>Tomjosd</text:p>
          </table:table-cell>
          <table:table-cell office:value-type="percentage" office:value="0.12563492063492063" table:formula="of:=([.S92]+[.AU92]+[.BW92])/3" table:style-name="ce22">
            <text:p>12.56%</text:p>
          </table:table-cell>
          <table:table-cell office:value-type="percentage" office:value="0.22682539682539679" table:formula="of:=([.T92]+[.AV92]+[.BX92])/3" table:style-name="ce22">
            <text:p>22.68%</text:p>
          </table:table-cell>
          <table:table-cell office:value-type="percentage" office:value="0.17309523809523811" table:formula="of:=([.U92]+[.AW92]+[.BY92])/3" table:style-name="ce22">
            <text:p>17.31%</text:p>
          </table:table-cell>
          <table:table-cell office:value-type="percentage" office:value="0.14619047619047618" table:formula="of:=([.V92]+[.AX92]+[.BZ92])/3" table:style-name="ce22">
            <text:p>14.62%</text:p>
          </table:table-cell>
          <table:table-cell office:value-type="percentage" office:value="0.31134920634920626" table:formula="of:=([.W92]+[.AY92]+[.CA92])/3" table:style-name="ce22">
            <text:p>31.13%</text:p>
          </table:table-cell>
          <table:table-cell office:value-type="percentage" office:value="0.38158730158730153" table:formula="of:=([.X92]+[.AZ92]+[.CB92])/3" table:style-name="ce22">
            <text:p>38.16%</text:p>
          </table:table-cell>
          <table:table-cell office:value-type="percentage" office:value="0.4154761904761905" table:formula="of:=([.Y92]+[.BA92]+[.CC92])/3" table:style-name="ce22">
            <text:p>41.55%</text:p>
          </table:table-cell>
          <table:table-cell office:value-type="percentage" office:value="0.50079365079365079" table:formula="of:=([.Z92]+[.BB92]+[.CD92])/3" table:style-name="ce22">
            <text:p>50.08%</text:p>
          </table:table-cell>
          <table:table-cell office:value-type="percentage" office:value="0.44634920634920627" table:formula="of:=([.AA92]+[.BC92]+[.CE92])/3" table:style-name="ce22">
            <text:p>44.63%</text:p>
          </table:table-cell>
          <table:table-cell office:value-type="percentage" office:value="0.32753968253968258" table:formula="of:=([.AB92]+[.BD92]+[.CF92])/3" table:style-name="ce22">
            <text:p>32.75%</text:p>
          </table:table-cell>
          <table:table-cell office:value-type="percentage" office:value="0.34031746031746035" table:formula="of:=([.AC92]+[.BE92]+[.CG92])/3" table:style-name="ce22">
            <text:p>34.03%</text:p>
          </table:table-cell>
          <table:table-cell office:value-type="percentage" office:value="0.31095238095238092" table:formula="of:=([.AD92]+[.BF92]+[.CH92])/3" table:style-name="ce22">
            <text:p>31.10%</text:p>
          </table:table-cell>
          <table:table-cell office:value-type="percentage" office:value="0.29849206349206348" table:formula="of:=([.AE92]+[.BG92]+[.CI92])/3" table:style-name="ce22">
            <text:p>29.85%</text:p>
          </table:table-cell>
          <table:table-cell table:number-columns-repeated="1628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string" table:style-name="ce25">
            <text:p>Stealinator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F93]-[.$E93])/[.$E93]" table:style-name="ce21">
            <text:p>-11.11%</text:p>
          </table:table-cell>
          <table:table-cell office:value-type="percentage" office:value="0" table:formula="of:=([.G93]-[.$E93])/[.$E93]" table:style-name="ce21">
            <text:p>0.00%</text:p>
          </table:table-cell>
          <table:table-cell office:value-type="percentage" office:value="-0.11111111111111106" table:formula="of:=([.H93]-[.$E93])/[.$E93]" table:style-name="ce21">
            <text:p>-11.11%</text:p>
          </table:table-cell>
          <table:table-cell office:value-type="percentage" office:value="-0.11111111111111106" table:formula="of:=([.I93]-[.$E93])/[.$E93]" table:style-name="ce21">
            <text:p>-11.11%</text:p>
          </table:table-cell>
          <table:table-cell office:value-type="percentage" office:value="-0.11111111111111106" table:formula="of:=([.J93]-[.$E93])/[.$E93]" table:style-name="ce21">
            <text:p>-11.11%</text:p>
          </table:table-cell>
          <table:table-cell office:value-type="percentage" office:value="-0.11111111111111106" table:formula="of:=([.K93]-[.$E93])/[.$E93]" table:style-name="ce21">
            <text:p>-11.11%</text:p>
          </table:table-cell>
          <table:table-cell office:value-type="percentage" office:value="0" table:formula="of:=([.L93]-[.$E93])/[.$E93]" table:style-name="ce21">
            <text:p>0.00%</text:p>
          </table:table-cell>
          <table:table-cell office:value-type="percentage" office:value="0" table:formula="of:=([.M93]-[.$E93])/[.$E93]" table:style-name="ce21">
            <text:p>0.00%</text:p>
          </table:table-cell>
          <table:table-cell office:value-type="percentage" office:value="-0.11111111111111106" table:formula="of:=([.N93]-[.$E93])/[.$E93]" table:style-name="ce21">
            <text:p>-11.11%</text:p>
          </table:table-cell>
          <table:table-cell office:value-type="percentage" office:value="0.11111111111111122" table:formula="of:=([.O93]-[.$E93])/[.$E93]" table:style-name="ce21">
            <text:p>11.11%</text:p>
          </table:table-cell>
          <table:table-cell office:value-type="percentage" office:value="0.44444444444444453" table:formula="of:=([.P93]-[.$E93])/[.$E93]" table:style-name="ce21">
            <text:p>44.44%</text:p>
          </table:table-cell>
          <table:table-cell office:value-type="percentage" office:value="0.44444444444444453" table:formula="of:=([.Q93]-[.$E93])/[.$E93]" table:style-name="ce21">
            <text:p>44.44%</text:p>
          </table:table-cell>
          <table:table-cell office:value-type="percentage" office:value="0.44444444444444453" table:formula="of:=([.R93]-[.$E93])/[.$E93]" table:style-name="ce21">
            <text:p>44.44%</text:p>
          </table:table-cell>
          <table:table-cell office:value-type="string" table:style-name="ce18">
            <text:p>DEF.V</text:p>
          </table:table-cell>
          <table:table-cell office:value-type="float" office:value="0.38" table:style-name="ce19">
            <text:p>0.38</text:p>
          </table:table-cell>
          <table:table-cell office:value-type="float" office:value="0.42" table:style-name="ce20">
            <text:p>0.42</text:p>
          </table:table-cell>
          <table:table-cell office:value-type="float" office:value="0.42" table:style-name="ce20">
            <text:p>0.42</text:p>
          </table:table-cell>
          <table:table-cell office:value-type="float" office:value="0.375" table:style-name="ce20">
            <text:p>0.375</text:p>
          </table:table-cell>
          <table:table-cell office:value-type="float" office:value="0.38" table:style-name="ce20">
            <text:p>0.38</text:p>
          </table:table-cell>
          <table:table-cell office:value-type="float" office:value="0.36" table:style-name="ce20">
            <text:p>0.36</text:p>
          </table:table-cell>
          <table:table-cell office:value-type="float" office:value="0.4" table:style-name="ce20">
            <text:p>0.4</text:p>
          </table:table-cell>
          <table:table-cell office:value-type="float" office:value="0.4" table:style-name="ce20">
            <text:p>0.4</text:p>
          </table:table-cell>
          <table:table-cell office:value-type="float" office:value="0.39" table:style-name="ce20">
            <text:p>0.39</text:p>
          </table:table-cell>
          <table:table-cell office:value-type="float" office:value="0.315" table:style-name="ce20">
            <text:p>0.315</text:p>
          </table:table-cell>
          <table:table-cell office:value-type="float" office:value="0.31" table:style-name="ce20">
            <text:p>0.31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" table:style-name="ce20">
            <text:p>0.3</text:p>
          </table:table-cell>
          <table:table-cell office:value-type="percentage" office:value="0.10526315789473679" table:formula="of:=([.AH93]-[.$AG93])/[.$AG93]" table:style-name="ce21">
            <text:p>10.53%</text:p>
          </table:table-cell>
          <table:table-cell office:value-type="percentage" office:value="0.10526315789473679" table:formula="of:=([.AI93]-[.$AG93])/[.$AG93]" table:style-name="ce21">
            <text:p>10.53%</text:p>
          </table:table-cell>
          <table:table-cell office:value-type="percentage" office:value="-1.3157894736842117E-2" table:formula="of:=([.AJ93]-[.$AG93])/[.$AG93]" table:style-name="ce21">
            <text:p>-1.32%</text:p>
          </table:table-cell>
          <table:table-cell office:value-type="percentage" office:value="0" table:formula="of:=([.AK93]-[.$AG93])/[.$AG93]" table:style-name="ce21">
            <text:p>0.00%</text:p>
          </table:table-cell>
          <table:table-cell office:value-type="percentage" office:value="-5.2631578947368467E-2" table:formula="of:=([.AL93]-[.$AG93])/[.$AG93]" table:style-name="ce21">
            <text:p>-5.26%</text:p>
          </table:table-cell>
          <table:table-cell office:value-type="percentage" office:value="5.2631578947368467E-2" table:formula="of:=([.AM93]-[.$AG93])/[.$AG93]" table:style-name="ce21">
            <text:p>5.26%</text:p>
          </table:table-cell>
          <table:table-cell office:value-type="percentage" office:value="5.2631578947368467E-2" table:formula="of:=([.AN93]-[.$AG93])/[.$AG93]" table:style-name="ce21">
            <text:p>5.26%</text:p>
          </table:table-cell>
          <table:table-cell office:value-type="percentage" office:value="2.6315789473684233E-2" table:formula="of:=([.AO93]-[.$AG93])/[.$AG93]" table:style-name="ce21">
            <text:p>2.63%</text:p>
          </table:table-cell>
          <table:table-cell office:value-type="percentage" office:value="-0.17105263157894737" table:formula="of:=([.AP93]-[.$AG93])/[.$AG93]" table:style-name="ce21">
            <text:p>-17.11%</text:p>
          </table:table-cell>
          <table:table-cell office:value-type="percentage" office:value="-0.18421052631578949" table:formula="of:=([.AQ93]-[.$AG93])/[.$AG93]" table:style-name="ce21">
            <text:p>-18.42%</text:p>
          </table:table-cell>
          <table:table-cell office:value-type="percentage" office:value="-0.1184210526315789" table:formula="of:=([.AR93]-[.$AG93])/[.$AG93]" table:style-name="ce21">
            <text:p>-11.84%</text:p>
          </table:table-cell>
          <table:table-cell office:value-type="percentage" office:value="-0.19736842105263161" table:formula="of:=([.AS93]-[.$AG93])/[.$AG93]" table:style-name="ce21">
            <text:p>-19.74%</text:p>
          </table:table-cell>
          <table:table-cell office:value-type="percentage" office:value="-0.21052631578947373" table:formula="of:=([.AT93]-[.$AG93])/[.$AG93]" table:style-name="ce21">
            <text:p>-21.05%</text:p>
          </table:table-cell>
          <table:table-cell office:value-type="string" table:style-name="ce18">
            <text:p>SBB.TO</text:p>
          </table:table-cell>
          <table:table-cell office:value-type="float" office:value="0.98" table:style-name="ce19">
            <text:p>0.98</text:p>
          </table:table-cell>
          <table:table-cell office:value-type="float" office:value="0.98" table:style-name="ce20">
            <text:p>0.98</text:p>
          </table:table-cell>
          <table:table-cell office:value-type="float" office:value="1.27" table:style-name="ce20">
            <text:p>1.27</text:p>
          </table:table-cell>
          <table:table-cell office:value-type="float" office:value="1.32" table:style-name="ce20">
            <text:p>1.32</text:p>
          </table:table-cell>
          <table:table-cell office:value-type="float" office:value="1.36" table:style-name="ce20">
            <text:p>1.36</text:p>
          </table:table-cell>
          <table:table-cell office:value-type="float" office:value="1.38" table:style-name="ce20">
            <text:p>1.38</text:p>
          </table:table-cell>
          <table:table-cell office:value-type="float" office:value="1.46" table:style-name="ce20">
            <text:p>1.46</text:p>
          </table:table-cell>
          <table:table-cell office:value-type="float" office:value="1.57" table:style-name="ce20">
            <text:p>1.57</text:p>
          </table:table-cell>
          <table:table-cell office:value-type="float" office:value="1.35" table:style-name="ce20">
            <text:p>1.35</text:p>
          </table:table-cell>
          <table:table-cell office:value-type="float" office:value="1.32" table:style-name="ce20">
            <text:p>1.32</text:p>
          </table:table-cell>
          <table:table-cell office:value-type="float" office:value="1.3" table:style-name="ce20">
            <text:p>1.3</text:p>
          </table:table-cell>
          <table:table-cell office:value-type="float" office:value="1.31" table:style-name="ce20">
            <text:p>1.31</text:p>
          </table:table-cell>
          <table:table-cell office:value-type="float" office:value="1.48" table:style-name="ce20">
            <text:p>1.48</text:p>
          </table:table-cell>
          <table:table-cell office:value-type="float" office:value="1.54" table:style-name="ce20">
            <text:p>1.54</text:p>
          </table:table-cell>
          <table:table-cell office:value-type="percentage" office:value="0" table:formula="of:=([.BJ93]-[.$BI93])/[.$BI93]" table:style-name="ce21">
            <text:p>0.00%</text:p>
          </table:table-cell>
          <table:table-cell office:value-type="percentage" office:value="0.29591836734693883" table:formula="of:=([.BK93]-[.$BI93])/[.$BI93]" table:style-name="ce21">
            <text:p>29.59%</text:p>
          </table:table-cell>
          <table:table-cell office:value-type="percentage" office:value="0.34693877551020419" table:formula="of:=([.BL93]-[.$BI93])/[.$BI93]" table:style-name="ce21">
            <text:p>34.69%</text:p>
          </table:table-cell>
          <table:table-cell office:value-type="percentage" office:value="0.38775510204081642" table:formula="of:=([.BM93]-[.$BI93])/[.$BI93]" table:style-name="ce21">
            <text:p>38.78%</text:p>
          </table:table-cell>
          <table:table-cell office:value-type="percentage" office:value="0.40816326530612235" table:formula="of:=([.BN93]-[.$BI93])/[.$BI93]" table:style-name="ce21">
            <text:p>40.82%</text:p>
          </table:table-cell>
          <table:table-cell office:value-type="percentage" office:value="0.48979591836734693" table:formula="of:=([.BO93]-[.$BI93])/[.$BI93]" table:style-name="ce21">
            <text:p>48.98%</text:p>
          </table:table-cell>
          <table:table-cell office:value-type="percentage" office:value="0.60204081632653073" table:formula="of:=([.BP93]-[.$BI93])/[.$BI93]" table:style-name="ce21">
            <text:p>60.20%</text:p>
          </table:table-cell>
          <table:table-cell office:value-type="percentage" office:value="0.37755102040816341" table:formula="of:=([.BQ93]-[.$BI93])/[.$BI93]" table:style-name="ce21">
            <text:p>37.76%</text:p>
          </table:table-cell>
          <table:table-cell office:value-type="percentage" office:value="0.34693877551020419" table:formula="of:=([.BR93]-[.$BI93])/[.$BI93]" table:style-name="ce21">
            <text:p>34.69%</text:p>
          </table:table-cell>
          <table:table-cell office:value-type="percentage" office:value="0.32653061224489804" table:formula="of:=([.BS93]-[.$BI93])/[.$BI93]" table:style-name="ce21">
            <text:p>32.65%</text:p>
          </table:table-cell>
          <table:table-cell office:value-type="percentage" office:value="0.33673469387755112" table:formula="of:=([.BT93]-[.$BI93])/[.$BI93]" table:style-name="ce21">
            <text:p>33.67%</text:p>
          </table:table-cell>
          <table:table-cell office:value-type="percentage" office:value="0.51020408163265307" table:formula="of:=([.BU93]-[.$BI93])/[.$BI93]" table:style-name="ce21">
            <text:p>51.02%</text:p>
          </table:table-cell>
          <table:table-cell office:value-type="percentage" office:value="0.57142857142857151" table:formula="of:=([.BV93]-[.$BI93])/[.$BI93]" table:style-name="ce21">
            <text:p>57.14%</text:p>
          </table:table-cell>
          <table:table-cell office:value-type="string" table:style-name="ce25">
            <text:p>Stealinator</text:p>
          </table:table-cell>
          <table:table-cell office:value-type="percentage" office:value="-1.9493177387914229E-3" table:formula="of:=([.S93]+[.AU93]+[.BW93])/3" table:style-name="ce22">
            <text:p>-0.19%</text:p>
          </table:table-cell>
          <table:table-cell office:value-type="percentage" office:value="0.13372717508055854" table:formula="of:=([.T93]+[.AV93]+[.BX93])/3" table:style-name="ce22">
            <text:p>13.37%</text:p>
          </table:table-cell>
          <table:table-cell office:value-type="percentage" office:value="7.4223256554083669E-2" table:formula="of:=([.U93]+[.AW93]+[.BY93])/3" table:style-name="ce22">
            <text:p>7.42%</text:p>
          </table:table-cell>
          <table:table-cell office:value-type="percentage" office:value="9.221466364323512E-2" table:formula="of:=([.V93]+[.AX93]+[.BZ93])/3" table:style-name="ce22">
            <text:p>9.22%</text:p>
          </table:table-cell>
          <table:table-cell office:value-type="percentage" office:value="8.1473525082547613E-2" table:formula="of:=([.W93]+[.AY93]+[.CA93])/3" table:style-name="ce22">
            <text:p>8.15%</text:p>
          </table:table-cell>
          <table:table-cell office:value-type="percentage" office:value="0.14377212873453479" table:formula="of:=([.X93]+[.AZ93]+[.CB93])/3" table:style-name="ce22">
            <text:p>14.38%</text:p>
          </table:table-cell>
          <table:table-cell office:value-type="percentage" office:value="0.2182241317579664" table:formula="of:=([.Y93]+[.BA93]+[.CC93])/3" table:style-name="ce22">
            <text:p>21.82%</text:p>
          </table:table-cell>
          <table:table-cell office:value-type="percentage" office:value="0.13462226996061588" table:formula="of:=([.Z93]+[.BB93]+[.CD93])/3" table:style-name="ce22">
            <text:p>13.46%</text:p>
          </table:table-cell>
          <table:table-cell office:value-type="percentage" office:value="2.1591677606715248E-2" table:formula="of:=([.AA93]+[.BC93]+[.CE93])/3" table:style-name="ce22">
            <text:p>2.16%</text:p>
          </table:table-cell>
          <table:table-cell office:value-type="percentage" office:value="8.4477065680073252E-2" table:formula="of:=([.AB93]+[.BD93]+[.CF93])/3" table:style-name="ce22">
            <text:p>8.45%</text:p>
          </table:table-cell>
          <table:table-cell office:value-type="percentage" office:value="0.22091936189680558" table:formula="of:=([.AC93]+[.BE93]+[.CG93])/3" table:style-name="ce22">
            <text:p>22.09%</text:p>
          </table:table-cell>
          <table:table-cell office:value-type="percentage" office:value="0.25242670167482201" table:formula="of:=([.AD93]+[.BF93]+[.CH93])/3" table:style-name="ce22">
            <text:p>25.24%</text:p>
          </table:table-cell>
          <table:table-cell office:value-type="percentage" office:value="0.26844890002784744" table:formula="of:=([.AE93]+[.BG93]+[.CI93])/3" table:style-name="ce22">
            <text:p>26.84%</text:p>
          </table:table-cell>
          <table:table-cell table:number-columns-repeated="1628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string" table:style-name="ce25">
            <text:p>Drilltracker</text:p>
          </table:table-cell>
          <table:table-cell office:value-type="string" table:style-name="ce18">
            <text:p>REL.V</text:p>
          </table:table-cell>
          <table:table-cell office:value-type="float" office:value="0.06" table:style-name="ce19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15" table:style-name="ce20">
            <text:p>0.11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1" table:style-name="ce20">
            <text:p>0.1</text:p>
          </table:table-cell>
          <table:table-cell office:value-type="float" office:value="0.08" table:style-name="ce20">
            <text:p>0.08</text:p>
          </table:table-cell>
          <table:table-cell office:value-type="percentage" office:value="0.25" table:formula="of:=([.F94]-[.$E94])/[.$E94]" table:style-name="ce21">
            <text:p>25.00%</text:p>
          </table:table-cell>
          <table:table-cell office:value-type="percentage" office:value="0.91666666666666685" table:formula="of:=([.G94]-[.$E94])/[.$E94]" table:style-name="ce21">
            <text:p>91.67%</text:p>
          </table:table-cell>
          <table:table-cell office:value-type="percentage" office:value="0.4166666666666668" table:formula="of:=([.H94]-[.$E94])/[.$E94]" table:style-name="ce21">
            <text:p>41.67%</text:p>
          </table:table-cell>
          <table:table-cell office:value-type="percentage" office:value="0.5" table:formula="of:=([.I94]-[.$E94])/[.$E94]" table:style-name="ce21">
            <text:p>50.00%</text:p>
          </table:table-cell>
          <table:table-cell office:value-type="percentage" office:value="0.16666666666666682" table:formula="of:=([.J94]-[.$E94])/[.$E94]" table:style-name="ce21">
            <text:p>16.67%</text:p>
          </table:table-cell>
          <table:table-cell office:value-type="percentage" office:value="0.16666666666666682" table:formula="of:=([.K94]-[.$E94])/[.$E94]" table:style-name="ce21">
            <text:p>16.67%</text:p>
          </table:table-cell>
          <table:table-cell office:value-type="percentage" office:value="0.16666666666666682" table:formula="of:=([.L94]-[.$E94])/[.$E94]" table:style-name="ce21">
            <text:p>16.67%</text:p>
          </table:table-cell>
          <table:table-cell office:value-type="percentage" office:value="0.16666666666666682" table:formula="of:=([.M94]-[.$E94])/[.$E94]" table:style-name="ce21">
            <text:p>16.67%</text:p>
          </table:table-cell>
          <table:table-cell office:value-type="percentage" office:value="0.33333333333333343" table:formula="of:=([.N94]-[.$E94])/[.$E94]" table:style-name="ce21">
            <text:p>33.33%</text:p>
          </table:table-cell>
          <table:table-cell office:value-type="percentage" office:value="0.33333333333333343" table:formula="of:=([.O94]-[.$E94])/[.$E94]" table:style-name="ce21">
            <text:p>33.33%</text:p>
          </table:table-cell>
          <table:table-cell office:value-type="percentage" office:value="0.33333333333333343" table:formula="of:=([.P94]-[.$E94])/[.$E94]" table:style-name="ce21">
            <text:p>33.33%</text:p>
          </table:table-cell>
          <table:table-cell office:value-type="percentage" office:value="0.66666666666666685" table:formula="of:=([.Q94]-[.$E94])/[.$E94]" table:style-name="ce21">
            <text:p>66.67%</text:p>
          </table:table-cell>
          <table:table-cell office:value-type="percentage" office:value="0.33333333333333343" table:formula="of:=([.R94]-[.$E94])/[.$E94]" table:style-name="ce21">
            <text:p>33.33%</text:p>
          </table:table-cell>
          <table:table-cell office:value-type="string" table:style-name="ce18">
            <text:p>REG.V</text:p>
          </table:table-cell>
          <table:table-cell office:value-type="float" office:value="1.2" table:style-name="ce19">
            <text:p>1.2</text:p>
          </table:table-cell>
          <table:table-cell office:value-type="float" office:value="1.4" table:style-name="ce20">
            <text:p>1.4</text:p>
          </table:table-cell>
          <table:table-cell office:value-type="float" office:value="1.4" table:style-name="ce20">
            <text:p>1.4</text:p>
          </table:table-cell>
          <table:table-cell office:value-type="float" office:value="1.45" table:style-name="ce20">
            <text:p>1.45</text:p>
          </table:table-cell>
          <table:table-cell office:value-type="float" office:value="1.65" table:style-name="ce20">
            <text:p>1.65</text:p>
          </table:table-cell>
          <table:table-cell office:value-type="float" office:value="1.45" table:style-name="ce20">
            <text:p>1.45</text:p>
          </table:table-cell>
          <table:table-cell office:value-type="float" office:value="1.5" table:style-name="ce20">
            <text:p>1.5</text:p>
          </table:table-cell>
          <table:table-cell office:value-type="float" office:value="1.56" table:style-name="ce20">
            <text:p>1.56</text:p>
          </table:table-cell>
          <table:table-cell office:value-type="float" office:value="1.6" table:style-name="ce20">
            <text:p>1.6</text:p>
          </table:table-cell>
          <table:table-cell office:value-type="float" office:value="1.63" table:style-name="ce20">
            <text:p>1.63</text:p>
          </table:table-cell>
          <table:table-cell office:value-type="float" office:value="1.45" table:style-name="ce20">
            <text:p>1.45</text:p>
          </table:table-cell>
          <table:table-cell office:value-type="float" office:value="1.46" table:style-name="ce20">
            <text:p>1.46</text:p>
          </table:table-cell>
          <table:table-cell office:value-type="float" office:value="1.6" table:style-name="ce20">
            <text:p>1.6</text:p>
          </table:table-cell>
          <table:table-cell office:value-type="float" office:value="1.58" table:style-name="ce20">
            <text:p>1.58</text:p>
          </table:table-cell>
          <table:table-cell office:value-type="percentage" office:value="0.16666666666666663" table:formula="of:=([.AH94]-[.$AG94])/[.$AG94]" table:style-name="ce21">
            <text:p>16.67%</text:p>
          </table:table-cell>
          <table:table-cell office:value-type="percentage" office:value="0.16666666666666663" table:formula="of:=([.AI94]-[.$AG94])/[.$AG94]" table:style-name="ce21">
            <text:p>16.67%</text:p>
          </table:table-cell>
          <table:table-cell office:value-type="percentage" office:value="0.20833333333333334" table:formula="of:=([.AJ94]-[.$AG94])/[.$AG94]" table:style-name="ce21">
            <text:p>20.83%</text:p>
          </table:table-cell>
          <table:table-cell office:value-type="percentage" office:value="0.375" table:formula="of:=([.AK94]-[.$AG94])/[.$AG94]" table:style-name="ce21">
            <text:p>37.50%</text:p>
          </table:table-cell>
          <table:table-cell office:value-type="percentage" office:value="0.20833333333333334" table:formula="of:=([.AL94]-[.$AG94])/[.$AG94]" table:style-name="ce21">
            <text:p>20.83%</text:p>
          </table:table-cell>
          <table:table-cell office:value-type="percentage" office:value="0.25000000000000006" table:formula="of:=([.AM94]-[.$AG94])/[.$AG94]" table:style-name="ce21">
            <text:p>25.00%</text:p>
          </table:table-cell>
          <table:table-cell office:value-type="percentage" office:value="0.3000000000000001" table:formula="of:=([.AN94]-[.$AG94])/[.$AG94]" table:style-name="ce21">
            <text:p>30.00%</text:p>
          </table:table-cell>
          <table:table-cell office:value-type="percentage" office:value="0.33333333333333348" table:formula="of:=([.AO94]-[.$AG94])/[.$AG94]" table:style-name="ce21">
            <text:p>33.33%</text:p>
          </table:table-cell>
          <table:table-cell office:value-type="percentage" office:value="0.35833333333333328" table:formula="of:=([.AP94]-[.$AG94])/[.$AG94]" table:style-name="ce21">
            <text:p>35.83%</text:p>
          </table:table-cell>
          <table:table-cell office:value-type="percentage" office:value="0.20833333333333334" table:formula="of:=([.AQ94]-[.$AG94])/[.$AG94]" table:style-name="ce21">
            <text:p>20.83%</text:p>
          </table:table-cell>
          <table:table-cell office:value-type="percentage" office:value="0.21666666666666667" table:formula="of:=([.AR94]-[.$AG94])/[.$AG94]" table:style-name="ce21">
            <text:p>21.67%</text:p>
          </table:table-cell>
          <table:table-cell office:value-type="percentage" office:value="0.33333333333333348" table:formula="of:=([.AS94]-[.$AG94])/[.$AG94]" table:style-name="ce21">
            <text:p>33.33%</text:p>
          </table:table-cell>
          <table:table-cell office:value-type="percentage" office:value="0.31666666666666676" table:formula="of:=([.AT94]-[.$AG94])/[.$AG94]" table:style-name="ce21">
            <text:p>31.67%</text:p>
          </table:table-cell>
          <table:table-cell office:value-type="string" table:style-name="ce18">
            <text:p>SNG.V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55" table:style-name="ce20">
            <text:p>0.255</text:p>
          </table:table-cell>
          <table:table-cell office:value-type="percentage" office:value="-3.4482758620689495E-2" table:formula="of:=([.BJ94]-[.$BI94])/[.$BI94]" table:style-name="ce21">
            <text:p>-3.45%</text:p>
          </table:table-cell>
          <table:table-cell office:value-type="percentage" office:value="-3.4482758620689495E-2" table:formula="of:=([.BK94]-[.$BI94])/[.$BI94]" table:style-name="ce21">
            <text:p>-3.45%</text:p>
          </table:table-cell>
          <table:table-cell office:value-type="percentage" office:value="0.20689655172413793" table:formula="of:=([.BL94]-[.$BI94])/[.$BI94]" table:style-name="ce21">
            <text:p>20.69%</text:p>
          </table:table-cell>
          <table:table-cell office:value-type="percentage" office:value="0.37931034482758635" table:formula="of:=([.BM94]-[.$BI94])/[.$BI94]" table:style-name="ce21">
            <text:p>37.93%</text:p>
          </table:table-cell>
          <table:table-cell office:value-type="percentage" office:value="0.27586206896551729" table:formula="of:=([.BN94]-[.$BI94])/[.$BI94]" table:style-name="ce21">
            <text:p>27.59%</text:p>
          </table:table-cell>
          <table:table-cell office:value-type="percentage" office:value="0.31034482758620702" table:formula="of:=([.BO94]-[.$BI94])/[.$BI94]" table:style-name="ce21">
            <text:p>31.03%</text:p>
          </table:table-cell>
          <table:table-cell office:value-type="percentage" office:value="0.31034482758620702" table:formula="of:=([.BP94]-[.$BI94])/[.$BI94]" table:style-name="ce21">
            <text:p>31.03%</text:p>
          </table:table-cell>
          <table:table-cell office:value-type="percentage" office:value="0.44827586206896558" table:formula="of:=([.BQ94]-[.$BI94])/[.$BI94]" table:style-name="ce21">
            <text:p>44.83%</text:p>
          </table:table-cell>
          <table:table-cell office:value-type="percentage" office:value="0.44827586206896558" table:formula="of:=([.BR94]-[.$BI94])/[.$BI94]" table:style-name="ce21">
            <text:p>44.83%</text:p>
          </table:table-cell>
          <table:table-cell office:value-type="percentage" office:value="0.55172413793103459" table:formula="of:=([.BS94]-[.$BI94])/[.$BI94]" table:style-name="ce21">
            <text:p>55.17%</text:p>
          </table:table-cell>
          <table:table-cell office:value-type="percentage" office:value="0.65517241379310354" table:formula="of:=([.BT94]-[.$BI94])/[.$BI94]" table:style-name="ce21">
            <text:p>65.52%</text:p>
          </table:table-cell>
          <table:table-cell office:value-type="percentage" office:value="0.55172413793103459" table:formula="of:=([.BU94]-[.$BI94])/[.$BI94]" table:style-name="ce21">
            <text:p>55.17%</text:p>
          </table:table-cell>
          <table:table-cell office:value-type="percentage" office:value="0.7586206896551726" table:formula="of:=([.BV94]-[.$BI94])/[.$BI94]" table:style-name="ce21">
            <text:p>75.86%</text:p>
          </table:table-cell>
          <table:table-cell office:value-type="string" table:style-name="ce25">
            <text:p>Drilltracker</text:p>
          </table:table-cell>
          <table:table-cell office:value-type="percentage" office:value="0.12739463601532572" table:formula="of:=([.S94]+[.AU94]+[.BW94])/3" table:style-name="ce22">
            <text:p>12.74%</text:p>
          </table:table-cell>
          <table:table-cell office:value-type="percentage" office:value="0.34961685823754801" table:formula="of:=([.T94]+[.AV94]+[.BX94])/3" table:style-name="ce22">
            <text:p>34.96%</text:p>
          </table:table-cell>
          <table:table-cell office:value-type="percentage" office:value="0.27729885057471265" table:formula="of:=([.U94]+[.AW94]+[.BY94])/3" table:style-name="ce22">
            <text:p>27.73%</text:p>
          </table:table-cell>
          <table:table-cell office:value-type="percentage" office:value="0.4181034482758621" table:formula="of:=([.V94]+[.AX94]+[.BZ94])/3" table:style-name="ce22">
            <text:p>41.81%</text:p>
          </table:table-cell>
          <table:table-cell office:value-type="percentage" office:value="0.21695402298850583" table:formula="of:=([.W94]+[.AY94]+[.CA94])/3" table:style-name="ce22">
            <text:p>21.70%</text:p>
          </table:table-cell>
          <table:table-cell office:value-type="percentage" office:value="0.24233716475095793" table:formula="of:=([.X94]+[.AZ94]+[.CB94])/3" table:style-name="ce22">
            <text:p>24.23%</text:p>
          </table:table-cell>
          <table:table-cell office:value-type="percentage" office:value="0.25900383141762462" table:formula="of:=([.Y94]+[.BA94]+[.CC94])/3" table:style-name="ce22">
            <text:p>25.90%</text:p>
          </table:table-cell>
          <table:table-cell office:value-type="percentage" office:value="0.31609195402298867" table:formula="of:=([.Z94]+[.BB94]+[.CD94])/3" table:style-name="ce22">
            <text:p>31.61%</text:p>
          </table:table-cell>
          <table:table-cell office:value-type="percentage" office:value="0.37998084291187739" table:formula="of:=([.AA94]+[.BC94]+[.CE94])/3" table:style-name="ce22">
            <text:p>38.00%</text:p>
          </table:table-cell>
          <table:table-cell office:value-type="percentage" office:value="0.36446360153256707" table:formula="of:=([.AB94]+[.BD94]+[.CF94])/3" table:style-name="ce22">
            <text:p>36.45%</text:p>
          </table:table-cell>
          <table:table-cell office:value-type="percentage" office:value="0.40172413793103451" table:formula="of:=([.AC94]+[.BE94]+[.CG94])/3" table:style-name="ce22">
            <text:p>40.17%</text:p>
          </table:table-cell>
          <table:table-cell office:value-type="percentage" office:value="0.51724137931034508" table:formula="of:=([.AD94]+[.BF94]+[.CH94])/3" table:style-name="ce22">
            <text:p>51.72%</text:p>
          </table:table-cell>
          <table:table-cell office:value-type="percentage" office:value="0.46954022988505756" table:formula="of:=([.AE94]+[.BG94]+[.CI94])/3" table:style-name="ce22">
            <text:p>46.95%</text:p>
          </table:table-cell>
          <table:table-cell table:number-columns-repeated="1628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rjunior</text:p>
          </table:table-cell>
          <table:table-cell office:value-type="string" table:style-name="ce18">
            <text:p>OWCP</text:p>
          </table:table-cell>
          <table:table-cell office:value-type="float" office:value="0.17599999999999999" table:style-name="ce19">
            <text:p>0.176</text:p>
          </table:table-cell>
          <table:table-cell office:value-type="float" office:value="0.1845" table:style-name="ce20">
            <text:p>0.1845</text:p>
          </table:table-cell>
          <table:table-cell office:value-type="float" office:value="0.53500000000000003" table:style-name="ce20">
            <text:p>0.535</text:p>
          </table:table-cell>
          <table:table-cell office:value-type="float" office:value="0.63" table:style-name="ce20">
            <text:p>0.63</text:p>
          </table:table-cell>
          <table:table-cell office:value-type="float" office:value="0.67" table:style-name="ce20">
            <text:p>0.67</text:p>
          </table:table-cell>
          <table:table-cell office:value-type="float" office:value="0.69879999999999998" table:style-name="ce20">
            <text:p>0.6988</text:p>
          </table:table-cell>
          <table:table-cell office:value-type="float" office:value="0.65" table:style-name="ce20">
            <text:p>0.65</text:p>
          </table:table-cell>
          <table:table-cell office:value-type="float" office:value="0.91500000000000004" table:style-name="ce20">
            <text:p>0.915</text:p>
          </table:table-cell>
          <table:table-cell office:value-type="float" office:value="2.1949999999999998" table:style-name="ce20">
            <text:p>2.195</text:p>
          </table:table-cell>
          <table:table-cell office:value-type="float" office:value="1.36" table:style-name="ce20">
            <text:p>1.36</text:p>
          </table:table-cell>
          <table:table-cell office:value-type="float" office:value="1.3" table:style-name="ce20">
            <text:p>1.3</text:p>
          </table:table-cell>
          <table:table-cell office:value-type="float" office:value="1.29" table:style-name="ce20">
            <text:p>1.29</text:p>
          </table:table-cell>
          <table:table-cell office:value-type="float" office:value="1.28" table:style-name="ce20">
            <text:p>1.28</text:p>
          </table:table-cell>
          <table:table-cell office:value-type="float" office:value="1.1100000000000001" table:style-name="ce20">
            <text:p>1.11</text:p>
          </table:table-cell>
          <table:table-cell office:value-type="percentage" office:value="4.8295454545454593E-2" table:formula="of:=([.F95]-[.$E95])/[.$E95]" table:style-name="ce21">
            <text:p>4.83%</text:p>
          </table:table-cell>
          <table:table-cell office:value-type="percentage" office:value="2.0397727272727275" table:formula="of:=([.G95]-[.$E95])/[.$E95]" table:style-name="ce21">
            <text:p>203.98%</text:p>
          </table:table-cell>
          <table:table-cell office:value-type="percentage" office:value="2.5795454545454546" table:formula="of:=([.H95]-[.$E95])/[.$E95]" table:style-name="ce21">
            <text:p>257.95%</text:p>
          </table:table-cell>
          <table:table-cell office:value-type="percentage" office:value="2.8068181818181821" table:formula="of:=([.I95]-[.$E95])/[.$E95]" table:style-name="ce21">
            <text:p>280.68%</text:p>
          </table:table-cell>
          <table:table-cell office:value-type="percentage" office:value="2.9704545454545452" table:formula="of:=([.J95]-[.$E95])/[.$E95]" table:style-name="ce21">
            <text:p>297.05%</text:p>
          </table:table-cell>
          <table:table-cell office:value-type="percentage" office:value="2.6931818181818183" table:formula="of:=([.K95]-[.$E95])/[.$E95]" table:style-name="ce21">
            <text:p>269.32%</text:p>
          </table:table-cell>
          <table:table-cell office:value-type="percentage" office:value="4.1988636363636376" table:formula="of:=([.L95]-[.$E95])/[.$E95]" table:style-name="ce21">
            <text:p>419.89%</text:p>
          </table:table-cell>
          <table:table-cell office:value-type="percentage" office:value="11.471590909090908" table:formula="of:=([.M95]-[.$E95])/[.$E95]" table:style-name="ce21">
            <text:p>1147.16%</text:p>
          </table:table-cell>
          <table:table-cell office:value-type="percentage" office:value="6.7272727272727284" table:formula="of:=([.N95]-[.$E95])/[.$E95]" table:style-name="ce21">
            <text:p>672.73%</text:p>
          </table:table-cell>
          <table:table-cell office:value-type="percentage" office:value="6.3863636363636376" table:formula="of:=([.O95]-[.$E95])/[.$E95]" table:style-name="ce21">
            <text:p>638.64%</text:p>
          </table:table-cell>
          <table:table-cell office:value-type="percentage" office:value="6.3295454545454559" table:formula="of:=([.P95]-[.$E95])/[.$E95]" table:style-name="ce21">
            <text:p>632.95%</text:p>
          </table:table-cell>
          <table:table-cell office:value-type="percentage" office:value="6.2727272727272734" table:formula="of:=([.Q95]-[.$E95])/[.$E95]" table:style-name="ce21">
            <text:p>627.27%</text:p>
          </table:table-cell>
          <table:table-cell office:value-type="percentage" office:value="5.3068181818181834" table:formula="of:=([.R95]-[.$E95])/[.$E95]" table:style-name="ce21">
            <text:p>530.68%</text:p>
          </table:table-cell>
          <table:table-cell office:value-type="string" table:style-name="ce18">
            <text:p>PHOT</text:p>
          </table:table-cell>
          <table:table-cell office:value-type="float" office:value="1.9400000000000001E-2" table:style-name="ce19">
            <text:p>0.0194</text:p>
          </table:table-cell>
          <table:table-cell office:value-type="float" office:value="1.7749999999999998E-2" table:style-name="ce20">
            <text:p>0.01775</text:p>
          </table:table-cell>
          <table:table-cell office:value-type="float" office:value="1.7749999999999998E-2" table:style-name="ce20">
            <text:p>0.01775</text:p>
          </table:table-cell>
          <table:table-cell office:value-type="float" office:value="1.7100000000000001E-2" table:style-name="ce20">
            <text:p>0.0171</text:p>
          </table:table-cell>
          <table:table-cell office:value-type="float" office:value="0.02" table:style-name="ce20">
            <text:p>0.02</text:p>
          </table:table-cell>
          <table:table-cell office:value-type="float" office:value="1.4200000000000001E-2" table:style-name="ce20">
            <text:p>0.0142</text:p>
          </table:table-cell>
          <table:table-cell office:value-type="float" office:value="1.2500000000000001E-2" table:style-name="ce20">
            <text:p>0.012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2200000000000001E-2" table:style-name="ce20">
            <text:p>0.0122</text:p>
          </table:table-cell>
          <table:table-cell office:value-type="float" office:value="1.2E-2" table:style-name="ce20">
            <text:p>0.012</text:p>
          </table:table-cell>
          <table:table-cell office:value-type="float" office:value="1.0999999999999999E-2" table:style-name="ce20">
            <text:p>0.011</text:p>
          </table:table-cell>
          <table:table-cell office:value-type="float" office:value="1.03E-2" table:style-name="ce20">
            <text:p>0.0103</text:p>
          </table:table-cell>
          <table:table-cell office:value-type="float" office:value="1.03E-2" table:style-name="ce20">
            <text:p>0.0103</text:p>
          </table:table-cell>
          <table:table-cell office:value-type="float" office:value="0.01" table:style-name="ce20">
            <text:p>0.01</text:p>
          </table:table-cell>
          <table:table-cell office:value-type="percentage" office:value="-8.5051546391752691E-2" table:formula="of:=([.AH95]-[.$AG95])/[.$AG95]" table:style-name="ce21">
            <text:p>-8.51%</text:p>
          </table:table-cell>
          <table:table-cell office:value-type="percentage" office:value="-8.5051546391752691E-2" table:formula="of:=([.AI95]-[.$AG95])/[.$AG95]" table:style-name="ce21">
            <text:p>-8.51%</text:p>
          </table:table-cell>
          <table:table-cell office:value-type="percentage" office:value="-0.11855670103092783" table:formula="of:=([.AJ95]-[.$AG95])/[.$AG95]" table:style-name="ce21">
            <text:p>-11.86%</text:p>
          </table:table-cell>
          <table:table-cell office:value-type="percentage" office:value="3.0927835051546382E-2" table:formula="of:=([.AK95]-[.$AG95])/[.$AG95]" table:style-name="ce21">
            <text:p>3.09%</text:p>
          </table:table-cell>
          <table:table-cell office:value-type="percentage" office:value="-0.26804123711340205" table:formula="of:=([.AL95]-[.$AG95])/[.$AG95]" table:style-name="ce21">
            <text:p>-26.80%</text:p>
          </table:table-cell>
          <table:table-cell office:value-type="percentage" office:value="-0.35567010309278346" table:formula="of:=([.AM95]-[.$AG95])/[.$AG95]" table:style-name="ce21">
            <text:p>-35.57%</text:p>
          </table:table-cell>
          <table:table-cell office:value-type="percentage" office:value="-0.22680412371134026" table:formula="of:=([.AN95]-[.$AG95])/[.$AG95]" table:style-name="ce21">
            <text:p>-22.68%</text:p>
          </table:table-cell>
          <table:table-cell office:value-type="percentage" office:value="-0.37113402061855666" table:formula="of:=([.AO95]-[.$AG95])/[.$AG95]" table:style-name="ce21">
            <text:p>-37.11%</text:p>
          </table:table-cell>
          <table:table-cell office:value-type="percentage" office:value="-0.3814432989690722" table:formula="of:=([.AP95]-[.$AG95])/[.$AG95]" table:style-name="ce21">
            <text:p>-38.14%</text:p>
          </table:table-cell>
          <table:table-cell office:value-type="percentage" office:value="-0.43298969072164956" table:formula="of:=([.AQ95]-[.$AG95])/[.$AG95]" table:style-name="ce21">
            <text:p>-43.30%</text:p>
          </table:table-cell>
          <table:table-cell office:value-type="percentage" office:value="-0.46907216494845361" table:formula="of:=([.AR95]-[.$AG95])/[.$AG95]" table:style-name="ce21">
            <text:p>-46.91%</text:p>
          </table:table-cell>
          <table:table-cell office:value-type="percentage" office:value="-0.46907216494845361" table:formula="of:=([.AS95]-[.$AG95])/[.$AG95]" table:style-name="ce21">
            <text:p>-46.91%</text:p>
          </table:table-cell>
          <table:table-cell office:value-type="percentage" office:value="-0.4845360824742268" table:formula="of:=([.AT95]-[.$AG95])/[.$AG95]" table:style-name="ce21">
            <text:p>-48.45%</text:p>
          </table:table-cell>
          <table:table-cell office:value-type="string" table:style-name="ce18">
            <text:p>BLO.CN</text:p>
          </table:table-cell>
          <table:table-cell office:value-type="float" office:value="0.81" table:style-name="ce19">
            <text:p>0.81</text:p>
          </table:table-cell>
          <table:table-cell office:value-type="float" office:value="0.88" table:style-name="ce20">
            <text:p>0.88</text:p>
          </table:table-cell>
          <table:table-cell office:value-type="float" office:value="0.82" table:style-name="ce20">
            <text:p>0.82</text:p>
          </table:table-cell>
          <table:table-cell office:value-type="float" office:value="0.82" table:style-name="ce20">
            <text:p>0.82</text:p>
          </table:table-cell>
          <table:table-cell office:value-type="float" office:value="0.8" table:style-name="ce20">
            <text:p>0.8</text:p>
          </table:table-cell>
          <table:table-cell office:value-type="float" office:value="0.78" table:style-name="ce20">
            <text:p>0.78</text:p>
          </table:table-cell>
          <table:table-cell office:value-type="float" office:value="0.79" table:style-name="ce20">
            <text:p>0.79</text:p>
          </table:table-cell>
          <table:table-cell office:value-type="float" office:value="0.8" table:style-name="ce20">
            <text:p>0.8</text:p>
          </table:table-cell>
          <table:table-cell office:value-type="float" office:value="0.77" table:style-name="ce20">
            <text:p>0.77</text:p>
          </table:table-cell>
          <table:table-cell office:value-type="float" office:value="0.77" table:style-name="ce20">
            <text:p>0.77</text:p>
          </table:table-cell>
          <table:table-cell office:value-type="float" office:value="0.7" table:style-name="ce20">
            <text:p>0.7</text:p>
          </table:table-cell>
          <table:table-cell office:value-type="float" office:value="0.6" table:style-name="ce20">
            <text:p>0.6</text:p>
          </table:table-cell>
          <table:table-cell office:value-type="float" office:value="0.61" table:style-name="ce20">
            <text:p>0.61</text:p>
          </table:table-cell>
          <table:table-cell office:value-type="float" office:value="0.79" table:style-name="ce20">
            <text:p>0.79</text:p>
          </table:table-cell>
          <table:table-cell office:value-type="percentage" office:value="8.6419753086419693E-2" table:formula="of:=([.BJ95]-[.$BI95])/[.$BI95]" table:style-name="ce21">
            <text:p>8.64%</text:p>
          </table:table-cell>
          <table:table-cell office:value-type="percentage" office:value="1.2345679012345552E-2" table:formula="of:=([.BK95]-[.$BI95])/[.$BI95]" table:style-name="ce21">
            <text:p>1.23%</text:p>
          </table:table-cell>
          <table:table-cell office:value-type="percentage" office:value="1.2345679012345552E-2" table:formula="of:=([.BL95]-[.$BI95])/[.$BI95]" table:style-name="ce21">
            <text:p>1.23%</text:p>
          </table:table-cell>
          <table:table-cell office:value-type="percentage" office:value="-1.2345679012345689E-2" table:formula="of:=([.BM95]-[.$BI95])/[.$BI95]" table:style-name="ce21">
            <text:p>-1.23%</text:p>
          </table:table-cell>
          <table:table-cell office:value-type="percentage" office:value="-3.703703703703707E-2" table:formula="of:=([.BN95]-[.$BI95])/[.$BI95]" table:style-name="ce21">
            <text:p>-3.70%</text:p>
          </table:table-cell>
          <table:table-cell office:value-type="percentage" office:value="-2.4691358024691377E-2" table:formula="of:=([.BO95]-[.$BI95])/[.$BI95]" table:style-name="ce21">
            <text:p>-2.47%</text:p>
          </table:table-cell>
          <table:table-cell office:value-type="percentage" office:value="-1.2345679012345689E-2" table:formula="of:=([.BP95]-[.$BI95])/[.$BI95]" table:style-name="ce21">
            <text:p>-1.23%</text:p>
          </table:table-cell>
          <table:table-cell office:value-type="percentage" office:value="-4.9382716049382755E-2" table:formula="of:=([.BQ95]-[.$BI95])/[.$BI95]" table:style-name="ce21">
            <text:p>-4.94%</text:p>
          </table:table-cell>
          <table:table-cell office:value-type="percentage" office:value="-4.9382716049382755E-2" table:formula="of:=([.BR95]-[.$BI95])/[.$BI95]" table:style-name="ce21">
            <text:p>-4.94%</text:p>
          </table:table-cell>
          <table:table-cell office:value-type="percentage" office:value="-0.13580246913580257" table:formula="of:=([.BS95]-[.$BI95])/[.$BI95]" table:style-name="ce21">
            <text:p>-13.58%</text:p>
          </table:table-cell>
          <table:table-cell office:value-type="percentage" office:value="-0.25925925925925936" table:formula="of:=([.BT95]-[.$BI95])/[.$BI95]" table:style-name="ce21">
            <text:p>-25.93%</text:p>
          </table:table-cell>
          <table:table-cell office:value-type="percentage" office:value="-0.24691358024691365" table:formula="of:=([.BU95]-[.$BI95])/[.$BI95]" table:style-name="ce21">
            <text:p>-24.69%</text:p>
          </table:table-cell>
          <table:table-cell office:value-type="percentage" office:value="-2.4691358024691377E-2" table:formula="of:=([.BV95]-[.$BI95])/[.$BI95]" table:style-name="ce21">
            <text:p>-2.47%</text:p>
          </table:table-cell>
          <table:table-cell office:value-type="string" table:style-name="ce25">
            <text:p>rjunior</text:p>
          </table:table-cell>
          <table:table-cell office:value-type="percentage" office:value="1.6554553746707199E-2" table:formula="of:=([.S95]+[.AU95]+[.BW95])/3" table:style-name="ce22">
            <text:p>1.66%</text:p>
          </table:table-cell>
          <table:table-cell office:value-type="percentage" office:value="0.65568895329777344" table:formula="of:=([.T95]+[.AV95]+[.BX95])/3" table:style-name="ce22">
            <text:p>65.57%</text:p>
          </table:table-cell>
          <table:table-cell office:value-type="percentage" office:value="0.82444481084229082" table:formula="of:=([.U95]+[.AW95]+[.BY95])/3" table:style-name="ce22">
            <text:p>82.44%</text:p>
          </table:table-cell>
          <table:table-cell office:value-type="percentage" office:value="0.94180011261912755" table:formula="of:=([.V95]+[.AX95]+[.BZ95])/3" table:style-name="ce22">
            <text:p>94.18%</text:p>
          </table:table-cell>
          <table:table-cell office:value-type="percentage" office:value="0.88845875710136868" table:formula="of:=([.W95]+[.AY95]+[.CA95])/3" table:style-name="ce22">
            <text:p>88.85%</text:p>
          </table:table-cell>
          <table:table-cell office:value-type="percentage" office:value="0.77094011902144777" table:formula="of:=([.X95]+[.AZ95]+[.CB95])/3" table:style-name="ce22">
            <text:p>77.09%</text:p>
          </table:table-cell>
          <table:table-cell office:value-type="percentage" office:value="1.3199046112133173" table:formula="of:=([.Y95]+[.BA95]+[.CC95])/3" table:style-name="ce22">
            <text:p>131.99%</text:p>
          </table:table-cell>
          <table:table-cell office:value-type="percentage" office:value="3.6836913908076561" table:formula="of:=([.Z95]+[.BB95]+[.CD95])/3" table:style-name="ce22">
            <text:p>368.37%</text:p>
          </table:table-cell>
          <table:table-cell office:value-type="percentage" office:value="2.0988155707514244" table:formula="of:=([.AA95]+[.BC95]+[.CE95])/3" table:style-name="ce22">
            <text:p>209.88%</text:p>
          </table:table-cell>
          <table:table-cell office:value-type="percentage" office:value="1.9391904921687286" table:formula="of:=([.AB95]+[.BD95]+[.CF95])/3" table:style-name="ce22">
            <text:p>193.92%</text:p>
          </table:table-cell>
          <table:table-cell office:value-type="percentage" office:value="1.8670713434459143" table:formula="of:=([.AC95]+[.BE95]+[.CG95])/3" table:style-name="ce22">
            <text:p>186.71%</text:p>
          </table:table-cell>
          <table:table-cell office:value-type="percentage" office:value="1.8522471758439687" table:formula="of:=([.AD95]+[.BF95]+[.CH95])/3" table:style-name="ce22">
            <text:p>185.22%</text:p>
          </table:table-cell>
          <table:table-cell office:value-type="percentage" office:value="1.5991969137730884" table:formula="of:=([.AE95]+[.BG95]+[.CI95])/3" table:style-name="ce22">
            <text:p>159.92%</text:p>
          </table:table-cell>
          <table:table-cell table:number-columns-repeated="1628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string" table:style-name="ce25">
            <text:p>Teevee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96]-[.$E96])/[.$E96]" table:style-name="ce21">
            <text:p>15.88%</text:p>
          </table:table-cell>
          <table:table-cell office:value-type="percentage" office:value="0.42918454935622319" table:formula="of:=([.G96]-[.$E96])/[.$E96]" table:style-name="ce21">
            <text:p>42.92%</text:p>
          </table:table-cell>
          <table:table-cell office:value-type="percentage" office:value="0.40343347639484978" table:formula="of:=([.H96]-[.$E96])/[.$E96]" table:style-name="ce21">
            <text:p>40.34%</text:p>
          </table:table-cell>
          <table:table-cell office:value-type="percentage" office:value="0.55364806866952787" table:formula="of:=([.I96]-[.$E96])/[.$E96]" table:style-name="ce21">
            <text:p>55.36%</text:p>
          </table:table-cell>
          <table:table-cell office:value-type="percentage" office:value="0.44206008583690976" table:formula="of:=([.J96]-[.$E96])/[.$E96]" table:style-name="ce21">
            <text:p>44.21%</text:p>
          </table:table-cell>
          <table:table-cell office:value-type="percentage" office:value="0.67811158798283266" table:formula="of:=([.K96]-[.$E96])/[.$E96]" table:style-name="ce21">
            <text:p>67.81%</text:p>
          </table:table-cell>
          <table:table-cell office:value-type="percentage" office:value="0.72532188841201695" table:formula="of:=([.L96]-[.$E96])/[.$E96]" table:style-name="ce21">
            <text:p>72.53%</text:p>
          </table:table-cell>
          <table:table-cell office:value-type="percentage" office:value="0.66094420600858372" table:formula="of:=([.M96]-[.$E96])/[.$E96]" table:style-name="ce21">
            <text:p>66.09%</text:p>
          </table:table-cell>
          <table:table-cell office:value-type="percentage" office:value="0.53218884120171661" table:formula="of:=([.N96]-[.$E96])/[.$E96]" table:style-name="ce21">
            <text:p>53.22%</text:p>
          </table:table-cell>
          <table:table-cell office:value-type="percentage" office:value="0.42489270386266081" table:formula="of:=([.O96]-[.$E96])/[.$E96]" table:style-name="ce21">
            <text:p>42.49%</text:p>
          </table:table-cell>
          <table:table-cell office:value-type="percentage" office:value="0.51502145922746767" table:formula="of:=([.P96]-[.$E96])/[.$E96]" table:style-name="ce21">
            <text:p>51.50%</text:p>
          </table:table-cell>
          <table:table-cell office:value-type="percentage" office:value="0.34334763948497843" table:formula="of:=([.Q96]-[.$E96])/[.$E96]" table:style-name="ce21">
            <text:p>34.33%</text:p>
          </table:table-cell>
          <table:table-cell office:value-type="percentage" office:value="0.3519313304721029" table:formula="of:=([.R96]-[.$E96])/[.$E96]" table:style-name="ce21">
            <text:p>35.19%</text:p>
          </table:table-cell>
          <table:table-cell office:value-type="string" table:style-name="ce18">
            <text:p>PLU.V</text:p>
          </table:table-cell>
          <table:table-cell office:value-type="float" office:value="0.25" table:style-name="ce19">
            <text:p>0.25</text:p>
          </table:table-cell>
          <table:table-cell office:value-type="float" office:value="0.435" table:style-name="ce20">
            <text:p>0.435</text:p>
          </table:table-cell>
          <table:table-cell office:value-type="float" office:value="0.435" table:style-name="ce20">
            <text:p>0.435</text:p>
          </table:table-cell>
          <table:table-cell office:value-type="float" office:value="0.46" table:style-name="ce20">
            <text:p>0.46</text:p>
          </table:table-cell>
          <table:table-cell office:value-type="float" office:value="0.62" table:style-name="ce20">
            <text:p>0.62</text:p>
          </table:table-cell>
          <table:table-cell office:value-type="float" office:value="0.62" table:style-name="ce20">
            <text:p>0.62</text:p>
          </table:table-cell>
          <table:table-cell office:value-type="float" office:value="0.64" table:style-name="ce20">
            <text:p>0.64</text:p>
          </table:table-cell>
          <table:table-cell office:value-type="float" office:value="0.68" table:style-name="ce20">
            <text:p>0.68</text:p>
          </table:table-cell>
          <table:table-cell office:value-type="float" office:value="0.65" table:style-name="ce20">
            <text:p>0.65</text:p>
          </table:table-cell>
          <table:table-cell office:value-type="float" office:value="0.6" table:style-name="ce20">
            <text:p>0.6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65" table:style-name="ce20">
            <text:p>0.65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54" table:style-name="ce20">
            <text:p>0.54</text:p>
          </table:table-cell>
          <table:table-cell office:value-type="percentage" office:value="0.74" table:formula="of:=([.AH96]-[.$AG96])/[.$AG96]" table:style-name="ce21">
            <text:p>74.00%</text:p>
          </table:table-cell>
          <table:table-cell office:value-type="percentage" office:value="0.74" table:formula="of:=([.AI96]-[.$AG96])/[.$AG96]" table:style-name="ce21">
            <text:p>74.00%</text:p>
          </table:table-cell>
          <table:table-cell office:value-type="percentage" office:value="0.84000000000000008" table:formula="of:=([.AJ96]-[.$AG96])/[.$AG96]" table:style-name="ce21">
            <text:p>84.00%</text:p>
          </table:table-cell>
          <table:table-cell office:value-type="percentage" office:value="1.48" table:formula="of:=([.AK96]-[.$AG96])/[.$AG96]" table:style-name="ce21">
            <text:p>148.00%</text:p>
          </table:table-cell>
          <table:table-cell office:value-type="percentage" office:value="1.48" table:formula="of:=([.AL96]-[.$AG96])/[.$AG96]" table:style-name="ce21">
            <text:p>148.00%</text:p>
          </table:table-cell>
          <table:table-cell office:value-type="percentage" office:value="1.56" table:formula="of:=([.AM96]-[.$AG96])/[.$AG96]" table:style-name="ce21">
            <text:p>156.00%</text:p>
          </table:table-cell>
          <table:table-cell office:value-type="percentage" office:value="1.7200000000000002" table:formula="of:=([.AN96]-[.$AG96])/[.$AG96]" table:style-name="ce21">
            <text:p>172.00%</text:p>
          </table:table-cell>
          <table:table-cell office:value-type="percentage" office:value="1.6" table:formula="of:=([.AO96]-[.$AG96])/[.$AG96]" table:style-name="ce21">
            <text:p>160.00%</text:p>
          </table:table-cell>
          <table:table-cell office:value-type="percentage" office:value="1.4" table:formula="of:=([.AP96]-[.$AG96])/[.$AG96]" table:style-name="ce21">
            <text:p>140.00%</text:p>
          </table:table-cell>
          <table:table-cell office:value-type="percentage" office:value="1.2799999999999998" table:formula="of:=([.AQ96]-[.$AG96])/[.$AG96]" table:style-name="ce21">
            <text:p>128.00%</text:p>
          </table:table-cell>
          <table:table-cell office:value-type="percentage" office:value="1.6" table:formula="of:=([.AR96]-[.$AG96])/[.$AG96]" table:style-name="ce21">
            <text:p>160.00%</text:p>
          </table:table-cell>
          <table:table-cell office:value-type="percentage" office:value="1.3199999999999998" table:formula="of:=([.AS96]-[.$AG96])/[.$AG96]" table:style-name="ce21">
            <text:p>132.00%</text:p>
          </table:table-cell>
          <table:table-cell office:value-type="percentage" office:value="1.1600000000000001" table:formula="of:=([.AT96]-[.$AG96])/[.$AG96]" table:style-name="ce21">
            <text:p>116.00%</text:p>
          </table:table-cell>
          <table:table-cell office:value-type="string" table:style-name="ce18">
            <text:p>CNL.TO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4.4000000000000004" table:style-name="ce20">
            <text:p>4.4</text:p>
          </table:table-cell>
          <table:table-cell office:value-type="float" office:value="4.3499999999999996" table:style-name="ce20">
            <text:p>4.35</text:p>
          </table:table-cell>
          <table:table-cell office:value-type="float" office:value="4.5599999999999996" table:style-name="ce20">
            <text:p>4.56</text:p>
          </table:table-cell>
          <table:table-cell office:value-type="float" office:value="4.34" table:style-name="ce20">
            <text:p>4.34</text:p>
          </table:table-cell>
          <table:table-cell office:value-type="float" office:value="4.5199999999999996" table:style-name="ce20">
            <text:p>4.52</text:p>
          </table:table-cell>
          <table:table-cell office:value-type="float" office:value="5.31" table:style-name="ce20">
            <text:p>5.31</text:p>
          </table:table-cell>
          <table:table-cell office:value-type="float" office:value="5.53" table:style-name="ce20">
            <text:p>5.53</text:p>
          </table:table-cell>
          <table:table-cell office:value-type="float" office:value="5.1100000000000003" table:style-name="ce20">
            <text:p>5.11</text:p>
          </table:table-cell>
          <table:table-cell office:value-type="float" office:value="4.32" table:style-name="ce20">
            <text:p>4.32</text:p>
          </table:table-cell>
          <table:table-cell office:value-type="float" office:value="4.08" table:style-name="ce20">
            <text:p>4.08</text:p>
          </table:table-cell>
          <table:table-cell office:value-type="float" office:value="4.16" table:style-name="ce20">
            <text:p>4.16</text:p>
          </table:table-cell>
          <table:table-cell office:value-type="float" office:value="4.2300000000000004" table:style-name="ce20">
            <text:p>4.23</text:p>
          </table:table-cell>
          <table:table-cell office:value-type="float" office:value="4.01" table:style-name="ce20">
            <text:p>4.01</text:p>
          </table:table-cell>
          <table:table-cell office:value-type="percentage" office:value="0" table:formula="of:=([.BJ96]-[.$BI96])/[.$BI96]" table:style-name="ce21">
            <text:p>0.00%</text:p>
          </table:table-cell>
          <table:table-cell office:value-type="percentage" office:value="-1.1363636363636524E-2" table:formula="of:=([.BK96]-[.$BI96])/[.$BI96]" table:style-name="ce21">
            <text:p>-1.14%</text:p>
          </table:table-cell>
          <table:table-cell office:value-type="percentage" office:value="3.6363636363636188E-2" table:formula="of:=([.BL96]-[.$BI96])/[.$BI96]" table:style-name="ce21">
            <text:p>3.64%</text:p>
          </table:table-cell>
          <table:table-cell office:value-type="percentage" office:value="-1.3636363636363748E-2" table:formula="of:=([.BM96]-[.$BI96])/[.$BI96]" table:style-name="ce21">
            <text:p>-1.36%</text:p>
          </table:table-cell>
          <table:table-cell office:value-type="percentage" office:value="2.7272727272727094E-2" table:formula="of:=([.BN96]-[.$BI96])/[.$BI96]" table:style-name="ce21">
            <text:p>2.73%</text:p>
          </table:table-cell>
          <table:table-cell office:value-type="percentage" office:value="0.20681818181818162" table:formula="of:=([.BO96]-[.$BI96])/[.$BI96]" table:style-name="ce21">
            <text:p>20.68%</text:p>
          </table:table-cell>
          <table:table-cell office:value-type="percentage" office:value="0.25681818181818178" table:formula="of:=([.BP96]-[.$BI96])/[.$BI96]" table:style-name="ce21">
            <text:p>25.68%</text:p>
          </table:table-cell>
          <table:table-cell office:value-type="percentage" office:value="0.16136363636363635" table:formula="of:=([.BQ96]-[.$BI96])/[.$BI96]" table:style-name="ce21">
            <text:p>16.14%</text:p>
          </table:table-cell>
          <table:table-cell office:value-type="percentage" office:value="-1.8181818181818195E-2" table:formula="of:=([.BR96]-[.$BI96])/[.$BI96]" table:style-name="ce21">
            <text:p>-1.82%</text:p>
          </table:table-cell>
          <table:table-cell office:value-type="percentage" office:value="-7.2727272727272779E-2" table:formula="of:=([.BS96]-[.$BI96])/[.$BI96]" table:style-name="ce21">
            <text:p>-7.27%</text:p>
          </table:table-cell>
          <table:table-cell office:value-type="percentage" office:value="-5.4545454545454591E-2" table:formula="of:=([.BT96]-[.$BI96])/[.$BI96]" table:style-name="ce21">
            <text:p>-5.45%</text:p>
          </table:table-cell>
          <table:table-cell office:value-type="percentage" office:value="-3.8636363636363615E-2" table:formula="of:=([.BU96]-[.$BI96])/[.$BI96]" table:style-name="ce21">
            <text:p>-3.86%</text:p>
          </table:table-cell>
          <table:table-cell office:value-type="percentage" office:value="-8.8636363636363763E-2" table:formula="of:=([.BV96]-[.$BI96])/[.$BI96]" table:style-name="ce21">
            <text:p>-8.86%</text:p>
          </table:table-cell>
          <table:table-cell office:value-type="string" table:style-name="ce25">
            <text:p>Teevee</text:p>
          </table:table-cell>
          <table:table-cell office:value-type="percentage" office:value="0.29959942775393422" table:formula="of:=([.S96]+[.AU96]+[.BW96])/3" table:style-name="ce22">
            <text:p>29.96%</text:p>
          </table:table-cell>
          <table:table-cell office:value-type="percentage" office:value="0.38594030433086224" table:formula="of:=([.T96]+[.AV96]+[.BX96])/3" table:style-name="ce22">
            <text:p>38.59%</text:p>
          </table:table-cell>
          <table:table-cell office:value-type="percentage" office:value="0.42659903758616197" table:formula="of:=([.U96]+[.AW96]+[.BY96])/3" table:style-name="ce22">
            <text:p>42.66%</text:p>
          </table:table-cell>
          <table:table-cell office:value-type="percentage" office:value="0.67333723501105469" table:formula="of:=([.V96]+[.AX96]+[.BZ96])/3" table:style-name="ce22">
            <text:p>67.33%</text:p>
          </table:table-cell>
          <table:table-cell office:value-type="percentage" office:value="0.64977760436987897" table:formula="of:=([.W96]+[.AY96]+[.CA96])/3" table:style-name="ce22">
            <text:p>64.98%</text:p>
          </table:table-cell>
          <table:table-cell office:value-type="percentage" office:value="0.81497658993367139" table:formula="of:=([.X96]+[.AZ96]+[.CB96])/3" table:style-name="ce22">
            <text:p>81.50%</text:p>
          </table:table-cell>
          <table:table-cell office:value-type="percentage" office:value="0.9007133567433997" table:formula="of:=([.Y96]+[.BA96]+[.CC96])/3" table:style-name="ce22">
            <text:p>90.07%</text:p>
          </table:table-cell>
          <table:table-cell office:value-type="percentage" office:value="0.80743594745740666" table:formula="of:=([.Z96]+[.BB96]+[.CD96])/3" table:style-name="ce22">
            <text:p>80.74%</text:p>
          </table:table-cell>
          <table:table-cell office:value-type="percentage" office:value="0.63800234100663278" table:formula="of:=([.AA96]+[.BC96]+[.CE96])/3" table:style-name="ce22">
            <text:p>63.80%</text:p>
          </table:table-cell>
          <table:table-cell office:value-type="percentage" office:value="0.54405514371179597" table:formula="of:=([.AB96]+[.BD96]+[.CF96])/3" table:style-name="ce22">
            <text:p>54.41%</text:p>
          </table:table-cell>
          <table:table-cell office:value-type="percentage" office:value="0.68682533489400432" table:formula="of:=([.AC96]+[.BE96]+[.CG96])/3" table:style-name="ce22">
            <text:p>68.68%</text:p>
          </table:table-cell>
          <table:table-cell office:value-type="percentage" office:value="0.54157042528287158" table:formula="of:=([.AD96]+[.BF96]+[.CH96])/3" table:style-name="ce22">
            <text:p>54.16%</text:p>
          </table:table-cell>
          <table:table-cell office:value-type="percentage" office:value="0.47443165561191308" table:formula="of:=([.AE96]+[.BG96]+[.CI96])/3" table:style-name="ce22">
            <text:p>47.44%</text:p>
          </table:table-cell>
          <table:table-cell table:number-columns-repeated="1628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string" table:style-name="ce25">
            <text:p>muskie</text:p>
          </table:table-cell>
          <table:table-cell office:value-type="string" table:style-name="ce18">
            <text:p>NGC.V</text:p>
          </table:table-cell>
          <table:table-cell office:value-type="float" office:value="0.27500000000000002" table:style-name="ce19">
            <text:p>0.27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31" table:style-name="ce20">
            <text:p>0.31</text:p>
          </table:table-cell>
          <table:table-cell office:value-type="float" office:value="0.3" table:style-name="ce20">
            <text:p>0.3</text:p>
          </table:table-cell>
          <table:table-cell office:value-type="float" office:value="0.31" table:style-name="ce20">
            <text:p>0.31</text:p>
          </table:table-cell>
          <table:table-cell office:value-type="float" office:value="0.33" table:style-name="ce20">
            <text:p>0.33</text:p>
          </table:table-cell>
          <table:table-cell office:value-type="float" office:value="0.35" table:style-name="ce20">
            <text:p>0.35</text:p>
          </table:table-cell>
          <table:table-cell office:value-type="float" office:value="0.32" table:style-name="ce20">
            <text:p>0.32</text:p>
          </table:table-cell>
          <table:table-cell office:value-type="float" office:value="0.31" table:style-name="ce20">
            <text:p>0.31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5" table:style-name="ce20">
            <text:p>0.35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315" table:style-name="ce20">
            <text:p>0.315</text:p>
          </table:table-cell>
          <table:table-cell office:value-type="percentage" office:value="-3.636363636363639E-2" table:formula="of:=([.F97]-[.$E97])/[.$E97]" table:style-name="ce21">
            <text:p>-3.64%</text:p>
          </table:table-cell>
          <table:table-cell office:value-type="percentage" office:value="0.12727272727272718" table:formula="of:=([.G97]-[.$E97])/[.$E97]" table:style-name="ce21">
            <text:p>12.73%</text:p>
          </table:table-cell>
          <table:table-cell office:value-type="percentage" office:value="9.0909090909090787E-2" table:formula="of:=([.H97]-[.$E97])/[.$E97]" table:style-name="ce21">
            <text:p>9.09%</text:p>
          </table:table-cell>
          <table:table-cell office:value-type="percentage" office:value="0.12727272727272718" table:formula="of:=([.I97]-[.$E97])/[.$E97]" table:style-name="ce21">
            <text:p>12.73%</text:p>
          </table:table-cell>
          <table:table-cell office:value-type="percentage" office:value="0.19999999999999996" table:formula="of:=([.J97]-[.$E97])/[.$E97]" table:style-name="ce21">
            <text:p>20.00%</text:p>
          </table:table-cell>
          <table:table-cell office:value-type="percentage" office:value="0.27272727272727254" table:formula="of:=([.K97]-[.$E97])/[.$E97]" table:style-name="ce21">
            <text:p>27.27%</text:p>
          </table:table-cell>
          <table:table-cell office:value-type="percentage" office:value="0.16363636363636358" table:formula="of:=([.L97]-[.$E97])/[.$E97]" table:style-name="ce21">
            <text:p>16.36%</text:p>
          </table:table-cell>
          <table:table-cell office:value-type="percentage" office:value="0.12727272727272718" table:formula="of:=([.M97]-[.$E97])/[.$E97]" table:style-name="ce21">
            <text:p>12.73%</text:p>
          </table:table-cell>
          <table:table-cell office:value-type="percentage" office:value="0.25454545454545435" table:formula="of:=([.N97]-[.$E97])/[.$E97]" table:style-name="ce21">
            <text:p>25.45%</text:p>
          </table:table-cell>
          <table:table-cell office:value-type="percentage" office:value="0.27272727272727254" table:formula="of:=([.O97]-[.$E97])/[.$E97]" table:style-name="ce21">
            <text:p>27.27%</text:p>
          </table:table-cell>
          <table:table-cell office:value-type="percentage" office:value="0.23636363636363636" table:formula="of:=([.P97]-[.$E97])/[.$E97]" table:style-name="ce21">
            <text:p>23.64%</text:p>
          </table:table-cell>
          <table:table-cell office:value-type="percentage" office:value="0.16363636363636358" table:formula="of:=([.Q97]-[.$E97])/[.$E97]" table:style-name="ce21">
            <text:p>16.36%</text:p>
          </table:table-cell>
          <table:table-cell office:value-type="percentage" office:value="0.14545454545454536" table:formula="of:=([.R97]-[.$E97])/[.$E97]" table:style-name="ce21">
            <text:p>14.55%</text:p>
          </table:table-cell>
          <table:table-cell office:value-type="string" table:style-name="ce18">
            <text:p>ADZ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6.6666666666666735E-2" table:formula="of:=([.AH97]-[.$AG97])/[.$AG97]" table:style-name="ce21">
            <text:p>6.67%</text:p>
          </table:table-cell>
          <table:table-cell office:value-type="percentage" office:value="6.6666666666666735E-2" table:formula="of:=([.AI97]-[.$AG97])/[.$AG97]" table:style-name="ce21">
            <text:p>6.67%</text:p>
          </table:table-cell>
          <table:table-cell office:value-type="percentage" office:value="6.6666666666666735E-2" table:formula="of:=([.AJ97]-[.$AG97])/[.$AG97]" table:style-name="ce21">
            <text:p>6.67%</text:p>
          </table:table-cell>
          <table:table-cell office:value-type="percentage" office:value="0.13333333333333347" table:formula="of:=([.AK97]-[.$AG97])/[.$AG97]" table:style-name="ce21">
            <text:p>13.33%</text:p>
          </table:table-cell>
          <table:table-cell office:value-type="percentage" office:value="0.33333333333333348" table:formula="of:=([.AL97]-[.$AG97])/[.$AG97]" table:style-name="ce21">
            <text:p>33.33%</text:p>
          </table:table-cell>
          <table:table-cell office:value-type="percentage" office:value="0.46666666666666673" table:formula="of:=([.AM97]-[.$AG97])/[.$AG97]" table:style-name="ce21">
            <text:p>46.67%</text:p>
          </table:table-cell>
          <table:table-cell office:value-type="percentage" office:value="0.6" table:formula="of:=([.AN97]-[.$AG97])/[.$AG97]" table:style-name="ce21">
            <text:p>60.00%</text:p>
          </table:table-cell>
          <table:table-cell office:value-type="percentage" office:value="0.6" table:formula="of:=([.AO97]-[.$AG97])/[.$AG97]" table:style-name="ce21">
            <text:p>60.00%</text:p>
          </table:table-cell>
          <table:table-cell office:value-type="percentage" office:value="0.4" table:formula="of:=([.AP97]-[.$AG97])/[.$AG97]" table:style-name="ce21">
            <text:p>40.00%</text:p>
          </table:table-cell>
          <table:table-cell office:value-type="percentage" office:value="0.26666666666666672" table:formula="of:=([.AQ97]-[.$AG97])/[.$AG97]" table:style-name="ce21">
            <text:p>26.67%</text:p>
          </table:table-cell>
          <table:table-cell office:value-type="percentage" office:value="0.33333333333333348" table:formula="of:=([.AR97]-[.$AG97])/[.$AG97]" table:style-name="ce21">
            <text:p>33.33%</text:p>
          </table:table-cell>
          <table:table-cell office:value-type="percentage" office:value="0.7333333333333335" table:formula="of:=([.AS97]-[.$AG97])/[.$AG97]" table:style-name="ce21">
            <text:p>73.33%</text:p>
          </table:table-cell>
          <table:table-cell office:value-type="percentage" office:value="0.93333333333333324" table:formula="of:=([.AT97]-[.$AG97])/[.$AG97]" table:style-name="ce21">
            <text:p>93.33%</text:p>
          </table:table-cell>
          <table:table-cell office:value-type="string" table:style-name="ce18">
            <text:p>CNX.V</text:p>
          </table:table-cell>
          <table:table-cell office:value-type="float" office:value="0.55000000000000004" table:style-name="ce24">
            <text:p>0.55</text:p>
          </table:table-cell>
          <table:table-cell office:value-type="float" office:value="0.53" table:style-name="ce20">
            <text:p>0.53</text:p>
          </table:table-cell>
          <table:table-cell office:value-type="float" office:value="0.47" table:style-name="ce20">
            <text:p>0.47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5499999999999998" table:style-name="ce20">
            <text:p>0.355</text:p>
          </table:table-cell>
          <table:table-cell office:value-type="float" office:value="0.33" table:style-name="ce20">
            <text:p>0.33</text:p>
          </table:table-cell>
          <table:table-cell office:value-type="float" office:value="0.31" table:style-name="ce20">
            <text:p>0.31</text:p>
          </table:table-cell>
          <table:table-cell office:value-type="float" office:value="0.31" table:style-name="ce20">
            <text:p>0.31</text:p>
          </table:table-cell>
          <table:table-cell office:value-type="float" office:value="0.35" table:style-name="ce20">
            <text:p>0.3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15" table:style-name="ce20">
            <text:p>0.315</text:p>
          </table:table-cell>
          <table:table-cell office:value-type="percentage" office:value="-3.636363636363639E-2" table:formula="of:=([.BJ97]-[.$BI97])/[.$BI97]" table:style-name="ce21">
            <text:p>-3.64%</text:p>
          </table:table-cell>
          <table:table-cell office:value-type="percentage" office:value="-0.14545454545454556" table:formula="of:=([.BK97]-[.$BI97])/[.$BI97]" table:style-name="ce21">
            <text:p>-14.55%</text:p>
          </table:table-cell>
          <table:table-cell office:value-type="percentage" office:value="-0.33636363636363642" table:formula="of:=([.BL97]-[.$BI97])/[.$BI97]" table:style-name="ce21">
            <text:p>-33.64%</text:p>
          </table:table-cell>
          <table:table-cell office:value-type="percentage" office:value="-0.3636363636363637" table:formula="of:=([.BM97]-[.$BI97])/[.$BI97]" table:style-name="ce21">
            <text:p>-36.36%</text:p>
          </table:table-cell>
          <table:table-cell office:value-type="percentage" office:value="-0.3636363636363637" table:formula="of:=([.BN97]-[.$BI97])/[.$BI97]" table:style-name="ce21">
            <text:p>-36.36%</text:p>
          </table:table-cell>
          <table:table-cell office:value-type="percentage" office:value="-0.40909090909090912" table:formula="of:=([.BO97]-[.$BI97])/[.$BI97]" table:style-name="ce21">
            <text:p>-40.91%</text:p>
          </table:table-cell>
          <table:table-cell office:value-type="percentage" office:value="-0.35454545454545461" table:formula="of:=([.BP97]-[.$BI97])/[.$BI97]" table:style-name="ce21">
            <text:p>-35.45%</text:p>
          </table:table-cell>
          <table:table-cell office:value-type="percentage" office:value="-0.4" table:formula="of:=([.BQ97]-[.$BI97])/[.$BI97]" table:style-name="ce21">
            <text:p>-40.00%</text:p>
          </table:table-cell>
          <table:table-cell office:value-type="percentage" office:value="-0.4363636363636364" table:formula="of:=([.BR97]-[.$BI97])/[.$BI97]" table:style-name="ce21">
            <text:p>-43.64%</text:p>
          </table:table-cell>
          <table:table-cell office:value-type="percentage" office:value="-0.4363636363636364" table:formula="of:=([.BS97]-[.$BI97])/[.$BI97]" table:style-name="ce21">
            <text:p>-43.64%</text:p>
          </table:table-cell>
          <table:table-cell office:value-type="percentage" office:value="-0.3636363636363637" table:formula="of:=([.BT97]-[.$BI97])/[.$BI97]" table:style-name="ce21">
            <text:p>-36.36%</text:p>
          </table:table-cell>
          <table:table-cell office:value-type="percentage" office:value="-0.33636363636363642" table:formula="of:=([.BU97]-[.$BI97])/[.$BI97]" table:style-name="ce21">
            <text:p>-33.64%</text:p>
          </table:table-cell>
          <table:table-cell office:value-type="percentage" office:value="-0.4272727272727273" table:formula="of:=([.BV97]-[.$BI97])/[.$BI97]" table:style-name="ce21">
            <text:p>-42.73%</text:p>
          </table:table-cell>
          <table:table-cell office:value-type="string" table:style-name="ce25">
            <text:p>muskie</text:p>
          </table:table-cell>
          <table:table-cell office:value-type="percentage" office:value="-2.0202020202020146E-3" table:formula="of:=([.S97]+[.AU97]+[.BW97])/3" table:style-name="ce22">
            <text:p>-0.20%</text:p>
          </table:table-cell>
          <table:table-cell office:value-type="percentage" office:value="1.6161616161616116E-2" table:formula="of:=([.T97]+[.AV97]+[.BX97])/3" table:style-name="ce22">
            <text:p>1.62%</text:p>
          </table:table-cell>
          <table:table-cell office:value-type="percentage" office:value="-5.9595959595959626E-2" table:formula="of:=([.U97]+[.AW97]+[.BY97])/3" table:style-name="ce22">
            <text:p>-5.96%</text:p>
          </table:table-cell>
          <table:table-cell office:value-type="percentage" office:value="-3.4343434343434363E-2" table:formula="of:=([.V97]+[.AX97]+[.BZ97])/3" table:style-name="ce22">
            <text:p>-3.43%</text:p>
          </table:table-cell>
          <table:table-cell office:value-type="percentage" office:value="5.6565656565656576E-2" table:formula="of:=([.W97]+[.AY97]+[.CA97])/3" table:style-name="ce22">
            <text:p>5.66%</text:p>
          </table:table-cell>
          <table:table-cell office:value-type="percentage" office:value="0.11010101010101005" table:formula="of:=([.X97]+[.AZ97]+[.CB97])/3" table:style-name="ce22">
            <text:p>11.01%</text:p>
          </table:table-cell>
          <table:table-cell office:value-type="percentage" office:value="0.13636363636363633" table:formula="of:=([.Y97]+[.BA97]+[.CC97])/3" table:style-name="ce22">
            <text:p>13.64%</text:p>
          </table:table-cell>
          <table:table-cell office:value-type="percentage" office:value="0.10909090909090906" table:formula="of:=([.Z97]+[.BB97]+[.CD97])/3" table:style-name="ce22">
            <text:p>10.91%</text:p>
          </table:table-cell>
          <table:table-cell office:value-type="percentage" office:value="7.272727272727264E-2" table:formula="of:=([.AA97]+[.BC97]+[.CE97])/3" table:style-name="ce22">
            <text:p>7.27%</text:p>
          </table:table-cell>
          <table:table-cell office:value-type="percentage" office:value="3.4343434343434308E-2" table:formula="of:=([.AB97]+[.BD97]+[.CF97])/3" table:style-name="ce22">
            <text:p>3.43%</text:p>
          </table:table-cell>
          <table:table-cell office:value-type="percentage" office:value="6.8686868686868699E-2" table:formula="of:=([.AC97]+[.BE97]+[.CG97])/3" table:style-name="ce22">
            <text:p>6.87%</text:p>
          </table:table-cell>
          <table:table-cell office:value-type="percentage" office:value="0.18686868686868688" table:formula="of:=([.AD97]+[.BF97]+[.CH97])/3" table:style-name="ce22">
            <text:p>18.69%</text:p>
          </table:table-cell>
          <table:table-cell office:value-type="percentage" office:value="0.21717171717171713" table:formula="of:=([.AE97]+[.BG97]+[.CI97])/3" table:style-name="ce22">
            <text:p>21.72%</text:p>
          </table:table-cell>
          <table:table-cell table:number-columns-repeated="1628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office:value-type="string" table:style-name="ce25">
            <text:p>longzzzzz</text:p>
          </table:table-cell>
          <table:table-cell office:value-type="string" table:style-name="ce18">
            <text:p>MEI.V</text:p>
          </table:table-cell>
          <table:table-cell office:value-type="float" office:value="0.185" table:style-name="ce19">
            <text:p>0.18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0.21621621621621626" table:formula="of:=([.F98]-[.$E98])/[.$E98]" table:style-name="ce21">
            <text:p>21.62%</text:p>
          </table:table-cell>
          <table:table-cell office:value-type="percentage" office:value="0" table:formula="of:=([.G98]-[.$E98])/[.$E98]" table:style-name="ce21">
            <text:p>0.00%</text:p>
          </table:table-cell>
          <table:table-cell office:value-type="percentage" office:value="0" table:formula="of:=([.H98]-[.$E98])/[.$E98]" table:style-name="ce21">
            <text:p>0.00%</text:p>
          </table:table-cell>
          <table:table-cell office:value-type="percentage" office:value="-8.1081081081081002E-2" table:formula="of:=([.I98]-[.$E98])/[.$E98]" table:style-name="ce21">
            <text:p>-8.11%</text:p>
          </table:table-cell>
          <table:table-cell office:value-type="percentage" office:value="-0.10810810810810806" table:formula="of:=([.J98]-[.$E98])/[.$E98]" table:style-name="ce21">
            <text:p>-10.81%</text:p>
          </table:table-cell>
          <table:table-cell office:value-type="percentage" office:value="-0.10810810810810806" table:formula="of:=([.K98]-[.$E98])/[.$E98]" table:style-name="ce21">
            <text:p>-10.81%</text:p>
          </table:table-cell>
          <table:table-cell office:value-type="percentage" office:value="-0.16216216216216217" table:formula="of:=([.L98]-[.$E98])/[.$E98]" table:style-name="ce21">
            <text:p>-16.22%</text:p>
          </table:table-cell>
          <table:table-cell office:value-type="percentage" office:value="-0.16216216216216217" table:formula="of:=([.M98]-[.$E98])/[.$E98]" table:style-name="ce21">
            <text:p>-16.22%</text:p>
          </table:table-cell>
          <table:table-cell office:value-type="percentage" office:value="-0.1891891891891892" table:formula="of:=([.N98]-[.$E98])/[.$E98]" table:style-name="ce21">
            <text:p>-18.92%</text:p>
          </table:table-cell>
          <table:table-cell office:value-type="percentage" office:value="-0.1891891891891892" table:formula="of:=([.O98]-[.$E98])/[.$E98]" table:style-name="ce21">
            <text:p>-18.92%</text:p>
          </table:table-cell>
          <table:table-cell office:value-type="percentage" office:value="-0.24324324324324317" table:formula="of:=([.P98]-[.$E98])/[.$E98]" table:style-name="ce21">
            <text:p>-24.32%</text:p>
          </table:table-cell>
          <table:table-cell office:value-type="percentage" office:value="-0.21621621621621626" table:formula="of:=([.Q98]-[.$E98])/[.$E98]" table:style-name="ce21">
            <text:p>-21.62%</text:p>
          </table:table-cell>
          <table:table-cell office:value-type="percentage" office:value="-0.21621621621621626" table:formula="of:=([.R98]-[.$E98])/[.$E98]" table:style-name="ce21">
            <text:p>-21.62%</text:p>
          </table:table-cell>
          <table:table-cell office:value-type="string" table:style-name="ce18">
            <text:p>CXB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85" table:style-name="ce20">
            <text:p>0.185</text:p>
          </table:table-cell>
          <table:table-cell office:value-type="float" office:value="0.24" table:style-name="ce20">
            <text:p>0.24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5" table:style-name="ce20">
            <text:p>0.2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3" table:style-name="ce20">
            <text:p>0.23</text:p>
          </table:table-cell>
          <table:table-cell office:value-type="float" office:value="0.245" table:style-name="ce20">
            <text:p>0.24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.42857142857142849" table:formula="of:=([.AH98]-[.$AG98])/[.$AG98]" table:style-name="ce21">
            <text:p>42.86%</text:p>
          </table:table-cell>
          <table:table-cell office:value-type="percentage" office:value="0.42857142857142849" table:formula="of:=([.AI98]-[.$AG98])/[.$AG98]" table:style-name="ce21">
            <text:p>42.86%</text:p>
          </table:table-cell>
          <table:table-cell office:value-type="percentage" office:value="0.39285714285714279" table:formula="of:=([.AJ98]-[.$AG98])/[.$AG98]" table:style-name="ce21">
            <text:p>39.29%</text:p>
          </table:table-cell>
          <table:table-cell office:value-type="percentage" office:value="0.32142857142857129" table:formula="of:=([.AK98]-[.$AG98])/[.$AG98]" table:style-name="ce21">
            <text:p>32.14%</text:p>
          </table:table-cell>
          <table:table-cell office:value-type="percentage" office:value="0.71428571428571408" table:formula="of:=([.AL98]-[.$AG98])/[.$AG98]" table:style-name="ce21">
            <text:p>71.43%</text:p>
          </table:table-cell>
          <table:table-cell office:value-type="percentage" office:value="0.89285714285714279" table:formula="of:=([.AM98]-[.$AG98])/[.$AG98]" table:style-name="ce21">
            <text:p>89.29%</text:p>
          </table:table-cell>
          <table:table-cell office:value-type="percentage" office:value="0.89285714285714279" table:formula="of:=([.AN98]-[.$AG98])/[.$AG98]" table:style-name="ce21">
            <text:p>89.29%</text:p>
          </table:table-cell>
          <table:table-cell office:value-type="percentage" office:value="0.78571428571428559" table:formula="of:=([.AO98]-[.$AG98])/[.$AG98]" table:style-name="ce21">
            <text:p>78.57%</text:p>
          </table:table-cell>
          <table:table-cell office:value-type="percentage" office:value="0.89285714285714279" table:formula="of:=([.AP98]-[.$AG98])/[.$AG98]" table:style-name="ce21">
            <text:p>89.29%</text:p>
          </table:table-cell>
          <table:table-cell office:value-type="percentage" office:value="0.64285714285714279" table:formula="of:=([.AQ98]-[.$AG98])/[.$AG98]" table:style-name="ce21">
            <text:p>64.29%</text:p>
          </table:table-cell>
          <table:table-cell office:value-type="percentage" office:value="0.74999999999999978" table:formula="of:=([.AR98]-[.$AG98])/[.$AG98]" table:style-name="ce21">
            <text:p>75.00%</text:p>
          </table:table-cell>
          <table:table-cell office:value-type="percentage" office:value="0.67857142857142827" table:formula="of:=([.AS98]-[.$AG98])/[.$AG98]" table:style-name="ce21">
            <text:p>67.86%</text:p>
          </table:table-cell>
          <table:table-cell office:value-type="percentage" office:value="0.60714285714285698" table:formula="of:=([.AT98]-[.$AG98])/[.$AG98]" table:style-name="ce21">
            <text:p>60.71%</text:p>
          </table:table-cell>
          <table:table-cell office:value-type="string" table:style-name="ce18">
            <text:p>RGC.V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percentage" office:value="3.4482758620689689E-2" table:formula="of:=([.BJ98]-[.$BI98])/[.$BI98]" table:style-name="ce21">
            <text:p>3.45%</text:p>
          </table:table-cell>
          <table:table-cell office:value-type="percentage" office:value="0" table:formula="of:=([.BK98]-[.$BI98])/[.$BI98]" table:style-name="ce21">
            <text:p>0.00%</text:p>
          </table:table-cell>
          <table:table-cell office:value-type="percentage" office:value="-0.17241379310344826" table:formula="of:=([.BL98]-[.$BI98])/[.$BI98]" table:style-name="ce21">
            <text:p>-17.24%</text:p>
          </table:table-cell>
          <table:table-cell office:value-type="percentage" office:value="-0.20689655172413784" table:formula="of:=([.BM98]-[.$BI98])/[.$BI98]" table:style-name="ce21">
            <text:p>-20.69%</text:p>
          </table:table-cell>
          <table:table-cell office:value-type="percentage" office:value="-0.10344827586206887" table:formula="of:=([.BN98]-[.$BI98])/[.$BI98]" table:style-name="ce21">
            <text:p>-10.34%</text:p>
          </table:table-cell>
          <table:table-cell office:value-type="percentage" office:value="-0.13793103448275856" table:formula="of:=([.BO98]-[.$BI98])/[.$BI98]" table:style-name="ce21">
            <text:p>-13.79%</text:p>
          </table:table-cell>
          <table:table-cell office:value-type="percentage" office:value="-0.17241379310344826" table:formula="of:=([.BP98]-[.$BI98])/[.$BI98]" table:style-name="ce21">
            <text:p>-17.24%</text:p>
          </table:table-cell>
          <table:table-cell office:value-type="percentage" office:value="-0.17241379310344826" table:formula="of:=([.BQ98]-[.$BI98])/[.$BI98]" table:style-name="ce21">
            <text:p>-17.24%</text:p>
          </table:table-cell>
          <table:table-cell office:value-type="percentage" office:value="-0.24137931034482754" table:formula="of:=([.BR98]-[.$BI98])/[.$BI98]" table:style-name="ce21">
            <text:p>-24.14%</text:p>
          </table:table-cell>
          <table:table-cell office:value-type="percentage" office:value="-0.24137931034482754" table:formula="of:=([.BS98]-[.$BI98])/[.$BI98]" table:style-name="ce21">
            <text:p>-24.14%</text:p>
          </table:table-cell>
          <table:table-cell office:value-type="percentage" office:value="-0.20689655172413784" table:formula="of:=([.BT98]-[.$BI98])/[.$BI98]" table:style-name="ce21">
            <text:p>-20.69%</text:p>
          </table:table-cell>
          <table:table-cell office:value-type="percentage" office:value="-0.3103448275862068" table:formula="of:=([.BU98]-[.$BI98])/[.$BI98]" table:style-name="ce21">
            <text:p>-31.03%</text:p>
          </table:table-cell>
          <table:table-cell office:value-type="percentage" office:value="-0.24137931034482754" table:formula="of:=([.BV98]-[.$BI98])/[.$BI98]" table:style-name="ce21">
            <text:p>-24.14%</text:p>
          </table:table-cell>
          <table:table-cell office:value-type="string" table:style-name="ce25">
            <text:p>longzzzzz</text:p>
          </table:table-cell>
          <table:table-cell office:value-type="percentage" office:value="0.22642346780277814" table:formula="of:=([.S98]+[.AU98]+[.BW98])/3" table:style-name="ce22">
            <text:p>22.64%</text:p>
          </table:table-cell>
          <table:table-cell office:value-type="percentage" office:value="0.14285714285714282" table:formula="of:=([.T98]+[.AV98]+[.BX98])/3" table:style-name="ce22">
            <text:p>14.29%</text:p>
          </table:table-cell>
          <table:table-cell office:value-type="percentage" office:value="7.348111658456484E-2" table:formula="of:=([.U98]+[.AW98]+[.BY98])/3" table:style-name="ce22">
            <text:p>7.35%</text:p>
          </table:table-cell>
          <table:table-cell office:value-type="percentage" office:value="1.1150312874450813E-2" table:formula="of:=([.V98]+[.AX98]+[.BZ98])/3" table:style-name="ce22">
            <text:p>1.12%</text:p>
          </table:table-cell>
          <table:table-cell office:value-type="percentage" office:value="0.16757644343851241" table:formula="of:=([.W98]+[.AY98]+[.CA98])/3" table:style-name="ce22">
            <text:p>16.76%</text:p>
          </table:table-cell>
          <table:table-cell office:value-type="percentage" office:value="0.21560600008875871" table:formula="of:=([.X98]+[.AZ98]+[.CB98])/3" table:style-name="ce22">
            <text:p>21.56%</text:p>
          </table:table-cell>
          <table:table-cell office:value-type="percentage" office:value="0.18609372919717745" table:formula="of:=([.Y98]+[.BA98]+[.CC98])/3" table:style-name="ce22">
            <text:p>18.61%</text:p>
          </table:table-cell>
          <table:table-cell office:value-type="percentage" office:value="0.1503794434828917" table:formula="of:=([.Z98]+[.BB98]+[.CD98])/3" table:style-name="ce22">
            <text:p>15.04%</text:p>
          </table:table-cell>
          <table:table-cell office:value-type="percentage" office:value="0.15409621444104202" table:formula="of:=([.AA98]+[.BC98]+[.CE98])/3" table:style-name="ce22">
            <text:p>15.41%</text:p>
          </table:table-cell>
          <table:table-cell office:value-type="percentage" office:value="7.0762881107708689E-2" table:formula="of:=([.AB98]+[.BD98]+[.CF98])/3" table:style-name="ce22">
            <text:p>7.08%</text:p>
          </table:table-cell>
          <table:table-cell office:value-type="percentage" office:value="9.9953401677539577E-2" table:formula="of:=([.AC98]+[.BE98]+[.CG98])/3" table:style-name="ce22">
            <text:p>10.00%</text:p>
          </table:table-cell>
          <table:table-cell office:value-type="percentage" office:value="5.067012825633508E-2" table:formula="of:=([.AD98]+[.BF98]+[.CH98])/3" table:style-name="ce22">
            <text:p>5.07%</text:p>
          </table:table-cell>
          <table:table-cell office:value-type="percentage" office:value="4.9849110193937736E-2" table:formula="of:=([.AE98]+[.BG98]+[.CI98])/3" table:style-name="ce22">
            <text:p>4.98%</text:p>
          </table:table-cell>
          <table:table-cell table:number-columns-repeated="1628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string" table:style-name="ce25">
            <text:p>Jayfire</text:p>
          </table:table-cell>
          <table:table-cell office:value-type="string" table:style-name="ce18">
            <text:p>BGS.AX</text:p>
          </table:table-cell>
          <table:table-cell office:value-type="float" office:value="0.33" table:style-name="ce19">
            <text:p>0.33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4" table:style-name="ce20">
            <text:p>0.34</text:p>
          </table:table-cell>
          <table:table-cell office:value-type="float" office:value="0.31" table:style-name="ce20">
            <text:p>0.31</text:p>
          </table:table-cell>
          <table:table-cell office:value-type="float" office:value="0.3" table:style-name="ce20">
            <text:p>0.3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6" table:style-name="ce20">
            <text:p>0.26</text:p>
          </table:table-cell>
          <table:table-cell office:value-type="float" office:value="0.31" table:style-name="ce20">
            <text:p>0.31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" table:style-name="ce20">
            <text:p>0.27</text:p>
          </table:table-cell>
          <table:table-cell office:value-type="percentage" office:value="0.10606060606060598" table:formula="of:=([.F99]-[.$E99])/[.$E99]" table:style-name="ce21">
            <text:p>10.61%</text:p>
          </table:table-cell>
          <table:table-cell office:value-type="percentage" office:value="1.5151515151515164E-2" table:formula="of:=([.G99]-[.$E99])/[.$E99]" table:style-name="ce21">
            <text:p>1.52%</text:p>
          </table:table-cell>
          <table:table-cell office:value-type="percentage" office:value="-1.5151515151515164E-2" table:formula="of:=([.H99]-[.$E99])/[.$E99]" table:style-name="ce21">
            <text:p>-1.52%</text:p>
          </table:table-cell>
          <table:table-cell office:value-type="percentage" office:value="3.0303030303030328E-2" table:formula="of:=([.I99]-[.$E99])/[.$E99]" table:style-name="ce21">
            <text:p>3.03%</text:p>
          </table:table-cell>
          <table:table-cell office:value-type="percentage" office:value="-6.0606060606060656E-2" table:formula="of:=([.J99]-[.$E99])/[.$E99]" table:style-name="ce21">
            <text:p>-6.06%</text:p>
          </table:table-cell>
          <table:table-cell office:value-type="percentage" office:value="-9.0909090909090981E-2" table:formula="of:=([.K99]-[.$E99])/[.$E99]" table:style-name="ce21">
            <text:p>-9.09%</text:p>
          </table:table-cell>
          <table:table-cell office:value-type="percentage" office:value="-0.10606060606060615" table:formula="of:=([.L99]-[.$E99])/[.$E99]" table:style-name="ce21">
            <text:p>-10.61%</text:p>
          </table:table-cell>
          <table:table-cell office:value-type="percentage" office:value="-7.5757575757575815E-2" table:formula="of:=([.M99]-[.$E99])/[.$E99]" table:style-name="ce21">
            <text:p>-7.58%</text:p>
          </table:table-cell>
          <table:table-cell office:value-type="percentage" office:value="-0.10606060606060615" table:formula="of:=([.N99]-[.$E99])/[.$E99]" table:style-name="ce21">
            <text:p>-10.61%</text:p>
          </table:table-cell>
          <table:table-cell office:value-type="percentage" office:value="-0.21212121212121213" table:formula="of:=([.O99]-[.$E99])/[.$E99]" table:style-name="ce21">
            <text:p>-21.21%</text:p>
          </table:table-cell>
          <table:table-cell office:value-type="percentage" office:value="-6.0606060606060656E-2" table:formula="of:=([.P99]-[.$E99])/[.$E99]" table:style-name="ce21">
            <text:p>-6.06%</text:p>
          </table:table-cell>
          <table:table-cell office:value-type="percentage" office:value="-0.16666666666666663" table:formula="of:=([.Q99]-[.$E99])/[.$E99]" table:style-name="ce21">
            <text:p>-16.67%</text:p>
          </table:table-cell>
          <table:table-cell office:value-type="percentage" office:value="-0.1818181818181818" table:formula="of:=([.R99]-[.$E99])/[.$E99]" table:style-name="ce21">
            <text:p>-18.18%</text:p>
          </table:table-cell>
          <table:table-cell office:value-type="string" table:style-name="ce18">
            <text:p>CRE.V</text:p>
          </table:table-cell>
          <table:table-cell office:value-type="float" office:value="0.51" table:style-name="ce19">
            <text:p>0.51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67" table:style-name="ce20">
            <text:p>0.67</text:p>
          </table:table-cell>
          <table:table-cell office:value-type="float" office:value="0.68" table:style-name="ce20">
            <text:p>0.68</text:p>
          </table:table-cell>
          <table:table-cell office:value-type="float" office:value="0.61" table:style-name="ce20">
            <text:p>0.61</text:p>
          </table:table-cell>
          <table:table-cell office:value-type="float" office:value="0.7" table:style-name="ce20">
            <text:p>0.7</text:p>
          </table:table-cell>
          <table:table-cell office:value-type="float" office:value="0.9" table:style-name="ce20">
            <text:p>0.9</text:p>
          </table:table-cell>
          <table:table-cell office:value-type="float" office:value="0.84" table:style-name="ce20">
            <text:p>0.84</text:p>
          </table:table-cell>
          <table:table-cell office:value-type="float" office:value="0.89" table:style-name="ce20">
            <text:p>0.89</text:p>
          </table:table-cell>
          <table:table-cell office:value-type="float" office:value="0.9" table:style-name="ce20">
            <text:p>0.9</text:p>
          </table:table-cell>
          <table:table-cell office:value-type="float" office:value="0.87" table:style-name="ce20">
            <text:p>0.87</text:p>
          </table:table-cell>
          <table:table-cell office:value-type="float" office:value="0.79" table:style-name="ce20">
            <text:p>0.79</text:p>
          </table:table-cell>
          <table:table-cell office:value-type="float" office:value="0.8" table:style-name="ce20">
            <text:p>0.8</text:p>
          </table:table-cell>
          <table:table-cell office:value-type="percentage" office:value="0.1176470588235293" table:formula="of:=([.AH99]-[.$AG99])/[.$AG99]" table:style-name="ce21">
            <text:p>11.76%</text:p>
          </table:table-cell>
          <table:table-cell office:value-type="percentage" office:value="0.1176470588235293" table:formula="of:=([.AI99]-[.$AG99])/[.$AG99]" table:style-name="ce21">
            <text:p>11.76%</text:p>
          </table:table-cell>
          <table:table-cell office:value-type="percentage" office:value="0.31372549019607848" table:formula="of:=([.AJ99]-[.$AG99])/[.$AG99]" table:style-name="ce21">
            <text:p>31.37%</text:p>
          </table:table-cell>
          <table:table-cell office:value-type="percentage" office:value="0.33333333333333343" table:formula="of:=([.AK99]-[.$AG99])/[.$AG99]" table:style-name="ce21">
            <text:p>33.33%</text:p>
          </table:table-cell>
          <table:table-cell office:value-type="percentage" office:value="0.19607843137254896" table:formula="of:=([.AL99]-[.$AG99])/[.$AG99]" table:style-name="ce21">
            <text:p>19.61%</text:p>
          </table:table-cell>
          <table:table-cell office:value-type="percentage" office:value="0.37254901960784303" table:formula="of:=([.AM99]-[.$AG99])/[.$AG99]" table:style-name="ce21">
            <text:p>37.25%</text:p>
          </table:table-cell>
          <table:table-cell office:value-type="percentage" office:value="0.76470588235294124" table:formula="of:=([.AN99]-[.$AG99])/[.$AG99]" table:style-name="ce21">
            <text:p>76.47%</text:p>
          </table:table-cell>
          <table:table-cell office:value-type="percentage" office:value="0.64705882352941169" table:formula="of:=([.AO99]-[.$AG99])/[.$AG99]" table:style-name="ce21">
            <text:p>64.71%</text:p>
          </table:table-cell>
          <table:table-cell office:value-type="percentage" office:value="0.74509803921568629" table:formula="of:=([.AP99]-[.$AG99])/[.$AG99]" table:style-name="ce21">
            <text:p>74.51%</text:p>
          </table:table-cell>
          <table:table-cell office:value-type="percentage" office:value="0.76470588235294124" table:formula="of:=([.AQ99]-[.$AG99])/[.$AG99]" table:style-name="ce21">
            <text:p>76.47%</text:p>
          </table:table-cell>
          <table:table-cell office:value-type="percentage" office:value="0.70588235294117641" table:formula="of:=([.AR99]-[.$AG99])/[.$AG99]" table:style-name="ce21">
            <text:p>70.59%</text:p>
          </table:table-cell>
          <table:table-cell office:value-type="percentage" office:value="0.5490196078431373" table:formula="of:=([.AS99]-[.$AG99])/[.$AG99]" table:style-name="ce21">
            <text:p>54.90%</text:p>
          </table:table-cell>
          <table:table-cell office:value-type="percentage" office:value="0.56862745098039225" table:formula="of:=([.AT99]-[.$AG99])/[.$AG99]" table:style-name="ce21">
            <text:p>56.86%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float" office:value="2.78" table:style-name="ce20">
            <text:p>2.78</text:p>
          </table:table-cell>
          <table:table-cell office:value-type="float" office:value="3.35" table:style-name="ce20">
            <text:p>3.35</text:p>
          </table:table-cell>
          <table:table-cell office:value-type="float" office:value="3.69" table:style-name="ce20">
            <text:p>3.69</text:p>
          </table:table-cell>
          <table:table-cell office:value-type="float" office:value="4.17" table:style-name="ce20">
            <text:p>4.17</text:p>
          </table:table-cell>
          <table:table-cell office:value-type="float" office:value="4" table:style-name="ce20">
            <text:p>4</text:p>
          </table:table-cell>
          <table:table-cell office:value-type="float" office:value="4.67" table:style-name="ce20">
            <text:p>4.67</text:p>
          </table:table-cell>
          <table:table-cell office:value-type="float" office:value="4.8600000000000003" table:style-name="ce20">
            <text:p>4.86</text:p>
          </table:table-cell>
          <table:table-cell office:value-type="float" office:value="4.28" table:style-name="ce20">
            <text:p>4.28</text:p>
          </table:table-cell>
          <table:table-cell office:value-type="float" office:value="4.17" table:style-name="ce20">
            <text:p>4.17</text:p>
          </table:table-cell>
          <table:table-cell office:value-type="float" office:value="4.22" table:style-name="ce20">
            <text:p>4.22</text:p>
          </table:table-cell>
          <table:table-cell office:value-type="float" office:value="4.29" table:style-name="ce20">
            <text:p>4.29</text:p>
          </table:table-cell>
          <table:table-cell office:value-type="float" office:value="4.6900000000000004" table:style-name="ce20">
            <text:p>4.69</text:p>
          </table:table-cell>
          <table:table-cell office:value-type="float" office:value="4.6399999999999997" table:style-name="ce20">
            <text:p>4.64</text:p>
          </table:table-cell>
          <table:table-cell office:value-type="percentage" office:value="9.4488188976377854E-2" table:formula="of:=([.BJ99]-[.$BI99])/[.$BI99]" table:style-name="ce21">
            <text:p>9.45%</text:p>
          </table:table-cell>
          <table:table-cell office:value-type="percentage" office:value="0.31889763779527563" table:formula="of:=([.BK99]-[.$BI99])/[.$BI99]" table:style-name="ce21">
            <text:p>31.89%</text:p>
          </table:table-cell>
          <table:table-cell office:value-type="percentage" office:value="0.452755905511811" table:formula="of:=([.BL99]-[.$BI99])/[.$BI99]" table:style-name="ce21">
            <text:p>45.28%</text:p>
          </table:table-cell>
          <table:table-cell office:value-type="percentage" office:value="0.6417322834645669" table:formula="of:=([.BM99]-[.$BI99])/[.$BI99]" table:style-name="ce21">
            <text:p>64.17%</text:p>
          </table:table-cell>
          <table:table-cell office:value-type="percentage" office:value="0.57480314960629919" table:formula="of:=([.BN99]-[.$BI99])/[.$BI99]" table:style-name="ce21">
            <text:p>57.48%</text:p>
          </table:table-cell>
          <table:table-cell office:value-type="percentage" office:value="0.83858267716535428" table:formula="of:=([.BO99]-[.$BI99])/[.$BI99]" table:style-name="ce21">
            <text:p>83.86%</text:p>
          </table:table-cell>
          <table:table-cell office:value-type="percentage" office:value="0.9133858267716537" table:formula="of:=([.BP99]-[.$BI99])/[.$BI99]" table:style-name="ce21">
            <text:p>91.34%</text:p>
          </table:table-cell>
          <table:table-cell office:value-type="percentage" office:value="0.68503937007874027" table:formula="of:=([.BQ99]-[.$BI99])/[.$BI99]" table:style-name="ce21">
            <text:p>68.50%</text:p>
          </table:table-cell>
          <table:table-cell office:value-type="percentage" office:value="0.6417322834645669" table:formula="of:=([.BR99]-[.$BI99])/[.$BI99]" table:style-name="ce21">
            <text:p>64.17%</text:p>
          </table:table-cell>
          <table:table-cell office:value-type="percentage" office:value="0.66141732283464549" table:formula="of:=([.BS99]-[.$BI99])/[.$BI99]" table:style-name="ce21">
            <text:p>66.14%</text:p>
          </table:table-cell>
          <table:table-cell office:value-type="percentage" office:value="0.6889763779527559" table:formula="of:=([.BT99]-[.$BI99])/[.$BI99]" table:style-name="ce21">
            <text:p>68.90%</text:p>
          </table:table-cell>
          <table:table-cell office:value-type="percentage" office:value="0.84645669291338599" table:formula="of:=([.BU99]-[.$BI99])/[.$BI99]" table:style-name="ce21">
            <text:p>84.65%</text:p>
          </table:table-cell>
          <table:table-cell office:value-type="percentage" office:value="0.82677165354330695" table:formula="of:=([.BV99]-[.$BI99])/[.$BI99]" table:style-name="ce21">
            <text:p>82.68%</text:p>
          </table:table-cell>
          <table:table-cell office:value-type="string" table:style-name="ce25">
            <text:p>Jayfire</text:p>
          </table:table-cell>
          <table:table-cell office:value-type="percentage" office:value="0.10606528462017105" table:formula="of:=([.S99]+[.AU99]+[.BW99])/3" table:style-name="ce22">
            <text:p>10.61%</text:p>
          </table:table-cell>
          <table:table-cell office:value-type="percentage" office:value="0.15056540392344003" table:formula="of:=([.T99]+[.AV99]+[.BX99])/3" table:style-name="ce22">
            <text:p>15.06%</text:p>
          </table:table-cell>
          <table:table-cell office:value-type="percentage" office:value="0.25044329351879147" table:formula="of:=([.U99]+[.AW99]+[.BY99])/3" table:style-name="ce22">
            <text:p>25.04%</text:p>
          </table:table-cell>
          <table:table-cell office:value-type="percentage" office:value="0.3351228823669769" table:formula="of:=([.V99]+[.AX99]+[.BZ99])/3" table:style-name="ce22">
            <text:p>33.51%</text:p>
          </table:table-cell>
          <table:table-cell office:value-type="percentage" office:value="0.23675850679092916" table:formula="of:=([.W99]+[.AY99]+[.CA99])/3" table:style-name="ce22">
            <text:p>23.68%</text:p>
          </table:table-cell>
          <table:table-cell office:value-type="percentage" office:value="0.37340753528803544" table:formula="of:=([.X99]+[.AZ99]+[.CB99])/3" table:style-name="ce22">
            <text:p>37.34%</text:p>
          </table:table-cell>
          <table:table-cell office:value-type="percentage" office:value="0.52401036768799625" table:formula="of:=([.Y99]+[.BA99]+[.CC99])/3" table:style-name="ce22">
            <text:p>52.40%</text:p>
          </table:table-cell>
          <table:table-cell office:value-type="percentage" office:value="0.41878020595019211" table:formula="of:=([.Z99]+[.BB99]+[.CD99])/3" table:style-name="ce22">
            <text:p>41.88%</text:p>
          </table:table-cell>
          <table:table-cell office:value-type="percentage" office:value="0.42692323887321565" table:formula="of:=([.AA99]+[.BC99]+[.CE99])/3" table:style-name="ce22">
            <text:p>42.69%</text:p>
          </table:table-cell>
          <table:table-cell office:value-type="percentage" office:value="0.40466733102212488" table:formula="of:=([.AB99]+[.BD99]+[.CF99])/3" table:style-name="ce22">
            <text:p>40.47%</text:p>
          </table:table-cell>
          <table:table-cell office:value-type="percentage" office:value="0.4447508900959572" table:formula="of:=([.AC99]+[.BE99]+[.CG99])/3" table:style-name="ce22">
            <text:p>44.48%</text:p>
          </table:table-cell>
          <table:table-cell office:value-type="percentage" office:value="0.40960321136328554" table:formula="of:=([.AD99]+[.BF99]+[.CH99])/3" table:style-name="ce22">
            <text:p>40.96%</text:p>
          </table:table-cell>
          <table:table-cell office:value-type="percentage" office:value="0.40452697423517248" table:formula="of:=([.AE99]+[.BG99]+[.CI99])/3" table:style-name="ce22">
            <text:p>40.45%</text:p>
          </table:table-cell>
          <table:table-cell table:number-columns-repeated="1628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2" table:style-name="ce1">
            <text:p>132</text:p>
          </table:table-cell>
          <table:table-cell office:value-type="string" table:style-name="ce25">
            <text:p>Spike</text:p>
          </table:table-cell>
          <table:table-cell office:value-type="string" table:style-name="ce18">
            <text:p>NGQ.TO</text:p>
          </table:table-cell>
          <table:table-cell office:value-type="float" office:value="1.2" table:style-name="ce19">
            <text:p>1.2</text:p>
          </table:table-cell>
          <table:table-cell office:value-type="float" office:value="1.36" table:style-name="ce20">
            <text:p>1.36</text:p>
          </table:table-cell>
          <table:table-cell office:value-type="float" office:value="1.39" table:style-name="ce20">
            <text:p>1.39</text:p>
          </table:table-cell>
          <table:table-cell office:value-type="float" office:value="1.37" table:style-name="ce20">
            <text:p>1.37</text:p>
          </table:table-cell>
          <table:table-cell office:value-type="float" office:value="1.33" table:style-name="ce20">
            <text:p>1.33</text:p>
          </table:table-cell>
          <table:table-cell office:value-type="float" office:value="1.35" table:style-name="ce20">
            <text:p>1.35</text:p>
          </table:table-cell>
          <table:table-cell office:value-type="float" office:value="1.3" table:style-name="ce20">
            <text:p>1.3</text:p>
          </table:table-cell>
          <table:table-cell office:value-type="float" office:value="1.4" table:style-name="ce20">
            <text:p>1.4</text:p>
          </table:table-cell>
          <table:table-cell office:value-type="float" office:value="1.35" table:style-name="ce20">
            <text:p>1.35</text:p>
          </table:table-cell>
          <table:table-cell office:value-type="float" office:value="1.26" table:style-name="ce20">
            <text:p>1.26</text:p>
          </table:table-cell>
          <table:table-cell office:value-type="float" office:value="1.21" table:style-name="ce20">
            <text:p>1.21</text:p>
          </table:table-cell>
          <table:table-cell office:value-type="float" office:value="1.19" table:style-name="ce20">
            <text:p>1.19</text:p>
          </table:table-cell>
          <table:table-cell office:value-type="float" office:value="1.1000000000000001" table:style-name="ce20">
            <text:p>1.1</text:p>
          </table:table-cell>
          <table:table-cell office:value-type="float" office:value="0.98" table:style-name="ce20">
            <text:p>0.98</text:p>
          </table:table-cell>
          <table:table-cell office:value-type="percentage" office:value="0.13333333333333347" table:formula="of:=([.F100]-[.$E100])/[.$E100]" table:style-name="ce21">
            <text:p>13.33%</text:p>
          </table:table-cell>
          <table:table-cell office:value-type="percentage" office:value="0.1583333333333333" table:formula="of:=([.G100]-[.$E100])/[.$E100]" table:style-name="ce21">
            <text:p>15.83%</text:p>
          </table:table-cell>
          <table:table-cell office:value-type="percentage" office:value="0.1416666666666668" table:formula="of:=([.H100]-[.$E100])/[.$E100]" table:style-name="ce21">
            <text:p>14.17%</text:p>
          </table:table-cell>
          <table:table-cell office:value-type="percentage" office:value="0.10833333333333343" table:formula="of:=([.I100]-[.$E100])/[.$E100]" table:style-name="ce21">
            <text:p>10.83%</text:p>
          </table:table-cell>
          <table:table-cell office:value-type="percentage" office:value="0.12500000000000011" table:formula="of:=([.J100]-[.$E100])/[.$E100]" table:style-name="ce21">
            <text:p>12.50%</text:p>
          </table:table-cell>
          <table:table-cell office:value-type="percentage" office:value="8.3333333333333412E-2" table:formula="of:=([.K100]-[.$E100])/[.$E100]" table:style-name="ce21">
            <text:p>8.33%</text:p>
          </table:table-cell>
          <table:table-cell office:value-type="percentage" office:value="0.16666666666666663" table:formula="of:=([.L100]-[.$E100])/[.$E100]" table:style-name="ce21">
            <text:p>16.67%</text:p>
          </table:table-cell>
          <table:table-cell office:value-type="percentage" office:value="0.12500000000000011" table:formula="of:=([.M100]-[.$E100])/[.$E100]" table:style-name="ce21">
            <text:p>12.50%</text:p>
          </table:table-cell>
          <table:table-cell office:value-type="percentage" office:value="5.0000000000000044E-2" table:formula="of:=([.N100]-[.$E100])/[.$E100]" table:style-name="ce21">
            <text:p>5.00%</text:p>
          </table:table-cell>
          <table:table-cell office:value-type="percentage" office:value="8.3333333333333419E-3" table:formula="of:=([.O100]-[.$E100])/[.$E100]" table:style-name="ce21">
            <text:p>0.83%</text:p>
          </table:table-cell>
          <table:table-cell office:value-type="percentage" office:value="-8.3333333333333419E-3" table:formula="of:=([.P100]-[.$E100])/[.$E100]" table:style-name="ce21">
            <text:p>-0.83%</text:p>
          </table:table-cell>
          <table:table-cell office:value-type="percentage" office:value="-8.3333333333333232E-2" table:formula="of:=([.Q100]-[.$E100])/[.$E100]" table:style-name="ce21">
            <text:p>-8.33%</text:p>
          </table:table-cell>
          <table:table-cell office:value-type="percentage" office:value="-0.18333333333333332" table:formula="of:=([.R100]-[.$E100])/[.$E100]" table:style-name="ce21">
            <text:p>-18.33%</text:p>
          </table:table-cell>
          <table:table-cell office:value-type="string" table:style-name="ce18">
            <text:p>SNM.V</text:p>
          </table:table-cell>
          <table:table-cell office:value-type="float" office:value="0.115" table:style-name="ce19">
            <text:p>0.11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percentage" office:value="4.3478260869565133E-2" table:formula="of:=([.AH100]-[.$AG100])/[.$AG100]" table:style-name="ce21">
            <text:p>4.35%</text:p>
          </table:table-cell>
          <table:table-cell office:value-type="percentage" office:value="4.3478260869565133E-2" table:formula="of:=([.AI100]-[.$AG100])/[.$AG100]" table:style-name="ce21">
            <text:p>4.35%</text:p>
          </table:table-cell>
          <table:table-cell office:value-type="percentage" office:value="0" table:formula="of:=([.AJ100]-[.$AG100])/[.$AG100]" table:style-name="ce21">
            <text:p>0.00%</text:p>
          </table:table-cell>
          <table:table-cell office:value-type="percentage" office:value="-4.3478260869565251E-2" table:formula="of:=([.AK100]-[.$AG100])/[.$AG100]" table:style-name="ce21">
            <text:p>-4.35%</text:p>
          </table:table-cell>
          <table:table-cell office:value-type="percentage" office:value="-8.6956521739130502E-2" table:formula="of:=([.AL100]-[.$AG100])/[.$AG100]" table:style-name="ce21">
            <text:p>-8.70%</text:p>
          </table:table-cell>
          <table:table-cell office:value-type="percentage" office:value="-0.13043478260869565" table:formula="of:=([.AM100]-[.$AG100])/[.$AG100]" table:style-name="ce21">
            <text:p>-13.04%</text:p>
          </table:table-cell>
          <table:table-cell office:value-type="percentage" office:value="-0.17391304347826089" table:formula="of:=([.AN100]-[.$AG100])/[.$AG100]" table:style-name="ce21">
            <text:p>-17.39%</text:p>
          </table:table-cell>
          <table:table-cell office:value-type="percentage" office:value="-0.17391304347826089" table:formula="of:=([.AO100]-[.$AG100])/[.$AG100]" table:style-name="ce21">
            <text:p>-17.39%</text:p>
          </table:table-cell>
          <table:table-cell office:value-type="percentage" office:value="-0.17391304347826089" table:formula="of:=([.AP100]-[.$AG100])/[.$AG100]" table:style-name="ce21">
            <text:p>-17.39%</text:p>
          </table:table-cell>
          <table:table-cell office:value-type="percentage" office:value="-4.3478260869565251E-2" table:formula="of:=([.AQ100]-[.$AG100])/[.$AG100]" table:style-name="ce21">
            <text:p>-4.35%</text:p>
          </table:table-cell>
          <table:table-cell office:value-type="percentage" office:value="-8.6956521739130502E-2" table:formula="of:=([.AR100]-[.$AG100])/[.$AG100]" table:style-name="ce21">
            <text:p>-8.70%</text:p>
          </table:table-cell>
          <table:table-cell office:value-type="percentage" office:value="-8.6956521739130502E-2" table:formula="of:=([.AS100]-[.$AG100])/[.$AG100]" table:style-name="ce21">
            <text:p>-8.70%</text:p>
          </table:table-cell>
          <table:table-cell office:value-type="percentage" office:value="-8.6956521739130502E-2" table:formula="of:=([.AT100]-[.$AG100])/[.$AG100]" table:style-name="ce21">
            <text:p>-8.70%</text:p>
          </table:table-cell>
          <table:table-cell office:value-type="string" table:style-name="ce18">
            <text:p>PXX.TO</text:p>
          </table:table-cell>
          <table:table-cell office:value-type="float" office:value="1.63" table:style-name="ce19">
            <text:p>1.63</text:p>
          </table:table-cell>
          <table:table-cell office:value-type="float" office:value="1.7" table:style-name="ce20">
            <text:p>1.7</text:p>
          </table:table-cell>
          <table:table-cell office:value-type="float" office:value="1.68" table:style-name="ce20">
            <text:p>1.68</text:p>
          </table:table-cell>
          <table:table-cell office:value-type="float" office:value="1.67" table:style-name="ce20">
            <text:p>1.67</text:p>
          </table:table-cell>
          <table:table-cell office:value-type="float" office:value="1.67" table:style-name="ce20">
            <text:p>1.67</text:p>
          </table:table-cell>
          <table:table-cell office:value-type="float" office:value="1.53" table:style-name="ce20">
            <text:p>1.53</text:p>
          </table:table-cell>
          <table:table-cell office:value-type="float" office:value="1.52" table:style-name="ce20">
            <text:p>1.52</text:p>
          </table:table-cell>
          <table:table-cell office:value-type="float" office:value="1.63" table:style-name="ce20">
            <text:p>1.63</text:p>
          </table:table-cell>
          <table:table-cell office:value-type="float" office:value="1.6" table:style-name="ce20">
            <text:p>1.6</text:p>
          </table:table-cell>
          <table:table-cell office:value-type="float" office:value="1.52" table:style-name="ce20">
            <text:p>1.52</text:p>
          </table:table-cell>
          <table:table-cell office:value-type="float" office:value="1.41" table:style-name="ce20">
            <text:p>1.41</text:p>
          </table:table-cell>
          <table:table-cell office:value-type="float" office:value="1.3" table:style-name="ce20">
            <text:p>1.3</text:p>
          </table:table-cell>
          <table:table-cell office:value-type="float" office:value="1.28" table:style-name="ce20">
            <text:p>1.28</text:p>
          </table:table-cell>
          <table:table-cell office:value-type="float" office:value="1.3" table:style-name="ce20">
            <text:p>1.3</text:p>
          </table:table-cell>
          <table:table-cell office:value-type="percentage" office:value="4.2944785276073663E-2" table:formula="of:=([.BJ100]-[.$BI100])/[.$BI100]" table:style-name="ce21">
            <text:p>4.29%</text:p>
          </table:table-cell>
          <table:table-cell office:value-type="percentage" office:value="3.0674846625766899E-2" table:formula="of:=([.BK100]-[.$BI100])/[.$BI100]" table:style-name="ce21">
            <text:p>3.07%</text:p>
          </table:table-cell>
          <table:table-cell office:value-type="percentage" office:value="2.4539877300613522E-2" table:formula="of:=([.BL100]-[.$BI100])/[.$BI100]" table:style-name="ce21">
            <text:p>2.45%</text:p>
          </table:table-cell>
          <table:table-cell office:value-type="percentage" office:value="2.4539877300613522E-2" table:formula="of:=([.BM100]-[.$BI100])/[.$BI100]" table:style-name="ce21">
            <text:p>2.45%</text:p>
          </table:table-cell>
          <table:table-cell office:value-type="percentage" office:value="-6.1349693251533666E-2" table:formula="of:=([.BN100]-[.$BI100])/[.$BI100]" table:style-name="ce21">
            <text:p>-6.13%</text:p>
          </table:table-cell>
          <table:table-cell office:value-type="percentage" office:value="-6.7484662576687046E-2" table:formula="of:=([.BO100]-[.$BI100])/[.$BI100]" table:style-name="ce21">
            <text:p>-6.75%</text:p>
          </table:table-cell>
          <table:table-cell office:value-type="percentage" office:value="0" table:formula="of:=([.BP100]-[.$BI100])/[.$BI100]" table:style-name="ce21">
            <text:p>0.00%</text:p>
          </table:table-cell>
          <table:table-cell office:value-type="percentage" office:value="-1.8404907975460003E-2" table:formula="of:=([.BQ100]-[.$BI100])/[.$BI100]" table:style-name="ce21">
            <text:p>-1.84%</text:p>
          </table:table-cell>
          <table:table-cell office:value-type="percentage" office:value="-6.7484662576687046E-2" table:formula="of:=([.BR100]-[.$BI100])/[.$BI100]" table:style-name="ce21">
            <text:p>-6.75%</text:p>
          </table:table-cell>
          <table:table-cell office:value-type="percentage" office:value="-0.13496932515337423" table:formula="of:=([.BS100]-[.$BI100])/[.$BI100]" table:style-name="ce21">
            <text:p>-13.50%</text:p>
          </table:table-cell>
          <table:table-cell office:value-type="percentage" office:value="-0.20245398773006126" table:formula="of:=([.BT100]-[.$BI100])/[.$BI100]" table:style-name="ce21">
            <text:p>-20.25%</text:p>
          </table:table-cell>
          <table:table-cell office:value-type="percentage" office:value="-0.21472392638036802" table:formula="of:=([.BU100]-[.$BI100])/[.$BI100]" table:style-name="ce21">
            <text:p>-21.47%</text:p>
          </table:table-cell>
          <table:table-cell office:value-type="percentage" office:value="-0.20245398773006126" table:formula="of:=([.BV100]-[.$BI100])/[.$BI100]" table:style-name="ce21">
            <text:p>-20.25%</text:p>
          </table:table-cell>
          <table:table-cell office:value-type="string" table:style-name="ce25">
            <text:p>Spike</text:p>
          </table:table-cell>
          <table:table-cell office:value-type="percentage" office:value="7.3252126492990746E-2" table:formula="of:=([.S100]+[.AU100]+[.BW100])/3" table:style-name="ce22">
            <text:p>7.33%</text:p>
          </table:table-cell>
          <table:table-cell office:value-type="percentage" office:value="7.7495480276221773E-2" table:formula="of:=([.T100]+[.AV100]+[.BX100])/3" table:style-name="ce22">
            <text:p>7.75%</text:p>
          </table:table-cell>
          <table:table-cell office:value-type="percentage" office:value="5.5402181322426775E-2" table:formula="of:=([.U100]+[.AW100]+[.BY100])/3" table:style-name="ce22">
            <text:p>5.54%</text:p>
          </table:table-cell>
          <table:table-cell office:value-type="percentage" office:value="2.9798316588127233E-2" table:formula="of:=([.V100]+[.AX100]+[.BZ100])/3" table:style-name="ce22">
            <text:p>2.98%</text:p>
          </table:table-cell>
          <table:table-cell office:value-type="percentage" office:value="-7.7687383302213519E-3" table:formula="of:=([.W100]+[.AY100]+[.CA100])/3" table:style-name="ce22">
            <text:p>-0.78%</text:p>
          </table:table-cell>
          <table:table-cell office:value-type="percentage" office:value="-3.8195370617349761E-2" table:formula="of:=([.X100]+[.AZ100]+[.CB100])/3" table:style-name="ce22">
            <text:p>-3.82%</text:p>
          </table:table-cell>
          <table:table-cell office:value-type="percentage" office:value="-2.4154589371980875E-3" table:formula="of:=([.Y100]+[.BA100]+[.CC100])/3" table:style-name="ce22">
            <text:p>-0.24%</text:p>
          </table:table-cell>
          <table:table-cell office:value-type="percentage" office:value="-2.243931715124026E-2" table:formula="of:=([.Z100]+[.BB100]+[.CD100])/3" table:style-name="ce22">
            <text:p>-2.24%</text:p>
          </table:table-cell>
          <table:table-cell office:value-type="percentage" office:value="-6.3799235351649289E-2" table:formula="of:=([.AA100]+[.BC100]+[.CE100])/3" table:style-name="ce22">
            <text:p>-6.38%</text:p>
          </table:table-cell>
          <table:table-cell office:value-type="percentage" office:value="-5.6704750896535379E-2" table:formula="of:=([.AB100]+[.BD100]+[.CF100])/3" table:style-name="ce22">
            <text:p>-5.67%</text:p>
          </table:table-cell>
          <table:table-cell office:value-type="percentage" office:value="-9.9247947600841699E-2" table:formula="of:=([.AC100]+[.BE100]+[.CG100])/3" table:style-name="ce22">
            <text:p>-9.92%</text:p>
          </table:table-cell>
          <table:table-cell office:value-type="percentage" office:value="-0.12833792715094391" table:formula="of:=([.AD100]+[.BF100]+[.CH100])/3" table:style-name="ce22">
            <text:p>-12.83%</text:p>
          </table:table-cell>
          <table:table-cell office:value-type="percentage" office:value="-0.15758128093417503" table:formula="of:=([.AE100]+[.BG100]+[.CI100])/3" table:style-name="ce22">
            <text:p>-15.76%</text:p>
          </table:table-cell>
          <table:table-cell table:number-columns-repeated="1628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string" table:style-name="ce25">
            <text:p>wolff</text:p>
          </table:table-cell>
          <table:table-cell office:value-type="string" table:style-name="ce18">
            <text:p>AUG.TO</text:p>
          </table:table-cell>
          <table:table-cell office:value-type="float" office:value="2.96" table:style-name="ce19">
            <text:p>2.96</text:p>
          </table:table-cell>
          <table:table-cell office:value-type="float" office:value="3.05" table:style-name="ce20">
            <text:p>3.05</text:p>
          </table:table-cell>
          <table:table-cell office:value-type="float" office:value="3.31" table:style-name="ce20">
            <text:p>3.31</text:p>
          </table:table-cell>
          <table:table-cell office:value-type="float" office:value="3.7" table:style-name="ce20">
            <text:p>3.7</text:p>
          </table:table-cell>
          <table:table-cell office:value-type="float" office:value="3.35" table:style-name="ce20">
            <text:p>3.35</text:p>
          </table:table-cell>
          <table:table-cell office:value-type="float" office:value="3.37" table:style-name="ce20">
            <text:p>3.37</text:p>
          </table:table-cell>
          <table:table-cell office:value-type="float" office:value="3.66" table:style-name="ce20">
            <text:p>3.66</text:p>
          </table:table-cell>
          <table:table-cell office:value-type="float" office:value="3.53" table:style-name="ce20">
            <text:p>3.53</text:p>
          </table:table-cell>
          <table:table-cell office:value-type="float" office:value="3.25" table:style-name="ce20">
            <text:p>3.25</text:p>
          </table:table-cell>
          <table:table-cell office:value-type="float" office:value="3.08" table:style-name="ce20">
            <text:p>3.08</text:p>
          </table:table-cell>
          <table:table-cell office:value-type="float" office:value="2.72" table:style-name="ce20">
            <text:p>2.72</text:p>
          </table:table-cell>
          <table:table-cell office:value-type="float" office:value="3.13" table:style-name="ce20">
            <text:p>3.13</text:p>
          </table:table-cell>
          <table:table-cell office:value-type="float" office:value="3.16" table:style-name="ce20">
            <text:p>3.16</text:p>
          </table:table-cell>
          <table:table-cell office:value-type="float" office:value="3.14" table:style-name="ce20">
            <text:p>3.14</text:p>
          </table:table-cell>
          <table:table-cell office:value-type="percentage" office:value="3.0405405405405359E-2" table:formula="of:=([.F101]-[.$E101])/[.$E101]" table:style-name="ce21">
            <text:p>3.04%</text:p>
          </table:table-cell>
          <table:table-cell office:value-type="percentage" office:value="0.11824324324324327" table:formula="of:=([.G101]-[.$E101])/[.$E101]" table:style-name="ce21">
            <text:p>11.82%</text:p>
          </table:table-cell>
          <table:table-cell office:value-type="percentage" office:value="0.25000000000000006" table:formula="of:=([.H101]-[.$E101])/[.$E101]" table:style-name="ce21">
            <text:p>25.00%</text:p>
          </table:table-cell>
          <table:table-cell office:value-type="percentage" office:value="0.1317567567567568" table:formula="of:=([.I101]-[.$E101])/[.$E101]" table:style-name="ce21">
            <text:p>13.18%</text:p>
          </table:table-cell>
          <table:table-cell office:value-type="percentage" office:value="0.13851351351351357" table:formula="of:=([.J101]-[.$E101])/[.$E101]" table:style-name="ce21">
            <text:p>13.85%</text:p>
          </table:table-cell>
          <table:table-cell office:value-type="percentage" office:value="0.23648648648648654" table:formula="of:=([.K101]-[.$E101])/[.$E101]" table:style-name="ce21">
            <text:p>23.65%</text:p>
          </table:table-cell>
          <table:table-cell office:value-type="percentage" office:value="0.19256756756756752" table:formula="of:=([.L101]-[.$E101])/[.$E101]" table:style-name="ce21">
            <text:p>19.26%</text:p>
          </table:table-cell>
          <table:table-cell office:value-type="percentage" office:value="9.7972972972972985E-2" table:formula="of:=([.M101]-[.$E101])/[.$E101]" table:style-name="ce21">
            <text:p>9.80%</text:p>
          </table:table-cell>
          <table:table-cell office:value-type="percentage" office:value="4.0540540540540577E-2" table:formula="of:=([.N101]-[.$E101])/[.$E101]" table:style-name="ce21">
            <text:p>4.05%</text:p>
          </table:table-cell>
          <table:table-cell office:value-type="percentage" office:value="-8.1081081081081002E-2" table:formula="of:=([.O101]-[.$E101])/[.$E101]" table:style-name="ce21">
            <text:p>-8.11%</text:p>
          </table:table-cell>
          <table:table-cell office:value-type="percentage" office:value="5.7432432432432408E-2" table:formula="of:=([.P101]-[.$E101])/[.$E101]" table:style-name="ce21">
            <text:p>5.74%</text:p>
          </table:table-cell>
          <table:table-cell office:value-type="percentage" office:value="6.7567567567567627E-2" table:formula="of:=([.Q101]-[.$E101])/[.$E101]" table:style-name="ce21">
            <text:p>6.76%</text:p>
          </table:table-cell>
          <table:table-cell office:value-type="percentage" office:value="6.0810810810810863E-2" table:formula="of:=([.R101]-[.$E101])/[.$E101]" table:style-name="ce21">
            <text:p>6.08%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" table:formula="of:=([.AH101]-[.$AG101])/[.$AG101]" table:style-name="ce21">
            <text:p>0.00%</text:p>
          </table:table-cell>
          <table:table-cell office:value-type="percentage" office:value="0" table:formula="of:=([.AI101]-[.$AG101])/[.$AG101]" table:style-name="ce21">
            <text:p>0.00%</text:p>
          </table:table-cell>
          <table:table-cell office:value-type="percentage" office:value="0" table:formula="of:=([.AJ101]-[.$AG101])/[.$AG101]" table:style-name="ce21">
            <text:p>0.00%</text:p>
          </table:table-cell>
          <table:table-cell office:value-type="percentage" office:value="-0.18181818181818185" table:formula="of:=([.AK101]-[.$AG101])/[.$AG101]" table:style-name="ce21">
            <text:p>-18.18%</text:p>
          </table:table-cell>
          <table:table-cell office:value-type="percentage" office:value="-9.090909090909087E-2" table:formula="of:=([.AL101]-[.$AG101])/[.$AG101]" table:style-name="ce21">
            <text:p>-9.09%</text:p>
          </table:table-cell>
          <table:table-cell office:value-type="percentage" office:value="9.090909090909087E-2" table:formula="of:=([.AM101]-[.$AG101])/[.$AG101]" table:style-name="ce21">
            <text:p>9.09%</text:p>
          </table:table-cell>
          <table:table-cell office:value-type="percentage" office:value="0" table:formula="of:=([.AN101]-[.$AG101])/[.$AG101]" table:style-name="ce21">
            <text:p>0.00%</text:p>
          </table:table-cell>
          <table:table-cell office:value-type="percentage" office:value="0" table:formula="of:=([.AO101]-[.$AG101])/[.$AG101]" table:style-name="ce21">
            <text:p>0.00%</text:p>
          </table:table-cell>
          <table:table-cell office:value-type="percentage" office:value="0" table:formula="of:=([.AP101]-[.$AG101])/[.$AG101]" table:style-name="ce21">
            <text:p>0.00%</text:p>
          </table:table-cell>
          <table:table-cell office:value-type="percentage" office:value="-9.090909090909087E-2" table:formula="of:=([.AQ101]-[.$AG101])/[.$AG101]" table:style-name="ce21">
            <text:p>-9.09%</text:p>
          </table:table-cell>
          <table:table-cell office:value-type="percentage" office:value="0" table:formula="of:=([.AR101]-[.$AG101])/[.$AG101]" table:style-name="ce21">
            <text:p>0.00%</text:p>
          </table:table-cell>
          <table:table-cell office:value-type="percentage" office:value="-9.090909090909087E-2" table:formula="of:=([.AS101]-[.$AG101])/[.$AG101]" table:style-name="ce21">
            <text:p>-9.09%</text:p>
          </table:table-cell>
          <table:table-cell office:value-type="percentage" office:value="-9.090909090909087E-2" table:formula="of:=([.AT101]-[.$AG101])/[.$AG101]" table:style-name="ce21">
            <text:p>-9.09%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BJ101]-[.$BI101])/[.$BI101]" table:style-name="ce21">
            <text:p>15.88%</text:p>
          </table:table-cell>
          <table:table-cell office:value-type="percentage" office:value="0.42918454935622319" table:formula="of:=([.BK101]-[.$BI101])/[.$BI101]" table:style-name="ce21">
            <text:p>42.92%</text:p>
          </table:table-cell>
          <table:table-cell office:value-type="percentage" office:value="0.40343347639484978" table:formula="of:=([.BL101]-[.$BI101])/[.$BI101]" table:style-name="ce21">
            <text:p>40.34%</text:p>
          </table:table-cell>
          <table:table-cell office:value-type="percentage" office:value="0.55364806866952787" table:formula="of:=([.BM101]-[.$BI101])/[.$BI101]" table:style-name="ce21">
            <text:p>55.36%</text:p>
          </table:table-cell>
          <table:table-cell office:value-type="percentage" office:value="0.44206008583690976" table:formula="of:=([.BN101]-[.$BI101])/[.$BI101]" table:style-name="ce21">
            <text:p>44.21%</text:p>
          </table:table-cell>
          <table:table-cell office:value-type="percentage" office:value="0.67811158798283266" table:formula="of:=([.BO101]-[.$BI101])/[.$BI101]" table:style-name="ce21">
            <text:p>67.81%</text:p>
          </table:table-cell>
          <table:table-cell office:value-type="percentage" office:value="0.72532188841201695" table:formula="of:=([.BP101]-[.$BI101])/[.$BI101]" table:style-name="ce21">
            <text:p>72.53%</text:p>
          </table:table-cell>
          <table:table-cell office:value-type="percentage" office:value="0.66094420600858372" table:formula="of:=([.BQ101]-[.$BI101])/[.$BI101]" table:style-name="ce21">
            <text:p>66.09%</text:p>
          </table:table-cell>
          <table:table-cell office:value-type="percentage" office:value="0.53218884120171661" table:formula="of:=([.BR101]-[.$BI101])/[.$BI101]" table:style-name="ce21">
            <text:p>53.22%</text:p>
          </table:table-cell>
          <table:table-cell office:value-type="percentage" office:value="0.42489270386266081" table:formula="of:=([.BS101]-[.$BI101])/[.$BI101]" table:style-name="ce21">
            <text:p>42.49%</text:p>
          </table:table-cell>
          <table:table-cell office:value-type="percentage" office:value="0.51502145922746767" table:formula="of:=([.BT101]-[.$BI101])/[.$BI101]" table:style-name="ce21">
            <text:p>51.50%</text:p>
          </table:table-cell>
          <table:table-cell office:value-type="percentage" office:value="0.34334763948497843" table:formula="of:=([.BU101]-[.$BI101])/[.$BI101]" table:style-name="ce21">
            <text:p>34.33%</text:p>
          </table:table-cell>
          <table:table-cell office:value-type="percentage" office:value="0.3519313304721029" table:formula="of:=([.BV101]-[.$BI101])/[.$BI101]" table:style-name="ce21">
            <text:p>35.19%</text:p>
          </table:table-cell>
          <table:table-cell office:value-type="string" table:style-name="ce25">
            <text:p>wolff</text:p>
          </table:table-cell>
          <table:table-cell office:value-type="percentage" office:value="6.3067896222402664E-2" table:formula="of:=([.S101]+[.AU101]+[.BW101])/3" table:style-name="ce22">
            <text:p>6.31%</text:p>
          </table:table-cell>
          <table:table-cell office:value-type="percentage" office:value="0.18247593086648883" table:formula="of:=([.T101]+[.AV101]+[.BX101])/3" table:style-name="ce22">
            <text:p>18.25%</text:p>
          </table:table-cell>
          <table:table-cell office:value-type="percentage" office:value="0.21781115879828328" table:formula="of:=([.U101]+[.AW101]+[.BY101])/3" table:style-name="ce22">
            <text:p>21.78%</text:p>
          </table:table-cell>
          <table:table-cell office:value-type="percentage" office:value="0.16786221453603425" table:formula="of:=([.V101]+[.AX101]+[.BZ101])/3" table:style-name="ce22">
            <text:p>16.79%</text:p>
          </table:table-cell>
          <table:table-cell office:value-type="percentage" office:value="0.16322150281377748" table:formula="of:=([.W101]+[.AY101]+[.CA101])/3" table:style-name="ce22">
            <text:p>16.32%</text:p>
          </table:table-cell>
          <table:table-cell office:value-type="percentage" office:value="0.33516905512613665" table:formula="of:=([.X101]+[.AZ101]+[.CB101])/3" table:style-name="ce22">
            <text:p>33.52%</text:p>
          </table:table-cell>
          <table:table-cell office:value-type="percentage" office:value="0.30596315199319485" table:formula="of:=([.Y101]+[.BA101]+[.CC101])/3" table:style-name="ce22">
            <text:p>30.60%</text:p>
          </table:table-cell>
          <table:table-cell office:value-type="percentage" office:value="0.25297239299385227" table:formula="of:=([.Z101]+[.BB101]+[.CD101])/3" table:style-name="ce22">
            <text:p>25.30%</text:p>
          </table:table-cell>
          <table:table-cell office:value-type="percentage" office:value="0.19090979391408572" table:formula="of:=([.AA101]+[.BC101]+[.CE101])/3" table:style-name="ce22">
            <text:p>19.09%</text:p>
          </table:table-cell>
          <table:table-cell office:value-type="percentage" office:value="8.4300843957496319E-2" table:formula="of:=([.AB101]+[.BD101]+[.CF101])/3" table:style-name="ce22">
            <text:p>8.43%</text:p>
          </table:table-cell>
          <table:table-cell office:value-type="percentage" office:value="0.19081796388663338" table:formula="of:=([.AC101]+[.BE101]+[.CG101])/3" table:style-name="ce22">
            <text:p>19.08%</text:p>
          </table:table-cell>
          <table:table-cell office:value-type="percentage" office:value="0.10666870538115174" table:formula="of:=([.AD101]+[.BF101]+[.CH101])/3" table:style-name="ce22">
            <text:p>10.67%</text:p>
          </table:table-cell>
          <table:table-cell office:value-type="percentage" office:value="0.10727768345794096" table:formula="of:=([.AE101]+[.BG101]+[.CI101])/3" table:style-name="ce22">
            <text:p>10.73%</text:p>
          </table:table-cell>
          <table:table-cell table:number-columns-repeated="16283" table:style-name="ce2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6" table:style-name="ce1">
            <text:p>36</text:p>
          </table:table-cell>
          <table:table-cell office:value-type="string" table:style-name="ce25">
            <text:p>Fischlaender</text:p>
          </table:table-cell>
          <table:table-cell office:value-type="string" table:style-name="ce18">
            <text:p>RYR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percentage" office:value="0.11764705882352934" table:formula="of:=([.F102]-[.$E102])/[.$E102]" table:style-name="ce21">
            <text:p>11.76%</text:p>
          </table:table-cell>
          <table:table-cell office:value-type="percentage" office:value="0.23529411764705868" table:formula="of:=([.G102]-[.$E102])/[.$E102]" table:style-name="ce21">
            <text:p>23.53%</text:p>
          </table:table-cell>
          <table:table-cell office:value-type="percentage" office:value="0.23529411764705868" table:formula="of:=([.H102]-[.$E102])/[.$E102]" table:style-name="ce21">
            <text:p>23.53%</text:p>
          </table:table-cell>
          <table:table-cell office:value-type="percentage" office:value="5.8823529411764594E-2" table:formula="of:=([.I102]-[.$E102])/[.$E102]" table:style-name="ce21">
            <text:p>5.88%</text:p>
          </table:table-cell>
          <table:table-cell office:value-type="percentage" office:value="5.8823529411764594E-2" table:formula="of:=([.J102]-[.$E102])/[.$E102]" table:style-name="ce21">
            <text:p>5.88%</text:p>
          </table:table-cell>
          <table:table-cell office:value-type="percentage" office:value="0.1764705882352941" table:formula="of:=([.K102]-[.$E102])/[.$E102]" table:style-name="ce21">
            <text:p>17.65%</text:p>
          </table:table-cell>
          <table:table-cell office:value-type="percentage" office:value="0.1764705882352941" table:formula="of:=([.L102]-[.$E102])/[.$E102]" table:style-name="ce21">
            <text:p>17.65%</text:p>
          </table:table-cell>
          <table:table-cell office:value-type="percentage" office:value="5.8823529411764594E-2" table:formula="of:=([.M102]-[.$E102])/[.$E102]" table:style-name="ce21">
            <text:p>5.88%</text:p>
          </table:table-cell>
          <table:table-cell office:value-type="percentage" office:value="0.1764705882352941" table:formula="of:=([.N102]-[.$E102])/[.$E102]" table:style-name="ce21">
            <text:p>17.65%</text:p>
          </table:table-cell>
          <table:table-cell office:value-type="percentage" office:value="5.8823529411764594E-2" table:formula="of:=([.O102]-[.$E102])/[.$E102]" table:style-name="ce21">
            <text:p>5.88%</text:p>
          </table:table-cell>
          <table:table-cell office:value-type="percentage" office:value="0.11764705882352934" table:formula="of:=([.P102]-[.$E102])/[.$E102]" table:style-name="ce21">
            <text:p>11.76%</text:p>
          </table:table-cell>
          <table:table-cell office:value-type="percentage" office:value="5.8823529411764594E-2" table:formula="of:=([.Q102]-[.$E102])/[.$E102]" table:style-name="ce21">
            <text:p>5.88%</text:p>
          </table:table-cell>
          <table:table-cell office:value-type="percentage" office:value="5.8823529411764594E-2" table:formula="of:=([.R102]-[.$E102])/[.$E102]" table:style-name="ce21">
            <text:p>5.88%</text:p>
          </table:table-cell>
          <table:table-cell office:value-type="string" table:style-name="ce18">
            <text:p>MON.V</text:p>
          </table:table-cell>
          <table:table-cell office:value-type="float" office:value="2.5000000000000001E-2" table:style-name="ce19">
            <text:p>0.02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3.5000000000000003E-2" table:style-name="ce20">
            <text:p>0.035</text:p>
          </table:table-cell>
          <table:table-cell office:value-type="percentage" office:value="0.1999999999999999" table:formula="of:=([.AH102]-[.$AG102])/[.$AG102]" table:style-name="ce21">
            <text:p>20.00%</text:p>
          </table:table-cell>
          <table:table-cell office:value-type="percentage" office:value="0.1999999999999999" table:formula="of:=([.AI102]-[.$AG102])/[.$AG102]" table:style-name="ce21">
            <text:p>20.00%</text:p>
          </table:table-cell>
          <table:table-cell office:value-type="percentage" office:value="0.1999999999999999" table:formula="of:=([.AJ102]-[.$AG102])/[.$AG102]" table:style-name="ce21">
            <text:p>20.00%</text:p>
          </table:table-cell>
          <table:table-cell office:value-type="percentage" office:value="0.1999999999999999" table:formula="of:=([.AK102]-[.$AG102])/[.$AG102]" table:style-name="ce21">
            <text:p>20.00%</text:p>
          </table:table-cell>
          <table:table-cell office:value-type="percentage" office:value="0.1999999999999999" table:formula="of:=([.AL102]-[.$AG102])/[.$AG102]" table:style-name="ce21">
            <text:p>20.00%</text:p>
          </table:table-cell>
          <table:table-cell office:value-type="percentage" office:value="0.1999999999999999" table:formula="of:=([.AM102]-[.$AG102])/[.$AG102]" table:style-name="ce21">
            <text:p>20.00%</text:p>
          </table:table-cell>
          <table:table-cell office:value-type="percentage" office:value="0" table:formula="of:=([.AN102]-[.$AG102])/[.$AG102]" table:style-name="ce21">
            <text:p>0.00%</text:p>
          </table:table-cell>
          <table:table-cell office:value-type="percentage" office:value="0.40000000000000008" table:formula="of:=([.AO102]-[.$AG102])/[.$AG102]" table:style-name="ce21">
            <text:p>40.00%</text:p>
          </table:table-cell>
          <table:table-cell office:value-type="percentage" office:value="0.1999999999999999" table:formula="of:=([.AP102]-[.$AG102])/[.$AG102]" table:style-name="ce21">
            <text:p>20.00%</text:p>
          </table:table-cell>
          <table:table-cell office:value-type="percentage" office:value="0.1999999999999999" table:formula="of:=([.AQ102]-[.$AG102])/[.$AG102]" table:style-name="ce21">
            <text:p>20.00%</text:p>
          </table:table-cell>
          <table:table-cell office:value-type="percentage" office:value="0.1999999999999999" table:formula="of:=([.AR102]-[.$AG102])/[.$AG102]" table:style-name="ce21">
            <text:p>20.00%</text:p>
          </table:table-cell>
          <table:table-cell office:value-type="percentage" office:value="0.1999999999999999" table:formula="of:=([.AS102]-[.$AG102])/[.$AG102]" table:style-name="ce21">
            <text:p>20.00%</text:p>
          </table:table-cell>
          <table:table-cell office:value-type="percentage" office:value="0.40000000000000008" table:formula="of:=([.AT102]-[.$AG102])/[.$AG102]" table:style-name="ce21">
            <text:p>40.00%</text:p>
          </table:table-cell>
          <table:table-cell office:value-type="string" table:style-name="ce18">
            <text:p>MEK.V</text:p>
          </table:table-cell>
          <table:table-cell office:value-type="float" office:value="6.5000000000000002E-2" table:style-name="ce24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0" table:formula="of:=([.BJ102]-[.$BI102])/[.$BI102]" table:style-name="ce21">
            <text:p>0.00%</text:p>
          </table:table-cell>
          <table:table-cell office:value-type="percentage" office:value="0.15384615384615377" table:formula="of:=([.BK102]-[.$BI102])/[.$BI102]" table:style-name="ce21">
            <text:p>15.38%</text:p>
          </table:table-cell>
          <table:table-cell office:value-type="percentage" office:value="7.6923076923076983E-2" table:formula="of:=([.BL102]-[.$BI102])/[.$BI102]" table:style-name="ce21">
            <text:p>7.69%</text:p>
          </table:table-cell>
          <table:table-cell office:value-type="percentage" office:value="7.6923076923076983E-2" table:formula="of:=([.BM102]-[.$BI102])/[.$BI102]" table:style-name="ce21">
            <text:p>7.69%</text:p>
          </table:table-cell>
          <table:table-cell office:value-type="percentage" office:value="0.30769230769230776" table:formula="of:=([.BN102]-[.$BI102])/[.$BI102]" table:style-name="ce21">
            <text:p>30.77%</text:p>
          </table:table-cell>
          <table:table-cell office:value-type="percentage" office:value="0.69230769230769229" table:formula="of:=([.BO102]-[.$BI102])/[.$BI102]" table:style-name="ce21">
            <text:p>69.23%</text:p>
          </table:table-cell>
          <table:table-cell office:value-type="percentage" office:value="0.69230769230769229" table:formula="of:=([.BP102]-[.$BI102])/[.$BI102]" table:style-name="ce21">
            <text:p>69.23%</text:p>
          </table:table-cell>
          <table:table-cell office:value-type="percentage" office:value="0.61538461538461531" table:formula="of:=([.BQ102]-[.$BI102])/[.$BI102]" table:style-name="ce21">
            <text:p>61.54%</text:p>
          </table:table-cell>
          <table:table-cell office:value-type="percentage" office:value="0.53846153846153855" table:formula="of:=([.BR102]-[.$BI102])/[.$BI102]" table:style-name="ce21">
            <text:p>53.85%</text:p>
          </table:table-cell>
          <table:table-cell office:value-type="percentage" office:value="0.53846153846153855" table:formula="of:=([.BS102]-[.$BI102])/[.$BI102]" table:style-name="ce21">
            <text:p>53.85%</text:p>
          </table:table-cell>
          <table:table-cell office:value-type="percentage" office:value="0.61538461538461531" table:formula="of:=([.BT102]-[.$BI102])/[.$BI102]" table:style-name="ce21">
            <text:p>61.54%</text:p>
          </table:table-cell>
          <table:table-cell office:value-type="percentage" office:value="0.53846153846153855" table:formula="of:=([.BU102]-[.$BI102])/[.$BI102]" table:style-name="ce21">
            <text:p>53.85%</text:p>
          </table:table-cell>
          <table:table-cell office:value-type="percentage" office:value="0.46153846153846151" table:formula="of:=([.BV102]-[.$BI102])/[.$BI102]" table:style-name="ce21">
            <text:p>46.15%</text:p>
          </table:table-cell>
          <table:table-cell office:value-type="string" table:style-name="ce25">
            <text:p>Fischlaender</text:p>
          </table:table-cell>
          <table:table-cell office:value-type="percentage" office:value="0.10588235294117641" table:formula="of:=([.S102]+[.AU102]+[.BW102])/3" table:style-name="ce22">
            <text:p>10.59%</text:p>
          </table:table-cell>
          <table:table-cell office:value-type="percentage" office:value="0.19638009049773744" table:formula="of:=([.T102]+[.AV102]+[.BX102])/3" table:style-name="ce22">
            <text:p>19.64%</text:p>
          </table:table-cell>
          <table:table-cell office:value-type="percentage" office:value="0.17073906485671186" table:formula="of:=([.U102]+[.AW102]+[.BY102])/3" table:style-name="ce22">
            <text:p>17.07%</text:p>
          </table:table-cell>
          <table:table-cell office:value-type="percentage" office:value="0.11191553544494716" table:formula="of:=([.V102]+[.AX102]+[.BZ102])/3" table:style-name="ce22">
            <text:p>11.19%</text:p>
          </table:table-cell>
          <table:table-cell office:value-type="percentage" office:value="0.1888386123680241" table:formula="of:=([.W102]+[.AY102]+[.CA102])/3" table:style-name="ce22">
            <text:p>18.88%</text:p>
          </table:table-cell>
          <table:table-cell office:value-type="percentage" office:value="0.35625942684766204" table:formula="of:=([.X102]+[.AZ102]+[.CB102])/3" table:style-name="ce22">
            <text:p>35.63%</text:p>
          </table:table-cell>
          <table:table-cell office:value-type="percentage" office:value="0.2895927601809955" table:formula="of:=([.Y102]+[.BA102]+[.CC102])/3" table:style-name="ce22">
            <text:p>28.96%</text:p>
          </table:table-cell>
          <table:table-cell office:value-type="percentage" office:value="0.35806938159879337" table:formula="of:=([.Z102]+[.BB102]+[.CD102])/3" table:style-name="ce22">
            <text:p>35.81%</text:p>
          </table:table-cell>
          <table:table-cell office:value-type="percentage" office:value="0.30497737556561083" table:formula="of:=([.AA102]+[.BC102]+[.CE102])/3" table:style-name="ce22">
            <text:p>30.50%</text:p>
          </table:table-cell>
          <table:table-cell office:value-type="percentage" office:value="0.265761689291101" table:formula="of:=([.AB102]+[.BD102]+[.CF102])/3" table:style-name="ce22">
            <text:p>26.58%</text:p>
          </table:table-cell>
          <table:table-cell office:value-type="percentage" office:value="0.31101055806938155" table:formula="of:=([.AC102]+[.BE102]+[.CG102])/3" table:style-name="ce22">
            <text:p>31.10%</text:p>
          </table:table-cell>
          <table:table-cell office:value-type="percentage" office:value="0.265761689291101" table:formula="of:=([.AD102]+[.BF102]+[.CH102])/3" table:style-name="ce22">
            <text:p>26.58%</text:p>
          </table:table-cell>
          <table:table-cell office:value-type="percentage" office:value="0.30678733031674205" table:formula="of:=([.AE102]+[.BG102]+[.CI102])/3" table:style-name="ce22">
            <text:p>30.68%</text:p>
          </table:table-cell>
          <table:table-cell table:number-columns-repeated="1628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9" table:style-name="ce1">
            <text:p>109</text:p>
          </table:table-cell>
          <table:table-cell office:value-type="string" table:style-name="ce25">
            <text:p>R44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103]-[.$E103])/[.$E103]" table:style-name="ce21">
            <text:p>-5.26%</text:p>
          </table:table-cell>
          <table:table-cell office:value-type="percentage" office:value="-0.10526315789473675" table:formula="of:=([.G103]-[.$E103])/[.$E103]" table:style-name="ce21">
            <text:p>-10.53%</text:p>
          </table:table-cell>
          <table:table-cell office:value-type="percentage" office:value="-0.10526315789473675" table:formula="of:=([.H103]-[.$E103])/[.$E103]" table:style-name="ce21">
            <text:p>-10.53%</text:p>
          </table:table-cell>
          <table:table-cell office:value-type="percentage" office:value="0" table:formula="of:=([.I103]-[.$E103])/[.$E103]" table:style-name="ce21">
            <text:p>0.00%</text:p>
          </table:table-cell>
          <table:table-cell office:value-type="percentage" office:value="0" table:formula="of:=([.J103]-[.$E103])/[.$E103]" table:style-name="ce21">
            <text:p>0.00%</text:p>
          </table:table-cell>
          <table:table-cell office:value-type="percentage" office:value="-8.7719298245613919E-2" table:formula="of:=([.K103]-[.$E103])/[.$E103]" table:style-name="ce21">
            <text:p>-8.77%</text:p>
          </table:table-cell>
          <table:table-cell office:value-type="percentage" office:value="-0.10526315789473675" table:formula="of:=([.L103]-[.$E103])/[.$E103]" table:style-name="ce21">
            <text:p>-10.53%</text:p>
          </table:table-cell>
          <table:table-cell office:value-type="percentage" office:value="-0.12280701754385957" table:formula="of:=([.M103]-[.$E103])/[.$E103]" table:style-name="ce21">
            <text:p>-12.28%</text:p>
          </table:table-cell>
          <table:table-cell office:value-type="percentage" office:value="-0.15789473684210523" table:formula="of:=([.N103]-[.$E103])/[.$E103]" table:style-name="ce21">
            <text:p>-15.79%</text:p>
          </table:table-cell>
          <table:table-cell office:value-type="percentage" office:value="-0.26315789473684209" table:formula="of:=([.O103]-[.$E103])/[.$E103]" table:style-name="ce21">
            <text:p>-26.32%</text:p>
          </table:table-cell>
          <table:table-cell office:value-type="percentage" office:value="-0.17543859649122803" table:formula="of:=([.P103]-[.$E103])/[.$E103]" table:style-name="ce21">
            <text:p>-17.54%</text:p>
          </table:table-cell>
          <table:table-cell office:value-type="percentage" office:value="-0.17543859649122803" table:formula="of:=([.Q103]-[.$E103])/[.$E103]" table:style-name="ce21">
            <text:p>-17.54%</text:p>
          </table:table-cell>
          <table:table-cell office:value-type="percentage" office:value="-7.0175438596491099E-2" table:formula="of:=([.R103]-[.$E103])/[.$E103]" table:style-name="ce21">
            <text:p>-7.02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103]-[.$AG103])/[.$AG103]" table:style-name="ce21">
            <text:p>-20.83%</text:p>
          </table:table-cell>
          <table:table-cell office:value-type="percentage" office:value="-0.20833333333333329" table:formula="of:=([.AI103]-[.$AG103])/[.$AG103]" table:style-name="ce21">
            <text:p>-20.83%</text:p>
          </table:table-cell>
          <table:table-cell office:value-type="percentage" office:value="-8.3333333333333301E-2" table:formula="of:=([.AJ103]-[.$AG103])/[.$AG103]" table:style-name="ce21">
            <text:p>-8.33%</text:p>
          </table:table-cell>
          <table:table-cell office:value-type="percentage" office:value="-0.25" table:formula="of:=([.AK103]-[.$AG103])/[.$AG103]" table:style-name="ce21">
            <text:p>-25.00%</text:p>
          </table:table-cell>
          <table:table-cell office:value-type="percentage" office:value="-0.29166666666666657" table:formula="of:=([.AL103]-[.$AG103])/[.$AG103]" table:style-name="ce21">
            <text:p>-29.17%</text:p>
          </table:table-cell>
          <table:table-cell office:value-type="percentage" office:value="-0.33333333333333331" table:formula="of:=([.AM103]-[.$AG103])/[.$AG103]" table:style-name="ce21">
            <text:p>-33.33%</text:p>
          </table:table-cell>
          <table:table-cell office:value-type="percentage" office:value="-0.41666666666666657" table:formula="of:=([.AN103]-[.$AG103])/[.$AG103]" table:style-name="ce21">
            <text:p>-41.67%</text:p>
          </table:table-cell>
          <table:table-cell office:value-type="percentage" office:value="-0.33333333333333331" table:formula="of:=([.AO103]-[.$AG103])/[.$AG103]" table:style-name="ce21">
            <text:p>-33.33%</text:p>
          </table:table-cell>
          <table:table-cell office:value-type="percentage" office:value="-0.25" table:formula="of:=([.AP103]-[.$AG103])/[.$AG103]" table:style-name="ce21">
            <text:p>-25.00%</text:p>
          </table:table-cell>
          <table:table-cell office:value-type="percentage" office:value="0" table:formula="of:=([.AQ103]-[.$AG103])/[.$AG103]" table:style-name="ce21">
            <text:p>0.00%</text:p>
          </table:table-cell>
          <table:table-cell office:value-type="percentage" office:value="-0.25" table:formula="of:=([.AR103]-[.$AG103])/[.$AG103]" table:style-name="ce21">
            <text:p>-25.00%</text:p>
          </table:table-cell>
          <table:table-cell office:value-type="percentage" office:value="-0.1666666666666666" table:formula="of:=([.AS103]-[.$AG103])/[.$AG103]" table:style-name="ce21">
            <text:p>-16.67%</text:p>
          </table:table-cell>
          <table:table-cell office:value-type="percentage" office:value="-0.29166666666666657" table:formula="of:=([.AT103]-[.$AG103])/[.$AG103]" table:style-name="ce21">
            <text:p>-29.17%</text:p>
          </table:table-cell>
          <table:table-cell office:value-type="string" table:style-name="ce18">
            <text:p>SIC.V</text:p>
          </table:table-cell>
          <table:table-cell office:value-type="float" office:value="5.5E-2" table:style-name="ce19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-9.090909090909087E-2" table:formula="of:=([.BJ103]-[.$BI103])/[.$BI103]" table:style-name="ce21">
            <text:p>-9.09%</text:p>
          </table:table-cell>
          <table:table-cell office:value-type="percentage" office:value="0.27272727272727282" table:formula="of:=([.BK103]-[.$BI103])/[.$BI103]" table:style-name="ce21">
            <text:p>27.27%</text:p>
          </table:table-cell>
          <table:table-cell office:value-type="percentage" office:value="0.18181818181818185" table:formula="of:=([.BL103]-[.$BI103])/[.$BI103]" table:style-name="ce21">
            <text:p>18.18%</text:p>
          </table:table-cell>
          <table:table-cell office:value-type="percentage" office:value="0.27272727272727282" table:formula="of:=([.BM103]-[.$BI103])/[.$BI103]" table:style-name="ce21">
            <text:p>27.27%</text:p>
          </table:table-cell>
          <table:table-cell office:value-type="percentage" office:value="0.27272727272727282" table:formula="of:=([.BN103]-[.$BI103])/[.$BI103]" table:style-name="ce21">
            <text:p>27.27%</text:p>
          </table:table-cell>
          <table:table-cell office:value-type="percentage" office:value="0.72727272727272729" table:formula="of:=([.BO103]-[.$BI103])/[.$BI103]" table:style-name="ce21">
            <text:p>72.73%</text:p>
          </table:table-cell>
          <table:table-cell office:value-type="percentage" office:value="0.81818181818181823" table:formula="of:=([.BP103]-[.$BI103])/[.$BI103]" table:style-name="ce21">
            <text:p>81.82%</text:p>
          </table:table-cell>
          <table:table-cell office:value-type="percentage" office:value="0.63636363636363624" table:formula="of:=([.BQ103]-[.$BI103])/[.$BI103]" table:style-name="ce21">
            <text:p>63.64%</text:p>
          </table:table-cell>
          <table:table-cell office:value-type="percentage" office:value="0.36363636363636359" table:formula="of:=([.BR103]-[.$BI103])/[.$BI103]" table:style-name="ce21">
            <text:p>36.36%</text:p>
          </table:table-cell>
          <table:table-cell office:value-type="percentage" office:value="0.18181818181818185" table:formula="of:=([.BS103]-[.$BI103])/[.$BI103]" table:style-name="ce21">
            <text:p>18.18%</text:p>
          </table:table-cell>
          <table:table-cell office:value-type="percentage" office:value="0.36363636363636359" table:formula="of:=([.BT103]-[.$BI103])/[.$BI103]" table:style-name="ce21">
            <text:p>36.36%</text:p>
          </table:table-cell>
          <table:table-cell office:value-type="percentage" office:value="0.18181818181818185" table:formula="of:=([.BU103]-[.$BI103])/[.$BI103]" table:style-name="ce21">
            <text:p>18.18%</text:p>
          </table:table-cell>
          <table:table-cell office:value-type="percentage" office:value="0.27272727272727282" table:formula="of:=([.BV103]-[.$BI103])/[.$BI103]" table:style-name="ce21">
            <text:p>27.27%</text:p>
          </table:table-cell>
          <table:table-cell office:value-type="string" table:style-name="ce25">
            <text:p>R44</text:p>
          </table:table-cell>
          <table:table-cell office:value-type="percentage" office:value="-0.11729133439659749" table:formula="of:=([.S103]+[.AU103]+[.BW103])/3" table:style-name="ce22">
            <text:p>-11.73%</text:p>
          </table:table-cell>
          <table:table-cell office:value-type="percentage" office:value="-1.3623072833599073E-2" table:formula="of:=([.T103]+[.AV103]+[.BX103])/3" table:style-name="ce22">
            <text:p>-1.36%</text:p>
          </table:table-cell>
          <table:table-cell office:value-type="percentage" office:value="-2.2594364699627298E-3" table:formula="of:=([.U103]+[.AW103]+[.BY103])/3" table:style-name="ce22">
            <text:p>-0.23%</text:p>
          </table:table-cell>
          <table:table-cell office:value-type="percentage" office:value="7.5757575757576063E-3" table:formula="of:=([.V103]+[.AX103]+[.BZ103])/3" table:style-name="ce22">
            <text:p>0.76%</text:p>
          </table:table-cell>
          <table:table-cell office:value-type="percentage" office:value="-6.3131313131312523E-3" table:formula="of:=([.W103]+[.AY103]+[.CA103])/3" table:style-name="ce22">
            <text:p>-0.63%</text:p>
          </table:table-cell>
          <table:table-cell office:value-type="percentage" office:value="0.10207336523126002" table:formula="of:=([.X103]+[.AZ103]+[.CB103])/3" table:style-name="ce22">
            <text:p>10.21%</text:p>
          </table:table-cell>
          <table:table-cell office:value-type="percentage" office:value="9.8750664540138297E-2" table:formula="of:=([.Y103]+[.BA103]+[.CC103])/3" table:style-name="ce22">
            <text:p>9.88%</text:p>
          </table:table-cell>
          <table:table-cell office:value-type="percentage" office:value="6.0074428495481114E-2" table:formula="of:=([.Z103]+[.BB103]+[.CD103])/3" table:style-name="ce22">
            <text:p>6.01%</text:p>
          </table:table-cell>
          <table:table-cell office:value-type="percentage" office:value="-1.4752791068580537E-2" table:formula="of:=([.AA103]+[.BC103]+[.CE103])/3" table:style-name="ce22">
            <text:p>-1.48%</text:p>
          </table:table-cell>
          <table:table-cell office:value-type="percentage" office:value="-2.7113237639553412E-2" table:formula="of:=([.AB103]+[.BD103]+[.CF103])/3" table:style-name="ce22">
            <text:p>-2.71%</text:p>
          </table:table-cell>
          <table:table-cell office:value-type="percentage" office:value="-2.0600744284954824E-2" table:formula="of:=([.AC103]+[.BE103]+[.CG103])/3" table:style-name="ce22">
            <text:p>-2.06%</text:p>
          </table:table-cell>
          <table:table-cell office:value-type="percentage" office:value="-5.3429027113237597E-2" table:formula="of:=([.AD103]+[.BF103]+[.CH103])/3" table:style-name="ce22">
            <text:p>-5.34%</text:p>
          </table:table-cell>
          <table:table-cell office:value-type="percentage" office:value="-2.970494417862829E-2" table:formula="of:=([.AE103]+[.BG103]+[.CI103])/3" table:style-name="ce22">
            <text:p>-2.97%</text:p>
          </table:table-cell>
          <table:table-cell table:number-columns-repeated="1628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7" table:style-name="ce1">
            <text:p>77</text:p>
          </table:table-cell>
          <table:table-cell office:value-type="string" table:style-name="ce25">
            <text:p>poolman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104]-[.$E104])/[.$E104]" table:style-name="ce21">
            <text:p>15.88%</text:p>
          </table:table-cell>
          <table:table-cell office:value-type="percentage" office:value="0.42918454935622319" table:formula="of:=([.G104]-[.$E104])/[.$E104]" table:style-name="ce21">
            <text:p>42.92%</text:p>
          </table:table-cell>
          <table:table-cell office:value-type="percentage" office:value="0.40343347639484978" table:formula="of:=([.H104]-[.$E104])/[.$E104]" table:style-name="ce21">
            <text:p>40.34%</text:p>
          </table:table-cell>
          <table:table-cell office:value-type="percentage" office:value="0.55364806866952787" table:formula="of:=([.I104]-[.$E104])/[.$E104]" table:style-name="ce21">
            <text:p>55.36%</text:p>
          </table:table-cell>
          <table:table-cell office:value-type="percentage" office:value="0.44206008583690976" table:formula="of:=([.J104]-[.$E104])/[.$E104]" table:style-name="ce21">
            <text:p>44.21%</text:p>
          </table:table-cell>
          <table:table-cell office:value-type="percentage" office:value="0.67811158798283266" table:formula="of:=([.K104]-[.$E104])/[.$E104]" table:style-name="ce21">
            <text:p>67.81%</text:p>
          </table:table-cell>
          <table:table-cell office:value-type="percentage" office:value="0.72532188841201695" table:formula="of:=([.L104]-[.$E104])/[.$E104]" table:style-name="ce21">
            <text:p>72.53%</text:p>
          </table:table-cell>
          <table:table-cell office:value-type="percentage" office:value="0.66094420600858372" table:formula="of:=([.M104]-[.$E104])/[.$E104]" table:style-name="ce21">
            <text:p>66.09%</text:p>
          </table:table-cell>
          <table:table-cell office:value-type="percentage" office:value="0.53218884120171661" table:formula="of:=([.N104]-[.$E104])/[.$E104]" table:style-name="ce21">
            <text:p>53.22%</text:p>
          </table:table-cell>
          <table:table-cell office:value-type="percentage" office:value="0.42489270386266081" table:formula="of:=([.O104]-[.$E104])/[.$E104]" table:style-name="ce21">
            <text:p>42.49%</text:p>
          </table:table-cell>
          <table:table-cell office:value-type="percentage" office:value="0.51502145922746767" table:formula="of:=([.P104]-[.$E104])/[.$E104]" table:style-name="ce21">
            <text:p>51.50%</text:p>
          </table:table-cell>
          <table:table-cell office:value-type="percentage" office:value="0.34334763948497843" table:formula="of:=([.Q104]-[.$E104])/[.$E104]" table:style-name="ce21">
            <text:p>34.33%</text:p>
          </table:table-cell>
          <table:table-cell office:value-type="percentage" office:value="0.3519313304721029" table:formula="of:=([.R104]-[.$E104])/[.$E104]" table:style-name="ce21">
            <text:p>35.19%</text:p>
          </table:table-cell>
          <table:table-cell office:value-type="string" table:style-name="ce18">
            <text:p>RZZ.V</text:p>
          </table:table-cell>
          <table:table-cell office:value-type="float" office:value="8.85" table:style-name="ce19">
            <text:p>8.85</text:p>
          </table:table-cell>
          <table:table-cell office:value-type="float" office:value="9.35" table:style-name="ce20">
            <text:p>9.35</text:p>
          </table:table-cell>
          <table:table-cell office:value-type="float" office:value="9.35" table:style-name="ce20">
            <text:p>9.35</text:p>
          </table:table-cell>
          <table:table-cell office:value-type="float" office:value="9.6" table:style-name="ce20">
            <text:p>9.6</text:p>
          </table:table-cell>
          <table:table-cell office:value-type="float" office:value="9.5299999999999994" table:style-name="ce20">
            <text:p>9.53</text:p>
          </table:table-cell>
          <table:table-cell office:value-type="float" office:value="10.3" table:style-name="ce20">
            <text:p>10.3</text:p>
          </table:table-cell>
          <table:table-cell office:value-type="float" office:value="10.7" table:style-name="ce20">
            <text:p>10.7</text:p>
          </table:table-cell>
          <table:table-cell office:value-type="float" office:value="10.1" table:style-name="ce20">
            <text:p>10.1</text:p>
          </table:table-cell>
          <table:table-cell office:value-type="float" office:value="9.4" table:style-name="ce20">
            <text:p>9.4</text:p>
          </table:table-cell>
          <table:table-cell office:value-type="float" office:value="9.08" table:style-name="ce20">
            <text:p>9.08</text:p>
          </table:table-cell>
          <table:table-cell office:value-type="float" office:value="9.1" table:style-name="ce20">
            <text:p>9.1</text:p>
          </table:table-cell>
          <table:table-cell office:value-type="float" office:value="9.1" table:style-name="ce20">
            <text:p>9.1</text:p>
          </table:table-cell>
          <table:table-cell office:value-type="float" office:value="9.06" table:style-name="ce20">
            <text:p>9.06</text:p>
          </table:table-cell>
          <table:table-cell office:value-type="float" office:value="8.7799999999999994" table:style-name="ce20">
            <text:p>8.78</text:p>
          </table:table-cell>
          <table:table-cell office:value-type="percentage" office:value="5.6497175141242938E-2" table:formula="of:=([.AH104]-[.$AG104])/[.$AG104]" table:style-name="ce21">
            <text:p>5.65%</text:p>
          </table:table-cell>
          <table:table-cell office:value-type="percentage" office:value="5.6497175141242938E-2" table:formula="of:=([.AI104]-[.$AG104])/[.$AG104]" table:style-name="ce21">
            <text:p>5.65%</text:p>
          </table:table-cell>
          <table:table-cell office:value-type="percentage" office:value="8.4745762711864417E-2" table:formula="of:=([.AJ104]-[.$AG104])/[.$AG104]" table:style-name="ce21">
            <text:p>8.47%</text:p>
          </table:table-cell>
          <table:table-cell office:value-type="percentage" office:value="7.6836158192090373E-2" table:formula="of:=([.AK104]-[.$AG104])/[.$AG104]" table:style-name="ce21">
            <text:p>7.68%</text:p>
          </table:table-cell>
          <table:table-cell office:value-type="percentage" office:value="0.16384180790960465" table:formula="of:=([.AL104]-[.$AG104])/[.$AG104]" table:style-name="ce21">
            <text:p>16.38%</text:p>
          </table:table-cell>
          <table:table-cell office:value-type="percentage" office:value="0.20903954802259883" table:formula="of:=([.AM104]-[.$AG104])/[.$AG104]" table:style-name="ce21">
            <text:p>20.90%</text:p>
          </table:table-cell>
          <table:table-cell office:value-type="percentage" office:value="0.14124293785310735" table:formula="of:=([.AN104]-[.$AG104])/[.$AG104]" table:style-name="ce21">
            <text:p>14.12%</text:p>
          </table:table-cell>
          <table:table-cell office:value-type="percentage" office:value="6.2146892655367311E-2" table:formula="of:=([.AO104]-[.$AG104])/[.$AG104]" table:style-name="ce21">
            <text:p>6.21%</text:p>
          </table:table-cell>
          <table:table-cell office:value-type="percentage" office:value="2.5988700564971802E-2" table:formula="of:=([.AP104]-[.$AG104])/[.$AG104]" table:style-name="ce21">
            <text:p>2.60%</text:p>
          </table:table-cell>
          <table:table-cell office:value-type="percentage" office:value="2.8248587570621469E-2" table:formula="of:=([.AQ104]-[.$AG104])/[.$AG104]" table:style-name="ce21">
            <text:p>2.82%</text:p>
          </table:table-cell>
          <table:table-cell office:value-type="percentage" office:value="2.8248587570621469E-2" table:formula="of:=([.AR104]-[.$AG104])/[.$AG104]" table:style-name="ce21">
            <text:p>2.82%</text:p>
          </table:table-cell>
          <table:table-cell office:value-type="percentage" office:value="2.3728813559322132E-2" table:formula="of:=([.AS104]-[.$AG104])/[.$AG104]" table:style-name="ce21">
            <text:p>2.37%</text:p>
          </table:table-cell>
          <table:table-cell office:value-type="percentage" office:value="-7.9096045197740439E-3" table:formula="of:=([.AT104]-[.$AG104])/[.$AG104]" table:style-name="ce21">
            <text:p>-0.79%</text:p>
          </table:table-cell>
          <table:table-cell office:value-type="string" table:style-name="ce18">
            <text:p>NGD.TO</text:p>
          </table:table-cell>
          <table:table-cell office:value-type="float" office:value="4.71" table:style-name="ce19">
            <text:p>4.71</text:p>
          </table:table-cell>
          <table:table-cell office:value-type="float" office:value="5.04" table:style-name="ce20">
            <text:p>5.04</text:p>
          </table:table-cell>
          <table:table-cell office:value-type="float" office:value="5.36" table:style-name="ce20">
            <text:p>5.36</text:p>
          </table:table-cell>
          <table:table-cell office:value-type="float" office:value="5.59" table:style-name="ce20">
            <text:p>5.59</text:p>
          </table:table-cell>
          <table:table-cell office:value-type="float" office:value="5.2" table:style-name="ce20">
            <text:p>5.2</text:p>
          </table:table-cell>
          <table:table-cell office:value-type="float" office:value="3.78" table:style-name="ce20">
            <text:p>3.78</text:p>
          </table:table-cell>
          <table:table-cell office:value-type="float" office:value="3.91" table:style-name="ce20">
            <text:p>3.91</text:p>
          </table:table-cell>
          <table:table-cell office:value-type="float" office:value="4.05" table:style-name="ce20">
            <text:p>4.05</text:p>
          </table:table-cell>
          <table:table-cell office:value-type="float" office:value="3.92" table:style-name="ce20">
            <text:p>3.92</text:p>
          </table:table-cell>
          <table:table-cell office:value-type="float" office:value="3.83" table:style-name="ce20">
            <text:p>3.83</text:p>
          </table:table-cell>
          <table:table-cell office:value-type="float" office:value="3.91" table:style-name="ce20">
            <text:p>3.91</text:p>
          </table:table-cell>
          <table:table-cell office:value-type="float" office:value="3.74" table:style-name="ce20">
            <text:p>3.74</text:p>
          </table:table-cell>
          <table:table-cell office:value-type="float" office:value="3.91" table:style-name="ce20">
            <text:p>3.91</text:p>
          </table:table-cell>
          <table:table-cell office:value-type="float" office:value="3.97" table:style-name="ce20">
            <text:p>3.97</text:p>
          </table:table-cell>
          <table:table-cell office:value-type="percentage" office:value="7.0063694267515936E-2" table:formula="of:=([.BJ104]-[.$BI104])/[.$BI104]" table:style-name="ce21">
            <text:p>7.01%</text:p>
          </table:table-cell>
          <table:table-cell office:value-type="percentage" office:value="0.13800424628450114" table:formula="of:=([.BK104]-[.$BI104])/[.$BI104]" table:style-name="ce21">
            <text:p>13.80%</text:p>
          </table:table-cell>
          <table:table-cell office:value-type="percentage" office:value="0.18683651804670912" table:formula="of:=([.BL104]-[.$BI104])/[.$BI104]" table:style-name="ce21">
            <text:p>18.68%</text:p>
          </table:table-cell>
          <table:table-cell office:value-type="percentage" office:value="0.10403397027600854" table:formula="of:=([.BM104]-[.$BI104])/[.$BI104]" table:style-name="ce21">
            <text:p>10.40%</text:p>
          </table:table-cell>
          <table:table-cell office:value-type="percentage" office:value="-0.1974522292993631" table:formula="of:=([.BN104]-[.$BI104])/[.$BI104]" table:style-name="ce21">
            <text:p>-19.75%</text:p>
          </table:table-cell>
          <table:table-cell office:value-type="percentage" office:value="-0.16985138004246281" table:formula="of:=([.BO104]-[.$BI104])/[.$BI104]" table:style-name="ce21">
            <text:p>-16.99%</text:p>
          </table:table-cell>
          <table:table-cell office:value-type="percentage" office:value="-0.14012738853503187" table:formula="of:=([.BP104]-[.$BI104])/[.$BI104]" table:style-name="ce21">
            <text:p>-14.01%</text:p>
          </table:table-cell>
          <table:table-cell office:value-type="percentage" office:value="-0.16772823779193208" table:formula="of:=([.BQ104]-[.$BI104])/[.$BI104]" table:style-name="ce21">
            <text:p>-16.77%</text:p>
          </table:table-cell>
          <table:table-cell office:value-type="percentage" office:value="-0.18683651804670912" table:formula="of:=([.BR104]-[.$BI104])/[.$BI104]" table:style-name="ce21">
            <text:p>-18.68%</text:p>
          </table:table-cell>
          <table:table-cell office:value-type="percentage" office:value="-0.16985138004246281" table:formula="of:=([.BS104]-[.$BI104])/[.$BI104]" table:style-name="ce21">
            <text:p>-16.99%</text:p>
          </table:table-cell>
          <table:table-cell office:value-type="percentage" office:value="-0.20594479830148615" table:formula="of:=([.BT104]-[.$BI104])/[.$BI104]" table:style-name="ce21">
            <text:p>-20.59%</text:p>
          </table:table-cell>
          <table:table-cell office:value-type="percentage" office:value="-0.16985138004246281" table:formula="of:=([.BU104]-[.$BI104])/[.$BI104]" table:style-name="ce21">
            <text:p>-16.99%</text:p>
          </table:table-cell>
          <table:table-cell office:value-type="percentage" office:value="-0.1571125265392781" table:formula="of:=([.BV104]-[.$BI104])/[.$BI104]" table:style-name="ce21">
            <text:p>-15.71%</text:p>
          </table:table-cell>
          <table:table-cell office:value-type="string" table:style-name="ce25">
            <text:p>poolman</text:p>
          </table:table-cell>
          <table:table-cell office:value-type="percentage" office:value="9.5119717556853833E-2" table:formula="of:=([.S104]+[.AU104]+[.BW104])/3" table:style-name="ce22">
            <text:p>9.51%</text:p>
          </table:table-cell>
          <table:table-cell office:value-type="percentage" office:value="0.2078953235939891" table:formula="of:=([.T104]+[.AV104]+[.BX104])/3" table:style-name="ce22">
            <text:p>20.79%</text:p>
          </table:table-cell>
          <table:table-cell office:value-type="percentage" office:value="0.22500525238447444" table:formula="of:=([.U104]+[.AW104]+[.BY104])/3" table:style-name="ce22">
            <text:p>22.50%</text:p>
          </table:table-cell>
          <table:table-cell office:value-type="percentage" office:value="0.24483939904587559" table:formula="of:=([.V104]+[.AX104]+[.BZ104])/3" table:style-name="ce22">
            <text:p>24.48%</text:p>
          </table:table-cell>
          <table:table-cell office:value-type="percentage" office:value="0.13614988814905041" table:formula="of:=([.W104]+[.AY104]+[.CA104])/3" table:style-name="ce22">
            <text:p>13.61%</text:p>
          </table:table-cell>
          <table:table-cell office:value-type="percentage" office:value="0.2390999186543229" table:formula="of:=([.X104]+[.AZ104]+[.CB104])/3" table:style-name="ce22">
            <text:p>23.91%</text:p>
          </table:table-cell>
          <table:table-cell office:value-type="percentage" office:value="0.24214581257669746" table:formula="of:=([.Y104]+[.BA104]+[.CC104])/3" table:style-name="ce22">
            <text:p>24.21%</text:p>
          </table:table-cell>
          <table:table-cell office:value-type="percentage" office:value="0.1851209536240063" table:formula="of:=([.Z104]+[.BB104]+[.CD104])/3" table:style-name="ce22">
            <text:p>18.51%</text:p>
          </table:table-cell>
          <table:table-cell office:value-type="percentage" office:value="0.12378034123999311" table:formula="of:=([.AA104]+[.BC104]+[.CE104])/3" table:style-name="ce22">
            <text:p>12.38%</text:p>
          </table:table-cell>
          <table:table-cell office:value-type="percentage" office:value="9.4429970463606502E-2" table:formula="of:=([.AB104]+[.BD104]+[.CF104])/3" table:style-name="ce22">
            <text:p>9.44%</text:p>
          </table:table-cell>
          <table:table-cell office:value-type="percentage" office:value="0.11244174949886765" table:formula="of:=([.AC104]+[.BE104]+[.CG104])/3" table:style-name="ce22">
            <text:p>11.24%</text:p>
          </table:table-cell>
          <table:table-cell office:value-type="percentage" office:value="6.5741691000612598E-2" table:formula="of:=([.AD104]+[.BF104]+[.CH104])/3" table:style-name="ce22">
            <text:p>6.57%</text:p>
          </table:table-cell>
          <table:table-cell office:value-type="percentage" office:value="6.230306647101691E-2" table:formula="of:=([.AE104]+[.BG104]+[.CI104])/3" table:style-name="ce22">
            <text:p>6.23%</text:p>
          </table:table-cell>
          <table:table-cell table:number-columns-repeated="1628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" table:style-name="ce1">
            <text:p>17</text:p>
          </table:table-cell>
          <table:table-cell office:value-type="string" table:style-name="ce25">
            <text:p>StarFire</text:p>
          </table:table-cell>
          <table:table-cell office:value-type="string" table:style-name="ce18">
            <text:p>GAL.V</text:p>
          </table:table-cell>
          <table:table-cell office:value-type="float" office:value="0.1" table:style-name="ce19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1" table:style-name="ce20">
            <text:p>0.11</text:p>
          </table:table-cell>
          <table:table-cell office:value-type="float" office:value="0.125" table:style-name="ce20">
            <text:p>0.125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5" table:style-name="ce20">
            <text:p>0.15</text:p>
          </table:table-cell>
          <table:table-cell office:value-type="float" office:value="0.12" table:style-name="ce20">
            <text:p>0.12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" table:style-name="ce20">
            <text:p>0.13</text:p>
          </table:table-cell>
          <table:table-cell office:value-type="percentage" office:value="-5.0000000000000044E-2" table:formula="of:=([.F105]-[.$E105])/[.$E105]" table:style-name="ce21">
            <text:p>-5.00%</text:p>
          </table:table-cell>
          <table:table-cell office:value-type="percentage" office:value="-5.0000000000000044E-2" table:formula="of:=([.G105]-[.$E105])/[.$E105]" table:style-name="ce21">
            <text:p>-5.00%</text:p>
          </table:table-cell>
          <table:table-cell office:value-type="percentage" office:value="-0.15" table:formula="of:=([.H105]-[.$E105])/[.$E105]" table:style-name="ce21">
            <text:p>-15.00%</text:p>
          </table:table-cell>
          <table:table-cell office:value-type="percentage" office:value="9.999999999999995E-2" table:formula="of:=([.I105]-[.$E105])/[.$E105]" table:style-name="ce21">
            <text:p>10.00%</text:p>
          </table:table-cell>
          <table:table-cell office:value-type="percentage" office:value="4.9999999999999906E-2" table:formula="of:=([.J105]-[.$E105])/[.$E105]" table:style-name="ce21">
            <text:p>5.00%</text:p>
          </table:table-cell>
          <table:table-cell office:value-type="percentage" office:value="9.999999999999995E-2" table:formula="of:=([.K105]-[.$E105])/[.$E105]" table:style-name="ce21">
            <text:p>10.00%</text:p>
          </table:table-cell>
          <table:table-cell office:value-type="percentage" office:value="0.24999999999999994" table:formula="of:=([.L105]-[.$E105])/[.$E105]" table:style-name="ce21">
            <text:p>25.00%</text:p>
          </table:table-cell>
          <table:table-cell office:value-type="percentage" office:value="9.999999999999995E-2" table:formula="of:=([.M105]-[.$E105])/[.$E105]" table:style-name="ce21">
            <text:p>10.00%</text:p>
          </table:table-cell>
          <table:table-cell office:value-type="percentage" office:value="0.15" table:formula="of:=([.N105]-[.$E105])/[.$E105]" table:style-name="ce21">
            <text:p>15.00%</text:p>
          </table:table-cell>
          <table:table-cell office:value-type="percentage" office:value="0.49999999999999989" table:formula="of:=([.O105]-[.$E105])/[.$E105]" table:style-name="ce21">
            <text:p>50.00%</text:p>
          </table:table-cell>
          <table:table-cell office:value-type="percentage" office:value="0.1999999999999999" table:formula="of:=([.P105]-[.$E105])/[.$E105]" table:style-name="ce21">
            <text:p>20.00%</text:p>
          </table:table-cell>
          <table:table-cell office:value-type="percentage" office:value="0.35000000000000003" table:formula="of:=([.Q105]-[.$E105])/[.$E105]" table:style-name="ce21">
            <text:p>35.00%</text:p>
          </table:table-cell>
          <table:table-cell office:value-type="percentage" office:value="0.3" table:formula="of:=([.R105]-[.$E105])/[.$E105]" table:style-name="ce21">
            <text:p>30.00%</text:p>
          </table:table-cell>
          <table:table-cell office:value-type="string" table:style-name="ce18">
            <text:p>AQA.TO</text:p>
          </table:table-cell>
          <table:table-cell office:value-type="float" office:value="0.26" table:style-name="ce19">
            <text:p>0.26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4" table:style-name="ce20">
            <text:p>0.24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6" table:style-name="ce20">
            <text:p>0.26</text:p>
          </table:table-cell>
          <table:table-cell office:value-type="float" office:value="0.245" table:style-name="ce20">
            <text:p>0.24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5" table:style-name="ce20">
            <text:p>0.25</text:p>
          </table:table-cell>
          <table:table-cell office:value-type="float" office:value="0.255" table:style-name="ce20">
            <text:p>0.25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5" table:style-name="ce20">
            <text:p>0.25</text:p>
          </table:table-cell>
          <table:table-cell office:value-type="percentage" office:value="7.6923076923076983E-2" table:formula="of:=([.AH105]-[.$AG105])/[.$AG105]" table:style-name="ce21">
            <text:p>7.69%</text:p>
          </table:table-cell>
          <table:table-cell office:value-type="percentage" office:value="7.6923076923076983E-2" table:formula="of:=([.AI105]-[.$AG105])/[.$AG105]" table:style-name="ce21">
            <text:p>7.69%</text:p>
          </table:table-cell>
          <table:table-cell office:value-type="percentage" office:value="9.615384615384602E-2" table:formula="of:=([.AJ105]-[.$AG105])/[.$AG105]" table:style-name="ce21">
            <text:p>9.62%</text:p>
          </table:table-cell>
          <table:table-cell office:value-type="percentage" office:value="-9.6153846153846242E-2" table:formula="of:=([.AK105]-[.$AG105])/[.$AG105]" table:style-name="ce21">
            <text:p>-9.62%</text:p>
          </table:table-cell>
          <table:table-cell office:value-type="percentage" office:value="-7.6923076923076983E-2" table:formula="of:=([.AL105]-[.$AG105])/[.$AG105]" table:style-name="ce21">
            <text:p>-7.69%</text:p>
          </table:table-cell>
          <table:table-cell office:value-type="percentage" office:value="1.9230769230769246E-2" table:formula="of:=([.AM105]-[.$AG105])/[.$AG105]" table:style-name="ce21">
            <text:p>1.92%</text:p>
          </table:table-cell>
          <table:table-cell office:value-type="percentage" office:value="0" table:formula="of:=([.AN105]-[.$AG105])/[.$AG105]" table:style-name="ce21">
            <text:p>0.00%</text:p>
          </table:table-cell>
          <table:table-cell office:value-type="percentage" office:value="-5.7692307692307744E-2" table:formula="of:=([.AO105]-[.$AG105])/[.$AG105]" table:style-name="ce21">
            <text:p>-5.77%</text:p>
          </table:table-cell>
          <table:table-cell office:value-type="percentage" office:value="-9.6153846153846242E-2" table:formula="of:=([.AP105]-[.$AG105])/[.$AG105]" table:style-name="ce21">
            <text:p>-9.62%</text:p>
          </table:table-cell>
          <table:table-cell office:value-type="percentage" office:value="-3.8461538461538491E-2" table:formula="of:=([.AQ105]-[.$AG105])/[.$AG105]" table:style-name="ce21">
            <text:p>-3.85%</text:p>
          </table:table-cell>
          <table:table-cell office:value-type="percentage" office:value="-1.9230769230769246E-2" table:formula="of:=([.AR105]-[.$AG105])/[.$AG105]" table:style-name="ce21">
            <text:p>-1.92%</text:p>
          </table:table-cell>
          <table:table-cell office:value-type="percentage" office:value="1.9230769230769246E-2" table:formula="of:=([.AS105]-[.$AG105])/[.$AG105]" table:style-name="ce21">
            <text:p>1.92%</text:p>
          </table:table-cell>
          <table:table-cell office:value-type="percentage" office:value="-3.8461538461538491E-2" table:formula="of:=([.AT105]-[.$AG105])/[.$AG105]" table:style-name="ce21">
            <text:p>-3.85%</text:p>
          </table:table-cell>
          <table:table-cell office:value-type="string" table:style-name="ce18">
            <text:p>GUG.V</text:p>
          </table:table-cell>
          <table:table-cell office:value-type="float" office:value="3.5000000000000003E-2" table:style-name="ce19">
            <text:p>0.035</text:p>
          </table:table-cell>
          <table:table-cell office:value-type="float" office:value="0.04" table:style-name="ce20">
            <text:p>0.0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0.03" table:style-name="ce20">
            <text:p>0.03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percentage" office:value="0.14285714285714277" table:formula="of:=([.BJ105]-[.$BI105])/[.$BI105]" table:style-name="ce21">
            <text:p>14.29%</text:p>
          </table:table-cell>
          <table:table-cell office:value-type="percentage" office:value="0" table:formula="of:=([.BK105]-[.$BI105])/[.$BI105]" table:style-name="ce21">
            <text:p>0.00%</text:p>
          </table:table-cell>
          <table:table-cell office:value-type="percentage" office:value="0" table:formula="of:=([.BL105]-[.$BI105])/[.$BI105]" table:style-name="ce21">
            <text:p>0.00%</text:p>
          </table:table-cell>
          <table:table-cell office:value-type="percentage" office:value="-0.14285714285714296" table:formula="of:=([.BM105]-[.$BI105])/[.$BI105]" table:style-name="ce21">
            <text:p>-14.29%</text:p>
          </table:table-cell>
          <table:table-cell office:value-type="percentage" office:value="0.28571428571428553" table:formula="of:=([.BN105]-[.$BI105])/[.$BI105]" table:style-name="ce21">
            <text:p>28.57%</text:p>
          </table:table-cell>
          <table:table-cell office:value-type="percentage" office:value="1" table:formula="of:=([.BO105]-[.$BI105])/[.$BI105]" table:style-name="ce21">
            <text:p>100.00%</text:p>
          </table:table-cell>
          <table:table-cell office:value-type="percentage" office:value="1.1428571428571426" table:formula="of:=([.BP105]-[.$BI105])/[.$BI105]" table:style-name="ce21">
            <text:p>114.29%</text:p>
          </table:table-cell>
          <table:table-cell office:value-type="percentage" office:value="1.714285714285714" table:formula="of:=([.BQ105]-[.$BI105])/[.$BI105]" table:style-name="ce21">
            <text:p>171.43%</text:p>
          </table:table-cell>
          <table:table-cell office:value-type="percentage" office:value="1.5714285714285712" table:formula="of:=([.BR105]-[.$BI105])/[.$BI105]" table:style-name="ce21">
            <text:p>157.14%</text:p>
          </table:table-cell>
          <table:table-cell office:value-type="percentage" office:value="0.71428571428571408" table:formula="of:=([.BS105]-[.$BI105])/[.$BI105]" table:style-name="ce21">
            <text:p>71.43%</text:p>
          </table:table-cell>
          <table:table-cell office:value-type="percentage" office:value="1.1428571428571426" table:formula="of:=([.BT105]-[.$BI105])/[.$BI105]" table:style-name="ce21">
            <text:p>114.29%</text:p>
          </table:table-cell>
          <table:table-cell office:value-type="percentage" office:value="1.1428571428571426" table:formula="of:=([.BU105]-[.$BI105])/[.$BI105]" table:style-name="ce21">
            <text:p>114.29%</text:p>
          </table:table-cell>
          <table:table-cell office:value-type="percentage" office:value="1.1428571428571426" table:formula="of:=([.BV105]-[.$BI105])/[.$BI105]" table:style-name="ce21">
            <text:p>114.29%</text:p>
          </table:table-cell>
          <table:table-cell office:value-type="string" table:style-name="ce25">
            <text:p>StarFire</text:p>
          </table:table-cell>
          <table:table-cell office:value-type="percentage" office:value="5.6593406593406566E-2" table:formula="of:=([.S105]+[.AU105]+[.BW105])/3" table:style-name="ce22">
            <text:p>5.66%</text:p>
          </table:table-cell>
          <table:table-cell office:value-type="percentage" office:value="8.9743589743589789E-3" table:formula="of:=([.T105]+[.AV105]+[.BX105])/3" table:style-name="ce22">
            <text:p>0.90%</text:p>
          </table:table-cell>
          <table:table-cell office:value-type="percentage" office:value="-1.7948717948717993E-2" table:formula="of:=([.U105]+[.AW105]+[.BY105])/3" table:style-name="ce22">
            <text:p>-1.79%</text:p>
          </table:table-cell>
          <table:table-cell office:value-type="percentage" office:value="-4.6336996336996415E-2" table:formula="of:=([.V105]+[.AX105]+[.BZ105])/3" table:style-name="ce22">
            <text:p>-4.63%</text:p>
          </table:table-cell>
          <table:table-cell office:value-type="percentage" office:value="8.6263736263736138E-2" table:formula="of:=([.W105]+[.AY105]+[.CA105])/3" table:style-name="ce22">
            <text:p>8.63%</text:p>
          </table:table-cell>
          <table:table-cell office:value-type="percentage" office:value="0.37307692307692308" table:formula="of:=([.X105]+[.AZ105]+[.CB105])/3" table:style-name="ce22">
            <text:p>37.31%</text:p>
          </table:table-cell>
          <table:table-cell office:value-type="percentage" office:value="0.46428571428571419" table:formula="of:=([.Y105]+[.BA105]+[.CC105])/3" table:style-name="ce22">
            <text:p>46.43%</text:p>
          </table:table-cell>
          <table:table-cell office:value-type="percentage" office:value="0.58553113553113534" table:formula="of:=([.Z105]+[.BB105]+[.CD105])/3" table:style-name="ce22">
            <text:p>58.55%</text:p>
          </table:table-cell>
          <table:table-cell office:value-type="percentage" office:value="0.54175824175824161" table:formula="of:=([.AA105]+[.BC105]+[.CE105])/3" table:style-name="ce22">
            <text:p>54.18%</text:p>
          </table:table-cell>
          <table:table-cell office:value-type="percentage" office:value="0.39194139194139183" table:formula="of:=([.AB105]+[.BD105]+[.CF105])/3" table:style-name="ce22">
            <text:p>39.19%</text:p>
          </table:table-cell>
          <table:table-cell office:value-type="percentage" office:value="0.44120879120879103" table:formula="of:=([.AC105]+[.BE105]+[.CG105])/3" table:style-name="ce22">
            <text:p>44.12%</text:p>
          </table:table-cell>
          <table:table-cell office:value-type="percentage" office:value="0.5040293040293039" table:formula="of:=([.AD105]+[.BF105]+[.CH105])/3" table:style-name="ce22">
            <text:p>50.40%</text:p>
          </table:table-cell>
          <table:table-cell office:value-type="percentage" office:value="0.46813186813186802" table:formula="of:=([.AE105]+[.BG105]+[.CI105])/3" table:style-name="ce22">
            <text:p>46.81%</text:p>
          </table:table-cell>
          <table:table-cell table:number-columns-repeated="1628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2" table:style-name="ce1">
            <text:p>72</text:p>
          </table:table-cell>
          <table:table-cell office:value-type="string" table:style-name="ce25">
            <text:p>Lee</text:p>
          </table:table-cell>
          <table:table-cell office:value-type="string" table:style-name="ce18">
            <text:p>IDM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55" table:style-name="ce20">
            <text:p>0.155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percentage" office:value="-3.571428571428574E-2" table:formula="of:=([.F106]-[.$E106])/[.$E106]" table:style-name="ce21">
            <text:p>-3.57%</text:p>
          </table:table-cell>
          <table:table-cell office:value-type="percentage" office:value="-3.571428571428574E-2" table:formula="of:=([.G106]-[.$E106])/[.$E106]" table:style-name="ce21">
            <text:p>-3.57%</text:p>
          </table:table-cell>
          <table:table-cell office:value-type="percentage" office:value="3.5714285714285546E-2" table:formula="of:=([.H106]-[.$E106])/[.$E106]" table:style-name="ce21">
            <text:p>3.57%</text:p>
          </table:table-cell>
          <table:table-cell office:value-type="percentage" office:value="0" table:formula="of:=([.I106]-[.$E106])/[.$E106]" table:style-name="ce21">
            <text:p>0.00%</text:p>
          </table:table-cell>
          <table:table-cell office:value-type="percentage" office:value="7.1428571428571286E-2" table:formula="of:=([.J106]-[.$E106])/[.$E106]" table:style-name="ce21">
            <text:p>7.14%</text:p>
          </table:table-cell>
          <table:table-cell office:value-type="percentage" office:value="0.17857142857142852" table:formula="of:=([.K106]-[.$E106])/[.$E106]" table:style-name="ce21">
            <text:p>17.86%</text:p>
          </table:table-cell>
          <table:table-cell office:value-type="percentage" office:value="0.14285714285714277" table:formula="of:=([.L106]-[.$E106])/[.$E106]" table:style-name="ce21">
            <text:p>14.29%</text:p>
          </table:table-cell>
          <table:table-cell office:value-type="percentage" office:value="0.17857142857142852" table:formula="of:=([.M106]-[.$E106])/[.$E106]" table:style-name="ce21">
            <text:p>17.86%</text:p>
          </table:table-cell>
          <table:table-cell office:value-type="percentage" office:value="7.1428571428571286E-2" table:formula="of:=([.N106]-[.$E106])/[.$E106]" table:style-name="ce21">
            <text:p>7.14%</text:p>
          </table:table-cell>
          <table:table-cell office:value-type="percentage" office:value="7.1428571428571286E-2" table:formula="of:=([.O106]-[.$E106])/[.$E106]" table:style-name="ce21">
            <text:p>7.14%</text:p>
          </table:table-cell>
          <table:table-cell office:value-type="percentage" office:value="0.10714285714285703" table:formula="of:=([.P106]-[.$E106])/[.$E106]" table:style-name="ce21">
            <text:p>10.71%</text:p>
          </table:table-cell>
          <table:table-cell office:value-type="percentage" office:value="0.14285714285714277" table:formula="of:=([.Q106]-[.$E106])/[.$E106]" table:style-name="ce21">
            <text:p>14.29%</text:p>
          </table:table-cell>
          <table:table-cell office:value-type="percentage" office:value="0.14285714285714277" table:formula="of:=([.R106]-[.$E106])/[.$E106]" table:style-name="ce21">
            <text:p>14.29%</text:p>
          </table:table-cell>
          <table:table-cell office:value-type="string" table:style-name="ce18">
            <text:p>SNG.V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55" table:style-name="ce20">
            <text:p>0.255</text:p>
          </table:table-cell>
          <table:table-cell office:value-type="percentage" office:value="-3.4482758620689495E-2" table:formula="of:=([.AH106]-[.$AG106])/[.$AG106]" table:style-name="ce21">
            <text:p>-3.45%</text:p>
          </table:table-cell>
          <table:table-cell office:value-type="percentage" office:value="-3.4482758620689495E-2" table:formula="of:=([.AI106]-[.$AG106])/[.$AG106]" table:style-name="ce21">
            <text:p>-3.45%</text:p>
          </table:table-cell>
          <table:table-cell office:value-type="percentage" office:value="0.20689655172413793" table:formula="of:=([.AJ106]-[.$AG106])/[.$AG106]" table:style-name="ce21">
            <text:p>20.69%</text:p>
          </table:table-cell>
          <table:table-cell office:value-type="percentage" office:value="0.37931034482758635" table:formula="of:=([.AK106]-[.$AG106])/[.$AG106]" table:style-name="ce21">
            <text:p>37.93%</text:p>
          </table:table-cell>
          <table:table-cell office:value-type="percentage" office:value="0.27586206896551729" table:formula="of:=([.AL106]-[.$AG106])/[.$AG106]" table:style-name="ce21">
            <text:p>27.59%</text:p>
          </table:table-cell>
          <table:table-cell office:value-type="percentage" office:value="0.31034482758620702" table:formula="of:=([.AM106]-[.$AG106])/[.$AG106]" table:style-name="ce21">
            <text:p>31.03%</text:p>
          </table:table-cell>
          <table:table-cell office:value-type="percentage" office:value="0.31034482758620702" table:formula="of:=([.AN106]-[.$AG106])/[.$AG106]" table:style-name="ce21">
            <text:p>31.03%</text:p>
          </table:table-cell>
          <table:table-cell office:value-type="percentage" office:value="0.44827586206896558" table:formula="of:=([.AO106]-[.$AG106])/[.$AG106]" table:style-name="ce21">
            <text:p>44.83%</text:p>
          </table:table-cell>
          <table:table-cell office:value-type="percentage" office:value="0.44827586206896558" table:formula="of:=([.AP106]-[.$AG106])/[.$AG106]" table:style-name="ce21">
            <text:p>44.83%</text:p>
          </table:table-cell>
          <table:table-cell office:value-type="percentage" office:value="0.55172413793103459" table:formula="of:=([.AQ106]-[.$AG106])/[.$AG106]" table:style-name="ce21">
            <text:p>55.17%</text:p>
          </table:table-cell>
          <table:table-cell office:value-type="percentage" office:value="0.65517241379310354" table:formula="of:=([.AR106]-[.$AG106])/[.$AG106]" table:style-name="ce21">
            <text:p>65.52%</text:p>
          </table:table-cell>
          <table:table-cell office:value-type="percentage" office:value="0.55172413793103459" table:formula="of:=([.AS106]-[.$AG106])/[.$AG106]" table:style-name="ce21">
            <text:p>55.17%</text:p>
          </table:table-cell>
          <table:table-cell office:value-type="percentage" office:value="0.7586206896551726" table:formula="of:=([.AT106]-[.$AG106])/[.$AG106]" table:style-name="ce21">
            <text:p>75.86%</text:p>
          </table:table-cell>
          <table:table-cell office:value-type="string" table:style-name="ce18">
            <text:p>TGX.V</text:p>
          </table:table-cell>
          <table:table-cell office:value-type="float" office:value="5.0000000000000001E-3" table:style-name="ce19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float" office:value="5.0000000000000001E-3" table:style-name="ce20">
            <text:p>0.005</text:p>
          </table:table-cell>
          <table:table-cell office:value-type="percentage" office:value="0" table:formula="of:=([.BJ106]-[.$BI106])/[.$BI106]" table:style-name="ce21">
            <text:p>0.00%</text:p>
          </table:table-cell>
          <table:table-cell office:value-type="percentage" office:value="0" table:formula="of:=([.BK106]-[.$BI106])/[.$BI106]" table:style-name="ce21">
            <text:p>0.00%</text:p>
          </table:table-cell>
          <table:table-cell office:value-type="percentage" office:value="0" table:formula="of:=([.BL106]-[.$BI106])/[.$BI106]" table:style-name="ce21">
            <text:p>0.00%</text:p>
          </table:table-cell>
          <table:table-cell office:value-type="percentage" office:value="0" table:formula="of:=([.BM106]-[.$BI106])/[.$BI106]" table:style-name="ce21">
            <text:p>0.00%</text:p>
          </table:table-cell>
          <table:table-cell office:value-type="percentage" office:value="0" table:formula="of:=([.BN106]-[.$BI106])/[.$BI106]" table:style-name="ce21">
            <text:p>0.00%</text:p>
          </table:table-cell>
          <table:table-cell office:value-type="percentage" office:value="0" table:formula="of:=([.BO106]-[.$BI106])/[.$BI106]" table:style-name="ce21">
            <text:p>0.00%</text:p>
          </table:table-cell>
          <table:table-cell office:value-type="percentage" office:value="0" table:formula="of:=([.BP106]-[.$BI106])/[.$BI106]" table:style-name="ce21">
            <text:p>0.00%</text:p>
          </table:table-cell>
          <table:table-cell office:value-type="percentage" office:value="0" table:formula="of:=([.BQ106]-[.$BI106])/[.$BI106]" table:style-name="ce21">
            <text:p>0.00%</text:p>
          </table:table-cell>
          <table:table-cell office:value-type="percentage" office:value="0" table:formula="of:=([.BR106]-[.$BI106])/[.$BI106]" table:style-name="ce21">
            <text:p>0.00%</text:p>
          </table:table-cell>
          <table:table-cell office:value-type="percentage" office:value="0" table:formula="of:=([.BS106]-[.$BI106])/[.$BI106]" table:style-name="ce21">
            <text:p>0.00%</text:p>
          </table:table-cell>
          <table:table-cell office:value-type="percentage" office:value="0" table:formula="of:=([.BT106]-[.$BI106])/[.$BI106]" table:style-name="ce21">
            <text:p>0.00%</text:p>
          </table:table-cell>
          <table:table-cell office:value-type="percentage" office:value="0" table:formula="of:=([.BU106]-[.$BI106])/[.$BI106]" table:style-name="ce21">
            <text:p>0.00%</text:p>
          </table:table-cell>
          <table:table-cell office:value-type="percentage" office:value="0" table:formula="of:=([.BV106]-[.$BI106])/[.$BI106]" table:style-name="ce21">
            <text:p>0.00%</text:p>
          </table:table-cell>
          <table:table-cell office:value-type="string" table:style-name="ce25">
            <text:p>Lee</text:p>
          </table:table-cell>
          <table:table-cell office:value-type="percentage" office:value="-2.3399014778325077E-2" table:formula="of:=([.S106]+[.AU106]+[.BW106])/3" table:style-name="ce22">
            <text:p>-2.34%</text:p>
          </table:table-cell>
          <table:table-cell office:value-type="percentage" office:value="-2.3399014778325077E-2" table:formula="of:=([.T106]+[.AV106]+[.BX106])/3" table:style-name="ce22">
            <text:p>-2.34%</text:p>
          </table:table-cell>
          <table:table-cell office:value-type="percentage" office:value="8.0870279146141158E-2" table:formula="of:=([.U106]+[.AW106]+[.BY106])/3" table:style-name="ce22">
            <text:p>8.09%</text:p>
          </table:table-cell>
          <table:table-cell office:value-type="percentage" office:value="0.12643678160919544" table:formula="of:=([.V106]+[.AX106]+[.BZ106])/3" table:style-name="ce22">
            <text:p>12.64%</text:p>
          </table:table-cell>
          <table:table-cell office:value-type="percentage" office:value="0.11576354679802953" table:formula="of:=([.W106]+[.AY106]+[.CA106])/3" table:style-name="ce22">
            <text:p>11.58%</text:p>
          </table:table-cell>
          <table:table-cell office:value-type="percentage" office:value="0.16297208538587851" table:formula="of:=([.X106]+[.AZ106]+[.CB106])/3" table:style-name="ce22">
            <text:p>16.30%</text:p>
          </table:table-cell>
          <table:table-cell office:value-type="percentage" office:value="0.15106732348111659" table:formula="of:=([.Y106]+[.BA106]+[.CC106])/3" table:style-name="ce22">
            <text:p>15.11%</text:p>
          </table:table-cell>
          <table:table-cell office:value-type="percentage" office:value="0.20894909688013139" table:formula="of:=([.Z106]+[.BB106]+[.CD106])/3" table:style-name="ce22">
            <text:p>20.89%</text:p>
          </table:table-cell>
          <table:table-cell office:value-type="percentage" office:value="0.17323481116584563" table:formula="of:=([.AA106]+[.BC106]+[.CE106])/3" table:style-name="ce22">
            <text:p>17.32%</text:p>
          </table:table-cell>
          <table:table-cell office:value-type="percentage" office:value="0.2077175697865353" table:formula="of:=([.AB106]+[.BD106]+[.CF106])/3" table:style-name="ce22">
            <text:p>20.77%</text:p>
          </table:table-cell>
          <table:table-cell office:value-type="percentage" office:value="0.25410509031198686" table:formula="of:=([.AC106]+[.BE106]+[.CG106])/3" table:style-name="ce22">
            <text:p>25.41%</text:p>
          </table:table-cell>
          <table:table-cell office:value-type="percentage" office:value="0.23152709359605914" table:formula="of:=([.AD106]+[.BF106]+[.CH106])/3" table:style-name="ce22">
            <text:p>23.15%</text:p>
          </table:table-cell>
          <table:table-cell office:value-type="percentage" office:value="0.30049261083743845" table:formula="of:=([.AE106]+[.BG106]+[.CI106])/3" table:style-name="ce22">
            <text:p>30.05%</text:p>
          </table:table-cell>
          <table:table-cell table:number-columns-repeated="1628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74" table:style-name="ce1">
            <text:p>74</text:p>
          </table:table-cell>
          <table:table-cell office:value-type="string" table:style-name="ce25">
            <text:p>JACHap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0" table:formula="of:=([.F107]-[.$E107])/[.$E107]" table:style-name="ce21">
            <text:p>0.00%</text:p>
          </table:table-cell>
          <table:table-cell office:value-type="percentage" office:value="-5.4054054054054106E-2" table:formula="of:=([.G107]-[.$E107])/[.$E107]" table:style-name="ce21">
            <text:p>-5.41%</text:p>
          </table:table-cell>
          <table:table-cell office:value-type="percentage" office:value="2.7027027027027053E-2" table:formula="of:=([.H107]-[.$E107])/[.$E107]" table:style-name="ce21">
            <text:p>2.70%</text:p>
          </table:table-cell>
          <table:table-cell office:value-type="percentage" office:value="0.16216216216216217" table:formula="of:=([.I107]-[.$E107])/[.$E107]" table:style-name="ce21">
            <text:p>16.22%</text:p>
          </table:table-cell>
          <table:table-cell office:value-type="percentage" office:value="0.1891891891891892" table:formula="of:=([.J107]-[.$E107])/[.$E107]" table:style-name="ce21">
            <text:p>18.92%</text:p>
          </table:table-cell>
          <table:table-cell office:value-type="percentage" office:value="0.27027027027027023" table:formula="of:=([.K107]-[.$E107])/[.$E107]" table:style-name="ce21">
            <text:p>27.03%</text:p>
          </table:table-cell>
          <table:table-cell office:value-type="percentage" office:value="0.48648648648648662" table:formula="of:=([.L107]-[.$E107])/[.$E107]" table:style-name="ce21">
            <text:p>48.65%</text:p>
          </table:table-cell>
          <table:table-cell office:value-type="percentage" office:value="0.29729729729729726" table:formula="of:=([.M107]-[.$E107])/[.$E107]" table:style-name="ce21">
            <text:p>29.73%</text:p>
          </table:table-cell>
          <table:table-cell office:value-type="percentage" office:value="0.21621621621621626" table:formula="of:=([.N107]-[.$E107])/[.$E107]" table:style-name="ce21">
            <text:p>21.62%</text:p>
          </table:table-cell>
          <table:table-cell office:value-type="percentage" office:value="5.4054054054054106E-2" table:formula="of:=([.O107]-[.$E107])/[.$E107]" table:style-name="ce21">
            <text:p>5.41%</text:p>
          </table:table-cell>
          <table:table-cell office:value-type="percentage" office:value="0.24324324324324331" table:formula="of:=([.P107]-[.$E107])/[.$E107]" table:style-name="ce21">
            <text:p>24.32%</text:p>
          </table:table-cell>
          <table:table-cell office:value-type="percentage" office:value="0.21621621621621626" table:formula="of:=([.Q107]-[.$E107])/[.$E107]" table:style-name="ce21">
            <text:p>21.62%</text:p>
          </table:table-cell>
          <table:table-cell office:value-type="percentage" office:value="0.21621621621621626" table:formula="of:=([.R107]-[.$E107])/[.$E107]" table:style-name="ce21">
            <text:p>21.62%</text:p>
          </table:table-cell>
          <table:table-cell office:value-type="string" table:style-name="ce18">
            <text:p>BBB.V</text:p>
          </table:table-cell>
          <table:table-cell office:value-type="float" office:value="0.34499999999999997" table:style-name="ce19">
            <text:p>0.345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44500000000000001" table:style-name="ce20">
            <text:p>0.445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4" table:style-name="ce20">
            <text:p>0.4</text:p>
          </table:table-cell>
          <table:table-cell office:value-type="float" office:value="0.44" table:style-name="ce20">
            <text:p>0.44</text:p>
          </table:table-cell>
          <table:table-cell office:value-type="float" office:value="0.45" table:style-name="ce20">
            <text:p>0.45</text:p>
          </table:table-cell>
          <table:table-cell office:value-type="float" office:value="0.52" table:style-name="ce20">
            <text:p>0.52</text:p>
          </table:table-cell>
          <table:table-cell office:value-type="float" office:value="0.5" table:style-name="ce20">
            <text:p>0.5</text:p>
          </table:table-cell>
          <table:table-cell office:value-type="float" office:value="0.5" table:style-name="ce20">
            <text:p>0.5</text:p>
          </table:table-cell>
          <table:table-cell office:value-type="float" office:value="0.48" table:style-name="ce20">
            <text:p>0.48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52" table:style-name="ce20">
            <text:p>0.52</text:p>
          </table:table-cell>
          <table:table-cell office:value-type="percentage" office:value="0.28985507246376824" table:formula="of:=([.AH107]-[.$AG107])/[.$AG107]" table:style-name="ce21">
            <text:p>28.99%</text:p>
          </table:table-cell>
          <table:table-cell office:value-type="percentage" office:value="0.28985507246376824" table:formula="of:=([.AI107]-[.$AG107])/[.$AG107]" table:style-name="ce21">
            <text:p>28.99%</text:p>
          </table:table-cell>
          <table:table-cell office:value-type="percentage" office:value="0.13043478260869579" table:formula="of:=([.AJ107]-[.$AG107])/[.$AG107]" table:style-name="ce21">
            <text:p>13.04%</text:p>
          </table:table-cell>
          <table:table-cell office:value-type="percentage" office:value="0.18840579710144931" table:formula="of:=([.AK107]-[.$AG107])/[.$AG107]" table:style-name="ce21">
            <text:p>18.84%</text:p>
          </table:table-cell>
          <table:table-cell office:value-type="percentage" office:value="0.15942028985507262" table:formula="of:=([.AL107]-[.$AG107])/[.$AG107]" table:style-name="ce21">
            <text:p>15.94%</text:p>
          </table:table-cell>
          <table:table-cell office:value-type="percentage" office:value="0.27536231884057982" table:formula="of:=([.AM107]-[.$AG107])/[.$AG107]" table:style-name="ce21">
            <text:p>27.54%</text:p>
          </table:table-cell>
          <table:table-cell office:value-type="percentage" office:value="0.30434782608695665" table:formula="of:=([.AN107]-[.$AG107])/[.$AG107]" table:style-name="ce21">
            <text:p>30.43%</text:p>
          </table:table-cell>
          <table:table-cell office:value-type="percentage" office:value="0.50724637681159435" table:formula="of:=([.AO107]-[.$AG107])/[.$AG107]" table:style-name="ce21">
            <text:p>50.72%</text:p>
          </table:table-cell>
          <table:table-cell office:value-type="percentage" office:value="0.44927536231884069" table:formula="of:=([.AP107]-[.$AG107])/[.$AG107]" table:style-name="ce21">
            <text:p>44.93%</text:p>
          </table:table-cell>
          <table:table-cell office:value-type="percentage" office:value="0.44927536231884069" table:formula="of:=([.AQ107]-[.$AG107])/[.$AG107]" table:style-name="ce21">
            <text:p>44.93%</text:p>
          </table:table-cell>
          <table:table-cell office:value-type="percentage" office:value="0.39130434782608703" table:formula="of:=([.AR107]-[.$AG107])/[.$AG107]" table:style-name="ce21">
            <text:p>39.13%</text:p>
          </table:table-cell>
          <table:table-cell office:value-type="percentage" office:value="0.37681159420289861" table:formula="of:=([.AS107]-[.$AG107])/[.$AG107]" table:style-name="ce21">
            <text:p>37.68%</text:p>
          </table:table-cell>
          <table:table-cell office:value-type="percentage" office:value="0.50724637681159435" table:formula="of:=([.AT107]-[.$AG107])/[.$AG107]" table:style-name="ce21">
            <text:p>50.72%</text:p>
          </table:table-cell>
          <table:table-cell office:value-type="string" table:style-name="ce18">
            <text:p>IVS.V</text:p>
          </table:table-cell>
          <table:table-cell office:value-type="float" office:value="0.23499999999999999" table:style-name="ce19">
            <text:p>0.23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8" table:style-name="ce20">
            <text:p>0.18</text:p>
          </table:table-cell>
          <table:table-cell office:value-type="float" office:value="0.2" table:style-name="ce20">
            <text:p>0.2</text:p>
          </table:table-cell>
          <table:table-cell office:value-type="percentage" office:value="-0.14893617021276587" table:formula="of:=([.BJ107]-[.$BI107])/[.$BI107]" table:style-name="ce21">
            <text:p>-14.89%</text:p>
          </table:table-cell>
          <table:table-cell office:value-type="percentage" office:value="-0.21276595744680848" table:formula="of:=([.BK107]-[.$BI107])/[.$BI107]" table:style-name="ce21">
            <text:p>-21.28%</text:p>
          </table:table-cell>
          <table:table-cell office:value-type="percentage" office:value="-6.3829787234042493E-2" table:formula="of:=([.BL107]-[.$BI107])/[.$BI107]" table:style-name="ce21">
            <text:p>-6.38%</text:p>
          </table:table-cell>
          <table:table-cell office:value-type="percentage" office:value="-0.10638297872340424" table:formula="of:=([.BM107]-[.$BI107])/[.$BI107]" table:style-name="ce21">
            <text:p>-10.64%</text:p>
          </table:table-cell>
          <table:table-cell office:value-type="percentage" office:value="-0.14893617021276587" table:formula="of:=([.BN107]-[.$BI107])/[.$BI107]" table:style-name="ce21">
            <text:p>-14.89%</text:p>
          </table:table-cell>
          <table:table-cell office:value-type="percentage" office:value="-4.2553191489361625E-2" table:formula="of:=([.BO107]-[.$BI107])/[.$BI107]" table:style-name="ce21">
            <text:p>-4.26%</text:p>
          </table:table-cell>
          <table:table-cell office:value-type="percentage" office:value="-0.1276595744680851" table:formula="of:=([.BP107]-[.$BI107])/[.$BI107]" table:style-name="ce21">
            <text:p>-12.77%</text:p>
          </table:table-cell>
          <table:table-cell office:value-type="percentage" office:value="-0.1914893617021276" table:formula="of:=([.BQ107]-[.$BI107])/[.$BI107]" table:style-name="ce21">
            <text:p>-19.15%</text:p>
          </table:table-cell>
          <table:table-cell office:value-type="percentage" office:value="-0.10638297872340424" table:formula="of:=([.BR107]-[.$BI107])/[.$BI107]" table:style-name="ce21">
            <text:p>-10.64%</text:p>
          </table:table-cell>
          <table:table-cell office:value-type="percentage" office:value="-0.21276595744680848" table:formula="of:=([.BS107]-[.$BI107])/[.$BI107]" table:style-name="ce21">
            <text:p>-21.28%</text:p>
          </table:table-cell>
          <table:table-cell office:value-type="percentage" office:value="-0.21276595744680848" table:formula="of:=([.BT107]-[.$BI107])/[.$BI107]" table:style-name="ce21">
            <text:p>-21.28%</text:p>
          </table:table-cell>
          <table:table-cell office:value-type="percentage" office:value="-0.23404255319148934" table:formula="of:=([.BU107]-[.$BI107])/[.$BI107]" table:style-name="ce21">
            <text:p>-23.40%</text:p>
          </table:table-cell>
          <table:table-cell office:value-type="percentage" office:value="-0.14893617021276587" table:formula="of:=([.BV107]-[.$BI107])/[.$BI107]" table:style-name="ce21">
            <text:p>-14.89%</text:p>
          </table:table-cell>
          <table:table-cell office:value-type="string" table:style-name="ce25">
            <text:p>JACHap</text:p>
          </table:table-cell>
          <table:table-cell office:value-type="percentage" office:value="4.6972967417000792E-2" table:formula="of:=([.S107]+[.AU107]+[.BW107])/3" table:style-name="ce22">
            <text:p>4.70%</text:p>
          </table:table-cell>
          <table:table-cell office:value-type="percentage" office:value="7.6783536543018798E-3" table:formula="of:=([.T107]+[.AV107]+[.BX107])/3" table:style-name="ce22">
            <text:p>0.77%</text:p>
          </table:table-cell>
          <table:table-cell office:value-type="percentage" office:value="3.1210674133893449E-2" table:formula="of:=([.U107]+[.AW107]+[.BY107])/3" table:style-name="ce22">
            <text:p>3.12%</text:p>
          </table:table-cell>
          <table:table-cell office:value-type="percentage" office:value="8.1394993513402417E-2" table:formula="of:=([.V107]+[.AX107]+[.BZ107])/3" table:style-name="ce22">
            <text:p>8.14%</text:p>
          </table:table-cell>
          <table:table-cell office:value-type="percentage" office:value="6.6557769610498654E-2" table:formula="of:=([.W107]+[.AY107]+[.CA107])/3" table:style-name="ce22">
            <text:p>6.66%</text:p>
          </table:table-cell>
          <table:table-cell office:value-type="percentage" office:value="0.16769313254049611" table:formula="of:=([.X107]+[.AZ107]+[.CB107])/3" table:style-name="ce22">
            <text:p>16.77%</text:p>
          </table:table-cell>
          <table:table-cell office:value-type="percentage" office:value="0.22105824603511939" table:formula="of:=([.Y107]+[.BA107]+[.CC107])/3" table:style-name="ce22">
            <text:p>22.11%</text:p>
          </table:table-cell>
          <table:table-cell office:value-type="percentage" office:value="0.20435143746892134" table:formula="of:=([.Z107]+[.BB107]+[.CD107])/3" table:style-name="ce22">
            <text:p>20.44%</text:p>
          </table:table-cell>
          <table:table-cell office:value-type="percentage" office:value="0.18636953327055092" table:formula="of:=([.AA107]+[.BC107]+[.CE107])/3" table:style-name="ce22">
            <text:p>18.64%</text:p>
          </table:table-cell>
          <table:table-cell office:value-type="percentage" office:value="9.685448630869542E-2" table:formula="of:=([.AB107]+[.BD107]+[.CF107])/3" table:style-name="ce22">
            <text:p>9.69%</text:p>
          </table:table-cell>
          <table:table-cell office:value-type="percentage" office:value="0.14059387787417396" table:formula="of:=([.AC107]+[.BE107]+[.CG107])/3" table:style-name="ce22">
            <text:p>14.06%</text:p>
          </table:table-cell>
          <table:table-cell office:value-type="percentage" office:value="0.11966175240920851" table:formula="of:=([.AD107]+[.BF107]+[.CH107])/3" table:style-name="ce22">
            <text:p>11.97%</text:p>
          </table:table-cell>
          <table:table-cell office:value-type="percentage" office:value="0.1915088076050149" table:formula="of:=([.AE107]+[.BG107]+[.CI107])/3" table:style-name="ce22">
            <text:p>19.15%</text:p>
          </table:table-cell>
          <table:table-cell table:number-columns-repeated="1628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5" table:style-name="ce1">
            <text:p>85</text:p>
          </table:table-cell>
          <table:table-cell office:value-type="string" table:style-name="ce25">
            <text:p>Letsgetready</text:p>
          </table:table-cell>
          <table:table-cell office:value-type="string" table:style-name="ce18">
            <text:p>RPX.V</text:p>
          </table:table-cell>
          <table:table-cell office:value-type="float" office:value="0.13500000000000001" table:style-name="ce19">
            <text:p>0.135</text:p>
          </table:table-cell>
          <table:table-cell office:value-type="float" office:value="0.15" table:style-name="ce20">
            <text:p>0.1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" table:style-name="ce20">
            <text:p>0.13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25" table:style-name="ce20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float" office:value="0.125" table:style-name="ce20">
            <text:p>0.125</text:p>
          </table:table-cell>
          <table:table-cell office:value-type="percentage" office:value="0.11111111111111099" table:formula="of:=([.F108]-[.$E108])/[.$E108]" table:style-name="ce21">
            <text:p>11.11%</text:p>
          </table:table-cell>
          <table:table-cell office:value-type="percentage" office:value="0" table:formula="of:=([.G108]-[.$E108])/[.$E108]" table:style-name="ce21">
            <text:p>0.00%</text:p>
          </table:table-cell>
          <table:table-cell office:value-type="percentage" office:value="-7.4074074074074139E-2" table:formula="of:=([.H108]-[.$E108])/[.$E108]" table:style-name="ce21">
            <text:p>-7.41%</text:p>
          </table:table-cell>
          <table:table-cell office:value-type="percentage" office:value="-3.703703703703707E-2" table:formula="of:=([.I108]-[.$E108])/[.$E108]" table:style-name="ce21">
            <text:p>-3.70%</text:p>
          </table:table-cell>
          <table:table-cell office:value-type="percentage" office:value="7.4074074074073931E-2" table:formula="of:=([.J108]-[.$E108])/[.$E108]" table:style-name="ce21">
            <text:p>7.41%</text:p>
          </table:table-cell>
          <table:table-cell office:value-type="percentage" office:value="0" table:formula="of:=([.K108]-[.$E108])/[.$E108]" table:style-name="ce21">
            <text:p>0.00%</text:p>
          </table:table-cell>
          <table:table-cell office:value-type="percentage" office:value="-3.703703703703707E-2" table:formula="of:=([.L108]-[.$E108])/[.$E108]" table:style-name="ce21">
            <text:p>-3.70%</text:p>
          </table:table-cell>
          <table:table-cell office:value-type="percentage" office:value="3.703703703703707E-2" table:formula="of:=([.M108]-[.$E108])/[.$E108]" table:style-name="ce21">
            <text:p>3.70%</text:p>
          </table:table-cell>
          <table:table-cell office:value-type="percentage" office:value="3.703703703703707E-2" table:formula="of:=([.N108]-[.$E108])/[.$E108]" table:style-name="ce21">
            <text:p>3.70%</text:p>
          </table:table-cell>
          <table:table-cell office:value-type="percentage" office:value="-7.4074074074074139E-2" table:formula="of:=([.O108]-[.$E108])/[.$E108]" table:style-name="ce21">
            <text:p>-7.41%</text:p>
          </table:table-cell>
          <table:table-cell office:value-type="percentage" office:value="-7.4074074074074139E-2" table:formula="of:=([.P108]-[.$E108])/[.$E108]" table:style-name="ce21">
            <text:p>-7.41%</text:p>
          </table:table-cell>
          <table:table-cell office:value-type="percentage" office:value="-0.14814814814814817" table:formula="of:=([.Q108]-[.$E108])/[.$E108]" table:style-name="ce21">
            <text:p>-14.81%</text:p>
          </table:table-cell>
          <table:table-cell office:value-type="percentage" office:value="-7.4074074074074139E-2" table:formula="of:=([.R108]-[.$E108])/[.$E108]" table:style-name="ce21">
            <text:p>-7.41%</text:p>
          </table:table-cell>
          <table:table-cell office:value-type="string" table:style-name="ce18">
            <text:p>MN.V</text:p>
          </table:table-cell>
          <table:table-cell office:value-type="float" office:value="0.19" table:style-name="ce19">
            <text:p>0.19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6" table:style-name="ce20">
            <text:p>0.16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45" table:style-name="ce20">
            <text:p>0.245</text:p>
          </table:table-cell>
          <table:table-cell office:value-type="float" office:value="0.215" table:style-name="ce20">
            <text:p>0.21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" table:style-name="ce20">
            <text:p>0.2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55" table:style-name="ce20">
            <text:p>0.155</text:p>
          </table:table-cell>
          <table:table-cell office:value-type="percentage" office:value="-0.18421052631578949" table:formula="of:=([.AH108]-[.$AG108])/[.$AG108]" table:style-name="ce21">
            <text:p>-18.42%</text:p>
          </table:table-cell>
          <table:table-cell office:value-type="percentage" office:value="-0.18421052631578949" table:formula="of:=([.AI108]-[.$AG108])/[.$AG108]" table:style-name="ce21">
            <text:p>-18.42%</text:p>
          </table:table-cell>
          <table:table-cell office:value-type="percentage" office:value="-0.15789473684210525" table:formula="of:=([.AJ108]-[.$AG108])/[.$AG108]" table:style-name="ce21">
            <text:p>-15.79%</text:p>
          </table:table-cell>
          <table:table-cell office:value-type="percentage" office:value="-7.8947368421052697E-2" table:formula="of:=([.AK108]-[.$AG108])/[.$AG108]" table:style-name="ce21">
            <text:p>-7.89%</text:p>
          </table:table-cell>
          <table:table-cell office:value-type="percentage" office:value="7.8947368421052558E-2" table:formula="of:=([.AL108]-[.$AG108])/[.$AG108]" table:style-name="ce21">
            <text:p>7.89%</text:p>
          </table:table-cell>
          <table:table-cell office:value-type="percentage" office:value="0.28947368421052627" table:formula="of:=([.AM108]-[.$AG108])/[.$AG108]" table:style-name="ce21">
            <text:p>28.95%</text:p>
          </table:table-cell>
          <table:table-cell office:value-type="percentage" office:value="0.13157894736842102" table:formula="of:=([.AN108]-[.$AG108])/[.$AG108]" table:style-name="ce21">
            <text:p>13.16%</text:p>
          </table:table-cell>
          <table:table-cell office:value-type="percentage" office:value="0.2368421052631578" table:formula="of:=([.AO108]-[.$AG108])/[.$AG108]" table:style-name="ce21">
            <text:p>23.68%</text:p>
          </table:table-cell>
          <table:table-cell office:value-type="percentage" office:value="0.15789473684210525" table:formula="of:=([.AP108]-[.$AG108])/[.$AG108]" table:style-name="ce21">
            <text:p>15.79%</text:p>
          </table:table-cell>
          <table:table-cell office:value-type="percentage" office:value="2.6315789473684233E-2" table:formula="of:=([.AQ108]-[.$AG108])/[.$AG108]" table:style-name="ce21">
            <text:p>2.63%</text:p>
          </table:table-cell>
          <table:table-cell office:value-type="percentage" office:value="2.6315789473684233E-2" table:formula="of:=([.AR108]-[.$AG108])/[.$AG108]" table:style-name="ce21">
            <text:p>2.63%</text:p>
          </table:table-cell>
          <table:table-cell office:value-type="percentage" office:value="-7.8947368421052697E-2" table:formula="of:=([.AS108]-[.$AG108])/[.$AG108]" table:style-name="ce21">
            <text:p>-7.89%</text:p>
          </table:table-cell>
          <table:table-cell office:value-type="percentage" office:value="-0.18421052631578949" table:formula="of:=([.AT108]-[.$AG108])/[.$AG108]" table:style-name="ce21">
            <text:p>-18.42%</text:p>
          </table:table-cell>
          <table:table-cell office:value-type="string" table:style-name="ce18">
            <text:p>DBL.V</text:p>
          </table:table-cell>
          <table:table-cell office:value-type="float" office:value="0.41499999999999998" table:style-name="ce19">
            <text:p>0.415</text:p>
          </table:table-cell>
          <table:table-cell office:value-type="float" office:value="0.375" table:style-name="ce20">
            <text:p>0.37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49" table:style-name="ce20">
            <text:p>0.49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39" table:style-name="ce20">
            <text:p>0.39</text:p>
          </table:table-cell>
          <table:table-cell office:value-type="float" office:value="0.35" table:style-name="ce20">
            <text:p>0.35</text:p>
          </table:table-cell>
          <table:table-cell office:value-type="float" office:value="0.45" table:style-name="ce20">
            <text:p>0.45</text:p>
          </table:table-cell>
          <table:table-cell office:value-type="float" office:value="0.37" table:style-name="ce20">
            <text:p>0.37</text:p>
          </table:table-cell>
          <table:table-cell office:value-type="percentage" office:value="-9.6385542168674662E-2" table:formula="of:=([.BJ108]-[.$BI108])/[.$BI108]" table:style-name="ce21">
            <text:p>-9.64%</text:p>
          </table:table-cell>
          <table:table-cell office:value-type="percentage" office:value="-0.15662650602409639" table:formula="of:=([.BK108]-[.$BI108])/[.$BI108]" table:style-name="ce21">
            <text:p>-15.66%</text:p>
          </table:table-cell>
          <table:table-cell office:value-type="percentage" office:value="-0.15662650602409639" table:formula="of:=([.BL108]-[.$BI108])/[.$BI108]" table:style-name="ce21">
            <text:p>-15.66%</text:p>
          </table:table-cell>
          <table:table-cell office:value-type="percentage" office:value="-0.12048192771084336" table:formula="of:=([.BM108]-[.$BI108])/[.$BI108]" table:style-name="ce21">
            <text:p>-12.05%</text:p>
          </table:table-cell>
          <table:table-cell office:value-type="percentage" office:value="-2.4096385542168565E-2" table:formula="of:=([.BN108]-[.$BI108])/[.$BI108]" table:style-name="ce21">
            <text:p>-2.41%</text:p>
          </table:table-cell>
          <table:table-cell office:value-type="percentage" office:value="0.16867469879518074" table:formula="of:=([.BO108]-[.$BI108])/[.$BI108]" table:style-name="ce21">
            <text:p>16.87%</text:p>
          </table:table-cell>
          <table:table-cell office:value-type="percentage" office:value="0.32530120481927727" table:formula="of:=([.BP108]-[.$BI108])/[.$BI108]" table:style-name="ce21">
            <text:p>32.53%</text:p>
          </table:table-cell>
          <table:table-cell office:value-type="percentage" office:value="0.18072289156626509" table:formula="of:=([.BQ108]-[.$BI108])/[.$BI108]" table:style-name="ce21">
            <text:p>18.07%</text:p>
          </table:table-cell>
          <table:table-cell office:value-type="percentage" office:value="2.4096385542168697E-2" table:formula="of:=([.BR108]-[.$BI108])/[.$BI108]" table:style-name="ce21">
            <text:p>2.41%</text:p>
          </table:table-cell>
          <table:table-cell office:value-type="percentage" office:value="-6.024096385542161E-2" table:formula="of:=([.BS108]-[.$BI108])/[.$BI108]" table:style-name="ce21">
            <text:p>-6.02%</text:p>
          </table:table-cell>
          <table:table-cell office:value-type="percentage" office:value="-0.15662650602409639" table:formula="of:=([.BT108]-[.$BI108])/[.$BI108]" table:style-name="ce21">
            <text:p>-15.66%</text:p>
          </table:table-cell>
          <table:table-cell office:value-type="percentage" office:value="8.4337349397590439E-2" table:formula="of:=([.BU108]-[.$BI108])/[.$BI108]" table:style-name="ce21">
            <text:p>8.43%</text:p>
          </table:table-cell>
          <table:table-cell office:value-type="percentage" office:value="-0.10843373493975901" table:formula="of:=([.BV108]-[.$BI108])/[.$BI108]" table:style-name="ce21">
            <text:p>-10.84%</text:p>
          </table:table-cell>
          <table:table-cell office:value-type="string" table:style-name="ce25">
            <text:p>Letsgetready</text:p>
          </table:table-cell>
          <table:table-cell office:value-type="percentage" office:value="-5.6494985791117724E-2" table:formula="of:=([.S108]+[.AU108]+[.BW108])/3" table:style-name="ce22">
            <text:p>-5.65%</text:p>
          </table:table-cell>
          <table:table-cell office:value-type="percentage" office:value="-0.11361234411329529" table:formula="of:=([.T108]+[.AV108]+[.BX108])/3" table:style-name="ce22">
            <text:p>-11.36%</text:p>
          </table:table-cell>
          <table:table-cell office:value-type="percentage" office:value="-0.12953177231342525" table:formula="of:=([.U108]+[.AW108]+[.BY108])/3" table:style-name="ce22">
            <text:p>-12.95%</text:p>
          </table:table-cell>
          <table:table-cell office:value-type="percentage" office:value="-7.8822111056311039E-2" table:formula="of:=([.V108]+[.AX108]+[.BZ108])/3" table:style-name="ce22">
            <text:p>-7.88%</text:p>
          </table:table-cell>
          <table:table-cell office:value-type="percentage" office:value="4.2975018984319317E-2" table:formula="of:=([.W108]+[.AY108]+[.CA108])/3" table:style-name="ce22">
            <text:p>4.30%</text:p>
          </table:table-cell>
          <table:table-cell office:value-type="percentage" office:value="0.15271612766856901" table:formula="of:=([.X108]+[.AZ108]+[.CB108])/3" table:style-name="ce22">
            <text:p>15.27%</text:p>
          </table:table-cell>
          <table:table-cell office:value-type="percentage" office:value="0.13994770505022039" table:formula="of:=([.Y108]+[.BA108]+[.CC108])/3" table:style-name="ce22">
            <text:p>13.99%</text:p>
          </table:table-cell>
          <table:table-cell office:value-type="percentage" office:value="0.15153401128881999" table:formula="of:=([.Z108]+[.BB108]+[.CD108])/3" table:style-name="ce22">
            <text:p>15.15%</text:p>
          </table:table-cell>
          <table:table-cell office:value-type="percentage" office:value="7.3009386473770338E-2" table:formula="of:=([.AA108]+[.BC108]+[.CE108])/3" table:style-name="ce22">
            <text:p>7.30%</text:p>
          </table:table-cell>
          <table:table-cell office:value-type="percentage" office:value="-3.5999749485270509E-2" table:formula="of:=([.AB108]+[.BD108]+[.CF108])/3" table:style-name="ce22">
            <text:p>-3.60%</text:p>
          </table:table-cell>
          <table:table-cell office:value-type="percentage" office:value="-6.8128263541495426E-2" table:formula="of:=([.AC108]+[.BE108]+[.CG108])/3" table:style-name="ce22">
            <text:p>-6.81%</text:p>
          </table:table-cell>
          <table:table-cell office:value-type="percentage" office:value="-4.758605572387014E-2" table:formula="of:=([.AD108]+[.BF108]+[.CH108])/3" table:style-name="ce22">
            <text:p>-4.76%</text:p>
          </table:table-cell>
          <table:table-cell office:value-type="percentage" office:value="-0.12223944510987421" table:formula="of:=([.AE108]+[.BG108]+[.CI108])/3" table:style-name="ce22">
            <text:p>-12.22%</text:p>
          </table:table-cell>
          <table:table-cell table:number-columns-repeated="1628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7" table:style-name="ce1">
            <text:p>57</text:p>
          </table:table-cell>
          <table:table-cell office:value-type="string" table:style-name="ce25">
            <text:p>Upticks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109]-[.$E109])/[.$E109]" table:style-name="ce21">
            <text:p>-5.26%</text:p>
          </table:table-cell>
          <table:table-cell office:value-type="percentage" office:value="-0.10526315789473675" table:formula="of:=([.G109]-[.$E109])/[.$E109]" table:style-name="ce21">
            <text:p>-10.53%</text:p>
          </table:table-cell>
          <table:table-cell office:value-type="percentage" office:value="-0.10526315789473675" table:formula="of:=([.H109]-[.$E109])/[.$E109]" table:style-name="ce21">
            <text:p>-10.53%</text:p>
          </table:table-cell>
          <table:table-cell office:value-type="percentage" office:value="0" table:formula="of:=([.I109]-[.$E109])/[.$E109]" table:style-name="ce21">
            <text:p>0.00%</text:p>
          </table:table-cell>
          <table:table-cell office:value-type="percentage" office:value="0" table:formula="of:=([.J109]-[.$E109])/[.$E109]" table:style-name="ce21">
            <text:p>0.00%</text:p>
          </table:table-cell>
          <table:table-cell office:value-type="percentage" office:value="-8.7719298245613919E-2" table:formula="of:=([.K109]-[.$E109])/[.$E109]" table:style-name="ce21">
            <text:p>-8.77%</text:p>
          </table:table-cell>
          <table:table-cell office:value-type="percentage" office:value="-0.10526315789473675" table:formula="of:=([.L109]-[.$E109])/[.$E109]" table:style-name="ce21">
            <text:p>-10.53%</text:p>
          </table:table-cell>
          <table:table-cell office:value-type="percentage" office:value="-0.12280701754385957" table:formula="of:=([.M109]-[.$E109])/[.$E109]" table:style-name="ce21">
            <text:p>-12.28%</text:p>
          </table:table-cell>
          <table:table-cell office:value-type="percentage" office:value="-0.15789473684210523" table:formula="of:=([.N109]-[.$E109])/[.$E109]" table:style-name="ce21">
            <text:p>-15.79%</text:p>
          </table:table-cell>
          <table:table-cell office:value-type="percentage" office:value="-0.26315789473684209" table:formula="of:=([.O109]-[.$E109])/[.$E109]" table:style-name="ce21">
            <text:p>-26.32%</text:p>
          </table:table-cell>
          <table:table-cell office:value-type="percentage" office:value="-0.17543859649122803" table:formula="of:=([.P109]-[.$E109])/[.$E109]" table:style-name="ce21">
            <text:p>-17.54%</text:p>
          </table:table-cell>
          <table:table-cell office:value-type="percentage" office:value="-0.17543859649122803" table:formula="of:=([.Q109]-[.$E109])/[.$E109]" table:style-name="ce21">
            <text:p>-17.54%</text:p>
          </table:table-cell>
          <table:table-cell office:value-type="percentage" office:value="-7.0175438596491099E-2" table:formula="of:=([.R109]-[.$E109])/[.$E109]" table:style-name="ce21">
            <text:p>-7.02%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AH109]-[.$AG109])/[.$AG109]" table:style-name="ce21">
            <text:p>0.00%</text:p>
          </table:table-cell>
          <table:table-cell office:value-type="percentage" office:value="0" table:formula="of:=([.AI109]-[.$AG109])/[.$AG109]" table:style-name="ce21">
            <text:p>0.00%</text:p>
          </table:table-cell>
          <table:table-cell office:value-type="percentage" office:value="0.13333333333333347" table:formula="of:=([.AJ109]-[.$AG109])/[.$AG109]" table:style-name="ce21">
            <text:p>13.33%</text:p>
          </table:table-cell>
          <table:table-cell office:value-type="percentage" office:value="0.2" table:formula="of:=([.AK109]-[.$AG109])/[.$AG109]" table:style-name="ce21">
            <text:p>20.00%</text:p>
          </table:table-cell>
          <table:table-cell office:value-type="percentage" office:value="6.6666666666666735E-2" table:formula="of:=([.AL109]-[.$AG109])/[.$AG109]" table:style-name="ce21">
            <text:p>6.67%</text:p>
          </table:table-cell>
          <table:table-cell office:value-type="percentage" office:value="0" table:formula="of:=([.AM109]-[.$AG109])/[.$AG109]" table:style-name="ce21">
            <text:p>0.00%</text:p>
          </table:table-cell>
          <table:table-cell office:value-type="percentage" office:value="0.7333333333333335" table:formula="of:=([.AN109]-[.$AG109])/[.$AG109]" table:style-name="ce21">
            <text:p>73.33%</text:p>
          </table:table-cell>
          <table:table-cell office:value-type="percentage" office:value="0.7333333333333335" table:formula="of:=([.AO109]-[.$AG109])/[.$AG109]" table:style-name="ce21">
            <text:p>73.33%</text:p>
          </table:table-cell>
          <table:table-cell office:value-type="percentage" office:value="0.6" table:formula="of:=([.AP109]-[.$AG109])/[.$AG109]" table:style-name="ce21">
            <text:p>60.00%</text:p>
          </table:table-cell>
          <table:table-cell office:value-type="percentage" office:value="0.66666666666666674" table:formula="of:=([.AQ109]-[.$AG109])/[.$AG109]" table:style-name="ce21">
            <text:p>66.67%</text:p>
          </table:table-cell>
          <table:table-cell office:value-type="percentage" office:value="0.7333333333333335" table:formula="of:=([.AR109]-[.$AG109])/[.$AG109]" table:style-name="ce21">
            <text:p>73.33%</text:p>
          </table:table-cell>
          <table:table-cell office:value-type="percentage" office:value="0.66666666666666674" table:formula="of:=([.AS109]-[.$AG109])/[.$AG109]" table:style-name="ce21">
            <text:p>66.67%</text:p>
          </table:table-cell>
          <table:table-cell office:value-type="percentage" office:value="0.53333333333333344" table:formula="of:=([.AT109]-[.$AG109])/[.$AG109]" table:style-name="ce21">
            <text:p>53.33%</text:p>
          </table:table-cell>
          <table:table-cell office:value-type="string" table:style-name="ce18">
            <text:p>ZEN.V</text:p>
          </table:table-cell>
          <table:table-cell office:value-type="float" office:value="0.88" table:style-name="ce19">
            <text:p>0.88</text:p>
          </table:table-cell>
          <table:table-cell office:value-type="float" office:value="0.9" table:style-name="ce20">
            <text:p>0.9</text:p>
          </table:table-cell>
          <table:table-cell office:value-type="float" office:value="1.01" table:style-name="ce20">
            <text:p>1.01</text:p>
          </table:table-cell>
          <table:table-cell office:value-type="float" office:value="0.99" table:style-name="ce20">
            <text:p>0.99</text:p>
          </table:table-cell>
          <table:table-cell office:value-type="float" office:value="0.98" table:style-name="ce20">
            <text:p>0.98</text:p>
          </table:table-cell>
          <table:table-cell office:value-type="float" office:value="0.9" table:style-name="ce20">
            <text:p>0.9</text:p>
          </table:table-cell>
          <table:table-cell office:value-type="float" office:value="1.02" table:style-name="ce20">
            <text:p>1.02</text:p>
          </table:table-cell>
          <table:table-cell office:value-type="float" office:value="1.05" table:style-name="ce20">
            <text:p>1.05</text:p>
          </table:table-cell>
          <table:table-cell office:value-type="float" office:value="1.05" table:style-name="ce20">
            <text:p>1.05</text:p>
          </table:table-cell>
          <table:table-cell office:value-type="float" office:value="1.08" table:style-name="ce20">
            <text:p>1.0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.98" table:style-name="ce20">
            <text:p>0.98</text:p>
          </table:table-cell>
          <table:table-cell office:value-type="float" office:value="1" table:style-name="ce20">
            <text:p>1</text:p>
          </table:table-cell>
          <table:table-cell office:value-type="percentage" office:value="2.2727272727272749E-2" table:formula="of:=([.BJ109]-[.$BI109])/[.$BI109]" table:style-name="ce21">
            <text:p>2.27%</text:p>
          </table:table-cell>
          <table:table-cell office:value-type="percentage" office:value="0.14772727272727273" table:formula="of:=([.BK109]-[.$BI109])/[.$BI109]" table:style-name="ce21">
            <text:p>14.77%</text:p>
          </table:table-cell>
          <table:table-cell office:value-type="percentage" office:value="0.12499999999999999" table:formula="of:=([.BL109]-[.$BI109])/[.$BI109]" table:style-name="ce21">
            <text:p>12.50%</text:p>
          </table:table-cell>
          <table:table-cell office:value-type="percentage" office:value="0.1136363636363636" table:formula="of:=([.BM109]-[.$BI109])/[.$BI109]" table:style-name="ce21">
            <text:p>11.36%</text:p>
          </table:table-cell>
          <table:table-cell office:value-type="percentage" office:value="2.2727272727272749E-2" table:formula="of:=([.BN109]-[.$BI109])/[.$BI109]" table:style-name="ce21">
            <text:p>2.27%</text:p>
          </table:table-cell>
          <table:table-cell office:value-type="percentage" office:value="0.15909090909090912" table:formula="of:=([.BO109]-[.$BI109])/[.$BI109]" table:style-name="ce21">
            <text:p>15.91%</text:p>
          </table:table-cell>
          <table:table-cell office:value-type="percentage" office:value="0.19318181818181823" table:formula="of:=([.BP109]-[.$BI109])/[.$BI109]" table:style-name="ce21">
            <text:p>19.32%</text:p>
          </table:table-cell>
          <table:table-cell office:value-type="percentage" office:value="0.19318181818181823" table:formula="of:=([.BQ109]-[.$BI109])/[.$BI109]" table:style-name="ce21">
            <text:p>19.32%</text:p>
          </table:table-cell>
          <table:table-cell office:value-type="percentage" office:value="0.22727272727272735" table:formula="of:=([.BR109]-[.$BI109])/[.$BI109]" table:style-name="ce21">
            <text:p>22.73%</text:p>
          </table:table-cell>
          <table:table-cell office:value-type="percentage" office:value="0.13636363636363635" table:formula="of:=([.BS109]-[.$BI109])/[.$BI109]" table:style-name="ce21">
            <text:p>13.64%</text:p>
          </table:table-cell>
          <table:table-cell office:value-type="percentage" office:value="0.13636363636363635" table:formula="of:=([.BT109]-[.$BI109])/[.$BI109]" table:style-name="ce21">
            <text:p>13.64%</text:p>
          </table:table-cell>
          <table:table-cell office:value-type="percentage" office:value="0.1136363636363636" table:formula="of:=([.BU109]-[.$BI109])/[.$BI109]" table:style-name="ce21">
            <text:p>11.36%</text:p>
          </table:table-cell>
          <table:table-cell office:value-type="percentage" office:value="0.13636363636363635" table:formula="of:=([.BV109]-[.$BI109])/[.$BI109]" table:style-name="ce21">
            <text:p>13.64%</text:p>
          </table:table-cell>
          <table:table-cell office:value-type="string" table:style-name="ce25">
            <text:p>Upticks</text:p>
          </table:table-cell>
          <table:table-cell office:value-type="percentage" office:value="-9.9681020733651763E-3" table:formula="of:=([.S109]+[.AU109]+[.BW109])/3" table:style-name="ce22">
            <text:p>-1.00%</text:p>
          </table:table-cell>
          <table:table-cell office:value-type="percentage" office:value="1.4154704944178661E-2" table:formula="of:=([.T109]+[.AV109]+[.BX109])/3" table:style-name="ce22">
            <text:p>1.42%</text:p>
          </table:table-cell>
          <table:table-cell office:value-type="percentage" office:value="5.1023391812865561E-2" table:formula="of:=([.U109]+[.AW109]+[.BY109])/3" table:style-name="ce22">
            <text:p>5.10%</text:p>
          </table:table-cell>
          <table:table-cell office:value-type="percentage" office:value="0.10454545454545454" table:formula="of:=([.V109]+[.AX109]+[.BZ109])/3" table:style-name="ce22">
            <text:p>10.45%</text:p>
          </table:table-cell>
          <table:table-cell office:value-type="percentage" office:value="2.9797979797979827E-2" table:formula="of:=([.W109]+[.AY109]+[.CA109])/3" table:style-name="ce22">
            <text:p>2.98%</text:p>
          </table:table-cell>
          <table:table-cell office:value-type="percentage" office:value="2.3790536948431733E-2" table:formula="of:=([.X109]+[.AZ109]+[.CB109])/3" table:style-name="ce22">
            <text:p>2.38%</text:p>
          </table:table-cell>
          <table:table-cell office:value-type="percentage" office:value="0.27375066454013836" table:formula="of:=([.Y109]+[.BA109]+[.CC109])/3" table:style-name="ce22">
            <text:p>27.38%</text:p>
          </table:table-cell>
          <table:table-cell office:value-type="percentage" office:value="0.26790271132376403" table:formula="of:=([.Z109]+[.BB109]+[.CD109])/3" table:style-name="ce22">
            <text:p>26.79%</text:p>
          </table:table-cell>
          <table:table-cell office:value-type="percentage" office:value="0.22312599681020737" table:formula="of:=([.AA109]+[.BC109]+[.CE109])/3" table:style-name="ce22">
            <text:p>22.31%</text:p>
          </table:table-cell>
          <table:table-cell office:value-type="percentage" office:value="0.17995746943115365" table:formula="of:=([.AB109]+[.BD109]+[.CF109])/3" table:style-name="ce22">
            <text:p>18.00%</text:p>
          </table:table-cell>
          <table:table-cell office:value-type="percentage" office:value="0.23141945773524727" table:formula="of:=([.AC109]+[.BE109]+[.CG109])/3" table:style-name="ce22">
            <text:p>23.14%</text:p>
          </table:table-cell>
          <table:table-cell office:value-type="percentage" office:value="0.20162147793726745" table:formula="of:=([.AD109]+[.BF109]+[.CH109])/3" table:style-name="ce22">
            <text:p>20.16%</text:p>
          </table:table-cell>
          <table:table-cell office:value-type="percentage" office:value="0.19984051036682624" table:formula="of:=([.AE109]+[.BG109]+[.CI109])/3" table:style-name="ce22">
            <text:p>19.98%</text:p>
          </table:table-cell>
          <table:table-cell table:number-columns-repeated="1628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1" table:style-name="ce1">
            <text:p>121</text:p>
          </table:table-cell>
          <table:table-cell office:value-type="string" table:style-name="ce25">
            <text:p>Mxpx80</text:p>
          </table:table-cell>
          <table:table-cell office:value-type="string" table:style-name="ce18">
            <text:p>YD.V</text:p>
          </table:table-cell>
          <table:table-cell office:value-type="float" office:value="0.41" table:style-name="ce19">
            <text:p>0.41</text:p>
          </table:table-cell>
          <table:table-cell office:value-type="float" office:value="0.40500000000000003" table:style-name="ce20">
            <text:p>0.405</text:p>
          </table:table-cell>
          <table:table-cell office:value-type="float" office:value="0.375" table:style-name="ce20">
            <text:p>0.375</text:p>
          </table:table-cell>
          <table:table-cell office:value-type="float" office:value="0.37" table:style-name="ce20">
            <text:p>0.37</text:p>
          </table:table-cell>
          <table:table-cell office:value-type="float" office:value="0.37" table:style-name="ce20">
            <text:p>0.37</text:p>
          </table:table-cell>
          <table:table-cell office:value-type="float" office:value="0.36" table:style-name="ce20">
            <text:p>0.36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1" table:style-name="ce20">
            <text:p>0.31</text:p>
          </table:table-cell>
          <table:table-cell office:value-type="float" office:value="0.31" table:style-name="ce20">
            <text:p>0.31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9499999999999998" table:style-name="ce20">
            <text:p>0.295</text:p>
          </table:table-cell>
          <table:table-cell office:value-type="percentage" office:value="-1.2195121951219388E-2" table:formula="of:=([.F110]-[.$E110])/[.$E110]" table:style-name="ce21">
            <text:p>-1.22%</text:p>
          </table:table-cell>
          <table:table-cell office:value-type="percentage" office:value="-8.5365853658536536E-2" table:formula="of:=([.G110]-[.$E110])/[.$E110]" table:style-name="ce21">
            <text:p>-8.54%</text:p>
          </table:table-cell>
          <table:table-cell office:value-type="percentage" office:value="-9.7560975609756059E-2" table:formula="of:=([.H110]-[.$E110])/[.$E110]" table:style-name="ce21">
            <text:p>-9.76%</text:p>
          </table:table-cell>
          <table:table-cell office:value-type="percentage" office:value="-9.7560975609756059E-2" table:formula="of:=([.I110]-[.$E110])/[.$E110]" table:style-name="ce21">
            <text:p>-9.76%</text:p>
          </table:table-cell>
          <table:table-cell office:value-type="percentage" office:value="-0.12195121951219511" table:formula="of:=([.J110]-[.$E110])/[.$E110]" table:style-name="ce21">
            <text:p>-12.20%</text:p>
          </table:table-cell>
          <table:table-cell office:value-type="percentage" office:value="-0.1829268292682926" table:formula="of:=([.K110]-[.$E110])/[.$E110]" table:style-name="ce21">
            <text:p>-18.29%</text:p>
          </table:table-cell>
          <table:table-cell office:value-type="percentage" office:value="-6.0975609756097483E-2" table:formula="of:=([.L110]-[.$E110])/[.$E110]" table:style-name="ce21">
            <text:p>-6.10%</text:p>
          </table:table-cell>
          <table:table-cell office:value-type="percentage" office:value="-0.12195121951219511" table:formula="of:=([.M110]-[.$E110])/[.$E110]" table:style-name="ce21">
            <text:p>-12.20%</text:p>
          </table:table-cell>
          <table:table-cell office:value-type="percentage" office:value="-0.14634146341463414" table:formula="of:=([.N110]-[.$E110])/[.$E110]" table:style-name="ce21">
            <text:p>-14.63%</text:p>
          </table:table-cell>
          <table:table-cell office:value-type="percentage" office:value="-0.24390243902439021" table:formula="of:=([.O110]-[.$E110])/[.$E110]" table:style-name="ce21">
            <text:p>-24.39%</text:p>
          </table:table-cell>
          <table:table-cell office:value-type="percentage" office:value="-0.24390243902439021" table:formula="of:=([.P110]-[.$E110])/[.$E110]" table:style-name="ce21">
            <text:p>-24.39%</text:p>
          </table:table-cell>
          <table:table-cell office:value-type="percentage" office:value="-0.29268292682926828" table:formula="of:=([.Q110]-[.$E110])/[.$E110]" table:style-name="ce21">
            <text:p>-29.27%</text:p>
          </table:table-cell>
          <table:table-cell office:value-type="percentage" office:value="-0.28048780487804875" table:formula="of:=([.R110]-[.$E110])/[.$E110]" table:style-name="ce21">
            <text:p>-28.05%</text:p>
          </table:table-cell>
          <table:table-cell office:value-type="string" table:style-name="ce18">
            <text:p>LIB.CN</text:p>
          </table:table-cell>
          <table:table-cell office:value-type="float" office:value="0.125" table:style-name="ce19">
            <text:p>0.12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percentage" office:value="8.0000000000000071E-2" table:formula="of:=([.AH110]-[.$AG110])/[.$AG110]" table:style-name="ce21">
            <text:p>8.00%</text:p>
          </table:table-cell>
          <table:table-cell office:value-type="percentage" office:value="8.0000000000000071E-2" table:formula="of:=([.AI110]-[.$AG110])/[.$AG110]" table:style-name="ce21">
            <text:p>8.00%</text:p>
          </table:table-cell>
          <table:table-cell office:value-type="percentage" office:value="0.3600000000000001" table:formula="of:=([.AJ110]-[.$AG110])/[.$AG110]" table:style-name="ce21">
            <text:p>36.00%</text:p>
          </table:table-cell>
          <table:table-cell office:value-type="percentage" office:value="0.52" table:formula="of:=([.AK110]-[.$AG110])/[.$AG110]" table:style-name="ce21">
            <text:p>52.00%</text:p>
          </table:table-cell>
          <table:table-cell office:value-type="percentage" office:value="0.67999999999999994" table:formula="of:=([.AL110]-[.$AG110])/[.$AG110]" table:style-name="ce21">
            <text:p>68.00%</text:p>
          </table:table-cell>
          <table:table-cell office:value-type="percentage" office:value="0.52" table:formula="of:=([.AM110]-[.$AG110])/[.$AG110]" table:style-name="ce21">
            <text:p>52.00%</text:p>
          </table:table-cell>
          <table:table-cell office:value-type="percentage" office:value="0.3600000000000001" table:formula="of:=([.AN110]-[.$AG110])/[.$AG110]" table:style-name="ce21">
            <text:p>36.00%</text:p>
          </table:table-cell>
          <table:table-cell office:value-type="percentage" office:value="0.32000000000000006" table:formula="of:=([.AO110]-[.$AG110])/[.$AG110]" table:style-name="ce21">
            <text:p>32.00%</text:p>
          </table:table-cell>
          <table:table-cell office:value-type="percentage" office:value="0.32000000000000006" table:formula="of:=([.AP110]-[.$AG110])/[.$AG110]" table:style-name="ce21">
            <text:p>32.00%</text:p>
          </table:table-cell>
          <table:table-cell office:value-type="percentage" office:value="0.19999999999999996" table:formula="of:=([.AQ110]-[.$AG110])/[.$AG110]" table:style-name="ce21">
            <text:p>20.00%</text:p>
          </table:table-cell>
          <table:table-cell office:value-type="percentage" office:value="0.12000000000000011" table:formula="of:=([.AR110]-[.$AG110])/[.$AG110]" table:style-name="ce21">
            <text:p>12.00%</text:p>
          </table:table-cell>
          <table:table-cell office:value-type="percentage" office:value="0.12000000000000011" table:formula="of:=([.AS110]-[.$AG110])/[.$AG110]" table:style-name="ce21">
            <text:p>12.00%</text:p>
          </table:table-cell>
          <table:table-cell office:value-type="percentage" office:value="0.12000000000000011" table:formula="of:=([.AT110]-[.$AG110])/[.$AG110]" table:style-name="ce21">
            <text:p>12.00%</text:p>
          </table:table-cell>
          <table:table-cell office:value-type="string" table:style-name="ce18">
            <text:p>MEI.V</text:p>
          </table:table-cell>
          <table:table-cell office:value-type="float" office:value="0.185" table:style-name="ce19">
            <text:p>0.18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percentage" office:value="0.21621621621621626" table:formula="of:=([.BJ110]-[.$BI110])/[.$BI110]" table:style-name="ce21">
            <text:p>21.62%</text:p>
          </table:table-cell>
          <table:table-cell office:value-type="percentage" office:value="0" table:formula="of:=([.BK110]-[.$BI110])/[.$BI110]" table:style-name="ce21">
            <text:p>0.00%</text:p>
          </table:table-cell>
          <table:table-cell office:value-type="percentage" office:value="0" table:formula="of:=([.BL110]-[.$BI110])/[.$BI110]" table:style-name="ce21">
            <text:p>0.00%</text:p>
          </table:table-cell>
          <table:table-cell office:value-type="percentage" office:value="-8.1081081081081002E-2" table:formula="of:=([.BM110]-[.$BI110])/[.$BI110]" table:style-name="ce21">
            <text:p>-8.11%</text:p>
          </table:table-cell>
          <table:table-cell office:value-type="percentage" office:value="-0.10810810810810806" table:formula="of:=([.BN110]-[.$BI110])/[.$BI110]" table:style-name="ce21">
            <text:p>-10.81%</text:p>
          </table:table-cell>
          <table:table-cell office:value-type="percentage" office:value="-0.10810810810810806" table:formula="of:=([.BO110]-[.$BI110])/[.$BI110]" table:style-name="ce21">
            <text:p>-10.81%</text:p>
          </table:table-cell>
          <table:table-cell office:value-type="percentage" office:value="-0.16216216216216217" table:formula="of:=([.BP110]-[.$BI110])/[.$BI110]" table:style-name="ce21">
            <text:p>-16.22%</text:p>
          </table:table-cell>
          <table:table-cell office:value-type="percentage" office:value="-0.16216216216216217" table:formula="of:=([.BQ110]-[.$BI110])/[.$BI110]" table:style-name="ce21">
            <text:p>-16.22%</text:p>
          </table:table-cell>
          <table:table-cell office:value-type="percentage" office:value="-0.1891891891891892" table:formula="of:=([.BR110]-[.$BI110])/[.$BI110]" table:style-name="ce21">
            <text:p>-18.92%</text:p>
          </table:table-cell>
          <table:table-cell office:value-type="percentage" office:value="-0.1891891891891892" table:formula="of:=([.BS110]-[.$BI110])/[.$BI110]" table:style-name="ce21">
            <text:p>-18.92%</text:p>
          </table:table-cell>
          <table:table-cell office:value-type="percentage" office:value="-0.24324324324324317" table:formula="of:=([.BT110]-[.$BI110])/[.$BI110]" table:style-name="ce21">
            <text:p>-24.32%</text:p>
          </table:table-cell>
          <table:table-cell office:value-type="percentage" office:value="-0.21621621621621626" table:formula="of:=([.BU110]-[.$BI110])/[.$BI110]" table:style-name="ce21">
            <text:p>-21.62%</text:p>
          </table:table-cell>
          <table:table-cell office:value-type="percentage" office:value="-0.21621621621621626" table:formula="of:=([.BV110]-[.$BI110])/[.$BI110]" table:style-name="ce21">
            <text:p>-21.62%</text:p>
          </table:table-cell>
          <table:table-cell office:value-type="string" table:style-name="ce25">
            <text:p>Mxpx80</text:p>
          </table:table-cell>
          <table:table-cell office:value-type="percentage" office:value="9.4673698088332314E-2" table:formula="of:=([.S110]+[.AU110]+[.BW110])/3" table:style-name="ce22">
            <text:p>9.47%</text:p>
          </table:table-cell>
          <table:table-cell office:value-type="percentage" office:value="-1.7886178861788217E-3" table:formula="of:=([.T110]+[.AV110]+[.BX110])/3" table:style-name="ce22">
            <text:p>-0.18%</text:p>
          </table:table-cell>
          <table:table-cell office:value-type="percentage" office:value="8.7479674796748008E-2" table:formula="of:=([.U110]+[.AW110]+[.BY110])/3" table:style-name="ce22">
            <text:p>8.75%</text:p>
          </table:table-cell>
          <table:table-cell office:value-type="percentage" office:value="0.11378598110305431" table:formula="of:=([.V110]+[.AX110]+[.BZ110])/3" table:style-name="ce22">
            <text:p>11.38%</text:p>
          </table:table-cell>
          <table:table-cell office:value-type="percentage" office:value="0.14998022412656559" table:formula="of:=([.W110]+[.AY110]+[.CA110])/3" table:style-name="ce22">
            <text:p>15.00%</text:p>
          </table:table-cell>
          <table:table-cell office:value-type="percentage" office:value="7.6321687541199779E-2" table:formula="of:=([.X110]+[.AZ110]+[.CB110])/3" table:style-name="ce22">
            <text:p>7.63%</text:p>
          </table:table-cell>
          <table:table-cell office:value-type="percentage" office:value="4.5620742693913474E-2" table:formula="of:=([.Y110]+[.BA110]+[.CC110])/3" table:style-name="ce22">
            <text:p>4.56%</text:p>
          </table:table-cell>
          <table:table-cell office:value-type="percentage" office:value="1.1962206108547591E-2" table:formula="of:=([.Z110]+[.BB110]+[.CD110])/3" table:style-name="ce22">
            <text:p>1.20%</text:p>
          </table:table-cell>
          <table:table-cell office:value-type="percentage" office:value="-5.1768842012744247E-3" table:formula="of:=([.AA110]+[.BC110]+[.CE110])/3" table:style-name="ce22">
            <text:p>-0.52%</text:p>
          </table:table-cell>
          <table:table-cell office:value-type="percentage" office:value="-7.7697209404526485E-2" table:formula="of:=([.AB110]+[.BD110]+[.CF110])/3" table:style-name="ce22">
            <text:p>-7.77%</text:p>
          </table:table-cell>
          <table:table-cell office:value-type="percentage" office:value="-0.12238189408921109" table:formula="of:=([.AC110]+[.BE110]+[.CG110])/3" table:style-name="ce22">
            <text:p>-12.24%</text:p>
          </table:table-cell>
          <table:table-cell office:value-type="percentage" office:value="-0.12963304768182815" table:formula="of:=([.AD110]+[.BF110]+[.CH110])/3" table:style-name="ce22">
            <text:p>-12.96%</text:p>
          </table:table-cell>
          <table:table-cell office:value-type="percentage" office:value="-0.12556800703142165" table:formula="of:=([.AE110]+[.BG110]+[.CI110])/3" table:style-name="ce22">
            <text:p>-12.56%</text:p>
          </table:table-cell>
          <table:table-cell table:number-columns-repeated="1628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string" table:style-name="ce25">
            <text:p>MiningCatalyst</text:p>
          </table:table-cell>
          <table:table-cell office:value-type="string" table:style-name="ce18">
            <text:p>MED.V</text:p>
          </table:table-cell>
          <table:table-cell office:value-type="float" office:value="0.16500000000000001" table:style-name="ce19">
            <text:p>0.165</text:p>
          </table:table-cell>
          <table:table-cell office:value-type="float" office:value="0.16" table:style-name="ce20">
            <text:p>0.16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185" table:style-name="ce20">
            <text:p>0.185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1" table:style-name="ce20">
            <text:p>0.21</text:p>
          </table:table-cell>
          <table:table-cell office:value-type="float" office:value="0.2" table:style-name="ce20">
            <text:p>0.2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percentage" office:value="-3.0303030303030328E-2" table:formula="of:=([.F111]-[.$E111])/[.$E111]" table:style-name="ce21">
            <text:p>-3.03%</text:p>
          </table:table-cell>
          <table:table-cell office:value-type="percentage" office:value="0.21212121212121213" table:formula="of:=([.G111]-[.$E111])/[.$E111]" table:style-name="ce21">
            <text:p>21.21%</text:p>
          </table:table-cell>
          <table:table-cell office:value-type="percentage" office:value="0.15151515151515146" table:formula="of:=([.H111]-[.$E111])/[.$E111]" table:style-name="ce21">
            <text:p>15.15%</text:p>
          </table:table-cell>
          <table:table-cell office:value-type="percentage" office:value="0.15151515151515146" table:formula="of:=([.I111]-[.$E111])/[.$E111]" table:style-name="ce21">
            <text:p>15.15%</text:p>
          </table:table-cell>
          <table:table-cell office:value-type="percentage" office:value="0.12121212121212115" table:formula="of:=([.J111]-[.$E111])/[.$E111]" table:style-name="ce21">
            <text:p>12.12%</text:p>
          </table:table-cell>
          <table:table-cell office:value-type="percentage" office:value="0.33333333333333326" table:formula="of:=([.K111]-[.$E111])/[.$E111]" table:style-name="ce21">
            <text:p>33.33%</text:p>
          </table:table-cell>
          <table:table-cell office:value-type="percentage" office:value="0.21212121212121213" table:formula="of:=([.L111]-[.$E111])/[.$E111]" table:style-name="ce21">
            <text:p>21.21%</text:p>
          </table:table-cell>
          <table:table-cell office:value-type="percentage" office:value="0.33333333333333326" table:formula="of:=([.M111]-[.$E111])/[.$E111]" table:style-name="ce21">
            <text:p>33.33%</text:p>
          </table:table-cell>
          <table:table-cell office:value-type="percentage" office:value="0.21212121212121213" table:formula="of:=([.N111]-[.$E111])/[.$E111]" table:style-name="ce21">
            <text:p>21.21%</text:p>
          </table:table-cell>
          <table:table-cell office:value-type="percentage" office:value="0.2727272727272726" table:formula="of:=([.O111]-[.$E111])/[.$E111]" table:style-name="ce21">
            <text:p>27.27%</text:p>
          </table:table-cell>
          <table:table-cell office:value-type="percentage" office:value="0.21212121212121213" table:formula="of:=([.P111]-[.$E111])/[.$E111]" table:style-name="ce21">
            <text:p>21.21%</text:p>
          </table:table-cell>
          <table:table-cell office:value-type="percentage" office:value="0.2727272727272726" table:formula="of:=([.Q111]-[.$E111])/[.$E111]" table:style-name="ce21">
            <text:p>27.27%</text:p>
          </table:table-cell>
          <table:table-cell office:value-type="percentage" office:value="0.2727272727272726" table:formula="of:=([.R111]-[.$E111])/[.$E111]" table:style-name="ce21">
            <text:p>27.27%</text:p>
          </table:table-cell>
          <table:table-cell office:value-type="string" table:style-name="ce18">
            <text:p>GTT.V</text:p>
          </table:table-cell>
          <table:table-cell office:value-type="float" office:value="0.26" table:style-name="ce19">
            <text:p>0.26</text:p>
          </table:table-cell>
          <table:table-cell office:value-type="float" office:value="0.24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34" table:style-name="ce20">
            <text:p>0.34</text:p>
          </table:table-cell>
          <table:table-cell office:value-type="float" office:value="0.32" table:style-name="ce20">
            <text:p>0.32</text:p>
          </table:table-cell>
          <table:table-cell office:value-type="float" office:value="0.47" table:style-name="ce20">
            <text:p>0.47</text:p>
          </table:table-cell>
          <table:table-cell office:value-type="float" office:value="0.4" table:style-name="ce20">
            <text:p>0.4</text:p>
          </table:table-cell>
          <table:table-cell office:value-type="float" office:value="0.43" table:style-name="ce20">
            <text:p>0.43</text:p>
          </table:table-cell>
          <table:table-cell office:value-type="float" office:value="0.375" table:style-name="ce20">
            <text:p>0.375</text:p>
          </table:table-cell>
          <table:table-cell office:value-type="float" office:value="0.315" table:style-name="ce20">
            <text:p>0.315</text:p>
          </table:table-cell>
          <table:table-cell office:value-type="float" office:value="0.38" table:style-name="ce20">
            <text:p>0.38</text:p>
          </table:table-cell>
          <table:table-cell office:value-type="float" office:value="0.37" table:style-name="ce20">
            <text:p>0.37</text:p>
          </table:table-cell>
          <table:table-cell office:value-type="float" office:value="0.35" table:style-name="ce20">
            <text:p>0.35</text:p>
          </table:table-cell>
          <table:table-cell office:value-type="percentage" office:value="-7.6923076923076983E-2" table:formula="of:=([.AH111]-[.$AG111])/[.$AG111]" table:style-name="ce21">
            <text:p>-7.69%</text:p>
          </table:table-cell>
          <table:table-cell office:value-type="percentage" office:value="-7.6923076923076983E-2" table:formula="of:=([.AI111]-[.$AG111])/[.$AG111]" table:style-name="ce21">
            <text:p>-7.69%</text:p>
          </table:table-cell>
          <table:table-cell office:value-type="percentage" office:value="-0.15384615384615388" table:formula="of:=([.AJ111]-[.$AG111])/[.$AG111]" table:style-name="ce21">
            <text:p>-15.38%</text:p>
          </table:table-cell>
          <table:table-cell office:value-type="percentage" office:value="0.30769230769230776" table:formula="of:=([.AK111]-[.$AG111])/[.$AG111]" table:style-name="ce21">
            <text:p>30.77%</text:p>
          </table:table-cell>
          <table:table-cell office:value-type="percentage" office:value="0.23076923076923075" table:formula="of:=([.AL111]-[.$AG111])/[.$AG111]" table:style-name="ce21">
            <text:p>23.08%</text:p>
          </table:table-cell>
          <table:table-cell office:value-type="percentage" office:value="0.80769230769230749" table:formula="of:=([.AM111]-[.$AG111])/[.$AG111]" table:style-name="ce21">
            <text:p>80.77%</text:p>
          </table:table-cell>
          <table:table-cell office:value-type="percentage" office:value="0.53846153846153855" table:formula="of:=([.AN111]-[.$AG111])/[.$AG111]" table:style-name="ce21">
            <text:p>53.85%</text:p>
          </table:table-cell>
          <table:table-cell office:value-type="percentage" office:value="0.65384615384615374" table:formula="of:=([.AO111]-[.$AG111])/[.$AG111]" table:style-name="ce21">
            <text:p>65.38%</text:p>
          </table:table-cell>
          <table:table-cell office:value-type="percentage" office:value="0.44230769230769224" table:formula="of:=([.AP111]-[.$AG111])/[.$AG111]" table:style-name="ce21">
            <text:p>44.23%</text:p>
          </table:table-cell>
          <table:table-cell office:value-type="percentage" office:value="0.21153846153846151" table:formula="of:=([.AQ111]-[.$AG111])/[.$AG111]" table:style-name="ce21">
            <text:p>21.15%</text:p>
          </table:table-cell>
          <table:table-cell office:value-type="percentage" office:value="0.46153846153846151" table:formula="of:=([.AR111]-[.$AG111])/[.$AG111]" table:style-name="ce21">
            <text:p>46.15%</text:p>
          </table:table-cell>
          <table:table-cell office:value-type="percentage" office:value="0.42307692307692302" table:formula="of:=([.AS111]-[.$AG111])/[.$AG111]" table:style-name="ce21">
            <text:p>42.31%</text:p>
          </table:table-cell>
          <table:table-cell office:value-type="percentage" office:value="0.34615384615384603" table:formula="of:=([.AT111]-[.$AG111])/[.$AG111]" table:style-name="ce21">
            <text:p>34.62%</text:p>
          </table:table-cell>
          <table:table-cell office:value-type="string" table:style-name="ce18">
            <text:p>WHN.V</text:p>
          </table:table-cell>
          <table:table-cell office:value-type="float" office:value="0.105" table:style-name="ce19">
            <text:p>0.105</text:p>
          </table:table-cell>
          <table:table-cell office:value-type="float" office:value="0.11" table:style-name="ce20">
            <text:p>0.1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8" table:style-name="ce20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percentage" office:value="4.7619047619047665E-2" table:formula="of:=([.BJ111]-[.$BI111])/[.$BI111]" table:style-name="ce21">
            <text:p>4.76%</text:p>
          </table:table-cell>
          <table:table-cell office:value-type="percentage" office:value="0" table:formula="of:=([.BK111]-[.$BI111])/[.$BI111]" table:style-name="ce21">
            <text:p>0.00%</text:p>
          </table:table-cell>
          <table:table-cell office:value-type="percentage" office:value="-4.7619047619047533E-2" table:formula="of:=([.BL111]-[.$BI111])/[.$BI111]" table:style-name="ce21">
            <text:p>-4.76%</text:p>
          </table:table-cell>
          <table:table-cell office:value-type="percentage" office:value="-9.5238095238095191E-2" table:formula="of:=([.BM111]-[.$BI111])/[.$BI111]" table:style-name="ce21">
            <text:p>-9.52%</text:p>
          </table:table-cell>
          <table:table-cell office:value-type="percentage" office:value="-0.23809523809523805" table:formula="of:=([.BN111]-[.$BI111])/[.$BI111]" table:style-name="ce21">
            <text:p>-23.81%</text:p>
          </table:table-cell>
          <table:table-cell office:value-type="percentage" office:value="-9.5238095238095191E-2" table:formula="of:=([.BO111]-[.$BI111])/[.$BI111]" table:style-name="ce21">
            <text:p>-9.52%</text:p>
          </table:table-cell>
          <table:table-cell office:value-type="percentage" office:value="-9.5238095238095191E-2" table:formula="of:=([.BP111]-[.$BI111])/[.$BI111]" table:style-name="ce21">
            <text:p>-9.52%</text:p>
          </table:table-cell>
          <table:table-cell office:value-type="percentage" office:value="-0.19047619047619038" table:formula="of:=([.BQ111]-[.$BI111])/[.$BI111]" table:style-name="ce21">
            <text:p>-19.05%</text:p>
          </table:table-cell>
          <table:table-cell office:value-type="percentage" office:value="-0.23809523809523805" table:formula="of:=([.BR111]-[.$BI111])/[.$BI111]" table:style-name="ce21">
            <text:p>-23.81%</text:p>
          </table:table-cell>
          <table:table-cell office:value-type="percentage" office:value="-9.5238095238095191E-2" table:formula="of:=([.BS111]-[.$BI111])/[.$BI111]" table:style-name="ce21">
            <text:p>-9.52%</text:p>
          </table:table-cell>
          <table:table-cell office:value-type="percentage" office:value="-0.19047619047619038" table:formula="of:=([.BT111]-[.$BI111])/[.$BI111]" table:style-name="ce21">
            <text:p>-19.05%</text:p>
          </table:table-cell>
          <table:table-cell office:value-type="percentage" office:value="-9.5238095238095191E-2" table:formula="of:=([.BU111]-[.$BI111])/[.$BI111]" table:style-name="ce21">
            <text:p>-9.52%</text:p>
          </table:table-cell>
          <table:table-cell office:value-type="percentage" office:value="-0.14285714285714285" table:formula="of:=([.BV111]-[.$BI111])/[.$BI111]" table:style-name="ce21">
            <text:p>-14.29%</text:p>
          </table:table-cell>
          <table:table-cell office:value-type="string" table:style-name="ce25">
            <text:p>MiningCatalyst</text:p>
          </table:table-cell>
          <table:table-cell office:value-type="percentage" office:value="-1.9869019869019882E-2" table:formula="of:=([.S111]+[.AU111]+[.BW111])/3" table:style-name="ce22">
            <text:p>-1.99%</text:p>
          </table:table-cell>
          <table:table-cell office:value-type="percentage" office:value="4.506604506604505E-2" table:formula="of:=([.T111]+[.AV111]+[.BX111])/3" table:style-name="ce22">
            <text:p>4.51%</text:p>
          </table:table-cell>
          <table:table-cell office:value-type="percentage" office:value="-1.6650016650016652E-2" table:formula="of:=([.U111]+[.AW111]+[.BY111])/3" table:style-name="ce22">
            <text:p>-1.67%</text:p>
          </table:table-cell>
          <table:table-cell office:value-type="percentage" office:value="0.12132312132312134" table:formula="of:=([.V111]+[.AX111]+[.BZ111])/3" table:style-name="ce22">
            <text:p>12.13%</text:p>
          </table:table-cell>
          <table:table-cell office:value-type="percentage" office:value="3.7962037962037946E-2" table:formula="of:=([.W111]+[.AY111]+[.CA111])/3" table:style-name="ce22">
            <text:p>3.80%</text:p>
          </table:table-cell>
          <table:table-cell office:value-type="percentage" office:value="0.34859584859584852" table:formula="of:=([.X111]+[.AZ111]+[.CB111])/3" table:style-name="ce22">
            <text:p>34.86%</text:p>
          </table:table-cell>
          <table:table-cell office:value-type="percentage" office:value="0.21844821844821849" table:formula="of:=([.Y111]+[.BA111]+[.CC111])/3" table:style-name="ce22">
            <text:p>21.84%</text:p>
          </table:table-cell>
          <table:table-cell office:value-type="percentage" office:value="0.26556776556776557" table:formula="of:=([.Z111]+[.BB111]+[.CD111])/3" table:style-name="ce22">
            <text:p>26.56%</text:p>
          </table:table-cell>
          <table:table-cell office:value-type="percentage" office:value="0.13877788877788877" table:formula="of:=([.AA111]+[.BC111]+[.CE111])/3" table:style-name="ce22">
            <text:p>13.88%</text:p>
          </table:table-cell>
          <table:table-cell office:value-type="percentage" office:value="0.12967587967587965" table:formula="of:=([.AB111]+[.BD111]+[.CF111])/3" table:style-name="ce22">
            <text:p>12.97%</text:p>
          </table:table-cell>
          <table:table-cell office:value-type="percentage" office:value="0.16106116106116108" table:formula="of:=([.AC111]+[.BE111]+[.CG111])/3" table:style-name="ce22">
            <text:p>16.11%</text:p>
          </table:table-cell>
          <table:table-cell office:value-type="percentage" office:value="0.20018870018870014" table:formula="of:=([.AD111]+[.BF111]+[.CH111])/3" table:style-name="ce22">
            <text:p>20.02%</text:p>
          </table:table-cell>
          <table:table-cell office:value-type="percentage" office:value="0.1586746586746586" table:formula="of:=([.AE111]+[.BG111]+[.CI111])/3" table:style-name="ce22">
            <text:p>15.87%</text:p>
          </table:table-cell>
          <table:table-cell table:number-columns-repeated="1628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2" table:style-name="ce1">
            <text:p>42</text:p>
          </table:table-cell>
          <table:table-cell office:value-type="string" table:style-name="ce25">
            <text:p>kjm</text:p>
          </table:table-cell>
          <table:table-cell office:value-type="string" table:style-name="ce18">
            <text:p>GQC.V</text:p>
          </table:table-cell>
          <table:table-cell office:value-type="float" office:value="0.27" table:style-name="ce19">
            <text:p>0.27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38" table:style-name="ce20">
            <text:p>0.38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4" table:style-name="ce20">
            <text:p>0.4</text:p>
          </table:table-cell>
          <table:table-cell office:value-type="float" office:value="0.38" table:style-name="ce20">
            <text:p>0.38</text:p>
          </table:table-cell>
          <table:table-cell office:value-type="float" office:value="0.53" table:style-name="ce20">
            <text:p>0.53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49" table:style-name="ce20">
            <text:p>0.49</text:p>
          </table:table-cell>
          <table:table-cell office:value-type="float" office:value="0.47" table:style-name="ce20">
            <text:p>0.47</text:p>
          </table:table-cell>
          <table:table-cell office:value-type="float" office:value="0.495" table:style-name="ce20">
            <text:p>0.495</text:p>
          </table:table-cell>
          <table:table-cell office:value-type="float" office:value="0.52" table:style-name="ce20">
            <text:p>0.52</text:p>
          </table:table-cell>
          <table:table-cell office:value-type="float" office:value="0.5" table:style-name="ce20">
            <text:p>0.5</text:p>
          </table:table-cell>
          <table:table-cell office:value-type="float" office:value="0.5" table:style-name="ce20">
            <text:p>0.5</text:p>
          </table:table-cell>
          <table:table-cell office:value-type="percentage" office:value="9.2592592592592463E-2" table:formula="of:=([.F112]-[.$E112])/[.$E112]" table:style-name="ce21">
            <text:p>9.26%</text:p>
          </table:table-cell>
          <table:table-cell office:value-type="percentage" office:value="0.40740740740740733" table:formula="of:=([.G112]-[.$E112])/[.$E112]" table:style-name="ce21">
            <text:p>40.74%</text:p>
          </table:table-cell>
          <table:table-cell office:value-type="percentage" office:value="0.42592592592592587" table:formula="of:=([.H112]-[.$E112])/[.$E112]" table:style-name="ce21">
            <text:p>42.59%</text:p>
          </table:table-cell>
          <table:table-cell office:value-type="percentage" office:value="0.48148148148148145" table:formula="of:=([.I112]-[.$E112])/[.$E112]" table:style-name="ce21">
            <text:p>48.15%</text:p>
          </table:table-cell>
          <table:table-cell office:value-type="percentage" office:value="0.40740740740740733" table:formula="of:=([.J112]-[.$E112])/[.$E112]" table:style-name="ce21">
            <text:p>40.74%</text:p>
          </table:table-cell>
          <table:table-cell office:value-type="percentage" office:value="0.96296296296296291" table:formula="of:=([.K112]-[.$E112])/[.$E112]" table:style-name="ce21">
            <text:p>96.30%</text:p>
          </table:table-cell>
          <table:table-cell office:value-type="percentage" office:value="0.79629629629629617" table:formula="of:=([.L112]-[.$E112])/[.$E112]" table:style-name="ce21">
            <text:p>79.63%</text:p>
          </table:table-cell>
          <table:table-cell office:value-type="percentage" office:value="0.81481481481481466" table:formula="of:=([.M112]-[.$E112])/[.$E112]" table:style-name="ce21">
            <text:p>81.48%</text:p>
          </table:table-cell>
          <table:table-cell office:value-type="percentage" office:value="0.74074074074074048" table:formula="of:=([.N112]-[.$E112])/[.$E112]" table:style-name="ce21">
            <text:p>74.07%</text:p>
          </table:table-cell>
          <table:table-cell office:value-type="percentage" office:value="0.83333333333333315" table:formula="of:=([.O112]-[.$E112])/[.$E112]" table:style-name="ce21">
            <text:p>83.33%</text:p>
          </table:table-cell>
          <table:table-cell office:value-type="percentage" office:value="0.92592592592592582" table:formula="of:=([.P112]-[.$E112])/[.$E112]" table:style-name="ce21">
            <text:p>92.59%</text:p>
          </table:table-cell>
          <table:table-cell office:value-type="percentage" office:value="0.85185185185185175" table:formula="of:=([.Q112]-[.$E112])/[.$E112]" table:style-name="ce21">
            <text:p>85.19%</text:p>
          </table:table-cell>
          <table:table-cell office:value-type="percentage" office:value="0.85185185185185175" table:formula="of:=([.R112]-[.$E112])/[.$E112]" table:style-name="ce21">
            <text:p>85.19%</text:p>
          </table:table-cell>
          <table:table-cell office:value-type="string" table:style-name="ce18">
            <text:p>PGM.V</text:p>
          </table:table-cell>
          <table:table-cell office:value-type="float" office:value="0.52" table:style-name="ce19">
            <text:p>0.52</text:p>
          </table:table-cell>
          <table:table-cell office:value-type="float" office:value="0.53" table:style-name="ce20">
            <text:p>0.53</text:p>
          </table:table-cell>
          <table:table-cell office:value-type="float" office:value="0.53" table:style-name="ce20">
            <text:p>0.53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" table:style-name="ce20">
            <text:p>0.6</text:p>
          </table:table-cell>
          <table:table-cell office:value-type="float" office:value="0.68" table:style-name="ce20">
            <text:p>0.68</text:p>
          </table:table-cell>
          <table:table-cell office:value-type="float" office:value="0.66" table:style-name="ce20">
            <text:p>0.66</text:p>
          </table:table-cell>
          <table:table-cell office:value-type="float" office:value="0.6" table:style-name="ce20">
            <text:p>0.6</text:p>
          </table:table-cell>
          <table:table-cell office:value-type="float" office:value="0.54" table:style-name="ce20">
            <text:p>0.54</text:p>
          </table:table-cell>
          <table:table-cell office:value-type="float" office:value="0.52" table:style-name="ce20">
            <text:p>0.52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6" table:style-name="ce20">
            <text:p>0.6</text:p>
          </table:table-cell>
          <table:table-cell office:value-type="percentage" office:value="1.9230769230769246E-2" table:formula="of:=([.AH112]-[.$AG112])/[.$AG112]" table:style-name="ce21">
            <text:p>1.92%</text:p>
          </table:table-cell>
          <table:table-cell office:value-type="percentage" office:value="1.9230769230769246E-2" table:formula="of:=([.AI112]-[.$AG112])/[.$AG112]" table:style-name="ce21">
            <text:p>1.92%</text:p>
          </table:table-cell>
          <table:table-cell office:value-type="percentage" office:value="9.615384615384602E-2" table:formula="of:=([.AJ112]-[.$AG112])/[.$AG112]" table:style-name="ce21">
            <text:p>9.62%</text:p>
          </table:table-cell>
          <table:table-cell office:value-type="percentage" office:value="5.7692307692307744E-2" table:formula="of:=([.AK112]-[.$AG112])/[.$AG112]" table:style-name="ce21">
            <text:p>5.77%</text:p>
          </table:table-cell>
          <table:table-cell office:value-type="percentage" office:value="7.6923076923076983E-2" table:formula="of:=([.AL112]-[.$AG112])/[.$AG112]" table:style-name="ce21">
            <text:p>7.69%</text:p>
          </table:table-cell>
          <table:table-cell office:value-type="percentage" office:value="0.15384615384615377" table:formula="of:=([.AM112]-[.$AG112])/[.$AG112]" table:style-name="ce21">
            <text:p>15.38%</text:p>
          </table:table-cell>
          <table:table-cell office:value-type="percentage" office:value="0.30769230769230776" table:formula="of:=([.AN112]-[.$AG112])/[.$AG112]" table:style-name="ce21">
            <text:p>30.77%</text:p>
          </table:table-cell>
          <table:table-cell office:value-type="percentage" office:value="0.26923076923076927" table:formula="of:=([.AO112]-[.$AG112])/[.$AG112]" table:style-name="ce21">
            <text:p>26.92%</text:p>
          </table:table-cell>
          <table:table-cell office:value-type="percentage" office:value="0.15384615384615377" table:formula="of:=([.AP112]-[.$AG112])/[.$AG112]" table:style-name="ce21">
            <text:p>15.38%</text:p>
          </table:table-cell>
          <table:table-cell office:value-type="percentage" office:value="3.8461538461538491E-2" table:formula="of:=([.AQ112]-[.$AG112])/[.$AG112]" table:style-name="ce21">
            <text:p>3.85%</text:p>
          </table:table-cell>
          <table:table-cell office:value-type="percentage" office:value="0" table:formula="of:=([.AR112]-[.$AG112])/[.$AG112]" table:style-name="ce21">
            <text:p>0.00%</text:p>
          </table:table-cell>
          <table:table-cell office:value-type="percentage" office:value="5.7692307692307744E-2" table:formula="of:=([.AS112]-[.$AG112])/[.$AG112]" table:style-name="ce21">
            <text:p>5.77%</text:p>
          </table:table-cell>
          <table:table-cell office:value-type="percentage" office:value="0.15384615384615377" table:formula="of:=([.AT112]-[.$AG112])/[.$AG112]" table:style-name="ce21">
            <text:p>15.38%</text:p>
          </table:table-cell>
          <table:table-cell office:value-type="string" table:style-name="ce18">
            <text:p>LIO.V</text:p>
          </table:table-cell>
          <table:table-cell office:value-type="float" office:value="0.96" table:style-name="ce19">
            <text:p>0.96</text:p>
          </table:table-cell>
          <table:table-cell office:value-type="float" office:value="0.88" table:style-name="ce20">
            <text:p>0.88</text:p>
          </table:table-cell>
          <table:table-cell office:value-type="float" office:value="0.85" table:style-name="ce20">
            <text:p>0.85</text:p>
          </table:table-cell>
          <table:table-cell office:value-type="float" office:value="0.83" table:style-name="ce20">
            <text:p>0.83</text:p>
          </table:table-cell>
          <table:table-cell office:value-type="float" office:value="0.85" table:style-name="ce20">
            <text:p>0.85</text:p>
          </table:table-cell>
          <table:table-cell office:value-type="float" office:value="0.86" table:style-name="ce20">
            <text:p>0.86</text:p>
          </table:table-cell>
          <table:table-cell office:value-type="float" office:value="0.87" table:style-name="ce20">
            <text:p>0.87</text:p>
          </table:table-cell>
          <table:table-cell office:value-type="float" office:value="0.86" table:style-name="ce20">
            <text:p>0.86</text:p>
          </table:table-cell>
          <table:table-cell office:value-type="float" office:value="0.85" table:style-name="ce20">
            <text:p>0.85</text:p>
          </table:table-cell>
          <table:table-cell office:value-type="float" office:value="0.81" table:style-name="ce20">
            <text:p>0.81</text:p>
          </table:table-cell>
          <table:table-cell office:value-type="float" office:value="0.84" table:style-name="ce20">
            <text:p>0.84</text:p>
          </table:table-cell>
          <table:table-cell office:value-type="float" office:value="0.79" table:style-name="ce20">
            <text:p>0.79</text:p>
          </table:table-cell>
          <table:table-cell office:value-type="float" office:value="0.79" table:style-name="ce20">
            <text:p>0.79</text:p>
          </table:table-cell>
          <table:table-cell office:value-type="float" office:value="0.75" table:style-name="ce20">
            <text:p>0.75</text:p>
          </table:table-cell>
          <table:table-cell office:value-type="percentage" office:value="-8.3333333333333301E-2" table:formula="of:=([.BJ112]-[.$BI112])/[.$BI112]" table:style-name="ce21">
            <text:p>-8.33%</text:p>
          </table:table-cell>
          <table:table-cell office:value-type="percentage" office:value="-0.11458333333333333" table:formula="of:=([.BK112]-[.$BI112])/[.$BI112]" table:style-name="ce21">
            <text:p>-11.46%</text:p>
          </table:table-cell>
          <table:table-cell office:value-type="percentage" office:value="-0.13541666666666669" table:formula="of:=([.BL112]-[.$BI112])/[.$BI112]" table:style-name="ce21">
            <text:p>-13.54%</text:p>
          </table:table-cell>
          <table:table-cell office:value-type="percentage" office:value="-0.11458333333333333" table:formula="of:=([.BM112]-[.$BI112])/[.$BI112]" table:style-name="ce21">
            <text:p>-11.46%</text:p>
          </table:table-cell>
          <table:table-cell office:value-type="percentage" office:value="-0.10416666666666664" table:formula="of:=([.BN112]-[.$BI112])/[.$BI112]" table:style-name="ce21">
            <text:p>-10.42%</text:p>
          </table:table-cell>
          <table:table-cell office:value-type="percentage" office:value="-9.3749999999999972E-2" table:formula="of:=([.BO112]-[.$BI112])/[.$BI112]" table:style-name="ce21">
            <text:p>-9.38%</text:p>
          </table:table-cell>
          <table:table-cell office:value-type="percentage" office:value="-0.10416666666666664" table:formula="of:=([.BP112]-[.$BI112])/[.$BI112]" table:style-name="ce21">
            <text:p>-10.42%</text:p>
          </table:table-cell>
          <table:table-cell office:value-type="percentage" office:value="-0.11458333333333333" table:formula="of:=([.BQ112]-[.$BI112])/[.$BI112]" table:style-name="ce21">
            <text:p>-11.46%</text:p>
          </table:table-cell>
          <table:table-cell office:value-type="percentage" office:value="-0.15624999999999992" table:formula="of:=([.BR112]-[.$BI112])/[.$BI112]" table:style-name="ce21">
            <text:p>-15.63%</text:p>
          </table:table-cell>
          <table:table-cell office:value-type="percentage" office:value="-0.125" table:formula="of:=([.BS112]-[.$BI112])/[.$BI112]" table:style-name="ce21">
            <text:p>-12.50%</text:p>
          </table:table-cell>
          <table:table-cell office:value-type="percentage" office:value="-0.17708333333333326" table:formula="of:=([.BT112]-[.$BI112])/[.$BI112]" table:style-name="ce21">
            <text:p>-17.71%</text:p>
          </table:table-cell>
          <table:table-cell office:value-type="percentage" office:value="-0.17708333333333326" table:formula="of:=([.BU112]-[.$BI112])/[.$BI112]" table:style-name="ce21">
            <text:p>-17.71%</text:p>
          </table:table-cell>
          <table:table-cell office:value-type="percentage" office:value="-0.21874999999999997" table:formula="of:=([.BV112]-[.$BI112])/[.$BI112]" table:style-name="ce21">
            <text:p>-21.88%</text:p>
          </table:table-cell>
          <table:table-cell office:value-type="string" table:style-name="ce25">
            <text:p>kjm</text:p>
          </table:table-cell>
          <table:table-cell office:value-type="percentage" office:value="9.4966761633428019E-3" table:formula="of:=([.S112]+[.AU112]+[.BW112])/3" table:style-name="ce22">
            <text:p>0.95%</text:p>
          </table:table-cell>
          <table:table-cell office:value-type="percentage" office:value="0.10401828110161443" table:formula="of:=([.T112]+[.AV112]+[.BX112])/3" table:style-name="ce22">
            <text:p>10.40%</text:p>
          </table:table-cell>
          <table:table-cell office:value-type="percentage" office:value="0.1288877018043684" table:formula="of:=([.U112]+[.AW112]+[.BY112])/3" table:style-name="ce22">
            <text:p>12.89%</text:p>
          </table:table-cell>
          <table:table-cell office:value-type="percentage" office:value="0.14153015194681864" table:formula="of:=([.V112]+[.AX112]+[.BZ112])/3" table:style-name="ce22">
            <text:p>14.15%</text:p>
          </table:table-cell>
          <table:table-cell office:value-type="percentage" office:value="0.12672127255460588" table:formula="of:=([.W112]+[.AY112]+[.CA112])/3" table:style-name="ce22">
            <text:p>12.67%</text:p>
          </table:table-cell>
          <table:table-cell office:value-type="percentage" office:value="0.3410197056030389" table:formula="of:=([.X112]+[.AZ112]+[.CB112])/3" table:style-name="ce22">
            <text:p>34.10%</text:p>
          </table:table-cell>
          <table:table-cell office:value-type="percentage" office:value="0.33327397910731243" table:formula="of:=([.Y112]+[.BA112]+[.CC112])/3" table:style-name="ce22">
            <text:p>33.33%</text:p>
          </table:table-cell>
          <table:table-cell office:value-type="percentage" office:value="0.32315408357075021" table:formula="of:=([.Z112]+[.BB112]+[.CD112])/3" table:style-name="ce22">
            <text:p>32.32%</text:p>
          </table:table-cell>
          <table:table-cell office:value-type="percentage" office:value="0.24611229819563143" table:formula="of:=([.AA112]+[.BC112]+[.CE112])/3" table:style-name="ce22">
            <text:p>24.61%</text:p>
          </table:table-cell>
          <table:table-cell office:value-type="percentage" office:value="0.24893162393162385" table:formula="of:=([.AB112]+[.BD112]+[.CF112])/3" table:style-name="ce22">
            <text:p>24.89%</text:p>
          </table:table-cell>
          <table:table-cell office:value-type="percentage" office:value="0.2496141975308642" table:formula="of:=([.AC112]+[.BE112]+[.CG112])/3" table:style-name="ce22">
            <text:p>24.96%</text:p>
          </table:table-cell>
          <table:table-cell office:value-type="percentage" office:value="0.24415360873694206" table:formula="of:=([.AD112]+[.BF112]+[.CH112])/3" table:style-name="ce22">
            <text:p>24.42%</text:p>
          </table:table-cell>
          <table:table-cell office:value-type="percentage" office:value="0.26231600189933518" table:formula="of:=([.AE112]+[.BG112]+[.CI112])/3" table:style-name="ce22">
            <text:p>26.23%</text:p>
          </table:table-cell>
          <table:table-cell table:number-columns-repeated="1628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36" table:style-name="ce1">
            <text:p>136</text:p>
          </table:table-cell>
          <table:table-cell office:value-type="string" table:style-name="ce25">
            <text:p>Scruff</text:p>
          </table:table-cell>
          <table:table-cell office:value-type="string" table:style-name="ce18">
            <text:p>ASQ.V</text:p>
          </table:table-cell>
          <table:table-cell office:value-type="float" office:value="0.20499999999999999" table:style-name="ce19">
            <text:p>0.205</text:p>
          </table:table-cell>
          <table:table-cell office:value-type="float" office:value="0.2" table:style-name="ce20">
            <text:p>0.2</text:p>
          </table:table-cell>
          <table:table-cell office:value-type="float" office:value="0.18" table:style-name="ce20">
            <text:p>0.18</text:p>
          </table:table-cell>
          <table:table-cell office:value-type="float" office:value="0.19" table:style-name="ce20">
            <text:p>0.19</text:p>
          </table:table-cell>
          <table:table-cell office:value-type="float" office:value="0.185" table:style-name="ce20">
            <text:p>0.185</text:p>
          </table:table-cell>
          <table:table-cell office:value-type="float" office:value="0.2" table:style-name="ce20">
            <text:p>0.2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8" table:style-name="ce20">
            <text:p>0.18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" table:style-name="ce20">
            <text:p>0.18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" table:style-name="ce20">
            <text:p>0.16</text:p>
          </table:table-cell>
          <table:table-cell office:value-type="percentage" office:value="-2.4390243902438911E-2" table:formula="of:=([.F113]-[.$E113])/[.$E113]" table:style-name="ce21">
            <text:p>-2.44%</text:p>
          </table:table-cell>
          <table:table-cell office:value-type="percentage" office:value="-0.12195121951219511" table:formula="of:=([.G113]-[.$E113])/[.$E113]" table:style-name="ce21">
            <text:p>-12.20%</text:p>
          </table:table-cell>
          <table:table-cell office:value-type="percentage" office:value="-7.3170731707317013E-2" table:formula="of:=([.H113]-[.$E113])/[.$E113]" table:style-name="ce21">
            <text:p>-7.32%</text:p>
          </table:table-cell>
          <table:table-cell office:value-type="percentage" office:value="-9.7560975609756059E-2" table:formula="of:=([.I113]-[.$E113])/[.$E113]" table:style-name="ce21">
            <text:p>-9.76%</text:p>
          </table:table-cell>
          <table:table-cell office:value-type="percentage" office:value="-2.4390243902438911E-2" table:formula="of:=([.J113]-[.$E113])/[.$E113]" table:style-name="ce21">
            <text:p>-2.44%</text:p>
          </table:table-cell>
          <table:table-cell office:value-type="percentage" office:value="-4.878048780487796E-2" table:formula="of:=([.K113]-[.$E113])/[.$E113]" table:style-name="ce21">
            <text:p>-4.88%</text:p>
          </table:table-cell>
          <table:table-cell office:value-type="percentage" office:value="-4.878048780487796E-2" table:formula="of:=([.L113]-[.$E113])/[.$E113]" table:style-name="ce21">
            <text:p>-4.88%</text:p>
          </table:table-cell>
          <table:table-cell office:value-type="percentage" office:value="-0.14634146341463414" table:formula="of:=([.M113]-[.$E113])/[.$E113]" table:style-name="ce21">
            <text:p>-14.63%</text:p>
          </table:table-cell>
          <table:table-cell office:value-type="percentage" office:value="-0.12195121951219511" table:formula="of:=([.N113]-[.$E113])/[.$E113]" table:style-name="ce21">
            <text:p>-12.20%</text:p>
          </table:table-cell>
          <table:table-cell office:value-type="percentage" office:value="-0.19512195121951212" table:formula="of:=([.O113]-[.$E113])/[.$E113]" table:style-name="ce21">
            <text:p>-19.51%</text:p>
          </table:table-cell>
          <table:table-cell office:value-type="percentage" office:value="-0.12195121951219511" table:formula="of:=([.P113]-[.$E113])/[.$E113]" table:style-name="ce21">
            <text:p>-12.20%</text:p>
          </table:table-cell>
          <table:table-cell office:value-type="percentage" office:value="-0.19512195121951212" table:formula="of:=([.Q113]-[.$E113])/[.$E113]" table:style-name="ce21">
            <text:p>-19.51%</text:p>
          </table:table-cell>
          <table:table-cell office:value-type="percentage" office:value="-0.21951219512195116" table:formula="of:=([.R113]-[.$E113])/[.$E113]" table:style-name="ce21">
            <text:p>-21.95%</text:p>
          </table:table-cell>
          <table:table-cell office:value-type="string" table:style-name="ce18">
            <text:p>AA-H.V</text:p>
          </table:table-cell>
          <table:table-cell office:value-type="float" office:value="0.19" table:style-name="ce19">
            <text:p>0.19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" table:style-name="ce20">
            <text:p>0.22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18" table:style-name="ce20">
            <text:p>0.18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" table:style-name="ce20">
            <text:p>0.22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percentage" office:value="-0.18421052631578949" table:formula="of:=([.AH113]-[.$AG113])/[.$AG113]" table:style-name="ce21">
            <text:p>-18.42%</text:p>
          </table:table-cell>
          <table:table-cell office:value-type="percentage" office:value="-0.18421052631578949" table:formula="of:=([.AI113]-[.$AG113])/[.$AG113]" table:style-name="ce21">
            <text:p>-18.42%</text:p>
          </table:table-cell>
          <table:table-cell office:value-type="percentage" office:value="0.10526315789473679" table:formula="of:=([.AJ113]-[.$AG113])/[.$AG113]" table:style-name="ce21">
            <text:p>10.53%</text:p>
          </table:table-cell>
          <table:table-cell office:value-type="percentage" office:value="0.10526315789473679" table:formula="of:=([.AK113]-[.$AG113])/[.$AG113]" table:style-name="ce21">
            <text:p>10.53%</text:p>
          </table:table-cell>
          <table:table-cell office:value-type="percentage" office:value="0.15789473684210525" table:formula="of:=([.AL113]-[.$AG113])/[.$AG113]" table:style-name="ce21">
            <text:p>15.79%</text:p>
          </table:table-cell>
          <table:table-cell office:value-type="percentage" office:value="0.31578947368421051" table:formula="of:=([.AM113]-[.$AG113])/[.$AG113]" table:style-name="ce21">
            <text:p>31.58%</text:p>
          </table:table-cell>
          <table:table-cell office:value-type="percentage" office:value="0.26315789473684204" table:formula="of:=([.AN113]-[.$AG113])/[.$AG113]" table:style-name="ce21">
            <text:p>26.32%</text:p>
          </table:table-cell>
          <table:table-cell office:value-type="percentage" office:value="-5.2631578947368467E-2" table:formula="of:=([.AO113]-[.$AG113])/[.$AG113]" table:style-name="ce21">
            <text:p>-5.26%</text:p>
          </table:table-cell>
          <table:table-cell office:value-type="percentage" office:value="0.2368421052631578" table:formula="of:=([.AP113]-[.$AG113])/[.$AG113]" table:style-name="ce21">
            <text:p>23.68%</text:p>
          </table:table-cell>
          <table:table-cell office:value-type="percentage" office:value="0.15789473684210525" table:formula="of:=([.AQ113]-[.$AG113])/[.$AG113]" table:style-name="ce21">
            <text:p>15.79%</text:p>
          </table:table-cell>
          <table:table-cell office:value-type="percentage" office:value="7.8947368421052558E-2" table:formula="of:=([.AR113]-[.$AG113])/[.$AG113]" table:style-name="ce21">
            <text:p>7.89%</text:p>
          </table:table-cell>
          <table:table-cell office:value-type="percentage" office:value="-0.15789473684210525" table:formula="of:=([.AS113]-[.$AG113])/[.$AG113]" table:style-name="ce21">
            <text:p>-15.79%</text:p>
          </table:table-cell>
          <table:table-cell office:value-type="percentage" office:value="-0.15789473684210525" table:formula="of:=([.AT113]-[.$AG113])/[.$AG113]" table:style-name="ce21">
            <text:p>-15.79%</text:p>
          </table:table-cell>
          <table:table-cell office:value-type="string" table:style-name="ce23">
            <text:p>BLANK.V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percentage" office:value="0" table:formula="of:=([.BJ113]-[.$BI113])/[.$BI113]" table:style-name="ce21">
            <text:p>0.00%</text:p>
          </table:table-cell>
          <table:table-cell office:value-type="percentage" office:value="0" table:formula="of:=([.BK113]-[.$BI113])/[.$BI113]" table:style-name="ce21">
            <text:p>0.00%</text:p>
          </table:table-cell>
          <table:table-cell office:value-type="percentage" office:value="0" table:formula="of:=([.BL113]-[.$BI113])/[.$BI113]" table:style-name="ce21">
            <text:p>0.00%</text:p>
          </table:table-cell>
          <table:table-cell office:value-type="percentage" office:value="0" table:formula="of:=([.BM113]-[.$BI113])/[.$BI113]" table:style-name="ce21">
            <text:p>0.00%</text:p>
          </table:table-cell>
          <table:table-cell office:value-type="percentage" office:value="0" table:formula="of:=([.BN113]-[.$BI113])/[.$BI113]" table:style-name="ce21">
            <text:p>0.00%</text:p>
          </table:table-cell>
          <table:table-cell office:value-type="percentage" office:value="0" table:formula="of:=([.BO113]-[.$BI113])/[.$BI113]" table:style-name="ce21">
            <text:p>0.00%</text:p>
          </table:table-cell>
          <table:table-cell office:value-type="percentage" office:value="0" table:formula="of:=([.BP113]-[.$BI113])/[.$BI113]" table:style-name="ce21">
            <text:p>0.00%</text:p>
          </table:table-cell>
          <table:table-cell office:value-type="percentage" office:value="0" table:formula="of:=([.BQ113]-[.$BI113])/[.$BI113]" table:style-name="ce21">
            <text:p>0.00%</text:p>
          </table:table-cell>
          <table:table-cell office:value-type="percentage" office:value="0" table:formula="of:=([.BR113]-[.$BI113])/[.$BI113]" table:style-name="ce21">
            <text:p>0.00%</text:p>
          </table:table-cell>
          <table:table-cell office:value-type="percentage" office:value="0" table:formula="of:=([.BS113]-[.$BI113])/[.$BI113]" table:style-name="ce21">
            <text:p>0.00%</text:p>
          </table:table-cell>
          <table:table-cell office:value-type="percentage" office:value="0" table:formula="of:=([.BT113]-[.$BI113])/[.$BI113]" table:style-name="ce21">
            <text:p>0.00%</text:p>
          </table:table-cell>
          <table:table-cell office:value-type="percentage" office:value="0" table:formula="of:=([.BU113]-[.$BI113])/[.$BI113]" table:style-name="ce21">
            <text:p>0.00%</text:p>
          </table:table-cell>
          <table:table-cell office:value-type="percentage" office:value="0" table:formula="of:=([.BV113]-[.$BI113])/[.$BI113]" table:style-name="ce21">
            <text:p>0.00%</text:p>
          </table:table-cell>
          <table:table-cell office:value-type="string" table:style-name="ce25">
            <text:p>Scruff</text:p>
          </table:table-cell>
          <table:table-cell office:value-type="percentage" office:value="-6.9533590072742804E-2" table:formula="of:=([.S113]+[.AU113]+[.BW113])/3" table:style-name="ce22">
            <text:p>-6.95%</text:p>
          </table:table-cell>
          <table:table-cell office:value-type="percentage" office:value="-0.10205391527599487" table:formula="of:=([.T113]+[.AV113]+[.BX113])/3" table:style-name="ce22">
            <text:p>-10.21%</text:p>
          </table:table-cell>
          <table:table-cell office:value-type="percentage" office:value="1.0697475395806594E-2" table:formula="of:=([.U113]+[.AW113]+[.BY113])/3" table:style-name="ce22">
            <text:p>1.07%</text:p>
          </table:table-cell>
          <table:table-cell office:value-type="percentage" office:value="2.5673940949935783E-3" table:formula="of:=([.V113]+[.AX113]+[.BZ113])/3" table:style-name="ce22">
            <text:p>0.26%</text:p>
          </table:table-cell>
          <table:table-cell office:value-type="percentage" office:value="4.4501497646555449E-2" table:formula="of:=([.W113]+[.AY113]+[.CA113])/3" table:style-name="ce22">
            <text:p>4.45%</text:p>
          </table:table-cell>
          <table:table-cell office:value-type="percentage" office:value="8.9002995293110843E-2" table:formula="of:=([.X113]+[.AZ113]+[.CB113])/3" table:style-name="ce22">
            <text:p>8.90%</text:p>
          </table:table-cell>
          <table:table-cell office:value-type="percentage" office:value="7.1459135643988023E-2" table:formula="of:=([.Y113]+[.BA113]+[.CC113])/3" table:style-name="ce22">
            <text:p>7.15%</text:p>
          </table:table-cell>
          <table:table-cell office:value-type="percentage" office:value="-6.632434745400087E-2" table:formula="of:=([.Z113]+[.BB113]+[.CD113])/3" table:style-name="ce22">
            <text:p>-6.63%</text:p>
          </table:table-cell>
          <table:table-cell office:value-type="percentage" office:value="3.8296961916987567E-2" table:formula="of:=([.AA113]+[.BC113]+[.CE113])/3" table:style-name="ce22">
            <text:p>3.83%</text:p>
          </table:table-cell>
          <table:table-cell office:value-type="percentage" office:value="-1.2409071459135621E-2" table:formula="of:=([.AB113]+[.BD113]+[.CF113])/3" table:style-name="ce22">
            <text:p>-1.24%</text:p>
          </table:table-cell>
          <table:table-cell office:value-type="percentage" office:value="-1.433461703038085E-2" table:formula="of:=([.AC113]+[.BE113]+[.CG113])/3" table:style-name="ce22">
            <text:p>-1.43%</text:p>
          </table:table-cell>
          <table:table-cell office:value-type="percentage" office:value="-0.11767222935387245" table:formula="of:=([.AD113]+[.BF113]+[.CH113])/3" table:style-name="ce22">
            <text:p>-11.77%</text:p>
          </table:table-cell>
          <table:table-cell office:value-type="percentage" office:value="-0.12580231065468547" table:formula="of:=([.AE113]+[.BG113]+[.CI113])/3" table:style-name="ce22">
            <text:p>-12.58%</text:p>
          </table:table-cell>
          <table:table-cell table:number-columns-repeated="1628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4" table:style-name="ce1">
            <text:p>14</text:p>
          </table:table-cell>
          <table:table-cell office:value-type="string" table:style-name="ce25">
            <text:p>jnbarbu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114]-[.$E114])/[.$E114]" table:style-name="ce21">
            <text:p>0.00%</text:p>
          </table:table-cell>
          <table:table-cell office:value-type="percentage" office:value="0" table:formula="of:=([.G114]-[.$E114])/[.$E114]" table:style-name="ce21">
            <text:p>0.00%</text:p>
          </table:table-cell>
          <table:table-cell office:value-type="percentage" office:value="0.13333333333333347" table:formula="of:=([.H114]-[.$E114])/[.$E114]" table:style-name="ce21">
            <text:p>13.33%</text:p>
          </table:table-cell>
          <table:table-cell office:value-type="percentage" office:value="0.2" table:formula="of:=([.I114]-[.$E114])/[.$E114]" table:style-name="ce21">
            <text:p>20.00%</text:p>
          </table:table-cell>
          <table:table-cell office:value-type="percentage" office:value="6.6666666666666735E-2" table:formula="of:=([.J114]-[.$E114])/[.$E114]" table:style-name="ce21">
            <text:p>6.67%</text:p>
          </table:table-cell>
          <table:table-cell office:value-type="percentage" office:value="0" table:formula="of:=([.K114]-[.$E114])/[.$E114]" table:style-name="ce21">
            <text:p>0.00%</text:p>
          </table:table-cell>
          <table:table-cell office:value-type="percentage" office:value="0.7333333333333335" table:formula="of:=([.L114]-[.$E114])/[.$E114]" table:style-name="ce21">
            <text:p>73.33%</text:p>
          </table:table-cell>
          <table:table-cell office:value-type="percentage" office:value="0.7333333333333335" table:formula="of:=([.M114]-[.$E114])/[.$E114]" table:style-name="ce21">
            <text:p>73.33%</text:p>
          </table:table-cell>
          <table:table-cell office:value-type="percentage" office:value="0.6" table:formula="of:=([.N114]-[.$E114])/[.$E114]" table:style-name="ce21">
            <text:p>60.00%</text:p>
          </table:table-cell>
          <table:table-cell office:value-type="percentage" office:value="0.66666666666666674" table:formula="of:=([.O114]-[.$E114])/[.$E114]" table:style-name="ce21">
            <text:p>66.67%</text:p>
          </table:table-cell>
          <table:table-cell office:value-type="percentage" office:value="0.7333333333333335" table:formula="of:=([.P114]-[.$E114])/[.$E114]" table:style-name="ce21">
            <text:p>73.33%</text:p>
          </table:table-cell>
          <table:table-cell office:value-type="percentage" office:value="0.66666666666666674" table:formula="of:=([.Q114]-[.$E114])/[.$E114]" table:style-name="ce21">
            <text:p>66.67%</text:p>
          </table:table-cell>
          <table:table-cell office:value-type="percentage" office:value="0.53333333333333344" table:formula="of:=([.R114]-[.$E114])/[.$E114]" table:style-name="ce21">
            <text:p>53.33%</text:p>
          </table:table-cell>
          <table:table-cell office:value-type="string" table:style-name="ce18">
            <text:p>GPH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5.8823529411764594E-2" table:formula="of:=([.AH114]-[.$AG114])/[.$AG114]" table:style-name="ce21">
            <text:p>5.88%</text:p>
          </table:table-cell>
          <table:table-cell office:value-type="percentage" office:value="5.8823529411764594E-2" table:formula="of:=([.AI114]-[.$AG114])/[.$AG114]" table:style-name="ce21">
            <text:p>5.88%</text:p>
          </table:table-cell>
          <table:table-cell office:value-type="percentage" office:value="0.23529411764705868" table:formula="of:=([.AJ114]-[.$AG114])/[.$AG114]" table:style-name="ce21">
            <text:p>23.53%</text:p>
          </table:table-cell>
          <table:table-cell office:value-type="percentage" office:value="5.8823529411764594E-2" table:formula="of:=([.AK114]-[.$AG114])/[.$AG114]" table:style-name="ce21">
            <text:p>5.88%</text:p>
          </table:table-cell>
          <table:table-cell office:value-type="percentage" office:value="-5.8823529411764754E-2" table:formula="of:=([.AL114]-[.$AG114])/[.$AG114]" table:style-name="ce21">
            <text:p>-5.88%</text:p>
          </table:table-cell>
          <table:table-cell office:value-type="percentage" office:value="-0.11764705882352951" table:formula="of:=([.AM114]-[.$AG114])/[.$AG114]" table:style-name="ce21">
            <text:p>-11.76%</text:p>
          </table:table-cell>
          <table:table-cell office:value-type="percentage" office:value="-5.8823529411764754E-2" table:formula="of:=([.AN114]-[.$AG114])/[.$AG114]" table:style-name="ce21">
            <text:p>-5.88%</text:p>
          </table:table-cell>
          <table:table-cell office:value-type="percentage" office:value="-5.8823529411764754E-2" table:formula="of:=([.AO114]-[.$AG114])/[.$AG114]" table:style-name="ce21">
            <text:p>-5.88%</text:p>
          </table:table-cell>
          <table:table-cell office:value-type="percentage" office:value="-5.8823529411764754E-2" table:formula="of:=([.AP114]-[.$AG114])/[.$AG114]" table:style-name="ce21">
            <text:p>-5.88%</text:p>
          </table:table-cell>
          <table:table-cell office:value-type="percentage" office:value="-0.11764705882352951" table:formula="of:=([.AQ114]-[.$AG114])/[.$AG114]" table:style-name="ce21">
            <text:p>-11.76%</text:p>
          </table:table-cell>
          <table:table-cell office:value-type="percentage" office:value="-0.11764705882352951" table:formula="of:=([.AR114]-[.$AG114])/[.$AG114]" table:style-name="ce21">
            <text:p>-11.76%</text:p>
          </table:table-cell>
          <table:table-cell office:value-type="percentage" office:value="-0.1764705882352941" table:formula="of:=([.AS114]-[.$AG114])/[.$AG114]" table:style-name="ce21">
            <text:p>-17.65%</text:p>
          </table:table-cell>
          <table:table-cell office:value-type="percentage" office:value="-0.23529411764705885" table:formula="of:=([.AT114]-[.$AG114])/[.$AG114]" table:style-name="ce21">
            <text:p>-23.53%</text:p>
          </table:table-cell>
          <table:table-cell office:value-type="string" table:style-name="ce18">
            <text:p>ABR.V</text:p>
          </table:table-cell>
          <table:table-cell office:value-type="float" office:value="0.1" table:style-name="ce19">
            <text:p>0.1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0.01" table:style-name="ce20">
            <text:p>0.01</text:p>
          </table:table-cell>
          <table:table-cell office:value-type="float" office:value="0.1" table:style-name="ce20">
            <text:p>0.1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9" table:style-name="ce20">
            <text:p>0.19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9" table:style-name="ce20">
            <text:p>0.19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27" table:style-name="ce20">
            <text:p>0.27</text:p>
          </table:table-cell>
          <table:table-cell office:value-type="percentage" office:value="-0.85" table:formula="of:=([.BJ114]-[.$BI114])/[.$BI114]" table:style-name="ce21">
            <text:p>-85.00%</text:p>
          </table:table-cell>
          <table:table-cell office:value-type="percentage" office:value="-0.85" table:formula="of:=([.BK114]-[.$BI114])/[.$BI114]" table:style-name="ce21">
            <text:p>-85.00%</text:p>
          </table:table-cell>
          <table:table-cell office:value-type="percentage" office:value="-0.9" table:formula="of:=([.BL114]-[.$BI114])/[.$BI114]" table:style-name="ce21">
            <text:p>-90.00%</text:p>
          </table:table-cell>
          <table:table-cell office:value-type="percentage" office:value="0" table:formula="of:=([.BM114]-[.$BI114])/[.$BI114]" table:style-name="ce21">
            <text:p>0.00%</text:p>
          </table:table-cell>
          <table:table-cell office:value-type="percentage" office:value="0.35000000000000003" table:formula="of:=([.BN114]-[.$BI114])/[.$BI114]" table:style-name="ce21">
            <text:p>35.00%</text:p>
          </table:table-cell>
          <table:table-cell office:value-type="percentage" office:value="0.89999999999999991" table:formula="of:=([.BO114]-[.$BI114])/[.$BI114]" table:style-name="ce21">
            <text:p>90.00%</text:p>
          </table:table-cell>
          <table:table-cell office:value-type="percentage" office:value="1.25" table:formula="of:=([.BP114]-[.$BI114])/[.$BI114]" table:style-name="ce21">
            <text:p>125.00%</text:p>
          </table:table-cell>
          <table:table-cell office:value-type="percentage" office:value="1.25" table:formula="of:=([.BQ114]-[.$BI114])/[.$BI114]" table:style-name="ce21">
            <text:p>125.00%</text:p>
          </table:table-cell>
          <table:table-cell office:value-type="percentage" office:value="1.0499999999999998" table:formula="of:=([.BR114]-[.$BI114])/[.$BI114]" table:style-name="ce21">
            <text:p>105.00%</text:p>
          </table:table-cell>
          <table:table-cell office:value-type="percentage" office:value="0.89999999999999991" table:formula="of:=([.BS114]-[.$BI114])/[.$BI114]" table:style-name="ce21">
            <text:p>90.00%</text:p>
          </table:table-cell>
          <table:table-cell office:value-type="percentage" office:value="0.79999999999999982" table:formula="of:=([.BT114]-[.$BI114])/[.$BI114]" table:style-name="ce21">
            <text:p>80.00%</text:p>
          </table:table-cell>
          <table:table-cell office:value-type="percentage" office:value="0.70000000000000007" table:formula="of:=([.BU114]-[.$BI114])/[.$BI114]" table:style-name="ce21">
            <text:p>70.00%</text:p>
          </table:table-cell>
          <table:table-cell office:value-type="percentage" office:value="1.7" table:formula="of:=([.BV114]-[.$BI114])/[.$BI114]" table:style-name="ce21">
            <text:p>170.00%</text:p>
          </table:table-cell>
          <table:table-cell office:value-type="string" table:style-name="ce25">
            <text:p>jnbarbu</text:p>
          </table:table-cell>
          <table:table-cell office:value-type="percentage" office:value="-0.26372549019607844" table:formula="of:=([.S114]+[.AU114]+[.BW114])/3" table:style-name="ce22">
            <text:p>-26.37%</text:p>
          </table:table-cell>
          <table:table-cell office:value-type="percentage" office:value="-0.26372549019607844" table:formula="of:=([.T114]+[.AV114]+[.BX114])/3" table:style-name="ce22">
            <text:p>-26.37%</text:p>
          </table:table-cell>
          <table:table-cell office:value-type="percentage" office:value="-0.17712418300653596" table:formula="of:=([.U114]+[.AW114]+[.BY114])/3" table:style-name="ce22">
            <text:p>-17.71%</text:p>
          </table:table-cell>
          <table:table-cell office:value-type="percentage" office:value="8.627450980392154E-2" table:formula="of:=([.V114]+[.AX114]+[.BZ114])/3" table:style-name="ce22">
            <text:p>8.63%</text:p>
          </table:table-cell>
          <table:table-cell office:value-type="percentage" office:value="0.11928104575163401" table:formula="of:=([.W114]+[.AY114]+[.CA114])/3" table:style-name="ce22">
            <text:p>11.93%</text:p>
          </table:table-cell>
          <table:table-cell office:value-type="percentage" office:value="0.2607843137254901" table:formula="of:=([.X114]+[.AZ114]+[.CB114])/3" table:style-name="ce22">
            <text:p>26.08%</text:p>
          </table:table-cell>
          <table:table-cell office:value-type="percentage" office:value="0.64150326797385626" table:formula="of:=([.Y114]+[.BA114]+[.CC114])/3" table:style-name="ce22">
            <text:p>64.15%</text:p>
          </table:table-cell>
          <table:table-cell office:value-type="percentage" office:value="0.64150326797385626" table:formula="of:=([.Z114]+[.BB114]+[.CD114])/3" table:style-name="ce22">
            <text:p>64.15%</text:p>
          </table:table-cell>
          <table:table-cell office:value-type="percentage" office:value="0.53039215686274499" table:formula="of:=([.AA114]+[.BC114]+[.CE114])/3" table:style-name="ce22">
            <text:p>53.04%</text:p>
          </table:table-cell>
          <table:table-cell office:value-type="percentage" office:value="0.48300653594771231" table:formula="of:=([.AB114]+[.BD114]+[.CF114])/3" table:style-name="ce22">
            <text:p>48.30%</text:p>
          </table:table-cell>
          <table:table-cell office:value-type="percentage" office:value="0.47189542483660124" table:formula="of:=([.AC114]+[.BE114]+[.CG114])/3" table:style-name="ce22">
            <text:p>47.19%</text:p>
          </table:table-cell>
          <table:table-cell office:value-type="percentage" office:value="0.39673202614379094" table:formula="of:=([.AD114]+[.BF114]+[.CH114])/3" table:style-name="ce22">
            <text:p>39.67%</text:p>
          </table:table-cell>
          <table:table-cell office:value-type="percentage" office:value="0.6660130718954248" table:formula="of:=([.AE114]+[.BG114]+[.CI114])/3" table:style-name="ce22">
            <text:p>66.60%</text:p>
          </table:table-cell>
          <table:table-cell table:number-columns-repeated="1628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0" table:style-name="ce1">
            <text:p>50</text:p>
          </table:table-cell>
          <table:table-cell office:value-type="string" table:style-name="ce25">
            <text:p>Mimibegalo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115]-[.$E115])/[.$E115]" table:style-name="ce21">
            <text:p>0.00%</text:p>
          </table:table-cell>
          <table:table-cell office:value-type="percentage" office:value="0" table:formula="of:=([.G115]-[.$E115])/[.$E115]" table:style-name="ce21">
            <text:p>0.00%</text:p>
          </table:table-cell>
          <table:table-cell office:value-type="percentage" office:value="0.13333333333333347" table:formula="of:=([.H115]-[.$E115])/[.$E115]" table:style-name="ce21">
            <text:p>13.33%</text:p>
          </table:table-cell>
          <table:table-cell office:value-type="percentage" office:value="0.2" table:formula="of:=([.I115]-[.$E115])/[.$E115]" table:style-name="ce21">
            <text:p>20.00%</text:p>
          </table:table-cell>
          <table:table-cell office:value-type="percentage" office:value="6.6666666666666735E-2" table:formula="of:=([.J115]-[.$E115])/[.$E115]" table:style-name="ce21">
            <text:p>6.67%</text:p>
          </table:table-cell>
          <table:table-cell office:value-type="percentage" office:value="0" table:formula="of:=([.K115]-[.$E115])/[.$E115]" table:style-name="ce21">
            <text:p>0.00%</text:p>
          </table:table-cell>
          <table:table-cell office:value-type="percentage" office:value="0.7333333333333335" table:formula="of:=([.L115]-[.$E115])/[.$E115]" table:style-name="ce21">
            <text:p>73.33%</text:p>
          </table:table-cell>
          <table:table-cell office:value-type="percentage" office:value="0.7333333333333335" table:formula="of:=([.M115]-[.$E115])/[.$E115]" table:style-name="ce21">
            <text:p>73.33%</text:p>
          </table:table-cell>
          <table:table-cell office:value-type="percentage" office:value="0.6" table:formula="of:=([.N115]-[.$E115])/[.$E115]" table:style-name="ce21">
            <text:p>60.00%</text:p>
          </table:table-cell>
          <table:table-cell office:value-type="percentage" office:value="0.66666666666666674" table:formula="of:=([.O115]-[.$E115])/[.$E115]" table:style-name="ce21">
            <text:p>66.67%</text:p>
          </table:table-cell>
          <table:table-cell office:value-type="percentage" office:value="0.7333333333333335" table:formula="of:=([.P115]-[.$E115])/[.$E115]" table:style-name="ce21">
            <text:p>73.33%</text:p>
          </table:table-cell>
          <table:table-cell office:value-type="percentage" office:value="0.66666666666666674" table:formula="of:=([.Q115]-[.$E115])/[.$E115]" table:style-name="ce21">
            <text:p>66.67%</text:p>
          </table:table-cell>
          <table:table-cell office:value-type="percentage" office:value="0.53333333333333344" table:formula="of:=([.R115]-[.$E115])/[.$E115]" table:style-name="ce21">
            <text:p>53.33%</text:p>
          </table:table-cell>
          <table:table-cell office:value-type="string" table:style-name="ce18">
            <text:p>PYR.V</text:p>
          </table:table-cell>
          <table:table-cell office:value-type="float" office:value="0.2" table:style-name="ce19">
            <text:p>0.2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5" table:style-name="ce20">
            <text:p>0.2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4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31" table:style-name="ce20">
            <text:p>0.31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43" table:style-name="ce20">
            <text:p>0.43</text:p>
          </table:table-cell>
          <table:table-cell office:value-type="percentage" office:value="0.32500000000000001" table:formula="of:=([.AH115]-[.$AG115])/[.$AG115]" table:style-name="ce21">
            <text:p>32.50%</text:p>
          </table:table-cell>
          <table:table-cell office:value-type="percentage" office:value="0.32500000000000001" table:formula="of:=([.AI115]-[.$AG115])/[.$AG115]" table:style-name="ce21">
            <text:p>32.50%</text:p>
          </table:table-cell>
          <table:table-cell office:value-type="percentage" office:value="0.24999999999999994" table:formula="of:=([.AJ115]-[.$AG115])/[.$AG115]" table:style-name="ce21">
            <text:p>25.00%</text:p>
          </table:table-cell>
          <table:table-cell office:value-type="percentage" office:value="0.3" table:formula="of:=([.AK115]-[.$AG115])/[.$AG115]" table:style-name="ce21">
            <text:p>30.00%</text:p>
          </table:table-cell>
          <table:table-cell office:value-type="percentage" office:value="0.27499999999999997" table:formula="of:=([.AL115]-[.$AG115])/[.$AG115]" table:style-name="ce21">
            <text:p>27.50%</text:p>
          </table:table-cell>
          <table:table-cell office:value-type="percentage" office:value="0.1999999999999999" table:formula="of:=([.AM115]-[.$AG115])/[.$AG115]" table:style-name="ce21">
            <text:p>20.00%</text:p>
          </table:table-cell>
          <table:table-cell office:value-type="percentage" office:value="0.1999999999999999" table:formula="of:=([.AN115]-[.$AG115])/[.$AG115]" table:style-name="ce21">
            <text:p>20.00%</text:p>
          </table:table-cell>
          <table:table-cell office:value-type="percentage" office:value="0.15" table:formula="of:=([.AO115]-[.$AG115])/[.$AG115]" table:style-name="ce21">
            <text:p>15.00%</text:p>
          </table:table-cell>
          <table:table-cell office:value-type="percentage" office:value="0.15" table:formula="of:=([.AP115]-[.$AG115])/[.$AG115]" table:style-name="ce21">
            <text:p>15.00%</text:p>
          </table:table-cell>
          <table:table-cell office:value-type="percentage" office:value="0.32500000000000001" table:formula="of:=([.AQ115]-[.$AG115])/[.$AG115]" table:style-name="ce21">
            <text:p>32.50%</text:p>
          </table:table-cell>
          <table:table-cell office:value-type="percentage" office:value="0.54999999999999993" table:formula="of:=([.AR115]-[.$AG115])/[.$AG115]" table:style-name="ce21">
            <text:p>55.00%</text:p>
          </table:table-cell>
          <table:table-cell office:value-type="percentage" office:value="0.67500000000000004" table:formula="of:=([.AS115]-[.$AG115])/[.$AG115]" table:style-name="ce21">
            <text:p>67.50%</text:p>
          </table:table-cell>
          <table:table-cell office:value-type="percentage" office:value="1.1499999999999999" table:formula="of:=([.AT115]-[.$AG115])/[.$AG115]" table:style-name="ce21">
            <text:p>115.00%</text:p>
          </table:table-cell>
          <table:table-cell office:value-type="string" table:style-name="ce18">
            <text:p>PLI.TO</text:p>
          </table:table-cell>
          <table:table-cell office:value-type="float" office:value="2.23" table:style-name="ce19">
            <text:p>2.23</text:p>
          </table:table-cell>
          <table:table-cell office:value-type="float" office:value="2.15" table:style-name="ce20">
            <text:p>2.15</text:p>
          </table:table-cell>
          <table:table-cell office:value-type="float" office:value="2.17" table:style-name="ce20">
            <text:p>2.17</text:p>
          </table:table-cell>
          <table:table-cell office:value-type="float" office:value="2.17" table:style-name="ce20">
            <text:p>2.17</text:p>
          </table:table-cell>
          <table:table-cell office:value-type="float" office:value="2.14" table:style-name="ce20">
            <text:p>2.14</text:p>
          </table:table-cell>
          <table:table-cell office:value-type="float" office:value="2.1" table:style-name="ce20">
            <text:p>2.1</text:p>
          </table:table-cell>
          <table:table-cell office:value-type="float" office:value="2.21" table:style-name="ce20">
            <text:p>2.21</text:p>
          </table:table-cell>
          <table:table-cell office:value-type="float" office:value="2.44" table:style-name="ce20">
            <text:p>2.44</text:p>
          </table:table-cell>
          <table:table-cell office:value-type="float" office:value="2.25" table:style-name="ce20">
            <text:p>2.25</text:p>
          </table:table-cell>
          <table:table-cell office:value-type="float" office:value="2.4300000000000002" table:style-name="ce20">
            <text:p>2.43</text:p>
          </table:table-cell>
          <table:table-cell office:value-type="float" office:value="2.35" table:style-name="ce20">
            <text:p>2.35</text:p>
          </table:table-cell>
          <table:table-cell office:value-type="float" office:value="2.41" table:style-name="ce20">
            <text:p>2.41</text:p>
          </table:table-cell>
          <table:table-cell office:value-type="float" office:value="2.23" table:style-name="ce20">
            <text:p>2.23</text:p>
          </table:table-cell>
          <table:table-cell office:value-type="float" office:value="2.2999999999999998" table:style-name="ce20">
            <text:p>2.3</text:p>
          </table:table-cell>
          <table:table-cell office:value-type="percentage" office:value="-3.5874439461883442E-2" table:formula="of:=([.BJ115]-[.$BI115])/[.$BI115]" table:style-name="ce21">
            <text:p>-3.59%</text:p>
          </table:table-cell>
          <table:table-cell office:value-type="percentage" office:value="-2.6905829596412582E-2" table:formula="of:=([.BK115]-[.$BI115])/[.$BI115]" table:style-name="ce21">
            <text:p>-2.69%</text:p>
          </table:table-cell>
          <table:table-cell office:value-type="percentage" office:value="-2.6905829596412582E-2" table:formula="of:=([.BL115]-[.$BI115])/[.$BI115]" table:style-name="ce21">
            <text:p>-2.69%</text:p>
          </table:table-cell>
          <table:table-cell office:value-type="percentage" office:value="-4.035874439461877E-2" table:formula="of:=([.BM115]-[.$BI115])/[.$BI115]" table:style-name="ce21">
            <text:p>-4.04%</text:p>
          </table:table-cell>
          <table:table-cell office:value-type="percentage" office:value="-5.8295964125560491E-2" table:formula="of:=([.BN115]-[.$BI115])/[.$BI115]" table:style-name="ce21">
            <text:p>-5.83%</text:p>
          </table:table-cell>
          <table:table-cell office:value-type="percentage" office:value="-8.9686098654708606E-3" table:formula="of:=([.BO115]-[.$BI115])/[.$BI115]" table:style-name="ce21">
            <text:p>-0.90%</text:p>
          </table:table-cell>
          <table:table-cell office:value-type="percentage" office:value="9.4170403587443927E-2" table:formula="of:=([.BP115]-[.$BI115])/[.$BI115]" table:style-name="ce21">
            <text:p>9.42%</text:p>
          </table:table-cell>
          <table:table-cell office:value-type="percentage" office:value="8.9686098654708606E-3" table:formula="of:=([.BQ115]-[.$BI115])/[.$BI115]" table:style-name="ce21">
            <text:p>0.90%</text:p>
          </table:table-cell>
          <table:table-cell office:value-type="percentage" office:value="8.9686098654708599E-2" table:formula="of:=([.BR115]-[.$BI115])/[.$BI115]" table:style-name="ce21">
            <text:p>8.97%</text:p>
          </table:table-cell>
          <table:table-cell office:value-type="percentage" office:value="5.3811659192825163E-2" table:formula="of:=([.BS115]-[.$BI115])/[.$BI115]" table:style-name="ce21">
            <text:p>5.38%</text:p>
          </table:table-cell>
          <table:table-cell office:value-type="percentage" office:value="8.0717488789237735E-2" table:formula="of:=([.BT115]-[.$BI115])/[.$BI115]" table:style-name="ce21">
            <text:p>8.07%</text:p>
          </table:table-cell>
          <table:table-cell office:value-type="percentage" office:value="0" table:formula="of:=([.BU115]-[.$BI115])/[.$BI115]" table:style-name="ce21">
            <text:p>0.00%</text:p>
          </table:table-cell>
          <table:table-cell office:value-type="percentage" office:value="3.1390134529147913E-2" table:formula="of:=([.BV115]-[.$BI115])/[.$BI115]" table:style-name="ce21">
            <text:p>3.14%</text:p>
          </table:table-cell>
          <table:table-cell office:value-type="string" table:style-name="ce25">
            <text:p>Mimibegalo</text:p>
          </table:table-cell>
          <table:table-cell office:value-type="percentage" office:value="9.6375186846038852E-2" table:formula="of:=([.S115]+[.AU115]+[.BW115])/3" table:style-name="ce22">
            <text:p>9.64%</text:p>
          </table:table-cell>
          <table:table-cell office:value-type="percentage" office:value="9.9364723467862473E-2" table:formula="of:=([.T115]+[.AV115]+[.BX115])/3" table:style-name="ce22">
            <text:p>9.94%</text:p>
          </table:table-cell>
          <table:table-cell office:value-type="percentage" office:value="0.11880916791230695" table:formula="of:=([.U115]+[.AW115]+[.BY115])/3" table:style-name="ce22">
            <text:p>11.88%</text:p>
          </table:table-cell>
          <table:table-cell office:value-type="percentage" office:value="0.1532137518684604" table:formula="of:=([.V115]+[.AX115]+[.BZ115])/3" table:style-name="ce22">
            <text:p>15.32%</text:p>
          </table:table-cell>
          <table:table-cell office:value-type="percentage" office:value="9.4456900847035397E-2" table:formula="of:=([.W115]+[.AY115]+[.CA115])/3" table:style-name="ce22">
            <text:p>9.45%</text:p>
          </table:table-cell>
          <table:table-cell office:value-type="percentage" office:value="6.3677130044843017E-2" table:formula="of:=([.X115]+[.AZ115]+[.CB115])/3" table:style-name="ce22">
            <text:p>6.37%</text:p>
          </table:table-cell>
          <table:table-cell office:value-type="percentage" office:value="0.34250124564025913" table:formula="of:=([.Y115]+[.BA115]+[.CC115])/3" table:style-name="ce22">
            <text:p>34.25%</text:p>
          </table:table-cell>
          <table:table-cell office:value-type="percentage" office:value="0.29743398106626812" table:formula="of:=([.Z115]+[.BB115]+[.CD115])/3" table:style-name="ce22">
            <text:p>29.74%</text:p>
          </table:table-cell>
          <table:table-cell office:value-type="percentage" office:value="0.27989536621823619" table:formula="of:=([.AA115]+[.BC115]+[.CE115])/3" table:style-name="ce22">
            <text:p>27.99%</text:p>
          </table:table-cell>
          <table:table-cell office:value-type="percentage" office:value="0.3484927752864973" table:formula="of:=([.AB115]+[.BD115]+[.CF115])/3" table:style-name="ce22">
            <text:p>34.85%</text:p>
          </table:table-cell>
          <table:table-cell office:value-type="percentage" office:value="0.45468360737419039" table:formula="of:=([.AC115]+[.BE115]+[.CG115])/3" table:style-name="ce22">
            <text:p>45.47%</text:p>
          </table:table-cell>
          <table:table-cell office:value-type="percentage" office:value="0.44722222222222224" table:formula="of:=([.AD115]+[.BF115]+[.CH115])/3" table:style-name="ce22">
            <text:p>44.72%</text:p>
          </table:table-cell>
          <table:table-cell office:value-type="percentage" office:value="0.57157448928749377" table:formula="of:=([.AE115]+[.BG115]+[.CI115])/3" table:style-name="ce22">
            <text:p>57.16%</text:p>
          </table:table-cell>
          <table:table-cell table:number-columns-repeated="1628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8" table:style-name="ce1">
            <text:p>38</text:p>
          </table:table-cell>
          <table:table-cell office:value-type="string" table:style-name="ce25">
            <text:p>Sergio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116]-[.$E116])/[.$E116]" table:style-name="ce21">
            <text:p>0.00%</text:p>
          </table:table-cell>
          <table:table-cell office:value-type="percentage" office:value="0" table:formula="of:=([.G116]-[.$E116])/[.$E116]" table:style-name="ce21">
            <text:p>0.00%</text:p>
          </table:table-cell>
          <table:table-cell office:value-type="percentage" office:value="0.13333333333333347" table:formula="of:=([.H116]-[.$E116])/[.$E116]" table:style-name="ce21">
            <text:p>13.33%</text:p>
          </table:table-cell>
          <table:table-cell office:value-type="percentage" office:value="0.2" table:formula="of:=([.I116]-[.$E116])/[.$E116]" table:style-name="ce21">
            <text:p>20.00%</text:p>
          </table:table-cell>
          <table:table-cell office:value-type="percentage" office:value="6.6666666666666735E-2" table:formula="of:=([.J116]-[.$E116])/[.$E116]" table:style-name="ce21">
            <text:p>6.67%</text:p>
          </table:table-cell>
          <table:table-cell office:value-type="percentage" office:value="0" table:formula="of:=([.K116]-[.$E116])/[.$E116]" table:style-name="ce21">
            <text:p>0.00%</text:p>
          </table:table-cell>
          <table:table-cell office:value-type="percentage" office:value="0.7333333333333335" table:formula="of:=([.L116]-[.$E116])/[.$E116]" table:style-name="ce21">
            <text:p>73.33%</text:p>
          </table:table-cell>
          <table:table-cell office:value-type="percentage" office:value="0.7333333333333335" table:formula="of:=([.M116]-[.$E116])/[.$E116]" table:style-name="ce21">
            <text:p>73.33%</text:p>
          </table:table-cell>
          <table:table-cell office:value-type="percentage" office:value="0.6" table:formula="of:=([.N116]-[.$E116])/[.$E116]" table:style-name="ce21">
            <text:p>60.00%</text:p>
          </table:table-cell>
          <table:table-cell office:value-type="percentage" office:value="0.66666666666666674" table:formula="of:=([.O116]-[.$E116])/[.$E116]" table:style-name="ce21">
            <text:p>66.67%</text:p>
          </table:table-cell>
          <table:table-cell office:value-type="percentage" office:value="0.7333333333333335" table:formula="of:=([.P116]-[.$E116])/[.$E116]" table:style-name="ce21">
            <text:p>73.33%</text:p>
          </table:table-cell>
          <table:table-cell office:value-type="percentage" office:value="0.66666666666666674" table:formula="of:=([.Q116]-[.$E116])/[.$E116]" table:style-name="ce21">
            <text:p>66.67%</text:p>
          </table:table-cell>
          <table:table-cell office:value-type="percentage" office:value="0.53333333333333344" table:formula="of:=([.R116]-[.$E116])/[.$E116]" table:style-name="ce21">
            <text:p>53.33%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0.19565217391304351" table:formula="of:=([.AH116]-[.$AG116])/[.$AG116]" table:style-name="ce21">
            <text:p>19.57%</text:p>
          </table:table-cell>
          <table:table-cell office:value-type="percentage" office:value="0.19565217391304351" table:formula="of:=([.AI116]-[.$AG116])/[.$AG116]" table:style-name="ce21">
            <text:p>19.57%</text:p>
          </table:table-cell>
          <table:table-cell office:value-type="percentage" office:value="0.19565217391304351" table:formula="of:=([.AJ116]-[.$AG116])/[.$AG116]" table:style-name="ce21">
            <text:p>19.57%</text:p>
          </table:table-cell>
          <table:table-cell office:value-type="percentage" office:value="0.10869565217391301" table:formula="of:=([.AK116]-[.$AG116])/[.$AG116]" table:style-name="ce21">
            <text:p>10.87%</text:p>
          </table:table-cell>
          <table:table-cell office:value-type="percentage" office:value="6.5217391304347755E-2" table:formula="of:=([.AL116]-[.$AG116])/[.$AG116]" table:style-name="ce21">
            <text:p>6.52%</text:p>
          </table:table-cell>
          <table:table-cell office:value-type="percentage" office:value="4.3478260869565133E-2" table:formula="of:=([.AM116]-[.$AG116])/[.$AG116]" table:style-name="ce21">
            <text:p>4.35%</text:p>
          </table:table-cell>
          <table:table-cell office:value-type="percentage" office:value="0.13043478260869565" table:formula="of:=([.AN116]-[.$AG116])/[.$AG116]" table:style-name="ce21">
            <text:p>13.04%</text:p>
          </table:table-cell>
          <table:table-cell office:value-type="percentage" office:value="0.13043478260869565" table:formula="of:=([.AO116]-[.$AG116])/[.$AG116]" table:style-name="ce21">
            <text:p>13.04%</text:p>
          </table:table-cell>
          <table:table-cell office:value-type="percentage" office:value="2.1739130434782507E-2" table:formula="of:=([.AP116]-[.$AG116])/[.$AG116]" table:style-name="ce21">
            <text:p>2.17%</text:p>
          </table:table-cell>
          <table:table-cell office:value-type="percentage" office:value="0" table:formula="of:=([.AQ116]-[.$AG116])/[.$AG116]" table:style-name="ce21">
            <text:p>0.00%</text:p>
          </table:table-cell>
          <table:table-cell office:value-type="percentage" office:value="0" table:formula="of:=([.AR116]-[.$AG116])/[.$AG116]" table:style-name="ce21">
            <text:p>0.00%</text:p>
          </table:table-cell>
          <table:table-cell office:value-type="percentage" office:value="-6.521739130434788E-2" table:formula="of:=([.AS116]-[.$AG116])/[.$AG116]" table:style-name="ce21">
            <text:p>-6.52%</text:p>
          </table:table-cell>
          <table:table-cell office:value-type="percentage" office:value="-0.10869565217391314" table:formula="of:=([.AT116]-[.$AG116])/[.$AG116]" table:style-name="ce21">
            <text:p>-10.87%</text:p>
          </table:table-cell>
          <table:table-cell office:value-type="string" table:style-name="ce18">
            <text:p>EVR.V</text:p>
          </table:table-cell>
          <table:table-cell office:value-type="float" office:value="0.06" table:style-name="ce19">
            <text:p>0.06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percentage" office:value="0.16666666666666682" table:formula="of:=([.BJ116]-[.$BI116])/[.$BI116]" table:style-name="ce21">
            <text:p>16.67%</text:p>
          </table:table-cell>
          <table:table-cell office:value-type="percentage" office:value="0.16666666666666682" table:formula="of:=([.BK116]-[.$BI116])/[.$BI116]" table:style-name="ce21">
            <text:p>16.67%</text:p>
          </table:table-cell>
          <table:table-cell office:value-type="percentage" office:value="-8.3333333333333301E-2" table:formula="of:=([.BL116]-[.$BI116])/[.$BI116]" table:style-name="ce21">
            <text:p>-8.33%</text:p>
          </table:table-cell>
          <table:table-cell office:value-type="percentage" office:value="-0.1666666666666666" table:formula="of:=([.BM116]-[.$BI116])/[.$BI116]" table:style-name="ce21">
            <text:p>-16.67%</text:p>
          </table:table-cell>
          <table:table-cell office:value-type="percentage" office:value="0" table:formula="of:=([.BN116]-[.$BI116])/[.$BI116]" table:style-name="ce21">
            <text:p>0.00%</text:p>
          </table:table-cell>
          <table:table-cell office:value-type="percentage" office:value="0.25" table:formula="of:=([.BO116]-[.$BI116])/[.$BI116]" table:style-name="ce21">
            <text:p>25.00%</text:p>
          </table:table-cell>
          <table:table-cell office:value-type="percentage" office:value="8.3333333333333412E-2" table:formula="of:=([.BP116]-[.$BI116])/[.$BI116]" table:style-name="ce21">
            <text:p>8.33%</text:p>
          </table:table-cell>
          <table:table-cell office:value-type="percentage" office:value="0.16666666666666682" table:formula="of:=([.BQ116]-[.$BI116])/[.$BI116]" table:style-name="ce21">
            <text:p>16.67%</text:p>
          </table:table-cell>
          <table:table-cell office:value-type="percentage" office:value="0.25" table:formula="of:=([.BR116]-[.$BI116])/[.$BI116]" table:style-name="ce21">
            <text:p>25.00%</text:p>
          </table:table-cell>
          <table:table-cell office:value-type="percentage" office:value="0.16666666666666682" table:formula="of:=([.BS116]-[.$BI116])/[.$BI116]" table:style-name="ce21">
            <text:p>16.67%</text:p>
          </table:table-cell>
          <table:table-cell office:value-type="percentage" office:value="0.58333333333333337" table:formula="of:=([.BT116]-[.$BI116])/[.$BI116]" table:style-name="ce21">
            <text:p>58.33%</text:p>
          </table:table-cell>
          <table:table-cell office:value-type="percentage" office:value="0.58333333333333337" table:formula="of:=([.BU116]-[.$BI116])/[.$BI116]" table:style-name="ce21">
            <text:p>58.33%</text:p>
          </table:table-cell>
          <table:table-cell office:value-type="percentage" office:value="0.5" table:formula="of:=([.BV116]-[.$BI116])/[.$BI116]" table:style-name="ce21">
            <text:p>50.00%</text:p>
          </table:table-cell>
          <table:table-cell office:value-type="string" table:style-name="ce25">
            <text:p>Sergio</text:p>
          </table:table-cell>
          <table:table-cell office:value-type="percentage" office:value="0.12077294685990343" table:formula="of:=([.S116]+[.AU116]+[.BW116])/3" table:style-name="ce22">
            <text:p>12.08%</text:p>
          </table:table-cell>
          <table:table-cell office:value-type="percentage" office:value="0.12077294685990343" table:formula="of:=([.T116]+[.AV116]+[.BX116])/3" table:style-name="ce22">
            <text:p>12.08%</text:p>
          </table:table-cell>
          <table:table-cell office:value-type="percentage" office:value="8.1884057971014557E-2" table:formula="of:=([.U116]+[.AW116]+[.BY116])/3" table:style-name="ce22">
            <text:p>8.19%</text:p>
          </table:table-cell>
          <table:table-cell office:value-type="percentage" office:value="4.7342995169082143E-2" table:formula="of:=([.V116]+[.AX116]+[.BZ116])/3" table:style-name="ce22">
            <text:p>4.73%</text:p>
          </table:table-cell>
          <table:table-cell office:value-type="percentage" office:value="4.3961352657004828E-2" table:formula="of:=([.W116]+[.AY116]+[.CA116])/3" table:style-name="ce22">
            <text:p>4.40%</text:p>
          </table:table-cell>
          <table:table-cell office:value-type="percentage" office:value="9.7826086956521716E-2" table:formula="of:=([.X116]+[.AZ116]+[.CB116])/3" table:style-name="ce22">
            <text:p>9.78%</text:p>
          </table:table-cell>
          <table:table-cell office:value-type="percentage" office:value="0.3157004830917875" table:formula="of:=([.Y116]+[.BA116]+[.CC116])/3" table:style-name="ce22">
            <text:p>31.57%</text:p>
          </table:table-cell>
          <table:table-cell office:value-type="percentage" office:value="0.34347826086956529" table:formula="of:=([.Z116]+[.BB116]+[.CD116])/3" table:style-name="ce22">
            <text:p>34.35%</text:p>
          </table:table-cell>
          <table:table-cell office:value-type="percentage" office:value="0.29057971014492751" table:formula="of:=([.AA116]+[.BC116]+[.CE116])/3" table:style-name="ce22">
            <text:p>29.06%</text:p>
          </table:table-cell>
          <table:table-cell office:value-type="percentage" office:value="0.27777777777777785" table:formula="of:=([.AB116]+[.BD116]+[.CF116])/3" table:style-name="ce22">
            <text:p>27.78%</text:p>
          </table:table-cell>
          <table:table-cell office:value-type="percentage" office:value="0.43888888888888894" table:formula="of:=([.AC116]+[.BE116]+[.CG116])/3" table:style-name="ce22">
            <text:p>43.89%</text:p>
          </table:table-cell>
          <table:table-cell office:value-type="percentage" office:value="0.39492753623188409" table:formula="of:=([.AD116]+[.BF116]+[.CH116])/3" table:style-name="ce22">
            <text:p>39.49%</text:p>
          </table:table-cell>
          <table:table-cell office:value-type="percentage" office:value="0.30821256038647343" table:formula="of:=([.AE116]+[.BG116]+[.CI116])/3" table:style-name="ce22">
            <text:p>30.82%</text:p>
          </table:table-cell>
          <table:table-cell table:number-columns-repeated="1628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39" table:style-name="ce1">
            <text:p>139</text:p>
          </table:table-cell>
          <table:table-cell office:value-type="string" table:style-name="ce25">
            <text:p>Bullish</text:p>
          </table:table-cell>
          <table:table-cell office:value-type="string" table:style-name="ce18">
            <text:p>ELT.V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0.03" table:style-name="ce20">
            <text:p>0.03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1.4999999999999999E-2" table:style-name="ce20">
            <text:p>0.015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percentage" office:value="0" table:formula="of:=([.F117]-[.$E117])/[.$E117]" table:style-name="ce21">
            <text:p>0.00%</text:p>
          </table:table-cell>
          <table:table-cell office:value-type="percentage" office:value="0" table:formula="of:=([.G117]-[.$E117])/[.$E117]" table:style-name="ce21">
            <text:p>0.00%</text:p>
          </table:table-cell>
          <table:table-cell office:value-type="percentage" office:value="0" table:formula="of:=([.H117]-[.$E117])/[.$E117]" table:style-name="ce21">
            <text:p>0.00%</text:p>
          </table:table-cell>
          <table:table-cell office:value-type="percentage" office:value="0" table:formula="of:=([.I117]-[.$E117])/[.$E117]" table:style-name="ce21">
            <text:p>0.00%</text:p>
          </table:table-cell>
          <table:table-cell office:value-type="percentage" office:value="-0.1666666666666666" table:formula="of:=([.J117]-[.$E117])/[.$E117]" table:style-name="ce21">
            <text:p>-16.67%</text:p>
          </table:table-cell>
          <table:table-cell office:value-type="percentage" office:value="-0.1666666666666666" table:formula="of:=([.K117]-[.$E117])/[.$E117]" table:style-name="ce21">
            <text:p>-16.67%</text:p>
          </table:table-cell>
          <table:table-cell office:value-type="percentage" office:value="-0.33333333333333331" table:formula="of:=([.L117]-[.$E117])/[.$E117]" table:style-name="ce21">
            <text:p>-33.33%</text:p>
          </table:table-cell>
          <table:table-cell office:value-type="percentage" office:value="-0.33333333333333331" table:formula="of:=([.M117]-[.$E117])/[.$E117]" table:style-name="ce21">
            <text:p>-33.33%</text:p>
          </table:table-cell>
          <table:table-cell office:value-type="percentage" office:value="-0.5" table:formula="of:=([.N117]-[.$E117])/[.$E117]" table:style-name="ce21">
            <text:p>-50.00%</text:p>
          </table:table-cell>
          <table:table-cell office:value-type="percentage" office:value="-0.5" table:formula="of:=([.O117]-[.$E117])/[.$E117]" table:style-name="ce21">
            <text:p>-50.00%</text:p>
          </table:table-cell>
          <table:table-cell office:value-type="percentage" office:value="-0.5" table:formula="of:=([.P117]-[.$E117])/[.$E117]" table:style-name="ce21">
            <text:p>-50.00%</text:p>
          </table:table-cell>
          <table:table-cell office:value-type="percentage" office:value="-0.33333333333333331" table:formula="of:=([.Q117]-[.$E117])/[.$E117]" table:style-name="ce21">
            <text:p>-33.33%</text:p>
          </table:table-cell>
          <table:table-cell office:value-type="percentage" office:value="-0.33333333333333331" table:formula="of:=([.R117]-[.$E117])/[.$E117]" table:style-name="ce21">
            <text:p>-33.33%</text:p>
          </table:table-cell>
          <table:table-cell office:value-type="string" table:style-name="ce18">
            <text:p>GPH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5.8823529411764594E-2" table:formula="of:=([.AH117]-[.$AG117])/[.$AG117]" table:style-name="ce21">
            <text:p>5.88%</text:p>
          </table:table-cell>
          <table:table-cell office:value-type="percentage" office:value="5.8823529411764594E-2" table:formula="of:=([.AI117]-[.$AG117])/[.$AG117]" table:style-name="ce21">
            <text:p>5.88%</text:p>
          </table:table-cell>
          <table:table-cell office:value-type="percentage" office:value="0.23529411764705868" table:formula="of:=([.AJ117]-[.$AG117])/[.$AG117]" table:style-name="ce21">
            <text:p>23.53%</text:p>
          </table:table-cell>
          <table:table-cell office:value-type="percentage" office:value="5.8823529411764594E-2" table:formula="of:=([.AK117]-[.$AG117])/[.$AG117]" table:style-name="ce21">
            <text:p>5.88%</text:p>
          </table:table-cell>
          <table:table-cell office:value-type="percentage" office:value="-5.8823529411764754E-2" table:formula="of:=([.AL117]-[.$AG117])/[.$AG117]" table:style-name="ce21">
            <text:p>-5.88%</text:p>
          </table:table-cell>
          <table:table-cell office:value-type="percentage" office:value="-0.11764705882352951" table:formula="of:=([.AM117]-[.$AG117])/[.$AG117]" table:style-name="ce21">
            <text:p>-11.76%</text:p>
          </table:table-cell>
          <table:table-cell office:value-type="percentage" office:value="-5.8823529411764754E-2" table:formula="of:=([.AN117]-[.$AG117])/[.$AG117]" table:style-name="ce21">
            <text:p>-5.88%</text:p>
          </table:table-cell>
          <table:table-cell office:value-type="percentage" office:value="-5.8823529411764754E-2" table:formula="of:=([.AO117]-[.$AG117])/[.$AG117]" table:style-name="ce21">
            <text:p>-5.88%</text:p>
          </table:table-cell>
          <table:table-cell office:value-type="percentage" office:value="-5.8823529411764754E-2" table:formula="of:=([.AP117]-[.$AG117])/[.$AG117]" table:style-name="ce21">
            <text:p>-5.88%</text:p>
          </table:table-cell>
          <table:table-cell office:value-type="percentage" office:value="-0.11764705882352951" table:formula="of:=([.AQ117]-[.$AG117])/[.$AG117]" table:style-name="ce21">
            <text:p>-11.76%</text:p>
          </table:table-cell>
          <table:table-cell office:value-type="percentage" office:value="-0.11764705882352951" table:formula="of:=([.AR117]-[.$AG117])/[.$AG117]" table:style-name="ce21">
            <text:p>-11.76%</text:p>
          </table:table-cell>
          <table:table-cell office:value-type="percentage" office:value="-0.1764705882352941" table:formula="of:=([.AS117]-[.$AG117])/[.$AG117]" table:style-name="ce21">
            <text:p>-17.65%</text:p>
          </table:table-cell>
          <table:table-cell office:value-type="percentage" office:value="-0.23529411764705885" table:formula="of:=([.AT117]-[.$AG117])/[.$AG117]" table:style-name="ce21">
            <text:p>-23.53%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.18181818181818185" table:formula="of:=([.BJ117]-[.$BI117])/[.$BI117]" table:style-name="ce21">
            <text:p>18.18%</text:p>
          </table:table-cell>
          <table:table-cell office:value-type="percentage" office:value="0" table:formula="of:=([.BK117]-[.$BI117])/[.$BI117]" table:style-name="ce21">
            <text:p>0.00%</text:p>
          </table:table-cell>
          <table:table-cell office:value-type="percentage" office:value="0" table:formula="of:=([.BL117]-[.$BI117])/[.$BI117]" table:style-name="ce21">
            <text:p>0.00%</text:p>
          </table:table-cell>
          <table:table-cell office:value-type="percentage" office:value="-0.18181818181818185" table:formula="of:=([.BM117]-[.$BI117])/[.$BI117]" table:style-name="ce21">
            <text:p>-18.18%</text:p>
          </table:table-cell>
          <table:table-cell office:value-type="percentage" office:value="-9.090909090909087E-2" table:formula="of:=([.BN117]-[.$BI117])/[.$BI117]" table:style-name="ce21">
            <text:p>-9.09%</text:p>
          </table:table-cell>
          <table:table-cell office:value-type="percentage" office:value="9.090909090909087E-2" table:formula="of:=([.BO117]-[.$BI117])/[.$BI117]" table:style-name="ce21">
            <text:p>9.09%</text:p>
          </table:table-cell>
          <table:table-cell office:value-type="percentage" office:value="0" table:formula="of:=([.BP117]-[.$BI117])/[.$BI117]" table:style-name="ce21">
            <text:p>0.00%</text:p>
          </table:table-cell>
          <table:table-cell office:value-type="percentage" office:value="0" table:formula="of:=([.BQ117]-[.$BI117])/[.$BI117]" table:style-name="ce21">
            <text:p>0.00%</text:p>
          </table:table-cell>
          <table:table-cell office:value-type="percentage" office:value="0" table:formula="of:=([.BR117]-[.$BI117])/[.$BI117]" table:style-name="ce21">
            <text:p>0.00%</text:p>
          </table:table-cell>
          <table:table-cell office:value-type="percentage" office:value="-9.090909090909087E-2" table:formula="of:=([.BS117]-[.$BI117])/[.$BI117]" table:style-name="ce21">
            <text:p>-9.09%</text:p>
          </table:table-cell>
          <table:table-cell office:value-type="percentage" office:value="0" table:formula="of:=([.BT117]-[.$BI117])/[.$BI117]" table:style-name="ce21">
            <text:p>0.00%</text:p>
          </table:table-cell>
          <table:table-cell office:value-type="percentage" office:value="-9.090909090909087E-2" table:formula="of:=([.BU117]-[.$BI117])/[.$BI117]" table:style-name="ce21">
            <text:p>-9.09%</text:p>
          </table:table-cell>
          <table:table-cell office:value-type="percentage" office:value="-9.090909090909087E-2" table:formula="of:=([.BV117]-[.$BI117])/[.$BI117]" table:style-name="ce21">
            <text:p>-9.09%</text:p>
          </table:table-cell>
          <table:table-cell office:value-type="string" table:style-name="ce25">
            <text:p>Bullish</text:p>
          </table:table-cell>
          <table:table-cell office:value-type="percentage" office:value="8.0213903743315482E-2" table:formula="of:=([.S117]+[.AU117]+[.BW117])/3" table:style-name="ce22">
            <text:p>8.02%</text:p>
          </table:table-cell>
          <table:table-cell office:value-type="percentage" office:value="1.9607843137254864E-2" table:formula="of:=([.T117]+[.AV117]+[.BX117])/3" table:style-name="ce22">
            <text:p>1.96%</text:p>
          </table:table-cell>
          <table:table-cell office:value-type="percentage" office:value="7.8431372549019565E-2" table:formula="of:=([.U117]+[.AW117]+[.BY117])/3" table:style-name="ce22">
            <text:p>7.84%</text:p>
          </table:table-cell>
          <table:table-cell office:value-type="percentage" office:value="-4.0998217468805755E-2" table:formula="of:=([.V117]+[.AX117]+[.BZ117])/3" table:style-name="ce22">
            <text:p>-4.10%</text:p>
          </table:table-cell>
          <table:table-cell office:value-type="percentage" office:value="-0.10546642899584074" table:formula="of:=([.W117]+[.AY117]+[.CA117])/3" table:style-name="ce22">
            <text:p>-10.55%</text:p>
          </table:table-cell>
          <table:table-cell office:value-type="percentage" office:value="-6.446821152703508E-2" table:formula="of:=([.X117]+[.AZ117]+[.CB117])/3" table:style-name="ce22">
            <text:p>-6.45%</text:p>
          </table:table-cell>
          <table:table-cell office:value-type="percentage" office:value="-0.13071895424836602" table:formula="of:=([.Y117]+[.BA117]+[.CC117])/3" table:style-name="ce22">
            <text:p>-13.07%</text:p>
          </table:table-cell>
          <table:table-cell office:value-type="percentage" office:value="-0.13071895424836602" table:formula="of:=([.Z117]+[.BB117]+[.CD117])/3" table:style-name="ce22">
            <text:p>-13.07%</text:p>
          </table:table-cell>
          <table:table-cell office:value-type="percentage" office:value="-0.18627450980392157" table:formula="of:=([.AA117]+[.BC117]+[.CE117])/3" table:style-name="ce22">
            <text:p>-18.63%</text:p>
          </table:table-cell>
          <table:table-cell office:value-type="percentage" office:value="-0.23618538324420679" table:formula="of:=([.AB117]+[.BD117]+[.CF117])/3" table:style-name="ce22">
            <text:p>-23.62%</text:p>
          </table:table-cell>
          <table:table-cell office:value-type="percentage" office:value="-0.20588235294117652" table:formula="of:=([.AC117]+[.BE117]+[.CG117])/3" table:style-name="ce22">
            <text:p>-20.59%</text:p>
          </table:table-cell>
          <table:table-cell office:value-type="percentage" office:value="-0.20023767082590607" table:formula="of:=([.AD117]+[.BF117]+[.CH117])/3" table:style-name="ce22">
            <text:p>-20.02%</text:p>
          </table:table-cell>
          <table:table-cell office:value-type="percentage" office:value="-0.21984551396316099" table:formula="of:=([.AE117]+[.BG117]+[.CI117])/3" table:style-name="ce22">
            <text:p>-21.98%</text:p>
          </table:table-cell>
          <table:table-cell table:number-columns-repeated="1628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46" table:style-name="ce1">
            <text:p>146</text:p>
          </table:table-cell>
          <table:table-cell office:value-type="string" table:style-name="ce25">
            <text:p>Snoek</text:p>
          </table:table-cell>
          <table:table-cell office:value-type="string" table:style-name="ce18">
            <text:p>DUST</text:p>
          </table:table-cell>
          <table:table-cell office:value-type="float" office:value="48.37" table:style-name="ce19">
            <text:p>48.37</text:p>
          </table:table-cell>
          <table:table-cell office:value-type="float" office:value="37.770000000000003" table:style-name="ce20">
            <text:p>37.77</text:p>
          </table:table-cell>
          <table:table-cell office:value-type="float" office:value="36.04" table:style-name="ce20">
            <text:p>36.04</text:p>
          </table:table-cell>
          <table:table-cell office:value-type="float" office:value="34.119999999999997" table:style-name="ce20">
            <text:p>34.12</text:p>
          </table:table-cell>
          <table:table-cell office:value-type="float" office:value="33.229999999999997" table:style-name="ce20">
            <text:p>33.23</text:p>
          </table:table-cell>
          <table:table-cell office:value-type="float" office:value="28.02" table:style-name="ce20">
            <text:p>28.02</text:p>
          </table:table-cell>
          <table:table-cell office:value-type="float" office:value="25.18" table:style-name="ce20">
            <text:p>25.18</text:p>
          </table:table-cell>
          <table:table-cell office:value-type="float" office:value="26.57" table:style-name="ce20">
            <text:p>26.57</text:p>
          </table:table-cell>
          <table:table-cell office:value-type="float" office:value="28.76" table:style-name="ce20">
            <text:p>28.76</text:p>
          </table:table-cell>
          <table:table-cell office:value-type="float" office:value="35.99" table:style-name="ce20">
            <text:p>35.99</text:p>
          </table:table-cell>
          <table:table-cell office:value-type="float" office:value="37.950000000000003" table:style-name="ce20">
            <text:p>37.95</text:p>
          </table:table-cell>
          <table:table-cell office:value-type="float" office:value="31.93" table:style-name="ce20">
            <text:p>31.93</text:p>
          </table:table-cell>
          <table:table-cell office:value-type="float" office:value="30.7" table:style-name="ce20">
            <text:p>30.7</text:p>
          </table:table-cell>
          <table:table-cell office:value-type="float" office:value="31.06" table:style-name="ce20">
            <text:p>31.06</text:p>
          </table:table-cell>
          <table:table-cell office:value-type="percentage" office:value="-0.21914409758114523" table:formula="of:=([.F118]-[.$E118])/[.$E118]" table:style-name="ce21">
            <text:p>-21.91%</text:p>
          </table:table-cell>
          <table:table-cell office:value-type="percentage" office:value="-0.25491006822410583" table:formula="of:=([.G118]-[.$E118])/[.$E118]" table:style-name="ce21">
            <text:p>-25.49%</text:p>
          </table:table-cell>
          <table:table-cell office:value-type="percentage" office:value="-0.29460409344635108" table:formula="of:=([.H118]-[.$E118])/[.$E118]" table:style-name="ce21">
            <text:p>-29.46%</text:p>
          </table:table-cell>
          <table:table-cell office:value-type="percentage" office:value="-0.31300392805457933" table:formula="of:=([.I118]-[.$E118])/[.$E118]" table:style-name="ce21">
            <text:p>-31.30%</text:p>
          </table:table-cell>
          <table:table-cell office:value-type="percentage" office:value="-0.42071531941285917" table:formula="of:=([.J118]-[.$E118])/[.$E118]" table:style-name="ce21">
            <text:p>-42.07%</text:p>
          </table:table-cell>
          <table:table-cell office:value-type="percentage" office:value="-0.47942939838743021" table:formula="of:=([.K118]-[.$E118])/[.$E118]" table:style-name="ce21">
            <text:p>-47.94%</text:p>
          </table:table-cell>
          <table:table-cell office:value-type="percentage" office:value="-0.45069257804424229" table:formula="of:=([.L118]-[.$E118])/[.$E118]" table:style-name="ce21">
            <text:p>-45.07%</text:p>
          </table:table-cell>
          <table:table-cell office:value-type="percentage" office:value="-0.40541658052511881" table:formula="of:=([.M118]-[.$E118])/[.$E118]" table:style-name="ce21">
            <text:p>-40.54%</text:p>
          </table:table-cell>
          <table:table-cell office:value-type="percentage" office:value="-0.25594376679760172" table:formula="of:=([.N118]-[.$E118])/[.$E118]" table:style-name="ce21">
            <text:p>-25.59%</text:p>
          </table:table-cell>
          <table:table-cell office:value-type="percentage" office:value="-0.21542278271655976" table:formula="of:=([.O118]-[.$E118])/[.$E118]" table:style-name="ce21">
            <text:p>-21.54%</text:p>
          </table:table-cell>
          <table:table-cell office:value-type="percentage" office:value="-0.33988009096547445" table:formula="of:=([.P118]-[.$E118])/[.$E118]" table:style-name="ce21">
            <text:p>-33.99%</text:p>
          </table:table-cell>
          <table:table-cell office:value-type="percentage" office:value="-0.36530907587347528" table:formula="of:=([.Q118]-[.$E118])/[.$E118]" table:style-name="ce21">
            <text:p>-36.53%</text:p>
          </table:table-cell>
          <table:table-cell office:value-type="percentage" office:value="-0.3578664461443043" table:formula="of:=([.R118]-[.$E118])/[.$E118]" table:style-name="ce21">
            <text:p>-35.79%</text:p>
          </table:table-cell>
          <table:table-cell office:value-type="string" table:style-name="ce18">
            <text:p>GDXS</text:p>
          </table:table-cell>
          <table:table-cell office:value-type="float" office:value="21.35" table:style-name="ce19">
            <text:p>21.35</text:p>
          </table:table-cell>
          <table:table-cell office:value-type="float" office:value="17.61" table:style-name="ce20">
            <text:p>17.61</text:p>
          </table:table-cell>
          <table:table-cell office:value-type="float" office:value="17.61" table:style-name="ce20">
            <text:p>17.61</text:p>
          </table:table-cell>
          <table:table-cell office:value-type="float" office:value="16.988" table:style-name="ce20">
            <text:p>16.988</text:p>
          </table:table-cell>
          <table:table-cell office:value-type="float" office:value="16.75" table:style-name="ce20">
            <text:p>16.75</text:p>
          </table:table-cell>
          <table:table-cell office:value-type="float" office:value="14.97" table:style-name="ce20">
            <text:p>14.97</text:p>
          </table:table-cell>
          <table:table-cell office:value-type="float" office:value="13.98" table:style-name="ce20">
            <text:p>13.98</text:p>
          </table:table-cell>
          <table:table-cell office:value-type="float" office:value="14.49" table:style-name="ce20">
            <text:p>14.49</text:p>
          </table:table-cell>
          <table:table-cell office:value-type="float" office:value="15.29" table:style-name="ce20">
            <text:p>15.29</text:p>
          </table:table-cell>
          <table:table-cell office:value-type="float" office:value="17.8125" table:style-name="ce20">
            <text:p>17.8125</text:p>
          </table:table-cell>
          <table:table-cell office:value-type="float" office:value="18.440000000000001" table:style-name="ce20">
            <text:p>18.44</text:p>
          </table:table-cell>
          <table:table-cell office:value-type="float" office:value="16.579999999999998" table:style-name="ce20">
            <text:p>16.58</text:p>
          </table:table-cell>
          <table:table-cell office:value-type="float" office:value="16.2" table:style-name="ce20">
            <text:p>16.2</text:p>
          </table:table-cell>
          <table:table-cell office:value-type="float" office:value="16.29" table:style-name="ce20">
            <text:p>16.29</text:p>
          </table:table-cell>
          <table:table-cell office:value-type="percentage" office:value="-0.17517564402810312" table:formula="of:=([.AH118]-[.$AG118])/[.$AG118]" table:style-name="ce21">
            <text:p>-17.52%</text:p>
          </table:table-cell>
          <table:table-cell office:value-type="percentage" office:value="-0.17517564402810312" table:formula="of:=([.AI118]-[.$AG118])/[.$AG118]" table:style-name="ce21">
            <text:p>-17.52%</text:p>
          </table:table-cell>
          <table:table-cell office:value-type="percentage" office:value="-0.20430913348946142" table:formula="of:=([.AJ118]-[.$AG118])/[.$AG118]" table:style-name="ce21">
            <text:p>-20.43%</text:p>
          </table:table-cell>
          <table:table-cell office:value-type="percentage" office:value="-0.21545667447306796" table:formula="of:=([.AK118]-[.$AG118])/[.$AG118]" table:style-name="ce21">
            <text:p>-21.55%</text:p>
          </table:table-cell>
          <table:table-cell office:value-type="percentage" office:value="-0.29882903981264641" table:formula="of:=([.AL118]-[.$AG118])/[.$AG118]" table:style-name="ce21">
            <text:p>-29.88%</text:p>
          </table:table-cell>
          <table:table-cell office:value-type="percentage" office:value="-0.34519906323185012" table:formula="of:=([.AM118]-[.$AG118])/[.$AG118]" table:style-name="ce21">
            <text:p>-34.52%</text:p>
          </table:table-cell>
          <table:table-cell office:value-type="percentage" office:value="-0.32131147540983612" table:formula="of:=([.AN118]-[.$AG118])/[.$AG118]" table:style-name="ce21">
            <text:p>-32.13%</text:p>
          </table:table-cell>
          <table:table-cell office:value-type="percentage" office:value="-0.28384074941451998" table:formula="of:=([.AO118]-[.$AG118])/[.$AG118]" table:style-name="ce21">
            <text:p>-28.38%</text:p>
          </table:table-cell>
          <table:table-cell office:value-type="percentage" office:value="-0.16569086651053869" table:formula="of:=([.AP118]-[.$AG118])/[.$AG118]" table:style-name="ce21">
            <text:p>-16.57%</text:p>
          </table:table-cell>
          <table:table-cell office:value-type="percentage" office:value="-0.13629976580796252" table:formula="of:=([.AQ118]-[.$AG118])/[.$AG118]" table:style-name="ce21">
            <text:p>-13.63%</text:p>
          </table:table-cell>
          <table:table-cell office:value-type="percentage" office:value="-0.22341920374707272" table:formula="of:=([.AR118]-[.$AG118])/[.$AG118]" table:style-name="ce21">
            <text:p>-22.34%</text:p>
          </table:table-cell>
          <table:table-cell office:value-type="percentage" office:value="-0.24121779859484785" table:formula="of:=([.AS118]-[.$AG118])/[.$AG118]" table:style-name="ce21">
            <text:p>-24.12%</text:p>
          </table:table-cell>
          <table:table-cell office:value-type="percentage" office:value="-0.23700234192037481" table:formula="of:=([.AT118]-[.$AG118])/[.$AG118]" table:style-name="ce21">
            <text:p>-23.70%</text:p>
          </table:table-cell>
          <table:table-cell office:value-type="string" table:style-name="ce18">
            <text:p>JDST</text:p>
          </table:table-cell>
          <table:table-cell office:value-type="float" office:value="35.090000000000003" table:style-name="ce19">
            <text:p>35.09</text:p>
          </table:table-cell>
          <table:table-cell office:value-type="float" office:value="22.86" table:style-name="ce20">
            <text:p>22.86</text:p>
          </table:table-cell>
          <table:table-cell office:value-type="float" office:value="20.47" table:style-name="ce20">
            <text:p>20.47</text:p>
          </table:table-cell>
          <table:table-cell office:value-type="float" office:value="19.66" table:style-name="ce20">
            <text:p>19.66</text:p>
          </table:table-cell>
          <table:table-cell office:value-type="float" office:value="19.61" table:style-name="ce20">
            <text:p>19.61</text:p>
          </table:table-cell>
          <table:table-cell office:value-type="float" office:value="16.149999999999999" table:style-name="ce20">
            <text:p>16.15</text:p>
          </table:table-cell>
          <table:table-cell office:value-type="float" office:value="12.65" table:style-name="ce20">
            <text:p>12.65</text:p>
          </table:table-cell>
          <table:table-cell office:value-type="float" office:value="13.13" table:style-name="ce20">
            <text:p>13.13</text:p>
          </table:table-cell>
          <table:table-cell office:value-type="float" office:value="14.33" table:style-name="ce20">
            <text:p>14.33</text:p>
          </table:table-cell>
          <table:table-cell office:value-type="float" office:value="18.87" table:style-name="ce20">
            <text:p>18.87</text:p>
          </table:table-cell>
          <table:table-cell office:value-type="float" office:value="19.350000000000001" table:style-name="ce20">
            <text:p>19.35</text:p>
          </table:table-cell>
          <table:table-cell office:value-type="float" office:value="14.65" table:style-name="ce20">
            <text:p>14.65</text:p>
          </table:table-cell>
          <table:table-cell office:value-type="float" office:value="14.7" table:style-name="ce20">
            <text:p>14.7</text:p>
          </table:table-cell>
          <table:table-cell office:value-type="float" office:value="14.84" table:style-name="ce20">
            <text:p>14.84</text:p>
          </table:table-cell>
          <table:table-cell office:value-type="percentage" office:value="-0.34853234539754924" table:formula="of:=([.BJ118]-[.$BI118])/[.$BI118]" table:style-name="ce21">
            <text:p>-34.85%</text:p>
          </table:table-cell>
          <table:table-cell office:value-type="percentage" office:value="-0.4166429182103164" table:formula="of:=([.BK118]-[.$BI118])/[.$BI118]" table:style-name="ce21">
            <text:p>-41.66%</text:p>
          </table:table-cell>
          <table:table-cell office:value-type="percentage" office:value="-0.43972641778284416" table:formula="of:=([.BL118]-[.$BI118])/[.$BI118]" table:style-name="ce21">
            <text:p>-43.97%</text:p>
          </table:table-cell>
          <table:table-cell office:value-type="percentage" office:value="-0.44115132516386441" table:formula="of:=([.BM118]-[.$BI118])/[.$BI118]" table:style-name="ce21">
            <text:p>-44.12%</text:p>
          </table:table-cell>
          <table:table-cell office:value-type="percentage" office:value="-0.53975491593046465" table:formula="of:=([.BN118]-[.$BI118])/[.$BI118]" table:style-name="ce21">
            <text:p>-53.98%</text:p>
          </table:table-cell>
          <table:table-cell office:value-type="percentage" office:value="-0.639498432601881" table:formula="of:=([.BO118]-[.$BI118])/[.$BI118]" table:style-name="ce21">
            <text:p>-63.95%</text:p>
          </table:table-cell>
          <table:table-cell office:value-type="percentage" office:value="-0.62581932174408661" table:formula="of:=([.BP118]-[.$BI118])/[.$BI118]" table:style-name="ce21">
            <text:p>-62.58%</text:p>
          </table:table-cell>
          <table:table-cell office:value-type="percentage" office:value="-0.59162154459960115" table:formula="of:=([.BQ118]-[.$BI118])/[.$BI118]" table:style-name="ce21">
            <text:p>-59.16%</text:p>
          </table:table-cell>
          <table:table-cell office:value-type="percentage" office:value="-0.46223995440296384" table:formula="of:=([.BR118]-[.$BI118])/[.$BI118]" table:style-name="ce21">
            <text:p>-46.22%</text:p>
          </table:table-cell>
          <table:table-cell office:value-type="percentage" office:value="-0.44856084354516956" table:formula="of:=([.BS118]-[.$BI118])/[.$BI118]" table:style-name="ce21">
            <text:p>-44.86%</text:p>
          </table:table-cell>
          <table:table-cell office:value-type="percentage" office:value="-0.58250213736107159" table:formula="of:=([.BT118]-[.$BI118])/[.$BI118]" table:style-name="ce21">
            <text:p>-58.25%</text:p>
          </table:table-cell>
          <table:table-cell office:value-type="percentage" office:value="-0.5810772299800514" table:formula="of:=([.BU118]-[.$BI118])/[.$BI118]" table:style-name="ce21">
            <text:p>-58.11%</text:p>
          </table:table-cell>
          <table:table-cell office:value-type="percentage" office:value="-0.57708748931319465" table:formula="of:=([.BV118]-[.$BI118])/[.$BI118]" table:style-name="ce21">
            <text:p>-57.71%</text:p>
          </table:table-cell>
          <table:table-cell office:value-type="string" table:style-name="ce25">
            <text:p>Snoek</text:p>
          </table:table-cell>
          <table:table-cell office:value-type="percentage" office:value="-0.24761736233559919" table:formula="of:=([.S118]+[.AU118]+[.BW118])/3" table:style-name="ce22">
            <text:p>-24.76%</text:p>
          </table:table-cell>
          <table:table-cell office:value-type="percentage" office:value="-0.28224287682084176" table:formula="of:=([.T118]+[.AV118]+[.BX118])/3" table:style-name="ce22">
            <text:p>-28.22%</text:p>
          </table:table-cell>
          <table:table-cell office:value-type="percentage" office:value="-0.31287988157288554" table:formula="of:=([.U118]+[.AW118]+[.BY118])/3" table:style-name="ce22">
            <text:p>-31.29%</text:p>
          </table:table-cell>
          <table:table-cell office:value-type="percentage" office:value="-0.32320397589717054" table:formula="of:=([.V118]+[.AX118]+[.BZ118])/3" table:style-name="ce22">
            <text:p>-32.32%</text:p>
          </table:table-cell>
          <table:table-cell office:value-type="percentage" office:value="-0.41976642505199008" table:formula="of:=([.W118]+[.AY118]+[.CA118])/3" table:style-name="ce22">
            <text:p>-41.98%</text:p>
          </table:table-cell>
          <table:table-cell office:value-type="percentage" office:value="-0.48804229807372046" table:formula="of:=([.X118]+[.AZ118]+[.CB118])/3" table:style-name="ce22">
            <text:p>-48.80%</text:p>
          </table:table-cell>
          <table:table-cell office:value-type="percentage" office:value="-0.46594112506605501" table:formula="of:=([.Y118]+[.BA118]+[.CC118])/3" table:style-name="ce22">
            <text:p>-46.59%</text:p>
          </table:table-cell>
          <table:table-cell office:value-type="percentage" office:value="-0.42695962484641331" table:formula="of:=([.Z118]+[.BB118]+[.CD118])/3" table:style-name="ce22">
            <text:p>-42.70%</text:p>
          </table:table-cell>
          <table:table-cell office:value-type="percentage" office:value="-0.29462486257036807" table:formula="of:=([.AA118]+[.BC118]+[.CE118])/3" table:style-name="ce22">
            <text:p>-29.46%</text:p>
          </table:table-cell>
          <table:table-cell office:value-type="percentage" office:value="-0.26676113068989732" table:formula="of:=([.AB118]+[.BD118]+[.CF118])/3" table:style-name="ce22">
            <text:p>-26.68%</text:p>
          </table:table-cell>
          <table:table-cell office:value-type="percentage" office:value="-0.38193381069120624" table:formula="of:=([.AC118]+[.BE118]+[.CG118])/3" table:style-name="ce22">
            <text:p>-38.19%</text:p>
          </table:table-cell>
          <table:table-cell office:value-type="percentage" office:value="-0.39586803481612481" table:formula="of:=([.AD118]+[.BF118]+[.CH118])/3" table:style-name="ce22">
            <text:p>-39.59%</text:p>
          </table:table-cell>
          <table:table-cell office:value-type="percentage" office:value="-0.39065209245929128" table:formula="of:=([.AE118]+[.BG118]+[.CI118])/3" table:style-name="ce22">
            <text:p>-39.07%</text:p>
          </table:table-cell>
          <table:table-cell table:number-columns-repeated="1628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1" table:style-name="ce1">
            <text:p>61</text:p>
          </table:table-cell>
          <table:table-cell office:value-type="string" table:style-name="ce25">
            <text:p>wiz099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119]-[.$E119])/[.$E119]" table:style-name="ce21">
            <text:p>0.00%</text:p>
          </table:table-cell>
          <table:table-cell office:value-type="percentage" office:value="0" table:formula="of:=([.G119]-[.$E119])/[.$E119]" table:style-name="ce21">
            <text:p>0.00%</text:p>
          </table:table-cell>
          <table:table-cell office:value-type="percentage" office:value="0.13333333333333347" table:formula="of:=([.H119]-[.$E119])/[.$E119]" table:style-name="ce21">
            <text:p>13.33%</text:p>
          </table:table-cell>
          <table:table-cell office:value-type="percentage" office:value="0.2" table:formula="of:=([.I119]-[.$E119])/[.$E119]" table:style-name="ce21">
            <text:p>20.00%</text:p>
          </table:table-cell>
          <table:table-cell office:value-type="percentage" office:value="6.6666666666666735E-2" table:formula="of:=([.J119]-[.$E119])/[.$E119]" table:style-name="ce21">
            <text:p>6.67%</text:p>
          </table:table-cell>
          <table:table-cell office:value-type="percentage" office:value="0" table:formula="of:=([.K119]-[.$E119])/[.$E119]" table:style-name="ce21">
            <text:p>0.00%</text:p>
          </table:table-cell>
          <table:table-cell office:value-type="percentage" office:value="0.7333333333333335" table:formula="of:=([.L119]-[.$E119])/[.$E119]" table:style-name="ce21">
            <text:p>73.33%</text:p>
          </table:table-cell>
          <table:table-cell office:value-type="percentage" office:value="0.7333333333333335" table:formula="of:=([.M119]-[.$E119])/[.$E119]" table:style-name="ce21">
            <text:p>73.33%</text:p>
          </table:table-cell>
          <table:table-cell office:value-type="percentage" office:value="0.6" table:formula="of:=([.N119]-[.$E119])/[.$E119]" table:style-name="ce21">
            <text:p>60.00%</text:p>
          </table:table-cell>
          <table:table-cell office:value-type="percentage" office:value="0.66666666666666674" table:formula="of:=([.O119]-[.$E119])/[.$E119]" table:style-name="ce21">
            <text:p>66.67%</text:p>
          </table:table-cell>
          <table:table-cell office:value-type="percentage" office:value="0.7333333333333335" table:formula="of:=([.P119]-[.$E119])/[.$E119]" table:style-name="ce21">
            <text:p>73.33%</text:p>
          </table:table-cell>
          <table:table-cell office:value-type="percentage" office:value="0.66666666666666674" table:formula="of:=([.Q119]-[.$E119])/[.$E119]" table:style-name="ce21">
            <text:p>66.67%</text:p>
          </table:table-cell>
          <table:table-cell office:value-type="percentage" office:value="0.53333333333333344" table:formula="of:=([.R119]-[.$E119])/[.$E119]" table:style-name="ce21">
            <text:p>53.33%</text:p>
          </table:table-cell>
          <table:table-cell office:value-type="string" table:style-name="ce18">
            <text:p>AMY.V</text:p>
          </table:table-cell>
          <table:table-cell office:value-type="float" office:value="0.23" table:style-name="ce19">
            <text:p>0.23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245" table:style-name="ce20">
            <text:p>0.245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6" table:style-name="ce20">
            <text:p>0.26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15" table:style-name="ce20">
            <text:p>0.215</text:p>
          </table:table-cell>
          <table:table-cell office:value-type="float" office:value="0.20499999999999999" table:style-name="ce20">
            <text:p>0.205</text:p>
          </table:table-cell>
          <table:table-cell office:value-type="percentage" office:value="0.19565217391304351" table:formula="of:=([.AH119]-[.$AG119])/[.$AG119]" table:style-name="ce21">
            <text:p>19.57%</text:p>
          </table:table-cell>
          <table:table-cell office:value-type="percentage" office:value="0.19565217391304351" table:formula="of:=([.AI119]-[.$AG119])/[.$AG119]" table:style-name="ce21">
            <text:p>19.57%</text:p>
          </table:table-cell>
          <table:table-cell office:value-type="percentage" office:value="0.19565217391304351" table:formula="of:=([.AJ119]-[.$AG119])/[.$AG119]" table:style-name="ce21">
            <text:p>19.57%</text:p>
          </table:table-cell>
          <table:table-cell office:value-type="percentage" office:value="0.10869565217391301" table:formula="of:=([.AK119]-[.$AG119])/[.$AG119]" table:style-name="ce21">
            <text:p>10.87%</text:p>
          </table:table-cell>
          <table:table-cell office:value-type="percentage" office:value="6.5217391304347755E-2" table:formula="of:=([.AL119]-[.$AG119])/[.$AG119]" table:style-name="ce21">
            <text:p>6.52%</text:p>
          </table:table-cell>
          <table:table-cell office:value-type="percentage" office:value="4.3478260869565133E-2" table:formula="of:=([.AM119]-[.$AG119])/[.$AG119]" table:style-name="ce21">
            <text:p>4.35%</text:p>
          </table:table-cell>
          <table:table-cell office:value-type="percentage" office:value="0.13043478260869565" table:formula="of:=([.AN119]-[.$AG119])/[.$AG119]" table:style-name="ce21">
            <text:p>13.04%</text:p>
          </table:table-cell>
          <table:table-cell office:value-type="percentage" office:value="0.13043478260869565" table:formula="of:=([.AO119]-[.$AG119])/[.$AG119]" table:style-name="ce21">
            <text:p>13.04%</text:p>
          </table:table-cell>
          <table:table-cell office:value-type="percentage" office:value="2.1739130434782507E-2" table:formula="of:=([.AP119]-[.$AG119])/[.$AG119]" table:style-name="ce21">
            <text:p>2.17%</text:p>
          </table:table-cell>
          <table:table-cell office:value-type="percentage" office:value="0" table:formula="of:=([.AQ119]-[.$AG119])/[.$AG119]" table:style-name="ce21">
            <text:p>0.00%</text:p>
          </table:table-cell>
          <table:table-cell office:value-type="percentage" office:value="0" table:formula="of:=([.AR119]-[.$AG119])/[.$AG119]" table:style-name="ce21">
            <text:p>0.00%</text:p>
          </table:table-cell>
          <table:table-cell office:value-type="percentage" office:value="-6.521739130434788E-2" table:formula="of:=([.AS119]-[.$AG119])/[.$AG119]" table:style-name="ce21">
            <text:p>-6.52%</text:p>
          </table:table-cell>
          <table:table-cell office:value-type="percentage" office:value="-0.10869565217391314" table:formula="of:=([.AT119]-[.$AG119])/[.$AG119]" table:style-name="ce21">
            <text:p>-10.87%</text:p>
          </table:table-cell>
          <table:table-cell office:value-type="string" table:style-name="ce18">
            <text:p>GLH.CN</text:p>
          </table:table-cell>
          <table:table-cell office:value-type="float" office:value="0.35499999999999998" table:style-name="ce19">
            <text:p>0.355</text:p>
          </table:table-cell>
          <table:table-cell office:value-type="float" office:value="0.36" table:style-name="ce20">
            <text:p>0.36</text:p>
          </table:table-cell>
          <table:table-cell office:value-type="float" office:value="0.375" table:style-name="ce20">
            <text:p>0.375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435" table:style-name="ce20">
            <text:p>0.435</text:p>
          </table:table-cell>
          <table:table-cell office:value-type="float" office:value="0.39" table:style-name="ce20">
            <text:p>0.39</text:p>
          </table:table-cell>
          <table:table-cell office:value-type="float" office:value="0.39" table:style-name="ce20">
            <text:p>0.39</text:p>
          </table:table-cell>
          <table:table-cell office:value-type="float" office:value="0.34" table:style-name="ce20">
            <text:p>0.34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4" table:style-name="ce20">
            <text:p>0.34</text:p>
          </table:table-cell>
          <table:table-cell office:value-type="float" office:value="0.33500000000000002" table:style-name="ce20">
            <text:p>0.335</text:p>
          </table:table-cell>
          <table:table-cell office:value-type="percentage" office:value="1.4084507042253534E-2" table:formula="of:=([.BJ119]-[.$BI119])/[.$BI119]" table:style-name="ce21">
            <text:p>1.41%</text:p>
          </table:table-cell>
          <table:table-cell office:value-type="percentage" office:value="5.6338028169014134E-2" table:formula="of:=([.BK119]-[.$BI119])/[.$BI119]" table:style-name="ce21">
            <text:p>5.63%</text:p>
          </table:table-cell>
          <table:table-cell office:value-type="percentage" office:value="8.4507042253521208E-2" table:formula="of:=([.BL119]-[.$BI119])/[.$BI119]" table:style-name="ce21">
            <text:p>8.45%</text:p>
          </table:table-cell>
          <table:table-cell office:value-type="percentage" office:value="0.2253521126760564" table:formula="of:=([.BM119]-[.$BI119])/[.$BI119]" table:style-name="ce21">
            <text:p>22.54%</text:p>
          </table:table-cell>
          <table:table-cell office:value-type="percentage" office:value="9.8591549295774739E-2" table:formula="of:=([.BN119]-[.$BI119])/[.$BI119]" table:style-name="ce21">
            <text:p>9.86%</text:p>
          </table:table-cell>
          <table:table-cell office:value-type="percentage" office:value="9.8591549295774739E-2" table:formula="of:=([.BO119]-[.$BI119])/[.$BI119]" table:style-name="ce21">
            <text:p>9.86%</text:p>
          </table:table-cell>
          <table:table-cell office:value-type="percentage" office:value="-4.2253521126760445E-2" table:formula="of:=([.BP119]-[.$BI119])/[.$BI119]" table:style-name="ce21">
            <text:p>-4.23%</text:p>
          </table:table-cell>
          <table:table-cell office:value-type="percentage" office:value="-8.4507042253521056E-2" table:formula="of:=([.BQ119]-[.$BI119])/[.$BI119]" table:style-name="ce21">
            <text:p>-8.45%</text:p>
          </table:table-cell>
          <table:table-cell office:value-type="percentage" office:value="-8.4507042253521056E-2" table:formula="of:=([.BR119]-[.$BI119])/[.$BI119]" table:style-name="ce21">
            <text:p>-8.45%</text:p>
          </table:table-cell>
          <table:table-cell office:value-type="percentage" office:value="-0.15492957746478872" table:formula="of:=([.BS119]-[.$BI119])/[.$BI119]" table:style-name="ce21">
            <text:p>-15.49%</text:p>
          </table:table-cell>
          <table:table-cell office:value-type="percentage" office:value="-7.0422535211267512E-2" table:formula="of:=([.BT119]-[.$BI119])/[.$BI119]" table:style-name="ce21">
            <text:p>-7.04%</text:p>
          </table:table-cell>
          <table:table-cell office:value-type="percentage" office:value="-4.2253521126760445E-2" table:formula="of:=([.BU119]-[.$BI119])/[.$BI119]" table:style-name="ce21">
            <text:p>-4.23%</text:p>
          </table:table-cell>
          <table:table-cell office:value-type="percentage" office:value="-5.6338028169013982E-2" table:formula="of:=([.BV119]-[.$BI119])/[.$BI119]" table:style-name="ce21">
            <text:p>-5.63%</text:p>
          </table:table-cell>
          <table:table-cell office:value-type="string" table:style-name="ce25">
            <text:p>wiz099</text:p>
          </table:table-cell>
          <table:table-cell office:value-type="percentage" office:value="6.991222698509901E-2" table:formula="of:=([.S119]+[.AU119]+[.BW119])/3" table:style-name="ce22">
            <text:p>6.99%</text:p>
          </table:table-cell>
          <table:table-cell office:value-type="percentage" office:value="8.399673402735254E-2" table:formula="of:=([.T119]+[.AV119]+[.BX119])/3" table:style-name="ce22">
            <text:p>8.40%</text:p>
          </table:table-cell>
          <table:table-cell office:value-type="percentage" office:value="0.13783084983329941" table:formula="of:=([.U119]+[.AW119]+[.BY119])/3" table:style-name="ce22">
            <text:p>13.78%</text:p>
          </table:table-cell>
          <table:table-cell office:value-type="percentage" office:value="0.17801592161665647" table:formula="of:=([.V119]+[.AX119]+[.BZ119])/3" table:style-name="ce22">
            <text:p>17.80%</text:p>
          </table:table-cell>
          <table:table-cell office:value-type="percentage" office:value="7.6825202422263081E-2" table:formula="of:=([.W119]+[.AY119]+[.CA119])/3" table:style-name="ce22">
            <text:p>7.68%</text:p>
          </table:table-cell>
          <table:table-cell office:value-type="percentage" office:value="4.7356603388446626E-2" table:formula="of:=([.X119]+[.AZ119]+[.CB119])/3" table:style-name="ce22">
            <text:p>4.74%</text:p>
          </table:table-cell>
          <table:table-cell office:value-type="percentage" office:value="0.27383819827175626" table:formula="of:=([.Y119]+[.BA119]+[.CC119])/3" table:style-name="ce22">
            <text:p>27.38%</text:p>
          </table:table-cell>
          <table:table-cell office:value-type="percentage" office:value="0.2597536912295027" table:formula="of:=([.Z119]+[.BB119]+[.CD119])/3" table:style-name="ce22">
            <text:p>25.98%</text:p>
          </table:table-cell>
          <table:table-cell office:value-type="percentage" office:value="0.17907736272708716" table:formula="of:=([.AA119]+[.BC119]+[.CE119])/3" table:style-name="ce22">
            <text:p>17.91%</text:p>
          </table:table-cell>
          <table:table-cell office:value-type="percentage" office:value="0.17057902973395933" table:formula="of:=([.AB119]+[.BD119]+[.CF119])/3" table:style-name="ce22">
            <text:p>17.06%</text:p>
          </table:table-cell>
          <table:table-cell office:value-type="percentage" office:value="0.22097026604068867" table:formula="of:=([.AC119]+[.BE119]+[.CG119])/3" table:style-name="ce22">
            <text:p>22.10%</text:p>
          </table:table-cell>
          <table:table-cell office:value-type="percentage" office:value="0.18639858474518614" table:formula="of:=([.AD119]+[.BF119]+[.CH119])/3" table:style-name="ce22">
            <text:p>18.64%</text:p>
          </table:table-cell>
          <table:table-cell office:value-type="percentage" office:value="0.12276655099680212" table:formula="of:=([.AE119]+[.BG119]+[.CI119])/3" table:style-name="ce22">
            <text:p>12.28%</text:p>
          </table:table-cell>
          <table:table-cell table:number-columns-repeated="1628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7" table:style-name="ce1">
            <text:p>47</text:p>
          </table:table-cell>
          <table:table-cell office:value-type="string" table:style-name="ce25">
            <text:p>camwow9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8.3333333333333301E-2" table:formula="of:=([.F120]-[.$E120])/[.$E120]" table:style-name="ce21">
            <text:p>-8.33%</text:p>
          </table:table-cell>
          <table:table-cell office:value-type="percentage" office:value="-0.20833333333333329" table:formula="of:=([.G120]-[.$E120])/[.$E120]" table:style-name="ce21">
            <text:p>-20.83%</text:p>
          </table:table-cell>
          <table:table-cell office:value-type="percentage" office:value="-8.3333333333333301E-2" table:formula="of:=([.H120]-[.$E120])/[.$E120]" table:style-name="ce21">
            <text:p>-8.33%</text:p>
          </table:table-cell>
          <table:table-cell office:value-type="percentage" office:value="-0.25" table:formula="of:=([.I120]-[.$E120])/[.$E120]" table:style-name="ce21">
            <text:p>-25.00%</text:p>
          </table:table-cell>
          <table:table-cell office:value-type="percentage" office:value="-0.29166666666666657" table:formula="of:=([.J120]-[.$E120])/[.$E120]" table:style-name="ce21">
            <text:p>-29.17%</text:p>
          </table:table-cell>
          <table:table-cell office:value-type="percentage" office:value="-0.33333333333333331" table:formula="of:=([.K120]-[.$E120])/[.$E120]" table:style-name="ce21">
            <text:p>-33.33%</text:p>
          </table:table-cell>
          <table:table-cell office:value-type="percentage" office:value="-0.41666666666666657" table:formula="of:=([.L120]-[.$E120])/[.$E120]" table:style-name="ce21">
            <text:p>-41.67%</text:p>
          </table:table-cell>
          <table:table-cell office:value-type="percentage" office:value="-0.33333333333333331" table:formula="of:=([.M120]-[.$E120])/[.$E120]" table:style-name="ce21">
            <text:p>-33.33%</text:p>
          </table:table-cell>
          <table:table-cell office:value-type="percentage" office:value="-0.25" table:formula="of:=([.N120]-[.$E120])/[.$E120]" table:style-name="ce21">
            <text:p>-25.00%</text:p>
          </table:table-cell>
          <table:table-cell office:value-type="percentage" office:value="0" table:formula="of:=([.O120]-[.$E120])/[.$E120]" table:style-name="ce21">
            <text:p>0.00%</text:p>
          </table:table-cell>
          <table:table-cell office:value-type="percentage" office:value="-0.25" table:formula="of:=([.P120]-[.$E120])/[.$E120]" table:style-name="ce21">
            <text:p>-25.00%</text:p>
          </table:table-cell>
          <table:table-cell office:value-type="percentage" office:value="-0.1666666666666666" table:formula="of:=([.Q120]-[.$E120])/[.$E120]" table:style-name="ce21">
            <text:p>-16.67%</text:p>
          </table:table-cell>
          <table:table-cell office:value-type="percentage" office:value="-0.29166666666666657" table:formula="of:=([.R120]-[.$E120])/[.$E120]" table:style-name="ce21">
            <text:p>-29.17%</text:p>
          </table:table-cell>
          <table:table-cell office:value-type="string" table:style-name="ce18">
            <text:p>ADK.V</text:p>
          </table:table-cell>
          <table:table-cell office:value-type="float" office:value="0.12" table:style-name="ce19">
            <text:p>0.12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55" table:style-name="ce20">
            <text:p>0.15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0.33333333333333343" table:formula="of:=([.AH120]-[.$AG120])/[.$AG120]" table:style-name="ce21">
            <text:p>33.33%</text:p>
          </table:table-cell>
          <table:table-cell office:value-type="percentage" office:value="0.33333333333333343" table:formula="of:=([.AI120]-[.$AG120])/[.$AG120]" table:style-name="ce21">
            <text:p>33.33%</text:p>
          </table:table-cell>
          <table:table-cell office:value-type="percentage" office:value="0.5" table:formula="of:=([.AJ120]-[.$AG120])/[.$AG120]" table:style-name="ce21">
            <text:p>50.00%</text:p>
          </table:table-cell>
          <table:table-cell office:value-type="percentage" office:value="0.54166666666666674" table:formula="of:=([.AK120]-[.$AG120])/[.$AG120]" table:style-name="ce21">
            <text:p>54.17%</text:p>
          </table:table-cell>
          <table:table-cell office:value-type="percentage" office:value="0.45833333333333331" table:formula="of:=([.AL120]-[.$AG120])/[.$AG120]" table:style-name="ce21">
            <text:p>45.83%</text:p>
          </table:table-cell>
          <table:table-cell office:value-type="percentage" office:value="0.29166666666666669" table:formula="of:=([.AM120]-[.$AG120])/[.$AG120]" table:style-name="ce21">
            <text:p>29.17%</text:p>
          </table:table-cell>
          <table:table-cell office:value-type="percentage" office:value="0.20833333333333329" table:formula="of:=([.AN120]-[.$AG120])/[.$AG120]" table:style-name="ce21">
            <text:p>20.83%</text:p>
          </table:table-cell>
          <table:table-cell office:value-type="percentage" office:value="0.45833333333333331" table:formula="of:=([.AO120]-[.$AG120])/[.$AG120]" table:style-name="ce21">
            <text:p>45.83%</text:p>
          </table:table-cell>
          <table:table-cell office:value-type="percentage" office:value="0.4166666666666668" table:formula="of:=([.AP120]-[.$AG120])/[.$AG120]" table:style-name="ce21">
            <text:p>41.67%</text:p>
          </table:table-cell>
          <table:table-cell office:value-type="percentage" office:value="0.45833333333333331" table:formula="of:=([.AQ120]-[.$AG120])/[.$AG120]" table:style-name="ce21">
            <text:p>45.83%</text:p>
          </table:table-cell>
          <table:table-cell office:value-type="percentage" office:value="0.4166666666666668" table:formula="of:=([.AR120]-[.$AG120])/[.$AG120]" table:style-name="ce21">
            <text:p>41.67%</text:p>
          </table:table-cell>
          <table:table-cell office:value-type="percentage" office:value="0.16666666666666682" table:formula="of:=([.AS120]-[.$AG120])/[.$AG120]" table:style-name="ce21">
            <text:p>16.67%</text:p>
          </table:table-cell>
          <table:table-cell office:value-type="percentage" office:value="0.25" table:formula="of:=([.AT120]-[.$AG120])/[.$AG120]" table:style-name="ce21">
            <text:p>25.00%</text:p>
          </table:table-cell>
          <table:table-cell office:value-type="string" table:style-name="ce18">
            <text:p>SIC.V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" table:formula="of:=([.BJ120]-[.$BI120])/[.$BI120]" table:style-name="ce21">
            <text:p>0.00%</text:p>
          </table:table-cell>
          <table:table-cell office:value-type="percentage" office:value="0.40000000000000008" table:formula="of:=([.BK120]-[.$BI120])/[.$BI120]" table:style-name="ce21">
            <text:p>40.00%</text:p>
          </table:table-cell>
          <table:table-cell office:value-type="percentage" office:value="0.3" table:formula="of:=([.BL120]-[.$BI120])/[.$BI120]" table:style-name="ce21">
            <text:p>30.00%</text:p>
          </table:table-cell>
          <table:table-cell office:value-type="percentage" office:value="0.40000000000000008" table:formula="of:=([.BM120]-[.$BI120])/[.$BI120]" table:style-name="ce21">
            <text:p>40.00%</text:p>
          </table:table-cell>
          <table:table-cell office:value-type="percentage" office:value="0.40000000000000008" table:formula="of:=([.BN120]-[.$BI120])/[.$BI120]" table:style-name="ce21">
            <text:p>40.00%</text:p>
          </table:table-cell>
          <table:table-cell office:value-type="percentage" office:value="0.89999999999999991" table:formula="of:=([.BO120]-[.$BI120])/[.$BI120]" table:style-name="ce21">
            <text:p>90.00%</text:p>
          </table:table-cell>
          <table:table-cell office:value-type="percentage" office:value="1" table:formula="of:=([.BP120]-[.$BI120])/[.$BI120]" table:style-name="ce21">
            <text:p>100.00%</text:p>
          </table:table-cell>
          <table:table-cell office:value-type="percentage" office:value="0.79999999999999982" table:formula="of:=([.BQ120]-[.$BI120])/[.$BI120]" table:style-name="ce21">
            <text:p>80.00%</text:p>
          </table:table-cell>
          <table:table-cell office:value-type="percentage" office:value="0.49999999999999989" table:formula="of:=([.BR120]-[.$BI120])/[.$BI120]" table:style-name="ce21">
            <text:p>50.00%</text:p>
          </table:table-cell>
          <table:table-cell office:value-type="percentage" office:value="0.3" table:formula="of:=([.BS120]-[.$BI120])/[.$BI120]" table:style-name="ce21">
            <text:p>30.00%</text:p>
          </table:table-cell>
          <table:table-cell office:value-type="percentage" office:value="0.49999999999999989" table:formula="of:=([.BT120]-[.$BI120])/[.$BI120]" table:style-name="ce21">
            <text:p>50.00%</text:p>
          </table:table-cell>
          <table:table-cell office:value-type="percentage" office:value="0.3" table:formula="of:=([.BU120]-[.$BI120])/[.$BI120]" table:style-name="ce21">
            <text:p>30.00%</text:p>
          </table:table-cell>
          <table:table-cell office:value-type="percentage" office:value="0.40000000000000008" table:formula="of:=([.BV120]-[.$BI120])/[.$BI120]" table:style-name="ce21">
            <text:p>40.00%</text:p>
          </table:table-cell>
          <table:table-cell office:value-type="string" table:style-name="ce25">
            <text:p>camwow9</text:p>
          </table:table-cell>
          <table:table-cell office:value-type="percentage" office:value="8.333333333333337E-2" table:formula="of:=([.S120]+[.AU120]+[.BW120])/3" table:style-name="ce22">
            <text:p>8.33%</text:p>
          </table:table-cell>
          <table:table-cell office:value-type="percentage" office:value="0.17500000000000007" table:formula="of:=([.T120]+[.AV120]+[.BX120])/3" table:style-name="ce22">
            <text:p>17.50%</text:p>
          </table:table-cell>
          <table:table-cell office:value-type="percentage" office:value="0.2388888888888889" table:formula="of:=([.U120]+[.AW120]+[.BY120])/3" table:style-name="ce22">
            <text:p>23.89%</text:p>
          </table:table-cell>
          <table:table-cell office:value-type="percentage" office:value="0.23055555555555562" table:formula="of:=([.V120]+[.AX120]+[.BZ120])/3" table:style-name="ce22">
            <text:p>23.06%</text:p>
          </table:table-cell>
          <table:table-cell office:value-type="percentage" office:value="0.18888888888888897" table:formula="of:=([.W120]+[.AY120]+[.CA120])/3" table:style-name="ce22">
            <text:p>18.89%</text:p>
          </table:table-cell>
          <table:table-cell office:value-type="percentage" office:value="0.28611111111111109" table:formula="of:=([.X120]+[.AZ120]+[.CB120])/3" table:style-name="ce22">
            <text:p>28.61%</text:p>
          </table:table-cell>
          <table:table-cell office:value-type="percentage" office:value="0.2638888888888889" table:formula="of:=([.Y120]+[.BA120]+[.CC120])/3" table:style-name="ce22">
            <text:p>26.39%</text:p>
          </table:table-cell>
          <table:table-cell office:value-type="percentage" office:value="0.30833333333333329" table:formula="of:=([.Z120]+[.BB120]+[.CD120])/3" table:style-name="ce22">
            <text:p>30.83%</text:p>
          </table:table-cell>
          <table:table-cell office:value-type="percentage" office:value="0.22222222222222224" table:formula="of:=([.AA120]+[.BC120]+[.CE120])/3" table:style-name="ce22">
            <text:p>22.22%</text:p>
          </table:table-cell>
          <table:table-cell office:value-type="percentage" office:value="0.25277777777777777" table:formula="of:=([.AB120]+[.BD120]+[.CF120])/3" table:style-name="ce22">
            <text:p>25.28%</text:p>
          </table:table-cell>
          <table:table-cell office:value-type="percentage" office:value="0.22222222222222224" table:formula="of:=([.AC120]+[.BE120]+[.CG120])/3" table:style-name="ce22">
            <text:p>22.22%</text:p>
          </table:table-cell>
          <table:table-cell office:value-type="percentage" office:value="0.10000000000000007" table:formula="of:=([.AD120]+[.BF120]+[.CH120])/3" table:style-name="ce22">
            <text:p>10.00%</text:p>
          </table:table-cell>
          <table:table-cell office:value-type="percentage" office:value="0.11944444444444451" table:formula="of:=([.AE120]+[.BG120]+[.CI120])/3" table:style-name="ce22">
            <text:p>11.94%</text:p>
          </table:table-cell>
          <table:table-cell table:number-columns-repeated="1628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2" table:style-name="ce1">
            <text:p>92</text:p>
          </table:table-cell>
          <table:table-cell office:value-type="string" table:style-name="ce25">
            <text:p>supra48</text:p>
          </table:table-cell>
          <table:table-cell office:value-type="string" table:style-name="ce18">
            <text:p>MMS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15" table:style-name="ce20">
            <text:p>0.115</text:p>
          </table:table-cell>
          <table:table-cell office:value-type="percentage" office:value="0" table:formula="of:=([.F121]-[.$E121])/[.$E121]" table:style-name="ce21">
            <text:p>0.00%</text:p>
          </table:table-cell>
          <table:table-cell office:value-type="percentage" office:value="0" table:formula="of:=([.G121]-[.$E121])/[.$E121]" table:style-name="ce21">
            <text:p>0.00%</text:p>
          </table:table-cell>
          <table:table-cell office:value-type="percentage" office:value="0.13333333333333347" table:formula="of:=([.H121]-[.$E121])/[.$E121]" table:style-name="ce21">
            <text:p>13.33%</text:p>
          </table:table-cell>
          <table:table-cell office:value-type="percentage" office:value="0.2" table:formula="of:=([.I121]-[.$E121])/[.$E121]" table:style-name="ce21">
            <text:p>20.00%</text:p>
          </table:table-cell>
          <table:table-cell office:value-type="percentage" office:value="6.6666666666666735E-2" table:formula="of:=([.J121]-[.$E121])/[.$E121]" table:style-name="ce21">
            <text:p>6.67%</text:p>
          </table:table-cell>
          <table:table-cell office:value-type="percentage" office:value="0" table:formula="of:=([.K121]-[.$E121])/[.$E121]" table:style-name="ce21">
            <text:p>0.00%</text:p>
          </table:table-cell>
          <table:table-cell office:value-type="percentage" office:value="0.7333333333333335" table:formula="of:=([.L121]-[.$E121])/[.$E121]" table:style-name="ce21">
            <text:p>73.33%</text:p>
          </table:table-cell>
          <table:table-cell office:value-type="percentage" office:value="0.7333333333333335" table:formula="of:=([.M121]-[.$E121])/[.$E121]" table:style-name="ce21">
            <text:p>73.33%</text:p>
          </table:table-cell>
          <table:table-cell office:value-type="percentage" office:value="0.6" table:formula="of:=([.N121]-[.$E121])/[.$E121]" table:style-name="ce21">
            <text:p>60.00%</text:p>
          </table:table-cell>
          <table:table-cell office:value-type="percentage" office:value="0.66666666666666674" table:formula="of:=([.O121]-[.$E121])/[.$E121]" table:style-name="ce21">
            <text:p>66.67%</text:p>
          </table:table-cell>
          <table:table-cell office:value-type="percentage" office:value="0.7333333333333335" table:formula="of:=([.P121]-[.$E121])/[.$E121]" table:style-name="ce21">
            <text:p>73.33%</text:p>
          </table:table-cell>
          <table:table-cell office:value-type="percentage" office:value="0.66666666666666674" table:formula="of:=([.Q121]-[.$E121])/[.$E121]" table:style-name="ce21">
            <text:p>66.67%</text:p>
          </table:table-cell>
          <table:table-cell office:value-type="percentage" office:value="0.53333333333333344" table:formula="of:=([.R121]-[.$E121])/[.$E121]" table:style-name="ce21">
            <text:p>53.33%</text:p>
          </table:table-cell>
          <table:table-cell office:value-type="string" table:style-name="ce18">
            <text:p>EHT.V</text:p>
          </table:table-cell>
          <table:table-cell office:value-type="float" office:value="0.21" table:style-name="ce19">
            <text:p>0.21</text:p>
          </table:table-cell>
          <table:table-cell office:value-type="float" office:value="0.185" table:style-name="ce20">
            <text:p>0.185</text:p>
          </table:table-cell>
          <table:table-cell office:value-type="float" office:value="0.185" table:style-name="ce20">
            <text:p>0.185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percentage" office:value="-0.11904761904761903" table:formula="of:=([.AH121]-[.$AG121])/[.$AG121]" table:style-name="ce21">
            <text:p>-11.90%</text:p>
          </table:table-cell>
          <table:table-cell office:value-type="percentage" office:value="-0.11904761904761903" table:formula="of:=([.AI121]-[.$AG121])/[.$AG121]" table:style-name="ce21">
            <text:p>-11.90%</text:p>
          </table:table-cell>
          <table:table-cell office:value-type="percentage" office:value="-0.14285714285714285" table:formula="of:=([.AJ121]-[.$AG121])/[.$AG121]" table:style-name="ce21">
            <text:p>-14.29%</text:p>
          </table:table-cell>
          <table:table-cell office:value-type="percentage" office:value="-0.11904761904761903" table:formula="of:=([.AK121]-[.$AG121])/[.$AG121]" table:style-name="ce21">
            <text:p>-11.90%</text:p>
          </table:table-cell>
          <table:table-cell office:value-type="percentage" office:value="-0.14285714285714285" table:formula="of:=([.AL121]-[.$AG121])/[.$AG121]" table:style-name="ce21">
            <text:p>-14.29%</text:p>
          </table:table-cell>
          <table:table-cell office:value-type="percentage" office:value="-0.11904761904761903" table:formula="of:=([.AM121]-[.$AG121])/[.$AG121]" table:style-name="ce21">
            <text:p>-11.90%</text:p>
          </table:table-cell>
          <table:table-cell office:value-type="percentage" office:value="-0.21428571428571422" table:formula="of:=([.AN121]-[.$AG121])/[.$AG121]" table:style-name="ce21">
            <text:p>-21.43%</text:p>
          </table:table-cell>
          <table:table-cell office:value-type="percentage" office:value="-0.21428571428571422" table:formula="of:=([.AO121]-[.$AG121])/[.$AG121]" table:style-name="ce21">
            <text:p>-21.43%</text:p>
          </table:table-cell>
          <table:table-cell office:value-type="percentage" office:value="-0.2857142857142857" table:formula="of:=([.AP121]-[.$AG121])/[.$AG121]" table:style-name="ce21">
            <text:p>-28.57%</text:p>
          </table:table-cell>
          <table:table-cell office:value-type="percentage" office:value="-0.33333333333333326" table:formula="of:=([.AQ121]-[.$AG121])/[.$AG121]" table:style-name="ce21">
            <text:p>-33.33%</text:p>
          </table:table-cell>
          <table:table-cell office:value-type="percentage" office:value="-0.2857142857142857" table:formula="of:=([.AR121]-[.$AG121])/[.$AG121]" table:style-name="ce21">
            <text:p>-28.57%</text:p>
          </table:table-cell>
          <table:table-cell office:value-type="percentage" office:value="-0.38095238095238093" table:formula="of:=([.AS121]-[.$AG121])/[.$AG121]" table:style-name="ce21">
            <text:p>-38.10%</text:p>
          </table:table-cell>
          <table:table-cell office:value-type="percentage" office:value="-0.40476190476190477" table:formula="of:=([.AT121]-[.$AG121])/[.$AG121]" table:style-name="ce21">
            <text:p>-40.48%</text:p>
          </table:table-cell>
          <table:table-cell office:value-type="string" table:style-name="ce18">
            <text:p>IMEX.V</text:p>
          </table:table-cell>
          <table:table-cell office:value-type="float" office:value="0.61" table:style-name="ce19">
            <text:p>0.61</text:p>
          </table:table-cell>
          <table:table-cell office:value-type="float" office:value="0.53" table:style-name="ce20">
            <text:p>0.53</text:p>
          </table:table-cell>
          <table:table-cell office:value-type="float" office:value="0.65" table:style-name="ce20">
            <text:p>0.65</text:p>
          </table:table-cell>
          <table:table-cell office:value-type="float" office:value="0.69" table:style-name="ce20">
            <text:p>0.69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9" table:style-name="ce20">
            <text:p>0.5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52" table:style-name="ce20">
            <text:p>0.52</text:p>
          </table:table-cell>
          <table:table-cell office:value-type="float" office:value="0.49" table:style-name="ce20">
            <text:p>0.49</text:p>
          </table:table-cell>
          <table:table-cell office:value-type="float" office:value="0.37" table:style-name="ce20">
            <text:p>0.37</text:p>
          </table:table-cell>
          <table:table-cell office:value-type="float" office:value="0.34" table:style-name="ce20">
            <text:p>0.34</text:p>
          </table:table-cell>
          <table:table-cell office:value-type="float" office:value="0.27" table:style-name="ce20">
            <text:p>0.27</text:p>
          </table:table-cell>
          <table:table-cell office:value-type="float" office:value="0.3" table:style-name="ce20">
            <text:p>0.3</text:p>
          </table:table-cell>
          <table:table-cell office:value-type="percentage" office:value="-0.13114754098360648" table:formula="of:=([.BJ121]-[.$BI121])/[.$BI121]" table:style-name="ce21">
            <text:p>-13.11%</text:p>
          </table:table-cell>
          <table:table-cell office:value-type="percentage" office:value="6.5573770491803338E-2" table:formula="of:=([.BK121]-[.$BI121])/[.$BI121]" table:style-name="ce21">
            <text:p>6.56%</text:p>
          </table:table-cell>
          <table:table-cell office:value-type="percentage" office:value="0.13114754098360648" table:formula="of:=([.BL121]-[.$BI121])/[.$BI121]" table:style-name="ce21">
            <text:p>13.11%</text:p>
          </table:table-cell>
          <table:table-cell office:value-type="percentage" office:value="-9.8360655737704819E-2" table:formula="of:=([.BM121]-[.$BI121])/[.$BI121]" table:style-name="ce21">
            <text:p>-9.84%</text:p>
          </table:table-cell>
          <table:table-cell office:value-type="percentage" office:value="-3.2786885245901669E-2" table:formula="of:=([.BN121]-[.$BI121])/[.$BI121]" table:style-name="ce21">
            <text:p>-3.28%</text:p>
          </table:table-cell>
          <table:table-cell office:value-type="percentage" office:value="-8.1967213114753995E-2" table:formula="of:=([.BO121]-[.$BI121])/[.$BI121]" table:style-name="ce21">
            <text:p>-8.20%</text:p>
          </table:table-cell>
          <table:table-cell office:value-type="percentage" office:value="-0.22131147540983609" table:formula="of:=([.BP121]-[.$BI121])/[.$BI121]" table:style-name="ce21">
            <text:p>-22.13%</text:p>
          </table:table-cell>
          <table:table-cell office:value-type="percentage" office:value="-0.14754098360655732" table:formula="of:=([.BQ121]-[.$BI121])/[.$BI121]" table:style-name="ce21">
            <text:p>-14.75%</text:p>
          </table:table-cell>
          <table:table-cell office:value-type="percentage" office:value="-0.19672131147540983" table:formula="of:=([.BR121]-[.$BI121])/[.$BI121]" table:style-name="ce21">
            <text:p>-19.67%</text:p>
          </table:table-cell>
          <table:table-cell office:value-type="percentage" office:value="-0.39344262295081966" table:formula="of:=([.BS121]-[.$BI121])/[.$BI121]" table:style-name="ce21">
            <text:p>-39.34%</text:p>
          </table:table-cell>
          <table:table-cell office:value-type="percentage" office:value="-0.44262295081967207" table:formula="of:=([.BT121]-[.$BI121])/[.$BI121]" table:style-name="ce21">
            <text:p>-44.26%</text:p>
          </table:table-cell>
          <table:table-cell office:value-type="percentage" office:value="-0.55737704918032782" table:formula="of:=([.BU121]-[.$BI121])/[.$BI121]" table:style-name="ce21">
            <text:p>-55.74%</text:p>
          </table:table-cell>
          <table:table-cell office:value-type="percentage" office:value="-0.50819672131147542" table:formula="of:=([.BV121]-[.$BI121])/[.$BI121]" table:style-name="ce21">
            <text:p>-50.82%</text:p>
          </table:table-cell>
          <table:table-cell office:value-type="string" table:style-name="ce25">
            <text:p>supra48</text:p>
          </table:table-cell>
          <table:table-cell office:value-type="percentage" office:value="-8.3398386677075165E-2" table:formula="of:=([.S121]+[.AU121]+[.BW121])/3" table:style-name="ce22">
            <text:p>-8.34%</text:p>
          </table:table-cell>
          <table:table-cell office:value-type="percentage" office:value="-1.7824616185271897E-2" table:formula="of:=([.T121]+[.AV121]+[.BX121])/3" table:style-name="ce22">
            <text:p>-1.78%</text:p>
          </table:table-cell>
          <table:table-cell office:value-type="percentage" office:value="4.054124381993237E-2" table:formula="of:=([.U121]+[.AW121]+[.BY121])/3" table:style-name="ce22">
            <text:p>4.05%</text:p>
          </table:table-cell>
          <table:table-cell office:value-type="percentage" office:value="-5.8027582617746114E-3" table:formula="of:=([.V121]+[.AX121]+[.BZ121])/3" table:style-name="ce22">
            <text:p>-0.58%</text:p>
          </table:table-cell>
          <table:table-cell office:value-type="percentage" office:value="-3.6325787145459261E-2" table:formula="of:=([.W121]+[.AY121]+[.CA121])/3" table:style-name="ce22">
            <text:p>-3.63%</text:p>
          </table:table-cell>
          <table:table-cell office:value-type="percentage" office:value="-6.7004944054124341E-2" table:formula="of:=([.X121]+[.AZ121]+[.CB121])/3" table:style-name="ce22">
            <text:p>-6.70%</text:p>
          </table:table-cell>
          <table:table-cell office:value-type="percentage" office:value="9.9245381212594408E-2" table:formula="of:=([.Y121]+[.BA121]+[.CC121])/3" table:style-name="ce22">
            <text:p>9.92%</text:p>
          </table:table-cell>
          <table:table-cell office:value-type="percentage" office:value="0.12383554514702066" table:formula="of:=([.Z121]+[.BB121]+[.CD121])/3" table:style-name="ce22">
            <text:p>12.38%</text:p>
          </table:table-cell>
          <table:table-cell office:value-type="percentage" office:value="3.9188134270101482E-2" table:formula="of:=([.AA121]+[.BC121]+[.CE121])/3" table:style-name="ce22">
            <text:p>3.92%</text:p>
          </table:table-cell>
          <table:table-cell office:value-type="percentage" office:value="-2.0036429872495393E-2" table:formula="of:=([.AB121]+[.BD121]+[.CF121])/3" table:style-name="ce22">
            <text:p>-2.00%</text:p>
          </table:table-cell>
          <table:table-cell office:value-type="percentage" office:value="1.6653655997919126E-3" table:formula="of:=([.AC121]+[.BE121]+[.CG121])/3" table:style-name="ce22">
            <text:p>0.17%</text:p>
          </table:table-cell>
          <table:table-cell office:value-type="percentage" office:value="-9.0554254488680666E-2" table:formula="of:=([.AD121]+[.BF121]+[.CH121])/3" table:style-name="ce22">
            <text:p>-9.06%</text:p>
          </table:table-cell>
          <table:table-cell office:value-type="percentage" office:value="-0.12654176424668226" table:formula="of:=([.AE121]+[.BG121]+[.CI121])/3" table:style-name="ce22">
            <text:p>-12.65%</text:p>
          </table:table-cell>
          <table:table-cell table:number-columns-repeated="1628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2" table:style-name="ce1">
            <text:p>32</text:p>
          </table:table-cell>
          <table:table-cell office:value-type="string" table:style-name="ce25">
            <text:p>ogi</text:p>
          </table:table-cell>
          <table:table-cell office:value-type="string" table:style-name="ce18">
            <text:p>CDB.V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20">
            <text:p>0.75</text:p>
          </table:table-cell>
          <table:table-cell office:value-type="float" office:value="0.82" table:style-name="ce20">
            <text:p>0.82</text:p>
          </table:table-cell>
          <table:table-cell office:value-type="float" office:value="0.93" table:style-name="ce20">
            <text:p>0.93</text:p>
          </table:table-cell>
          <table:table-cell office:value-type="float" office:value="1.45" table:style-name="ce20">
            <text:p>1.45</text:p>
          </table:table-cell>
          <table:table-cell office:value-type="float" office:value="1.51" table:style-name="ce20">
            <text:p>1.51</text:p>
          </table:table-cell>
          <table:table-cell office:value-type="float" office:value="1.49" table:style-name="ce20">
            <text:p>1.49</text:p>
          </table:table-cell>
          <table:table-cell office:value-type="float" office:value="1.45" table:style-name="ce20">
            <text:p>1.45</text:p>
          </table:table-cell>
          <table:table-cell office:value-type="float" office:value="1.39" table:style-name="ce20">
            <text:p>1.39</text:p>
          </table:table-cell>
          <table:table-cell office:value-type="float" office:value="1.27" table:style-name="ce20">
            <text:p>1.27</text:p>
          </table:table-cell>
          <table:table-cell office:value-type="float" office:value="1.18" table:style-name="ce20">
            <text:p>1.18</text:p>
          </table:table-cell>
          <table:table-cell office:value-type="float" office:value="1.36" table:style-name="ce20">
            <text:p>1.36</text:p>
          </table:table-cell>
          <table:table-cell office:value-type="float" office:value="1.34" table:style-name="ce20">
            <text:p>1.34</text:p>
          </table:table-cell>
          <table:table-cell office:value-type="float" office:value="1.26" table:style-name="ce20">
            <text:p>1.26</text:p>
          </table:table-cell>
          <table:table-cell office:value-type="percentage" office:value="2.7397260273972629E-2" table:formula="of:=([.F122]-[.$E122])/[.$E122]" table:style-name="ce21">
            <text:p>2.74%</text:p>
          </table:table-cell>
          <table:table-cell office:value-type="percentage" office:value="0.12328767123287668" table:formula="of:=([.G122]-[.$E122])/[.$E122]" table:style-name="ce21">
            <text:p>12.33%</text:p>
          </table:table-cell>
          <table:table-cell office:value-type="percentage" office:value="0.27397260273972612" table:formula="of:=([.H122]-[.$E122])/[.$E122]" table:style-name="ce21">
            <text:p>27.40%</text:p>
          </table:table-cell>
          <table:table-cell office:value-type="percentage" office:value="0.98630136986301364" table:formula="of:=([.I122]-[.$E122])/[.$E122]" table:style-name="ce21">
            <text:p>98.63%</text:p>
          </table:table-cell>
          <table:table-cell office:value-type="percentage" office:value="1.0684931506849316" table:formula="of:=([.J122]-[.$E122])/[.$E122]" table:style-name="ce21">
            <text:p>106.85%</text:p>
          </table:table-cell>
          <table:table-cell office:value-type="percentage" office:value="1.0410958904109588" table:formula="of:=([.K122]-[.$E122])/[.$E122]" table:style-name="ce21">
            <text:p>104.11%</text:p>
          </table:table-cell>
          <table:table-cell office:value-type="percentage" office:value="0.98630136986301364" table:formula="of:=([.L122]-[.$E122])/[.$E122]" table:style-name="ce21">
            <text:p>98.63%</text:p>
          </table:table-cell>
          <table:table-cell office:value-type="percentage" office:value="0.90410958904109584" table:formula="of:=([.M122]-[.$E122])/[.$E122]" table:style-name="ce21">
            <text:p>90.41%</text:p>
          </table:table-cell>
          <table:table-cell office:value-type="percentage" office:value="0.73972602739726034" table:formula="of:=([.N122]-[.$E122])/[.$E122]" table:style-name="ce21">
            <text:p>73.97%</text:p>
          </table:table-cell>
          <table:table-cell office:value-type="percentage" office:value="0.61643835616438347" table:formula="of:=([.O122]-[.$E122])/[.$E122]" table:style-name="ce21">
            <text:p>61.64%</text:p>
          </table:table-cell>
          <table:table-cell office:value-type="percentage" office:value="0.86301369863013722" table:formula="of:=([.P122]-[.$E122])/[.$E122]" table:style-name="ce21">
            <text:p>86.30%</text:p>
          </table:table-cell>
          <table:table-cell office:value-type="percentage" office:value="0.8356164383561645" table:formula="of:=([.Q122]-[.$E122])/[.$E122]" table:style-name="ce21">
            <text:p>83.56%</text:p>
          </table:table-cell>
          <table:table-cell office:value-type="percentage" office:value="0.72602739726027399" table:formula="of:=([.R122]-[.$E122])/[.$E122]" table:style-name="ce21">
            <text:p>72.60%</text:p>
          </table:table-cell>
          <table:table-cell office:value-type="string" table:style-name="ce18">
            <text:p>CXO.V</text:p>
          </table:table-cell>
          <table:table-cell office:value-type="float" office:value="0.26" table:style-name="ce19">
            <text:p>0.26</text:p>
          </table:table-cell>
          <table:table-cell office:value-type="float" office:value="0.27" table:style-name="ce20">
            <text:p>0.27</text:p>
          </table:table-cell>
          <table:table-cell office:value-type="float" office:value="0.27" table:style-name="ce20">
            <text:p>0.27</text:p>
          </table:table-cell>
          <table:table-cell office:value-type="float" office:value="0.25" table:style-name="ce20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34" table:style-name="ce20">
            <text:p>0.34</text:p>
          </table:table-cell>
          <table:table-cell office:value-type="float" office:value="0.34499999999999997" table:style-name="ce20">
            <text:p>0.345</text:p>
          </table:table-cell>
          <table:table-cell office:value-type="float" office:value="0.315" table:style-name="ce20">
            <text:p>0.315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percentage" office:value="3.8461538461538491E-2" table:formula="of:=([.AH122]-[.$AG122])/[.$AG122]" table:style-name="ce21">
            <text:p>3.85%</text:p>
          </table:table-cell>
          <table:table-cell office:value-type="percentage" office:value="3.8461538461538491E-2" table:formula="of:=([.AI122]-[.$AG122])/[.$AG122]" table:style-name="ce21">
            <text:p>3.85%</text:p>
          </table:table-cell>
          <table:table-cell office:value-type="percentage" office:value="-3.8461538461538491E-2" table:formula="of:=([.AJ122]-[.$AG122])/[.$AG122]" table:style-name="ce21">
            <text:p>-3.85%</text:p>
          </table:table-cell>
          <table:table-cell office:value-type="percentage" office:value="9.615384615384602E-2" table:formula="of:=([.AK122]-[.$AG122])/[.$AG122]" table:style-name="ce21">
            <text:p>9.62%</text:p>
          </table:table-cell>
          <table:table-cell office:value-type="percentage" office:value="0.30769230769230776" table:formula="of:=([.AL122]-[.$AG122])/[.$AG122]" table:style-name="ce21">
            <text:p>30.77%</text:p>
          </table:table-cell>
          <table:table-cell office:value-type="percentage" office:value="0.32692307692307676" table:formula="of:=([.AM122]-[.$AG122])/[.$AG122]" table:style-name="ce21">
            <text:p>32.69%</text:p>
          </table:table-cell>
          <table:table-cell office:value-type="percentage" office:value="0.21153846153846151" table:formula="of:=([.AN122]-[.$AG122])/[.$AG122]" table:style-name="ce21">
            <text:p>21.15%</text:p>
          </table:table-cell>
          <table:table-cell office:value-type="percentage" office:value="0.13461538461538453" table:formula="of:=([.AO122]-[.$AG122])/[.$AG122]" table:style-name="ce21">
            <text:p>13.46%</text:p>
          </table:table-cell>
          <table:table-cell office:value-type="percentage" office:value="3.8461538461538491E-2" table:formula="of:=([.AP122]-[.$AG122])/[.$AG122]" table:style-name="ce21">
            <text:p>3.85%</text:p>
          </table:table-cell>
          <table:table-cell office:value-type="percentage" office:value="7.6923076923076983E-2" table:formula="of:=([.AQ122]-[.$AG122])/[.$AG122]" table:style-name="ce21">
            <text:p>7.69%</text:p>
          </table:table-cell>
          <table:table-cell office:value-type="percentage" office:value="9.615384615384602E-2" table:formula="of:=([.AR122]-[.$AG122])/[.$AG122]" table:style-name="ce21">
            <text:p>9.62%</text:p>
          </table:table-cell>
          <table:table-cell office:value-type="percentage" office:value="3.8461538461538491E-2" table:formula="of:=([.AS122]-[.$AG122])/[.$AG122]" table:style-name="ce21">
            <text:p>3.85%</text:p>
          </table:table-cell>
          <table:table-cell office:value-type="percentage" office:value="7.6923076923076983E-2" table:formula="of:=([.AT122]-[.$AG122])/[.$AG122]" table:style-name="ce21">
            <text:p>7.69%</text:p>
          </table:table-cell>
          <table:table-cell office:value-type="string" table:style-name="ce18">
            <text:p>TLT.V</text:p>
          </table:table-cell>
          <table:table-cell office:value-type="float" office:value="0.25" table:style-name="ce19">
            <text:p>0.25</text:p>
          </table:table-cell>
          <table:table-cell office:value-type="float" office:value="0.34" table:style-name="ce20">
            <text:p>0.34</text:p>
          </table:table-cell>
          <table:table-cell office:value-type="float" office:value="0.35" table:style-name="ce20">
            <text:p>0.35</text:p>
          </table:table-cell>
          <table:table-cell office:value-type="float" office:value="0.32" table:style-name="ce20">
            <text:p>0.32</text:p>
          </table:table-cell>
          <table:table-cell office:value-type="float" office:value="0.31" table:style-name="ce20">
            <text:p>0.31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32" table:style-name="ce20">
            <text:p>0.32</text:p>
          </table:table-cell>
          <table:table-cell office:value-type="float" office:value="0.3" table:style-name="ce20">
            <text:p>0.3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7" table:style-name="ce20">
            <text:p>0.27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2500000000000001" table:style-name="ce20">
            <text:p>0.325</text:p>
          </table:table-cell>
          <table:table-cell office:value-type="percentage" office:value="0.3600000000000001" table:formula="of:=([.BJ122]-[.$BI122])/[.$BI122]" table:style-name="ce21">
            <text:p>36.00%</text:p>
          </table:table-cell>
          <table:table-cell office:value-type="percentage" office:value="0.39999999999999991" table:formula="of:=([.BK122]-[.$BI122])/[.$BI122]" table:style-name="ce21">
            <text:p>40.00%</text:p>
          </table:table-cell>
          <table:table-cell office:value-type="percentage" office:value="0.28000000000000003" table:formula="of:=([.BL122]-[.$BI122])/[.$BI122]" table:style-name="ce21">
            <text:p>28.00%</text:p>
          </table:table-cell>
          <table:table-cell office:value-type="percentage" office:value="0.24" table:formula="of:=([.BM122]-[.$BI122])/[.$BI122]" table:style-name="ce21">
            <text:p>24.00%</text:p>
          </table:table-cell>
          <table:table-cell office:value-type="percentage" office:value="0.1399999999999999" table:formula="of:=([.BN122]-[.$BI122])/[.$BI122]" table:style-name="ce21">
            <text:p>14.00%</text:p>
          </table:table-cell>
          <table:table-cell office:value-type="percentage" office:value="0.28000000000000003" table:formula="of:=([.BO122]-[.$BI122])/[.$BI122]" table:style-name="ce21">
            <text:p>28.00%</text:p>
          </table:table-cell>
          <table:table-cell office:value-type="percentage" office:value="0.19999999999999996" table:formula="of:=([.BP122]-[.$BI122])/[.$BI122]" table:style-name="ce21">
            <text:p>20.00%</text:p>
          </table:table-cell>
          <table:table-cell office:value-type="percentage" office:value="0.15999999999999992" table:formula="of:=([.BQ122]-[.$BI122])/[.$BI122]" table:style-name="ce21">
            <text:p>16.00%</text:p>
          </table:table-cell>
          <table:table-cell office:value-type="percentage" office:value="0.10000000000000009" table:formula="of:=([.BR122]-[.$BI122])/[.$BI122]" table:style-name="ce21">
            <text:p>10.00%</text:p>
          </table:table-cell>
          <table:table-cell office:value-type="percentage" office:value="0.12000000000000011" table:formula="of:=([.BS122]-[.$BI122])/[.$BI122]" table:style-name="ce21">
            <text:p>12.00%</text:p>
          </table:table-cell>
          <table:table-cell office:value-type="percentage" office:value="8.0000000000000071E-2" table:formula="of:=([.BT122]-[.$BI122])/[.$BI122]" table:style-name="ce21">
            <text:p>8.00%</text:p>
          </table:table-cell>
          <table:table-cell office:value-type="percentage" office:value="0.21999999999999997" table:formula="of:=([.BU122]-[.$BI122])/[.$BI122]" table:style-name="ce21">
            <text:p>22.00%</text:p>
          </table:table-cell>
          <table:table-cell office:value-type="percentage" office:value="0.30000000000000004" table:formula="of:=([.BV122]-[.$BI122])/[.$BI122]" table:style-name="ce21">
            <text:p>30.00%</text:p>
          </table:table-cell>
          <table:table-cell office:value-type="string" table:style-name="ce25">
            <text:p>ogi</text:p>
          </table:table-cell>
          <table:table-cell office:value-type="percentage" office:value="0.14195293291183708" table:formula="of:=([.S122]+[.AU122]+[.BW122])/3" table:style-name="ce22">
            <text:p>14.20%</text:p>
          </table:table-cell>
          <table:table-cell office:value-type="percentage" office:value="0.18724973656480504" table:formula="of:=([.T122]+[.AV122]+[.BX122])/3" table:style-name="ce22">
            <text:p>18.72%</text:p>
          </table:table-cell>
          <table:table-cell office:value-type="percentage" office:value="0.17183702142606258" table:formula="of:=([.U122]+[.AW122]+[.BY122])/3" table:style-name="ce22">
            <text:p>17.18%</text:p>
          </table:table-cell>
          <table:table-cell office:value-type="percentage" office:value="0.44081840533895322" table:formula="of:=([.V122]+[.AX122]+[.BZ122])/3" table:style-name="ce22">
            <text:p>44.08%</text:p>
          </table:table-cell>
          <table:table-cell office:value-type="percentage" office:value="0.50539515279241309" table:formula="of:=([.W122]+[.AY122]+[.CA122])/3" table:style-name="ce22">
            <text:p>50.54%</text:p>
          </table:table-cell>
          <table:table-cell office:value-type="percentage" office:value="0.54933965577801191" table:formula="of:=([.X122]+[.AZ122]+[.CB122])/3" table:style-name="ce22">
            <text:p>54.93%</text:p>
          </table:table-cell>
          <table:table-cell office:value-type="percentage" office:value="0.46594661046715835" table:formula="of:=([.Y122]+[.BA122]+[.CC122])/3" table:style-name="ce22">
            <text:p>46.59%</text:p>
          </table:table-cell>
          <table:table-cell office:value-type="percentage" office:value="0.39957499121882672" table:formula="of:=([.Z122]+[.BB122]+[.CD122])/3" table:style-name="ce22">
            <text:p>39.96%</text:p>
          </table:table-cell>
          <table:table-cell office:value-type="percentage" office:value="0.29272918861959968" table:formula="of:=([.AA122]+[.BC122]+[.CE122])/3" table:style-name="ce22">
            <text:p>29.27%</text:p>
          </table:table-cell>
          <table:table-cell office:value-type="percentage" office:value="0.27112047769582021" table:formula="of:=([.AB122]+[.BD122]+[.CF122])/3" table:style-name="ce22">
            <text:p>27.11%</text:p>
          </table:table-cell>
          <table:table-cell office:value-type="percentage" office:value="0.34638918159466109" table:formula="of:=([.AC122]+[.BE122]+[.CG122])/3" table:style-name="ce22">
            <text:p>34.64%</text:p>
          </table:table-cell>
          <table:table-cell office:value-type="percentage" office:value="0.3646926589392343" table:formula="of:=([.AD122]+[.BF122]+[.CH122])/3" table:style-name="ce22">
            <text:p>36.47%</text:p>
          </table:table-cell>
          <table:table-cell office:value-type="percentage" office:value="0.36765015806111706" table:formula="of:=([.AE122]+[.BG122]+[.CI122])/3" table:style-name="ce22">
            <text:p>36.77%</text:p>
          </table:table-cell>
          <table:table-cell table:number-columns-repeated="1628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8" table:style-name="ce1">
            <text:p>98</text:p>
          </table:table-cell>
          <table:table-cell office:value-type="string" table:style-name="ce25">
            <text:p>m00tpoint</text:p>
          </table:table-cell>
          <table:table-cell office:value-type="string" table:style-name="ce18">
            <text:p>NRN.V</text:p>
          </table:table-cell>
          <table:table-cell office:value-type="float" office:value="5.5E-2" table:style-name="ce19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5" table:style-name="ce20">
            <text:p>0.05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percentage" office:value="0.18181818181818185" table:formula="of:=([.F123]-[.$E123])/[.$E123]" table:style-name="ce21">
            <text:p>18.18%</text:p>
          </table:table-cell>
          <table:table-cell office:value-type="percentage" office:value="0" table:formula="of:=([.G123]-[.$E123])/[.$E123]" table:style-name="ce21">
            <text:p>0.00%</text:p>
          </table:table-cell>
          <table:table-cell office:value-type="percentage" office:value="0" table:formula="of:=([.H123]-[.$E123])/[.$E123]" table:style-name="ce21">
            <text:p>0.00%</text:p>
          </table:table-cell>
          <table:table-cell office:value-type="percentage" office:value="-0.18181818181818185" table:formula="of:=([.I123]-[.$E123])/[.$E123]" table:style-name="ce21">
            <text:p>-18.18%</text:p>
          </table:table-cell>
          <table:table-cell office:value-type="percentage" office:value="-9.090909090909087E-2" table:formula="of:=([.J123]-[.$E123])/[.$E123]" table:style-name="ce21">
            <text:p>-9.09%</text:p>
          </table:table-cell>
          <table:table-cell office:value-type="percentage" office:value="9.090909090909087E-2" table:formula="of:=([.K123]-[.$E123])/[.$E123]" table:style-name="ce21">
            <text:p>9.09%</text:p>
          </table:table-cell>
          <table:table-cell office:value-type="percentage" office:value="0" table:formula="of:=([.L123]-[.$E123])/[.$E123]" table:style-name="ce21">
            <text:p>0.00%</text:p>
          </table:table-cell>
          <table:table-cell office:value-type="percentage" office:value="0" table:formula="of:=([.M123]-[.$E123])/[.$E123]" table:style-name="ce21">
            <text:p>0.00%</text:p>
          </table:table-cell>
          <table:table-cell office:value-type="percentage" office:value="0" table:formula="of:=([.N123]-[.$E123])/[.$E123]" table:style-name="ce21">
            <text:p>0.00%</text:p>
          </table:table-cell>
          <table:table-cell office:value-type="percentage" office:value="-9.090909090909087E-2" table:formula="of:=([.O123]-[.$E123])/[.$E123]" table:style-name="ce21">
            <text:p>-9.09%</text:p>
          </table:table-cell>
          <table:table-cell office:value-type="percentage" office:value="0" table:formula="of:=([.P123]-[.$E123])/[.$E123]" table:style-name="ce21">
            <text:p>0.00%</text:p>
          </table:table-cell>
          <table:table-cell office:value-type="percentage" office:value="-9.090909090909087E-2" table:formula="of:=([.Q123]-[.$E123])/[.$E123]" table:style-name="ce21">
            <text:p>-9.09%</text:p>
          </table:table-cell>
          <table:table-cell office:value-type="percentage" office:value="-9.090909090909087E-2" table:formula="of:=([.R123]-[.$E123])/[.$E123]" table:style-name="ce21">
            <text:p>-9.09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123]-[.$AG123])/[.$AG123]" table:style-name="ce21">
            <text:p>-5.41%</text:p>
          </table:table-cell>
          <table:table-cell office:value-type="percentage" office:value="-5.4054054054054106E-2" table:formula="of:=([.AI123]-[.$AG123])/[.$AG123]" table:style-name="ce21">
            <text:p>-5.41%</text:p>
          </table:table-cell>
          <table:table-cell office:value-type="percentage" office:value="2.7027027027027053E-2" table:formula="of:=([.AJ123]-[.$AG123])/[.$AG123]" table:style-name="ce21">
            <text:p>2.70%</text:p>
          </table:table-cell>
          <table:table-cell office:value-type="percentage" office:value="0.16216216216216217" table:formula="of:=([.AK123]-[.$AG123])/[.$AG123]" table:style-name="ce21">
            <text:p>16.22%</text:p>
          </table:table-cell>
          <table:table-cell office:value-type="percentage" office:value="0.1891891891891892" table:formula="of:=([.AL123]-[.$AG123])/[.$AG123]" table:style-name="ce21">
            <text:p>18.92%</text:p>
          </table:table-cell>
          <table:table-cell office:value-type="percentage" office:value="0.27027027027027023" table:formula="of:=([.AM123]-[.$AG123])/[.$AG123]" table:style-name="ce21">
            <text:p>27.03%</text:p>
          </table:table-cell>
          <table:table-cell office:value-type="percentage" office:value="0.48648648648648662" table:formula="of:=([.AN123]-[.$AG123])/[.$AG123]" table:style-name="ce21">
            <text:p>48.65%</text:p>
          </table:table-cell>
          <table:table-cell office:value-type="percentage" office:value="0.29729729729729726" table:formula="of:=([.AO123]-[.$AG123])/[.$AG123]" table:style-name="ce21">
            <text:p>29.73%</text:p>
          </table:table-cell>
          <table:table-cell office:value-type="percentage" office:value="0.21621621621621626" table:formula="of:=([.AP123]-[.$AG123])/[.$AG123]" table:style-name="ce21">
            <text:p>21.62%</text:p>
          </table:table-cell>
          <table:table-cell office:value-type="percentage" office:value="5.4054054054054106E-2" table:formula="of:=([.AQ123]-[.$AG123])/[.$AG123]" table:style-name="ce21">
            <text:p>5.41%</text:p>
          </table:table-cell>
          <table:table-cell office:value-type="percentage" office:value="0.24324324324324331" table:formula="of:=([.AR123]-[.$AG123])/[.$AG123]" table:style-name="ce21">
            <text:p>24.32%</text:p>
          </table:table-cell>
          <table:table-cell office:value-type="percentage" office:value="0.21621621621621626" table:formula="of:=([.AS123]-[.$AG123])/[.$AG123]" table:style-name="ce21">
            <text:p>21.62%</text:p>
          </table:table-cell>
          <table:table-cell office:value-type="percentage" office:value="0.21621621621621626" table:formula="of:=([.AT123]-[.$AG123])/[.$AG123]" table:style-name="ce21">
            <text:p>21.62%</text:p>
          </table:table-cell>
          <table:table-cell office:value-type="string" table:style-name="ce18">
            <text:p>PNN.V</text:p>
          </table:table-cell>
          <table:table-cell office:value-type="float" office:value="4.4999999999999998E-2" table:style-name="ce19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0.04" table:style-name="ce20">
            <text:p>0.04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0.04" table:style-name="ce20">
            <text:p>0.04</text:p>
          </table:table-cell>
          <table:table-cell office:value-type="float" office:value="0.05" table:style-name="ce20">
            <text:p>0.0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-0.11111111111111106" table:formula="of:=([.BJ123]-[.$BI123])/[.$BI123]" table:style-name="ce21">
            <text:p>-11.11%</text:p>
          </table:table-cell>
          <table:table-cell office:value-type="percentage" office:value="0" table:formula="of:=([.BK123]-[.$BI123])/[.$BI123]" table:style-name="ce21">
            <text:p>0.00%</text:p>
          </table:table-cell>
          <table:table-cell office:value-type="percentage" office:value="-0.11111111111111106" table:formula="of:=([.BL123]-[.$BI123])/[.$BI123]" table:style-name="ce21">
            <text:p>-11.11%</text:p>
          </table:table-cell>
          <table:table-cell office:value-type="percentage" office:value="-0.11111111111111106" table:formula="of:=([.BM123]-[.$BI123])/[.$BI123]" table:style-name="ce21">
            <text:p>-11.11%</text:p>
          </table:table-cell>
          <table:table-cell office:value-type="percentage" office:value="-0.11111111111111106" table:formula="of:=([.BN123]-[.$BI123])/[.$BI123]" table:style-name="ce21">
            <text:p>-11.11%</text:p>
          </table:table-cell>
          <table:table-cell office:value-type="percentage" office:value="-0.11111111111111106" table:formula="of:=([.BO123]-[.$BI123])/[.$BI123]" table:style-name="ce21">
            <text:p>-11.11%</text:p>
          </table:table-cell>
          <table:table-cell office:value-type="percentage" office:value="0" table:formula="of:=([.BP123]-[.$BI123])/[.$BI123]" table:style-name="ce21">
            <text:p>0.00%</text:p>
          </table:table-cell>
          <table:table-cell office:value-type="percentage" office:value="0" table:formula="of:=([.BQ123]-[.$BI123])/[.$BI123]" table:style-name="ce21">
            <text:p>0.00%</text:p>
          </table:table-cell>
          <table:table-cell office:value-type="percentage" office:value="-0.11111111111111106" table:formula="of:=([.BR123]-[.$BI123])/[.$BI123]" table:style-name="ce21">
            <text:p>-11.11%</text:p>
          </table:table-cell>
          <table:table-cell office:value-type="percentage" office:value="0.11111111111111122" table:formula="of:=([.BS123]-[.$BI123])/[.$BI123]" table:style-name="ce21">
            <text:p>11.11%</text:p>
          </table:table-cell>
          <table:table-cell office:value-type="percentage" office:value="0.44444444444444453" table:formula="of:=([.BT123]-[.$BI123])/[.$BI123]" table:style-name="ce21">
            <text:p>44.44%</text:p>
          </table:table-cell>
          <table:table-cell office:value-type="percentage" office:value="0.44444444444444453" table:formula="of:=([.BU123]-[.$BI123])/[.$BI123]" table:style-name="ce21">
            <text:p>44.44%</text:p>
          </table:table-cell>
          <table:table-cell office:value-type="percentage" office:value="0.44444444444444453" table:formula="of:=([.BV123]-[.$BI123])/[.$BI123]" table:style-name="ce21">
            <text:p>44.44%</text:p>
          </table:table-cell>
          <table:table-cell office:value-type="string" table:style-name="ce25">
            <text:p>m00tpoint</text:p>
          </table:table-cell>
          <table:table-cell office:value-type="percentage" office:value="5.5510055510055584E-3" table:formula="of:=([.S123]+[.AU123]+[.BW123])/3" table:style-name="ce22">
            <text:p>0.56%</text:p>
          </table:table-cell>
          <table:table-cell office:value-type="percentage" office:value="-1.8018018018018035E-2" table:formula="of:=([.T123]+[.AV123]+[.BX123])/3" table:style-name="ce22">
            <text:p>-1.80%</text:p>
          </table:table-cell>
          <table:table-cell office:value-type="percentage" office:value="-2.8028028028028003E-2" table:formula="of:=([.U123]+[.AW123]+[.BY123])/3" table:style-name="ce22">
            <text:p>-2.80%</text:p>
          </table:table-cell>
          <table:table-cell office:value-type="percentage" office:value="-4.3589043589043586E-2" table:formula="of:=([.V123]+[.AX123]+[.BZ123])/3" table:style-name="ce22">
            <text:p>-4.36%</text:p>
          </table:table-cell>
          <table:table-cell office:value-type="percentage" office:value="-4.2770042770042442E-3" table:formula="of:=([.W123]+[.AY123]+[.CA123])/3" table:style-name="ce22">
            <text:p>-0.43%</text:p>
          </table:table-cell>
          <table:table-cell office:value-type="percentage" office:value="8.3356083356083355E-2" table:formula="of:=([.X123]+[.AZ123]+[.CB123])/3" table:style-name="ce22">
            <text:p>8.34%</text:p>
          </table:table-cell>
          <table:table-cell office:value-type="percentage" office:value="0.1621621621621622" table:formula="of:=([.Y123]+[.BA123]+[.CC123])/3" table:style-name="ce22">
            <text:p>16.22%</text:p>
          </table:table-cell>
          <table:table-cell office:value-type="percentage" office:value="9.9099099099099086E-2" table:formula="of:=([.Z123]+[.BB123]+[.CD123])/3" table:style-name="ce22">
            <text:p>9.91%</text:p>
          </table:table-cell>
          <table:table-cell office:value-type="percentage" office:value="3.5035035035035064E-2" table:formula="of:=([.AA123]+[.BC123]+[.CE123])/3" table:style-name="ce22">
            <text:p>3.50%</text:p>
          </table:table-cell>
          <table:table-cell office:value-type="percentage" office:value="2.4752024752024815E-2" table:formula="of:=([.AB123]+[.BD123]+[.CF123])/3" table:style-name="ce22">
            <text:p>2.48%</text:p>
          </table:table-cell>
          <table:table-cell office:value-type="percentage" office:value="0.22922922922922928" table:formula="of:=([.AC123]+[.BE123]+[.CG123])/3" table:style-name="ce22">
            <text:p>22.92%</text:p>
          </table:table-cell>
          <table:table-cell office:value-type="percentage" office:value="0.18991718991718998" table:formula="of:=([.AD123]+[.BF123]+[.CH123])/3" table:style-name="ce22">
            <text:p>18.99%</text:p>
          </table:table-cell>
          <table:table-cell office:value-type="percentage" office:value="0.18991718991718998" table:formula="of:=([.AE123]+[.BG123]+[.CI123])/3" table:style-name="ce22">
            <text:p>18.99%</text:p>
          </table:table-cell>
          <table:table-cell table:number-columns-repeated="1628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4" table:style-name="ce1">
            <text:p>24</text:p>
          </table:table-cell>
          <table:table-cell office:value-type="string" table:style-name="ce25">
            <text:p>Mike86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124]-[.$E124])/[.$E124]" table:style-name="ce21">
            <text:p>15.88%</text:p>
          </table:table-cell>
          <table:table-cell office:value-type="percentage" office:value="0.42918454935622319" table:formula="of:=([.G124]-[.$E124])/[.$E124]" table:style-name="ce21">
            <text:p>42.92%</text:p>
          </table:table-cell>
          <table:table-cell office:value-type="percentage" office:value="0.40343347639484978" table:formula="of:=([.H124]-[.$E124])/[.$E124]" table:style-name="ce21">
            <text:p>40.34%</text:p>
          </table:table-cell>
          <table:table-cell office:value-type="percentage" office:value="0.55364806866952787" table:formula="of:=([.I124]-[.$E124])/[.$E124]" table:style-name="ce21">
            <text:p>55.36%</text:p>
          </table:table-cell>
          <table:table-cell office:value-type="percentage" office:value="0.44206008583690976" table:formula="of:=([.J124]-[.$E124])/[.$E124]" table:style-name="ce21">
            <text:p>44.21%</text:p>
          </table:table-cell>
          <table:table-cell office:value-type="percentage" office:value="0.67811158798283266" table:formula="of:=([.K124]-[.$E124])/[.$E124]" table:style-name="ce21">
            <text:p>67.81%</text:p>
          </table:table-cell>
          <table:table-cell office:value-type="percentage" office:value="0.72532188841201695" table:formula="of:=([.L124]-[.$E124])/[.$E124]" table:style-name="ce21">
            <text:p>72.53%</text:p>
          </table:table-cell>
          <table:table-cell office:value-type="percentage" office:value="0.66094420600858372" table:formula="of:=([.M124]-[.$E124])/[.$E124]" table:style-name="ce21">
            <text:p>66.09%</text:p>
          </table:table-cell>
          <table:table-cell office:value-type="percentage" office:value="0.53218884120171661" table:formula="of:=([.N124]-[.$E124])/[.$E124]" table:style-name="ce21">
            <text:p>53.22%</text:p>
          </table:table-cell>
          <table:table-cell office:value-type="percentage" office:value="0.42489270386266081" table:formula="of:=([.O124]-[.$E124])/[.$E124]" table:style-name="ce21">
            <text:p>42.49%</text:p>
          </table:table-cell>
          <table:table-cell office:value-type="percentage" office:value="0.51502145922746767" table:formula="of:=([.P124]-[.$E124])/[.$E124]" table:style-name="ce21">
            <text:p>51.50%</text:p>
          </table:table-cell>
          <table:table-cell office:value-type="percentage" office:value="0.34334763948497843" table:formula="of:=([.Q124]-[.$E124])/[.$E124]" table:style-name="ce21">
            <text:p>34.33%</text:p>
          </table:table-cell>
          <table:table-cell office:value-type="percentage" office:value="0.3519313304721029" table:formula="of:=([.R124]-[.$E124])/[.$E124]" table:style-name="ce21">
            <text:p>35.19%</text:p>
          </table:table-cell>
          <table:table-cell office:value-type="string" table:style-name="ce18">
            <text:p>APH.V</text:p>
          </table:table-cell>
          <table:table-cell office:value-type="float" office:value="5.04" table:style-name="ce19">
            <text:p>5.04</text:p>
          </table:table-cell>
          <table:table-cell office:value-type="float" office:value="5.43" table:style-name="ce20">
            <text:p>5.43</text:p>
          </table:table-cell>
          <table:table-cell office:value-type="float" office:value="5.43" table:style-name="ce20">
            <text:p>5.43</text:p>
          </table:table-cell>
          <table:table-cell office:value-type="float" office:value="5.57" table:style-name="ce20">
            <text:p>5.57</text:p>
          </table:table-cell>
          <table:table-cell office:value-type="float" office:value="5.24" table:style-name="ce20">
            <text:p>5.24</text:p>
          </table:table-cell>
          <table:table-cell office:value-type="float" office:value="5.5" table:style-name="ce20">
            <text:p>5.5</text:p>
          </table:table-cell>
          <table:table-cell office:value-type="float" office:value="5.5" table:style-name="ce20">
            <text:p>5.5</text:p>
          </table:table-cell>
          <table:table-cell office:value-type="float" office:value="6.55" table:style-name="ce20">
            <text:p>6.55</text:p>
          </table:table-cell>
          <table:table-cell office:value-type="float" office:value="6.34" table:style-name="ce20">
            <text:p>6.34</text:p>
          </table:table-cell>
          <table:table-cell office:value-type="float" office:value="6.82" table:style-name="ce20">
            <text:p>6.82</text:p>
          </table:table-cell>
          <table:table-cell office:value-type="float" office:value="6.6" table:style-name="ce20">
            <text:p>6.6</text:p>
          </table:table-cell>
          <table:table-cell office:value-type="float" office:value="6.44" table:style-name="ce20">
            <text:p>6.44</text:p>
          </table:table-cell>
          <table:table-cell office:value-type="float" office:value="6.35" table:style-name="ce20">
            <text:p>6.35</text:p>
          </table:table-cell>
          <table:table-cell office:value-type="float" office:value="6.35" table:style-name="ce20">
            <text:p>6.35</text:p>
          </table:table-cell>
          <table:table-cell office:value-type="percentage" office:value="7.7380952380952314E-2" table:formula="of:=([.AH124]-[.$AG124])/[.$AG124]" table:style-name="ce21">
            <text:p>7.74%</text:p>
          </table:table-cell>
          <table:table-cell office:value-type="percentage" office:value="7.7380952380952314E-2" table:formula="of:=([.AI124]-[.$AG124])/[.$AG124]" table:style-name="ce21">
            <text:p>7.74%</text:p>
          </table:table-cell>
          <table:table-cell office:value-type="percentage" office:value="0.1051587301587302" table:formula="of:=([.AJ124]-[.$AG124])/[.$AG124]" table:style-name="ce21">
            <text:p>10.52%</text:p>
          </table:table-cell>
          <table:table-cell office:value-type="percentage" office:value="3.9682539682539715E-2" table:formula="of:=([.AK124]-[.$AG124])/[.$AG124]" table:style-name="ce21">
            <text:p>3.97%</text:p>
          </table:table-cell>
          <table:table-cell office:value-type="percentage" office:value="9.1269841269841265E-2" table:formula="of:=([.AL124]-[.$AG124])/[.$AG124]" table:style-name="ce21">
            <text:p>9.13%</text:p>
          </table:table-cell>
          <table:table-cell office:value-type="percentage" office:value="9.1269841269841265E-2" table:formula="of:=([.AM124]-[.$AG124])/[.$AG124]" table:style-name="ce21">
            <text:p>9.13%</text:p>
          </table:table-cell>
          <table:table-cell office:value-type="percentage" office:value="0.29960317460317454" table:formula="of:=([.AN124]-[.$AG124])/[.$AG124]" table:style-name="ce21">
            <text:p>29.96%</text:p>
          </table:table-cell>
          <table:table-cell office:value-type="percentage" office:value="0.25793650793650791" table:formula="of:=([.AO124]-[.$AG124])/[.$AG124]" table:style-name="ce21">
            <text:p>25.79%</text:p>
          </table:table-cell>
          <table:table-cell office:value-type="percentage" office:value="0.3531746031746032" table:formula="of:=([.AP124]-[.$AG124])/[.$AG124]" table:style-name="ce21">
            <text:p>35.32%</text:p>
          </table:table-cell>
          <table:table-cell office:value-type="percentage" office:value="0.30952380952380942" table:formula="of:=([.AQ124]-[.$AG124])/[.$AG124]" table:style-name="ce21">
            <text:p>30.95%</text:p>
          </table:table-cell>
          <table:table-cell office:value-type="percentage" office:value="0.27777777777777785" table:formula="of:=([.AR124]-[.$AG124])/[.$AG124]" table:style-name="ce21">
            <text:p>27.78%</text:p>
          </table:table-cell>
          <table:table-cell office:value-type="percentage" office:value="0.25992063492063483" table:formula="of:=([.AS124]-[.$AG124])/[.$AG124]" table:style-name="ce21">
            <text:p>25.99%</text:p>
          </table:table-cell>
          <table:table-cell office:value-type="percentage" office:value="0.25992063492063483" table:formula="of:=([.AT124]-[.$AG124])/[.$AG124]" table:style-name="ce21">
            <text:p>25.99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BJ124]-[.$BI124])/[.$BI124]" table:style-name="ce21">
            <text:p>0.00%</text:p>
          </table:table-cell>
          <table:table-cell office:value-type="percentage" office:value="4.4444444444444363E-2" table:formula="of:=([.BK124]-[.$BI124])/[.$BI124]" table:style-name="ce21">
            <text:p>4.44%</text:p>
          </table:table-cell>
          <table:table-cell office:value-type="percentage" office:value="0.33333333333333326" table:formula="of:=([.BL124]-[.$BI124])/[.$BI124]" table:style-name="ce21">
            <text:p>33.33%</text:p>
          </table:table-cell>
          <table:table-cell office:value-type="percentage" office:value="0.46666666666666667" table:formula="of:=([.BM124]-[.$BI124])/[.$BI124]" table:style-name="ce21">
            <text:p>46.67%</text:p>
          </table:table-cell>
          <table:table-cell office:value-type="percentage" office:value="0.35555555555555551" table:formula="of:=([.BN124]-[.$BI124])/[.$BI124]" table:style-name="ce21">
            <text:p>35.56%</text:p>
          </table:table-cell>
          <table:table-cell office:value-type="percentage" office:value="0.62222222222222212" table:formula="of:=([.BO124]-[.$BI124])/[.$BI124]" table:style-name="ce21">
            <text:p>62.22%</text:p>
          </table:table-cell>
          <table:table-cell office:value-type="percentage" office:value="0.59999999999999987" table:formula="of:=([.BP124]-[.$BI124])/[.$BI124]" table:style-name="ce21">
            <text:p>60.00%</text:p>
          </table:table-cell>
          <table:table-cell office:value-type="percentage" office:value="0.51111111111111118" table:formula="of:=([.BQ124]-[.$BI124])/[.$BI124]" table:style-name="ce21">
            <text:p>51.11%</text:p>
          </table:table-cell>
          <table:table-cell office:value-type="percentage" office:value="0.46666666666666667" table:formula="of:=([.BR124]-[.$BI124])/[.$BI124]" table:style-name="ce21">
            <text:p>46.67%</text:p>
          </table:table-cell>
          <table:table-cell office:value-type="percentage" office:value="1.3111111111111113" table:formula="of:=([.BS124]-[.$BI124])/[.$BI124]" table:style-name="ce21">
            <text:p>131.11%</text:p>
          </table:table-cell>
          <table:table-cell office:value-type="percentage" office:value="1.7555555555555555" table:formula="of:=([.BT124]-[.$BI124])/[.$BI124]" table:style-name="ce21">
            <text:p>175.56%</text:p>
          </table:table-cell>
          <table:table-cell office:value-type="percentage" office:value="1.3555555555555558" table:formula="of:=([.BU124]-[.$BI124])/[.$BI124]" table:style-name="ce21">
            <text:p>135.56%</text:p>
          </table:table-cell>
          <table:table-cell office:value-type="percentage" office:value="1.4888888888888892" table:formula="of:=([.BV124]-[.$BI124])/[.$BI124]" table:style-name="ce21">
            <text:p>148.89%</text:p>
          </table:table-cell>
          <table:table-cell office:value-type="string" table:style-name="ce25">
            <text:p>Mike86</text:p>
          </table:table-cell>
          <table:table-cell office:value-type="percentage" office:value="7.8726411880918321E-2" table:formula="of:=([.S124]+[.AU124]+[.BW124])/3" table:style-name="ce22">
            <text:p>7.87%</text:p>
          </table:table-cell>
          <table:table-cell office:value-type="percentage" office:value="0.18366998206053997" table:formula="of:=([.T124]+[.AV124]+[.BX124])/3" table:style-name="ce22">
            <text:p>18.37%</text:p>
          </table:table-cell>
          <table:table-cell office:value-type="percentage" office:value="0.28064184662897107" table:formula="of:=([.U124]+[.AW124]+[.BY124])/3" table:style-name="ce22">
            <text:p>28.06%</text:p>
          </table:table-cell>
          <table:table-cell office:value-type="percentage" office:value="0.35333242500624479" table:formula="of:=([.V124]+[.AX124]+[.BZ124])/3" table:style-name="ce22">
            <text:p>35.33%</text:p>
          </table:table-cell>
          <table:table-cell office:value-type="percentage" office:value="0.29629516088743552" table:formula="of:=([.W124]+[.AY124]+[.CA124])/3" table:style-name="ce22">
            <text:p>29.63%</text:p>
          </table:table-cell>
          <table:table-cell office:value-type="percentage" office:value="0.46386788382496541" table:formula="of:=([.X124]+[.AZ124]+[.CB124])/3" table:style-name="ce22">
            <text:p>46.39%</text:p>
          </table:table-cell>
          <table:table-cell office:value-type="percentage" office:value="0.54164168767173038" table:formula="of:=([.Y124]+[.BA124]+[.CC124])/3" table:style-name="ce22">
            <text:p>54.16%</text:p>
          </table:table-cell>
          <table:table-cell office:value-type="percentage" office:value="0.47666394168540088" table:formula="of:=([.Z124]+[.BB124]+[.CD124])/3" table:style-name="ce22">
            <text:p>47.67%</text:p>
          </table:table-cell>
          <table:table-cell office:value-type="percentage" office:value="0.45067670368099549" table:formula="of:=([.AA124]+[.BC124]+[.CE124])/3" table:style-name="ce22">
            <text:p>45.07%</text:p>
          </table:table-cell>
          <table:table-cell office:value-type="percentage" office:value="0.68184254149919388" table:formula="of:=([.AB124]+[.BD124]+[.CF124])/3" table:style-name="ce22">
            <text:p>68.18%</text:p>
          </table:table-cell>
          <table:table-cell office:value-type="percentage" office:value="0.84945159752026689" table:formula="of:=([.AC124]+[.BE124]+[.CG124])/3" table:style-name="ce22">
            <text:p>84.95%</text:p>
          </table:table-cell>
          <table:table-cell office:value-type="percentage" office:value="0.65294127665372304" table:formula="of:=([.AD124]+[.BF124]+[.CH124])/3" table:style-name="ce22">
            <text:p>65.29%</text:p>
          </table:table-cell>
          <table:table-cell office:value-type="percentage" office:value="0.70024695142720894" table:formula="of:=([.AE124]+[.BG124]+[.CI124])/3" table:style-name="ce22">
            <text:p>70.02%</text:p>
          </table:table-cell>
          <table:table-cell table:number-columns-repeated="1628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3" table:style-name="ce1">
            <text:p>123</text:p>
          </table:table-cell>
          <table:table-cell office:value-type="string" table:style-name="ce25">
            <text:p>Mick</text:p>
          </table:table-cell>
          <table:table-cell office:value-type="string" table:style-name="ce18">
            <text:p>TKX.V</text:p>
          </table:table-cell>
          <table:table-cell office:value-type="float" office:value="0.4" table:style-name="ce19">
            <text:p>0.4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39500000000000002" table:style-name="ce20">
            <text:p>0.395</text:p>
          </table:table-cell>
          <table:table-cell office:value-type="float" office:value="0.4" table:style-name="ce20">
            <text:p>0.4</text:p>
          </table:table-cell>
          <table:table-cell office:value-type="float" office:value="0.45" table:style-name="ce20">
            <text:p>0.45</text:p>
          </table:table-cell>
          <table:table-cell office:value-type="float" office:value="0.4" table:style-name="ce20">
            <text:p>0.4</text:p>
          </table:table-cell>
          <table:table-cell office:value-type="float" office:value="0.45" table:style-name="ce20">
            <text:p>0.45</text:p>
          </table:table-cell>
          <table:table-cell office:value-type="float" office:value="0.44" table:style-name="ce20">
            <text:p>0.44</text:p>
          </table:table-cell>
          <table:table-cell office:value-type="float" office:value="0.49" table:style-name="ce20">
            <text:p>0.49</text:p>
          </table:table-cell>
          <table:table-cell office:value-type="float" office:value="0.53" table:style-name="ce20">
            <text:p>0.53</text:p>
          </table:table-cell>
          <table:table-cell office:value-type="float" office:value="0.5" table:style-name="ce20">
            <text:p>0.5</text:p>
          </table:table-cell>
          <table:table-cell office:value-type="float" office:value="0.495" table:style-name="ce20">
            <text:p>0.495</text:p>
          </table:table-cell>
          <table:table-cell office:value-type="float" office:value="0.52" table:style-name="ce20">
            <text:p>0.52</text:p>
          </table:table-cell>
          <table:table-cell office:value-type="float" office:value="0.52" table:style-name="ce20">
            <text:p>0.52</text:p>
          </table:table-cell>
          <table:table-cell office:value-type="percentage" office:value="-1.2500000000000011E-2" table:formula="of:=([.F125]-[.$E125])/[.$E125]" table:style-name="ce21">
            <text:p>-1.25%</text:p>
          </table:table-cell>
          <table:table-cell office:value-type="percentage" office:value="-1.2500000000000011E-2" table:formula="of:=([.G125]-[.$E125])/[.$E125]" table:style-name="ce21">
            <text:p>-1.25%</text:p>
          </table:table-cell>
          <table:table-cell office:value-type="percentage" office:value="0" table:formula="of:=([.H125]-[.$E125])/[.$E125]" table:style-name="ce21">
            <text:p>0.00%</text:p>
          </table:table-cell>
          <table:table-cell office:value-type="percentage" office:value="0.12499999999999997" table:formula="of:=([.I125]-[.$E125])/[.$E125]" table:style-name="ce21">
            <text:p>12.50%</text:p>
          </table:table-cell>
          <table:table-cell office:value-type="percentage" office:value="0" table:formula="of:=([.J125]-[.$E125])/[.$E125]" table:style-name="ce21">
            <text:p>0.00%</text:p>
          </table:table-cell>
          <table:table-cell office:value-type="percentage" office:value="0.12499999999999997" table:formula="of:=([.K125]-[.$E125])/[.$E125]" table:style-name="ce21">
            <text:p>12.50%</text:p>
          </table:table-cell>
          <table:table-cell office:value-type="percentage" office:value="9.999999999999995E-2" table:formula="of:=([.L125]-[.$E125])/[.$E125]" table:style-name="ce21">
            <text:p>10.00%</text:p>
          </table:table-cell>
          <table:table-cell office:value-type="percentage" office:value="0.22499999999999992" table:formula="of:=([.M125]-[.$E125])/[.$E125]" table:style-name="ce21">
            <text:p>22.50%</text:p>
          </table:table-cell>
          <table:table-cell office:value-type="percentage" office:value="0.32500000000000001" table:formula="of:=([.N125]-[.$E125])/[.$E125]" table:style-name="ce21">
            <text:p>32.50%</text:p>
          </table:table-cell>
          <table:table-cell office:value-type="percentage" office:value="0.24999999999999994" table:formula="of:=([.O125]-[.$E125])/[.$E125]" table:style-name="ce21">
            <text:p>25.00%</text:p>
          </table:table-cell>
          <table:table-cell office:value-type="percentage" office:value="0.23749999999999993" table:formula="of:=([.P125]-[.$E125])/[.$E125]" table:style-name="ce21">
            <text:p>23.75%</text:p>
          </table:table-cell>
          <table:table-cell office:value-type="percentage" office:value="0.3" table:formula="of:=([.Q125]-[.$E125])/[.$E125]" table:style-name="ce21">
            <text:p>30.00%</text:p>
          </table:table-cell>
          <table:table-cell office:value-type="percentage" office:value="0.3" table:formula="of:=([.R125]-[.$E125])/[.$E125]" table:style-name="ce21">
            <text:p>30.00%</text:p>
          </table:table-cell>
          <table:table-cell office:value-type="string" table:style-name="ce18">
            <text:p>SMB.V</text:p>
          </table:table-cell>
          <table:table-cell office:value-type="float" office:value="9.5000000000000001E-2" table:style-name="ce19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15789473684210525" table:formula="of:=([.AH125]-[.$AG125])/[.$AG125]" table:style-name="ce21">
            <text:p>15.79%</text:p>
          </table:table-cell>
          <table:table-cell office:value-type="percentage" office:value="0.15789473684210525" table:formula="of:=([.AI125]-[.$AG125])/[.$AG125]" table:style-name="ce21">
            <text:p>15.79%</text:p>
          </table:table-cell>
          <table:table-cell office:value-type="percentage" office:value="0.21052631578947373" table:formula="of:=([.AJ125]-[.$AG125])/[.$AG125]" table:style-name="ce21">
            <text:p>21.05%</text:p>
          </table:table-cell>
          <table:table-cell office:value-type="percentage" office:value="0.10526315789473679" table:formula="of:=([.AK125]-[.$AG125])/[.$AG125]" table:style-name="ce21">
            <text:p>10.53%</text:p>
          </table:table-cell>
          <table:table-cell office:value-type="percentage" office:value="5.2631578947368467E-2" table:formula="of:=([.AL125]-[.$AG125])/[.$AG125]" table:style-name="ce21">
            <text:p>5.26%</text:p>
          </table:table-cell>
          <table:table-cell office:value-type="percentage" office:value="-5.2631578947368467E-2" table:formula="of:=([.AM125]-[.$AG125])/[.$AG125]" table:style-name="ce21">
            <text:p>-5.26%</text:p>
          </table:table-cell>
          <table:table-cell office:value-type="percentage" office:value="-0.15789473684210525" table:formula="of:=([.AN125]-[.$AG125])/[.$AG125]" table:style-name="ce21">
            <text:p>-15.79%</text:p>
          </table:table-cell>
          <table:table-cell office:value-type="percentage" office:value="-0.10526315789473679" table:formula="of:=([.AO125]-[.$AG125])/[.$AG125]" table:style-name="ce21">
            <text:p>-10.53%</text:p>
          </table:table-cell>
          <table:table-cell office:value-type="percentage" office:value="-0.10526315789473679" table:formula="of:=([.AP125]-[.$AG125])/[.$AG125]" table:style-name="ce21">
            <text:p>-10.53%</text:p>
          </table:table-cell>
          <table:table-cell office:value-type="percentage" office:value="-0.21052631578947373" table:formula="of:=([.AQ125]-[.$AG125])/[.$AG125]" table:style-name="ce21">
            <text:p>-21.05%</text:p>
          </table:table-cell>
          <table:table-cell office:value-type="percentage" office:value="-0.21052631578947373" table:formula="of:=([.AR125]-[.$AG125])/[.$AG125]" table:style-name="ce21">
            <text:p>-21.05%</text:p>
          </table:table-cell>
          <table:table-cell office:value-type="percentage" office:value="-0.26315789473684204" table:formula="of:=([.AS125]-[.$AG125])/[.$AG125]" table:style-name="ce21">
            <text:p>-26.32%</text:p>
          </table:table-cell>
          <table:table-cell office:value-type="percentage" office:value="-0.26315789473684204" table:formula="of:=([.AT125]-[.$AG125])/[.$AG125]" table:style-name="ce21">
            <text:p>-26.32%</text:p>
          </table:table-cell>
          <table:table-cell office:value-type="string" table:style-name="ce18">
            <text:p>RKR.V</text:p>
          </table:table-cell>
          <table:table-cell office:value-type="float" office:value="5.5E-2" table:style-name="ce19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percentage" office:value="0.18181818181818185" table:formula="of:=([.BJ125]-[.$BI125])/[.$BI125]" table:style-name="ce21">
            <text:p>18.18%</text:p>
          </table:table-cell>
          <table:table-cell office:value-type="percentage" office:value="-9.090909090909087E-2" table:formula="of:=([.BK125]-[.$BI125])/[.$BI125]" table:style-name="ce21">
            <text:p>-9.09%</text:p>
          </table:table-cell>
          <table:table-cell office:value-type="percentage" office:value="0" table:formula="of:=([.BL125]-[.$BI125])/[.$BI125]" table:style-name="ce21">
            <text:p>0.00%</text:p>
          </table:table-cell>
          <table:table-cell office:value-type="percentage" office:value="-9.090909090909087E-2" table:formula="of:=([.BM125]-[.$BI125])/[.$BI125]" table:style-name="ce21">
            <text:p>-9.09%</text:p>
          </table:table-cell>
          <table:table-cell office:value-type="percentage" office:value="0" table:formula="of:=([.BN125]-[.$BI125])/[.$BI125]" table:style-name="ce21">
            <text:p>0.00%</text:p>
          </table:table-cell>
          <table:table-cell office:value-type="percentage" office:value="-9.090909090909087E-2" table:formula="of:=([.BO125]-[.$BI125])/[.$BI125]" table:style-name="ce21">
            <text:p>-9.09%</text:p>
          </table:table-cell>
          <table:table-cell office:value-type="percentage" office:value="-9.090909090909087E-2" table:formula="of:=([.BP125]-[.$BI125])/[.$BI125]" table:style-name="ce21">
            <text:p>-9.09%</text:p>
          </table:table-cell>
          <table:table-cell office:value-type="percentage" office:value="-9.090909090909087E-2" table:formula="of:=([.BQ125]-[.$BI125])/[.$BI125]" table:style-name="ce21">
            <text:p>-9.09%</text:p>
          </table:table-cell>
          <table:table-cell office:value-type="percentage" office:value="0" table:formula="of:=([.BR125]-[.$BI125])/[.$BI125]" table:style-name="ce21">
            <text:p>0.00%</text:p>
          </table:table-cell>
          <table:table-cell office:value-type="percentage" office:value="0.18181818181818185" table:formula="of:=([.BS125]-[.$BI125])/[.$BI125]" table:style-name="ce21">
            <text:p>18.18%</text:p>
          </table:table-cell>
          <table:table-cell office:value-type="percentage" office:value="-9.090909090909087E-2" table:formula="of:=([.BT125]-[.$BI125])/[.$BI125]" table:style-name="ce21">
            <text:p>-9.09%</text:p>
          </table:table-cell>
          <table:table-cell office:value-type="percentage" office:value="-9.090909090909087E-2" table:formula="of:=([.BU125]-[.$BI125])/[.$BI125]" table:style-name="ce21">
            <text:p>-9.09%</text:p>
          </table:table-cell>
          <table:table-cell office:value-type="percentage" office:value="0" table:formula="of:=([.BV125]-[.$BI125])/[.$BI125]" table:style-name="ce21">
            <text:p>0.00%</text:p>
          </table:table-cell>
          <table:table-cell office:value-type="string" table:style-name="ce25">
            <text:p>Mick</text:p>
          </table:table-cell>
          <table:table-cell office:value-type="percentage" office:value="0.10907097288676237" table:formula="of:=([.S125]+[.AU125]+[.BW125])/3" table:style-name="ce22">
            <text:p>10.91%</text:p>
          </table:table-cell>
          <table:table-cell office:value-type="percentage" office:value="1.8161881977671459E-2" table:formula="of:=([.T125]+[.AV125]+[.BX125])/3" table:style-name="ce22">
            <text:p>1.82%</text:p>
          </table:table-cell>
          <table:table-cell office:value-type="percentage" office:value="7.0175438596491238E-2" table:formula="of:=([.U125]+[.AW125]+[.BY125])/3" table:style-name="ce22">
            <text:p>7.02%</text:p>
          </table:table-cell>
          <table:table-cell office:value-type="percentage" office:value="4.6451355661881966E-2" table:formula="of:=([.V125]+[.AX125]+[.BZ125])/3" table:style-name="ce22">
            <text:p>4.65%</text:p>
          </table:table-cell>
          <table:table-cell office:value-type="percentage" office:value="1.7543859649122823E-2" table:formula="of:=([.W125]+[.AY125]+[.CA125])/3" table:style-name="ce22">
            <text:p>1.75%</text:p>
          </table:table-cell>
          <table:table-cell office:value-type="percentage" office:value="-6.1802232854864568E-3" table:formula="of:=([.X125]+[.AZ125]+[.CB125])/3" table:style-name="ce22">
            <text:p>-0.62%</text:p>
          </table:table-cell>
          <table:table-cell office:value-type="percentage" office:value="-4.9601275917065389E-2" table:formula="of:=([.Y125]+[.BA125]+[.CC125])/3" table:style-name="ce22">
            <text:p>-4.96%</text:p>
          </table:table-cell>
          <table:table-cell office:value-type="percentage" office:value="9.6092503987240865E-3" table:formula="of:=([.Z125]+[.BB125]+[.CD125])/3" table:style-name="ce22">
            <text:p>0.96%</text:p>
          </table:table-cell>
          <table:table-cell office:value-type="percentage" office:value="7.3245614035087739E-2" table:formula="of:=([.AA125]+[.BC125]+[.CE125])/3" table:style-name="ce22">
            <text:p>7.32%</text:p>
          </table:table-cell>
          <table:table-cell office:value-type="percentage" office:value="7.3763955342902685E-2" table:formula="of:=([.AB125]+[.BD125]+[.CF125])/3" table:style-name="ce22">
            <text:p>7.38%</text:p>
          </table:table-cell>
          <table:table-cell office:value-type="percentage" office:value="-2.1311802232854889E-2" table:formula="of:=([.AC125]+[.BE125]+[.CG125])/3" table:style-name="ce22">
            <text:p>-2.13%</text:p>
          </table:table-cell>
          <table:table-cell office:value-type="percentage" office:value="-1.8022328548644304E-2" table:formula="of:=([.AD125]+[.BF125]+[.CH125])/3" table:style-name="ce22">
            <text:p>-1.80%</text:p>
          </table:table-cell>
          <table:table-cell office:value-type="percentage" office:value="1.2280701754385984E-2" table:formula="of:=([.AE125]+[.BG125]+[.CI125])/3" table:style-name="ce22">
            <text:p>1.23%</text:p>
          </table:table-cell>
          <table:table-cell table:number-columns-repeated="1628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4" table:style-name="ce1">
            <text:p>34</text:p>
          </table:table-cell>
          <table:table-cell office:value-type="string" table:style-name="ce25">
            <text:p>jhm</text:p>
          </table:table-cell>
          <table:table-cell office:value-type="string" table:style-name="ce18">
            <text:p>PEMC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float" office:value="0.02" table:style-name="ce20">
            <text:p>0.02</text:p>
          </table:table-cell>
          <table:table-cell office:value-type="percentage" office:value="0" table:formula="of:=([.F126]-[.$E126])/[.$E126]" table:style-name="ce21">
            <text:p>0.00%</text:p>
          </table:table-cell>
          <table:table-cell office:value-type="percentage" office:value="0" table:formula="of:=([.G126]-[.$E126])/[.$E126]" table:style-name="ce21">
            <text:p>0.00%</text:p>
          </table:table-cell>
          <table:table-cell office:value-type="percentage" office:value="0" table:formula="of:=([.H126]-[.$E126])/[.$E126]" table:style-name="ce21">
            <text:p>0.00%</text:p>
          </table:table-cell>
          <table:table-cell office:value-type="percentage" office:value="0" table:formula="of:=([.I126]-[.$E126])/[.$E126]" table:style-name="ce21">
            <text:p>0.00%</text:p>
          </table:table-cell>
          <table:table-cell office:value-type="percentage" office:value="0" table:formula="of:=([.J126]-[.$E126])/[.$E126]" table:style-name="ce21">
            <text:p>0.00%</text:p>
          </table:table-cell>
          <table:table-cell office:value-type="percentage" office:value="0" table:formula="of:=([.K126]-[.$E126])/[.$E126]" table:style-name="ce21">
            <text:p>0.00%</text:p>
          </table:table-cell>
          <table:table-cell office:value-type="percentage" office:value="0" table:formula="of:=([.L126]-[.$E126])/[.$E126]" table:style-name="ce21">
            <text:p>0.00%</text:p>
          </table:table-cell>
          <table:table-cell office:value-type="percentage" office:value="0" table:formula="of:=([.M126]-[.$E126])/[.$E126]" table:style-name="ce21">
            <text:p>0.00%</text:p>
          </table:table-cell>
          <table:table-cell office:value-type="percentage" office:value="0" table:formula="of:=([.N126]-[.$E126])/[.$E126]" table:style-name="ce21">
            <text:p>0.00%</text:p>
          </table:table-cell>
          <table:table-cell office:value-type="percentage" office:value="0" table:formula="of:=([.O126]-[.$E126])/[.$E126]" table:style-name="ce21">
            <text:p>0.00%</text:p>
          </table:table-cell>
          <table:table-cell office:value-type="percentage" office:value="0" table:formula="of:=([.P126]-[.$E126])/[.$E126]" table:style-name="ce21">
            <text:p>0.00%</text:p>
          </table:table-cell>
          <table:table-cell office:value-type="percentage" office:value="0" table:formula="of:=([.Q126]-[.$E126])/[.$E126]" table:style-name="ce21">
            <text:p>0.00%</text:p>
          </table:table-cell>
          <table:table-cell office:value-type="percentage" office:value="0" table:formula="of:=([.R126]-[.$E126])/[.$E126]" table:style-name="ce21">
            <text:p>0.00%</text:p>
          </table:table-cell>
          <table:table-cell office:value-type="string" table:style-name="ce18">
            <text:p>SNG.V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" table:style-name="ce20">
            <text:p>0.2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1" table:style-name="ce20">
            <text:p>0.21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55" table:style-name="ce20">
            <text:p>0.255</text:p>
          </table:table-cell>
          <table:table-cell office:value-type="percentage" office:value="-3.4482758620689495E-2" table:formula="of:=([.AH126]-[.$AG126])/[.$AG126]" table:style-name="ce21">
            <text:p>-3.45%</text:p>
          </table:table-cell>
          <table:table-cell office:value-type="percentage" office:value="-3.4482758620689495E-2" table:formula="of:=([.AI126]-[.$AG126])/[.$AG126]" table:style-name="ce21">
            <text:p>-3.45%</text:p>
          </table:table-cell>
          <table:table-cell office:value-type="percentage" office:value="0.20689655172413793" table:formula="of:=([.AJ126]-[.$AG126])/[.$AG126]" table:style-name="ce21">
            <text:p>20.69%</text:p>
          </table:table-cell>
          <table:table-cell office:value-type="percentage" office:value="0.37931034482758635" table:formula="of:=([.AK126]-[.$AG126])/[.$AG126]" table:style-name="ce21">
            <text:p>37.93%</text:p>
          </table:table-cell>
          <table:table-cell office:value-type="percentage" office:value="0.27586206896551729" table:formula="of:=([.AL126]-[.$AG126])/[.$AG126]" table:style-name="ce21">
            <text:p>27.59%</text:p>
          </table:table-cell>
          <table:table-cell office:value-type="percentage" office:value="0.31034482758620702" table:formula="of:=([.AM126]-[.$AG126])/[.$AG126]" table:style-name="ce21">
            <text:p>31.03%</text:p>
          </table:table-cell>
          <table:table-cell office:value-type="percentage" office:value="0.31034482758620702" table:formula="of:=([.AN126]-[.$AG126])/[.$AG126]" table:style-name="ce21">
            <text:p>31.03%</text:p>
          </table:table-cell>
          <table:table-cell office:value-type="percentage" office:value="0.44827586206896558" table:formula="of:=([.AO126]-[.$AG126])/[.$AG126]" table:style-name="ce21">
            <text:p>44.83%</text:p>
          </table:table-cell>
          <table:table-cell office:value-type="percentage" office:value="0.44827586206896558" table:formula="of:=([.AP126]-[.$AG126])/[.$AG126]" table:style-name="ce21">
            <text:p>44.83%</text:p>
          </table:table-cell>
          <table:table-cell office:value-type="percentage" office:value="0.55172413793103459" table:formula="of:=([.AQ126]-[.$AG126])/[.$AG126]" table:style-name="ce21">
            <text:p>55.17%</text:p>
          </table:table-cell>
          <table:table-cell office:value-type="percentage" office:value="0.65517241379310354" table:formula="of:=([.AR126]-[.$AG126])/[.$AG126]" table:style-name="ce21">
            <text:p>65.52%</text:p>
          </table:table-cell>
          <table:table-cell office:value-type="percentage" office:value="0.55172413793103459" table:formula="of:=([.AS126]-[.$AG126])/[.$AG126]" table:style-name="ce21">
            <text:p>55.17%</text:p>
          </table:table-cell>
          <table:table-cell office:value-type="percentage" office:value="0.7586206896551726" table:formula="of:=([.AT126]-[.$AG126])/[.$AG126]" table:style-name="ce21">
            <text:p>75.86%</text:p>
          </table:table-cell>
          <table:table-cell office:value-type="string" table:style-name="ce18">
            <text:p>ADG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11" table:style-name="ce20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5" table:style-name="ce20">
            <text:p>0.15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3500000000000001" table:style-name="ce20">
            <text:p>0.135</text:p>
          </table:table-cell>
          <table:table-cell office:value-type="percentage" office:value="0.29411764705882343" table:formula="of:=([.BJ126]-[.$BI126])/[.$BI126]" table:style-name="ce21">
            <text:p>29.41%</text:p>
          </table:table-cell>
          <table:table-cell office:value-type="percentage" office:value="0.1764705882352941" table:formula="of:=([.BK126]-[.$BI126])/[.$BI126]" table:style-name="ce21">
            <text:p>17.65%</text:p>
          </table:table-cell>
          <table:table-cell office:value-type="percentage" office:value="0.76470588235294101" table:formula="of:=([.BL126]-[.$BI126])/[.$BI126]" table:style-name="ce21">
            <text:p>76.47%</text:p>
          </table:table-cell>
          <table:table-cell office:value-type="percentage" office:value="0.6470588235294118" table:formula="of:=([.BM126]-[.$BI126])/[.$BI126]" table:style-name="ce21">
            <text:p>64.71%</text:p>
          </table:table-cell>
          <table:table-cell office:value-type="percentage" office:value="1" table:formula="of:=([.BN126]-[.$BI126])/[.$BI126]" table:style-name="ce21">
            <text:p>100.00%</text:p>
          </table:table-cell>
          <table:table-cell office:value-type="percentage" office:value="0.94117647058823528" table:formula="of:=([.BO126]-[.$BI126])/[.$BI126]" table:style-name="ce21">
            <text:p>94.12%</text:p>
          </table:table-cell>
          <table:table-cell office:value-type="percentage" office:value="0.70588235294117618" table:formula="of:=([.BP126]-[.$BI126])/[.$BI126]" table:style-name="ce21">
            <text:p>70.59%</text:p>
          </table:table-cell>
          <table:table-cell office:value-type="percentage" office:value="0.6470588235294118" table:formula="of:=([.BQ126]-[.$BI126])/[.$BI126]" table:style-name="ce21">
            <text:p>64.71%</text:p>
          </table:table-cell>
          <table:table-cell office:value-type="percentage" office:value="0.82352941176470573" table:formula="of:=([.BR126]-[.$BI126])/[.$BI126]" table:style-name="ce21">
            <text:p>82.35%</text:p>
          </table:table-cell>
          <table:table-cell office:value-type="percentage" office:value="0.70588235294117618" table:formula="of:=([.BS126]-[.$BI126])/[.$BI126]" table:style-name="ce21">
            <text:p>70.59%</text:p>
          </table:table-cell>
          <table:table-cell office:value-type="percentage" office:value="0.6470588235294118" table:formula="of:=([.BT126]-[.$BI126])/[.$BI126]" table:style-name="ce21">
            <text:p>64.71%</text:p>
          </table:table-cell>
          <table:table-cell office:value-type="percentage" office:value="0.76470588235294101" table:formula="of:=([.BU126]-[.$BI126])/[.$BI126]" table:style-name="ce21">
            <text:p>76.47%</text:p>
          </table:table-cell>
          <table:table-cell office:value-type="percentage" office:value="0.58823529411764708" table:formula="of:=([.BV126]-[.$BI126])/[.$BI126]" table:style-name="ce21">
            <text:p>58.82%</text:p>
          </table:table-cell>
          <table:table-cell office:value-type="string" table:style-name="ce25">
            <text:p>jhm</text:p>
          </table:table-cell>
          <table:table-cell office:value-type="percentage" office:value="8.6544962812711304E-2" table:formula="of:=([.S126]+[.AU126]+[.BW126])/3" table:style-name="ce22">
            <text:p>8.65%</text:p>
          </table:table-cell>
          <table:table-cell office:value-type="percentage" office:value="4.7329276538201535E-2" table:formula="of:=([.T126]+[.AV126]+[.BX126])/3" table:style-name="ce22">
            <text:p>4.73%</text:p>
          </table:table-cell>
          <table:table-cell office:value-type="percentage" office:value="0.32386747802569299" table:formula="of:=([.U126]+[.AW126]+[.BY126])/3" table:style-name="ce22">
            <text:p>32.39%</text:p>
          </table:table-cell>
          <table:table-cell office:value-type="percentage" office:value="0.3421230561189994" table:formula="of:=([.V126]+[.AX126]+[.BZ126])/3" table:style-name="ce22">
            <text:p>34.21%</text:p>
          </table:table-cell>
          <table:table-cell office:value-type="percentage" office:value="0.42528735632183912" table:formula="of:=([.W126]+[.AY126]+[.CA126])/3" table:style-name="ce22">
            <text:p>42.53%</text:p>
          </table:table-cell>
          <table:table-cell office:value-type="percentage" office:value="0.41717376605814743" table:formula="of:=([.X126]+[.AZ126]+[.CB126])/3" table:style-name="ce22">
            <text:p>41.72%</text:p>
          </table:table-cell>
          <table:table-cell office:value-type="percentage" office:value="0.33874239350912777" table:formula="of:=([.Y126]+[.BA126]+[.CC126])/3" table:style-name="ce22">
            <text:p>33.87%</text:p>
          </table:table-cell>
          <table:table-cell office:value-type="percentage" office:value="0.36511156186612581" table:formula="of:=([.Z126]+[.BB126]+[.CD126])/3" table:style-name="ce22">
            <text:p>36.51%</text:p>
          </table:table-cell>
          <table:table-cell office:value-type="percentage" office:value="0.42393509127789047" table:formula="of:=([.AA126]+[.BC126]+[.CE126])/3" table:style-name="ce22">
            <text:p>42.39%</text:p>
          </table:table-cell>
          <table:table-cell office:value-type="percentage" office:value="0.41920216362407031" table:formula="of:=([.AB126]+[.BD126]+[.CF126])/3" table:style-name="ce22">
            <text:p>41.92%</text:p>
          </table:table-cell>
          <table:table-cell office:value-type="percentage" office:value="0.43407707910750509" table:formula="of:=([.AC126]+[.BE126]+[.CG126])/3" table:style-name="ce22">
            <text:p>43.41%</text:p>
          </table:table-cell>
          <table:table-cell office:value-type="percentage" office:value="0.4388100067613252" table:formula="of:=([.AD126]+[.BF126]+[.CH126])/3" table:style-name="ce22">
            <text:p>43.88%</text:p>
          </table:table-cell>
          <table:table-cell office:value-type="percentage" office:value="0.44895199459093993" table:formula="of:=([.AE126]+[.BG126]+[.CI126])/3" table:style-name="ce22">
            <text:p>44.90%</text:p>
          </table:table-cell>
          <table:table-cell table:number-columns-repeated="1628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05" table:style-name="ce1">
            <text:p>105</text:p>
          </table:table-cell>
          <table:table-cell office:value-type="string" table:style-name="ce25">
            <text:p>megavoss</text:p>
          </table:table-cell>
          <table:table-cell office:value-type="string" table:style-name="ce18">
            <text:p>SMB.V</text:p>
          </table:table-cell>
          <table:table-cell office:value-type="float" office:value="9.5000000000000001E-2" table:style-name="ce19">
            <text:p>0.095</text:p>
          </table:table-cell>
          <table:table-cell office:value-type="float" office:value="0.115" table:style-name="ce20">
            <text:p>0.115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21052631578947373" table:formula="of:=([.F127]-[.$E127])/[.$E127]" table:style-name="ce21">
            <text:p>21.05%</text:p>
          </table:table-cell>
          <table:table-cell office:value-type="percentage" office:value="0.15789473684210525" table:formula="of:=([.G127]-[.$E127])/[.$E127]" table:style-name="ce21">
            <text:p>15.79%</text:p>
          </table:table-cell>
          <table:table-cell office:value-type="percentage" office:value="0.21052631578947373" table:formula="of:=([.H127]-[.$E127])/[.$E127]" table:style-name="ce21">
            <text:p>21.05%</text:p>
          </table:table-cell>
          <table:table-cell office:value-type="percentage" office:value="0.10526315789473679" table:formula="of:=([.I127]-[.$E127])/[.$E127]" table:style-name="ce21">
            <text:p>10.53%</text:p>
          </table:table-cell>
          <table:table-cell office:value-type="percentage" office:value="5.2631578947368467E-2" table:formula="of:=([.J127]-[.$E127])/[.$E127]" table:style-name="ce21">
            <text:p>5.26%</text:p>
          </table:table-cell>
          <table:table-cell office:value-type="percentage" office:value="-5.2631578947368467E-2" table:formula="of:=([.K127]-[.$E127])/[.$E127]" table:style-name="ce21">
            <text:p>-5.26%</text:p>
          </table:table-cell>
          <table:table-cell office:value-type="percentage" office:value="-0.15789473684210525" table:formula="of:=([.L127]-[.$E127])/[.$E127]" table:style-name="ce21">
            <text:p>-15.79%</text:p>
          </table:table-cell>
          <table:table-cell office:value-type="percentage" office:value="-0.10526315789473679" table:formula="of:=([.M127]-[.$E127])/[.$E127]" table:style-name="ce21">
            <text:p>-10.53%</text:p>
          </table:table-cell>
          <table:table-cell office:value-type="percentage" office:value="-0.10526315789473679" table:formula="of:=([.N127]-[.$E127])/[.$E127]" table:style-name="ce21">
            <text:p>-10.53%</text:p>
          </table:table-cell>
          <table:table-cell office:value-type="percentage" office:value="-0.21052631578947373" table:formula="of:=([.O127]-[.$E127])/[.$E127]" table:style-name="ce21">
            <text:p>-21.05%</text:p>
          </table:table-cell>
          <table:table-cell office:value-type="percentage" office:value="-0.21052631578947373" table:formula="of:=([.P127]-[.$E127])/[.$E127]" table:style-name="ce21">
            <text:p>-21.05%</text:p>
          </table:table-cell>
          <table:table-cell office:value-type="percentage" office:value="-0.26315789473684204" table:formula="of:=([.Q127]-[.$E127])/[.$E127]" table:style-name="ce21">
            <text:p>-26.32%</text:p>
          </table:table-cell>
          <table:table-cell office:value-type="percentage" office:value="-0.26315789473684204" table:formula="of:=([.R127]-[.$E127])/[.$E127]" table:style-name="ce21">
            <text:p>-26.32%</text:p>
          </table:table-cell>
          <table:table-cell office:value-type="string" table:style-name="ce18">
            <text:p>CUU.V</text:p>
          </table:table-cell>
          <table:table-cell office:value-type="float" office:value="0.125" table:style-name="ce19">
            <text:p>0.12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7" table:style-name="ce20">
            <text:p>0.17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6" table:style-name="ce20">
            <text:p>0.16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percentage" office:value="0.19999999999999996" table:formula="of:=([.AH127]-[.$AG127])/[.$AG127]" table:style-name="ce21">
            <text:p>20.00%</text:p>
          </table:table-cell>
          <table:table-cell office:value-type="percentage" office:value="0.19999999999999996" table:formula="of:=([.AI127]-[.$AG127])/[.$AG127]" table:style-name="ce21">
            <text:p>20.00%</text:p>
          </table:table-cell>
          <table:table-cell office:value-type="percentage" office:value="0.15999999999999992" table:formula="of:=([.AJ127]-[.$AG127])/[.$AG127]" table:style-name="ce21">
            <text:p>16.00%</text:p>
          </table:table-cell>
          <table:table-cell office:value-type="percentage" office:value="0.3600000000000001" table:formula="of:=([.AK127]-[.$AG127])/[.$AG127]" table:style-name="ce21">
            <text:p>36.00%</text:p>
          </table:table-cell>
          <table:table-cell office:value-type="percentage" office:value="0.12000000000000011" table:formula="of:=([.AL127]-[.$AG127])/[.$AG127]" table:style-name="ce21">
            <text:p>12.00%</text:p>
          </table:table-cell>
          <table:table-cell office:value-type="percentage" office:value="0.28000000000000003" table:formula="of:=([.AM127]-[.$AG127])/[.$AG127]" table:style-name="ce21">
            <text:p>28.00%</text:p>
          </table:table-cell>
          <table:table-cell office:value-type="percentage" office:value="0.24" table:formula="of:=([.AN127]-[.$AG127])/[.$AG127]" table:style-name="ce21">
            <text:p>24.00%</text:p>
          </table:table-cell>
          <table:table-cell office:value-type="percentage" office:value="0.24" table:formula="of:=([.AO127]-[.$AG127])/[.$AG127]" table:style-name="ce21">
            <text:p>24.00%</text:p>
          </table:table-cell>
          <table:table-cell office:value-type="percentage" office:value="0.32000000000000006" table:formula="of:=([.AP127]-[.$AG127])/[.$AG127]" table:style-name="ce21">
            <text:p>32.00%</text:p>
          </table:table-cell>
          <table:table-cell office:value-type="percentage" office:value="0.19999999999999996" table:formula="of:=([.AQ127]-[.$AG127])/[.$AG127]" table:style-name="ce21">
            <text:p>20.00%</text:p>
          </table:table-cell>
          <table:table-cell office:value-type="percentage" office:value="0.15999999999999992" table:formula="of:=([.AR127]-[.$AG127])/[.$AG127]" table:style-name="ce21">
            <text:p>16.00%</text:p>
          </table:table-cell>
          <table:table-cell office:value-type="percentage" office:value="0.12000000000000011" table:formula="of:=([.AS127]-[.$AG127])/[.$AG127]" table:style-name="ce21">
            <text:p>12.00%</text:p>
          </table:table-cell>
          <table:table-cell office:value-type="percentage" office:value="0.12000000000000011" table:formula="of:=([.AT127]-[.$AG127])/[.$AG127]" table:style-name="ce21">
            <text:p>12.00%</text:p>
          </table:table-cell>
          <table:table-cell office:value-type="string" table:style-name="ce18">
            <text:p>ACG.CN</text:p>
          </table:table-cell>
          <table:table-cell office:value-type="float" office:value="0.15" table:style-name="ce19">
            <text:p>0.15</text:p>
          </table:table-cell>
          <table:table-cell office:value-type="float" office:value="0.19" table:style-name="ce20">
            <text:p>0.19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6" table:style-name="ce20">
            <text:p>0.16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15" table:style-name="ce20">
            <text:p>0.115</text:p>
          </table:table-cell>
          <table:table-cell office:value-type="percentage" office:value="0.26666666666666672" table:formula="of:=([.BJ127]-[.$BI127])/[.$BI127]" table:style-name="ce21">
            <text:p>26.67%</text:p>
          </table:table-cell>
          <table:table-cell office:value-type="percentage" office:value="0.26666666666666672" table:formula="of:=([.BK127]-[.$BI127])/[.$BI127]" table:style-name="ce21">
            <text:p>26.67%</text:p>
          </table:table-cell>
          <table:table-cell office:value-type="percentage" office:value="0.13333333333333347" table:formula="of:=([.BL127]-[.$BI127])/[.$BI127]" table:style-name="ce21">
            <text:p>13.33%</text:p>
          </table:table-cell>
          <table:table-cell office:value-type="percentage" office:value="0.16666666666666663" table:formula="of:=([.BM127]-[.$BI127])/[.$BI127]" table:style-name="ce21">
            <text:p>16.67%</text:p>
          </table:table-cell>
          <table:table-cell office:value-type="percentage" office:value="0.13333333333333347" table:formula="of:=([.BN127]-[.$BI127])/[.$BI127]" table:style-name="ce21">
            <text:p>13.33%</text:p>
          </table:table-cell>
          <table:table-cell office:value-type="percentage" office:value="0.13333333333333347" table:formula="of:=([.BO127]-[.$BI127])/[.$BI127]" table:style-name="ce21">
            <text:p>13.33%</text:p>
          </table:table-cell>
          <table:table-cell office:value-type="percentage" office:value="0.16666666666666663" table:formula="of:=([.BP127]-[.$BI127])/[.$BI127]" table:style-name="ce21">
            <text:p>16.67%</text:p>
          </table:table-cell>
          <table:table-cell office:value-type="percentage" office:value="6.6666666666666735E-2" table:formula="of:=([.BQ127]-[.$BI127])/[.$BI127]" table:style-name="ce21">
            <text:p>6.67%</text:p>
          </table:table-cell>
          <table:table-cell office:value-type="percentage" office:value="-3.3333333333333368E-2" table:formula="of:=([.BR127]-[.$BI127])/[.$BI127]" table:style-name="ce21">
            <text:p>-3.33%</text:p>
          </table:table-cell>
          <table:table-cell office:value-type="percentage" office:value="-0.3" table:formula="of:=([.BS127]-[.$BI127])/[.$BI127]" table:style-name="ce21">
            <text:p>-30.00%</text:p>
          </table:table-cell>
          <table:table-cell office:value-type="percentage" office:value="-0.33333333333333326" table:formula="of:=([.BT127]-[.$BI127])/[.$BI127]" table:style-name="ce21">
            <text:p>-33.33%</text:p>
          </table:table-cell>
          <table:table-cell office:value-type="percentage" office:value="-0.33333333333333326" table:formula="of:=([.BU127]-[.$BI127])/[.$BI127]" table:style-name="ce21">
            <text:p>-33.33%</text:p>
          </table:table-cell>
          <table:table-cell office:value-type="percentage" office:value="-0.23333333333333328" table:formula="of:=([.BV127]-[.$BI127])/[.$BI127]" table:style-name="ce21">
            <text:p>-23.33%</text:p>
          </table:table-cell>
          <table:table-cell office:value-type="string" table:style-name="ce25">
            <text:p>megavoss</text:p>
          </table:table-cell>
          <table:table-cell office:value-type="percentage" office:value="0.22573099415204681" table:formula="of:=([.S127]+[.AU127]+[.BW127])/3" table:style-name="ce22">
            <text:p>22.57%</text:p>
          </table:table-cell>
          <table:table-cell office:value-type="percentage" office:value="0.20818713450292395" table:formula="of:=([.T127]+[.AV127]+[.BX127])/3" table:style-name="ce22">
            <text:p>20.82%</text:p>
          </table:table-cell>
          <table:table-cell office:value-type="percentage" office:value="0.16795321637426905" table:formula="of:=([.U127]+[.AW127]+[.BY127])/3" table:style-name="ce22">
            <text:p>16.80%</text:p>
          </table:table-cell>
          <table:table-cell office:value-type="percentage" office:value="0.21064327485380119" table:formula="of:=([.V127]+[.AX127]+[.BZ127])/3" table:style-name="ce22">
            <text:p>21.06%</text:p>
          </table:table-cell>
          <table:table-cell office:value-type="percentage" office:value="0.10198830409356735" table:formula="of:=([.W127]+[.AY127]+[.CA127])/3" table:style-name="ce22">
            <text:p>10.20%</text:p>
          </table:table-cell>
          <table:table-cell office:value-type="percentage" office:value="0.12023391812865501" table:formula="of:=([.X127]+[.AZ127]+[.CB127])/3" table:style-name="ce22">
            <text:p>12.02%</text:p>
          </table:table-cell>
          <table:table-cell office:value-type="percentage" office:value="8.2923976608187122E-2" table:formula="of:=([.Y127]+[.BA127]+[.CC127])/3" table:style-name="ce22">
            <text:p>8.29%</text:p>
          </table:table-cell>
          <table:table-cell office:value-type="percentage" office:value="6.7134502923976644E-2" table:formula="of:=([.Z127]+[.BB127]+[.CD127])/3" table:style-name="ce22">
            <text:p>6.71%</text:p>
          </table:table-cell>
          <table:table-cell office:value-type="percentage" office:value="6.0467836257309969E-2" table:formula="of:=([.AA127]+[.BC127]+[.CE127])/3" table:style-name="ce22">
            <text:p>6.05%</text:p>
          </table:table-cell>
          <table:table-cell office:value-type="percentage" office:value="-0.10350877192982459" table:formula="of:=([.AB127]+[.BD127]+[.CF127])/3" table:style-name="ce22">
            <text:p>-10.35%</text:p>
          </table:table-cell>
          <table:table-cell office:value-type="percentage" office:value="-0.12795321637426901" table:formula="of:=([.AC127]+[.BE127]+[.CG127])/3" table:style-name="ce22">
            <text:p>-12.80%</text:p>
          </table:table-cell>
          <table:table-cell office:value-type="percentage" office:value="-0.15883040935672507" table:formula="of:=([.AD127]+[.BF127]+[.CH127])/3" table:style-name="ce22">
            <text:p>-15.88%</text:p>
          </table:table-cell>
          <table:table-cell office:value-type="percentage" office:value="-0.12549707602339175" table:formula="of:=([.AE127]+[.BG127]+[.CI127])/3" table:style-name="ce22">
            <text:p>-12.55%</text:p>
          </table:table-cell>
          <table:table-cell table:number-columns-repeated="1628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9" table:style-name="ce1">
            <text:p>99</text:p>
          </table:table-cell>
          <table:table-cell office:value-type="string" table:style-name="ce25">
            <text:p>david</text:p>
          </table:table-cell>
          <table:table-cell office:value-type="string" table:style-name="ce18">
            <text:p>ABN.V</text:p>
          </table:table-cell>
          <table:table-cell office:value-type="float" office:value="0.105" table:style-name="ce19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115" table:style-name="ce20">
            <text:p>0.115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percentage" office:value="-4.7619047619047533E-2" table:formula="of:=([.F128]-[.$E128])/[.$E128]" table:style-name="ce21">
            <text:p>-4.76%</text:p>
          </table:table-cell>
          <table:table-cell office:value-type="percentage" office:value="0.14285714285714285" table:formula="of:=([.G128]-[.$E128])/[.$E128]" table:style-name="ce21">
            <text:p>14.29%</text:p>
          </table:table-cell>
          <table:table-cell office:value-type="percentage" office:value="4.7619047619047665E-2" table:formula="of:=([.H128]-[.$E128])/[.$E128]" table:style-name="ce21">
            <text:p>4.76%</text:p>
          </table:table-cell>
          <table:table-cell office:value-type="percentage" office:value="0.14285714285714285" table:formula="of:=([.I128]-[.$E128])/[.$E128]" table:style-name="ce21">
            <text:p>14.29%</text:p>
          </table:table-cell>
          <table:table-cell office:value-type="percentage" office:value="0.14285714285714285" table:formula="of:=([.J128]-[.$E128])/[.$E128]" table:style-name="ce21">
            <text:p>14.29%</text:p>
          </table:table-cell>
          <table:table-cell office:value-type="percentage" office:value="4.7619047619047665E-2" table:formula="of:=([.K128]-[.$E128])/[.$E128]" table:style-name="ce21">
            <text:p>4.76%</text:p>
          </table:table-cell>
          <table:table-cell office:value-type="percentage" office:value="9.523809523809533E-2" table:formula="of:=([.L128]-[.$E128])/[.$E128]" table:style-name="ce21">
            <text:p>9.52%</text:p>
          </table:table-cell>
          <table:table-cell office:value-type="percentage" office:value="4.7619047619047665E-2" table:formula="of:=([.M128]-[.$E128])/[.$E128]" table:style-name="ce21">
            <text:p>4.76%</text:p>
          </table:table-cell>
          <table:table-cell office:value-type="percentage" office:value="9.523809523809533E-2" table:formula="of:=([.N128]-[.$E128])/[.$E128]" table:style-name="ce21">
            <text:p>9.52%</text:p>
          </table:table-cell>
          <table:table-cell office:value-type="percentage" office:value="9.523809523809533E-2" table:formula="of:=([.O128]-[.$E128])/[.$E128]" table:style-name="ce21">
            <text:p>9.52%</text:p>
          </table:table-cell>
          <table:table-cell office:value-type="percentage" office:value="9.523809523809533E-2" table:formula="of:=([.P128]-[.$E128])/[.$E128]" table:style-name="ce21">
            <text:p>9.52%</text:p>
          </table:table-cell>
          <table:table-cell office:value-type="percentage" office:value="0.14285714285714285" table:formula="of:=([.Q128]-[.$E128])/[.$E128]" table:style-name="ce21">
            <text:p>14.29%</text:p>
          </table:table-cell>
          <table:table-cell office:value-type="percentage" office:value="0.19047619047619052" table:formula="of:=([.R128]-[.$E128])/[.$E128]" table:style-name="ce21">
            <text:p>19.05%</text:p>
          </table:table-cell>
          <table:table-cell office:value-type="string" table:style-name="ce18">
            <text:p>SKE.V</text:p>
          </table:table-cell>
          <table:table-cell office:value-type="float" office:value="7.4999999999999997E-2" table:style-name="ce19">
            <text:p>0.07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0.13333333333333347" table:formula="of:=([.AH128]-[.$AG128])/[.$AG128]" table:style-name="ce21">
            <text:p>13.33%</text:p>
          </table:table-cell>
          <table:table-cell office:value-type="percentage" office:value="0.13333333333333347" table:formula="of:=([.AI128]-[.$AG128])/[.$AG128]" table:style-name="ce21">
            <text:p>13.33%</text:p>
          </table:table-cell>
          <table:table-cell office:value-type="percentage" office:value="0.2" table:formula="of:=([.AJ128]-[.$AG128])/[.$AG128]" table:style-name="ce21">
            <text:p>20.00%</text:p>
          </table:table-cell>
          <table:table-cell office:value-type="percentage" office:value="0.2" table:formula="of:=([.AK128]-[.$AG128])/[.$AG128]" table:style-name="ce21">
            <text:p>20.00%</text:p>
          </table:table-cell>
          <table:table-cell office:value-type="percentage" office:value="0.2" table:formula="of:=([.AL128]-[.$AG128])/[.$AG128]" table:style-name="ce21">
            <text:p>20.00%</text:p>
          </table:table-cell>
          <table:table-cell office:value-type="percentage" office:value="0" table:formula="of:=([.AM128]-[.$AG128])/[.$AG128]" table:style-name="ce21">
            <text:p>0.00%</text:p>
          </table:table-cell>
          <table:table-cell office:value-type="percentage" office:value="0" table:formula="of:=([.AN128]-[.$AG128])/[.$AG128]" table:style-name="ce21">
            <text:p>0.00%</text:p>
          </table:table-cell>
          <table:table-cell office:value-type="percentage" office:value="0" table:formula="of:=([.AO128]-[.$AG128])/[.$AG128]" table:style-name="ce21">
            <text:p>0.00%</text:p>
          </table:table-cell>
          <table:table-cell office:value-type="percentage" office:value="0" table:formula="of:=([.AP128]-[.$AG128])/[.$AG128]" table:style-name="ce21">
            <text:p>0.00%</text:p>
          </table:table-cell>
          <table:table-cell office:value-type="percentage" office:value="-0.13333333333333328" table:formula="of:=([.AQ128]-[.$AG128])/[.$AG128]" table:style-name="ce21">
            <text:p>-13.33%</text:p>
          </table:table-cell>
          <table:table-cell office:value-type="percentage" office:value="-6.6666666666666541E-2" table:formula="of:=([.AR128]-[.$AG128])/[.$AG128]" table:style-name="ce21">
            <text:p>-6.67%</text:p>
          </table:table-cell>
          <table:table-cell office:value-type="percentage" office:value="-0.13333333333333328" table:formula="of:=([.AS128]-[.$AG128])/[.$AG128]" table:style-name="ce21">
            <text:p>-13.33%</text:p>
          </table:table-cell>
          <table:table-cell office:value-type="percentage" office:value="-0.13333333333333328" table:formula="of:=([.AT128]-[.$AG128])/[.$AG128]" table:style-name="ce21">
            <text:p>-13.33%</text:p>
          </table:table-cell>
          <table:table-cell office:value-type="string" table:style-name="ce18">
            <text:p>KG.V</text:p>
          </table:table-cell>
          <table:table-cell office:value-type="float" office:value="0.16500000000000001" table:style-name="ce19">
            <text:p>0.165</text:p>
          </table:table-cell>
          <table:table-cell office:value-type="float" office:value="0.18" table:style-name="ce20">
            <text:p>0.18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19" table:style-name="ce20">
            <text:p>0.19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9.0909090909090814E-2" table:formula="of:=([.BJ128]-[.$BI128])/[.$BI128]" table:style-name="ce21">
            <text:p>9.09%</text:p>
          </table:table-cell>
          <table:table-cell office:value-type="percentage" office:value="6.060606060606049E-2" table:formula="of:=([.BK128]-[.$BI128])/[.$BI128]" table:style-name="ce21">
            <text:p>6.06%</text:p>
          </table:table-cell>
          <table:table-cell office:value-type="percentage" office:value="3.0303030303030328E-2" table:formula="of:=([.BL128]-[.$BI128])/[.$BI128]" table:style-name="ce21">
            <text:p>3.03%</text:p>
          </table:table-cell>
          <table:table-cell office:value-type="percentage" office:value="0" table:formula="of:=([.BM128]-[.$BI128])/[.$BI128]" table:style-name="ce21">
            <text:p>0.00%</text:p>
          </table:table-cell>
          <table:table-cell office:value-type="percentage" office:value="6.060606060606049E-2" table:formula="of:=([.BN128]-[.$BI128])/[.$BI128]" table:style-name="ce21">
            <text:p>6.06%</text:p>
          </table:table-cell>
          <table:table-cell office:value-type="percentage" office:value="0.30303030303030293" table:formula="of:=([.BO128]-[.$BI128])/[.$BI128]" table:style-name="ce21">
            <text:p>30.30%</text:p>
          </table:table-cell>
          <table:table-cell office:value-type="percentage" office:value="0.33333333333333326" table:formula="of:=([.BP128]-[.$BI128])/[.$BI128]" table:style-name="ce21">
            <text:p>33.33%</text:p>
          </table:table-cell>
          <table:table-cell office:value-type="percentage" office:value="0.24242424242424229" table:formula="of:=([.BQ128]-[.$BI128])/[.$BI128]" table:style-name="ce21">
            <text:p>24.24%</text:p>
          </table:table-cell>
          <table:table-cell office:value-type="percentage" office:value="0.21212121212121213" table:formula="of:=([.BR128]-[.$BI128])/[.$BI128]" table:style-name="ce21">
            <text:p>21.21%</text:p>
          </table:table-cell>
          <table:table-cell office:value-type="percentage" office:value="0.21212121212121213" table:formula="of:=([.BS128]-[.$BI128])/[.$BI128]" table:style-name="ce21">
            <text:p>21.21%</text:p>
          </table:table-cell>
          <table:table-cell office:value-type="percentage" office:value="0.15151515151515146" table:formula="of:=([.BT128]-[.$BI128])/[.$BI128]" table:style-name="ce21">
            <text:p>15.15%</text:p>
          </table:table-cell>
          <table:table-cell office:value-type="percentage" office:value="0.60606060606060608" table:formula="of:=([.BU128]-[.$BI128])/[.$BI128]" table:style-name="ce21">
            <text:p>60.61%</text:p>
          </table:table-cell>
          <table:table-cell office:value-type="percentage" office:value="0.60606060606060608" table:formula="of:=([.BV128]-[.$BI128])/[.$BI128]" table:style-name="ce21">
            <text:p>60.61%</text:p>
          </table:table-cell>
          <table:table-cell office:value-type="string" table:style-name="ce25">
            <text:p>david</text:p>
          </table:table-cell>
          <table:table-cell office:value-type="percentage" office:value="5.8874458874458913E-2" table:formula="of:=([.S128]+[.AU128]+[.BW128])/3" table:style-name="ce22">
            <text:p>5.89%</text:p>
          </table:table-cell>
          <table:table-cell office:value-type="percentage" office:value="0.11226551226551228" table:formula="of:=([.T128]+[.AV128]+[.BX128])/3" table:style-name="ce22">
            <text:p>11.23%</text:p>
          </table:table-cell>
          <table:table-cell office:value-type="percentage" office:value="9.2640692640692676E-2" table:formula="of:=([.U128]+[.AW128]+[.BY128])/3" table:style-name="ce22">
            <text:p>9.26%</text:p>
          </table:table-cell>
          <table:table-cell office:value-type="percentage" office:value="0.11428571428571428" table:formula="of:=([.V128]+[.AX128]+[.BZ128])/3" table:style-name="ce22">
            <text:p>11.43%</text:p>
          </table:table-cell>
          <table:table-cell office:value-type="percentage" office:value="0.13448773448773446" table:formula="of:=([.W128]+[.AY128]+[.CA128])/3" table:style-name="ce22">
            <text:p>13.45%</text:p>
          </table:table-cell>
          <table:table-cell office:value-type="percentage" office:value="0.11688311688311687" table:formula="of:=([.X128]+[.AZ128]+[.CB128])/3" table:style-name="ce22">
            <text:p>11.69%</text:p>
          </table:table-cell>
          <table:table-cell office:value-type="percentage" office:value="0.14285714285714288" table:formula="of:=([.Y128]+[.BA128]+[.CC128])/3" table:style-name="ce22">
            <text:p>14.29%</text:p>
          </table:table-cell>
          <table:table-cell office:value-type="percentage" office:value="9.6681096681096645E-2" table:formula="of:=([.Z128]+[.BB128]+[.CD128])/3" table:style-name="ce22">
            <text:p>9.67%</text:p>
          </table:table-cell>
          <table:table-cell office:value-type="percentage" office:value="0.10245310245310248" table:formula="of:=([.AA128]+[.BC128]+[.CE128])/3" table:style-name="ce22">
            <text:p>10.25%</text:p>
          </table:table-cell>
          <table:table-cell office:value-type="percentage" office:value="5.8008658008658065E-2" table:formula="of:=([.AB128]+[.BD128]+[.CF128])/3" table:style-name="ce22">
            <text:p>5.80%</text:p>
          </table:table-cell>
          <table:table-cell office:value-type="percentage" office:value="6.0028860028860077E-2" table:formula="of:=([.AC128]+[.BE128]+[.CG128])/3" table:style-name="ce22">
            <text:p>6.00%</text:p>
          </table:table-cell>
          <table:table-cell office:value-type="percentage" office:value="0.20519480519480524" table:formula="of:=([.AD128]+[.BF128]+[.CH128])/3" table:style-name="ce22">
            <text:p>20.52%</text:p>
          </table:table-cell>
          <table:table-cell office:value-type="percentage" office:value="0.22106782106782111" table:formula="of:=([.AE128]+[.BG128]+[.CI128])/3" table:style-name="ce22">
            <text:p>22.11%</text:p>
          </table:table-cell>
          <table:table-cell table:number-columns-repeated="1628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8" table:style-name="ce1">
            <text:p>18</text:p>
          </table:table-cell>
          <table:table-cell office:value-type="string" table:style-name="ce25">
            <text:p>greenmetals</text:p>
          </table:table-cell>
          <table:table-cell office:value-type="string" table:style-name="ce18">
            <text:p>CDB.V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20">
            <text:p>0.75</text:p>
          </table:table-cell>
          <table:table-cell office:value-type="float" office:value="0.82" table:style-name="ce20">
            <text:p>0.82</text:p>
          </table:table-cell>
          <table:table-cell office:value-type="float" office:value="0.93" table:style-name="ce20">
            <text:p>0.93</text:p>
          </table:table-cell>
          <table:table-cell office:value-type="float" office:value="1.45" table:style-name="ce20">
            <text:p>1.45</text:p>
          </table:table-cell>
          <table:table-cell office:value-type="float" office:value="1.51" table:style-name="ce20">
            <text:p>1.51</text:p>
          </table:table-cell>
          <table:table-cell office:value-type="float" office:value="1.49" table:style-name="ce20">
            <text:p>1.49</text:p>
          </table:table-cell>
          <table:table-cell office:value-type="float" office:value="1.45" table:style-name="ce20">
            <text:p>1.45</text:p>
          </table:table-cell>
          <table:table-cell office:value-type="float" office:value="1.39" table:style-name="ce20">
            <text:p>1.39</text:p>
          </table:table-cell>
          <table:table-cell office:value-type="float" office:value="1.27" table:style-name="ce20">
            <text:p>1.27</text:p>
          </table:table-cell>
          <table:table-cell office:value-type="float" office:value="1.18" table:style-name="ce20">
            <text:p>1.18</text:p>
          </table:table-cell>
          <table:table-cell office:value-type="float" office:value="1.36" table:style-name="ce20">
            <text:p>1.36</text:p>
          </table:table-cell>
          <table:table-cell office:value-type="float" office:value="1.34" table:style-name="ce20">
            <text:p>1.34</text:p>
          </table:table-cell>
          <table:table-cell office:value-type="float" office:value="1.26" table:style-name="ce20">
            <text:p>1.26</text:p>
          </table:table-cell>
          <table:table-cell office:value-type="percentage" office:value="2.7397260273972629E-2" table:formula="of:=([.F129]-[.$E129])/[.$E129]" table:style-name="ce21">
            <text:p>2.74%</text:p>
          </table:table-cell>
          <table:table-cell office:value-type="percentage" office:value="0.12328767123287668" table:formula="of:=([.G129]-[.$E129])/[.$E129]" table:style-name="ce21">
            <text:p>12.33%</text:p>
          </table:table-cell>
          <table:table-cell office:value-type="percentage" office:value="0.27397260273972612" table:formula="of:=([.H129]-[.$E129])/[.$E129]" table:style-name="ce21">
            <text:p>27.40%</text:p>
          </table:table-cell>
          <table:table-cell office:value-type="percentage" office:value="0.98630136986301364" table:formula="of:=([.I129]-[.$E129])/[.$E129]" table:style-name="ce21">
            <text:p>98.63%</text:p>
          </table:table-cell>
          <table:table-cell office:value-type="percentage" office:value="1.0684931506849316" table:formula="of:=([.J129]-[.$E129])/[.$E129]" table:style-name="ce21">
            <text:p>106.85%</text:p>
          </table:table-cell>
          <table:table-cell office:value-type="percentage" office:value="1.0410958904109588" table:formula="of:=([.K129]-[.$E129])/[.$E129]" table:style-name="ce21">
            <text:p>104.11%</text:p>
          </table:table-cell>
          <table:table-cell office:value-type="percentage" office:value="0.98630136986301364" table:formula="of:=([.L129]-[.$E129])/[.$E129]" table:style-name="ce21">
            <text:p>98.63%</text:p>
          </table:table-cell>
          <table:table-cell office:value-type="percentage" office:value="0.90410958904109584" table:formula="of:=([.M129]-[.$E129])/[.$E129]" table:style-name="ce21">
            <text:p>90.41%</text:p>
          </table:table-cell>
          <table:table-cell office:value-type="percentage" office:value="0.73972602739726034" table:formula="of:=([.N129]-[.$E129])/[.$E129]" table:style-name="ce21">
            <text:p>73.97%</text:p>
          </table:table-cell>
          <table:table-cell office:value-type="percentage" office:value="0.61643835616438347" table:formula="of:=([.O129]-[.$E129])/[.$E129]" table:style-name="ce21">
            <text:p>61.64%</text:p>
          </table:table-cell>
          <table:table-cell office:value-type="percentage" office:value="0.86301369863013722" table:formula="of:=([.P129]-[.$E129])/[.$E129]" table:style-name="ce21">
            <text:p>86.30%</text:p>
          </table:table-cell>
          <table:table-cell office:value-type="percentage" office:value="0.8356164383561645" table:formula="of:=([.Q129]-[.$E129])/[.$E129]" table:style-name="ce21">
            <text:p>83.56%</text:p>
          </table:table-cell>
          <table:table-cell office:value-type="percentage" office:value="0.72602739726027399" table:formula="of:=([.R129]-[.$E129])/[.$E129]" table:style-name="ce21">
            <text:p>72.60%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float" office:value="3.35" table:style-name="ce20">
            <text:p>3.35</text:p>
          </table:table-cell>
          <table:table-cell office:value-type="float" office:value="3.35" table:style-name="ce20">
            <text:p>3.35</text:p>
          </table:table-cell>
          <table:table-cell office:value-type="float" office:value="3.69" table:style-name="ce20">
            <text:p>3.69</text:p>
          </table:table-cell>
          <table:table-cell office:value-type="float" office:value="4.17" table:style-name="ce20">
            <text:p>4.17</text:p>
          </table:table-cell>
          <table:table-cell office:value-type="float" office:value="4" table:style-name="ce20">
            <text:p>4</text:p>
          </table:table-cell>
          <table:table-cell office:value-type="float" office:value="4.67" table:style-name="ce20">
            <text:p>4.67</text:p>
          </table:table-cell>
          <table:table-cell office:value-type="float" office:value="4.8600000000000003" table:style-name="ce20">
            <text:p>4.86</text:p>
          </table:table-cell>
          <table:table-cell office:value-type="float" office:value="4.28" table:style-name="ce20">
            <text:p>4.28</text:p>
          </table:table-cell>
          <table:table-cell office:value-type="float" office:value="4.17" table:style-name="ce20">
            <text:p>4.17</text:p>
          </table:table-cell>
          <table:table-cell office:value-type="float" office:value="4.22" table:style-name="ce20">
            <text:p>4.22</text:p>
          </table:table-cell>
          <table:table-cell office:value-type="float" office:value="4.29" table:style-name="ce20">
            <text:p>4.29</text:p>
          </table:table-cell>
          <table:table-cell office:value-type="float" office:value="4.6900000000000004" table:style-name="ce20">
            <text:p>4.69</text:p>
          </table:table-cell>
          <table:table-cell office:value-type="float" office:value="4.6399999999999997" table:style-name="ce20">
            <text:p>4.64</text:p>
          </table:table-cell>
          <table:table-cell office:value-type="percentage" office:value="0.31889763779527563" table:formula="of:=([.AH129]-[.$AG129])/[.$AG129]" table:style-name="ce21">
            <text:p>31.89%</text:p>
          </table:table-cell>
          <table:table-cell office:value-type="percentage" office:value="0.31889763779527563" table:formula="of:=([.AI129]-[.$AG129])/[.$AG129]" table:style-name="ce21">
            <text:p>31.89%</text:p>
          </table:table-cell>
          <table:table-cell office:value-type="percentage" office:value="0.452755905511811" table:formula="of:=([.AJ129]-[.$AG129])/[.$AG129]" table:style-name="ce21">
            <text:p>45.28%</text:p>
          </table:table-cell>
          <table:table-cell office:value-type="percentage" office:value="0.6417322834645669" table:formula="of:=([.AK129]-[.$AG129])/[.$AG129]" table:style-name="ce21">
            <text:p>64.17%</text:p>
          </table:table-cell>
          <table:table-cell office:value-type="percentage" office:value="0.57480314960629919" table:formula="of:=([.AL129]-[.$AG129])/[.$AG129]" table:style-name="ce21">
            <text:p>57.48%</text:p>
          </table:table-cell>
          <table:table-cell office:value-type="percentage" office:value="0.83858267716535428" table:formula="of:=([.AM129]-[.$AG129])/[.$AG129]" table:style-name="ce21">
            <text:p>83.86%</text:p>
          </table:table-cell>
          <table:table-cell office:value-type="percentage" office:value="0.9133858267716537" table:formula="of:=([.AN129]-[.$AG129])/[.$AG129]" table:style-name="ce21">
            <text:p>91.34%</text:p>
          </table:table-cell>
          <table:table-cell office:value-type="percentage" office:value="0.68503937007874027" table:formula="of:=([.AO129]-[.$AG129])/[.$AG129]" table:style-name="ce21">
            <text:p>68.50%</text:p>
          </table:table-cell>
          <table:table-cell office:value-type="percentage" office:value="0.6417322834645669" table:formula="of:=([.AP129]-[.$AG129])/[.$AG129]" table:style-name="ce21">
            <text:p>64.17%</text:p>
          </table:table-cell>
          <table:table-cell office:value-type="percentage" office:value="0.66141732283464549" table:formula="of:=([.AQ129]-[.$AG129])/[.$AG129]" table:style-name="ce21">
            <text:p>66.14%</text:p>
          </table:table-cell>
          <table:table-cell office:value-type="percentage" office:value="0.6889763779527559" table:formula="of:=([.AR129]-[.$AG129])/[.$AG129]" table:style-name="ce21">
            <text:p>68.90%</text:p>
          </table:table-cell>
          <table:table-cell office:value-type="percentage" office:value="0.84645669291338599" table:formula="of:=([.AS129]-[.$AG129])/[.$AG129]" table:style-name="ce21">
            <text:p>84.65%</text:p>
          </table:table-cell>
          <table:table-cell office:value-type="percentage" office:value="0.82677165354330695" table:formula="of:=([.AT129]-[.$AG129])/[.$AG129]" table:style-name="ce21">
            <text:p>82.68%</text:p>
          </table:table-cell>
          <table:table-cell office:value-type="string" table:style-name="ce18">
            <text:p>CNL.TO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4.4000000000000004" table:style-name="ce20">
            <text:p>4.4</text:p>
          </table:table-cell>
          <table:table-cell office:value-type="float" office:value="4.3499999999999996" table:style-name="ce20">
            <text:p>4.35</text:p>
          </table:table-cell>
          <table:table-cell office:value-type="float" office:value="4.5599999999999996" table:style-name="ce20">
            <text:p>4.56</text:p>
          </table:table-cell>
          <table:table-cell office:value-type="float" office:value="4.34" table:style-name="ce20">
            <text:p>4.34</text:p>
          </table:table-cell>
          <table:table-cell office:value-type="float" office:value="4.5199999999999996" table:style-name="ce20">
            <text:p>4.52</text:p>
          </table:table-cell>
          <table:table-cell office:value-type="float" office:value="5.31" table:style-name="ce20">
            <text:p>5.31</text:p>
          </table:table-cell>
          <table:table-cell office:value-type="float" office:value="5.53" table:style-name="ce20">
            <text:p>5.53</text:p>
          </table:table-cell>
          <table:table-cell office:value-type="float" office:value="5.1100000000000003" table:style-name="ce20">
            <text:p>5.11</text:p>
          </table:table-cell>
          <table:table-cell office:value-type="float" office:value="4.32" table:style-name="ce20">
            <text:p>4.32</text:p>
          </table:table-cell>
          <table:table-cell office:value-type="float" office:value="4.08" table:style-name="ce20">
            <text:p>4.08</text:p>
          </table:table-cell>
          <table:table-cell office:value-type="float" office:value="4.16" table:style-name="ce20">
            <text:p>4.16</text:p>
          </table:table-cell>
          <table:table-cell office:value-type="float" office:value="4.2300000000000004" table:style-name="ce20">
            <text:p>4.23</text:p>
          </table:table-cell>
          <table:table-cell office:value-type="float" office:value="4.01" table:style-name="ce20">
            <text:p>4.01</text:p>
          </table:table-cell>
          <table:table-cell office:value-type="percentage" office:value="0" table:formula="of:=([.BJ129]-[.$BI129])/[.$BI129]" table:style-name="ce21">
            <text:p>0.00%</text:p>
          </table:table-cell>
          <table:table-cell office:value-type="percentage" office:value="-1.1363636363636524E-2" table:formula="of:=([.BK129]-[.$BI129])/[.$BI129]" table:style-name="ce21">
            <text:p>-1.14%</text:p>
          </table:table-cell>
          <table:table-cell office:value-type="percentage" office:value="3.6363636363636188E-2" table:formula="of:=([.BL129]-[.$BI129])/[.$BI129]" table:style-name="ce21">
            <text:p>3.64%</text:p>
          </table:table-cell>
          <table:table-cell office:value-type="percentage" office:value="-1.3636363636363748E-2" table:formula="of:=([.BM129]-[.$BI129])/[.$BI129]" table:style-name="ce21">
            <text:p>-1.36%</text:p>
          </table:table-cell>
          <table:table-cell office:value-type="percentage" office:value="2.7272727272727094E-2" table:formula="of:=([.BN129]-[.$BI129])/[.$BI129]" table:style-name="ce21">
            <text:p>2.73%</text:p>
          </table:table-cell>
          <table:table-cell office:value-type="percentage" office:value="0.20681818181818162" table:formula="of:=([.BO129]-[.$BI129])/[.$BI129]" table:style-name="ce21">
            <text:p>20.68%</text:p>
          </table:table-cell>
          <table:table-cell office:value-type="percentage" office:value="0.25681818181818178" table:formula="of:=([.BP129]-[.$BI129])/[.$BI129]" table:style-name="ce21">
            <text:p>25.68%</text:p>
          </table:table-cell>
          <table:table-cell office:value-type="percentage" office:value="0.16136363636363635" table:formula="of:=([.BQ129]-[.$BI129])/[.$BI129]" table:style-name="ce21">
            <text:p>16.14%</text:p>
          </table:table-cell>
          <table:table-cell office:value-type="percentage" office:value="-1.8181818181818195E-2" table:formula="of:=([.BR129]-[.$BI129])/[.$BI129]" table:style-name="ce21">
            <text:p>-1.82%</text:p>
          </table:table-cell>
          <table:table-cell office:value-type="percentage" office:value="-7.2727272727272779E-2" table:formula="of:=([.BS129]-[.$BI129])/[.$BI129]" table:style-name="ce21">
            <text:p>-7.27%</text:p>
          </table:table-cell>
          <table:table-cell office:value-type="percentage" office:value="-5.4545454545454591E-2" table:formula="of:=([.BT129]-[.$BI129])/[.$BI129]" table:style-name="ce21">
            <text:p>-5.45%</text:p>
          </table:table-cell>
          <table:table-cell office:value-type="percentage" office:value="-3.8636363636363615E-2" table:formula="of:=([.BU129]-[.$BI129])/[.$BI129]" table:style-name="ce21">
            <text:p>-3.86%</text:p>
          </table:table-cell>
          <table:table-cell office:value-type="percentage" office:value="-8.8636363636363763E-2" table:formula="of:=([.BV129]-[.$BI129])/[.$BI129]" table:style-name="ce21">
            <text:p>-8.86%</text:p>
          </table:table-cell>
          <table:table-cell office:value-type="string" table:style-name="ce25">
            <text:p>greenmetals</text:p>
          </table:table-cell>
          <table:table-cell office:value-type="percentage" office:value="0.11543163268974943" table:formula="of:=([.S129]+[.AU129]+[.BW129])/3" table:style-name="ce22">
            <text:p>11.54%</text:p>
          </table:table-cell>
          <table:table-cell office:value-type="percentage" office:value="0.14360722422150526" table:formula="of:=([.T129]+[.AV129]+[.BX129])/3" table:style-name="ce22">
            <text:p>14.36%</text:p>
          </table:table-cell>
          <table:table-cell office:value-type="percentage" office:value="0.25436404820505776" table:formula="of:=([.U129]+[.AW129]+[.BY129])/3" table:style-name="ce22">
            <text:p>25.44%</text:p>
          </table:table-cell>
          <table:table-cell office:value-type="percentage" office:value="0.53813242989707233" table:formula="of:=([.V129]+[.AX129]+[.BZ129])/3" table:style-name="ce22">
            <text:p>53.81%</text:p>
          </table:table-cell>
          <table:table-cell office:value-type="percentage" office:value="0.55685634252131933" table:formula="of:=([.W129]+[.AY129]+[.CA129])/3" table:style-name="ce22">
            <text:p>55.69%</text:p>
          </table:table-cell>
          <table:table-cell office:value-type="percentage" office:value="0.69549891646483164" table:formula="of:=([.X129]+[.AZ129]+[.CB129])/3" table:style-name="ce22">
            <text:p>69.55%</text:p>
          </table:table-cell>
          <table:table-cell office:value-type="percentage" office:value="0.71883512615094969" table:formula="of:=([.Y129]+[.BA129]+[.CC129])/3" table:style-name="ce22">
            <text:p>71.88%</text:p>
          </table:table-cell>
          <table:table-cell office:value-type="percentage" office:value="0.58350419849449087" table:formula="of:=([.Z129]+[.BB129]+[.CD129])/3" table:style-name="ce22">
            <text:p>58.35%</text:p>
          </table:table-cell>
          <table:table-cell office:value-type="percentage" office:value="0.454425497560003" table:formula="of:=([.AA129]+[.BC129]+[.CE129])/3" table:style-name="ce22">
            <text:p>45.44%</text:p>
          </table:table-cell>
          <table:table-cell office:value-type="percentage" office:value="0.40170946875725205" table:formula="of:=([.AB129]+[.BD129]+[.CF129])/3" table:style-name="ce22">
            <text:p>40.17%</text:p>
          </table:table-cell>
          <table:table-cell office:value-type="percentage" office:value="0.49914820734581283" table:formula="of:=([.AC129]+[.BE129]+[.CG129])/3" table:style-name="ce22">
            <text:p>49.91%</text:p>
          </table:table-cell>
          <table:table-cell office:value-type="percentage" office:value="0.54781225587772897" table:formula="of:=([.AD129]+[.BF129]+[.CH129])/3" table:style-name="ce22">
            <text:p>54.78%</text:p>
          </table:table-cell>
          <table:table-cell office:value-type="percentage" office:value="0.48805422905573903" table:formula="of:=([.AE129]+[.BG129]+[.CI129])/3" table:style-name="ce22">
            <text:p>48.81%</text:p>
          </table:table-cell>
          <table:table-cell table:number-columns-repeated="1628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5" table:style-name="ce1">
            <text:p>35</text:p>
          </table:table-cell>
          <table:table-cell office:value-type="string" table:style-name="ce25">
            <text:p>kayo</text:p>
          </table:table-cell>
          <table:table-cell office:value-type="string" table:style-name="ce18">
            <text:p>RYR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05" table:style-name="ce20">
            <text:p>0.105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percentage" office:value="0.11764705882352934" table:formula="of:=([.F130]-[.$E130])/[.$E130]" table:style-name="ce21">
            <text:p>11.76%</text:p>
          </table:table-cell>
          <table:table-cell office:value-type="percentage" office:value="0.23529411764705868" table:formula="of:=([.G130]-[.$E130])/[.$E130]" table:style-name="ce21">
            <text:p>23.53%</text:p>
          </table:table-cell>
          <table:table-cell office:value-type="percentage" office:value="0.23529411764705868" table:formula="of:=([.H130]-[.$E130])/[.$E130]" table:style-name="ce21">
            <text:p>23.53%</text:p>
          </table:table-cell>
          <table:table-cell office:value-type="percentage" office:value="5.8823529411764594E-2" table:formula="of:=([.I130]-[.$E130])/[.$E130]" table:style-name="ce21">
            <text:p>5.88%</text:p>
          </table:table-cell>
          <table:table-cell office:value-type="percentage" office:value="5.8823529411764594E-2" table:formula="of:=([.J130]-[.$E130])/[.$E130]" table:style-name="ce21">
            <text:p>5.88%</text:p>
          </table:table-cell>
          <table:table-cell office:value-type="percentage" office:value="0.1764705882352941" table:formula="of:=([.K130]-[.$E130])/[.$E130]" table:style-name="ce21">
            <text:p>17.65%</text:p>
          </table:table-cell>
          <table:table-cell office:value-type="percentage" office:value="0.1764705882352941" table:formula="of:=([.L130]-[.$E130])/[.$E130]" table:style-name="ce21">
            <text:p>17.65%</text:p>
          </table:table-cell>
          <table:table-cell office:value-type="percentage" office:value="5.8823529411764594E-2" table:formula="of:=([.M130]-[.$E130])/[.$E130]" table:style-name="ce21">
            <text:p>5.88%</text:p>
          </table:table-cell>
          <table:table-cell office:value-type="percentage" office:value="0.1764705882352941" table:formula="of:=([.N130]-[.$E130])/[.$E130]" table:style-name="ce21">
            <text:p>17.65%</text:p>
          </table:table-cell>
          <table:table-cell office:value-type="percentage" office:value="5.8823529411764594E-2" table:formula="of:=([.O130]-[.$E130])/[.$E130]" table:style-name="ce21">
            <text:p>5.88%</text:p>
          </table:table-cell>
          <table:table-cell office:value-type="percentage" office:value="0.11764705882352934" table:formula="of:=([.P130]-[.$E130])/[.$E130]" table:style-name="ce21">
            <text:p>11.76%</text:p>
          </table:table-cell>
          <table:table-cell office:value-type="percentage" office:value="5.8823529411764594E-2" table:formula="of:=([.Q130]-[.$E130])/[.$E130]" table:style-name="ce21">
            <text:p>5.88%</text:p>
          </table:table-cell>
          <table:table-cell office:value-type="percentage" office:value="5.8823529411764594E-2" table:formula="of:=([.R130]-[.$E130])/[.$E130]" table:style-name="ce21">
            <text:p>5.88%</text:p>
          </table:table-cell>
          <table:table-cell office:value-type="string" table:style-name="ce18">
            <text:p>SIC.V</text:p>
          </table:table-cell>
          <table:table-cell office:value-type="float" office:value="5.5E-2" table:style-name="ce19">
            <text:p>0.05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percentage" office:value="0.27272727272727282" table:formula="of:=([.AH130]-[.$AG130])/[.$AG130]" table:style-name="ce21">
            <text:p>27.27%</text:p>
          </table:table-cell>
          <table:table-cell office:value-type="percentage" office:value="0.27272727272727282" table:formula="of:=([.AI130]-[.$AG130])/[.$AG130]" table:style-name="ce21">
            <text:p>27.27%</text:p>
          </table:table-cell>
          <table:table-cell office:value-type="percentage" office:value="0.18181818181818185" table:formula="of:=([.AJ130]-[.$AG130])/[.$AG130]" table:style-name="ce21">
            <text:p>18.18%</text:p>
          </table:table-cell>
          <table:table-cell office:value-type="percentage" office:value="0.27272727272727282" table:formula="of:=([.AK130]-[.$AG130])/[.$AG130]" table:style-name="ce21">
            <text:p>27.27%</text:p>
          </table:table-cell>
          <table:table-cell office:value-type="percentage" office:value="0.27272727272727282" table:formula="of:=([.AL130]-[.$AG130])/[.$AG130]" table:style-name="ce21">
            <text:p>27.27%</text:p>
          </table:table-cell>
          <table:table-cell office:value-type="percentage" office:value="0.72727272727272729" table:formula="of:=([.AM130]-[.$AG130])/[.$AG130]" table:style-name="ce21">
            <text:p>72.73%</text:p>
          </table:table-cell>
          <table:table-cell office:value-type="percentage" office:value="0.81818181818181823" table:formula="of:=([.AN130]-[.$AG130])/[.$AG130]" table:style-name="ce21">
            <text:p>81.82%</text:p>
          </table:table-cell>
          <table:table-cell office:value-type="percentage" office:value="0.63636363636363624" table:formula="of:=([.AO130]-[.$AG130])/[.$AG130]" table:style-name="ce21">
            <text:p>63.64%</text:p>
          </table:table-cell>
          <table:table-cell office:value-type="percentage" office:value="0.36363636363636359" table:formula="of:=([.AP130]-[.$AG130])/[.$AG130]" table:style-name="ce21">
            <text:p>36.36%</text:p>
          </table:table-cell>
          <table:table-cell office:value-type="percentage" office:value="0.18181818181818185" table:formula="of:=([.AQ130]-[.$AG130])/[.$AG130]" table:style-name="ce21">
            <text:p>18.18%</text:p>
          </table:table-cell>
          <table:table-cell office:value-type="percentage" office:value="0.36363636363636359" table:formula="of:=([.AR130]-[.$AG130])/[.$AG130]" table:style-name="ce21">
            <text:p>36.36%</text:p>
          </table:table-cell>
          <table:table-cell office:value-type="percentage" office:value="0.18181818181818185" table:formula="of:=([.AS130]-[.$AG130])/[.$AG130]" table:style-name="ce21">
            <text:p>18.18%</text:p>
          </table:table-cell>
          <table:table-cell office:value-type="percentage" office:value="0.27272727272727282" table:formula="of:=([.AT130]-[.$AG130])/[.$AG130]" table:style-name="ce21">
            <text:p>27.27%</text:p>
          </table:table-cell>
          <table:table-cell office:value-type="string" table:style-name="ce18">
            <text:p>ADK.V</text:p>
          </table:table-cell>
          <table:table-cell office:value-type="float" office:value="0.125" table:style-name="ce19">
            <text:p>0.12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6" table:style-name="ce20">
            <text:p>0.16</text:p>
          </table:table-cell>
          <table:table-cell office:value-type="float" office:value="0.18" table:style-name="ce20">
            <text:p>0.18</text:p>
          </table:table-cell>
          <table:table-cell office:value-type="float" office:value="0.185" table:style-name="ce20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55" table:style-name="ce20">
            <text:p>0.15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percentage" office:value="8.0000000000000071E-2" table:formula="of:=([.BJ130]-[.$BI130])/[.$BI130]" table:style-name="ce21">
            <text:p>8.00%</text:p>
          </table:table-cell>
          <table:table-cell office:value-type="percentage" office:value="0.28000000000000003" table:formula="of:=([.BK130]-[.$BI130])/[.$BI130]" table:style-name="ce21">
            <text:p>28.00%</text:p>
          </table:table-cell>
          <table:table-cell office:value-type="percentage" office:value="0.43999999999999995" table:formula="of:=([.BL130]-[.$BI130])/[.$BI130]" table:style-name="ce21">
            <text:p>44.00%</text:p>
          </table:table-cell>
          <table:table-cell office:value-type="percentage" office:value="0.48" table:formula="of:=([.BM130]-[.$BI130])/[.$BI130]" table:style-name="ce21">
            <text:p>48.00%</text:p>
          </table:table-cell>
          <table:table-cell office:value-type="percentage" office:value="0.39999999999999991" table:formula="of:=([.BN130]-[.$BI130])/[.$BI130]" table:style-name="ce21">
            <text:p>40.00%</text:p>
          </table:table-cell>
          <table:table-cell office:value-type="percentage" office:value="0.24" table:formula="of:=([.BO130]-[.$BI130])/[.$BI130]" table:style-name="ce21">
            <text:p>24.00%</text:p>
          </table:table-cell>
          <table:table-cell office:value-type="percentage" office:value="0.15999999999999992" table:formula="of:=([.BP130]-[.$BI130])/[.$BI130]" table:style-name="ce21">
            <text:p>16.00%</text:p>
          </table:table-cell>
          <table:table-cell office:value-type="percentage" office:value="0.39999999999999991" table:formula="of:=([.BQ130]-[.$BI130])/[.$BI130]" table:style-name="ce21">
            <text:p>40.00%</text:p>
          </table:table-cell>
          <table:table-cell office:value-type="percentage" office:value="0.3600000000000001" table:formula="of:=([.BR130]-[.$BI130])/[.$BI130]" table:style-name="ce21">
            <text:p>36.00%</text:p>
          </table:table-cell>
          <table:table-cell office:value-type="percentage" office:value="0.39999999999999991" table:formula="of:=([.BS130]-[.$BI130])/[.$BI130]" table:style-name="ce21">
            <text:p>40.00%</text:p>
          </table:table-cell>
          <table:table-cell office:value-type="percentage" office:value="0.3600000000000001" table:formula="of:=([.BT130]-[.$BI130])/[.$BI130]" table:style-name="ce21">
            <text:p>36.00%</text:p>
          </table:table-cell>
          <table:table-cell office:value-type="percentage" office:value="0.12000000000000011" table:formula="of:=([.BU130]-[.$BI130])/[.$BI130]" table:style-name="ce21">
            <text:p>12.00%</text:p>
          </table:table-cell>
          <table:table-cell office:value-type="percentage" office:value="0.19999999999999996" table:formula="of:=([.BV130]-[.$BI130])/[.$BI130]" table:style-name="ce21">
            <text:p>20.00%</text:p>
          </table:table-cell>
          <table:table-cell office:value-type="string" table:style-name="ce25">
            <text:p>kayo</text:p>
          </table:table-cell>
          <table:table-cell office:value-type="percentage" office:value="0.15679144385026741" table:formula="of:=([.S130]+[.AU130]+[.BW130])/3" table:style-name="ce22">
            <text:p>15.68%</text:p>
          </table:table-cell>
          <table:table-cell office:value-type="percentage" office:value="0.26267379679144381" table:formula="of:=([.T130]+[.AV130]+[.BX130])/3" table:style-name="ce22">
            <text:p>26.27%</text:p>
          </table:table-cell>
          <table:table-cell office:value-type="percentage" office:value="0.28570409982174683" table:formula="of:=([.U130]+[.AW130]+[.BY130])/3" table:style-name="ce22">
            <text:p>28.57%</text:p>
          </table:table-cell>
          <table:table-cell office:value-type="percentage" office:value="0.2705169340463458" table:formula="of:=([.V130]+[.AX130]+[.BZ130])/3" table:style-name="ce22">
            <text:p>27.05%</text:p>
          </table:table-cell>
          <table:table-cell office:value-type="percentage" office:value="0.2438502673796791" table:formula="of:=([.W130]+[.AY130]+[.CA130])/3" table:style-name="ce22">
            <text:p>24.39%</text:p>
          </table:table-cell>
          <table:table-cell office:value-type="percentage" office:value="0.38124777183600717" table:formula="of:=([.X130]+[.AZ130]+[.CB130])/3" table:style-name="ce22">
            <text:p>38.12%</text:p>
          </table:table-cell>
          <table:table-cell office:value-type="percentage" office:value="0.38488413547237071" table:formula="of:=([.Y130]+[.BA130]+[.CC130])/3" table:style-name="ce22">
            <text:p>38.49%</text:p>
          </table:table-cell>
          <table:table-cell office:value-type="percentage" office:value="0.36506238859180024" table:formula="of:=([.Z130]+[.BB130]+[.CD130])/3" table:style-name="ce22">
            <text:p>36.51%</text:p>
          </table:table-cell>
          <table:table-cell office:value-type="percentage" office:value="0.30003565062388593" table:formula="of:=([.AA130]+[.BC130]+[.CE130])/3" table:style-name="ce22">
            <text:p>30.00%</text:p>
          </table:table-cell>
          <table:table-cell office:value-type="percentage" office:value="0.21354723707664877" table:formula="of:=([.AB130]+[.BD130]+[.CF130])/3" table:style-name="ce22">
            <text:p>21.35%</text:p>
          </table:table-cell>
          <table:table-cell office:value-type="percentage" office:value="0.28042780748663104" table:formula="of:=([.AC130]+[.BE130]+[.CG130])/3" table:style-name="ce22">
            <text:p>28.04%</text:p>
          </table:table-cell>
          <table:table-cell office:value-type="percentage" office:value="0.12021390374331552" table:formula="of:=([.AD130]+[.BF130]+[.CH130])/3" table:style-name="ce22">
            <text:p>12.02%</text:p>
          </table:table-cell>
          <table:table-cell office:value-type="percentage" office:value="0.17718360071301245" table:formula="of:=([.AE130]+[.BG130]+[.CI130])/3" table:style-name="ce22">
            <text:p>17.72%</text:p>
          </table:table-cell>
          <table:table-cell table:number-columns-repeated="1628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string" table:style-name="ce25">
            <text:p>CommodityPro</text:p>
          </table:table-cell>
          <table:table-cell office:value-type="string" table:style-name="ce18">
            <text:p>FIN.CN</text:p>
          </table:table-cell>
          <table:table-cell office:value-type="float" office:value="0.34499999999999997" table:style-name="ce19">
            <text:p>0.345</text:p>
          </table:table-cell>
          <table:table-cell office:value-type="float" office:value="0.39" table:style-name="ce20">
            <text:p>0.39</text:p>
          </table:table-cell>
          <table:table-cell office:value-type="float" office:value="0.4" table:style-name="ce20">
            <text:p>0.4</text:p>
          </table:table-cell>
          <table:table-cell office:value-type="float" office:value="0.36" table:style-name="ce20">
            <text:p>0.36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35" table:style-name="ce20">
            <text:p>0.35</text:p>
          </table:table-cell>
          <table:table-cell office:value-type="float" office:value="0.17" table:style-name="ce20">
            <text:p>0.17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percentage" office:value="0.13043478260869579" table:formula="of:=([.F131]-[.$E131])/[.$E131]" table:style-name="ce21">
            <text:p>13.04%</text:p>
          </table:table-cell>
          <table:table-cell office:value-type="percentage" office:value="0.15942028985507262" table:formula="of:=([.G131]-[.$E131])/[.$E131]" table:style-name="ce21">
            <text:p>15.94%</text:p>
          </table:table-cell>
          <table:table-cell office:value-type="percentage" office:value="4.3478260869565258E-2" table:formula="of:=([.H131]-[.$E131])/[.$E131]" table:style-name="ce21">
            <text:p>4.35%</text:p>
          </table:table-cell>
          <table:table-cell office:value-type="percentage" office:value="1.449275362318842E-2" table:formula="of:=([.I131]-[.$E131])/[.$E131]" table:style-name="ce21">
            <text:p>1.45%</text:p>
          </table:table-cell>
          <table:table-cell office:value-type="percentage" office:value="1.449275362318842E-2" table:formula="of:=([.J131]-[.$E131])/[.$E131]" table:style-name="ce21">
            <text:p>1.45%</text:p>
          </table:table-cell>
          <table:table-cell office:value-type="percentage" office:value="1.449275362318842E-2" table:formula="of:=([.K131]-[.$E131])/[.$E131]" table:style-name="ce21">
            <text:p>1.45%</text:p>
          </table:table-cell>
          <table:table-cell office:value-type="percentage" office:value="1.449275362318842E-2" table:formula="of:=([.L131]-[.$E131])/[.$E131]" table:style-name="ce21">
            <text:p>1.45%</text:p>
          </table:table-cell>
          <table:table-cell office:value-type="percentage" office:value="1.449275362318842E-2" table:formula="of:=([.M131]-[.$E131])/[.$E131]" table:style-name="ce21">
            <text:p>1.45%</text:p>
          </table:table-cell>
          <table:table-cell office:value-type="percentage" office:value="1.449275362318842E-2" table:formula="of:=([.N131]-[.$E131])/[.$E131]" table:style-name="ce21">
            <text:p>1.45%</text:p>
          </table:table-cell>
          <table:table-cell office:value-type="percentage" office:value="1.449275362318842E-2" table:formula="of:=([.O131]-[.$E131])/[.$E131]" table:style-name="ce21">
            <text:p>1.45%</text:p>
          </table:table-cell>
          <table:table-cell office:value-type="percentage" office:value="-0.50724637681159412" table:formula="of:=([.P131]-[.$E131])/[.$E131]" table:style-name="ce21">
            <text:p>-50.72%</text:p>
          </table:table-cell>
          <table:table-cell office:value-type="percentage" office:value="-0.6376811594202898" table:formula="of:=([.Q131]-[.$E131])/[.$E131]" table:style-name="ce21">
            <text:p>-63.77%</text:p>
          </table:table-cell>
          <table:table-cell office:value-type="percentage" office:value="-0.65217391304347827" table:formula="of:=([.R131]-[.$E131])/[.$E131]" table:style-name="ce21">
            <text:p>-65.22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131]-[.$AG131])/[.$AG131]" table:style-name="ce21">
            <text:p>-20.83%</text:p>
          </table:table-cell>
          <table:table-cell office:value-type="percentage" office:value="-0.20833333333333329" table:formula="of:=([.AI131]-[.$AG131])/[.$AG131]" table:style-name="ce21">
            <text:p>-20.83%</text:p>
          </table:table-cell>
          <table:table-cell office:value-type="percentage" office:value="-8.3333333333333301E-2" table:formula="of:=([.AJ131]-[.$AG131])/[.$AG131]" table:style-name="ce21">
            <text:p>-8.33%</text:p>
          </table:table-cell>
          <table:table-cell office:value-type="percentage" office:value="-0.25" table:formula="of:=([.AK131]-[.$AG131])/[.$AG131]" table:style-name="ce21">
            <text:p>-25.00%</text:p>
          </table:table-cell>
          <table:table-cell office:value-type="percentage" office:value="-0.29166666666666657" table:formula="of:=([.AL131]-[.$AG131])/[.$AG131]" table:style-name="ce21">
            <text:p>-29.17%</text:p>
          </table:table-cell>
          <table:table-cell office:value-type="percentage" office:value="-0.33333333333333331" table:formula="of:=([.AM131]-[.$AG131])/[.$AG131]" table:style-name="ce21">
            <text:p>-33.33%</text:p>
          </table:table-cell>
          <table:table-cell office:value-type="percentage" office:value="-0.41666666666666657" table:formula="of:=([.AN131]-[.$AG131])/[.$AG131]" table:style-name="ce21">
            <text:p>-41.67%</text:p>
          </table:table-cell>
          <table:table-cell office:value-type="percentage" office:value="-0.33333333333333331" table:formula="of:=([.AO131]-[.$AG131])/[.$AG131]" table:style-name="ce21">
            <text:p>-33.33%</text:p>
          </table:table-cell>
          <table:table-cell office:value-type="percentage" office:value="-0.25" table:formula="of:=([.AP131]-[.$AG131])/[.$AG131]" table:style-name="ce21">
            <text:p>-25.00%</text:p>
          </table:table-cell>
          <table:table-cell office:value-type="percentage" office:value="0" table:formula="of:=([.AQ131]-[.$AG131])/[.$AG131]" table:style-name="ce21">
            <text:p>0.00%</text:p>
          </table:table-cell>
          <table:table-cell office:value-type="percentage" office:value="-0.25" table:formula="of:=([.AR131]-[.$AG131])/[.$AG131]" table:style-name="ce21">
            <text:p>-25.00%</text:p>
          </table:table-cell>
          <table:table-cell office:value-type="percentage" office:value="-0.1666666666666666" table:formula="of:=([.AS131]-[.$AG131])/[.$AG131]" table:style-name="ce21">
            <text:p>-16.67%</text:p>
          </table:table-cell>
          <table:table-cell office:value-type="percentage" office:value="-0.29166666666666657" table:formula="of:=([.AT131]-[.$AG131])/[.$AG131]" table:style-name="ce21">
            <text:p>-29.17%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BJ131]-[.$BI131])/[.$BI131]" table:style-name="ce21">
            <text:p>-5.26%</text:p>
          </table:table-cell>
          <table:table-cell office:value-type="percentage" office:value="-0.10526315789473675" table:formula="of:=([.BK131]-[.$BI131])/[.$BI131]" table:style-name="ce21">
            <text:p>-10.53%</text:p>
          </table:table-cell>
          <table:table-cell office:value-type="percentage" office:value="-0.10526315789473675" table:formula="of:=([.BL131]-[.$BI131])/[.$BI131]" table:style-name="ce21">
            <text:p>-10.53%</text:p>
          </table:table-cell>
          <table:table-cell office:value-type="percentage" office:value="0" table:formula="of:=([.BM131]-[.$BI131])/[.$BI131]" table:style-name="ce21">
            <text:p>0.00%</text:p>
          </table:table-cell>
          <table:table-cell office:value-type="percentage" office:value="0" table:formula="of:=([.BN131]-[.$BI131])/[.$BI131]" table:style-name="ce21">
            <text:p>0.00%</text:p>
          </table:table-cell>
          <table:table-cell office:value-type="percentage" office:value="-8.7719298245613919E-2" table:formula="of:=([.BO131]-[.$BI131])/[.$BI131]" table:style-name="ce21">
            <text:p>-8.77%</text:p>
          </table:table-cell>
          <table:table-cell office:value-type="percentage" office:value="-0.10526315789473675" table:formula="of:=([.BP131]-[.$BI131])/[.$BI131]" table:style-name="ce21">
            <text:p>-10.53%</text:p>
          </table:table-cell>
          <table:table-cell office:value-type="percentage" office:value="-0.12280701754385957" table:formula="of:=([.BQ131]-[.$BI131])/[.$BI131]" table:style-name="ce21">
            <text:p>-12.28%</text:p>
          </table:table-cell>
          <table:table-cell office:value-type="percentage" office:value="-0.15789473684210523" table:formula="of:=([.BR131]-[.$BI131])/[.$BI131]" table:style-name="ce21">
            <text:p>-15.79%</text:p>
          </table:table-cell>
          <table:table-cell office:value-type="percentage" office:value="-0.26315789473684209" table:formula="of:=([.BS131]-[.$BI131])/[.$BI131]" table:style-name="ce21">
            <text:p>-26.32%</text:p>
          </table:table-cell>
          <table:table-cell office:value-type="percentage" office:value="-0.17543859649122803" table:formula="of:=([.BT131]-[.$BI131])/[.$BI131]" table:style-name="ce21">
            <text:p>-17.54%</text:p>
          </table:table-cell>
          <table:table-cell office:value-type="percentage" office:value="-0.17543859649122803" table:formula="of:=([.BU131]-[.$BI131])/[.$BI131]" table:style-name="ce21">
            <text:p>-17.54%</text:p>
          </table:table-cell>
          <table:table-cell office:value-type="percentage" office:value="-7.0175438596491099E-2" table:formula="of:=([.BV131]-[.$BI131])/[.$BI131]" table:style-name="ce21">
            <text:p>-7.02%</text:p>
          </table:table-cell>
          <table:table-cell office:value-type="string" table:style-name="ce25">
            <text:p>CommodityPro</text:p>
          </table:table-cell>
          <table:table-cell office:value-type="percentage" office:value="-4.3510043224001926E-2" table:formula="of:=([.S131]+[.AU131]+[.BW131])/3" table:style-name="ce22">
            <text:p>-4.35%</text:p>
          </table:table-cell>
          <table:table-cell office:value-type="percentage" office:value="-5.1392067124332474E-2" table:formula="of:=([.T131]+[.AV131]+[.BX131])/3" table:style-name="ce22">
            <text:p>-5.14%</text:p>
          </table:table-cell>
          <table:table-cell office:value-type="percentage" office:value="-4.8372743452834932E-2" table:formula="of:=([.U131]+[.AW131]+[.BY131])/3" table:style-name="ce22">
            <text:p>-4.84%</text:p>
          </table:table-cell>
          <table:table-cell office:value-type="percentage" office:value="-7.85024154589372E-2" table:formula="of:=([.V131]+[.AX131]+[.BZ131])/3" table:style-name="ce22">
            <text:p>-7.85%</text:p>
          </table:table-cell>
          <table:table-cell office:value-type="percentage" office:value="-9.2391304347826053E-2" table:formula="of:=([.W131]+[.AY131]+[.CA131])/3" table:style-name="ce22">
            <text:p>-9.24%</text:p>
          </table:table-cell>
          <table:table-cell office:value-type="percentage" office:value="-0.13551995931858626" table:formula="of:=([.X131]+[.AZ131]+[.CB131])/3" table:style-name="ce22">
            <text:p>-13.55%</text:p>
          </table:table-cell>
          <table:table-cell office:value-type="percentage" office:value="-0.16914569031273829" table:formula="of:=([.Y131]+[.BA131]+[.CC131])/3" table:style-name="ce22">
            <text:p>-16.91%</text:p>
          </table:table-cell>
          <table:table-cell office:value-type="percentage" office:value="-0.14721586575133483" table:formula="of:=([.Z131]+[.BB131]+[.CD131])/3" table:style-name="ce22">
            <text:p>-14.72%</text:p>
          </table:table-cell>
          <table:table-cell office:value-type="percentage" office:value="-0.1311339944063056" table:formula="of:=([.AA131]+[.BC131]+[.CE131])/3" table:style-name="ce22">
            <text:p>-13.11%</text:p>
          </table:table-cell>
          <table:table-cell office:value-type="percentage" office:value="-8.2888380371217887E-2" table:formula="of:=([.AB131]+[.BD131]+[.CF131])/3" table:style-name="ce22">
            <text:p>-8.29%</text:p>
          </table:table-cell>
          <table:table-cell office:value-type="percentage" office:value="-0.31089499110094071" table:formula="of:=([.AC131]+[.BE131]+[.CG131])/3" table:style-name="ce22">
            <text:p>-31.09%</text:p>
          </table:table-cell>
          <table:table-cell office:value-type="percentage" office:value="-0.32659547419272816" table:formula="of:=([.AD131]+[.BF131]+[.CH131])/3" table:style-name="ce22">
            <text:p>-32.66%</text:p>
          </table:table-cell>
          <table:table-cell office:value-type="percentage" office:value="-0.33800533943554528" table:formula="of:=([.AE131]+[.BG131]+[.CI131])/3" table:style-name="ce22">
            <text:p>-33.80%</text:p>
          </table:table-cell>
          <table:table-cell table:number-columns-repeated="1628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0" table:style-name="ce1">
            <text:p>100</text:p>
          </table:table-cell>
          <table:table-cell office:value-type="string" table:style-name="ce25">
            <text:p>DK</text:p>
          </table:table-cell>
          <table:table-cell office:value-type="string" table:style-name="ce18">
            <text:p>ARY.V</text:p>
          </table:table-cell>
          <table:table-cell office:value-type="float" office:value="0.105" table:style-name="ce19">
            <text:p>0.105</text:p>
          </table:table-cell>
          <table:table-cell office:value-type="float" office:value="0.11" table:style-name="ce20">
            <text:p>0.11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1" table:style-name="ce20">
            <text:p>0.11</text:p>
          </table:table-cell>
          <table:table-cell office:value-type="float" office:value="0.12" table:style-name="ce20">
            <text:p>0.12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4.7619047619047665E-2" table:formula="of:=([.F132]-[.$E132])/[.$E132]" table:style-name="ce21">
            <text:p>4.76%</text:p>
          </table:table-cell>
          <table:table-cell office:value-type="percentage" office:value="0.33333333333333354" table:formula="of:=([.G132]-[.$E132])/[.$E132]" table:style-name="ce21">
            <text:p>33.33%</text:p>
          </table:table-cell>
          <table:table-cell office:value-type="percentage" office:value="4.7619047619047665E-2" table:formula="of:=([.H132]-[.$E132])/[.$E132]" table:style-name="ce21">
            <text:p>4.76%</text:p>
          </table:table-cell>
          <table:table-cell office:value-type="percentage" office:value="0.14285714285714285" table:formula="of:=([.I132]-[.$E132])/[.$E132]" table:style-name="ce21">
            <text:p>14.29%</text:p>
          </table:table-cell>
          <table:table-cell office:value-type="percentage" office:value="-4.7619047619047533E-2" table:formula="of:=([.J132]-[.$E132])/[.$E132]" table:style-name="ce21">
            <text:p>-4.76%</text:p>
          </table:table-cell>
          <table:table-cell office:value-type="percentage" office:value="-4.7619047619047533E-2" table:formula="of:=([.K132]-[.$E132])/[.$E132]" table:style-name="ce21">
            <text:p>-4.76%</text:p>
          </table:table-cell>
          <table:table-cell office:value-type="percentage" office:value="0" table:formula="of:=([.L132]-[.$E132])/[.$E132]" table:style-name="ce21">
            <text:p>0.00%</text:p>
          </table:table-cell>
          <table:table-cell office:value-type="percentage" office:value="-4.7619047619047533E-2" table:formula="of:=([.M132]-[.$E132])/[.$E132]" table:style-name="ce21">
            <text:p>-4.76%</text:p>
          </table:table-cell>
          <table:table-cell office:value-type="percentage" office:value="-0.14285714285714285" table:formula="of:=([.N132]-[.$E132])/[.$E132]" table:style-name="ce21">
            <text:p>-14.29%</text:p>
          </table:table-cell>
          <table:table-cell office:value-type="percentage" office:value="-0.14285714285714285" table:formula="of:=([.O132]-[.$E132])/[.$E132]" table:style-name="ce21">
            <text:p>-14.29%</text:p>
          </table:table-cell>
          <table:table-cell office:value-type="percentage" office:value="-4.7619047619047533E-2" table:formula="of:=([.P132]-[.$E132])/[.$E132]" table:style-name="ce21">
            <text:p>-4.76%</text:p>
          </table:table-cell>
          <table:table-cell office:value-type="percentage" office:value="-0.14285714285714285" table:formula="of:=([.Q132]-[.$E132])/[.$E132]" table:style-name="ce21">
            <text:p>-14.29%</text:p>
          </table:table-cell>
          <table:table-cell office:value-type="percentage" office:value="-9.5238095238095191E-2" table:formula="of:=([.R132]-[.$E132])/[.$E132]" table:style-name="ce21">
            <text:p>-9.52%</text:p>
          </table:table-cell>
          <table:table-cell office:value-type="string" table:style-name="ce18">
            <text:p>EQT.V</text:p>
          </table:table-cell>
          <table:table-cell office:value-type="float" office:value="0.25" table:style-name="ce19">
            <text:p>0.2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5" table:style-name="ce20">
            <text:p>0.25</text:p>
          </table:table-cell>
          <table:table-cell office:value-type="float" office:value="0.3" table:style-name="ce20">
            <text:p>0.3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6" table:style-name="ce20">
            <text:p>0.36</text:p>
          </table:table-cell>
          <table:table-cell office:value-type="float" office:value="0.31" table:style-name="ce20">
            <text:p>0.31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6500000000000001" table:style-name="ce20">
            <text:p>0.265</text:p>
          </table:table-cell>
          <table:table-cell office:value-type="float" office:value="0.27" table:style-name="ce20">
            <text:p>0.27</text:p>
          </table:table-cell>
          <table:table-cell office:value-type="float" office:value="0.245" table:style-name="ce20">
            <text:p>0.245</text:p>
          </table:table-cell>
          <table:table-cell office:value-type="percentage" office:value="-7.999999999999996E-2" table:formula="of:=([.AH132]-[.$AG132])/[.$AG132]" table:style-name="ce21">
            <text:p>-8.00%</text:p>
          </table:table-cell>
          <table:table-cell office:value-type="percentage" office:value="-7.999999999999996E-2" table:formula="of:=([.AI132]-[.$AG132])/[.$AG132]" table:style-name="ce21">
            <text:p>-8.00%</text:p>
          </table:table-cell>
          <table:table-cell office:value-type="percentage" office:value="-7.999999999999996E-2" table:formula="of:=([.AJ132]-[.$AG132])/[.$AG132]" table:style-name="ce21">
            <text:p>-8.00%</text:p>
          </table:table-cell>
          <table:table-cell office:value-type="percentage" office:value="0" table:formula="of:=([.AK132]-[.$AG132])/[.$AG132]" table:style-name="ce21">
            <text:p>0.00%</text:p>
          </table:table-cell>
          <table:table-cell office:value-type="percentage" office:value="0.19999999999999996" table:formula="of:=([.AL132]-[.$AG132])/[.$AG132]" table:style-name="ce21">
            <text:p>20.00%</text:p>
          </table:table-cell>
          <table:table-cell office:value-type="percentage" office:value="0.54" table:formula="of:=([.AM132]-[.$AG132])/[.$AG132]" table:style-name="ce21">
            <text:p>54.00%</text:p>
          </table:table-cell>
          <table:table-cell office:value-type="percentage" office:value="0.43999999999999995" table:formula="of:=([.AN132]-[.$AG132])/[.$AG132]" table:style-name="ce21">
            <text:p>44.00%</text:p>
          </table:table-cell>
          <table:table-cell office:value-type="percentage" office:value="0.24" table:formula="of:=([.AO132]-[.$AG132])/[.$AG132]" table:style-name="ce21">
            <text:p>24.00%</text:p>
          </table:table-cell>
          <table:table-cell office:value-type="percentage" office:value="0.15999999999999992" table:formula="of:=([.AP132]-[.$AG132])/[.$AG132]" table:style-name="ce21">
            <text:p>16.00%</text:p>
          </table:table-cell>
          <table:table-cell office:value-type="percentage" office:value="0.10000000000000009" table:formula="of:=([.AQ132]-[.$AG132])/[.$AG132]" table:style-name="ce21">
            <text:p>10.00%</text:p>
          </table:table-cell>
          <table:table-cell office:value-type="percentage" office:value="6.0000000000000053E-2" table:formula="of:=([.AR132]-[.$AG132])/[.$AG132]" table:style-name="ce21">
            <text:p>6.00%</text:p>
          </table:table-cell>
          <table:table-cell office:value-type="percentage" office:value="8.0000000000000071E-2" table:formula="of:=([.AS132]-[.$AG132])/[.$AG132]" table:style-name="ce21">
            <text:p>8.00%</text:p>
          </table:table-cell>
          <table:table-cell office:value-type="percentage" office:value="-2.0000000000000018E-2" table:formula="of:=([.AT132]-[.$AG132])/[.$AG132]" table:style-name="ce21">
            <text:p>-2.00%</text:p>
          </table:table-cell>
          <table:table-cell office:value-type="string" table:style-name="ce18">
            <text:p>AAN.V</text:p>
          </table:table-cell>
          <table:table-cell office:value-type="float" office:value="0.06" table:style-name="ce19">
            <text:p>0.06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0.06" table:style-name="ce20">
            <text:p>0.06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5.5E-2" table:style-name="ce20">
            <text:p>0.055</text:p>
          </table:table-cell>
          <table:table-cell office:value-type="float" office:value="0.06" table:style-name="ce20">
            <text:p>0.06</text:p>
          </table:table-cell>
          <table:table-cell office:value-type="float" office:value="0.06" table:style-name="ce20">
            <text:p>0.06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percentage" office:value="8.3333333333333412E-2" table:formula="of:=([.BJ132]-[.$BI132])/[.$BI132]" table:style-name="ce21">
            <text:p>8.33%</text:p>
          </table:table-cell>
          <table:table-cell office:value-type="percentage" office:value="8.3333333333333412E-2" table:formula="of:=([.BK132]-[.$BI132])/[.$BI132]" table:style-name="ce21">
            <text:p>8.33%</text:p>
          </table:table-cell>
          <table:table-cell office:value-type="percentage" office:value="8.3333333333333412E-2" table:formula="of:=([.BL132]-[.$BI132])/[.$BI132]" table:style-name="ce21">
            <text:p>8.33%</text:p>
          </table:table-cell>
          <table:table-cell office:value-type="percentage" office:value="8.3333333333333412E-2" table:formula="of:=([.BM132]-[.$BI132])/[.$BI132]" table:style-name="ce21">
            <text:p>8.33%</text:p>
          </table:table-cell>
          <table:table-cell office:value-type="percentage" office:value="0" table:formula="of:=([.BN132]-[.$BI132])/[.$BI132]" table:style-name="ce21">
            <text:p>0.00%</text:p>
          </table:table-cell>
          <table:table-cell office:value-type="percentage" office:value="8.3333333333333412E-2" table:formula="of:=([.BO132]-[.$BI132])/[.$BI132]" table:style-name="ce21">
            <text:p>8.33%</text:p>
          </table:table-cell>
          <table:table-cell office:value-type="percentage" office:value="0" table:formula="of:=([.BP132]-[.$BI132])/[.$BI132]" table:style-name="ce21">
            <text:p>0.00%</text:p>
          </table:table-cell>
          <table:table-cell office:value-type="percentage" office:value="8.3333333333333412E-2" table:formula="of:=([.BQ132]-[.$BI132])/[.$BI132]" table:style-name="ce21">
            <text:p>8.33%</text:p>
          </table:table-cell>
          <table:table-cell office:value-type="percentage" office:value="-8.3333333333333301E-2" table:formula="of:=([.BR132]-[.$BI132])/[.$BI132]" table:style-name="ce21">
            <text:p>-8.33%</text:p>
          </table:table-cell>
          <table:table-cell office:value-type="percentage" office:value="0" table:formula="of:=([.BS132]-[.$BI132])/[.$BI132]" table:style-name="ce21">
            <text:p>0.00%</text:p>
          </table:table-cell>
          <table:table-cell office:value-type="percentage" office:value="0" table:formula="of:=([.BT132]-[.$BI132])/[.$BI132]" table:style-name="ce21">
            <text:p>0.00%</text:p>
          </table:table-cell>
          <table:table-cell office:value-type="percentage" office:value="-8.3333333333333301E-2" table:formula="of:=([.BU132]-[.$BI132])/[.$BI132]" table:style-name="ce21">
            <text:p>-8.33%</text:p>
          </table:table-cell>
          <table:table-cell office:value-type="percentage" office:value="-0.1666666666666666" table:formula="of:=([.BV132]-[.$BI132])/[.$BI132]" table:style-name="ce21">
            <text:p>-16.67%</text:p>
          </table:table-cell>
          <table:table-cell office:value-type="string" table:style-name="ce25">
            <text:p>DK</text:p>
          </table:table-cell>
          <table:table-cell office:value-type="percentage" office:value="1.6984126984127039E-2" table:formula="of:=([.S132]+[.AU132]+[.BW132])/3" table:style-name="ce22">
            <text:p>1.70%</text:p>
          </table:table-cell>
          <table:table-cell office:value-type="percentage" office:value="0.11222222222222233" table:formula="of:=([.T132]+[.AV132]+[.BX132])/3" table:style-name="ce22">
            <text:p>11.22%</text:p>
          </table:table-cell>
          <table:table-cell office:value-type="percentage" office:value="1.6984126984127039E-2" table:formula="of:=([.U132]+[.AW132]+[.BY132])/3" table:style-name="ce22">
            <text:p>1.70%</text:p>
          </table:table-cell>
          <table:table-cell office:value-type="percentage" office:value="7.539682539682542E-2" table:formula="of:=([.V132]+[.AX132]+[.BZ132])/3" table:style-name="ce22">
            <text:p>7.54%</text:p>
          </table:table-cell>
          <table:table-cell office:value-type="percentage" office:value="5.0793650793650807E-2" table:formula="of:=([.W132]+[.AY132]+[.CA132])/3" table:style-name="ce22">
            <text:p>5.08%</text:p>
          </table:table-cell>
          <table:table-cell office:value-type="percentage" office:value="0.19190476190476194" table:formula="of:=([.X132]+[.AZ132]+[.CB132])/3" table:style-name="ce22">
            <text:p>19.19%</text:p>
          </table:table-cell>
          <table:table-cell office:value-type="percentage" office:value="0.14666666666666664" table:formula="of:=([.Y132]+[.BA132]+[.CC132])/3" table:style-name="ce22">
            <text:p>14.67%</text:p>
          </table:table-cell>
          <table:table-cell office:value-type="percentage" office:value="9.1904761904761947E-2" table:formula="of:=([.Z132]+[.BB132]+[.CD132])/3" table:style-name="ce22">
            <text:p>9.19%</text:p>
          </table:table-cell>
          <table:table-cell office:value-type="percentage" office:value="-2.2063492063492077E-2" table:formula="of:=([.AA132]+[.BC132]+[.CE132])/3" table:style-name="ce22">
            <text:p>-2.21%</text:p>
          </table:table-cell>
          <table:table-cell office:value-type="percentage" office:value="-1.4285714285714254E-2" table:formula="of:=([.AB132]+[.BD132]+[.CF132])/3" table:style-name="ce22">
            <text:p>-1.43%</text:p>
          </table:table-cell>
          <table:table-cell office:value-type="percentage" office:value="4.1269841269841734E-3" table:formula="of:=([.AC132]+[.BE132]+[.CG132])/3" table:style-name="ce22">
            <text:p>0.41%</text:p>
          </table:table-cell>
          <table:table-cell office:value-type="percentage" office:value="-4.87301587301587E-2" table:formula="of:=([.AD132]+[.BF132]+[.CH132])/3" table:style-name="ce22">
            <text:p>-4.87%</text:p>
          </table:table-cell>
          <table:table-cell office:value-type="percentage" office:value="-9.3968253968253937E-2" table:formula="of:=([.AE132]+[.BG132]+[.CI132])/3" table:style-name="ce22">
            <text:p>-9.40%</text:p>
          </table:table-cell>
          <table:table-cell table:number-columns-repeated="1628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76" table:style-name="ce1">
            <text:p>76</text:p>
          </table:table-cell>
          <table:table-cell office:value-type="string" table:style-name="ce25">
            <text:p>K2</text:p>
          </table:table-cell>
          <table:table-cell office:value-type="string" table:style-name="ce18">
            <text:p>RTG.AX</text:p>
          </table:table-cell>
          <table:table-cell office:value-type="float" office:value="0.22" table:style-name="ce19">
            <text:p>0.22</text:p>
          </table:table-cell>
          <table:table-cell office:value-type="float" office:value="0.24" table:style-name="ce20">
            <text:p>0.24</text:p>
          </table:table-cell>
          <table:table-cell office:value-type="float" office:value="0.26" table:style-name="ce20">
            <text:p>0.26</text:p>
          </table:table-cell>
          <table:table-cell office:value-type="float" office:value="0.27" table:style-name="ce20">
            <text:p>0.27</text:p>
          </table:table-cell>
          <table:table-cell office:value-type="float" office:value="0.24" table:style-name="ce20">
            <text:p>0.24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2" table:style-name="ce20">
            <text:p>0.22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6" table:style-name="ce20">
            <text:p>0.26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percentage" office:value="9.090909090909087E-2" table:formula="of:=([.F133]-[.$E133])/[.$E133]" table:style-name="ce21">
            <text:p>9.09%</text:p>
          </table:table-cell>
          <table:table-cell office:value-type="percentage" office:value="0.18181818181818185" table:formula="of:=([.G133]-[.$E133])/[.$E133]" table:style-name="ce21">
            <text:p>18.18%</text:p>
          </table:table-cell>
          <table:table-cell office:value-type="percentage" office:value="0.22727272727272735" table:formula="of:=([.H133]-[.$E133])/[.$E133]" table:style-name="ce21">
            <text:p>22.73%</text:p>
          </table:table-cell>
          <table:table-cell office:value-type="percentage" office:value="9.090909090909087E-2" table:formula="of:=([.I133]-[.$E133])/[.$E133]" table:style-name="ce21">
            <text:p>9.09%</text:p>
          </table:table-cell>
          <table:table-cell office:value-type="percentage" office:value="6.8181818181818121E-2" table:formula="of:=([.J133]-[.$E133])/[.$E133]" table:style-name="ce21">
            <text:p>6.82%</text:p>
          </table:table-cell>
          <table:table-cell office:value-type="percentage" office:value="0" table:formula="of:=([.K133]-[.$E133])/[.$E133]" table:style-name="ce21">
            <text:p>0.00%</text:p>
          </table:table-cell>
          <table:table-cell office:value-type="percentage" office:value="2.2727272727272749E-2" table:formula="of:=([.L133]-[.$E133])/[.$E133]" table:style-name="ce21">
            <text:p>2.27%</text:p>
          </table:table-cell>
          <table:table-cell office:value-type="percentage" office:value="4.5454545454545497E-2" table:formula="of:=([.M133]-[.$E133])/[.$E133]" table:style-name="ce21">
            <text:p>4.55%</text:p>
          </table:table-cell>
          <table:table-cell office:value-type="percentage" office:value="4.5454545454545497E-2" table:formula="of:=([.N133]-[.$E133])/[.$E133]" table:style-name="ce21">
            <text:p>4.55%</text:p>
          </table:table-cell>
          <table:table-cell office:value-type="percentage" office:value="0.18181818181818185" table:formula="of:=([.O133]-[.$E133])/[.$E133]" table:style-name="ce21">
            <text:p>18.18%</text:p>
          </table:table-cell>
          <table:table-cell office:value-type="percentage" office:value="-6.8181818181818246E-2" table:formula="of:=([.P133]-[.$E133])/[.$E133]" table:style-name="ce21">
            <text:p>-6.82%</text:p>
          </table:table-cell>
          <table:table-cell office:value-type="percentage" office:value="-0.20454545454545461" table:formula="of:=([.Q133]-[.$E133])/[.$E133]" table:style-name="ce21">
            <text:p>-20.45%</text:p>
          </table:table-cell>
          <table:table-cell office:value-type="percentage" office:value="-0.22727272727272721" table:formula="of:=([.R133]-[.$E133])/[.$E133]" table:style-name="ce21">
            <text:p>-22.73%</text:p>
          </table:table-cell>
          <table:table-cell office:value-type="string" table:style-name="ce18">
            <text:p>AZM.AX</text:p>
          </table:table-cell>
          <table:table-cell office:value-type="float" office:value="3.4000000000000002E-2" table:style-name="ce19">
            <text:p>0.034</text:p>
          </table:table-cell>
          <table:table-cell office:value-type="float" office:value="3.1E-2" table:style-name="ce20">
            <text:p>0.031</text:p>
          </table:table-cell>
          <table:table-cell office:value-type="float" office:value="3.1E-2" table:style-name="ce20">
            <text:p>0.031</text:p>
          </table:table-cell>
          <table:table-cell office:value-type="float" office:value="2.9000000000000001E-2" table:style-name="ce20">
            <text:p>0.029</text:p>
          </table:table-cell>
          <table:table-cell office:value-type="float" office:value="2.9000000000000001E-2" table:style-name="ce20">
            <text:p>0.029</text:p>
          </table:table-cell>
          <table:table-cell office:value-type="float" office:value="3.2000000000000001E-2" table:style-name="ce20">
            <text:p>0.032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4000000000000002E-2" table:style-name="ce20">
            <text:p>0.034</text:p>
          </table:table-cell>
          <table:table-cell office:value-type="float" office:value="3.5000000000000003E-2" table:style-name="ce20">
            <text:p>0.035</text:p>
          </table:table-cell>
          <table:table-cell office:value-type="float" office:value="3.3000000000000002E-2" table:style-name="ce20">
            <text:p>0.033</text:p>
          </table:table-cell>
          <table:table-cell office:value-type="float" office:value="0.03" table:style-name="ce20">
            <text:p>0.03</text:p>
          </table:table-cell>
          <table:table-cell office:value-type="percentage" office:value="-8.8235294117647134E-2" table:formula="of:=([.AH133]-[.$AG133])/[.$AG133]" table:style-name="ce21">
            <text:p>-8.82%</text:p>
          </table:table-cell>
          <table:table-cell office:value-type="percentage" office:value="-8.8235294117647134E-2" table:formula="of:=([.AI133]-[.$AG133])/[.$AG133]" table:style-name="ce21">
            <text:p>-8.82%</text:p>
          </table:table-cell>
          <table:table-cell office:value-type="percentage" office:value="-0.14705882352941177" table:formula="of:=([.AJ133]-[.$AG133])/[.$AG133]" table:style-name="ce21">
            <text:p>-14.71%</text:p>
          </table:table-cell>
          <table:table-cell office:value-type="percentage" office:value="-0.14705882352941177" table:formula="of:=([.AK133]-[.$AG133])/[.$AG133]" table:style-name="ce21">
            <text:p>-14.71%</text:p>
          </table:table-cell>
          <table:table-cell office:value-type="percentage" office:value="-5.8823529411764754E-2" table:formula="of:=([.AL133]-[.$AG133])/[.$AG133]" table:style-name="ce21">
            <text:p>-5.88%</text:p>
          </table:table-cell>
          <table:table-cell office:value-type="percentage" office:value="2.9411764705882377E-2" table:formula="of:=([.AM133]-[.$AG133])/[.$AG133]" table:style-name="ce21">
            <text:p>2.94%</text:p>
          </table:table-cell>
          <table:table-cell office:value-type="percentage" office:value="2.9411764705882377E-2" table:formula="of:=([.AN133]-[.$AG133])/[.$AG133]" table:style-name="ce21">
            <text:p>2.94%</text:p>
          </table:table-cell>
          <table:table-cell office:value-type="percentage" office:value="2.9411764705882377E-2" table:formula="of:=([.AO133]-[.$AG133])/[.$AG133]" table:style-name="ce21">
            <text:p>2.94%</text:p>
          </table:table-cell>
          <table:table-cell office:value-type="percentage" office:value="2.9411764705882377E-2" table:formula="of:=([.AP133]-[.$AG133])/[.$AG133]" table:style-name="ce21">
            <text:p>2.94%</text:p>
          </table:table-cell>
          <table:table-cell office:value-type="percentage" office:value="0" table:formula="of:=([.AQ133]-[.$AG133])/[.$AG133]" table:style-name="ce21">
            <text:p>0.00%</text:p>
          </table:table-cell>
          <table:table-cell office:value-type="percentage" office:value="2.9411764705882377E-2" table:formula="of:=([.AR133]-[.$AG133])/[.$AG133]" table:style-name="ce21">
            <text:p>2.94%</text:p>
          </table:table-cell>
          <table:table-cell office:value-type="percentage" office:value="-2.9411764705882377E-2" table:formula="of:=([.AS133]-[.$AG133])/[.$AG133]" table:style-name="ce21">
            <text:p>-2.94%</text:p>
          </table:table-cell>
          <table:table-cell office:value-type="percentage" office:value="-0.11764705882352951" table:formula="of:=([.AT133]-[.$AG133])/[.$AG133]" table:style-name="ce21">
            <text:p>-11.76%</text:p>
          </table:table-cell>
          <table:table-cell office:value-type="string" table:style-name="ce18">
            <text:p>OPW.V</text:p>
          </table:table-cell>
          <table:table-cell office:value-type="float" office:value="0.08" table:style-name="ce19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11" table:style-name="ce20">
            <text:p>0.1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09" table:style-name="ce20">
            <text:p>0.09</text:p>
          </table:table-cell>
          <table:table-cell office:value-type="float" office:value="9.5000000000000001E-2" table:style-name="ce20">
            <text:p>0.095</text:p>
          </table:table-cell>
          <table:table-cell office:value-type="percentage" office:value="-6.2500000000000056E-2" table:formula="of:=([.BJ133]-[.$BI133])/[.$BI133]" table:style-name="ce21">
            <text:p>-6.25%</text:p>
          </table:table-cell>
          <table:table-cell office:value-type="percentage" office:value="-6.2500000000000056E-2" table:formula="of:=([.BK133]-[.$BI133])/[.$BI133]" table:style-name="ce21">
            <text:p>-6.25%</text:p>
          </table:table-cell>
          <table:table-cell office:value-type="percentage" office:value="-0.12499999999999993" table:formula="of:=([.BL133]-[.$BI133])/[.$BI133]" table:style-name="ce21">
            <text:p>-12.50%</text:p>
          </table:table-cell>
          <table:table-cell office:value-type="percentage" office:value="0" table:formula="of:=([.BM133]-[.$BI133])/[.$BI133]" table:style-name="ce21">
            <text:p>0.00%</text:p>
          </table:table-cell>
          <table:table-cell office:value-type="percentage" office:value="0.375" table:formula="of:=([.BN133]-[.$BI133])/[.$BI133]" table:style-name="ce21">
            <text:p>37.50%</text:p>
          </table:table-cell>
          <table:table-cell office:value-type="percentage" office:value="0.1875" table:formula="of:=([.BO133]-[.$BI133])/[.$BI133]" table:style-name="ce21">
            <text:p>18.75%</text:p>
          </table:table-cell>
          <table:table-cell office:value-type="percentage" office:value="0.5625" table:formula="of:=([.BP133]-[.$BI133])/[.$BI133]" table:style-name="ce21">
            <text:p>56.25%</text:p>
          </table:table-cell>
          <table:table-cell office:value-type="percentage" office:value="0.49999999999999989" table:formula="of:=([.BQ133]-[.$BI133])/[.$BI133]" table:style-name="ce21">
            <text:p>50.00%</text:p>
          </table:table-cell>
          <table:table-cell office:value-type="percentage" office:value="0.31249999999999994" table:formula="of:=([.BR133]-[.$BI133])/[.$BI133]" table:style-name="ce21">
            <text:p>31.25%</text:p>
          </table:table-cell>
          <table:table-cell office:value-type="percentage" office:value="0.25000000000000006" table:formula="of:=([.BS133]-[.$BI133])/[.$BI133]" table:style-name="ce21">
            <text:p>25.00%</text:p>
          </table:table-cell>
          <table:table-cell office:value-type="percentage" office:value="0.25000000000000006" table:formula="of:=([.BT133]-[.$BI133])/[.$BI133]" table:style-name="ce21">
            <text:p>25.00%</text:p>
          </table:table-cell>
          <table:table-cell office:value-type="percentage" office:value="0.12499999999999993" table:formula="of:=([.BU133]-[.$BI133])/[.$BI133]" table:style-name="ce21">
            <text:p>12.50%</text:p>
          </table:table-cell>
          <table:table-cell office:value-type="percentage" office:value="0.1875" table:formula="of:=([.BV133]-[.$BI133])/[.$BI133]" table:style-name="ce21">
            <text:p>18.75%</text:p>
          </table:table-cell>
          <table:table-cell office:value-type="string" table:style-name="ce25">
            <text:p>K2</text:p>
          </table:table-cell>
          <table:table-cell office:value-type="percentage" office:value="-1.994206773618544E-2" table:formula="of:=([.S133]+[.AU133]+[.BW133])/3" table:style-name="ce22">
            <text:p>-1.99%</text:p>
          </table:table-cell>
          <table:table-cell office:value-type="percentage" office:value="1.0360962566844887E-2" table:formula="of:=([.T133]+[.AV133]+[.BX133])/3" table:style-name="ce22">
            <text:p>1.04%</text:p>
          </table:table-cell>
          <table:table-cell office:value-type="percentage" office:value="-1.4928698752228117E-2" table:formula="of:=([.U133]+[.AW133]+[.BY133])/3" table:style-name="ce22">
            <text:p>-1.49%</text:p>
          </table:table-cell>
          <table:table-cell office:value-type="percentage" office:value="-1.8716577540106968E-2" table:formula="of:=([.V133]+[.AX133]+[.BZ133])/3" table:style-name="ce22">
            <text:p>-1.87%</text:p>
          </table:table-cell>
          <table:table-cell office:value-type="percentage" office:value="0.12811942959001779" table:formula="of:=([.W133]+[.AY133]+[.CA133])/3" table:style-name="ce22">
            <text:p>12.81%</text:p>
          </table:table-cell>
          <table:table-cell office:value-type="percentage" office:value="7.2303921568627458E-2" table:formula="of:=([.X133]+[.AZ133]+[.CB133])/3" table:style-name="ce22">
            <text:p>7.23%</text:p>
          </table:table-cell>
          <table:table-cell office:value-type="percentage" office:value="0.20487967914438507" table:formula="of:=([.Y133]+[.BA133]+[.CC133])/3" table:style-name="ce22">
            <text:p>20.49%</text:p>
          </table:table-cell>
          <table:table-cell office:value-type="percentage" office:value="0.19162210338680927" table:formula="of:=([.Z133]+[.BB133]+[.CD133])/3" table:style-name="ce22">
            <text:p>19.16%</text:p>
          </table:table-cell>
          <table:table-cell office:value-type="percentage" office:value="0.12912210338680927" table:formula="of:=([.AA133]+[.BC133]+[.CE133])/3" table:style-name="ce22">
            <text:p>12.91%</text:p>
          </table:table-cell>
          <table:table-cell office:value-type="percentage" office:value="0.14393939393939395" table:formula="of:=([.AB133]+[.BD133]+[.CF133])/3" table:style-name="ce22">
            <text:p>14.39%</text:p>
          </table:table-cell>
          <table:table-cell office:value-type="percentage" office:value="7.0409982174688066E-2" table:formula="of:=([.AC133]+[.BE133]+[.CG133])/3" table:style-name="ce22">
            <text:p>7.04%</text:p>
          </table:table-cell>
          <table:table-cell office:value-type="percentage" office:value="-3.6319073083779026E-2" table:formula="of:=([.AD133]+[.BF133]+[.CH133])/3" table:style-name="ce22">
            <text:p>-3.63%</text:p>
          </table:table-cell>
          <table:table-cell office:value-type="percentage" office:value="-5.2473262032085577E-2" table:formula="of:=([.AE133]+[.BG133]+[.CI133])/3" table:style-name="ce22">
            <text:p>-5.25%</text:p>
          </table:table-cell>
          <table:table-cell table:number-columns-repeated="1628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12" table:style-name="ce1">
            <text:p>112</text:p>
          </table:table-cell>
          <table:table-cell office:value-type="string" table:style-name="ce25">
            <text:p>2pac</text:p>
          </table:table-cell>
          <table:table-cell office:value-type="string" table:style-name="ce18">
            <text:p>ENW.V</text:p>
          </table:table-cell>
          <table:table-cell office:value-type="float" office:value="1.1200000000000001" table:style-name="ce19">
            <text:p>1.12</text:p>
          </table:table-cell>
          <table:table-cell office:value-type="float" office:value="1.18" table:style-name="ce20">
            <text:p>1.18</text:p>
          </table:table-cell>
          <table:table-cell office:value-type="float" office:value="1.1499999999999999" table:style-name="ce20">
            <text:p>1.15</text:p>
          </table:table-cell>
          <table:table-cell office:value-type="float" office:value="1.1299999999999999" table:style-name="ce20">
            <text:p>1.13</text:p>
          </table:table-cell>
          <table:table-cell office:value-type="float" office:value="1.17" table:style-name="ce20">
            <text:p>1.17</text:p>
          </table:table-cell>
          <table:table-cell office:value-type="float" office:value="1.18" table:style-name="ce20">
            <text:p>1.18</text:p>
          </table:table-cell>
          <table:table-cell office:value-type="float" office:value="1.1499999999999999" table:style-name="ce20">
            <text:p>1.15</text:p>
          </table:table-cell>
          <table:table-cell office:value-type="float" office:value="1.1599999999999999" table:style-name="ce20">
            <text:p>1.16</text:p>
          </table:table-cell>
          <table:table-cell office:value-type="float" office:value="1.17" table:style-name="ce20">
            <text:p>1.17</text:p>
          </table:table-cell>
          <table:table-cell office:value-type="float" office:value="1.1299999999999999" table:style-name="ce20">
            <text:p>1.13</text:p>
          </table:table-cell>
          <table:table-cell office:value-type="float" office:value="1.07" table:style-name="ce20">
            <text:p>1.07</text:p>
          </table:table-cell>
          <table:table-cell office:value-type="float" office:value="1.03" table:style-name="ce20">
            <text:p>1.03</text:p>
          </table:table-cell>
          <table:table-cell office:value-type="float" office:value="1" table:style-name="ce20">
            <text:p>1</text:p>
          </table:table-cell>
          <table:table-cell office:value-type="float" office:value="1.01" table:style-name="ce20">
            <text:p>1.01</text:p>
          </table:table-cell>
          <table:table-cell office:value-type="percentage" office:value="5.3571428571428416E-2" table:formula="of:=([.F134]-[.$E134])/[.$E134]" table:style-name="ce21">
            <text:p>5.36%</text:p>
          </table:table-cell>
          <table:table-cell office:value-type="percentage" office:value="2.6785714285714107E-2" table:formula="of:=([.G134]-[.$E134])/[.$E134]" table:style-name="ce21">
            <text:p>2.68%</text:p>
          </table:table-cell>
          <table:table-cell office:value-type="percentage" office:value="8.9285714285712373E-3" table:formula="of:=([.H134]-[.$E134])/[.$E134]" table:style-name="ce21">
            <text:p>0.89%</text:p>
          </table:table-cell>
          <table:table-cell office:value-type="percentage" office:value="4.4642857142856977E-2" table:formula="of:=([.I134]-[.$E134])/[.$E134]" table:style-name="ce21">
            <text:p>4.46%</text:p>
          </table:table-cell>
          <table:table-cell office:value-type="percentage" office:value="5.3571428571428416E-2" table:formula="of:=([.J134]-[.$E134])/[.$E134]" table:style-name="ce21">
            <text:p>5.36%</text:p>
          </table:table-cell>
          <table:table-cell office:value-type="percentage" office:value="2.6785714285714107E-2" table:formula="of:=([.K134]-[.$E134])/[.$E134]" table:style-name="ce21">
            <text:p>2.68%</text:p>
          </table:table-cell>
          <table:table-cell office:value-type="percentage" office:value="3.5714285714285546E-2" table:formula="of:=([.L134]-[.$E134])/[.$E134]" table:style-name="ce21">
            <text:p>3.57%</text:p>
          </table:table-cell>
          <table:table-cell office:value-type="percentage" office:value="4.4642857142856977E-2" table:formula="of:=([.M134]-[.$E134])/[.$E134]" table:style-name="ce21">
            <text:p>4.46%</text:p>
          </table:table-cell>
          <table:table-cell office:value-type="percentage" office:value="8.9285714285712373E-3" table:formula="of:=([.N134]-[.$E134])/[.$E134]" table:style-name="ce21">
            <text:p>0.89%</text:p>
          </table:table-cell>
          <table:table-cell office:value-type="percentage" office:value="-4.4642857142857179E-2" table:formula="of:=([.O134]-[.$E134])/[.$E134]" table:style-name="ce21">
            <text:p>-4.46%</text:p>
          </table:table-cell>
          <table:table-cell office:value-type="percentage" office:value="-8.0357142857142919E-2" table:formula="of:=([.P134]-[.$E134])/[.$E134]" table:style-name="ce21">
            <text:p>-8.04%</text:p>
          </table:table-cell>
          <table:table-cell office:value-type="percentage" office:value="-0.10714285714285723" table:formula="of:=([.Q134]-[.$E134])/[.$E134]" table:style-name="ce21">
            <text:p>-10.71%</text:p>
          </table:table-cell>
          <table:table-cell office:value-type="percentage" office:value="-9.8214285714285796E-2" table:formula="of:=([.R134]-[.$E134])/[.$E134]" table:style-name="ce21">
            <text:p>-9.82%</text:p>
          </table:table-cell>
          <table:table-cell office:value-type="string" table:style-name="ce18">
            <text:p>MOX.V</text:p>
          </table:table-cell>
          <table:table-cell office:value-type="float" office:value="0.4" table:style-name="ce19">
            <text:p>0.4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float" office:value="0.44" table:style-name="ce20">
            <text:p>0.44</text:p>
          </table:table-cell>
          <table:table-cell office:value-type="float" office:value="0.45" table:style-name="ce20">
            <text:p>0.45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2" table:style-name="ce20">
            <text:p>0.52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5" table:style-name="ce20">
            <text:p>0.5</text:p>
          </table:table-cell>
          <table:table-cell office:value-type="float" office:value="0.6" table:style-name="ce20">
            <text:p>0.6</text:p>
          </table:table-cell>
          <table:table-cell office:value-type="float" office:value="0.6" table:style-name="ce20">
            <text:p>0.6</text:p>
          </table:table-cell>
          <table:table-cell office:value-type="float" office:value="0.63" table:style-name="ce20">
            <text:p>0.63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56999999999999995" table:style-name="ce20">
            <text:p>0.57</text:p>
          </table:table-cell>
          <table:table-cell office:value-type="percentage" office:value="0.12499999999999997" table:formula="of:=([.AH134]-[.$AG134])/[.$AG134]" table:style-name="ce21">
            <text:p>12.50%</text:p>
          </table:table-cell>
          <table:table-cell office:value-type="percentage" office:value="0.12499999999999997" table:formula="of:=([.AI134]-[.$AG134])/[.$AG134]" table:style-name="ce21">
            <text:p>12.50%</text:p>
          </table:table-cell>
          <table:table-cell office:value-type="percentage" office:value="9.999999999999995E-2" table:formula="of:=([.AJ134]-[.$AG134])/[.$AG134]" table:style-name="ce21">
            <text:p>10.00%</text:p>
          </table:table-cell>
          <table:table-cell office:value-type="percentage" office:value="0.12499999999999997" table:formula="of:=([.AK134]-[.$AG134])/[.$AG134]" table:style-name="ce21">
            <text:p>12.50%</text:p>
          </table:table-cell>
          <table:table-cell office:value-type="percentage" office:value="0.37500000000000006" table:formula="of:=([.AL134]-[.$AG134])/[.$AG134]" table:style-name="ce21">
            <text:p>37.50%</text:p>
          </table:table-cell>
          <table:table-cell office:value-type="percentage" office:value="0.3" table:formula="of:=([.AM134]-[.$AG134])/[.$AG134]" table:style-name="ce21">
            <text:p>30.00%</text:p>
          </table:table-cell>
          <table:table-cell office:value-type="percentage" office:value="0.37500000000000006" table:formula="of:=([.AN134]-[.$AG134])/[.$AG134]" table:style-name="ce21">
            <text:p>37.50%</text:p>
          </table:table-cell>
          <table:table-cell office:value-type="percentage" office:value="0.24999999999999994" table:formula="of:=([.AO134]-[.$AG134])/[.$AG134]" table:style-name="ce21">
            <text:p>25.00%</text:p>
          </table:table-cell>
          <table:table-cell office:value-type="percentage" office:value="0.49999999999999989" table:formula="of:=([.AP134]-[.$AG134])/[.$AG134]" table:style-name="ce21">
            <text:p>50.00%</text:p>
          </table:table-cell>
          <table:table-cell office:value-type="percentage" office:value="0.49999999999999989" table:formula="of:=([.AQ134]-[.$AG134])/[.$AG134]" table:style-name="ce21">
            <text:p>50.00%</text:p>
          </table:table-cell>
          <table:table-cell office:value-type="percentage" office:value="0.57499999999999996" table:formula="of:=([.AR134]-[.$AG134])/[.$AG134]" table:style-name="ce21">
            <text:p>57.50%</text:p>
          </table:table-cell>
          <table:table-cell office:value-type="percentage" office:value="0.44999999999999984" table:formula="of:=([.AS134]-[.$AG134])/[.$AG134]" table:style-name="ce21">
            <text:p>45.00%</text:p>
          </table:table-cell>
          <table:table-cell office:value-type="percentage" office:value="0.42499999999999982" table:formula="of:=([.AT134]-[.$AG134])/[.$AG134]" table:style-name="ce21">
            <text:p>42.50%</text:p>
          </table:table-cell>
          <table:table-cell office:value-type="string" table:style-name="ce18">
            <text:p>RGC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2" table:style-name="ce20">
            <text:p>0.12</text:p>
          </table:table-cell>
          <table:table-cell office:value-type="float" office:value="0.115" table:style-name="ce20">
            <text:p>0.11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5" table:style-name="ce20">
            <text:p>0.115</text:p>
          </table:table-cell>
          <table:table-cell office:value-type="float" office:value="0.1" table:style-name="ce20">
            <text:p>0.1</text:p>
          </table:table-cell>
          <table:table-cell office:value-type="float" office:value="0.11" table:style-name="ce20">
            <text:p>0.11</text:p>
          </table:table-cell>
          <table:table-cell office:value-type="percentage" office:value="7.1428571428571286E-2" table:formula="of:=([.BJ134]-[.$BI134])/[.$BI134]" table:style-name="ce21">
            <text:p>7.14%</text:p>
          </table:table-cell>
          <table:table-cell office:value-type="percentage" office:value="3.5714285714285546E-2" table:formula="of:=([.BK134]-[.$BI134])/[.$BI134]" table:style-name="ce21">
            <text:p>3.57%</text:p>
          </table:table-cell>
          <table:table-cell office:value-type="percentage" office:value="-0.14285714285714296" table:formula="of:=([.BL134]-[.$BI134])/[.$BI134]" table:style-name="ce21">
            <text:p>-14.29%</text:p>
          </table:table-cell>
          <table:table-cell office:value-type="percentage" office:value="-0.1785714285714286" table:formula="of:=([.BM134]-[.$BI134])/[.$BI134]" table:style-name="ce21">
            <text:p>-17.86%</text:p>
          </table:table-cell>
          <table:table-cell office:value-type="percentage" office:value="-7.142857142857148E-2" table:formula="of:=([.BN134]-[.$BI134])/[.$BI134]" table:style-name="ce21">
            <text:p>-7.14%</text:p>
          </table:table-cell>
          <table:table-cell office:value-type="percentage" office:value="-0.10714285714285723" table:formula="of:=([.BO134]-[.$BI134])/[.$BI134]" table:style-name="ce21">
            <text:p>-10.71%</text:p>
          </table:table-cell>
          <table:table-cell office:value-type="percentage" office:value="-0.14285714285714296" table:formula="of:=([.BP134]-[.$BI134])/[.$BI134]" table:style-name="ce21">
            <text:p>-14.29%</text:p>
          </table:table-cell>
          <table:table-cell office:value-type="percentage" office:value="-0.14285714285714296" table:formula="of:=([.BQ134]-[.$BI134])/[.$BI134]" table:style-name="ce21">
            <text:p>-14.29%</text:p>
          </table:table-cell>
          <table:table-cell office:value-type="percentage" office:value="-0.21428571428571436" table:formula="of:=([.BR134]-[.$BI134])/[.$BI134]" table:style-name="ce21">
            <text:p>-21.43%</text:p>
          </table:table-cell>
          <table:table-cell office:value-type="percentage" office:value="-0.21428571428571436" table:formula="of:=([.BS134]-[.$BI134])/[.$BI134]" table:style-name="ce21">
            <text:p>-21.43%</text:p>
          </table:table-cell>
          <table:table-cell office:value-type="percentage" office:value="-0.1785714285714286" table:formula="of:=([.BT134]-[.$BI134])/[.$BI134]" table:style-name="ce21">
            <text:p>-17.86%</text:p>
          </table:table-cell>
          <table:table-cell office:value-type="percentage" office:value="-0.28571428571428575" table:formula="of:=([.BU134]-[.$BI134])/[.$BI134]" table:style-name="ce21">
            <text:p>-28.57%</text:p>
          </table:table-cell>
          <table:table-cell office:value-type="percentage" office:value="-0.21428571428571436" table:formula="of:=([.BV134]-[.$BI134])/[.$BI134]" table:style-name="ce21">
            <text:p>-21.43%</text:p>
          </table:table-cell>
          <table:table-cell office:value-type="string" table:style-name="ce25">
            <text:p>2pac</text:p>
          </table:table-cell>
          <table:table-cell office:value-type="percentage" office:value="8.3333333333333218E-2" table:formula="of:=([.S134]+[.AU134]+[.BW134])/3" table:style-name="ce22">
            <text:p>8.33%</text:p>
          </table:table-cell>
          <table:table-cell office:value-type="percentage" office:value="6.2499999999999868E-2" table:formula="of:=([.T134]+[.AV134]+[.BX134])/3" table:style-name="ce22">
            <text:p>6.25%</text:p>
          </table:table-cell>
          <table:table-cell office:value-type="percentage" office:value="-1.1309523809523927E-2" table:formula="of:=([.U134]+[.AW134]+[.BY134])/3" table:style-name="ce22">
            <text:p>-1.13%</text:p>
          </table:table-cell>
          <table:table-cell office:value-type="percentage" office:value="-2.9761904761905489E-3" table:formula="of:=([.V134]+[.AX134]+[.BZ134])/3" table:style-name="ce22">
            <text:p>-0.30%</text:p>
          </table:table-cell>
          <table:table-cell office:value-type="percentage" office:value="0.119047619047619" table:formula="of:=([.W134]+[.AY134]+[.CA134])/3" table:style-name="ce22">
            <text:p>11.90%</text:p>
          </table:table-cell>
          <table:table-cell office:value-type="percentage" office:value="7.3214285714285635E-2" table:formula="of:=([.X134]+[.AZ134]+[.CB134])/3" table:style-name="ce22">
            <text:p>7.32%</text:p>
          </table:table-cell>
          <table:table-cell office:value-type="percentage" office:value="8.9285714285714204E-2" table:formula="of:=([.Y134]+[.BA134]+[.CC134])/3" table:style-name="ce22">
            <text:p>8.93%</text:p>
          </table:table-cell>
          <table:table-cell office:value-type="percentage" office:value="5.0595238095237992E-2" table:formula="of:=([.Z134]+[.BB134]+[.CD134])/3" table:style-name="ce22">
            <text:p>5.06%</text:p>
          </table:table-cell>
          <table:table-cell office:value-type="percentage" office:value="9.8214285714285601E-2" table:formula="of:=([.AA134]+[.BC134]+[.CE134])/3" table:style-name="ce22">
            <text:p>9.82%</text:p>
          </table:table-cell>
          <table:table-cell office:value-type="percentage" office:value="8.035714285714278E-2" table:formula="of:=([.AB134]+[.BD134]+[.CF134])/3" table:style-name="ce22">
            <text:p>8.04%</text:p>
          </table:table-cell>
          <table:table-cell office:value-type="percentage" office:value="0.10535714285714282" table:formula="of:=([.AC134]+[.BE134]+[.CG134])/3" table:style-name="ce22">
            <text:p>10.54%</text:p>
          </table:table-cell>
          <table:table-cell office:value-type="percentage" office:value="1.9047619047618963E-2" table:formula="of:=([.AD134]+[.BF134]+[.CH134])/3" table:style-name="ce22">
            <text:p>1.90%</text:p>
          </table:table-cell>
          <table:table-cell office:value-type="percentage" office:value="3.7499999999999888E-2" table:formula="of:=([.AE134]+[.BG134]+[.CI134])/3" table:style-name="ce22">
            <text:p>3.75%</text:p>
          </table:table-cell>
          <table:table-cell table:number-columns-repeated="1628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3" table:style-name="ce1">
            <text:p>53</text:p>
          </table:table-cell>
          <table:table-cell office:value-type="string" table:style-name="ce25">
            <text:p>Finanzr</text:p>
          </table:table-cell>
          <table:table-cell office:value-type="string" table:style-name="ce18">
            <text:p>TGZ.TO</text:p>
          </table:table-cell>
          <table:table-cell office:value-type="float" office:value="0.82" table:style-name="ce19">
            <text:p>0.82</text:p>
          </table:table-cell>
          <table:table-cell office:value-type="float" office:value="0.92" table:style-name="ce20">
            <text:p>0.92</text:p>
          </table:table-cell>
          <table:table-cell office:value-type="float" office:value="0.94" table:style-name="ce20">
            <text:p>0.94</text:p>
          </table:table-cell>
          <table:table-cell office:value-type="float" office:value="0.98" table:style-name="ce20">
            <text:p>0.98</text:p>
          </table:table-cell>
          <table:table-cell office:value-type="float" office:value="0.94" table:style-name="ce20">
            <text:p>0.94</text:p>
          </table:table-cell>
          <table:table-cell office:value-type="float" office:value="0.89" table:style-name="ce20">
            <text:p>0.89</text:p>
          </table:table-cell>
          <table:table-cell office:value-type="float" office:value="0.95" table:style-name="ce20">
            <text:p>0.95</text:p>
          </table:table-cell>
          <table:table-cell office:value-type="float" office:value="0.98" table:style-name="ce20">
            <text:p>0.98</text:p>
          </table:table-cell>
          <table:table-cell office:value-type="float" office:value="1" table:style-name="ce20">
            <text:p>1</text:p>
          </table:table-cell>
          <table:table-cell office:value-type="float" office:value="0.82" table:style-name="ce20">
            <text:p>0.82</text:p>
          </table:table-cell>
          <table:table-cell office:value-type="float" office:value="0.82" table:style-name="ce20">
            <text:p>0.82</text:p>
          </table:table-cell>
          <table:table-cell office:value-type="float" office:value="0.82" table:style-name="ce20">
            <text:p>0.82</text:p>
          </table:table-cell>
          <table:table-cell office:value-type="float" office:value="0.83" table:style-name="ce20">
            <text:p>0.83</text:p>
          </table:table-cell>
          <table:table-cell office:value-type="float" office:value="0.85" table:style-name="ce20">
            <text:p>0.85</text:p>
          </table:table-cell>
          <table:table-cell office:value-type="percentage" office:value="0.12195121951219524" table:formula="of:=([.F135]-[.$E135])/[.$E135]" table:style-name="ce21">
            <text:p>12.20%</text:p>
          </table:table-cell>
          <table:table-cell office:value-type="percentage" office:value="0.14634146341463414" table:formula="of:=([.G135]-[.$E135])/[.$E135]" table:style-name="ce21">
            <text:p>14.63%</text:p>
          </table:table-cell>
          <table:table-cell office:value-type="percentage" office:value="0.19512195121951226" table:formula="of:=([.H135]-[.$E135])/[.$E135]" table:style-name="ce21">
            <text:p>19.51%</text:p>
          </table:table-cell>
          <table:table-cell office:value-type="percentage" office:value="0.14634146341463414" table:formula="of:=([.I135]-[.$E135])/[.$E135]" table:style-name="ce21">
            <text:p>14.63%</text:p>
          </table:table-cell>
          <table:table-cell office:value-type="percentage" office:value="8.5365853658536661E-2" table:formula="of:=([.J135]-[.$E135])/[.$E135]" table:style-name="ce21">
            <text:p>8.54%</text:p>
          </table:table-cell>
          <table:table-cell office:value-type="percentage" office:value="0.15853658536585366" table:formula="of:=([.K135]-[.$E135])/[.$E135]" table:style-name="ce21">
            <text:p>15.85%</text:p>
          </table:table-cell>
          <table:table-cell office:value-type="percentage" office:value="0.19512195121951226" table:formula="of:=([.L135]-[.$E135])/[.$E135]" table:style-name="ce21">
            <text:p>19.51%</text:p>
          </table:table-cell>
          <table:table-cell office:value-type="percentage" office:value="0.2195121951219513" table:formula="of:=([.M135]-[.$E135])/[.$E135]" table:style-name="ce21">
            <text:p>21.95%</text:p>
          </table:table-cell>
          <table:table-cell office:value-type="percentage" office:value="0" table:formula="of:=([.N135]-[.$E135])/[.$E135]" table:style-name="ce21">
            <text:p>0.00%</text:p>
          </table:table-cell>
          <table:table-cell office:value-type="percentage" office:value="0" table:formula="of:=([.O135]-[.$E135])/[.$E135]" table:style-name="ce21">
            <text:p>0.00%</text:p>
          </table:table-cell>
          <table:table-cell office:value-type="percentage" office:value="0" table:formula="of:=([.P135]-[.$E135])/[.$E135]" table:style-name="ce21">
            <text:p>0.00%</text:p>
          </table:table-cell>
          <table:table-cell office:value-type="percentage" office:value="1.2195121951219523E-2" table:formula="of:=([.Q135]-[.$E135])/[.$E135]" table:style-name="ce21">
            <text:p>1.22%</text:p>
          </table:table-cell>
          <table:table-cell office:value-type="percentage" office:value="3.6585365853658569E-2" table:formula="of:=([.R135]-[.$E135])/[.$E135]" table:style-name="ce21">
            <text:p>3.66%</text:p>
          </table:table-cell>
          <table:table-cell office:value-type="string" table:style-name="ce18">
            <text:p>EFR.TO</text:p>
          </table:table-cell>
          <table:table-cell office:value-type="float" office:value="2.21" table:style-name="ce19">
            <text:p>2.21</text:p>
          </table:table-cell>
          <table:table-cell office:value-type="float" office:value="2.98" table:style-name="ce20">
            <text:p>2.98</text:p>
          </table:table-cell>
          <table:table-cell office:value-type="float" office:value="2.98" table:style-name="ce20">
            <text:p>2.98</text:p>
          </table:table-cell>
          <table:table-cell office:value-type="float" office:value="2.92" table:style-name="ce20">
            <text:p>2.92</text:p>
          </table:table-cell>
          <table:table-cell office:value-type="float" office:value="2.95" table:style-name="ce20">
            <text:p>2.95</text:p>
          </table:table-cell>
          <table:table-cell office:value-type="float" office:value="2.72" table:style-name="ce20">
            <text:p>2.72</text:p>
          </table:table-cell>
          <table:table-cell office:value-type="float" office:value="3.17" table:style-name="ce20">
            <text:p>3.17</text:p>
          </table:table-cell>
          <table:table-cell office:value-type="float" office:value="3.12" table:style-name="ce20">
            <text:p>3.12</text:p>
          </table:table-cell>
          <table:table-cell office:value-type="float" office:value="2.85" table:style-name="ce20">
            <text:p>2.85</text:p>
          </table:table-cell>
          <table:table-cell office:value-type="float" office:value="2.67" table:style-name="ce20">
            <text:p>2.67</text:p>
          </table:table-cell>
          <table:table-cell office:value-type="float" office:value="2.66" table:style-name="ce20">
            <text:p>2.66</text:p>
          </table:table-cell>
          <table:table-cell office:value-type="float" office:value="2.96" table:style-name="ce20">
            <text:p>2.96</text:p>
          </table:table-cell>
          <table:table-cell office:value-type="float" office:value="2.72" table:style-name="ce20">
            <text:p>2.72</text:p>
          </table:table-cell>
          <table:table-cell office:value-type="float" office:value="2.87" table:style-name="ce20">
            <text:p>2.87</text:p>
          </table:table-cell>
          <table:table-cell office:value-type="percentage" office:value="0.34841628959276022" table:formula="of:=([.AH135]-[.$AG135])/[.$AG135]" table:style-name="ce21">
            <text:p>34.84%</text:p>
          </table:table-cell>
          <table:table-cell office:value-type="percentage" office:value="0.34841628959276022" table:formula="of:=([.AI135]-[.$AG135])/[.$AG135]" table:style-name="ce21">
            <text:p>34.84%</text:p>
          </table:table-cell>
          <table:table-cell office:value-type="percentage" office:value="0.32126696832579182" table:formula="of:=([.AJ135]-[.$AG135])/[.$AG135]" table:style-name="ce21">
            <text:p>32.13%</text:p>
          </table:table-cell>
          <table:table-cell office:value-type="percentage" office:value="0.33484162895927611" table:formula="of:=([.AK135]-[.$AG135])/[.$AG135]" table:style-name="ce21">
            <text:p>33.48%</text:p>
          </table:table-cell>
          <table:table-cell office:value-type="percentage" office:value="0.23076923076923087" table:formula="of:=([.AL135]-[.$AG135])/[.$AG135]" table:style-name="ce21">
            <text:p>23.08%</text:p>
          </table:table-cell>
          <table:table-cell office:value-type="percentage" office:value="0.43438914027149322" table:formula="of:=([.AM135]-[.$AG135])/[.$AG135]" table:style-name="ce21">
            <text:p>43.44%</text:p>
          </table:table-cell>
          <table:table-cell office:value-type="percentage" office:value="0.41176470588235303" table:formula="of:=([.AN135]-[.$AG135])/[.$AG135]" table:style-name="ce21">
            <text:p>41.18%</text:p>
          </table:table-cell>
          <table:table-cell office:value-type="percentage" office:value="0.28959276018099556" table:formula="of:=([.AO135]-[.$AG135])/[.$AG135]" table:style-name="ce21">
            <text:p>28.96%</text:p>
          </table:table-cell>
          <table:table-cell office:value-type="percentage" office:value="0.20814479638009048" table:formula="of:=([.AP135]-[.$AG135])/[.$AG135]" table:style-name="ce21">
            <text:p>20.81%</text:p>
          </table:table-cell>
          <table:table-cell office:value-type="percentage" office:value="0.20361990950226252" table:formula="of:=([.AQ135]-[.$AG135])/[.$AG135]" table:style-name="ce21">
            <text:p>20.36%</text:p>
          </table:table-cell>
          <table:table-cell office:value-type="percentage" office:value="0.33936651583710409" table:formula="of:=([.AR135]-[.$AG135])/[.$AG135]" table:style-name="ce21">
            <text:p>33.94%</text:p>
          </table:table-cell>
          <table:table-cell office:value-type="percentage" office:value="0.23076923076923087" table:formula="of:=([.AS135]-[.$AG135])/[.$AG135]" table:style-name="ce21">
            <text:p>23.08%</text:p>
          </table:table-cell>
          <table:table-cell office:value-type="percentage" office:value="0.29864253393665163" table:formula="of:=([.AT135]-[.$AG135])/[.$AG135]" table:style-name="ce21">
            <text:p>29.86%</text:p>
          </table:table-cell>
          <table:table-cell office:value-type="string" table:style-name="ce18">
            <text:p>AXU</text:p>
          </table:table-cell>
          <table:table-cell office:value-type="float" office:value="1.35" table:style-name="ce19">
            <text:p>1.35</text:p>
          </table:table-cell>
          <table:table-cell office:value-type="float" office:value="1.665" table:style-name="ce20">
            <text:p>1.665</text:p>
          </table:table-cell>
          <table:table-cell office:value-type="float" office:value="1.83" table:style-name="ce20">
            <text:p>1.83</text:p>
          </table:table-cell>
          <table:table-cell office:value-type="float" office:value="1.76" table:style-name="ce20">
            <text:p>1.76</text:p>
          </table:table-cell>
          <table:table-cell office:value-type="float" office:value="1.72" table:style-name="ce20">
            <text:p>1.72</text:p>
          </table:table-cell>
          <table:table-cell office:value-type="float" office:value="1.9" table:style-name="ce20">
            <text:p>1.9</text:p>
          </table:table-cell>
          <table:table-cell office:value-type="float" office:value="1.95" table:style-name="ce20">
            <text:p>1.95</text:p>
          </table:table-cell>
          <table:table-cell office:value-type="float" office:value="1.89" table:style-name="ce20">
            <text:p>1.89</text:p>
          </table:table-cell>
          <table:table-cell office:value-type="float" office:value="1.83" table:style-name="ce20">
            <text:p>1.83</text:p>
          </table:table-cell>
          <table:table-cell office:value-type="float" office:value="1.55" table:style-name="ce20">
            <text:p>1.55</text:p>
          </table:table-cell>
          <table:table-cell office:value-type="float" office:value="1.42" table:style-name="ce20">
            <text:p>1.42</text:p>
          </table:table-cell>
          <table:table-cell office:value-type="float" office:value="1.56" table:style-name="ce20">
            <text:p>1.56</text:p>
          </table:table-cell>
          <table:table-cell office:value-type="float" office:value="1.66" table:style-name="ce20">
            <text:p>1.66</text:p>
          </table:table-cell>
          <table:table-cell office:value-type="float" office:value="1.53" table:style-name="ce20">
            <text:p>1.53</text:p>
          </table:table-cell>
          <table:table-cell office:value-type="percentage" office:value="0.23333333333333328" table:formula="of:=([.BJ135]-[.$BI135])/[.$BI135]" table:style-name="ce21">
            <text:p>23.33%</text:p>
          </table:table-cell>
          <table:table-cell office:value-type="percentage" office:value="0.35555555555555551" table:formula="of:=([.BK135]-[.$BI135])/[.$BI135]" table:style-name="ce21">
            <text:p>35.56%</text:p>
          </table:table-cell>
          <table:table-cell office:value-type="percentage" office:value="0.30370370370370364" table:formula="of:=([.BL135]-[.$BI135])/[.$BI135]" table:style-name="ce21">
            <text:p>30.37%</text:p>
          </table:table-cell>
          <table:table-cell office:value-type="percentage" office:value="0.27407407407407397" table:formula="of:=([.BM135]-[.$BI135])/[.$BI135]" table:style-name="ce21">
            <text:p>27.41%</text:p>
          </table:table-cell>
          <table:table-cell office:value-type="percentage" office:value="0.40740740740740727" table:formula="of:=([.BN135]-[.$BI135])/[.$BI135]" table:style-name="ce21">
            <text:p>40.74%</text:p>
          </table:table-cell>
          <table:table-cell office:value-type="percentage" office:value="0.44444444444444431" table:formula="of:=([.BO135]-[.$BI135])/[.$BI135]" table:style-name="ce21">
            <text:p>44.44%</text:p>
          </table:table-cell>
          <table:table-cell office:value-type="percentage" office:value="0.39999999999999986" table:formula="of:=([.BP135]-[.$BI135])/[.$BI135]" table:style-name="ce21">
            <text:p>40.00%</text:p>
          </table:table-cell>
          <table:table-cell office:value-type="percentage" office:value="0.35555555555555551" table:formula="of:=([.BQ135]-[.$BI135])/[.$BI135]" table:style-name="ce21">
            <text:p>35.56%</text:p>
          </table:table-cell>
          <table:table-cell office:value-type="percentage" office:value="0.14814814814814811" table:formula="of:=([.BR135]-[.$BI135])/[.$BI135]" table:style-name="ce21">
            <text:p>14.81%</text:p>
          </table:table-cell>
          <table:table-cell office:value-type="percentage" office:value="5.1851851851851732E-2" table:formula="of:=([.BS135]-[.$BI135])/[.$BI135]" table:style-name="ce21">
            <text:p>5.19%</text:p>
          </table:table-cell>
          <table:table-cell office:value-type="percentage" office:value="0.15555555555555553" table:formula="of:=([.BT135]-[.$BI135])/[.$BI135]" table:style-name="ce21">
            <text:p>15.56%</text:p>
          </table:table-cell>
          <table:table-cell office:value-type="percentage" office:value="0.22962962962962949" table:formula="of:=([.BU135]-[.$BI135])/[.$BI135]" table:style-name="ce21">
            <text:p>22.96%</text:p>
          </table:table-cell>
          <table:table-cell office:value-type="percentage" office:value="0.13333333333333328" table:formula="of:=([.BV135]-[.$BI135])/[.$BI135]" table:style-name="ce21">
            <text:p>13.33%</text:p>
          </table:table-cell>
          <table:table-cell office:value-type="string" table:style-name="ce25">
            <text:p>Finanzr</text:p>
          </table:table-cell>
          <table:table-cell office:value-type="percentage" office:value="0.23456694747942955" table:formula="of:=([.S135]+[.AU135]+[.BW135])/3" table:style-name="ce22">
            <text:p>23.46%</text:p>
          </table:table-cell>
          <table:table-cell office:value-type="percentage" office:value="0.28343776952098326" table:formula="of:=([.T135]+[.AV135]+[.BX135])/3" table:style-name="ce22">
            <text:p>28.34%</text:p>
          </table:table-cell>
          <table:table-cell office:value-type="percentage" office:value="0.27336420774966924" table:formula="of:=([.U135]+[.AW135]+[.BY135])/3" table:style-name="ce22">
            <text:p>27.34%</text:p>
          </table:table-cell>
          <table:table-cell office:value-type="percentage" office:value="0.25175238881599471" table:formula="of:=([.V135]+[.AX135]+[.BZ135])/3" table:style-name="ce22">
            <text:p>25.18%</text:p>
          </table:table-cell>
          <table:table-cell office:value-type="percentage" office:value="0.24118083061172491" table:formula="of:=([.W135]+[.AY135]+[.CA135])/3" table:style-name="ce22">
            <text:p>24.12%</text:p>
          </table:table-cell>
          <table:table-cell office:value-type="percentage" office:value="0.34579005669393043" table:formula="of:=([.X135]+[.AZ135]+[.CB135])/3" table:style-name="ce22">
            <text:p>34.58%</text:p>
          </table:table-cell>
          <table:table-cell office:value-type="percentage" office:value="0.33562888570062172" table:formula="of:=([.Y135]+[.BA135]+[.CC135])/3" table:style-name="ce22">
            <text:p>33.56%</text:p>
          </table:table-cell>
          <table:table-cell office:value-type="percentage" office:value="0.28822017028616748" table:formula="of:=([.Z135]+[.BB135]+[.CD135])/3" table:style-name="ce22">
            <text:p>28.82%</text:p>
          </table:table-cell>
          <table:table-cell office:value-type="percentage" office:value="0.11876431484274619" table:formula="of:=([.AA135]+[.BC135]+[.CE135])/3" table:style-name="ce22">
            <text:p>11.88%</text:p>
          </table:table-cell>
          <table:table-cell office:value-type="percentage" office:value="8.5157253784704748E-2" table:formula="of:=([.AB135]+[.BD135]+[.CF135])/3" table:style-name="ce22">
            <text:p>8.52%</text:p>
          </table:table-cell>
          <table:table-cell office:value-type="percentage" office:value="0.16497402379755322" table:formula="of:=([.AC135]+[.BE135]+[.CG135])/3" table:style-name="ce22">
            <text:p>16.50%</text:p>
          </table:table-cell>
          <table:table-cell office:value-type="percentage" office:value="0.15753132745002663" table:formula="of:=([.AD135]+[.BF135]+[.CH135])/3" table:style-name="ce22">
            <text:p>15.75%</text:p>
          </table:table-cell>
          <table:table-cell office:value-type="percentage" office:value="0.15618707770788118" table:formula="of:=([.AE135]+[.BG135]+[.CI135])/3" table:style-name="ce22">
            <text:p>15.62%</text:p>
          </table:table-cell>
          <table:table-cell table:number-columns-repeated="1628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" table:style-name="ce1">
            <text:p>13</text:p>
          </table:table-cell>
          <table:table-cell office:value-type="string" table:style-name="ce25">
            <text:p>iceman</text:p>
          </table:table-cell>
          <table:table-cell office:value-type="string" table:style-name="ce18">
            <text:p>EFR.TO</text:p>
          </table:table-cell>
          <table:table-cell office:value-type="float" office:value="2.21" table:style-name="ce19">
            <text:p>2.21</text:p>
          </table:table-cell>
          <table:table-cell office:value-type="float" office:value="2.57" table:style-name="ce20">
            <text:p>2.57</text:p>
          </table:table-cell>
          <table:table-cell office:value-type="float" office:value="2.98" table:style-name="ce20">
            <text:p>2.98</text:p>
          </table:table-cell>
          <table:table-cell office:value-type="float" office:value="2.92" table:style-name="ce20">
            <text:p>2.92</text:p>
          </table:table-cell>
          <table:table-cell office:value-type="float" office:value="2.95" table:style-name="ce20">
            <text:p>2.95</text:p>
          </table:table-cell>
          <table:table-cell office:value-type="float" office:value="2.72" table:style-name="ce20">
            <text:p>2.72</text:p>
          </table:table-cell>
          <table:table-cell office:value-type="float" office:value="3.17" table:style-name="ce20">
            <text:p>3.17</text:p>
          </table:table-cell>
          <table:table-cell office:value-type="float" office:value="3.12" table:style-name="ce20">
            <text:p>3.12</text:p>
          </table:table-cell>
          <table:table-cell office:value-type="float" office:value="2.85" table:style-name="ce20">
            <text:p>2.85</text:p>
          </table:table-cell>
          <table:table-cell office:value-type="float" office:value="2.67" table:style-name="ce20">
            <text:p>2.67</text:p>
          </table:table-cell>
          <table:table-cell office:value-type="float" office:value="2.66" table:style-name="ce20">
            <text:p>2.66</text:p>
          </table:table-cell>
          <table:table-cell office:value-type="float" office:value="2.96" table:style-name="ce20">
            <text:p>2.96</text:p>
          </table:table-cell>
          <table:table-cell office:value-type="float" office:value="2.72" table:style-name="ce20">
            <text:p>2.72</text:p>
          </table:table-cell>
          <table:table-cell office:value-type="float" office:value="2.87" table:style-name="ce20">
            <text:p>2.87</text:p>
          </table:table-cell>
          <table:table-cell office:value-type="percentage" office:value="0.1628959276018099" table:formula="of:=([.F136]-[.$E136])/[.$E136]" table:style-name="ce21">
            <text:p>16.29%</text:p>
          </table:table-cell>
          <table:table-cell office:value-type="percentage" office:value="0.34841628959276022" table:formula="of:=([.G136]-[.$E136])/[.$E136]" table:style-name="ce21">
            <text:p>34.84%</text:p>
          </table:table-cell>
          <table:table-cell office:value-type="percentage" office:value="0.32126696832579182" table:formula="of:=([.H136]-[.$E136])/[.$E136]" table:style-name="ce21">
            <text:p>32.13%</text:p>
          </table:table-cell>
          <table:table-cell office:value-type="percentage" office:value="0.33484162895927611" table:formula="of:=([.I136]-[.$E136])/[.$E136]" table:style-name="ce21">
            <text:p>33.48%</text:p>
          </table:table-cell>
          <table:table-cell office:value-type="percentage" office:value="0.23076923076923087" table:formula="of:=([.J136]-[.$E136])/[.$E136]" table:style-name="ce21">
            <text:p>23.08%</text:p>
          </table:table-cell>
          <table:table-cell office:value-type="percentage" office:value="0.43438914027149322" table:formula="of:=([.K136]-[.$E136])/[.$E136]" table:style-name="ce21">
            <text:p>43.44%</text:p>
          </table:table-cell>
          <table:table-cell office:value-type="percentage" office:value="0.41176470588235303" table:formula="of:=([.L136]-[.$E136])/[.$E136]" table:style-name="ce21">
            <text:p>41.18%</text:p>
          </table:table-cell>
          <table:table-cell office:value-type="percentage" office:value="0.28959276018099556" table:formula="of:=([.M136]-[.$E136])/[.$E136]" table:style-name="ce21">
            <text:p>28.96%</text:p>
          </table:table-cell>
          <table:table-cell office:value-type="percentage" office:value="0.20814479638009048" table:formula="of:=([.N136]-[.$E136])/[.$E136]" table:style-name="ce21">
            <text:p>20.81%</text:p>
          </table:table-cell>
          <table:table-cell office:value-type="percentage" office:value="0.20361990950226252" table:formula="of:=([.O136]-[.$E136])/[.$E136]" table:style-name="ce21">
            <text:p>20.36%</text:p>
          </table:table-cell>
          <table:table-cell office:value-type="percentage" office:value="0.33936651583710409" table:formula="of:=([.P136]-[.$E136])/[.$E136]" table:style-name="ce21">
            <text:p>33.94%</text:p>
          </table:table-cell>
          <table:table-cell office:value-type="percentage" office:value="0.23076923076923087" table:formula="of:=([.Q136]-[.$E136])/[.$E136]" table:style-name="ce21">
            <text:p>23.08%</text:p>
          </table:table-cell>
          <table:table-cell office:value-type="percentage" office:value="0.29864253393665163" table:formula="of:=([.R136]-[.$E136])/[.$E136]" table:style-name="ce21">
            <text:p>29.86%</text:p>
          </table:table-cell>
          <table:table-cell office:value-type="string" table:style-name="ce18">
            <text:p>AAZ.V</text:p>
          </table:table-cell>
          <table:table-cell office:value-type="float" office:value="0.06" table:style-name="ce19">
            <text:p>0.06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" table:style-name="ce20">
            <text:p>0.1</text:p>
          </table:table-cell>
          <table:table-cell office:value-type="float" office:value="0.08" table:style-name="ce20">
            <text:p>0.08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float" office:value="0.26" table:style-name="ce20">
            <text:p>0.26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2" table:style-name="ce20">
            <text:p>0.2</text:p>
          </table:table-cell>
          <table:table-cell office:value-type="float" office:value="0.215" table:style-name="ce20">
            <text:p>0.215</text:p>
          </table:table-cell>
          <table:table-cell office:value-type="float" office:value="0.25" table:style-name="ce20">
            <text:p>0.25</text:p>
          </table:table-cell>
          <table:table-cell office:value-type="percentage" office:value="0.83333333333333337" table:formula="of:=([.AH136]-[.$AG136])/[.$AG136]" table:style-name="ce21">
            <text:p>83.33%</text:p>
          </table:table-cell>
          <table:table-cell office:value-type="percentage" office:value="0.83333333333333337" table:formula="of:=([.AI136]-[.$AG136])/[.$AG136]" table:style-name="ce21">
            <text:p>83.33%</text:p>
          </table:table-cell>
          <table:table-cell office:value-type="percentage" office:value="0.66666666666666685" table:formula="of:=([.AJ136]-[.$AG136])/[.$AG136]" table:style-name="ce21">
            <text:p>66.67%</text:p>
          </table:table-cell>
          <table:table-cell office:value-type="percentage" office:value="0.33333333333333343" table:formula="of:=([.AK136]-[.$AG136])/[.$AG136]" table:style-name="ce21">
            <text:p>33.33%</text:p>
          </table:table-cell>
          <table:table-cell office:value-type="percentage" office:value="0.4166666666666668" table:formula="of:=([.AL136]-[.$AG136])/[.$AG136]" table:style-name="ce21">
            <text:p>41.67%</text:p>
          </table:table-cell>
          <table:table-cell office:value-type="percentage" office:value="1.4166666666666665" table:formula="of:=([.AM136]-[.$AG136])/[.$AG136]" table:style-name="ce21">
            <text:p>141.67%</text:p>
          </table:table-cell>
          <table:table-cell office:value-type="percentage" office:value="1.6666666666666667" table:formula="of:=([.AN136]-[.$AG136])/[.$AG136]" table:style-name="ce21">
            <text:p>166.67%</text:p>
          </table:table-cell>
          <table:table-cell office:value-type="percentage" office:value="1.6666666666666667" table:formula="of:=([.AO136]-[.$AG136])/[.$AG136]" table:style-name="ce21">
            <text:p>166.67%</text:p>
          </table:table-cell>
          <table:table-cell office:value-type="percentage" office:value="3.3333333333333335" table:formula="of:=([.AP136]-[.$AG136])/[.$AG136]" table:style-name="ce21">
            <text:p>333.33%</text:p>
          </table:table-cell>
          <table:table-cell office:value-type="percentage" office:value="2.4166666666666665" table:formula="of:=([.AQ136]-[.$AG136])/[.$AG136]" table:style-name="ce21">
            <text:p>241.67%</text:p>
          </table:table-cell>
          <table:table-cell office:value-type="percentage" office:value="2.3333333333333335" table:formula="of:=([.AR136]-[.$AG136])/[.$AG136]" table:style-name="ce21">
            <text:p>233.33%</text:p>
          </table:table-cell>
          <table:table-cell office:value-type="percentage" office:value="2.5833333333333335" table:formula="of:=([.AS136]-[.$AG136])/[.$AG136]" table:style-name="ce21">
            <text:p>258.33%</text:p>
          </table:table-cell>
          <table:table-cell office:value-type="percentage" office:value="3.166666666666667" table:formula="of:=([.AT136]-[.$AG136])/[.$AG136]" table:style-name="ce21">
            <text:p>316.67%</text:p>
          </table:table-cell>
          <table:table-cell office:value-type="string" table:style-name="ce18">
            <text:p>PLG.TO</text:p>
          </table:table-cell>
          <table:table-cell office:value-type="float" office:value="0.44500000000000001" table:style-name="ce19">
            <text:p>0.445</text:p>
          </table:table-cell>
          <table:table-cell office:value-type="float" office:value="0.52" table:style-name="ce20">
            <text:p>0.52</text:p>
          </table:table-cell>
          <table:table-cell office:value-type="float" office:value="0.49" table:style-name="ce20">
            <text:p>0.49</text:p>
          </table:table-cell>
          <table:table-cell office:value-type="float" office:value="0.52" table:style-name="ce20">
            <text:p>0.52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7999999999999996" table:style-name="ce20">
            <text:p>0.58</text:p>
          </table:table-cell>
          <table:table-cell office:value-type="float" office:value="0.62" table:style-name="ce20">
            <text:p>0.62</text:p>
          </table:table-cell>
          <table:table-cell office:value-type="float" office:value="0.6" table:style-name="ce20">
            <text:p>0.6</text:p>
          </table:table-cell>
          <table:table-cell office:value-type="float" office:value="0.6" table:style-name="ce20">
            <text:p>0.6</text:p>
          </table:table-cell>
          <table:table-cell office:value-type="float" office:value="0.5" table:style-name="ce20">
            <text:p>0.5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9" table:style-name="ce20">
            <text:p>0.49</text:p>
          </table:table-cell>
          <table:table-cell office:value-type="float" office:value="0.56999999999999995" table:style-name="ce20">
            <text:p>0.57</text:p>
          </table:table-cell>
          <table:table-cell office:value-type="percentage" office:value="0.16853932584269665" table:formula="of:=([.BJ136]-[.$BI136])/[.$BI136]" table:style-name="ce21">
            <text:p>16.85%</text:p>
          </table:table-cell>
          <table:table-cell office:value-type="percentage" office:value="0.10112359550561795" table:formula="of:=([.BK136]-[.$BI136])/[.$BI136]" table:style-name="ce21">
            <text:p>10.11%</text:p>
          </table:table-cell>
          <table:table-cell office:value-type="percentage" office:value="0.16853932584269665" table:formula="of:=([.BL136]-[.$BI136])/[.$BI136]" table:style-name="ce21">
            <text:p>16.85%</text:p>
          </table:table-cell>
          <table:table-cell office:value-type="percentage" office:value="0.28089887640449424" table:formula="of:=([.BM136]-[.$BI136])/[.$BI136]" table:style-name="ce21">
            <text:p>28.09%</text:p>
          </table:table-cell>
          <table:table-cell office:value-type="percentage" office:value="0.30337078651685384" table:formula="of:=([.BN136]-[.$BI136])/[.$BI136]" table:style-name="ce21">
            <text:p>30.34%</text:p>
          </table:table-cell>
          <table:table-cell office:value-type="percentage" office:value="0.3932584269662921" table:formula="of:=([.BO136]-[.$BI136])/[.$BI136]" table:style-name="ce21">
            <text:p>39.33%</text:p>
          </table:table-cell>
          <table:table-cell office:value-type="percentage" office:value="0.34831460674157294" table:formula="of:=([.BP136]-[.$BI136])/[.$BI136]" table:style-name="ce21">
            <text:p>34.83%</text:p>
          </table:table-cell>
          <table:table-cell office:value-type="percentage" office:value="0.34831460674157294" table:formula="of:=([.BQ136]-[.$BI136])/[.$BI136]" table:style-name="ce21">
            <text:p>34.83%</text:p>
          </table:table-cell>
          <table:table-cell office:value-type="percentage" office:value="0.12359550561797751" table:formula="of:=([.BR136]-[.$BI136])/[.$BI136]" table:style-name="ce21">
            <text:p>12.36%</text:p>
          </table:table-cell>
          <table:table-cell office:value-type="percentage" office:value="6.741573033707858E-2" table:formula="of:=([.BS136]-[.$BI136])/[.$BI136]" table:style-name="ce21">
            <text:p>6.74%</text:p>
          </table:table-cell>
          <table:table-cell office:value-type="percentage" office:value="6.741573033707858E-2" table:formula="of:=([.BT136]-[.$BI136])/[.$BI136]" table:style-name="ce21">
            <text:p>6.74%</text:p>
          </table:table-cell>
          <table:table-cell office:value-type="percentage" office:value="0.10112359550561795" table:formula="of:=([.BU136]-[.$BI136])/[.$BI136]" table:style-name="ce21">
            <text:p>10.11%</text:p>
          </table:table-cell>
          <table:table-cell office:value-type="percentage" office:value="0.28089887640449424" table:formula="of:=([.BV136]-[.$BI136])/[.$BI136]" table:style-name="ce21">
            <text:p>28.09%</text:p>
          </table:table-cell>
          <table:table-cell office:value-type="string" table:style-name="ce25">
            <text:p>iceman</text:p>
          </table:table-cell>
          <table:table-cell office:value-type="percentage" office:value="0.38825619559261332" table:formula="of:=([.S136]+[.AU136]+[.BW136])/3" table:style-name="ce22">
            <text:p>38.83%</text:p>
          </table:table-cell>
          <table:table-cell office:value-type="percentage" office:value="0.42762440614390385" table:formula="of:=([.T136]+[.AV136]+[.BX136])/3" table:style-name="ce22">
            <text:p>42.76%</text:p>
          </table:table-cell>
          <table:table-cell office:value-type="percentage" office:value="0.38549098694505179" table:formula="of:=([.U136]+[.AW136]+[.BY136])/3" table:style-name="ce22">
            <text:p>38.55%</text:p>
          </table:table-cell>
          <table:table-cell office:value-type="percentage" office:value="0.31635794623236796" table:formula="of:=([.V136]+[.AX136]+[.BZ136])/3" table:style-name="ce22">
            <text:p>31.64%</text:p>
          </table:table-cell>
          <table:table-cell office:value-type="percentage" office:value="0.31693556131758388" table:formula="of:=([.W136]+[.AY136]+[.CA136])/3" table:style-name="ce22">
            <text:p>31.69%</text:p>
          </table:table-cell>
          <table:table-cell office:value-type="percentage" office:value="0.74810474463481735" table:formula="of:=([.X136]+[.AZ136]+[.CB136])/3" table:style-name="ce22">
            <text:p>74.81%</text:p>
          </table:table-cell>
          <table:table-cell office:value-type="percentage" office:value="0.80891532643019748" table:formula="of:=([.Y136]+[.BA136]+[.CC136])/3" table:style-name="ce22">
            <text:p>80.89%</text:p>
          </table:table-cell>
          <table:table-cell office:value-type="percentage" office:value="0.76819134452974502" table:formula="of:=([.Z136]+[.BB136]+[.CD136])/3" table:style-name="ce22">
            <text:p>76.82%</text:p>
          </table:table-cell>
          <table:table-cell office:value-type="percentage" office:value="1.2216912117771339" table:formula="of:=([.AA136]+[.BC136]+[.CE136])/3" table:style-name="ce22">
            <text:p>122.17%</text:p>
          </table:table-cell>
          <table:table-cell office:value-type="percentage" office:value="0.89590076883533587" table:formula="of:=([.AB136]+[.BD136]+[.CF136])/3" table:style-name="ce22">
            <text:p>89.59%</text:p>
          </table:table-cell>
          <table:table-cell office:value-type="percentage" office:value="0.91337185983583868" table:formula="of:=([.AC136]+[.BE136]+[.CG136])/3" table:style-name="ce22">
            <text:p>91.34%</text:p>
          </table:table-cell>
          <table:table-cell office:value-type="percentage" office:value="0.97174205320272744" table:formula="of:=([.AD136]+[.BF136]+[.CH136])/3" table:style-name="ce22">
            <text:p>97.17%</text:p>
          </table:table-cell>
          <table:table-cell office:value-type="percentage" office:value="1.248736025669271" table:formula="of:=([.AE136]+[.BG136]+[.CI136])/3" table:style-name="ce22">
            <text:p>124.87%</text:p>
          </table:table-cell>
          <table:table-cell table:number-columns-repeated="1628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0" table:style-name="ce1">
            <text:p>90</text:p>
          </table:table-cell>
          <table:table-cell office:value-type="string" table:style-name="ce25">
            <text:p>motorolja</text:p>
          </table:table-cell>
          <table:table-cell office:value-type="string" table:style-name="ce18">
            <text:p>ITH.TO</text:p>
          </table:table-cell>
          <table:table-cell office:value-type="float" office:value="0.75" table:style-name="ce19">
            <text:p>0.75</text:p>
          </table:table-cell>
          <table:table-cell office:value-type="float" office:value="0.82" table:style-name="ce20">
            <text:p>0.82</text:p>
          </table:table-cell>
          <table:table-cell office:value-type="float" office:value="0.75" table:style-name="ce20">
            <text:p>0.75</text:p>
          </table:table-cell>
          <table:table-cell office:value-type="float" office:value="0.78" table:style-name="ce20">
            <text:p>0.78</text:p>
          </table:table-cell>
          <table:table-cell office:value-type="float" office:value="0.92" table:style-name="ce20">
            <text:p>0.92</text:p>
          </table:table-cell>
          <table:table-cell office:value-type="float" office:value="0.91" table:style-name="ce20">
            <text:p>0.91</text:p>
          </table:table-cell>
          <table:table-cell office:value-type="float" office:value="0.88" table:style-name="ce20">
            <text:p>0.88</text:p>
          </table:table-cell>
          <table:table-cell office:value-type="float" office:value="0.85" table:style-name="ce20">
            <text:p>0.85</text:p>
          </table:table-cell>
          <table:table-cell office:value-type="float" office:value="0.77" table:style-name="ce20">
            <text:p>0.77</text:p>
          </table:table-cell>
          <table:table-cell office:value-type="float" office:value="0.66" table:style-name="ce20">
            <text:p>0.66</text:p>
          </table:table-cell>
          <table:table-cell office:value-type="float" office:value="0.66" table:style-name="ce20">
            <text:p>0.66</text:p>
          </table:table-cell>
          <table:table-cell office:value-type="float" office:value="0.67" table:style-name="ce20">
            <text:p>0.67</text:p>
          </table:table-cell>
          <table:table-cell office:value-type="float" office:value="0.66" table:style-name="ce20">
            <text:p>0.66</text:p>
          </table:table-cell>
          <table:table-cell office:value-type="float" office:value="0.69" table:style-name="ce20">
            <text:p>0.69</text:p>
          </table:table-cell>
          <table:table-cell office:value-type="percentage" office:value="9.3333333333333268E-2" table:formula="of:=([.F137]-[.$E137])/[.$E137]" table:style-name="ce21">
            <text:p>9.33%</text:p>
          </table:table-cell>
          <table:table-cell office:value-type="percentage" office:value="0" table:formula="of:=([.G137]-[.$E137])/[.$E137]" table:style-name="ce21">
            <text:p>0.00%</text:p>
          </table:table-cell>
          <table:table-cell office:value-type="percentage" office:value="4.0000000000000036E-2" table:formula="of:=([.H137]-[.$E137])/[.$E137]" table:style-name="ce21">
            <text:p>4.00%</text:p>
          </table:table-cell>
          <table:table-cell office:value-type="percentage" office:value="0.22666666666666671" table:formula="of:=([.I137]-[.$E137])/[.$E137]" table:style-name="ce21">
            <text:p>22.67%</text:p>
          </table:table-cell>
          <table:table-cell office:value-type="percentage" office:value="0.21333333333333337" table:formula="of:=([.J137]-[.$E137])/[.$E137]" table:style-name="ce21">
            <text:p>21.33%</text:p>
          </table:table-cell>
          <table:table-cell office:value-type="percentage" office:value="0.17333333333333334" table:formula="of:=([.K137]-[.$E137])/[.$E137]" table:style-name="ce21">
            <text:p>17.33%</text:p>
          </table:table-cell>
          <table:table-cell office:value-type="percentage" office:value="0.1333333333333333" table:formula="of:=([.L137]-[.$E137])/[.$E137]" table:style-name="ce21">
            <text:p>13.33%</text:p>
          </table:table-cell>
          <table:table-cell office:value-type="percentage" office:value="2.6666666666666689E-2" table:formula="of:=([.M137]-[.$E137])/[.$E137]" table:style-name="ce21">
            <text:p>2.67%</text:p>
          </table:table-cell>
          <table:table-cell office:value-type="percentage" office:value="-0.11999999999999995" table:formula="of:=([.N137]-[.$E137])/[.$E137]" table:style-name="ce21">
            <text:p>-12.00%</text:p>
          </table:table-cell>
          <table:table-cell office:value-type="percentage" office:value="-0.11999999999999995" table:formula="of:=([.O137]-[.$E137])/[.$E137]" table:style-name="ce21">
            <text:p>-12.00%</text:p>
          </table:table-cell>
          <table:table-cell office:value-type="percentage" office:value="-0.10666666666666662" table:formula="of:=([.P137]-[.$E137])/[.$E137]" table:style-name="ce21">
            <text:p>-10.67%</text:p>
          </table:table-cell>
          <table:table-cell office:value-type="percentage" office:value="-0.11999999999999995" table:formula="of:=([.Q137]-[.$E137])/[.$E137]" table:style-name="ce21">
            <text:p>-12.00%</text:p>
          </table:table-cell>
          <table:table-cell office:value-type="percentage" office:value="-8.0000000000000071E-2" table:formula="of:=([.R137]-[.$E137])/[.$E137]" table:style-name="ce21">
            <text:p>-8.00%</text:p>
          </table:table-cell>
          <table:table-cell office:value-type="string" table:style-name="ce18">
            <text:p>VTT.V</text:p>
          </table:table-cell>
          <table:table-cell office:value-type="float" office:value="0.185" table:style-name="ce19">
            <text:p>0.18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9" table:style-name="ce20">
            <text:p>0.19</text:p>
          </table:table-cell>
          <table:table-cell office:value-type="float" office:value="0.215" table:style-name="ce20">
            <text:p>0.215</text:p>
          </table:table-cell>
          <table:table-cell office:value-type="float" office:value="0.22" table:style-name="ce20">
            <text:p>0.22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4" table:style-name="ce20">
            <text:p>0.24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23" table:style-name="ce20">
            <text:p>0.23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percentage" office:value="-5.4054054054054106E-2" table:formula="of:=([.AH137]-[.$AG137])/[.$AG137]" table:style-name="ce21">
            <text:p>-5.41%</text:p>
          </table:table-cell>
          <table:table-cell office:value-type="percentage" office:value="-5.4054054054054106E-2" table:formula="of:=([.AI137]-[.$AG137])/[.$AG137]" table:style-name="ce21">
            <text:p>-5.41%</text:p>
          </table:table-cell>
          <table:table-cell office:value-type="percentage" office:value="2.7027027027027053E-2" table:formula="of:=([.AJ137]-[.$AG137])/[.$AG137]" table:style-name="ce21">
            <text:p>2.70%</text:p>
          </table:table-cell>
          <table:table-cell office:value-type="percentage" office:value="0.16216216216216217" table:formula="of:=([.AK137]-[.$AG137])/[.$AG137]" table:style-name="ce21">
            <text:p>16.22%</text:p>
          </table:table-cell>
          <table:table-cell office:value-type="percentage" office:value="0.1891891891891892" table:formula="of:=([.AL137]-[.$AG137])/[.$AG137]" table:style-name="ce21">
            <text:p>18.92%</text:p>
          </table:table-cell>
          <table:table-cell office:value-type="percentage" office:value="0.27027027027027023" table:formula="of:=([.AM137]-[.$AG137])/[.$AG137]" table:style-name="ce21">
            <text:p>27.03%</text:p>
          </table:table-cell>
          <table:table-cell office:value-type="percentage" office:value="0.48648648648648662" table:formula="of:=([.AN137]-[.$AG137])/[.$AG137]" table:style-name="ce21">
            <text:p>48.65%</text:p>
          </table:table-cell>
          <table:table-cell office:value-type="percentage" office:value="0.29729729729729726" table:formula="of:=([.AO137]-[.$AG137])/[.$AG137]" table:style-name="ce21">
            <text:p>29.73%</text:p>
          </table:table-cell>
          <table:table-cell office:value-type="percentage" office:value="0.21621621621621626" table:formula="of:=([.AP137]-[.$AG137])/[.$AG137]" table:style-name="ce21">
            <text:p>21.62%</text:p>
          </table:table-cell>
          <table:table-cell office:value-type="percentage" office:value="5.4054054054054106E-2" table:formula="of:=([.AQ137]-[.$AG137])/[.$AG137]" table:style-name="ce21">
            <text:p>5.41%</text:p>
          </table:table-cell>
          <table:table-cell office:value-type="percentage" office:value="0.24324324324324331" table:formula="of:=([.AR137]-[.$AG137])/[.$AG137]" table:style-name="ce21">
            <text:p>24.32%</text:p>
          </table:table-cell>
          <table:table-cell office:value-type="percentage" office:value="0.21621621621621626" table:formula="of:=([.AS137]-[.$AG137])/[.$AG137]" table:style-name="ce21">
            <text:p>21.62%</text:p>
          </table:table-cell>
          <table:table-cell office:value-type="percentage" office:value="0.21621621621621626" table:formula="of:=([.AT137]-[.$AG137])/[.$AG137]" table:style-name="ce21">
            <text:p>21.62%</text:p>
          </table:table-cell>
          <table:table-cell office:value-type="string" table:style-name="ce18">
            <text:p>WAF.V</text:p>
          </table:table-cell>
          <table:table-cell office:value-type="float" office:value="0.22" table:style-name="ce19">
            <text:p>0.22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7" table:style-name="ce20">
            <text:p>0.27</text:p>
          </table:table-cell>
          <table:table-cell office:value-type="float" office:value="0.27" table:style-name="ce20">
            <text:p>0.27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.27" table:style-name="ce20">
            <text:p>0.27</text:p>
          </table:table-cell>
          <table:table-cell office:value-type="float" office:value="0.24" table:style-name="ce20">
            <text:p>0.24</text:p>
          </table:table-cell>
          <table:table-cell office:value-type="float" office:value="0.22" table:style-name="ce20">
            <text:p>0.22</text:p>
          </table:table-cell>
          <table:table-cell office:value-type="float" office:value="0.2" table:style-name="ce20">
            <text:p>0.2</text:p>
          </table:table-cell>
          <table:table-cell office:value-type="float" office:value="0.23" table:style-name="ce20">
            <text:p>0.23</text:p>
          </table:table-cell>
          <table:table-cell office:value-type="float" office:value="0.23" table:style-name="ce20">
            <text:p>0.23</text:p>
          </table:table-cell>
          <table:table-cell office:value-type="float" office:value="0.26" table:style-name="ce20">
            <text:p>0.26</text:p>
          </table:table-cell>
          <table:table-cell office:value-type="percentage" office:value="0.15909090909090912" table:formula="of:=([.BJ137]-[.$BI137])/[.$BI137]" table:style-name="ce21">
            <text:p>15.91%</text:p>
          </table:table-cell>
          <table:table-cell office:value-type="percentage" office:value="0.15909090909090912" table:formula="of:=([.BK137]-[.$BI137])/[.$BI137]" table:style-name="ce21">
            <text:p>15.91%</text:p>
          </table:table-cell>
          <table:table-cell office:value-type="percentage" office:value="0.22727272727272735" table:formula="of:=([.BL137]-[.$BI137])/[.$BI137]" table:style-name="ce21">
            <text:p>22.73%</text:p>
          </table:table-cell>
          <table:table-cell office:value-type="percentage" office:value="0.22727272727272735" table:formula="of:=([.BM137]-[.$BI137])/[.$BI137]" table:style-name="ce21">
            <text:p>22.73%</text:p>
          </table:table-cell>
          <table:table-cell office:value-type="percentage" office:value="0.27272727272727282" table:formula="of:=([.BN137]-[.$BI137])/[.$BI137]" table:style-name="ce21">
            <text:p>27.27%</text:p>
          </table:table-cell>
          <table:table-cell office:value-type="percentage" office:value="0.27272727272727282" table:formula="of:=([.BO137]-[.$BI137])/[.$BI137]" table:style-name="ce21">
            <text:p>27.27%</text:p>
          </table:table-cell>
          <table:table-cell office:value-type="percentage" office:value="0.22727272727272735" table:formula="of:=([.BP137]-[.$BI137])/[.$BI137]" table:style-name="ce21">
            <text:p>22.73%</text:p>
          </table:table-cell>
          <table:table-cell office:value-type="percentage" office:value="9.090909090909087E-2" table:formula="of:=([.BQ137]-[.$BI137])/[.$BI137]" table:style-name="ce21">
            <text:p>9.09%</text:p>
          </table:table-cell>
          <table:table-cell office:value-type="percentage" office:value="0" table:formula="of:=([.BR137]-[.$BI137])/[.$BI137]" table:style-name="ce21">
            <text:p>0.00%</text:p>
          </table:table-cell>
          <table:table-cell office:value-type="percentage" office:value="-9.090909090909087E-2" table:formula="of:=([.BS137]-[.$BI137])/[.$BI137]" table:style-name="ce21">
            <text:p>-9.09%</text:p>
          </table:table-cell>
          <table:table-cell office:value-type="percentage" office:value="4.5454545454545497E-2" table:formula="of:=([.BT137]-[.$BI137])/[.$BI137]" table:style-name="ce21">
            <text:p>4.55%</text:p>
          </table:table-cell>
          <table:table-cell office:value-type="percentage" office:value="4.5454545454545497E-2" table:formula="of:=([.BU137]-[.$BI137])/[.$BI137]" table:style-name="ce21">
            <text:p>4.55%</text:p>
          </table:table-cell>
          <table:table-cell office:value-type="percentage" office:value="0.18181818181818185" table:formula="of:=([.BV137]-[.$BI137])/[.$BI137]" table:style-name="ce21">
            <text:p>18.18%</text:p>
          </table:table-cell>
          <table:table-cell office:value-type="string" table:style-name="ce25">
            <text:p>motorolja</text:p>
          </table:table-cell>
          <table:table-cell office:value-type="percentage" office:value="6.6123396123396086E-2" table:formula="of:=([.S137]+[.AU137]+[.BW137])/3" table:style-name="ce22">
            <text:p>6.61%</text:p>
          </table:table-cell>
          <table:table-cell office:value-type="percentage" office:value="3.5012285012285004E-2" table:formula="of:=([.T137]+[.AV137]+[.BX137])/3" table:style-name="ce22">
            <text:p>3.50%</text:p>
          </table:table-cell>
          <table:table-cell office:value-type="percentage" office:value="9.8099918099918137E-2" table:formula="of:=([.U137]+[.AW137]+[.BY137])/3" table:style-name="ce22">
            <text:p>9.81%</text:p>
          </table:table-cell>
          <table:table-cell office:value-type="percentage" office:value="0.20536718536718537" table:formula="of:=([.V137]+[.AX137]+[.BZ137])/3" table:style-name="ce22">
            <text:p>20.54%</text:p>
          </table:table-cell>
          <table:table-cell office:value-type="percentage" office:value="0.22508326508326512" table:formula="of:=([.W137]+[.AY137]+[.CA137])/3" table:style-name="ce22">
            <text:p>22.51%</text:p>
          </table:table-cell>
          <table:table-cell office:value-type="percentage" office:value="0.23877695877695881" table:formula="of:=([.X137]+[.AZ137]+[.CB137])/3" table:style-name="ce22">
            <text:p>23.88%</text:p>
          </table:table-cell>
          <table:table-cell office:value-type="percentage" office:value="0.28236418236418243" table:formula="of:=([.Y137]+[.BA137]+[.CC137])/3" table:style-name="ce22">
            <text:p>28.24%</text:p>
          </table:table-cell>
          <table:table-cell office:value-type="percentage" office:value="0.13829101829101828" table:formula="of:=([.Z137]+[.BB137]+[.CD137])/3" table:style-name="ce22">
            <text:p>13.83%</text:p>
          </table:table-cell>
          <table:table-cell office:value-type="percentage" office:value="3.2072072072072098E-2" table:formula="of:=([.AA137]+[.BC137]+[.CE137])/3" table:style-name="ce22">
            <text:p>3.21%</text:p>
          </table:table-cell>
          <table:table-cell office:value-type="percentage" office:value="-5.2285012285012235E-2" table:formula="of:=([.AB137]+[.BD137]+[.CF137])/3" table:style-name="ce22">
            <text:p>-5.23%</text:p>
          </table:table-cell>
          <table:table-cell office:value-type="percentage" office:value="6.0677040677040724E-2" table:formula="of:=([.AC137]+[.BE137]+[.CG137])/3" table:style-name="ce22">
            <text:p>6.07%</text:p>
          </table:table-cell>
          <table:table-cell office:value-type="percentage" office:value="4.7223587223587271E-2" table:formula="of:=([.AD137]+[.BF137]+[.CH137])/3" table:style-name="ce22">
            <text:p>4.72%</text:p>
          </table:table-cell>
          <table:table-cell office:value-type="percentage" office:value="0.10601146601146601" table:formula="of:=([.AE137]+[.BG137]+[.CI137])/3" table:style-name="ce22">
            <text:p>10.60%</text:p>
          </table:table-cell>
          <table:table-cell table:number-columns-repeated="1628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5" table:style-name="ce1">
            <text:p>95</text:p>
          </table:table-cell>
          <table:table-cell office:value-type="string" table:style-name="ce25">
            <text:p>Alockett</text:p>
          </table:table-cell>
          <table:table-cell office:value-type="string" table:style-name="ce18">
            <text:p>MARL.V</text:p>
          </table:table-cell>
          <table:table-cell office:value-type="float" office:value="1.2" table:style-name="ce19">
            <text:p>1.2</text:p>
          </table:table-cell>
          <table:table-cell office:value-type="float" office:value="1.19" table:style-name="ce20">
            <text:p>1.19</text:p>
          </table:table-cell>
          <table:table-cell office:value-type="float" office:value="1.29" table:style-name="ce20">
            <text:p>1.29</text:p>
          </table:table-cell>
          <table:table-cell office:value-type="float" office:value="1.36" table:style-name="ce20">
            <text:p>1.36</text:p>
          </table:table-cell>
          <table:table-cell office:value-type="float" office:value="1.36" table:style-name="ce20">
            <text:p>1.36</text:p>
          </table:table-cell>
          <table:table-cell office:value-type="float" office:value="1.29" table:style-name="ce20">
            <text:p>1.29</text:p>
          </table:table-cell>
          <table:table-cell office:value-type="float" office:value="1.26" table:style-name="ce20">
            <text:p>1.26</text:p>
          </table:table-cell>
          <table:table-cell office:value-type="float" office:value="1.24" table:style-name="ce20">
            <text:p>1.24</text:p>
          </table:table-cell>
          <table:table-cell office:value-type="float" office:value="1.21" table:style-name="ce20">
            <text:p>1.21</text:p>
          </table:table-cell>
          <table:table-cell office:value-type="float" office:value="1.1200000000000001" table:style-name="ce20">
            <text:p>1.12</text:p>
          </table:table-cell>
          <table:table-cell office:value-type="float" office:value="1" table:style-name="ce20">
            <text:p>1</text:p>
          </table:table-cell>
          <table:table-cell office:value-type="float" office:value="0.98" table:style-name="ce20">
            <text:p>0.98</text:p>
          </table:table-cell>
          <table:table-cell office:value-type="float" office:value="0.95" table:style-name="ce20">
            <text:p>0.95</text:p>
          </table:table-cell>
          <table:table-cell office:value-type="float" office:value="1.18" table:style-name="ce20">
            <text:p>1.18</text:p>
          </table:table-cell>
          <table:table-cell office:value-type="percentage" office:value="-8.3333333333333419E-3" table:formula="of:=([.F138]-[.$E138])/[.$E138]" table:style-name="ce21">
            <text:p>-0.83%</text:p>
          </table:table-cell>
          <table:table-cell office:value-type="percentage" office:value="7.5000000000000067E-2" table:formula="of:=([.G138]-[.$E138])/[.$E138]" table:style-name="ce21">
            <text:p>7.50%</text:p>
          </table:table-cell>
          <table:table-cell office:value-type="percentage" office:value="0.13333333333333347" table:formula="of:=([.H138]-[.$E138])/[.$E138]" table:style-name="ce21">
            <text:p>13.33%</text:p>
          </table:table-cell>
          <table:table-cell office:value-type="percentage" office:value="0.13333333333333347" table:formula="of:=([.I138]-[.$E138])/[.$E138]" table:style-name="ce21">
            <text:p>13.33%</text:p>
          </table:table-cell>
          <table:table-cell office:value-type="percentage" office:value="7.5000000000000067E-2" table:formula="of:=([.J138]-[.$E138])/[.$E138]" table:style-name="ce21">
            <text:p>7.50%</text:p>
          </table:table-cell>
          <table:table-cell office:value-type="percentage" office:value="5.0000000000000044E-2" table:formula="of:=([.K138]-[.$E138])/[.$E138]" table:style-name="ce21">
            <text:p>5.00%</text:p>
          </table:table-cell>
          <table:table-cell office:value-type="percentage" office:value="3.3333333333333368E-2" table:formula="of:=([.L138]-[.$E138])/[.$E138]" table:style-name="ce21">
            <text:p>3.33%</text:p>
          </table:table-cell>
          <table:table-cell office:value-type="percentage" office:value="8.3333333333333419E-3" table:formula="of:=([.M138]-[.$E138])/[.$E138]" table:style-name="ce21">
            <text:p>0.83%</text:p>
          </table:table-cell>
          <table:table-cell office:value-type="percentage" office:value="-6.6666666666666541E-2" table:formula="of:=([.N138]-[.$E138])/[.$E138]" table:style-name="ce21">
            <text:p>-6.67%</text:p>
          </table:table-cell>
          <table:table-cell office:value-type="percentage" office:value="-0.16666666666666663" table:formula="of:=([.O138]-[.$E138])/[.$E138]" table:style-name="ce21">
            <text:p>-16.67%</text:p>
          </table:table-cell>
          <table:table-cell office:value-type="percentage" office:value="-0.18333333333333332" table:formula="of:=([.P138]-[.$E138])/[.$E138]" table:style-name="ce21">
            <text:p>-18.33%</text:p>
          </table:table-cell>
          <table:table-cell office:value-type="percentage" office:value="-0.20833333333333334" table:formula="of:=([.Q138]-[.$E138])/[.$E138]" table:style-name="ce21">
            <text:p>-20.83%</text:p>
          </table:table-cell>
          <table:table-cell office:value-type="percentage" office:value="-1.6666666666666684E-2" table:formula="of:=([.R138]-[.$E138])/[.$E138]" table:style-name="ce21">
            <text:p>-1.67%</text:p>
          </table:table-cell>
          <table:table-cell office:value-type="string" table:style-name="ce18">
            <text:p>CNL.TO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4.3499999999999996" table:style-name="ce20">
            <text:p>4.35</text:p>
          </table:table-cell>
          <table:table-cell office:value-type="float" office:value="4.3499999999999996" table:style-name="ce20">
            <text:p>4.35</text:p>
          </table:table-cell>
          <table:table-cell office:value-type="float" office:value="4.5599999999999996" table:style-name="ce20">
            <text:p>4.56</text:p>
          </table:table-cell>
          <table:table-cell office:value-type="float" office:value="4.34" table:style-name="ce20">
            <text:p>4.34</text:p>
          </table:table-cell>
          <table:table-cell office:value-type="float" office:value="4.5199999999999996" table:style-name="ce20">
            <text:p>4.52</text:p>
          </table:table-cell>
          <table:table-cell office:value-type="float" office:value="5.31" table:style-name="ce20">
            <text:p>5.31</text:p>
          </table:table-cell>
          <table:table-cell office:value-type="float" office:value="5.53" table:style-name="ce20">
            <text:p>5.53</text:p>
          </table:table-cell>
          <table:table-cell office:value-type="float" office:value="5.1100000000000003" table:style-name="ce20">
            <text:p>5.11</text:p>
          </table:table-cell>
          <table:table-cell office:value-type="float" office:value="4.32" table:style-name="ce20">
            <text:p>4.32</text:p>
          </table:table-cell>
          <table:table-cell office:value-type="float" office:value="4.08" table:style-name="ce20">
            <text:p>4.08</text:p>
          </table:table-cell>
          <table:table-cell office:value-type="float" office:value="4.16" table:style-name="ce20">
            <text:p>4.16</text:p>
          </table:table-cell>
          <table:table-cell office:value-type="float" office:value="4.2300000000000004" table:style-name="ce20">
            <text:p>4.23</text:p>
          </table:table-cell>
          <table:table-cell office:value-type="float" office:value="4.01" table:style-name="ce20">
            <text:p>4.01</text:p>
          </table:table-cell>
          <table:table-cell office:value-type="percentage" office:value="-1.1363636363636524E-2" table:formula="of:=([.AH138]-[.$AG138])/[.$AG138]" table:style-name="ce21">
            <text:p>-1.14%</text:p>
          </table:table-cell>
          <table:table-cell office:value-type="percentage" office:value="-1.1363636363636524E-2" table:formula="of:=([.AI138]-[.$AG138])/[.$AG138]" table:style-name="ce21">
            <text:p>-1.14%</text:p>
          </table:table-cell>
          <table:table-cell office:value-type="percentage" office:value="3.6363636363636188E-2" table:formula="of:=([.AJ138]-[.$AG138])/[.$AG138]" table:style-name="ce21">
            <text:p>3.64%</text:p>
          </table:table-cell>
          <table:table-cell office:value-type="percentage" office:value="-1.3636363636363748E-2" table:formula="of:=([.AK138]-[.$AG138])/[.$AG138]" table:style-name="ce21">
            <text:p>-1.36%</text:p>
          </table:table-cell>
          <table:table-cell office:value-type="percentage" office:value="2.7272727272727094E-2" table:formula="of:=([.AL138]-[.$AG138])/[.$AG138]" table:style-name="ce21">
            <text:p>2.73%</text:p>
          </table:table-cell>
          <table:table-cell office:value-type="percentage" office:value="0.20681818181818162" table:formula="of:=([.AM138]-[.$AG138])/[.$AG138]" table:style-name="ce21">
            <text:p>20.68%</text:p>
          </table:table-cell>
          <table:table-cell office:value-type="percentage" office:value="0.25681818181818178" table:formula="of:=([.AN138]-[.$AG138])/[.$AG138]" table:style-name="ce21">
            <text:p>25.68%</text:p>
          </table:table-cell>
          <table:table-cell office:value-type="percentage" office:value="0.16136363636363635" table:formula="of:=([.AO138]-[.$AG138])/[.$AG138]" table:style-name="ce21">
            <text:p>16.14%</text:p>
          </table:table-cell>
          <table:table-cell office:value-type="percentage" office:value="-1.8181818181818195E-2" table:formula="of:=([.AP138]-[.$AG138])/[.$AG138]" table:style-name="ce21">
            <text:p>-1.82%</text:p>
          </table:table-cell>
          <table:table-cell office:value-type="percentage" office:value="-7.2727272727272779E-2" table:formula="of:=([.AQ138]-[.$AG138])/[.$AG138]" table:style-name="ce21">
            <text:p>-7.27%</text:p>
          </table:table-cell>
          <table:table-cell office:value-type="percentage" office:value="-5.4545454545454591E-2" table:formula="of:=([.AR138]-[.$AG138])/[.$AG138]" table:style-name="ce21">
            <text:p>-5.45%</text:p>
          </table:table-cell>
          <table:table-cell office:value-type="percentage" office:value="-3.8636363636363615E-2" table:formula="of:=([.AS138]-[.$AG138])/[.$AG138]" table:style-name="ce21">
            <text:p>-3.86%</text:p>
          </table:table-cell>
          <table:table-cell office:value-type="percentage" office:value="-8.8636363636363763E-2" table:formula="of:=([.AT138]-[.$AG138])/[.$AG138]" table:style-name="ce21">
            <text:p>-8.86%</text:p>
          </table:table-cell>
          <table:table-cell office:value-type="string" table:style-name="ce18">
            <text:p>GUY.TO</text:p>
          </table:table-cell>
          <table:table-cell office:value-type="float" office:value="6.12" table:style-name="ce19">
            <text:p>6.12</text:p>
          </table:table-cell>
          <table:table-cell office:value-type="float" office:value="6.55" table:style-name="ce20">
            <text:p>6.55</text:p>
          </table:table-cell>
          <table:table-cell office:value-type="float" office:value="6.19" table:style-name="ce20">
            <text:p>6.19</text:p>
          </table:table-cell>
          <table:table-cell office:value-type="float" office:value="6.1" table:style-name="ce20">
            <text:p>6.1</text:p>
          </table:table-cell>
          <table:table-cell office:value-type="float" office:value="6.16" table:style-name="ce20">
            <text:p>6.16</text:p>
          </table:table-cell>
          <table:table-cell office:value-type="float" office:value="7.1" table:style-name="ce20">
            <text:p>7.1</text:p>
          </table:table-cell>
          <table:table-cell office:value-type="float" office:value="7.84" table:style-name="ce20">
            <text:p>7.84</text:p>
          </table:table-cell>
          <table:table-cell office:value-type="float" office:value="7.59" table:style-name="ce20">
            <text:p>7.59</text:p>
          </table:table-cell>
          <table:table-cell office:value-type="float" office:value="7.22" table:style-name="ce20">
            <text:p>7.22</text:p>
          </table:table-cell>
          <table:table-cell office:value-type="float" office:value="6.64" table:style-name="ce20">
            <text:p>6.64</text:p>
          </table:table-cell>
          <table:table-cell office:value-type="float" office:value="6.5" table:style-name="ce20">
            <text:p>6.5</text:p>
          </table:table-cell>
          <table:table-cell office:value-type="float" office:value="6.77" table:style-name="ce20">
            <text:p>6.77</text:p>
          </table:table-cell>
          <table:table-cell office:value-type="float" office:value="6.99" table:style-name="ce20">
            <text:p>6.99</text:p>
          </table:table-cell>
          <table:table-cell office:value-type="float" office:value="7.19" table:style-name="ce20">
            <text:p>7.19</text:p>
          </table:table-cell>
          <table:table-cell office:value-type="percentage" office:value="7.0261437908496691E-2" table:formula="of:=([.BJ138]-[.$BI138])/[.$BI138]" table:style-name="ce21">
            <text:p>7.03%</text:p>
          </table:table-cell>
          <table:table-cell office:value-type="percentage" office:value="1.1437908496732072E-2" table:formula="of:=([.BK138]-[.$BI138])/[.$BI138]" table:style-name="ce21">
            <text:p>1.14%</text:p>
          </table:table-cell>
          <table:table-cell office:value-type="percentage" office:value="-3.2679738562092259E-3" table:formula="of:=([.BL138]-[.$BI138])/[.$BI138]" table:style-name="ce21">
            <text:p>-0.33%</text:p>
          </table:table-cell>
          <table:table-cell office:value-type="percentage" office:value="6.5359477124183061E-3" table:formula="of:=([.BM138]-[.$BI138])/[.$BI138]" table:style-name="ce21">
            <text:p>0.65%</text:p>
          </table:table-cell>
          <table:table-cell office:value-type="percentage" office:value="0.1601307189542483" table:formula="of:=([.BN138]-[.$BI138])/[.$BI138]" table:style-name="ce21">
            <text:p>16.01%</text:p>
          </table:table-cell>
          <table:table-cell office:value-type="percentage" office:value="0.28104575163398687" table:formula="of:=([.BO138]-[.$BI138])/[.$BI138]" table:style-name="ce21">
            <text:p>28.10%</text:p>
          </table:table-cell>
          <table:table-cell office:value-type="percentage" office:value="0.2401960784313725" table:formula="of:=([.BP138]-[.$BI138])/[.$BI138]" table:style-name="ce21">
            <text:p>24.02%</text:p>
          </table:table-cell>
          <table:table-cell office:value-type="percentage" office:value="0.17973856209150321" table:formula="of:=([.BQ138]-[.$BI138])/[.$BI138]" table:style-name="ce21">
            <text:p>17.97%</text:p>
          </table:table-cell>
          <table:table-cell office:value-type="percentage" office:value="8.4967320261437843E-2" table:formula="of:=([.BR138]-[.$BI138])/[.$BI138]" table:style-name="ce21">
            <text:p>8.50%</text:p>
          </table:table-cell>
          <table:table-cell office:value-type="percentage" office:value="6.2091503267973837E-2" table:formula="of:=([.BS138]-[.$BI138])/[.$BI138]" table:style-name="ce21">
            <text:p>6.21%</text:p>
          </table:table-cell>
          <table:table-cell office:value-type="percentage" office:value="0.1062091503267973" table:formula="of:=([.BT138]-[.$BI138])/[.$BI138]" table:style-name="ce21">
            <text:p>10.62%</text:p>
          </table:table-cell>
          <table:table-cell office:value-type="percentage" office:value="0.14215686274509806" table:formula="of:=([.BU138]-[.$BI138])/[.$BI138]" table:style-name="ce21">
            <text:p>14.22%</text:p>
          </table:table-cell>
          <table:table-cell office:value-type="percentage" office:value="0.17483660130718959" table:formula="of:=([.BV138]-[.$BI138])/[.$BI138]" table:style-name="ce21">
            <text:p>17.48%</text:p>
          </table:table-cell>
          <table:table-cell office:value-type="string" table:style-name="ce25">
            <text:p>Alockett</text:p>
          </table:table-cell>
          <table:table-cell office:value-type="percentage" office:value="1.6854822737175607E-2" table:formula="of:=([.S138]+[.AU138]+[.BW138])/3" table:style-name="ce22">
            <text:p>1.69%</text:p>
          </table:table-cell>
          <table:table-cell office:value-type="percentage" office:value="2.5024757377698537E-2" table:formula="of:=([.T138]+[.AV138]+[.BX138])/3" table:style-name="ce22">
            <text:p>2.50%</text:p>
          </table:table-cell>
          <table:table-cell office:value-type="percentage" office:value="5.5476331946920143E-2" table:formula="of:=([.U138]+[.AW138]+[.BY138])/3" table:style-name="ce22">
            <text:p>5.55%</text:p>
          </table:table-cell>
          <table:table-cell office:value-type="percentage" office:value="4.2077639136462675E-2" table:formula="of:=([.V138]+[.AX138]+[.BZ138])/3" table:style-name="ce22">
            <text:p>4.21%</text:p>
          </table:table-cell>
          <table:table-cell office:value-type="percentage" office:value="8.7467815408991803E-2" table:formula="of:=([.W138]+[.AY138]+[.CA138])/3" table:style-name="ce22">
            <text:p>8.75%</text:p>
          </table:table-cell>
          <table:table-cell office:value-type="percentage" office:value="0.1792879778173895" table:formula="of:=([.X138]+[.AZ138]+[.CB138])/3" table:style-name="ce22">
            <text:p>17.93%</text:p>
          </table:table-cell>
          <table:table-cell office:value-type="percentage" office:value="0.17678253119429588" table:formula="of:=([.Y138]+[.BA138]+[.CC138])/3" table:style-name="ce22">
            <text:p>17.68%</text:p>
          </table:table-cell>
          <table:table-cell office:value-type="percentage" office:value="0.11647851059615762" table:formula="of:=([.Z138]+[.BB138]+[.CD138])/3" table:style-name="ce22">
            <text:p>11.65%</text:p>
          </table:table-cell>
          <table:table-cell office:value-type="percentage" office:value="3.9611804317704613E-5" table:formula="of:=([.AA138]+[.BC138]+[.CE138])/3" table:style-name="ce22">
            <text:p>0.00%</text:p>
          </table:table-cell>
          <table:table-cell office:value-type="percentage" office:value="-5.9100812041988526E-2" table:formula="of:=([.AB138]+[.BD138]+[.CF138])/3" table:style-name="ce22">
            <text:p>-5.91%</text:p>
          </table:table-cell>
          <table:table-cell office:value-type="percentage" office:value="-4.3889879183996873E-2" table:formula="of:=([.AC138]+[.BE138]+[.CG138])/3" table:style-name="ce22">
            <text:p>-4.39%</text:p>
          </table:table-cell>
          <table:table-cell office:value-type="percentage" office:value="-3.4937611408199627E-2" table:formula="of:=([.AD138]+[.BF138]+[.CH138])/3" table:style-name="ce22">
            <text:p>-3.49%</text:p>
          </table:table-cell>
          <table:table-cell office:value-type="percentage" office:value="2.3177857001386377E-2" table:formula="of:=([.AE138]+[.BG138]+[.CI138])/3" table:style-name="ce22">
            <text:p>2.32%</text:p>
          </table:table-cell>
          <table:table-cell table:number-columns-repeated="1628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4" table:style-name="ce1">
            <text:p>144</text:p>
          </table:table-cell>
          <table:table-cell office:value-type="string" table:style-name="ce25">
            <text:p>bman97</text:p>
          </table:table-cell>
          <table:table-cell office:value-type="string" table:style-name="ce18">
            <text:p>EGT.V</text:p>
          </table:table-cell>
          <table:table-cell office:value-type="float" office:value="0.28499999999999998" table:style-name="ce19">
            <text:p>0.285</text:p>
          </table:table-cell>
          <table:table-cell office:value-type="float" office:value="0.27" table:style-name="ce20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55" table:style-name="ce20">
            <text:p>0.25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26" table:style-name="ce20">
            <text:p>0.26</text:p>
          </table:table-cell>
          <table:table-cell office:value-type="float" office:value="0.255" table:style-name="ce20">
            <text:p>0.255</text:p>
          </table:table-cell>
          <table:table-cell office:value-type="float" office:value="0.25" table:style-name="ce20">
            <text:p>0.2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6500000000000001" table:style-name="ce20">
            <text:p>0.265</text:p>
          </table:table-cell>
          <table:table-cell office:value-type="percentage" office:value="-5.2631578947368279E-2" table:formula="of:=([.F139]-[.$E139])/[.$E139]" table:style-name="ce21">
            <text:p>-5.26%</text:p>
          </table:table-cell>
          <table:table-cell office:value-type="percentage" office:value="-0.10526315789473675" table:formula="of:=([.G139]-[.$E139])/[.$E139]" table:style-name="ce21">
            <text:p>-10.53%</text:p>
          </table:table-cell>
          <table:table-cell office:value-type="percentage" office:value="-0.10526315789473675" table:formula="of:=([.H139]-[.$E139])/[.$E139]" table:style-name="ce21">
            <text:p>-10.53%</text:p>
          </table:table-cell>
          <table:table-cell office:value-type="percentage" office:value="0" table:formula="of:=([.I139]-[.$E139])/[.$E139]" table:style-name="ce21">
            <text:p>0.00%</text:p>
          </table:table-cell>
          <table:table-cell office:value-type="percentage" office:value="0" table:formula="of:=([.J139]-[.$E139])/[.$E139]" table:style-name="ce21">
            <text:p>0.00%</text:p>
          </table:table-cell>
          <table:table-cell office:value-type="percentage" office:value="-8.7719298245613919E-2" table:formula="of:=([.K139]-[.$E139])/[.$E139]" table:style-name="ce21">
            <text:p>-8.77%</text:p>
          </table:table-cell>
          <table:table-cell office:value-type="percentage" office:value="-0.10526315789473675" table:formula="of:=([.L139]-[.$E139])/[.$E139]" table:style-name="ce21">
            <text:p>-10.53%</text:p>
          </table:table-cell>
          <table:table-cell office:value-type="percentage" office:value="-0.12280701754385957" table:formula="of:=([.M139]-[.$E139])/[.$E139]" table:style-name="ce21">
            <text:p>-12.28%</text:p>
          </table:table-cell>
          <table:table-cell office:value-type="percentage" office:value="-0.15789473684210523" table:formula="of:=([.N139]-[.$E139])/[.$E139]" table:style-name="ce21">
            <text:p>-15.79%</text:p>
          </table:table-cell>
          <table:table-cell office:value-type="percentage" office:value="-0.26315789473684209" table:formula="of:=([.O139]-[.$E139])/[.$E139]" table:style-name="ce21">
            <text:p>-26.32%</text:p>
          </table:table-cell>
          <table:table-cell office:value-type="percentage" office:value="-0.17543859649122803" table:formula="of:=([.P139]-[.$E139])/[.$E139]" table:style-name="ce21">
            <text:p>-17.54%</text:p>
          </table:table-cell>
          <table:table-cell office:value-type="percentage" office:value="-0.17543859649122803" table:formula="of:=([.Q139]-[.$E139])/[.$E139]" table:style-name="ce21">
            <text:p>-17.54%</text:p>
          </table:table-cell>
          <table:table-cell office:value-type="percentage" office:value="-7.0175438596491099E-2" table:formula="of:=([.R139]-[.$E139])/[.$E139]" table:style-name="ce21">
            <text:p>-7.02%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0.20833333333333329" table:formula="of:=([.AH139]-[.$AG139])/[.$AG139]" table:style-name="ce21">
            <text:p>-20.83%</text:p>
          </table:table-cell>
          <table:table-cell office:value-type="percentage" office:value="-0.20833333333333329" table:formula="of:=([.AI139]-[.$AG139])/[.$AG139]" table:style-name="ce21">
            <text:p>-20.83%</text:p>
          </table:table-cell>
          <table:table-cell office:value-type="percentage" office:value="-8.3333333333333301E-2" table:formula="of:=([.AJ139]-[.$AG139])/[.$AG139]" table:style-name="ce21">
            <text:p>-8.33%</text:p>
          </table:table-cell>
          <table:table-cell office:value-type="percentage" office:value="-0.25" table:formula="of:=([.AK139]-[.$AG139])/[.$AG139]" table:style-name="ce21">
            <text:p>-25.00%</text:p>
          </table:table-cell>
          <table:table-cell office:value-type="percentage" office:value="-0.29166666666666657" table:formula="of:=([.AL139]-[.$AG139])/[.$AG139]" table:style-name="ce21">
            <text:p>-29.17%</text:p>
          </table:table-cell>
          <table:table-cell office:value-type="percentage" office:value="-0.33333333333333331" table:formula="of:=([.AM139]-[.$AG139])/[.$AG139]" table:style-name="ce21">
            <text:p>-33.33%</text:p>
          </table:table-cell>
          <table:table-cell office:value-type="percentage" office:value="-0.41666666666666657" table:formula="of:=([.AN139]-[.$AG139])/[.$AG139]" table:style-name="ce21">
            <text:p>-41.67%</text:p>
          </table:table-cell>
          <table:table-cell office:value-type="percentage" office:value="-0.33333333333333331" table:formula="of:=([.AO139]-[.$AG139])/[.$AG139]" table:style-name="ce21">
            <text:p>-33.33%</text:p>
          </table:table-cell>
          <table:table-cell office:value-type="percentage" office:value="-0.25" table:formula="of:=([.AP139]-[.$AG139])/[.$AG139]" table:style-name="ce21">
            <text:p>-25.00%</text:p>
          </table:table-cell>
          <table:table-cell office:value-type="percentage" office:value="0" table:formula="of:=([.AQ139]-[.$AG139])/[.$AG139]" table:style-name="ce21">
            <text:p>0.00%</text:p>
          </table:table-cell>
          <table:table-cell office:value-type="percentage" office:value="-0.25" table:formula="of:=([.AR139]-[.$AG139])/[.$AG139]" table:style-name="ce21">
            <text:p>-25.00%</text:p>
          </table:table-cell>
          <table:table-cell office:value-type="percentage" office:value="-0.1666666666666666" table:formula="of:=([.AS139]-[.$AG139])/[.$AG139]" table:style-name="ce21">
            <text:p>-16.67%</text:p>
          </table:table-cell>
          <table:table-cell office:value-type="percentage" office:value="-0.29166666666666657" table:formula="of:=([.AT139]-[.$AG139])/[.$AG139]" table:style-name="ce21">
            <text:p>-29.17%</text:p>
          </table:table-cell>
          <table:table-cell office:value-type="string" table:style-name="ce18">
            <text:p>VIV.V</text:p>
          </table:table-cell>
          <table:table-cell office:value-type="float" office:value="0.125" table:style-name="ce19">
            <text:p>0.125</text:p>
          </table:table-cell>
          <table:table-cell office:value-type="float" office:value="0.125" table:style-name="ce20">
            <text:p>0.125</text:p>
          </table:table-cell>
          <table:table-cell office:value-type="float" office:value="0.13" table:style-name="ce20">
            <text:p>0.13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float" office:value="0.12" table:style-name="ce20">
            <text:p>0.12</text:p>
          </table:table-cell>
          <table:table-cell office:value-type="float" office:value="0.105" table:style-name="ce20">
            <text:p>0.105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09" table:style-name="ce20">
            <text:p>0.09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percentage" office:value="0" table:formula="of:=([.BJ139]-[.$BI139])/[.$BI139]" table:style-name="ce21">
            <text:p>0.00%</text:p>
          </table:table-cell>
          <table:table-cell office:value-type="percentage" office:value="4.0000000000000036E-2" table:formula="of:=([.BK139]-[.$BI139])/[.$BI139]" table:style-name="ce21">
            <text:p>4.00%</text:p>
          </table:table-cell>
          <table:table-cell office:value-type="percentage" office:value="0" table:formula="of:=([.BL139]-[.$BI139])/[.$BI139]" table:style-name="ce21">
            <text:p>0.00%</text:p>
          </table:table-cell>
          <table:table-cell office:value-type="percentage" office:value="-4.0000000000000036E-2" table:formula="of:=([.BM139]-[.$BI139])/[.$BI139]" table:style-name="ce21">
            <text:p>-4.00%</text:p>
          </table:table-cell>
          <table:table-cell office:value-type="percentage" office:value="-4.0000000000000036E-2" table:formula="of:=([.BN139]-[.$BI139])/[.$BI139]" table:style-name="ce21">
            <text:p>-4.00%</text:p>
          </table:table-cell>
          <table:table-cell office:value-type="percentage" office:value="-0.16000000000000003" table:formula="of:=([.BO139]-[.$BI139])/[.$BI139]" table:style-name="ce21">
            <text:p>-16.00%</text:p>
          </table:table-cell>
          <table:table-cell office:value-type="percentage" office:value="-0.19999999999999996" table:formula="of:=([.BP139]-[.$BI139])/[.$BI139]" table:style-name="ce21">
            <text:p>-20.00%</text:p>
          </table:table-cell>
          <table:table-cell office:value-type="percentage" office:value="-0.19999999999999996" table:formula="of:=([.BQ139]-[.$BI139])/[.$BI139]" table:style-name="ce21">
            <text:p>-20.00%</text:p>
          </table:table-cell>
          <table:table-cell office:value-type="percentage" office:value="-0.24" table:formula="of:=([.BR139]-[.$BI139])/[.$BI139]" table:style-name="ce21">
            <text:p>-24.00%</text:p>
          </table:table-cell>
          <table:table-cell office:value-type="percentage" office:value="-0.24" table:formula="of:=([.BS139]-[.$BI139])/[.$BI139]" table:style-name="ce21">
            <text:p>-24.00%</text:p>
          </table:table-cell>
          <table:table-cell office:value-type="percentage" office:value="-0.28000000000000003" table:formula="of:=([.BT139]-[.$BI139])/[.$BI139]" table:style-name="ce21">
            <text:p>-28.00%</text:p>
          </table:table-cell>
          <table:table-cell office:value-type="percentage" office:value="-0.12" table:formula="of:=([.BU139]-[.$BI139])/[.$BI139]" table:style-name="ce21">
            <text:p>-12.00%</text:p>
          </table:table-cell>
          <table:table-cell office:value-type="percentage" office:value="-0.12" table:formula="of:=([.BV139]-[.$BI139])/[.$BI139]" table:style-name="ce21">
            <text:p>-12.00%</text:p>
          </table:table-cell>
          <table:table-cell office:value-type="string" table:style-name="ce25">
            <text:p>bman97</text:p>
          </table:table-cell>
          <table:table-cell office:value-type="percentage" office:value="-8.6988304093567184E-2" table:formula="of:=([.S139]+[.AU139]+[.BW139])/3" table:style-name="ce22">
            <text:p>-8.70%</text:p>
          </table:table-cell>
          <table:table-cell office:value-type="percentage" office:value="-9.1198830409356668E-2" table:formula="of:=([.T139]+[.AV139]+[.BX139])/3" table:style-name="ce22">
            <text:p>-9.12%</text:p>
          </table:table-cell>
          <table:table-cell office:value-type="percentage" office:value="-6.2865497076023347E-2" table:formula="of:=([.U139]+[.AW139]+[.BY139])/3" table:style-name="ce22">
            <text:p>-6.29%</text:p>
          </table:table-cell>
          <table:table-cell office:value-type="percentage" office:value="-9.6666666666666679E-2" table:formula="of:=([.V139]+[.AX139]+[.BZ139])/3" table:style-name="ce22">
            <text:p>-9.67%</text:p>
          </table:table-cell>
          <table:table-cell office:value-type="percentage" office:value="-0.11055555555555553" table:formula="of:=([.W139]+[.AY139]+[.CA139])/3" table:style-name="ce22">
            <text:p>-11.06%</text:p>
          </table:table-cell>
          <table:table-cell office:value-type="percentage" office:value="-0.19368421052631576" table:formula="of:=([.X139]+[.AZ139]+[.CB139])/3" table:style-name="ce22">
            <text:p>-19.37%</text:p>
          </table:table-cell>
          <table:table-cell office:value-type="percentage" office:value="-0.2406432748538011" table:formula="of:=([.Y139]+[.BA139]+[.CC139])/3" table:style-name="ce22">
            <text:p>-24.06%</text:p>
          </table:table-cell>
          <table:table-cell office:value-type="percentage" office:value="-0.21871345029239761" table:formula="of:=([.Z139]+[.BB139]+[.CD139])/3" table:style-name="ce22">
            <text:p>-21.87%</text:p>
          </table:table-cell>
          <table:table-cell office:value-type="percentage" office:value="-0.21596491228070172" table:formula="of:=([.AA139]+[.BC139]+[.CE139])/3" table:style-name="ce22">
            <text:p>-21.60%</text:p>
          </table:table-cell>
          <table:table-cell office:value-type="percentage" office:value="-0.16771929824561402" table:formula="of:=([.AB139]+[.BD139]+[.CF139])/3" table:style-name="ce22">
            <text:p>-16.77%</text:p>
          </table:table-cell>
          <table:table-cell office:value-type="percentage" office:value="-0.23514619883040935" table:formula="of:=([.AC139]+[.BE139]+[.CG139])/3" table:style-name="ce22">
            <text:p>-23.51%</text:p>
          </table:table-cell>
          <table:table-cell office:value-type="percentage" office:value="-0.15403508771929822" table:formula="of:=([.AD139]+[.BF139]+[.CH139])/3" table:style-name="ce22">
            <text:p>-15.40%</text:p>
          </table:table-cell>
          <table:table-cell office:value-type="percentage" office:value="-0.16061403508771924" table:formula="of:=([.AE139]+[.BG139]+[.CI139])/3" table:style-name="ce22">
            <text:p>-16.06%</text:p>
          </table:table-cell>
          <table:table-cell table:number-columns-repeated="1628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9" table:style-name="ce1">
            <text:p>49</text:p>
          </table:table-cell>
          <table:table-cell office:value-type="string" table:style-name="ce25">
            <text:p>xenophon</text:p>
          </table:table-cell>
          <table:table-cell office:value-type="string" table:style-name="ce18">
            <text:p>SBR.TO</text:p>
          </table:table-cell>
          <table:table-cell office:value-type="float" office:value="0.25" table:style-name="ce19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0.31" table:style-name="ce20">
            <text:p>0.31</text:p>
          </table:table-cell>
          <table:table-cell office:value-type="float" office:value="0.29499999999999998" table:style-name="ce20">
            <text:p>0.295</text:p>
          </table:table-cell>
          <table:table-cell office:value-type="float" office:value="0.315" table:style-name="ce20">
            <text:p>0.315</text:p>
          </table:table-cell>
          <table:table-cell office:value-type="float" office:value="0.36" table:style-name="ce20">
            <text:p>0.36</text:p>
          </table:table-cell>
          <table:table-cell office:value-type="float" office:value="0.435" table:style-name="ce20">
            <text:p>0.435</text:p>
          </table:table-cell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float" office:value="0.43" table:style-name="ce20">
            <text:p>0.43</text:p>
          </table:table-cell>
          <table:table-cell office:value-type="float" office:value="0.39" table:style-name="ce20">
            <text:p>0.39</text:p>
          </table:table-cell>
          <table:table-cell office:value-type="float" office:value="0.41" table:style-name="ce20">
            <text:p>0.41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39500000000000002" table:style-name="ce20">
            <text:p>0.395</text:p>
          </table:table-cell>
          <table:table-cell office:value-type="percentage" office:value="0.1399999999999999" table:formula="of:=([.F140]-[.$E140])/[.$E140]" table:style-name="ce21">
            <text:p>14.00%</text:p>
          </table:table-cell>
          <table:table-cell office:value-type="percentage" office:value="0.24" table:formula="of:=([.G140]-[.$E140])/[.$E140]" table:style-name="ce21">
            <text:p>24.00%</text:p>
          </table:table-cell>
          <table:table-cell office:value-type="percentage" office:value="0.17999999999999994" table:formula="of:=([.H140]-[.$E140])/[.$E140]" table:style-name="ce21">
            <text:p>18.00%</text:p>
          </table:table-cell>
          <table:table-cell office:value-type="percentage" office:value="0.26" table:formula="of:=([.I140]-[.$E140])/[.$E140]" table:style-name="ce21">
            <text:p>26.00%</text:p>
          </table:table-cell>
          <table:table-cell office:value-type="percentage" office:value="0.43999999999999995" table:formula="of:=([.J140]-[.$E140])/[.$E140]" table:style-name="ce21">
            <text:p>44.00%</text:p>
          </table:table-cell>
          <table:table-cell office:value-type="percentage" office:value="0.74" table:formula="of:=([.K140]-[.$E140])/[.$E140]" table:style-name="ce21">
            <text:p>74.00%</text:p>
          </table:table-cell>
          <table:table-cell office:value-type="percentage" office:value="0.8" table:formula="of:=([.L140]-[.$E140])/[.$E140]" table:style-name="ce21">
            <text:p>80.00%</text:p>
          </table:table-cell>
          <table:table-cell office:value-type="percentage" office:value="0.8" table:formula="of:=([.M140]-[.$E140])/[.$E140]" table:style-name="ce21">
            <text:p>80.00%</text:p>
          </table:table-cell>
          <table:table-cell office:value-type="percentage" office:value="0.72" table:formula="of:=([.N140]-[.$E140])/[.$E140]" table:style-name="ce21">
            <text:p>72.00%</text:p>
          </table:table-cell>
          <table:table-cell office:value-type="percentage" office:value="0.56000000000000005" table:formula="of:=([.O140]-[.$E140])/[.$E140]" table:style-name="ce21">
            <text:p>56.00%</text:p>
          </table:table-cell>
          <table:table-cell office:value-type="percentage" office:value="0.6399999999999999" table:formula="of:=([.P140]-[.$E140])/[.$E140]" table:style-name="ce21">
            <text:p>64.00%</text:p>
          </table:table-cell>
          <table:table-cell office:value-type="percentage" office:value="0.54" table:formula="of:=([.Q140]-[.$E140])/[.$E140]" table:style-name="ce21">
            <text:p>54.00%</text:p>
          </table:table-cell>
          <table:table-cell office:value-type="percentage" office:value="0.58000000000000007" table:formula="of:=([.R140]-[.$E140])/[.$E140]" table:style-name="ce21">
            <text:p>58.00%</text:p>
          </table:table-cell>
          <table:table-cell office:value-type="string" table:style-name="ce18">
            <text:p>PRU.TO</text:p>
          </table:table-cell>
          <table:table-cell office:value-type="float" office:value="0.31" table:style-name="ce19">
            <text:p>0.31</text:p>
          </table:table-cell>
          <table:table-cell office:value-type="float" office:value="0.375" table:style-name="ce20">
            <text:p>0.375</text:p>
          </table:table-cell>
          <table:table-cell office:value-type="float" office:value="0.375" table:style-name="ce20">
            <text:p>0.375</text:p>
          </table:table-cell>
          <table:table-cell office:value-type="float" office:value="0.42499999999999999" table:style-name="ce20">
            <text:p>0.425</text:p>
          </table:table-cell>
          <table:table-cell office:value-type="float" office:value="0.36" table:style-name="ce20">
            <text:p>0.36</text:p>
          </table:table-cell>
          <table:table-cell office:value-type="float" office:value="0.315" table:style-name="ce20">
            <text:p>0.315</text:p>
          </table:table-cell>
          <table:table-cell office:value-type="float" office:value="0.34" table:style-name="ce20">
            <text:p>0.34</text:p>
          </table:table-cell>
          <table:table-cell office:value-type="float" office:value="0.35499999999999998" table:style-name="ce20">
            <text:p>0.355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0.315" table:style-name="ce20">
            <text:p>0.315</text:p>
          </table:table-cell>
          <table:table-cell office:value-type="float" office:value="0.32500000000000001" table:style-name="ce20">
            <text:p>0.325</text:p>
          </table:table-cell>
          <table:table-cell office:value-type="float" office:value="0.37" table:style-name="ce20">
            <text:p>0.37</text:p>
          </table:table-cell>
          <table:table-cell office:value-type="float" office:value="0.32" table:style-name="ce20">
            <text:p>0.32</text:p>
          </table:table-cell>
          <table:table-cell office:value-type="float" office:value="0.32" table:style-name="ce20">
            <text:p>0.32</text:p>
          </table:table-cell>
          <table:table-cell office:value-type="percentage" office:value="0.20967741935483872" table:formula="of:=([.AH140]-[.$AG140])/[.$AG140]" table:style-name="ce21">
            <text:p>20.97%</text:p>
          </table:table-cell>
          <table:table-cell office:value-type="percentage" office:value="0.20967741935483872" table:formula="of:=([.AI140]-[.$AG140])/[.$AG140]" table:style-name="ce21">
            <text:p>20.97%</text:p>
          </table:table-cell>
          <table:table-cell office:value-type="percentage" office:value="0.37096774193548382" table:formula="of:=([.AJ140]-[.$AG140])/[.$AG140]" table:style-name="ce21">
            <text:p>37.10%</text:p>
          </table:table-cell>
          <table:table-cell office:value-type="percentage" office:value="0.16129032258064513" table:formula="of:=([.AK140]-[.$AG140])/[.$AG140]" table:style-name="ce21">
            <text:p>16.13%</text:p>
          </table:table-cell>
          <table:table-cell office:value-type="percentage" office:value="1.612903225806453E-2" table:formula="of:=([.AL140]-[.$AG140])/[.$AG140]" table:style-name="ce21">
            <text:p>1.61%</text:p>
          </table:table-cell>
          <table:table-cell office:value-type="percentage" office:value="9.6774193548387177E-2" table:formula="of:=([.AM140]-[.$AG140])/[.$AG140]" table:style-name="ce21">
            <text:p>9.68%</text:p>
          </table:table-cell>
          <table:table-cell office:value-type="percentage" office:value="0.1451612903225806" table:formula="of:=([.AN140]-[.$AG140])/[.$AG140]" table:style-name="ce21">
            <text:p>14.52%</text:p>
          </table:table-cell>
          <table:table-cell office:value-type="percentage" office:value="8.0645161290322648E-2" table:formula="of:=([.AO140]-[.$AG140])/[.$AG140]" table:style-name="ce21">
            <text:p>8.06%</text:p>
          </table:table-cell>
          <table:table-cell office:value-type="percentage" office:value="1.612903225806453E-2" table:formula="of:=([.AP140]-[.$AG140])/[.$AG140]" table:style-name="ce21">
            <text:p>1.61%</text:p>
          </table:table-cell>
          <table:table-cell office:value-type="percentage" office:value="4.8387096774193589E-2" table:formula="of:=([.AQ140]-[.$AG140])/[.$AG140]" table:style-name="ce21">
            <text:p>4.84%</text:p>
          </table:table-cell>
          <table:table-cell office:value-type="percentage" office:value="0.19354838709677419" table:formula="of:=([.AR140]-[.$AG140])/[.$AG140]" table:style-name="ce21">
            <text:p>19.35%</text:p>
          </table:table-cell>
          <table:table-cell office:value-type="percentage" office:value="3.2258064516129059E-2" table:formula="of:=([.AS140]-[.$AG140])/[.$AG140]" table:style-name="ce21">
            <text:p>3.23%</text:p>
          </table:table-cell>
          <table:table-cell office:value-type="percentage" office:value="3.2258064516129059E-2" table:formula="of:=([.AT140]-[.$AG140])/[.$AG140]" table:style-name="ce21">
            <text:p>3.23%</text:p>
          </table:table-cell>
          <table:table-cell office:value-type="string" table:style-name="ce18">
            <text:p>SVB.TO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9" table:style-name="ce20">
            <text:p>0.19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" table:style-name="ce20">
            <text:p>0.18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3500000000000001" table:style-name="ce20">
            <text:p>0.135</text:p>
          </table:table-cell>
          <table:table-cell office:value-type="float" office:value="0.125" table:style-name="ce20">
            <text:p>0.125</text:p>
          </table:table-cell>
          <table:table-cell office:value-type="float" office:value="0.12" table:style-name="ce20">
            <text:p>0.12</text:p>
          </table:table-cell>
          <table:table-cell office:value-type="percentage" office:value="0.17857142857142852" table:formula="of:=([.BJ140]-[.$BI140])/[.$BI140]" table:style-name="ce21">
            <text:p>17.86%</text:p>
          </table:table-cell>
          <table:table-cell office:value-type="percentage" office:value="0.35714285714285704" table:formula="of:=([.BK140]-[.$BI140])/[.$BI140]" table:style-name="ce21">
            <text:p>35.71%</text:p>
          </table:table-cell>
          <table:table-cell office:value-type="percentage" office:value="0.21428571428571425" table:formula="of:=([.BL140]-[.$BI140])/[.$BI140]" table:style-name="ce21">
            <text:p>21.43%</text:p>
          </table:table-cell>
          <table:table-cell office:value-type="percentage" office:value="0.17857142857142852" table:formula="of:=([.BM140]-[.$BI140])/[.$BI140]" table:style-name="ce21">
            <text:p>17.86%</text:p>
          </table:table-cell>
          <table:table-cell office:value-type="percentage" office:value="0.28571428571428553" table:formula="of:=([.BN140]-[.$BI140])/[.$BI140]" table:style-name="ce21">
            <text:p>28.57%</text:p>
          </table:table-cell>
          <table:table-cell office:value-type="percentage" office:value="7.1428571428571286E-2" table:formula="of:=([.BO140]-[.$BI140])/[.$BI140]" table:style-name="ce21">
            <text:p>7.14%</text:p>
          </table:table-cell>
          <table:table-cell office:value-type="percentage" office:value="7.1428571428571286E-2" table:formula="of:=([.BP140]-[.$BI140])/[.$BI140]" table:style-name="ce21">
            <text:p>7.14%</text:p>
          </table:table-cell>
          <table:table-cell office:value-type="percentage" office:value="3.5714285714285546E-2" table:formula="of:=([.BQ140]-[.$BI140])/[.$BI140]" table:style-name="ce21">
            <text:p>3.57%</text:p>
          </table:table-cell>
          <table:table-cell office:value-type="percentage" office:value="3.5714285714285546E-2" table:formula="of:=([.BR140]-[.$BI140])/[.$BI140]" table:style-name="ce21">
            <text:p>3.57%</text:p>
          </table:table-cell>
          <table:table-cell office:value-type="percentage" office:value="-3.571428571428574E-2" table:formula="of:=([.BS140]-[.$BI140])/[.$BI140]" table:style-name="ce21">
            <text:p>-3.57%</text:p>
          </table:table-cell>
          <table:table-cell office:value-type="percentage" office:value="-3.571428571428574E-2" table:formula="of:=([.BT140]-[.$BI140])/[.$BI140]" table:style-name="ce21">
            <text:p>-3.57%</text:p>
          </table:table-cell>
          <table:table-cell office:value-type="percentage" office:value="-0.10714285714285723" table:formula="of:=([.BU140]-[.$BI140])/[.$BI140]" table:style-name="ce21">
            <text:p>-10.71%</text:p>
          </table:table-cell>
          <table:table-cell office:value-type="percentage" office:value="-0.14285714285714296" table:formula="of:=([.BV140]-[.$BI140])/[.$BI140]" table:style-name="ce21">
            <text:p>-14.29%</text:p>
          </table:table-cell>
          <table:table-cell office:value-type="string" table:style-name="ce25">
            <text:p>xenophon</text:p>
          </table:table-cell>
          <table:table-cell office:value-type="percentage" office:value="0.1760829493087557" table:formula="of:=([.S140]+[.AU140]+[.BW140])/3" table:style-name="ce22">
            <text:p>17.61%</text:p>
          </table:table-cell>
          <table:table-cell office:value-type="percentage" office:value="0.26894009216589859" table:formula="of:=([.T140]+[.AV140]+[.BX140])/3" table:style-name="ce22">
            <text:p>26.89%</text:p>
          </table:table-cell>
          <table:table-cell office:value-type="percentage" office:value="0.25508448540706596" table:formula="of:=([.U140]+[.AW140]+[.BY140])/3" table:style-name="ce22">
            <text:p>25.51%</text:p>
          </table:table-cell>
          <table:table-cell office:value-type="percentage" office:value="0.19995391705069121" table:formula="of:=([.V140]+[.AX140]+[.BZ140])/3" table:style-name="ce22">
            <text:p>20.00%</text:p>
          </table:table-cell>
          <table:table-cell office:value-type="percentage" office:value="0.24728110599078335" table:formula="of:=([.W140]+[.AY140]+[.CA140])/3" table:style-name="ce22">
            <text:p>24.73%</text:p>
          </table:table-cell>
          <table:table-cell office:value-type="percentage" office:value="0.30273425499231948" table:formula="of:=([.X140]+[.AZ140]+[.CB140])/3" table:style-name="ce22">
            <text:p>30.27%</text:p>
          </table:table-cell>
          <table:table-cell office:value-type="percentage" office:value="0.338863287250384" table:formula="of:=([.Y140]+[.BA140]+[.CC140])/3" table:style-name="ce22">
            <text:p>33.89%</text:p>
          </table:table-cell>
          <table:table-cell office:value-type="percentage" office:value="0.30545314900153608" table:formula="of:=([.Z140]+[.BB140]+[.CD140])/3" table:style-name="ce22">
            <text:p>30.55%</text:p>
          </table:table-cell>
          <table:table-cell office:value-type="percentage" office:value="0.25728110599078335" table:formula="of:=([.AA140]+[.BC140]+[.CE140])/3" table:style-name="ce22">
            <text:p>25.73%</text:p>
          </table:table-cell>
          <table:table-cell office:value-type="percentage" office:value="0.19089093701996931" table:formula="of:=([.AB140]+[.BD140]+[.CF140])/3" table:style-name="ce22">
            <text:p>19.09%</text:p>
          </table:table-cell>
          <table:table-cell office:value-type="percentage" office:value="0.26594470046082946" table:formula="of:=([.AC140]+[.BE140]+[.CG140])/3" table:style-name="ce22">
            <text:p>26.59%</text:p>
          </table:table-cell>
          <table:table-cell office:value-type="percentage" office:value="0.15503840245775727" table:formula="of:=([.AD140]+[.BF140]+[.CH140])/3" table:style-name="ce22">
            <text:p>15.50%</text:p>
          </table:table-cell>
          <table:table-cell office:value-type="percentage" office:value="0.15646697388632871" table:formula="of:=([.AE140]+[.BG140]+[.CI140])/3" table:style-name="ce22">
            <text:p>15.65%</text:p>
          </table:table-cell>
          <table:table-cell table:number-columns-repeated="1628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" table:style-name="ce1">
            <text:p>10</text:p>
          </table:table-cell>
          <table:table-cell office:value-type="string" table:style-name="ce25">
            <text:p>Massimom</text:p>
          </table:table-cell>
          <table:table-cell office:value-type="string" table:style-name="ce18">
            <text:p>MRS.V</text:p>
          </table:table-cell>
          <table:table-cell office:value-type="float" office:value="0.12" table:style-name="ce19">
            <text:p>0.12</text:p>
          </table:table-cell>
          <table:table-cell office:value-type="float" office:value="0.11" table:style-name="ce20">
            <text:p>0.11</text:p>
          </table:table-cell>
          <table:table-cell office:value-type="float" office:value="9.5000000000000001E-2" table:style-name="ce20">
            <text:p>0.095</text:p>
          </table:table-cell>
          <table:table-cell office:value-type="float" office:value="0.11" table:style-name="ce20">
            <text:p>0.11</text:p>
          </table:table-cell>
          <table:table-cell office:value-type="float" office:value="0.09" table:style-name="ce20">
            <text:p>0.09</text:p>
          </table:table-cell>
          <table:table-cell office:value-type="float" office:value="8.5000000000000006E-2" table:style-name="ce20">
            <text:p>0.085</text:p>
          </table:table-cell>
          <table:table-cell office:value-type="float" office:value="0.08" table:style-name="ce20">
            <text:p>0.08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0.08" table:style-name="ce20">
            <text:p>0.08</text:p>
          </table:table-cell>
          <table:table-cell office:value-type="float" office:value="0.09" table:style-name="ce20">
            <text:p>0.09</text:p>
          </table:table-cell>
          <table:table-cell office:value-type="float" office:value="0.12" table:style-name="ce20">
            <text:p>0.12</text:p>
          </table:table-cell>
          <table:table-cell office:value-type="float" office:value="0.09" table:style-name="ce20">
            <text:p>0.09</text:p>
          </table:table-cell>
          <table:table-cell office:value-type="float" office:value="0.1" table:style-name="ce20">
            <text:p>0.1</text:p>
          </table:table-cell>
          <table:table-cell office:value-type="float" office:value="8.5000000000000006E-2" table:style-name="ce20">
            <text:p>0.085</text:p>
          </table:table-cell>
          <table:table-cell office:value-type="percentage" office:value="-8.3333333333333301E-2" table:formula="of:=([.F141]-[.$E141])/[.$E141]" table:style-name="ce21">
            <text:p>-8.33%</text:p>
          </table:table-cell>
          <table:table-cell office:value-type="percentage" office:value="-0.20833333333333329" table:formula="of:=([.G141]-[.$E141])/[.$E141]" table:style-name="ce21">
            <text:p>-20.83%</text:p>
          </table:table-cell>
          <table:table-cell office:value-type="percentage" office:value="-8.3333333333333301E-2" table:formula="of:=([.H141]-[.$E141])/[.$E141]" table:style-name="ce21">
            <text:p>-8.33%</text:p>
          </table:table-cell>
          <table:table-cell office:value-type="percentage" office:value="-0.25" table:formula="of:=([.I141]-[.$E141])/[.$E141]" table:style-name="ce21">
            <text:p>-25.00%</text:p>
          </table:table-cell>
          <table:table-cell office:value-type="percentage" office:value="-0.29166666666666657" table:formula="of:=([.J141]-[.$E141])/[.$E141]" table:style-name="ce21">
            <text:p>-29.17%</text:p>
          </table:table-cell>
          <table:table-cell office:value-type="percentage" office:value="-0.33333333333333331" table:formula="of:=([.K141]-[.$E141])/[.$E141]" table:style-name="ce21">
            <text:p>-33.33%</text:p>
          </table:table-cell>
          <table:table-cell office:value-type="percentage" office:value="-0.41666666666666657" table:formula="of:=([.L141]-[.$E141])/[.$E141]" table:style-name="ce21">
            <text:p>-41.67%</text:p>
          </table:table-cell>
          <table:table-cell office:value-type="percentage" office:value="-0.33333333333333331" table:formula="of:=([.M141]-[.$E141])/[.$E141]" table:style-name="ce21">
            <text:p>-33.33%</text:p>
          </table:table-cell>
          <table:table-cell office:value-type="percentage" office:value="-0.25" table:formula="of:=([.N141]-[.$E141])/[.$E141]" table:style-name="ce21">
            <text:p>-25.00%</text:p>
          </table:table-cell>
          <table:table-cell office:value-type="percentage" office:value="0" table:formula="of:=([.O141]-[.$E141])/[.$E141]" table:style-name="ce21">
            <text:p>0.00%</text:p>
          </table:table-cell>
          <table:table-cell office:value-type="percentage" office:value="-0.25" table:formula="of:=([.P141]-[.$E141])/[.$E141]" table:style-name="ce21">
            <text:p>-25.00%</text:p>
          </table:table-cell>
          <table:table-cell office:value-type="percentage" office:value="-0.1666666666666666" table:formula="of:=([.Q141]-[.$E141])/[.$E141]" table:style-name="ce21">
            <text:p>-16.67%</text:p>
          </table:table-cell>
          <table:table-cell office:value-type="percentage" office:value="-0.29166666666666657" table:formula="of:=([.R141]-[.$E141])/[.$E141]" table:style-name="ce21">
            <text:p>-29.17%</text:p>
          </table:table-cell>
          <table:table-cell office:value-type="string" table:style-name="ce18">
            <text:p>HPQ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55" table:style-name="ce20">
            <text:p>0.15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85" table:style-name="ce20">
            <text:p>0.185</text:p>
          </table:table-cell>
          <table:table-cell office:value-type="float" office:value="0.19" table:style-name="ce20">
            <text:p>0.19</text:p>
          </table:table-cell>
          <table:table-cell office:value-type="float" office:value="0.21" table:style-name="ce20">
            <text:p>0.21</text:p>
          </table:table-cell>
          <table:table-cell office:value-type="float" office:value="0.245" table:style-name="ce20">
            <text:p>0.245</text:p>
          </table:table-cell>
          <table:table-cell office:value-type="float" office:value="0.22" table:style-name="ce20">
            <text:p>0.22</text:p>
          </table:table-cell>
          <table:table-cell office:value-type="float" office:value="0.22" table:style-name="ce20">
            <text:p>0.22</text:p>
          </table:table-cell>
          <table:table-cell office:value-type="float" office:value="0.21" table:style-name="ce20">
            <text:p>0.21</text:p>
          </table:table-cell>
          <table:table-cell office:value-type="percentage" office:value="0.10714285714285703" table:formula="of:=([.AH141]-[.$AG141])/[.$AG141]" table:style-name="ce21">
            <text:p>10.71%</text:p>
          </table:table-cell>
          <table:table-cell office:value-type="percentage" office:value="0.10714285714285703" table:formula="of:=([.AI141]-[.$AG141])/[.$AG141]" table:style-name="ce21">
            <text:p>10.71%</text:p>
          </table:table-cell>
          <table:table-cell office:value-type="percentage" office:value="0.10714285714285703" table:formula="of:=([.AJ141]-[.$AG141])/[.$AG141]" table:style-name="ce21">
            <text:p>10.71%</text:p>
          </table:table-cell>
          <table:table-cell office:value-type="percentage" office:value="0.17857142857142852" table:formula="of:=([.AK141]-[.$AG141])/[.$AG141]" table:style-name="ce21">
            <text:p>17.86%</text:p>
          </table:table-cell>
          <table:table-cell office:value-type="percentage" office:value="0.32142857142857129" table:formula="of:=([.AL141]-[.$AG141])/[.$AG141]" table:style-name="ce21">
            <text:p>32.14%</text:p>
          </table:table-cell>
          <table:table-cell office:value-type="percentage" office:value="0.21428571428571425" table:formula="of:=([.AM141]-[.$AG141])/[.$AG141]" table:style-name="ce21">
            <text:p>21.43%</text:p>
          </table:table-cell>
          <table:table-cell office:value-type="percentage" office:value="0.32142857142857129" table:formula="of:=([.AN141]-[.$AG141])/[.$AG141]" table:style-name="ce21">
            <text:p>32.14%</text:p>
          </table:table-cell>
          <table:table-cell office:value-type="percentage" office:value="0.35714285714285704" table:formula="of:=([.AO141]-[.$AG141])/[.$AG141]" table:style-name="ce21">
            <text:p>35.71%</text:p>
          </table:table-cell>
          <table:table-cell office:value-type="percentage" office:value="0.49999999999999978" table:formula="of:=([.AP141]-[.$AG141])/[.$AG141]" table:style-name="ce21">
            <text:p>50.00%</text:p>
          </table:table-cell>
          <table:table-cell office:value-type="percentage" office:value="0.74999999999999978" table:formula="of:=([.AQ141]-[.$AG141])/[.$AG141]" table:style-name="ce21">
            <text:p>75.00%</text:p>
          </table:table-cell>
          <table:table-cell office:value-type="percentage" office:value="0.57142857142857129" table:formula="of:=([.AR141]-[.$AG141])/[.$AG141]" table:style-name="ce21">
            <text:p>57.14%</text:p>
          </table:table-cell>
          <table:table-cell office:value-type="percentage" office:value="0.57142857142857129" table:formula="of:=([.AS141]-[.$AG141])/[.$AG141]" table:style-name="ce21">
            <text:p>57.14%</text:p>
          </table:table-cell>
          <table:table-cell office:value-type="percentage" office:value="0.49999999999999978" table:formula="of:=([.AT141]-[.$AG141])/[.$AG141]" table:style-name="ce21">
            <text:p>50.00%</text:p>
          </table:table-cell>
          <table:table-cell office:value-type="string" table:style-name="ce18">
            <text:p>FGD.V</text:p>
          </table:table-cell>
          <table:table-cell office:value-type="float" office:value="0.27" table:style-name="ce19">
            <text:p>0.27</text:p>
          </table:table-cell>
          <table:table-cell office:value-type="float" office:value="0.255" table:style-name="ce20">
            <text:p>0.255</text:p>
          </table:table-cell>
          <table:table-cell office:value-type="float" office:value="0.27500000000000002" table:style-name="ce20">
            <text:p>0.275</text:p>
          </table:table-cell>
          <table:table-cell office:value-type="float" office:value="0.255" table:style-name="ce20">
            <text:p>0.255</text:p>
          </table:table-cell>
          <table:table-cell office:value-type="float" office:value="0.315" table:style-name="ce20">
            <text:p>0.315</text:p>
          </table:table-cell>
          <table:table-cell office:value-type="float" office:value="0.41" table:style-name="ce20">
            <text:p>0.41</text:p>
          </table:table-cell>
          <table:table-cell office:value-type="float" office:value="0.66" table:style-name="ce20">
            <text:p>0.66</text:p>
          </table:table-cell>
          <table:table-cell office:value-type="float" office:value="0.65" table:style-name="ce20">
            <text:p>0.65</text:p>
          </table:table-cell>
          <table:table-cell office:value-type="float" office:value="0.93" table:style-name="ce20">
            <text:p>0.93</text:p>
          </table:table-cell>
          <table:table-cell office:value-type="float" office:value="0.8" table:style-name="ce20">
            <text:p>0.8</text:p>
          </table:table-cell>
          <table:table-cell office:value-type="float" office:value="0.88" table:style-name="ce20">
            <text:p>0.88</text:p>
          </table:table-cell>
          <table:table-cell office:value-type="float" office:value="0.94" table:style-name="ce20">
            <text:p>0.94</text:p>
          </table:table-cell>
          <table:table-cell office:value-type="float" office:value="0.98" table:style-name="ce20">
            <text:p>0.98</text:p>
          </table:table-cell>
          <table:table-cell office:value-type="float" office:value="0.78" table:style-name="ce20">
            <text:p>0.78</text:p>
          </table:table-cell>
          <table:table-cell office:value-type="percentage" office:value="-5.5555555555555601E-2" table:formula="of:=([.BJ141]-[.$BI141])/[.$BI141]" table:style-name="ce21">
            <text:p>-5.56%</text:p>
          </table:table-cell>
          <table:table-cell office:value-type="percentage" office:value="1.8518518518518535E-2" table:formula="of:=([.BK141]-[.$BI141])/[.$BI141]" table:style-name="ce21">
            <text:p>1.85%</text:p>
          </table:table-cell>
          <table:table-cell office:value-type="percentage" office:value="-5.5555555555555601E-2" table:formula="of:=([.BL141]-[.$BI141])/[.$BI141]" table:style-name="ce21">
            <text:p>-5.56%</text:p>
          </table:table-cell>
          <table:table-cell office:value-type="percentage" office:value="0.1666666666666666" table:formula="of:=([.BM141]-[.$BI141])/[.$BI141]" table:style-name="ce21">
            <text:p>16.67%</text:p>
          </table:table-cell>
          <table:table-cell office:value-type="percentage" office:value="0.51851851851851838" table:formula="of:=([.BN141]-[.$BI141])/[.$BI141]" table:style-name="ce21">
            <text:p>51.85%</text:p>
          </table:table-cell>
          <table:table-cell office:value-type="percentage" office:value="1.4444444444444444" table:formula="of:=([.BO141]-[.$BI141])/[.$BI141]" table:style-name="ce21">
            <text:p>144.44%</text:p>
          </table:table-cell>
          <table:table-cell office:value-type="percentage" office:value="1.4074074074074074" table:formula="of:=([.BP141]-[.$BI141])/[.$BI141]" table:style-name="ce21">
            <text:p>140.74%</text:p>
          </table:table-cell>
          <table:table-cell office:value-type="percentage" office:value="2.4444444444444442" table:formula="of:=([.BQ141]-[.$BI141])/[.$BI141]" table:style-name="ce21">
            <text:p>244.44%</text:p>
          </table:table-cell>
          <table:table-cell office:value-type="percentage" office:value="1.962962962962963" table:formula="of:=([.BR141]-[.$BI141])/[.$BI141]" table:style-name="ce21">
            <text:p>196.30%</text:p>
          </table:table-cell>
          <table:table-cell office:value-type="percentage" office:value="2.2592592592592591" table:formula="of:=([.BS141]-[.$BI141])/[.$BI141]" table:style-name="ce21">
            <text:p>225.93%</text:p>
          </table:table-cell>
          <table:table-cell office:value-type="percentage" office:value="2.481481481481481" table:formula="of:=([.BT141]-[.$BI141])/[.$BI141]" table:style-name="ce21">
            <text:p>248.15%</text:p>
          </table:table-cell>
          <table:table-cell office:value-type="percentage" office:value="2.6296296296296293" table:formula="of:=([.BU141]-[.$BI141])/[.$BI141]" table:style-name="ce21">
            <text:p>262.96%</text:p>
          </table:table-cell>
          <table:table-cell office:value-type="percentage" office:value="1.8888888888888888" table:formula="of:=([.BV141]-[.$BI141])/[.$BI141]" table:style-name="ce21">
            <text:p>188.89%</text:p>
          </table:table-cell>
          <table:table-cell office:value-type="string" table:style-name="ce25">
            <text:p>Massimom</text:p>
          </table:table-cell>
          <table:table-cell office:value-type="percentage" office:value="-1.0582010582010625E-2" table:formula="of:=([.S141]+[.AU141]+[.BW141])/3" table:style-name="ce22">
            <text:p>-1.06%</text:p>
          </table:table-cell>
          <table:table-cell office:value-type="percentage" office:value="-2.755731922398591E-2" table:formula="of:=([.T141]+[.AV141]+[.BX141])/3" table:style-name="ce22">
            <text:p>-2.76%</text:p>
          </table:table-cell>
          <table:table-cell office:value-type="percentage" office:value="-1.0582010582010625E-2" table:formula="of:=([.U141]+[.AW141]+[.BY141])/3" table:style-name="ce22">
            <text:p>-1.06%</text:p>
          </table:table-cell>
          <table:table-cell office:value-type="percentage" office:value="3.174603174603171E-2" table:formula="of:=([.V141]+[.AX141]+[.BZ141])/3" table:style-name="ce22">
            <text:p>3.17%</text:p>
          </table:table-cell>
          <table:table-cell office:value-type="percentage" office:value="0.18276014109347435" table:formula="of:=([.W141]+[.AY141]+[.CA141])/3" table:style-name="ce22">
            <text:p>18.28%</text:p>
          </table:table-cell>
          <table:table-cell office:value-type="percentage" office:value="0.4417989417989418" table:formula="of:=([.X141]+[.AZ141]+[.CB141])/3" table:style-name="ce22">
            <text:p>44.18%</text:p>
          </table:table-cell>
          <table:table-cell office:value-type="percentage" office:value="0.43738977072310403" table:formula="of:=([.Y141]+[.BA141]+[.CC141])/3" table:style-name="ce22">
            <text:p>43.74%</text:p>
          </table:table-cell>
          <table:table-cell office:value-type="percentage" office:value="0.82275132275132268" table:formula="of:=([.Z141]+[.BB141]+[.CD141])/3" table:style-name="ce22">
            <text:p>82.28%</text:p>
          </table:table-cell>
          <table:table-cell office:value-type="percentage" office:value="0.73765432098765427" table:formula="of:=([.AA141]+[.BC141]+[.CE141])/3" table:style-name="ce22">
            <text:p>73.77%</text:p>
          </table:table-cell>
          <table:table-cell office:value-type="percentage" office:value="1.0030864197530862" table:formula="of:=([.AB141]+[.BD141]+[.CF141])/3" table:style-name="ce22">
            <text:p>100.31%</text:p>
          </table:table-cell>
          <table:table-cell office:value-type="percentage" office:value="0.93430335097001738" table:formula="of:=([.AC141]+[.BE141]+[.CG141])/3" table:style-name="ce22">
            <text:p>93.43%</text:p>
          </table:table-cell>
          <table:table-cell office:value-type="percentage" office:value="1.011463844797178" table:formula="of:=([.AD141]+[.BF141]+[.CH141])/3" table:style-name="ce22">
            <text:p>101.15%</text:p>
          </table:table-cell>
          <table:table-cell office:value-type="percentage" office:value="0.69907407407407396" table:formula="of:=([.AE141]+[.BG141]+[.CI141])/3" table:style-name="ce22">
            <text:p>69.91%</text:p>
          </table:table-cell>
          <table:table-cell table:number-columns-repeated="1628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string" table:style-name="ce25">
            <text:p>Eustice</text:p>
          </table:table-cell>
          <table:table-cell office:value-type="string" table:style-name="ce18">
            <text:p>QRM.TO</text:p>
          </table:table-cell>
          <table:table-cell office:value-type="float" office:value="0.155" table:style-name="ce19">
            <text:p>0.155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2" table:style-name="ce20">
            <text:p>0.2</text:p>
          </table:table-cell>
          <table:table-cell office:value-type="float" office:value="0.24" table:style-name="ce20">
            <text:p>0.24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24" table:style-name="ce20">
            <text:p>0.24</text:p>
          </table:table-cell>
          <table:table-cell office:value-type="float" office:value="0.21" table:style-name="ce20">
            <text:p>0.21</text:p>
          </table:table-cell>
          <table:table-cell office:value-type="float" office:value="0.25" table:style-name="ce20">
            <text:p>0.25</text:p>
          </table:table-cell>
          <table:table-cell office:value-type="float" office:value="0.255" table:style-name="ce20">
            <text:p>0.25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0499999999999999" table:style-name="ce20">
            <text:p>0.205</text:p>
          </table:table-cell>
          <table:table-cell office:value-type="float" office:value="0.185" table:style-name="ce20">
            <text:p>0.185</text:p>
          </table:table-cell>
          <table:table-cell office:value-type="float" office:value="0.17" table:style-name="ce20">
            <text:p>0.17</text:p>
          </table:table-cell>
          <table:table-cell office:value-type="float" office:value="0.16500000000000001" table:style-name="ce20">
            <text:p>0.165</text:p>
          </table:table-cell>
          <table:table-cell office:value-type="percentage" office:value="6.4516129032258118E-2" table:formula="of:=([.F142]-[.$E142])/[.$E142]" table:style-name="ce21">
            <text:p>6.45%</text:p>
          </table:table-cell>
          <table:table-cell office:value-type="percentage" office:value="0.29032258064516137" table:formula="of:=([.G142]-[.$E142])/[.$E142]" table:style-name="ce21">
            <text:p>29.03%</text:p>
          </table:table-cell>
          <table:table-cell office:value-type="percentage" office:value="0.54838709677419351" table:formula="of:=([.H142]-[.$E142])/[.$E142]" table:style-name="ce21">
            <text:p>54.84%</text:p>
          </table:table-cell>
          <table:table-cell office:value-type="percentage" office:value="0.51612903225806439" table:formula="of:=([.I142]-[.$E142])/[.$E142]" table:style-name="ce21">
            <text:p>51.61%</text:p>
          </table:table-cell>
          <table:table-cell office:value-type="percentage" office:value="0.54838709677419351" table:formula="of:=([.J142]-[.$E142])/[.$E142]" table:style-name="ce21">
            <text:p>54.84%</text:p>
          </table:table-cell>
          <table:table-cell office:value-type="percentage" office:value="0.35483870967741932" table:formula="of:=([.K142]-[.$E142])/[.$E142]" table:style-name="ce21">
            <text:p>35.48%</text:p>
          </table:table-cell>
          <table:table-cell office:value-type="percentage" office:value="0.61290322580645162" table:formula="of:=([.L142]-[.$E142])/[.$E142]" table:style-name="ce21">
            <text:p>61.29%</text:p>
          </table:table-cell>
          <table:table-cell office:value-type="percentage" office:value="0.64516129032258074" table:formula="of:=([.M142]-[.$E142])/[.$E142]" table:style-name="ce21">
            <text:p>64.52%</text:p>
          </table:table-cell>
          <table:table-cell office:value-type="percentage" office:value="0.45161290322580649" table:formula="of:=([.N142]-[.$E142])/[.$E142]" table:style-name="ce21">
            <text:p>45.16%</text:p>
          </table:table-cell>
          <table:table-cell office:value-type="percentage" office:value="0.32258064516129026" table:formula="of:=([.O142]-[.$E142])/[.$E142]" table:style-name="ce21">
            <text:p>32.26%</text:p>
          </table:table-cell>
          <table:table-cell office:value-type="percentage" office:value="0.19354838709677419" table:formula="of:=([.P142]-[.$E142])/[.$E142]" table:style-name="ce21">
            <text:p>19.35%</text:p>
          </table:table-cell>
          <table:table-cell office:value-type="percentage" office:value="9.6774193548387177E-2" table:formula="of:=([.Q142]-[.$E142])/[.$E142]" table:style-name="ce21">
            <text:p>9.68%</text:p>
          </table:table-cell>
          <table:table-cell office:value-type="percentage" office:value="6.4516129032258118E-2" table:formula="of:=([.R142]-[.$E142])/[.$E142]" table:style-name="ce21">
            <text:p>6.45%</text:p>
          </table:table-cell>
          <table:table-cell office:value-type="string" table:style-name="ce18">
            <text:p>CXN.TO</text:p>
          </table:table-cell>
          <table:table-cell office:value-type="float" office:value="0.14499999999999999" table:style-name="ce19">
            <text:p>0.145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" table:style-name="ce20">
            <text:p>0.17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7" table:style-name="ce20">
            <text:p>0.17</text:p>
          </table:table-cell>
          <table:table-cell office:value-type="float" office:value="0.16" table:style-name="ce20">
            <text:p>0.16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percentage" office:value="0.10344827586206906" table:formula="of:=([.AH142]-[.$AG142])/[.$AG142]" table:style-name="ce21">
            <text:p>10.34%</text:p>
          </table:table-cell>
          <table:table-cell office:value-type="percentage" office:value="0.10344827586206906" table:formula="of:=([.AI142]-[.$AG142])/[.$AG142]" table:style-name="ce21">
            <text:p>10.34%</text:p>
          </table:table-cell>
          <table:table-cell office:value-type="percentage" office:value="0.10344827586206906" table:formula="of:=([.AJ142]-[.$AG142])/[.$AG142]" table:style-name="ce21">
            <text:p>10.34%</text:p>
          </table:table-cell>
          <table:table-cell office:value-type="percentage" office:value="0.13793103448275876" table:formula="of:=([.AK142]-[.$AG142])/[.$AG142]" table:style-name="ce21">
            <text:p>13.79%</text:p>
          </table:table-cell>
          <table:table-cell office:value-type="percentage" office:value="0.17241379310344845" table:formula="of:=([.AL142]-[.$AG142])/[.$AG142]" table:style-name="ce21">
            <text:p>17.24%</text:p>
          </table:table-cell>
          <table:table-cell office:value-type="percentage" office:value="0.24137931034482762" table:formula="of:=([.AM142]-[.$AG142])/[.$AG142]" table:style-name="ce21">
            <text:p>24.14%</text:p>
          </table:table-cell>
          <table:table-cell office:value-type="percentage" office:value="0.17241379310344845" table:formula="of:=([.AN142]-[.$AG142])/[.$AG142]" table:style-name="ce21">
            <text:p>17.24%</text:p>
          </table:table-cell>
          <table:table-cell office:value-type="percentage" office:value="0.20689655172413793" table:formula="of:=([.AO142]-[.$AG142])/[.$AG142]" table:style-name="ce21">
            <text:p>20.69%</text:p>
          </table:table-cell>
          <table:table-cell office:value-type="percentage" office:value="0.17241379310344845" table:formula="of:=([.AP142]-[.$AG142])/[.$AG142]" table:style-name="ce21">
            <text:p>17.24%</text:p>
          </table:table-cell>
          <table:table-cell office:value-type="percentage" office:value="0.10344827586206906" table:formula="of:=([.AQ142]-[.$AG142])/[.$AG142]" table:style-name="ce21">
            <text:p>10.34%</text:p>
          </table:table-cell>
          <table:table-cell office:value-type="percentage" office:value="0.20689655172413793" table:formula="of:=([.AR142]-[.$AG142])/[.$AG142]" table:style-name="ce21">
            <text:p>20.69%</text:p>
          </table:table-cell>
          <table:table-cell office:value-type="percentage" office:value="0.24137931034482762" table:formula="of:=([.AS142]-[.$AG142])/[.$AG142]" table:style-name="ce21">
            <text:p>24.14%</text:p>
          </table:table-cell>
          <table:table-cell office:value-type="percentage" office:value="0.24137931034482762" table:formula="of:=([.AT142]-[.$AG142])/[.$AG142]" table:style-name="ce21">
            <text:p>24.14%</text:p>
          </table:table-cell>
          <table:table-cell office:value-type="string" table:style-name="ce18">
            <text:p>BKM.V</text:p>
          </table:table-cell>
          <table:table-cell office:value-type="float" office:value="0.9" table:style-name="ce19">
            <text:p>0.9</text:p>
          </table:table-cell>
          <table:table-cell office:value-type="float" office:value="0.86" table:style-name="ce20">
            <text:p>0.86</text:p>
          </table:table-cell>
          <table:table-cell office:value-type="float" office:value="0.86" table:style-name="ce20">
            <text:p>0.86</text:p>
          </table:table-cell>
          <table:table-cell office:value-type="float" office:value="0.9" table:style-name="ce20">
            <text:p>0.9</text:p>
          </table:table-cell>
          <table:table-cell office:value-type="float" office:value="0.95" table:style-name="ce20">
            <text:p>0.95</text:p>
          </table:table-cell>
          <table:table-cell office:value-type="float" office:value="0.9" table:style-name="ce20">
            <text:p>0.9</text:p>
          </table:table-cell>
          <table:table-cell office:value-type="float" office:value="0.87" table:style-name="ce20">
            <text:p>0.87</text:p>
          </table:table-cell>
          <table:table-cell office:value-type="float" office:value="1" table:style-name="ce20">
            <text:p>1</text:p>
          </table:table-cell>
          <table:table-cell office:value-type="float" office:value="0.96" table:style-name="ce20">
            <text:p>0.96</text:p>
          </table:table-cell>
          <table:table-cell office:value-type="float" office:value="0.93" table:style-name="ce20">
            <text:p>0.93</text:p>
          </table:table-cell>
          <table:table-cell office:value-type="float" office:value="0.95" table:style-name="ce20">
            <text:p>0.95</text:p>
          </table:table-cell>
          <table:table-cell office:value-type="float" office:value="0.9" table:style-name="ce20">
            <text:p>0.9</text:p>
          </table:table-cell>
          <table:table-cell office:value-type="float" office:value="0.92" table:style-name="ce20">
            <text:p>0.92</text:p>
          </table:table-cell>
          <table:table-cell office:value-type="float" office:value="0.86" table:style-name="ce20">
            <text:p>0.86</text:p>
          </table:table-cell>
          <table:table-cell office:value-type="percentage" office:value="-4.4444444444444481E-2" table:formula="of:=([.BJ142]-[.$BI142])/[.$BI142]" table:style-name="ce21">
            <text:p>-4.44%</text:p>
          </table:table-cell>
          <table:table-cell office:value-type="percentage" office:value="-4.4444444444444481E-2" table:formula="of:=([.BK142]-[.$BI142])/[.$BI142]" table:style-name="ce21">
            <text:p>-4.44%</text:p>
          </table:table-cell>
          <table:table-cell office:value-type="percentage" office:value="0" table:formula="of:=([.BL142]-[.$BI142])/[.$BI142]" table:style-name="ce21">
            <text:p>0.00%</text:p>
          </table:table-cell>
          <table:table-cell office:value-type="percentage" office:value="5.5555555555555483E-2" table:formula="of:=([.BM142]-[.$BI142])/[.$BI142]" table:style-name="ce21">
            <text:p>5.56%</text:p>
          </table:table-cell>
          <table:table-cell office:value-type="percentage" office:value="0" table:formula="of:=([.BN142]-[.$BI142])/[.$BI142]" table:style-name="ce21">
            <text:p>0.00%</text:p>
          </table:table-cell>
          <table:table-cell office:value-type="percentage" office:value="-3.3333333333333361E-2" table:formula="of:=([.BO142]-[.$BI142])/[.$BI142]" table:style-name="ce21">
            <text:p>-3.33%</text:p>
          </table:table-cell>
          <table:table-cell office:value-type="percentage" office:value="0.11111111111111108" table:formula="of:=([.BP142]-[.$BI142])/[.$BI142]" table:style-name="ce21">
            <text:p>11.11%</text:p>
          </table:table-cell>
          <table:table-cell office:value-type="percentage" office:value="6.6666666666666596E-2" table:formula="of:=([.BQ142]-[.$BI142])/[.$BI142]" table:style-name="ce21">
            <text:p>6.67%</text:p>
          </table:table-cell>
          <table:table-cell office:value-type="percentage" office:value="3.3333333333333361E-2" table:formula="of:=([.BR142]-[.$BI142])/[.$BI142]" table:style-name="ce21">
            <text:p>3.33%</text:p>
          </table:table-cell>
          <table:table-cell office:value-type="percentage" office:value="5.5555555555555483E-2" table:formula="of:=([.BS142]-[.$BI142])/[.$BI142]" table:style-name="ce21">
            <text:p>5.56%</text:p>
          </table:table-cell>
          <table:table-cell office:value-type="percentage" office:value="0" table:formula="of:=([.BT142]-[.$BI142])/[.$BI142]" table:style-name="ce21">
            <text:p>0.00%</text:p>
          </table:table-cell>
          <table:table-cell office:value-type="percentage" office:value="2.222222222222224E-2" table:formula="of:=([.BU142]-[.$BI142])/[.$BI142]" table:style-name="ce21">
            <text:p>2.22%</text:p>
          </table:table-cell>
          <table:table-cell office:value-type="percentage" office:value="-4.4444444444444481E-2" table:formula="of:=([.BV142]-[.$BI142])/[.$BI142]" table:style-name="ce21">
            <text:p>-4.44%</text:p>
          </table:table-cell>
          <table:table-cell office:value-type="string" table:style-name="ce25">
            <text:p>Eustice</text:p>
          </table:table-cell>
          <table:table-cell office:value-type="percentage" office:value="4.1173320149960897E-2" table:formula="of:=([.S142]+[.AU142]+[.BW142])/3" table:style-name="ce22">
            <text:p>4.12%</text:p>
          </table:table-cell>
          <table:table-cell office:value-type="percentage" office:value="0.11644213735426197" table:formula="of:=([.T142]+[.AV142]+[.BX142])/3" table:style-name="ce22">
            <text:p>11.64%</text:p>
          </table:table-cell>
          <table:table-cell office:value-type="percentage" office:value="0.21727845754542086" table:formula="of:=([.U142]+[.AW142]+[.BY142])/3" table:style-name="ce22">
            <text:p>21.73%</text:p>
          </table:table-cell>
          <table:table-cell office:value-type="percentage" office:value="0.23653854076545955" table:formula="of:=([.V142]+[.AX142]+[.BZ142])/3" table:style-name="ce22">
            <text:p>23.65%</text:p>
          </table:table-cell>
          <table:table-cell office:value-type="percentage" office:value="0.24026696329254729" table:formula="of:=([.W142]+[.AY142]+[.CA142])/3" table:style-name="ce22">
            <text:p>24.03%</text:p>
          </table:table-cell>
          <table:table-cell office:value-type="percentage" office:value="0.18762822889630451" table:formula="of:=([.X142]+[.AZ142]+[.CB142])/3" table:style-name="ce22">
            <text:p>18.76%</text:p>
          </table:table-cell>
          <table:table-cell office:value-type="percentage" office:value="0.29880937667367041" table:formula="of:=([.Y142]+[.BA142]+[.CC142])/3" table:style-name="ce22">
            <text:p>29.88%</text:p>
          </table:table-cell>
          <table:table-cell office:value-type="percentage" office:value="0.30624150290446178" table:formula="of:=([.Z142]+[.BB142]+[.CD142])/3" table:style-name="ce22">
            <text:p>30.62%</text:p>
          </table:table-cell>
          <table:table-cell office:value-type="percentage" office:value="0.21912000988752942" table:formula="of:=([.AA142]+[.BC142]+[.CE142])/3" table:style-name="ce22">
            <text:p>21.91%</text:p>
          </table:table-cell>
          <table:table-cell office:value-type="percentage" office:value="0.16052815885963825" table:formula="of:=([.AB142]+[.BD142]+[.CF142])/3" table:style-name="ce22">
            <text:p>16.05%</text:p>
          </table:table-cell>
          <table:table-cell office:value-type="percentage" office:value="0.13348164627363737" table:formula="of:=([.AC142]+[.BE142]+[.CG142])/3" table:style-name="ce22">
            <text:p>13.35%</text:p>
          </table:table-cell>
          <table:table-cell office:value-type="percentage" office:value="0.12012524203847902" table:formula="of:=([.AD142]+[.BF142]+[.CH142])/3" table:style-name="ce22">
            <text:p>12.01%</text:p>
          </table:table-cell>
          <table:table-cell office:value-type="percentage" office:value="8.7150331644213749E-2" table:formula="of:=([.AE142]+[.BG142]+[.CI142])/3" table:style-name="ce22">
            <text:p>8.72%</text:p>
          </table:table-cell>
          <table:table-cell table:number-columns-repeated="1628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6" table:style-name="ce1">
            <text:p>46</text:p>
          </table:table-cell>
          <table:table-cell office:value-type="string" table:style-name="ce25">
            <text:p>Clapton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143]-[.$E143])/[.$E143]" table:style-name="ce21">
            <text:p>15.88%</text:p>
          </table:table-cell>
          <table:table-cell office:value-type="percentage" office:value="0.42918454935622319" table:formula="of:=([.G143]-[.$E143])/[.$E143]" table:style-name="ce21">
            <text:p>42.92%</text:p>
          </table:table-cell>
          <table:table-cell office:value-type="percentage" office:value="0.40343347639484978" table:formula="of:=([.H143]-[.$E143])/[.$E143]" table:style-name="ce21">
            <text:p>40.34%</text:p>
          </table:table-cell>
          <table:table-cell office:value-type="percentage" office:value="0.55364806866952787" table:formula="of:=([.I143]-[.$E143])/[.$E143]" table:style-name="ce21">
            <text:p>55.36%</text:p>
          </table:table-cell>
          <table:table-cell office:value-type="percentage" office:value="0.44206008583690976" table:formula="of:=([.J143]-[.$E143])/[.$E143]" table:style-name="ce21">
            <text:p>44.21%</text:p>
          </table:table-cell>
          <table:table-cell office:value-type="percentage" office:value="0.67811158798283266" table:formula="of:=([.K143]-[.$E143])/[.$E143]" table:style-name="ce21">
            <text:p>67.81%</text:p>
          </table:table-cell>
          <table:table-cell office:value-type="percentage" office:value="0.72532188841201695" table:formula="of:=([.L143]-[.$E143])/[.$E143]" table:style-name="ce21">
            <text:p>72.53%</text:p>
          </table:table-cell>
          <table:table-cell office:value-type="percentage" office:value="0.66094420600858372" table:formula="of:=([.M143]-[.$E143])/[.$E143]" table:style-name="ce21">
            <text:p>66.09%</text:p>
          </table:table-cell>
          <table:table-cell office:value-type="percentage" office:value="0.53218884120171661" table:formula="of:=([.N143]-[.$E143])/[.$E143]" table:style-name="ce21">
            <text:p>53.22%</text:p>
          </table:table-cell>
          <table:table-cell office:value-type="percentage" office:value="0.42489270386266081" table:formula="of:=([.O143]-[.$E143])/[.$E143]" table:style-name="ce21">
            <text:p>42.49%</text:p>
          </table:table-cell>
          <table:table-cell office:value-type="percentage" office:value="0.51502145922746767" table:formula="of:=([.P143]-[.$E143])/[.$E143]" table:style-name="ce21">
            <text:p>51.50%</text:p>
          </table:table-cell>
          <table:table-cell office:value-type="percentage" office:value="0.34334763948497843" table:formula="of:=([.Q143]-[.$E143])/[.$E143]" table:style-name="ce21">
            <text:p>34.33%</text:p>
          </table:table-cell>
          <table:table-cell office:value-type="percentage" office:value="0.3519313304721029" table:formula="of:=([.R143]-[.$E143])/[.$E143]" table:style-name="ce21">
            <text:p>35.19%</text:p>
          </table:table-cell>
          <table:table-cell office:value-type="string" table:style-name="ce18">
            <text:p>GPH.V</text:p>
          </table:table-cell>
          <table:table-cell office:value-type="float" office:value="8.5000000000000006E-2" table:style-name="ce19">
            <text:p>0.085</text:p>
          </table:table-cell>
          <table:table-cell office:value-type="float" office:value="0.09" table:style-name="ce20">
            <text:p>0.09</text:p>
          </table:table-cell>
          <table:table-cell office:value-type="float" office:value="0.09" table:style-name="ce20">
            <text:p>0.09</text:p>
          </table:table-cell>
          <table:table-cell office:value-type="float" office:value="0.105" table:style-name="ce20">
            <text:p>0.105</text:p>
          </table:table-cell>
          <table:table-cell office:value-type="float" office:value="0.09" table:style-name="ce20">
            <text:p>0.09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0.08" table:style-name="ce20">
            <text:p>0.08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6.5000000000000002E-2" table:style-name="ce20">
            <text:p>0.065</text:p>
          </table:table-cell>
          <table:table-cell office:value-type="percentage" office:value="5.8823529411764594E-2" table:formula="of:=([.AH143]-[.$AG143])/[.$AG143]" table:style-name="ce21">
            <text:p>5.88%</text:p>
          </table:table-cell>
          <table:table-cell office:value-type="percentage" office:value="5.8823529411764594E-2" table:formula="of:=([.AI143]-[.$AG143])/[.$AG143]" table:style-name="ce21">
            <text:p>5.88%</text:p>
          </table:table-cell>
          <table:table-cell office:value-type="percentage" office:value="0.23529411764705868" table:formula="of:=([.AJ143]-[.$AG143])/[.$AG143]" table:style-name="ce21">
            <text:p>23.53%</text:p>
          </table:table-cell>
          <table:table-cell office:value-type="percentage" office:value="5.8823529411764594E-2" table:formula="of:=([.AK143]-[.$AG143])/[.$AG143]" table:style-name="ce21">
            <text:p>5.88%</text:p>
          </table:table-cell>
          <table:table-cell office:value-type="percentage" office:value="-5.8823529411764754E-2" table:formula="of:=([.AL143]-[.$AG143])/[.$AG143]" table:style-name="ce21">
            <text:p>-5.88%</text:p>
          </table:table-cell>
          <table:table-cell office:value-type="percentage" office:value="-0.11764705882352951" table:formula="of:=([.AM143]-[.$AG143])/[.$AG143]" table:style-name="ce21">
            <text:p>-11.76%</text:p>
          </table:table-cell>
          <table:table-cell office:value-type="percentage" office:value="-5.8823529411764754E-2" table:formula="of:=([.AN143]-[.$AG143])/[.$AG143]" table:style-name="ce21">
            <text:p>-5.88%</text:p>
          </table:table-cell>
          <table:table-cell office:value-type="percentage" office:value="-5.8823529411764754E-2" table:formula="of:=([.AO143]-[.$AG143])/[.$AG143]" table:style-name="ce21">
            <text:p>-5.88%</text:p>
          </table:table-cell>
          <table:table-cell office:value-type="percentage" office:value="-5.8823529411764754E-2" table:formula="of:=([.AP143]-[.$AG143])/[.$AG143]" table:style-name="ce21">
            <text:p>-5.88%</text:p>
          </table:table-cell>
          <table:table-cell office:value-type="percentage" office:value="-0.11764705882352951" table:formula="of:=([.AQ143]-[.$AG143])/[.$AG143]" table:style-name="ce21">
            <text:p>-11.76%</text:p>
          </table:table-cell>
          <table:table-cell office:value-type="percentage" office:value="-0.11764705882352951" table:formula="of:=([.AR143]-[.$AG143])/[.$AG143]" table:style-name="ce21">
            <text:p>-11.76%</text:p>
          </table:table-cell>
          <table:table-cell office:value-type="percentage" office:value="-0.1764705882352941" table:formula="of:=([.AS143]-[.$AG143])/[.$AG143]" table:style-name="ce21">
            <text:p>-17.65%</text:p>
          </table:table-cell>
          <table:table-cell office:value-type="percentage" office:value="-0.23529411764705885" table:formula="of:=([.AT143]-[.$AG143])/[.$AG143]" table:style-name="ce21">
            <text:p>-23.53%</text:p>
          </table:table-cell>
          <table:table-cell office:value-type="string" table:style-name="ce18">
            <text:p>USA.TO</text:p>
          </table:table-cell>
          <table:table-cell office:value-type="float" office:value="3.47" table:style-name="ce19">
            <text:p>3.47</text:p>
          </table:table-cell>
          <table:table-cell office:value-type="float" office:value="3.67" table:style-name="ce20">
            <text:p>3.67</text:p>
          </table:table-cell>
          <table:table-cell office:value-type="float" office:value="4.13" table:style-name="ce20">
            <text:p>4.13</text:p>
          </table:table-cell>
          <table:table-cell office:value-type="float" office:value="4.4000000000000004" table:style-name="ce20">
            <text:p>4.4</text:p>
          </table:table-cell>
          <table:table-cell office:value-type="float" office:value="4.4000000000000004" table:style-name="ce20">
            <text:p>4.4</text:p>
          </table:table-cell>
          <table:table-cell office:value-type="float" office:value="4.4000000000000004" table:style-name="ce20">
            <text:p>4.4</text:p>
          </table:table-cell>
          <table:table-cell office:value-type="float" office:value="4.33" table:style-name="ce20">
            <text:p>4.33</text:p>
          </table:table-cell>
          <table:table-cell office:value-type="float" office:value="4.66" table:style-name="ce20">
            <text:p>4.66</text:p>
          </table:table-cell>
          <table:table-cell office:value-type="float" office:value="4.66" table:style-name="ce20">
            <text:p>4.66</text:p>
          </table:table-cell>
          <table:table-cell office:value-type="float" office:value="4.07" table:style-name="ce20">
            <text:p>4.07</text:p>
          </table:table-cell>
          <table:table-cell office:value-type="float" office:value="3.8" table:style-name="ce20">
            <text:p>3.8</text:p>
          </table:table-cell>
          <table:table-cell office:value-type="float" office:value="3.89" table:style-name="ce20">
            <text:p>3.89</text:p>
          </table:table-cell>
          <table:table-cell office:value-type="float" office:value="3.65" table:style-name="ce20">
            <text:p>3.65</text:p>
          </table:table-cell>
          <table:table-cell office:value-type="float" office:value="3.87" table:style-name="ce20">
            <text:p>3.87</text:p>
          </table:table-cell>
          <table:table-cell office:value-type="percentage" office:value="5.7636887608069086E-2" table:formula="of:=([.BJ143]-[.$BI143])/[.$BI143]" table:style-name="ce21">
            <text:p>5.76%</text:p>
          </table:table-cell>
          <table:table-cell office:value-type="percentage" office:value="0.19020172910662814" table:formula="of:=([.BK143]-[.$BI143])/[.$BI143]" table:style-name="ce21">
            <text:p>19.02%</text:p>
          </table:table-cell>
          <table:table-cell office:value-type="percentage" office:value="0.26801152737752165" table:formula="of:=([.BL143]-[.$BI143])/[.$BI143]" table:style-name="ce21">
            <text:p>26.80%</text:p>
          </table:table-cell>
          <table:table-cell office:value-type="percentage" office:value="0.26801152737752165" table:formula="of:=([.BM143]-[.$BI143])/[.$BI143]" table:style-name="ce21">
            <text:p>26.80%</text:p>
          </table:table-cell>
          <table:table-cell office:value-type="percentage" office:value="0.26801152737752165" table:formula="of:=([.BN143]-[.$BI143])/[.$BI143]" table:style-name="ce21">
            <text:p>26.80%</text:p>
          </table:table-cell>
          <table:table-cell office:value-type="percentage" office:value="0.24783861671469737" table:formula="of:=([.BO143]-[.$BI143])/[.$BI143]" table:style-name="ce21">
            <text:p>24.78%</text:p>
          </table:table-cell>
          <table:table-cell office:value-type="percentage" office:value="0.34293948126801149" table:formula="of:=([.BP143]-[.$BI143])/[.$BI143]" table:style-name="ce21">
            <text:p>34.29%</text:p>
          </table:table-cell>
          <table:table-cell office:value-type="percentage" office:value="0.34293948126801149" table:formula="of:=([.BQ143]-[.$BI143])/[.$BI143]" table:style-name="ce21">
            <text:p>34.29%</text:p>
          </table:table-cell>
          <table:table-cell office:value-type="percentage" office:value="0.1729106628242075" table:formula="of:=([.BR143]-[.$BI143])/[.$BI143]" table:style-name="ce21">
            <text:p>17.29%</text:p>
          </table:table-cell>
          <table:table-cell office:value-type="percentage" office:value="9.5100864553314013E-2" table:formula="of:=([.BS143]-[.$BI143])/[.$BI143]" table:style-name="ce21">
            <text:p>9.51%</text:p>
          </table:table-cell>
          <table:table-cell office:value-type="percentage" office:value="0.12103746397694522" table:formula="of:=([.BT143]-[.$BI143])/[.$BI143]" table:style-name="ce21">
            <text:p>12.10%</text:p>
          </table:table-cell>
          <table:table-cell office:value-type="percentage" office:value="5.1873198847262166E-2" table:formula="of:=([.BU143]-[.$BI143])/[.$BI143]" table:style-name="ce21">
            <text:p>5.19%</text:p>
          </table:table-cell>
          <table:table-cell office:value-type="percentage" office:value="0.1152737752161383" table:formula="of:=([.BV143]-[.$BI143])/[.$BI143]" table:style-name="ce21">
            <text:p>11.53%</text:p>
          </table:table-cell>
          <table:table-cell office:value-type="string" table:style-name="ce25">
            <text:p>Clapton</text:p>
          </table:table-cell>
          <table:table-cell office:value-type="percentage" office:value="9.1752900093878764E-2" table:formula="of:=([.S143]+[.AU143]+[.BW143])/3" table:style-name="ce22">
            <text:p>9.18%</text:p>
          </table:table-cell>
          <table:table-cell office:value-type="percentage" office:value="0.22606993595820532" table:formula="of:=([.T143]+[.AV143]+[.BX143])/3" table:style-name="ce22">
            <text:p>22.61%</text:p>
          </table:table-cell>
          <table:table-cell office:value-type="percentage" office:value="0.30224637380647673" table:formula="of:=([.U143]+[.AW143]+[.BY143])/3" table:style-name="ce22">
            <text:p>30.22%</text:p>
          </table:table-cell>
          <table:table-cell office:value-type="percentage" office:value="0.29349437515293803" table:formula="of:=([.V143]+[.AX143]+[.BZ143])/3" table:style-name="ce22">
            <text:p>29.35%</text:p>
          </table:table-cell>
          <table:table-cell office:value-type="percentage" office:value="0.21708269460088889" table:formula="of:=([.W143]+[.AY143]+[.CA143])/3" table:style-name="ce22">
            <text:p>21.71%</text:p>
          </table:table-cell>
          <table:table-cell office:value-type="percentage" office:value="0.26943438195800012" table:formula="of:=([.X143]+[.AZ143]+[.CB143])/3" table:style-name="ce22">
            <text:p>26.94%</text:p>
          </table:table-cell>
          <table:table-cell office:value-type="percentage" office:value="0.33647928008942124" table:formula="of:=([.Y143]+[.BA143]+[.CC143])/3" table:style-name="ce22">
            <text:p>33.65%</text:p>
          </table:table-cell>
          <table:table-cell office:value-type="percentage" office:value="0.3150200526216102" table:formula="of:=([.Z143]+[.BB143]+[.CD143])/3" table:style-name="ce22">
            <text:p>31.50%</text:p>
          </table:table-cell>
          <table:table-cell office:value-type="percentage" office:value="0.21542532487138644" table:formula="of:=([.AA143]+[.BC143]+[.CE143])/3" table:style-name="ce22">
            <text:p>21.54%</text:p>
          </table:table-cell>
          <table:table-cell office:value-type="percentage" office:value="0.13411550319748178" table:formula="of:=([.AB143]+[.BD143]+[.CF143])/3" table:style-name="ce22">
            <text:p>13.41%</text:p>
          </table:table-cell>
          <table:table-cell office:value-type="percentage" office:value="0.17280395479362778" table:formula="of:=([.AC143]+[.BE143]+[.CG143])/3" table:style-name="ce22">
            <text:p>17.28%</text:p>
          </table:table-cell>
          <table:table-cell office:value-type="percentage" office:value="7.29167500323155E-2" table:formula="of:=([.AD143]+[.BF143]+[.CH143])/3" table:style-name="ce22">
            <text:p>7.29%</text:p>
          </table:table-cell>
          <table:table-cell office:value-type="percentage" office:value="7.7303662680394111E-2" table:formula="of:=([.AE143]+[.BG143]+[.CI143])/3" table:style-name="ce22">
            <text:p>7.73%</text:p>
          </table:table-cell>
          <table:table-cell table:number-columns-repeated="1628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5" table:style-name="ce1">
            <text:p>55</text:p>
          </table:table-cell>
          <table:table-cell office:value-type="string" table:style-name="ce25">
            <text:p>Pinnsvin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float" office:value="2.7" table:style-name="ce20">
            <text:p>2.7</text:p>
          </table:table-cell>
          <table:table-cell office:value-type="float" office:value="3.33" table:style-name="ce20">
            <text:p>3.33</text:p>
          </table:table-cell>
          <table:table-cell office:value-type="float" office:value="3.27" table:style-name="ce20">
            <text:p>3.27</text:p>
          </table:table-cell>
          <table:table-cell office:value-type="float" office:value="3.62" table:style-name="ce20">
            <text:p>3.62</text:p>
          </table:table-cell>
          <table:table-cell office:value-type="float" office:value="3.36" table:style-name="ce20">
            <text:p>3.36</text:p>
          </table:table-cell>
          <table:table-cell office:value-type="float" office:value="3.91" table:style-name="ce20">
            <text:p>3.91</text:p>
          </table:table-cell>
          <table:table-cell office:value-type="float" office:value="4.0199999999999996" table:style-name="ce20">
            <text:p>4.02</text:p>
          </table:table-cell>
          <table:table-cell office:value-type="float" office:value="3.87" table:style-name="ce20">
            <text:p>3.87</text:p>
          </table:table-cell>
          <table:table-cell office:value-type="float" office:value="3.57" table:style-name="ce20">
            <text:p>3.57</text:p>
          </table:table-cell>
          <table:table-cell office:value-type="float" office:value="3.32" table:style-name="ce20">
            <text:p>3.32</text:p>
          </table:table-cell>
          <table:table-cell office:value-type="float" office:value="3.53" table:style-name="ce20">
            <text:p>3.53</text:p>
          </table:table-cell>
          <table:table-cell office:value-type="float" office:value="3.13" table:style-name="ce20">
            <text:p>3.13</text:p>
          </table:table-cell>
          <table:table-cell office:value-type="float" office:value="3.15" table:style-name="ce20">
            <text:p>3.15</text:p>
          </table:table-cell>
          <table:table-cell office:value-type="percentage" office:value="0.15879828326180262" table:formula="of:=([.F144]-[.$E144])/[.$E144]" table:style-name="ce21">
            <text:p>15.88%</text:p>
          </table:table-cell>
          <table:table-cell office:value-type="percentage" office:value="0.42918454935622319" table:formula="of:=([.G144]-[.$E144])/[.$E144]" table:style-name="ce21">
            <text:p>42.92%</text:p>
          </table:table-cell>
          <table:table-cell office:value-type="percentage" office:value="0.40343347639484978" table:formula="of:=([.H144]-[.$E144])/[.$E144]" table:style-name="ce21">
            <text:p>40.34%</text:p>
          </table:table-cell>
          <table:table-cell office:value-type="percentage" office:value="0.55364806866952787" table:formula="of:=([.I144]-[.$E144])/[.$E144]" table:style-name="ce21">
            <text:p>55.36%</text:p>
          </table:table-cell>
          <table:table-cell office:value-type="percentage" office:value="0.44206008583690976" table:formula="of:=([.J144]-[.$E144])/[.$E144]" table:style-name="ce21">
            <text:p>44.21%</text:p>
          </table:table-cell>
          <table:table-cell office:value-type="percentage" office:value="0.67811158798283266" table:formula="of:=([.K144]-[.$E144])/[.$E144]" table:style-name="ce21">
            <text:p>67.81%</text:p>
          </table:table-cell>
          <table:table-cell office:value-type="percentage" office:value="0.72532188841201695" table:formula="of:=([.L144]-[.$E144])/[.$E144]" table:style-name="ce21">
            <text:p>72.53%</text:p>
          </table:table-cell>
          <table:table-cell office:value-type="percentage" office:value="0.66094420600858372" table:formula="of:=([.M144]-[.$E144])/[.$E144]" table:style-name="ce21">
            <text:p>66.09%</text:p>
          </table:table-cell>
          <table:table-cell office:value-type="percentage" office:value="0.53218884120171661" table:formula="of:=([.N144]-[.$E144])/[.$E144]" table:style-name="ce21">
            <text:p>53.22%</text:p>
          </table:table-cell>
          <table:table-cell office:value-type="percentage" office:value="0.42489270386266081" table:formula="of:=([.O144]-[.$E144])/[.$E144]" table:style-name="ce21">
            <text:p>42.49%</text:p>
          </table:table-cell>
          <table:table-cell office:value-type="percentage" office:value="0.51502145922746767" table:formula="of:=([.P144]-[.$E144])/[.$E144]" table:style-name="ce21">
            <text:p>51.50%</text:p>
          </table:table-cell>
          <table:table-cell office:value-type="percentage" office:value="0.34334763948497843" table:formula="of:=([.Q144]-[.$E144])/[.$E144]" table:style-name="ce21">
            <text:p>34.33%</text:p>
          </table:table-cell>
          <table:table-cell office:value-type="percentage" office:value="0.3519313304721029" table:formula="of:=([.R144]-[.$E144])/[.$E144]" table:style-name="ce21">
            <text:p>35.19%</text:p>
          </table:table-cell>
          <table:table-cell office:value-type="string" table:style-name="ce18">
            <text:p>XBI</text:p>
          </table:table-cell>
          <table:table-cell office:value-type="float" office:value="59.79" table:style-name="ce19">
            <text:p>59.79</text:p>
          </table:table-cell>
          <table:table-cell office:value-type="float" office:value="65" table:style-name="ce20">
            <text:p>65</text:p>
          </table:table-cell>
          <table:table-cell office:value-type="float" office:value="65" table:style-name="ce20">
            <text:p>65</text:p>
          </table:table-cell>
          <table:table-cell office:value-type="float" office:value="63.15" table:style-name="ce20">
            <text:p>63.15</text:p>
          </table:table-cell>
          <table:table-cell office:value-type="float" office:value="63.42" table:style-name="ce20">
            <text:p>63.42</text:p>
          </table:table-cell>
          <table:table-cell office:value-type="float" office:value="65.98" table:style-name="ce20">
            <text:p>65.98</text:p>
          </table:table-cell>
          <table:table-cell office:value-type="float" office:value="66.75" table:style-name="ce20">
            <text:p>66.75</text:p>
          </table:table-cell>
          <table:table-cell office:value-type="float" office:value="69.45" table:style-name="ce20">
            <text:p>69.45</text:p>
          </table:table-cell>
          <table:table-cell office:value-type="float" office:value="67.239999999999995" table:style-name="ce20">
            <text:p>67.24</text:p>
          </table:table-cell>
          <table:table-cell office:value-type="float" office:value="71.349999999999994" table:style-name="ce20">
            <text:p>71.35</text:p>
          </table:table-cell>
          <table:table-cell office:value-type="float" office:value="71.5" table:style-name="ce20">
            <text:p>71.5</text:p>
          </table:table-cell>
          <table:table-cell office:value-type="float" office:value="71.02" table:style-name="ce20">
            <text:p>71.02</text:p>
          </table:table-cell>
          <table:table-cell office:value-type="float" office:value="68.72" table:style-name="ce20">
            <text:p>68.72</text:p>
          </table:table-cell>
          <table:table-cell office:value-type="float" office:value="69.34" table:style-name="ce20">
            <text:p>69.34</text:p>
          </table:table-cell>
          <table:table-cell office:value-type="percentage" office:value="8.7138317444388713E-2" table:formula="of:=([.AH144]-[.$AG144])/[.$AG144]" table:style-name="ce21">
            <text:p>8.71%</text:p>
          </table:table-cell>
          <table:table-cell office:value-type="percentage" office:value="8.7138317444388713E-2" table:formula="of:=([.AI144]-[.$AG144])/[.$AG144]" table:style-name="ce21">
            <text:p>8.71%</text:p>
          </table:table-cell>
          <table:table-cell office:value-type="percentage" office:value="5.619668840943301E-2" table:formula="of:=([.AJ144]-[.$AG144])/[.$AG144]" table:style-name="ce21">
            <text:p>5.62%</text:p>
          </table:table-cell>
          <table:table-cell office:value-type="percentage" office:value="6.0712493728048211E-2" table:formula="of:=([.AK144]-[.$AG144])/[.$AG144]" table:style-name="ce21">
            <text:p>6.07%</text:p>
          </table:table-cell>
          <table:table-cell office:value-type="percentage" office:value="0.1035290182304734" table:formula="of:=([.AL144]-[.$AG144])/[.$AG144]" table:style-name="ce21">
            <text:p>10.35%</text:p>
          </table:table-cell>
          <table:table-cell office:value-type="percentage" office:value="0.1164074259909684" table:formula="of:=([.AM144]-[.$AG144])/[.$AG144]" table:style-name="ce21">
            <text:p>11.64%</text:p>
          </table:table-cell>
          <table:table-cell office:value-type="percentage" office:value="0.16156547917712" table:formula="of:=([.AN144]-[.$AG144])/[.$AG144]" table:style-name="ce21">
            <text:p>16.16%</text:p>
          </table:table-cell>
          <table:table-cell office:value-type="percentage" office:value="0.12460277638401064" table:formula="of:=([.AO144]-[.$AG144])/[.$AG144]" table:style-name="ce21">
            <text:p>12.46%</text:p>
          </table:table-cell>
          <table:table-cell office:value-type="percentage" office:value="0.19334336845626351" table:formula="of:=([.AP144]-[.$AG144])/[.$AG144]" table:style-name="ce21">
            <text:p>19.33%</text:p>
          </table:table-cell>
          <table:table-cell office:value-type="percentage" office:value="0.19585214918882757" table:formula="of:=([.AQ144]-[.$AG144])/[.$AG144]" table:style-name="ce21">
            <text:p>19.59%</text:p>
          </table:table-cell>
          <table:table-cell office:value-type="percentage" office:value="0.18782405084462281" table:formula="of:=([.AR144]-[.$AG144])/[.$AG144]" table:style-name="ce21">
            <text:p>18.78%</text:p>
          </table:table-cell>
          <table:table-cell office:value-type="percentage" office:value="0.14935607961197525" table:formula="of:=([.AS144]-[.$AG144])/[.$AG144]" table:style-name="ce21">
            <text:p>14.94%</text:p>
          </table:table-cell>
          <table:table-cell office:value-type="percentage" office:value="0.1597257066399064" table:formula="of:=([.AT144]-[.$AG144])/[.$AG144]" table:style-name="ce21">
            <text:p>15.97%</text:p>
          </table:table-cell>
          <table:table-cell office:value-type="string" table:style-name="ce18">
            <text:p>CPD.TO</text:p>
          </table:table-cell>
          <table:table-cell office:value-type="float" office:value="13.24" table:style-name="ce19">
            <text:p>13.24</text:p>
          </table:table-cell>
          <table:table-cell office:value-type="float" office:value="13.45" table:style-name="ce20">
            <text:p>13.45</text:p>
          </table:table-cell>
          <table:table-cell office:value-type="float" office:value="13.51" table:style-name="ce20">
            <text:p>13.51</text:p>
          </table:table-cell>
          <table:table-cell office:value-type="float" office:value="13.53" table:style-name="ce20">
            <text:p>13.53</text:p>
          </table:table-cell>
          <table:table-cell office:value-type="float" office:value="13.71" table:style-name="ce20">
            <text:p>13.71</text:p>
          </table:table-cell>
          <table:table-cell office:value-type="float" office:value="13.88" table:style-name="ce20">
            <text:p>13.88</text:p>
          </table:table-cell>
          <table:table-cell office:value-type="float" office:value="13.87" table:style-name="ce20">
            <text:p>13.87</text:p>
          </table:table-cell>
          <table:table-cell office:value-type="float" office:value="13.89" table:style-name="ce20">
            <text:p>13.89</text:p>
          </table:table-cell>
          <table:table-cell office:value-type="float" office:value="14.01" table:style-name="ce20">
            <text:p>14.01</text:p>
          </table:table-cell>
          <table:table-cell office:value-type="float" office:value="13.9" table:style-name="ce20">
            <text:p>13.9</text:p>
          </table:table-cell>
          <table:table-cell office:value-type="float" office:value="14.07" table:style-name="ce20">
            <text:p>14.07</text:p>
          </table:table-cell>
          <table:table-cell office:value-type="float" office:value="14.09" table:style-name="ce20">
            <text:p>14.09</text:p>
          </table:table-cell>
          <table:table-cell office:value-type="float" office:value="13.94" table:style-name="ce20">
            <text:p>13.94</text:p>
          </table:table-cell>
          <table:table-cell office:value-type="float" office:value="14.1" table:style-name="ce20">
            <text:p>14.1</text:p>
          </table:table-cell>
          <table:table-cell office:value-type="percentage" office:value="1.5861027190332257E-2" table:formula="of:=([.BJ144]-[.$BI144])/[.$BI144]" table:style-name="ce21">
            <text:p>1.59%</text:p>
          </table:table-cell>
          <table:table-cell office:value-type="percentage" office:value="2.039274924471296E-2" table:formula="of:=([.BK144]-[.$BI144])/[.$BI144]" table:style-name="ce21">
            <text:p>2.04%</text:p>
          </table:table-cell>
          <table:table-cell office:value-type="percentage" office:value="2.1903323262839815E-2" table:formula="of:=([.BL144]-[.$BI144])/[.$BI144]" table:style-name="ce21">
            <text:p>2.19%</text:p>
          </table:table-cell>
          <table:table-cell office:value-type="percentage" office:value="3.5498489425981918E-2" table:formula="of:=([.BM144]-[.$BI144])/[.$BI144]" table:style-name="ce21">
            <text:p>3.55%</text:p>
          </table:table-cell>
          <table:table-cell office:value-type="percentage" office:value="4.8338368580060465E-2" table:formula="of:=([.BN144]-[.$BI144])/[.$BI144]" table:style-name="ce21">
            <text:p>4.83%</text:p>
          </table:table-cell>
          <table:table-cell office:value-type="percentage" office:value="4.7583081570996902E-2" table:formula="of:=([.BO144]-[.$BI144])/[.$BI144]" table:style-name="ce21">
            <text:p>4.76%</text:p>
          </table:table-cell>
          <table:table-cell office:value-type="percentage" office:value="4.9093655589123895E-2" table:formula="of:=([.BP144]-[.$BI144])/[.$BI144]" table:style-name="ce21">
            <text:p>4.91%</text:p>
          </table:table-cell>
          <table:table-cell office:value-type="percentage" office:value="5.8157099697885163E-2" table:formula="of:=([.BQ144]-[.$BI144])/[.$BI144]" table:style-name="ce21">
            <text:p>5.82%</text:p>
          </table:table-cell>
          <table:table-cell office:value-type="percentage" office:value="4.9848942598187319E-2" table:formula="of:=([.BR144]-[.$BI144])/[.$BI144]" table:style-name="ce21">
            <text:p>4.98%</text:p>
          </table:table-cell>
          <table:table-cell office:value-type="percentage" office:value="6.2688821752265866E-2" table:formula="of:=([.BS144]-[.$BI144])/[.$BI144]" table:style-name="ce21">
            <text:p>6.27%</text:p>
          </table:table-cell>
          <table:table-cell office:value-type="percentage" office:value="6.4199395770392728E-2" table:formula="of:=([.BT144]-[.$BI144])/[.$BI144]" table:style-name="ce21">
            <text:p>6.42%</text:p>
          </table:table-cell>
          <table:table-cell office:value-type="percentage" office:value="5.2870090634441036E-2" table:formula="of:=([.BU144]-[.$BI144])/[.$BI144]" table:style-name="ce21">
            <text:p>5.29%</text:p>
          </table:table-cell>
          <table:table-cell office:value-type="percentage" office:value="6.4954682779456152E-2" table:formula="of:=([.BV144]-[.$BI144])/[.$BI144]" table:style-name="ce21">
            <text:p>6.50%</text:p>
          </table:table-cell>
          <table:table-cell office:value-type="string" table:style-name="ce25">
            <text:p>Pinnsvin</text:p>
          </table:table-cell>
          <table:table-cell office:value-type="percentage" office:value="8.7265875965507875E-2" table:formula="of:=([.S144]+[.AU144]+[.BW144])/3" table:style-name="ce22">
            <text:p>8.73%</text:p>
          </table:table-cell>
          <table:table-cell office:value-type="percentage" office:value="0.17890520534844159" table:formula="of:=([.T144]+[.AV144]+[.BX144])/3" table:style-name="ce22">
            <text:p>17.89%</text:p>
          </table:table-cell>
          <table:table-cell office:value-type="percentage" office:value="0.16051116268904086" table:formula="of:=([.U144]+[.AW144]+[.BY144])/3" table:style-name="ce22">
            <text:p>16.05%</text:p>
          </table:table-cell>
          <table:table-cell office:value-type="percentage" office:value="0.216619683941186" table:formula="of:=([.V144]+[.AX144]+[.BZ144])/3" table:style-name="ce22">
            <text:p>21.66%</text:p>
          </table:table-cell>
          <table:table-cell office:value-type="percentage" office:value="0.19797582421581453" table:formula="of:=([.W144]+[.AY144]+[.CA144])/3" table:style-name="ce22">
            <text:p>19.80%</text:p>
          </table:table-cell>
          <table:table-cell office:value-type="percentage" office:value="0.28070069851493268" table:formula="of:=([.X144]+[.AZ144]+[.CB144])/3" table:style-name="ce22">
            <text:p>28.07%</text:p>
          </table:table-cell>
          <table:table-cell office:value-type="percentage" office:value="0.31199367439275361" table:formula="of:=([.Y144]+[.BA144]+[.CC144])/3" table:style-name="ce22">
            <text:p>31.20%</text:p>
          </table:table-cell>
          <table:table-cell office:value-type="percentage" office:value="0.28123469403015983" table:formula="of:=([.Z144]+[.BB144]+[.CD144])/3" table:style-name="ce22">
            <text:p>28.12%</text:p>
          </table:table-cell>
          <table:table-cell office:value-type="percentage" office:value="0.25846038408538913" table:formula="of:=([.AA144]+[.BC144]+[.CE144])/3" table:style-name="ce22">
            <text:p>25.85%</text:p>
          </table:table-cell>
          <table:table-cell office:value-type="percentage" office:value="0.22781122493458475" table:formula="of:=([.AB144]+[.BD144]+[.CF144])/3" table:style-name="ce22">
            <text:p>22.78%</text:p>
          </table:table-cell>
          <table:table-cell office:value-type="percentage" office:value="0.25568163528082771" table:formula="of:=([.AC144]+[.BE144]+[.CG144])/3" table:style-name="ce22">
            <text:p>25.57%</text:p>
          </table:table-cell>
          <table:table-cell office:value-type="percentage" office:value="0.18185793657713156" table:formula="of:=([.AD144]+[.BF144]+[.CH144])/3" table:style-name="ce22">
            <text:p>18.19%</text:p>
          </table:table-cell>
          <table:table-cell office:value-type="percentage" office:value="0.19220390663048847" table:formula="of:=([.AE144]+[.BG144]+[.CI144])/3" table:style-name="ce22">
            <text:p>19.22%</text:p>
          </table:table-cell>
          <table:table-cell table:number-columns-repeated="1628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5" table:style-name="ce1">
            <text:p>65</text:p>
          </table:table-cell>
          <table:table-cell office:value-type="string" table:style-name="ce25">
            <text:p>JosephMurphy</text:p>
          </table:table-cell>
          <table:table-cell office:value-type="string" table:style-name="ce18">
            <text:p>ANX.TO</text:p>
          </table:table-cell>
          <table:table-cell office:value-type="float" office:value="5.5E-2" table:style-name="ce19">
            <text:p>0.055</text:p>
          </table:table-cell>
          <table:table-cell office:value-type="float" office:value="6.5000000000000002E-2" table:style-name="ce20">
            <text:p>0.06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float" office:value="7.4999999999999997E-2" table:style-name="ce20">
            <text:p>0.075</text:p>
          </table:table-cell>
          <table:table-cell office:value-type="percentage" office:value="0.18181818181818185" table:formula="of:=([.F145]-[.$E145])/[.$E145]" table:style-name="ce21">
            <text:p>18.18%</text:p>
          </table:table-cell>
          <table:table-cell office:value-type="percentage" office:value="0.27272727272727282" table:formula="of:=([.G145]-[.$E145])/[.$E145]" table:style-name="ce21">
            <text:p>27.27%</text:p>
          </table:table-cell>
          <table:table-cell office:value-type="percentage" office:value="0.36363636363636359" table:formula="of:=([.H145]-[.$E145])/[.$E145]" table:style-name="ce21">
            <text:p>36.36%</text:p>
          </table:table-cell>
          <table:table-cell office:value-type="percentage" office:value="0.27272727272727282" table:formula="of:=([.I145]-[.$E145])/[.$E145]" table:style-name="ce21">
            <text:p>27.27%</text:p>
          </table:table-cell>
          <table:table-cell office:value-type="percentage" office:value="0.36363636363636359" table:formula="of:=([.J145]-[.$E145])/[.$E145]" table:style-name="ce21">
            <text:p>36.36%</text:p>
          </table:table-cell>
          <table:table-cell office:value-type="percentage" office:value="0.36363636363636359" table:formula="of:=([.K145]-[.$E145])/[.$E145]" table:style-name="ce21">
            <text:p>36.36%</text:p>
          </table:table-cell>
          <table:table-cell office:value-type="percentage" office:value="0.36363636363636359" table:formula="of:=([.L145]-[.$E145])/[.$E145]" table:style-name="ce21">
            <text:p>36.36%</text:p>
          </table:table-cell>
          <table:table-cell office:value-type="percentage" office:value="0.27272727272727282" table:formula="of:=([.M145]-[.$E145])/[.$E145]" table:style-name="ce21">
            <text:p>27.27%</text:p>
          </table:table-cell>
          <table:table-cell office:value-type="percentage" office:value="0.36363636363636359" table:formula="of:=([.N145]-[.$E145])/[.$E145]" table:style-name="ce21">
            <text:p>36.36%</text:p>
          </table:table-cell>
          <table:table-cell office:value-type="percentage" office:value="0.36363636363636359" table:formula="of:=([.O145]-[.$E145])/[.$E145]" table:style-name="ce21">
            <text:p>36.36%</text:p>
          </table:table-cell>
          <table:table-cell office:value-type="percentage" office:value="0.36363636363636359" table:formula="of:=([.P145]-[.$E145])/[.$E145]" table:style-name="ce21">
            <text:p>36.36%</text:p>
          </table:table-cell>
          <table:table-cell office:value-type="percentage" office:value="0.36363636363636359" table:formula="of:=([.Q145]-[.$E145])/[.$E145]" table:style-name="ce21">
            <text:p>36.36%</text:p>
          </table:table-cell>
          <table:table-cell office:value-type="percentage" office:value="0.36363636363636359" table:formula="of:=([.R145]-[.$E145])/[.$E145]" table:style-name="ce21">
            <text:p>36.36%</text:p>
          </table:table-cell>
          <table:table-cell office:value-type="string" table:style-name="ce18">
            <text:p>RAB.V</text:p>
          </table:table-cell>
          <table:table-cell office:value-type="float" office:value="0.16" table:style-name="ce19">
            <text:p>0.16</text:p>
          </table:table-cell>
          <table:table-cell office:value-type="float" office:value="0.13" table:style-name="ce20">
            <text:p>0.13</text:p>
          </table:table-cell>
          <table:table-cell office:value-type="float" office:value="0.13" table:style-name="ce20">
            <text:p>0.13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8" table:style-name="ce20">
            <text:p>0.18</text:p>
          </table:table-cell>
          <table:table-cell office:value-type="float" office:value="0.19500000000000001" table:style-name="ce20">
            <text:p>0.195</text:p>
          </table:table-cell>
          <table:table-cell office:value-type="float" office:value="0.15" table:style-name="ce20">
            <text:p>0.15</text:p>
          </table:table-cell>
          <table:table-cell office:value-type="float" office:value="0.16" table:style-name="ce20">
            <text:p>0.16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6" table:style-name="ce20">
            <text:p>0.16</text:p>
          </table:table-cell>
          <table:table-cell office:value-type="float" office:value="0.17" table:style-name="ce20">
            <text:p>0.17</text:p>
          </table:table-cell>
          <table:table-cell office:value-type="percentage" office:value="-0.1875" table:formula="of:=([.AH145]-[.$AG145])/[.$AG145]" table:style-name="ce21">
            <text:p>-18.75%</text:p>
          </table:table-cell>
          <table:table-cell office:value-type="percentage" office:value="-0.1875" table:formula="of:=([.AI145]-[.$AG145])/[.$AG145]" table:style-name="ce21">
            <text:p>-18.75%</text:p>
          </table:table-cell>
          <table:table-cell office:value-type="percentage" office:value="-0.12499999999999993" table:formula="of:=([.AJ145]-[.$AG145])/[.$AG145]" table:style-name="ce21">
            <text:p>-12.50%</text:p>
          </table:table-cell>
          <table:table-cell office:value-type="percentage" office:value="-6.2500000000000056E-2" table:formula="of:=([.AK145]-[.$AG145])/[.$AG145]" table:style-name="ce21">
            <text:p>-6.25%</text:p>
          </table:table-cell>
          <table:table-cell office:value-type="percentage" office:value="-6.2500000000000056E-2" table:formula="of:=([.AL145]-[.$AG145])/[.$AG145]" table:style-name="ce21">
            <text:p>-6.25%</text:p>
          </table:table-cell>
          <table:table-cell office:value-type="percentage" office:value="-6.2500000000000056E-2" table:formula="of:=([.AM145]-[.$AG145])/[.$AG145]" table:style-name="ce21">
            <text:p>-6.25%</text:p>
          </table:table-cell>
          <table:table-cell office:value-type="percentage" office:value="0.12499999999999993" table:formula="of:=([.AN145]-[.$AG145])/[.$AG145]" table:style-name="ce21">
            <text:p>12.50%</text:p>
          </table:table-cell>
          <table:table-cell office:value-type="percentage" office:value="0.21875000000000003" table:formula="of:=([.AO145]-[.$AG145])/[.$AG145]" table:style-name="ce21">
            <text:p>21.88%</text:p>
          </table:table-cell>
          <table:table-cell office:value-type="percentage" office:value="-6.2500000000000056E-2" table:formula="of:=([.AP145]-[.$AG145])/[.$AG145]" table:style-name="ce21">
            <text:p>-6.25%</text:p>
          </table:table-cell>
          <table:table-cell office:value-type="percentage" office:value="0" table:formula="of:=([.AQ145]-[.$AG145])/[.$AG145]" table:style-name="ce21">
            <text:p>0.00%</text:p>
          </table:table-cell>
          <table:table-cell office:value-type="percentage" office:value="3.1250000000000028E-2" table:formula="of:=([.AR145]-[.$AG145])/[.$AG145]" table:style-name="ce21">
            <text:p>3.13%</text:p>
          </table:table-cell>
          <table:table-cell office:value-type="percentage" office:value="0" table:formula="of:=([.AS145]-[.$AG145])/[.$AG145]" table:style-name="ce21">
            <text:p>0.00%</text:p>
          </table:table-cell>
          <table:table-cell office:value-type="percentage" office:value="6.2500000000000056E-2" table:formula="of:=([.AT145]-[.$AG145])/[.$AG145]" table:style-name="ce21">
            <text:p>6.25%</text:p>
          </table:table-cell>
          <table:table-cell office:value-type="string" table:style-name="ce18">
            <text:p>MAE.V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55" table:style-name="ce20">
            <text:p>0.15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5" table:style-name="ce20">
            <text:p>0.1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6500000000000001" table:style-name="ce20">
            <text:p>0.165</text:p>
          </table:table-cell>
          <table:table-cell office:value-type="float" office:value="0.17499999999999999" table:style-name="ce20">
            <text:p>0.175</text:p>
          </table:table-cell>
          <table:table-cell office:value-type="float" office:value="0.18" table:style-name="ce20">
            <text:p>0.18</text:p>
          </table:table-cell>
          <table:table-cell office:value-type="float" office:value="0.12" table:style-name="ce20">
            <text:p>0.12</text:p>
          </table:table-cell>
          <table:table-cell office:value-type="float" office:value="0.125" table:style-name="ce20">
            <text:p>0.125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.115" table:style-name="ce20">
            <text:p>0.115</text:p>
          </table:table-cell>
          <table:table-cell office:value-type="percentage" office:value="7.1428571428571286E-2" table:formula="of:=([.BJ145]-[.$BI145])/[.$BI145]" table:style-name="ce21">
            <text:p>7.14%</text:p>
          </table:table-cell>
          <table:table-cell office:value-type="percentage" office:value="0.10714285714285703" table:formula="of:=([.BK145]-[.$BI145])/[.$BI145]" table:style-name="ce21">
            <text:p>10.71%</text:p>
          </table:table-cell>
          <table:table-cell office:value-type="percentage" office:value="0" table:formula="of:=([.BL145]-[.$BI145])/[.$BI145]" table:style-name="ce21">
            <text:p>0.00%</text:p>
          </table:table-cell>
          <table:table-cell office:value-type="percentage" office:value="0" table:formula="of:=([.BM145]-[.$BI145])/[.$BI145]" table:style-name="ce21">
            <text:p>0.00%</text:p>
          </table:table-cell>
          <table:table-cell office:value-type="percentage" office:value="7.1428571428571286E-2" table:formula="of:=([.BN145]-[.$BI145])/[.$BI145]" table:style-name="ce21">
            <text:p>7.14%</text:p>
          </table:table-cell>
          <table:table-cell office:value-type="percentage" office:value="0" table:formula="of:=([.BO145]-[.$BI145])/[.$BI145]" table:style-name="ce21">
            <text:p>0.00%</text:p>
          </table:table-cell>
          <table:table-cell office:value-type="percentage" office:value="0.17857142857142852" table:formula="of:=([.BP145]-[.$BI145])/[.$BI145]" table:style-name="ce21">
            <text:p>17.86%</text:p>
          </table:table-cell>
          <table:table-cell office:value-type="percentage" office:value="0.24999999999999981" table:formula="of:=([.BQ145]-[.$BI145])/[.$BI145]" table:style-name="ce21">
            <text:p>25.00%</text:p>
          </table:table-cell>
          <table:table-cell office:value-type="percentage" office:value="0.28571428571428553" table:formula="of:=([.BR145]-[.$BI145])/[.$BI145]" table:style-name="ce21">
            <text:p>28.57%</text:p>
          </table:table-cell>
          <table:table-cell office:value-type="percentage" office:value="-0.14285714285714296" table:formula="of:=([.BS145]-[.$BI145])/[.$BI145]" table:style-name="ce21">
            <text:p>-14.29%</text:p>
          </table:table-cell>
          <table:table-cell office:value-type="percentage" office:value="-0.10714285714285723" table:formula="of:=([.BT145]-[.$BI145])/[.$BI145]" table:style-name="ce21">
            <text:p>-10.71%</text:p>
          </table:table-cell>
          <table:table-cell office:value-type="percentage" office:value="0" table:formula="of:=([.BU145]-[.$BI145])/[.$BI145]" table:style-name="ce21">
            <text:p>0.00%</text:p>
          </table:table-cell>
          <table:table-cell office:value-type="percentage" office:value="-0.1785714285714286" table:formula="of:=([.BV145]-[.$BI145])/[.$BI145]" table:style-name="ce21">
            <text:p>-17.86%</text:p>
          </table:table-cell>
          <table:table-cell office:value-type="string" table:style-name="ce25">
            <text:p>JosephMurphy</text:p>
          </table:table-cell>
          <table:table-cell office:value-type="percentage" office:value="2.1915584415584378E-2" table:formula="of:=([.S145]+[.AU145]+[.BW145])/3" table:style-name="ce22">
            <text:p>2.19%</text:p>
          </table:table-cell>
          <table:table-cell office:value-type="percentage" office:value="6.4123376623376624E-2" table:formula="of:=([.T145]+[.AV145]+[.BX145])/3" table:style-name="ce22">
            <text:p>6.41%</text:p>
          </table:table-cell>
          <table:table-cell office:value-type="percentage" office:value="7.9545454545454544E-2" table:formula="of:=([.U145]+[.AW145]+[.BY145])/3" table:style-name="ce22">
            <text:p>7.95%</text:p>
          </table:table-cell>
          <table:table-cell office:value-type="percentage" office:value="7.0075757575757583E-2" table:formula="of:=([.V145]+[.AX145]+[.BZ145])/3" table:style-name="ce22">
            <text:p>7.01%</text:p>
          </table:table-cell>
          <table:table-cell office:value-type="percentage" office:value="0.12418831168831161" table:formula="of:=([.W145]+[.AY145]+[.CA145])/3" table:style-name="ce22">
            <text:p>12.42%</text:p>
          </table:table-cell>
          <table:table-cell office:value-type="percentage" office:value="0.10037878787878785" table:formula="of:=([.X145]+[.AZ145]+[.CB145])/3" table:style-name="ce22">
            <text:p>10.04%</text:p>
          </table:table-cell>
          <table:table-cell office:value-type="percentage" office:value="0.22240259740259735" table:formula="of:=([.Y145]+[.BA145]+[.CC145])/3" table:style-name="ce22">
            <text:p>22.24%</text:p>
          </table:table-cell>
          <table:table-cell office:value-type="percentage" office:value="0.24715909090909086" table:formula="of:=([.Z145]+[.BB145]+[.CD145])/3" table:style-name="ce22">
            <text:p>24.72%</text:p>
          </table:table-cell>
          <table:table-cell office:value-type="percentage" office:value="0.19561688311688305" table:formula="of:=([.AA145]+[.BC145]+[.CE145])/3" table:style-name="ce22">
            <text:p>19.56%</text:p>
          </table:table-cell>
          <table:table-cell office:value-type="percentage" office:value="7.3593073593073544E-2" table:formula="of:=([.AB145]+[.BD145]+[.CF145])/3" table:style-name="ce22">
            <text:p>7.36%</text:p>
          </table:table-cell>
          <table:table-cell office:value-type="percentage" office:value="9.5914502164502147E-2" table:formula="of:=([.AC145]+[.BE145]+[.CG145])/3" table:style-name="ce22">
            <text:p>9.59%</text:p>
          </table:table-cell>
          <table:table-cell office:value-type="percentage" office:value="0.1212121212121212" table:formula="of:=([.AD145]+[.BF145]+[.CH145])/3" table:style-name="ce22">
            <text:p>12.12%</text:p>
          </table:table-cell>
          <table:table-cell office:value-type="percentage" office:value="8.252164502164501E-2" table:formula="of:=([.AE145]+[.BG145]+[.CI145])/3" table:style-name="ce22">
            <text:p>8.25%</text:p>
          </table:table-cell>
          <table:table-cell table:number-columns-repeated="16283"/>
        </table:table-row>
        <table:table-row table:style-name="ro1">
          <table:table-cell office:value-type="float" office:value="145" table:style-name="ce27">
            <text:p>145</text:p>
          </table:table-cell>
          <table:table-cell office:value-type="float" office:value="12" table:style-name="ce27">
            <text:p>12</text:p>
          </table:table-cell>
          <table:table-cell office:value-type="string" table:style-name="ce25">
            <text:p>Goldenboy7123</text:p>
          </table:table-cell>
          <table:table-cell office:value-type="string" table:style-name="ce18">
            <text:p>XMG.CN</text:p>
          </table:table-cell>
          <table:table-cell office:value-type="float" office:value="0.49" table:style-name="ce24">
            <text:p>0.49</text:p>
          </table:table-cell>
          <table:table-cell office:value-type="float" office:value="0.49" table:style-name="ce28">
            <text:p>0.49</text:p>
          </table:table-cell>
          <table:table-cell office:value-type="float" office:value="0.56000000000000005" table:style-name="ce20">
            <text:p>0.56</text:p>
          </table:table-cell>
          <table:table-cell office:value-type="float" office:value="0.69" table:style-name="ce20">
            <text:p>0.69</text:p>
          </table:table-cell>
          <table:table-cell office:value-type="float" office:value="1.76" table:style-name="ce20">
            <text:p>1.76</text:p>
          </table:table-cell>
          <table:table-cell office:value-type="float" office:value="2" table:style-name="ce20">
            <text:p>2</text:p>
          </table:table-cell>
          <table:table-cell office:value-type="float" office:value="1.24" table:style-name="ce20">
            <text:p>1.24</text:p>
          </table:table-cell>
          <table:table-cell office:value-type="float" office:value="1.31" table:style-name="ce20">
            <text:p>1.31</text:p>
          </table:table-cell>
          <table:table-cell office:value-type="float" office:value="1.36" table:style-name="ce20">
            <text:p>1.36</text:p>
          </table:table-cell>
          <table:table-cell office:value-type="float" office:value="1.48" table:style-name="ce20">
            <text:p>1.48</text:p>
          </table:table-cell>
          <table:table-cell office:value-type="float" office:value="1.49" table:style-name="ce20">
            <text:p>1.49</text:p>
          </table:table-cell>
          <table:table-cell office:value-type="float" office:value="1.5" table:style-name="ce20">
            <text:p>1.5</text:p>
          </table:table-cell>
          <table:table-cell office:value-type="float" office:value="1.41" table:style-name="ce20">
            <text:p>1.41</text:p>
          </table:table-cell>
          <table:table-cell office:value-type="float" office:value="1.38" table:style-name="ce20">
            <text:p>1.38</text:p>
          </table:table-cell>
          <table:table-cell office:value-type="percentage" office:value="0" table:formula="of:=([.F146]-[.$E146])/[.$E146]" table:style-name="ce21">
            <text:p>0.00%</text:p>
          </table:table-cell>
          <table:table-cell office:value-type="percentage" office:value="0.14285714285714299" table:formula="of:=([.G146]-[.$E146])/[.$E146]" table:style-name="ce21">
            <text:p>14.29%</text:p>
          </table:table-cell>
          <table:table-cell office:value-type="percentage" office:value="0.40816326530612235" table:formula="of:=([.H146]-[.$E146])/[.$E146]" table:style-name="ce21">
            <text:p>40.82%</text:p>
          </table:table-cell>
          <table:table-cell office:value-type="percentage" office:value="2.5918367346938775" table:formula="of:=([.I146]-[.$E146])/[.$E146]" table:style-name="ce21">
            <text:p>259.18%</text:p>
          </table:table-cell>
          <table:table-cell office:value-type="percentage" office:value="3.0816326530612246" table:formula="of:=([.J146]-[.$E146])/[.$E146]" table:style-name="ce21">
            <text:p>308.16%</text:p>
          </table:table-cell>
          <table:table-cell office:value-type="percentage" office:value="1.5306122448979591" table:formula="of:=([.K146]-[.$E146])/[.$E146]" table:style-name="ce21">
            <text:p>153.06%</text:p>
          </table:table-cell>
          <table:table-cell office:value-type="percentage" office:value="1.6734693877551021" table:formula="of:=([.L146]-[.$E146])/[.$E146]" table:style-name="ce21">
            <text:p>167.35%</text:p>
          </table:table-cell>
          <table:table-cell office:value-type="percentage" office:value="1.7755102040816328" table:formula="of:=([.M146]-[.$E146])/[.$E146]" table:style-name="ce21">
            <text:p>177.55%</text:p>
          </table:table-cell>
          <table:table-cell office:value-type="percentage" office:value="2.0204081632653059" table:formula="of:=([.N146]-[.$E146])/[.$E146]" table:style-name="ce21">
            <text:p>202.04%</text:p>
          </table:table-cell>
          <table:table-cell office:value-type="percentage" office:value="2.0408163265306123" table:formula="of:=([.O146]-[.$E146])/[.$E146]" table:style-name="ce21">
            <text:p>204.08%</text:p>
          </table:table-cell>
          <table:table-cell office:value-type="percentage" office:value="2.0612244897959182" table:formula="of:=([.P146]-[.$E146])/[.$E146]" table:style-name="ce21">
            <text:p>206.12%</text:p>
          </table:table-cell>
          <table:table-cell office:value-type="percentage" office:value="1.8775510204081631" table:formula="of:=([.Q146]-[.$E146])/[.$E146]" table:style-name="ce21">
            <text:p>187.76%</text:p>
          </table:table-cell>
          <table:table-cell office:value-type="percentage" office:value="1.8163265306122447" table:formula="of:=([.R146]-[.$E146])/[.$E146]" table:style-name="ce21">
            <text:p>181.63%</text:p>
          </table:table-cell>
          <table:table-cell office:value-type="string" table:style-name="ce18">
            <text:p>NGZ.V</text:p>
          </table:table-cell>
          <table:table-cell office:value-type="float" office:value="0.11" table:style-name="ce19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1" table:style-name="ce20">
            <text:p>0.11</text:p>
          </table:table-cell>
          <table:table-cell office:value-type="float" office:value="0.18" table:style-name="ce20">
            <text:p>0.18</text:p>
          </table:table-cell>
          <table:table-cell office:value-type="float" office:value="0.17" table:style-name="ce20">
            <text:p>0.17</text:p>
          </table:table-cell>
          <table:table-cell office:value-type="float" office:value="0.19" table:style-name="ce20">
            <text:p>0.19</text:p>
          </table:table-cell>
          <table:table-cell office:value-type="float" office:value="0.15" table:style-name="ce20">
            <text:p>0.15</text:p>
          </table:table-cell>
          <table:table-cell office:value-type="float" office:value="0.18" table:style-name="ce20">
            <text:p>0.18</text:p>
          </table:table-cell>
          <table:table-cell office:value-type="float" office:value="0.16" table:style-name="ce20">
            <text:p>0.16</text:p>
          </table:table-cell>
          <table:table-cell office:value-type="percentage" office:value="0" table:formula="of:=([.AH146]-[.$AG146])/[.$AG146]" table:style-name="ce21">
            <text:p>0.00%</text:p>
          </table:table-cell>
          <table:table-cell office:value-type="percentage" office:value="0" table:formula="of:=([.AI146]-[.$AG146])/[.$AG146]" table:style-name="ce21">
            <text:p>0.00%</text:p>
          </table:table-cell>
          <table:table-cell office:value-type="percentage" office:value="0" table:formula="of:=([.AJ146]-[.$AG146])/[.$AG146]" table:style-name="ce21">
            <text:p>0.00%</text:p>
          </table:table-cell>
          <table:table-cell office:value-type="percentage" office:value="0" table:formula="of:=([.AK146]-[.$AG146])/[.$AG146]" table:style-name="ce21">
            <text:p>0.00%</text:p>
          </table:table-cell>
          <table:table-cell office:value-type="percentage" office:value="0" table:formula="of:=([.AL146]-[.$AG146])/[.$AG146]" table:style-name="ce21">
            <text:p>0.00%</text:p>
          </table:table-cell>
          <table:table-cell office:value-type="percentage" office:value="0" table:formula="of:=([.AM146]-[.$AG146])/[.$AG146]" table:style-name="ce21">
            <text:p>0.00%</text:p>
          </table:table-cell>
          <table:table-cell office:value-type="percentage" office:value="0" table:formula="of:=([.AN146]-[.$AG146])/[.$AG146]" table:style-name="ce21">
            <text:p>0.00%</text:p>
          </table:table-cell>
          <table:table-cell office:value-type="percentage" office:value="0.63636363636363624" table:formula="of:=([.AO146]-[.$AG146])/[.$AG146]" table:style-name="ce21">
            <text:p>63.64%</text:p>
          </table:table-cell>
          <table:table-cell office:value-type="percentage" office:value="0.54545454545454553" table:formula="of:=([.AP146]-[.$AG146])/[.$AG146]" table:style-name="ce21">
            <text:p>54.55%</text:p>
          </table:table-cell>
          <table:table-cell office:value-type="percentage" office:value="0.72727272727272729" table:formula="of:=([.AQ146]-[.$AG146])/[.$AG146]" table:style-name="ce21">
            <text:p>72.73%</text:p>
          </table:table-cell>
          <table:table-cell office:value-type="percentage" office:value="0.36363636363636359" table:formula="of:=([.AR146]-[.$AG146])/[.$AG146]" table:style-name="ce21">
            <text:p>36.36%</text:p>
          </table:table-cell>
          <table:table-cell office:value-type="percentage" office:value="0.63636363636363624" table:formula="of:=([.AS146]-[.$AG146])/[.$AG146]" table:style-name="ce21">
            <text:p>63.64%</text:p>
          </table:table-cell>
          <table:table-cell office:value-type="percentage" office:value="0.45454545454545459" table:formula="of:=([.AT146]-[.$AG146])/[.$AG146]" table:style-name="ce21">
            <text:p>45.45%</text:p>
          </table:table-cell>
          <table:table-cell office:value-type="string" table:style-name="ce18">
            <text:p>HRE.V</text:p>
          </table:table-cell>
          <table:table-cell office:value-type="float" office:value="0.05" table:style-name="ce24">
            <text:p>0.05</text:p>
          </table:table-cell>
          <table:table-cell office:value-type="float" office:value="0.05" table:style-name="ce28">
            <text:p>0.05</text:p>
          </table:table-cell>
          <table:table-cell office:value-type="float" office:value="0.05" table:style-name="ce28">
            <text:p>0.05</text:p>
          </table:table-cell>
          <table:table-cell office:value-type="float" office:value="0.05" table:style-name="ce28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5.5E-2" table:style-name="ce20">
            <text:p>0.055</text:p>
          </table:table-cell>
          <table:table-cell office:value-type="float" office:value="5.5E-2" table:style-name="ce20">
            <text:p>0.055</text:p>
          </table:table-cell>
          <table:table-cell office:value-type="float" office:value="0.05" table:style-name="ce20">
            <text:p>0.05</text:p>
          </table:table-cell>
          <table:table-cell office:value-type="float" office:value="0.05" table:style-name="ce20">
            <text:p>0.0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float" office:value="4.4999999999999998E-2" table:style-name="ce20">
            <text:p>0.045</text:p>
          </table:table-cell>
          <table:table-cell office:value-type="percentage" office:value="0" table:formula="of:=([.BJ146]-[.$BI146])/[.$BI146]" table:style-name="ce21">
            <text:p>0.00%</text:p>
          </table:table-cell>
          <table:table-cell office:value-type="percentage" office:value="0" table:formula="of:=([.BK146]-[.$BI146])/[.$BI146]" table:style-name="ce21">
            <text:p>0.00%</text:p>
          </table:table-cell>
          <table:table-cell office:value-type="percentage" office:value="0" table:formula="of:=([.BL146]-[.$BI146])/[.$BI146]" table:style-name="ce21">
            <text:p>0.00%</text:p>
          </table:table-cell>
          <table:table-cell office:value-type="percentage" office:value="9.999999999999995E-2" table:formula="of:=([.BM146]-[.$BI146])/[.$BI146]" table:style-name="ce21">
            <text:p>10.00%</text:p>
          </table:table-cell>
          <table:table-cell office:value-type="percentage" office:value="0" table:formula="of:=([.BN146]-[.$BI146])/[.$BI146]" table:style-name="ce21">
            <text:p>0.00%</text:p>
          </table:table-cell>
          <table:table-cell office:value-type="percentage" office:value="9.999999999999995E-2" table:formula="of:=([.BO146]-[.$BI146])/[.$BI146]" table:style-name="ce21">
            <text:p>10.00%</text:p>
          </table:table-cell>
          <table:table-cell office:value-type="percentage" office:value="9.999999999999995E-2" table:formula="of:=([.BP146]-[.$BI146])/[.$BI146]" table:style-name="ce21">
            <text:p>10.00%</text:p>
          </table:table-cell>
          <table:table-cell office:value-type="percentage" office:value="0" table:formula="of:=([.BQ146]-[.$BI146])/[.$BI146]" table:style-name="ce21">
            <text:p>0.00%</text:p>
          </table:table-cell>
          <table:table-cell office:value-type="percentage" office:value="0" table:formula="of:=([.BR146]-[.$BI146])/[.$BI146]" table:style-name="ce21">
            <text:p>0.00%</text:p>
          </table:table-cell>
          <table:table-cell office:value-type="percentage" office:value="-0.10000000000000009" table:formula="of:=([.BS146]-[.$BI146])/[.$BI146]" table:style-name="ce21">
            <text:p>-10.00%</text:p>
          </table:table-cell>
          <table:table-cell office:value-type="percentage" office:value="-0.10000000000000009" table:formula="of:=([.BT146]-[.$BI146])/[.$BI146]" table:style-name="ce21">
            <text:p>-10.00%</text:p>
          </table:table-cell>
          <table:table-cell office:value-type="percentage" office:value="-0.10000000000000009" table:formula="of:=([.BU146]-[.$BI146])/[.$BI146]" table:style-name="ce21">
            <text:p>-10.00%</text:p>
          </table:table-cell>
          <table:table-cell office:value-type="percentage" office:value="-0.10000000000000009" table:formula="of:=([.BV146]-[.$BI146])/[.$BI146]" table:style-name="ce21">
            <text:p>-10.00%</text:p>
          </table:table-cell>
          <table:table-cell office:value-type="string" table:style-name="ce25">
            <text:p>Goldenboy7123</text:p>
          </table:table-cell>
          <table:table-cell office:value-type="percentage" office:value="0" table:formula="of:=([.S146]+[.AU146]+[.BW146])/3" table:style-name="ce22">
            <text:p>0.00%</text:p>
          </table:table-cell>
          <table:table-cell office:value-type="percentage" office:value="4.7619047619047665E-2" table:formula="of:=([.T146]+[.AV146]+[.BX146])/3" table:style-name="ce22">
            <text:p>4.76%</text:p>
          </table:table-cell>
          <table:table-cell office:value-type="percentage" office:value="0.13605442176870744" table:formula="of:=([.U146]+[.AW146]+[.BY146])/3" table:style-name="ce22">
            <text:p>13.61%</text:p>
          </table:table-cell>
          <table:table-cell office:value-type="percentage" office:value="0.89727891156462591" table:formula="of:=([.V146]+[.AX146]+[.BZ146])/3" table:style-name="ce22">
            <text:p>89.73%</text:p>
          </table:table-cell>
          <table:table-cell office:value-type="percentage" office:value="1.0272108843537415" table:formula="of:=([.W146]+[.AY146]+[.CA146])/3" table:style-name="ce22">
            <text:p>102.72%</text:p>
          </table:table-cell>
          <table:table-cell office:value-type="percentage" office:value="0.54353741496598629" table:formula="of:=([.X146]+[.AZ146]+[.CB146])/3" table:style-name="ce22">
            <text:p>54.35%</text:p>
          </table:table-cell>
          <table:table-cell office:value-type="percentage" office:value="0.59115646258503396" table:formula="of:=([.Y146]+[.BA146]+[.CC146])/3" table:style-name="ce22">
            <text:p>59.12%</text:p>
          </table:table-cell>
          <table:table-cell office:value-type="percentage" office:value="0.80395794681508959" table:formula="of:=([.Z146]+[.BB146]+[.CD146])/3" table:style-name="ce22">
            <text:p>80.40%</text:p>
          </table:table-cell>
          <table:table-cell office:value-type="percentage" office:value="0.85528756957328378" table:formula="of:=([.AA146]+[.BC146]+[.CE146])/3" table:style-name="ce22">
            <text:p>85.53%</text:p>
          </table:table-cell>
          <table:table-cell office:value-type="percentage" office:value="0.88936301793444639" table:formula="of:=([.AB146]+[.BD146]+[.CF146])/3" table:style-name="ce22">
            <text:p>88.94%</text:p>
          </table:table-cell>
          <table:table-cell office:value-type="percentage" office:value="0.77495361781076066" table:formula="of:=([.AC146]+[.BE146]+[.CG146])/3" table:style-name="ce22">
            <text:p>77.50%</text:p>
          </table:table-cell>
          <table:table-cell office:value-type="percentage" office:value="0.80463821892393306" table:formula="of:=([.AD146]+[.BF146]+[.CH146])/3" table:style-name="ce22">
            <text:p>80.46%</text:p>
          </table:table-cell>
          <table:table-cell office:value-type="percentage" office:value="0.72362399505256636" table:formula="of:=([.AE146]+[.BG146]+[.CI146])/3" table:style-name="ce22">
            <text:p>72.36%</text:p>
          </table:table-cell>
          <table:table-cell table:number-columns-repeated="16283" table:style-name="ce27"/>
        </table:table-row>
        <table:table-row table:style-name="ro1">
          <table:table-cell office:value-type="float" office:value="146" table:style-name="ce27">
            <text:p>146</text:p>
          </table:table-cell>
          <table:table-cell office:value-type="float" office:value="88" table:style-name="ce27">
            <text:p>88</text:p>
          </table:table-cell>
          <table:table-cell office:value-type="string" table:style-name="ce25">
            <text:p>PhotoJ*</text:p>
          </table:table-cell>
          <table:table-cell office:value-type="string" table:style-name="ce18">
            <text:p>CXO.AX</text:p>
          </table:table-cell>
          <table:table-cell office:value-type="float" office:value="7.8E-2" table:style-name="ce24">
            <text:p>0.078</text:p>
          </table:table-cell>
          <table:table-cell office:value-type="float" office:value="0.26500000000000001" table:style-name="ce28">
            <text:p>0.265</text:p>
          </table:table-cell>
          <table:table-cell office:value-type="float" office:value="0.27" table:style-name="ce20">
            <text:p>0.27</text:p>
          </table:table-cell>
          <table:table-cell office:value-type="float" office:value="0.25" table:style-name="ce20">
            <text:p>0.25</text:p>
          </table:table-cell>
          <table:table-cell office:value-type="float" office:value="0.28499999999999998" table:style-name="ce20">
            <text:p>0.285</text:p>
          </table:table-cell>
          <table:table-cell office:value-type="float" office:value="9.1999999999999998E-2" table:style-name="ce20">
            <text:p>0.092</text:p>
          </table:table-cell>
          <table:table-cell office:value-type="float" office:value="8.8999999999999996E-2" table:style-name="ce20">
            <text:p>0.089</text:p>
          </table:table-cell>
          <table:table-cell office:value-type="float" office:value="8.7999999999999995E-2" table:style-name="ce20">
            <text:p>0.088</text:p>
          </table:table-cell>
          <table:table-cell office:value-type="float" office:value="0.08" table:style-name="ce20">
            <text:p>0.08</text:p>
          </table:table-cell>
          <table:table-cell office:value-type="float" office:value="7.1999999999999995E-2" table:style-name="ce20">
            <text:p>0.072</text:p>
          </table:table-cell>
          <table:table-cell office:value-type="float" office:value="7.0999999999999994E-2" table:style-name="ce20">
            <text:p>0.071</text:p>
          </table:table-cell>
          <table:table-cell office:value-type="float" office:value="7.5999999999999998E-2" table:style-name="ce20">
            <text:p>0.076</text:p>
          </table:table-cell>
          <table:table-cell office:value-type="float" office:value="8.1000000000000003E-2" table:style-name="ce20">
            <text:p>0.081</text:p>
          </table:table-cell>
          <table:table-cell office:value-type="float" office:value="7.4999999999999997E-2" table:style-name="ce20">
            <text:p>0.075</text:p>
          </table:table-cell>
          <table:table-cell office:value-type="percentage" office:value="2.3974358974358974" table:formula="of:=([.F147]-[.$E147])/[.$E147]" table:style-name="ce21">
            <text:p>239.74%</text:p>
          </table:table-cell>
          <table:table-cell office:value-type="percentage" office:value="2.4615384615384617" table:formula="of:=([.G147]-[.$E147])/[.$E147]" table:style-name="ce21">
            <text:p>246.15%</text:p>
          </table:table-cell>
          <table:table-cell office:value-type="percentage" office:value="2.2051282051282048" table:formula="of:=([.H147]-[.$E147])/[.$E147]" table:style-name="ce21">
            <text:p>220.51%</text:p>
          </table:table-cell>
          <table:table-cell office:value-type="percentage" office:value="2.6538461538461533" table:formula="of:=([.I147]-[.$E147])/[.$E147]" table:style-name="ce21">
            <text:p>265.38%</text:p>
          </table:table-cell>
          <table:table-cell office:value-type="percentage" office:value="0.17948717948717946" table:formula="of:=([.J147]-[.$E147])/[.$E147]" table:style-name="ce21">
            <text:p>17.95%</text:p>
          </table:table-cell>
          <table:table-cell office:value-type="percentage" office:value="0.14102564102564097" table:formula="of:=([.K147]-[.$E147])/[.$E147]" table:style-name="ce21">
            <text:p>14.10%</text:p>
          </table:table-cell>
          <table:table-cell office:value-type="percentage" office:value="0.12820512820512814" table:formula="of:=([.L147]-[.$E147])/[.$E147]" table:style-name="ce21">
            <text:p>12.82%</text:p>
          </table:table-cell>
          <table:table-cell office:value-type="percentage" office:value="2.5641025641025664E-2" table:formula="of:=([.M147]-[.$E147])/[.$E147]" table:style-name="ce21">
            <text:p>2.56%</text:p>
          </table:table-cell>
          <table:table-cell office:value-type="percentage" office:value="-7.6923076923076997E-2" table:formula="of:=([.N147]-[.$E147])/[.$E147]" table:style-name="ce21">
            <text:p>-7.69%</text:p>
          </table:table-cell>
          <table:table-cell office:value-type="percentage" office:value="-8.9743589743589827E-2" table:formula="of:=([.O147]-[.$E147])/[.$E147]" table:style-name="ce21">
            <text:p>-8.97%</text:p>
          </table:table-cell>
          <table:table-cell office:value-type="percentage" office:value="-2.5641025641025664E-2" table:formula="of:=([.P147]-[.$E147])/[.$E147]" table:style-name="ce21">
            <text:p>-2.56%</text:p>
          </table:table-cell>
          <table:table-cell office:value-type="percentage" office:value="3.8461538461538498E-2" table:formula="of:=([.Q147]-[.$E147])/[.$E147]" table:style-name="ce21">
            <text:p>3.85%</text:p>
          </table:table-cell>
          <table:table-cell office:value-type="percentage" office:value="-3.8461538461538498E-2" table:formula="of:=([.R147]-[.$E147])/[.$E147]" table:style-name="ce21">
            <text:p>-3.85%</text:p>
          </table:table-cell>
          <table:table-cell office:value-type="string" table:style-name="ce18">
            <text:p>GQC.V</text:p>
          </table:table-cell>
          <table:table-cell office:value-type="float" office:value="0.27" table:style-name="ce19">
            <text:p>0.27</text:p>
          </table:table-cell>
          <table:table-cell office:value-type="float" office:value="0.38" table:style-name="ce20">
            <text:p>0.38</text:p>
          </table:table-cell>
          <table:table-cell office:value-type="float" office:value="0.38" table:style-name="ce20">
            <text:p>0.38</text:p>
          </table:table-cell>
          <table:table-cell office:value-type="float" office:value="0.38500000000000001" table:style-name="ce20">
            <text:p>0.385</text:p>
          </table:table-cell>
          <table:table-cell office:value-type="float" office:value="0.4" table:style-name="ce20">
            <text:p>0.4</text:p>
          </table:table-cell>
          <table:table-cell office:value-type="float" office:value="0.38" table:style-name="ce20">
            <text:p>0.38</text:p>
          </table:table-cell>
          <table:table-cell office:value-type="float" office:value="0.53" table:style-name="ce20">
            <text:p>0.53</text:p>
          </table:table-cell>
          <table:table-cell office:value-type="float" office:value="0.48499999999999999" table:style-name="ce20">
            <text:p>0.485</text:p>
          </table:table-cell>
          <table:table-cell office:value-type="float" office:value="0.49" table:style-name="ce20">
            <text:p>0.49</text:p>
          </table:table-cell>
          <table:table-cell office:value-type="float" office:value="0.47" table:style-name="ce20">
            <text:p>0.47</text:p>
          </table:table-cell>
          <table:table-cell office:value-type="float" office:value="0.495" table:style-name="ce20">
            <text:p>0.495</text:p>
          </table:table-cell>
          <table:table-cell office:value-type="float" office:value="0.52" table:style-name="ce20">
            <text:p>0.52</text:p>
          </table:table-cell>
          <table:table-cell office:value-type="float" office:value="0.5" table:style-name="ce20">
            <text:p>0.5</text:p>
          </table:table-cell>
          <table:table-cell office:value-type="float" office:value="0.5" table:style-name="ce20">
            <text:p>0.5</text:p>
          </table:table-cell>
          <table:table-cell office:value-type="percentage" office:value="0.40740740740740733" table:formula="of:=([.AH147]-[.$AG147])/[.$AG147]" table:style-name="ce21">
            <text:p>40.74%</text:p>
          </table:table-cell>
          <table:table-cell office:value-type="percentage" office:value="0.40740740740740733" table:formula="of:=([.AI147]-[.$AG147])/[.$AG147]" table:style-name="ce21">
            <text:p>40.74%</text:p>
          </table:table-cell>
          <table:table-cell office:value-type="percentage" office:value="0.42592592592592587" table:formula="of:=([.AJ147]-[.$AG147])/[.$AG147]" table:style-name="ce21">
            <text:p>42.59%</text:p>
          </table:table-cell>
          <table:table-cell office:value-type="percentage" office:value="0.48148148148148145" table:formula="of:=([.AK147]-[.$AG147])/[.$AG147]" table:style-name="ce21">
            <text:p>48.15%</text:p>
          </table:table-cell>
          <table:table-cell office:value-type="percentage" office:value="0.40740740740740733" table:formula="of:=([.AL147]-[.$AG147])/[.$AG147]" table:style-name="ce21">
            <text:p>40.74%</text:p>
          </table:table-cell>
          <table:table-cell office:value-type="percentage" office:value="0.96296296296296291" table:formula="of:=([.AM147]-[.$AG147])/[.$AG147]" table:style-name="ce21">
            <text:p>96.30%</text:p>
          </table:table-cell>
          <table:table-cell office:value-type="percentage" office:value="0.79629629629629617" table:formula="of:=([.AN147]-[.$AG147])/[.$AG147]" table:style-name="ce21">
            <text:p>79.63%</text:p>
          </table:table-cell>
          <table:table-cell office:value-type="percentage" office:value="0.81481481481481466" table:formula="of:=([.AO147]-[.$AG147])/[.$AG147]" table:style-name="ce21">
            <text:p>81.48%</text:p>
          </table:table-cell>
          <table:table-cell office:value-type="percentage" office:value="0.74074074074074048" table:formula="of:=([.AP147]-[.$AG147])/[.$AG147]" table:style-name="ce21">
            <text:p>74.07%</text:p>
          </table:table-cell>
          <table:table-cell office:value-type="percentage" office:value="0.83333333333333315" table:formula="of:=([.AQ147]-[.$AG147])/[.$AG147]" table:style-name="ce21">
            <text:p>83.33%</text:p>
          </table:table-cell>
          <table:table-cell office:value-type="percentage" office:value="0.92592592592592582" table:formula="of:=([.AR147]-[.$AG147])/[.$AG147]" table:style-name="ce21">
            <text:p>92.59%</text:p>
          </table:table-cell>
          <table:table-cell office:value-type="percentage" office:value="0.85185185185185175" table:formula="of:=([.AS147]-[.$AG147])/[.$AG147]" table:style-name="ce21">
            <text:p>85.19%</text:p>
          </table:table-cell>
          <table:table-cell office:value-type="percentage" office:value="0.85185185185185175" table:formula="of:=([.AT147]-[.$AG147])/[.$AG147]" table:style-name="ce21">
            <text:p>85.19%</text:p>
          </table:table-cell>
          <table:table-cell office:value-type="string" table:style-name="ce18">
            <text:p>TK.V</text:p>
          </table:table-cell>
          <table:table-cell office:value-type="float" office:value="0.22500000000000001" table:style-name="ce19">
            <text:p>0.225</text:p>
          </table:table-cell>
          <table:table-cell office:value-type="float" office:value="0.22500000000000001" table:style-name="ce20">
            <text:p>0.225</text:p>
          </table:table-cell>
          <table:table-cell office:value-type="float" office:value="0.23499999999999999" table:style-name="ce20">
            <text:p>0.235</text:p>
          </table:table-cell>
          <table:table-cell office:value-type="float" office:value="0.3" table:style-name="ce20">
            <text:p>0.3</text:p>
          </table:table-cell>
          <table:table-cell office:value-type="float" office:value="0.33" table:style-name="ce20">
            <text:p>0.33</text:p>
          </table:table-cell>
          <table:table-cell office:value-type="float" office:value="0.30499999999999999" table:style-name="ce20">
            <text:p>0.305</text:p>
          </table:table-cell>
          <table:table-cell office:value-type="float" office:value="0.36499999999999999" table:style-name="ce20">
            <text:p>0.365</text:p>
          </table:table-cell>
          <table:table-cell office:value-type="float" office:value="0.36" table:style-name="ce20">
            <text:p>0.36</text:p>
          </table:table-cell>
          <table:table-cell office:value-type="float" office:value="0.34" table:style-name="ce20">
            <text:p>0.34</text:p>
          </table:table-cell>
          <table:table-cell office:value-type="float" office:value="0.33" table:style-name="ce20">
            <text:p>0.33</text:p>
          </table:table-cell>
          <table:table-cell office:value-type="float" office:value="0.52" table:style-name="ce20">
            <text:p>0.52</text:p>
          </table:table-cell>
          <table:table-cell office:value-type="float" office:value="0.62" table:style-name="ce20">
            <text:p>0.62</text:p>
          </table:table-cell>
          <table:table-cell office:value-type="float" office:value="0.53" table:style-name="ce20">
            <text:p>0.53</text:p>
          </table:table-cell>
          <table:table-cell office:value-type="float" office:value="0.56000000000000005" table:style-name="ce20">
            <text:p>0.56</text:p>
          </table:table-cell>
          <table:table-cell office:value-type="percentage" office:value="0" table:formula="of:=([.BJ147]-[.$BI147])/[.$BI147]" table:style-name="ce21">
            <text:p>0.00%</text:p>
          </table:table-cell>
          <table:table-cell office:value-type="percentage" office:value="4.4444444444444363E-2" table:formula="of:=([.BK147]-[.$BI147])/[.$BI147]" table:style-name="ce21">
            <text:p>4.44%</text:p>
          </table:table-cell>
          <table:table-cell office:value-type="percentage" office:value="0.33333333333333326" table:formula="of:=([.BL147]-[.$BI147])/[.$BI147]" table:style-name="ce21">
            <text:p>33.33%</text:p>
          </table:table-cell>
          <table:table-cell office:value-type="percentage" office:value="0.46666666666666667" table:formula="of:=([.BM147]-[.$BI147])/[.$BI147]" table:style-name="ce21">
            <text:p>46.67%</text:p>
          </table:table-cell>
          <table:table-cell office:value-type="percentage" office:value="0.35555555555555551" table:formula="of:=([.BN147]-[.$BI147])/[.$BI147]" table:style-name="ce21">
            <text:p>35.56%</text:p>
          </table:table-cell>
          <table:table-cell office:value-type="percentage" office:value="0.62222222222222212" table:formula="of:=([.BO147]-[.$BI147])/[.$BI147]" table:style-name="ce21">
            <text:p>62.22%</text:p>
          </table:table-cell>
          <table:table-cell office:value-type="percentage" office:value="0.59999999999999987" table:formula="of:=([.BP147]-[.$BI147])/[.$BI147]" table:style-name="ce21">
            <text:p>60.00%</text:p>
          </table:table-cell>
          <table:table-cell office:value-type="percentage" office:value="0.51111111111111118" table:formula="of:=([.BQ147]-[.$BI147])/[.$BI147]" table:style-name="ce21">
            <text:p>51.11%</text:p>
          </table:table-cell>
          <table:table-cell office:value-type="percentage" office:value="0.46666666666666667" table:formula="of:=([.BR147]-[.$BI147])/[.$BI147]" table:style-name="ce21">
            <text:p>46.67%</text:p>
          </table:table-cell>
          <table:table-cell office:value-type="percentage" office:value="1.3111111111111113" table:formula="of:=([.BS147]-[.$BI147])/[.$BI147]" table:style-name="ce21">
            <text:p>131.11%</text:p>
          </table:table-cell>
          <table:table-cell office:value-type="percentage" office:value="1.7555555555555555" table:formula="of:=([.BT147]-[.$BI147])/[.$BI147]" table:style-name="ce21">
            <text:p>175.56%</text:p>
          </table:table-cell>
          <table:table-cell office:value-type="percentage" office:value="1.3555555555555558" table:formula="of:=([.BU147]-[.$BI147])/[.$BI147]" table:style-name="ce21">
            <text:p>135.56%</text:p>
          </table:table-cell>
          <table:table-cell office:value-type="percentage" office:value="1.4888888888888892" table:formula="of:=([.BV147]-[.$BI147])/[.$BI147]" table:style-name="ce21">
            <text:p>148.89%</text:p>
          </table:table-cell>
          <table:table-cell office:value-type="string" table:style-name="ce25">
            <text:p>PhotoJ*</text:p>
          </table:table-cell>
          <table:table-cell office:value-type="percentage" office:value="0.9349477682811016" table:formula="of:=([.S147]+[.AU147]+[.BW147])/3" table:style-name="ce22">
            <text:p>93.49%</text:p>
          </table:table-cell>
          <table:table-cell office:value-type="percentage" office:value="0.97113010446343784" table:formula="of:=([.T147]+[.AV147]+[.BX147])/3" table:style-name="ce22">
            <text:p>97.11%</text:p>
          </table:table-cell>
          <table:table-cell office:value-type="percentage" office:value="0.98812915479582131" table:formula="of:=([.U147]+[.AW147]+[.BY147])/3" table:style-name="ce22">
            <text:p>98.81%</text:p>
          </table:table-cell>
          <table:table-cell office:value-type="percentage" office:value="1.2006647673314339" table:formula="of:=([.V147]+[.AX147]+[.BZ147])/3" table:style-name="ce22">
            <text:p>120.07%</text:p>
          </table:table-cell>
          <table:table-cell office:value-type="percentage" office:value="0.31415004748338077" table:formula="of:=([.W147]+[.AY147]+[.CA147])/3" table:style-name="ce22">
            <text:p>31.42%</text:p>
          </table:table-cell>
          <table:table-cell office:value-type="percentage" office:value="0.57540360873694196" table:formula="of:=([.X147]+[.AZ147]+[.CB147])/3" table:style-name="ce22">
            <text:p>57.54%</text:p>
          </table:table-cell>
          <table:table-cell office:value-type="percentage" office:value="0.50816714150047471" table:formula="of:=([.Y147]+[.BA147]+[.CC147])/3" table:style-name="ce22">
            <text:p>50.82%</text:p>
          </table:table-cell>
          <table:table-cell office:value-type="percentage" office:value="0.45052231718898383" table:formula="of:=([.Z147]+[.BB147]+[.CD147])/3" table:style-name="ce22">
            <text:p>45.05%</text:p>
          </table:table-cell>
          <table:table-cell office:value-type="percentage" office:value="0.37682811016144341" table:formula="of:=([.AA147]+[.BC147]+[.CE147])/3" table:style-name="ce22">
            <text:p>37.68%</text:p>
          </table:table-cell>
          <table:table-cell office:value-type="percentage" office:value="0.68490028490028487" table:formula="of:=([.AB147]+[.BD147]+[.CF147])/3" table:style-name="ce22">
            <text:p>68.49%</text:p>
          </table:table-cell>
          <table:table-cell office:value-type="percentage" office:value="0.88528015194681853" table:formula="of:=([.AC147]+[.BE147]+[.CG147])/3" table:style-name="ce22">
            <text:p>88.53%</text:p>
          </table:table-cell>
          <table:table-cell office:value-type="percentage" office:value="0.74862298195631538" table:formula="of:=([.AD147]+[.BF147]+[.CH147])/3" table:style-name="ce22">
            <text:p>74.86%</text:p>
          </table:table-cell>
          <table:table-cell office:value-type="percentage" office:value="0.76742640075973412" table:formula="of:=([.AE147]+[.BG147]+[.CI147])/3" table:style-name="ce22">
            <text:p>76.74%</text:p>
          </table:table-cell>
          <table:table-cell table:number-columns-repeated="16283" table:style-name="ce27"/>
        </table:table-row>
        <table:table-row table:number-rows-repeated="1048429" table:style-name="ro1">
          <table:table-cell table:number-columns-repeated="16384"/>
        </table:table-row>
      </table:table>
      <table:table table:name="Graph" table:style-name="ta2">
        <table:table-column table:style-name="co10" table:number-columns-repeated="16384" table:default-cell-style-name="ce3"/>
        <table:table-row table:style-name="ro1">
          <table:table-cell office:value-type="string" table:style-name="ce2">
            <text:p>Bins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Frequency</text:p>
          </table:table-cell>
          <table:table-cell table:number-columns-repeated="16370"/>
        </table:table-row>
        <table:table-row table:style-name="ro1">
          <table:table-cell office:value-type="float" office:value="-1" table:style-name="ce4">
            <text:p>-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  <draw:frame draw:z-index="1" draw:id="id0" draw:style-name="a0" draw:name="Chart 1" svg:x="0.3125in" svg:y="0.14583in" svg:width="11.75in" svg:height="5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9" table:style-name="ce4">
            <text:p>-0.9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8" table:style-name="ce4">
            <text:p>-0.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7" table:style-name="ce4">
            <text:p>-0.7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6" table:style-name="ce4">
            <text:p>-0.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5" table:style-name="ce4">
            <text:p>-0.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4" table:style-name="ce4">
            <text:p>-0.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float" office:value="-0.3" table:style-name="ce4">
            <text:p>-0.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1">
          <table:table-cell office:value-type="float" office:value="-0.2" table:style-name="ce4">
            <text:p>-0.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1">
          <table:table-cell office:value-type="float" office:value="-0.1" table:style-name="ce4">
            <text:p>-0.1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table:number-columns-repeated="16370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float" office:value="36" table:style-name="ce3">
            <text:p>36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table:number-columns-repeated="16370"/>
        </table:table-row>
        <table:table-row table:style-name="ro1">
          <table:table-cell office:value-type="float" office:value="0.1" table:style-name="ce4">
            <text:p>0.10</text:p>
          </table:table-cell>
          <table:table-cell office:value-type="float" office:value="65" table:style-name="ce3">
            <text:p>65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float" office:value="40" table:style-name="ce3">
            <text:p>40</text:p>
          </table:table-cell>
          <table:table-cell office:value-type="float" office:value="33" table:style-name="ce3">
            <text:p>33</text:p>
          </table:table-cell>
          <table:table-cell office:value-type="float" office:value="26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25" table:style-name="ce3">
            <text:p>25</text:p>
          </table:table-cell>
          <table:table-cell table:number-columns-repeated="16370"/>
        </table:table-row>
        <table:table-row table:style-name="ro1">
          <table:table-cell office:value-type="float" office:value="0.2" table:style-name="ce4">
            <text:p>0.20</text:p>
          </table:table-cell>
          <table:table-cell office:value-type="float" office:value="28" table:style-name="ce3">
            <text:p>28</text:p>
          </table:table-cell>
          <table:table-cell office:value-type="float" office:value="41" table:style-name="ce3">
            <text:p>41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float" office:value="37" table:style-name="ce3">
            <text:p>37</text:p>
          </table:table-cell>
          <table:table-cell office:value-type="float" office:value="28" table:style-name="ce3">
            <text:p>28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0"/>
        </table:table-row>
        <table:table-row table:style-name="ro1">
          <table:table-cell office:value-type="float" office:value="0.3" table:style-name="ce4">
            <text:p>0.30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20" table:style-name="ce3">
            <text:p>20</text:p>
          </table:table-cell>
          <table:table-cell table:number-columns-repeated="16370"/>
        </table:table-row>
        <table:table-row table:style-name="ro1">
          <table:table-cell office:value-type="float" office:value="0.4" table:style-name="ce4">
            <text:p>0.4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70"/>
        </table:table-row>
        <table:table-row table:style-name="ro1">
          <table:table-cell office:value-type="float" office:value="0.5" table:style-name="ce4">
            <text:p>0.5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table:number-columns-repeated="16370"/>
        </table:table-row>
        <table:table-row table:style-name="ro1">
          <table:table-cell office:value-type="float" office:value="0.6" table:style-name="ce4">
            <text:p>0.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1">
          <table:table-cell office:value-type="float" office:value="0.7" table:style-name="ce4">
            <text:p>0.7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1">
          <table:table-cell office:value-type="float" office:value="0.8" table:style-name="ce4">
            <text:p>0.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1">
          <table:table-cell office:value-type="float" office:value="0.9" table:style-name="ce4">
            <text:p>0.9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float" office:value="1.1000000000000001" table:style-name="ce4">
            <text:p>1.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float" office:value="1.2" table:style-name="ce4">
            <text:p>1.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Mor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date" office:date-value="2017-01-06T00:00:00" table:style-name="ce6">
            <text:p>6-Jan</text:p>
          </table:table-cell>
          <table:table-cell office:value-type="date" office:date-value="2017-01-13T00:00:00" table:style-name="ce6">
            <text:p>13-Jan</text:p>
          </table:table-cell>
          <table:table-cell office:value-type="date" office:date-value="2017-01-20T00:00:00" table:style-name="ce6">
            <text:p>20-Jan</text:p>
          </table:table-cell>
          <table:table-cell office:value-type="date" office:date-value="2017-01-27T00:00:00" table:style-name="ce6">
            <text:p>27-Jan</text:p>
          </table:table-cell>
          <table:table-cell office:value-type="date" office:date-value="2017-02-03T00:00:00" table:style-name="ce6">
            <text:p>3-Feb</text:p>
          </table:table-cell>
          <table:table-cell office:value-type="date" office:date-value="2017-02-10T00:00:00" table:style-name="ce6">
            <text:p>10-Feb</text:p>
          </table:table-cell>
          <table:table-cell office:value-type="date" office:date-value="2017-02-17T00:00:00" table:style-name="ce6">
            <text:p>17-Feb</text:p>
          </table:table-cell>
          <table:table-cell office:value-type="date" office:date-value="2017-02-24T00:00:00" table:style-name="ce6">
            <text:p>24-Feb</text:p>
          </table:table-cell>
          <table:table-cell office:value-type="date" office:date-value="2017-03-03T00:00:00" table:style-name="ce6">
            <text:p>3-Mar</text:p>
          </table:table-cell>
          <table:table-cell office:value-type="date" office:date-value="2017-03-10T00:00:00" table:style-name="ce6">
            <text:p>10-Mar</text:p>
          </table:table-cell>
          <table:table-cell office:value-type="date" office:date-value="2017-03-17T00:00:00" table:style-name="ce6">
            <text:p>17-Mar</text:p>
          </table:table-cell>
          <table:table-cell office:value-type="date" office:date-value="2017-03-24T00:00:00" table:style-name="ce6">
            <text:p>24-Mar</text:p>
          </table:table-cell>
          <table:table-cell office:value-type="date" office:date-value="2017-03-31T00:00:00" table:style-name="ce6">
            <text:p>31-Mar</text:p>
          </table:table-cell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3">
        <table:table-column table:style-name="co2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All_Data.A2:All_Data.BS14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Even Psi</meta:initial-creator>
    <dc:creator>Warlock</dc:creator>
    <meta:creation-date>2016-12-29T17:36:32Z</meta:creation-date>
    <dc:date>2017-04-07T05:09:47Z</dc:date>
    <meta:editing-cycles>67</meta:editing-cycles>
    <meta:editing-duration>PT2700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65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362.25pt" svg:width="846.0pt" chart:style-name="Crt0">
        <chart:title chart:style-name="CT00">
          <text:p text:style-name="a0" text:class-names="" text:cond-style-name="">CEO.CA StockPickingContest March 31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requency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Percentage change in Portfolio</text:p>
            </chart:title>
            <chart:categories table:cell-range-address="local-table.$A$2:.$A$25"/>
          </chart:axis>
          <chart:series chart:label-cell-address="local-table.$B$1" chart:values-cell-range-address="local-table.$B$2:.$B$25" chart:class="chart:bar" chart:attached-axis="primary-y" chart:style-name="G0S0"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Frequency</text:p>
              </table:table-cell>
            </table:table-row>
          </table:table-header-rows>
          <table:table-row>
            <table:table-cell office:value-type="string">
              <text:p>-1</text:p>
            </table:table-cell>
            <table:table-cell office:value-type="float" office:value="0"/>
          </table:table-row>
          <table:table-row>
            <table:table-cell office:value-type="string">
              <text:p>-0.9</text:p>
            </table:table-cell>
            <table:table-cell office:value-type="float" office:value="0"/>
          </table:table-row>
          <table:table-row>
            <table:table-cell office:value-type="string">
              <text:p>-0.8</text:p>
            </table:table-cell>
            <table:table-cell office:value-type="float" office:value="0"/>
          </table:table-row>
          <table:table-row>
            <table:table-cell office:value-type="string">
              <text:p>-0.7</text:p>
            </table:table-cell>
            <table:table-cell office:value-type="float" office:value="0"/>
          </table:table-row>
          <table:table-row>
            <table:table-cell office:value-type="string">
              <text:p>-0.6</text:p>
            </table:table-cell>
            <table:table-cell office:value-type="float" office:value="0"/>
          </table:table-row>
          <table:table-row>
            <table:table-cell office:value-type="string">
              <text:p>-0.5</text:p>
            </table:table-cell>
            <table:table-cell office:value-type="float" office:value="0"/>
          </table:table-row>
          <table:table-row>
            <table:table-cell office:value-type="string">
              <text:p>-0.4</text:p>
            </table:table-cell>
            <table:table-cell office:value-type="float" office:value="0"/>
          </table:table-row>
          <table:table-row>
            <table:table-cell office:value-type="string">
              <text:p>-0.3</text:p>
            </table:table-cell>
            <table:table-cell office:value-type="float" office:value="3"/>
          </table:table-row>
          <table:table-row>
            <table:table-cell office:value-type="string">
              <text:p>-0.2</text:p>
            </table:table-cell>
            <table:table-cell office:value-type="float" office:value="5"/>
          </table:table-row>
          <table:table-row>
            <table:table-cell office:value-type="string">
              <text:p>-0.1</text:p>
            </table:table-cell>
            <table:table-cell office:value-type="float" office:value="11"/>
          </table:table-row>
          <table:table-row>
            <table:table-cell office:value-type="string">
              <text:p>0</text:p>
            </table:table-cell>
            <table:table-cell office:value-type="float" office:value="13"/>
          </table:table-row>
          <table:table-row>
            <table:table-cell office:value-type="string">
              <text:p>0.1</text:p>
            </table:table-cell>
            <table:table-cell office:value-type="float" office:value="25"/>
          </table:table-row>
          <table:table-row>
            <table:table-cell office:value-type="string">
              <text:p>0.2</text:p>
            </table:table-cell>
            <table:table-cell office:value-type="float" office:value="25"/>
          </table:table-row>
          <table:table-row>
            <table:table-cell office:value-type="string">
              <text:p>0.3</text:p>
            </table:table-cell>
            <table:table-cell office:value-type="float" office:value="20"/>
          </table:table-row>
          <table:table-row>
            <table:table-cell office:value-type="string">
              <text:p>0.4</text:p>
            </table:table-cell>
            <table:table-cell office:value-type="float" office:value="11"/>
          </table:table-row>
          <table:table-row>
            <table:table-cell office:value-type="string">
              <text:p>0.5</text:p>
            </table:table-cell>
            <table:table-cell office:value-type="float" office:value="9"/>
          </table:table-row>
          <table:table-row>
            <table:table-cell office:value-type="string">
              <text:p>0.6</text:p>
            </table:table-cell>
            <table:table-cell office:value-type="float" office:value="4"/>
          </table:table-row>
          <table:table-row>
            <table:table-cell office:value-type="string">
              <text:p>0.7</text:p>
            </table:table-cell>
            <table:table-cell office:value-type="float" office:value="5"/>
          </table:table-row>
          <table:table-row>
            <table:table-cell office:value-type="string">
              <text:p>0.8</text:p>
            </table:table-cell>
            <table:table-cell office:value-type="float" office:value="7"/>
          </table:table-row>
          <table:table-row>
            <table:table-cell office:value-type="string">
              <text:p>0.9</text:p>
            </table:table-cell>
            <table:table-cell office:value-type="float" office:value="1"/>
          </table:table-row>
          <table:table-row>
            <table:table-cell office:value-type="string">
              <text:p>1</text:p>
            </table:table-cell>
            <table:table-cell office:value-type="float" office:value="2"/>
          </table:table-row>
          <table:table-row>
            <table:table-cell office:value-type="string">
              <text:p>1.1</text:p>
            </table:table-cell>
            <table:table-cell office:value-type="float" office:value="1"/>
          </table:table-row>
          <table:table-row>
            <table:table-cell office:value-type="string">
              <text:p>1.2</text:p>
            </table:table-cell>
            <table:table-cell office:value-type="float" office:value="2"/>
          </table:table-row>
          <table:table-row>
            <table:table-cell office:value-type="string">
              <text:p>Mor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